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b3b3b3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e6e6e6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ffffcc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style:rotation-angle="90"/>
    </style:style>
    <style:style style:name="ce27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8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300d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5"/>
        <table:table-column table:style-name="co1" table:number-columns-repeated="3" table:default-cell-style-name="ce19"/>
        <table:table-column table:style-name="co1" table:default-cell-style-name="ce24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Draw batch (Input)</text:p>
          </table:table-cell>
          <table:table-cell table:style-name="ce7" table:number-columns-repeated="1023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1">
          <table:table-cell table:style-name="ce1" office:value-type="string" calcext:value-type="string">
            <text:p>Round No:</text:p>
          </table:table-cell>
          <table:table-cell table:style-name="ce1"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1" office:value-type="float" office:value="2" calcext:value-type="float">
            <text:p>2</text:p>
          </table:table-cell>
          <table:table-cell table:style-name="ce2" table:formula="of:=[.B4]+1" office:value-type="float" office:value="3" calcext:value-type="float">
            <text:p>3</text:p>
          </table:table-cell>
          <table:table-cell table:style-name="ce2" table:formula="of:=[.C4]+1" office:value-type="float" office:value="4" calcext:value-type="float">
            <text:p>4</text:p>
          </table:table-cell>
          <table:table-cell table:style-name="ce2" table:formula="of:=[.D4]+1" office:value-type="float" office:value="5" calcext:value-type="float">
            <text:p>5</text:p>
          </table:table-cell>
          <table:table-cell table:style-name="ce2" table:formula="of:=[.E4]+1" office:value-type="float" office:value="6" calcext:value-type="float">
            <text:p>6</text:p>
          </table:table-cell>
          <table:table-cell table:style-name="ce2" table:formula="of:=[.F4]+1" office:value-type="float" office:value="7" calcext:value-type="float">
            <text:p>7</text:p>
          </table:table-cell>
          <table:table-cell table:style-name="ce2" table:formula="of:=[.G4]+1" office:value-type="float" office:value="8" calcext:value-type="float">
            <text:p>8</text:p>
          </table:table-cell>
          <table:table-cell table:style-name="ce2" table:formula="of:=[.H4]+1" office:value-type="float" office:value="9" calcext:value-type="float">
            <text:p>9</text:p>
          </table:table-cell>
          <table:table-cell table:style-name="ce2" table:formula="of:=[.I4]+1" office:value-type="float" office:value="10" calcext:value-type="float">
            <text:p>10</text:p>
          </table:table-cell>
          <table:table-cell table:style-name="ce2" table:formula="of:=[.J4]+1" office:value-type="float" office:value="11" calcext:value-type="float">
            <text:p>11</text:p>
          </table:table-cell>
          <table:table-cell table:style-name="ce2" table:formula="of:=[.K4]+1" office:value-type="float" office:value="12" calcext:value-type="float">
            <text:p>12</text:p>
          </table:table-cell>
          <table:table-cell table:style-name="ce2" table:formula="of:=[.L4]+1" office:value-type="float" office:value="13" calcext:value-type="float">
            <text:p>13</text:p>
          </table:table-cell>
          <table:table-cell table:style-name="ce2" table:formula="of:=[.M4]+1" office:value-type="float" office:value="14" calcext:value-type="float">
            <text:p>14</text:p>
          </table:table-cell>
          <table:table-cell table:style-name="ce2" table:formula="of:=[.N4]+1" office:value-type="float" office:value="15" calcext:value-type="float">
            <text:p>15</text:p>
          </table:table-cell>
          <table:table-cell table:style-name="ce2" table:formula="of:=[.O4]+1" office:value-type="float" office:value="16" calcext:value-type="float">
            <text:p>16</text:p>
          </table:table-cell>
          <table:table-cell table:style-name="ce2" table:formula="of:=[.P4]+1" office:value-type="float" office:value="17" calcext:value-type="float">
            <text:p>17</text:p>
          </table:table-cell>
          <table:table-cell table:style-name="ce2" table:formula="of:=[.Q4]+1" office:value-type="float" office:value="18" calcext:value-type="float">
            <text:p>18</text:p>
          </table:table-cell>
          <table:table-cell table:style-name="ce2" table:formula="of:=[.R4]+1" office:value-type="float" office:value="19" calcext:value-type="float">
            <text:p>19</text:p>
          </table:table-cell>
          <table:table-cell table:style-name="ce2" table:formula="of:=[.S4]+1" office:value-type="float" office:value="20" calcext:value-type="float">
            <text:p>20</text:p>
          </table:table-cell>
          <table:table-cell table:style-name="ce2" table:formula="of:=[.T4]+1" office:value-type="float" office:value="21" calcext:value-type="float">
            <text:p>21</text:p>
          </table:table-cell>
          <table:table-cell table:style-name="ce2" table:formula="of:=[.U4]+1" office:value-type="float" office:value="22" calcext:value-type="float">
            <text:p>22</text:p>
          </table:table-cell>
          <table:table-cell table:style-name="ce2" table:formula="of:=[.V4]+1" office:value-type="float" office:value="23" calcext:value-type="float">
            <text:p>23</text:p>
          </table:table-cell>
          <table:table-cell table:style-name="ce2" table:formula="of:=[.W4]+1" office:value-type="float" office:value="24" calcext:value-type="float">
            <text:p>24</text:p>
          </table:table-cell>
          <table:table-cell table:style-name="ce2" table:formula="of:=[.X4]+1" office:value-type="float" office:value="25" calcext:value-type="float">
            <text:p>25</text:p>
          </table:table-cell>
          <table:table-cell table:style-name="ce2" table:formula="of:=[.Y4]+1" office:value-type="float" office:value="26" calcext:value-type="float">
            <text:p>26</text:p>
          </table:table-cell>
          <table:table-cell table:style-name="ce2" table:formula="of:=[.Z4]+1" office:value-type="float" office:value="27" calcext:value-type="float">
            <text:p>27</text:p>
          </table:table-cell>
          <table:table-cell table:style-name="ce2" table:formula="of:=[.AA4]+1" office:value-type="float" office:value="28" calcext:value-type="float">
            <text:p>28</text:p>
          </table:table-cell>
          <table:table-cell table:style-name="ce2" table:formula="of:=[.AB4]+1" office:value-type="float" office:value="29" calcext:value-type="float">
            <text:p>29</text:p>
          </table:table-cell>
          <table:table-cell table:style-name="ce2" table:formula="of:=[.AC4]+1" office:value-type="float" office:value="30" calcext:value-type="float">
            <text:p>30</text:p>
          </table:table-cell>
          <table:table-cell table:style-name="ce2" table:formula="of:=[.AD4]+1" office:value-type="float" office:value="31" calcext:value-type="float">
            <text:p>31</text:p>
          </table:table-cell>
          <table:table-cell table:style-name="ce2" table:formula="of:=[.AE4]+1" office:value-type="float" office:value="32" calcext:value-type="float">
            <text:p>32</text:p>
          </table:table-cell>
          <table:table-cell table:style-name="ce2" table:formula="of:=[.AF4]+1" office:value-type="float" office:value="33" calcext:value-type="float">
            <text:p>33</text:p>
          </table:table-cell>
          <table:table-cell table:style-name="ce2" table:formula="of:=[.AG4]+1" office:value-type="float" office:value="34" calcext:value-type="float">
            <text:p>34</text:p>
          </table:table-cell>
          <table:table-cell table:style-name="ce2" table:formula="of:=[.AH4]+1" office:value-type="float" office:value="35" calcext:value-type="float">
            <text:p>35</text:p>
          </table:table-cell>
          <table:table-cell table:style-name="ce2" table:formula="of:=[.AI4]+1" office:value-type="float" office:value="36" calcext:value-type="float">
            <text:p>36</text:p>
          </table:table-cell>
          <table:table-cell table:style-name="ce2" table:formula="of:=[.AJ4]+1" office:value-type="float" office:value="37" calcext:value-type="float">
            <text:p>37</text:p>
          </table:table-cell>
          <table:table-cell table:style-name="ce2" table:formula="of:=[.AK4]+1" office:value-type="float" office:value="38" calcext:value-type="float">
            <text:p>38</text:p>
          </table:table-cell>
          <table:table-cell table:style-name="ce2" table:formula="of:=[.AL4]+1" office:value-type="float" office:value="39" calcext:value-type="float">
            <text:p>39</text:p>
          </table:table-cell>
          <table:table-cell table:style-name="ce2" table:formula="of:=[.AM4]+1" office:value-type="float" office:value="40" calcext:value-type="float">
            <text:p>40</text:p>
          </table:table-cell>
          <table:table-cell table:style-name="ce2" table:formula="of:=[.AN4]+1" office:value-type="float" office:value="41" calcext:value-type="float">
            <text:p>41</text:p>
          </table:table-cell>
          <table:table-cell table:style-name="ce2" table:formula="of:=[.AO4]+1" office:value-type="float" office:value="42" calcext:value-type="float">
            <text:p>42</text:p>
          </table:table-cell>
          <table:table-cell table:style-name="ce2" table:formula="of:=[.AP4]+1" office:value-type="float" office:value="43" calcext:value-type="float">
            <text:p>43</text:p>
          </table:table-cell>
          <table:table-cell table:style-name="ce2" table:formula="of:=[.AQ4]+1" office:value-type="float" office:value="44" calcext:value-type="float">
            <text:p>44</text:p>
          </table:table-cell>
          <table:table-cell table:style-name="ce2" table:formula="of:=[.AR4]+1" office:value-type="float" office:value="45" calcext:value-type="float">
            <text:p>45</text:p>
          </table:table-cell>
          <table:table-cell table:style-name="ce2" table:formula="of:=[.AS4]+1" office:value-type="float" office:value="46" calcext:value-type="float">
            <text:p>46</text:p>
          </table:table-cell>
          <table:table-cell table:style-name="ce2" table:formula="of:=[.AT4]+1" office:value-type="float" office:value="47" calcext:value-type="float">
            <text:p>47</text:p>
          </table:table-cell>
          <table:table-cell table:style-name="ce2" table:formula="of:=[.AU4]+1" office:value-type="float" office:value="48" calcext:value-type="float">
            <text:p>48</text:p>
          </table:table-cell>
          <table:table-cell table:style-name="ce2" table:formula="of:=[.AV4]+1" office:value-type="float" office:value="49" calcext:value-type="float">
            <text:p>49</text:p>
          </table:table-cell>
          <table:table-cell table:style-name="ce2" table:formula="of:=[.AW4]+1" office:value-type="float" office:value="50" calcext:value-type="float">
            <text:p>50</text:p>
          </table:table-cell>
          <table:table-cell table:style-name="ce2" table:formula="of:=[.AX4]+1" office:value-type="float" office:value="51" calcext:value-type="float">
            <text:p>51</text:p>
          </table:table-cell>
          <table:table-cell table:style-name="ce2" table:formula="of:=[.AY4]+1" office:value-type="float" office:value="52" calcext:value-type="float">
            <text:p>52</text:p>
          </table:table-cell>
          <table:table-cell table:style-name="ce2" table:formula="of:=[.AZ4]+1" office:value-type="float" office:value="53" calcext:value-type="float">
            <text:p>53</text:p>
          </table:table-cell>
          <table:table-cell table:style-name="ce2" table:formula="of:=[.BA4]+1" office:value-type="float" office:value="54" calcext:value-type="float">
            <text:p>54</text:p>
          </table:table-cell>
          <table:table-cell table:style-name="ce2" table:formula="of:=[.BB4]+1" office:value-type="float" office:value="55" calcext:value-type="float">
            <text:p>55</text:p>
          </table:table-cell>
          <table:table-cell table:style-name="ce2" table:formula="of:=[.BC4]+1" office:value-type="float" office:value="56" calcext:value-type="float">
            <text:p>56</text:p>
          </table:table-cell>
          <table:table-cell table:style-name="ce2" table:formula="of:=[.BD4]+1" office:value-type="float" office:value="57" calcext:value-type="float">
            <text:p>57</text:p>
          </table:table-cell>
          <table:table-cell table:style-name="ce2" table:formula="of:=[.BE4]+1" office:value-type="float" office:value="58" calcext:value-type="float">
            <text:p>58</text:p>
          </table:table-cell>
          <table:table-cell table:style-name="ce2" table:formula="of:=[.BF4]+1" office:value-type="float" office:value="59" calcext:value-type="float">
            <text:p>59</text:p>
          </table:table-cell>
          <table:table-cell table:style-name="ce2" table:formula="of:=[.BG4]+1" office:value-type="float" office:value="60" calcext:value-type="float">
            <text:p>60</text:p>
          </table:table-cell>
          <table:table-cell table:style-name="ce2" table:formula="of:=[.BH4]+1" office:value-type="float" office:value="61" calcext:value-type="float">
            <text:p>61</text:p>
          </table:table-cell>
          <table:table-cell table:style-name="ce2" table:formula="of:=[.BI4]+1" office:value-type="float" office:value="62" calcext:value-type="float">
            <text:p>62</text:p>
          </table:table-cell>
          <table:table-cell table:style-name="ce2" table:formula="of:=[.BJ4]+1" office:value-type="float" office:value="63" calcext:value-type="float">
            <text:p>63</text:p>
          </table:table-cell>
          <table:table-cell table:style-name="ce2" table:formula="of:=[.BK4]+1" office:value-type="float" office:value="64" calcext:value-type="float">
            <text:p>64</text:p>
          </table:table-cell>
          <table:table-cell table:style-name="ce2" table:formula="of:=[.BL4]+1" office:value-type="float" office:value="65" calcext:value-type="float">
            <text:p>65</text:p>
          </table:table-cell>
          <table:table-cell table:style-name="ce2" table:formula="of:=[.BM4]+1" office:value-type="float" office:value="66" calcext:value-type="float">
            <text:p>66</text:p>
          </table:table-cell>
          <table:table-cell table:style-name="ce2" table:formula="of:=[.BN4]+1" office:value-type="float" office:value="67" calcext:value-type="float">
            <text:p>67</text:p>
          </table:table-cell>
          <table:table-cell table:style-name="ce2" table:formula="of:=[.BO4]+1" office:value-type="float" office:value="68" calcext:value-type="float">
            <text:p>68</text:p>
          </table:table-cell>
          <table:table-cell table:style-name="ce2" table:formula="of:=[.BP4]+1" office:value-type="float" office:value="69" calcext:value-type="float">
            <text:p>69</text:p>
          </table:table-cell>
          <table:table-cell table:style-name="ce2" table:formula="of:=[.BQ4]+1" office:value-type="float" office:value="70" calcext:value-type="float">
            <text:p>70</text:p>
          </table:table-cell>
          <table:table-cell table:style-name="ce2" table:formula="of:=[.BR4]+1" office:value-type="float" office:value="71" calcext:value-type="float">
            <text:p>71</text:p>
          </table:table-cell>
          <table:table-cell table:style-name="ce2" table:formula="of:=[.BS4]+1" office:value-type="float" office:value="72" calcext:value-type="float">
            <text:p>72</text:p>
          </table:table-cell>
          <table:table-cell table:style-name="ce2" table:formula="of:=[.BT4]+1" office:value-type="float" office:value="73" calcext:value-type="float">
            <text:p>73</text:p>
          </table:table-cell>
          <table:table-cell table:style-name="ce2" table:formula="of:=[.BU4]+1" office:value-type="float" office:value="74" calcext:value-type="float">
            <text:p>74</text:p>
          </table:table-cell>
          <table:table-cell table:style-name="ce2" table:formula="of:=[.BV4]+1" office:value-type="float" office:value="75" calcext:value-type="float">
            <text:p>75</text:p>
          </table:table-cell>
          <table:table-cell table:style-name="ce2" table:formula="of:=[.BW4]+1" office:value-type="float" office:value="76" calcext:value-type="float">
            <text:p>76</text:p>
          </table:table-cell>
          <table:table-cell table:style-name="ce2" table:formula="of:=[.BX4]+1" office:value-type="float" office:value="77" calcext:value-type="float">
            <text:p>77</text:p>
          </table:table-cell>
          <table:table-cell table:style-name="ce2" table:formula="of:=[.BY4]+1" office:value-type="float" office:value="78" calcext:value-type="float">
            <text:p>78</text:p>
          </table:table-cell>
          <table:table-cell table:style-name="ce2" table:formula="of:=[.BZ4]+1" office:value-type="float" office:value="79" calcext:value-type="float">
            <text:p>79</text:p>
          </table:table-cell>
          <table:table-cell table:style-name="ce2" table:formula="of:=[.CA4]+1" office:value-type="float" office:value="80" calcext:value-type="float">
            <text:p>80</text:p>
          </table:table-cell>
          <table:table-cell table:style-name="ce2" table:formula="of:=[.CB4]+1" office:value-type="float" office:value="81" calcext:value-type="float">
            <text:p>81</text:p>
          </table:table-cell>
          <table:table-cell table:style-name="ce2" table:formula="of:=[.CC4]+1" office:value-type="float" office:value="82" calcext:value-type="float">
            <text:p>82</text:p>
          </table:table-cell>
          <table:table-cell table:style-name="ce2" table:formula="of:=[.CD4]+1" office:value-type="float" office:value="83" calcext:value-type="float">
            <text:p>83</text:p>
          </table:table-cell>
          <table:table-cell table:style-name="ce2" table:formula="of:=[.CE4]+1" office:value-type="float" office:value="84" calcext:value-type="float">
            <text:p>84</text:p>
          </table:table-cell>
          <table:table-cell table:style-name="ce2" table:formula="of:=[.CF4]+1" office:value-type="float" office:value="85" calcext:value-type="float">
            <text:p>85</text:p>
          </table:table-cell>
          <table:table-cell table:style-name="ce2" table:formula="of:=[.CG4]+1" office:value-type="float" office:value="86" calcext:value-type="float">
            <text:p>86</text:p>
          </table:table-cell>
          <table:table-cell table:style-name="ce2" table:formula="of:=[.CH4]+1" office:value-type="float" office:value="87" calcext:value-type="float">
            <text:p>87</text:p>
          </table:table-cell>
          <table:table-cell table:style-name="ce2" table:formula="of:=[.CI4]+1" office:value-type="float" office:value="88" calcext:value-type="float">
            <text:p>88</text:p>
          </table:table-cell>
          <table:table-cell table:style-name="ce2" table:formula="of:=[.CJ4]+1" office:value-type="float" office:value="89" calcext:value-type="float">
            <text:p>89</text:p>
          </table:table-cell>
          <table:table-cell table:style-name="ce2" table:formula="of:=[.CK4]+1" office:value-type="float" office:value="90" calcext:value-type="float">
            <text:p>90</text:p>
          </table:table-cell>
          <table:table-cell table:style-name="ce2" table:formula="of:=[.CL4]+1" office:value-type="float" office:value="91" calcext:value-type="float">
            <text:p>91</text:p>
          </table:table-cell>
          <table:table-cell table:style-name="ce2" table:formula="of:=[.CM4]+1" office:value-type="float" office:value="92" calcext:value-type="float">
            <text:p>92</text:p>
          </table:table-cell>
          <table:table-cell table:style-name="ce2" table:formula="of:=[.CN4]+1" office:value-type="float" office:value="93" calcext:value-type="float">
            <text:p>93</text:p>
          </table:table-cell>
          <table:table-cell table:style-name="ce2" table:formula="of:=[.CO4]+1" office:value-type="float" office:value="94" calcext:value-type="float">
            <text:p>94</text:p>
          </table:table-cell>
          <table:table-cell table:style-name="ce2" table:formula="of:=[.CP4]+1" office:value-type="float" office:value="95" calcext:value-type="float">
            <text:p>95</text:p>
          </table:table-cell>
          <table:table-cell table:style-name="ce2" table:formula="of:=[.CQ4]+1" office:value-type="float" office:value="96" calcext:value-type="float">
            <text:p>96</text:p>
          </table:table-cell>
          <table:table-cell table:style-name="ce2" table:formula="of:=[.CR4]+1" office:value-type="float" office:value="97" calcext:value-type="float">
            <text:p>97</text:p>
          </table:table-cell>
          <table:table-cell table:style-name="ce2" table:formula="of:=[.CS4]+1" office:value-type="float" office:value="98" calcext:value-type="float">
            <text:p>98</text:p>
          </table:table-cell>
          <table:table-cell table:style-name="ce2" table:formula="of:=[.CT4]+1" office:value-type="float" office:value="99" calcext:value-type="float">
            <text:p>99</text:p>
          </table:table-cell>
          <table:table-cell table:style-name="ce2" table:formula="of:=[.CU4]+1" office:value-type="float" office:value="100" calcext:value-type="float">
            <text:p>100</text:p>
          </table:table-cell>
          <table:table-cell table:style-name="ce2" table:number-columns-repeated="924"/>
        </table:table-row>
        <table:table-row table:style-name="ro1">
          <table:table-cell table:style-name="ce1" office:value-type="string" calcext:value-type="string">
            <text:p>Drawn until current round</text:p>
          </table:table-cell>
          <table:table-cell table:style-name="ce1" table:number-columns-repeated="1023"/>
        </table:table-row>
        <table:table-row table:style-name="ro1">
          <table:table-cell table:style-name="ce3" table:formula="of:=IF([.A4]&lt;=[.$M8];[.A2];&quot;&quot;)" office:value-type="float" office:value="42" calcext:value-type="float">
            <text:p>42</text:p>
          </table:table-cell>
          <table:table-cell table:style-name="ce3" table:formula="of:=IF([.B4]&lt;=[.$M8];[.B2];&quot;&quot;)" office:value-type="float" office:value="44" calcext:value-type="float">
            <text:p>44</text:p>
          </table:table-cell>
          <table:table-cell table:style-name="ce3" table:formula="of:=IF([.C4]&lt;=[.$M8];[.C2];&quot;&quot;)" office:value-type="float" office:value="71" calcext:value-type="float">
            <text:p>71</text:p>
          </table:table-cell>
          <table:table-cell table:style-name="ce3" table:formula="of:=IF([.D4]&lt;=[.$M8];[.D2];&quot;&quot;)" office:value-type="float" office:value="26" calcext:value-type="float">
            <text:p>26</text:p>
          </table:table-cell>
          <table:table-cell table:style-name="ce3" table:formula="of:=IF([.E4]&lt;=[.$M8];[.E2];&quot;&quot;)" office:value-type="float" office:value="70" calcext:value-type="float">
            <text:p>70</text:p>
          </table:table-cell>
          <table:table-cell table:style-name="ce3" table:formula="of:=IF([.F4]&lt;=[.$M8];[.F2];&quot;&quot;)" office:value-type="float" office:value="92" calcext:value-type="float">
            <text:p>92</text:p>
          </table:table-cell>
          <table:table-cell table:style-name="ce3" table:formula="of:=IF([.G4]&lt;=[.$M8];[.G2];&quot;&quot;)" office:value-type="float" office:value="77" calcext:value-type="float">
            <text:p>77</text:p>
          </table:table-cell>
          <table:table-cell table:style-name="ce3" table:formula="of:=IF([.H4]&lt;=[.$M8];[.H2];&quot;&quot;)" office:value-type="float" office:value="45" calcext:value-type="float">
            <text:p>45</text:p>
          </table:table-cell>
          <table:table-cell table:style-name="ce3" table:formula="of:=IF([.I4]&lt;=[.$M8];[.I2];&quot;&quot;)" office:value-type="float" office:value="6" calcext:value-type="float">
            <text:p>6</text:p>
          </table:table-cell>
          <table:table-cell table:style-name="ce3" table:formula="of:=IF([.J4]&lt;=[.$M8];[.J2];&quot;&quot;)" office:value-type="float" office:value="18" calcext:value-type="float">
            <text:p>18</text:p>
          </table:table-cell>
          <table:table-cell table:style-name="ce3" table:formula="of:=IF([.K4]&lt;=[.$M8];[.K2];&quot;&quot;)" office:value-type="float" office:value="79" calcext:value-type="float">
            <text:p>79</text:p>
          </table:table-cell>
          <table:table-cell table:style-name="ce3" table:formula="of:=IF([.L4]&lt;=[.$M8];[.L2];&quot;&quot;)" office:value-type="float" office:value="54" calcext:value-type="float">
            <text:p>54</text:p>
          </table:table-cell>
          <table:table-cell table:style-name="ce3" table:formula="of:=IF([.M4]&lt;=[.$M8];[.M2];&quot;&quot;)" office:value-type="float" office:value="31" calcext:value-type="float">
            <text:p>31</text:p>
          </table:table-cell>
          <table:table-cell table:style-name="ce3" table:formula="of:=IF([.N4]&lt;=[.$M8];[.N2];&quot;&quot;)" office:value-type="float" office:value="34" calcext:value-type="float">
            <text:p>34</text:p>
          </table:table-cell>
          <table:table-cell table:style-name="ce3" table:formula="of:=IF([.O4]&lt;=[.$M8];[.O2];&quot;&quot;)" office:value-type="float" office:value="64" calcext:value-type="float">
            <text:p>64</text:p>
          </table:table-cell>
          <table:table-cell table:style-name="ce3" table:formula="of:=IF([.P4]&lt;=[.$M8];[.P2];&quot;&quot;)" office:value-type="float" office:value="32" calcext:value-type="float">
            <text:p>32</text:p>
          </table:table-cell>
          <table:table-cell table:style-name="ce3" table:formula="of:=IF([.Q4]&lt;=[.$M8];[.Q2];&quot;&quot;)" office:value-type="float" office:value="16" calcext:value-type="float">
            <text:p>16</text:p>
          </table:table-cell>
          <table:table-cell table:style-name="ce3" table:formula="of:=IF([.R4]&lt;=[.$M8];[.R2];&quot;&quot;)" office:value-type="float" office:value="55" calcext:value-type="float">
            <text:p>55</text:p>
          </table:table-cell>
          <table:table-cell table:style-name="ce3" table:formula="of:=IF([.S4]&lt;=[.$M8];[.S2];&quot;&quot;)" office:value-type="float" office:value="81" calcext:value-type="float">
            <text:p>81</text:p>
          </table:table-cell>
          <table:table-cell table:style-name="ce3" table:formula="of:=IF([.T4]&lt;=[.$M8];[.T2];&quot;&quot;)" office:value-type="float" office:value="11" calcext:value-type="float">
            <text:p>11</text:p>
          </table:table-cell>
          <table:table-cell table:style-name="ce3" table:formula="of:=IF([.U4]&lt;=[.$M8];[.U2];&quot;&quot;)" office:value-type="float" office:value="90" calcext:value-type="float">
            <text:p>90</text:p>
          </table:table-cell>
          <table:table-cell table:style-name="ce3" table:formula="of:=IF([.V4]&lt;=[.$M8];[.V2];&quot;&quot;)" office:value-type="float" office:value="10" calcext:value-type="float">
            <text:p>10</text:p>
          </table:table-cell>
          <table:table-cell table:style-name="ce3" table:formula="of:=IF([.W4]&lt;=[.$M8];[.W2];&quot;&quot;)" office:value-type="float" office:value="21" calcext:value-type="float">
            <text:p>21</text:p>
          </table:table-cell>
          <table:table-cell table:style-name="ce3" table:formula="of:=IF([.X4]&lt;=[.$M8];[.X2];&quot;&quot;)" office:value-type="float" office:value="87" calcext:value-type="float">
            <text:p>87</text:p>
          </table:table-cell>
          <table:table-cell table:style-name="ce3" table:formula="of:=IF([.Y4]&lt;=[.$M8];[.Y2];&quot;&quot;)" office:value-type="float" office:value="0" calcext:value-type="float">
            <text:p>0</text:p>
          </table:table-cell>
          <table:table-cell table:style-name="ce3" table:formula="of:=IF([.Z4]&lt;=[.$M8];[.Z2];&quot;&quot;)" office:value-type="float" office:value="84" calcext:value-type="float">
            <text:p>84</text:p>
          </table:table-cell>
          <table:table-cell table:style-name="ce3" table:formula="of:=IF([.AA4]&lt;=[.$M8];[.AA2];&quot;&quot;)" office:value-type="float" office:value="8" calcext:value-type="float">
            <text:p>8</text:p>
          </table:table-cell>
          <table:table-cell table:style-name="ce3" table:formula="of:=IF([.AB4]&lt;=[.$M8];[.AB2];&quot;&quot;)" office:value-type="float" office:value="23" calcext:value-type="float">
            <text:p>23</text:p>
          </table:table-cell>
          <table:table-cell table:style-name="ce3" table:formula="of:=IF([.AC4]&lt;=[.$M8];[.AC2];&quot;&quot;)" office:value-type="float" office:value="1" calcext:value-type="float">
            <text:p>1</text:p>
          </table:table-cell>
          <table:table-cell table:style-name="ce3" table:formula="of:=IF([.AD4]&lt;=[.$M8];[.AD2];&quot;&quot;)" office:value-type="float" office:value="12" calcext:value-type="float">
            <text:p>12</text:p>
          </table:table-cell>
          <table:table-cell table:style-name="ce3" table:formula="of:=IF([.AE4]&lt;=[.$M8];[.AE2];&quot;&quot;)" office:value-type="float" office:value="60" calcext:value-type="float">
            <text:p>60</text:p>
          </table:table-cell>
          <table:table-cell table:style-name="ce3" table:formula="of:=IF([.AF4]&lt;=[.$M8];[.AF2];&quot;&quot;)" office:value-type="float" office:value="20" calcext:value-type="float">
            <text:p>20</text:p>
          </table:table-cell>
          <table:table-cell table:style-name="ce3" table:formula="of:=IF([.AG4]&lt;=[.$M8];[.AG2];&quot;&quot;)" office:value-type="float" office:value="57" calcext:value-type="float">
            <text:p>57</text:p>
          </table:table-cell>
          <table:table-cell table:style-name="ce3" table:formula="of:=IF([.AH4]&lt;=[.$M8];[.AH2];&quot;&quot;)" office:value-type="float" office:value="68" calcext:value-type="float">
            <text:p>68</text:p>
          </table:table-cell>
          <table:table-cell table:style-name="ce3" table:formula="of:=IF([.AI4]&lt;=[.$M8];[.AI2];&quot;&quot;)" office:value-type="float" office:value="61" calcext:value-type="float">
            <text:p>61</text:p>
          </table:table-cell>
          <table:table-cell table:style-name="ce3" table:formula="of:=IF([.AJ4]&lt;=[.$M8];[.AJ2];&quot;&quot;)" office:value-type="float" office:value="82" calcext:value-type="float">
            <text:p>82</text:p>
          </table:table-cell>
          <table:table-cell table:style-name="ce3" table:formula="of:=IF([.AK4]&lt;=[.$M8];[.AK2];&quot;&quot;)" office:value-type="float" office:value="49" calcext:value-type="float">
            <text:p>49</text:p>
          </table:table-cell>
          <table:table-cell table:style-name="ce3" table:formula="of:=IF([.AL4]&lt;=[.$M8];[.AL2];&quot;&quot;)" office:value-type="float" office:value="59" calcext:value-type="float">
            <text:p>59</text:p>
          </table:table-cell>
          <table:table-cell table:style-name="ce3" table:formula="of:=IF([.AM4]&lt;=[.$M8];[.AM2];&quot;&quot;)" office:value-type="float" office:value="22" calcext:value-type="float">
            <text:p>22</text:p>
          </table:table-cell>
          <table:table-cell table:style-name="ce3" table:formula="of:=IF([.AN4]&lt;=[.$M8];[.AN2];&quot;&quot;)" office:value-type="float" office:value="2" calcext:value-type="float">
            <text:p>2</text:p>
          </table:table-cell>
          <table:table-cell table:style-name="ce3" table:formula="of:=IF([.AO4]&lt;=[.$M8];[.AO2];&quot;&quot;)" office:value-type="float" office:value="63" calcext:value-type="float">
            <text:p>63</text:p>
          </table:table-cell>
          <table:table-cell table:style-name="ce3" table:formula="of:=IF([.AP4]&lt;=[.$M8];[.AP2];&quot;&quot;)" office:value-type="float" office:value="33" calcext:value-type="float">
            <text:p>33</text:p>
          </table:table-cell>
          <table:table-cell table:style-name="ce3" table:formula="of:=IF([.AQ4]&lt;=[.$M8];[.AQ2];&quot;&quot;)" office:value-type="float" office:value="50" calcext:value-type="float">
            <text:p>50</text:p>
          </table:table-cell>
          <table:table-cell table:style-name="ce3" table:formula="of:=IF([.AR4]&lt;=[.$M8];[.AR2];&quot;&quot;)" office:value-type="float" office:value="39" calcext:value-type="float">
            <text:p>39</text:p>
          </table:table-cell>
          <table:table-cell table:style-name="ce3" table:formula="of:=IF([.AS4]&lt;=[.$M8];[.AS2];&quot;&quot;)" office:value-type="float" office:value="28" calcext:value-type="float">
            <text:p>28</text:p>
          </table:table-cell>
          <table:table-cell table:style-name="ce3" table:formula="of:=IF([.AT4]&lt;=[.$M8];[.AT2];&quot;&quot;)" office:value-type="float" office:value="30" calcext:value-type="float">
            <text:p>30</text:p>
          </table:table-cell>
          <table:table-cell table:style-name="ce3" table:formula="of:=IF([.AU4]&lt;=[.$M8];[.AU2];&quot;&quot;)" office:value-type="float" office:value="88" calcext:value-type="float">
            <text:p>88</text:p>
          </table:table-cell>
          <table:table-cell table:style-name="ce3" table:formula="of:=IF([.AV4]&lt;=[.$M8];[.AV2];&quot;&quot;)" office:value-type="float" office:value="41" calcext:value-type="float">
            <text:p>41</text:p>
          </table:table-cell>
          <table:table-cell table:style-name="ce3" table:formula="of:=IF([.AW4]&lt;=[.$M8];[.AW2];&quot;&quot;)" office:value-type="float" office:value="69" calcext:value-type="float">
            <text:p>69</text:p>
          </table:table-cell>
          <table:table-cell table:style-name="ce3" table:formula="of:=IF([.AX4]&lt;=[.$M8];[.AX2];&quot;&quot;)" office:value-type="float" office:value="72" calcext:value-type="float">
            <text:p>72</text:p>
          </table:table-cell>
          <table:table-cell table:style-name="ce3" table:formula="of:=IF([.AY4]&lt;=[.$M8];[.AY2];&quot;&quot;)" office:value-type="float" office:value="98" calcext:value-type="float">
            <text:p>98</text:p>
          </table:table-cell>
          <table:table-cell table:style-name="ce3" table:formula="of:=IF([.AZ4]&lt;=[.$M8];[.AZ2];&quot;&quot;)" office:value-type="float" office:value="73" calcext:value-type="float">
            <text:p>73</text:p>
          </table:table-cell>
          <table:table-cell table:style-name="ce3" table:formula="of:=IF([.BA4]&lt;=[.$M8];[.BA2];&quot;&quot;)" office:value-type="float" office:value="7" calcext:value-type="float">
            <text:p>7</text:p>
          </table:table-cell>
          <table:table-cell table:style-name="ce3" table:formula="of:=IF([.BB4]&lt;=[.$M8];[.BB2];&quot;&quot;)" office:value-type="float" office:value="65" calcext:value-type="float">
            <text:p>65</text:p>
          </table:table-cell>
          <table:table-cell table:style-name="ce3" table:formula="of:=IF([.BC4]&lt;=[.$M8];[.BC2];&quot;&quot;)" office:value-type="float" office:value="53" calcext:value-type="float">
            <text:p>53</text:p>
          </table:table-cell>
          <table:table-cell table:style-name="ce3" table:formula="of:=IF([.BD4]&lt;=[.$M8];[.BD2];&quot;&quot;)" office:value-type="float" office:value="35" calcext:value-type="float">
            <text:p>35</text:p>
          </table:table-cell>
          <table:table-cell table:style-name="ce3" table:formula="of:=IF([.BE4]&lt;=[.$M8];[.BE2];&quot;&quot;)" office:value-type="float" office:value="96" calcext:value-type="float">
            <text:p>96</text:p>
          </table:table-cell>
          <table:table-cell table:style-name="ce3" table:formula="of:=IF([.BF4]&lt;=[.$M8];[.BF2];&quot;&quot;)" office:value-type="float" office:value="67" calcext:value-type="float">
            <text:p>67</text:p>
          </table:table-cell>
          <table:table-cell table:style-name="ce3" table:formula="of:=IF([.BG4]&lt;=[.$M8];[.BG2];&quot;&quot;)" office:value-type="float" office:value="36" calcext:value-type="float">
            <text:p>36</text:p>
          </table:table-cell>
          <table:table-cell table:style-name="ce3" table:formula="of:=IF([.BH4]&lt;=[.$M8];[.BH2];&quot;&quot;)" office:value-type="float" office:value="4" calcext:value-type="float">
            <text:p>4</text:p>
          </table:table-cell>
          <table:table-cell table:style-name="ce3" table:formula="of:=IF([.BI4]&lt;=[.$M8];[.BI2];&quot;&quot;)" office:value-type="float" office:value="51" calcext:value-type="float">
            <text:p>51</text:p>
          </table:table-cell>
          <table:table-cell table:style-name="ce3" table:formula="of:=IF([.BJ4]&lt;=[.$M8];[.BJ2];&quot;&quot;)" office:value-type="float" office:value="75" calcext:value-type="float">
            <text:p>75</text:p>
          </table:table-cell>
          <table:table-cell table:style-name="ce3" table:formula="of:=IF([.BK4]&lt;=[.$M8];[.BK2];&quot;&quot;)" office:value-type="float" office:value="24" calcext:value-type="float">
            <text:p>24</text:p>
          </table:table-cell>
          <table:table-cell table:style-name="ce3" table:formula="of:=IF([.BL4]&lt;=[.$M8];[.BL2];&quot;&quot;)" office:value-type="float" office:value="86" calcext:value-type="float">
            <text:p>86</text:p>
          </table:table-cell>
          <table:table-cell table:style-name="ce3" table:formula="of:=IF([.BM4]&lt;=[.$M8];[.BM2];&quot;&quot;)" office:value-type="float" office:value="97" calcext:value-type="float">
            <text:p>97</text:p>
          </table:table-cell>
          <table:table-cell table:style-name="ce3" table:formula="of:=IF([.BN4]&lt;=[.$M8];[.BN2];&quot;&quot;)" office:value-type="float" office:value="85" calcext:value-type="float">
            <text:p>85</text:p>
          </table:table-cell>
          <table:table-cell table:style-name="ce3" table:formula="of:=IF([.BO4]&lt;=[.$M8];[.BO2];&quot;&quot;)" office:value-type="float" office:value="66" calcext:value-type="float">
            <text:p>66</text:p>
          </table:table-cell>
          <table:table-cell table:style-name="ce3" table:formula="of:=IF([.BP4]&lt;=[.$M8];[.BP2];&quot;&quot;)" office:value-type="float" office:value="29" calcext:value-type="float">
            <text:p>29</text:p>
          </table:table-cell>
          <table:table-cell table:style-name="ce3" table:formula="of:=IF([.BQ4]&lt;=[.$M8];[.BQ2];&quot;&quot;)" office:value-type="float" office:value="74" calcext:value-type="float">
            <text:p>74</text:p>
          </table:table-cell>
          <table:table-cell table:style-name="ce3" table:formula="of:=IF([.BR4]&lt;=[.$M8];[.BR2];&quot;&quot;)" office:value-type="float" office:value="40" calcext:value-type="float">
            <text:p>40</text:p>
          </table:table-cell>
          <table:table-cell table:style-name="ce3" table:formula="of:=IF([.BS4]&lt;=[.$M8];[.BS2];&quot;&quot;)" office:value-type="float" office:value="93" calcext:value-type="float">
            <text:p>93</text:p>
          </table:table-cell>
          <table:table-cell table:style-name="ce3" table:formula="of:=IF([.BT4]&lt;=[.$M8];[.BT2];&quot;&quot;)" office:value-type="float" office:value="58" calcext:value-type="float">
            <text:p>58</text:p>
          </table:table-cell>
          <table:table-cell table:style-name="ce3" table:formula="of:=IF([.BU4]&lt;=[.$M8];[.BU2];&quot;&quot;)" office:value-type="float" office:value="9" calcext:value-type="float">
            <text:p>9</text:p>
          </table:table-cell>
          <table:table-cell table:style-name="ce3" table:formula="of:=IF([.BV4]&lt;=[.$M8];[.BV2];&quot;&quot;)" office:value-type="float" office:value="62" calcext:value-type="float">
            <text:p>62</text:p>
          </table:table-cell>
          <table:table-cell table:style-name="ce3" table:formula="of:=IF([.BW4]&lt;=[.$M8];[.BW2];&quot;&quot;)" office:value-type="float" office:value="95" calcext:value-type="float">
            <text:p>95</text:p>
          </table:table-cell>
          <table:table-cell table:style-name="ce3" table:formula="of:=IF([.BX4]&lt;=[.$M8];[.BX2];&quot;&quot;)" office:value-type="float" office:value="91" calcext:value-type="float">
            <text:p>91</text:p>
          </table:table-cell>
          <table:table-cell table:style-name="ce3" table:formula="of:=IF([.BY4]&lt;=[.$M8];[.BY2];&quot;&quot;)" office:value-type="float" office:value="80" calcext:value-type="float">
            <text:p>80</text:p>
          </table:table-cell>
          <table:table-cell table:style-name="ce3" table:formula="of:=IF([.BZ4]&lt;=[.$M8];[.BZ2];&quot;&quot;)" office:value-type="float" office:value="99" calcext:value-type="float">
            <text:p>99</text:p>
          </table:table-cell>
          <table:table-cell table:style-name="ce3" table:formula="of:=IF([.CA4]&lt;=[.$M8];[.CA2];&quot;&quot;)" office:value-type="float" office:value="14" calcext:value-type="float">
            <text:p>14</text:p>
          </table:table-cell>
          <table:table-cell table:style-name="ce3" table:formula="of:=IF([.CB4]&lt;=[.$M8];[.CB2];&quot;&quot;)" office:value-type="float" office:value="19" calcext:value-type="float">
            <text:p>19</text:p>
          </table:table-cell>
          <table:table-cell table:style-name="ce3" table:formula="of:=IF([.CC4]&lt;=[.$M8];[.CC2];&quot;&quot;)" office:value-type="float" office:value="43" calcext:value-type="float">
            <text:p>43</text:p>
          </table:table-cell>
          <table:table-cell table:style-name="ce3" table:formula="of:=IF([.CD4]&lt;=[.$M8];[.CD2];&quot;&quot;)" office:value-type="float" office:value="37" calcext:value-type="float">
            <text:p>37</text:p>
          </table:table-cell>
          <table:table-cell table:style-name="ce3" table:formula="of:=IF([.CE4]&lt;=[.$M8];[.CE2];&quot;&quot;)" office:value-type="float" office:value="27" calcext:value-type="float">
            <text:p>27</text:p>
          </table:table-cell>
          <table:table-cell table:style-name="ce3" table:formula="of:=IF([.CF4]&lt;=[.$M8];[.CF2];&quot;&quot;)" office:value-type="float" office:value="56" calcext:value-type="float">
            <text:p>56</text:p>
          </table:table-cell>
          <table:table-cell table:style-name="ce3" table:formula="of:=IF([.CG4]&lt;=[.$M8];[.CG2];&quot;&quot;)" office:value-type="float" office:value="94" calcext:value-type="float">
            <text:p>94</text:p>
          </table:table-cell>
          <table:table-cell table:style-name="ce3" table:formula="of:=IF([.CH4]&lt;=[.$M8];[.CH2];&quot;&quot;)">
            <text:p/>
          </table:table-cell>
          <table:table-cell table:style-name="ce3" table:formula="of:=IF([.CI4]&lt;=[.$M8];[.CI2];&quot;&quot;)">
            <text:p/>
          </table:table-cell>
          <table:table-cell table:style-name="ce3" table:formula="of:=IF([.CJ4]&lt;=[.$M8];[.CJ2];&quot;&quot;)">
            <text:p/>
          </table:table-cell>
          <table:table-cell table:style-name="ce3" table:formula="of:=IF([.CK4]&lt;=[.$M8];[.CK2];&quot;&quot;)">
            <text:p/>
          </table:table-cell>
          <table:table-cell table:style-name="ce3" table:formula="of:=IF([.CL4]&lt;=[.$M8];[.CL2];&quot;&quot;)">
            <text:p/>
          </table:table-cell>
          <table:table-cell table:style-name="ce3" table:formula="of:=IF([.CM4]&lt;=[.$M8];[.CM2];&quot;&quot;)">
            <text:p/>
          </table:table-cell>
          <table:table-cell table:style-name="ce3" table:formula="of:=IF([.CN4]&lt;=[.$M8];[.CN2];&quot;&quot;)">
            <text:p/>
          </table:table-cell>
          <table:table-cell table:style-name="ce3" table:formula="of:=IF([.CO4]&lt;=[.$M8];[.CO2];&quot;&quot;)">
            <text:p/>
          </table:table-cell>
          <table:table-cell table:style-name="ce3" table:formula="of:=IF([.CP4]&lt;=[.$M8];[.CP2];&quot;&quot;)">
            <text:p/>
          </table:table-cell>
          <table:table-cell table:style-name="ce3" table:formula="of:=IF([.CQ4]&lt;=[.$M8];[.CQ2];&quot;&quot;)">
            <text:p/>
          </table:table-cell>
          <table:table-cell table:style-name="ce3" table:formula="of:=IF([.CR4]&lt;=[.$M8];[.CR2];&quot;&quot;)">
            <text:p/>
          </table:table-cell>
          <table:table-cell table:style-name="ce3" table:formula="of:=IF([.CS4]&lt;=[.$M8];[.CS2];&quot;&quot;)">
            <text:p/>
          </table:table-cell>
          <table:table-cell table:style-name="ce3" table:formula="of:=IF([.CT4]&lt;=[.$M8];[.CT2];&quot;&quot;)">
            <text:p/>
          </table:table-cell>
          <table:table-cell table:style-name="ce3" table:formula="of:=IF([.CU4]&lt;=[.$M8];[.CU2];&quot;&quot;)">
            <text:p/>
          </table:table-cell>
          <table:table-cell table:style-name="ce3" table:formula="of:=IF([.CV4]&lt;=[.$M8];[.CV2];&quot;&quot;)">
            <text:p/>
          </table:table-cell>
          <table:table-cell table:style-name="ce3" table:number-columns-repeated="924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5"/>
          <table:table-cell/>
          <table:table-cell table:style-name="ce26" office:value-type="string" calcext:value-type="string">
            <text:p>← Rounds</text:p>
          </table:table-cell>
          <table:table-cell/>
          <table:table-cell table:style-name="ce28" office:value-type="string" calcext:value-type="string">
            <text:p>← Solved?</text:p>
          </table:table-cell>
          <table:table-cell table:style-name="ce28" office:value-type="string" calcext:value-type="string">
            <text:p>← Score</text:p>
          </table:table-cell>
          <table:table-cell table:number-columns-repeated="4"/>
          <table:table-cell table:style-name="ce28" office:value-type="string" calcext:value-type="string">
            <text:p>← Unsolved?</text:p>
          </table:table-cell>
          <table:table-cell table:style-name="ce28" office:value-type="string" calcext:value-type="string">
            <text:p>← Scor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5" table:number-rows-spanned="1">
            <text:p>Original Boards</text:p>
          </table:table-cell>
          <table:covered-table-cell table:number-columns-repeated="3" table:style-name="ce8"/>
          <table:covered-table-cell table:style-name="ce10"/>
          <table:table-cell/>
          <table:table-cell table:style-name="ce13" office:value-type="string" calcext:value-type="string" table:number-columns-spanned="5" table:number-rows-spanned="1">
            <text:p>Board status</text:p>
          </table:table-cell>
          <table:covered-table-cell table:style-name="ce17"/>
          <table:covered-table-cell table:style-name="ce21"/>
          <table:covered-table-cell table:style-name="ce17"/>
          <table:covered-table-cell table:style-name="ce22"/>
          <table:table-cell/>
          <table:table-cell table:style-name="ce27" office:value-type="float" office:value="85" calcext:value-type="float">
            <text:p>85</text:p>
          </table:table-cell>
          <table:table-cell/>
          <table:table-cell table:formula="of:=SUM([.O9:.O603])" office:value-type="float" office:value="99" calcext:value-type="float">
            <text:p>99</text:p>
          </table:table-cell>
          <table:table-cell table:style-name="ce29" table:formula="of:=MAX([.P9:.P603])" office:value-type="float" office:value="37694" calcext:value-type="float" table:number-columns-spanned="5" table:number-rows-spanned="1">
            <text:p>37694</text:p>
          </table:table-cell>
          <table:covered-table-cell table:number-columns-repeated="4"/>
          <table:table-cell table:style-name="ce27" table:formula="of:=SUM([.U9:.U603])" office:value-type="float" office:value="1" calcext:value-type="float">
            <text:p>1</text:p>
          </table:table-cell>
          <table:table-cell table:style-name="ce29" table:formula="of:=MAX([.V9:.V603])" office:value-type="float" office:value="7075" calcext:value-type="float" table:number-columns-spanned="5" table:number-rows-spanned="1">
            <text:p>7075</text:p>
          </table:table-cell>
          <table:covered-table-cell table:number-columns-repeated="4"/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4" table:formula="of:=IF([.A9]&lt;&gt;&quot;&quot;;IF(ISERROR(HLOOKUP([.A9];[.$A$6:.$CV$6];1;0));[.A9];&quot;-&quot;);&quot;&quot;)" office:value-type="float" office:value="48" calcext:value-type="float">
            <text:p>48</text:p>
          </table:table-cell>
          <table:table-cell table:style-name="ce18" table:formula="of:=IF([.B9]&lt;&gt;&quot;&quot;;IF(ISERROR(HLOOKUP([.B9];[.$A$6:.$CV$6];1;0));[.B9];&quot;-&quot;);&quot;&quot;)" office:value-type="string" office:string-value="-" calcext:value-type="string">
            <text:p>-</text:p>
          </table:table-cell>
          <table:table-cell table:style-name="ce18" table:formula="of:=IF([.C9]&lt;&gt;&quot;&quot;;IF(ISERROR(HLOOKUP([.C9];[.$A$6:.$CV$6];1;0));[.C9];&quot;-&quot;);&quot;&quot;)" office:value-type="string" office:string-value="-" calcext:value-type="string">
            <text:p>-</text:p>
          </table:table-cell>
          <table:table-cell table:style-name="ce18" table:formula="of:=IF([.D9]&lt;&gt;&quot;&quot;;IF(ISERROR(HLOOKUP([.D9];[.$A$6:.$CV$6];1;0));[.D9];&quot;-&quot;);&quot;&quot;)" office:value-type="string" office:string-value="-" calcext:value-type="string">
            <text:p>-</text:p>
          </table:table-cell>
          <table:table-cell table:style-name="ce23" table:formula="of:=IF([.E9]&lt;&gt;&quot;&quot;;IF(ISERROR(HLOOKUP([.E9];[.$A$6:.$CV$6];1;0));[.E9];&quot;-&quot;);&quot;&quot;)" office:value-type="float" office:value="13" calcext:value-type="float">
            <text:p>13</text:p>
          </table:table-cell>
          <table:table-cell table:number-columns-repeated="3"/>
          <table:table-cell table:formula="of:=IF([.G14]=&quot;&quot;;IF(ISERROR(FIND(&quot;-----&quot;;COM.MICROSOFT.CONCAT([.G9:.K9];&quot;X&quot;;[.G10:.K10];&quot;X&quot;;[.G11:.K11];&quot;X&quot;;[.G12:.K12];&quot;X&quot;;[.G13:.K13];&quot;X&quot;;[.G9:.G13];&quot;X&quot;;[.H9:.H13];&quot;X&quot;;[.I9:.I13];&quot;X&quot;;[.J9:.J13];&quot;X&quot;;[.K9:.K13];&quot;X&quot;;[.G13];[.H12];[.I11];[.J10];[.K9];&quot;X&quot;;[.G9];[.H10];[.I11];[.J12];[.K13])));0;1);&quot;&quot;)" office:value-type="float" office:value="1" calcext:value-type="float">
            <text:p>1</text:p>
          </table:table-cell>
          <table:table-cell table:formula="of:=IF([.G14]=&quot;&quot;;SUM([.G9:.K13])*INDEX([.A$6:.CV$6];1;[.M$8])*[.O9];&quot;&quot;)" office:value-type="float" office:value="32524" calcext:value-type="float">
            <text:p>32524</text:p>
          </table:table-cell>
          <table:table-cell table:number-columns-repeated="4"/>
          <table:table-cell table:formula="of:=IF([.O9]&lt;&gt;&quot;&quot;;ABS([.O9]-1);[.O9])" office:value-type="float" office:value="0" calcext:value-type="float">
            <text:p>0</text:p>
          </table:table-cell>
          <table:table-cell table:formula="of:=IF([.G14]=&quot;&quot;;(SUM([.G9:.K13])-INDEX([.A$2:.CV$2];1;[.M$8]+1))*INDEX([.A$2:.CV$2];1;[.M$8]+1)*[.U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10]&lt;&gt;&quot;&quot;;IF(ISERROR(HLOOKUP([.A10];[.$A$6:.$CV$6];1;0));[.A10];&quot;-&quot;);&quot;&quot;)" office:value-type="float" office:value="25" calcext:value-type="float">
            <text:p>25</text:p>
          </table:table-cell>
          <table:table-cell table:formula="of:=IF([.B10]&lt;&gt;&quot;&quot;;IF(ISERROR(HLOOKUP([.B10];[.$A$6:.$CV$6];1;0));[.B10];&quot;-&quot;);&quot;&quot;)" office:value-type="string" office:string-value="-" calcext:value-type="string">
            <text:p>-</text:p>
          </table:table-cell>
          <table:table-cell table:formula="of:=IF([.C10]&lt;&gt;&quot;&quot;;IF(ISERROR(HLOOKUP([.C10];[.$A$6:.$CV$6];1;0));[.C10];&quot;-&quot;);&quot;&quot;)" office:value-type="string" office:string-value="-" calcext:value-type="string">
            <text:p>-</text:p>
          </table:table-cell>
          <table:table-cell table:formula="of:=IF([.D10]&lt;&gt;&quot;&quot;;IF(ISERROR(HLOOKUP([.D10];[.$A$6:.$CV$6];1;0));[.D10];&quot;-&quot;);&quot;&quot;)" office:value-type="string" office:string-value="-" calcext:value-type="string">
            <text:p>-</text:p>
          </table:table-cell>
          <table:table-cell table:formula="of:=IF([.E10]&lt;&gt;&quot;&quot;;IF(ISERROR(HLOOKUP([.E10];[.$A$6:.$CV$6];1;0));[.E10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15]=&quot;&quot;;IF(ISERROR(FIND(&quot;-----&quot;;COM.MICROSOFT.CONCAT([.G10:.K10];&quot;X&quot;;[.G11:.K11];&quot;X&quot;;[.G12:.K12];&quot;X&quot;;[.G13:.K13];&quot;X&quot;;[.G14:.K14];&quot;X&quot;;[.G10:.G14];&quot;X&quot;;[.H10:.H14];&quot;X&quot;;[.I10:.I14];&quot;X&quot;;[.J10:.J14];&quot;X&quot;;[.K10:.K14];&quot;X&quot;;[.G14];[.H13];[.I12];[.J11];[.K10];&quot;X&quot;;[.G10];[.H11];[.I12];[.J13];[.K14])));0;1);&quot;&quot;)">
            <text:p/>
          </table:table-cell>
          <table:table-cell table:formula="of:=IF([.G15]=&quot;&quot;;SUM([.G10:.K14])*INDEX([.A$6:.CV$6];1;[.M$8])*[.O10];&quot;&quot;)">
            <text:p/>
          </table:table-cell>
          <table:table-cell table:number-columns-repeated="4"/>
          <table:table-cell table:formula="of:=IF([.O10]&lt;&gt;&quot;&quot;;ABS([.O10]-1);[.O10])">
            <text:p/>
          </table:table-cell>
          <table:table-cell table:formula="of:=IF([.G15]=&quot;&quot;;(SUM([.G10:.K14])-INDEX([.A$2:.CV$2];1;[.M$8]+1))*INDEX([.A$2:.CV$2];1;[.M$8]+1)*[.U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A11]&lt;&gt;&quot;&quot;;IF(ISERROR(HLOOKUP([.A11];[.$A$6:.$CV$6];1;0));[.A11];&quot;-&quot;);&quot;&quot;)" office:value-type="string" office:string-value="-" calcext:value-type="string">
            <text:p>-</text:p>
          </table:table-cell>
          <table:table-cell table:formula="of:=IF([.B11]&lt;&gt;&quot;&quot;;IF(ISERROR(HLOOKUP([.B11];[.$A$6:.$CV$6];1;0));[.B11];&quot;-&quot;);&quot;&quot;)" office:value-type="float" office:value="38" calcext:value-type="float">
            <text:p>38</text:p>
          </table:table-cell>
          <table:table-cell table:formula="of:=IF([.C11]&lt;&gt;&quot;&quot;;IF(ISERROR(HLOOKUP([.C11];[.$A$6:.$CV$6];1;0));[.C11];&quot;-&quot;);&quot;&quot;)" office:value-type="string" office:string-value="-" calcext:value-type="string">
            <text:p>-</text:p>
          </table:table-cell>
          <table:table-cell table:formula="of:=IF([.D11]&lt;&gt;&quot;&quot;;IF(ISERROR(HLOOKUP([.D11];[.$A$6:.$CV$6];1;0));[.D11];&quot;-&quot;);&quot;&quot;)" office:value-type="string" office:string-value="-" calcext:value-type="string">
            <text:p>-</text:p>
          </table:table-cell>
          <table:table-cell table:formula="of:=IF([.E11]&lt;&gt;&quot;&quot;;IF(ISERROR(HLOOKUP([.E11];[.$A$6:.$CV$6];1;0));[.E1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]=&quot;&quot;;IF(ISERROR(FIND(&quot;-----&quot;;COM.MICROSOFT.CONCAT([.G11:.K11];&quot;X&quot;;[.G12:.K12];&quot;X&quot;;[.G13:.K13];&quot;X&quot;;[.G14:.K14];&quot;X&quot;;[.G15:.K15];&quot;X&quot;;[.G11:.G15];&quot;X&quot;;[.H11:.H15];&quot;X&quot;;[.I11:.I15];&quot;X&quot;;[.J11:.J15];&quot;X&quot;;[.K11:.K15];&quot;X&quot;;[.G15];[.H14];[.I13];[.J12];[.K11];&quot;X&quot;;[.G11];[.H12];[.I13];[.J14];[.K15])));0;1);&quot;&quot;)">
            <text:p/>
          </table:table-cell>
          <table:table-cell table:formula="of:=IF([.G16]=&quot;&quot;;SUM([.G11:.K15])*INDEX([.A$6:.CV$6];1;[.M$8])*[.O11];&quot;&quot;)">
            <text:p/>
          </table:table-cell>
          <table:table-cell table:number-columns-repeated="4"/>
          <table:table-cell table:formula="of:=IF([.O11]&lt;&gt;&quot;&quot;;ABS([.O11]-1);[.O11])">
            <text:p/>
          </table:table-cell>
          <table:table-cell table:formula="of:=IF([.G16]=&quot;&quot;;(SUM([.G11:.K15])-INDEX([.A$2:.CV$2];1;[.M$8]+1))*INDEX([.A$2:.CV$2];1;[.M$8]+1)*[.U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12]&lt;&gt;&quot;&quot;;IF(ISERROR(HLOOKUP([.A12];[.$A$6:.$CV$6];1;0));[.A12];&quot;-&quot;);&quot;&quot;)" office:value-type="string" office:string-value="-" calcext:value-type="string">
            <text:p>-</text:p>
          </table:table-cell>
          <table:table-cell table:formula="of:=IF([.B12]&lt;&gt;&quot;&quot;;IF(ISERROR(HLOOKUP([.B12];[.$A$6:.$CV$6];1;0));[.B12];&quot;-&quot;);&quot;&quot;)" office:value-type="string" office:string-value="-" calcext:value-type="string">
            <text:p>-</text:p>
          </table:table-cell>
          <table:table-cell table:formula="of:=IF([.C12]&lt;&gt;&quot;&quot;;IF(ISERROR(HLOOKUP([.C12];[.$A$6:.$CV$6];1;0));[.C12];&quot;-&quot;);&quot;&quot;)" office:value-type="string" office:string-value="-" calcext:value-type="string">
            <text:p>-</text:p>
          </table:table-cell>
          <table:table-cell table:formula="of:=IF([.D12]&lt;&gt;&quot;&quot;;IF(ISERROR(HLOOKUP([.D12];[.$A$6:.$CV$6];1;0));[.D12];&quot;-&quot;);&quot;&quot;)" office:value-type="string" office:string-value="-" calcext:value-type="string">
            <text:p>-</text:p>
          </table:table-cell>
          <table:table-cell table:formula="of:=IF([.E12]&lt;&gt;&quot;&quot;;IF(ISERROR(HLOOKUP([.E12];[.$A$6:.$CV$6];1;0));[.E1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]=&quot;&quot;;IF(ISERROR(FIND(&quot;-----&quot;;COM.MICROSOFT.CONCAT([.G12:.K12];&quot;X&quot;;[.G13:.K13];&quot;X&quot;;[.G14:.K14];&quot;X&quot;;[.G15:.K15];&quot;X&quot;;[.G16:.K16];&quot;X&quot;;[.G12:.G16];&quot;X&quot;;[.H12:.H16];&quot;X&quot;;[.I12:.I16];&quot;X&quot;;[.J12:.J16];&quot;X&quot;;[.K12:.K16];&quot;X&quot;;[.G16];[.H15];[.I14];[.J13];[.K12];&quot;X&quot;;[.G12];[.H13];[.I14];[.J15];[.K16])));0;1);&quot;&quot;)">
            <text:p/>
          </table:table-cell>
          <table:table-cell table:formula="of:=IF([.G17]=&quot;&quot;;SUM([.G12:.K16])*INDEX([.A$6:.CV$6];1;[.M$8])*[.O12];&quot;&quot;)">
            <text:p/>
          </table:table-cell>
          <table:table-cell table:number-columns-repeated="4"/>
          <table:table-cell table:formula="of:=IF([.O12]&lt;&gt;&quot;&quot;;ABS([.O12]-1);[.O12])">
            <text:p/>
          </table:table-cell>
          <table:table-cell table:formula="of:=IF([.G17]=&quot;&quot;;(SUM([.G12:.K16])-INDEX([.A$2:.CV$2];1;[.M$8]+1))*INDEX([.A$2:.CV$2];1;[.M$8]+1)*[.U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A13]&lt;&gt;&quot;&quot;;IF(ISERROR(HLOOKUP([.A13];[.$A$6:.$CV$6];1;0));[.A13];&quot;-&quot;);&quot;&quot;)" office:value-type="string" office:string-value="-" calcext:value-type="string">
            <text:p>-</text:p>
          </table:table-cell>
          <table:table-cell table:formula="of:=IF([.B13]&lt;&gt;&quot;&quot;;IF(ISERROR(HLOOKUP([.B13];[.$A$6:.$CV$6];1;0));[.B13];&quot;-&quot;);&quot;&quot;)" office:value-type="float" office:value="52" calcext:value-type="float">
            <text:p>52</text:p>
          </table:table-cell>
          <table:table-cell table:formula="of:=IF([.C13]&lt;&gt;&quot;&quot;;IF(ISERROR(HLOOKUP([.C13];[.$A$6:.$CV$6];1;0));[.C13];&quot;-&quot;);&quot;&quot;)" office:value-type="float" office:value="5" calcext:value-type="float">
            <text:p>5</text:p>
          </table:table-cell>
          <table:table-cell table:formula="of:=IF([.D13]&lt;&gt;&quot;&quot;;IF(ISERROR(HLOOKUP([.D13];[.$A$6:.$CV$6];1;0));[.D13];&quot;-&quot;);&quot;&quot;)" office:value-type="string" office:string-value="-" calcext:value-type="string">
            <text:p>-</text:p>
          </table:table-cell>
          <table:table-cell table:formula="of:=IF([.E13]&lt;&gt;&quot;&quot;;IF(ISERROR(HLOOKUP([.E13];[.$A$6:.$CV$6];1;0));[.E13];&quot;-&quot;);&quot;&quot;)" office:value-type="float" office:value="76" calcext:value-type="float">
            <text:p>76</text:p>
          </table:table-cell>
          <table:table-cell table:number-columns-repeated="3"/>
          <table:table-cell table:formula="of:=IF([.G18]=&quot;&quot;;IF(ISERROR(FIND(&quot;-----&quot;;COM.MICROSOFT.CONCAT([.G13:.K13];&quot;X&quot;;[.G14:.K14];&quot;X&quot;;[.G15:.K15];&quot;X&quot;;[.G16:.K16];&quot;X&quot;;[.G17:.K17];&quot;X&quot;;[.G13:.G17];&quot;X&quot;;[.H13:.H17];&quot;X&quot;;[.I13:.I17];&quot;X&quot;;[.J13:.J17];&quot;X&quot;;[.K13:.K17];&quot;X&quot;;[.G17];[.H16];[.I15];[.J14];[.K13];&quot;X&quot;;[.G13];[.H14];[.I15];[.J16];[.K17])));0;1);&quot;&quot;)">
            <text:p/>
          </table:table-cell>
          <table:table-cell table:formula="of:=IF([.G18]=&quot;&quot;;SUM([.G13:.K17])*INDEX([.A$6:.CV$6];1;[.M$8])*[.O13];&quot;&quot;)">
            <text:p/>
          </table:table-cell>
          <table:table-cell table:number-columns-repeated="4"/>
          <table:table-cell table:formula="of:=IF([.O13]&lt;&gt;&quot;&quot;;ABS([.O13]-1);[.O13])">
            <text:p/>
          </table:table-cell>
          <table:table-cell table:formula="of:=IF([.G18]=&quot;&quot;;(SUM([.G13:.K17])-INDEX([.A$2:.CV$2];1;[.M$8]+1))*INDEX([.A$2:.CV$2];1;[.M$8]+1)*[.U1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4]&lt;&gt;&quot;&quot;;IF(ISERROR(HLOOKUP([.A14];[.$A$6:.$CV$6];1;0));[.A14];&quot;-&quot;);&quot;&quot;)">
            <text:p/>
          </table:table-cell>
          <table:table-cell table:formula="of:=IF([.B14]&lt;&gt;&quot;&quot;;IF(ISERROR(HLOOKUP([.B14];[.$A$6:.$CV$6];1;0));[.B14];&quot;-&quot;);&quot;&quot;)">
            <text:p/>
          </table:table-cell>
          <table:table-cell table:formula="of:=IF([.C14]&lt;&gt;&quot;&quot;;IF(ISERROR(HLOOKUP([.C14];[.$A$6:.$CV$6];1;0));[.C14];&quot;-&quot;);&quot;&quot;)">
            <text:p/>
          </table:table-cell>
          <table:table-cell table:formula="of:=IF([.D14]&lt;&gt;&quot;&quot;;IF(ISERROR(HLOOKUP([.D14];[.$A$6:.$CV$6];1;0));[.D14];&quot;-&quot;);&quot;&quot;)">
            <text:p/>
          </table:table-cell>
          <table:table-cell table:formula="of:=IF([.E14]&lt;&gt;&quot;&quot;;IF(ISERROR(HLOOKUP([.E14];[.$A$6:.$CV$6];1;0));[.E14];&quot;-&quot;);&quot;&quot;)">
            <text:p/>
          </table:table-cell>
          <table:table-cell table:number-columns-repeated="3"/>
          <table:table-cell table:formula="of:=IF([.G19]=&quot;&quot;;IF(ISERROR(FIND(&quot;-----&quot;;COM.MICROSOFT.CONCAT([.G14:.K14];&quot;X&quot;;[.G15:.K15];&quot;X&quot;;[.G16:.K16];&quot;X&quot;;[.G17:.K17];&quot;X&quot;;[.G18:.K18];&quot;X&quot;;[.G14:.G18];&quot;X&quot;;[.H14:.H18];&quot;X&quot;;[.I14:.I18];&quot;X&quot;;[.J14:.J18];&quot;X&quot;;[.K14:.K18];&quot;X&quot;;[.G18];[.H17];[.I16];[.J15];[.K14];&quot;X&quot;;[.G14];[.H15];[.I16];[.J17];[.K18])));0;1);&quot;&quot;)">
            <text:p/>
          </table:table-cell>
          <table:table-cell table:formula="of:=IF([.G19]=&quot;&quot;;SUM([.G14:.K18])*INDEX([.A$6:.CV$6];1;[.M$8])*[.O14];&quot;&quot;)">
            <text:p/>
          </table:table-cell>
          <table:table-cell table:number-columns-repeated="4"/>
          <table:table-cell table:formula="of:=IF([.O14]&lt;&gt;&quot;&quot;;ABS([.O14]-1);[.O14])">
            <text:p/>
          </table:table-cell>
          <table:table-cell table:formula="of:=IF([.G19]=&quot;&quot;;(SUM([.G14:.K18])-INDEX([.A$2:.CV$2];1;[.M$8]+1))*INDEX([.A$2:.CV$2];1;[.M$8]+1)*[.U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[.A15]&lt;&gt;&quot;&quot;;IF(ISERROR(HLOOKUP([.A15];[.$A$6:.$CV$6];1;0));[.A15];&quot;-&quot;);&quot;&quot;)" office:value-type="string" office:string-value="-" calcext:value-type="string">
            <text:p>-</text:p>
          </table:table-cell>
          <table:table-cell table:formula="of:=IF([.B15]&lt;&gt;&quot;&quot;;IF(ISERROR(HLOOKUP([.B15];[.$A$6:.$CV$6];1;0));[.B15];&quot;-&quot;);&quot;&quot;)" office:value-type="string" office:string-value="-" calcext:value-type="string">
            <text:p>-</text:p>
          </table:table-cell>
          <table:table-cell table:formula="of:=IF([.C15]&lt;&gt;&quot;&quot;;IF(ISERROR(HLOOKUP([.C15];[.$A$6:.$CV$6];1;0));[.C15];&quot;-&quot;);&quot;&quot;)" office:value-type="string" office:string-value="-" calcext:value-type="string">
            <text:p>-</text:p>
          </table:table-cell>
          <table:table-cell table:formula="of:=IF([.D15]&lt;&gt;&quot;&quot;;IF(ISERROR(HLOOKUP([.D15];[.$A$6:.$CV$6];1;0));[.D15];&quot;-&quot;);&quot;&quot;)" office:value-type="string" office:string-value="-" calcext:value-type="string">
            <text:p>-</text:p>
          </table:table-cell>
          <table:table-cell table:formula="of:=IF([.E15]&lt;&gt;&quot;&quot;;IF(ISERROR(HLOOKUP([.E15];[.$A$6:.$CV$6];1;0));[.E1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]=&quot;&quot;;IF(ISERROR(FIND(&quot;-----&quot;;COM.MICROSOFT.CONCAT([.G15:.K15];&quot;X&quot;;[.G16:.K16];&quot;X&quot;;[.G17:.K17];&quot;X&quot;;[.G18:.K18];&quot;X&quot;;[.G19:.K19];&quot;X&quot;;[.G15:.G19];&quot;X&quot;;[.H15:.H19];&quot;X&quot;;[.I15:.I19];&quot;X&quot;;[.J15:.J19];&quot;X&quot;;[.K15:.K19];&quot;X&quot;;[.G19];[.H18];[.I17];[.J16];[.K15];&quot;X&quot;;[.G15];[.H16];[.I17];[.J18];[.K19])));0;1);&quot;&quot;)" office:value-type="float" office:value="1" calcext:value-type="float">
            <text:p>1</text:p>
          </table:table-cell>
          <table:table-cell table:formula="of:=IF([.G20]=&quot;&quot;;SUM([.G15:.K19])*INDEX([.A$6:.CV$6];1;[.M$8])*[.O15];&quot;&quot;)" office:value-type="float" office:value="8836" calcext:value-type="float">
            <text:p>8836</text:p>
          </table:table-cell>
          <table:table-cell table:number-columns-repeated="4"/>
          <table:table-cell table:formula="of:=IF([.O15]&lt;&gt;&quot;&quot;;ABS([.O15]-1);[.O15])" office:value-type="float" office:value="0" calcext:value-type="float">
            <text:p>0</text:p>
          </table:table-cell>
          <table:table-cell table:formula="of:=IF([.G20]=&quot;&quot;;(SUM([.G15:.K19])-INDEX([.A$2:.CV$2];1;[.M$8]+1))*INDEX([.A$2:.CV$2];1;[.M$8]+1)*[.U1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16]&lt;&gt;&quot;&quot;;IF(ISERROR(HLOOKUP([.A16];[.$A$6:.$CV$6];1;0));[.A16];&quot;-&quot;);&quot;&quot;)" office:value-type="string" office:string-value="-" calcext:value-type="string">
            <text:p>-</text:p>
          </table:table-cell>
          <table:table-cell table:formula="of:=IF([.B16]&lt;&gt;&quot;&quot;;IF(ISERROR(HLOOKUP([.B16];[.$A$6:.$CV$6];1;0));[.B16];&quot;-&quot;);&quot;&quot;)" office:value-type="string" office:string-value="-" calcext:value-type="string">
            <text:p>-</text:p>
          </table:table-cell>
          <table:table-cell table:formula="of:=IF([.C16]&lt;&gt;&quot;&quot;;IF(ISERROR(HLOOKUP([.C16];[.$A$6:.$CV$6];1;0));[.C16];&quot;-&quot;);&quot;&quot;)" office:value-type="string" office:string-value="-" calcext:value-type="string">
            <text:p>-</text:p>
          </table:table-cell>
          <table:table-cell table:formula="of:=IF([.D16]&lt;&gt;&quot;&quot;;IF(ISERROR(HLOOKUP([.D16];[.$A$6:.$CV$6];1;0));[.D16];&quot;-&quot;);&quot;&quot;)" office:value-type="string" office:string-value="-" calcext:value-type="string">
            <text:p>-</text:p>
          </table:table-cell>
          <table:table-cell table:formula="of:=IF([.E16]&lt;&gt;&quot;&quot;;IF(ISERROR(HLOOKUP([.E16];[.$A$6:.$CV$6];1;0));[.E1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]=&quot;&quot;;IF(ISERROR(FIND(&quot;-----&quot;;COM.MICROSOFT.CONCAT([.G16:.K16];&quot;X&quot;;[.G17:.K17];&quot;X&quot;;[.G18:.K18];&quot;X&quot;;[.G19:.K19];&quot;X&quot;;[.G20:.K20];&quot;X&quot;;[.G16:.G20];&quot;X&quot;;[.H16:.H20];&quot;X&quot;;[.I16:.I20];&quot;X&quot;;[.J16:.J20];&quot;X&quot;;[.K16:.K20];&quot;X&quot;;[.G20];[.H19];[.I18];[.J17];[.K16];&quot;X&quot;;[.G16];[.H17];[.I18];[.J19];[.K20])));0;1);&quot;&quot;)">
            <text:p/>
          </table:table-cell>
          <table:table-cell table:formula="of:=IF([.G21]=&quot;&quot;;SUM([.G16:.K20])*INDEX([.A$6:.CV$6];1;[.M$8])*[.O16];&quot;&quot;)">
            <text:p/>
          </table:table-cell>
          <table:table-cell table:number-columns-repeated="4"/>
          <table:table-cell table:formula="of:=IF([.O16]&lt;&gt;&quot;&quot;;ABS([.O16]-1);[.O16])">
            <text:p/>
          </table:table-cell>
          <table:table-cell table:formula="of:=IF([.G21]=&quot;&quot;;(SUM([.G16:.K20])-INDEX([.A$2:.CV$2];1;[.M$8]+1))*INDEX([.A$2:.CV$2];1;[.M$8]+1)*[.U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17]&lt;&gt;&quot;&quot;;IF(ISERROR(HLOOKUP([.A17];[.$A$6:.$CV$6];1;0));[.A17];&quot;-&quot;);&quot;&quot;)" office:value-type="string" office:string-value="-" calcext:value-type="string">
            <text:p>-</text:p>
          </table:table-cell>
          <table:table-cell table:formula="of:=IF([.B17]&lt;&gt;&quot;&quot;;IF(ISERROR(HLOOKUP([.B17];[.$A$6:.$CV$6];1;0));[.B17];&quot;-&quot;);&quot;&quot;)" office:value-type="string" office:string-value="-" calcext:value-type="string">
            <text:p>-</text:p>
          </table:table-cell>
          <table:table-cell table:formula="of:=IF([.C17]&lt;&gt;&quot;&quot;;IF(ISERROR(HLOOKUP([.C17];[.$A$6:.$CV$6];1;0));[.C17];&quot;-&quot;);&quot;&quot;)" office:value-type="string" office:string-value="-" calcext:value-type="string">
            <text:p>-</text:p>
          </table:table-cell>
          <table:table-cell table:formula="of:=IF([.D17]&lt;&gt;&quot;&quot;;IF(ISERROR(HLOOKUP([.D17];[.$A$6:.$CV$6];1;0));[.D17];&quot;-&quot;);&quot;&quot;)" office:value-type="string" office:string-value="-" calcext:value-type="string">
            <text:p>-</text:p>
          </table:table-cell>
          <table:table-cell table:formula="of:=IF([.E17]&lt;&gt;&quot;&quot;;IF(ISERROR(HLOOKUP([.E17];[.$A$6:.$CV$6];1;0));[.E1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]=&quot;&quot;;IF(ISERROR(FIND(&quot;-----&quot;;COM.MICROSOFT.CONCAT([.G17:.K17];&quot;X&quot;;[.G18:.K18];&quot;X&quot;;[.G19:.K19];&quot;X&quot;;[.G20:.K20];&quot;X&quot;;[.G21:.K21];&quot;X&quot;;[.G17:.G21];&quot;X&quot;;[.H17:.H21];&quot;X&quot;;[.I17:.I21];&quot;X&quot;;[.J17:.J21];&quot;X&quot;;[.K17:.K21];&quot;X&quot;;[.G21];[.H20];[.I19];[.J18];[.K17];&quot;X&quot;;[.G17];[.H18];[.I19];[.J20];[.K21])));0;1);&quot;&quot;)">
            <text:p/>
          </table:table-cell>
          <table:table-cell table:formula="of:=IF([.G22]=&quot;&quot;;SUM([.G17:.K21])*INDEX([.A$6:.CV$6];1;[.M$8])*[.O17];&quot;&quot;)">
            <text:p/>
          </table:table-cell>
          <table:table-cell table:number-columns-repeated="4"/>
          <table:table-cell table:formula="of:=IF([.O17]&lt;&gt;&quot;&quot;;ABS([.O17]-1);[.O17])">
            <text:p/>
          </table:table-cell>
          <table:table-cell table:formula="of:=IF([.G22]=&quot;&quot;;(SUM([.G17:.K21])-INDEX([.A$2:.CV$2];1;[.M$8]+1))*INDEX([.A$2:.CV$2];1;[.M$8]+1)*[.U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[.A18]&lt;&gt;&quot;&quot;;IF(ISERROR(HLOOKUP([.A18];[.$A$6:.$CV$6];1;0));[.A18];&quot;-&quot;);&quot;&quot;)" office:value-type="float" office:value="76" calcext:value-type="float">
            <text:p>76</text:p>
          </table:table-cell>
          <table:table-cell table:formula="of:=IF([.B18]&lt;&gt;&quot;&quot;;IF(ISERROR(HLOOKUP([.B18];[.$A$6:.$CV$6];1;0));[.B18];&quot;-&quot;);&quot;&quot;)" office:value-type="string" office:string-value="-" calcext:value-type="string">
            <text:p>-</text:p>
          </table:table-cell>
          <table:table-cell table:formula="of:=IF([.C18]&lt;&gt;&quot;&quot;;IF(ISERROR(HLOOKUP([.C18];[.$A$6:.$CV$6];1;0));[.C18];&quot;-&quot;);&quot;&quot;)" office:value-type="float" office:value="3" calcext:value-type="float">
            <text:p>3</text:p>
          </table:table-cell>
          <table:table-cell table:formula="of:=IF([.D18]&lt;&gt;&quot;&quot;;IF(ISERROR(HLOOKUP([.D18];[.$A$6:.$CV$6];1;0));[.D18];&quot;-&quot;);&quot;&quot;)" office:value-type="string" office:string-value="-" calcext:value-type="string">
            <text:p>-</text:p>
          </table:table-cell>
          <table:table-cell table:formula="of:=IF([.E18]&lt;&gt;&quot;&quot;;IF(ISERROR(HLOOKUP([.E18];[.$A$6:.$CV$6];1;0));[.E1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]=&quot;&quot;;IF(ISERROR(FIND(&quot;-----&quot;;COM.MICROSOFT.CONCAT([.G18:.K18];&quot;X&quot;;[.G19:.K19];&quot;X&quot;;[.G20:.K20];&quot;X&quot;;[.G21:.K21];&quot;X&quot;;[.G22:.K22];&quot;X&quot;;[.G18:.G22];&quot;X&quot;;[.H18:.H22];&quot;X&quot;;[.I18:.I22];&quot;X&quot;;[.J18:.J22];&quot;X&quot;;[.K18:.K22];&quot;X&quot;;[.G22];[.H21];[.I20];[.J19];[.K18];&quot;X&quot;;[.G18];[.H19];[.I20];[.J21];[.K22])));0;1);&quot;&quot;)">
            <text:p/>
          </table:table-cell>
          <table:table-cell table:formula="of:=IF([.G23]=&quot;&quot;;SUM([.G18:.K22])*INDEX([.A$6:.CV$6];1;[.M$8])*[.O18];&quot;&quot;)">
            <text:p/>
          </table:table-cell>
          <table:table-cell table:number-columns-repeated="4"/>
          <table:table-cell table:formula="of:=IF([.O18]&lt;&gt;&quot;&quot;;ABS([.O18]-1);[.O18])">
            <text:p/>
          </table:table-cell>
          <table:table-cell table:formula="of:=IF([.G23]=&quot;&quot;;(SUM([.G18:.K22])-INDEX([.A$2:.CV$2];1;[.M$8]+1))*INDEX([.A$2:.CV$2];1;[.M$8]+1)*[.U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19]&lt;&gt;&quot;&quot;;IF(ISERROR(HLOOKUP([.A19];[.$A$6:.$CV$6];1;0));[.A19];&quot;-&quot;);&quot;&quot;)" office:value-type="string" office:string-value="-" calcext:value-type="string">
            <text:p>-</text:p>
          </table:table-cell>
          <table:table-cell table:formula="of:=IF([.B19]&lt;&gt;&quot;&quot;;IF(ISERROR(HLOOKUP([.B19];[.$A$6:.$CV$6];1;0));[.B19];&quot;-&quot;);&quot;&quot;)" office:value-type="float" office:value="15" calcext:value-type="float">
            <text:p>15</text:p>
          </table:table-cell>
          <table:table-cell table:formula="of:=IF([.C19]&lt;&gt;&quot;&quot;;IF(ISERROR(HLOOKUP([.C19];[.$A$6:.$CV$6];1;0));[.C19];&quot;-&quot;);&quot;&quot;)" office:value-type="string" office:string-value="-" calcext:value-type="string">
            <text:p>-</text:p>
          </table:table-cell>
          <table:table-cell table:formula="of:=IF([.D19]&lt;&gt;&quot;&quot;;IF(ISERROR(HLOOKUP([.D19];[.$A$6:.$CV$6];1;0));[.D19];&quot;-&quot;);&quot;&quot;)" office:value-type="string" office:string-value="-" calcext:value-type="string">
            <text:p>-</text:p>
          </table:table-cell>
          <table:table-cell table:formula="of:=IF([.E19]&lt;&gt;&quot;&quot;;IF(ISERROR(HLOOKUP([.E19];[.$A$6:.$CV$6];1;0));[.E1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]=&quot;&quot;;IF(ISERROR(FIND(&quot;-----&quot;;COM.MICROSOFT.CONCAT([.G19:.K19];&quot;X&quot;;[.G20:.K20];&quot;X&quot;;[.G21:.K21];&quot;X&quot;;[.G22:.K22];&quot;X&quot;;[.G23:.K23];&quot;X&quot;;[.G19:.G23];&quot;X&quot;;[.H19:.H23];&quot;X&quot;;[.I19:.I23];&quot;X&quot;;[.J19:.J23];&quot;X&quot;;[.K19:.K23];&quot;X&quot;;[.G23];[.H22];[.I21];[.J20];[.K19];&quot;X&quot;;[.G19];[.H20];[.I21];[.J22];[.K23])));0;1);&quot;&quot;)">
            <text:p/>
          </table:table-cell>
          <table:table-cell table:formula="of:=IF([.G24]=&quot;&quot;;SUM([.G19:.K23])*INDEX([.A$6:.CV$6];1;[.M$8])*[.O19];&quot;&quot;)">
            <text:p/>
          </table:table-cell>
          <table:table-cell table:number-columns-repeated="4"/>
          <table:table-cell table:formula="of:=IF([.O19]&lt;&gt;&quot;&quot;;ABS([.O19]-1);[.O19])">
            <text:p/>
          </table:table-cell>
          <table:table-cell table:formula="of:=IF([.G24]=&quot;&quot;;(SUM([.G19:.K23])-INDEX([.A$2:.CV$2];1;[.M$8]+1))*INDEX([.A$2:.CV$2];1;[.M$8]+1)*[.U1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0]&lt;&gt;&quot;&quot;;IF(ISERROR(HLOOKUP([.A20];[.$A$6:.$CV$6];1;0));[.A20];&quot;-&quot;);&quot;&quot;)">
            <text:p/>
          </table:table-cell>
          <table:table-cell table:formula="of:=IF([.B20]&lt;&gt;&quot;&quot;;IF(ISERROR(HLOOKUP([.B20];[.$A$6:.$CV$6];1;0));[.B20];&quot;-&quot;);&quot;&quot;)">
            <text:p/>
          </table:table-cell>
          <table:table-cell table:formula="of:=IF([.C20]&lt;&gt;&quot;&quot;;IF(ISERROR(HLOOKUP([.C20];[.$A$6:.$CV$6];1;0));[.C20];&quot;-&quot;);&quot;&quot;)">
            <text:p/>
          </table:table-cell>
          <table:table-cell table:formula="of:=IF([.D20]&lt;&gt;&quot;&quot;;IF(ISERROR(HLOOKUP([.D20];[.$A$6:.$CV$6];1;0));[.D20];&quot;-&quot;);&quot;&quot;)">
            <text:p/>
          </table:table-cell>
          <table:table-cell table:formula="of:=IF([.E20]&lt;&gt;&quot;&quot;;IF(ISERROR(HLOOKUP([.E20];[.$A$6:.$CV$6];1;0));[.E20];&quot;-&quot;);&quot;&quot;)">
            <text:p/>
          </table:table-cell>
          <table:table-cell table:number-columns-repeated="3"/>
          <table:table-cell table:formula="of:=IF([.G25]=&quot;&quot;;IF(ISERROR(FIND(&quot;-----&quot;;COM.MICROSOFT.CONCAT([.G20:.K20];&quot;X&quot;;[.G21:.K21];&quot;X&quot;;[.G22:.K22];&quot;X&quot;;[.G23:.K23];&quot;X&quot;;[.G24:.K24];&quot;X&quot;;[.G20:.G24];&quot;X&quot;;[.H20:.H24];&quot;X&quot;;[.I20:.I24];&quot;X&quot;;[.J20:.J24];&quot;X&quot;;[.K20:.K24];&quot;X&quot;;[.G24];[.H23];[.I22];[.J21];[.K20];&quot;X&quot;;[.G20];[.H21];[.I22];[.J23];[.K24])));0;1);&quot;&quot;)">
            <text:p/>
          </table:table-cell>
          <table:table-cell table:formula="of:=IF([.G25]=&quot;&quot;;SUM([.G20:.K24])*INDEX([.A$6:.CV$6];1;[.M$8])*[.O20];&quot;&quot;)">
            <text:p/>
          </table:table-cell>
          <table:table-cell table:number-columns-repeated="4"/>
          <table:table-cell table:formula="of:=IF([.O20]&lt;&gt;&quot;&quot;;ABS([.O20]-1);[.O20])">
            <text:p/>
          </table:table-cell>
          <table:table-cell table:formula="of:=IF([.G25]=&quot;&quot;;(SUM([.G20:.K24])-INDEX([.A$2:.CV$2];1;[.M$8]+1))*INDEX([.A$2:.CV$2];1;[.M$8]+1)*[.U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A21]&lt;&gt;&quot;&quot;;IF(ISERROR(HLOOKUP([.A21];[.$A$6:.$CV$6];1;0));[.A21];&quot;-&quot;);&quot;&quot;)" office:value-type="string" office:string-value="-" calcext:value-type="string">
            <text:p>-</text:p>
          </table:table-cell>
          <table:table-cell table:formula="of:=IF([.B21]&lt;&gt;&quot;&quot;;IF(ISERROR(HLOOKUP([.B21];[.$A$6:.$CV$6];1;0));[.B21];&quot;-&quot;);&quot;&quot;)" office:value-type="string" office:string-value="-" calcext:value-type="string">
            <text:p>-</text:p>
          </table:table-cell>
          <table:table-cell table:formula="of:=IF([.C21]&lt;&gt;&quot;&quot;;IF(ISERROR(HLOOKUP([.C21];[.$A$6:.$CV$6];1;0));[.C21];&quot;-&quot;);&quot;&quot;)" office:value-type="string" office:string-value="-" calcext:value-type="string">
            <text:p>-</text:p>
          </table:table-cell>
          <table:table-cell table:formula="of:=IF([.D21]&lt;&gt;&quot;&quot;;IF(ISERROR(HLOOKUP([.D21];[.$A$6:.$CV$6];1;0));[.D21];&quot;-&quot;);&quot;&quot;)" office:value-type="string" office:string-value="-" calcext:value-type="string">
            <text:p>-</text:p>
          </table:table-cell>
          <table:table-cell table:formula="of:=IF([.E21]&lt;&gt;&quot;&quot;;IF(ISERROR(HLOOKUP([.E21];[.$A$6:.$CV$6];1;0));[.E2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]=&quot;&quot;;IF(ISERROR(FIND(&quot;-----&quot;;COM.MICROSOFT.CONCAT([.G21:.K21];&quot;X&quot;;[.G22:.K22];&quot;X&quot;;[.G23:.K23];&quot;X&quot;;[.G24:.K24];&quot;X&quot;;[.G25:.K25];&quot;X&quot;;[.G21:.G25];&quot;X&quot;;[.H21:.H25];&quot;X&quot;;[.I21:.I25];&quot;X&quot;;[.J21:.J25];&quot;X&quot;;[.K21:.K25];&quot;X&quot;;[.G25];[.H24];[.I23];[.J22];[.K21];&quot;X&quot;;[.G21];[.H22];[.I23];[.J24];[.K25])));0;1);&quot;&quot;)" office:value-type="float" office:value="1" calcext:value-type="float">
            <text:p>1</text:p>
          </table:table-cell>
          <table:table-cell table:formula="of:=IF([.G26]=&quot;&quot;;SUM([.G21:.K25])*INDEX([.A$6:.CV$6];1;[.M$8])*[.O21];&quot;&quot;)" office:value-type="float" office:value="16826" calcext:value-type="float">
            <text:p>16826</text:p>
          </table:table-cell>
          <table:table-cell table:number-columns-repeated="4"/>
          <table:table-cell table:formula="of:=IF([.O21]&lt;&gt;&quot;&quot;;ABS([.O21]-1);[.O21])" office:value-type="float" office:value="0" calcext:value-type="float">
            <text:p>0</text:p>
          </table:table-cell>
          <table:table-cell table:formula="of:=IF([.G26]=&quot;&quot;;(SUM([.G21:.K25])-INDEX([.A$2:.CV$2];1;[.M$8]+1))*INDEX([.A$2:.CV$2];1;[.M$8]+1)*[.U2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2]&lt;&gt;&quot;&quot;;IF(ISERROR(HLOOKUP([.A22];[.$A$6:.$CV$6];1;0));[.A22];&quot;-&quot;);&quot;&quot;)" office:value-type="string" office:string-value="-" calcext:value-type="string">
            <text:p>-</text:p>
          </table:table-cell>
          <table:table-cell table:formula="of:=IF([.B22]&lt;&gt;&quot;&quot;;IF(ISERROR(HLOOKUP([.B22];[.$A$6:.$CV$6];1;0));[.B22];&quot;-&quot;);&quot;&quot;)" office:value-type="string" office:string-value="-" calcext:value-type="string">
            <text:p>-</text:p>
          </table:table-cell>
          <table:table-cell table:formula="of:=IF([.C22]&lt;&gt;&quot;&quot;;IF(ISERROR(HLOOKUP([.C22];[.$A$6:.$CV$6];1;0));[.C22];&quot;-&quot;);&quot;&quot;)" office:value-type="float" office:value="76" calcext:value-type="float">
            <text:p>76</text:p>
          </table:table-cell>
          <table:table-cell table:formula="of:=IF([.D22]&lt;&gt;&quot;&quot;;IF(ISERROR(HLOOKUP([.D22];[.$A$6:.$CV$6];1;0));[.D22];&quot;-&quot;);&quot;&quot;)" office:value-type="string" office:string-value="-" calcext:value-type="string">
            <text:p>-</text:p>
          </table:table-cell>
          <table:table-cell table:formula="of:=IF([.E22]&lt;&gt;&quot;&quot;;IF(ISERROR(HLOOKUP([.E22];[.$A$6:.$CV$6];1;0));[.E22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27]=&quot;&quot;;IF(ISERROR(FIND(&quot;-----&quot;;COM.MICROSOFT.CONCAT([.G22:.K22];&quot;X&quot;;[.G23:.K23];&quot;X&quot;;[.G24:.K24];&quot;X&quot;;[.G25:.K25];&quot;X&quot;;[.G26:.K26];&quot;X&quot;;[.G22:.G26];&quot;X&quot;;[.H22:.H26];&quot;X&quot;;[.I22:.I26];&quot;X&quot;;[.J22:.J26];&quot;X&quot;;[.K22:.K26];&quot;X&quot;;[.G26];[.H25];[.I24];[.J23];[.K22];&quot;X&quot;;[.G22];[.H23];[.I24];[.J25];[.K26])));0;1);&quot;&quot;)">
            <text:p/>
          </table:table-cell>
          <table:table-cell table:formula="of:=IF([.G27]=&quot;&quot;;SUM([.G22:.K26])*INDEX([.A$6:.CV$6];1;[.M$8])*[.O22];&quot;&quot;)">
            <text:p/>
          </table:table-cell>
          <table:table-cell table:number-columns-repeated="4"/>
          <table:table-cell table:formula="of:=IF([.O22]&lt;&gt;&quot;&quot;;ABS([.O22]-1);[.O22])">
            <text:p/>
          </table:table-cell>
          <table:table-cell table:formula="of:=IF([.G27]=&quot;&quot;;(SUM([.G22:.K26])-INDEX([.A$2:.CV$2];1;[.M$8]+1))*INDEX([.A$2:.CV$2];1;[.M$8]+1)*[.U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[.A23]&lt;&gt;&quot;&quot;;IF(ISERROR(HLOOKUP([.A23];[.$A$6:.$CV$6];1;0));[.A23];&quot;-&quot;);&quot;&quot;)" office:value-type="string" office:string-value="-" calcext:value-type="string">
            <text:p>-</text:p>
          </table:table-cell>
          <table:table-cell table:formula="of:=IF([.B23]&lt;&gt;&quot;&quot;;IF(ISERROR(HLOOKUP([.B23];[.$A$6:.$CV$6];1;0));[.B23];&quot;-&quot;);&quot;&quot;)" office:value-type="string" office:string-value="-" calcext:value-type="string">
            <text:p>-</text:p>
          </table:table-cell>
          <table:table-cell table:formula="of:=IF([.C23]&lt;&gt;&quot;&quot;;IF(ISERROR(HLOOKUP([.C23];[.$A$6:.$CV$6];1;0));[.C23];&quot;-&quot;);&quot;&quot;)" office:value-type="string" office:string-value="-" calcext:value-type="string">
            <text:p>-</text:p>
          </table:table-cell>
          <table:table-cell table:formula="of:=IF([.D23]&lt;&gt;&quot;&quot;;IF(ISERROR(HLOOKUP([.D23];[.$A$6:.$CV$6];1;0));[.D23];&quot;-&quot;);&quot;&quot;)" office:value-type="string" office:string-value="-" calcext:value-type="string">
            <text:p>-</text:p>
          </table:table-cell>
          <table:table-cell table:formula="of:=IF([.E23]&lt;&gt;&quot;&quot;;IF(ISERROR(HLOOKUP([.E23];[.$A$6:.$CV$6];1;0));[.E2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]=&quot;&quot;;IF(ISERROR(FIND(&quot;-----&quot;;COM.MICROSOFT.CONCAT([.G23:.K23];&quot;X&quot;;[.G24:.K24];&quot;X&quot;;[.G25:.K25];&quot;X&quot;;[.G26:.K26];&quot;X&quot;;[.G27:.K27];&quot;X&quot;;[.G23:.G27];&quot;X&quot;;[.H23:.H27];&quot;X&quot;;[.I23:.I27];&quot;X&quot;;[.J23:.J27];&quot;X&quot;;[.K23:.K27];&quot;X&quot;;[.G27];[.H26];[.I25];[.J24];[.K23];&quot;X&quot;;[.G23];[.H24];[.I25];[.J26];[.K27])));0;1);&quot;&quot;)">
            <text:p/>
          </table:table-cell>
          <table:table-cell table:formula="of:=IF([.G28]=&quot;&quot;;SUM([.G23:.K27])*INDEX([.A$6:.CV$6];1;[.M$8])*[.O23];&quot;&quot;)">
            <text:p/>
          </table:table-cell>
          <table:table-cell table:number-columns-repeated="4"/>
          <table:table-cell table:formula="of:=IF([.O23]&lt;&gt;&quot;&quot;;ABS([.O23]-1);[.O23])">
            <text:p/>
          </table:table-cell>
          <table:table-cell table:formula="of:=IF([.G28]=&quot;&quot;;(SUM([.G23:.K27])-INDEX([.A$2:.CV$2];1;[.M$8]+1))*INDEX([.A$2:.CV$2];1;[.M$8]+1)*[.U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24]&lt;&gt;&quot;&quot;;IF(ISERROR(HLOOKUP([.A24];[.$A$6:.$CV$6];1;0));[.A24];&quot;-&quot;);&quot;&quot;)" office:value-type="float" office:value="83" calcext:value-type="float">
            <text:p>83</text:p>
          </table:table-cell>
          <table:table-cell table:formula="of:=IF([.B24]&lt;&gt;&quot;&quot;;IF(ISERROR(HLOOKUP([.B24];[.$A$6:.$CV$6];1;0));[.B24];&quot;-&quot;);&quot;&quot;)" office:value-type="string" office:string-value="-" calcext:value-type="string">
            <text:p>-</text:p>
          </table:table-cell>
          <table:table-cell table:formula="of:=IF([.C24]&lt;&gt;&quot;&quot;;IF(ISERROR(HLOOKUP([.C24];[.$A$6:.$CV$6];1;0));[.C24];&quot;-&quot;);&quot;&quot;)" office:value-type="string" office:string-value="-" calcext:value-type="string">
            <text:p>-</text:p>
          </table:table-cell>
          <table:table-cell table:formula="of:=IF([.D24]&lt;&gt;&quot;&quot;;IF(ISERROR(HLOOKUP([.D24];[.$A$6:.$CV$6];1;0));[.D24];&quot;-&quot;);&quot;&quot;)" office:value-type="string" office:string-value="-" calcext:value-type="string">
            <text:p>-</text:p>
          </table:table-cell>
          <table:table-cell table:formula="of:=IF([.E24]&lt;&gt;&quot;&quot;;IF(ISERROR(HLOOKUP([.E24];[.$A$6:.$CV$6];1;0));[.E2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]=&quot;&quot;;IF(ISERROR(FIND(&quot;-----&quot;;COM.MICROSOFT.CONCAT([.G24:.K24];&quot;X&quot;;[.G25:.K25];&quot;X&quot;;[.G26:.K26];&quot;X&quot;;[.G27:.K27];&quot;X&quot;;[.G28:.K28];&quot;X&quot;;[.G24:.G28];&quot;X&quot;;[.H24:.H28];&quot;X&quot;;[.I24:.I28];&quot;X&quot;;[.J24:.J28];&quot;X&quot;;[.K24:.K28];&quot;X&quot;;[.G28];[.H27];[.I26];[.J25];[.K24];&quot;X&quot;;[.G24];[.H25];[.I26];[.J27];[.K28])));0;1);&quot;&quot;)">
            <text:p/>
          </table:table-cell>
          <table:table-cell table:formula="of:=IF([.G29]=&quot;&quot;;SUM([.G24:.K28])*INDEX([.A$6:.CV$6];1;[.M$8])*[.O24];&quot;&quot;)">
            <text:p/>
          </table:table-cell>
          <table:table-cell table:number-columns-repeated="4"/>
          <table:table-cell table:formula="of:=IF([.O24]&lt;&gt;&quot;&quot;;ABS([.O24]-1);[.O24])">
            <text:p/>
          </table:table-cell>
          <table:table-cell table:formula="of:=IF([.G29]=&quot;&quot;;(SUM([.G24:.K28])-INDEX([.A$2:.CV$2];1;[.M$8]+1))*INDEX([.A$2:.CV$2];1;[.M$8]+1)*[.U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25]&lt;&gt;&quot;&quot;;IF(ISERROR(HLOOKUP([.A25];[.$A$6:.$CV$6];1;0));[.A25];&quot;-&quot;);&quot;&quot;)" office:value-type="float" office:value="15" calcext:value-type="float">
            <text:p>15</text:p>
          </table:table-cell>
          <table:table-cell table:formula="of:=IF([.B25]&lt;&gt;&quot;&quot;;IF(ISERROR(HLOOKUP([.B25];[.$A$6:.$CV$6];1;0));[.B25];&quot;-&quot;);&quot;&quot;)" office:value-type="string" office:string-value="-" calcext:value-type="string">
            <text:p>-</text:p>
          </table:table-cell>
          <table:table-cell table:formula="of:=IF([.C25]&lt;&gt;&quot;&quot;;IF(ISERROR(HLOOKUP([.C25];[.$A$6:.$CV$6];1;0));[.C25];&quot;-&quot;);&quot;&quot;)" office:value-type="string" office:string-value="-" calcext:value-type="string">
            <text:p>-</text:p>
          </table:table-cell>
          <table:table-cell table:formula="of:=IF([.D25]&lt;&gt;&quot;&quot;;IF(ISERROR(HLOOKUP([.D25];[.$A$6:.$CV$6];1;0));[.D25];&quot;-&quot;);&quot;&quot;)" office:value-type="string" office:string-value="-" calcext:value-type="string">
            <text:p>-</text:p>
          </table:table-cell>
          <table:table-cell table:formula="of:=IF([.E25]&lt;&gt;&quot;&quot;;IF(ISERROR(HLOOKUP([.E25];[.$A$6:.$CV$6];1;0));[.E2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]=&quot;&quot;;IF(ISERROR(FIND(&quot;-----&quot;;COM.MICROSOFT.CONCAT([.G25:.K25];&quot;X&quot;;[.G26:.K26];&quot;X&quot;;[.G27:.K27];&quot;X&quot;;[.G28:.K28];&quot;X&quot;;[.G29:.K29];&quot;X&quot;;[.G25:.G29];&quot;X&quot;;[.H25:.H29];&quot;X&quot;;[.I25:.I29];&quot;X&quot;;[.J25:.J29];&quot;X&quot;;[.K25:.K29];&quot;X&quot;;[.G29];[.H28];[.I27];[.J26];[.K25];&quot;X&quot;;[.G25];[.H26];[.I27];[.J28];[.K29])));0;1);&quot;&quot;)">
            <text:p/>
          </table:table-cell>
          <table:table-cell table:formula="of:=IF([.G30]=&quot;&quot;;SUM([.G25:.K29])*INDEX([.A$6:.CV$6];1;[.M$8])*[.O25];&quot;&quot;)">
            <text:p/>
          </table:table-cell>
          <table:table-cell table:number-columns-repeated="4"/>
          <table:table-cell table:formula="of:=IF([.O25]&lt;&gt;&quot;&quot;;ABS([.O25]-1);[.O25])">
            <text:p/>
          </table:table-cell>
          <table:table-cell table:formula="of:=IF([.G30]=&quot;&quot;;(SUM([.G25:.K29])-INDEX([.A$2:.CV$2];1;[.M$8]+1))*INDEX([.A$2:.CV$2];1;[.M$8]+1)*[.U2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6]&lt;&gt;&quot;&quot;;IF(ISERROR(HLOOKUP([.A26];[.$A$6:.$CV$6];1;0));[.A26];&quot;-&quot;);&quot;&quot;)">
            <text:p/>
          </table:table-cell>
          <table:table-cell table:formula="of:=IF([.B26]&lt;&gt;&quot;&quot;;IF(ISERROR(HLOOKUP([.B26];[.$A$6:.$CV$6];1;0));[.B26];&quot;-&quot;);&quot;&quot;)">
            <text:p/>
          </table:table-cell>
          <table:table-cell table:formula="of:=IF([.C26]&lt;&gt;&quot;&quot;;IF(ISERROR(HLOOKUP([.C26];[.$A$6:.$CV$6];1;0));[.C26];&quot;-&quot;);&quot;&quot;)">
            <text:p/>
          </table:table-cell>
          <table:table-cell table:formula="of:=IF([.D26]&lt;&gt;&quot;&quot;;IF(ISERROR(HLOOKUP([.D26];[.$A$6:.$CV$6];1;0));[.D26];&quot;-&quot;);&quot;&quot;)">
            <text:p/>
          </table:table-cell>
          <table:table-cell table:formula="of:=IF([.E26]&lt;&gt;&quot;&quot;;IF(ISERROR(HLOOKUP([.E26];[.$A$6:.$CV$6];1;0));[.E26];&quot;-&quot;);&quot;&quot;)">
            <text:p/>
          </table:table-cell>
          <table:table-cell table:number-columns-repeated="3"/>
          <table:table-cell table:formula="of:=IF([.G31]=&quot;&quot;;IF(ISERROR(FIND(&quot;-----&quot;;COM.MICROSOFT.CONCAT([.G26:.K26];&quot;X&quot;;[.G27:.K27];&quot;X&quot;;[.G28:.K28];&quot;X&quot;;[.G29:.K29];&quot;X&quot;;[.G30:.K30];&quot;X&quot;;[.G26:.G30];&quot;X&quot;;[.H26:.H30];&quot;X&quot;;[.I26:.I30];&quot;X&quot;;[.J26:.J30];&quot;X&quot;;[.K26:.K30];&quot;X&quot;;[.G30];[.H29];[.I28];[.J27];[.K26];&quot;X&quot;;[.G26];[.H27];[.I28];[.J29];[.K30])));0;1);&quot;&quot;)">
            <text:p/>
          </table:table-cell>
          <table:table-cell table:formula="of:=IF([.G31]=&quot;&quot;;SUM([.G26:.K30])*INDEX([.A$6:.CV$6];1;[.M$8])*[.O26];&quot;&quot;)">
            <text:p/>
          </table:table-cell>
          <table:table-cell table:number-columns-repeated="4"/>
          <table:table-cell table:formula="of:=IF([.O26]&lt;&gt;&quot;&quot;;ABS([.O26]-1);[.O26])">
            <text:p/>
          </table:table-cell>
          <table:table-cell table:formula="of:=IF([.G31]=&quot;&quot;;(SUM([.G26:.K30])-INDEX([.A$2:.CV$2];1;[.M$8]+1))*INDEX([.A$2:.CV$2];1;[.M$8]+1)*[.U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[.A27]&lt;&gt;&quot;&quot;;IF(ISERROR(HLOOKUP([.A27];[.$A$6:.$CV$6];1;0));[.A27];&quot;-&quot;);&quot;&quot;)" office:value-type="string" office:string-value="-" calcext:value-type="string">
            <text:p>-</text:p>
          </table:table-cell>
          <table:table-cell table:formula="of:=IF([.B27]&lt;&gt;&quot;&quot;;IF(ISERROR(HLOOKUP([.B27];[.$A$6:.$CV$6];1;0));[.B27];&quot;-&quot;);&quot;&quot;)" office:value-type="string" office:string-value="-" calcext:value-type="string">
            <text:p>-</text:p>
          </table:table-cell>
          <table:table-cell table:formula="of:=IF([.C27]&lt;&gt;&quot;&quot;;IF(ISERROR(HLOOKUP([.C27];[.$A$6:.$CV$6];1;0));[.C27];&quot;-&quot;);&quot;&quot;)" office:value-type="string" office:string-value="-" calcext:value-type="string">
            <text:p>-</text:p>
          </table:table-cell>
          <table:table-cell table:formula="of:=IF([.D27]&lt;&gt;&quot;&quot;;IF(ISERROR(HLOOKUP([.D27];[.$A$6:.$CV$6];1;0));[.D27];&quot;-&quot;);&quot;&quot;)" office:value-type="float" office:value="13" calcext:value-type="float">
            <text:p>13</text:p>
          </table:table-cell>
          <table:table-cell table:formula="of:=IF([.E27]&lt;&gt;&quot;&quot;;IF(ISERROR(HLOOKUP([.E27];[.$A$6:.$CV$6];1;0));[.E27];&quot;-&quot;);&quot;&quot;)" office:value-type="float" office:value="48" calcext:value-type="float">
            <text:p>48</text:p>
          </table:table-cell>
          <table:table-cell table:number-columns-repeated="3"/>
          <table:table-cell table:formula="of:=IF([.G32]=&quot;&quot;;IF(ISERROR(FIND(&quot;-----&quot;;COM.MICROSOFT.CONCAT([.G27:.K27];&quot;X&quot;;[.G28:.K28];&quot;X&quot;;[.G29:.K29];&quot;X&quot;;[.G30:.K30];&quot;X&quot;;[.G31:.K31];&quot;X&quot;;[.G27:.G31];&quot;X&quot;;[.H27:.H31];&quot;X&quot;;[.I27:.I31];&quot;X&quot;;[.J27:.J31];&quot;X&quot;;[.K27:.K31];&quot;X&quot;;[.G31];[.H30];[.I29];[.J28];[.K27];&quot;X&quot;;[.G27];[.H28];[.I29];[.J30];[.K31])));0;1);&quot;&quot;)" office:value-type="float" office:value="1" calcext:value-type="float">
            <text:p>1</text:p>
          </table:table-cell>
          <table:table-cell table:formula="of:=IF([.G32]=&quot;&quot;;SUM([.G27:.K31])*INDEX([.A$6:.CV$6];1;[.M$8])*[.O27];&quot;&quot;)" office:value-type="float" office:value="22560" calcext:value-type="float">
            <text:p>22560</text:p>
          </table:table-cell>
          <table:table-cell table:number-columns-repeated="4"/>
          <table:table-cell table:formula="of:=IF([.O27]&lt;&gt;&quot;&quot;;ABS([.O27]-1);[.O27])" office:value-type="float" office:value="0" calcext:value-type="float">
            <text:p>0</text:p>
          </table:table-cell>
          <table:table-cell table:formula="of:=IF([.G32]=&quot;&quot;;(SUM([.G27:.K31])-INDEX([.A$2:.CV$2];1;[.M$8]+1))*INDEX([.A$2:.CV$2];1;[.M$8]+1)*[.U2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A28]&lt;&gt;&quot;&quot;;IF(ISERROR(HLOOKUP([.A28];[.$A$6:.$CV$6];1;0));[.A28];&quot;-&quot;);&quot;&quot;)" office:value-type="string" office:string-value="-" calcext:value-type="string">
            <text:p>-</text:p>
          </table:table-cell>
          <table:table-cell table:formula="of:=IF([.B28]&lt;&gt;&quot;&quot;;IF(ISERROR(HLOOKUP([.B28];[.$A$6:.$CV$6];1;0));[.B28];&quot;-&quot;);&quot;&quot;)" office:value-type="float" office:value="3" calcext:value-type="float">
            <text:p>3</text:p>
          </table:table-cell>
          <table:table-cell table:formula="of:=IF([.C28]&lt;&gt;&quot;&quot;;IF(ISERROR(HLOOKUP([.C28];[.$A$6:.$CV$6];1;0));[.C28];&quot;-&quot;);&quot;&quot;)" office:value-type="string" office:string-value="-" calcext:value-type="string">
            <text:p>-</text:p>
          </table:table-cell>
          <table:table-cell table:formula="of:=IF([.D28]&lt;&gt;&quot;&quot;;IF(ISERROR(HLOOKUP([.D28];[.$A$6:.$CV$6];1;0));[.D28];&quot;-&quot;);&quot;&quot;)" office:value-type="float" office:value="78" calcext:value-type="float">
            <text:p>78</text:p>
          </table:table-cell>
          <table:table-cell table:formula="of:=IF([.E28]&lt;&gt;&quot;&quot;;IF(ISERROR(HLOOKUP([.E28];[.$A$6:.$CV$6];1;0));[.E2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]=&quot;&quot;;IF(ISERROR(FIND(&quot;-----&quot;;COM.MICROSOFT.CONCAT([.G28:.K28];&quot;X&quot;;[.G29:.K29];&quot;X&quot;;[.G30:.K30];&quot;X&quot;;[.G31:.K31];&quot;X&quot;;[.G32:.K32];&quot;X&quot;;[.G28:.G32];&quot;X&quot;;[.H28:.H32];&quot;X&quot;;[.I28:.I32];&quot;X&quot;;[.J28:.J32];&quot;X&quot;;[.K28:.K32];&quot;X&quot;;[.G32];[.H31];[.I30];[.J29];[.K28];&quot;X&quot;;[.G28];[.H29];[.I30];[.J31];[.K32])));0;1);&quot;&quot;)">
            <text:p/>
          </table:table-cell>
          <table:table-cell table:formula="of:=IF([.G33]=&quot;&quot;;SUM([.G28:.K32])*INDEX([.A$6:.CV$6];1;[.M$8])*[.O28];&quot;&quot;)">
            <text:p/>
          </table:table-cell>
          <table:table-cell table:number-columns-repeated="4"/>
          <table:table-cell table:formula="of:=IF([.O28]&lt;&gt;&quot;&quot;;ABS([.O28]-1);[.O28])">
            <text:p/>
          </table:table-cell>
          <table:table-cell table:formula="of:=IF([.G33]=&quot;&quot;;(SUM([.G28:.K32])-INDEX([.A$2:.CV$2];1;[.M$8]+1))*INDEX([.A$2:.CV$2];1;[.M$8]+1)*[.U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A29]&lt;&gt;&quot;&quot;;IF(ISERROR(HLOOKUP([.A29];[.$A$6:.$CV$6];1;0));[.A29];&quot;-&quot;);&quot;&quot;)" office:value-type="string" office:string-value="-" calcext:value-type="string">
            <text:p>-</text:p>
          </table:table-cell>
          <table:table-cell table:formula="of:=IF([.B29]&lt;&gt;&quot;&quot;;IF(ISERROR(HLOOKUP([.B29];[.$A$6:.$CV$6];1;0));[.B29];&quot;-&quot;);&quot;&quot;)" office:value-type="string" office:string-value="-" calcext:value-type="string">
            <text:p>-</text:p>
          </table:table-cell>
          <table:table-cell table:formula="of:=IF([.C29]&lt;&gt;&quot;&quot;;IF(ISERROR(HLOOKUP([.C29];[.$A$6:.$CV$6];1;0));[.C29];&quot;-&quot;);&quot;&quot;)" office:value-type="string" office:string-value="-" calcext:value-type="string">
            <text:p>-</text:p>
          </table:table-cell>
          <table:table-cell table:formula="of:=IF([.D29]&lt;&gt;&quot;&quot;;IF(ISERROR(HLOOKUP([.D29];[.$A$6:.$CV$6];1;0));[.D29];&quot;-&quot;);&quot;&quot;)" office:value-type="string" office:string-value="-" calcext:value-type="string">
            <text:p>-</text:p>
          </table:table-cell>
          <table:table-cell table:formula="of:=IF([.E29]&lt;&gt;&quot;&quot;;IF(ISERROR(HLOOKUP([.E29];[.$A$6:.$CV$6];1;0));[.E2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]=&quot;&quot;;IF(ISERROR(FIND(&quot;-----&quot;;COM.MICROSOFT.CONCAT([.G29:.K29];&quot;X&quot;;[.G30:.K30];&quot;X&quot;;[.G31:.K31];&quot;X&quot;;[.G32:.K32];&quot;X&quot;;[.G33:.K33];&quot;X&quot;;[.G29:.G33];&quot;X&quot;;[.H29:.H33];&quot;X&quot;;[.I29:.I33];&quot;X&quot;;[.J29:.J33];&quot;X&quot;;[.K29:.K33];&quot;X&quot;;[.G33];[.H32];[.I31];[.J30];[.K29];&quot;X&quot;;[.G29];[.H30];[.I31];[.J32];[.K33])));0;1);&quot;&quot;)">
            <text:p/>
          </table:table-cell>
          <table:table-cell table:formula="of:=IF([.G34]=&quot;&quot;;SUM([.G29:.K33])*INDEX([.A$6:.CV$6];1;[.M$8])*[.O29];&quot;&quot;)">
            <text:p/>
          </table:table-cell>
          <table:table-cell table:number-columns-repeated="4"/>
          <table:table-cell table:formula="of:=IF([.O29]&lt;&gt;&quot;&quot;;ABS([.O29]-1);[.O29])">
            <text:p/>
          </table:table-cell>
          <table:table-cell table:formula="of:=IF([.G34]=&quot;&quot;;(SUM([.G29:.K33])-INDEX([.A$2:.CV$2];1;[.M$8]+1))*INDEX([.A$2:.CV$2];1;[.M$8]+1)*[.U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A30]&lt;&gt;&quot;&quot;;IF(ISERROR(HLOOKUP([.A30];[.$A$6:.$CV$6];1;0));[.A30];&quot;-&quot;);&quot;&quot;)" office:value-type="string" office:string-value="-" calcext:value-type="string">
            <text:p>-</text:p>
          </table:table-cell>
          <table:table-cell table:formula="of:=IF([.B30]&lt;&gt;&quot;&quot;;IF(ISERROR(HLOOKUP([.B30];[.$A$6:.$CV$6];1;0));[.B30];&quot;-&quot;);&quot;&quot;)" office:value-type="string" office:string-value="-" calcext:value-type="string">
            <text:p>-</text:p>
          </table:table-cell>
          <table:table-cell table:formula="of:=IF([.C30]&lt;&gt;&quot;&quot;;IF(ISERROR(HLOOKUP([.C30];[.$A$6:.$CV$6];1;0));[.C30];&quot;-&quot;);&quot;&quot;)" office:value-type="float" office:value="83" calcext:value-type="float">
            <text:p>83</text:p>
          </table:table-cell>
          <table:table-cell table:formula="of:=IF([.D30]&lt;&gt;&quot;&quot;;IF(ISERROR(HLOOKUP([.D30];[.$A$6:.$CV$6];1;0));[.D30];&quot;-&quot;);&quot;&quot;)" office:value-type="string" office:string-value="-" calcext:value-type="string">
            <text:p>-</text:p>
          </table:table-cell>
          <table:table-cell table:formula="of:=IF([.E30]&lt;&gt;&quot;&quot;;IF(ISERROR(HLOOKUP([.E30];[.$A$6:.$CV$6];1;0));[.E3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]=&quot;&quot;;IF(ISERROR(FIND(&quot;-----&quot;;COM.MICROSOFT.CONCAT([.G30:.K30];&quot;X&quot;;[.G31:.K31];&quot;X&quot;;[.G32:.K32];&quot;X&quot;;[.G33:.K33];&quot;X&quot;;[.G34:.K34];&quot;X&quot;;[.G30:.G34];&quot;X&quot;;[.H30:.H34];&quot;X&quot;;[.I30:.I34];&quot;X&quot;;[.J30:.J34];&quot;X&quot;;[.K30:.K34];&quot;X&quot;;[.G34];[.H33];[.I32];[.J31];[.K30];&quot;X&quot;;[.G30];[.H31];[.I32];[.J33];[.K34])));0;1);&quot;&quot;)">
            <text:p/>
          </table:table-cell>
          <table:table-cell table:formula="of:=IF([.G35]=&quot;&quot;;SUM([.G30:.K34])*INDEX([.A$6:.CV$6];1;[.M$8])*[.O30];&quot;&quot;)">
            <text:p/>
          </table:table-cell>
          <table:table-cell table:number-columns-repeated="4"/>
          <table:table-cell table:formula="of:=IF([.O30]&lt;&gt;&quot;&quot;;ABS([.O30]-1);[.O30])">
            <text:p/>
          </table:table-cell>
          <table:table-cell table:formula="of:=IF([.G35]=&quot;&quot;;(SUM([.G30:.K34])-INDEX([.A$2:.CV$2];1;[.M$8]+1))*INDEX([.A$2:.CV$2];1;[.M$8]+1)*[.U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[.A31]&lt;&gt;&quot;&quot;;IF(ISERROR(HLOOKUP([.A31];[.$A$6:.$CV$6];1;0));[.A31];&quot;-&quot;);&quot;&quot;)" office:value-type="string" office:string-value="-" calcext:value-type="string">
            <text:p>-</text:p>
          </table:table-cell>
          <table:table-cell table:formula="of:=IF([.B31]&lt;&gt;&quot;&quot;;IF(ISERROR(HLOOKUP([.B31];[.$A$6:.$CV$6];1;0));[.B31];&quot;-&quot;);&quot;&quot;)" office:value-type="float" office:value="15" calcext:value-type="float">
            <text:p>15</text:p>
          </table:table-cell>
          <table:table-cell table:formula="of:=IF([.C31]&lt;&gt;&quot;&quot;;IF(ISERROR(HLOOKUP([.C31];[.$A$6:.$CV$6];1;0));[.C31];&quot;-&quot;);&quot;&quot;)" office:value-type="string" office:string-value="-" calcext:value-type="string">
            <text:p>-</text:p>
          </table:table-cell>
          <table:table-cell table:formula="of:=IF([.D31]&lt;&gt;&quot;&quot;;IF(ISERROR(HLOOKUP([.D31];[.$A$6:.$CV$6];1;0));[.D31];&quot;-&quot;);&quot;&quot;)" office:value-type="string" office:string-value="-" calcext:value-type="string">
            <text:p>-</text:p>
          </table:table-cell>
          <table:table-cell table:formula="of:=IF([.E31]&lt;&gt;&quot;&quot;;IF(ISERROR(HLOOKUP([.E31];[.$A$6:.$CV$6];1;0));[.E3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6]=&quot;&quot;;IF(ISERROR(FIND(&quot;-----&quot;;COM.MICROSOFT.CONCAT([.G31:.K31];&quot;X&quot;;[.G32:.K32];&quot;X&quot;;[.G33:.K33];&quot;X&quot;;[.G34:.K34];&quot;X&quot;;[.G35:.K35];&quot;X&quot;;[.G31:.G35];&quot;X&quot;;[.H31:.H35];&quot;X&quot;;[.I31:.I35];&quot;X&quot;;[.J31:.J35];&quot;X&quot;;[.K31:.K35];&quot;X&quot;;[.G35];[.H34];[.I33];[.J32];[.K31];&quot;X&quot;;[.G31];[.H32];[.I33];[.J34];[.K35])));0;1);&quot;&quot;)">
            <text:p/>
          </table:table-cell>
          <table:table-cell table:formula="of:=IF([.G36]=&quot;&quot;;SUM([.G31:.K35])*INDEX([.A$6:.CV$6];1;[.M$8])*[.O31];&quot;&quot;)">
            <text:p/>
          </table:table-cell>
          <table:table-cell table:number-columns-repeated="4"/>
          <table:table-cell table:formula="of:=IF([.O31]&lt;&gt;&quot;&quot;;ABS([.O31]-1);[.O31])">
            <text:p/>
          </table:table-cell>
          <table:table-cell table:formula="of:=IF([.G36]=&quot;&quot;;(SUM([.G31:.K35])-INDEX([.A$2:.CV$2];1;[.M$8]+1))*INDEX([.A$2:.CV$2];1;[.M$8]+1)*[.U3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2]&lt;&gt;&quot;&quot;;IF(ISERROR(HLOOKUP([.A32];[.$A$6:.$CV$6];1;0));[.A32];&quot;-&quot;);&quot;&quot;)">
            <text:p/>
          </table:table-cell>
          <table:table-cell table:formula="of:=IF([.B32]&lt;&gt;&quot;&quot;;IF(ISERROR(HLOOKUP([.B32];[.$A$6:.$CV$6];1;0));[.B32];&quot;-&quot;);&quot;&quot;)">
            <text:p/>
          </table:table-cell>
          <table:table-cell table:formula="of:=IF([.C32]&lt;&gt;&quot;&quot;;IF(ISERROR(HLOOKUP([.C32];[.$A$6:.$CV$6];1;0));[.C32];&quot;-&quot;);&quot;&quot;)">
            <text:p/>
          </table:table-cell>
          <table:table-cell table:formula="of:=IF([.D32]&lt;&gt;&quot;&quot;;IF(ISERROR(HLOOKUP([.D32];[.$A$6:.$CV$6];1;0));[.D32];&quot;-&quot;);&quot;&quot;)">
            <text:p/>
          </table:table-cell>
          <table:table-cell table:formula="of:=IF([.E32]&lt;&gt;&quot;&quot;;IF(ISERROR(HLOOKUP([.E32];[.$A$6:.$CV$6];1;0));[.E32];&quot;-&quot;);&quot;&quot;)">
            <text:p/>
          </table:table-cell>
          <table:table-cell table:number-columns-repeated="3"/>
          <table:table-cell table:formula="of:=IF([.G37]=&quot;&quot;;IF(ISERROR(FIND(&quot;-----&quot;;COM.MICROSOFT.CONCAT([.G32:.K32];&quot;X&quot;;[.G33:.K33];&quot;X&quot;;[.G34:.K34];&quot;X&quot;;[.G35:.K35];&quot;X&quot;;[.G36:.K36];&quot;X&quot;;[.G32:.G36];&quot;X&quot;;[.H32:.H36];&quot;X&quot;;[.I32:.I36];&quot;X&quot;;[.J32:.J36];&quot;X&quot;;[.K32:.K36];&quot;X&quot;;[.G36];[.H35];[.I34];[.J33];[.K32];&quot;X&quot;;[.G32];[.H33];[.I34];[.J35];[.K36])));0;1);&quot;&quot;)">
            <text:p/>
          </table:table-cell>
          <table:table-cell table:formula="of:=IF([.G37]=&quot;&quot;;SUM([.G32:.K36])*INDEX([.A$6:.CV$6];1;[.M$8])*[.O32];&quot;&quot;)">
            <text:p/>
          </table:table-cell>
          <table:table-cell table:number-columns-repeated="4"/>
          <table:table-cell table:formula="of:=IF([.O32]&lt;&gt;&quot;&quot;;ABS([.O32]-1);[.O32])">
            <text:p/>
          </table:table-cell>
          <table:table-cell table:formula="of:=IF([.G37]=&quot;&quot;;(SUM([.G32:.K36])-INDEX([.A$2:.CV$2];1;[.M$8]+1))*INDEX([.A$2:.CV$2];1;[.M$8]+1)*[.U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[.A33]&lt;&gt;&quot;&quot;;IF(ISERROR(HLOOKUP([.A33];[.$A$6:.$CV$6];1;0));[.A33];&quot;-&quot;);&quot;&quot;)" office:value-type="string" office:string-value="-" calcext:value-type="string">
            <text:p>-</text:p>
          </table:table-cell>
          <table:table-cell table:formula="of:=IF([.B33]&lt;&gt;&quot;&quot;;IF(ISERROR(HLOOKUP([.B33];[.$A$6:.$CV$6];1;0));[.B33];&quot;-&quot;);&quot;&quot;)" office:value-type="string" office:string-value="-" calcext:value-type="string">
            <text:p>-</text:p>
          </table:table-cell>
          <table:table-cell table:formula="of:=IF([.C33]&lt;&gt;&quot;&quot;;IF(ISERROR(HLOOKUP([.C33];[.$A$6:.$CV$6];1;0));[.C33];&quot;-&quot;);&quot;&quot;)" office:value-type="float" office:value="3" calcext:value-type="float">
            <text:p>3</text:p>
          </table:table-cell>
          <table:table-cell table:formula="of:=IF([.D33]&lt;&gt;&quot;&quot;;IF(ISERROR(HLOOKUP([.D33];[.$A$6:.$CV$6];1;0));[.D33];&quot;-&quot;);&quot;&quot;)" office:value-type="string" office:string-value="-" calcext:value-type="string">
            <text:p>-</text:p>
          </table:table-cell>
          <table:table-cell table:formula="of:=IF([.E33]&lt;&gt;&quot;&quot;;IF(ISERROR(HLOOKUP([.E33];[.$A$6:.$CV$6];1;0));[.E33];&quot;-&quot;);&quot;&quot;)" office:value-type="float" office:value="47" calcext:value-type="float">
            <text:p>47</text:p>
          </table:table-cell>
          <table:table-cell table:number-columns-repeated="3"/>
          <table:table-cell table:formula="of:=IF([.G38]=&quot;&quot;;IF(ISERROR(FIND(&quot;-----&quot;;COM.MICROSOFT.CONCAT([.G33:.K33];&quot;X&quot;;[.G34:.K34];&quot;X&quot;;[.G35:.K35];&quot;X&quot;;[.G36:.K36];&quot;X&quot;;[.G37:.K37];&quot;X&quot;;[.G33:.G37];&quot;X&quot;;[.H33:.H37];&quot;X&quot;;[.I33:.I37];&quot;X&quot;;[.J33:.J37];&quot;X&quot;;[.K33:.K37];&quot;X&quot;;[.G37];[.H36];[.I35];[.J34];[.K33];&quot;X&quot;;[.G33];[.H34];[.I35];[.J36];[.K37])));0;1);&quot;&quot;)" office:value-type="float" office:value="1" calcext:value-type="float">
            <text:p>1</text:p>
          </table:table-cell>
          <table:table-cell table:formula="of:=IF([.G38]=&quot;&quot;;SUM([.G33:.K37])*INDEX([.A$6:.CV$6];1;[.M$8])*[.O33];&quot;&quot;)" office:value-type="float" office:value="8272" calcext:value-type="float">
            <text:p>8272</text:p>
          </table:table-cell>
          <table:table-cell table:number-columns-repeated="4"/>
          <table:table-cell table:formula="of:=IF([.O33]&lt;&gt;&quot;&quot;;ABS([.O33]-1);[.O33])" office:value-type="float" office:value="0" calcext:value-type="float">
            <text:p>0</text:p>
          </table:table-cell>
          <table:table-cell table:formula="of:=IF([.G38]=&quot;&quot;;(SUM([.G33:.K37])-INDEX([.A$2:.CV$2];1;[.M$8]+1))*INDEX([.A$2:.CV$2];1;[.M$8]+1)*[.U3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A34]&lt;&gt;&quot;&quot;;IF(ISERROR(HLOOKUP([.A34];[.$A$6:.$CV$6];1;0));[.A34];&quot;-&quot;);&quot;&quot;)" office:value-type="string" office:string-value="-" calcext:value-type="string">
            <text:p>-</text:p>
          </table:table-cell>
          <table:table-cell table:formula="of:=IF([.B34]&lt;&gt;&quot;&quot;;IF(ISERROR(HLOOKUP([.B34];[.$A$6:.$CV$6];1;0));[.B34];&quot;-&quot;);&quot;&quot;)" office:value-type="string" office:string-value="-" calcext:value-type="string">
            <text:p>-</text:p>
          </table:table-cell>
          <table:table-cell table:formula="of:=IF([.C34]&lt;&gt;&quot;&quot;;IF(ISERROR(HLOOKUP([.C34];[.$A$6:.$CV$6];1;0));[.C34];&quot;-&quot;);&quot;&quot;)" office:value-type="string" office:string-value="-" calcext:value-type="string">
            <text:p>-</text:p>
          </table:table-cell>
          <table:table-cell table:formula="of:=IF([.D34]&lt;&gt;&quot;&quot;;IF(ISERROR(HLOOKUP([.D34];[.$A$6:.$CV$6];1;0));[.D34];&quot;-&quot;);&quot;&quot;)" office:value-type="string" office:string-value="-" calcext:value-type="string">
            <text:p>-</text:p>
          </table:table-cell>
          <table:table-cell table:formula="of:=IF([.E34]&lt;&gt;&quot;&quot;;IF(ISERROR(HLOOKUP([.E34];[.$A$6:.$CV$6];1;0));[.E3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]=&quot;&quot;;IF(ISERROR(FIND(&quot;-----&quot;;COM.MICROSOFT.CONCAT([.G34:.K34];&quot;X&quot;;[.G35:.K35];&quot;X&quot;;[.G36:.K36];&quot;X&quot;;[.G37:.K37];&quot;X&quot;;[.G38:.K38];&quot;X&quot;;[.G34:.G38];&quot;X&quot;;[.H34:.H38];&quot;X&quot;;[.I34:.I38];&quot;X&quot;;[.J34:.J38];&quot;X&quot;;[.K34:.K38];&quot;X&quot;;[.G38];[.H37];[.I36];[.J35];[.K34];&quot;X&quot;;[.G34];[.H35];[.I36];[.J37];[.K38])));0;1);&quot;&quot;)">
            <text:p/>
          </table:table-cell>
          <table:table-cell table:formula="of:=IF([.G39]=&quot;&quot;;SUM([.G34:.K38])*INDEX([.A$6:.CV$6];1;[.M$8])*[.O34];&quot;&quot;)">
            <text:p/>
          </table:table-cell>
          <table:table-cell table:number-columns-repeated="4"/>
          <table:table-cell table:formula="of:=IF([.O34]&lt;&gt;&quot;&quot;;ABS([.O34]-1);[.O34])">
            <text:p/>
          </table:table-cell>
          <table:table-cell table:formula="of:=IF([.G39]=&quot;&quot;;(SUM([.G34:.K38])-INDEX([.A$2:.CV$2];1;[.M$8]+1))*INDEX([.A$2:.CV$2];1;[.M$8]+1)*[.U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[.A35]&lt;&gt;&quot;&quot;;IF(ISERROR(HLOOKUP([.A35];[.$A$6:.$CV$6];1;0));[.A35];&quot;-&quot;);&quot;&quot;)" office:value-type="float" office:value="38" calcext:value-type="float">
            <text:p>38</text:p>
          </table:table-cell>
          <table:table-cell table:formula="of:=IF([.B35]&lt;&gt;&quot;&quot;;IF(ISERROR(HLOOKUP([.B35];[.$A$6:.$CV$6];1;0));[.B35];&quot;-&quot;);&quot;&quot;)" office:value-type="string" office:string-value="-" calcext:value-type="string">
            <text:p>-</text:p>
          </table:table-cell>
          <table:table-cell table:formula="of:=IF([.C35]&lt;&gt;&quot;&quot;;IF(ISERROR(HLOOKUP([.C35];[.$A$6:.$CV$6];1;0));[.C35];&quot;-&quot;);&quot;&quot;)" office:value-type="string" office:string-value="-" calcext:value-type="string">
            <text:p>-</text:p>
          </table:table-cell>
          <table:table-cell table:formula="of:=IF([.D35]&lt;&gt;&quot;&quot;;IF(ISERROR(HLOOKUP([.D35];[.$A$6:.$CV$6];1;0));[.D35];&quot;-&quot;);&quot;&quot;)" office:value-type="string" office:string-value="-" calcext:value-type="string">
            <text:p>-</text:p>
          </table:table-cell>
          <table:table-cell table:formula="of:=IF([.E35]&lt;&gt;&quot;&quot;;IF(ISERROR(HLOOKUP([.E35];[.$A$6:.$CV$6];1;0));[.E3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]=&quot;&quot;;IF(ISERROR(FIND(&quot;-----&quot;;COM.MICROSOFT.CONCAT([.G35:.K35];&quot;X&quot;;[.G36:.K36];&quot;X&quot;;[.G37:.K37];&quot;X&quot;;[.G38:.K38];&quot;X&quot;;[.G39:.K39];&quot;X&quot;;[.G35:.G39];&quot;X&quot;;[.H35:.H39];&quot;X&quot;;[.I35:.I39];&quot;X&quot;;[.J35:.J39];&quot;X&quot;;[.K35:.K39];&quot;X&quot;;[.G39];[.H38];[.I37];[.J36];[.K35];&quot;X&quot;;[.G35];[.H36];[.I37];[.J38];[.K39])));0;1);&quot;&quot;)">
            <text:p/>
          </table:table-cell>
          <table:table-cell table:formula="of:=IF([.G40]=&quot;&quot;;SUM([.G35:.K39])*INDEX([.A$6:.CV$6];1;[.M$8])*[.O35];&quot;&quot;)">
            <text:p/>
          </table:table-cell>
          <table:table-cell table:number-columns-repeated="4"/>
          <table:table-cell table:formula="of:=IF([.O35]&lt;&gt;&quot;&quot;;ABS([.O35]-1);[.O35])">
            <text:p/>
          </table:table-cell>
          <table:table-cell table:formula="of:=IF([.G40]=&quot;&quot;;(SUM([.G35:.K39])-INDEX([.A$2:.CV$2];1;[.M$8]+1))*INDEX([.A$2:.CV$2];1;[.M$8]+1)*[.U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36]&lt;&gt;&quot;&quot;;IF(ISERROR(HLOOKUP([.A36];[.$A$6:.$CV$6];1;0));[.A36];&quot;-&quot;);&quot;&quot;)" office:value-type="string" office:string-value="-" calcext:value-type="string">
            <text:p>-</text:p>
          </table:table-cell>
          <table:table-cell table:formula="of:=IF([.B36]&lt;&gt;&quot;&quot;;IF(ISERROR(HLOOKUP([.B36];[.$A$6:.$CV$6];1;0));[.B36];&quot;-&quot;);&quot;&quot;)" office:value-type="string" office:string-value="-" calcext:value-type="string">
            <text:p>-</text:p>
          </table:table-cell>
          <table:table-cell table:formula="of:=IF([.C36]&lt;&gt;&quot;&quot;;IF(ISERROR(HLOOKUP([.C36];[.$A$6:.$CV$6];1;0));[.C36];&quot;-&quot;);&quot;&quot;)" office:value-type="string" office:string-value="-" calcext:value-type="string">
            <text:p>-</text:p>
          </table:table-cell>
          <table:table-cell table:formula="of:=IF([.D36]&lt;&gt;&quot;&quot;;IF(ISERROR(HLOOKUP([.D36];[.$A$6:.$CV$6];1;0));[.D36];&quot;-&quot;);&quot;&quot;)" office:value-type="string" office:string-value="-" calcext:value-type="string">
            <text:p>-</text:p>
          </table:table-cell>
          <table:table-cell table:formula="of:=IF([.E36]&lt;&gt;&quot;&quot;;IF(ISERROR(HLOOKUP([.E36];[.$A$6:.$CV$6];1;0));[.E3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]=&quot;&quot;;IF(ISERROR(FIND(&quot;-----&quot;;COM.MICROSOFT.CONCAT([.G36:.K36];&quot;X&quot;;[.G37:.K37];&quot;X&quot;;[.G38:.K38];&quot;X&quot;;[.G39:.K39];&quot;X&quot;;[.G40:.K40];&quot;X&quot;;[.G36:.G40];&quot;X&quot;;[.H36:.H40];&quot;X&quot;;[.I36:.I40];&quot;X&quot;;[.J36:.J40];&quot;X&quot;;[.K36:.K40];&quot;X&quot;;[.G40];[.H39];[.I38];[.J37];[.K36];&quot;X&quot;;[.G36];[.H37];[.I38];[.J39];[.K40])));0;1);&quot;&quot;)">
            <text:p/>
          </table:table-cell>
          <table:table-cell table:formula="of:=IF([.G41]=&quot;&quot;;SUM([.G36:.K40])*INDEX([.A$6:.CV$6];1;[.M$8])*[.O36];&quot;&quot;)">
            <text:p/>
          </table:table-cell>
          <table:table-cell table:number-columns-repeated="4"/>
          <table:table-cell table:formula="of:=IF([.O36]&lt;&gt;&quot;&quot;;ABS([.O36]-1);[.O36])">
            <text:p/>
          </table:table-cell>
          <table:table-cell table:formula="of:=IF([.G41]=&quot;&quot;;(SUM([.G36:.K40])-INDEX([.A$2:.CV$2];1;[.M$8]+1))*INDEX([.A$2:.CV$2];1;[.M$8]+1)*[.U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A37]&lt;&gt;&quot;&quot;;IF(ISERROR(HLOOKUP([.A37];[.$A$6:.$CV$6];1;0));[.A37];&quot;-&quot;);&quot;&quot;)" office:value-type="string" office:string-value="-" calcext:value-type="string">
            <text:p>-</text:p>
          </table:table-cell>
          <table:table-cell table:formula="of:=IF([.B37]&lt;&gt;&quot;&quot;;IF(ISERROR(HLOOKUP([.B37];[.$A$6:.$CV$6];1;0));[.B37];&quot;-&quot;);&quot;&quot;)" office:value-type="string" office:string-value="-" calcext:value-type="string">
            <text:p>-</text:p>
          </table:table-cell>
          <table:table-cell table:formula="of:=IF([.C37]&lt;&gt;&quot;&quot;;IF(ISERROR(HLOOKUP([.C37];[.$A$6:.$CV$6];1;0));[.C37];&quot;-&quot;);&quot;&quot;)" office:value-type="string" office:string-value="-" calcext:value-type="string">
            <text:p>-</text:p>
          </table:table-cell>
          <table:table-cell table:formula="of:=IF([.D37]&lt;&gt;&quot;&quot;;IF(ISERROR(HLOOKUP([.D37];[.$A$6:.$CV$6];1;0));[.D37];&quot;-&quot;);&quot;&quot;)" office:value-type="string" office:string-value="-" calcext:value-type="string">
            <text:p>-</text:p>
          </table:table-cell>
          <table:table-cell table:formula="of:=IF([.E37]&lt;&gt;&quot;&quot;;IF(ISERROR(HLOOKUP([.E37];[.$A$6:.$CV$6];1;0));[.E3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]=&quot;&quot;;IF(ISERROR(FIND(&quot;-----&quot;;COM.MICROSOFT.CONCAT([.G37:.K37];&quot;X&quot;;[.G38:.K38];&quot;X&quot;;[.G39:.K39];&quot;X&quot;;[.G40:.K40];&quot;X&quot;;[.G41:.K41];&quot;X&quot;;[.G37:.G41];&quot;X&quot;;[.H37:.H41];&quot;X&quot;;[.I37:.I41];&quot;X&quot;;[.J37:.J41];&quot;X&quot;;[.K37:.K41];&quot;X&quot;;[.G41];[.H40];[.I39];[.J38];[.K37];&quot;X&quot;;[.G37];[.H38];[.I39];[.J40];[.K41])));0;1);&quot;&quot;)">
            <text:p/>
          </table:table-cell>
          <table:table-cell table:formula="of:=IF([.G42]=&quot;&quot;;SUM([.G37:.K41])*INDEX([.A$6:.CV$6];1;[.M$8])*[.O37];&quot;&quot;)">
            <text:p/>
          </table:table-cell>
          <table:table-cell table:number-columns-repeated="4"/>
          <table:table-cell table:formula="of:=IF([.O37]&lt;&gt;&quot;&quot;;ABS([.O37]-1);[.O37])">
            <text:p/>
          </table:table-cell>
          <table:table-cell table:formula="of:=IF([.G42]=&quot;&quot;;(SUM([.G37:.K41])-INDEX([.A$2:.CV$2];1;[.M$8]+1))*INDEX([.A$2:.CV$2];1;[.M$8]+1)*[.U3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8]&lt;&gt;&quot;&quot;;IF(ISERROR(HLOOKUP([.A38];[.$A$6:.$CV$6];1;0));[.A38];&quot;-&quot;);&quot;&quot;)">
            <text:p/>
          </table:table-cell>
          <table:table-cell table:formula="of:=IF([.B38]&lt;&gt;&quot;&quot;;IF(ISERROR(HLOOKUP([.B38];[.$A$6:.$CV$6];1;0));[.B38];&quot;-&quot;);&quot;&quot;)">
            <text:p/>
          </table:table-cell>
          <table:table-cell table:formula="of:=IF([.C38]&lt;&gt;&quot;&quot;;IF(ISERROR(HLOOKUP([.C38];[.$A$6:.$CV$6];1;0));[.C38];&quot;-&quot;);&quot;&quot;)">
            <text:p/>
          </table:table-cell>
          <table:table-cell table:formula="of:=IF([.D38]&lt;&gt;&quot;&quot;;IF(ISERROR(HLOOKUP([.D38];[.$A$6:.$CV$6];1;0));[.D38];&quot;-&quot;);&quot;&quot;)">
            <text:p/>
          </table:table-cell>
          <table:table-cell table:formula="of:=IF([.E38]&lt;&gt;&quot;&quot;;IF(ISERROR(HLOOKUP([.E38];[.$A$6:.$CV$6];1;0));[.E38];&quot;-&quot;);&quot;&quot;)">
            <text:p/>
          </table:table-cell>
          <table:table-cell table:number-columns-repeated="3"/>
          <table:table-cell table:formula="of:=IF([.G43]=&quot;&quot;;IF(ISERROR(FIND(&quot;-----&quot;;COM.MICROSOFT.CONCAT([.G38:.K38];&quot;X&quot;;[.G39:.K39];&quot;X&quot;;[.G40:.K40];&quot;X&quot;;[.G41:.K41];&quot;X&quot;;[.G42:.K42];&quot;X&quot;;[.G38:.G42];&quot;X&quot;;[.H38:.H42];&quot;X&quot;;[.I38:.I42];&quot;X&quot;;[.J38:.J42];&quot;X&quot;;[.K38:.K42];&quot;X&quot;;[.G42];[.H41];[.I40];[.J39];[.K38];&quot;X&quot;;[.G38];[.H39];[.I40];[.J41];[.K42])));0;1);&quot;&quot;)">
            <text:p/>
          </table:table-cell>
          <table:table-cell table:formula="of:=IF([.G43]=&quot;&quot;;SUM([.G38:.K42])*INDEX([.A$6:.CV$6];1;[.M$8])*[.O38];&quot;&quot;)">
            <text:p/>
          </table:table-cell>
          <table:table-cell table:number-columns-repeated="4"/>
          <table:table-cell table:formula="of:=IF([.O38]&lt;&gt;&quot;&quot;;ABS([.O38]-1);[.O38])">
            <text:p/>
          </table:table-cell>
          <table:table-cell table:formula="of:=IF([.G43]=&quot;&quot;;(SUM([.G38:.K42])-INDEX([.A$2:.CV$2];1;[.M$8]+1))*INDEX([.A$2:.CV$2];1;[.M$8]+1)*[.U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A39]&lt;&gt;&quot;&quot;;IF(ISERROR(HLOOKUP([.A39];[.$A$6:.$CV$6];1;0));[.A39];&quot;-&quot;);&quot;&quot;)" office:value-type="string" office:string-value="-" calcext:value-type="string">
            <text:p>-</text:p>
          </table:table-cell>
          <table:table-cell table:formula="of:=IF([.B39]&lt;&gt;&quot;&quot;;IF(ISERROR(HLOOKUP([.B39];[.$A$6:.$CV$6];1;0));[.B39];&quot;-&quot;);&quot;&quot;)" office:value-type="string" office:string-value="-" calcext:value-type="string">
            <text:p>-</text:p>
          </table:table-cell>
          <table:table-cell table:formula="of:=IF([.C39]&lt;&gt;&quot;&quot;;IF(ISERROR(HLOOKUP([.C39];[.$A$6:.$CV$6];1;0));[.C39];&quot;-&quot;);&quot;&quot;)" office:value-type="float" office:value="47" calcext:value-type="float">
            <text:p>47</text:p>
          </table:table-cell>
          <table:table-cell table:formula="of:=IF([.D39]&lt;&gt;&quot;&quot;;IF(ISERROR(HLOOKUP([.D39];[.$A$6:.$CV$6];1;0));[.D39];&quot;-&quot;);&quot;&quot;)" office:value-type="string" office:string-value="-" calcext:value-type="string">
            <text:p>-</text:p>
          </table:table-cell>
          <table:table-cell table:formula="of:=IF([.E39]&lt;&gt;&quot;&quot;;IF(ISERROR(HLOOKUP([.E39];[.$A$6:.$CV$6];1;0));[.E3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]=&quot;&quot;;IF(ISERROR(FIND(&quot;-----&quot;;COM.MICROSOFT.CONCAT([.G39:.K39];&quot;X&quot;;[.G40:.K40];&quot;X&quot;;[.G41:.K41];&quot;X&quot;;[.G42:.K42];&quot;X&quot;;[.G43:.K43];&quot;X&quot;;[.G39:.G43];&quot;X&quot;;[.H39:.H43];&quot;X&quot;;[.I39:.I43];&quot;X&quot;;[.J39:.J43];&quot;X&quot;;[.K39:.K43];&quot;X&quot;;[.G43];[.H42];[.I41];[.J40];[.K39];&quot;X&quot;;[.G39];[.H40];[.I41];[.J42];[.K43])));0;1);&quot;&quot;)" office:value-type="float" office:value="1" calcext:value-type="float">
            <text:p>1</text:p>
          </table:table-cell>
          <table:table-cell table:formula="of:=IF([.G44]=&quot;&quot;;SUM([.G39:.K43])*INDEX([.A$6:.CV$6];1;[.M$8])*[.O39];&quot;&quot;)" office:value-type="float" office:value="11750" calcext:value-type="float">
            <text:p>11750</text:p>
          </table:table-cell>
          <table:table-cell table:number-columns-repeated="4"/>
          <table:table-cell table:formula="of:=IF([.O39]&lt;&gt;&quot;&quot;;ABS([.O39]-1);[.O39])" office:value-type="float" office:value="0" calcext:value-type="float">
            <text:p>0</text:p>
          </table:table-cell>
          <table:table-cell table:formula="of:=IF([.G44]=&quot;&quot;;(SUM([.G39:.K43])-INDEX([.A$2:.CV$2];1;[.M$8]+1))*INDEX([.A$2:.CV$2];1;[.M$8]+1)*[.U3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A40]&lt;&gt;&quot;&quot;;IF(ISERROR(HLOOKUP([.A40];[.$A$6:.$CV$6];1;0));[.A40];&quot;-&quot;);&quot;&quot;)" office:value-type="string" office:string-value="-" calcext:value-type="string">
            <text:p>-</text:p>
          </table:table-cell>
          <table:table-cell table:formula="of:=IF([.B40]&lt;&gt;&quot;&quot;;IF(ISERROR(HLOOKUP([.B40];[.$A$6:.$CV$6];1;0));[.B40];&quot;-&quot;);&quot;&quot;)" office:value-type="string" office:string-value="-" calcext:value-type="string">
            <text:p>-</text:p>
          </table:table-cell>
          <table:table-cell table:formula="of:=IF([.C40]&lt;&gt;&quot;&quot;;IF(ISERROR(HLOOKUP([.C40];[.$A$6:.$CV$6];1;0));[.C40];&quot;-&quot;);&quot;&quot;)" office:value-type="string" office:string-value="-" calcext:value-type="string">
            <text:p>-</text:p>
          </table:table-cell>
          <table:table-cell table:formula="of:=IF([.D40]&lt;&gt;&quot;&quot;;IF(ISERROR(HLOOKUP([.D40];[.$A$6:.$CV$6];1;0));[.D40];&quot;-&quot;);&quot;&quot;)" office:value-type="string" office:string-value="-" calcext:value-type="string">
            <text:p>-</text:p>
          </table:table-cell>
          <table:table-cell table:formula="of:=IF([.E40]&lt;&gt;&quot;&quot;;IF(ISERROR(HLOOKUP([.E40];[.$A$6:.$CV$6];1;0));[.E4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]=&quot;&quot;;IF(ISERROR(FIND(&quot;-----&quot;;COM.MICROSOFT.CONCAT([.G40:.K40];&quot;X&quot;;[.G41:.K41];&quot;X&quot;;[.G42:.K42];&quot;X&quot;;[.G43:.K43];&quot;X&quot;;[.G44:.K44];&quot;X&quot;;[.G40:.G44];&quot;X&quot;;[.H40:.H44];&quot;X&quot;;[.I40:.I44];&quot;X&quot;;[.J40:.J44];&quot;X&quot;;[.K40:.K44];&quot;X&quot;;[.G44];[.H43];[.I42];[.J41];[.K40];&quot;X&quot;;[.G40];[.H41];[.I42];[.J43];[.K44])));0;1);&quot;&quot;)">
            <text:p/>
          </table:table-cell>
          <table:table-cell table:formula="of:=IF([.G45]=&quot;&quot;;SUM([.G40:.K44])*INDEX([.A$6:.CV$6];1;[.M$8])*[.O40];&quot;&quot;)">
            <text:p/>
          </table:table-cell>
          <table:table-cell table:number-columns-repeated="4"/>
          <table:table-cell table:formula="of:=IF([.O40]&lt;&gt;&quot;&quot;;ABS([.O40]-1);[.O40])">
            <text:p/>
          </table:table-cell>
          <table:table-cell table:formula="of:=IF([.G45]=&quot;&quot;;(SUM([.G40:.K44])-INDEX([.A$2:.CV$2];1;[.M$8]+1))*INDEX([.A$2:.CV$2];1;[.M$8]+1)*[.U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A41]&lt;&gt;&quot;&quot;;IF(ISERROR(HLOOKUP([.A41];[.$A$6:.$CV$6];1;0));[.A41];&quot;-&quot;);&quot;&quot;)" office:value-type="string" office:string-value="-" calcext:value-type="string">
            <text:p>-</text:p>
          </table:table-cell>
          <table:table-cell table:formula="of:=IF([.B41]&lt;&gt;&quot;&quot;;IF(ISERROR(HLOOKUP([.B41];[.$A$6:.$CV$6];1;0));[.B41];&quot;-&quot;);&quot;&quot;)" office:value-type="string" office:string-value="-" calcext:value-type="string">
            <text:p>-</text:p>
          </table:table-cell>
          <table:table-cell table:formula="of:=IF([.C41]&lt;&gt;&quot;&quot;;IF(ISERROR(HLOOKUP([.C41];[.$A$6:.$CV$6];1;0));[.C41];&quot;-&quot;);&quot;&quot;)" office:value-type="string" office:string-value="-" calcext:value-type="string">
            <text:p>-</text:p>
          </table:table-cell>
          <table:table-cell table:formula="of:=IF([.D41]&lt;&gt;&quot;&quot;;IF(ISERROR(HLOOKUP([.D41];[.$A$6:.$CV$6];1;0));[.D41];&quot;-&quot;);&quot;&quot;)" office:value-type="string" office:string-value="-" calcext:value-type="string">
            <text:p>-</text:p>
          </table:table-cell>
          <table:table-cell table:formula="of:=IF([.E41]&lt;&gt;&quot;&quot;;IF(ISERROR(HLOOKUP([.E41];[.$A$6:.$CV$6];1;0));[.E4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]=&quot;&quot;;IF(ISERROR(FIND(&quot;-----&quot;;COM.MICROSOFT.CONCAT([.G41:.K41];&quot;X&quot;;[.G42:.K42];&quot;X&quot;;[.G43:.K43];&quot;X&quot;;[.G44:.K44];&quot;X&quot;;[.G45:.K45];&quot;X&quot;;[.G41:.G45];&quot;X&quot;;[.H41:.H45];&quot;X&quot;;[.I41:.I45];&quot;X&quot;;[.J41:.J45];&quot;X&quot;;[.K41:.K45];&quot;X&quot;;[.G45];[.H44];[.I43];[.J42];[.K41];&quot;X&quot;;[.G41];[.H42];[.I43];[.J44];[.K45])));0;1);&quot;&quot;)">
            <text:p/>
          </table:table-cell>
          <table:table-cell table:formula="of:=IF([.G46]=&quot;&quot;;SUM([.G41:.K45])*INDEX([.A$6:.CV$6];1;[.M$8])*[.O41];&quot;&quot;)">
            <text:p/>
          </table:table-cell>
          <table:table-cell table:number-columns-repeated="4"/>
          <table:table-cell table:formula="of:=IF([.O41]&lt;&gt;&quot;&quot;;ABS([.O41]-1);[.O41])">
            <text:p/>
          </table:table-cell>
          <table:table-cell table:formula="of:=IF([.G46]=&quot;&quot;;(SUM([.G41:.K45])-INDEX([.A$2:.CV$2];1;[.M$8]+1))*INDEX([.A$2:.CV$2];1;[.M$8]+1)*[.U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A42]&lt;&gt;&quot;&quot;;IF(ISERROR(HLOOKUP([.A42];[.$A$6:.$CV$6];1;0));[.A42];&quot;-&quot;);&quot;&quot;)" office:value-type="string" office:string-value="-" calcext:value-type="string">
            <text:p>-</text:p>
          </table:table-cell>
          <table:table-cell table:formula="of:=IF([.B42]&lt;&gt;&quot;&quot;;IF(ISERROR(HLOOKUP([.B42];[.$A$6:.$CV$6];1;0));[.B42];&quot;-&quot;);&quot;&quot;)" office:value-type="string" office:string-value="-" calcext:value-type="string">
            <text:p>-</text:p>
          </table:table-cell>
          <table:table-cell table:formula="of:=IF([.C42]&lt;&gt;&quot;&quot;;IF(ISERROR(HLOOKUP([.C42];[.$A$6:.$CV$6];1;0));[.C42];&quot;-&quot;);&quot;&quot;)" office:value-type="string" office:string-value="-" calcext:value-type="string">
            <text:p>-</text:p>
          </table:table-cell>
          <table:table-cell table:formula="of:=IF([.D42]&lt;&gt;&quot;&quot;;IF(ISERROR(HLOOKUP([.D42];[.$A$6:.$CV$6];1;0));[.D42];&quot;-&quot;);&quot;&quot;)" office:value-type="string" office:string-value="-" calcext:value-type="string">
            <text:p>-</text:p>
          </table:table-cell>
          <table:table-cell table:formula="of:=IF([.E42]&lt;&gt;&quot;&quot;;IF(ISERROR(HLOOKUP([.E42];[.$A$6:.$CV$6];1;0));[.E4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]=&quot;&quot;;IF(ISERROR(FIND(&quot;-----&quot;;COM.MICROSOFT.CONCAT([.G42:.K42];&quot;X&quot;;[.G43:.K43];&quot;X&quot;;[.G44:.K44];&quot;X&quot;;[.G45:.K45];&quot;X&quot;;[.G46:.K46];&quot;X&quot;;[.G42:.G46];&quot;X&quot;;[.H42:.H46];&quot;X&quot;;[.I42:.I46];&quot;X&quot;;[.J42:.J46];&quot;X&quot;;[.K42:.K46];&quot;X&quot;;[.G46];[.H45];[.I44];[.J43];[.K42];&quot;X&quot;;[.G42];[.H43];[.I44];[.J45];[.K46])));0;1);&quot;&quot;)">
            <text:p/>
          </table:table-cell>
          <table:table-cell table:formula="of:=IF([.G47]=&quot;&quot;;SUM([.G42:.K46])*INDEX([.A$6:.CV$6];1;[.M$8])*[.O42];&quot;&quot;)">
            <text:p/>
          </table:table-cell>
          <table:table-cell table:number-columns-repeated="4"/>
          <table:table-cell table:formula="of:=IF([.O42]&lt;&gt;&quot;&quot;;ABS([.O42]-1);[.O42])">
            <text:p/>
          </table:table-cell>
          <table:table-cell table:formula="of:=IF([.G47]=&quot;&quot;;(SUM([.G42:.K46])-INDEX([.A$2:.CV$2];1;[.M$8]+1))*INDEX([.A$2:.CV$2];1;[.M$8]+1)*[.U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[.A43]&lt;&gt;&quot;&quot;;IF(ISERROR(HLOOKUP([.A43];[.$A$6:.$CV$6];1;0));[.A43];&quot;-&quot;);&quot;&quot;)" office:value-type="string" office:string-value="-" calcext:value-type="string">
            <text:p>-</text:p>
          </table:table-cell>
          <table:table-cell table:formula="of:=IF([.B43]&lt;&gt;&quot;&quot;;IF(ISERROR(HLOOKUP([.B43];[.$A$6:.$CV$6];1;0));[.B43];&quot;-&quot;);&quot;&quot;)" office:value-type="string" office:string-value="-" calcext:value-type="string">
            <text:p>-</text:p>
          </table:table-cell>
          <table:table-cell table:formula="of:=IF([.C43]&lt;&gt;&quot;&quot;;IF(ISERROR(HLOOKUP([.C43];[.$A$6:.$CV$6];1;0));[.C43];&quot;-&quot;);&quot;&quot;)" office:value-type="string" office:string-value="-" calcext:value-type="string">
            <text:p>-</text:p>
          </table:table-cell>
          <table:table-cell table:formula="of:=IF([.D43]&lt;&gt;&quot;&quot;;IF(ISERROR(HLOOKUP([.D43];[.$A$6:.$CV$6];1;0));[.D43];&quot;-&quot;);&quot;&quot;)" office:value-type="string" office:string-value="-" calcext:value-type="string">
            <text:p>-</text:p>
          </table:table-cell>
          <table:table-cell table:formula="of:=IF([.E43]&lt;&gt;&quot;&quot;;IF(ISERROR(HLOOKUP([.E43];[.$A$6:.$CV$6];1;0));[.E43];&quot;-&quot;);&quot;&quot;)" office:value-type="float" office:value="78" calcext:value-type="float">
            <text:p>78</text:p>
          </table:table-cell>
          <table:table-cell table:number-columns-repeated="3"/>
          <table:table-cell table:formula="of:=IF([.G48]=&quot;&quot;;IF(ISERROR(FIND(&quot;-----&quot;;COM.MICROSOFT.CONCAT([.G43:.K43];&quot;X&quot;;[.G44:.K44];&quot;X&quot;;[.G45:.K45];&quot;X&quot;;[.G46:.K46];&quot;X&quot;;[.G47:.K47];&quot;X&quot;;[.G43:.G47];&quot;X&quot;;[.H43:.H47];&quot;X&quot;;[.I43:.I47];&quot;X&quot;;[.J43:.J47];&quot;X&quot;;[.K43:.K47];&quot;X&quot;;[.G47];[.H46];[.I45];[.J44];[.K43];&quot;X&quot;;[.G43];[.H44];[.I45];[.J46];[.K47])));0;1);&quot;&quot;)">
            <text:p/>
          </table:table-cell>
          <table:table-cell table:formula="of:=IF([.G48]=&quot;&quot;;SUM([.G43:.K47])*INDEX([.A$6:.CV$6];1;[.M$8])*[.O43];&quot;&quot;)">
            <text:p/>
          </table:table-cell>
          <table:table-cell table:number-columns-repeated="4"/>
          <table:table-cell table:formula="of:=IF([.O43]&lt;&gt;&quot;&quot;;ABS([.O43]-1);[.O43])">
            <text:p/>
          </table:table-cell>
          <table:table-cell table:formula="of:=IF([.G48]=&quot;&quot;;(SUM([.G43:.K47])-INDEX([.A$2:.CV$2];1;[.M$8]+1))*INDEX([.A$2:.CV$2];1;[.M$8]+1)*[.U4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4]&lt;&gt;&quot;&quot;;IF(ISERROR(HLOOKUP([.A44];[.$A$6:.$CV$6];1;0));[.A44];&quot;-&quot;);&quot;&quot;)">
            <text:p/>
          </table:table-cell>
          <table:table-cell table:formula="of:=IF([.B44]&lt;&gt;&quot;&quot;;IF(ISERROR(HLOOKUP([.B44];[.$A$6:.$CV$6];1;0));[.B44];&quot;-&quot;);&quot;&quot;)">
            <text:p/>
          </table:table-cell>
          <table:table-cell table:formula="of:=IF([.C44]&lt;&gt;&quot;&quot;;IF(ISERROR(HLOOKUP([.C44];[.$A$6:.$CV$6];1;0));[.C44];&quot;-&quot;);&quot;&quot;)">
            <text:p/>
          </table:table-cell>
          <table:table-cell table:formula="of:=IF([.D44]&lt;&gt;&quot;&quot;;IF(ISERROR(HLOOKUP([.D44];[.$A$6:.$CV$6];1;0));[.D44];&quot;-&quot;);&quot;&quot;)">
            <text:p/>
          </table:table-cell>
          <table:table-cell table:formula="of:=IF([.E44]&lt;&gt;&quot;&quot;;IF(ISERROR(HLOOKUP([.E44];[.$A$6:.$CV$6];1;0));[.E44];&quot;-&quot;);&quot;&quot;)">
            <text:p/>
          </table:table-cell>
          <table:table-cell table:number-columns-repeated="3"/>
          <table:table-cell table:formula="of:=IF([.G49]=&quot;&quot;;IF(ISERROR(FIND(&quot;-----&quot;;COM.MICROSOFT.CONCAT([.G44:.K44];&quot;X&quot;;[.G45:.K45];&quot;X&quot;;[.G46:.K46];&quot;X&quot;;[.G47:.K47];&quot;X&quot;;[.G48:.K48];&quot;X&quot;;[.G44:.G48];&quot;X&quot;;[.H44:.H48];&quot;X&quot;;[.I44:.I48];&quot;X&quot;;[.J44:.J48];&quot;X&quot;;[.K44:.K48];&quot;X&quot;;[.G48];[.H47];[.I46];[.J45];[.K44];&quot;X&quot;;[.G44];[.H45];[.I46];[.J47];[.K48])));0;1);&quot;&quot;)">
            <text:p/>
          </table:table-cell>
          <table:table-cell table:formula="of:=IF([.G49]=&quot;&quot;;SUM([.G44:.K48])*INDEX([.A$6:.CV$6];1;[.M$8])*[.O44];&quot;&quot;)">
            <text:p/>
          </table:table-cell>
          <table:table-cell table:number-columns-repeated="4"/>
          <table:table-cell table:formula="of:=IF([.O44]&lt;&gt;&quot;&quot;;ABS([.O44]-1);[.O44])">
            <text:p/>
          </table:table-cell>
          <table:table-cell table:formula="of:=IF([.G49]=&quot;&quot;;(SUM([.G44:.K48])-INDEX([.A$2:.CV$2];1;[.M$8]+1))*INDEX([.A$2:.CV$2];1;[.M$8]+1)*[.U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45]&lt;&gt;&quot;&quot;;IF(ISERROR(HLOOKUP([.A45];[.$A$6:.$CV$6];1;0));[.A45];&quot;-&quot;);&quot;&quot;)" office:value-type="string" office:string-value="-" calcext:value-type="string">
            <text:p>-</text:p>
          </table:table-cell>
          <table:table-cell table:formula="of:=IF([.B45]&lt;&gt;&quot;&quot;;IF(ISERROR(HLOOKUP([.B45];[.$A$6:.$CV$6];1;0));[.B45];&quot;-&quot;);&quot;&quot;)" office:value-type="string" office:string-value="-" calcext:value-type="string">
            <text:p>-</text:p>
          </table:table-cell>
          <table:table-cell table:formula="of:=IF([.C45]&lt;&gt;&quot;&quot;;IF(ISERROR(HLOOKUP([.C45];[.$A$6:.$CV$6];1;0));[.C45];&quot;-&quot;);&quot;&quot;)" office:value-type="string" office:string-value="-" calcext:value-type="string">
            <text:p>-</text:p>
          </table:table-cell>
          <table:table-cell table:formula="of:=IF([.D45]&lt;&gt;&quot;&quot;;IF(ISERROR(HLOOKUP([.D45];[.$A$6:.$CV$6];1;0));[.D45];&quot;-&quot;);&quot;&quot;)" office:value-type="string" office:string-value="-" calcext:value-type="string">
            <text:p>-</text:p>
          </table:table-cell>
          <table:table-cell table:formula="of:=IF([.E45]&lt;&gt;&quot;&quot;;IF(ISERROR(HLOOKUP([.E45];[.$A$6:.$CV$6];1;0));[.E4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]=&quot;&quot;;IF(ISERROR(FIND(&quot;-----&quot;;COM.MICROSOFT.CONCAT([.G45:.K45];&quot;X&quot;;[.G46:.K46];&quot;X&quot;;[.G47:.K47];&quot;X&quot;;[.G48:.K48];&quot;X&quot;;[.G49:.K49];&quot;X&quot;;[.G45:.G49];&quot;X&quot;;[.H45:.H49];&quot;X&quot;;[.I45:.I49];&quot;X&quot;;[.J45:.J49];&quot;X&quot;;[.K45:.K49];&quot;X&quot;;[.G49];[.H48];[.I47];[.J46];[.K45];&quot;X&quot;;[.G45];[.H46];[.I47];[.J48];[.K49])));0;1);&quot;&quot;)" office:value-type="float" office:value="1" calcext:value-type="float">
            <text:p>1</text:p>
          </table:table-cell>
          <table:table-cell table:formula="of:=IF([.G50]=&quot;&quot;;SUM([.G45:.K49])*INDEX([.A$6:.CV$6];1;[.M$8])*[.O45];&quot;&quot;)" office:value-type="float" office:value="24816" calcext:value-type="float">
            <text:p>24816</text:p>
          </table:table-cell>
          <table:table-cell table:number-columns-repeated="4"/>
          <table:table-cell table:formula="of:=IF([.O45]&lt;&gt;&quot;&quot;;ABS([.O45]-1);[.O45])" office:value-type="float" office:value="0" calcext:value-type="float">
            <text:p>0</text:p>
          </table:table-cell>
          <table:table-cell table:formula="of:=IF([.G50]=&quot;&quot;;(SUM([.G45:.K49])-INDEX([.A$2:.CV$2];1;[.M$8]+1))*INDEX([.A$2:.CV$2];1;[.M$8]+1)*[.U4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46]&lt;&gt;&quot;&quot;;IF(ISERROR(HLOOKUP([.A46];[.$A$6:.$CV$6];1;0));[.A46];&quot;-&quot;);&quot;&quot;)" office:value-type="string" office:string-value="-" calcext:value-type="string">
            <text:p>-</text:p>
          </table:table-cell>
          <table:table-cell table:formula="of:=IF([.B46]&lt;&gt;&quot;&quot;;IF(ISERROR(HLOOKUP([.B46];[.$A$6:.$CV$6];1;0));[.B46];&quot;-&quot;);&quot;&quot;)" office:value-type="string" office:string-value="-" calcext:value-type="string">
            <text:p>-</text:p>
          </table:table-cell>
          <table:table-cell table:formula="of:=IF([.C46]&lt;&gt;&quot;&quot;;IF(ISERROR(HLOOKUP([.C46];[.$A$6:.$CV$6];1;0));[.C46];&quot;-&quot;);&quot;&quot;)" office:value-type="string" office:string-value="-" calcext:value-type="string">
            <text:p>-</text:p>
          </table:table-cell>
          <table:table-cell table:formula="of:=IF([.D46]&lt;&gt;&quot;&quot;;IF(ISERROR(HLOOKUP([.D46];[.$A$6:.$CV$6];1;0));[.D46];&quot;-&quot;);&quot;&quot;)" office:value-type="float" office:value="52" calcext:value-type="float">
            <text:p>52</text:p>
          </table:table-cell>
          <table:table-cell table:formula="of:=IF([.E46]&lt;&gt;&quot;&quot;;IF(ISERROR(HLOOKUP([.E46];[.$A$6:.$CV$6];1;0));[.E4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]=&quot;&quot;;IF(ISERROR(FIND(&quot;-----&quot;;COM.MICROSOFT.CONCAT([.G46:.K46];&quot;X&quot;;[.G47:.K47];&quot;X&quot;;[.G48:.K48];&quot;X&quot;;[.G49:.K49];&quot;X&quot;;[.G50:.K50];&quot;X&quot;;[.G46:.G50];&quot;X&quot;;[.H46:.H50];&quot;X&quot;;[.I46:.I50];&quot;X&quot;;[.J46:.J50];&quot;X&quot;;[.K46:.K50];&quot;X&quot;;[.G50];[.H49];[.I48];[.J47];[.K46];&quot;X&quot;;[.G46];[.H47];[.I48];[.J49];[.K50])));0;1);&quot;&quot;)">
            <text:p/>
          </table:table-cell>
          <table:table-cell table:formula="of:=IF([.G51]=&quot;&quot;;SUM([.G46:.K50])*INDEX([.A$6:.CV$6];1;[.M$8])*[.O46];&quot;&quot;)">
            <text:p/>
          </table:table-cell>
          <table:table-cell table:number-columns-repeated="4"/>
          <table:table-cell table:formula="of:=IF([.O46]&lt;&gt;&quot;&quot;;ABS([.O46]-1);[.O46])">
            <text:p/>
          </table:table-cell>
          <table:table-cell table:formula="of:=IF([.G51]=&quot;&quot;;(SUM([.G46:.K50])-INDEX([.A$2:.CV$2];1;[.M$8]+1))*INDEX([.A$2:.CV$2];1;[.M$8]+1)*[.U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47]&lt;&gt;&quot;&quot;;IF(ISERROR(HLOOKUP([.A47];[.$A$6:.$CV$6];1;0));[.A47];&quot;-&quot;);&quot;&quot;)" office:value-type="string" office:string-value="-" calcext:value-type="string">
            <text:p>-</text:p>
          </table:table-cell>
          <table:table-cell table:formula="of:=IF([.B47]&lt;&gt;&quot;&quot;;IF(ISERROR(HLOOKUP([.B47];[.$A$6:.$CV$6];1;0));[.B47];&quot;-&quot;);&quot;&quot;)" office:value-type="string" office:string-value="-" calcext:value-type="string">
            <text:p>-</text:p>
          </table:table-cell>
          <table:table-cell table:formula="of:=IF([.C47]&lt;&gt;&quot;&quot;;IF(ISERROR(HLOOKUP([.C47];[.$A$6:.$CV$6];1;0));[.C47];&quot;-&quot;);&quot;&quot;)" office:value-type="float" office:value="83" calcext:value-type="float">
            <text:p>83</text:p>
          </table:table-cell>
          <table:table-cell table:formula="of:=IF([.D47]&lt;&gt;&quot;&quot;;IF(ISERROR(HLOOKUP([.D47];[.$A$6:.$CV$6];1;0));[.D47];&quot;-&quot;);&quot;&quot;)" office:value-type="float" office:value="25" calcext:value-type="float">
            <text:p>25</text:p>
          </table:table-cell>
          <table:table-cell table:formula="of:=IF([.E47]&lt;&gt;&quot;&quot;;IF(ISERROR(HLOOKUP([.E47];[.$A$6:.$CV$6];1;0));[.E4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]=&quot;&quot;;IF(ISERROR(FIND(&quot;-----&quot;;COM.MICROSOFT.CONCAT([.G47:.K47];&quot;X&quot;;[.G48:.K48];&quot;X&quot;;[.G49:.K49];&quot;X&quot;;[.G50:.K50];&quot;X&quot;;[.G51:.K51];&quot;X&quot;;[.G47:.G51];&quot;X&quot;;[.H47:.H51];&quot;X&quot;;[.I47:.I51];&quot;X&quot;;[.J47:.J51];&quot;X&quot;;[.K47:.K51];&quot;X&quot;;[.G51];[.H50];[.I49];[.J48];[.K47];&quot;X&quot;;[.G47];[.H48];[.I49];[.J50];[.K51])));0;1);&quot;&quot;)">
            <text:p/>
          </table:table-cell>
          <table:table-cell table:formula="of:=IF([.G52]=&quot;&quot;;SUM([.G47:.K51])*INDEX([.A$6:.CV$6];1;[.M$8])*[.O47];&quot;&quot;)">
            <text:p/>
          </table:table-cell>
          <table:table-cell table:number-columns-repeated="4"/>
          <table:table-cell table:formula="of:=IF([.O47]&lt;&gt;&quot;&quot;;ABS([.O47]-1);[.O47])">
            <text:p/>
          </table:table-cell>
          <table:table-cell table:formula="of:=IF([.G52]=&quot;&quot;;(SUM([.G47:.K51])-INDEX([.A$2:.CV$2];1;[.M$8]+1))*INDEX([.A$2:.CV$2];1;[.M$8]+1)*[.U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48]&lt;&gt;&quot;&quot;;IF(ISERROR(HLOOKUP([.A48];[.$A$6:.$CV$6];1;0));[.A48];&quot;-&quot;);&quot;&quot;)" office:value-type="string" office:string-value="-" calcext:value-type="string">
            <text:p>-</text:p>
          </table:table-cell>
          <table:table-cell table:formula="of:=IF([.B48]&lt;&gt;&quot;&quot;;IF(ISERROR(HLOOKUP([.B48];[.$A$6:.$CV$6];1;0));[.B48];&quot;-&quot;);&quot;&quot;)" office:value-type="string" office:string-value="-" calcext:value-type="string">
            <text:p>-</text:p>
          </table:table-cell>
          <table:table-cell table:formula="of:=IF([.C48]&lt;&gt;&quot;&quot;;IF(ISERROR(HLOOKUP([.C48];[.$A$6:.$CV$6];1;0));[.C48];&quot;-&quot;);&quot;&quot;)" office:value-type="string" office:string-value="-" calcext:value-type="string">
            <text:p>-</text:p>
          </table:table-cell>
          <table:table-cell table:formula="of:=IF([.D48]&lt;&gt;&quot;&quot;;IF(ISERROR(HLOOKUP([.D48];[.$A$6:.$CV$6];1;0));[.D48];&quot;-&quot;);&quot;&quot;)" office:value-type="string" office:string-value="-" calcext:value-type="string">
            <text:p>-</text:p>
          </table:table-cell>
          <table:table-cell table:formula="of:=IF([.E48]&lt;&gt;&quot;&quot;;IF(ISERROR(HLOOKUP([.E48];[.$A$6:.$CV$6];1;0));[.E48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53]=&quot;&quot;;IF(ISERROR(FIND(&quot;-----&quot;;COM.MICROSOFT.CONCAT([.G48:.K48];&quot;X&quot;;[.G49:.K49];&quot;X&quot;;[.G50:.K50];&quot;X&quot;;[.G51:.K51];&quot;X&quot;;[.G52:.K52];&quot;X&quot;;[.G48:.G52];&quot;X&quot;;[.H48:.H52];&quot;X&quot;;[.I48:.I52];&quot;X&quot;;[.J48:.J52];&quot;X&quot;;[.K48:.K52];&quot;X&quot;;[.G52];[.H51];[.I50];[.J49];[.K48];&quot;X&quot;;[.G48];[.H49];[.I50];[.J51];[.K52])));0;1);&quot;&quot;)">
            <text:p/>
          </table:table-cell>
          <table:table-cell table:formula="of:=IF([.G53]=&quot;&quot;;SUM([.G48:.K52])*INDEX([.A$6:.CV$6];1;[.M$8])*[.O48];&quot;&quot;)">
            <text:p/>
          </table:table-cell>
          <table:table-cell table:number-columns-repeated="4"/>
          <table:table-cell table:formula="of:=IF([.O48]&lt;&gt;&quot;&quot;;ABS([.O48]-1);[.O48])">
            <text:p/>
          </table:table-cell>
          <table:table-cell table:formula="of:=IF([.G53]=&quot;&quot;;(SUM([.G48:.K52])-INDEX([.A$2:.CV$2];1;[.M$8]+1))*INDEX([.A$2:.CV$2];1;[.M$8]+1)*[.U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49]&lt;&gt;&quot;&quot;;IF(ISERROR(HLOOKUP([.A49];[.$A$6:.$CV$6];1;0));[.A49];&quot;-&quot;);&quot;&quot;)" office:value-type="string" office:string-value="-" calcext:value-type="string">
            <text:p>-</text:p>
          </table:table-cell>
          <table:table-cell table:formula="of:=IF([.B49]&lt;&gt;&quot;&quot;;IF(ISERROR(HLOOKUP([.B49];[.$A$6:.$CV$6];1;0));[.B49];&quot;-&quot;);&quot;&quot;)" office:value-type="float" office:value="15" calcext:value-type="float">
            <text:p>15</text:p>
          </table:table-cell>
          <table:table-cell table:formula="of:=IF([.C49]&lt;&gt;&quot;&quot;;IF(ISERROR(HLOOKUP([.C49];[.$A$6:.$CV$6];1;0));[.C49];&quot;-&quot;);&quot;&quot;)" office:value-type="string" office:string-value="-" calcext:value-type="string">
            <text:p>-</text:p>
          </table:table-cell>
          <table:table-cell table:formula="of:=IF([.D49]&lt;&gt;&quot;&quot;;IF(ISERROR(HLOOKUP([.D49];[.$A$6:.$CV$6];1;0));[.D49];&quot;-&quot;);&quot;&quot;)" office:value-type="string" office:string-value="-" calcext:value-type="string">
            <text:p>-</text:p>
          </table:table-cell>
          <table:table-cell table:formula="of:=IF([.E49]&lt;&gt;&quot;&quot;;IF(ISERROR(HLOOKUP([.E49];[.$A$6:.$CV$6];1;0));[.E4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]=&quot;&quot;;IF(ISERROR(FIND(&quot;-----&quot;;COM.MICROSOFT.CONCAT([.G49:.K49];&quot;X&quot;;[.G50:.K50];&quot;X&quot;;[.G51:.K51];&quot;X&quot;;[.G52:.K52];&quot;X&quot;;[.G53:.K53];&quot;X&quot;;[.G49:.G53];&quot;X&quot;;[.H49:.H53];&quot;X&quot;;[.I49:.I53];&quot;X&quot;;[.J49:.J53];&quot;X&quot;;[.K49:.K53];&quot;X&quot;;[.G53];[.H52];[.I51];[.J50];[.K49];&quot;X&quot;;[.G49];[.H50];[.I51];[.J52];[.K53])));0;1);&quot;&quot;)">
            <text:p/>
          </table:table-cell>
          <table:table-cell table:formula="of:=IF([.G54]=&quot;&quot;;SUM([.G49:.K53])*INDEX([.A$6:.CV$6];1;[.M$8])*[.O49];&quot;&quot;)">
            <text:p/>
          </table:table-cell>
          <table:table-cell table:number-columns-repeated="4"/>
          <table:table-cell table:formula="of:=IF([.O49]&lt;&gt;&quot;&quot;;ABS([.O49]-1);[.O49])">
            <text:p/>
          </table:table-cell>
          <table:table-cell table:formula="of:=IF([.G54]=&quot;&quot;;(SUM([.G49:.K53])-INDEX([.A$2:.CV$2];1;[.M$8]+1))*INDEX([.A$2:.CV$2];1;[.M$8]+1)*[.U4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0]&lt;&gt;&quot;&quot;;IF(ISERROR(HLOOKUP([.A50];[.$A$6:.$CV$6];1;0));[.A50];&quot;-&quot;);&quot;&quot;)">
            <text:p/>
          </table:table-cell>
          <table:table-cell table:formula="of:=IF([.B50]&lt;&gt;&quot;&quot;;IF(ISERROR(HLOOKUP([.B50];[.$A$6:.$CV$6];1;0));[.B50];&quot;-&quot;);&quot;&quot;)">
            <text:p/>
          </table:table-cell>
          <table:table-cell table:formula="of:=IF([.C50]&lt;&gt;&quot;&quot;;IF(ISERROR(HLOOKUP([.C50];[.$A$6:.$CV$6];1;0));[.C50];&quot;-&quot;);&quot;&quot;)">
            <text:p/>
          </table:table-cell>
          <table:table-cell table:formula="of:=IF([.D50]&lt;&gt;&quot;&quot;;IF(ISERROR(HLOOKUP([.D50];[.$A$6:.$CV$6];1;0));[.D50];&quot;-&quot;);&quot;&quot;)">
            <text:p/>
          </table:table-cell>
          <table:table-cell table:formula="of:=IF([.E50]&lt;&gt;&quot;&quot;;IF(ISERROR(HLOOKUP([.E50];[.$A$6:.$CV$6];1;0));[.E50];&quot;-&quot;);&quot;&quot;)">
            <text:p/>
          </table:table-cell>
          <table:table-cell table:number-columns-repeated="3"/>
          <table:table-cell table:formula="of:=IF([.G55]=&quot;&quot;;IF(ISERROR(FIND(&quot;-----&quot;;COM.MICROSOFT.CONCAT([.G50:.K50];&quot;X&quot;;[.G51:.K51];&quot;X&quot;;[.G52:.K52];&quot;X&quot;;[.G53:.K53];&quot;X&quot;;[.G54:.K54];&quot;X&quot;;[.G50:.G54];&quot;X&quot;;[.H50:.H54];&quot;X&quot;;[.I50:.I54];&quot;X&quot;;[.J50:.J54];&quot;X&quot;;[.K50:.K54];&quot;X&quot;;[.G54];[.H53];[.I52];[.J51];[.K50];&quot;X&quot;;[.G50];[.H51];[.I52];[.J53];[.K54])));0;1);&quot;&quot;)">
            <text:p/>
          </table:table-cell>
          <table:table-cell table:formula="of:=IF([.G55]=&quot;&quot;;SUM([.G50:.K54])*INDEX([.A$6:.CV$6];1;[.M$8])*[.O50];&quot;&quot;)">
            <text:p/>
          </table:table-cell>
          <table:table-cell table:number-columns-repeated="4"/>
          <table:table-cell table:formula="of:=IF([.O50]&lt;&gt;&quot;&quot;;ABS([.O50]-1);[.O50])">
            <text:p/>
          </table:table-cell>
          <table:table-cell table:formula="of:=IF([.G55]=&quot;&quot;;(SUM([.G50:.K54])-INDEX([.A$2:.CV$2];1;[.M$8]+1))*INDEX([.A$2:.CV$2];1;[.M$8]+1)*[.U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A51]&lt;&gt;&quot;&quot;;IF(ISERROR(HLOOKUP([.A51];[.$A$6:.$CV$6];1;0));[.A51];&quot;-&quot;);&quot;&quot;)" office:value-type="string" office:string-value="-" calcext:value-type="string">
            <text:p>-</text:p>
          </table:table-cell>
          <table:table-cell table:formula="of:=IF([.B51]&lt;&gt;&quot;&quot;;IF(ISERROR(HLOOKUP([.B51];[.$A$6:.$CV$6];1;0));[.B51];&quot;-&quot;);&quot;&quot;)" office:value-type="string" office:string-value="-" calcext:value-type="string">
            <text:p>-</text:p>
          </table:table-cell>
          <table:table-cell table:formula="of:=IF([.C51]&lt;&gt;&quot;&quot;;IF(ISERROR(HLOOKUP([.C51];[.$A$6:.$CV$6];1;0));[.C51];&quot;-&quot;);&quot;&quot;)" office:value-type="string" office:string-value="-" calcext:value-type="string">
            <text:p>-</text:p>
          </table:table-cell>
          <table:table-cell table:formula="of:=IF([.D51]&lt;&gt;&quot;&quot;;IF(ISERROR(HLOOKUP([.D51];[.$A$6:.$CV$6];1;0));[.D51];&quot;-&quot;);&quot;&quot;)" office:value-type="string" office:string-value="-" calcext:value-type="string">
            <text:p>-</text:p>
          </table:table-cell>
          <table:table-cell table:formula="of:=IF([.E51]&lt;&gt;&quot;&quot;;IF(ISERROR(HLOOKUP([.E51];[.$A$6:.$CV$6];1;0));[.E5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]=&quot;&quot;;IF(ISERROR(FIND(&quot;-----&quot;;COM.MICROSOFT.CONCAT([.G51:.K51];&quot;X&quot;;[.G52:.K52];&quot;X&quot;;[.G53:.K53];&quot;X&quot;;[.G54:.K54];&quot;X&quot;;[.G55:.K55];&quot;X&quot;;[.G51:.G55];&quot;X&quot;;[.H51:.H55];&quot;X&quot;;[.I51:.I55];&quot;X&quot;;[.J51:.J55];&quot;X&quot;;[.K51:.K55];&quot;X&quot;;[.G55];[.H54];[.I53];[.J52];[.K51];&quot;X&quot;;[.G51];[.H52];[.I53];[.J54];[.K55])));0;1);&quot;&quot;)" office:value-type="float" office:value="1" calcext:value-type="float">
            <text:p>1</text:p>
          </table:table-cell>
          <table:table-cell table:formula="of:=IF([.G56]=&quot;&quot;;SUM([.G51:.K55])*INDEX([.A$6:.CV$6];1;[.M$8])*[.O51];&quot;&quot;)" office:value-type="float" office:value="10810" calcext:value-type="float">
            <text:p>10810</text:p>
          </table:table-cell>
          <table:table-cell table:number-columns-repeated="4"/>
          <table:table-cell table:formula="of:=IF([.O51]&lt;&gt;&quot;&quot;;ABS([.O51]-1);[.O51])" office:value-type="float" office:value="0" calcext:value-type="float">
            <text:p>0</text:p>
          </table:table-cell>
          <table:table-cell table:formula="of:=IF([.G56]=&quot;&quot;;(SUM([.G51:.K55])-INDEX([.A$2:.CV$2];1;[.M$8]+1))*INDEX([.A$2:.CV$2];1;[.M$8]+1)*[.U5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[.A52]&lt;&gt;&quot;&quot;;IF(ISERROR(HLOOKUP([.A52];[.$A$6:.$CV$6];1;0));[.A52];&quot;-&quot;);&quot;&quot;)" office:value-type="string" office:string-value="-" calcext:value-type="string">
            <text:p>-</text:p>
          </table:table-cell>
          <table:table-cell table:formula="of:=IF([.B52]&lt;&gt;&quot;&quot;;IF(ISERROR(HLOOKUP([.B52];[.$A$6:.$CV$6];1;0));[.B52];&quot;-&quot;);&quot;&quot;)" office:value-type="string" office:string-value="-" calcext:value-type="string">
            <text:p>-</text:p>
          </table:table-cell>
          <table:table-cell table:formula="of:=IF([.C52]&lt;&gt;&quot;&quot;;IF(ISERROR(HLOOKUP([.C52];[.$A$6:.$CV$6];1;0));[.C52];&quot;-&quot;);&quot;&quot;)" office:value-type="string" office:string-value="-" calcext:value-type="string">
            <text:p>-</text:p>
          </table:table-cell>
          <table:table-cell table:formula="of:=IF([.D52]&lt;&gt;&quot;&quot;;IF(ISERROR(HLOOKUP([.D52];[.$A$6:.$CV$6];1;0));[.D52];&quot;-&quot;);&quot;&quot;)" office:value-type="string" office:string-value="-" calcext:value-type="string">
            <text:p>-</text:p>
          </table:table-cell>
          <table:table-cell table:formula="of:=IF([.E52]&lt;&gt;&quot;&quot;;IF(ISERROR(HLOOKUP([.E52];[.$A$6:.$CV$6];1;0));[.E52];&quot;-&quot;);&quot;&quot;)" office:value-type="float" office:value="48" calcext:value-type="float">
            <text:p>48</text:p>
          </table:table-cell>
          <table:table-cell table:number-columns-repeated="3"/>
          <table:table-cell table:formula="of:=IF([.G57]=&quot;&quot;;IF(ISERROR(FIND(&quot;-----&quot;;COM.MICROSOFT.CONCAT([.G52:.K52];&quot;X&quot;;[.G53:.K53];&quot;X&quot;;[.G54:.K54];&quot;X&quot;;[.G55:.K55];&quot;X&quot;;[.G56:.K56];&quot;X&quot;;[.G52:.G56];&quot;X&quot;;[.H52:.H56];&quot;X&quot;;[.I52:.I56];&quot;X&quot;;[.J52:.J56];&quot;X&quot;;[.K52:.K56];&quot;X&quot;;[.G56];[.H55];[.I54];[.J53];[.K52];&quot;X&quot;;[.G52];[.H53];[.I54];[.J55];[.K56])));0;1);&quot;&quot;)">
            <text:p/>
          </table:table-cell>
          <table:table-cell table:formula="of:=IF([.G57]=&quot;&quot;;SUM([.G52:.K56])*INDEX([.A$6:.CV$6];1;[.M$8])*[.O52];&quot;&quot;)">
            <text:p/>
          </table:table-cell>
          <table:table-cell table:number-columns-repeated="4"/>
          <table:table-cell table:formula="of:=IF([.O52]&lt;&gt;&quot;&quot;;ABS([.O52]-1);[.O52])">
            <text:p/>
          </table:table-cell>
          <table:table-cell table:formula="of:=IF([.G57]=&quot;&quot;;(SUM([.G52:.K56])-INDEX([.A$2:.CV$2];1;[.M$8]+1))*INDEX([.A$2:.CV$2];1;[.M$8]+1)*[.U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53]&lt;&gt;&quot;&quot;;IF(ISERROR(HLOOKUP([.A53];[.$A$6:.$CV$6];1;0));[.A53];&quot;-&quot;);&quot;&quot;)" office:value-type="float" office:value="3" calcext:value-type="float">
            <text:p>3</text:p>
          </table:table-cell>
          <table:table-cell table:formula="of:=IF([.B53]&lt;&gt;&quot;&quot;;IF(ISERROR(HLOOKUP([.B53];[.$A$6:.$CV$6];1;0));[.B53];&quot;-&quot;);&quot;&quot;)" office:value-type="string" office:string-value="-" calcext:value-type="string">
            <text:p>-</text:p>
          </table:table-cell>
          <table:table-cell table:formula="of:=IF([.C53]&lt;&gt;&quot;&quot;;IF(ISERROR(HLOOKUP([.C53];[.$A$6:.$CV$6];1;0));[.C53];&quot;-&quot;);&quot;&quot;)" office:value-type="string" office:string-value="-" calcext:value-type="string">
            <text:p>-</text:p>
          </table:table-cell>
          <table:table-cell table:formula="of:=IF([.D53]&lt;&gt;&quot;&quot;;IF(ISERROR(HLOOKUP([.D53];[.$A$6:.$CV$6];1;0));[.D53];&quot;-&quot;);&quot;&quot;)" office:value-type="string" office:string-value="-" calcext:value-type="string">
            <text:p>-</text:p>
          </table:table-cell>
          <table:table-cell table:formula="of:=IF([.E53]&lt;&gt;&quot;&quot;;IF(ISERROR(HLOOKUP([.E53];[.$A$6:.$CV$6];1;0));[.E5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]=&quot;&quot;;IF(ISERROR(FIND(&quot;-----&quot;;COM.MICROSOFT.CONCAT([.G53:.K53];&quot;X&quot;;[.G54:.K54];&quot;X&quot;;[.G55:.K55];&quot;X&quot;;[.G56:.K56];&quot;X&quot;;[.G57:.K57];&quot;X&quot;;[.G53:.G57];&quot;X&quot;;[.H53:.H57];&quot;X&quot;;[.I53:.I57];&quot;X&quot;;[.J53:.J57];&quot;X&quot;;[.K53:.K57];&quot;X&quot;;[.G57];[.H56];[.I55];[.J54];[.K53];&quot;X&quot;;[.G53];[.H54];[.I55];[.J56];[.K57])));0;1);&quot;&quot;)">
            <text:p/>
          </table:table-cell>
          <table:table-cell table:formula="of:=IF([.G58]=&quot;&quot;;SUM([.G53:.K57])*INDEX([.A$6:.CV$6];1;[.M$8])*[.O53];&quot;&quot;)">
            <text:p/>
          </table:table-cell>
          <table:table-cell table:number-columns-repeated="4"/>
          <table:table-cell table:formula="of:=IF([.O53]&lt;&gt;&quot;&quot;;ABS([.O53]-1);[.O53])">
            <text:p/>
          </table:table-cell>
          <table:table-cell table:formula="of:=IF([.G58]=&quot;&quot;;(SUM([.G53:.K57])-INDEX([.A$2:.CV$2];1;[.M$8]+1))*INDEX([.A$2:.CV$2];1;[.M$8]+1)*[.U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A54]&lt;&gt;&quot;&quot;;IF(ISERROR(HLOOKUP([.A54];[.$A$6:.$CV$6];1;0));[.A54];&quot;-&quot;);&quot;&quot;)" office:value-type="string" office:string-value="-" calcext:value-type="string">
            <text:p>-</text:p>
          </table:table-cell>
          <table:table-cell table:formula="of:=IF([.B54]&lt;&gt;&quot;&quot;;IF(ISERROR(HLOOKUP([.B54];[.$A$6:.$CV$6];1;0));[.B54];&quot;-&quot;);&quot;&quot;)" office:value-type="string" office:string-value="-" calcext:value-type="string">
            <text:p>-</text:p>
          </table:table-cell>
          <table:table-cell table:formula="of:=IF([.C54]&lt;&gt;&quot;&quot;;IF(ISERROR(HLOOKUP([.C54];[.$A$6:.$CV$6];1;0));[.C54];&quot;-&quot;);&quot;&quot;)" office:value-type="string" office:string-value="-" calcext:value-type="string">
            <text:p>-</text:p>
          </table:table-cell>
          <table:table-cell table:formula="of:=IF([.D54]&lt;&gt;&quot;&quot;;IF(ISERROR(HLOOKUP([.D54];[.$A$6:.$CV$6];1;0));[.D54];&quot;-&quot;);&quot;&quot;)" office:value-type="float" office:value="47" calcext:value-type="float">
            <text:p>47</text:p>
          </table:table-cell>
          <table:table-cell table:formula="of:=IF([.E54]&lt;&gt;&quot;&quot;;IF(ISERROR(HLOOKUP([.E54];[.$A$6:.$CV$6];1;0));[.E5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]=&quot;&quot;;IF(ISERROR(FIND(&quot;-----&quot;;COM.MICROSOFT.CONCAT([.G54:.K54];&quot;X&quot;;[.G55:.K55];&quot;X&quot;;[.G56:.K56];&quot;X&quot;;[.G57:.K57];&quot;X&quot;;[.G58:.K58];&quot;X&quot;;[.G54:.G58];&quot;X&quot;;[.H54:.H58];&quot;X&quot;;[.I54:.I58];&quot;X&quot;;[.J54:.J58];&quot;X&quot;;[.K54:.K58];&quot;X&quot;;[.G58];[.H57];[.I56];[.J55];[.K54];&quot;X&quot;;[.G54];[.H55];[.I56];[.J57];[.K58])));0;1);&quot;&quot;)">
            <text:p/>
          </table:table-cell>
          <table:table-cell table:formula="of:=IF([.G59]=&quot;&quot;;SUM([.G54:.K58])*INDEX([.A$6:.CV$6];1;[.M$8])*[.O54];&quot;&quot;)">
            <text:p/>
          </table:table-cell>
          <table:table-cell table:number-columns-repeated="4"/>
          <table:table-cell table:formula="of:=IF([.O54]&lt;&gt;&quot;&quot;;ABS([.O54]-1);[.O54])">
            <text:p/>
          </table:table-cell>
          <table:table-cell table:formula="of:=IF([.G59]=&quot;&quot;;(SUM([.G54:.K58])-INDEX([.A$2:.CV$2];1;[.M$8]+1))*INDEX([.A$2:.CV$2];1;[.M$8]+1)*[.U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55]&lt;&gt;&quot;&quot;;IF(ISERROR(HLOOKUP([.A55];[.$A$6:.$CV$6];1;0));[.A55];&quot;-&quot;);&quot;&quot;)" office:value-type="string" office:string-value="-" calcext:value-type="string">
            <text:p>-</text:p>
          </table:table-cell>
          <table:table-cell table:formula="of:=IF([.B55]&lt;&gt;&quot;&quot;;IF(ISERROR(HLOOKUP([.B55];[.$A$6:.$CV$6];1;0));[.B55];&quot;-&quot;);&quot;&quot;)" office:value-type="string" office:string-value="-" calcext:value-type="string">
            <text:p>-</text:p>
          </table:table-cell>
          <table:table-cell table:formula="of:=IF([.C55]&lt;&gt;&quot;&quot;;IF(ISERROR(HLOOKUP([.C55];[.$A$6:.$CV$6];1;0));[.C55];&quot;-&quot;);&quot;&quot;)" office:value-type="float" office:value="17" calcext:value-type="float">
            <text:p>17</text:p>
          </table:table-cell>
          <table:table-cell table:formula="of:=IF([.D55]&lt;&gt;&quot;&quot;;IF(ISERROR(HLOOKUP([.D55];[.$A$6:.$CV$6];1;0));[.D55];&quot;-&quot;);&quot;&quot;)" office:value-type="string" office:string-value="-" calcext:value-type="string">
            <text:p>-</text:p>
          </table:table-cell>
          <table:table-cell table:formula="of:=IF([.E55]&lt;&gt;&quot;&quot;;IF(ISERROR(HLOOKUP([.E55];[.$A$6:.$CV$6];1;0));[.E5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]=&quot;&quot;;IF(ISERROR(FIND(&quot;-----&quot;;COM.MICROSOFT.CONCAT([.G55:.K55];&quot;X&quot;;[.G56:.K56];&quot;X&quot;;[.G57:.K57];&quot;X&quot;;[.G58:.K58];&quot;X&quot;;[.G59:.K59];&quot;X&quot;;[.G55:.G59];&quot;X&quot;;[.H55:.H59];&quot;X&quot;;[.I55:.I59];&quot;X&quot;;[.J55:.J59];&quot;X&quot;;[.K55:.K59];&quot;X&quot;;[.G59];[.H58];[.I57];[.J56];[.K55];&quot;X&quot;;[.G55];[.H56];[.I57];[.J58];[.K59])));0;1);&quot;&quot;)">
            <text:p/>
          </table:table-cell>
          <table:table-cell table:formula="of:=IF([.G60]=&quot;&quot;;SUM([.G55:.K59])*INDEX([.A$6:.CV$6];1;[.M$8])*[.O55];&quot;&quot;)">
            <text:p/>
          </table:table-cell>
          <table:table-cell table:number-columns-repeated="4"/>
          <table:table-cell table:formula="of:=IF([.O55]&lt;&gt;&quot;&quot;;ABS([.O55]-1);[.O55])">
            <text:p/>
          </table:table-cell>
          <table:table-cell table:formula="of:=IF([.G60]=&quot;&quot;;(SUM([.G55:.K59])-INDEX([.A$2:.CV$2];1;[.M$8]+1))*INDEX([.A$2:.CV$2];1;[.M$8]+1)*[.U5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6]&lt;&gt;&quot;&quot;;IF(ISERROR(HLOOKUP([.A56];[.$A$6:.$CV$6];1;0));[.A56];&quot;-&quot;);&quot;&quot;)">
            <text:p/>
          </table:table-cell>
          <table:table-cell table:formula="of:=IF([.B56]&lt;&gt;&quot;&quot;;IF(ISERROR(HLOOKUP([.B56];[.$A$6:.$CV$6];1;0));[.B56];&quot;-&quot;);&quot;&quot;)">
            <text:p/>
          </table:table-cell>
          <table:table-cell table:formula="of:=IF([.C56]&lt;&gt;&quot;&quot;;IF(ISERROR(HLOOKUP([.C56];[.$A$6:.$CV$6];1;0));[.C56];&quot;-&quot;);&quot;&quot;)">
            <text:p/>
          </table:table-cell>
          <table:table-cell table:formula="of:=IF([.D56]&lt;&gt;&quot;&quot;;IF(ISERROR(HLOOKUP([.D56];[.$A$6:.$CV$6];1;0));[.D56];&quot;-&quot;);&quot;&quot;)">
            <text:p/>
          </table:table-cell>
          <table:table-cell table:formula="of:=IF([.E56]&lt;&gt;&quot;&quot;;IF(ISERROR(HLOOKUP([.E56];[.$A$6:.$CV$6];1;0));[.E56];&quot;-&quot;);&quot;&quot;)">
            <text:p/>
          </table:table-cell>
          <table:table-cell table:number-columns-repeated="3"/>
          <table:table-cell table:formula="of:=IF([.G61]=&quot;&quot;;IF(ISERROR(FIND(&quot;-----&quot;;COM.MICROSOFT.CONCAT([.G56:.K56];&quot;X&quot;;[.G57:.K57];&quot;X&quot;;[.G58:.K58];&quot;X&quot;;[.G59:.K59];&quot;X&quot;;[.G60:.K60];&quot;X&quot;;[.G56:.G60];&quot;X&quot;;[.H56:.H60];&quot;X&quot;;[.I56:.I60];&quot;X&quot;;[.J56:.J60];&quot;X&quot;;[.K56:.K60];&quot;X&quot;;[.G60];[.H59];[.I58];[.J57];[.K56];&quot;X&quot;;[.G56];[.H57];[.I58];[.J59];[.K60])));0;1);&quot;&quot;)">
            <text:p/>
          </table:table-cell>
          <table:table-cell table:formula="of:=IF([.G61]=&quot;&quot;;SUM([.G56:.K60])*INDEX([.A$6:.CV$6];1;[.M$8])*[.O56];&quot;&quot;)">
            <text:p/>
          </table:table-cell>
          <table:table-cell table:number-columns-repeated="4"/>
          <table:table-cell table:formula="of:=IF([.O56]&lt;&gt;&quot;&quot;;ABS([.O56]-1);[.O56])">
            <text:p/>
          </table:table-cell>
          <table:table-cell table:formula="of:=IF([.G61]=&quot;&quot;;(SUM([.G56:.K60])-INDEX([.A$2:.CV$2];1;[.M$8]+1))*INDEX([.A$2:.CV$2];1;[.M$8]+1)*[.U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A57]&lt;&gt;&quot;&quot;;IF(ISERROR(HLOOKUP([.A57];[.$A$6:.$CV$6];1;0));[.A57];&quot;-&quot;);&quot;&quot;)" office:value-type="string" office:string-value="-" calcext:value-type="string">
            <text:p>-</text:p>
          </table:table-cell>
          <table:table-cell table:formula="of:=IF([.B57]&lt;&gt;&quot;&quot;;IF(ISERROR(HLOOKUP([.B57];[.$A$6:.$CV$6];1;0));[.B57];&quot;-&quot;);&quot;&quot;)" office:value-type="float" office:value="13" calcext:value-type="float">
            <text:p>13</text:p>
          </table:table-cell>
          <table:table-cell table:formula="of:=IF([.C57]&lt;&gt;&quot;&quot;;IF(ISERROR(HLOOKUP([.C57];[.$A$6:.$CV$6];1;0));[.C57];&quot;-&quot;);&quot;&quot;)" office:value-type="string" office:string-value="-" calcext:value-type="string">
            <text:p>-</text:p>
          </table:table-cell>
          <table:table-cell table:formula="of:=IF([.D57]&lt;&gt;&quot;&quot;;IF(ISERROR(HLOOKUP([.D57];[.$A$6:.$CV$6];1;0));[.D57];&quot;-&quot;);&quot;&quot;)" office:value-type="string" office:string-value="-" calcext:value-type="string">
            <text:p>-</text:p>
          </table:table-cell>
          <table:table-cell table:formula="of:=IF([.E57]&lt;&gt;&quot;&quot;;IF(ISERROR(HLOOKUP([.E57];[.$A$6:.$CV$6];1;0));[.E5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2]=&quot;&quot;;IF(ISERROR(FIND(&quot;-----&quot;;COM.MICROSOFT.CONCAT([.G57:.K57];&quot;X&quot;;[.G58:.K58];&quot;X&quot;;[.G59:.K59];&quot;X&quot;;[.G60:.K60];&quot;X&quot;;[.G61:.K61];&quot;X&quot;;[.G57:.G61];&quot;X&quot;;[.H57:.H61];&quot;X&quot;;[.I57:.I61];&quot;X&quot;;[.J57:.J61];&quot;X&quot;;[.K57:.K61];&quot;X&quot;;[.G61];[.H60];[.I59];[.J58];[.K57];&quot;X&quot;;[.G57];[.H58];[.I59];[.J60];[.K61])));0;1);&quot;&quot;)" office:value-type="float" office:value="1" calcext:value-type="float">
            <text:p>1</text:p>
          </table:table-cell>
          <table:table-cell table:formula="of:=IF([.G62]=&quot;&quot;;SUM([.G57:.K61])*INDEX([.A$6:.CV$6];1;[.M$8])*[.O57];&quot;&quot;)" office:value-type="float" office:value="11374" calcext:value-type="float">
            <text:p>11374</text:p>
          </table:table-cell>
          <table:table-cell table:number-columns-repeated="4"/>
          <table:table-cell table:formula="of:=IF([.O57]&lt;&gt;&quot;&quot;;ABS([.O57]-1);[.O57])" office:value-type="float" office:value="0" calcext:value-type="float">
            <text:p>0</text:p>
          </table:table-cell>
          <table:table-cell table:formula="of:=IF([.G62]=&quot;&quot;;(SUM([.G57:.K61])-INDEX([.A$2:.CV$2];1;[.M$8]+1))*INDEX([.A$2:.CV$2];1;[.M$8]+1)*[.U5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[.A58]&lt;&gt;&quot;&quot;;IF(ISERROR(HLOOKUP([.A58];[.$A$6:.$CV$6];1;0));[.A58];&quot;-&quot;);&quot;&quot;)" office:value-type="float" office:value="83" calcext:value-type="float">
            <text:p>83</text:p>
          </table:table-cell>
          <table:table-cell table:formula="of:=IF([.B58]&lt;&gt;&quot;&quot;;IF(ISERROR(HLOOKUP([.B58];[.$A$6:.$CV$6];1;0));[.B58];&quot;-&quot;);&quot;&quot;)" office:value-type="string" office:string-value="-" calcext:value-type="string">
            <text:p>-</text:p>
          </table:table-cell>
          <table:table-cell table:formula="of:=IF([.C58]&lt;&gt;&quot;&quot;;IF(ISERROR(HLOOKUP([.C58];[.$A$6:.$CV$6];1;0));[.C58];&quot;-&quot;);&quot;&quot;)" office:value-type="string" office:string-value="-" calcext:value-type="string">
            <text:p>-</text:p>
          </table:table-cell>
          <table:table-cell table:formula="of:=IF([.D58]&lt;&gt;&quot;&quot;;IF(ISERROR(HLOOKUP([.D58];[.$A$6:.$CV$6];1;0));[.D58];&quot;-&quot;);&quot;&quot;)" office:value-type="string" office:string-value="-" calcext:value-type="string">
            <text:p>-</text:p>
          </table:table-cell>
          <table:table-cell table:formula="of:=IF([.E58]&lt;&gt;&quot;&quot;;IF(ISERROR(HLOOKUP([.E58];[.$A$6:.$CV$6];1;0));[.E5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3]=&quot;&quot;;IF(ISERROR(FIND(&quot;-----&quot;;COM.MICROSOFT.CONCAT([.G58:.K58];&quot;X&quot;;[.G59:.K59];&quot;X&quot;;[.G60:.K60];&quot;X&quot;;[.G61:.K61];&quot;X&quot;;[.G62:.K62];&quot;X&quot;;[.G58:.G62];&quot;X&quot;;[.H58:.H62];&quot;X&quot;;[.I58:.I62];&quot;X&quot;;[.J58:.J62];&quot;X&quot;;[.K58:.K62];&quot;X&quot;;[.G62];[.H61];[.I60];[.J59];[.K58];&quot;X&quot;;[.G58];[.H59];[.I60];[.J61];[.K62])));0;1);&quot;&quot;)">
            <text:p/>
          </table:table-cell>
          <table:table-cell table:formula="of:=IF([.G63]=&quot;&quot;;SUM([.G58:.K62])*INDEX([.A$6:.CV$6];1;[.M$8])*[.O58];&quot;&quot;)">
            <text:p/>
          </table:table-cell>
          <table:table-cell table:number-columns-repeated="4"/>
          <table:table-cell table:formula="of:=IF([.O58]&lt;&gt;&quot;&quot;;ABS([.O58]-1);[.O58])">
            <text:p/>
          </table:table-cell>
          <table:table-cell table:formula="of:=IF([.G63]=&quot;&quot;;(SUM([.G58:.K62])-INDEX([.A$2:.CV$2];1;[.M$8]+1))*INDEX([.A$2:.CV$2];1;[.M$8]+1)*[.U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59]&lt;&gt;&quot;&quot;;IF(ISERROR(HLOOKUP([.A59];[.$A$6:.$CV$6];1;0));[.A59];&quot;-&quot;);&quot;&quot;)" office:value-type="string" office:string-value="-" calcext:value-type="string">
            <text:p>-</text:p>
          </table:table-cell>
          <table:table-cell table:formula="of:=IF([.B59]&lt;&gt;&quot;&quot;;IF(ISERROR(HLOOKUP([.B59];[.$A$6:.$CV$6];1;0));[.B59];&quot;-&quot;);&quot;&quot;)" office:value-type="string" office:string-value="-" calcext:value-type="string">
            <text:p>-</text:p>
          </table:table-cell>
          <table:table-cell table:formula="of:=IF([.C59]&lt;&gt;&quot;&quot;;IF(ISERROR(HLOOKUP([.C59];[.$A$6:.$CV$6];1;0));[.C59];&quot;-&quot;);&quot;&quot;)" office:value-type="string" office:string-value="-" calcext:value-type="string">
            <text:p>-</text:p>
          </table:table-cell>
          <table:table-cell table:formula="of:=IF([.D59]&lt;&gt;&quot;&quot;;IF(ISERROR(HLOOKUP([.D59];[.$A$6:.$CV$6];1;0));[.D59];&quot;-&quot;);&quot;&quot;)" office:value-type="string" office:string-value="-" calcext:value-type="string">
            <text:p>-</text:p>
          </table:table-cell>
          <table:table-cell table:formula="of:=IF([.E59]&lt;&gt;&quot;&quot;;IF(ISERROR(HLOOKUP([.E59];[.$A$6:.$CV$6];1;0));[.E5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4]=&quot;&quot;;IF(ISERROR(FIND(&quot;-----&quot;;COM.MICROSOFT.CONCAT([.G59:.K59];&quot;X&quot;;[.G60:.K60];&quot;X&quot;;[.G61:.K61];&quot;X&quot;;[.G62:.K62];&quot;X&quot;;[.G63:.K63];&quot;X&quot;;[.G59:.G63];&quot;X&quot;;[.H59:.H63];&quot;X&quot;;[.I59:.I63];&quot;X&quot;;[.J59:.J63];&quot;X&quot;;[.K59:.K63];&quot;X&quot;;[.G63];[.H62];[.I61];[.J60];[.K59];&quot;X&quot;;[.G59];[.H60];[.I61];[.J62];[.K63])));0;1);&quot;&quot;)">
            <text:p/>
          </table:table-cell>
          <table:table-cell table:formula="of:=IF([.G64]=&quot;&quot;;SUM([.G59:.K63])*INDEX([.A$6:.CV$6];1;[.M$8])*[.O59];&quot;&quot;)">
            <text:p/>
          </table:table-cell>
          <table:table-cell table:number-columns-repeated="4"/>
          <table:table-cell table:formula="of:=IF([.O59]&lt;&gt;&quot;&quot;;ABS([.O59]-1);[.O59])">
            <text:p/>
          </table:table-cell>
          <table:table-cell table:formula="of:=IF([.G64]=&quot;&quot;;(SUM([.G59:.K63])-INDEX([.A$2:.CV$2];1;[.M$8]+1))*INDEX([.A$2:.CV$2];1;[.M$8]+1)*[.U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A60]&lt;&gt;&quot;&quot;;IF(ISERROR(HLOOKUP([.A60];[.$A$6:.$CV$6];1;0));[.A60];&quot;-&quot;);&quot;&quot;)" office:value-type="string" office:string-value="-" calcext:value-type="string">
            <text:p>-</text:p>
          </table:table-cell>
          <table:table-cell table:formula="of:=IF([.B60]&lt;&gt;&quot;&quot;;IF(ISERROR(HLOOKUP([.B60];[.$A$6:.$CV$6];1;0));[.B60];&quot;-&quot;);&quot;&quot;)" office:value-type="float" office:value="25" calcext:value-type="float">
            <text:p>25</text:p>
          </table:table-cell>
          <table:table-cell table:formula="of:=IF([.C60]&lt;&gt;&quot;&quot;;IF(ISERROR(HLOOKUP([.C60];[.$A$6:.$CV$6];1;0));[.C60];&quot;-&quot;);&quot;&quot;)" office:value-type="string" office:string-value="-" calcext:value-type="string">
            <text:p>-</text:p>
          </table:table-cell>
          <table:table-cell table:formula="of:=IF([.D60]&lt;&gt;&quot;&quot;;IF(ISERROR(HLOOKUP([.D60];[.$A$6:.$CV$6];1;0));[.D60];&quot;-&quot;);&quot;&quot;)" office:value-type="string" office:string-value="-" calcext:value-type="string">
            <text:p>-</text:p>
          </table:table-cell>
          <table:table-cell table:formula="of:=IF([.E60]&lt;&gt;&quot;&quot;;IF(ISERROR(HLOOKUP([.E60];[.$A$6:.$CV$6];1;0));[.E6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5]=&quot;&quot;;IF(ISERROR(FIND(&quot;-----&quot;;COM.MICROSOFT.CONCAT([.G60:.K60];&quot;X&quot;;[.G61:.K61];&quot;X&quot;;[.G62:.K62];&quot;X&quot;;[.G63:.K63];&quot;X&quot;;[.G64:.K64];&quot;X&quot;;[.G60:.G64];&quot;X&quot;;[.H60:.H64];&quot;X&quot;;[.I60:.I64];&quot;X&quot;;[.J60:.J64];&quot;X&quot;;[.K60:.K64];&quot;X&quot;;[.G64];[.H63];[.I62];[.J61];[.K60];&quot;X&quot;;[.G60];[.H61];[.I62];[.J63];[.K64])));0;1);&quot;&quot;)">
            <text:p/>
          </table:table-cell>
          <table:table-cell table:formula="of:=IF([.G65]=&quot;&quot;;SUM([.G60:.K64])*INDEX([.A$6:.CV$6];1;[.M$8])*[.O60];&quot;&quot;)">
            <text:p/>
          </table:table-cell>
          <table:table-cell table:number-columns-repeated="4"/>
          <table:table-cell table:formula="of:=IF([.O60]&lt;&gt;&quot;&quot;;ABS([.O60]-1);[.O60])">
            <text:p/>
          </table:table-cell>
          <table:table-cell table:formula="of:=IF([.G65]=&quot;&quot;;(SUM([.G60:.K64])-INDEX([.A$2:.CV$2];1;[.M$8]+1))*INDEX([.A$2:.CV$2];1;[.M$8]+1)*[.U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1]&lt;&gt;&quot;&quot;;IF(ISERROR(HLOOKUP([.A61];[.$A$6:.$CV$6];1;0));[.A61];&quot;-&quot;);&quot;&quot;)" office:value-type="string" office:string-value="-" calcext:value-type="string">
            <text:p>-</text:p>
          </table:table-cell>
          <table:table-cell table:formula="of:=IF([.B61]&lt;&gt;&quot;&quot;;IF(ISERROR(HLOOKUP([.B61];[.$A$6:.$CV$6];1;0));[.B61];&quot;-&quot;);&quot;&quot;)" office:value-type="string" office:string-value="-" calcext:value-type="string">
            <text:p>-</text:p>
          </table:table-cell>
          <table:table-cell table:formula="of:=IF([.C61]&lt;&gt;&quot;&quot;;IF(ISERROR(HLOOKUP([.C61];[.$A$6:.$CV$6];1;0));[.C61];&quot;-&quot;);&quot;&quot;)" office:value-type="string" office:string-value="-" calcext:value-type="string">
            <text:p>-</text:p>
          </table:table-cell>
          <table:table-cell table:formula="of:=IF([.D61]&lt;&gt;&quot;&quot;;IF(ISERROR(HLOOKUP([.D61];[.$A$6:.$CV$6];1;0));[.D61];&quot;-&quot;);&quot;&quot;)" office:value-type="string" office:string-value="-" calcext:value-type="string">
            <text:p>-</text:p>
          </table:table-cell>
          <table:table-cell table:formula="of:=IF([.E61]&lt;&gt;&quot;&quot;;IF(ISERROR(HLOOKUP([.E61];[.$A$6:.$CV$6];1;0));[.E6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6]=&quot;&quot;;IF(ISERROR(FIND(&quot;-----&quot;;COM.MICROSOFT.CONCAT([.G61:.K61];&quot;X&quot;;[.G62:.K62];&quot;X&quot;;[.G63:.K63];&quot;X&quot;;[.G64:.K64];&quot;X&quot;;[.G65:.K65];&quot;X&quot;;[.G61:.G65];&quot;X&quot;;[.H61:.H65];&quot;X&quot;;[.I61:.I65];&quot;X&quot;;[.J61:.J65];&quot;X&quot;;[.K61:.K65];&quot;X&quot;;[.G65];[.H64];[.I63];[.J62];[.K61];&quot;X&quot;;[.G61];[.H62];[.I63];[.J64];[.K65])));0;1);&quot;&quot;)">
            <text:p/>
          </table:table-cell>
          <table:table-cell table:formula="of:=IF([.G66]=&quot;&quot;;SUM([.G61:.K65])*INDEX([.A$6:.CV$6];1;[.M$8])*[.O61];&quot;&quot;)">
            <text:p/>
          </table:table-cell>
          <table:table-cell table:number-columns-repeated="4"/>
          <table:table-cell table:formula="of:=IF([.O61]&lt;&gt;&quot;&quot;;ABS([.O61]-1);[.O61])">
            <text:p/>
          </table:table-cell>
          <table:table-cell table:formula="of:=IF([.G66]=&quot;&quot;;(SUM([.G61:.K65])-INDEX([.A$2:.CV$2];1;[.M$8]+1))*INDEX([.A$2:.CV$2];1;[.M$8]+1)*[.U6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62]&lt;&gt;&quot;&quot;;IF(ISERROR(HLOOKUP([.A62];[.$A$6:.$CV$6];1;0));[.A62];&quot;-&quot;);&quot;&quot;)">
            <text:p/>
          </table:table-cell>
          <table:table-cell table:formula="of:=IF([.B62]&lt;&gt;&quot;&quot;;IF(ISERROR(HLOOKUP([.B62];[.$A$6:.$CV$6];1;0));[.B62];&quot;-&quot;);&quot;&quot;)">
            <text:p/>
          </table:table-cell>
          <table:table-cell table:formula="of:=IF([.C62]&lt;&gt;&quot;&quot;;IF(ISERROR(HLOOKUP([.C62];[.$A$6:.$CV$6];1;0));[.C62];&quot;-&quot;);&quot;&quot;)">
            <text:p/>
          </table:table-cell>
          <table:table-cell table:formula="of:=IF([.D62]&lt;&gt;&quot;&quot;;IF(ISERROR(HLOOKUP([.D62];[.$A$6:.$CV$6];1;0));[.D62];&quot;-&quot;);&quot;&quot;)">
            <text:p/>
          </table:table-cell>
          <table:table-cell table:formula="of:=IF([.E62]&lt;&gt;&quot;&quot;;IF(ISERROR(HLOOKUP([.E62];[.$A$6:.$CV$6];1;0));[.E62];&quot;-&quot;);&quot;&quot;)">
            <text:p/>
          </table:table-cell>
          <table:table-cell table:number-columns-repeated="3"/>
          <table:table-cell table:formula="of:=IF([.G67]=&quot;&quot;;IF(ISERROR(FIND(&quot;-----&quot;;COM.MICROSOFT.CONCAT([.G62:.K62];&quot;X&quot;;[.G63:.K63];&quot;X&quot;;[.G64:.K64];&quot;X&quot;;[.G65:.K65];&quot;X&quot;;[.G66:.K66];&quot;X&quot;;[.G62:.G66];&quot;X&quot;;[.H62:.H66];&quot;X&quot;;[.I62:.I66];&quot;X&quot;;[.J62:.J66];&quot;X&quot;;[.K62:.K66];&quot;X&quot;;[.G66];[.H65];[.I64];[.J63];[.K62];&quot;X&quot;;[.G62];[.H63];[.I64];[.J65];[.K66])));0;1);&quot;&quot;)">
            <text:p/>
          </table:table-cell>
          <table:table-cell table:formula="of:=IF([.G67]=&quot;&quot;;SUM([.G62:.K66])*INDEX([.A$6:.CV$6];1;[.M$8])*[.O62];&quot;&quot;)">
            <text:p/>
          </table:table-cell>
          <table:table-cell table:number-columns-repeated="4"/>
          <table:table-cell table:formula="of:=IF([.O62]&lt;&gt;&quot;&quot;;ABS([.O62]-1);[.O62])">
            <text:p/>
          </table:table-cell>
          <table:table-cell table:formula="of:=IF([.G67]=&quot;&quot;;(SUM([.G62:.K66])-INDEX([.A$2:.CV$2];1;[.M$8]+1))*INDEX([.A$2:.CV$2];1;[.M$8]+1)*[.U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A63]&lt;&gt;&quot;&quot;;IF(ISERROR(HLOOKUP([.A63];[.$A$6:.$CV$6];1;0));[.A63];&quot;-&quot;);&quot;&quot;)" office:value-type="string" office:string-value="-" calcext:value-type="string">
            <text:p>-</text:p>
          </table:table-cell>
          <table:table-cell table:formula="of:=IF([.B63]&lt;&gt;&quot;&quot;;IF(ISERROR(HLOOKUP([.B63];[.$A$6:.$CV$6];1;0));[.B63];&quot;-&quot;);&quot;&quot;)" office:value-type="string" office:string-value="-" calcext:value-type="string">
            <text:p>-</text:p>
          </table:table-cell>
          <table:table-cell table:formula="of:=IF([.C63]&lt;&gt;&quot;&quot;;IF(ISERROR(HLOOKUP([.C63];[.$A$6:.$CV$6];1;0));[.C63];&quot;-&quot;);&quot;&quot;)" office:value-type="string" office:string-value="-" calcext:value-type="string">
            <text:p>-</text:p>
          </table:table-cell>
          <table:table-cell table:formula="of:=IF([.D63]&lt;&gt;&quot;&quot;;IF(ISERROR(HLOOKUP([.D63];[.$A$6:.$CV$6];1;0));[.D63];&quot;-&quot;);&quot;&quot;)" office:value-type="string" office:string-value="-" calcext:value-type="string">
            <text:p>-</text:p>
          </table:table-cell>
          <table:table-cell table:formula="of:=IF([.E63]&lt;&gt;&quot;&quot;;IF(ISERROR(HLOOKUP([.E63];[.$A$6:.$CV$6];1;0));[.E6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8]=&quot;&quot;;IF(ISERROR(FIND(&quot;-----&quot;;COM.MICROSOFT.CONCAT([.G63:.K63];&quot;X&quot;;[.G64:.K64];&quot;X&quot;;[.G65:.K65];&quot;X&quot;;[.G66:.K66];&quot;X&quot;;[.G67:.K67];&quot;X&quot;;[.G63:.G67];&quot;X&quot;;[.H63:.H67];&quot;X&quot;;[.I63:.I67];&quot;X&quot;;[.J63:.J67];&quot;X&quot;;[.K63:.K67];&quot;X&quot;;[.G67];[.H66];[.I65];[.J64];[.K63];&quot;X&quot;;[.G63];[.H64];[.I65];[.J66];[.K67])));0;1);&quot;&quot;)" office:value-type="float" office:value="1" calcext:value-type="float">
            <text:p>1</text:p>
          </table:table-cell>
          <table:table-cell table:formula="of:=IF([.G68]=&quot;&quot;;SUM([.G63:.K67])*INDEX([.A$6:.CV$6];1;[.M$8])*[.O63];&quot;&quot;)" office:value-type="float" office:value="8836" calcext:value-type="float">
            <text:p>8836</text:p>
          </table:table-cell>
          <table:table-cell table:number-columns-repeated="4"/>
          <table:table-cell table:formula="of:=IF([.O63]&lt;&gt;&quot;&quot;;ABS([.O63]-1);[.O63])" office:value-type="float" office:value="0" calcext:value-type="float">
            <text:p>0</text:p>
          </table:table-cell>
          <table:table-cell table:formula="of:=IF([.G68]=&quot;&quot;;(SUM([.G63:.K67])-INDEX([.A$2:.CV$2];1;[.M$8]+1))*INDEX([.A$2:.CV$2];1;[.M$8]+1)*[.U6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[.A64]&lt;&gt;&quot;&quot;;IF(ISERROR(HLOOKUP([.A64];[.$A$6:.$CV$6];1;0));[.A64];&quot;-&quot;);&quot;&quot;)" office:value-type="string" office:string-value="-" calcext:value-type="string">
            <text:p>-</text:p>
          </table:table-cell>
          <table:table-cell table:formula="of:=IF([.B64]&lt;&gt;&quot;&quot;;IF(ISERROR(HLOOKUP([.B64];[.$A$6:.$CV$6];1;0));[.B64];&quot;-&quot;);&quot;&quot;)" office:value-type="string" office:string-value="-" calcext:value-type="string">
            <text:p>-</text:p>
          </table:table-cell>
          <table:table-cell table:formula="of:=IF([.C64]&lt;&gt;&quot;&quot;;IF(ISERROR(HLOOKUP([.C64];[.$A$6:.$CV$6];1;0));[.C64];&quot;-&quot;);&quot;&quot;)" office:value-type="string" office:string-value="-" calcext:value-type="string">
            <text:p>-</text:p>
          </table:table-cell>
          <table:table-cell table:formula="of:=IF([.D64]&lt;&gt;&quot;&quot;;IF(ISERROR(HLOOKUP([.D64];[.$A$6:.$CV$6];1;0));[.D64];&quot;-&quot;);&quot;&quot;)" office:value-type="string" office:string-value="-" calcext:value-type="string">
            <text:p>-</text:p>
          </table:table-cell>
          <table:table-cell table:formula="of:=IF([.E64]&lt;&gt;&quot;&quot;;IF(ISERROR(HLOOKUP([.E64];[.$A$6:.$CV$6];1;0));[.E6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9]=&quot;&quot;;IF(ISERROR(FIND(&quot;-----&quot;;COM.MICROSOFT.CONCAT([.G64:.K64];&quot;X&quot;;[.G65:.K65];&quot;X&quot;;[.G66:.K66];&quot;X&quot;;[.G67:.K67];&quot;X&quot;;[.G68:.K68];&quot;X&quot;;[.G64:.G68];&quot;X&quot;;[.H64:.H68];&quot;X&quot;;[.I64:.I68];&quot;X&quot;;[.J64:.J68];&quot;X&quot;;[.K64:.K68];&quot;X&quot;;[.G68];[.H67];[.I66];[.J65];[.K64];&quot;X&quot;;[.G64];[.H65];[.I66];[.J67];[.K68])));0;1);&quot;&quot;)">
            <text:p/>
          </table:table-cell>
          <table:table-cell table:formula="of:=IF([.G69]=&quot;&quot;;SUM([.G64:.K68])*INDEX([.A$6:.CV$6];1;[.M$8])*[.O64];&quot;&quot;)">
            <text:p/>
          </table:table-cell>
          <table:table-cell table:number-columns-repeated="4"/>
          <table:table-cell table:formula="of:=IF([.O64]&lt;&gt;&quot;&quot;;ABS([.O64]-1);[.O64])">
            <text:p/>
          </table:table-cell>
          <table:table-cell table:formula="of:=IF([.G69]=&quot;&quot;;(SUM([.G64:.K68])-INDEX([.A$2:.CV$2];1;[.M$8]+1))*INDEX([.A$2:.CV$2];1;[.M$8]+1)*[.U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65]&lt;&gt;&quot;&quot;;IF(ISERROR(HLOOKUP([.A65];[.$A$6:.$CV$6];1;0));[.A65];&quot;-&quot;);&quot;&quot;)" office:value-type="string" office:string-value="-" calcext:value-type="string">
            <text:p>-</text:p>
          </table:table-cell>
          <table:table-cell table:formula="of:=IF([.B65]&lt;&gt;&quot;&quot;;IF(ISERROR(HLOOKUP([.B65];[.$A$6:.$CV$6];1;0));[.B65];&quot;-&quot;);&quot;&quot;)" office:value-type="string" office:string-value="-" calcext:value-type="string">
            <text:p>-</text:p>
          </table:table-cell>
          <table:table-cell table:formula="of:=IF([.C65]&lt;&gt;&quot;&quot;;IF(ISERROR(HLOOKUP([.C65];[.$A$6:.$CV$6];1;0));[.C65];&quot;-&quot;);&quot;&quot;)" office:value-type="string" office:string-value="-" calcext:value-type="string">
            <text:p>-</text:p>
          </table:table-cell>
          <table:table-cell table:formula="of:=IF([.D65]&lt;&gt;&quot;&quot;;IF(ISERROR(HLOOKUP([.D65];[.$A$6:.$CV$6];1;0));[.D65];&quot;-&quot;);&quot;&quot;)" office:value-type="float" office:value="89" calcext:value-type="float">
            <text:p>89</text:p>
          </table:table-cell>
          <table:table-cell table:formula="of:=IF([.E65]&lt;&gt;&quot;&quot;;IF(ISERROR(HLOOKUP([.E65];[.$A$6:.$CV$6];1;0));[.E6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70]=&quot;&quot;;IF(ISERROR(FIND(&quot;-----&quot;;COM.MICROSOFT.CONCAT([.G65:.K65];&quot;X&quot;;[.G66:.K66];&quot;X&quot;;[.G67:.K67];&quot;X&quot;;[.G68:.K68];&quot;X&quot;;[.G69:.K69];&quot;X&quot;;[.G65:.G69];&quot;X&quot;;[.H65:.H69];&quot;X&quot;;[.I65:.I69];&quot;X&quot;;[.J65:.J69];&quot;X&quot;;[.K65:.K69];&quot;X&quot;;[.G69];[.H68];[.I67];[.J66];[.K65];&quot;X&quot;;[.G65];[.H66];[.I67];[.J68];[.K69])));0;1);&quot;&quot;)">
            <text:p/>
          </table:table-cell>
          <table:table-cell table:formula="of:=IF([.G70]=&quot;&quot;;SUM([.G65:.K69])*INDEX([.A$6:.CV$6];1;[.M$8])*[.O65];&quot;&quot;)">
            <text:p/>
          </table:table-cell>
          <table:table-cell table:number-columns-repeated="4"/>
          <table:table-cell table:formula="of:=IF([.O65]&lt;&gt;&quot;&quot;;ABS([.O65]-1);[.O65])">
            <text:p/>
          </table:table-cell>
          <table:table-cell table:formula="of:=IF([.G70]=&quot;&quot;;(SUM([.G65:.K69])-INDEX([.A$2:.CV$2];1;[.M$8]+1))*INDEX([.A$2:.CV$2];1;[.M$8]+1)*[.U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[.A66]&lt;&gt;&quot;&quot;;IF(ISERROR(HLOOKUP([.A66];[.$A$6:.$CV$6];1;0));[.A66];&quot;-&quot;);&quot;&quot;)" office:value-type="string" office:string-value="-" calcext:value-type="string">
            <text:p>-</text:p>
          </table:table-cell>
          <table:table-cell table:formula="of:=IF([.B66]&lt;&gt;&quot;&quot;;IF(ISERROR(HLOOKUP([.B66];[.$A$6:.$CV$6];1;0));[.B66];&quot;-&quot;);&quot;&quot;)" office:value-type="string" office:string-value="-" calcext:value-type="string">
            <text:p>-</text:p>
          </table:table-cell>
          <table:table-cell table:formula="of:=IF([.C66]&lt;&gt;&quot;&quot;;IF(ISERROR(HLOOKUP([.C66];[.$A$6:.$CV$6];1;0));[.C66];&quot;-&quot;);&quot;&quot;)" office:value-type="string" office:string-value="-" calcext:value-type="string">
            <text:p>-</text:p>
          </table:table-cell>
          <table:table-cell table:formula="of:=IF([.D66]&lt;&gt;&quot;&quot;;IF(ISERROR(HLOOKUP([.D66];[.$A$6:.$CV$6];1;0));[.D66];&quot;-&quot;);&quot;&quot;)" office:value-type="string" office:string-value="-" calcext:value-type="string">
            <text:p>-</text:p>
          </table:table-cell>
          <table:table-cell table:formula="of:=IF([.E66]&lt;&gt;&quot;&quot;;IF(ISERROR(HLOOKUP([.E66];[.$A$6:.$CV$6];1;0));[.E6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71]=&quot;&quot;;IF(ISERROR(FIND(&quot;-----&quot;;COM.MICROSOFT.CONCAT([.G66:.K66];&quot;X&quot;;[.G67:.K67];&quot;X&quot;;[.G68:.K68];&quot;X&quot;;[.G69:.K69];&quot;X&quot;;[.G70:.K70];&quot;X&quot;;[.G66:.G70];&quot;X&quot;;[.H66:.H70];&quot;X&quot;;[.I66:.I70];&quot;X&quot;;[.J66:.J70];&quot;X&quot;;[.K66:.K70];&quot;X&quot;;[.G70];[.H69];[.I68];[.J67];[.K66];&quot;X&quot;;[.G66];[.H67];[.I68];[.J69];[.K70])));0;1);&quot;&quot;)">
            <text:p/>
          </table:table-cell>
          <table:table-cell table:formula="of:=IF([.G71]=&quot;&quot;;SUM([.G66:.K70])*INDEX([.A$6:.CV$6];1;[.M$8])*[.O66];&quot;&quot;)">
            <text:p/>
          </table:table-cell>
          <table:table-cell table:number-columns-repeated="4"/>
          <table:table-cell table:formula="of:=IF([.O66]&lt;&gt;&quot;&quot;;ABS([.O66]-1);[.O66])">
            <text:p/>
          </table:table-cell>
          <table:table-cell table:formula="of:=IF([.G71]=&quot;&quot;;(SUM([.G66:.K70])-INDEX([.A$2:.CV$2];1;[.M$8]+1))*INDEX([.A$2:.CV$2];1;[.M$8]+1)*[.U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67]&lt;&gt;&quot;&quot;;IF(ISERROR(HLOOKUP([.A67];[.$A$6:.$CV$6];1;0));[.A67];&quot;-&quot;);&quot;&quot;)" office:value-type="string" office:string-value="-" calcext:value-type="string">
            <text:p>-</text:p>
          </table:table-cell>
          <table:table-cell table:formula="of:=IF([.B67]&lt;&gt;&quot;&quot;;IF(ISERROR(HLOOKUP([.B67];[.$A$6:.$CV$6];1;0));[.B67];&quot;-&quot;);&quot;&quot;)" office:value-type="string" office:string-value="-" calcext:value-type="string">
            <text:p>-</text:p>
          </table:table-cell>
          <table:table-cell table:formula="of:=IF([.C67]&lt;&gt;&quot;&quot;;IF(ISERROR(HLOOKUP([.C67];[.$A$6:.$CV$6];1;0));[.C67];&quot;-&quot;);&quot;&quot;)" office:value-type="string" office:string-value="-" calcext:value-type="string">
            <text:p>-</text:p>
          </table:table-cell>
          <table:table-cell table:formula="of:=IF([.D67]&lt;&gt;&quot;&quot;;IF(ISERROR(HLOOKUP([.D67];[.$A$6:.$CV$6];1;0));[.D67];&quot;-&quot;);&quot;&quot;)" office:value-type="string" office:string-value="-" calcext:value-type="string">
            <text:p>-</text:p>
          </table:table-cell>
          <table:table-cell table:formula="of:=IF([.E67]&lt;&gt;&quot;&quot;;IF(ISERROR(HLOOKUP([.E67];[.$A$6:.$CV$6];1;0));[.E67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72]=&quot;&quot;;IF(ISERROR(FIND(&quot;-----&quot;;COM.MICROSOFT.CONCAT([.G67:.K67];&quot;X&quot;;[.G68:.K68];&quot;X&quot;;[.G69:.K69];&quot;X&quot;;[.G70:.K70];&quot;X&quot;;[.G71:.K71];&quot;X&quot;;[.G67:.G71];&quot;X&quot;;[.H67:.H71];&quot;X&quot;;[.I67:.I71];&quot;X&quot;;[.J67:.J71];&quot;X&quot;;[.K67:.K71];&quot;X&quot;;[.G71];[.H70];[.I69];[.J68];[.K67];&quot;X&quot;;[.G67];[.H68];[.I69];[.J70];[.K71])));0;1);&quot;&quot;)">
            <text:p/>
          </table:table-cell>
          <table:table-cell table:formula="of:=IF([.G72]=&quot;&quot;;SUM([.G67:.K71])*INDEX([.A$6:.CV$6];1;[.M$8])*[.O67];&quot;&quot;)">
            <text:p/>
          </table:table-cell>
          <table:table-cell table:number-columns-repeated="4"/>
          <table:table-cell table:formula="of:=IF([.O67]&lt;&gt;&quot;&quot;;ABS([.O67]-1);[.O67])">
            <text:p/>
          </table:table-cell>
          <table:table-cell table:formula="of:=IF([.G72]=&quot;&quot;;(SUM([.G67:.K71])-INDEX([.A$2:.CV$2];1;[.M$8]+1))*INDEX([.A$2:.CV$2];1;[.M$8]+1)*[.U6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68]&lt;&gt;&quot;&quot;;IF(ISERROR(HLOOKUP([.A68];[.$A$6:.$CV$6];1;0));[.A68];&quot;-&quot;);&quot;&quot;)">
            <text:p/>
          </table:table-cell>
          <table:table-cell table:formula="of:=IF([.B68]&lt;&gt;&quot;&quot;;IF(ISERROR(HLOOKUP([.B68];[.$A$6:.$CV$6];1;0));[.B68];&quot;-&quot;);&quot;&quot;)">
            <text:p/>
          </table:table-cell>
          <table:table-cell table:formula="of:=IF([.C68]&lt;&gt;&quot;&quot;;IF(ISERROR(HLOOKUP([.C68];[.$A$6:.$CV$6];1;0));[.C68];&quot;-&quot;);&quot;&quot;)">
            <text:p/>
          </table:table-cell>
          <table:table-cell table:formula="of:=IF([.D68]&lt;&gt;&quot;&quot;;IF(ISERROR(HLOOKUP([.D68];[.$A$6:.$CV$6];1;0));[.D68];&quot;-&quot;);&quot;&quot;)">
            <text:p/>
          </table:table-cell>
          <table:table-cell table:formula="of:=IF([.E68]&lt;&gt;&quot;&quot;;IF(ISERROR(HLOOKUP([.E68];[.$A$6:.$CV$6];1;0));[.E68];&quot;-&quot;);&quot;&quot;)">
            <text:p/>
          </table:table-cell>
          <table:table-cell table:number-columns-repeated="3"/>
          <table:table-cell table:formula="of:=IF([.G73]=&quot;&quot;;IF(ISERROR(FIND(&quot;-----&quot;;COM.MICROSOFT.CONCAT([.G68:.K68];&quot;X&quot;;[.G69:.K69];&quot;X&quot;;[.G70:.K70];&quot;X&quot;;[.G71:.K71];&quot;X&quot;;[.G72:.K72];&quot;X&quot;;[.G68:.G72];&quot;X&quot;;[.H68:.H72];&quot;X&quot;;[.I68:.I72];&quot;X&quot;;[.J68:.J72];&quot;X&quot;;[.K68:.K72];&quot;X&quot;;[.G72];[.H71];[.I70];[.J69];[.K68];&quot;X&quot;;[.G68];[.H69];[.I70];[.J71];[.K72])));0;1);&quot;&quot;)">
            <text:p/>
          </table:table-cell>
          <table:table-cell table:formula="of:=IF([.G73]=&quot;&quot;;SUM([.G68:.K72])*INDEX([.A$6:.CV$6];1;[.M$8])*[.O68];&quot;&quot;)">
            <text:p/>
          </table:table-cell>
          <table:table-cell table:number-columns-repeated="4"/>
          <table:table-cell table:formula="of:=IF([.O68]&lt;&gt;&quot;&quot;;ABS([.O68]-1);[.O68])">
            <text:p/>
          </table:table-cell>
          <table:table-cell table:formula="of:=IF([.G73]=&quot;&quot;;(SUM([.G68:.K72])-INDEX([.A$2:.CV$2];1;[.M$8]+1))*INDEX([.A$2:.CV$2];1;[.M$8]+1)*[.U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A69]&lt;&gt;&quot;&quot;;IF(ISERROR(HLOOKUP([.A69];[.$A$6:.$CV$6];1;0));[.A69];&quot;-&quot;);&quot;&quot;)" office:value-type="string" office:string-value="-" calcext:value-type="string">
            <text:p>-</text:p>
          </table:table-cell>
          <table:table-cell table:formula="of:=IF([.B69]&lt;&gt;&quot;&quot;;IF(ISERROR(HLOOKUP([.B69];[.$A$6:.$CV$6];1;0));[.B69];&quot;-&quot;);&quot;&quot;)" office:value-type="string" office:string-value="-" calcext:value-type="string">
            <text:p>-</text:p>
          </table:table-cell>
          <table:table-cell table:formula="of:=IF([.C69]&lt;&gt;&quot;&quot;;IF(ISERROR(HLOOKUP([.C69];[.$A$6:.$CV$6];1;0));[.C69];&quot;-&quot;);&quot;&quot;)" office:value-type="string" office:string-value="-" calcext:value-type="string">
            <text:p>-</text:p>
          </table:table-cell>
          <table:table-cell table:formula="of:=IF([.D69]&lt;&gt;&quot;&quot;;IF(ISERROR(HLOOKUP([.D69];[.$A$6:.$CV$6];1;0));[.D69];&quot;-&quot;);&quot;&quot;)" office:value-type="float" office:value="76" calcext:value-type="float">
            <text:p>76</text:p>
          </table:table-cell>
          <table:table-cell table:formula="of:=IF([.E69]&lt;&gt;&quot;&quot;;IF(ISERROR(HLOOKUP([.E69];[.$A$6:.$CV$6];1;0));[.E6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74]=&quot;&quot;;IF(ISERROR(FIND(&quot;-----&quot;;COM.MICROSOFT.CONCAT([.G69:.K69];&quot;X&quot;;[.G70:.K70];&quot;X&quot;;[.G71:.K71];&quot;X&quot;;[.G72:.K72];&quot;X&quot;;[.G73:.K73];&quot;X&quot;;[.G69:.G73];&quot;X&quot;;[.H69:.H73];&quot;X&quot;;[.I69:.I73];&quot;X&quot;;[.J69:.J73];&quot;X&quot;;[.K69:.K73];&quot;X&quot;;[.G73];[.H72];[.I71];[.J70];[.K69];&quot;X&quot;;[.G69];[.H70];[.I71];[.J72];[.K73])));0;1);&quot;&quot;)" office:value-type="float" office:value="1" calcext:value-type="float">
            <text:p>1</text:p>
          </table:table-cell>
          <table:table-cell table:formula="of:=IF([.G74]=&quot;&quot;;SUM([.G69:.K73])*INDEX([.A$6:.CV$6];1;[.M$8])*[.O69];&quot;&quot;)" office:value-type="float" office:value="14570" calcext:value-type="float">
            <text:p>14570</text:p>
          </table:table-cell>
          <table:table-cell table:number-columns-repeated="4"/>
          <table:table-cell table:formula="of:=IF([.O69]&lt;&gt;&quot;&quot;;ABS([.O69]-1);[.O69])" office:value-type="float" office:value="0" calcext:value-type="float">
            <text:p>0</text:p>
          </table:table-cell>
          <table:table-cell table:formula="of:=IF([.G74]=&quot;&quot;;(SUM([.G69:.K73])-INDEX([.A$2:.CV$2];1;[.M$8]+1))*INDEX([.A$2:.CV$2];1;[.M$8]+1)*[.U6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A70]&lt;&gt;&quot;&quot;;IF(ISERROR(HLOOKUP([.A70];[.$A$6:.$CV$6];1;0));[.A70];&quot;-&quot;);&quot;&quot;)" office:value-type="string" office:string-value="-" calcext:value-type="string">
            <text:p>-</text:p>
          </table:table-cell>
          <table:table-cell table:formula="of:=IF([.B70]&lt;&gt;&quot;&quot;;IF(ISERROR(HLOOKUP([.B70];[.$A$6:.$CV$6];1;0));[.B70];&quot;-&quot;);&quot;&quot;)" office:value-type="string" office:string-value="-" calcext:value-type="string">
            <text:p>-</text:p>
          </table:table-cell>
          <table:table-cell table:formula="of:=IF([.C70]&lt;&gt;&quot;&quot;;IF(ISERROR(HLOOKUP([.C70];[.$A$6:.$CV$6];1;0));[.C70];&quot;-&quot;);&quot;&quot;)" office:value-type="string" office:string-value="-" calcext:value-type="string">
            <text:p>-</text:p>
          </table:table-cell>
          <table:table-cell table:formula="of:=IF([.D70]&lt;&gt;&quot;&quot;;IF(ISERROR(HLOOKUP([.D70];[.$A$6:.$CV$6];1;0));[.D70];&quot;-&quot;);&quot;&quot;)" office:value-type="string" office:string-value="-" calcext:value-type="string">
            <text:p>-</text:p>
          </table:table-cell>
          <table:table-cell table:formula="of:=IF([.E70]&lt;&gt;&quot;&quot;;IF(ISERROR(HLOOKUP([.E70];[.$A$6:.$CV$6];1;0));[.E7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75]=&quot;&quot;;IF(ISERROR(FIND(&quot;-----&quot;;COM.MICROSOFT.CONCAT([.G70:.K70];&quot;X&quot;;[.G71:.K71];&quot;X&quot;;[.G72:.K72];&quot;X&quot;;[.G73:.K73];&quot;X&quot;;[.G74:.K74];&quot;X&quot;;[.G70:.G74];&quot;X&quot;;[.H70:.H74];&quot;X&quot;;[.I70:.I74];&quot;X&quot;;[.J70:.J74];&quot;X&quot;;[.K70:.K74];&quot;X&quot;;[.G74];[.H73];[.I72];[.J71];[.K70];&quot;X&quot;;[.G70];[.H71];[.I72];[.J73];[.K74])));0;1);&quot;&quot;)">
            <text:p/>
          </table:table-cell>
          <table:table-cell table:formula="of:=IF([.G75]=&quot;&quot;;SUM([.G70:.K74])*INDEX([.A$6:.CV$6];1;[.M$8])*[.O70];&quot;&quot;)">
            <text:p/>
          </table:table-cell>
          <table:table-cell table:number-columns-repeated="4"/>
          <table:table-cell table:formula="of:=IF([.O70]&lt;&gt;&quot;&quot;;ABS([.O70]-1);[.O70])">
            <text:p/>
          </table:table-cell>
          <table:table-cell table:formula="of:=IF([.G75]=&quot;&quot;;(SUM([.G70:.K74])-INDEX([.A$2:.CV$2];1;[.M$8]+1))*INDEX([.A$2:.CV$2];1;[.M$8]+1)*[.U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A71]&lt;&gt;&quot;&quot;;IF(ISERROR(HLOOKUP([.A71];[.$A$6:.$CV$6];1;0));[.A71];&quot;-&quot;);&quot;&quot;)" office:value-type="string" office:string-value="-" calcext:value-type="string">
            <text:p>-</text:p>
          </table:table-cell>
          <table:table-cell table:formula="of:=IF([.B71]&lt;&gt;&quot;&quot;;IF(ISERROR(HLOOKUP([.B71];[.$A$6:.$CV$6];1;0));[.B71];&quot;-&quot;);&quot;&quot;)" office:value-type="string" office:string-value="-" calcext:value-type="string">
            <text:p>-</text:p>
          </table:table-cell>
          <table:table-cell table:formula="of:=IF([.C71]&lt;&gt;&quot;&quot;;IF(ISERROR(HLOOKUP([.C71];[.$A$6:.$CV$6];1;0));[.C71];&quot;-&quot;);&quot;&quot;)" office:value-type="string" office:string-value="-" calcext:value-type="string">
            <text:p>-</text:p>
          </table:table-cell>
          <table:table-cell table:formula="of:=IF([.D71]&lt;&gt;&quot;&quot;;IF(ISERROR(HLOOKUP([.D71];[.$A$6:.$CV$6];1;0));[.D71];&quot;-&quot;);&quot;&quot;)" office:value-type="float" office:value="15" calcext:value-type="float">
            <text:p>15</text:p>
          </table:table-cell>
          <table:table-cell table:formula="of:=IF([.E71]&lt;&gt;&quot;&quot;;IF(ISERROR(HLOOKUP([.E71];[.$A$6:.$CV$6];1;0));[.E7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76]=&quot;&quot;;IF(ISERROR(FIND(&quot;-----&quot;;COM.MICROSOFT.CONCAT([.G71:.K71];&quot;X&quot;;[.G72:.K72];&quot;X&quot;;[.G73:.K73];&quot;X&quot;;[.G74:.K74];&quot;X&quot;;[.G75:.K75];&quot;X&quot;;[.G71:.G75];&quot;X&quot;;[.H71:.H75];&quot;X&quot;;[.I71:.I75];&quot;X&quot;;[.J71:.J75];&quot;X&quot;;[.K71:.K75];&quot;X&quot;;[.G75];[.H74];[.I73];[.J72];[.K71];&quot;X&quot;;[.G71];[.H72];[.I73];[.J74];[.K75])));0;1);&quot;&quot;)">
            <text:p/>
          </table:table-cell>
          <table:table-cell table:formula="of:=IF([.G76]=&quot;&quot;;SUM([.G71:.K75])*INDEX([.A$6:.CV$6];1;[.M$8])*[.O71];&quot;&quot;)">
            <text:p/>
          </table:table-cell>
          <table:table-cell table:number-columns-repeated="4"/>
          <table:table-cell table:formula="of:=IF([.O71]&lt;&gt;&quot;&quot;;ABS([.O71]-1);[.O71])">
            <text:p/>
          </table:table-cell>
          <table:table-cell table:formula="of:=IF([.G76]=&quot;&quot;;(SUM([.G71:.K75])-INDEX([.A$2:.CV$2];1;[.M$8]+1))*INDEX([.A$2:.CV$2];1;[.M$8]+1)*[.U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A72]&lt;&gt;&quot;&quot;;IF(ISERROR(HLOOKUP([.A72];[.$A$6:.$CV$6];1;0));[.A72];&quot;-&quot;);&quot;&quot;)" office:value-type="string" office:string-value="-" calcext:value-type="string">
            <text:p>-</text:p>
          </table:table-cell>
          <table:table-cell table:formula="of:=IF([.B72]&lt;&gt;&quot;&quot;;IF(ISERROR(HLOOKUP([.B72];[.$A$6:.$CV$6];1;0));[.B72];&quot;-&quot;);&quot;&quot;)" office:value-type="string" office:string-value="-" calcext:value-type="string">
            <text:p>-</text:p>
          </table:table-cell>
          <table:table-cell table:formula="of:=IF([.C72]&lt;&gt;&quot;&quot;;IF(ISERROR(HLOOKUP([.C72];[.$A$6:.$CV$6];1;0));[.C72];&quot;-&quot;);&quot;&quot;)" office:value-type="string" office:string-value="-" calcext:value-type="string">
            <text:p>-</text:p>
          </table:table-cell>
          <table:table-cell table:formula="of:=IF([.D72]&lt;&gt;&quot;&quot;;IF(ISERROR(HLOOKUP([.D72];[.$A$6:.$CV$6];1;0));[.D72];&quot;-&quot;);&quot;&quot;)" office:value-type="string" office:string-value="-" calcext:value-type="string">
            <text:p>-</text:p>
          </table:table-cell>
          <table:table-cell table:formula="of:=IF([.E72]&lt;&gt;&quot;&quot;;IF(ISERROR(HLOOKUP([.E72];[.$A$6:.$CV$6];1;0));[.E7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77]=&quot;&quot;;IF(ISERROR(FIND(&quot;-----&quot;;COM.MICROSOFT.CONCAT([.G72:.K72];&quot;X&quot;;[.G73:.K73];&quot;X&quot;;[.G74:.K74];&quot;X&quot;;[.G75:.K75];&quot;X&quot;;[.G76:.K76];&quot;X&quot;;[.G72:.G76];&quot;X&quot;;[.H72:.H76];&quot;X&quot;;[.I72:.I76];&quot;X&quot;;[.J72:.J76];&quot;X&quot;;[.K72:.K76];&quot;X&quot;;[.G76];[.H75];[.I74];[.J73];[.K72];&quot;X&quot;;[.G72];[.H73];[.I74];[.J75];[.K76])));0;1);&quot;&quot;)">
            <text:p/>
          </table:table-cell>
          <table:table-cell table:formula="of:=IF([.G77]=&quot;&quot;;SUM([.G72:.K76])*INDEX([.A$6:.CV$6];1;[.M$8])*[.O72];&quot;&quot;)">
            <text:p/>
          </table:table-cell>
          <table:table-cell table:number-columns-repeated="4"/>
          <table:table-cell table:formula="of:=IF([.O72]&lt;&gt;&quot;&quot;;ABS([.O72]-1);[.O72])">
            <text:p/>
          </table:table-cell>
          <table:table-cell table:formula="of:=IF([.G77]=&quot;&quot;;(SUM([.G72:.K76])-INDEX([.A$2:.CV$2];1;[.M$8]+1))*INDEX([.A$2:.CV$2];1;[.M$8]+1)*[.U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73]&lt;&gt;&quot;&quot;;IF(ISERROR(HLOOKUP([.A73];[.$A$6:.$CV$6];1;0));[.A73];&quot;-&quot;);&quot;&quot;)" office:value-type="string" office:string-value="-" calcext:value-type="string">
            <text:p>-</text:p>
          </table:table-cell>
          <table:table-cell table:formula="of:=IF([.B73]&lt;&gt;&quot;&quot;;IF(ISERROR(HLOOKUP([.B73];[.$A$6:.$CV$6];1;0));[.B73];&quot;-&quot;);&quot;&quot;)" office:value-type="float" office:value="47" calcext:value-type="float">
            <text:p>47</text:p>
          </table:table-cell>
          <table:table-cell table:formula="of:=IF([.C73]&lt;&gt;&quot;&quot;;IF(ISERROR(HLOOKUP([.C73];[.$A$6:.$CV$6];1;0));[.C73];&quot;-&quot;);&quot;&quot;)" office:value-type="string" office:string-value="-" calcext:value-type="string">
            <text:p>-</text:p>
          </table:table-cell>
          <table:table-cell table:formula="of:=IF([.D73]&lt;&gt;&quot;&quot;;IF(ISERROR(HLOOKUP([.D73];[.$A$6:.$CV$6];1;0));[.D73];&quot;-&quot;);&quot;&quot;)" office:value-type="string" office:string-value="-" calcext:value-type="string">
            <text:p>-</text:p>
          </table:table-cell>
          <table:table-cell table:formula="of:=IF([.E73]&lt;&gt;&quot;&quot;;IF(ISERROR(HLOOKUP([.E73];[.$A$6:.$CV$6];1;0));[.E73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78]=&quot;&quot;;IF(ISERROR(FIND(&quot;-----&quot;;COM.MICROSOFT.CONCAT([.G73:.K73];&quot;X&quot;;[.G74:.K74];&quot;X&quot;;[.G75:.K75];&quot;X&quot;;[.G76:.K76];&quot;X&quot;;[.G77:.K77];&quot;X&quot;;[.G73:.G77];&quot;X&quot;;[.H73:.H77];&quot;X&quot;;[.I73:.I77];&quot;X&quot;;[.J73:.J77];&quot;X&quot;;[.K73:.K77];&quot;X&quot;;[.G77];[.H76];[.I75];[.J74];[.K73];&quot;X&quot;;[.G73];[.H74];[.I75];[.J76];[.K77])));0;1);&quot;&quot;)">
            <text:p/>
          </table:table-cell>
          <table:table-cell table:formula="of:=IF([.G78]=&quot;&quot;;SUM([.G73:.K77])*INDEX([.A$6:.CV$6];1;[.M$8])*[.O73];&quot;&quot;)">
            <text:p/>
          </table:table-cell>
          <table:table-cell table:number-columns-repeated="4"/>
          <table:table-cell table:formula="of:=IF([.O73]&lt;&gt;&quot;&quot;;ABS([.O73]-1);[.O73])">
            <text:p/>
          </table:table-cell>
          <table:table-cell table:formula="of:=IF([.G78]=&quot;&quot;;(SUM([.G73:.K77])-INDEX([.A$2:.CV$2];1;[.M$8]+1))*INDEX([.A$2:.CV$2];1;[.M$8]+1)*[.U7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74]&lt;&gt;&quot;&quot;;IF(ISERROR(HLOOKUP([.A74];[.$A$6:.$CV$6];1;0));[.A74];&quot;-&quot;);&quot;&quot;)">
            <text:p/>
          </table:table-cell>
          <table:table-cell table:formula="of:=IF([.B74]&lt;&gt;&quot;&quot;;IF(ISERROR(HLOOKUP([.B74];[.$A$6:.$CV$6];1;0));[.B74];&quot;-&quot;);&quot;&quot;)">
            <text:p/>
          </table:table-cell>
          <table:table-cell table:formula="of:=IF([.C74]&lt;&gt;&quot;&quot;;IF(ISERROR(HLOOKUP([.C74];[.$A$6:.$CV$6];1;0));[.C74];&quot;-&quot;);&quot;&quot;)">
            <text:p/>
          </table:table-cell>
          <table:table-cell table:formula="of:=IF([.D74]&lt;&gt;&quot;&quot;;IF(ISERROR(HLOOKUP([.D74];[.$A$6:.$CV$6];1;0));[.D74];&quot;-&quot;);&quot;&quot;)">
            <text:p/>
          </table:table-cell>
          <table:table-cell table:formula="of:=IF([.E74]&lt;&gt;&quot;&quot;;IF(ISERROR(HLOOKUP([.E74];[.$A$6:.$CV$6];1;0));[.E74];&quot;-&quot;);&quot;&quot;)">
            <text:p/>
          </table:table-cell>
          <table:table-cell table:number-columns-repeated="3"/>
          <table:table-cell table:formula="of:=IF([.G79]=&quot;&quot;;IF(ISERROR(FIND(&quot;-----&quot;;COM.MICROSOFT.CONCAT([.G74:.K74];&quot;X&quot;;[.G75:.K75];&quot;X&quot;;[.G76:.K76];&quot;X&quot;;[.G77:.K77];&quot;X&quot;;[.G78:.K78];&quot;X&quot;;[.G74:.G78];&quot;X&quot;;[.H74:.H78];&quot;X&quot;;[.I74:.I78];&quot;X&quot;;[.J74:.J78];&quot;X&quot;;[.K74:.K78];&quot;X&quot;;[.G78];[.H77];[.I76];[.J75];[.K74];&quot;X&quot;;[.G74];[.H75];[.I76];[.J77];[.K78])));0;1);&quot;&quot;)">
            <text:p/>
          </table:table-cell>
          <table:table-cell table:formula="of:=IF([.G79]=&quot;&quot;;SUM([.G74:.K78])*INDEX([.A$6:.CV$6];1;[.M$8])*[.O74];&quot;&quot;)">
            <text:p/>
          </table:table-cell>
          <table:table-cell table:number-columns-repeated="4"/>
          <table:table-cell table:formula="of:=IF([.O74]&lt;&gt;&quot;&quot;;ABS([.O74]-1);[.O74])">
            <text:p/>
          </table:table-cell>
          <table:table-cell table:formula="of:=IF([.G79]=&quot;&quot;;(SUM([.G74:.K78])-INDEX([.A$2:.CV$2];1;[.M$8]+1))*INDEX([.A$2:.CV$2];1;[.M$8]+1)*[.U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[.A75]&lt;&gt;&quot;&quot;;IF(ISERROR(HLOOKUP([.A75];[.$A$6:.$CV$6];1;0));[.A75];&quot;-&quot;);&quot;&quot;)" office:value-type="string" office:string-value="-" calcext:value-type="string">
            <text:p>-</text:p>
          </table:table-cell>
          <table:table-cell table:formula="of:=IF([.B75]&lt;&gt;&quot;&quot;;IF(ISERROR(HLOOKUP([.B75];[.$A$6:.$CV$6];1;0));[.B75];&quot;-&quot;);&quot;&quot;)" office:value-type="string" office:string-value="-" calcext:value-type="string">
            <text:p>-</text:p>
          </table:table-cell>
          <table:table-cell table:formula="of:=IF([.C75]&lt;&gt;&quot;&quot;;IF(ISERROR(HLOOKUP([.C75];[.$A$6:.$CV$6];1;0));[.C75];&quot;-&quot;);&quot;&quot;)" office:value-type="string" office:string-value="-" calcext:value-type="string">
            <text:p>-</text:p>
          </table:table-cell>
          <table:table-cell table:formula="of:=IF([.D75]&lt;&gt;&quot;&quot;;IF(ISERROR(HLOOKUP([.D75];[.$A$6:.$CV$6];1;0));[.D75];&quot;-&quot;);&quot;&quot;)" office:value-type="float" office:value="3" calcext:value-type="float">
            <text:p>3</text:p>
          </table:table-cell>
          <table:table-cell table:formula="of:=IF([.E75]&lt;&gt;&quot;&quot;;IF(ISERROR(HLOOKUP([.E75];[.$A$6:.$CV$6];1;0));[.E7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80]=&quot;&quot;;IF(ISERROR(FIND(&quot;-----&quot;;COM.MICROSOFT.CONCAT([.G75:.K75];&quot;X&quot;;[.G76:.K76];&quot;X&quot;;[.G77:.K77];&quot;X&quot;;[.G78:.K78];&quot;X&quot;;[.G79:.K79];&quot;X&quot;;[.G75:.G79];&quot;X&quot;;[.H75:.H79];&quot;X&quot;;[.I75:.I79];&quot;X&quot;;[.J75:.J79];&quot;X&quot;;[.K75:.K79];&quot;X&quot;;[.G79];[.H78];[.I77];[.J76];[.K75];&quot;X&quot;;[.G75];[.H76];[.I77];[.J78];[.K79])));0;1);&quot;&quot;)" office:value-type="float" office:value="1" calcext:value-type="float">
            <text:p>1</text:p>
          </table:table-cell>
          <table:table-cell table:formula="of:=IF([.G80]=&quot;&quot;;SUM([.G75:.K79])*INDEX([.A$6:.CV$6];1;[.M$8])*[.O75];&quot;&quot;)" office:value-type="float" office:value="13442" calcext:value-type="float">
            <text:p>13442</text:p>
          </table:table-cell>
          <table:table-cell table:number-columns-repeated="4"/>
          <table:table-cell table:formula="of:=IF([.O75]&lt;&gt;&quot;&quot;;ABS([.O75]-1);[.O75])" office:value-type="float" office:value="0" calcext:value-type="float">
            <text:p>0</text:p>
          </table:table-cell>
          <table:table-cell table:formula="of:=IF([.G80]=&quot;&quot;;(SUM([.G75:.K79])-INDEX([.A$2:.CV$2];1;[.M$8]+1))*INDEX([.A$2:.CV$2];1;[.M$8]+1)*[.U7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76]&lt;&gt;&quot;&quot;;IF(ISERROR(HLOOKUP([.A76];[.$A$6:.$CV$6];1;0));[.A76];&quot;-&quot;);&quot;&quot;)" office:value-type="string" office:string-value="-" calcext:value-type="string">
            <text:p>-</text:p>
          </table:table-cell>
          <table:table-cell table:formula="of:=IF([.B76]&lt;&gt;&quot;&quot;;IF(ISERROR(HLOOKUP([.B76];[.$A$6:.$CV$6];1;0));[.B76];&quot;-&quot;);&quot;&quot;)" office:value-type="string" office:string-value="-" calcext:value-type="string">
            <text:p>-</text:p>
          </table:table-cell>
          <table:table-cell table:formula="of:=IF([.C76]&lt;&gt;&quot;&quot;;IF(ISERROR(HLOOKUP([.C76];[.$A$6:.$CV$6];1;0));[.C76];&quot;-&quot;);&quot;&quot;)" office:value-type="string" office:string-value="-" calcext:value-type="string">
            <text:p>-</text:p>
          </table:table-cell>
          <table:table-cell table:formula="of:=IF([.D76]&lt;&gt;&quot;&quot;;IF(ISERROR(HLOOKUP([.D76];[.$A$6:.$CV$6];1;0));[.D76];&quot;-&quot;);&quot;&quot;)" office:value-type="string" office:string-value="-" calcext:value-type="string">
            <text:p>-</text:p>
          </table:table-cell>
          <table:table-cell table:formula="of:=IF([.E76]&lt;&gt;&quot;&quot;;IF(ISERROR(HLOOKUP([.E76];[.$A$6:.$CV$6];1;0));[.E7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81]=&quot;&quot;;IF(ISERROR(FIND(&quot;-----&quot;;COM.MICROSOFT.CONCAT([.G76:.K76];&quot;X&quot;;[.G77:.K77];&quot;X&quot;;[.G78:.K78];&quot;X&quot;;[.G79:.K79];&quot;X&quot;;[.G80:.K80];&quot;X&quot;;[.G76:.G80];&quot;X&quot;;[.H76:.H80];&quot;X&quot;;[.I76:.I80];&quot;X&quot;;[.J76:.J80];&quot;X&quot;;[.K76:.K80];&quot;X&quot;;[.G80];[.H79];[.I78];[.J77];[.K76];&quot;X&quot;;[.G76];[.H77];[.I78];[.J79];[.K80])));0;1);&quot;&quot;)">
            <text:p/>
          </table:table-cell>
          <table:table-cell table:formula="of:=IF([.G81]=&quot;&quot;;SUM([.G76:.K80])*INDEX([.A$6:.CV$6];1;[.M$8])*[.O76];&quot;&quot;)">
            <text:p/>
          </table:table-cell>
          <table:table-cell table:number-columns-repeated="4"/>
          <table:table-cell table:formula="of:=IF([.O76]&lt;&gt;&quot;&quot;;ABS([.O76]-1);[.O76])">
            <text:p/>
          </table:table-cell>
          <table:table-cell table:formula="of:=IF([.G81]=&quot;&quot;;(SUM([.G76:.K80])-INDEX([.A$2:.CV$2];1;[.M$8]+1))*INDEX([.A$2:.CV$2];1;[.M$8]+1)*[.U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[.A77]&lt;&gt;&quot;&quot;;IF(ISERROR(HLOOKUP([.A77];[.$A$6:.$CV$6];1;0));[.A77];&quot;-&quot;);&quot;&quot;)" office:value-type="string" office:string-value="-" calcext:value-type="string">
            <text:p>-</text:p>
          </table:table-cell>
          <table:table-cell table:formula="of:=IF([.B77]&lt;&gt;&quot;&quot;;IF(ISERROR(HLOOKUP([.B77];[.$A$6:.$CV$6];1;0));[.B77];&quot;-&quot;);&quot;&quot;)" office:value-type="string" office:string-value="-" calcext:value-type="string">
            <text:p>-</text:p>
          </table:table-cell>
          <table:table-cell table:formula="of:=IF([.C77]&lt;&gt;&quot;&quot;;IF(ISERROR(HLOOKUP([.C77];[.$A$6:.$CV$6];1;0));[.C77];&quot;-&quot;);&quot;&quot;)" office:value-type="string" office:string-value="-" calcext:value-type="string">
            <text:p>-</text:p>
          </table:table-cell>
          <table:table-cell table:formula="of:=IF([.D77]&lt;&gt;&quot;&quot;;IF(ISERROR(HLOOKUP([.D77];[.$A$6:.$CV$6];1;0));[.D77];&quot;-&quot;);&quot;&quot;)" office:value-type="float" office:value="52" calcext:value-type="float">
            <text:p>52</text:p>
          </table:table-cell>
          <table:table-cell table:formula="of:=IF([.E77]&lt;&gt;&quot;&quot;;IF(ISERROR(HLOOKUP([.E77];[.$A$6:.$CV$6];1;0));[.E77];&quot;-&quot;);&quot;&quot;)" office:value-type="float" office:value="83" calcext:value-type="float">
            <text:p>83</text:p>
          </table:table-cell>
          <table:table-cell table:number-columns-repeated="3"/>
          <table:table-cell table:formula="of:=IF([.G82]=&quot;&quot;;IF(ISERROR(FIND(&quot;-----&quot;;COM.MICROSOFT.CONCAT([.G77:.K77];&quot;X&quot;;[.G78:.K78];&quot;X&quot;;[.G79:.K79];&quot;X&quot;;[.G80:.K80];&quot;X&quot;;[.G81:.K81];&quot;X&quot;;[.G77:.G81];&quot;X&quot;;[.H77:.H81];&quot;X&quot;;[.I77:.I81];&quot;X&quot;;[.J77:.J81];&quot;X&quot;;[.K77:.K81];&quot;X&quot;;[.G81];[.H80];[.I79];[.J78];[.K77];&quot;X&quot;;[.G77];[.H78];[.I79];[.J80];[.K81])));0;1);&quot;&quot;)">
            <text:p/>
          </table:table-cell>
          <table:table-cell table:formula="of:=IF([.G82]=&quot;&quot;;SUM([.G77:.K81])*INDEX([.A$6:.CV$6];1;[.M$8])*[.O77];&quot;&quot;)">
            <text:p/>
          </table:table-cell>
          <table:table-cell table:number-columns-repeated="4"/>
          <table:table-cell table:formula="of:=IF([.O77]&lt;&gt;&quot;&quot;;ABS([.O77]-1);[.O77])">
            <text:p/>
          </table:table-cell>
          <table:table-cell table:formula="of:=IF([.G82]=&quot;&quot;;(SUM([.G77:.K81])-INDEX([.A$2:.CV$2];1;[.M$8]+1))*INDEX([.A$2:.CV$2];1;[.M$8]+1)*[.U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78]&lt;&gt;&quot;&quot;;IF(ISERROR(HLOOKUP([.A78];[.$A$6:.$CV$6];1;0));[.A78];&quot;-&quot;);&quot;&quot;)" office:value-type="string" office:string-value="-" calcext:value-type="string">
            <text:p>-</text:p>
          </table:table-cell>
          <table:table-cell table:formula="of:=IF([.B78]&lt;&gt;&quot;&quot;;IF(ISERROR(HLOOKUP([.B78];[.$A$6:.$CV$6];1;0));[.B78];&quot;-&quot;);&quot;&quot;)" office:value-type="string" office:string-value="-" calcext:value-type="string">
            <text:p>-</text:p>
          </table:table-cell>
          <table:table-cell table:formula="of:=IF([.C78]&lt;&gt;&quot;&quot;;IF(ISERROR(HLOOKUP([.C78];[.$A$6:.$CV$6];1;0));[.C78];&quot;-&quot;);&quot;&quot;)" office:value-type="string" office:string-value="-" calcext:value-type="string">
            <text:p>-</text:p>
          </table:table-cell>
          <table:table-cell table:formula="of:=IF([.D78]&lt;&gt;&quot;&quot;;IF(ISERROR(HLOOKUP([.D78];[.$A$6:.$CV$6];1;0));[.D78];&quot;-&quot;);&quot;&quot;)" office:value-type="float" office:value="5" calcext:value-type="float">
            <text:p>5</text:p>
          </table:table-cell>
          <table:table-cell table:formula="of:=IF([.E78]&lt;&gt;&quot;&quot;;IF(ISERROR(HLOOKUP([.E78];[.$A$6:.$CV$6];1;0));[.E7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83]=&quot;&quot;;IF(ISERROR(FIND(&quot;-----&quot;;COM.MICROSOFT.CONCAT([.G78:.K78];&quot;X&quot;;[.G79:.K79];&quot;X&quot;;[.G80:.K80];&quot;X&quot;;[.G81:.K81];&quot;X&quot;;[.G82:.K82];&quot;X&quot;;[.G78:.G82];&quot;X&quot;;[.H78:.H82];&quot;X&quot;;[.I78:.I82];&quot;X&quot;;[.J78:.J82];&quot;X&quot;;[.K78:.K82];&quot;X&quot;;[.G82];[.H81];[.I80];[.J79];[.K78];&quot;X&quot;;[.G78];[.H79];[.I80];[.J81];[.K82])));0;1);&quot;&quot;)">
            <text:p/>
          </table:table-cell>
          <table:table-cell table:formula="of:=IF([.G83]=&quot;&quot;;SUM([.G78:.K82])*INDEX([.A$6:.CV$6];1;[.M$8])*[.O78];&quot;&quot;)">
            <text:p/>
          </table:table-cell>
          <table:table-cell table:number-columns-repeated="4"/>
          <table:table-cell table:formula="of:=IF([.O78]&lt;&gt;&quot;&quot;;ABS([.O78]-1);[.O78])">
            <text:p/>
          </table:table-cell>
          <table:table-cell table:formula="of:=IF([.G83]=&quot;&quot;;(SUM([.G78:.K82])-INDEX([.A$2:.CV$2];1;[.M$8]+1))*INDEX([.A$2:.CV$2];1;[.M$8]+1)*[.U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[.A79]&lt;&gt;&quot;&quot;;IF(ISERROR(HLOOKUP([.A79];[.$A$6:.$CV$6];1;0));[.A79];&quot;-&quot;);&quot;&quot;)" office:value-type="string" office:string-value="-" calcext:value-type="string">
            <text:p>-</text:p>
          </table:table-cell>
          <table:table-cell table:formula="of:=IF([.B79]&lt;&gt;&quot;&quot;;IF(ISERROR(HLOOKUP([.B79];[.$A$6:.$CV$6];1;0));[.B79];&quot;-&quot;);&quot;&quot;)" office:value-type="string" office:string-value="-" calcext:value-type="string">
            <text:p>-</text:p>
          </table:table-cell>
          <table:table-cell table:formula="of:=IF([.C79]&lt;&gt;&quot;&quot;;IF(ISERROR(HLOOKUP([.C79];[.$A$6:.$CV$6];1;0));[.C79];&quot;-&quot;);&quot;&quot;)" office:value-type="string" office:string-value="-" calcext:value-type="string">
            <text:p>-</text:p>
          </table:table-cell>
          <table:table-cell table:formula="of:=IF([.D79]&lt;&gt;&quot;&quot;;IF(ISERROR(HLOOKUP([.D79];[.$A$6:.$CV$6];1;0));[.D79];&quot;-&quot;);&quot;&quot;)" office:value-type="string" office:string-value="-" calcext:value-type="string">
            <text:p>-</text:p>
          </table:table-cell>
          <table:table-cell table:formula="of:=IF([.E79]&lt;&gt;&quot;&quot;;IF(ISERROR(HLOOKUP([.E79];[.$A$6:.$CV$6];1;0));[.E7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84]=&quot;&quot;;IF(ISERROR(FIND(&quot;-----&quot;;COM.MICROSOFT.CONCAT([.G79:.K79];&quot;X&quot;;[.G80:.K80];&quot;X&quot;;[.G81:.K81];&quot;X&quot;;[.G82:.K82];&quot;X&quot;;[.G83:.K83];&quot;X&quot;;[.G79:.G83];&quot;X&quot;;[.H79:.H83];&quot;X&quot;;[.I79:.I83];&quot;X&quot;;[.J79:.J83];&quot;X&quot;;[.K79:.K83];&quot;X&quot;;[.G83];[.H82];[.I81];[.J80];[.K79];&quot;X&quot;;[.G79];[.H80];[.I81];[.J82];[.K83])));0;1);&quot;&quot;)">
            <text:p/>
          </table:table-cell>
          <table:table-cell table:formula="of:=IF([.G84]=&quot;&quot;;SUM([.G79:.K83])*INDEX([.A$6:.CV$6];1;[.M$8])*[.O79];&quot;&quot;)">
            <text:p/>
          </table:table-cell>
          <table:table-cell table:number-columns-repeated="4"/>
          <table:table-cell table:formula="of:=IF([.O79]&lt;&gt;&quot;&quot;;ABS([.O79]-1);[.O79])">
            <text:p/>
          </table:table-cell>
          <table:table-cell table:formula="of:=IF([.G84]=&quot;&quot;;(SUM([.G79:.K83])-INDEX([.A$2:.CV$2];1;[.M$8]+1))*INDEX([.A$2:.CV$2];1;[.M$8]+1)*[.U7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80]&lt;&gt;&quot;&quot;;IF(ISERROR(HLOOKUP([.A80];[.$A$6:.$CV$6];1;0));[.A80];&quot;-&quot;);&quot;&quot;)">
            <text:p/>
          </table:table-cell>
          <table:table-cell table:formula="of:=IF([.B80]&lt;&gt;&quot;&quot;;IF(ISERROR(HLOOKUP([.B80];[.$A$6:.$CV$6];1;0));[.B80];&quot;-&quot;);&quot;&quot;)">
            <text:p/>
          </table:table-cell>
          <table:table-cell table:formula="of:=IF([.C80]&lt;&gt;&quot;&quot;;IF(ISERROR(HLOOKUP([.C80];[.$A$6:.$CV$6];1;0));[.C80];&quot;-&quot;);&quot;&quot;)">
            <text:p/>
          </table:table-cell>
          <table:table-cell table:formula="of:=IF([.D80]&lt;&gt;&quot;&quot;;IF(ISERROR(HLOOKUP([.D80];[.$A$6:.$CV$6];1;0));[.D80];&quot;-&quot;);&quot;&quot;)">
            <text:p/>
          </table:table-cell>
          <table:table-cell table:formula="of:=IF([.E80]&lt;&gt;&quot;&quot;;IF(ISERROR(HLOOKUP([.E80];[.$A$6:.$CV$6];1;0));[.E80];&quot;-&quot;);&quot;&quot;)">
            <text:p/>
          </table:table-cell>
          <table:table-cell table:number-columns-repeated="3"/>
          <table:table-cell table:formula="of:=IF([.G85]=&quot;&quot;;IF(ISERROR(FIND(&quot;-----&quot;;COM.MICROSOFT.CONCAT([.G80:.K80];&quot;X&quot;;[.G81:.K81];&quot;X&quot;;[.G82:.K82];&quot;X&quot;;[.G83:.K83];&quot;X&quot;;[.G84:.K84];&quot;X&quot;;[.G80:.G84];&quot;X&quot;;[.H80:.H84];&quot;X&quot;;[.I80:.I84];&quot;X&quot;;[.J80:.J84];&quot;X&quot;;[.K80:.K84];&quot;X&quot;;[.G84];[.H83];[.I82];[.J81];[.K80];&quot;X&quot;;[.G80];[.H81];[.I82];[.J83];[.K84])));0;1);&quot;&quot;)">
            <text:p/>
          </table:table-cell>
          <table:table-cell table:formula="of:=IF([.G85]=&quot;&quot;;SUM([.G80:.K84])*INDEX([.A$6:.CV$6];1;[.M$8])*[.O80];&quot;&quot;)">
            <text:p/>
          </table:table-cell>
          <table:table-cell table:number-columns-repeated="4"/>
          <table:table-cell table:formula="of:=IF([.O80]&lt;&gt;&quot;&quot;;ABS([.O80]-1);[.O80])">
            <text:p/>
          </table:table-cell>
          <table:table-cell table:formula="of:=IF([.G85]=&quot;&quot;;(SUM([.G80:.K84])-INDEX([.A$2:.CV$2];1;[.M$8]+1))*INDEX([.A$2:.CV$2];1;[.M$8]+1)*[.U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[.A81]&lt;&gt;&quot;&quot;;IF(ISERROR(HLOOKUP([.A81];[.$A$6:.$CV$6];1;0));[.A81];&quot;-&quot;);&quot;&quot;)" office:value-type="string" office:string-value="-" calcext:value-type="string">
            <text:p>-</text:p>
          </table:table-cell>
          <table:table-cell table:formula="of:=IF([.B81]&lt;&gt;&quot;&quot;;IF(ISERROR(HLOOKUP([.B81];[.$A$6:.$CV$6];1;0));[.B81];&quot;-&quot;);&quot;&quot;)" office:value-type="string" office:string-value="-" calcext:value-type="string">
            <text:p>-</text:p>
          </table:table-cell>
          <table:table-cell table:formula="of:=IF([.C81]&lt;&gt;&quot;&quot;;IF(ISERROR(HLOOKUP([.C81];[.$A$6:.$CV$6];1;0));[.C81];&quot;-&quot;);&quot;&quot;)" office:value-type="string" office:string-value="-" calcext:value-type="string">
            <text:p>-</text:p>
          </table:table-cell>
          <table:table-cell table:formula="of:=IF([.D81]&lt;&gt;&quot;&quot;;IF(ISERROR(HLOOKUP([.D81];[.$A$6:.$CV$6];1;0));[.D81];&quot;-&quot;);&quot;&quot;)" office:value-type="string" office:string-value="-" calcext:value-type="string">
            <text:p>-</text:p>
          </table:table-cell>
          <table:table-cell table:formula="of:=IF([.E81]&lt;&gt;&quot;&quot;;IF(ISERROR(HLOOKUP([.E81];[.$A$6:.$CV$6];1;0));[.E8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86]=&quot;&quot;;IF(ISERROR(FIND(&quot;-----&quot;;COM.MICROSOFT.CONCAT([.G81:.K81];&quot;X&quot;;[.G82:.K82];&quot;X&quot;;[.G83:.K83];&quot;X&quot;;[.G84:.K84];&quot;X&quot;;[.G85:.K85];&quot;X&quot;;[.G81:.G85];&quot;X&quot;;[.H81:.H85];&quot;X&quot;;[.I81:.I85];&quot;X&quot;;[.J81:.J85];&quot;X&quot;;[.K81:.K85];&quot;X&quot;;[.G85];[.H84];[.I83];[.J82];[.K81];&quot;X&quot;;[.G81];[.H82];[.I83];[.J84];[.K85])));0;1);&quot;&quot;)" office:value-type="float" office:value="1" calcext:value-type="float">
            <text:p>1</text:p>
          </table:table-cell>
          <table:table-cell table:formula="of:=IF([.G86]=&quot;&quot;;SUM([.G81:.K85])*INDEX([.A$6:.CV$6];1;[.M$8])*[.O81];&quot;&quot;)" office:value-type="float" office:value="16544" calcext:value-type="float">
            <text:p>16544</text:p>
          </table:table-cell>
          <table:table-cell table:number-columns-repeated="4"/>
          <table:table-cell table:formula="of:=IF([.O81]&lt;&gt;&quot;&quot;;ABS([.O81]-1);[.O81])" office:value-type="float" office:value="0" calcext:value-type="float">
            <text:p>0</text:p>
          </table:table-cell>
          <table:table-cell table:formula="of:=IF([.G86]=&quot;&quot;;(SUM([.G81:.K85])-INDEX([.A$2:.CV$2];1;[.M$8]+1))*INDEX([.A$2:.CV$2];1;[.M$8]+1)*[.U8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A82]&lt;&gt;&quot;&quot;;IF(ISERROR(HLOOKUP([.A82];[.$A$6:.$CV$6];1;0));[.A82];&quot;-&quot;);&quot;&quot;)" office:value-type="string" office:string-value="-" calcext:value-type="string">
            <text:p>-</text:p>
          </table:table-cell>
          <table:table-cell table:formula="of:=IF([.B82]&lt;&gt;&quot;&quot;;IF(ISERROR(HLOOKUP([.B82];[.$A$6:.$CV$6];1;0));[.B82];&quot;-&quot;);&quot;&quot;)" office:value-type="string" office:string-value="-" calcext:value-type="string">
            <text:p>-</text:p>
          </table:table-cell>
          <table:table-cell table:formula="of:=IF([.C82]&lt;&gt;&quot;&quot;;IF(ISERROR(HLOOKUP([.C82];[.$A$6:.$CV$6];1;0));[.C82];&quot;-&quot;);&quot;&quot;)" office:value-type="float" office:value="38" calcext:value-type="float">
            <text:p>38</text:p>
          </table:table-cell>
          <table:table-cell table:formula="of:=IF([.D82]&lt;&gt;&quot;&quot;;IF(ISERROR(HLOOKUP([.D82];[.$A$6:.$CV$6];1;0));[.D82];&quot;-&quot;);&quot;&quot;)" office:value-type="string" office:string-value="-" calcext:value-type="string">
            <text:p>-</text:p>
          </table:table-cell>
          <table:table-cell table:formula="of:=IF([.E82]&lt;&gt;&quot;&quot;;IF(ISERROR(HLOOKUP([.E82];[.$A$6:.$CV$6];1;0));[.E82];&quot;-&quot;);&quot;&quot;)" office:value-type="float" office:value="13" calcext:value-type="float">
            <text:p>13</text:p>
          </table:table-cell>
          <table:table-cell table:number-columns-repeated="3"/>
          <table:table-cell table:formula="of:=IF([.G87]=&quot;&quot;;IF(ISERROR(FIND(&quot;-----&quot;;COM.MICROSOFT.CONCAT([.G82:.K82];&quot;X&quot;;[.G83:.K83];&quot;X&quot;;[.G84:.K84];&quot;X&quot;;[.G85:.K85];&quot;X&quot;;[.G86:.K86];&quot;X&quot;;[.G82:.G86];&quot;X&quot;;[.H82:.H86];&quot;X&quot;;[.I82:.I86];&quot;X&quot;;[.J82:.J86];&quot;X&quot;;[.K82:.K86];&quot;X&quot;;[.G86];[.H85];[.I84];[.J83];[.K82];&quot;X&quot;;[.G82];[.H83];[.I84];[.J85];[.K86])));0;1);&quot;&quot;)">
            <text:p/>
          </table:table-cell>
          <table:table-cell table:formula="of:=IF([.G87]=&quot;&quot;;SUM([.G82:.K86])*INDEX([.A$6:.CV$6];1;[.M$8])*[.O82];&quot;&quot;)">
            <text:p/>
          </table:table-cell>
          <table:table-cell table:number-columns-repeated="4"/>
          <table:table-cell table:formula="of:=IF([.O82]&lt;&gt;&quot;&quot;;ABS([.O82]-1);[.O82])">
            <text:p/>
          </table:table-cell>
          <table:table-cell table:formula="of:=IF([.G87]=&quot;&quot;;(SUM([.G82:.K86])-INDEX([.A$2:.CV$2];1;[.M$8]+1))*INDEX([.A$2:.CV$2];1;[.M$8]+1)*[.U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[.A83]&lt;&gt;&quot;&quot;;IF(ISERROR(HLOOKUP([.A83];[.$A$6:.$CV$6];1;0));[.A83];&quot;-&quot;);&quot;&quot;)" office:value-type="string" office:string-value="-" calcext:value-type="string">
            <text:p>-</text:p>
          </table:table-cell>
          <table:table-cell table:formula="of:=IF([.B83]&lt;&gt;&quot;&quot;;IF(ISERROR(HLOOKUP([.B83];[.$A$6:.$CV$6];1;0));[.B83];&quot;-&quot;);&quot;&quot;)" office:value-type="float" office:value="17" calcext:value-type="float">
            <text:p>17</text:p>
          </table:table-cell>
          <table:table-cell table:formula="of:=IF([.C83]&lt;&gt;&quot;&quot;;IF(ISERROR(HLOOKUP([.C83];[.$A$6:.$CV$6];1;0));[.C83];&quot;-&quot;);&quot;&quot;)" office:value-type="string" office:string-value="-" calcext:value-type="string">
            <text:p>-</text:p>
          </table:table-cell>
          <table:table-cell table:formula="of:=IF([.D83]&lt;&gt;&quot;&quot;;IF(ISERROR(HLOOKUP([.D83];[.$A$6:.$CV$6];1;0));[.D83];&quot;-&quot;);&quot;&quot;)" office:value-type="string" office:string-value="-" calcext:value-type="string">
            <text:p>-</text:p>
          </table:table-cell>
          <table:table-cell table:formula="of:=IF([.E83]&lt;&gt;&quot;&quot;;IF(ISERROR(HLOOKUP([.E83];[.$A$6:.$CV$6];1;0));[.E83];&quot;-&quot;);&quot;&quot;)" office:value-type="float" office:value="83" calcext:value-type="float">
            <text:p>83</text:p>
          </table:table-cell>
          <table:table-cell table:number-columns-repeated="3"/>
          <table:table-cell table:formula="of:=IF([.G88]=&quot;&quot;;IF(ISERROR(FIND(&quot;-----&quot;;COM.MICROSOFT.CONCAT([.G83:.K83];&quot;X&quot;;[.G84:.K84];&quot;X&quot;;[.G85:.K85];&quot;X&quot;;[.G86:.K86];&quot;X&quot;;[.G87:.K87];&quot;X&quot;;[.G83:.G87];&quot;X&quot;;[.H83:.H87];&quot;X&quot;;[.I83:.I87];&quot;X&quot;;[.J83:.J87];&quot;X&quot;;[.K83:.K87];&quot;X&quot;;[.G87];[.H86];[.I85];[.J84];[.K83];&quot;X&quot;;[.G83];[.H84];[.I85];[.J86];[.K87])));0;1);&quot;&quot;)">
            <text:p/>
          </table:table-cell>
          <table:table-cell table:formula="of:=IF([.G88]=&quot;&quot;;SUM([.G83:.K87])*INDEX([.A$6:.CV$6];1;[.M$8])*[.O83];&quot;&quot;)">
            <text:p/>
          </table:table-cell>
          <table:table-cell table:number-columns-repeated="4"/>
          <table:table-cell table:formula="of:=IF([.O83]&lt;&gt;&quot;&quot;;ABS([.O83]-1);[.O83])">
            <text:p/>
          </table:table-cell>
          <table:table-cell table:formula="of:=IF([.G88]=&quot;&quot;;(SUM([.G83:.K87])-INDEX([.A$2:.CV$2];1;[.M$8]+1))*INDEX([.A$2:.CV$2];1;[.M$8]+1)*[.U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84]&lt;&gt;&quot;&quot;;IF(ISERROR(HLOOKUP([.A84];[.$A$6:.$CV$6];1;0));[.A84];&quot;-&quot;);&quot;&quot;)" office:value-type="string" office:string-value="-" calcext:value-type="string">
            <text:p>-</text:p>
          </table:table-cell>
          <table:table-cell table:formula="of:=IF([.B84]&lt;&gt;&quot;&quot;;IF(ISERROR(HLOOKUP([.B84];[.$A$6:.$CV$6];1;0));[.B84];&quot;-&quot;);&quot;&quot;)" office:value-type="string" office:string-value="-" calcext:value-type="string">
            <text:p>-</text:p>
          </table:table-cell>
          <table:table-cell table:formula="of:=IF([.C84]&lt;&gt;&quot;&quot;;IF(ISERROR(HLOOKUP([.C84];[.$A$6:.$CV$6];1;0));[.C84];&quot;-&quot;);&quot;&quot;)" office:value-type="string" office:string-value="-" calcext:value-type="string">
            <text:p>-</text:p>
          </table:table-cell>
          <table:table-cell table:formula="of:=IF([.D84]&lt;&gt;&quot;&quot;;IF(ISERROR(HLOOKUP([.D84];[.$A$6:.$CV$6];1;0));[.D84];&quot;-&quot;);&quot;&quot;)" office:value-type="string" office:string-value="-" calcext:value-type="string">
            <text:p>-</text:p>
          </table:table-cell>
          <table:table-cell table:formula="of:=IF([.E84]&lt;&gt;&quot;&quot;;IF(ISERROR(HLOOKUP([.E84];[.$A$6:.$CV$6];1;0));[.E8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89]=&quot;&quot;;IF(ISERROR(FIND(&quot;-----&quot;;COM.MICROSOFT.CONCAT([.G84:.K84];&quot;X&quot;;[.G85:.K85];&quot;X&quot;;[.G86:.K86];&quot;X&quot;;[.G87:.K87];&quot;X&quot;;[.G88:.K88];&quot;X&quot;;[.G84:.G88];&quot;X&quot;;[.H84:.H88];&quot;X&quot;;[.I84:.I88];&quot;X&quot;;[.J84:.J88];&quot;X&quot;;[.K84:.K88];&quot;X&quot;;[.G88];[.H87];[.I86];[.J85];[.K84];&quot;X&quot;;[.G84];[.H85];[.I86];[.J87];[.K88])));0;1);&quot;&quot;)">
            <text:p/>
          </table:table-cell>
          <table:table-cell table:formula="of:=IF([.G89]=&quot;&quot;;SUM([.G84:.K88])*INDEX([.A$6:.CV$6];1;[.M$8])*[.O84];&quot;&quot;)">
            <text:p/>
          </table:table-cell>
          <table:table-cell table:number-columns-repeated="4"/>
          <table:table-cell table:formula="of:=IF([.O84]&lt;&gt;&quot;&quot;;ABS([.O84]-1);[.O84])">
            <text:p/>
          </table:table-cell>
          <table:table-cell table:formula="of:=IF([.G89]=&quot;&quot;;(SUM([.G84:.K88])-INDEX([.A$2:.CV$2];1;[.M$8]+1))*INDEX([.A$2:.CV$2];1;[.M$8]+1)*[.U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85]&lt;&gt;&quot;&quot;;IF(ISERROR(HLOOKUP([.A85];[.$A$6:.$CV$6];1;0));[.A85];&quot;-&quot;);&quot;&quot;)" office:value-type="string" office:string-value="-" calcext:value-type="string">
            <text:p>-</text:p>
          </table:table-cell>
          <table:table-cell table:formula="of:=IF([.B85]&lt;&gt;&quot;&quot;;IF(ISERROR(HLOOKUP([.B85];[.$A$6:.$CV$6];1;0));[.B85];&quot;-&quot;);&quot;&quot;)" office:value-type="float" office:value="25" calcext:value-type="float">
            <text:p>25</text:p>
          </table:table-cell>
          <table:table-cell table:formula="of:=IF([.C85]&lt;&gt;&quot;&quot;;IF(ISERROR(HLOOKUP([.C85];[.$A$6:.$CV$6];1;0));[.C85];&quot;-&quot;);&quot;&quot;)" office:value-type="string" office:string-value="-" calcext:value-type="string">
            <text:p>-</text:p>
          </table:table-cell>
          <table:table-cell table:formula="of:=IF([.D85]&lt;&gt;&quot;&quot;;IF(ISERROR(HLOOKUP([.D85];[.$A$6:.$CV$6];1;0));[.D85];&quot;-&quot;);&quot;&quot;)" office:value-type="string" office:string-value="-" calcext:value-type="string">
            <text:p>-</text:p>
          </table:table-cell>
          <table:table-cell table:formula="of:=IF([.E85]&lt;&gt;&quot;&quot;;IF(ISERROR(HLOOKUP([.E85];[.$A$6:.$CV$6];1;0));[.E8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0]=&quot;&quot;;IF(ISERROR(FIND(&quot;-----&quot;;COM.MICROSOFT.CONCAT([.G85:.K85];&quot;X&quot;;[.G86:.K86];&quot;X&quot;;[.G87:.K87];&quot;X&quot;;[.G88:.K88];&quot;X&quot;;[.G89:.K89];&quot;X&quot;;[.G85:.G89];&quot;X&quot;;[.H85:.H89];&quot;X&quot;;[.I85:.I89];&quot;X&quot;;[.J85:.J89];&quot;X&quot;;[.K85:.K89];&quot;X&quot;;[.G89];[.H88];[.I87];[.J86];[.K85];&quot;X&quot;;[.G85];[.H86];[.I87];[.J88];[.K89])));0;1);&quot;&quot;)">
            <text:p/>
          </table:table-cell>
          <table:table-cell table:formula="of:=IF([.G90]=&quot;&quot;;SUM([.G85:.K89])*INDEX([.A$6:.CV$6];1;[.M$8])*[.O85];&quot;&quot;)">
            <text:p/>
          </table:table-cell>
          <table:table-cell table:number-columns-repeated="4"/>
          <table:table-cell table:formula="of:=IF([.O85]&lt;&gt;&quot;&quot;;ABS([.O85]-1);[.O85])">
            <text:p/>
          </table:table-cell>
          <table:table-cell table:formula="of:=IF([.G90]=&quot;&quot;;(SUM([.G85:.K89])-INDEX([.A$2:.CV$2];1;[.M$8]+1))*INDEX([.A$2:.CV$2];1;[.M$8]+1)*[.U8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86]&lt;&gt;&quot;&quot;;IF(ISERROR(HLOOKUP([.A86];[.$A$6:.$CV$6];1;0));[.A86];&quot;-&quot;);&quot;&quot;)">
            <text:p/>
          </table:table-cell>
          <table:table-cell table:formula="of:=IF([.B86]&lt;&gt;&quot;&quot;;IF(ISERROR(HLOOKUP([.B86];[.$A$6:.$CV$6];1;0));[.B86];&quot;-&quot;);&quot;&quot;)">
            <text:p/>
          </table:table-cell>
          <table:table-cell table:formula="of:=IF([.C86]&lt;&gt;&quot;&quot;;IF(ISERROR(HLOOKUP([.C86];[.$A$6:.$CV$6];1;0));[.C86];&quot;-&quot;);&quot;&quot;)">
            <text:p/>
          </table:table-cell>
          <table:table-cell table:formula="of:=IF([.D86]&lt;&gt;&quot;&quot;;IF(ISERROR(HLOOKUP([.D86];[.$A$6:.$CV$6];1;0));[.D86];&quot;-&quot;);&quot;&quot;)">
            <text:p/>
          </table:table-cell>
          <table:table-cell table:formula="of:=IF([.E86]&lt;&gt;&quot;&quot;;IF(ISERROR(HLOOKUP([.E86];[.$A$6:.$CV$6];1;0));[.E86];&quot;-&quot;);&quot;&quot;)">
            <text:p/>
          </table:table-cell>
          <table:table-cell table:number-columns-repeated="3"/>
          <table:table-cell table:formula="of:=IF([.G91]=&quot;&quot;;IF(ISERROR(FIND(&quot;-----&quot;;COM.MICROSOFT.CONCAT([.G86:.K86];&quot;X&quot;;[.G87:.K87];&quot;X&quot;;[.G88:.K88];&quot;X&quot;;[.G89:.K89];&quot;X&quot;;[.G90:.K90];&quot;X&quot;;[.G86:.G90];&quot;X&quot;;[.H86:.H90];&quot;X&quot;;[.I86:.I90];&quot;X&quot;;[.J86:.J90];&quot;X&quot;;[.K86:.K90];&quot;X&quot;;[.G90];[.H89];[.I88];[.J87];[.K86];&quot;X&quot;;[.G86];[.H87];[.I88];[.J89];[.K90])));0;1);&quot;&quot;)">
            <text:p/>
          </table:table-cell>
          <table:table-cell table:formula="of:=IF([.G91]=&quot;&quot;;SUM([.G86:.K90])*INDEX([.A$6:.CV$6];1;[.M$8])*[.O86];&quot;&quot;)">
            <text:p/>
          </table:table-cell>
          <table:table-cell table:number-columns-repeated="4"/>
          <table:table-cell table:formula="of:=IF([.O86]&lt;&gt;&quot;&quot;;ABS([.O86]-1);[.O86])">
            <text:p/>
          </table:table-cell>
          <table:table-cell table:formula="of:=IF([.G91]=&quot;&quot;;(SUM([.G86:.K90])-INDEX([.A$2:.CV$2];1;[.M$8]+1))*INDEX([.A$2:.CV$2];1;[.M$8]+1)*[.U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87]&lt;&gt;&quot;&quot;;IF(ISERROR(HLOOKUP([.A87];[.$A$6:.$CV$6];1;0));[.A87];&quot;-&quot;);&quot;&quot;)" office:value-type="string" office:string-value="-" calcext:value-type="string">
            <text:p>-</text:p>
          </table:table-cell>
          <table:table-cell table:formula="of:=IF([.B87]&lt;&gt;&quot;&quot;;IF(ISERROR(HLOOKUP([.B87];[.$A$6:.$CV$6];1;0));[.B87];&quot;-&quot;);&quot;&quot;)" office:value-type="string" office:string-value="-" calcext:value-type="string">
            <text:p>-</text:p>
          </table:table-cell>
          <table:table-cell table:formula="of:=IF([.C87]&lt;&gt;&quot;&quot;;IF(ISERROR(HLOOKUP([.C87];[.$A$6:.$CV$6];1;0));[.C87];&quot;-&quot;);&quot;&quot;)" office:value-type="string" office:string-value="-" calcext:value-type="string">
            <text:p>-</text:p>
          </table:table-cell>
          <table:table-cell table:formula="of:=IF([.D87]&lt;&gt;&quot;&quot;;IF(ISERROR(HLOOKUP([.D87];[.$A$6:.$CV$6];1;0));[.D87];&quot;-&quot;);&quot;&quot;)" office:value-type="string" office:string-value="-" calcext:value-type="string">
            <text:p>-</text:p>
          </table:table-cell>
          <table:table-cell table:formula="of:=IF([.E87]&lt;&gt;&quot;&quot;;IF(ISERROR(HLOOKUP([.E87];[.$A$6:.$CV$6];1;0));[.E8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2]=&quot;&quot;;IF(ISERROR(FIND(&quot;-----&quot;;COM.MICROSOFT.CONCAT([.G87:.K87];&quot;X&quot;;[.G88:.K88];&quot;X&quot;;[.G89:.K89];&quot;X&quot;;[.G90:.K90];&quot;X&quot;;[.G91:.K91];&quot;X&quot;;[.G87:.G91];&quot;X&quot;;[.H87:.H91];&quot;X&quot;;[.I87:.I91];&quot;X&quot;;[.J87:.J91];&quot;X&quot;;[.K87:.K91];&quot;X&quot;;[.G91];[.H90];[.I89];[.J88];[.K87];&quot;X&quot;;[.G87];[.H88];[.I89];[.J90];[.K91])));0;1);&quot;&quot;)" office:value-type="float" office:value="1" calcext:value-type="float">
            <text:p>1</text:p>
          </table:table-cell>
          <table:table-cell table:formula="of:=IF([.G92]=&quot;&quot;;SUM([.G87:.K91])*INDEX([.A$6:.CV$6];1;[.M$8])*[.O87];&quot;&quot;)" office:value-type="float" office:value="4794" calcext:value-type="float">
            <text:p>4794</text:p>
          </table:table-cell>
          <table:table-cell table:number-columns-repeated="4"/>
          <table:table-cell table:formula="of:=IF([.O87]&lt;&gt;&quot;&quot;;ABS([.O87]-1);[.O87])" office:value-type="float" office:value="0" calcext:value-type="float">
            <text:p>0</text:p>
          </table:table-cell>
          <table:table-cell table:formula="of:=IF([.G92]=&quot;&quot;;(SUM([.G87:.K91])-INDEX([.A$2:.CV$2];1;[.M$8]+1))*INDEX([.A$2:.CV$2];1;[.M$8]+1)*[.U8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A88]&lt;&gt;&quot;&quot;;IF(ISERROR(HLOOKUP([.A88];[.$A$6:.$CV$6];1;0));[.A88];&quot;-&quot;);&quot;&quot;)" office:value-type="string" office:string-value="-" calcext:value-type="string">
            <text:p>-</text:p>
          </table:table-cell>
          <table:table-cell table:formula="of:=IF([.B88]&lt;&gt;&quot;&quot;;IF(ISERROR(HLOOKUP([.B88];[.$A$6:.$CV$6];1;0));[.B88];&quot;-&quot;);&quot;&quot;)" office:value-type="string" office:string-value="-" calcext:value-type="string">
            <text:p>-</text:p>
          </table:table-cell>
          <table:table-cell table:formula="of:=IF([.C88]&lt;&gt;&quot;&quot;;IF(ISERROR(HLOOKUP([.C88];[.$A$6:.$CV$6];1;0));[.C88];&quot;-&quot;);&quot;&quot;)" office:value-type="string" office:string-value="-" calcext:value-type="string">
            <text:p>-</text:p>
          </table:table-cell>
          <table:table-cell table:formula="of:=IF([.D88]&lt;&gt;&quot;&quot;;IF(ISERROR(HLOOKUP([.D88];[.$A$6:.$CV$6];1;0));[.D88];&quot;-&quot;);&quot;&quot;)" office:value-type="string" office:string-value="-" calcext:value-type="string">
            <text:p>-</text:p>
          </table:table-cell>
          <table:table-cell table:formula="of:=IF([.E88]&lt;&gt;&quot;&quot;;IF(ISERROR(HLOOKUP([.E88];[.$A$6:.$CV$6];1;0));[.E8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3]=&quot;&quot;;IF(ISERROR(FIND(&quot;-----&quot;;COM.MICROSOFT.CONCAT([.G88:.K88];&quot;X&quot;;[.G89:.K89];&quot;X&quot;;[.G90:.K90];&quot;X&quot;;[.G91:.K91];&quot;X&quot;;[.G92:.K92];&quot;X&quot;;[.G88:.G92];&quot;X&quot;;[.H88:.H92];&quot;X&quot;;[.I88:.I92];&quot;X&quot;;[.J88:.J92];&quot;X&quot;;[.K88:.K92];&quot;X&quot;;[.G92];[.H91];[.I90];[.J89];[.K88];&quot;X&quot;;[.G88];[.H89];[.I90];[.J91];[.K92])));0;1);&quot;&quot;)">
            <text:p/>
          </table:table-cell>
          <table:table-cell table:formula="of:=IF([.G93]=&quot;&quot;;SUM([.G88:.K92])*INDEX([.A$6:.CV$6];1;[.M$8])*[.O88];&quot;&quot;)">
            <text:p/>
          </table:table-cell>
          <table:table-cell table:number-columns-repeated="4"/>
          <table:table-cell table:formula="of:=IF([.O88]&lt;&gt;&quot;&quot;;ABS([.O88]-1);[.O88])">
            <text:p/>
          </table:table-cell>
          <table:table-cell table:formula="of:=IF([.G93]=&quot;&quot;;(SUM([.G88:.K92])-INDEX([.A$2:.CV$2];1;[.M$8]+1))*INDEX([.A$2:.CV$2];1;[.M$8]+1)*[.U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[.A89]&lt;&gt;&quot;&quot;;IF(ISERROR(HLOOKUP([.A89];[.$A$6:.$CV$6];1;0));[.A89];&quot;-&quot;);&quot;&quot;)" office:value-type="string" office:string-value="-" calcext:value-type="string">
            <text:p>-</text:p>
          </table:table-cell>
          <table:table-cell table:formula="of:=IF([.B89]&lt;&gt;&quot;&quot;;IF(ISERROR(HLOOKUP([.B89];[.$A$6:.$CV$6];1;0));[.B89];&quot;-&quot;);&quot;&quot;)" office:value-type="float" office:value="13" calcext:value-type="float">
            <text:p>13</text:p>
          </table:table-cell>
          <table:table-cell table:formula="of:=IF([.C89]&lt;&gt;&quot;&quot;;IF(ISERROR(HLOOKUP([.C89];[.$A$6:.$CV$6];1;0));[.C89];&quot;-&quot;);&quot;&quot;)" office:value-type="float" office:value="38" calcext:value-type="float">
            <text:p>38</text:p>
          </table:table-cell>
          <table:table-cell table:formula="of:=IF([.D89]&lt;&gt;&quot;&quot;;IF(ISERROR(HLOOKUP([.D89];[.$A$6:.$CV$6];1;0));[.D89];&quot;-&quot;);&quot;&quot;)" office:value-type="string" office:string-value="-" calcext:value-type="string">
            <text:p>-</text:p>
          </table:table-cell>
          <table:table-cell table:formula="of:=IF([.E89]&lt;&gt;&quot;&quot;;IF(ISERROR(HLOOKUP([.E89];[.$A$6:.$CV$6];1;0));[.E8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4]=&quot;&quot;;IF(ISERROR(FIND(&quot;-----&quot;;COM.MICROSOFT.CONCAT([.G89:.K89];&quot;X&quot;;[.G90:.K90];&quot;X&quot;;[.G91:.K91];&quot;X&quot;;[.G92:.K92];&quot;X&quot;;[.G93:.K93];&quot;X&quot;;[.G89:.G93];&quot;X&quot;;[.H89:.H93];&quot;X&quot;;[.I89:.I93];&quot;X&quot;;[.J89:.J93];&quot;X&quot;;[.K89:.K93];&quot;X&quot;;[.G93];[.H92];[.I91];[.J90];[.K89];&quot;X&quot;;[.G89];[.H90];[.I91];[.J92];[.K93])));0;1);&quot;&quot;)">
            <text:p/>
          </table:table-cell>
          <table:table-cell table:formula="of:=IF([.G94]=&quot;&quot;;SUM([.G89:.K93])*INDEX([.A$6:.CV$6];1;[.M$8])*[.O89];&quot;&quot;)">
            <text:p/>
          </table:table-cell>
          <table:table-cell table:number-columns-repeated="4"/>
          <table:table-cell table:formula="of:=IF([.O89]&lt;&gt;&quot;&quot;;ABS([.O89]-1);[.O89])">
            <text:p/>
          </table:table-cell>
          <table:table-cell table:formula="of:=IF([.G94]=&quot;&quot;;(SUM([.G89:.K93])-INDEX([.A$2:.CV$2];1;[.M$8]+1))*INDEX([.A$2:.CV$2];1;[.M$8]+1)*[.U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90]&lt;&gt;&quot;&quot;;IF(ISERROR(HLOOKUP([.A90];[.$A$6:.$CV$6];1;0));[.A90];&quot;-&quot;);&quot;&quot;)" office:value-type="string" office:string-value="-" calcext:value-type="string">
            <text:p>-</text:p>
          </table:table-cell>
          <table:table-cell table:formula="of:=IF([.B90]&lt;&gt;&quot;&quot;;IF(ISERROR(HLOOKUP([.B90];[.$A$6:.$CV$6];1;0));[.B90];&quot;-&quot;);&quot;&quot;)" office:value-type="string" office:string-value="-" calcext:value-type="string">
            <text:p>-</text:p>
          </table:table-cell>
          <table:table-cell table:formula="of:=IF([.C90]&lt;&gt;&quot;&quot;;IF(ISERROR(HLOOKUP([.C90];[.$A$6:.$CV$6];1;0));[.C90];&quot;-&quot;);&quot;&quot;)" office:value-type="string" office:string-value="-" calcext:value-type="string">
            <text:p>-</text:p>
          </table:table-cell>
          <table:table-cell table:formula="of:=IF([.D90]&lt;&gt;&quot;&quot;;IF(ISERROR(HLOOKUP([.D90];[.$A$6:.$CV$6];1;0));[.D90];&quot;-&quot;);&quot;&quot;)" office:value-type="string" office:string-value="-" calcext:value-type="string">
            <text:p>-</text:p>
          </table:table-cell>
          <table:table-cell table:formula="of:=IF([.E90]&lt;&gt;&quot;&quot;;IF(ISERROR(HLOOKUP([.E90];[.$A$6:.$CV$6];1;0));[.E9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5]=&quot;&quot;;IF(ISERROR(FIND(&quot;-----&quot;;COM.MICROSOFT.CONCAT([.G90:.K90];&quot;X&quot;;[.G91:.K91];&quot;X&quot;;[.G92:.K92];&quot;X&quot;;[.G93:.K93];&quot;X&quot;;[.G94:.K94];&quot;X&quot;;[.G90:.G94];&quot;X&quot;;[.H90:.H94];&quot;X&quot;;[.I90:.I94];&quot;X&quot;;[.J90:.J94];&quot;X&quot;;[.K90:.K94];&quot;X&quot;;[.G94];[.H93];[.I92];[.J91];[.K90];&quot;X&quot;;[.G90];[.H91];[.I92];[.J93];[.K94])));0;1);&quot;&quot;)">
            <text:p/>
          </table:table-cell>
          <table:table-cell table:formula="of:=IF([.G95]=&quot;&quot;;SUM([.G90:.K94])*INDEX([.A$6:.CV$6];1;[.M$8])*[.O90];&quot;&quot;)">
            <text:p/>
          </table:table-cell>
          <table:table-cell table:number-columns-repeated="4"/>
          <table:table-cell table:formula="of:=IF([.O90]&lt;&gt;&quot;&quot;;ABS([.O90]-1);[.O90])">
            <text:p/>
          </table:table-cell>
          <table:table-cell table:formula="of:=IF([.G95]=&quot;&quot;;(SUM([.G90:.K94])-INDEX([.A$2:.CV$2];1;[.M$8]+1))*INDEX([.A$2:.CV$2];1;[.M$8]+1)*[.U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91]&lt;&gt;&quot;&quot;;IF(ISERROR(HLOOKUP([.A91];[.$A$6:.$CV$6];1;0));[.A91];&quot;-&quot;);&quot;&quot;)" office:value-type="string" office:string-value="-" calcext:value-type="string">
            <text:p>-</text:p>
          </table:table-cell>
          <table:table-cell table:formula="of:=IF([.B91]&lt;&gt;&quot;&quot;;IF(ISERROR(HLOOKUP([.B91];[.$A$6:.$CV$6];1;0));[.B91];&quot;-&quot;);&quot;&quot;)" office:value-type="string" office:string-value="-" calcext:value-type="string">
            <text:p>-</text:p>
          </table:table-cell>
          <table:table-cell table:formula="of:=IF([.C91]&lt;&gt;&quot;&quot;;IF(ISERROR(HLOOKUP([.C91];[.$A$6:.$CV$6];1;0));[.C91];&quot;-&quot;);&quot;&quot;)" office:value-type="string" office:string-value="-" calcext:value-type="string">
            <text:p>-</text:p>
          </table:table-cell>
          <table:table-cell table:formula="of:=IF([.D91]&lt;&gt;&quot;&quot;;IF(ISERROR(HLOOKUP([.D91];[.$A$6:.$CV$6];1;0));[.D91];&quot;-&quot;);&quot;&quot;)" office:value-type="string" office:string-value="-" calcext:value-type="string">
            <text:p>-</text:p>
          </table:table-cell>
          <table:table-cell table:formula="of:=IF([.E91]&lt;&gt;&quot;&quot;;IF(ISERROR(HLOOKUP([.E91];[.$A$6:.$CV$6];1;0));[.E9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6]=&quot;&quot;;IF(ISERROR(FIND(&quot;-----&quot;;COM.MICROSOFT.CONCAT([.G91:.K91];&quot;X&quot;;[.G92:.K92];&quot;X&quot;;[.G93:.K93];&quot;X&quot;;[.G94:.K94];&quot;X&quot;;[.G95:.K95];&quot;X&quot;;[.G91:.G95];&quot;X&quot;;[.H91:.H95];&quot;X&quot;;[.I91:.I95];&quot;X&quot;;[.J91:.J95];&quot;X&quot;;[.K91:.K95];&quot;X&quot;;[.G95];[.H94];[.I93];[.J92];[.K91];&quot;X&quot;;[.G91];[.H92];[.I93];[.J94];[.K95])));0;1);&quot;&quot;)">
            <text:p/>
          </table:table-cell>
          <table:table-cell table:formula="of:=IF([.G96]=&quot;&quot;;SUM([.G91:.K95])*INDEX([.A$6:.CV$6];1;[.M$8])*[.O91];&quot;&quot;)">
            <text:p/>
          </table:table-cell>
          <table:table-cell table:number-columns-repeated="4"/>
          <table:table-cell table:formula="of:=IF([.O91]&lt;&gt;&quot;&quot;;ABS([.O91]-1);[.O91])">
            <text:p/>
          </table:table-cell>
          <table:table-cell table:formula="of:=IF([.G96]=&quot;&quot;;(SUM([.G91:.K95])-INDEX([.A$2:.CV$2];1;[.M$8]+1))*INDEX([.A$2:.CV$2];1;[.M$8]+1)*[.U9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92]&lt;&gt;&quot;&quot;;IF(ISERROR(HLOOKUP([.A92];[.$A$6:.$CV$6];1;0));[.A92];&quot;-&quot;);&quot;&quot;)">
            <text:p/>
          </table:table-cell>
          <table:table-cell table:formula="of:=IF([.B92]&lt;&gt;&quot;&quot;;IF(ISERROR(HLOOKUP([.B92];[.$A$6:.$CV$6];1;0));[.B92];&quot;-&quot;);&quot;&quot;)">
            <text:p/>
          </table:table-cell>
          <table:table-cell table:formula="of:=IF([.C92]&lt;&gt;&quot;&quot;;IF(ISERROR(HLOOKUP([.C92];[.$A$6:.$CV$6];1;0));[.C92];&quot;-&quot;);&quot;&quot;)">
            <text:p/>
          </table:table-cell>
          <table:table-cell table:formula="of:=IF([.D92]&lt;&gt;&quot;&quot;;IF(ISERROR(HLOOKUP([.D92];[.$A$6:.$CV$6];1;0));[.D92];&quot;-&quot;);&quot;&quot;)">
            <text:p/>
          </table:table-cell>
          <table:table-cell table:formula="of:=IF([.E92]&lt;&gt;&quot;&quot;;IF(ISERROR(HLOOKUP([.E92];[.$A$6:.$CV$6];1;0));[.E92];&quot;-&quot;);&quot;&quot;)">
            <text:p/>
          </table:table-cell>
          <table:table-cell table:number-columns-repeated="3"/>
          <table:table-cell table:formula="of:=IF([.G97]=&quot;&quot;;IF(ISERROR(FIND(&quot;-----&quot;;COM.MICROSOFT.CONCAT([.G92:.K92];&quot;X&quot;;[.G93:.K93];&quot;X&quot;;[.G94:.K94];&quot;X&quot;;[.G95:.K95];&quot;X&quot;;[.G96:.K96];&quot;X&quot;;[.G92:.G96];&quot;X&quot;;[.H92:.H96];&quot;X&quot;;[.I92:.I96];&quot;X&quot;;[.J92:.J96];&quot;X&quot;;[.K92:.K96];&quot;X&quot;;[.G96];[.H95];[.I94];[.J93];[.K92];&quot;X&quot;;[.G92];[.H93];[.I94];[.J95];[.K96])));0;1);&quot;&quot;)">
            <text:p/>
          </table:table-cell>
          <table:table-cell table:formula="of:=IF([.G97]=&quot;&quot;;SUM([.G92:.K96])*INDEX([.A$6:.CV$6];1;[.M$8])*[.O92];&quot;&quot;)">
            <text:p/>
          </table:table-cell>
          <table:table-cell table:number-columns-repeated="4"/>
          <table:table-cell table:formula="of:=IF([.O92]&lt;&gt;&quot;&quot;;ABS([.O92]-1);[.O92])">
            <text:p/>
          </table:table-cell>
          <table:table-cell table:formula="of:=IF([.G97]=&quot;&quot;;(SUM([.G92:.K96])-INDEX([.A$2:.CV$2];1;[.M$8]+1))*INDEX([.A$2:.CV$2];1;[.M$8]+1)*[.U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93]&lt;&gt;&quot;&quot;;IF(ISERROR(HLOOKUP([.A93];[.$A$6:.$CV$6];1;0));[.A93];&quot;-&quot;);&quot;&quot;)" office:value-type="float" office:value="47" calcext:value-type="float">
            <text:p>47</text:p>
          </table:table-cell>
          <table:table-cell table:formula="of:=IF([.B93]&lt;&gt;&quot;&quot;;IF(ISERROR(HLOOKUP([.B93];[.$A$6:.$CV$6];1;0));[.B93];&quot;-&quot;);&quot;&quot;)" office:value-type="string" office:string-value="-" calcext:value-type="string">
            <text:p>-</text:p>
          </table:table-cell>
          <table:table-cell table:formula="of:=IF([.C93]&lt;&gt;&quot;&quot;;IF(ISERROR(HLOOKUP([.C93];[.$A$6:.$CV$6];1;0));[.C93];&quot;-&quot;);&quot;&quot;)" office:value-type="string" office:string-value="-" calcext:value-type="string">
            <text:p>-</text:p>
          </table:table-cell>
          <table:table-cell table:formula="of:=IF([.D93]&lt;&gt;&quot;&quot;;IF(ISERROR(HLOOKUP([.D93];[.$A$6:.$CV$6];1;0));[.D93];&quot;-&quot;);&quot;&quot;)" office:value-type="string" office:string-value="-" calcext:value-type="string">
            <text:p>-</text:p>
          </table:table-cell>
          <table:table-cell table:formula="of:=IF([.E93]&lt;&gt;&quot;&quot;;IF(ISERROR(HLOOKUP([.E93];[.$A$6:.$CV$6];1;0));[.E9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8]=&quot;&quot;;IF(ISERROR(FIND(&quot;-----&quot;;COM.MICROSOFT.CONCAT([.G93:.K93];&quot;X&quot;;[.G94:.K94];&quot;X&quot;;[.G95:.K95];&quot;X&quot;;[.G96:.K96];&quot;X&quot;;[.G97:.K97];&quot;X&quot;;[.G93:.G97];&quot;X&quot;;[.H93:.H97];&quot;X&quot;;[.I93:.I97];&quot;X&quot;;[.J93:.J97];&quot;X&quot;;[.K93:.K97];&quot;X&quot;;[.G97];[.H96];[.I95];[.J94];[.K93];&quot;X&quot;;[.G93];[.H94];[.I95];[.J96];[.K97])));0;1);&quot;&quot;)" office:value-type="float" office:value="1" calcext:value-type="float">
            <text:p>1</text:p>
          </table:table-cell>
          <table:table-cell table:formula="of:=IF([.G98]=&quot;&quot;;SUM([.G93:.K97])*INDEX([.A$6:.CV$6];1;[.M$8])*[.O93];&quot;&quot;)" office:value-type="float" office:value="13160" calcext:value-type="float">
            <text:p>13160</text:p>
          </table:table-cell>
          <table:table-cell table:number-columns-repeated="4"/>
          <table:table-cell table:formula="of:=IF([.O93]&lt;&gt;&quot;&quot;;ABS([.O93]-1);[.O93])" office:value-type="float" office:value="0" calcext:value-type="float">
            <text:p>0</text:p>
          </table:table-cell>
          <table:table-cell table:formula="of:=IF([.G98]=&quot;&quot;;(SUM([.G93:.K97])-INDEX([.A$2:.CV$2];1;[.M$8]+1))*INDEX([.A$2:.CV$2];1;[.M$8]+1)*[.U9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A94]&lt;&gt;&quot;&quot;;IF(ISERROR(HLOOKUP([.A94];[.$A$6:.$CV$6];1;0));[.A94];&quot;-&quot;);&quot;&quot;)" office:value-type="string" office:string-value="-" calcext:value-type="string">
            <text:p>-</text:p>
          </table:table-cell>
          <table:table-cell table:formula="of:=IF([.B94]&lt;&gt;&quot;&quot;;IF(ISERROR(HLOOKUP([.B94];[.$A$6:.$CV$6];1;0));[.B94];&quot;-&quot;);&quot;&quot;)" office:value-type="string" office:string-value="-" calcext:value-type="string">
            <text:p>-</text:p>
          </table:table-cell>
          <table:table-cell table:formula="of:=IF([.C94]&lt;&gt;&quot;&quot;;IF(ISERROR(HLOOKUP([.C94];[.$A$6:.$CV$6];1;0));[.C94];&quot;-&quot;);&quot;&quot;)" office:value-type="string" office:string-value="-" calcext:value-type="string">
            <text:p>-</text:p>
          </table:table-cell>
          <table:table-cell table:formula="of:=IF([.D94]&lt;&gt;&quot;&quot;;IF(ISERROR(HLOOKUP([.D94];[.$A$6:.$CV$6];1;0));[.D94];&quot;-&quot;);&quot;&quot;)" office:value-type="string" office:string-value="-" calcext:value-type="string">
            <text:p>-</text:p>
          </table:table-cell>
          <table:table-cell table:formula="of:=IF([.E94]&lt;&gt;&quot;&quot;;IF(ISERROR(HLOOKUP([.E94];[.$A$6:.$CV$6];1;0));[.E9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99]=&quot;&quot;;IF(ISERROR(FIND(&quot;-----&quot;;COM.MICROSOFT.CONCAT([.G94:.K94];&quot;X&quot;;[.G95:.K95];&quot;X&quot;;[.G96:.K96];&quot;X&quot;;[.G97:.K97];&quot;X&quot;;[.G98:.K98];&quot;X&quot;;[.G94:.G98];&quot;X&quot;;[.H94:.H98];&quot;X&quot;;[.I94:.I98];&quot;X&quot;;[.J94:.J98];&quot;X&quot;;[.K94:.K98];&quot;X&quot;;[.G98];[.H97];[.I96];[.J95];[.K94];&quot;X&quot;;[.G94];[.H95];[.I96];[.J97];[.K98])));0;1);&quot;&quot;)">
            <text:p/>
          </table:table-cell>
          <table:table-cell table:formula="of:=IF([.G99]=&quot;&quot;;SUM([.G94:.K98])*INDEX([.A$6:.CV$6];1;[.M$8])*[.O94];&quot;&quot;)">
            <text:p/>
          </table:table-cell>
          <table:table-cell table:number-columns-repeated="4"/>
          <table:table-cell table:formula="of:=IF([.O94]&lt;&gt;&quot;&quot;;ABS([.O94]-1);[.O94])">
            <text:p/>
          </table:table-cell>
          <table:table-cell table:formula="of:=IF([.G99]=&quot;&quot;;(SUM([.G94:.K98])-INDEX([.A$2:.CV$2];1;[.M$8]+1))*INDEX([.A$2:.CV$2];1;[.M$8]+1)*[.U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95]&lt;&gt;&quot;&quot;;IF(ISERROR(HLOOKUP([.A95];[.$A$6:.$CV$6];1;0));[.A95];&quot;-&quot;);&quot;&quot;)" office:value-type="string" office:string-value="-" calcext:value-type="string">
            <text:p>-</text:p>
          </table:table-cell>
          <table:table-cell table:formula="of:=IF([.B95]&lt;&gt;&quot;&quot;;IF(ISERROR(HLOOKUP([.B95];[.$A$6:.$CV$6];1;0));[.B95];&quot;-&quot;);&quot;&quot;)" office:value-type="string" office:string-value="-" calcext:value-type="string">
            <text:p>-</text:p>
          </table:table-cell>
          <table:table-cell table:formula="of:=IF([.C95]&lt;&gt;&quot;&quot;;IF(ISERROR(HLOOKUP([.C95];[.$A$6:.$CV$6];1;0));[.C95];&quot;-&quot;);&quot;&quot;)" office:value-type="float" office:value="76" calcext:value-type="float">
            <text:p>76</text:p>
          </table:table-cell>
          <table:table-cell table:formula="of:=IF([.D95]&lt;&gt;&quot;&quot;;IF(ISERROR(HLOOKUP([.D95];[.$A$6:.$CV$6];1;0));[.D95];&quot;-&quot;);&quot;&quot;)" office:value-type="string" office:string-value="-" calcext:value-type="string">
            <text:p>-</text:p>
          </table:table-cell>
          <table:table-cell table:formula="of:=IF([.E95]&lt;&gt;&quot;&quot;;IF(ISERROR(HLOOKUP([.E95];[.$A$6:.$CV$6];1;0));[.E9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0]=&quot;&quot;;IF(ISERROR(FIND(&quot;-----&quot;;COM.MICROSOFT.CONCAT([.G95:.K95];&quot;X&quot;;[.G96:.K96];&quot;X&quot;;[.G97:.K97];&quot;X&quot;;[.G98:.K98];&quot;X&quot;;[.G99:.K99];&quot;X&quot;;[.G95:.G99];&quot;X&quot;;[.H95:.H99];&quot;X&quot;;[.I95:.I99];&quot;X&quot;;[.J95:.J99];&quot;X&quot;;[.K95:.K99];&quot;X&quot;;[.G99];[.H98];[.I97];[.J96];[.K95];&quot;X&quot;;[.G95];[.H96];[.I97];[.J98];[.K99])));0;1);&quot;&quot;)">
            <text:p/>
          </table:table-cell>
          <table:table-cell table:formula="of:=IF([.G100]=&quot;&quot;;SUM([.G95:.K99])*INDEX([.A$6:.CV$6];1;[.M$8])*[.O95];&quot;&quot;)">
            <text:p/>
          </table:table-cell>
          <table:table-cell table:number-columns-repeated="4"/>
          <table:table-cell table:formula="of:=IF([.O95]&lt;&gt;&quot;&quot;;ABS([.O95]-1);[.O95])">
            <text:p/>
          </table:table-cell>
          <table:table-cell table:formula="of:=IF([.G100]=&quot;&quot;;(SUM([.G95:.K99])-INDEX([.A$2:.CV$2];1;[.M$8]+1))*INDEX([.A$2:.CV$2];1;[.M$8]+1)*[.U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A96]&lt;&gt;&quot;&quot;;IF(ISERROR(HLOOKUP([.A96];[.$A$6:.$CV$6];1;0));[.A96];&quot;-&quot;);&quot;&quot;)" office:value-type="string" office:string-value="-" calcext:value-type="string">
            <text:p>-</text:p>
          </table:table-cell>
          <table:table-cell table:formula="of:=IF([.B96]&lt;&gt;&quot;&quot;;IF(ISERROR(HLOOKUP([.B96];[.$A$6:.$CV$6];1;0));[.B96];&quot;-&quot;);&quot;&quot;)" office:value-type="string" office:string-value="-" calcext:value-type="string">
            <text:p>-</text:p>
          </table:table-cell>
          <table:table-cell table:formula="of:=IF([.C96]&lt;&gt;&quot;&quot;;IF(ISERROR(HLOOKUP([.C96];[.$A$6:.$CV$6];1;0));[.C96];&quot;-&quot;);&quot;&quot;)" office:value-type="string" office:string-value="-" calcext:value-type="string">
            <text:p>-</text:p>
          </table:table-cell>
          <table:table-cell table:formula="of:=IF([.D96]&lt;&gt;&quot;&quot;;IF(ISERROR(HLOOKUP([.D96];[.$A$6:.$CV$6];1;0));[.D96];&quot;-&quot;);&quot;&quot;)" office:value-type="string" office:string-value="-" calcext:value-type="string">
            <text:p>-</text:p>
          </table:table-cell>
          <table:table-cell table:formula="of:=IF([.E96]&lt;&gt;&quot;&quot;;IF(ISERROR(HLOOKUP([.E96];[.$A$6:.$CV$6];1;0));[.E9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1]=&quot;&quot;;IF(ISERROR(FIND(&quot;-----&quot;;COM.MICROSOFT.CONCAT([.G96:.K96];&quot;X&quot;;[.G97:.K97];&quot;X&quot;;[.G98:.K98];&quot;X&quot;;[.G99:.K99];&quot;X&quot;;[.G100:.K100];&quot;X&quot;;[.G96:.G100];&quot;X&quot;;[.H96:.H100];&quot;X&quot;;[.I96:.I100];&quot;X&quot;;[.J96:.J100];&quot;X&quot;;[.K96:.K100];&quot;X&quot;;[.G100];[.H99];[.I98];[.J97];[.K96];&quot;X&quot;;[.G96];[.H97];[.I98];[.J99];[.K100])));0;1);&quot;&quot;)">
            <text:p/>
          </table:table-cell>
          <table:table-cell table:formula="of:=IF([.G101]=&quot;&quot;;SUM([.G96:.K100])*INDEX([.A$6:.CV$6];1;[.M$8])*[.O96];&quot;&quot;)">
            <text:p/>
          </table:table-cell>
          <table:table-cell table:number-columns-repeated="4"/>
          <table:table-cell table:formula="of:=IF([.O96]&lt;&gt;&quot;&quot;;ABS([.O96]-1);[.O96])">
            <text:p/>
          </table:table-cell>
          <table:table-cell table:formula="of:=IF([.G101]=&quot;&quot;;(SUM([.G96:.K100])-INDEX([.A$2:.CV$2];1;[.M$8]+1))*INDEX([.A$2:.CV$2];1;[.M$8]+1)*[.U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97]&lt;&gt;&quot;&quot;;IF(ISERROR(HLOOKUP([.A97];[.$A$6:.$CV$6];1;0));[.A97];&quot;-&quot;);&quot;&quot;)" office:value-type="string" office:string-value="-" calcext:value-type="string">
            <text:p>-</text:p>
          </table:table-cell>
          <table:table-cell table:formula="of:=IF([.B97]&lt;&gt;&quot;&quot;;IF(ISERROR(HLOOKUP([.B97];[.$A$6:.$CV$6];1;0));[.B97];&quot;-&quot;);&quot;&quot;)" office:value-type="string" office:string-value="-" calcext:value-type="string">
            <text:p>-</text:p>
          </table:table-cell>
          <table:table-cell table:formula="of:=IF([.C97]&lt;&gt;&quot;&quot;;IF(ISERROR(HLOOKUP([.C97];[.$A$6:.$CV$6];1;0));[.C97];&quot;-&quot;);&quot;&quot;)" office:value-type="string" office:string-value="-" calcext:value-type="string">
            <text:p>-</text:p>
          </table:table-cell>
          <table:table-cell table:formula="of:=IF([.D97]&lt;&gt;&quot;&quot;;IF(ISERROR(HLOOKUP([.D97];[.$A$6:.$CV$6];1;0));[.D97];&quot;-&quot;);&quot;&quot;)" office:value-type="string" office:string-value="-" calcext:value-type="string">
            <text:p>-</text:p>
          </table:table-cell>
          <table:table-cell table:formula="of:=IF([.E97]&lt;&gt;&quot;&quot;;IF(ISERROR(HLOOKUP([.E97];[.$A$6:.$CV$6];1;0));[.E97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102]=&quot;&quot;;IF(ISERROR(FIND(&quot;-----&quot;;COM.MICROSOFT.CONCAT([.G97:.K97];&quot;X&quot;;[.G98:.K98];&quot;X&quot;;[.G99:.K99];&quot;X&quot;;[.G100:.K100];&quot;X&quot;;[.G101:.K101];&quot;X&quot;;[.G97:.G101];&quot;X&quot;;[.H97:.H101];&quot;X&quot;;[.I97:.I101];&quot;X&quot;;[.J97:.J101];&quot;X&quot;;[.K97:.K101];&quot;X&quot;;[.G101];[.H100];[.I99];[.J98];[.K97];&quot;X&quot;;[.G97];[.H98];[.I99];[.J100];[.K101])));0;1);&quot;&quot;)">
            <text:p/>
          </table:table-cell>
          <table:table-cell table:formula="of:=IF([.G102]=&quot;&quot;;SUM([.G97:.K101])*INDEX([.A$6:.CV$6];1;[.M$8])*[.O97];&quot;&quot;)">
            <text:p/>
          </table:table-cell>
          <table:table-cell table:number-columns-repeated="4"/>
          <table:table-cell table:formula="of:=IF([.O97]&lt;&gt;&quot;&quot;;ABS([.O97]-1);[.O97])">
            <text:p/>
          </table:table-cell>
          <table:table-cell table:formula="of:=IF([.G102]=&quot;&quot;;(SUM([.G97:.K101])-INDEX([.A$2:.CV$2];1;[.M$8]+1))*INDEX([.A$2:.CV$2];1;[.M$8]+1)*[.U9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98]&lt;&gt;&quot;&quot;;IF(ISERROR(HLOOKUP([.A98];[.$A$6:.$CV$6];1;0));[.A98];&quot;-&quot;);&quot;&quot;)">
            <text:p/>
          </table:table-cell>
          <table:table-cell table:formula="of:=IF([.B98]&lt;&gt;&quot;&quot;;IF(ISERROR(HLOOKUP([.B98];[.$A$6:.$CV$6];1;0));[.B98];&quot;-&quot;);&quot;&quot;)">
            <text:p/>
          </table:table-cell>
          <table:table-cell table:formula="of:=IF([.C98]&lt;&gt;&quot;&quot;;IF(ISERROR(HLOOKUP([.C98];[.$A$6:.$CV$6];1;0));[.C98];&quot;-&quot;);&quot;&quot;)">
            <text:p/>
          </table:table-cell>
          <table:table-cell table:formula="of:=IF([.D98]&lt;&gt;&quot;&quot;;IF(ISERROR(HLOOKUP([.D98];[.$A$6:.$CV$6];1;0));[.D98];&quot;-&quot;);&quot;&quot;)">
            <text:p/>
          </table:table-cell>
          <table:table-cell table:formula="of:=IF([.E98]&lt;&gt;&quot;&quot;;IF(ISERROR(HLOOKUP([.E98];[.$A$6:.$CV$6];1;0));[.E98];&quot;-&quot;);&quot;&quot;)">
            <text:p/>
          </table:table-cell>
          <table:table-cell table:number-columns-repeated="3"/>
          <table:table-cell table:formula="of:=IF([.G103]=&quot;&quot;;IF(ISERROR(FIND(&quot;-----&quot;;COM.MICROSOFT.CONCAT([.G98:.K98];&quot;X&quot;;[.G99:.K99];&quot;X&quot;;[.G100:.K100];&quot;X&quot;;[.G101:.K101];&quot;X&quot;;[.G102:.K102];&quot;X&quot;;[.G98:.G102];&quot;X&quot;;[.H98:.H102];&quot;X&quot;;[.I98:.I102];&quot;X&quot;;[.J98:.J102];&quot;X&quot;;[.K98:.K102];&quot;X&quot;;[.G102];[.H101];[.I100];[.J99];[.K98];&quot;X&quot;;[.G98];[.H99];[.I100];[.J101];[.K102])));0;1);&quot;&quot;)">
            <text:p/>
          </table:table-cell>
          <table:table-cell table:formula="of:=IF([.G103]=&quot;&quot;;SUM([.G98:.K102])*INDEX([.A$6:.CV$6];1;[.M$8])*[.O98];&quot;&quot;)">
            <text:p/>
          </table:table-cell>
          <table:table-cell table:number-columns-repeated="4"/>
          <table:table-cell table:formula="of:=IF([.O98]&lt;&gt;&quot;&quot;;ABS([.O98]-1);[.O98])">
            <text:p/>
          </table:table-cell>
          <table:table-cell table:formula="of:=IF([.G103]=&quot;&quot;;(SUM([.G98:.K102])-INDEX([.A$2:.CV$2];1;[.M$8]+1))*INDEX([.A$2:.CV$2];1;[.M$8]+1)*[.U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99]&lt;&gt;&quot;&quot;;IF(ISERROR(HLOOKUP([.A99];[.$A$6:.$CV$6];1;0));[.A99];&quot;-&quot;);&quot;&quot;)" office:value-type="string" office:string-value="-" calcext:value-type="string">
            <text:p>-</text:p>
          </table:table-cell>
          <table:table-cell table:formula="of:=IF([.B99]&lt;&gt;&quot;&quot;;IF(ISERROR(HLOOKUP([.B99];[.$A$6:.$CV$6];1;0));[.B99];&quot;-&quot;);&quot;&quot;)" office:value-type="float" office:value="3" calcext:value-type="float">
            <text:p>3</text:p>
          </table:table-cell>
          <table:table-cell table:formula="of:=IF([.C99]&lt;&gt;&quot;&quot;;IF(ISERROR(HLOOKUP([.C99];[.$A$6:.$CV$6];1;0));[.C99];&quot;-&quot;);&quot;&quot;)" office:value-type="string" office:string-value="-" calcext:value-type="string">
            <text:p>-</text:p>
          </table:table-cell>
          <table:table-cell table:formula="of:=IF([.D99]&lt;&gt;&quot;&quot;;IF(ISERROR(HLOOKUP([.D99];[.$A$6:.$CV$6];1;0));[.D99];&quot;-&quot;);&quot;&quot;)" office:value-type="string" office:string-value="-" calcext:value-type="string">
            <text:p>-</text:p>
          </table:table-cell>
          <table:table-cell table:formula="of:=IF([.E99]&lt;&gt;&quot;&quot;;IF(ISERROR(HLOOKUP([.E99];[.$A$6:.$CV$6];1;0));[.E9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4]=&quot;&quot;;IF(ISERROR(FIND(&quot;-----&quot;;COM.MICROSOFT.CONCAT([.G99:.K99];&quot;X&quot;;[.G100:.K100];&quot;X&quot;;[.G101:.K101];&quot;X&quot;;[.G102:.K102];&quot;X&quot;;[.G103:.K103];&quot;X&quot;;[.G99:.G103];&quot;X&quot;;[.H99:.H103];&quot;X&quot;;[.I99:.I103];&quot;X&quot;;[.J99:.J103];&quot;X&quot;;[.K99:.K103];&quot;X&quot;;[.G103];[.H102];[.I101];[.J100];[.K99];&quot;X&quot;;[.G99];[.H100];[.I101];[.J102];[.K103])));0;1);&quot;&quot;)" office:value-type="float" office:value="1" calcext:value-type="float">
            <text:p>1</text:p>
          </table:table-cell>
          <table:table-cell table:formula="of:=IF([.G104]=&quot;&quot;;SUM([.G99:.K103])*INDEX([.A$6:.CV$6];1;[.M$8])*[.O99];&quot;&quot;)" office:value-type="float" office:value="19834" calcext:value-type="float">
            <text:p>19834</text:p>
          </table:table-cell>
          <table:table-cell table:number-columns-repeated="4"/>
          <table:table-cell table:formula="of:=IF([.O99]&lt;&gt;&quot;&quot;;ABS([.O99]-1);[.O99])" office:value-type="float" office:value="0" calcext:value-type="float">
            <text:p>0</text:p>
          </table:table-cell>
          <table:table-cell table:formula="of:=IF([.G104]=&quot;&quot;;(SUM([.G99:.K103])-INDEX([.A$2:.CV$2];1;[.M$8]+1))*INDEX([.A$2:.CV$2];1;[.M$8]+1)*[.U9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[.A100]&lt;&gt;&quot;&quot;;IF(ISERROR(HLOOKUP([.A100];[.$A$6:.$CV$6];1;0));[.A100];&quot;-&quot;);&quot;&quot;)" office:value-type="float" office:value="83" calcext:value-type="float">
            <text:p>83</text:p>
          </table:table-cell>
          <table:table-cell table:formula="of:=IF([.B100]&lt;&gt;&quot;&quot;;IF(ISERROR(HLOOKUP([.B100];[.$A$6:.$CV$6];1;0));[.B100];&quot;-&quot;);&quot;&quot;)" office:value-type="string" office:string-value="-" calcext:value-type="string">
            <text:p>-</text:p>
          </table:table-cell>
          <table:table-cell table:formula="of:=IF([.C100]&lt;&gt;&quot;&quot;;IF(ISERROR(HLOOKUP([.C100];[.$A$6:.$CV$6];1;0));[.C100];&quot;-&quot;);&quot;&quot;)" office:value-type="string" office:string-value="-" calcext:value-type="string">
            <text:p>-</text:p>
          </table:table-cell>
          <table:table-cell table:formula="of:=IF([.D100]&lt;&gt;&quot;&quot;;IF(ISERROR(HLOOKUP([.D100];[.$A$6:.$CV$6];1;0));[.D100];&quot;-&quot;);&quot;&quot;)" office:value-type="string" office:string-value="-" calcext:value-type="string">
            <text:p>-</text:p>
          </table:table-cell>
          <table:table-cell table:formula="of:=IF([.E100]&lt;&gt;&quot;&quot;;IF(ISERROR(HLOOKUP([.E100];[.$A$6:.$CV$6];1;0));[.E10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5]=&quot;&quot;;IF(ISERROR(FIND(&quot;-----&quot;;COM.MICROSOFT.CONCAT([.G100:.K100];&quot;X&quot;;[.G101:.K101];&quot;X&quot;;[.G102:.K102];&quot;X&quot;;[.G103:.K103];&quot;X&quot;;[.G104:.K104];&quot;X&quot;;[.G100:.G104];&quot;X&quot;;[.H100:.H104];&quot;X&quot;;[.I100:.I104];&quot;X&quot;;[.J100:.J104];&quot;X&quot;;[.K100:.K104];&quot;X&quot;;[.G104];[.H103];[.I102];[.J101];[.K100];&quot;X&quot;;[.G100];[.H101];[.I102];[.J103];[.K104])));0;1);&quot;&quot;)">
            <text:p/>
          </table:table-cell>
          <table:table-cell table:formula="of:=IF([.G105]=&quot;&quot;;SUM([.G100:.K104])*INDEX([.A$6:.CV$6];1;[.M$8])*[.O100];&quot;&quot;)">
            <text:p/>
          </table:table-cell>
          <table:table-cell table:number-columns-repeated="4"/>
          <table:table-cell table:formula="of:=IF([.O100]&lt;&gt;&quot;&quot;;ABS([.O100]-1);[.O100])">
            <text:p/>
          </table:table-cell>
          <table:table-cell table:formula="of:=IF([.G105]=&quot;&quot;;(SUM([.G100:.K104])-INDEX([.A$2:.CV$2];1;[.M$8]+1))*INDEX([.A$2:.CV$2];1;[.M$8]+1)*[.U1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A101]&lt;&gt;&quot;&quot;;IF(ISERROR(HLOOKUP([.A101];[.$A$6:.$CV$6];1;0));[.A101];&quot;-&quot;);&quot;&quot;)" office:value-type="string" office:string-value="-" calcext:value-type="string">
            <text:p>-</text:p>
          </table:table-cell>
          <table:table-cell table:formula="of:=IF([.B101]&lt;&gt;&quot;&quot;;IF(ISERROR(HLOOKUP([.B101];[.$A$6:.$CV$6];1;0));[.B101];&quot;-&quot;);&quot;&quot;)" office:value-type="string" office:string-value="-" calcext:value-type="string">
            <text:p>-</text:p>
          </table:table-cell>
          <table:table-cell table:formula="of:=IF([.C101]&lt;&gt;&quot;&quot;;IF(ISERROR(HLOOKUP([.C101];[.$A$6:.$CV$6];1;0));[.C101];&quot;-&quot;);&quot;&quot;)" office:value-type="string" office:string-value="-" calcext:value-type="string">
            <text:p>-</text:p>
          </table:table-cell>
          <table:table-cell table:formula="of:=IF([.D101]&lt;&gt;&quot;&quot;;IF(ISERROR(HLOOKUP([.D101];[.$A$6:.$CV$6];1;0));[.D101];&quot;-&quot;);&quot;&quot;)" office:value-type="string" office:string-value="-" calcext:value-type="string">
            <text:p>-</text:p>
          </table:table-cell>
          <table:table-cell table:formula="of:=IF([.E101]&lt;&gt;&quot;&quot;;IF(ISERROR(HLOOKUP([.E101];[.$A$6:.$CV$6];1;0));[.E10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6]=&quot;&quot;;IF(ISERROR(FIND(&quot;-----&quot;;COM.MICROSOFT.CONCAT([.G101:.K101];&quot;X&quot;;[.G102:.K102];&quot;X&quot;;[.G103:.K103];&quot;X&quot;;[.G104:.K104];&quot;X&quot;;[.G105:.K105];&quot;X&quot;;[.G101:.G105];&quot;X&quot;;[.H101:.H105];&quot;X&quot;;[.I101:.I105];&quot;X&quot;;[.J101:.J105];&quot;X&quot;;[.K101:.K105];&quot;X&quot;;[.G105];[.H104];[.I103];[.J102];[.K101];&quot;X&quot;;[.G101];[.H102];[.I103];[.J104];[.K105])));0;1);&quot;&quot;)">
            <text:p/>
          </table:table-cell>
          <table:table-cell table:formula="of:=IF([.G106]=&quot;&quot;;SUM([.G101:.K105])*INDEX([.A$6:.CV$6];1;[.M$8])*[.O101];&quot;&quot;)">
            <text:p/>
          </table:table-cell>
          <table:table-cell table:number-columns-repeated="4"/>
          <table:table-cell table:formula="of:=IF([.O101]&lt;&gt;&quot;&quot;;ABS([.O101]-1);[.O101])">
            <text:p/>
          </table:table-cell>
          <table:table-cell table:formula="of:=IF([.G106]=&quot;&quot;;(SUM([.G101:.K105])-INDEX([.A$2:.CV$2];1;[.M$8]+1))*INDEX([.A$2:.CV$2];1;[.M$8]+1)*[.U1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[.A102]&lt;&gt;&quot;&quot;;IF(ISERROR(HLOOKUP([.A102];[.$A$6:.$CV$6];1;0));[.A102];&quot;-&quot;);&quot;&quot;)" office:value-type="string" office:string-value="-" calcext:value-type="string">
            <text:p>-</text:p>
          </table:table-cell>
          <table:table-cell table:formula="of:=IF([.B102]&lt;&gt;&quot;&quot;;IF(ISERROR(HLOOKUP([.B102];[.$A$6:.$CV$6];1;0));[.B102];&quot;-&quot;);&quot;&quot;)" office:value-type="string" office:string-value="-" calcext:value-type="string">
            <text:p>-</text:p>
          </table:table-cell>
          <table:table-cell table:formula="of:=IF([.C102]&lt;&gt;&quot;&quot;;IF(ISERROR(HLOOKUP([.C102];[.$A$6:.$CV$6];1;0));[.C102];&quot;-&quot;);&quot;&quot;)" office:value-type="float" office:value="78" calcext:value-type="float">
            <text:p>78</text:p>
          </table:table-cell>
          <table:table-cell table:formula="of:=IF([.D102]&lt;&gt;&quot;&quot;;IF(ISERROR(HLOOKUP([.D102];[.$A$6:.$CV$6];1;0));[.D102];&quot;-&quot;);&quot;&quot;)" office:value-type="string" office:string-value="-" calcext:value-type="string">
            <text:p>-</text:p>
          </table:table-cell>
          <table:table-cell table:formula="of:=IF([.E102]&lt;&gt;&quot;&quot;;IF(ISERROR(HLOOKUP([.E102];[.$A$6:.$CV$6];1;0));[.E10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7]=&quot;&quot;;IF(ISERROR(FIND(&quot;-----&quot;;COM.MICROSOFT.CONCAT([.G102:.K102];&quot;X&quot;;[.G103:.K103];&quot;X&quot;;[.G104:.K104];&quot;X&quot;;[.G105:.K105];&quot;X&quot;;[.G106:.K106];&quot;X&quot;;[.G102:.G106];&quot;X&quot;;[.H102:.H106];&quot;X&quot;;[.I102:.I106];&quot;X&quot;;[.J102:.J106];&quot;X&quot;;[.K102:.K106];&quot;X&quot;;[.G106];[.H105];[.I104];[.J103];[.K102];&quot;X&quot;;[.G102];[.H103];[.I104];[.J105];[.K106])));0;1);&quot;&quot;)">
            <text:p/>
          </table:table-cell>
          <table:table-cell table:formula="of:=IF([.G107]=&quot;&quot;;SUM([.G102:.K106])*INDEX([.A$6:.CV$6];1;[.M$8])*[.O102];&quot;&quot;)">
            <text:p/>
          </table:table-cell>
          <table:table-cell table:number-columns-repeated="4"/>
          <table:table-cell table:formula="of:=IF([.O102]&lt;&gt;&quot;&quot;;ABS([.O102]-1);[.O102])">
            <text:p/>
          </table:table-cell>
          <table:table-cell table:formula="of:=IF([.G107]=&quot;&quot;;(SUM([.G102:.K106])-INDEX([.A$2:.CV$2];1;[.M$8]+1))*INDEX([.A$2:.CV$2];1;[.M$8]+1)*[.U1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[.A103]&lt;&gt;&quot;&quot;;IF(ISERROR(HLOOKUP([.A103];[.$A$6:.$CV$6];1;0));[.A103];&quot;-&quot;);&quot;&quot;)" office:value-type="string" office:string-value="-" calcext:value-type="string">
            <text:p>-</text:p>
          </table:table-cell>
          <table:table-cell table:formula="of:=IF([.B103]&lt;&gt;&quot;&quot;;IF(ISERROR(HLOOKUP([.B103];[.$A$6:.$CV$6];1;0));[.B103];&quot;-&quot;);&quot;&quot;)" office:value-type="string" office:string-value="-" calcext:value-type="string">
            <text:p>-</text:p>
          </table:table-cell>
          <table:table-cell table:formula="of:=IF([.C103]&lt;&gt;&quot;&quot;;IF(ISERROR(HLOOKUP([.C103];[.$A$6:.$CV$6];1;0));[.C103];&quot;-&quot;);&quot;&quot;)" office:value-type="float" office:value="47" calcext:value-type="float">
            <text:p>47</text:p>
          </table:table-cell>
          <table:table-cell table:formula="of:=IF([.D103]&lt;&gt;&quot;&quot;;IF(ISERROR(HLOOKUP([.D103];[.$A$6:.$CV$6];1;0));[.D103];&quot;-&quot;);&quot;&quot;)" office:value-type="string" office:string-value="-" calcext:value-type="string">
            <text:p>-</text:p>
          </table:table-cell>
          <table:table-cell table:formula="of:=IF([.E103]&lt;&gt;&quot;&quot;;IF(ISERROR(HLOOKUP([.E103];[.$A$6:.$CV$6];1;0));[.E10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08]=&quot;&quot;;IF(ISERROR(FIND(&quot;-----&quot;;COM.MICROSOFT.CONCAT([.G103:.K103];&quot;X&quot;;[.G104:.K104];&quot;X&quot;;[.G105:.K105];&quot;X&quot;;[.G106:.K106];&quot;X&quot;;[.G107:.K107];&quot;X&quot;;[.G103:.G107];&quot;X&quot;;[.H103:.H107];&quot;X&quot;;[.I103:.I107];&quot;X&quot;;[.J103:.J107];&quot;X&quot;;[.K103:.K107];&quot;X&quot;;[.G107];[.H106];[.I105];[.J104];[.K103];&quot;X&quot;;[.G103];[.H104];[.I105];[.J106];[.K107])));0;1);&quot;&quot;)">
            <text:p/>
          </table:table-cell>
          <table:table-cell table:formula="of:=IF([.G108]=&quot;&quot;;SUM([.G103:.K107])*INDEX([.A$6:.CV$6];1;[.M$8])*[.O103];&quot;&quot;)">
            <text:p/>
          </table:table-cell>
          <table:table-cell table:number-columns-repeated="4"/>
          <table:table-cell table:formula="of:=IF([.O103]&lt;&gt;&quot;&quot;;ABS([.O103]-1);[.O103])">
            <text:p/>
          </table:table-cell>
          <table:table-cell table:formula="of:=IF([.G108]=&quot;&quot;;(SUM([.G103:.K107])-INDEX([.A$2:.CV$2];1;[.M$8]+1))*INDEX([.A$2:.CV$2];1;[.M$8]+1)*[.U10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04]&lt;&gt;&quot;&quot;;IF(ISERROR(HLOOKUP([.A104];[.$A$6:.$CV$6];1;0));[.A104];&quot;-&quot;);&quot;&quot;)">
            <text:p/>
          </table:table-cell>
          <table:table-cell table:formula="of:=IF([.B104]&lt;&gt;&quot;&quot;;IF(ISERROR(HLOOKUP([.B104];[.$A$6:.$CV$6];1;0));[.B104];&quot;-&quot;);&quot;&quot;)">
            <text:p/>
          </table:table-cell>
          <table:table-cell table:formula="of:=IF([.C104]&lt;&gt;&quot;&quot;;IF(ISERROR(HLOOKUP([.C104];[.$A$6:.$CV$6];1;0));[.C104];&quot;-&quot;);&quot;&quot;)">
            <text:p/>
          </table:table-cell>
          <table:table-cell table:formula="of:=IF([.D104]&lt;&gt;&quot;&quot;;IF(ISERROR(HLOOKUP([.D104];[.$A$6:.$CV$6];1;0));[.D104];&quot;-&quot;);&quot;&quot;)">
            <text:p/>
          </table:table-cell>
          <table:table-cell table:formula="of:=IF([.E104]&lt;&gt;&quot;&quot;;IF(ISERROR(HLOOKUP([.E104];[.$A$6:.$CV$6];1;0));[.E104];&quot;-&quot;);&quot;&quot;)">
            <text:p/>
          </table:table-cell>
          <table:table-cell table:number-columns-repeated="3"/>
          <table:table-cell table:formula="of:=IF([.G109]=&quot;&quot;;IF(ISERROR(FIND(&quot;-----&quot;;COM.MICROSOFT.CONCAT([.G104:.K104];&quot;X&quot;;[.G105:.K105];&quot;X&quot;;[.G106:.K106];&quot;X&quot;;[.G107:.K107];&quot;X&quot;;[.G108:.K108];&quot;X&quot;;[.G104:.G108];&quot;X&quot;;[.H104:.H108];&quot;X&quot;;[.I104:.I108];&quot;X&quot;;[.J104:.J108];&quot;X&quot;;[.K104:.K108];&quot;X&quot;;[.G108];[.H107];[.I106];[.J105];[.K104];&quot;X&quot;;[.G104];[.H105];[.I106];[.J107];[.K108])));0;1);&quot;&quot;)">
            <text:p/>
          </table:table-cell>
          <table:table-cell table:formula="of:=IF([.G109]=&quot;&quot;;SUM([.G104:.K108])*INDEX([.A$6:.CV$6];1;[.M$8])*[.O104];&quot;&quot;)">
            <text:p/>
          </table:table-cell>
          <table:table-cell table:number-columns-repeated="4"/>
          <table:table-cell table:formula="of:=IF([.O104]&lt;&gt;&quot;&quot;;ABS([.O104]-1);[.O104])">
            <text:p/>
          </table:table-cell>
          <table:table-cell table:formula="of:=IF([.G109]=&quot;&quot;;(SUM([.G104:.K108])-INDEX([.A$2:.CV$2];1;[.M$8]+1))*INDEX([.A$2:.CV$2];1;[.M$8]+1)*[.U1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105]&lt;&gt;&quot;&quot;;IF(ISERROR(HLOOKUP([.A105];[.$A$6:.$CV$6];1;0));[.A105];&quot;-&quot;);&quot;&quot;)" office:value-type="float" office:value="78" calcext:value-type="float">
            <text:p>78</text:p>
          </table:table-cell>
          <table:table-cell table:formula="of:=IF([.B105]&lt;&gt;&quot;&quot;;IF(ISERROR(HLOOKUP([.B105];[.$A$6:.$CV$6];1;0));[.B105];&quot;-&quot;);&quot;&quot;)" office:value-type="string" office:string-value="-" calcext:value-type="string">
            <text:p>-</text:p>
          </table:table-cell>
          <table:table-cell table:formula="of:=IF([.C105]&lt;&gt;&quot;&quot;;IF(ISERROR(HLOOKUP([.C105];[.$A$6:.$CV$6];1;0));[.C105];&quot;-&quot;);&quot;&quot;)" office:value-type="string" office:string-value="-" calcext:value-type="string">
            <text:p>-</text:p>
          </table:table-cell>
          <table:table-cell table:formula="of:=IF([.D105]&lt;&gt;&quot;&quot;;IF(ISERROR(HLOOKUP([.D105];[.$A$6:.$CV$6];1;0));[.D105];&quot;-&quot;);&quot;&quot;)" office:value-type="float" office:value="38" calcext:value-type="float">
            <text:p>38</text:p>
          </table:table-cell>
          <table:table-cell table:formula="of:=IF([.E105]&lt;&gt;&quot;&quot;;IF(ISERROR(HLOOKUP([.E105];[.$A$6:.$CV$6];1;0));[.E10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0]=&quot;&quot;;IF(ISERROR(FIND(&quot;-----&quot;;COM.MICROSOFT.CONCAT([.G105:.K105];&quot;X&quot;;[.G106:.K106];&quot;X&quot;;[.G107:.K107];&quot;X&quot;;[.G108:.K108];&quot;X&quot;;[.G109:.K109];&quot;X&quot;;[.G105:.G109];&quot;X&quot;;[.H105:.H109];&quot;X&quot;;[.I105:.I109];&quot;X&quot;;[.J105:.J109];&quot;X&quot;;[.K105:.K109];&quot;X&quot;;[.G109];[.H108];[.I107];[.J106];[.K105];&quot;X&quot;;[.G105];[.H106];[.I107];[.J108];[.K109])));0;1);&quot;&quot;)" office:value-type="float" office:value="1" calcext:value-type="float">
            <text:p>1</text:p>
          </table:table-cell>
          <table:table-cell table:formula="of:=IF([.G110]=&quot;&quot;;SUM([.G105:.K109])*INDEX([.A$6:.CV$6];1;[.M$8])*[.O105];&quot;&quot;)" office:value-type="float" office:value="18048" calcext:value-type="float">
            <text:p>18048</text:p>
          </table:table-cell>
          <table:table-cell table:number-columns-repeated="4"/>
          <table:table-cell table:formula="of:=IF([.O105]&lt;&gt;&quot;&quot;;ABS([.O105]-1);[.O105])" office:value-type="float" office:value="0" calcext:value-type="float">
            <text:p>0</text:p>
          </table:table-cell>
          <table:table-cell table:formula="of:=IF([.G110]=&quot;&quot;;(SUM([.G105:.K109])-INDEX([.A$2:.CV$2];1;[.M$8]+1))*INDEX([.A$2:.CV$2];1;[.M$8]+1)*[.U10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106]&lt;&gt;&quot;&quot;;IF(ISERROR(HLOOKUP([.A106];[.$A$6:.$CV$6];1;0));[.A106];&quot;-&quot;);&quot;&quot;)" office:value-type="string" office:string-value="-" calcext:value-type="string">
            <text:p>-</text:p>
          </table:table-cell>
          <table:table-cell table:formula="of:=IF([.B106]&lt;&gt;&quot;&quot;;IF(ISERROR(HLOOKUP([.B106];[.$A$6:.$CV$6];1;0));[.B106];&quot;-&quot;);&quot;&quot;)" office:value-type="string" office:string-value="-" calcext:value-type="string">
            <text:p>-</text:p>
          </table:table-cell>
          <table:table-cell table:formula="of:=IF([.C106]&lt;&gt;&quot;&quot;;IF(ISERROR(HLOOKUP([.C106];[.$A$6:.$CV$6];1;0));[.C106];&quot;-&quot;);&quot;&quot;)" office:value-type="string" office:string-value="-" calcext:value-type="string">
            <text:p>-</text:p>
          </table:table-cell>
          <table:table-cell table:formula="of:=IF([.D106]&lt;&gt;&quot;&quot;;IF(ISERROR(HLOOKUP([.D106];[.$A$6:.$CV$6];1;0));[.D106];&quot;-&quot;);&quot;&quot;)" office:value-type="string" office:string-value="-" calcext:value-type="string">
            <text:p>-</text:p>
          </table:table-cell>
          <table:table-cell table:formula="of:=IF([.E106]&lt;&gt;&quot;&quot;;IF(ISERROR(HLOOKUP([.E106];[.$A$6:.$CV$6];1;0));[.E10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1]=&quot;&quot;;IF(ISERROR(FIND(&quot;-----&quot;;COM.MICROSOFT.CONCAT([.G106:.K106];&quot;X&quot;;[.G107:.K107];&quot;X&quot;;[.G108:.K108];&quot;X&quot;;[.G109:.K109];&quot;X&quot;;[.G110:.K110];&quot;X&quot;;[.G106:.G110];&quot;X&quot;;[.H106:.H110];&quot;X&quot;;[.I106:.I110];&quot;X&quot;;[.J106:.J110];&quot;X&quot;;[.K106:.K110];&quot;X&quot;;[.G110];[.H109];[.I108];[.J107];[.K106];&quot;X&quot;;[.G106];[.H107];[.I108];[.J109];[.K110])));0;1);&quot;&quot;)">
            <text:p/>
          </table:table-cell>
          <table:table-cell table:formula="of:=IF([.G111]=&quot;&quot;;SUM([.G106:.K110])*INDEX([.A$6:.CV$6];1;[.M$8])*[.O106];&quot;&quot;)">
            <text:p/>
          </table:table-cell>
          <table:table-cell table:number-columns-repeated="4"/>
          <table:table-cell table:formula="of:=IF([.O106]&lt;&gt;&quot;&quot;;ABS([.O106]-1);[.O106])">
            <text:p/>
          </table:table-cell>
          <table:table-cell table:formula="of:=IF([.G111]=&quot;&quot;;(SUM([.G106:.K110])-INDEX([.A$2:.CV$2];1;[.M$8]+1))*INDEX([.A$2:.CV$2];1;[.M$8]+1)*[.U1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107]&lt;&gt;&quot;&quot;;IF(ISERROR(HLOOKUP([.A107];[.$A$6:.$CV$6];1;0));[.A107];&quot;-&quot;);&quot;&quot;)" office:value-type="string" office:string-value="-" calcext:value-type="string">
            <text:p>-</text:p>
          </table:table-cell>
          <table:table-cell table:formula="of:=IF([.B107]&lt;&gt;&quot;&quot;;IF(ISERROR(HLOOKUP([.B107];[.$A$6:.$CV$6];1;0));[.B107];&quot;-&quot;);&quot;&quot;)" office:value-type="float" office:value="76" calcext:value-type="float">
            <text:p>76</text:p>
          </table:table-cell>
          <table:table-cell table:formula="of:=IF([.C107]&lt;&gt;&quot;&quot;;IF(ISERROR(HLOOKUP([.C107];[.$A$6:.$CV$6];1;0));[.C107];&quot;-&quot;);&quot;&quot;)" office:value-type="string" office:string-value="-" calcext:value-type="string">
            <text:p>-</text:p>
          </table:table-cell>
          <table:table-cell table:formula="of:=IF([.D107]&lt;&gt;&quot;&quot;;IF(ISERROR(HLOOKUP([.D107];[.$A$6:.$CV$6];1;0));[.D107];&quot;-&quot;);&quot;&quot;)" office:value-type="string" office:string-value="-" calcext:value-type="string">
            <text:p>-</text:p>
          </table:table-cell>
          <table:table-cell table:formula="of:=IF([.E107]&lt;&gt;&quot;&quot;;IF(ISERROR(HLOOKUP([.E107];[.$A$6:.$CV$6];1;0));[.E10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2]=&quot;&quot;;IF(ISERROR(FIND(&quot;-----&quot;;COM.MICROSOFT.CONCAT([.G107:.K107];&quot;X&quot;;[.G108:.K108];&quot;X&quot;;[.G109:.K109];&quot;X&quot;;[.G110:.K110];&quot;X&quot;;[.G111:.K111];&quot;X&quot;;[.G107:.G111];&quot;X&quot;;[.H107:.H111];&quot;X&quot;;[.I107:.I111];&quot;X&quot;;[.J107:.J111];&quot;X&quot;;[.K107:.K111];&quot;X&quot;;[.G111];[.H110];[.I109];[.J108];[.K107];&quot;X&quot;;[.G107];[.H108];[.I109];[.J110];[.K111])));0;1);&quot;&quot;)">
            <text:p/>
          </table:table-cell>
          <table:table-cell table:formula="of:=IF([.G112]=&quot;&quot;;SUM([.G107:.K111])*INDEX([.A$6:.CV$6];1;[.M$8])*[.O107];&quot;&quot;)">
            <text:p/>
          </table:table-cell>
          <table:table-cell table:number-columns-repeated="4"/>
          <table:table-cell table:formula="of:=IF([.O107]&lt;&gt;&quot;&quot;;ABS([.O107]-1);[.O107])">
            <text:p/>
          </table:table-cell>
          <table:table-cell table:formula="of:=IF([.G112]=&quot;&quot;;(SUM([.G107:.K111])-INDEX([.A$2:.CV$2];1;[.M$8]+1))*INDEX([.A$2:.CV$2];1;[.M$8]+1)*[.U1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108]&lt;&gt;&quot;&quot;;IF(ISERROR(HLOOKUP([.A108];[.$A$6:.$CV$6];1;0));[.A108];&quot;-&quot;);&quot;&quot;)" office:value-type="string" office:string-value="-" calcext:value-type="string">
            <text:p>-</text:p>
          </table:table-cell>
          <table:table-cell table:formula="of:=IF([.B108]&lt;&gt;&quot;&quot;;IF(ISERROR(HLOOKUP([.B108];[.$A$6:.$CV$6];1;0));[.B108];&quot;-&quot;);&quot;&quot;)" office:value-type="string" office:string-value="-" calcext:value-type="string">
            <text:p>-</text:p>
          </table:table-cell>
          <table:table-cell table:formula="of:=IF([.C108]&lt;&gt;&quot;&quot;;IF(ISERROR(HLOOKUP([.C108];[.$A$6:.$CV$6];1;0));[.C108];&quot;-&quot;);&quot;&quot;)" office:value-type="string" office:string-value="-" calcext:value-type="string">
            <text:p>-</text:p>
          </table:table-cell>
          <table:table-cell table:formula="of:=IF([.D108]&lt;&gt;&quot;&quot;;IF(ISERROR(HLOOKUP([.D108];[.$A$6:.$CV$6];1;0));[.D108];&quot;-&quot;);&quot;&quot;)" office:value-type="string" office:string-value="-" calcext:value-type="string">
            <text:p>-</text:p>
          </table:table-cell>
          <table:table-cell table:formula="of:=IF([.E108]&lt;&gt;&quot;&quot;;IF(ISERROR(HLOOKUP([.E108];[.$A$6:.$CV$6];1;0));[.E10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3]=&quot;&quot;;IF(ISERROR(FIND(&quot;-----&quot;;COM.MICROSOFT.CONCAT([.G108:.K108];&quot;X&quot;;[.G109:.K109];&quot;X&quot;;[.G110:.K110];&quot;X&quot;;[.G111:.K111];&quot;X&quot;;[.G112:.K112];&quot;X&quot;;[.G108:.G112];&quot;X&quot;;[.H108:.H112];&quot;X&quot;;[.I108:.I112];&quot;X&quot;;[.J108:.J112];&quot;X&quot;;[.K108:.K112];&quot;X&quot;;[.G112];[.H111];[.I110];[.J109];[.K108];&quot;X&quot;;[.G108];[.H109];[.I110];[.J111];[.K112])));0;1);&quot;&quot;)">
            <text:p/>
          </table:table-cell>
          <table:table-cell table:formula="of:=IF([.G113]=&quot;&quot;;SUM([.G108:.K112])*INDEX([.A$6:.CV$6];1;[.M$8])*[.O108];&quot;&quot;)">
            <text:p/>
          </table:table-cell>
          <table:table-cell table:number-columns-repeated="4"/>
          <table:table-cell table:formula="of:=IF([.O108]&lt;&gt;&quot;&quot;;ABS([.O108]-1);[.O108])">
            <text:p/>
          </table:table-cell>
          <table:table-cell table:formula="of:=IF([.G113]=&quot;&quot;;(SUM([.G108:.K112])-INDEX([.A$2:.CV$2];1;[.M$8]+1))*INDEX([.A$2:.CV$2];1;[.M$8]+1)*[.U1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A109]&lt;&gt;&quot;&quot;;IF(ISERROR(HLOOKUP([.A109];[.$A$6:.$CV$6];1;0));[.A109];&quot;-&quot;);&quot;&quot;)" office:value-type="string" office:string-value="-" calcext:value-type="string">
            <text:p>-</text:p>
          </table:table-cell>
          <table:table-cell table:formula="of:=IF([.B109]&lt;&gt;&quot;&quot;;IF(ISERROR(HLOOKUP([.B109];[.$A$6:.$CV$6];1;0));[.B109];&quot;-&quot;);&quot;&quot;)" office:value-type="string" office:string-value="-" calcext:value-type="string">
            <text:p>-</text:p>
          </table:table-cell>
          <table:table-cell table:formula="of:=IF([.C109]&lt;&gt;&quot;&quot;;IF(ISERROR(HLOOKUP([.C109];[.$A$6:.$CV$6];1;0));[.C109];&quot;-&quot;);&quot;&quot;)" office:value-type="string" office:string-value="-" calcext:value-type="string">
            <text:p>-</text:p>
          </table:table-cell>
          <table:table-cell table:formula="of:=IF([.D109]&lt;&gt;&quot;&quot;;IF(ISERROR(HLOOKUP([.D109];[.$A$6:.$CV$6];1;0));[.D109];&quot;-&quot;);&quot;&quot;)" office:value-type="string" office:string-value="-" calcext:value-type="string">
            <text:p>-</text:p>
          </table:table-cell>
          <table:table-cell table:formula="of:=IF([.E109]&lt;&gt;&quot;&quot;;IF(ISERROR(HLOOKUP([.E109];[.$A$6:.$CV$6];1;0));[.E10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4]=&quot;&quot;;IF(ISERROR(FIND(&quot;-----&quot;;COM.MICROSOFT.CONCAT([.G109:.K109];&quot;X&quot;;[.G110:.K110];&quot;X&quot;;[.G111:.K111];&quot;X&quot;;[.G112:.K112];&quot;X&quot;;[.G113:.K113];&quot;X&quot;;[.G109:.G113];&quot;X&quot;;[.H109:.H113];&quot;X&quot;;[.I109:.I113];&quot;X&quot;;[.J109:.J113];&quot;X&quot;;[.K109:.K113];&quot;X&quot;;[.G113];[.H112];[.I111];[.J110];[.K109];&quot;X&quot;;[.G109];[.H110];[.I111];[.J112];[.K113])));0;1);&quot;&quot;)">
            <text:p/>
          </table:table-cell>
          <table:table-cell table:formula="of:=IF([.G114]=&quot;&quot;;SUM([.G109:.K113])*INDEX([.A$6:.CV$6];1;[.M$8])*[.O109];&quot;&quot;)">
            <text:p/>
          </table:table-cell>
          <table:table-cell table:number-columns-repeated="4"/>
          <table:table-cell table:formula="of:=IF([.O109]&lt;&gt;&quot;&quot;;ABS([.O109]-1);[.O109])">
            <text:p/>
          </table:table-cell>
          <table:table-cell table:formula="of:=IF([.G114]=&quot;&quot;;(SUM([.G109:.K113])-INDEX([.A$2:.CV$2];1;[.M$8]+1))*INDEX([.A$2:.CV$2];1;[.M$8]+1)*[.U10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10]&lt;&gt;&quot;&quot;;IF(ISERROR(HLOOKUP([.A110];[.$A$6:.$CV$6];1;0));[.A110];&quot;-&quot;);&quot;&quot;)">
            <text:p/>
          </table:table-cell>
          <table:table-cell table:formula="of:=IF([.B110]&lt;&gt;&quot;&quot;;IF(ISERROR(HLOOKUP([.B110];[.$A$6:.$CV$6];1;0));[.B110];&quot;-&quot;);&quot;&quot;)">
            <text:p/>
          </table:table-cell>
          <table:table-cell table:formula="of:=IF([.C110]&lt;&gt;&quot;&quot;;IF(ISERROR(HLOOKUP([.C110];[.$A$6:.$CV$6];1;0));[.C110];&quot;-&quot;);&quot;&quot;)">
            <text:p/>
          </table:table-cell>
          <table:table-cell table:formula="of:=IF([.D110]&lt;&gt;&quot;&quot;;IF(ISERROR(HLOOKUP([.D110];[.$A$6:.$CV$6];1;0));[.D110];&quot;-&quot;);&quot;&quot;)">
            <text:p/>
          </table:table-cell>
          <table:table-cell table:formula="of:=IF([.E110]&lt;&gt;&quot;&quot;;IF(ISERROR(HLOOKUP([.E110];[.$A$6:.$CV$6];1;0));[.E110];&quot;-&quot;);&quot;&quot;)">
            <text:p/>
          </table:table-cell>
          <table:table-cell table:number-columns-repeated="3"/>
          <table:table-cell table:formula="of:=IF([.G115]=&quot;&quot;;IF(ISERROR(FIND(&quot;-----&quot;;COM.MICROSOFT.CONCAT([.G110:.K110];&quot;X&quot;;[.G111:.K111];&quot;X&quot;;[.G112:.K112];&quot;X&quot;;[.G113:.K113];&quot;X&quot;;[.G114:.K114];&quot;X&quot;;[.G110:.G114];&quot;X&quot;;[.H110:.H114];&quot;X&quot;;[.I110:.I114];&quot;X&quot;;[.J110:.J114];&quot;X&quot;;[.K110:.K114];&quot;X&quot;;[.G114];[.H113];[.I112];[.J111];[.K110];&quot;X&quot;;[.G110];[.H111];[.I112];[.J113];[.K114])));0;1);&quot;&quot;)">
            <text:p/>
          </table:table-cell>
          <table:table-cell table:formula="of:=IF([.G115]=&quot;&quot;;SUM([.G110:.K114])*INDEX([.A$6:.CV$6];1;[.M$8])*[.O110];&quot;&quot;)">
            <text:p/>
          </table:table-cell>
          <table:table-cell table:number-columns-repeated="4"/>
          <table:table-cell table:formula="of:=IF([.O110]&lt;&gt;&quot;&quot;;ABS([.O110]-1);[.O110])">
            <text:p/>
          </table:table-cell>
          <table:table-cell table:formula="of:=IF([.G115]=&quot;&quot;;(SUM([.G110:.K114])-INDEX([.A$2:.CV$2];1;[.M$8]+1))*INDEX([.A$2:.CV$2];1;[.M$8]+1)*[.U1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111]&lt;&gt;&quot;&quot;;IF(ISERROR(HLOOKUP([.A111];[.$A$6:.$CV$6];1;0));[.A111];&quot;-&quot;);&quot;&quot;)" office:value-type="string" office:string-value="-" calcext:value-type="string">
            <text:p>-</text:p>
          </table:table-cell>
          <table:table-cell table:formula="of:=IF([.B111]&lt;&gt;&quot;&quot;;IF(ISERROR(HLOOKUP([.B111];[.$A$6:.$CV$6];1;0));[.B111];&quot;-&quot;);&quot;&quot;)" office:value-type="float" office:value="15" calcext:value-type="float">
            <text:p>15</text:p>
          </table:table-cell>
          <table:table-cell table:formula="of:=IF([.C111]&lt;&gt;&quot;&quot;;IF(ISERROR(HLOOKUP([.C111];[.$A$6:.$CV$6];1;0));[.C111];&quot;-&quot;);&quot;&quot;)" office:value-type="string" office:string-value="-" calcext:value-type="string">
            <text:p>-</text:p>
          </table:table-cell>
          <table:table-cell table:formula="of:=IF([.D111]&lt;&gt;&quot;&quot;;IF(ISERROR(HLOOKUP([.D111];[.$A$6:.$CV$6];1;0));[.D111];&quot;-&quot;);&quot;&quot;)" office:value-type="string" office:string-value="-" calcext:value-type="string">
            <text:p>-</text:p>
          </table:table-cell>
          <table:table-cell table:formula="of:=IF([.E111]&lt;&gt;&quot;&quot;;IF(ISERROR(HLOOKUP([.E111];[.$A$6:.$CV$6];1;0));[.E11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6]=&quot;&quot;;IF(ISERROR(FIND(&quot;-----&quot;;COM.MICROSOFT.CONCAT([.G111:.K111];&quot;X&quot;;[.G112:.K112];&quot;X&quot;;[.G113:.K113];&quot;X&quot;;[.G114:.K114];&quot;X&quot;;[.G115:.K115];&quot;X&quot;;[.G111:.G115];&quot;X&quot;;[.H111:.H115];&quot;X&quot;;[.I111:.I115];&quot;X&quot;;[.J111:.J115];&quot;X&quot;;[.K111:.K115];&quot;X&quot;;[.G115];[.H114];[.I113];[.J112];[.K111];&quot;X&quot;;[.G111];[.H112];[.I113];[.J114];[.K115])));0;1);&quot;&quot;)" office:value-type="float" office:value="1" calcext:value-type="float">
            <text:p>1</text:p>
          </table:table-cell>
          <table:table-cell table:formula="of:=IF([.G116]=&quot;&quot;;SUM([.G111:.K115])*INDEX([.A$6:.CV$6];1;[.M$8])*[.O111];&quot;&quot;)" office:value-type="float" office:value="29516" calcext:value-type="float">
            <text:p>29516</text:p>
          </table:table-cell>
          <table:table-cell table:number-columns-repeated="4"/>
          <table:table-cell table:formula="of:=IF([.O111]&lt;&gt;&quot;&quot;;ABS([.O111]-1);[.O111])" office:value-type="float" office:value="0" calcext:value-type="float">
            <text:p>0</text:p>
          </table:table-cell>
          <table:table-cell table:formula="of:=IF([.G116]=&quot;&quot;;(SUM([.G111:.K115])-INDEX([.A$2:.CV$2];1;[.M$8]+1))*INDEX([.A$2:.CV$2];1;[.M$8]+1)*[.U11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12]&lt;&gt;&quot;&quot;;IF(ISERROR(HLOOKUP([.A112];[.$A$6:.$CV$6];1;0));[.A112];&quot;-&quot;);&quot;&quot;)" office:value-type="string" office:string-value="-" calcext:value-type="string">
            <text:p>-</text:p>
          </table:table-cell>
          <table:table-cell table:formula="of:=IF([.B112]&lt;&gt;&quot;&quot;;IF(ISERROR(HLOOKUP([.B112];[.$A$6:.$CV$6];1;0));[.B112];&quot;-&quot;);&quot;&quot;)" office:value-type="string" office:string-value="-" calcext:value-type="string">
            <text:p>-</text:p>
          </table:table-cell>
          <table:table-cell table:formula="of:=IF([.C112]&lt;&gt;&quot;&quot;;IF(ISERROR(HLOOKUP([.C112];[.$A$6:.$CV$6];1;0));[.C112];&quot;-&quot;);&quot;&quot;)" office:value-type="string" office:string-value="-" calcext:value-type="string">
            <text:p>-</text:p>
          </table:table-cell>
          <table:table-cell table:formula="of:=IF([.D112]&lt;&gt;&quot;&quot;;IF(ISERROR(HLOOKUP([.D112];[.$A$6:.$CV$6];1;0));[.D112];&quot;-&quot;);&quot;&quot;)" office:value-type="float" office:value="76" calcext:value-type="float">
            <text:p>76</text:p>
          </table:table-cell>
          <table:table-cell table:formula="of:=IF([.E112]&lt;&gt;&quot;&quot;;IF(ISERROR(HLOOKUP([.E112];[.$A$6:.$CV$6];1;0));[.E11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7]=&quot;&quot;;IF(ISERROR(FIND(&quot;-----&quot;;COM.MICROSOFT.CONCAT([.G112:.K112];&quot;X&quot;;[.G113:.K113];&quot;X&quot;;[.G114:.K114];&quot;X&quot;;[.G115:.K115];&quot;X&quot;;[.G116:.K116];&quot;X&quot;;[.G112:.G116];&quot;X&quot;;[.H112:.H116];&quot;X&quot;;[.I112:.I116];&quot;X&quot;;[.J112:.J116];&quot;X&quot;;[.K112:.K116];&quot;X&quot;;[.G116];[.H115];[.I114];[.J113];[.K112];&quot;X&quot;;[.G112];[.H113];[.I114];[.J115];[.K116])));0;1);&quot;&quot;)">
            <text:p/>
          </table:table-cell>
          <table:table-cell table:formula="of:=IF([.G117]=&quot;&quot;;SUM([.G112:.K116])*INDEX([.A$6:.CV$6];1;[.M$8])*[.O112];&quot;&quot;)">
            <text:p/>
          </table:table-cell>
          <table:table-cell table:number-columns-repeated="4"/>
          <table:table-cell table:formula="of:=IF([.O112]&lt;&gt;&quot;&quot;;ABS([.O112]-1);[.O112])">
            <text:p/>
          </table:table-cell>
          <table:table-cell table:formula="of:=IF([.G117]=&quot;&quot;;(SUM([.G112:.K116])-INDEX([.A$2:.CV$2];1;[.M$8]+1))*INDEX([.A$2:.CV$2];1;[.M$8]+1)*[.U1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113]&lt;&gt;&quot;&quot;;IF(ISERROR(HLOOKUP([.A113];[.$A$6:.$CV$6];1;0));[.A113];&quot;-&quot;);&quot;&quot;)" office:value-type="string" office:string-value="-" calcext:value-type="string">
            <text:p>-</text:p>
          </table:table-cell>
          <table:table-cell table:formula="of:=IF([.B113]&lt;&gt;&quot;&quot;;IF(ISERROR(HLOOKUP([.B113];[.$A$6:.$CV$6];1;0));[.B113];&quot;-&quot;);&quot;&quot;)" office:value-type="string" office:string-value="-" calcext:value-type="string">
            <text:p>-</text:p>
          </table:table-cell>
          <table:table-cell table:formula="of:=IF([.C113]&lt;&gt;&quot;&quot;;IF(ISERROR(HLOOKUP([.C113];[.$A$6:.$CV$6];1;0));[.C113];&quot;-&quot;);&quot;&quot;)" office:value-type="string" office:string-value="-" calcext:value-type="string">
            <text:p>-</text:p>
          </table:table-cell>
          <table:table-cell table:formula="of:=IF([.D113]&lt;&gt;&quot;&quot;;IF(ISERROR(HLOOKUP([.D113];[.$A$6:.$CV$6];1;0));[.D113];&quot;-&quot;);&quot;&quot;)" office:value-type="string" office:string-value="-" calcext:value-type="string">
            <text:p>-</text:p>
          </table:table-cell>
          <table:table-cell table:formula="of:=IF([.E113]&lt;&gt;&quot;&quot;;IF(ISERROR(HLOOKUP([.E113];[.$A$6:.$CV$6];1;0));[.E11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8]=&quot;&quot;;IF(ISERROR(FIND(&quot;-----&quot;;COM.MICROSOFT.CONCAT([.G113:.K113];&quot;X&quot;;[.G114:.K114];&quot;X&quot;;[.G115:.K115];&quot;X&quot;;[.G116:.K116];&quot;X&quot;;[.G117:.K117];&quot;X&quot;;[.G113:.G117];&quot;X&quot;;[.H113:.H117];&quot;X&quot;;[.I113:.I117];&quot;X&quot;;[.J113:.J117];&quot;X&quot;;[.K113:.K117];&quot;X&quot;;[.G117];[.H116];[.I115];[.J114];[.K113];&quot;X&quot;;[.G113];[.H114];[.I115];[.J116];[.K117])));0;1);&quot;&quot;)">
            <text:p/>
          </table:table-cell>
          <table:table-cell table:formula="of:=IF([.G118]=&quot;&quot;;SUM([.G113:.K117])*INDEX([.A$6:.CV$6];1;[.M$8])*[.O113];&quot;&quot;)">
            <text:p/>
          </table:table-cell>
          <table:table-cell table:number-columns-repeated="4"/>
          <table:table-cell table:formula="of:=IF([.O113]&lt;&gt;&quot;&quot;;ABS([.O113]-1);[.O113])">
            <text:p/>
          </table:table-cell>
          <table:table-cell table:formula="of:=IF([.G118]=&quot;&quot;;(SUM([.G113:.K117])-INDEX([.A$2:.CV$2];1;[.M$8]+1))*INDEX([.A$2:.CV$2];1;[.M$8]+1)*[.U1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A114]&lt;&gt;&quot;&quot;;IF(ISERROR(HLOOKUP([.A114];[.$A$6:.$CV$6];1;0));[.A114];&quot;-&quot;);&quot;&quot;)" office:value-type="string" office:string-value="-" calcext:value-type="string">
            <text:p>-</text:p>
          </table:table-cell>
          <table:table-cell table:formula="of:=IF([.B114]&lt;&gt;&quot;&quot;;IF(ISERROR(HLOOKUP([.B114];[.$A$6:.$CV$6];1;0));[.B114];&quot;-&quot;);&quot;&quot;)" office:value-type="float" office:value="83" calcext:value-type="float">
            <text:p>83</text:p>
          </table:table-cell>
          <table:table-cell table:formula="of:=IF([.C114]&lt;&gt;&quot;&quot;;IF(ISERROR(HLOOKUP([.C114];[.$A$6:.$CV$6];1;0));[.C114];&quot;-&quot;);&quot;&quot;)" office:value-type="string" office:string-value="-" calcext:value-type="string">
            <text:p>-</text:p>
          </table:table-cell>
          <table:table-cell table:formula="of:=IF([.D114]&lt;&gt;&quot;&quot;;IF(ISERROR(HLOOKUP([.D114];[.$A$6:.$CV$6];1;0));[.D114];&quot;-&quot;);&quot;&quot;)" office:value-type="float" office:value="48" calcext:value-type="float">
            <text:p>48</text:p>
          </table:table-cell>
          <table:table-cell table:formula="of:=IF([.E114]&lt;&gt;&quot;&quot;;IF(ISERROR(HLOOKUP([.E114];[.$A$6:.$CV$6];1;0));[.E11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19]=&quot;&quot;;IF(ISERROR(FIND(&quot;-----&quot;;COM.MICROSOFT.CONCAT([.G114:.K114];&quot;X&quot;;[.G115:.K115];&quot;X&quot;;[.G116:.K116];&quot;X&quot;;[.G117:.K117];&quot;X&quot;;[.G118:.K118];&quot;X&quot;;[.G114:.G118];&quot;X&quot;;[.H114:.H118];&quot;X&quot;;[.I114:.I118];&quot;X&quot;;[.J114:.J118];&quot;X&quot;;[.K114:.K118];&quot;X&quot;;[.G118];[.H117];[.I116];[.J115];[.K114];&quot;X&quot;;[.G114];[.H115];[.I116];[.J117];[.K118])));0;1);&quot;&quot;)">
            <text:p/>
          </table:table-cell>
          <table:table-cell table:formula="of:=IF([.G119]=&quot;&quot;;SUM([.G114:.K118])*INDEX([.A$6:.CV$6];1;[.M$8])*[.O114];&quot;&quot;)">
            <text:p/>
          </table:table-cell>
          <table:table-cell table:number-columns-repeated="4"/>
          <table:table-cell table:formula="of:=IF([.O114]&lt;&gt;&quot;&quot;;ABS([.O114]-1);[.O114])">
            <text:p/>
          </table:table-cell>
          <table:table-cell table:formula="of:=IF([.G119]=&quot;&quot;;(SUM([.G114:.K118])-INDEX([.A$2:.CV$2];1;[.M$8]+1))*INDEX([.A$2:.CV$2];1;[.M$8]+1)*[.U1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A115]&lt;&gt;&quot;&quot;;IF(ISERROR(HLOOKUP([.A115];[.$A$6:.$CV$6];1;0));[.A115];&quot;-&quot;);&quot;&quot;)" office:value-type="float" office:value="89" calcext:value-type="float">
            <text:p>89</text:p>
          </table:table-cell>
          <table:table-cell table:formula="of:=IF([.B115]&lt;&gt;&quot;&quot;;IF(ISERROR(HLOOKUP([.B115];[.$A$6:.$CV$6];1;0));[.B115];&quot;-&quot;);&quot;&quot;)" office:value-type="string" office:string-value="-" calcext:value-type="string">
            <text:p>-</text:p>
          </table:table-cell>
          <table:table-cell table:formula="of:=IF([.C115]&lt;&gt;&quot;&quot;;IF(ISERROR(HLOOKUP([.C115];[.$A$6:.$CV$6];1;0));[.C115];&quot;-&quot;);&quot;&quot;)" office:value-type="string" office:string-value="-" calcext:value-type="string">
            <text:p>-</text:p>
          </table:table-cell>
          <table:table-cell table:formula="of:=IF([.D115]&lt;&gt;&quot;&quot;;IF(ISERROR(HLOOKUP([.D115];[.$A$6:.$CV$6];1;0));[.D115];&quot;-&quot;);&quot;&quot;)" office:value-type="float" office:value="3" calcext:value-type="float">
            <text:p>3</text:p>
          </table:table-cell>
          <table:table-cell table:formula="of:=IF([.E115]&lt;&gt;&quot;&quot;;IF(ISERROR(HLOOKUP([.E115];[.$A$6:.$CV$6];1;0));[.E11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0]=&quot;&quot;;IF(ISERROR(FIND(&quot;-----&quot;;COM.MICROSOFT.CONCAT([.G115:.K115];&quot;X&quot;;[.G116:.K116];&quot;X&quot;;[.G117:.K117];&quot;X&quot;;[.G118:.K118];&quot;X&quot;;[.G119:.K119];&quot;X&quot;;[.G115:.G119];&quot;X&quot;;[.H115:.H119];&quot;X&quot;;[.I115:.I119];&quot;X&quot;;[.J115:.J119];&quot;X&quot;;[.K115:.K119];&quot;X&quot;;[.G119];[.H118];[.I117];[.J116];[.K115];&quot;X&quot;;[.G115];[.H116];[.I117];[.J118];[.K119])));0;1);&quot;&quot;)">
            <text:p/>
          </table:table-cell>
          <table:table-cell table:formula="of:=IF([.G120]=&quot;&quot;;SUM([.G115:.K119])*INDEX([.A$6:.CV$6];1;[.M$8])*[.O115];&quot;&quot;)">
            <text:p/>
          </table:table-cell>
          <table:table-cell table:number-columns-repeated="4"/>
          <table:table-cell table:formula="of:=IF([.O115]&lt;&gt;&quot;&quot;;ABS([.O115]-1);[.O115])">
            <text:p/>
          </table:table-cell>
          <table:table-cell table:formula="of:=IF([.G120]=&quot;&quot;;(SUM([.G115:.K119])-INDEX([.A$2:.CV$2];1;[.M$8]+1))*INDEX([.A$2:.CV$2];1;[.M$8]+1)*[.U11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16]&lt;&gt;&quot;&quot;;IF(ISERROR(HLOOKUP([.A116];[.$A$6:.$CV$6];1;0));[.A116];&quot;-&quot;);&quot;&quot;)">
            <text:p/>
          </table:table-cell>
          <table:table-cell table:formula="of:=IF([.B116]&lt;&gt;&quot;&quot;;IF(ISERROR(HLOOKUP([.B116];[.$A$6:.$CV$6];1;0));[.B116];&quot;-&quot;);&quot;&quot;)">
            <text:p/>
          </table:table-cell>
          <table:table-cell table:formula="of:=IF([.C116]&lt;&gt;&quot;&quot;;IF(ISERROR(HLOOKUP([.C116];[.$A$6:.$CV$6];1;0));[.C116];&quot;-&quot;);&quot;&quot;)">
            <text:p/>
          </table:table-cell>
          <table:table-cell table:formula="of:=IF([.D116]&lt;&gt;&quot;&quot;;IF(ISERROR(HLOOKUP([.D116];[.$A$6:.$CV$6];1;0));[.D116];&quot;-&quot;);&quot;&quot;)">
            <text:p/>
          </table:table-cell>
          <table:table-cell table:formula="of:=IF([.E116]&lt;&gt;&quot;&quot;;IF(ISERROR(HLOOKUP([.E116];[.$A$6:.$CV$6];1;0));[.E116];&quot;-&quot;);&quot;&quot;)">
            <text:p/>
          </table:table-cell>
          <table:table-cell table:number-columns-repeated="3"/>
          <table:table-cell table:formula="of:=IF([.G121]=&quot;&quot;;IF(ISERROR(FIND(&quot;-----&quot;;COM.MICROSOFT.CONCAT([.G116:.K116];&quot;X&quot;;[.G117:.K117];&quot;X&quot;;[.G118:.K118];&quot;X&quot;;[.G119:.K119];&quot;X&quot;;[.G120:.K120];&quot;X&quot;;[.G116:.G120];&quot;X&quot;;[.H116:.H120];&quot;X&quot;;[.I116:.I120];&quot;X&quot;;[.J116:.J120];&quot;X&quot;;[.K116:.K120];&quot;X&quot;;[.G120];[.H119];[.I118];[.J117];[.K116];&quot;X&quot;;[.G116];[.H117];[.I118];[.J119];[.K120])));0;1);&quot;&quot;)">
            <text:p/>
          </table:table-cell>
          <table:table-cell table:formula="of:=IF([.G121]=&quot;&quot;;SUM([.G116:.K120])*INDEX([.A$6:.CV$6];1;[.M$8])*[.O116];&quot;&quot;)">
            <text:p/>
          </table:table-cell>
          <table:table-cell table:number-columns-repeated="4"/>
          <table:table-cell table:formula="of:=IF([.O116]&lt;&gt;&quot;&quot;;ABS([.O116]-1);[.O116])">
            <text:p/>
          </table:table-cell>
          <table:table-cell table:formula="of:=IF([.G121]=&quot;&quot;;(SUM([.G116:.K120])-INDEX([.A$2:.CV$2];1;[.M$8]+1))*INDEX([.A$2:.CV$2];1;[.M$8]+1)*[.U1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117]&lt;&gt;&quot;&quot;;IF(ISERROR(HLOOKUP([.A117];[.$A$6:.$CV$6];1;0));[.A117];&quot;-&quot;);&quot;&quot;)" office:value-type="float" office:value="76" calcext:value-type="float">
            <text:p>76</text:p>
          </table:table-cell>
          <table:table-cell table:formula="of:=IF([.B117]&lt;&gt;&quot;&quot;;IF(ISERROR(HLOOKUP([.B117];[.$A$6:.$CV$6];1;0));[.B117];&quot;-&quot;);&quot;&quot;)" office:value-type="float" office:value="48" calcext:value-type="float">
            <text:p>48</text:p>
          </table:table-cell>
          <table:table-cell table:formula="of:=IF([.C117]&lt;&gt;&quot;&quot;;IF(ISERROR(HLOOKUP([.C117];[.$A$6:.$CV$6];1;0));[.C117];&quot;-&quot;);&quot;&quot;)" office:value-type="string" office:string-value="-" calcext:value-type="string">
            <text:p>-</text:p>
          </table:table-cell>
          <table:table-cell table:formula="of:=IF([.D117]&lt;&gt;&quot;&quot;;IF(ISERROR(HLOOKUP([.D117];[.$A$6:.$CV$6];1;0));[.D117];&quot;-&quot;);&quot;&quot;)" office:value-type="string" office:string-value="-" calcext:value-type="string">
            <text:p>-</text:p>
          </table:table-cell>
          <table:table-cell table:formula="of:=IF([.E117]&lt;&gt;&quot;&quot;;IF(ISERROR(HLOOKUP([.E117];[.$A$6:.$CV$6];1;0));[.E11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2]=&quot;&quot;;IF(ISERROR(FIND(&quot;-----&quot;;COM.MICROSOFT.CONCAT([.G117:.K117];&quot;X&quot;;[.G118:.K118];&quot;X&quot;;[.G119:.K119];&quot;X&quot;;[.G120:.K120];&quot;X&quot;;[.G121:.K121];&quot;X&quot;;[.G117:.G121];&quot;X&quot;;[.H117:.H121];&quot;X&quot;;[.I117:.I121];&quot;X&quot;;[.J117:.J121];&quot;X&quot;;[.K117:.K121];&quot;X&quot;;[.G121];[.H120];[.I119];[.J118];[.K117];&quot;X&quot;;[.G117];[.H118];[.I119];[.J120];[.K121])));0;1);&quot;&quot;)" office:value-type="float" office:value="1" calcext:value-type="float">
            <text:p>1</text:p>
          </table:table-cell>
          <table:table-cell table:formula="of:=IF([.G122]=&quot;&quot;;SUM([.G117:.K121])*INDEX([.A$6:.CV$6];1;[.M$8])*[.O117];&quot;&quot;)" office:value-type="float" office:value="22278" calcext:value-type="float">
            <text:p>22278</text:p>
          </table:table-cell>
          <table:table-cell table:number-columns-repeated="4"/>
          <table:table-cell table:formula="of:=IF([.O117]&lt;&gt;&quot;&quot;;ABS([.O117]-1);[.O117])" office:value-type="float" office:value="0" calcext:value-type="float">
            <text:p>0</text:p>
          </table:table-cell>
          <table:table-cell table:formula="of:=IF([.G122]=&quot;&quot;;(SUM([.G117:.K121])-INDEX([.A$2:.CV$2];1;[.M$8]+1))*INDEX([.A$2:.CV$2];1;[.M$8]+1)*[.U11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[.A118]&lt;&gt;&quot;&quot;;IF(ISERROR(HLOOKUP([.A118];[.$A$6:.$CV$6];1;0));[.A118];&quot;-&quot;);&quot;&quot;)" office:value-type="string" office:string-value="-" calcext:value-type="string">
            <text:p>-</text:p>
          </table:table-cell>
          <table:table-cell table:formula="of:=IF([.B118]&lt;&gt;&quot;&quot;;IF(ISERROR(HLOOKUP([.B118];[.$A$6:.$CV$6];1;0));[.B118];&quot;-&quot;);&quot;&quot;)" office:value-type="float" office:value="78" calcext:value-type="float">
            <text:p>78</text:p>
          </table:table-cell>
          <table:table-cell table:formula="of:=IF([.C118]&lt;&gt;&quot;&quot;;IF(ISERROR(HLOOKUP([.C118];[.$A$6:.$CV$6];1;0));[.C118];&quot;-&quot;);&quot;&quot;)" office:value-type="string" office:string-value="-" calcext:value-type="string">
            <text:p>-</text:p>
          </table:table-cell>
          <table:table-cell table:formula="of:=IF([.D118]&lt;&gt;&quot;&quot;;IF(ISERROR(HLOOKUP([.D118];[.$A$6:.$CV$6];1;0));[.D118];&quot;-&quot;);&quot;&quot;)" office:value-type="string" office:string-value="-" calcext:value-type="string">
            <text:p>-</text:p>
          </table:table-cell>
          <table:table-cell table:formula="of:=IF([.E118]&lt;&gt;&quot;&quot;;IF(ISERROR(HLOOKUP([.E118];[.$A$6:.$CV$6];1;0));[.E11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3]=&quot;&quot;;IF(ISERROR(FIND(&quot;-----&quot;;COM.MICROSOFT.CONCAT([.G118:.K118];&quot;X&quot;;[.G119:.K119];&quot;X&quot;;[.G120:.K120];&quot;X&quot;;[.G121:.K121];&quot;X&quot;;[.G122:.K122];&quot;X&quot;;[.G118:.G122];&quot;X&quot;;[.H118:.H122];&quot;X&quot;;[.I118:.I122];&quot;X&quot;;[.J118:.J122];&quot;X&quot;;[.K118:.K122];&quot;X&quot;;[.G122];[.H121];[.I120];[.J119];[.K118];&quot;X&quot;;[.G118];[.H119];[.I120];[.J121];[.K122])));0;1);&quot;&quot;)">
            <text:p/>
          </table:table-cell>
          <table:table-cell table:formula="of:=IF([.G123]=&quot;&quot;;SUM([.G118:.K122])*INDEX([.A$6:.CV$6];1;[.M$8])*[.O118];&quot;&quot;)">
            <text:p/>
          </table:table-cell>
          <table:table-cell table:number-columns-repeated="4"/>
          <table:table-cell table:formula="of:=IF([.O118]&lt;&gt;&quot;&quot;;ABS([.O118]-1);[.O118])">
            <text:p/>
          </table:table-cell>
          <table:table-cell table:formula="of:=IF([.G123]=&quot;&quot;;(SUM([.G118:.K122])-INDEX([.A$2:.CV$2];1;[.M$8]+1))*INDEX([.A$2:.CV$2];1;[.M$8]+1)*[.U1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119]&lt;&gt;&quot;&quot;;IF(ISERROR(HLOOKUP([.A119];[.$A$6:.$CV$6];1;0));[.A119];&quot;-&quot;);&quot;&quot;)" office:value-type="string" office:string-value="-" calcext:value-type="string">
            <text:p>-</text:p>
          </table:table-cell>
          <table:table-cell table:formula="of:=IF([.B119]&lt;&gt;&quot;&quot;;IF(ISERROR(HLOOKUP([.B119];[.$A$6:.$CV$6];1;0));[.B119];&quot;-&quot;);&quot;&quot;)" office:value-type="string" office:string-value="-" calcext:value-type="string">
            <text:p>-</text:p>
          </table:table-cell>
          <table:table-cell table:formula="of:=IF([.C119]&lt;&gt;&quot;&quot;;IF(ISERROR(HLOOKUP([.C119];[.$A$6:.$CV$6];1;0));[.C119];&quot;-&quot;);&quot;&quot;)" office:value-type="string" office:string-value="-" calcext:value-type="string">
            <text:p>-</text:p>
          </table:table-cell>
          <table:table-cell table:formula="of:=IF([.D119]&lt;&gt;&quot;&quot;;IF(ISERROR(HLOOKUP([.D119];[.$A$6:.$CV$6];1;0));[.D119];&quot;-&quot;);&quot;&quot;)" office:value-type="float" office:value="5" calcext:value-type="float">
            <text:p>5</text:p>
          </table:table-cell>
          <table:table-cell table:formula="of:=IF([.E119]&lt;&gt;&quot;&quot;;IF(ISERROR(HLOOKUP([.E119];[.$A$6:.$CV$6];1;0));[.E119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124]=&quot;&quot;;IF(ISERROR(FIND(&quot;-----&quot;;COM.MICROSOFT.CONCAT([.G119:.K119];&quot;X&quot;;[.G120:.K120];&quot;X&quot;;[.G121:.K121];&quot;X&quot;;[.G122:.K122];&quot;X&quot;;[.G123:.K123];&quot;X&quot;;[.G119:.G123];&quot;X&quot;;[.H119:.H123];&quot;X&quot;;[.I119:.I123];&quot;X&quot;;[.J119:.J123];&quot;X&quot;;[.K119:.K123];&quot;X&quot;;[.G123];[.H122];[.I121];[.J120];[.K119];&quot;X&quot;;[.G119];[.H120];[.I121];[.J122];[.K123])));0;1);&quot;&quot;)">
            <text:p/>
          </table:table-cell>
          <table:table-cell table:formula="of:=IF([.G124]=&quot;&quot;;SUM([.G119:.K123])*INDEX([.A$6:.CV$6];1;[.M$8])*[.O119];&quot;&quot;)">
            <text:p/>
          </table:table-cell>
          <table:table-cell table:number-columns-repeated="4"/>
          <table:table-cell table:formula="of:=IF([.O119]&lt;&gt;&quot;&quot;;ABS([.O119]-1);[.O119])">
            <text:p/>
          </table:table-cell>
          <table:table-cell table:formula="of:=IF([.G124]=&quot;&quot;;(SUM([.G119:.K123])-INDEX([.A$2:.CV$2];1;[.M$8]+1))*INDEX([.A$2:.CV$2];1;[.M$8]+1)*[.U1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120]&lt;&gt;&quot;&quot;;IF(ISERROR(HLOOKUP([.A120];[.$A$6:.$CV$6];1;0));[.A120];&quot;-&quot;);&quot;&quot;)" office:value-type="string" office:string-value="-" calcext:value-type="string">
            <text:p>-</text:p>
          </table:table-cell>
          <table:table-cell table:formula="of:=IF([.B120]&lt;&gt;&quot;&quot;;IF(ISERROR(HLOOKUP([.B120];[.$A$6:.$CV$6];1;0));[.B120];&quot;-&quot;);&quot;&quot;)" office:value-type="string" office:string-value="-" calcext:value-type="string">
            <text:p>-</text:p>
          </table:table-cell>
          <table:table-cell table:formula="of:=IF([.C120]&lt;&gt;&quot;&quot;;IF(ISERROR(HLOOKUP([.C120];[.$A$6:.$CV$6];1;0));[.C120];&quot;-&quot;);&quot;&quot;)" office:value-type="string" office:string-value="-" calcext:value-type="string">
            <text:p>-</text:p>
          </table:table-cell>
          <table:table-cell table:formula="of:=IF([.D120]&lt;&gt;&quot;&quot;;IF(ISERROR(HLOOKUP([.D120];[.$A$6:.$CV$6];1;0));[.D120];&quot;-&quot;);&quot;&quot;)" office:value-type="string" office:string-value="-" calcext:value-type="string">
            <text:p>-</text:p>
          </table:table-cell>
          <table:table-cell table:formula="of:=IF([.E120]&lt;&gt;&quot;&quot;;IF(ISERROR(HLOOKUP([.E120];[.$A$6:.$CV$6];1;0));[.E12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5]=&quot;&quot;;IF(ISERROR(FIND(&quot;-----&quot;;COM.MICROSOFT.CONCAT([.G120:.K120];&quot;X&quot;;[.G121:.K121];&quot;X&quot;;[.G122:.K122];&quot;X&quot;;[.G123:.K123];&quot;X&quot;;[.G124:.K124];&quot;X&quot;;[.G120:.G124];&quot;X&quot;;[.H120:.H124];&quot;X&quot;;[.I120:.I124];&quot;X&quot;;[.J120:.J124];&quot;X&quot;;[.K120:.K124];&quot;X&quot;;[.G124];[.H123];[.I122];[.J121];[.K120];&quot;X&quot;;[.G120];[.H121];[.I122];[.J123];[.K124])));0;1);&quot;&quot;)">
            <text:p/>
          </table:table-cell>
          <table:table-cell table:formula="of:=IF([.G125]=&quot;&quot;;SUM([.G120:.K124])*INDEX([.A$6:.CV$6];1;[.M$8])*[.O120];&quot;&quot;)">
            <text:p/>
          </table:table-cell>
          <table:table-cell table:number-columns-repeated="4"/>
          <table:table-cell table:formula="of:=IF([.O120]&lt;&gt;&quot;&quot;;ABS([.O120]-1);[.O120])">
            <text:p/>
          </table:table-cell>
          <table:table-cell table:formula="of:=IF([.G125]=&quot;&quot;;(SUM([.G120:.K124])-INDEX([.A$2:.CV$2];1;[.M$8]+1))*INDEX([.A$2:.CV$2];1;[.M$8]+1)*[.U1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121]&lt;&gt;&quot;&quot;;IF(ISERROR(HLOOKUP([.A121];[.$A$6:.$CV$6];1;0));[.A121];&quot;-&quot;);&quot;&quot;)" office:value-type="string" office:string-value="-" calcext:value-type="string">
            <text:p>-</text:p>
          </table:table-cell>
          <table:table-cell table:formula="of:=IF([.B121]&lt;&gt;&quot;&quot;;IF(ISERROR(HLOOKUP([.B121];[.$A$6:.$CV$6];1;0));[.B121];&quot;-&quot;);&quot;&quot;)" office:value-type="string" office:string-value="-" calcext:value-type="string">
            <text:p>-</text:p>
          </table:table-cell>
          <table:table-cell table:formula="of:=IF([.C121]&lt;&gt;&quot;&quot;;IF(ISERROR(HLOOKUP([.C121];[.$A$6:.$CV$6];1;0));[.C121];&quot;-&quot;);&quot;&quot;)" office:value-type="string" office:string-value="-" calcext:value-type="string">
            <text:p>-</text:p>
          </table:table-cell>
          <table:table-cell table:formula="of:=IF([.D121]&lt;&gt;&quot;&quot;;IF(ISERROR(HLOOKUP([.D121];[.$A$6:.$CV$6];1;0));[.D121];&quot;-&quot;);&quot;&quot;)" office:value-type="float" office:value="13" calcext:value-type="float">
            <text:p>13</text:p>
          </table:table-cell>
          <table:table-cell table:formula="of:=IF([.E121]&lt;&gt;&quot;&quot;;IF(ISERROR(HLOOKUP([.E121];[.$A$6:.$CV$6];1;0));[.E12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6]=&quot;&quot;;IF(ISERROR(FIND(&quot;-----&quot;;COM.MICROSOFT.CONCAT([.G121:.K121];&quot;X&quot;;[.G122:.K122];&quot;X&quot;;[.G123:.K123];&quot;X&quot;;[.G124:.K124];&quot;X&quot;;[.G125:.K125];&quot;X&quot;;[.G121:.G125];&quot;X&quot;;[.H121:.H125];&quot;X&quot;;[.I121:.I125];&quot;X&quot;;[.J121:.J125];&quot;X&quot;;[.K121:.K125];&quot;X&quot;;[.G125];[.H124];[.I123];[.J122];[.K121];&quot;X&quot;;[.G121];[.H122];[.I123];[.J124];[.K125])));0;1);&quot;&quot;)">
            <text:p/>
          </table:table-cell>
          <table:table-cell table:formula="of:=IF([.G126]=&quot;&quot;;SUM([.G121:.K125])*INDEX([.A$6:.CV$6];1;[.M$8])*[.O121];&quot;&quot;)">
            <text:p/>
          </table:table-cell>
          <table:table-cell table:number-columns-repeated="4"/>
          <table:table-cell table:formula="of:=IF([.O121]&lt;&gt;&quot;&quot;;ABS([.O121]-1);[.O121])">
            <text:p/>
          </table:table-cell>
          <table:table-cell table:formula="of:=IF([.G126]=&quot;&quot;;(SUM([.G121:.K125])-INDEX([.A$2:.CV$2];1;[.M$8]+1))*INDEX([.A$2:.CV$2];1;[.M$8]+1)*[.U12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22]&lt;&gt;&quot;&quot;;IF(ISERROR(HLOOKUP([.A122];[.$A$6:.$CV$6];1;0));[.A122];&quot;-&quot;);&quot;&quot;)">
            <text:p/>
          </table:table-cell>
          <table:table-cell table:formula="of:=IF([.B122]&lt;&gt;&quot;&quot;;IF(ISERROR(HLOOKUP([.B122];[.$A$6:.$CV$6];1;0));[.B122];&quot;-&quot;);&quot;&quot;)">
            <text:p/>
          </table:table-cell>
          <table:table-cell table:formula="of:=IF([.C122]&lt;&gt;&quot;&quot;;IF(ISERROR(HLOOKUP([.C122];[.$A$6:.$CV$6];1;0));[.C122];&quot;-&quot;);&quot;&quot;)">
            <text:p/>
          </table:table-cell>
          <table:table-cell table:formula="of:=IF([.D122]&lt;&gt;&quot;&quot;;IF(ISERROR(HLOOKUP([.D122];[.$A$6:.$CV$6];1;0));[.D122];&quot;-&quot;);&quot;&quot;)">
            <text:p/>
          </table:table-cell>
          <table:table-cell table:formula="of:=IF([.E122]&lt;&gt;&quot;&quot;;IF(ISERROR(HLOOKUP([.E122];[.$A$6:.$CV$6];1;0));[.E122];&quot;-&quot;);&quot;&quot;)">
            <text:p/>
          </table:table-cell>
          <table:table-cell table:number-columns-repeated="3"/>
          <table:table-cell table:formula="of:=IF([.G127]=&quot;&quot;;IF(ISERROR(FIND(&quot;-----&quot;;COM.MICROSOFT.CONCAT([.G122:.K122];&quot;X&quot;;[.G123:.K123];&quot;X&quot;;[.G124:.K124];&quot;X&quot;;[.G125:.K125];&quot;X&quot;;[.G126:.K126];&quot;X&quot;;[.G122:.G126];&quot;X&quot;;[.H122:.H126];&quot;X&quot;;[.I122:.I126];&quot;X&quot;;[.J122:.J126];&quot;X&quot;;[.K122:.K126];&quot;X&quot;;[.G126];[.H125];[.I124];[.J123];[.K122];&quot;X&quot;;[.G122];[.H123];[.I124];[.J125];[.K126])));0;1);&quot;&quot;)">
            <text:p/>
          </table:table-cell>
          <table:table-cell table:formula="of:=IF([.G127]=&quot;&quot;;SUM([.G122:.K126])*INDEX([.A$6:.CV$6];1;[.M$8])*[.O122];&quot;&quot;)">
            <text:p/>
          </table:table-cell>
          <table:table-cell table:number-columns-repeated="4"/>
          <table:table-cell table:formula="of:=IF([.O122]&lt;&gt;&quot;&quot;;ABS([.O122]-1);[.O122])">
            <text:p/>
          </table:table-cell>
          <table:table-cell table:formula="of:=IF([.G127]=&quot;&quot;;(SUM([.G122:.K126])-INDEX([.A$2:.CV$2];1;[.M$8]+1))*INDEX([.A$2:.CV$2];1;[.M$8]+1)*[.U1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A123]&lt;&gt;&quot;&quot;;IF(ISERROR(HLOOKUP([.A123];[.$A$6:.$CV$6];1;0));[.A123];&quot;-&quot;);&quot;&quot;)" office:value-type="string" office:string-value="-" calcext:value-type="string">
            <text:p>-</text:p>
          </table:table-cell>
          <table:table-cell table:formula="of:=IF([.B123]&lt;&gt;&quot;&quot;;IF(ISERROR(HLOOKUP([.B123];[.$A$6:.$CV$6];1;0));[.B123];&quot;-&quot;);&quot;&quot;)" office:value-type="string" office:string-value="-" calcext:value-type="string">
            <text:p>-</text:p>
          </table:table-cell>
          <table:table-cell table:formula="of:=IF([.C123]&lt;&gt;&quot;&quot;;IF(ISERROR(HLOOKUP([.C123];[.$A$6:.$CV$6];1;0));[.C123];&quot;-&quot;);&quot;&quot;)" office:value-type="string" office:string-value="-" calcext:value-type="string">
            <text:p>-</text:p>
          </table:table-cell>
          <table:table-cell table:formula="of:=IF([.D123]&lt;&gt;&quot;&quot;;IF(ISERROR(HLOOKUP([.D123];[.$A$6:.$CV$6];1;0));[.D123];&quot;-&quot;);&quot;&quot;)" office:value-type="string" office:string-value="-" calcext:value-type="string">
            <text:p>-</text:p>
          </table:table-cell>
          <table:table-cell table:formula="of:=IF([.E123]&lt;&gt;&quot;&quot;;IF(ISERROR(HLOOKUP([.E123];[.$A$6:.$CV$6];1;0));[.E12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8]=&quot;&quot;;IF(ISERROR(FIND(&quot;-----&quot;;COM.MICROSOFT.CONCAT([.G123:.K123];&quot;X&quot;;[.G124:.K124];&quot;X&quot;;[.G125:.K125];&quot;X&quot;;[.G126:.K126];&quot;X&quot;;[.G127:.K127];&quot;X&quot;;[.G123:.G127];&quot;X&quot;;[.H123:.H127];&quot;X&quot;;[.I123:.I127];&quot;X&quot;;[.J123:.J127];&quot;X&quot;;[.K123:.K127];&quot;X&quot;;[.G127];[.H126];[.I125];[.J124];[.K123];&quot;X&quot;;[.G123];[.H124];[.I125];[.J126];[.K127])));0;1);&quot;&quot;)" office:value-type="float" office:value="1" calcext:value-type="float">
            <text:p>1</text:p>
          </table:table-cell>
          <table:table-cell table:formula="of:=IF([.G128]=&quot;&quot;;SUM([.G123:.K127])*INDEX([.A$6:.CV$6];1;[.M$8])*[.O123];&quot;&quot;)" office:value-type="float" office:value="21902" calcext:value-type="float">
            <text:p>21902</text:p>
          </table:table-cell>
          <table:table-cell table:number-columns-repeated="4"/>
          <table:table-cell table:formula="of:=IF([.O123]&lt;&gt;&quot;&quot;;ABS([.O123]-1);[.O123])" office:value-type="float" office:value="0" calcext:value-type="float">
            <text:p>0</text:p>
          </table:table-cell>
          <table:table-cell table:formula="of:=IF([.G128]=&quot;&quot;;(SUM([.G123:.K127])-INDEX([.A$2:.CV$2];1;[.M$8]+1))*INDEX([.A$2:.CV$2];1;[.M$8]+1)*[.U12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A124]&lt;&gt;&quot;&quot;;IF(ISERROR(HLOOKUP([.A124];[.$A$6:.$CV$6];1;0));[.A124];&quot;-&quot;);&quot;&quot;)" office:value-type="string" office:string-value="-" calcext:value-type="string">
            <text:p>-</text:p>
          </table:table-cell>
          <table:table-cell table:formula="of:=IF([.B124]&lt;&gt;&quot;&quot;;IF(ISERROR(HLOOKUP([.B124];[.$A$6:.$CV$6];1;0));[.B124];&quot;-&quot;);&quot;&quot;)" office:value-type="float" office:value="47" calcext:value-type="float">
            <text:p>47</text:p>
          </table:table-cell>
          <table:table-cell table:formula="of:=IF([.C124]&lt;&gt;&quot;&quot;;IF(ISERROR(HLOOKUP([.C124];[.$A$6:.$CV$6];1;0));[.C124];&quot;-&quot;);&quot;&quot;)" office:value-type="string" office:string-value="-" calcext:value-type="string">
            <text:p>-</text:p>
          </table:table-cell>
          <table:table-cell table:formula="of:=IF([.D124]&lt;&gt;&quot;&quot;;IF(ISERROR(HLOOKUP([.D124];[.$A$6:.$CV$6];1;0));[.D124];&quot;-&quot;);&quot;&quot;)" office:value-type="string" office:string-value="-" calcext:value-type="string">
            <text:p>-</text:p>
          </table:table-cell>
          <table:table-cell table:formula="of:=IF([.E124]&lt;&gt;&quot;&quot;;IF(ISERROR(HLOOKUP([.E124];[.$A$6:.$CV$6];1;0));[.E12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29]=&quot;&quot;;IF(ISERROR(FIND(&quot;-----&quot;;COM.MICROSOFT.CONCAT([.G124:.K124];&quot;X&quot;;[.G125:.K125];&quot;X&quot;;[.G126:.K126];&quot;X&quot;;[.G127:.K127];&quot;X&quot;;[.G128:.K128];&quot;X&quot;;[.G124:.G128];&quot;X&quot;;[.H124:.H128];&quot;X&quot;;[.I124:.I128];&quot;X&quot;;[.J124:.J128];&quot;X&quot;;[.K124:.K128];&quot;X&quot;;[.G128];[.H127];[.I126];[.J125];[.K124];&quot;X&quot;;[.G124];[.H125];[.I126];[.J127];[.K128])));0;1);&quot;&quot;)">
            <text:p/>
          </table:table-cell>
          <table:table-cell table:formula="of:=IF([.G129]=&quot;&quot;;SUM([.G124:.K128])*INDEX([.A$6:.CV$6];1;[.M$8])*[.O124];&quot;&quot;)">
            <text:p/>
          </table:table-cell>
          <table:table-cell table:number-columns-repeated="4"/>
          <table:table-cell table:formula="of:=IF([.O124]&lt;&gt;&quot;&quot;;ABS([.O124]-1);[.O124])">
            <text:p/>
          </table:table-cell>
          <table:table-cell table:formula="of:=IF([.G129]=&quot;&quot;;(SUM([.G124:.K128])-INDEX([.A$2:.CV$2];1;[.M$8]+1))*INDEX([.A$2:.CV$2];1;[.M$8]+1)*[.U1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125]&lt;&gt;&quot;&quot;;IF(ISERROR(HLOOKUP([.A125];[.$A$6:.$CV$6];1;0));[.A125];&quot;-&quot;);&quot;&quot;)" office:value-type="string" office:string-value="-" calcext:value-type="string">
            <text:p>-</text:p>
          </table:table-cell>
          <table:table-cell table:formula="of:=IF([.B125]&lt;&gt;&quot;&quot;;IF(ISERROR(HLOOKUP([.B125];[.$A$6:.$CV$6];1;0));[.B125];&quot;-&quot;);&quot;&quot;)" office:value-type="string" office:string-value="-" calcext:value-type="string">
            <text:p>-</text:p>
          </table:table-cell>
          <table:table-cell table:formula="of:=IF([.C125]&lt;&gt;&quot;&quot;;IF(ISERROR(HLOOKUP([.C125];[.$A$6:.$CV$6];1;0));[.C125];&quot;-&quot;);&quot;&quot;)" office:value-type="float" office:value="52" calcext:value-type="float">
            <text:p>52</text:p>
          </table:table-cell>
          <table:table-cell table:formula="of:=IF([.D125]&lt;&gt;&quot;&quot;;IF(ISERROR(HLOOKUP([.D125];[.$A$6:.$CV$6];1;0));[.D125];&quot;-&quot;);&quot;&quot;)" office:value-type="string" office:string-value="-" calcext:value-type="string">
            <text:p>-</text:p>
          </table:table-cell>
          <table:table-cell table:formula="of:=IF([.E125]&lt;&gt;&quot;&quot;;IF(ISERROR(HLOOKUP([.E125];[.$A$6:.$CV$6];1;0));[.E125];&quot;-&quot;);&quot;&quot;)" office:value-type="float" office:value="3" calcext:value-type="float">
            <text:p>3</text:p>
          </table:table-cell>
          <table:table-cell table:number-columns-repeated="3"/>
          <table:table-cell table:formula="of:=IF([.G130]=&quot;&quot;;IF(ISERROR(FIND(&quot;-----&quot;;COM.MICROSOFT.CONCAT([.G125:.K125];&quot;X&quot;;[.G126:.K126];&quot;X&quot;;[.G127:.K127];&quot;X&quot;;[.G128:.K128];&quot;X&quot;;[.G129:.K129];&quot;X&quot;;[.G125:.G129];&quot;X&quot;;[.H125:.H129];&quot;X&quot;;[.I125:.I129];&quot;X&quot;;[.J125:.J129];&quot;X&quot;;[.K125:.K129];&quot;X&quot;;[.G129];[.H128];[.I127];[.J126];[.K125];&quot;X&quot;;[.G125];[.H126];[.I127];[.J128];[.K129])));0;1);&quot;&quot;)">
            <text:p/>
          </table:table-cell>
          <table:table-cell table:formula="of:=IF([.G130]=&quot;&quot;;SUM([.G125:.K129])*INDEX([.A$6:.CV$6];1;[.M$8])*[.O125];&quot;&quot;)">
            <text:p/>
          </table:table-cell>
          <table:table-cell table:number-columns-repeated="4"/>
          <table:table-cell table:formula="of:=IF([.O125]&lt;&gt;&quot;&quot;;ABS([.O125]-1);[.O125])">
            <text:p/>
          </table:table-cell>
          <table:table-cell table:formula="of:=IF([.G130]=&quot;&quot;;(SUM([.G125:.K129])-INDEX([.A$2:.CV$2];1;[.M$8]+1))*INDEX([.A$2:.CV$2];1;[.M$8]+1)*[.U1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[.A126]&lt;&gt;&quot;&quot;;IF(ISERROR(HLOOKUP([.A126];[.$A$6:.$CV$6];1;0));[.A126];&quot;-&quot;);&quot;&quot;)" office:value-type="string" office:string-value="-" calcext:value-type="string">
            <text:p>-</text:p>
          </table:table-cell>
          <table:table-cell table:formula="of:=IF([.B126]&lt;&gt;&quot;&quot;;IF(ISERROR(HLOOKUP([.B126];[.$A$6:.$CV$6];1;0));[.B126];&quot;-&quot;);&quot;&quot;)" office:value-type="float" office:value="83" calcext:value-type="float">
            <text:p>83</text:p>
          </table:table-cell>
          <table:table-cell table:formula="of:=IF([.C126]&lt;&gt;&quot;&quot;;IF(ISERROR(HLOOKUP([.C126];[.$A$6:.$CV$6];1;0));[.C126];&quot;-&quot;);&quot;&quot;)" office:value-type="string" office:string-value="-" calcext:value-type="string">
            <text:p>-</text:p>
          </table:table-cell>
          <table:table-cell table:formula="of:=IF([.D126]&lt;&gt;&quot;&quot;;IF(ISERROR(HLOOKUP([.D126];[.$A$6:.$CV$6];1;0));[.D126];&quot;-&quot;);&quot;&quot;)" office:value-type="string" office:string-value="-" calcext:value-type="string">
            <text:p>-</text:p>
          </table:table-cell>
          <table:table-cell table:formula="of:=IF([.E126]&lt;&gt;&quot;&quot;;IF(ISERROR(HLOOKUP([.E126];[.$A$6:.$CV$6];1;0));[.E12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31]=&quot;&quot;;IF(ISERROR(FIND(&quot;-----&quot;;COM.MICROSOFT.CONCAT([.G126:.K126];&quot;X&quot;;[.G127:.K127];&quot;X&quot;;[.G128:.K128];&quot;X&quot;;[.G129:.K129];&quot;X&quot;;[.G130:.K130];&quot;X&quot;;[.G126:.G130];&quot;X&quot;;[.H126:.H130];&quot;X&quot;;[.I126:.I130];&quot;X&quot;;[.J126:.J130];&quot;X&quot;;[.K126:.K130];&quot;X&quot;;[.G130];[.H129];[.I128];[.J127];[.K126];&quot;X&quot;;[.G126];[.H127];[.I128];[.J129];[.K130])));0;1);&quot;&quot;)">
            <text:p/>
          </table:table-cell>
          <table:table-cell table:formula="of:=IF([.G131]=&quot;&quot;;SUM([.G126:.K130])*INDEX([.A$6:.CV$6];1;[.M$8])*[.O126];&quot;&quot;)">
            <text:p/>
          </table:table-cell>
          <table:table-cell table:number-columns-repeated="4"/>
          <table:table-cell table:formula="of:=IF([.O126]&lt;&gt;&quot;&quot;;ABS([.O126]-1);[.O126])">
            <text:p/>
          </table:table-cell>
          <table:table-cell table:formula="of:=IF([.G131]=&quot;&quot;;(SUM([.G126:.K130])-INDEX([.A$2:.CV$2];1;[.M$8]+1))*INDEX([.A$2:.CV$2];1;[.M$8]+1)*[.U1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A127]&lt;&gt;&quot;&quot;;IF(ISERROR(HLOOKUP([.A127];[.$A$6:.$CV$6];1;0));[.A127];&quot;-&quot;);&quot;&quot;)" office:value-type="string" office:string-value="-" calcext:value-type="string">
            <text:p>-</text:p>
          </table:table-cell>
          <table:table-cell table:formula="of:=IF([.B127]&lt;&gt;&quot;&quot;;IF(ISERROR(HLOOKUP([.B127];[.$A$6:.$CV$6];1;0));[.B127];&quot;-&quot;);&quot;&quot;)" office:value-type="string" office:string-value="-" calcext:value-type="string">
            <text:p>-</text:p>
          </table:table-cell>
          <table:table-cell table:formula="of:=IF([.C127]&lt;&gt;&quot;&quot;;IF(ISERROR(HLOOKUP([.C127];[.$A$6:.$CV$6];1;0));[.C127];&quot;-&quot;);&quot;&quot;)" office:value-type="float" office:value="48" calcext:value-type="float">
            <text:p>48</text:p>
          </table:table-cell>
          <table:table-cell table:formula="of:=IF([.D127]&lt;&gt;&quot;&quot;;IF(ISERROR(HLOOKUP([.D127];[.$A$6:.$CV$6];1;0));[.D127];&quot;-&quot;);&quot;&quot;)" office:value-type="string" office:string-value="-" calcext:value-type="string">
            <text:p>-</text:p>
          </table:table-cell>
          <table:table-cell table:formula="of:=IF([.E127]&lt;&gt;&quot;&quot;;IF(ISERROR(HLOOKUP([.E127];[.$A$6:.$CV$6];1;0));[.E12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32]=&quot;&quot;;IF(ISERROR(FIND(&quot;-----&quot;;COM.MICROSOFT.CONCAT([.G127:.K127];&quot;X&quot;;[.G128:.K128];&quot;X&quot;;[.G129:.K129];&quot;X&quot;;[.G130:.K130];&quot;X&quot;;[.G131:.K131];&quot;X&quot;;[.G127:.G131];&quot;X&quot;;[.H127:.H131];&quot;X&quot;;[.I127:.I131];&quot;X&quot;;[.J127:.J131];&quot;X&quot;;[.K127:.K131];&quot;X&quot;;[.G131];[.H130];[.I129];[.J128];[.K127];&quot;X&quot;;[.G127];[.H128];[.I129];[.J130];[.K131])));0;1);&quot;&quot;)">
            <text:p/>
          </table:table-cell>
          <table:table-cell table:formula="of:=IF([.G132]=&quot;&quot;;SUM([.G127:.K131])*INDEX([.A$6:.CV$6];1;[.M$8])*[.O127];&quot;&quot;)">
            <text:p/>
          </table:table-cell>
          <table:table-cell table:number-columns-repeated="4"/>
          <table:table-cell table:formula="of:=IF([.O127]&lt;&gt;&quot;&quot;;ABS([.O127]-1);[.O127])">
            <text:p/>
          </table:table-cell>
          <table:table-cell table:formula="of:=IF([.G132]=&quot;&quot;;(SUM([.G127:.K131])-INDEX([.A$2:.CV$2];1;[.M$8]+1))*INDEX([.A$2:.CV$2];1;[.M$8]+1)*[.U12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28]&lt;&gt;&quot;&quot;;IF(ISERROR(HLOOKUP([.A128];[.$A$6:.$CV$6];1;0));[.A128];&quot;-&quot;);&quot;&quot;)">
            <text:p/>
          </table:table-cell>
          <table:table-cell table:formula="of:=IF([.B128]&lt;&gt;&quot;&quot;;IF(ISERROR(HLOOKUP([.B128];[.$A$6:.$CV$6];1;0));[.B128];&quot;-&quot;);&quot;&quot;)">
            <text:p/>
          </table:table-cell>
          <table:table-cell table:formula="of:=IF([.C128]&lt;&gt;&quot;&quot;;IF(ISERROR(HLOOKUP([.C128];[.$A$6:.$CV$6];1;0));[.C128];&quot;-&quot;);&quot;&quot;)">
            <text:p/>
          </table:table-cell>
          <table:table-cell table:formula="of:=IF([.D128]&lt;&gt;&quot;&quot;;IF(ISERROR(HLOOKUP([.D128];[.$A$6:.$CV$6];1;0));[.D128];&quot;-&quot;);&quot;&quot;)">
            <text:p/>
          </table:table-cell>
          <table:table-cell table:formula="of:=IF([.E128]&lt;&gt;&quot;&quot;;IF(ISERROR(HLOOKUP([.E128];[.$A$6:.$CV$6];1;0));[.E128];&quot;-&quot;);&quot;&quot;)">
            <text:p/>
          </table:table-cell>
          <table:table-cell table:number-columns-repeated="3"/>
          <table:table-cell table:formula="of:=IF([.G133]=&quot;&quot;;IF(ISERROR(FIND(&quot;-----&quot;;COM.MICROSOFT.CONCAT([.G128:.K128];&quot;X&quot;;[.G129:.K129];&quot;X&quot;;[.G130:.K130];&quot;X&quot;;[.G131:.K131];&quot;X&quot;;[.G132:.K132];&quot;X&quot;;[.G128:.G132];&quot;X&quot;;[.H128:.H132];&quot;X&quot;;[.I128:.I132];&quot;X&quot;;[.J128:.J132];&quot;X&quot;;[.K128:.K132];&quot;X&quot;;[.G132];[.H131];[.I130];[.J129];[.K128];&quot;X&quot;;[.G128];[.H129];[.I130];[.J131];[.K132])));0;1);&quot;&quot;)">
            <text:p/>
          </table:table-cell>
          <table:table-cell table:formula="of:=IF([.G133]=&quot;&quot;;SUM([.G128:.K132])*INDEX([.A$6:.CV$6];1;[.M$8])*[.O128];&quot;&quot;)">
            <text:p/>
          </table:table-cell>
          <table:table-cell table:number-columns-repeated="4"/>
          <table:table-cell table:formula="of:=IF([.O128]&lt;&gt;&quot;&quot;;ABS([.O128]-1);[.O128])">
            <text:p/>
          </table:table-cell>
          <table:table-cell table:formula="of:=IF([.G133]=&quot;&quot;;(SUM([.G128:.K132])-INDEX([.A$2:.CV$2];1;[.M$8]+1))*INDEX([.A$2:.CV$2];1;[.M$8]+1)*[.U1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[.A129]&lt;&gt;&quot;&quot;;IF(ISERROR(HLOOKUP([.A129];[.$A$6:.$CV$6];1;0));[.A129];&quot;-&quot;);&quot;&quot;)" office:value-type="string" office:string-value="-" calcext:value-type="string">
            <text:p>-</text:p>
          </table:table-cell>
          <table:table-cell table:formula="of:=IF([.B129]&lt;&gt;&quot;&quot;;IF(ISERROR(HLOOKUP([.B129];[.$A$6:.$CV$6];1;0));[.B129];&quot;-&quot;);&quot;&quot;)" office:value-type="string" office:string-value="-" calcext:value-type="string">
            <text:p>-</text:p>
          </table:table-cell>
          <table:table-cell table:formula="of:=IF([.C129]&lt;&gt;&quot;&quot;;IF(ISERROR(HLOOKUP([.C129];[.$A$6:.$CV$6];1;0));[.C129];&quot;-&quot;);&quot;&quot;)" office:value-type="float" office:value="38" calcext:value-type="float">
            <text:p>38</text:p>
          </table:table-cell>
          <table:table-cell table:formula="of:=IF([.D129]&lt;&gt;&quot;&quot;;IF(ISERROR(HLOOKUP([.D129];[.$A$6:.$CV$6];1;0));[.D129];&quot;-&quot;);&quot;&quot;)" office:value-type="float" office:value="47" calcext:value-type="float">
            <text:p>47</text:p>
          </table:table-cell>
          <table:table-cell table:formula="of:=IF([.E129]&lt;&gt;&quot;&quot;;IF(ISERROR(HLOOKUP([.E129];[.$A$6:.$CV$6];1;0));[.E12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34]=&quot;&quot;;IF(ISERROR(FIND(&quot;-----&quot;;COM.MICROSOFT.CONCAT([.G129:.K129];&quot;X&quot;;[.G130:.K130];&quot;X&quot;;[.G131:.K131];&quot;X&quot;;[.G132:.K132];&quot;X&quot;;[.G133:.K133];&quot;X&quot;;[.G129:.G133];&quot;X&quot;;[.H129:.H133];&quot;X&quot;;[.I129:.I133];&quot;X&quot;;[.J129:.J133];&quot;X&quot;;[.K129:.K133];&quot;X&quot;;[.G133];[.H132];[.I131];[.J130];[.K129];&quot;X&quot;;[.G129];[.H130];[.I131];[.J132];[.K133])));0;1);&quot;&quot;)" office:value-type="float" office:value="1" calcext:value-type="float">
            <text:p>1</text:p>
          </table:table-cell>
          <table:table-cell table:formula="of:=IF([.G134]=&quot;&quot;;SUM([.G129:.K133])*INDEX([.A$6:.CV$6];1;[.M$8])*[.O129];&quot;&quot;)" office:value-type="float" office:value="15886" calcext:value-type="float">
            <text:p>15886</text:p>
          </table:table-cell>
          <table:table-cell table:number-columns-repeated="4"/>
          <table:table-cell table:formula="of:=IF([.O129]&lt;&gt;&quot;&quot;;ABS([.O129]-1);[.O129])" office:value-type="float" office:value="0" calcext:value-type="float">
            <text:p>0</text:p>
          </table:table-cell>
          <table:table-cell table:formula="of:=IF([.G134]=&quot;&quot;;(SUM([.G129:.K133])-INDEX([.A$2:.CV$2];1;[.M$8]+1))*INDEX([.A$2:.CV$2];1;[.M$8]+1)*[.U12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A130]&lt;&gt;&quot;&quot;;IF(ISERROR(HLOOKUP([.A130];[.$A$6:.$CV$6];1;0));[.A130];&quot;-&quot;);&quot;&quot;)" office:value-type="string" office:string-value="-" calcext:value-type="string">
            <text:p>-</text:p>
          </table:table-cell>
          <table:table-cell table:formula="of:=IF([.B130]&lt;&gt;&quot;&quot;;IF(ISERROR(HLOOKUP([.B130];[.$A$6:.$CV$6];1;0));[.B130];&quot;-&quot;);&quot;&quot;)" office:value-type="string" office:string-value="-" calcext:value-type="string">
            <text:p>-</text:p>
          </table:table-cell>
          <table:table-cell table:formula="of:=IF([.C130]&lt;&gt;&quot;&quot;;IF(ISERROR(HLOOKUP([.C130];[.$A$6:.$CV$6];1;0));[.C130];&quot;-&quot;);&quot;&quot;)" office:value-type="float" office:value="13" calcext:value-type="float">
            <text:p>13</text:p>
          </table:table-cell>
          <table:table-cell table:formula="of:=IF([.D130]&lt;&gt;&quot;&quot;;IF(ISERROR(HLOOKUP([.D130];[.$A$6:.$CV$6];1;0));[.D130];&quot;-&quot;);&quot;&quot;)" office:value-type="string" office:string-value="-" calcext:value-type="string">
            <text:p>-</text:p>
          </table:table-cell>
          <table:table-cell table:formula="of:=IF([.E130]&lt;&gt;&quot;&quot;;IF(ISERROR(HLOOKUP([.E130];[.$A$6:.$CV$6];1;0));[.E13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35]=&quot;&quot;;IF(ISERROR(FIND(&quot;-----&quot;;COM.MICROSOFT.CONCAT([.G130:.K130];&quot;X&quot;;[.G131:.K131];&quot;X&quot;;[.G132:.K132];&quot;X&quot;;[.G133:.K133];&quot;X&quot;;[.G134:.K134];&quot;X&quot;;[.G130:.G134];&quot;X&quot;;[.H130:.H134];&quot;X&quot;;[.I130:.I134];&quot;X&quot;;[.J130:.J134];&quot;X&quot;;[.K130:.K134];&quot;X&quot;;[.G134];[.H133];[.I132];[.J131];[.K130];&quot;X&quot;;[.G130];[.H131];[.I132];[.J133];[.K134])));0;1);&quot;&quot;)">
            <text:p/>
          </table:table-cell>
          <table:table-cell table:formula="of:=IF([.G135]=&quot;&quot;;SUM([.G130:.K134])*INDEX([.A$6:.CV$6];1;[.M$8])*[.O130];&quot;&quot;)">
            <text:p/>
          </table:table-cell>
          <table:table-cell table:number-columns-repeated="4"/>
          <table:table-cell table:formula="of:=IF([.O130]&lt;&gt;&quot;&quot;;ABS([.O130]-1);[.O130])">
            <text:p/>
          </table:table-cell>
          <table:table-cell table:formula="of:=IF([.G135]=&quot;&quot;;(SUM([.G130:.K134])-INDEX([.A$2:.CV$2];1;[.M$8]+1))*INDEX([.A$2:.CV$2];1;[.M$8]+1)*[.U1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[.A131]&lt;&gt;&quot;&quot;;IF(ISERROR(HLOOKUP([.A131];[.$A$6:.$CV$6];1;0));[.A131];&quot;-&quot;);&quot;&quot;)" office:value-type="string" office:string-value="-" calcext:value-type="string">
            <text:p>-</text:p>
          </table:table-cell>
          <table:table-cell table:formula="of:=IF([.B131]&lt;&gt;&quot;&quot;;IF(ISERROR(HLOOKUP([.B131];[.$A$6:.$CV$6];1;0));[.B131];&quot;-&quot;);&quot;&quot;)" office:value-type="string" office:string-value="-" calcext:value-type="string">
            <text:p>-</text:p>
          </table:table-cell>
          <table:table-cell table:formula="of:=IF([.C131]&lt;&gt;&quot;&quot;;IF(ISERROR(HLOOKUP([.C131];[.$A$6:.$CV$6];1;0));[.C131];&quot;-&quot;);&quot;&quot;)" office:value-type="float" office:value="46" calcext:value-type="float">
            <text:p>46</text:p>
          </table:table-cell>
          <table:table-cell table:formula="of:=IF([.D131]&lt;&gt;&quot;&quot;;IF(ISERROR(HLOOKUP([.D131];[.$A$6:.$CV$6];1;0));[.D131];&quot;-&quot;);&quot;&quot;)" office:value-type="string" office:string-value="-" calcext:value-type="string">
            <text:p>-</text:p>
          </table:table-cell>
          <table:table-cell table:formula="of:=IF([.E131]&lt;&gt;&quot;&quot;;IF(ISERROR(HLOOKUP([.E131];[.$A$6:.$CV$6];1;0));[.E13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36]=&quot;&quot;;IF(ISERROR(FIND(&quot;-----&quot;;COM.MICROSOFT.CONCAT([.G131:.K131];&quot;X&quot;;[.G132:.K132];&quot;X&quot;;[.G133:.K133];&quot;X&quot;;[.G134:.K134];&quot;X&quot;;[.G135:.K135];&quot;X&quot;;[.G131:.G135];&quot;X&quot;;[.H131:.H135];&quot;X&quot;;[.I131:.I135];&quot;X&quot;;[.J131:.J135];&quot;X&quot;;[.K131:.K135];&quot;X&quot;;[.G135];[.H134];[.I133];[.J132];[.K131];&quot;X&quot;;[.G131];[.H132];[.I133];[.J134];[.K135])));0;1);&quot;&quot;)">
            <text:p/>
          </table:table-cell>
          <table:table-cell table:formula="of:=IF([.G136]=&quot;&quot;;SUM([.G131:.K135])*INDEX([.A$6:.CV$6];1;[.M$8])*[.O131];&quot;&quot;)">
            <text:p/>
          </table:table-cell>
          <table:table-cell table:number-columns-repeated="4"/>
          <table:table-cell table:formula="of:=IF([.O131]&lt;&gt;&quot;&quot;;ABS([.O131]-1);[.O131])">
            <text:p/>
          </table:table-cell>
          <table:table-cell table:formula="of:=IF([.G136]=&quot;&quot;;(SUM([.G131:.K135])-INDEX([.A$2:.CV$2];1;[.M$8]+1))*INDEX([.A$2:.CV$2];1;[.M$8]+1)*[.U1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A132]&lt;&gt;&quot;&quot;;IF(ISERROR(HLOOKUP([.A132];[.$A$6:.$CV$6];1;0));[.A132];&quot;-&quot;);&quot;&quot;)" office:value-type="string" office:string-value="-" calcext:value-type="string">
            <text:p>-</text:p>
          </table:table-cell>
          <table:table-cell table:formula="of:=IF([.B132]&lt;&gt;&quot;&quot;;IF(ISERROR(HLOOKUP([.B132];[.$A$6:.$CV$6];1;0));[.B132];&quot;-&quot;);&quot;&quot;)" office:value-type="string" office:string-value="-" calcext:value-type="string">
            <text:p>-</text:p>
          </table:table-cell>
          <table:table-cell table:formula="of:=IF([.C132]&lt;&gt;&quot;&quot;;IF(ISERROR(HLOOKUP([.C132];[.$A$6:.$CV$6];1;0));[.C132];&quot;-&quot;);&quot;&quot;)" office:value-type="string" office:string-value="-" calcext:value-type="string">
            <text:p>-</text:p>
          </table:table-cell>
          <table:table-cell table:formula="of:=IF([.D132]&lt;&gt;&quot;&quot;;IF(ISERROR(HLOOKUP([.D132];[.$A$6:.$CV$6];1;0));[.D132];&quot;-&quot;);&quot;&quot;)" office:value-type="string" office:string-value="-" calcext:value-type="string">
            <text:p>-</text:p>
          </table:table-cell>
          <table:table-cell table:formula="of:=IF([.E132]&lt;&gt;&quot;&quot;;IF(ISERROR(HLOOKUP([.E132];[.$A$6:.$CV$6];1;0));[.E13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37]=&quot;&quot;;IF(ISERROR(FIND(&quot;-----&quot;;COM.MICROSOFT.CONCAT([.G132:.K132];&quot;X&quot;;[.G133:.K133];&quot;X&quot;;[.G134:.K134];&quot;X&quot;;[.G135:.K135];&quot;X&quot;;[.G136:.K136];&quot;X&quot;;[.G132:.G136];&quot;X&quot;;[.H132:.H136];&quot;X&quot;;[.I132:.I136];&quot;X&quot;;[.J132:.J136];&quot;X&quot;;[.K132:.K136];&quot;X&quot;;[.G136];[.H135];[.I134];[.J133];[.K132];&quot;X&quot;;[.G132];[.H133];[.I134];[.J135];[.K136])));0;1);&quot;&quot;)">
            <text:p/>
          </table:table-cell>
          <table:table-cell table:formula="of:=IF([.G137]=&quot;&quot;;SUM([.G132:.K136])*INDEX([.A$6:.CV$6];1;[.M$8])*[.O132];&quot;&quot;)">
            <text:p/>
          </table:table-cell>
          <table:table-cell table:number-columns-repeated="4"/>
          <table:table-cell table:formula="of:=IF([.O132]&lt;&gt;&quot;&quot;;ABS([.O132]-1);[.O132])">
            <text:p/>
          </table:table-cell>
          <table:table-cell table:formula="of:=IF([.G137]=&quot;&quot;;(SUM([.G132:.K136])-INDEX([.A$2:.CV$2];1;[.M$8]+1))*INDEX([.A$2:.CV$2];1;[.M$8]+1)*[.U1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A133]&lt;&gt;&quot;&quot;;IF(ISERROR(HLOOKUP([.A133];[.$A$6:.$CV$6];1;0));[.A133];&quot;-&quot;);&quot;&quot;)" office:value-type="string" office:string-value="-" calcext:value-type="string">
            <text:p>-</text:p>
          </table:table-cell>
          <table:table-cell table:formula="of:=IF([.B133]&lt;&gt;&quot;&quot;;IF(ISERROR(HLOOKUP([.B133];[.$A$6:.$CV$6];1;0));[.B133];&quot;-&quot;);&quot;&quot;)" office:value-type="string" office:string-value="-" calcext:value-type="string">
            <text:p>-</text:p>
          </table:table-cell>
          <table:table-cell table:formula="of:=IF([.C133]&lt;&gt;&quot;&quot;;IF(ISERROR(HLOOKUP([.C133];[.$A$6:.$CV$6];1;0));[.C133];&quot;-&quot;);&quot;&quot;)" office:value-type="string" office:string-value="-" calcext:value-type="string">
            <text:p>-</text:p>
          </table:table-cell>
          <table:table-cell table:formula="of:=IF([.D133]&lt;&gt;&quot;&quot;;IF(ISERROR(HLOOKUP([.D133];[.$A$6:.$CV$6];1;0));[.D133];&quot;-&quot;);&quot;&quot;)" office:value-type="string" office:string-value="-" calcext:value-type="string">
            <text:p>-</text:p>
          </table:table-cell>
          <table:table-cell table:formula="of:=IF([.E133]&lt;&gt;&quot;&quot;;IF(ISERROR(HLOOKUP([.E133];[.$A$6:.$CV$6];1;0));[.E133];&quot;-&quot;);&quot;&quot;)" office:value-type="float" office:value="25" calcext:value-type="float">
            <text:p>25</text:p>
          </table:table-cell>
          <table:table-cell table:number-columns-repeated="3"/>
          <table:table-cell table:formula="of:=IF([.G138]=&quot;&quot;;IF(ISERROR(FIND(&quot;-----&quot;;COM.MICROSOFT.CONCAT([.G133:.K133];&quot;X&quot;;[.G134:.K134];&quot;X&quot;;[.G135:.K135];&quot;X&quot;;[.G136:.K136];&quot;X&quot;;[.G137:.K137];&quot;X&quot;;[.G133:.G137];&quot;X&quot;;[.H133:.H137];&quot;X&quot;;[.I133:.I137];&quot;X&quot;;[.J133:.J137];&quot;X&quot;;[.K133:.K137];&quot;X&quot;;[.G137];[.H136];[.I135];[.J134];[.K133];&quot;X&quot;;[.G133];[.H134];[.I135];[.J136];[.K137])));0;1);&quot;&quot;)">
            <text:p/>
          </table:table-cell>
          <table:table-cell table:formula="of:=IF([.G138]=&quot;&quot;;SUM([.G133:.K137])*INDEX([.A$6:.CV$6];1;[.M$8])*[.O133];&quot;&quot;)">
            <text:p/>
          </table:table-cell>
          <table:table-cell table:number-columns-repeated="4"/>
          <table:table-cell table:formula="of:=IF([.O133]&lt;&gt;&quot;&quot;;ABS([.O133]-1);[.O133])">
            <text:p/>
          </table:table-cell>
          <table:table-cell table:formula="of:=IF([.G138]=&quot;&quot;;(SUM([.G133:.K137])-INDEX([.A$2:.CV$2];1;[.M$8]+1))*INDEX([.A$2:.CV$2];1;[.M$8]+1)*[.U13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34]&lt;&gt;&quot;&quot;;IF(ISERROR(HLOOKUP([.A134];[.$A$6:.$CV$6];1;0));[.A134];&quot;-&quot;);&quot;&quot;)">
            <text:p/>
          </table:table-cell>
          <table:table-cell table:formula="of:=IF([.B134]&lt;&gt;&quot;&quot;;IF(ISERROR(HLOOKUP([.B134];[.$A$6:.$CV$6];1;0));[.B134];&quot;-&quot;);&quot;&quot;)">
            <text:p/>
          </table:table-cell>
          <table:table-cell table:formula="of:=IF([.C134]&lt;&gt;&quot;&quot;;IF(ISERROR(HLOOKUP([.C134];[.$A$6:.$CV$6];1;0));[.C134];&quot;-&quot;);&quot;&quot;)">
            <text:p/>
          </table:table-cell>
          <table:table-cell table:formula="of:=IF([.D134]&lt;&gt;&quot;&quot;;IF(ISERROR(HLOOKUP([.D134];[.$A$6:.$CV$6];1;0));[.D134];&quot;-&quot;);&quot;&quot;)">
            <text:p/>
          </table:table-cell>
          <table:table-cell table:formula="of:=IF([.E134]&lt;&gt;&quot;&quot;;IF(ISERROR(HLOOKUP([.E134];[.$A$6:.$CV$6];1;0));[.E134];&quot;-&quot;);&quot;&quot;)">
            <text:p/>
          </table:table-cell>
          <table:table-cell table:number-columns-repeated="3"/>
          <table:table-cell table:formula="of:=IF([.G139]=&quot;&quot;;IF(ISERROR(FIND(&quot;-----&quot;;COM.MICROSOFT.CONCAT([.G134:.K134];&quot;X&quot;;[.G135:.K135];&quot;X&quot;;[.G136:.K136];&quot;X&quot;;[.G137:.K137];&quot;X&quot;;[.G138:.K138];&quot;X&quot;;[.G134:.G138];&quot;X&quot;;[.H134:.H138];&quot;X&quot;;[.I134:.I138];&quot;X&quot;;[.J134:.J138];&quot;X&quot;;[.K134:.K138];&quot;X&quot;;[.G138];[.H137];[.I136];[.J135];[.K134];&quot;X&quot;;[.G134];[.H135];[.I136];[.J137];[.K138])));0;1);&quot;&quot;)">
            <text:p/>
          </table:table-cell>
          <table:table-cell table:formula="of:=IF([.G139]=&quot;&quot;;SUM([.G134:.K138])*INDEX([.A$6:.CV$6];1;[.M$8])*[.O134];&quot;&quot;)">
            <text:p/>
          </table:table-cell>
          <table:table-cell table:number-columns-repeated="4"/>
          <table:table-cell table:formula="of:=IF([.O134]&lt;&gt;&quot;&quot;;ABS([.O134]-1);[.O134])">
            <text:p/>
          </table:table-cell>
          <table:table-cell table:formula="of:=IF([.G139]=&quot;&quot;;(SUM([.G134:.K138])-INDEX([.A$2:.CV$2];1;[.M$8]+1))*INDEX([.A$2:.CV$2];1;[.M$8]+1)*[.U1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135]&lt;&gt;&quot;&quot;;IF(ISERROR(HLOOKUP([.A135];[.$A$6:.$CV$6];1;0));[.A135];&quot;-&quot;);&quot;&quot;)" office:value-type="string" office:string-value="-" calcext:value-type="string">
            <text:p>-</text:p>
          </table:table-cell>
          <table:table-cell table:formula="of:=IF([.B135]&lt;&gt;&quot;&quot;;IF(ISERROR(HLOOKUP([.B135];[.$A$6:.$CV$6];1;0));[.B135];&quot;-&quot;);&quot;&quot;)" office:value-type="string" office:string-value="-" calcext:value-type="string">
            <text:p>-</text:p>
          </table:table-cell>
          <table:table-cell table:formula="of:=IF([.C135]&lt;&gt;&quot;&quot;;IF(ISERROR(HLOOKUP([.C135];[.$A$6:.$CV$6];1;0));[.C135];&quot;-&quot;);&quot;&quot;)" office:value-type="string" office:string-value="-" calcext:value-type="string">
            <text:p>-</text:p>
          </table:table-cell>
          <table:table-cell table:formula="of:=IF([.D135]&lt;&gt;&quot;&quot;;IF(ISERROR(HLOOKUP([.D135];[.$A$6:.$CV$6];1;0));[.D135];&quot;-&quot;);&quot;&quot;)" office:value-type="string" office:string-value="-" calcext:value-type="string">
            <text:p>-</text:p>
          </table:table-cell>
          <table:table-cell table:formula="of:=IF([.E135]&lt;&gt;&quot;&quot;;IF(ISERROR(HLOOKUP([.E135];[.$A$6:.$CV$6];1;0));[.E13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0]=&quot;&quot;;IF(ISERROR(FIND(&quot;-----&quot;;COM.MICROSOFT.CONCAT([.G135:.K135];&quot;X&quot;;[.G136:.K136];&quot;X&quot;;[.G137:.K137];&quot;X&quot;;[.G138:.K138];&quot;X&quot;;[.G139:.K139];&quot;X&quot;;[.G135:.G139];&quot;X&quot;;[.H135:.H139];&quot;X&quot;;[.I135:.I139];&quot;X&quot;;[.J135:.J139];&quot;X&quot;;[.K135:.K139];&quot;X&quot;;[.G139];[.H138];[.I137];[.J136];[.K135];&quot;X&quot;;[.G135];[.H136];[.I137];[.J138];[.K139])));0;1);&quot;&quot;)" office:value-type="float" office:value="1" calcext:value-type="float">
            <text:p>1</text:p>
          </table:table-cell>
          <table:table-cell table:formula="of:=IF([.G140]=&quot;&quot;;SUM([.G135:.K139])*INDEX([.A$6:.CV$6];1;[.M$8])*[.O135];&quot;&quot;)" office:value-type="float" office:value="2820" calcext:value-type="float">
            <text:p>2820</text:p>
          </table:table-cell>
          <table:table-cell table:number-columns-repeated="4"/>
          <table:table-cell table:formula="of:=IF([.O135]&lt;&gt;&quot;&quot;;ABS([.O135]-1);[.O135])" office:value-type="float" office:value="0" calcext:value-type="float">
            <text:p>0</text:p>
          </table:table-cell>
          <table:table-cell table:formula="of:=IF([.G140]=&quot;&quot;;(SUM([.G135:.K139])-INDEX([.A$2:.CV$2];1;[.M$8]+1))*INDEX([.A$2:.CV$2];1;[.M$8]+1)*[.U13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[.A136]&lt;&gt;&quot;&quot;;IF(ISERROR(HLOOKUP([.A136];[.$A$6:.$CV$6];1;0));[.A136];&quot;-&quot;);&quot;&quot;)" office:value-type="string" office:string-value="-" calcext:value-type="string">
            <text:p>-</text:p>
          </table:table-cell>
          <table:table-cell table:formula="of:=IF([.B136]&lt;&gt;&quot;&quot;;IF(ISERROR(HLOOKUP([.B136];[.$A$6:.$CV$6];1;0));[.B136];&quot;-&quot;);&quot;&quot;)" office:value-type="string" office:string-value="-" calcext:value-type="string">
            <text:p>-</text:p>
          </table:table-cell>
          <table:table-cell table:formula="of:=IF([.C136]&lt;&gt;&quot;&quot;;IF(ISERROR(HLOOKUP([.C136];[.$A$6:.$CV$6];1;0));[.C136];&quot;-&quot;);&quot;&quot;)" office:value-type="string" office:string-value="-" calcext:value-type="string">
            <text:p>-</text:p>
          </table:table-cell>
          <table:table-cell table:formula="of:=IF([.D136]&lt;&gt;&quot;&quot;;IF(ISERROR(HLOOKUP([.D136];[.$A$6:.$CV$6];1;0));[.D136];&quot;-&quot;);&quot;&quot;)" office:value-type="string" office:string-value="-" calcext:value-type="string">
            <text:p>-</text:p>
          </table:table-cell>
          <table:table-cell table:formula="of:=IF([.E136]&lt;&gt;&quot;&quot;;IF(ISERROR(HLOOKUP([.E136];[.$A$6:.$CV$6];1;0));[.E13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1]=&quot;&quot;;IF(ISERROR(FIND(&quot;-----&quot;;COM.MICROSOFT.CONCAT([.G136:.K136];&quot;X&quot;;[.G137:.K137];&quot;X&quot;;[.G138:.K138];&quot;X&quot;;[.G139:.K139];&quot;X&quot;;[.G140:.K140];&quot;X&quot;;[.G136:.G140];&quot;X&quot;;[.H136:.H140];&quot;X&quot;;[.I136:.I140];&quot;X&quot;;[.J136:.J140];&quot;X&quot;;[.K136:.K140];&quot;X&quot;;[.G140];[.H139];[.I138];[.J137];[.K136];&quot;X&quot;;[.G136];[.H137];[.I138];[.J139];[.K140])));0;1);&quot;&quot;)">
            <text:p/>
          </table:table-cell>
          <table:table-cell table:formula="of:=IF([.G141]=&quot;&quot;;SUM([.G136:.K140])*INDEX([.A$6:.CV$6];1;[.M$8])*[.O136];&quot;&quot;)">
            <text:p/>
          </table:table-cell>
          <table:table-cell table:number-columns-repeated="4"/>
          <table:table-cell table:formula="of:=IF([.O136]&lt;&gt;&quot;&quot;;ABS([.O136]-1);[.O136])">
            <text:p/>
          </table:table-cell>
          <table:table-cell table:formula="of:=IF([.G141]=&quot;&quot;;(SUM([.G136:.K140])-INDEX([.A$2:.CV$2];1;[.M$8]+1))*INDEX([.A$2:.CV$2];1;[.M$8]+1)*[.U1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137]&lt;&gt;&quot;&quot;;IF(ISERROR(HLOOKUP([.A137];[.$A$6:.$CV$6];1;0));[.A137];&quot;-&quot;);&quot;&quot;)" office:value-type="string" office:string-value="-" calcext:value-type="string">
            <text:p>-</text:p>
          </table:table-cell>
          <table:table-cell table:formula="of:=IF([.B137]&lt;&gt;&quot;&quot;;IF(ISERROR(HLOOKUP([.B137];[.$A$6:.$CV$6];1;0));[.B137];&quot;-&quot;);&quot;&quot;)" office:value-type="string" office:string-value="-" calcext:value-type="string">
            <text:p>-</text:p>
          </table:table-cell>
          <table:table-cell table:formula="of:=IF([.C137]&lt;&gt;&quot;&quot;;IF(ISERROR(HLOOKUP([.C137];[.$A$6:.$CV$6];1;0));[.C137];&quot;-&quot;);&quot;&quot;)" office:value-type="string" office:string-value="-" calcext:value-type="string">
            <text:p>-</text:p>
          </table:table-cell>
          <table:table-cell table:formula="of:=IF([.D137]&lt;&gt;&quot;&quot;;IF(ISERROR(HLOOKUP([.D137];[.$A$6:.$CV$6];1;0));[.D137];&quot;-&quot;);&quot;&quot;)" office:value-type="float" office:value="17" calcext:value-type="float">
            <text:p>17</text:p>
          </table:table-cell>
          <table:table-cell table:formula="of:=IF([.E137]&lt;&gt;&quot;&quot;;IF(ISERROR(HLOOKUP([.E137];[.$A$6:.$CV$6];1;0));[.E13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2]=&quot;&quot;;IF(ISERROR(FIND(&quot;-----&quot;;COM.MICROSOFT.CONCAT([.G137:.K137];&quot;X&quot;;[.G138:.K138];&quot;X&quot;;[.G139:.K139];&quot;X&quot;;[.G140:.K140];&quot;X&quot;;[.G141:.K141];&quot;X&quot;;[.G137:.G141];&quot;X&quot;;[.H137:.H141];&quot;X&quot;;[.I137:.I141];&quot;X&quot;;[.J137:.J141];&quot;X&quot;;[.K137:.K141];&quot;X&quot;;[.G141];[.H140];[.I139];[.J138];[.K137];&quot;X&quot;;[.G137];[.H138];[.I139];[.J140];[.K141])));0;1);&quot;&quot;)">
            <text:p/>
          </table:table-cell>
          <table:table-cell table:formula="of:=IF([.G142]=&quot;&quot;;SUM([.G137:.K141])*INDEX([.A$6:.CV$6];1;[.M$8])*[.O137];&quot;&quot;)">
            <text:p/>
          </table:table-cell>
          <table:table-cell table:number-columns-repeated="4"/>
          <table:table-cell table:formula="of:=IF([.O137]&lt;&gt;&quot;&quot;;ABS([.O137]-1);[.O137])">
            <text:p/>
          </table:table-cell>
          <table:table-cell table:formula="of:=IF([.G142]=&quot;&quot;;(SUM([.G137:.K141])-INDEX([.A$2:.CV$2];1;[.M$8]+1))*INDEX([.A$2:.CV$2];1;[.M$8]+1)*[.U1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38]&lt;&gt;&quot;&quot;;IF(ISERROR(HLOOKUP([.A138];[.$A$6:.$CV$6];1;0));[.A138];&quot;-&quot;);&quot;&quot;)" office:value-type="string" office:string-value="-" calcext:value-type="string">
            <text:p>-</text:p>
          </table:table-cell>
          <table:table-cell table:formula="of:=IF([.B138]&lt;&gt;&quot;&quot;;IF(ISERROR(HLOOKUP([.B138];[.$A$6:.$CV$6];1;0));[.B138];&quot;-&quot;);&quot;&quot;)" office:value-type="string" office:string-value="-" calcext:value-type="string">
            <text:p>-</text:p>
          </table:table-cell>
          <table:table-cell table:formula="of:=IF([.C138]&lt;&gt;&quot;&quot;;IF(ISERROR(HLOOKUP([.C138];[.$A$6:.$CV$6];1;0));[.C138];&quot;-&quot;);&quot;&quot;)" office:value-type="string" office:string-value="-" calcext:value-type="string">
            <text:p>-</text:p>
          </table:table-cell>
          <table:table-cell table:formula="of:=IF([.D138]&lt;&gt;&quot;&quot;;IF(ISERROR(HLOOKUP([.D138];[.$A$6:.$CV$6];1;0));[.D138];&quot;-&quot;);&quot;&quot;)" office:value-type="string" office:string-value="-" calcext:value-type="string">
            <text:p>-</text:p>
          </table:table-cell>
          <table:table-cell table:formula="of:=IF([.E138]&lt;&gt;&quot;&quot;;IF(ISERROR(HLOOKUP([.E138];[.$A$6:.$CV$6];1;0));[.E13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3]=&quot;&quot;;IF(ISERROR(FIND(&quot;-----&quot;;COM.MICROSOFT.CONCAT([.G138:.K138];&quot;X&quot;;[.G139:.K139];&quot;X&quot;;[.G140:.K140];&quot;X&quot;;[.G141:.K141];&quot;X&quot;;[.G142:.K142];&quot;X&quot;;[.G138:.G142];&quot;X&quot;;[.H138:.H142];&quot;X&quot;;[.I138:.I142];&quot;X&quot;;[.J138:.J142];&quot;X&quot;;[.K138:.K142];&quot;X&quot;;[.G142];[.H141];[.I140];[.J139];[.K138];&quot;X&quot;;[.G138];[.H139];[.I140];[.J141];[.K142])));0;1);&quot;&quot;)">
            <text:p/>
          </table:table-cell>
          <table:table-cell table:formula="of:=IF([.G143]=&quot;&quot;;SUM([.G138:.K142])*INDEX([.A$6:.CV$6];1;[.M$8])*[.O138];&quot;&quot;)">
            <text:p/>
          </table:table-cell>
          <table:table-cell table:number-columns-repeated="4"/>
          <table:table-cell table:formula="of:=IF([.O138]&lt;&gt;&quot;&quot;;ABS([.O138]-1);[.O138])">
            <text:p/>
          </table:table-cell>
          <table:table-cell table:formula="of:=IF([.G143]=&quot;&quot;;(SUM([.G138:.K142])-INDEX([.A$2:.CV$2];1;[.M$8]+1))*INDEX([.A$2:.CV$2];1;[.M$8]+1)*[.U1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139]&lt;&gt;&quot;&quot;;IF(ISERROR(HLOOKUP([.A139];[.$A$6:.$CV$6];1;0));[.A139];&quot;-&quot;);&quot;&quot;)" office:value-type="string" office:string-value="-" calcext:value-type="string">
            <text:p>-</text:p>
          </table:table-cell>
          <table:table-cell table:formula="of:=IF([.B139]&lt;&gt;&quot;&quot;;IF(ISERROR(HLOOKUP([.B139];[.$A$6:.$CV$6];1;0));[.B139];&quot;-&quot;);&quot;&quot;)" office:value-type="string" office:string-value="-" calcext:value-type="string">
            <text:p>-</text:p>
          </table:table-cell>
          <table:table-cell table:formula="of:=IF([.C139]&lt;&gt;&quot;&quot;;IF(ISERROR(HLOOKUP([.C139];[.$A$6:.$CV$6];1;0));[.C139];&quot;-&quot;);&quot;&quot;)" office:value-type="string" office:string-value="-" calcext:value-type="string">
            <text:p>-</text:p>
          </table:table-cell>
          <table:table-cell table:formula="of:=IF([.D139]&lt;&gt;&quot;&quot;;IF(ISERROR(HLOOKUP([.D139];[.$A$6:.$CV$6];1;0));[.D139];&quot;-&quot;);&quot;&quot;)" office:value-type="float" office:value="13" calcext:value-type="float">
            <text:p>13</text:p>
          </table:table-cell>
          <table:table-cell table:formula="of:=IF([.E139]&lt;&gt;&quot;&quot;;IF(ISERROR(HLOOKUP([.E139];[.$A$6:.$CV$6];1;0));[.E13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4]=&quot;&quot;;IF(ISERROR(FIND(&quot;-----&quot;;COM.MICROSOFT.CONCAT([.G139:.K139];&quot;X&quot;;[.G140:.K140];&quot;X&quot;;[.G141:.K141];&quot;X&quot;;[.G142:.K142];&quot;X&quot;;[.G143:.K143];&quot;X&quot;;[.G139:.G143];&quot;X&quot;;[.H139:.H143];&quot;X&quot;;[.I139:.I143];&quot;X&quot;;[.J139:.J143];&quot;X&quot;;[.K139:.K143];&quot;X&quot;;[.G143];[.H142];[.I141];[.J140];[.K139];&quot;X&quot;;[.G139];[.H140];[.I141];[.J142];[.K143])));0;1);&quot;&quot;)">
            <text:p/>
          </table:table-cell>
          <table:table-cell table:formula="of:=IF([.G144]=&quot;&quot;;SUM([.G139:.K143])*INDEX([.A$6:.CV$6];1;[.M$8])*[.O139];&quot;&quot;)">
            <text:p/>
          </table:table-cell>
          <table:table-cell table:number-columns-repeated="4"/>
          <table:table-cell table:formula="of:=IF([.O139]&lt;&gt;&quot;&quot;;ABS([.O139]-1);[.O139])">
            <text:p/>
          </table:table-cell>
          <table:table-cell table:formula="of:=IF([.G144]=&quot;&quot;;(SUM([.G139:.K143])-INDEX([.A$2:.CV$2];1;[.M$8]+1))*INDEX([.A$2:.CV$2];1;[.M$8]+1)*[.U13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40]&lt;&gt;&quot;&quot;;IF(ISERROR(HLOOKUP([.A140];[.$A$6:.$CV$6];1;0));[.A140];&quot;-&quot;);&quot;&quot;)">
            <text:p/>
          </table:table-cell>
          <table:table-cell table:formula="of:=IF([.B140]&lt;&gt;&quot;&quot;;IF(ISERROR(HLOOKUP([.B140];[.$A$6:.$CV$6];1;0));[.B140];&quot;-&quot;);&quot;&quot;)">
            <text:p/>
          </table:table-cell>
          <table:table-cell table:formula="of:=IF([.C140]&lt;&gt;&quot;&quot;;IF(ISERROR(HLOOKUP([.C140];[.$A$6:.$CV$6];1;0));[.C140];&quot;-&quot;);&quot;&quot;)">
            <text:p/>
          </table:table-cell>
          <table:table-cell table:formula="of:=IF([.D140]&lt;&gt;&quot;&quot;;IF(ISERROR(HLOOKUP([.D140];[.$A$6:.$CV$6];1;0));[.D140];&quot;-&quot;);&quot;&quot;)">
            <text:p/>
          </table:table-cell>
          <table:table-cell table:formula="of:=IF([.E140]&lt;&gt;&quot;&quot;;IF(ISERROR(HLOOKUP([.E140];[.$A$6:.$CV$6];1;0));[.E140];&quot;-&quot;);&quot;&quot;)">
            <text:p/>
          </table:table-cell>
          <table:table-cell table:number-columns-repeated="3"/>
          <table:table-cell table:formula="of:=IF([.G145]=&quot;&quot;;IF(ISERROR(FIND(&quot;-----&quot;;COM.MICROSOFT.CONCAT([.G140:.K140];&quot;X&quot;;[.G141:.K141];&quot;X&quot;;[.G142:.K142];&quot;X&quot;;[.G143:.K143];&quot;X&quot;;[.G144:.K144];&quot;X&quot;;[.G140:.G144];&quot;X&quot;;[.H140:.H144];&quot;X&quot;;[.I140:.I144];&quot;X&quot;;[.J140:.J144];&quot;X&quot;;[.K140:.K144];&quot;X&quot;;[.G144];[.H143];[.I142];[.J141];[.K140];&quot;X&quot;;[.G140];[.H141];[.I142];[.J143];[.K144])));0;1);&quot;&quot;)">
            <text:p/>
          </table:table-cell>
          <table:table-cell table:formula="of:=IF([.G145]=&quot;&quot;;SUM([.G140:.K144])*INDEX([.A$6:.CV$6];1;[.M$8])*[.O140];&quot;&quot;)">
            <text:p/>
          </table:table-cell>
          <table:table-cell table:number-columns-repeated="4"/>
          <table:table-cell table:formula="of:=IF([.O140]&lt;&gt;&quot;&quot;;ABS([.O140]-1);[.O140])">
            <text:p/>
          </table:table-cell>
          <table:table-cell table:formula="of:=IF([.G145]=&quot;&quot;;(SUM([.G140:.K144])-INDEX([.A$2:.CV$2];1;[.M$8]+1))*INDEX([.A$2:.CV$2];1;[.M$8]+1)*[.U1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141]&lt;&gt;&quot;&quot;;IF(ISERROR(HLOOKUP([.A141];[.$A$6:.$CV$6];1;0));[.A141];&quot;-&quot;);&quot;&quot;)" office:value-type="string" office:string-value="-" calcext:value-type="string">
            <text:p>-</text:p>
          </table:table-cell>
          <table:table-cell table:formula="of:=IF([.B141]&lt;&gt;&quot;&quot;;IF(ISERROR(HLOOKUP([.B141];[.$A$6:.$CV$6];1;0));[.B141];&quot;-&quot;);&quot;&quot;)" office:value-type="string" office:string-value="-" calcext:value-type="string">
            <text:p>-</text:p>
          </table:table-cell>
          <table:table-cell table:formula="of:=IF([.C141]&lt;&gt;&quot;&quot;;IF(ISERROR(HLOOKUP([.C141];[.$A$6:.$CV$6];1;0));[.C141];&quot;-&quot;);&quot;&quot;)" office:value-type="string" office:string-value="-" calcext:value-type="string">
            <text:p>-</text:p>
          </table:table-cell>
          <table:table-cell table:formula="of:=IF([.D141]&lt;&gt;&quot;&quot;;IF(ISERROR(HLOOKUP([.D141];[.$A$6:.$CV$6];1;0));[.D141];&quot;-&quot;);&quot;&quot;)" office:value-type="float" office:value="89" calcext:value-type="float">
            <text:p>89</text:p>
          </table:table-cell>
          <table:table-cell table:formula="of:=IF([.E141]&lt;&gt;&quot;&quot;;IF(ISERROR(HLOOKUP([.E141];[.$A$6:.$CV$6];1;0));[.E14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6]=&quot;&quot;;IF(ISERROR(FIND(&quot;-----&quot;;COM.MICROSOFT.CONCAT([.G141:.K141];&quot;X&quot;;[.G142:.K142];&quot;X&quot;;[.G143:.K143];&quot;X&quot;;[.G144:.K144];&quot;X&quot;;[.G145:.K145];&quot;X&quot;;[.G141:.G145];&quot;X&quot;;[.H141:.H145];&quot;X&quot;;[.I141:.I145];&quot;X&quot;;[.J141:.J145];&quot;X&quot;;[.K141:.K145];&quot;X&quot;;[.G145];[.H144];[.I143];[.J142];[.K141];&quot;X&quot;;[.G141];[.H142];[.I143];[.J144];[.K145])));0;1);&quot;&quot;)" office:value-type="float" office:value="0" calcext:value-type="float">
            <text:p>0</text:p>
          </table:table-cell>
          <table:table-cell table:formula="of:=IF([.G146]=&quot;&quot;;SUM([.G141:.K145])*INDEX([.A$6:.CV$6];1;[.M$8])*[.O141];&quot;&quot;)" office:value-type="float" office:value="0" calcext:value-type="float">
            <text:p>0</text:p>
          </table:table-cell>
          <table:table-cell table:number-columns-repeated="4"/>
          <table:table-cell table:formula="of:=IF([.O141]&lt;&gt;&quot;&quot;;ABS([.O141]-1);[.O141])" office:value-type="float" office:value="1" calcext:value-type="float">
            <text:p>1</text:p>
          </table:table-cell>
          <table:table-cell table:formula="of:=IF([.G146]=&quot;&quot;;(SUM([.G141:.K145])-INDEX([.A$2:.CV$2];1;[.M$8]+1))*INDEX([.A$2:.CV$2];1;[.M$8]+1)*[.U141];&quot;&quot;)" office:value-type="float" office:value="7075" calcext:value-type="float">
            <text:p>7075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A142]&lt;&gt;&quot;&quot;;IF(ISERROR(HLOOKUP([.A142];[.$A$6:.$CV$6];1;0));[.A142];&quot;-&quot;);&quot;&quot;)" office:value-type="string" office:string-value="-" calcext:value-type="string">
            <text:p>-</text:p>
          </table:table-cell>
          <table:table-cell table:formula="of:=IF([.B142]&lt;&gt;&quot;&quot;;IF(ISERROR(HLOOKUP([.B142];[.$A$6:.$CV$6];1;0));[.B142];&quot;-&quot;);&quot;&quot;)" office:value-type="string" office:string-value="-" calcext:value-type="string">
            <text:p>-</text:p>
          </table:table-cell>
          <table:table-cell table:formula="of:=IF([.C142]&lt;&gt;&quot;&quot;;IF(ISERROR(HLOOKUP([.C142];[.$A$6:.$CV$6];1;0));[.C142];&quot;-&quot;);&quot;&quot;)" office:value-type="float" office:value="78" calcext:value-type="float">
            <text:p>78</text:p>
          </table:table-cell>
          <table:table-cell table:formula="of:=IF([.D142]&lt;&gt;&quot;&quot;;IF(ISERROR(HLOOKUP([.D142];[.$A$6:.$CV$6];1;0));[.D142];&quot;-&quot;);&quot;&quot;)" office:value-type="float" office:value="48" calcext:value-type="float">
            <text:p>48</text:p>
          </table:table-cell>
          <table:table-cell table:formula="of:=IF([.E142]&lt;&gt;&quot;&quot;;IF(ISERROR(HLOOKUP([.E142];[.$A$6:.$CV$6];1;0));[.E14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7]=&quot;&quot;;IF(ISERROR(FIND(&quot;-----&quot;;COM.MICROSOFT.CONCAT([.G142:.K142];&quot;X&quot;;[.G143:.K143];&quot;X&quot;;[.G144:.K144];&quot;X&quot;;[.G145:.K145];&quot;X&quot;;[.G146:.K146];&quot;X&quot;;[.G142:.G146];&quot;X&quot;;[.H142:.H146];&quot;X&quot;;[.I142:.I146];&quot;X&quot;;[.J142:.J146];&quot;X&quot;;[.K142:.K146];&quot;X&quot;;[.G146];[.H145];[.I144];[.J143];[.K142];&quot;X&quot;;[.G142];[.H143];[.I144];[.J145];[.K146])));0;1);&quot;&quot;)">
            <text:p/>
          </table:table-cell>
          <table:table-cell table:formula="of:=IF([.G147]=&quot;&quot;;SUM([.G142:.K146])*INDEX([.A$6:.CV$6];1;[.M$8])*[.O142];&quot;&quot;)">
            <text:p/>
          </table:table-cell>
          <table:table-cell table:number-columns-repeated="4"/>
          <table:table-cell table:formula="of:=IF([.O142]&lt;&gt;&quot;&quot;;ABS([.O142]-1);[.O142])">
            <text:p/>
          </table:table-cell>
          <table:table-cell table:formula="of:=IF([.G147]=&quot;&quot;;(SUM([.G142:.K146])-INDEX([.A$2:.CV$2];1;[.M$8]+1))*INDEX([.A$2:.CV$2];1;[.M$8]+1)*[.U1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[.A143]&lt;&gt;&quot;&quot;;IF(ISERROR(HLOOKUP([.A143];[.$A$6:.$CV$6];1;0));[.A143];&quot;-&quot;);&quot;&quot;)" office:value-type="string" office:string-value="-" calcext:value-type="string">
            <text:p>-</text:p>
          </table:table-cell>
          <table:table-cell table:formula="of:=IF([.B143]&lt;&gt;&quot;&quot;;IF(ISERROR(HLOOKUP([.B143];[.$A$6:.$CV$6];1;0));[.B143];&quot;-&quot;);&quot;&quot;)" office:value-type="float" office:value="38" calcext:value-type="float">
            <text:p>38</text:p>
          </table:table-cell>
          <table:table-cell table:formula="of:=IF([.C143]&lt;&gt;&quot;&quot;;IF(ISERROR(HLOOKUP([.C143];[.$A$6:.$CV$6];1;0));[.C143];&quot;-&quot;);&quot;&quot;)" office:value-type="float" office:value="13" calcext:value-type="float">
            <text:p>13</text:p>
          </table:table-cell>
          <table:table-cell table:formula="of:=IF([.D143]&lt;&gt;&quot;&quot;;IF(ISERROR(HLOOKUP([.D143];[.$A$6:.$CV$6];1;0));[.D143];&quot;-&quot;);&quot;&quot;)" office:value-type="string" office:string-value="-" calcext:value-type="string">
            <text:p>-</text:p>
          </table:table-cell>
          <table:table-cell table:formula="of:=IF([.E143]&lt;&gt;&quot;&quot;;IF(ISERROR(HLOOKUP([.E143];[.$A$6:.$CV$6];1;0));[.E14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48]=&quot;&quot;;IF(ISERROR(FIND(&quot;-----&quot;;COM.MICROSOFT.CONCAT([.G143:.K143];&quot;X&quot;;[.G144:.K144];&quot;X&quot;;[.G145:.K145];&quot;X&quot;;[.G146:.K146];&quot;X&quot;;[.G147:.K147];&quot;X&quot;;[.G143:.G147];&quot;X&quot;;[.H143:.H147];&quot;X&quot;;[.I143:.I147];&quot;X&quot;;[.J143:.J147];&quot;X&quot;;[.K143:.K147];&quot;X&quot;;[.G147];[.H146];[.I145];[.J144];[.K143];&quot;X&quot;;[.G143];[.H144];[.I145];[.J146];[.K147])));0;1);&quot;&quot;)">
            <text:p/>
          </table:table-cell>
          <table:table-cell table:formula="of:=IF([.G148]=&quot;&quot;;SUM([.G143:.K147])*INDEX([.A$6:.CV$6];1;[.M$8])*[.O143];&quot;&quot;)">
            <text:p/>
          </table:table-cell>
          <table:table-cell table:number-columns-repeated="4"/>
          <table:table-cell table:formula="of:=IF([.O143]&lt;&gt;&quot;&quot;;ABS([.O143]-1);[.O143])">
            <text:p/>
          </table:table-cell>
          <table:table-cell table:formula="of:=IF([.G148]=&quot;&quot;;(SUM([.G143:.K147])-INDEX([.A$2:.CV$2];1;[.M$8]+1))*INDEX([.A$2:.CV$2];1;[.M$8]+1)*[.U1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144]&lt;&gt;&quot;&quot;;IF(ISERROR(HLOOKUP([.A144];[.$A$6:.$CV$6];1;0));[.A144];&quot;-&quot;);&quot;&quot;)" office:value-type="string" office:string-value="-" calcext:value-type="string">
            <text:p>-</text:p>
          </table:table-cell>
          <table:table-cell table:formula="of:=IF([.B144]&lt;&gt;&quot;&quot;;IF(ISERROR(HLOOKUP([.B144];[.$A$6:.$CV$6];1;0));[.B144];&quot;-&quot;);&quot;&quot;)" office:value-type="string" office:string-value="-" calcext:value-type="string">
            <text:p>-</text:p>
          </table:table-cell>
          <table:table-cell table:formula="of:=IF([.C144]&lt;&gt;&quot;&quot;;IF(ISERROR(HLOOKUP([.C144];[.$A$6:.$CV$6];1;0));[.C144];&quot;-&quot;);&quot;&quot;)" office:value-type="string" office:string-value="-" calcext:value-type="string">
            <text:p>-</text:p>
          </table:table-cell>
          <table:table-cell table:formula="of:=IF([.D144]&lt;&gt;&quot;&quot;;IF(ISERROR(HLOOKUP([.D144];[.$A$6:.$CV$6];1;0));[.D144];&quot;-&quot;);&quot;&quot;)" office:value-type="string" office:string-value="-" calcext:value-type="string">
            <text:p>-</text:p>
          </table:table-cell>
          <table:table-cell table:formula="of:=IF([.E144]&lt;&gt;&quot;&quot;;IF(ISERROR(HLOOKUP([.E144];[.$A$6:.$CV$6];1;0));[.E144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149]=&quot;&quot;;IF(ISERROR(FIND(&quot;-----&quot;;COM.MICROSOFT.CONCAT([.G144:.K144];&quot;X&quot;;[.G145:.K145];&quot;X&quot;;[.G146:.K146];&quot;X&quot;;[.G147:.K147];&quot;X&quot;;[.G148:.K148];&quot;X&quot;;[.G144:.G148];&quot;X&quot;;[.H144:.H148];&quot;X&quot;;[.I144:.I148];&quot;X&quot;;[.J144:.J148];&quot;X&quot;;[.K144:.K148];&quot;X&quot;;[.G148];[.H147];[.I146];[.J145];[.K144];&quot;X&quot;;[.G144];[.H145];[.I146];[.J147];[.K148])));0;1);&quot;&quot;)">
            <text:p/>
          </table:table-cell>
          <table:table-cell table:formula="of:=IF([.G149]=&quot;&quot;;SUM([.G144:.K148])*INDEX([.A$6:.CV$6];1;[.M$8])*[.O144];&quot;&quot;)">
            <text:p/>
          </table:table-cell>
          <table:table-cell table:number-columns-repeated="4"/>
          <table:table-cell table:formula="of:=IF([.O144]&lt;&gt;&quot;&quot;;ABS([.O144]-1);[.O144])">
            <text:p/>
          </table:table-cell>
          <table:table-cell table:formula="of:=IF([.G149]=&quot;&quot;;(SUM([.G144:.K148])-INDEX([.A$2:.CV$2];1;[.M$8]+1))*INDEX([.A$2:.CV$2];1;[.M$8]+1)*[.U1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145]&lt;&gt;&quot;&quot;;IF(ISERROR(HLOOKUP([.A145];[.$A$6:.$CV$6];1;0));[.A145];&quot;-&quot;);&quot;&quot;)" office:value-type="float" office:value="25" calcext:value-type="float">
            <text:p>25</text:p>
          </table:table-cell>
          <table:table-cell table:formula="of:=IF([.B145]&lt;&gt;&quot;&quot;;IF(ISERROR(HLOOKUP([.B145];[.$A$6:.$CV$6];1;0));[.B145];&quot;-&quot;);&quot;&quot;)" office:value-type="string" office:string-value="-" calcext:value-type="string">
            <text:p>-</text:p>
          </table:table-cell>
          <table:table-cell table:formula="of:=IF([.C145]&lt;&gt;&quot;&quot;;IF(ISERROR(HLOOKUP([.C145];[.$A$6:.$CV$6];1;0));[.C145];&quot;-&quot;);&quot;&quot;)" office:value-type="string" office:string-value="-" calcext:value-type="string">
            <text:p>-</text:p>
          </table:table-cell>
          <table:table-cell table:formula="of:=IF([.D145]&lt;&gt;&quot;&quot;;IF(ISERROR(HLOOKUP([.D145];[.$A$6:.$CV$6];1;0));[.D145];&quot;-&quot;);&quot;&quot;)" office:value-type="string" office:string-value="-" calcext:value-type="string">
            <text:p>-</text:p>
          </table:table-cell>
          <table:table-cell table:formula="of:=IF([.E145]&lt;&gt;&quot;&quot;;IF(ISERROR(HLOOKUP([.E145];[.$A$6:.$CV$6];1;0));[.E14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0]=&quot;&quot;;IF(ISERROR(FIND(&quot;-----&quot;;COM.MICROSOFT.CONCAT([.G145:.K145];&quot;X&quot;;[.G146:.K146];&quot;X&quot;;[.G147:.K147];&quot;X&quot;;[.G148:.K148];&quot;X&quot;;[.G149:.K149];&quot;X&quot;;[.G145:.G149];&quot;X&quot;;[.H145:.H149];&quot;X&quot;;[.I145:.I149];&quot;X&quot;;[.J145:.J149];&quot;X&quot;;[.K145:.K149];&quot;X&quot;;[.G149];[.H148];[.I147];[.J146];[.K145];&quot;X&quot;;[.G145];[.H146];[.I147];[.J148];[.K149])));0;1);&quot;&quot;)">
            <text:p/>
          </table:table-cell>
          <table:table-cell table:formula="of:=IF([.G150]=&quot;&quot;;SUM([.G145:.K149])*INDEX([.A$6:.CV$6];1;[.M$8])*[.O145];&quot;&quot;)">
            <text:p/>
          </table:table-cell>
          <table:table-cell table:number-columns-repeated="4"/>
          <table:table-cell table:formula="of:=IF([.O145]&lt;&gt;&quot;&quot;;ABS([.O145]-1);[.O145])">
            <text:p/>
          </table:table-cell>
          <table:table-cell table:formula="of:=IF([.G150]=&quot;&quot;;(SUM([.G145:.K149])-INDEX([.A$2:.CV$2];1;[.M$8]+1))*INDEX([.A$2:.CV$2];1;[.M$8]+1)*[.U14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46]&lt;&gt;&quot;&quot;;IF(ISERROR(HLOOKUP([.A146];[.$A$6:.$CV$6];1;0));[.A146];&quot;-&quot;);&quot;&quot;)">
            <text:p/>
          </table:table-cell>
          <table:table-cell table:formula="of:=IF([.B146]&lt;&gt;&quot;&quot;;IF(ISERROR(HLOOKUP([.B146];[.$A$6:.$CV$6];1;0));[.B146];&quot;-&quot;);&quot;&quot;)">
            <text:p/>
          </table:table-cell>
          <table:table-cell table:formula="of:=IF([.C146]&lt;&gt;&quot;&quot;;IF(ISERROR(HLOOKUP([.C146];[.$A$6:.$CV$6];1;0));[.C146];&quot;-&quot;);&quot;&quot;)">
            <text:p/>
          </table:table-cell>
          <table:table-cell table:formula="of:=IF([.D146]&lt;&gt;&quot;&quot;;IF(ISERROR(HLOOKUP([.D146];[.$A$6:.$CV$6];1;0));[.D146];&quot;-&quot;);&quot;&quot;)">
            <text:p/>
          </table:table-cell>
          <table:table-cell table:formula="of:=IF([.E146]&lt;&gt;&quot;&quot;;IF(ISERROR(HLOOKUP([.E146];[.$A$6:.$CV$6];1;0));[.E146];&quot;-&quot;);&quot;&quot;)">
            <text:p/>
          </table:table-cell>
          <table:table-cell table:number-columns-repeated="3"/>
          <table:table-cell table:formula="of:=IF([.G151]=&quot;&quot;;IF(ISERROR(FIND(&quot;-----&quot;;COM.MICROSOFT.CONCAT([.G146:.K146];&quot;X&quot;;[.G147:.K147];&quot;X&quot;;[.G148:.K148];&quot;X&quot;;[.G149:.K149];&quot;X&quot;;[.G150:.K150];&quot;X&quot;;[.G146:.G150];&quot;X&quot;;[.H146:.H150];&quot;X&quot;;[.I146:.I150];&quot;X&quot;;[.J146:.J150];&quot;X&quot;;[.K146:.K150];&quot;X&quot;;[.G150];[.H149];[.I148];[.J147];[.K146];&quot;X&quot;;[.G146];[.H147];[.I148];[.J149];[.K150])));0;1);&quot;&quot;)">
            <text:p/>
          </table:table-cell>
          <table:table-cell table:formula="of:=IF([.G151]=&quot;&quot;;SUM([.G146:.K150])*INDEX([.A$6:.CV$6];1;[.M$8])*[.O146];&quot;&quot;)">
            <text:p/>
          </table:table-cell>
          <table:table-cell table:number-columns-repeated="4"/>
          <table:table-cell table:formula="of:=IF([.O146]&lt;&gt;&quot;&quot;;ABS([.O146]-1);[.O146])">
            <text:p/>
          </table:table-cell>
          <table:table-cell table:formula="of:=IF([.G151]=&quot;&quot;;(SUM([.G146:.K150])-INDEX([.A$2:.CV$2];1;[.M$8]+1))*INDEX([.A$2:.CV$2];1;[.M$8]+1)*[.U1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A147]&lt;&gt;&quot;&quot;;IF(ISERROR(HLOOKUP([.A147];[.$A$6:.$CV$6];1;0));[.A147];&quot;-&quot;);&quot;&quot;)" office:value-type="string" office:string-value="-" calcext:value-type="string">
            <text:p>-</text:p>
          </table:table-cell>
          <table:table-cell table:formula="of:=IF([.B147]&lt;&gt;&quot;&quot;;IF(ISERROR(HLOOKUP([.B147];[.$A$6:.$CV$6];1;0));[.B147];&quot;-&quot;);&quot;&quot;)" office:value-type="string" office:string-value="-" calcext:value-type="string">
            <text:p>-</text:p>
          </table:table-cell>
          <table:table-cell table:formula="of:=IF([.C147]&lt;&gt;&quot;&quot;;IF(ISERROR(HLOOKUP([.C147];[.$A$6:.$CV$6];1;0));[.C147];&quot;-&quot;);&quot;&quot;)" office:value-type="string" office:string-value="-" calcext:value-type="string">
            <text:p>-</text:p>
          </table:table-cell>
          <table:table-cell table:formula="of:=IF([.D147]&lt;&gt;&quot;&quot;;IF(ISERROR(HLOOKUP([.D147];[.$A$6:.$CV$6];1;0));[.D147];&quot;-&quot;);&quot;&quot;)" office:value-type="string" office:string-value="-" calcext:value-type="string">
            <text:p>-</text:p>
          </table:table-cell>
          <table:table-cell table:formula="of:=IF([.E147]&lt;&gt;&quot;&quot;;IF(ISERROR(HLOOKUP([.E147];[.$A$6:.$CV$6];1;0));[.E14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2]=&quot;&quot;;IF(ISERROR(FIND(&quot;-----&quot;;COM.MICROSOFT.CONCAT([.G147:.K147];&quot;X&quot;;[.G148:.K148];&quot;X&quot;;[.G149:.K149];&quot;X&quot;;[.G150:.K150];&quot;X&quot;;[.G151:.K151];&quot;X&quot;;[.G147:.G151];&quot;X&quot;;[.H147:.H151];&quot;X&quot;;[.I147:.I151];&quot;X&quot;;[.J147:.J151];&quot;X&quot;;[.K147:.K151];&quot;X&quot;;[.G151];[.H150];[.I149];[.J148];[.K147];&quot;X&quot;;[.G147];[.H148];[.I149];[.J150];[.K151])));0;1);&quot;&quot;)" office:value-type="float" office:value="1" calcext:value-type="float">
            <text:p>1</text:p>
          </table:table-cell>
          <table:table-cell table:formula="of:=IF([.G152]=&quot;&quot;;SUM([.G147:.K151])*INDEX([.A$6:.CV$6];1;[.M$8])*[.O147];&quot;&quot;)" office:value-type="float" office:value="15510" calcext:value-type="float">
            <text:p>15510</text:p>
          </table:table-cell>
          <table:table-cell table:number-columns-repeated="4"/>
          <table:table-cell table:formula="of:=IF([.O147]&lt;&gt;&quot;&quot;;ABS([.O147]-1);[.O147])" office:value-type="float" office:value="0" calcext:value-type="float">
            <text:p>0</text:p>
          </table:table-cell>
          <table:table-cell table:formula="of:=IF([.G152]=&quot;&quot;;(SUM([.G147:.K151])-INDEX([.A$2:.CV$2];1;[.M$8]+1))*INDEX([.A$2:.CV$2];1;[.M$8]+1)*[.U14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A148]&lt;&gt;&quot;&quot;;IF(ISERROR(HLOOKUP([.A148];[.$A$6:.$CV$6];1;0));[.A148];&quot;-&quot;);&quot;&quot;)" office:value-type="float" office:value="89" calcext:value-type="float">
            <text:p>89</text:p>
          </table:table-cell>
          <table:table-cell table:formula="of:=IF([.B148]&lt;&gt;&quot;&quot;;IF(ISERROR(HLOOKUP([.B148];[.$A$6:.$CV$6];1;0));[.B148];&quot;-&quot;);&quot;&quot;)" office:value-type="string" office:string-value="-" calcext:value-type="string">
            <text:p>-</text:p>
          </table:table-cell>
          <table:table-cell table:formula="of:=IF([.C148]&lt;&gt;&quot;&quot;;IF(ISERROR(HLOOKUP([.C148];[.$A$6:.$CV$6];1;0));[.C148];&quot;-&quot;);&quot;&quot;)" office:value-type="string" office:string-value="-" calcext:value-type="string">
            <text:p>-</text:p>
          </table:table-cell>
          <table:table-cell table:formula="of:=IF([.D148]&lt;&gt;&quot;&quot;;IF(ISERROR(HLOOKUP([.D148];[.$A$6:.$CV$6];1;0));[.D148];&quot;-&quot;);&quot;&quot;)" office:value-type="string" office:string-value="-" calcext:value-type="string">
            <text:p>-</text:p>
          </table:table-cell>
          <table:table-cell table:formula="of:=IF([.E148]&lt;&gt;&quot;&quot;;IF(ISERROR(HLOOKUP([.E148];[.$A$6:.$CV$6];1;0));[.E14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3]=&quot;&quot;;IF(ISERROR(FIND(&quot;-----&quot;;COM.MICROSOFT.CONCAT([.G148:.K148];&quot;X&quot;;[.G149:.K149];&quot;X&quot;;[.G150:.K150];&quot;X&quot;;[.G151:.K151];&quot;X&quot;;[.G152:.K152];&quot;X&quot;;[.G148:.G152];&quot;X&quot;;[.H148:.H152];&quot;X&quot;;[.I148:.I152];&quot;X&quot;;[.J148:.J152];&quot;X&quot;;[.K148:.K152];&quot;X&quot;;[.G152];[.H151];[.I150];[.J149];[.K148];&quot;X&quot;;[.G148];[.H149];[.I150];[.J151];[.K152])));0;1);&quot;&quot;)">
            <text:p/>
          </table:table-cell>
          <table:table-cell table:formula="of:=IF([.G153]=&quot;&quot;;SUM([.G148:.K152])*INDEX([.A$6:.CV$6];1;[.M$8])*[.O148];&quot;&quot;)">
            <text:p/>
          </table:table-cell>
          <table:table-cell table:number-columns-repeated="4"/>
          <table:table-cell table:formula="of:=IF([.O148]&lt;&gt;&quot;&quot;;ABS([.O148]-1);[.O148])">
            <text:p/>
          </table:table-cell>
          <table:table-cell table:formula="of:=IF([.G153]=&quot;&quot;;(SUM([.G148:.K152])-INDEX([.A$2:.CV$2];1;[.M$8]+1))*INDEX([.A$2:.CV$2];1;[.M$8]+1)*[.U1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[.A149]&lt;&gt;&quot;&quot;;IF(ISERROR(HLOOKUP([.A149];[.$A$6:.$CV$6];1;0));[.A149];&quot;-&quot;);&quot;&quot;)" office:value-type="string" office:string-value="-" calcext:value-type="string">
            <text:p>-</text:p>
          </table:table-cell>
          <table:table-cell table:formula="of:=IF([.B149]&lt;&gt;&quot;&quot;;IF(ISERROR(HLOOKUP([.B149];[.$A$6:.$CV$6];1;0));[.B149];&quot;-&quot;);&quot;&quot;)" office:value-type="string" office:string-value="-" calcext:value-type="string">
            <text:p>-</text:p>
          </table:table-cell>
          <table:table-cell table:formula="of:=IF([.C149]&lt;&gt;&quot;&quot;;IF(ISERROR(HLOOKUP([.C149];[.$A$6:.$CV$6];1;0));[.C149];&quot;-&quot;);&quot;&quot;)" office:value-type="string" office:string-value="-" calcext:value-type="string">
            <text:p>-</text:p>
          </table:table-cell>
          <table:table-cell table:formula="of:=IF([.D149]&lt;&gt;&quot;&quot;;IF(ISERROR(HLOOKUP([.D149];[.$A$6:.$CV$6];1;0));[.D149];&quot;-&quot;);&quot;&quot;)" office:value-type="string" office:string-value="-" calcext:value-type="string">
            <text:p>-</text:p>
          </table:table-cell>
          <table:table-cell table:formula="of:=IF([.E149]&lt;&gt;&quot;&quot;;IF(ISERROR(HLOOKUP([.E149];[.$A$6:.$CV$6];1;0));[.E14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4]=&quot;&quot;;IF(ISERROR(FIND(&quot;-----&quot;;COM.MICROSOFT.CONCAT([.G149:.K149];&quot;X&quot;;[.G150:.K150];&quot;X&quot;;[.G151:.K151];&quot;X&quot;;[.G152:.K152];&quot;X&quot;;[.G153:.K153];&quot;X&quot;;[.G149:.G153];&quot;X&quot;;[.H149:.H153];&quot;X&quot;;[.I149:.I153];&quot;X&quot;;[.J149:.J153];&quot;X&quot;;[.K149:.K153];&quot;X&quot;;[.G153];[.H152];[.I151];[.J150];[.K149];&quot;X&quot;;[.G149];[.H150];[.I151];[.J152];[.K153])));0;1);&quot;&quot;)">
            <text:p/>
          </table:table-cell>
          <table:table-cell table:formula="of:=IF([.G154]=&quot;&quot;;SUM([.G149:.K153])*INDEX([.A$6:.CV$6];1;[.M$8])*[.O149];&quot;&quot;)">
            <text:p/>
          </table:table-cell>
          <table:table-cell table:number-columns-repeated="4"/>
          <table:table-cell table:formula="of:=IF([.O149]&lt;&gt;&quot;&quot;;ABS([.O149]-1);[.O149])">
            <text:p/>
          </table:table-cell>
          <table:table-cell table:formula="of:=IF([.G154]=&quot;&quot;;(SUM([.G149:.K153])-INDEX([.A$2:.CV$2];1;[.M$8]+1))*INDEX([.A$2:.CV$2];1;[.M$8]+1)*[.U1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[.A150]&lt;&gt;&quot;&quot;;IF(ISERROR(HLOOKUP([.A150];[.$A$6:.$CV$6];1;0));[.A150];&quot;-&quot;);&quot;&quot;)" office:value-type="float" office:value="76" calcext:value-type="float">
            <text:p>76</text:p>
          </table:table-cell>
          <table:table-cell table:formula="of:=IF([.B150]&lt;&gt;&quot;&quot;;IF(ISERROR(HLOOKUP([.B150];[.$A$6:.$CV$6];1;0));[.B150];&quot;-&quot;);&quot;&quot;)" office:value-type="string" office:string-value="-" calcext:value-type="string">
            <text:p>-</text:p>
          </table:table-cell>
          <table:table-cell table:formula="of:=IF([.C150]&lt;&gt;&quot;&quot;;IF(ISERROR(HLOOKUP([.C150];[.$A$6:.$CV$6];1;0));[.C150];&quot;-&quot;);&quot;&quot;)" office:value-type="string" office:string-value="-" calcext:value-type="string">
            <text:p>-</text:p>
          </table:table-cell>
          <table:table-cell table:formula="of:=IF([.D150]&lt;&gt;&quot;&quot;;IF(ISERROR(HLOOKUP([.D150];[.$A$6:.$CV$6];1;0));[.D150];&quot;-&quot;);&quot;&quot;)" office:value-type="string" office:string-value="-" calcext:value-type="string">
            <text:p>-</text:p>
          </table:table-cell>
          <table:table-cell table:formula="of:=IF([.E150]&lt;&gt;&quot;&quot;;IF(ISERROR(HLOOKUP([.E150];[.$A$6:.$CV$6];1;0));[.E15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5]=&quot;&quot;;IF(ISERROR(FIND(&quot;-----&quot;;COM.MICROSOFT.CONCAT([.G150:.K150];&quot;X&quot;;[.G151:.K151];&quot;X&quot;;[.G152:.K152];&quot;X&quot;;[.G153:.K153];&quot;X&quot;;[.G154:.K154];&quot;X&quot;;[.G150:.G154];&quot;X&quot;;[.H150:.H154];&quot;X&quot;;[.I150:.I154];&quot;X&quot;;[.J150:.J154];&quot;X&quot;;[.K150:.K154];&quot;X&quot;;[.G154];[.H153];[.I152];[.J151];[.K150];&quot;X&quot;;[.G150];[.H151];[.I152];[.J153];[.K154])));0;1);&quot;&quot;)">
            <text:p/>
          </table:table-cell>
          <table:table-cell table:formula="of:=IF([.G155]=&quot;&quot;;SUM([.G150:.K154])*INDEX([.A$6:.CV$6];1;[.M$8])*[.O150];&quot;&quot;)">
            <text:p/>
          </table:table-cell>
          <table:table-cell table:number-columns-repeated="4"/>
          <table:table-cell table:formula="of:=IF([.O150]&lt;&gt;&quot;&quot;;ABS([.O150]-1);[.O150])">
            <text:p/>
          </table:table-cell>
          <table:table-cell table:formula="of:=IF([.G155]=&quot;&quot;;(SUM([.G150:.K154])-INDEX([.A$2:.CV$2];1;[.M$8]+1))*INDEX([.A$2:.CV$2];1;[.M$8]+1)*[.U1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151]&lt;&gt;&quot;&quot;;IF(ISERROR(HLOOKUP([.A151];[.$A$6:.$CV$6];1;0));[.A151];&quot;-&quot;);&quot;&quot;)" office:value-type="string" office:string-value="-" calcext:value-type="string">
            <text:p>-</text:p>
          </table:table-cell>
          <table:table-cell table:formula="of:=IF([.B151]&lt;&gt;&quot;&quot;;IF(ISERROR(HLOOKUP([.B151];[.$A$6:.$CV$6];1;0));[.B151];&quot;-&quot;);&quot;&quot;)" office:value-type="string" office:string-value="-" calcext:value-type="string">
            <text:p>-</text:p>
          </table:table-cell>
          <table:table-cell table:formula="of:=IF([.C151]&lt;&gt;&quot;&quot;;IF(ISERROR(HLOOKUP([.C151];[.$A$6:.$CV$6];1;0));[.C151];&quot;-&quot;);&quot;&quot;)" office:value-type="string" office:string-value="-" calcext:value-type="string">
            <text:p>-</text:p>
          </table:table-cell>
          <table:table-cell table:formula="of:=IF([.D151]&lt;&gt;&quot;&quot;;IF(ISERROR(HLOOKUP([.D151];[.$A$6:.$CV$6];1;0));[.D151];&quot;-&quot;);&quot;&quot;)" office:value-type="string" office:string-value="-" calcext:value-type="string">
            <text:p>-</text:p>
          </table:table-cell>
          <table:table-cell table:formula="of:=IF([.E151]&lt;&gt;&quot;&quot;;IF(ISERROR(HLOOKUP([.E151];[.$A$6:.$CV$6];1;0));[.E15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6]=&quot;&quot;;IF(ISERROR(FIND(&quot;-----&quot;;COM.MICROSOFT.CONCAT([.G151:.K151];&quot;X&quot;;[.G152:.K152];&quot;X&quot;;[.G153:.K153];&quot;X&quot;;[.G154:.K154];&quot;X&quot;;[.G155:.K155];&quot;X&quot;;[.G151:.G155];&quot;X&quot;;[.H151:.H155];&quot;X&quot;;[.I151:.I155];&quot;X&quot;;[.J151:.J155];&quot;X&quot;;[.K151:.K155];&quot;X&quot;;[.G155];[.H154];[.I153];[.J152];[.K151];&quot;X&quot;;[.G151];[.H152];[.I153];[.J154];[.K155])));0;1);&quot;&quot;)">
            <text:p/>
          </table:table-cell>
          <table:table-cell table:formula="of:=IF([.G156]=&quot;&quot;;SUM([.G151:.K155])*INDEX([.A$6:.CV$6];1;[.M$8])*[.O151];&quot;&quot;)">
            <text:p/>
          </table:table-cell>
          <table:table-cell table:number-columns-repeated="4"/>
          <table:table-cell table:formula="of:=IF([.O151]&lt;&gt;&quot;&quot;;ABS([.O151]-1);[.O151])">
            <text:p/>
          </table:table-cell>
          <table:table-cell table:formula="of:=IF([.G156]=&quot;&quot;;(SUM([.G151:.K155])-INDEX([.A$2:.CV$2];1;[.M$8]+1))*INDEX([.A$2:.CV$2];1;[.M$8]+1)*[.U15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52]&lt;&gt;&quot;&quot;;IF(ISERROR(HLOOKUP([.A152];[.$A$6:.$CV$6];1;0));[.A152];&quot;-&quot;);&quot;&quot;)">
            <text:p/>
          </table:table-cell>
          <table:table-cell table:formula="of:=IF([.B152]&lt;&gt;&quot;&quot;;IF(ISERROR(HLOOKUP([.B152];[.$A$6:.$CV$6];1;0));[.B152];&quot;-&quot;);&quot;&quot;)">
            <text:p/>
          </table:table-cell>
          <table:table-cell table:formula="of:=IF([.C152]&lt;&gt;&quot;&quot;;IF(ISERROR(HLOOKUP([.C152];[.$A$6:.$CV$6];1;0));[.C152];&quot;-&quot;);&quot;&quot;)">
            <text:p/>
          </table:table-cell>
          <table:table-cell table:formula="of:=IF([.D152]&lt;&gt;&quot;&quot;;IF(ISERROR(HLOOKUP([.D152];[.$A$6:.$CV$6];1;0));[.D152];&quot;-&quot;);&quot;&quot;)">
            <text:p/>
          </table:table-cell>
          <table:table-cell table:formula="of:=IF([.E152]&lt;&gt;&quot;&quot;;IF(ISERROR(HLOOKUP([.E152];[.$A$6:.$CV$6];1;0));[.E152];&quot;-&quot;);&quot;&quot;)">
            <text:p/>
          </table:table-cell>
          <table:table-cell table:number-columns-repeated="3"/>
          <table:table-cell table:formula="of:=IF([.G157]=&quot;&quot;;IF(ISERROR(FIND(&quot;-----&quot;;COM.MICROSOFT.CONCAT([.G152:.K152];&quot;X&quot;;[.G153:.K153];&quot;X&quot;;[.G154:.K154];&quot;X&quot;;[.G155:.K155];&quot;X&quot;;[.G156:.K156];&quot;X&quot;;[.G152:.G156];&quot;X&quot;;[.H152:.H156];&quot;X&quot;;[.I152:.I156];&quot;X&quot;;[.J152:.J156];&quot;X&quot;;[.K152:.K156];&quot;X&quot;;[.G156];[.H155];[.I154];[.J153];[.K152];&quot;X&quot;;[.G152];[.H153];[.I154];[.J155];[.K156])));0;1);&quot;&quot;)">
            <text:p/>
          </table:table-cell>
          <table:table-cell table:formula="of:=IF([.G157]=&quot;&quot;;SUM([.G152:.K156])*INDEX([.A$6:.CV$6];1;[.M$8])*[.O152];&quot;&quot;)">
            <text:p/>
          </table:table-cell>
          <table:table-cell table:number-columns-repeated="4"/>
          <table:table-cell table:formula="of:=IF([.O152]&lt;&gt;&quot;&quot;;ABS([.O152]-1);[.O152])">
            <text:p/>
          </table:table-cell>
          <table:table-cell table:formula="of:=IF([.G157]=&quot;&quot;;(SUM([.G152:.K156])-INDEX([.A$2:.CV$2];1;[.M$8]+1))*INDEX([.A$2:.CV$2];1;[.M$8]+1)*[.U1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153]&lt;&gt;&quot;&quot;;IF(ISERROR(HLOOKUP([.A153];[.$A$6:.$CV$6];1;0));[.A153];&quot;-&quot;);&quot;&quot;)" office:value-type="string" office:string-value="-" calcext:value-type="string">
            <text:p>-</text:p>
          </table:table-cell>
          <table:table-cell table:formula="of:=IF([.B153]&lt;&gt;&quot;&quot;;IF(ISERROR(HLOOKUP([.B153];[.$A$6:.$CV$6];1;0));[.B153];&quot;-&quot;);&quot;&quot;)" office:value-type="float" office:value="89" calcext:value-type="float">
            <text:p>89</text:p>
          </table:table-cell>
          <table:table-cell table:formula="of:=IF([.C153]&lt;&gt;&quot;&quot;;IF(ISERROR(HLOOKUP([.C153];[.$A$6:.$CV$6];1;0));[.C153];&quot;-&quot;);&quot;&quot;)" office:value-type="string" office:string-value="-" calcext:value-type="string">
            <text:p>-</text:p>
          </table:table-cell>
          <table:table-cell table:formula="of:=IF([.D153]&lt;&gt;&quot;&quot;;IF(ISERROR(HLOOKUP([.D153];[.$A$6:.$CV$6];1;0));[.D153];&quot;-&quot;);&quot;&quot;)" office:value-type="string" office:string-value="-" calcext:value-type="string">
            <text:p>-</text:p>
          </table:table-cell>
          <table:table-cell table:formula="of:=IF([.E153]&lt;&gt;&quot;&quot;;IF(ISERROR(HLOOKUP([.E153];[.$A$6:.$CV$6];1;0));[.E15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8]=&quot;&quot;;IF(ISERROR(FIND(&quot;-----&quot;;COM.MICROSOFT.CONCAT([.G153:.K153];&quot;X&quot;;[.G154:.K154];&quot;X&quot;;[.G155:.K155];&quot;X&quot;;[.G156:.K156];&quot;X&quot;;[.G157:.K157];&quot;X&quot;;[.G153:.G157];&quot;X&quot;;[.H153:.H157];&quot;X&quot;;[.I153:.I157];&quot;X&quot;;[.J153:.J157];&quot;X&quot;;[.K153:.K157];&quot;X&quot;;[.G157];[.H156];[.I155];[.J154];[.K153];&quot;X&quot;;[.G153];[.H154];[.I155];[.J156];[.K157])));0;1);&quot;&quot;)" office:value-type="float" office:value="1" calcext:value-type="float">
            <text:p>1</text:p>
          </table:table-cell>
          <table:table-cell table:formula="of:=IF([.G158]=&quot;&quot;;SUM([.G153:.K157])*INDEX([.A$6:.CV$6];1;[.M$8])*[.O153];&quot;&quot;)" office:value-type="float" office:value="17296" calcext:value-type="float">
            <text:p>17296</text:p>
          </table:table-cell>
          <table:table-cell table:number-columns-repeated="4"/>
          <table:table-cell table:formula="of:=IF([.O153]&lt;&gt;&quot;&quot;;ABS([.O153]-1);[.O153])" office:value-type="float" office:value="0" calcext:value-type="float">
            <text:p>0</text:p>
          </table:table-cell>
          <table:table-cell table:formula="of:=IF([.G158]=&quot;&quot;;(SUM([.G153:.K157])-INDEX([.A$2:.CV$2];1;[.M$8]+1))*INDEX([.A$2:.CV$2];1;[.M$8]+1)*[.U15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154]&lt;&gt;&quot;&quot;;IF(ISERROR(HLOOKUP([.A154];[.$A$6:.$CV$6];1;0));[.A154];&quot;-&quot;);&quot;&quot;)" office:value-type="string" office:string-value="-" calcext:value-type="string">
            <text:p>-</text:p>
          </table:table-cell>
          <table:table-cell table:formula="of:=IF([.B154]&lt;&gt;&quot;&quot;;IF(ISERROR(HLOOKUP([.B154];[.$A$6:.$CV$6];1;0));[.B154];&quot;-&quot;);&quot;&quot;)" office:value-type="float" office:value="78" calcext:value-type="float">
            <text:p>78</text:p>
          </table:table-cell>
          <table:table-cell table:formula="of:=IF([.C154]&lt;&gt;&quot;&quot;;IF(ISERROR(HLOOKUP([.C154];[.$A$6:.$CV$6];1;0));[.C154];&quot;-&quot;);&quot;&quot;)" office:value-type="string" office:string-value="-" calcext:value-type="string">
            <text:p>-</text:p>
          </table:table-cell>
          <table:table-cell table:formula="of:=IF([.D154]&lt;&gt;&quot;&quot;;IF(ISERROR(HLOOKUP([.D154];[.$A$6:.$CV$6];1;0));[.D154];&quot;-&quot;);&quot;&quot;)" office:value-type="string" office:string-value="-" calcext:value-type="string">
            <text:p>-</text:p>
          </table:table-cell>
          <table:table-cell table:formula="of:=IF([.E154]&lt;&gt;&quot;&quot;;IF(ISERROR(HLOOKUP([.E154];[.$A$6:.$CV$6];1;0));[.E15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59]=&quot;&quot;;IF(ISERROR(FIND(&quot;-----&quot;;COM.MICROSOFT.CONCAT([.G154:.K154];&quot;X&quot;;[.G155:.K155];&quot;X&quot;;[.G156:.K156];&quot;X&quot;;[.G157:.K157];&quot;X&quot;;[.G158:.K158];&quot;X&quot;;[.G154:.G158];&quot;X&quot;;[.H154:.H158];&quot;X&quot;;[.I154:.I158];&quot;X&quot;;[.J154:.J158];&quot;X&quot;;[.K154:.K158];&quot;X&quot;;[.G158];[.H157];[.I156];[.J155];[.K154];&quot;X&quot;;[.G154];[.H155];[.I156];[.J157];[.K158])));0;1);&quot;&quot;)">
            <text:p/>
          </table:table-cell>
          <table:table-cell table:formula="of:=IF([.G159]=&quot;&quot;;SUM([.G154:.K158])*INDEX([.A$6:.CV$6];1;[.M$8])*[.O154];&quot;&quot;)">
            <text:p/>
          </table:table-cell>
          <table:table-cell table:number-columns-repeated="4"/>
          <table:table-cell table:formula="of:=IF([.O154]&lt;&gt;&quot;&quot;;ABS([.O154]-1);[.O154])">
            <text:p/>
          </table:table-cell>
          <table:table-cell table:formula="of:=IF([.G159]=&quot;&quot;;(SUM([.G154:.K158])-INDEX([.A$2:.CV$2];1;[.M$8]+1))*INDEX([.A$2:.CV$2];1;[.M$8]+1)*[.U1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155]&lt;&gt;&quot;&quot;;IF(ISERROR(HLOOKUP([.A155];[.$A$6:.$CV$6];1;0));[.A155];&quot;-&quot;);&quot;&quot;)" office:value-type="string" office:string-value="-" calcext:value-type="string">
            <text:p>-</text:p>
          </table:table-cell>
          <table:table-cell table:formula="of:=IF([.B155]&lt;&gt;&quot;&quot;;IF(ISERROR(HLOOKUP([.B155];[.$A$6:.$CV$6];1;0));[.B155];&quot;-&quot;);&quot;&quot;)" office:value-type="string" office:string-value="-" calcext:value-type="string">
            <text:p>-</text:p>
          </table:table-cell>
          <table:table-cell table:formula="of:=IF([.C155]&lt;&gt;&quot;&quot;;IF(ISERROR(HLOOKUP([.C155];[.$A$6:.$CV$6];1;0));[.C155];&quot;-&quot;);&quot;&quot;)" office:value-type="string" office:string-value="-" calcext:value-type="string">
            <text:p>-</text:p>
          </table:table-cell>
          <table:table-cell table:formula="of:=IF([.D155]&lt;&gt;&quot;&quot;;IF(ISERROR(HLOOKUP([.D155];[.$A$6:.$CV$6];1;0));[.D155];&quot;-&quot;);&quot;&quot;)" office:value-type="string" office:string-value="-" calcext:value-type="string">
            <text:p>-</text:p>
          </table:table-cell>
          <table:table-cell table:formula="of:=IF([.E155]&lt;&gt;&quot;&quot;;IF(ISERROR(HLOOKUP([.E155];[.$A$6:.$CV$6];1;0));[.E15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0]=&quot;&quot;;IF(ISERROR(FIND(&quot;-----&quot;;COM.MICROSOFT.CONCAT([.G155:.K155];&quot;X&quot;;[.G156:.K156];&quot;X&quot;;[.G157:.K157];&quot;X&quot;;[.G158:.K158];&quot;X&quot;;[.G159:.K159];&quot;X&quot;;[.G155:.G159];&quot;X&quot;;[.H155:.H159];&quot;X&quot;;[.I155:.I159];&quot;X&quot;;[.J155:.J159];&quot;X&quot;;[.K155:.K159];&quot;X&quot;;[.G159];[.H158];[.I157];[.J156];[.K155];&quot;X&quot;;[.G155];[.H156];[.I157];[.J158];[.K159])));0;1);&quot;&quot;)">
            <text:p/>
          </table:table-cell>
          <table:table-cell table:formula="of:=IF([.G160]=&quot;&quot;;SUM([.G155:.K159])*INDEX([.A$6:.CV$6];1;[.M$8])*[.O155];&quot;&quot;)">
            <text:p/>
          </table:table-cell>
          <table:table-cell table:number-columns-repeated="4"/>
          <table:table-cell table:formula="of:=IF([.O155]&lt;&gt;&quot;&quot;;ABS([.O155]-1);[.O155])">
            <text:p/>
          </table:table-cell>
          <table:table-cell table:formula="of:=IF([.G160]=&quot;&quot;;(SUM([.G155:.K159])-INDEX([.A$2:.CV$2];1;[.M$8]+1))*INDEX([.A$2:.CV$2];1;[.M$8]+1)*[.U1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[.A156]&lt;&gt;&quot;&quot;;IF(ISERROR(HLOOKUP([.A156];[.$A$6:.$CV$6];1;0));[.A156];&quot;-&quot;);&quot;&quot;)" office:value-type="string" office:string-value="-" calcext:value-type="string">
            <text:p>-</text:p>
          </table:table-cell>
          <table:table-cell table:formula="of:=IF([.B156]&lt;&gt;&quot;&quot;;IF(ISERROR(HLOOKUP([.B156];[.$A$6:.$CV$6];1;0));[.B156];&quot;-&quot;);&quot;&quot;)" office:value-type="string" office:string-value="-" calcext:value-type="string">
            <text:p>-</text:p>
          </table:table-cell>
          <table:table-cell table:formula="of:=IF([.C156]&lt;&gt;&quot;&quot;;IF(ISERROR(HLOOKUP([.C156];[.$A$6:.$CV$6];1;0));[.C156];&quot;-&quot;);&quot;&quot;)" office:value-type="string" office:string-value="-" calcext:value-type="string">
            <text:p>-</text:p>
          </table:table-cell>
          <table:table-cell table:formula="of:=IF([.D156]&lt;&gt;&quot;&quot;;IF(ISERROR(HLOOKUP([.D156];[.$A$6:.$CV$6];1;0));[.D156];&quot;-&quot;);&quot;&quot;)" office:value-type="string" office:string-value="-" calcext:value-type="string">
            <text:p>-</text:p>
          </table:table-cell>
          <table:table-cell table:formula="of:=IF([.E156]&lt;&gt;&quot;&quot;;IF(ISERROR(HLOOKUP([.E156];[.$A$6:.$CV$6];1;0));[.E15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1]=&quot;&quot;;IF(ISERROR(FIND(&quot;-----&quot;;COM.MICROSOFT.CONCAT([.G156:.K156];&quot;X&quot;;[.G157:.K157];&quot;X&quot;;[.G158:.K158];&quot;X&quot;;[.G159:.K159];&quot;X&quot;;[.G160:.K160];&quot;X&quot;;[.G156:.G160];&quot;X&quot;;[.H156:.H160];&quot;X&quot;;[.I156:.I160];&quot;X&quot;;[.J156:.J160];&quot;X&quot;;[.K156:.K160];&quot;X&quot;;[.G160];[.H159];[.I158];[.J157];[.K156];&quot;X&quot;;[.G156];[.H157];[.I158];[.J159];[.K160])));0;1);&quot;&quot;)">
            <text:p/>
          </table:table-cell>
          <table:table-cell table:formula="of:=IF([.G161]=&quot;&quot;;SUM([.G156:.K160])*INDEX([.A$6:.CV$6];1;[.M$8])*[.O156];&quot;&quot;)">
            <text:p/>
          </table:table-cell>
          <table:table-cell table:number-columns-repeated="4"/>
          <table:table-cell table:formula="of:=IF([.O156]&lt;&gt;&quot;&quot;;ABS([.O156]-1);[.O156])">
            <text:p/>
          </table:table-cell>
          <table:table-cell table:formula="of:=IF([.G161]=&quot;&quot;;(SUM([.G156:.K160])-INDEX([.A$2:.CV$2];1;[.M$8]+1))*INDEX([.A$2:.CV$2];1;[.M$8]+1)*[.U1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157]&lt;&gt;&quot;&quot;;IF(ISERROR(HLOOKUP([.A157];[.$A$6:.$CV$6];1;0));[.A157];&quot;-&quot;);&quot;&quot;)" office:value-type="string" office:string-value="-" calcext:value-type="string">
            <text:p>-</text:p>
          </table:table-cell>
          <table:table-cell table:formula="of:=IF([.B157]&lt;&gt;&quot;&quot;;IF(ISERROR(HLOOKUP([.B157];[.$A$6:.$CV$6];1;0));[.B157];&quot;-&quot;);&quot;&quot;)" office:value-type="string" office:string-value="-" calcext:value-type="string">
            <text:p>-</text:p>
          </table:table-cell>
          <table:table-cell table:formula="of:=IF([.C157]&lt;&gt;&quot;&quot;;IF(ISERROR(HLOOKUP([.C157];[.$A$6:.$CV$6];1;0));[.C157];&quot;-&quot;);&quot;&quot;)" office:value-type="float" office:value="17" calcext:value-type="float">
            <text:p>17</text:p>
          </table:table-cell>
          <table:table-cell table:formula="of:=IF([.D157]&lt;&gt;&quot;&quot;;IF(ISERROR(HLOOKUP([.D157];[.$A$6:.$CV$6];1;0));[.D157];&quot;-&quot;);&quot;&quot;)" office:value-type="string" office:string-value="-" calcext:value-type="string">
            <text:p>-</text:p>
          </table:table-cell>
          <table:table-cell table:formula="of:=IF([.E157]&lt;&gt;&quot;&quot;;IF(ISERROR(HLOOKUP([.E157];[.$A$6:.$CV$6];1;0));[.E15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2]=&quot;&quot;;IF(ISERROR(FIND(&quot;-----&quot;;COM.MICROSOFT.CONCAT([.G157:.K157];&quot;X&quot;;[.G158:.K158];&quot;X&quot;;[.G159:.K159];&quot;X&quot;;[.G160:.K160];&quot;X&quot;;[.G161:.K161];&quot;X&quot;;[.G157:.G161];&quot;X&quot;;[.H157:.H161];&quot;X&quot;;[.I157:.I161];&quot;X&quot;;[.J157:.J161];&quot;X&quot;;[.K157:.K161];&quot;X&quot;;[.G161];[.H160];[.I159];[.J158];[.K157];&quot;X&quot;;[.G157];[.H158];[.I159];[.J160];[.K161])));0;1);&quot;&quot;)">
            <text:p/>
          </table:table-cell>
          <table:table-cell table:formula="of:=IF([.G162]=&quot;&quot;;SUM([.G157:.K161])*INDEX([.A$6:.CV$6];1;[.M$8])*[.O157];&quot;&quot;)">
            <text:p/>
          </table:table-cell>
          <table:table-cell table:number-columns-repeated="4"/>
          <table:table-cell table:formula="of:=IF([.O157]&lt;&gt;&quot;&quot;;ABS([.O157]-1);[.O157])">
            <text:p/>
          </table:table-cell>
          <table:table-cell table:formula="of:=IF([.G162]=&quot;&quot;;(SUM([.G157:.K161])-INDEX([.A$2:.CV$2];1;[.M$8]+1))*INDEX([.A$2:.CV$2];1;[.M$8]+1)*[.U15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58]&lt;&gt;&quot;&quot;;IF(ISERROR(HLOOKUP([.A158];[.$A$6:.$CV$6];1;0));[.A158];&quot;-&quot;);&quot;&quot;)">
            <text:p/>
          </table:table-cell>
          <table:table-cell table:formula="of:=IF([.B158]&lt;&gt;&quot;&quot;;IF(ISERROR(HLOOKUP([.B158];[.$A$6:.$CV$6];1;0));[.B158];&quot;-&quot;);&quot;&quot;)">
            <text:p/>
          </table:table-cell>
          <table:table-cell table:formula="of:=IF([.C158]&lt;&gt;&quot;&quot;;IF(ISERROR(HLOOKUP([.C158];[.$A$6:.$CV$6];1;0));[.C158];&quot;-&quot;);&quot;&quot;)">
            <text:p/>
          </table:table-cell>
          <table:table-cell table:formula="of:=IF([.D158]&lt;&gt;&quot;&quot;;IF(ISERROR(HLOOKUP([.D158];[.$A$6:.$CV$6];1;0));[.D158];&quot;-&quot;);&quot;&quot;)">
            <text:p/>
          </table:table-cell>
          <table:table-cell table:formula="of:=IF([.E158]&lt;&gt;&quot;&quot;;IF(ISERROR(HLOOKUP([.E158];[.$A$6:.$CV$6];1;0));[.E158];&quot;-&quot;);&quot;&quot;)">
            <text:p/>
          </table:table-cell>
          <table:table-cell table:number-columns-repeated="3"/>
          <table:table-cell table:formula="of:=IF([.G163]=&quot;&quot;;IF(ISERROR(FIND(&quot;-----&quot;;COM.MICROSOFT.CONCAT([.G158:.K158];&quot;X&quot;;[.G159:.K159];&quot;X&quot;;[.G160:.K160];&quot;X&quot;;[.G161:.K161];&quot;X&quot;;[.G162:.K162];&quot;X&quot;;[.G158:.G162];&quot;X&quot;;[.H158:.H162];&quot;X&quot;;[.I158:.I162];&quot;X&quot;;[.J158:.J162];&quot;X&quot;;[.K158:.K162];&quot;X&quot;;[.G162];[.H161];[.I160];[.J159];[.K158];&quot;X&quot;;[.G158];[.H159];[.I160];[.J161];[.K162])));0;1);&quot;&quot;)">
            <text:p/>
          </table:table-cell>
          <table:table-cell table:formula="of:=IF([.G163]=&quot;&quot;;SUM([.G158:.K162])*INDEX([.A$6:.CV$6];1;[.M$8])*[.O158];&quot;&quot;)">
            <text:p/>
          </table:table-cell>
          <table:table-cell table:number-columns-repeated="4"/>
          <table:table-cell table:formula="of:=IF([.O158]&lt;&gt;&quot;&quot;;ABS([.O158]-1);[.O158])">
            <text:p/>
          </table:table-cell>
          <table:table-cell table:formula="of:=IF([.G163]=&quot;&quot;;(SUM([.G158:.K162])-INDEX([.A$2:.CV$2];1;[.M$8]+1))*INDEX([.A$2:.CV$2];1;[.M$8]+1)*[.U1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159]&lt;&gt;&quot;&quot;;IF(ISERROR(HLOOKUP([.A159];[.$A$6:.$CV$6];1;0));[.A159];&quot;-&quot;);&quot;&quot;)" office:value-type="string" office:string-value="-" calcext:value-type="string">
            <text:p>-</text:p>
          </table:table-cell>
          <table:table-cell table:formula="of:=IF([.B159]&lt;&gt;&quot;&quot;;IF(ISERROR(HLOOKUP([.B159];[.$A$6:.$CV$6];1;0));[.B159];&quot;-&quot;);&quot;&quot;)" office:value-type="string" office:string-value="-" calcext:value-type="string">
            <text:p>-</text:p>
          </table:table-cell>
          <table:table-cell table:formula="of:=IF([.C159]&lt;&gt;&quot;&quot;;IF(ISERROR(HLOOKUP([.C159];[.$A$6:.$CV$6];1;0));[.C159];&quot;-&quot;);&quot;&quot;)" office:value-type="float" office:value="52" calcext:value-type="float">
            <text:p>52</text:p>
          </table:table-cell>
          <table:table-cell table:formula="of:=IF([.D159]&lt;&gt;&quot;&quot;;IF(ISERROR(HLOOKUP([.D159];[.$A$6:.$CV$6];1;0));[.D159];&quot;-&quot;);&quot;&quot;)" office:value-type="string" office:string-value="-" calcext:value-type="string">
            <text:p>-</text:p>
          </table:table-cell>
          <table:table-cell table:formula="of:=IF([.E159]&lt;&gt;&quot;&quot;;IF(ISERROR(HLOOKUP([.E159];[.$A$6:.$CV$6];1;0));[.E15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4]=&quot;&quot;;IF(ISERROR(FIND(&quot;-----&quot;;COM.MICROSOFT.CONCAT([.G159:.K159];&quot;X&quot;;[.G160:.K160];&quot;X&quot;;[.G161:.K161];&quot;X&quot;;[.G162:.K162];&quot;X&quot;;[.G163:.K163];&quot;X&quot;;[.G159:.G163];&quot;X&quot;;[.H159:.H163];&quot;X&quot;;[.I159:.I163];&quot;X&quot;;[.J159:.J163];&quot;X&quot;;[.K159:.K163];&quot;X&quot;;[.G163];[.H162];[.I161];[.J160];[.K159];&quot;X&quot;;[.G159];[.H160];[.I161];[.J162];[.K163])));0;1);&quot;&quot;)" office:value-type="float" office:value="1" calcext:value-type="float">
            <text:p>1</text:p>
          </table:table-cell>
          <table:table-cell table:formula="of:=IF([.G164]=&quot;&quot;;SUM([.G159:.K163])*INDEX([.A$6:.CV$6];1;[.M$8])*[.O159];&quot;&quot;)" office:value-type="float" office:value="25192" calcext:value-type="float">
            <text:p>25192</text:p>
          </table:table-cell>
          <table:table-cell table:number-columns-repeated="4"/>
          <table:table-cell table:formula="of:=IF([.O159]&lt;&gt;&quot;&quot;;ABS([.O159]-1);[.O159])" office:value-type="float" office:value="0" calcext:value-type="float">
            <text:p>0</text:p>
          </table:table-cell>
          <table:table-cell table:formula="of:=IF([.G164]=&quot;&quot;;(SUM([.G159:.K163])-INDEX([.A$2:.CV$2];1;[.M$8]+1))*INDEX([.A$2:.CV$2];1;[.M$8]+1)*[.U15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160]&lt;&gt;&quot;&quot;;IF(ISERROR(HLOOKUP([.A160];[.$A$6:.$CV$6];1;0));[.A160];&quot;-&quot;);&quot;&quot;)" office:value-type="float" office:value="48" calcext:value-type="float">
            <text:p>48</text:p>
          </table:table-cell>
          <table:table-cell table:formula="of:=IF([.B160]&lt;&gt;&quot;&quot;;IF(ISERROR(HLOOKUP([.B160];[.$A$6:.$CV$6];1;0));[.B160];&quot;-&quot;);&quot;&quot;)" office:value-type="string" office:string-value="-" calcext:value-type="string">
            <text:p>-</text:p>
          </table:table-cell>
          <table:table-cell table:formula="of:=IF([.C160]&lt;&gt;&quot;&quot;;IF(ISERROR(HLOOKUP([.C160];[.$A$6:.$CV$6];1;0));[.C160];&quot;-&quot;);&quot;&quot;)" office:value-type="float" office:value="13" calcext:value-type="float">
            <text:p>13</text:p>
          </table:table-cell>
          <table:table-cell table:formula="of:=IF([.D160]&lt;&gt;&quot;&quot;;IF(ISERROR(HLOOKUP([.D160];[.$A$6:.$CV$6];1;0));[.D160];&quot;-&quot;);&quot;&quot;)" office:value-type="string" office:string-value="-" calcext:value-type="string">
            <text:p>-</text:p>
          </table:table-cell>
          <table:table-cell table:formula="of:=IF([.E160]&lt;&gt;&quot;&quot;;IF(ISERROR(HLOOKUP([.E160];[.$A$6:.$CV$6];1;0));[.E16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5]=&quot;&quot;;IF(ISERROR(FIND(&quot;-----&quot;;COM.MICROSOFT.CONCAT([.G160:.K160];&quot;X&quot;;[.G161:.K161];&quot;X&quot;;[.G162:.K162];&quot;X&quot;;[.G163:.K163];&quot;X&quot;;[.G164:.K164];&quot;X&quot;;[.G160:.G164];&quot;X&quot;;[.H160:.H164];&quot;X&quot;;[.I160:.I164];&quot;X&quot;;[.J160:.J164];&quot;X&quot;;[.K160:.K164];&quot;X&quot;;[.G164];[.H163];[.I162];[.J161];[.K160];&quot;X&quot;;[.G160];[.H161];[.I162];[.J163];[.K164])));0;1);&quot;&quot;)">
            <text:p/>
          </table:table-cell>
          <table:table-cell table:formula="of:=IF([.G165]=&quot;&quot;;SUM([.G160:.K164])*INDEX([.A$6:.CV$6];1;[.M$8])*[.O160];&quot;&quot;)">
            <text:p/>
          </table:table-cell>
          <table:table-cell table:number-columns-repeated="4"/>
          <table:table-cell table:formula="of:=IF([.O160]&lt;&gt;&quot;&quot;;ABS([.O160]-1);[.O160])">
            <text:p/>
          </table:table-cell>
          <table:table-cell table:formula="of:=IF([.G165]=&quot;&quot;;(SUM([.G160:.K164])-INDEX([.A$2:.CV$2];1;[.M$8]+1))*INDEX([.A$2:.CV$2];1;[.M$8]+1)*[.U1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61]&lt;&gt;&quot;&quot;;IF(ISERROR(HLOOKUP([.A161];[.$A$6:.$CV$6];1;0));[.A161];&quot;-&quot;);&quot;&quot;)" office:value-type="string" office:string-value="-" calcext:value-type="string">
            <text:p>-</text:p>
          </table:table-cell>
          <table:table-cell table:formula="of:=IF([.B161]&lt;&gt;&quot;&quot;;IF(ISERROR(HLOOKUP([.B161];[.$A$6:.$CV$6];1;0));[.B161];&quot;-&quot;);&quot;&quot;)" office:value-type="string" office:string-value="-" calcext:value-type="string">
            <text:p>-</text:p>
          </table:table-cell>
          <table:table-cell table:formula="of:=IF([.C161]&lt;&gt;&quot;&quot;;IF(ISERROR(HLOOKUP([.C161];[.$A$6:.$CV$6];1;0));[.C161];&quot;-&quot;);&quot;&quot;)" office:value-type="float" office:value="46" calcext:value-type="float">
            <text:p>46</text:p>
          </table:table-cell>
          <table:table-cell table:formula="of:=IF([.D161]&lt;&gt;&quot;&quot;;IF(ISERROR(HLOOKUP([.D161];[.$A$6:.$CV$6];1;0));[.D161];&quot;-&quot;);&quot;&quot;)" office:value-type="string" office:string-value="-" calcext:value-type="string">
            <text:p>-</text:p>
          </table:table-cell>
          <table:table-cell table:formula="of:=IF([.E161]&lt;&gt;&quot;&quot;;IF(ISERROR(HLOOKUP([.E161];[.$A$6:.$CV$6];1;0));[.E16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6]=&quot;&quot;;IF(ISERROR(FIND(&quot;-----&quot;;COM.MICROSOFT.CONCAT([.G161:.K161];&quot;X&quot;;[.G162:.K162];&quot;X&quot;;[.G163:.K163];&quot;X&quot;;[.G164:.K164];&quot;X&quot;;[.G165:.K165];&quot;X&quot;;[.G161:.G165];&quot;X&quot;;[.H161:.H165];&quot;X&quot;;[.I161:.I165];&quot;X&quot;;[.J161:.J165];&quot;X&quot;;[.K161:.K165];&quot;X&quot;;[.G165];[.H164];[.I163];[.J162];[.K161];&quot;X&quot;;[.G161];[.H162];[.I163];[.J164];[.K165])));0;1);&quot;&quot;)">
            <text:p/>
          </table:table-cell>
          <table:table-cell table:formula="of:=IF([.G166]=&quot;&quot;;SUM([.G161:.K165])*INDEX([.A$6:.CV$6];1;[.M$8])*[.O161];&quot;&quot;)">
            <text:p/>
          </table:table-cell>
          <table:table-cell table:number-columns-repeated="4"/>
          <table:table-cell table:formula="of:=IF([.O161]&lt;&gt;&quot;&quot;;ABS([.O161]-1);[.O161])">
            <text:p/>
          </table:table-cell>
          <table:table-cell table:formula="of:=IF([.G166]=&quot;&quot;;(SUM([.G161:.K165])-INDEX([.A$2:.CV$2];1;[.M$8]+1))*INDEX([.A$2:.CV$2];1;[.M$8]+1)*[.U1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162]&lt;&gt;&quot;&quot;;IF(ISERROR(HLOOKUP([.A162];[.$A$6:.$CV$6];1;0));[.A162];&quot;-&quot;);&quot;&quot;)" office:value-type="float" office:value="89" calcext:value-type="float">
            <text:p>89</text:p>
          </table:table-cell>
          <table:table-cell table:formula="of:=IF([.B162]&lt;&gt;&quot;&quot;;IF(ISERROR(HLOOKUP([.B162];[.$A$6:.$CV$6];1;0));[.B162];&quot;-&quot;);&quot;&quot;)" office:value-type="string" office:string-value="-" calcext:value-type="string">
            <text:p>-</text:p>
          </table:table-cell>
          <table:table-cell table:formula="of:=IF([.C162]&lt;&gt;&quot;&quot;;IF(ISERROR(HLOOKUP([.C162];[.$A$6:.$CV$6];1;0));[.C162];&quot;-&quot;);&quot;&quot;)" office:value-type="string" office:string-value="-" calcext:value-type="string">
            <text:p>-</text:p>
          </table:table-cell>
          <table:table-cell table:formula="of:=IF([.D162]&lt;&gt;&quot;&quot;;IF(ISERROR(HLOOKUP([.D162];[.$A$6:.$CV$6];1;0));[.D162];&quot;-&quot;);&quot;&quot;)" office:value-type="string" office:string-value="-" calcext:value-type="string">
            <text:p>-</text:p>
          </table:table-cell>
          <table:table-cell table:formula="of:=IF([.E162]&lt;&gt;&quot;&quot;;IF(ISERROR(HLOOKUP([.E162];[.$A$6:.$CV$6];1;0));[.E16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7]=&quot;&quot;;IF(ISERROR(FIND(&quot;-----&quot;;COM.MICROSOFT.CONCAT([.G162:.K162];&quot;X&quot;;[.G163:.K163];&quot;X&quot;;[.G164:.K164];&quot;X&quot;;[.G165:.K165];&quot;X&quot;;[.G166:.K166];&quot;X&quot;;[.G162:.G166];&quot;X&quot;;[.H162:.H166];&quot;X&quot;;[.I162:.I166];&quot;X&quot;;[.J162:.J166];&quot;X&quot;;[.K162:.K166];&quot;X&quot;;[.G166];[.H165];[.I164];[.J163];[.K162];&quot;X&quot;;[.G162];[.H163];[.I164];[.J165];[.K166])));0;1);&quot;&quot;)">
            <text:p/>
          </table:table-cell>
          <table:table-cell table:formula="of:=IF([.G167]=&quot;&quot;;SUM([.G162:.K166])*INDEX([.A$6:.CV$6];1;[.M$8])*[.O162];&quot;&quot;)">
            <text:p/>
          </table:table-cell>
          <table:table-cell table:number-columns-repeated="4"/>
          <table:table-cell table:formula="of:=IF([.O162]&lt;&gt;&quot;&quot;;ABS([.O162]-1);[.O162])">
            <text:p/>
          </table:table-cell>
          <table:table-cell table:formula="of:=IF([.G167]=&quot;&quot;;(SUM([.G162:.K166])-INDEX([.A$2:.CV$2];1;[.M$8]+1))*INDEX([.A$2:.CV$2];1;[.M$8]+1)*[.U1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163]&lt;&gt;&quot;&quot;;IF(ISERROR(HLOOKUP([.A163];[.$A$6:.$CV$6];1;0));[.A163];&quot;-&quot;);&quot;&quot;)" office:value-type="string" office:string-value="-" calcext:value-type="string">
            <text:p>-</text:p>
          </table:table-cell>
          <table:table-cell table:formula="of:=IF([.B163]&lt;&gt;&quot;&quot;;IF(ISERROR(HLOOKUP([.B163];[.$A$6:.$CV$6];1;0));[.B163];&quot;-&quot;);&quot;&quot;)" office:value-type="string" office:string-value="-" calcext:value-type="string">
            <text:p>-</text:p>
          </table:table-cell>
          <table:table-cell table:formula="of:=IF([.C163]&lt;&gt;&quot;&quot;;IF(ISERROR(HLOOKUP([.C163];[.$A$6:.$CV$6];1;0));[.C163];&quot;-&quot;);&quot;&quot;)" office:value-type="float" office:value="15" calcext:value-type="float">
            <text:p>15</text:p>
          </table:table-cell>
          <table:table-cell table:formula="of:=IF([.D163]&lt;&gt;&quot;&quot;;IF(ISERROR(HLOOKUP([.D163];[.$A$6:.$CV$6];1;0));[.D163];&quot;-&quot;);&quot;&quot;)" office:value-type="float" office:value="5" calcext:value-type="float">
            <text:p>5</text:p>
          </table:table-cell>
          <table:table-cell table:formula="of:=IF([.E163]&lt;&gt;&quot;&quot;;IF(ISERROR(HLOOKUP([.E163];[.$A$6:.$CV$6];1;0));[.E16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68]=&quot;&quot;;IF(ISERROR(FIND(&quot;-----&quot;;COM.MICROSOFT.CONCAT([.G163:.K163];&quot;X&quot;;[.G164:.K164];&quot;X&quot;;[.G165:.K165];&quot;X&quot;;[.G166:.K166];&quot;X&quot;;[.G167:.K167];&quot;X&quot;;[.G163:.G167];&quot;X&quot;;[.H163:.H167];&quot;X&quot;;[.I163:.I167];&quot;X&quot;;[.J163:.J167];&quot;X&quot;;[.K163:.K167];&quot;X&quot;;[.G167];[.H166];[.I165];[.J164];[.K163];&quot;X&quot;;[.G163];[.H164];[.I165];[.J166];[.K167])));0;1);&quot;&quot;)">
            <text:p/>
          </table:table-cell>
          <table:table-cell table:formula="of:=IF([.G168]=&quot;&quot;;SUM([.G163:.K167])*INDEX([.A$6:.CV$6];1;[.M$8])*[.O163];&quot;&quot;)">
            <text:p/>
          </table:table-cell>
          <table:table-cell table:number-columns-repeated="4"/>
          <table:table-cell table:formula="of:=IF([.O163]&lt;&gt;&quot;&quot;;ABS([.O163]-1);[.O163])">
            <text:p/>
          </table:table-cell>
          <table:table-cell table:formula="of:=IF([.G168]=&quot;&quot;;(SUM([.G163:.K167])-INDEX([.A$2:.CV$2];1;[.M$8]+1))*INDEX([.A$2:.CV$2];1;[.M$8]+1)*[.U16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64]&lt;&gt;&quot;&quot;;IF(ISERROR(HLOOKUP([.A164];[.$A$6:.$CV$6];1;0));[.A164];&quot;-&quot;);&quot;&quot;)">
            <text:p/>
          </table:table-cell>
          <table:table-cell table:formula="of:=IF([.B164]&lt;&gt;&quot;&quot;;IF(ISERROR(HLOOKUP([.B164];[.$A$6:.$CV$6];1;0));[.B164];&quot;-&quot;);&quot;&quot;)">
            <text:p/>
          </table:table-cell>
          <table:table-cell table:formula="of:=IF([.C164]&lt;&gt;&quot;&quot;;IF(ISERROR(HLOOKUP([.C164];[.$A$6:.$CV$6];1;0));[.C164];&quot;-&quot;);&quot;&quot;)">
            <text:p/>
          </table:table-cell>
          <table:table-cell table:formula="of:=IF([.D164]&lt;&gt;&quot;&quot;;IF(ISERROR(HLOOKUP([.D164];[.$A$6:.$CV$6];1;0));[.D164];&quot;-&quot;);&quot;&quot;)">
            <text:p/>
          </table:table-cell>
          <table:table-cell table:formula="of:=IF([.E164]&lt;&gt;&quot;&quot;;IF(ISERROR(HLOOKUP([.E164];[.$A$6:.$CV$6];1;0));[.E164];&quot;-&quot;);&quot;&quot;)">
            <text:p/>
          </table:table-cell>
          <table:table-cell table:number-columns-repeated="3"/>
          <table:table-cell table:formula="of:=IF([.G169]=&quot;&quot;;IF(ISERROR(FIND(&quot;-----&quot;;COM.MICROSOFT.CONCAT([.G164:.K164];&quot;X&quot;;[.G165:.K165];&quot;X&quot;;[.G166:.K166];&quot;X&quot;;[.G167:.K167];&quot;X&quot;;[.G168:.K168];&quot;X&quot;;[.G164:.G168];&quot;X&quot;;[.H164:.H168];&quot;X&quot;;[.I164:.I168];&quot;X&quot;;[.J164:.J168];&quot;X&quot;;[.K164:.K168];&quot;X&quot;;[.G168];[.H167];[.I166];[.J165];[.K164];&quot;X&quot;;[.G164];[.H165];[.I166];[.J167];[.K168])));0;1);&quot;&quot;)">
            <text:p/>
          </table:table-cell>
          <table:table-cell table:formula="of:=IF([.G169]=&quot;&quot;;SUM([.G164:.K168])*INDEX([.A$6:.CV$6];1;[.M$8])*[.O164];&quot;&quot;)">
            <text:p/>
          </table:table-cell>
          <table:table-cell table:number-columns-repeated="4"/>
          <table:table-cell table:formula="of:=IF([.O164]&lt;&gt;&quot;&quot;;ABS([.O164]-1);[.O164])">
            <text:p/>
          </table:table-cell>
          <table:table-cell table:formula="of:=IF([.G169]=&quot;&quot;;(SUM([.G164:.K168])-INDEX([.A$2:.CV$2];1;[.M$8]+1))*INDEX([.A$2:.CV$2];1;[.M$8]+1)*[.U1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A165]&lt;&gt;&quot;&quot;;IF(ISERROR(HLOOKUP([.A165];[.$A$6:.$CV$6];1;0));[.A165];&quot;-&quot;);&quot;&quot;)" office:value-type="string" office:string-value="-" calcext:value-type="string">
            <text:p>-</text:p>
          </table:table-cell>
          <table:table-cell table:formula="of:=IF([.B165]&lt;&gt;&quot;&quot;;IF(ISERROR(HLOOKUP([.B165];[.$A$6:.$CV$6];1;0));[.B165];&quot;-&quot;);&quot;&quot;)" office:value-type="string" office:string-value="-" calcext:value-type="string">
            <text:p>-</text:p>
          </table:table-cell>
          <table:table-cell table:formula="of:=IF([.C165]&lt;&gt;&quot;&quot;;IF(ISERROR(HLOOKUP([.C165];[.$A$6:.$CV$6];1;0));[.C165];&quot;-&quot;);&quot;&quot;)" office:value-type="string" office:string-value="-" calcext:value-type="string">
            <text:p>-</text:p>
          </table:table-cell>
          <table:table-cell table:formula="of:=IF([.D165]&lt;&gt;&quot;&quot;;IF(ISERROR(HLOOKUP([.D165];[.$A$6:.$CV$6];1;0));[.D165];&quot;-&quot;);&quot;&quot;)" office:value-type="string" office:string-value="-" calcext:value-type="string">
            <text:p>-</text:p>
          </table:table-cell>
          <table:table-cell table:formula="of:=IF([.E165]&lt;&gt;&quot;&quot;;IF(ISERROR(HLOOKUP([.E165];[.$A$6:.$CV$6];1;0));[.E16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0]=&quot;&quot;;IF(ISERROR(FIND(&quot;-----&quot;;COM.MICROSOFT.CONCAT([.G165:.K165];&quot;X&quot;;[.G166:.K166];&quot;X&quot;;[.G167:.K167];&quot;X&quot;;[.G168:.K168];&quot;X&quot;;[.G169:.K169];&quot;X&quot;;[.G165:.G169];&quot;X&quot;;[.H165:.H169];&quot;X&quot;;[.I165:.I169];&quot;X&quot;;[.J165:.J169];&quot;X&quot;;[.K165:.K169];&quot;X&quot;;[.G169];[.H168];[.I167];[.J166];[.K165];&quot;X&quot;;[.G165];[.H166];[.I167];[.J168];[.K169])));0;1);&quot;&quot;)" office:value-type="float" office:value="1" calcext:value-type="float">
            <text:p>1</text:p>
          </table:table-cell>
          <table:table-cell table:formula="of:=IF([.G170]=&quot;&quot;;SUM([.G165:.K169])*INDEX([.A$6:.CV$6];1;[.M$8])*[.O165];&quot;&quot;)" office:value-type="float" office:value="16544" calcext:value-type="float">
            <text:p>16544</text:p>
          </table:table-cell>
          <table:table-cell table:number-columns-repeated="4"/>
          <table:table-cell table:formula="of:=IF([.O165]&lt;&gt;&quot;&quot;;ABS([.O165]-1);[.O165])" office:value-type="float" office:value="0" calcext:value-type="float">
            <text:p>0</text:p>
          </table:table-cell>
          <table:table-cell table:formula="of:=IF([.G170]=&quot;&quot;;(SUM([.G165:.K169])-INDEX([.A$2:.CV$2];1;[.M$8]+1))*INDEX([.A$2:.CV$2];1;[.M$8]+1)*[.U16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166]&lt;&gt;&quot;&quot;;IF(ISERROR(HLOOKUP([.A166];[.$A$6:.$CV$6];1;0));[.A166];&quot;-&quot;);&quot;&quot;)" office:value-type="string" office:string-value="-" calcext:value-type="string">
            <text:p>-</text:p>
          </table:table-cell>
          <table:table-cell table:formula="of:=IF([.B166]&lt;&gt;&quot;&quot;;IF(ISERROR(HLOOKUP([.B166];[.$A$6:.$CV$6];1;0));[.B166];&quot;-&quot;);&quot;&quot;)" office:value-type="string" office:string-value="-" calcext:value-type="string">
            <text:p>-</text:p>
          </table:table-cell>
          <table:table-cell table:formula="of:=IF([.C166]&lt;&gt;&quot;&quot;;IF(ISERROR(HLOOKUP([.C166];[.$A$6:.$CV$6];1;0));[.C166];&quot;-&quot;);&quot;&quot;)" office:value-type="string" office:string-value="-" calcext:value-type="string">
            <text:p>-</text:p>
          </table:table-cell>
          <table:table-cell table:formula="of:=IF([.D166]&lt;&gt;&quot;&quot;;IF(ISERROR(HLOOKUP([.D166];[.$A$6:.$CV$6];1;0));[.D166];&quot;-&quot;);&quot;&quot;)" office:value-type="string" office:string-value="-" calcext:value-type="string">
            <text:p>-</text:p>
          </table:table-cell>
          <table:table-cell table:formula="of:=IF([.E166]&lt;&gt;&quot;&quot;;IF(ISERROR(HLOOKUP([.E166];[.$A$6:.$CV$6];1;0));[.E16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1]=&quot;&quot;;IF(ISERROR(FIND(&quot;-----&quot;;COM.MICROSOFT.CONCAT([.G166:.K166];&quot;X&quot;;[.G167:.K167];&quot;X&quot;;[.G168:.K168];&quot;X&quot;;[.G169:.K169];&quot;X&quot;;[.G170:.K170];&quot;X&quot;;[.G166:.G170];&quot;X&quot;;[.H166:.H170];&quot;X&quot;;[.I166:.I170];&quot;X&quot;;[.J166:.J170];&quot;X&quot;;[.K166:.K170];&quot;X&quot;;[.G170];[.H169];[.I168];[.J167];[.K166];&quot;X&quot;;[.G166];[.H167];[.I168];[.J169];[.K170])));0;1);&quot;&quot;)">
            <text:p/>
          </table:table-cell>
          <table:table-cell table:formula="of:=IF([.G171]=&quot;&quot;;SUM([.G166:.K170])*INDEX([.A$6:.CV$6];1;[.M$8])*[.O166];&quot;&quot;)">
            <text:p/>
          </table:table-cell>
          <table:table-cell table:number-columns-repeated="4"/>
          <table:table-cell table:formula="of:=IF([.O166]&lt;&gt;&quot;&quot;;ABS([.O166]-1);[.O166])">
            <text:p/>
          </table:table-cell>
          <table:table-cell table:formula="of:=IF([.G171]=&quot;&quot;;(SUM([.G166:.K170])-INDEX([.A$2:.CV$2];1;[.M$8]+1))*INDEX([.A$2:.CV$2];1;[.M$8]+1)*[.U1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A167]&lt;&gt;&quot;&quot;;IF(ISERROR(HLOOKUP([.A167];[.$A$6:.$CV$6];1;0));[.A167];&quot;-&quot;);&quot;&quot;)" office:value-type="float" office:value="78" calcext:value-type="float">
            <text:p>78</text:p>
          </table:table-cell>
          <table:table-cell table:formula="of:=IF([.B167]&lt;&gt;&quot;&quot;;IF(ISERROR(HLOOKUP([.B167];[.$A$6:.$CV$6];1;0));[.B167];&quot;-&quot;);&quot;&quot;)" office:value-type="float" office:value="52" calcext:value-type="float">
            <text:p>52</text:p>
          </table:table-cell>
          <table:table-cell table:formula="of:=IF([.C167]&lt;&gt;&quot;&quot;;IF(ISERROR(HLOOKUP([.C167];[.$A$6:.$CV$6];1;0));[.C167];&quot;-&quot;);&quot;&quot;)" office:value-type="string" office:string-value="-" calcext:value-type="string">
            <text:p>-</text:p>
          </table:table-cell>
          <table:table-cell table:formula="of:=IF([.D167]&lt;&gt;&quot;&quot;;IF(ISERROR(HLOOKUP([.D167];[.$A$6:.$CV$6];1;0));[.D167];&quot;-&quot;);&quot;&quot;)" office:value-type="string" office:string-value="-" calcext:value-type="string">
            <text:p>-</text:p>
          </table:table-cell>
          <table:table-cell table:formula="of:=IF([.E167]&lt;&gt;&quot;&quot;;IF(ISERROR(HLOOKUP([.E167];[.$A$6:.$CV$6];1;0));[.E16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2]=&quot;&quot;;IF(ISERROR(FIND(&quot;-----&quot;;COM.MICROSOFT.CONCAT([.G167:.K167];&quot;X&quot;;[.G168:.K168];&quot;X&quot;;[.G169:.K169];&quot;X&quot;;[.G170:.K170];&quot;X&quot;;[.G171:.K171];&quot;X&quot;;[.G167:.G171];&quot;X&quot;;[.H167:.H171];&quot;X&quot;;[.I167:.I171];&quot;X&quot;;[.J167:.J171];&quot;X&quot;;[.K167:.K171];&quot;X&quot;;[.G171];[.H170];[.I169];[.J168];[.K167];&quot;X&quot;;[.G167];[.H168];[.I169];[.J170];[.K171])));0;1);&quot;&quot;)">
            <text:p/>
          </table:table-cell>
          <table:table-cell table:formula="of:=IF([.G172]=&quot;&quot;;SUM([.G167:.K171])*INDEX([.A$6:.CV$6];1;[.M$8])*[.O167];&quot;&quot;)">
            <text:p/>
          </table:table-cell>
          <table:table-cell table:number-columns-repeated="4"/>
          <table:table-cell table:formula="of:=IF([.O167]&lt;&gt;&quot;&quot;;ABS([.O167]-1);[.O167])">
            <text:p/>
          </table:table-cell>
          <table:table-cell table:formula="of:=IF([.G172]=&quot;&quot;;(SUM([.G167:.K171])-INDEX([.A$2:.CV$2];1;[.M$8]+1))*INDEX([.A$2:.CV$2];1;[.M$8]+1)*[.U1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A168]&lt;&gt;&quot;&quot;;IF(ISERROR(HLOOKUP([.A168];[.$A$6:.$CV$6];1;0));[.A168];&quot;-&quot;);&quot;&quot;)" office:value-type="string" office:string-value="-" calcext:value-type="string">
            <text:p>-</text:p>
          </table:table-cell>
          <table:table-cell table:formula="of:=IF([.B168]&lt;&gt;&quot;&quot;;IF(ISERROR(HLOOKUP([.B168];[.$A$6:.$CV$6];1;0));[.B168];&quot;-&quot;);&quot;&quot;)" office:value-type="string" office:string-value="-" calcext:value-type="string">
            <text:p>-</text:p>
          </table:table-cell>
          <table:table-cell table:formula="of:=IF([.C168]&lt;&gt;&quot;&quot;;IF(ISERROR(HLOOKUP([.C168];[.$A$6:.$CV$6];1;0));[.C168];&quot;-&quot;);&quot;&quot;)" office:value-type="string" office:string-value="-" calcext:value-type="string">
            <text:p>-</text:p>
          </table:table-cell>
          <table:table-cell table:formula="of:=IF([.D168]&lt;&gt;&quot;&quot;;IF(ISERROR(HLOOKUP([.D168];[.$A$6:.$CV$6];1;0));[.D168];&quot;-&quot;);&quot;&quot;)" office:value-type="string" office:string-value="-" calcext:value-type="string">
            <text:p>-</text:p>
          </table:table-cell>
          <table:table-cell table:formula="of:=IF([.E168]&lt;&gt;&quot;&quot;;IF(ISERROR(HLOOKUP([.E168];[.$A$6:.$CV$6];1;0));[.E16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3]=&quot;&quot;;IF(ISERROR(FIND(&quot;-----&quot;;COM.MICROSOFT.CONCAT([.G168:.K168];&quot;X&quot;;[.G169:.K169];&quot;X&quot;;[.G170:.K170];&quot;X&quot;;[.G171:.K171];&quot;X&quot;;[.G172:.K172];&quot;X&quot;;[.G168:.G172];&quot;X&quot;;[.H168:.H172];&quot;X&quot;;[.I168:.I172];&quot;X&quot;;[.J168:.J172];&quot;X&quot;;[.K168:.K172];&quot;X&quot;;[.G172];[.H171];[.I170];[.J169];[.K168];&quot;X&quot;;[.G168];[.H169];[.I170];[.J171];[.K172])));0;1);&quot;&quot;)">
            <text:p/>
          </table:table-cell>
          <table:table-cell table:formula="of:=IF([.G173]=&quot;&quot;;SUM([.G168:.K172])*INDEX([.A$6:.CV$6];1;[.M$8])*[.O168];&quot;&quot;)">
            <text:p/>
          </table:table-cell>
          <table:table-cell table:number-columns-repeated="4"/>
          <table:table-cell table:formula="of:=IF([.O168]&lt;&gt;&quot;&quot;;ABS([.O168]-1);[.O168])">
            <text:p/>
          </table:table-cell>
          <table:table-cell table:formula="of:=IF([.G173]=&quot;&quot;;(SUM([.G168:.K172])-INDEX([.A$2:.CV$2];1;[.M$8]+1))*INDEX([.A$2:.CV$2];1;[.M$8]+1)*[.U1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A169]&lt;&gt;&quot;&quot;;IF(ISERROR(HLOOKUP([.A169];[.$A$6:.$CV$6];1;0));[.A169];&quot;-&quot;);&quot;&quot;)" office:value-type="float" office:value="46" calcext:value-type="float">
            <text:p>46</text:p>
          </table:table-cell>
          <table:table-cell table:formula="of:=IF([.B169]&lt;&gt;&quot;&quot;;IF(ISERROR(HLOOKUP([.B169];[.$A$6:.$CV$6];1;0));[.B169];&quot;-&quot;);&quot;&quot;)" office:value-type="string" office:string-value="-" calcext:value-type="string">
            <text:p>-</text:p>
          </table:table-cell>
          <table:table-cell table:formula="of:=IF([.C169]&lt;&gt;&quot;&quot;;IF(ISERROR(HLOOKUP([.C169];[.$A$6:.$CV$6];1;0));[.C169];&quot;-&quot;);&quot;&quot;)" office:value-type="string" office:string-value="-" calcext:value-type="string">
            <text:p>-</text:p>
          </table:table-cell>
          <table:table-cell table:formula="of:=IF([.D169]&lt;&gt;&quot;&quot;;IF(ISERROR(HLOOKUP([.D169];[.$A$6:.$CV$6];1;0));[.D169];&quot;-&quot;);&quot;&quot;)" office:value-type="string" office:string-value="-" calcext:value-type="string">
            <text:p>-</text:p>
          </table:table-cell>
          <table:table-cell table:formula="of:=IF([.E169]&lt;&gt;&quot;&quot;;IF(ISERROR(HLOOKUP([.E169];[.$A$6:.$CV$6];1;0));[.E16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4]=&quot;&quot;;IF(ISERROR(FIND(&quot;-----&quot;;COM.MICROSOFT.CONCAT([.G169:.K169];&quot;X&quot;;[.G170:.K170];&quot;X&quot;;[.G171:.K171];&quot;X&quot;;[.G172:.K172];&quot;X&quot;;[.G173:.K173];&quot;X&quot;;[.G169:.G173];&quot;X&quot;;[.H169:.H173];&quot;X&quot;;[.I169:.I173];&quot;X&quot;;[.J169:.J173];&quot;X&quot;;[.K169:.K173];&quot;X&quot;;[.G173];[.H172];[.I171];[.J170];[.K169];&quot;X&quot;;[.G169];[.H170];[.I171];[.J172];[.K173])));0;1);&quot;&quot;)">
            <text:p/>
          </table:table-cell>
          <table:table-cell table:formula="of:=IF([.G174]=&quot;&quot;;SUM([.G169:.K173])*INDEX([.A$6:.CV$6];1;[.M$8])*[.O169];&quot;&quot;)">
            <text:p/>
          </table:table-cell>
          <table:table-cell table:number-columns-repeated="4"/>
          <table:table-cell table:formula="of:=IF([.O169]&lt;&gt;&quot;&quot;;ABS([.O169]-1);[.O169])">
            <text:p/>
          </table:table-cell>
          <table:table-cell table:formula="of:=IF([.G174]=&quot;&quot;;(SUM([.G169:.K173])-INDEX([.A$2:.CV$2];1;[.M$8]+1))*INDEX([.A$2:.CV$2];1;[.M$8]+1)*[.U16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70]&lt;&gt;&quot;&quot;;IF(ISERROR(HLOOKUP([.A170];[.$A$6:.$CV$6];1;0));[.A170];&quot;-&quot;);&quot;&quot;)">
            <text:p/>
          </table:table-cell>
          <table:table-cell table:formula="of:=IF([.B170]&lt;&gt;&quot;&quot;;IF(ISERROR(HLOOKUP([.B170];[.$A$6:.$CV$6];1;0));[.B170];&quot;-&quot;);&quot;&quot;)">
            <text:p/>
          </table:table-cell>
          <table:table-cell table:formula="of:=IF([.C170]&lt;&gt;&quot;&quot;;IF(ISERROR(HLOOKUP([.C170];[.$A$6:.$CV$6];1;0));[.C170];&quot;-&quot;);&quot;&quot;)">
            <text:p/>
          </table:table-cell>
          <table:table-cell table:formula="of:=IF([.D170]&lt;&gt;&quot;&quot;;IF(ISERROR(HLOOKUP([.D170];[.$A$6:.$CV$6];1;0));[.D170];&quot;-&quot;);&quot;&quot;)">
            <text:p/>
          </table:table-cell>
          <table:table-cell table:formula="of:=IF([.E170]&lt;&gt;&quot;&quot;;IF(ISERROR(HLOOKUP([.E170];[.$A$6:.$CV$6];1;0));[.E170];&quot;-&quot;);&quot;&quot;)">
            <text:p/>
          </table:table-cell>
          <table:table-cell table:number-columns-repeated="3"/>
          <table:table-cell table:formula="of:=IF([.G175]=&quot;&quot;;IF(ISERROR(FIND(&quot;-----&quot;;COM.MICROSOFT.CONCAT([.G170:.K170];&quot;X&quot;;[.G171:.K171];&quot;X&quot;;[.G172:.K172];&quot;X&quot;;[.G173:.K173];&quot;X&quot;;[.G174:.K174];&quot;X&quot;;[.G170:.G174];&quot;X&quot;;[.H170:.H174];&quot;X&quot;;[.I170:.I174];&quot;X&quot;;[.J170:.J174];&quot;X&quot;;[.K170:.K174];&quot;X&quot;;[.G174];[.H173];[.I172];[.J171];[.K170];&quot;X&quot;;[.G170];[.H171];[.I172];[.J173];[.K174])));0;1);&quot;&quot;)">
            <text:p/>
          </table:table-cell>
          <table:table-cell table:formula="of:=IF([.G175]=&quot;&quot;;SUM([.G170:.K174])*INDEX([.A$6:.CV$6];1;[.M$8])*[.O170];&quot;&quot;)">
            <text:p/>
          </table:table-cell>
          <table:table-cell table:number-columns-repeated="4"/>
          <table:table-cell table:formula="of:=IF([.O170]&lt;&gt;&quot;&quot;;ABS([.O170]-1);[.O170])">
            <text:p/>
          </table:table-cell>
          <table:table-cell table:formula="of:=IF([.G175]=&quot;&quot;;(SUM([.G170:.K174])-INDEX([.A$2:.CV$2];1;[.M$8]+1))*INDEX([.A$2:.CV$2];1;[.M$8]+1)*[.U1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71]&lt;&gt;&quot;&quot;;IF(ISERROR(HLOOKUP([.A171];[.$A$6:.$CV$6];1;0));[.A171];&quot;-&quot;);&quot;&quot;)" office:value-type="float" office:value="13" calcext:value-type="float">
            <text:p>13</text:p>
          </table:table-cell>
          <table:table-cell table:formula="of:=IF([.B171]&lt;&gt;&quot;&quot;;IF(ISERROR(HLOOKUP([.B171];[.$A$6:.$CV$6];1;0));[.B171];&quot;-&quot;);&quot;&quot;)" office:value-type="string" office:string-value="-" calcext:value-type="string">
            <text:p>-</text:p>
          </table:table-cell>
          <table:table-cell table:formula="of:=IF([.C171]&lt;&gt;&quot;&quot;;IF(ISERROR(HLOOKUP([.C171];[.$A$6:.$CV$6];1;0));[.C171];&quot;-&quot;);&quot;&quot;)" office:value-type="string" office:string-value="-" calcext:value-type="string">
            <text:p>-</text:p>
          </table:table-cell>
          <table:table-cell table:formula="of:=IF([.D171]&lt;&gt;&quot;&quot;;IF(ISERROR(HLOOKUP([.D171];[.$A$6:.$CV$6];1;0));[.D171];&quot;-&quot;);&quot;&quot;)" office:value-type="string" office:string-value="-" calcext:value-type="string">
            <text:p>-</text:p>
          </table:table-cell>
          <table:table-cell table:formula="of:=IF([.E171]&lt;&gt;&quot;&quot;;IF(ISERROR(HLOOKUP([.E171];[.$A$6:.$CV$6];1;0));[.E171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176]=&quot;&quot;;IF(ISERROR(FIND(&quot;-----&quot;;COM.MICROSOFT.CONCAT([.G171:.K171];&quot;X&quot;;[.G172:.K172];&quot;X&quot;;[.G173:.K173];&quot;X&quot;;[.G174:.K174];&quot;X&quot;;[.G175:.K175];&quot;X&quot;;[.G171:.G175];&quot;X&quot;;[.H171:.H175];&quot;X&quot;;[.I171:.I175];&quot;X&quot;;[.J171:.J175];&quot;X&quot;;[.K171:.K175];&quot;X&quot;;[.G175];[.H174];[.I173];[.J172];[.K171];&quot;X&quot;;[.G171];[.H172];[.I173];[.J174];[.K175])));0;1);&quot;&quot;)" office:value-type="float" office:value="1" calcext:value-type="float">
            <text:p>1</text:p>
          </table:table-cell>
          <table:table-cell table:formula="of:=IF([.G176]=&quot;&quot;;SUM([.G171:.K175])*INDEX([.A$6:.CV$6];1;[.M$8])*[.O171];&quot;&quot;)" office:value-type="float" office:value="15886" calcext:value-type="float">
            <text:p>15886</text:p>
          </table:table-cell>
          <table:table-cell table:number-columns-repeated="4"/>
          <table:table-cell table:formula="of:=IF([.O171]&lt;&gt;&quot;&quot;;ABS([.O171]-1);[.O171])" office:value-type="float" office:value="0" calcext:value-type="float">
            <text:p>0</text:p>
          </table:table-cell>
          <table:table-cell table:formula="of:=IF([.G176]=&quot;&quot;;(SUM([.G171:.K175])-INDEX([.A$2:.CV$2];1;[.M$8]+1))*INDEX([.A$2:.CV$2];1;[.M$8]+1)*[.U17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[.A172]&lt;&gt;&quot;&quot;;IF(ISERROR(HLOOKUP([.A172];[.$A$6:.$CV$6];1;0));[.A172];&quot;-&quot;);&quot;&quot;)" office:value-type="string" office:string-value="-" calcext:value-type="string">
            <text:p>-</text:p>
          </table:table-cell>
          <table:table-cell table:formula="of:=IF([.B172]&lt;&gt;&quot;&quot;;IF(ISERROR(HLOOKUP([.B172];[.$A$6:.$CV$6];1;0));[.B172];&quot;-&quot;);&quot;&quot;)" office:value-type="string" office:string-value="-" calcext:value-type="string">
            <text:p>-</text:p>
          </table:table-cell>
          <table:table-cell table:formula="of:=IF([.C172]&lt;&gt;&quot;&quot;;IF(ISERROR(HLOOKUP([.C172];[.$A$6:.$CV$6];1;0));[.C172];&quot;-&quot;);&quot;&quot;)" office:value-type="string" office:string-value="-" calcext:value-type="string">
            <text:p>-</text:p>
          </table:table-cell>
          <table:table-cell table:formula="of:=IF([.D172]&lt;&gt;&quot;&quot;;IF(ISERROR(HLOOKUP([.D172];[.$A$6:.$CV$6];1;0));[.D172];&quot;-&quot;);&quot;&quot;)" office:value-type="string" office:string-value="-" calcext:value-type="string">
            <text:p>-</text:p>
          </table:table-cell>
          <table:table-cell table:formula="of:=IF([.E172]&lt;&gt;&quot;&quot;;IF(ISERROR(HLOOKUP([.E172];[.$A$6:.$CV$6];1;0));[.E17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7]=&quot;&quot;;IF(ISERROR(FIND(&quot;-----&quot;;COM.MICROSOFT.CONCAT([.G172:.K172];&quot;X&quot;;[.G173:.K173];&quot;X&quot;;[.G174:.K174];&quot;X&quot;;[.G175:.K175];&quot;X&quot;;[.G176:.K176];&quot;X&quot;;[.G172:.G176];&quot;X&quot;;[.H172:.H176];&quot;X&quot;;[.I172:.I176];&quot;X&quot;;[.J172:.J176];&quot;X&quot;;[.K172:.K176];&quot;X&quot;;[.G176];[.H175];[.I174];[.J173];[.K172];&quot;X&quot;;[.G172];[.H173];[.I174];[.J175];[.K176])));0;1);&quot;&quot;)">
            <text:p/>
          </table:table-cell>
          <table:table-cell table:formula="of:=IF([.G177]=&quot;&quot;;SUM([.G172:.K176])*INDEX([.A$6:.CV$6];1;[.M$8])*[.O172];&quot;&quot;)">
            <text:p/>
          </table:table-cell>
          <table:table-cell table:number-columns-repeated="4"/>
          <table:table-cell table:formula="of:=IF([.O172]&lt;&gt;&quot;&quot;;ABS([.O172]-1);[.O172])">
            <text:p/>
          </table:table-cell>
          <table:table-cell table:formula="of:=IF([.G177]=&quot;&quot;;(SUM([.G172:.K176])-INDEX([.A$2:.CV$2];1;[.M$8]+1))*INDEX([.A$2:.CV$2];1;[.M$8]+1)*[.U1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[.A173]&lt;&gt;&quot;&quot;;IF(ISERROR(HLOOKUP([.A173];[.$A$6:.$CV$6];1;0));[.A173];&quot;-&quot;);&quot;&quot;)" office:value-type="string" office:string-value="-" calcext:value-type="string">
            <text:p>-</text:p>
          </table:table-cell>
          <table:table-cell table:formula="of:=IF([.B173]&lt;&gt;&quot;&quot;;IF(ISERROR(HLOOKUP([.B173];[.$A$6:.$CV$6];1;0));[.B173];&quot;-&quot;);&quot;&quot;)" office:value-type="string" office:string-value="-" calcext:value-type="string">
            <text:p>-</text:p>
          </table:table-cell>
          <table:table-cell table:formula="of:=IF([.C173]&lt;&gt;&quot;&quot;;IF(ISERROR(HLOOKUP([.C173];[.$A$6:.$CV$6];1;0));[.C173];&quot;-&quot;);&quot;&quot;)" office:value-type="string" office:string-value="-" calcext:value-type="string">
            <text:p>-</text:p>
          </table:table-cell>
          <table:table-cell table:formula="of:=IF([.D173]&lt;&gt;&quot;&quot;;IF(ISERROR(HLOOKUP([.D173];[.$A$6:.$CV$6];1;0));[.D173];&quot;-&quot;);&quot;&quot;)" office:value-type="string" office:string-value="-" calcext:value-type="string">
            <text:p>-</text:p>
          </table:table-cell>
          <table:table-cell table:formula="of:=IF([.E173]&lt;&gt;&quot;&quot;;IF(ISERROR(HLOOKUP([.E173];[.$A$6:.$CV$6];1;0));[.E173];&quot;-&quot;);&quot;&quot;)" office:value-type="float" office:value="78" calcext:value-type="float">
            <text:p>78</text:p>
          </table:table-cell>
          <table:table-cell table:number-columns-repeated="3"/>
          <table:table-cell table:formula="of:=IF([.G178]=&quot;&quot;;IF(ISERROR(FIND(&quot;-----&quot;;COM.MICROSOFT.CONCAT([.G173:.K173];&quot;X&quot;;[.G174:.K174];&quot;X&quot;;[.G175:.K175];&quot;X&quot;;[.G176:.K176];&quot;X&quot;;[.G177:.K177];&quot;X&quot;;[.G173:.G177];&quot;X&quot;;[.H173:.H177];&quot;X&quot;;[.I173:.I177];&quot;X&quot;;[.J173:.J177];&quot;X&quot;;[.K173:.K177];&quot;X&quot;;[.G177];[.H176];[.I175];[.J174];[.K173];&quot;X&quot;;[.G173];[.H174];[.I175];[.J176];[.K177])));0;1);&quot;&quot;)">
            <text:p/>
          </table:table-cell>
          <table:table-cell table:formula="of:=IF([.G178]=&quot;&quot;;SUM([.G173:.K177])*INDEX([.A$6:.CV$6];1;[.M$8])*[.O173];&quot;&quot;)">
            <text:p/>
          </table:table-cell>
          <table:table-cell table:number-columns-repeated="4"/>
          <table:table-cell table:formula="of:=IF([.O173]&lt;&gt;&quot;&quot;;ABS([.O173]-1);[.O173])">
            <text:p/>
          </table:table-cell>
          <table:table-cell table:formula="of:=IF([.G178]=&quot;&quot;;(SUM([.G173:.K177])-INDEX([.A$2:.CV$2];1;[.M$8]+1))*INDEX([.A$2:.CV$2];1;[.M$8]+1)*[.U1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74]&lt;&gt;&quot;&quot;;IF(ISERROR(HLOOKUP([.A174];[.$A$6:.$CV$6];1;0));[.A174];&quot;-&quot;);&quot;&quot;)" office:value-type="string" office:string-value="-" calcext:value-type="string">
            <text:p>-</text:p>
          </table:table-cell>
          <table:table-cell table:formula="of:=IF([.B174]&lt;&gt;&quot;&quot;;IF(ISERROR(HLOOKUP([.B174];[.$A$6:.$CV$6];1;0));[.B174];&quot;-&quot;);&quot;&quot;)" office:value-type="string" office:string-value="-" calcext:value-type="string">
            <text:p>-</text:p>
          </table:table-cell>
          <table:table-cell table:formula="of:=IF([.C174]&lt;&gt;&quot;&quot;;IF(ISERROR(HLOOKUP([.C174];[.$A$6:.$CV$6];1;0));[.C174];&quot;-&quot;);&quot;&quot;)" office:value-type="float" office:value="25" calcext:value-type="float">
            <text:p>25</text:p>
          </table:table-cell>
          <table:table-cell table:formula="of:=IF([.D174]&lt;&gt;&quot;&quot;;IF(ISERROR(HLOOKUP([.D174];[.$A$6:.$CV$6];1;0));[.D174];&quot;-&quot;);&quot;&quot;)" office:value-type="string" office:string-value="-" calcext:value-type="string">
            <text:p>-</text:p>
          </table:table-cell>
          <table:table-cell table:formula="of:=IF([.E174]&lt;&gt;&quot;&quot;;IF(ISERROR(HLOOKUP([.E174];[.$A$6:.$CV$6];1;0));[.E17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79]=&quot;&quot;;IF(ISERROR(FIND(&quot;-----&quot;;COM.MICROSOFT.CONCAT([.G174:.K174];&quot;X&quot;;[.G175:.K175];&quot;X&quot;;[.G176:.K176];&quot;X&quot;;[.G177:.K177];&quot;X&quot;;[.G178:.K178];&quot;X&quot;;[.G174:.G178];&quot;X&quot;;[.H174:.H178];&quot;X&quot;;[.I174:.I178];&quot;X&quot;;[.J174:.J178];&quot;X&quot;;[.K174:.K178];&quot;X&quot;;[.G178];[.H177];[.I176];[.J175];[.K174];&quot;X&quot;;[.G174];[.H175];[.I176];[.J177];[.K178])));0;1);&quot;&quot;)">
            <text:p/>
          </table:table-cell>
          <table:table-cell table:formula="of:=IF([.G179]=&quot;&quot;;SUM([.G174:.K178])*INDEX([.A$6:.CV$6];1;[.M$8])*[.O174];&quot;&quot;)">
            <text:p/>
          </table:table-cell>
          <table:table-cell table:number-columns-repeated="4"/>
          <table:table-cell table:formula="of:=IF([.O174]&lt;&gt;&quot;&quot;;ABS([.O174]-1);[.O174])">
            <text:p/>
          </table:table-cell>
          <table:table-cell table:formula="of:=IF([.G179]=&quot;&quot;;(SUM([.G174:.K178])-INDEX([.A$2:.CV$2];1;[.M$8]+1))*INDEX([.A$2:.CV$2];1;[.M$8]+1)*[.U1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A175]&lt;&gt;&quot;&quot;;IF(ISERROR(HLOOKUP([.A175];[.$A$6:.$CV$6];1;0));[.A175];&quot;-&quot;);&quot;&quot;)" office:value-type="string" office:string-value="-" calcext:value-type="string">
            <text:p>-</text:p>
          </table:table-cell>
          <table:table-cell table:formula="of:=IF([.B175]&lt;&gt;&quot;&quot;;IF(ISERROR(HLOOKUP([.B175];[.$A$6:.$CV$6];1;0));[.B175];&quot;-&quot;);&quot;&quot;)" office:value-type="string" office:string-value="-" calcext:value-type="string">
            <text:p>-</text:p>
          </table:table-cell>
          <table:table-cell table:formula="of:=IF([.C175]&lt;&gt;&quot;&quot;;IF(ISERROR(HLOOKUP([.C175];[.$A$6:.$CV$6];1;0));[.C175];&quot;-&quot;);&quot;&quot;)" office:value-type="float" office:value="48" calcext:value-type="float">
            <text:p>48</text:p>
          </table:table-cell>
          <table:table-cell table:formula="of:=IF([.D175]&lt;&gt;&quot;&quot;;IF(ISERROR(HLOOKUP([.D175];[.$A$6:.$CV$6];1;0));[.D175];&quot;-&quot;);&quot;&quot;)" office:value-type="string" office:string-value="-" calcext:value-type="string">
            <text:p>-</text:p>
          </table:table-cell>
          <table:table-cell table:formula="of:=IF([.E175]&lt;&gt;&quot;&quot;;IF(ISERROR(HLOOKUP([.E175];[.$A$6:.$CV$6];1;0));[.E17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0]=&quot;&quot;;IF(ISERROR(FIND(&quot;-----&quot;;COM.MICROSOFT.CONCAT([.G175:.K175];&quot;X&quot;;[.G176:.K176];&quot;X&quot;;[.G177:.K177];&quot;X&quot;;[.G178:.K178];&quot;X&quot;;[.G179:.K179];&quot;X&quot;;[.G175:.G179];&quot;X&quot;;[.H175:.H179];&quot;X&quot;;[.I175:.I179];&quot;X&quot;;[.J175:.J179];&quot;X&quot;;[.K175:.K179];&quot;X&quot;;[.G179];[.H178];[.I177];[.J176];[.K175];&quot;X&quot;;[.G175];[.H176];[.I177];[.J178];[.K179])));0;1);&quot;&quot;)">
            <text:p/>
          </table:table-cell>
          <table:table-cell table:formula="of:=IF([.G180]=&quot;&quot;;SUM([.G175:.K179])*INDEX([.A$6:.CV$6];1;[.M$8])*[.O175];&quot;&quot;)">
            <text:p/>
          </table:table-cell>
          <table:table-cell table:number-columns-repeated="4"/>
          <table:table-cell table:formula="of:=IF([.O175]&lt;&gt;&quot;&quot;;ABS([.O175]-1);[.O175])">
            <text:p/>
          </table:table-cell>
          <table:table-cell table:formula="of:=IF([.G180]=&quot;&quot;;(SUM([.G175:.K179])-INDEX([.A$2:.CV$2];1;[.M$8]+1))*INDEX([.A$2:.CV$2];1;[.M$8]+1)*[.U17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76]&lt;&gt;&quot;&quot;;IF(ISERROR(HLOOKUP([.A176];[.$A$6:.$CV$6];1;0));[.A176];&quot;-&quot;);&quot;&quot;)">
            <text:p/>
          </table:table-cell>
          <table:table-cell table:formula="of:=IF([.B176]&lt;&gt;&quot;&quot;;IF(ISERROR(HLOOKUP([.B176];[.$A$6:.$CV$6];1;0));[.B176];&quot;-&quot;);&quot;&quot;)">
            <text:p/>
          </table:table-cell>
          <table:table-cell table:formula="of:=IF([.C176]&lt;&gt;&quot;&quot;;IF(ISERROR(HLOOKUP([.C176];[.$A$6:.$CV$6];1;0));[.C176];&quot;-&quot;);&quot;&quot;)">
            <text:p/>
          </table:table-cell>
          <table:table-cell table:formula="of:=IF([.D176]&lt;&gt;&quot;&quot;;IF(ISERROR(HLOOKUP([.D176];[.$A$6:.$CV$6];1;0));[.D176];&quot;-&quot;);&quot;&quot;)">
            <text:p/>
          </table:table-cell>
          <table:table-cell table:formula="of:=IF([.E176]&lt;&gt;&quot;&quot;;IF(ISERROR(HLOOKUP([.E176];[.$A$6:.$CV$6];1;0));[.E176];&quot;-&quot;);&quot;&quot;)">
            <text:p/>
          </table:table-cell>
          <table:table-cell table:number-columns-repeated="3"/>
          <table:table-cell table:formula="of:=IF([.G181]=&quot;&quot;;IF(ISERROR(FIND(&quot;-----&quot;;COM.MICROSOFT.CONCAT([.G176:.K176];&quot;X&quot;;[.G177:.K177];&quot;X&quot;;[.G178:.K178];&quot;X&quot;;[.G179:.K179];&quot;X&quot;;[.G180:.K180];&quot;X&quot;;[.G176:.G180];&quot;X&quot;;[.H176:.H180];&quot;X&quot;;[.I176:.I180];&quot;X&quot;;[.J176:.J180];&quot;X&quot;;[.K176:.K180];&quot;X&quot;;[.G180];[.H179];[.I178];[.J177];[.K176];&quot;X&quot;;[.G176];[.H177];[.I178];[.J179];[.K180])));0;1);&quot;&quot;)">
            <text:p/>
          </table:table-cell>
          <table:table-cell table:formula="of:=IF([.G181]=&quot;&quot;;SUM([.G176:.K180])*INDEX([.A$6:.CV$6];1;[.M$8])*[.O176];&quot;&quot;)">
            <text:p/>
          </table:table-cell>
          <table:table-cell table:number-columns-repeated="4"/>
          <table:table-cell table:formula="of:=IF([.O176]&lt;&gt;&quot;&quot;;ABS([.O176]-1);[.O176])">
            <text:p/>
          </table:table-cell>
          <table:table-cell table:formula="of:=IF([.G181]=&quot;&quot;;(SUM([.G176:.K180])-INDEX([.A$2:.CV$2];1;[.M$8]+1))*INDEX([.A$2:.CV$2];1;[.M$8]+1)*[.U1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177]&lt;&gt;&quot;&quot;;IF(ISERROR(HLOOKUP([.A177];[.$A$6:.$CV$6];1;0));[.A177];&quot;-&quot;);&quot;&quot;)" office:value-type="string" office:string-value="-" calcext:value-type="string">
            <text:p>-</text:p>
          </table:table-cell>
          <table:table-cell table:formula="of:=IF([.B177]&lt;&gt;&quot;&quot;;IF(ISERROR(HLOOKUP([.B177];[.$A$6:.$CV$6];1;0));[.B177];&quot;-&quot;);&quot;&quot;)" office:value-type="string" office:string-value="-" calcext:value-type="string">
            <text:p>-</text:p>
          </table:table-cell>
          <table:table-cell table:formula="of:=IF([.C177]&lt;&gt;&quot;&quot;;IF(ISERROR(HLOOKUP([.C177];[.$A$6:.$CV$6];1;0));[.C177];&quot;-&quot;);&quot;&quot;)" office:value-type="string" office:string-value="-" calcext:value-type="string">
            <text:p>-</text:p>
          </table:table-cell>
          <table:table-cell table:formula="of:=IF([.D177]&lt;&gt;&quot;&quot;;IF(ISERROR(HLOOKUP([.D177];[.$A$6:.$CV$6];1;0));[.D177];&quot;-&quot;);&quot;&quot;)" office:value-type="string" office:string-value="-" calcext:value-type="string">
            <text:p>-</text:p>
          </table:table-cell>
          <table:table-cell table:formula="of:=IF([.E177]&lt;&gt;&quot;&quot;;IF(ISERROR(HLOOKUP([.E177];[.$A$6:.$CV$6];1;0));[.E17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2]=&quot;&quot;;IF(ISERROR(FIND(&quot;-----&quot;;COM.MICROSOFT.CONCAT([.G177:.K177];&quot;X&quot;;[.G178:.K178];&quot;X&quot;;[.G179:.K179];&quot;X&quot;;[.G180:.K180];&quot;X&quot;;[.G181:.K181];&quot;X&quot;;[.G177:.G181];&quot;X&quot;;[.H177:.H181];&quot;X&quot;;[.I177:.I181];&quot;X&quot;;[.J177:.J181];&quot;X&quot;;[.K177:.K181];&quot;X&quot;;[.G181];[.H180];[.I179];[.J178];[.K177];&quot;X&quot;;[.G177];[.H178];[.I179];[.J180];[.K181])));0;1);&quot;&quot;)" office:value-type="float" office:value="1" calcext:value-type="float">
            <text:p>1</text:p>
          </table:table-cell>
          <table:table-cell table:formula="of:=IF([.G182]=&quot;&quot;;SUM([.G177:.K181])*INDEX([.A$6:.CV$6];1;[.M$8])*[.O177];&quot;&quot;)" office:value-type="float" office:value="23218" calcext:value-type="float">
            <text:p>23218</text:p>
          </table:table-cell>
          <table:table-cell table:number-columns-repeated="4"/>
          <table:table-cell table:formula="of:=IF([.O177]&lt;&gt;&quot;&quot;;ABS([.O177]-1);[.O177])" office:value-type="float" office:value="0" calcext:value-type="float">
            <text:p>0</text:p>
          </table:table-cell>
          <table:table-cell table:formula="of:=IF([.G182]=&quot;&quot;;(SUM([.G177:.K181])-INDEX([.A$2:.CV$2];1;[.M$8]+1))*INDEX([.A$2:.CV$2];1;[.M$8]+1)*[.U17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A178]&lt;&gt;&quot;&quot;;IF(ISERROR(HLOOKUP([.A178];[.$A$6:.$CV$6];1;0));[.A178];&quot;-&quot;);&quot;&quot;)" office:value-type="string" office:string-value="-" calcext:value-type="string">
            <text:p>-</text:p>
          </table:table-cell>
          <table:table-cell table:formula="of:=IF([.B178]&lt;&gt;&quot;&quot;;IF(ISERROR(HLOOKUP([.B178];[.$A$6:.$CV$6];1;0));[.B178];&quot;-&quot;);&quot;&quot;)" office:value-type="string" office:string-value="-" calcext:value-type="string">
            <text:p>-</text:p>
          </table:table-cell>
          <table:table-cell table:formula="of:=IF([.C178]&lt;&gt;&quot;&quot;;IF(ISERROR(HLOOKUP([.C178];[.$A$6:.$CV$6];1;0));[.C178];&quot;-&quot;);&quot;&quot;)" office:value-type="string" office:string-value="-" calcext:value-type="string">
            <text:p>-</text:p>
          </table:table-cell>
          <table:table-cell table:formula="of:=IF([.D178]&lt;&gt;&quot;&quot;;IF(ISERROR(HLOOKUP([.D178];[.$A$6:.$CV$6];1;0));[.D178];&quot;-&quot;);&quot;&quot;)" office:value-type="string" office:string-value="-" calcext:value-type="string">
            <text:p>-</text:p>
          </table:table-cell>
          <table:table-cell table:formula="of:=IF([.E178]&lt;&gt;&quot;&quot;;IF(ISERROR(HLOOKUP([.E178];[.$A$6:.$CV$6];1;0));[.E17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3]=&quot;&quot;;IF(ISERROR(FIND(&quot;-----&quot;;COM.MICROSOFT.CONCAT([.G178:.K178];&quot;X&quot;;[.G179:.K179];&quot;X&quot;;[.G180:.K180];&quot;X&quot;;[.G181:.K181];&quot;X&quot;;[.G182:.K182];&quot;X&quot;;[.G178:.G182];&quot;X&quot;;[.H178:.H182];&quot;X&quot;;[.I178:.I182];&quot;X&quot;;[.J178:.J182];&quot;X&quot;;[.K178:.K182];&quot;X&quot;;[.G182];[.H181];[.I180];[.J179];[.K178];&quot;X&quot;;[.G178];[.H179];[.I180];[.J181];[.K182])));0;1);&quot;&quot;)">
            <text:p/>
          </table:table-cell>
          <table:table-cell table:formula="of:=IF([.G183]=&quot;&quot;;SUM([.G178:.K182])*INDEX([.A$6:.CV$6];1;[.M$8])*[.O178];&quot;&quot;)">
            <text:p/>
          </table:table-cell>
          <table:table-cell table:number-columns-repeated="4"/>
          <table:table-cell table:formula="of:=IF([.O178]&lt;&gt;&quot;&quot;;ABS([.O178]-1);[.O178])">
            <text:p/>
          </table:table-cell>
          <table:table-cell table:formula="of:=IF([.G183]=&quot;&quot;;(SUM([.G178:.K182])-INDEX([.A$2:.CV$2];1;[.M$8]+1))*INDEX([.A$2:.CV$2];1;[.M$8]+1)*[.U1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A179]&lt;&gt;&quot;&quot;;IF(ISERROR(HLOOKUP([.A179];[.$A$6:.$CV$6];1;0));[.A179];&quot;-&quot;);&quot;&quot;)" office:value-type="string" office:string-value="-" calcext:value-type="string">
            <text:p>-</text:p>
          </table:table-cell>
          <table:table-cell table:formula="of:=IF([.B179]&lt;&gt;&quot;&quot;;IF(ISERROR(HLOOKUP([.B179];[.$A$6:.$CV$6];1;0));[.B179];&quot;-&quot;);&quot;&quot;)" office:value-type="float" office:value="83" calcext:value-type="float">
            <text:p>83</text:p>
          </table:table-cell>
          <table:table-cell table:formula="of:=IF([.C179]&lt;&gt;&quot;&quot;;IF(ISERROR(HLOOKUP([.C179];[.$A$6:.$CV$6];1;0));[.C179];&quot;-&quot;);&quot;&quot;)" office:value-type="string" office:string-value="-" calcext:value-type="string">
            <text:p>-</text:p>
          </table:table-cell>
          <table:table-cell table:formula="of:=IF([.D179]&lt;&gt;&quot;&quot;;IF(ISERROR(HLOOKUP([.D179];[.$A$6:.$CV$6];1;0));[.D179];&quot;-&quot;);&quot;&quot;)" office:value-type="string" office:string-value="-" calcext:value-type="string">
            <text:p>-</text:p>
          </table:table-cell>
          <table:table-cell table:formula="of:=IF([.E179]&lt;&gt;&quot;&quot;;IF(ISERROR(HLOOKUP([.E179];[.$A$6:.$CV$6];1;0));[.E17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4]=&quot;&quot;;IF(ISERROR(FIND(&quot;-----&quot;;COM.MICROSOFT.CONCAT([.G179:.K179];&quot;X&quot;;[.G180:.K180];&quot;X&quot;;[.G181:.K181];&quot;X&quot;;[.G182:.K182];&quot;X&quot;;[.G183:.K183];&quot;X&quot;;[.G179:.G183];&quot;X&quot;;[.H179:.H183];&quot;X&quot;;[.I179:.I183];&quot;X&quot;;[.J179:.J183];&quot;X&quot;;[.K179:.K183];&quot;X&quot;;[.G183];[.H182];[.I181];[.J180];[.K179];&quot;X&quot;;[.G179];[.H180];[.I181];[.J182];[.K183])));0;1);&quot;&quot;)">
            <text:p/>
          </table:table-cell>
          <table:table-cell table:formula="of:=IF([.G184]=&quot;&quot;;SUM([.G179:.K183])*INDEX([.A$6:.CV$6];1;[.M$8])*[.O179];&quot;&quot;)">
            <text:p/>
          </table:table-cell>
          <table:table-cell table:number-columns-repeated="4"/>
          <table:table-cell table:formula="of:=IF([.O179]&lt;&gt;&quot;&quot;;ABS([.O179]-1);[.O179])">
            <text:p/>
          </table:table-cell>
          <table:table-cell table:formula="of:=IF([.G184]=&quot;&quot;;(SUM([.G179:.K183])-INDEX([.A$2:.CV$2];1;[.M$8]+1))*INDEX([.A$2:.CV$2];1;[.M$8]+1)*[.U17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[.A180]&lt;&gt;&quot;&quot;;IF(ISERROR(HLOOKUP([.A180];[.$A$6:.$CV$6];1;0));[.A180];&quot;-&quot;);&quot;&quot;)" office:value-type="string" office:string-value="-" calcext:value-type="string">
            <text:p>-</text:p>
          </table:table-cell>
          <table:table-cell table:formula="of:=IF([.B180]&lt;&gt;&quot;&quot;;IF(ISERROR(HLOOKUP([.B180];[.$A$6:.$CV$6];1;0));[.B180];&quot;-&quot;);&quot;&quot;)" office:value-type="string" office:string-value="-" calcext:value-type="string">
            <text:p>-</text:p>
          </table:table-cell>
          <table:table-cell table:formula="of:=IF([.C180]&lt;&gt;&quot;&quot;;IF(ISERROR(HLOOKUP([.C180];[.$A$6:.$CV$6];1;0));[.C180];&quot;-&quot;);&quot;&quot;)" office:value-type="float" office:value="25" calcext:value-type="float">
            <text:p>25</text:p>
          </table:table-cell>
          <table:table-cell table:formula="of:=IF([.D180]&lt;&gt;&quot;&quot;;IF(ISERROR(HLOOKUP([.D180];[.$A$6:.$CV$6];1;0));[.D180];&quot;-&quot;);&quot;&quot;)" office:value-type="float" office:value="48" calcext:value-type="float">
            <text:p>48</text:p>
          </table:table-cell>
          <table:table-cell table:formula="of:=IF([.E180]&lt;&gt;&quot;&quot;;IF(ISERROR(HLOOKUP([.E180];[.$A$6:.$CV$6];1;0));[.E18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5]=&quot;&quot;;IF(ISERROR(FIND(&quot;-----&quot;;COM.MICROSOFT.CONCAT([.G180:.K180];&quot;X&quot;;[.G181:.K181];&quot;X&quot;;[.G182:.K182];&quot;X&quot;;[.G183:.K183];&quot;X&quot;;[.G184:.K184];&quot;X&quot;;[.G180:.G184];&quot;X&quot;;[.H180:.H184];&quot;X&quot;;[.I180:.I184];&quot;X&quot;;[.J180:.J184];&quot;X&quot;;[.K180:.K184];&quot;X&quot;;[.G184];[.H183];[.I182];[.J181];[.K180];&quot;X&quot;;[.G180];[.H181];[.I182];[.J183];[.K184])));0;1);&quot;&quot;)">
            <text:p/>
          </table:table-cell>
          <table:table-cell table:formula="of:=IF([.G185]=&quot;&quot;;SUM([.G180:.K184])*INDEX([.A$6:.CV$6];1;[.M$8])*[.O180];&quot;&quot;)">
            <text:p/>
          </table:table-cell>
          <table:table-cell table:number-columns-repeated="4"/>
          <table:table-cell table:formula="of:=IF([.O180]&lt;&gt;&quot;&quot;;ABS([.O180]-1);[.O180])">
            <text:p/>
          </table:table-cell>
          <table:table-cell table:formula="of:=IF([.G185]=&quot;&quot;;(SUM([.G180:.K184])-INDEX([.A$2:.CV$2];1;[.M$8]+1))*INDEX([.A$2:.CV$2];1;[.M$8]+1)*[.U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A181]&lt;&gt;&quot;&quot;;IF(ISERROR(HLOOKUP([.A181];[.$A$6:.$CV$6];1;0));[.A181];&quot;-&quot;);&quot;&quot;)" office:value-type="string" office:string-value="-" calcext:value-type="string">
            <text:p>-</text:p>
          </table:table-cell>
          <table:table-cell table:formula="of:=IF([.B181]&lt;&gt;&quot;&quot;;IF(ISERROR(HLOOKUP([.B181];[.$A$6:.$CV$6];1;0));[.B181];&quot;-&quot;);&quot;&quot;)" office:value-type="float" office:value="15" calcext:value-type="float">
            <text:p>15</text:p>
          </table:table-cell>
          <table:table-cell table:formula="of:=IF([.C181]&lt;&gt;&quot;&quot;;IF(ISERROR(HLOOKUP([.C181];[.$A$6:.$CV$6];1;0));[.C181];&quot;-&quot;);&quot;&quot;)" office:value-type="string" office:string-value="-" calcext:value-type="string">
            <text:p>-</text:p>
          </table:table-cell>
          <table:table-cell table:formula="of:=IF([.D181]&lt;&gt;&quot;&quot;;IF(ISERROR(HLOOKUP([.D181];[.$A$6:.$CV$6];1;0));[.D181];&quot;-&quot;);&quot;&quot;)" office:value-type="string" office:string-value="-" calcext:value-type="string">
            <text:p>-</text:p>
          </table:table-cell>
          <table:table-cell table:formula="of:=IF([.E181]&lt;&gt;&quot;&quot;;IF(ISERROR(HLOOKUP([.E181];[.$A$6:.$CV$6];1;0));[.E181];&quot;-&quot;);&quot;&quot;)" office:value-type="float" office:value="76" calcext:value-type="float">
            <text:p>76</text:p>
          </table:table-cell>
          <table:table-cell table:number-columns-repeated="3"/>
          <table:table-cell table:formula="of:=IF([.G186]=&quot;&quot;;IF(ISERROR(FIND(&quot;-----&quot;;COM.MICROSOFT.CONCAT([.G181:.K181];&quot;X&quot;;[.G182:.K182];&quot;X&quot;;[.G183:.K183];&quot;X&quot;;[.G184:.K184];&quot;X&quot;;[.G185:.K185];&quot;X&quot;;[.G181:.G185];&quot;X&quot;;[.H181:.H185];&quot;X&quot;;[.I181:.I185];&quot;X&quot;;[.J181:.J185];&quot;X&quot;;[.K181:.K185];&quot;X&quot;;[.G185];[.H184];[.I183];[.J182];[.K181];&quot;X&quot;;[.G181];[.H182];[.I183];[.J184];[.K185])));0;1);&quot;&quot;)">
            <text:p/>
          </table:table-cell>
          <table:table-cell table:formula="of:=IF([.G186]=&quot;&quot;;SUM([.G181:.K185])*INDEX([.A$6:.CV$6];1;[.M$8])*[.O181];&quot;&quot;)">
            <text:p/>
          </table:table-cell>
          <table:table-cell table:number-columns-repeated="4"/>
          <table:table-cell table:formula="of:=IF([.O181]&lt;&gt;&quot;&quot;;ABS([.O181]-1);[.O181])">
            <text:p/>
          </table:table-cell>
          <table:table-cell table:formula="of:=IF([.G186]=&quot;&quot;;(SUM([.G181:.K185])-INDEX([.A$2:.CV$2];1;[.M$8]+1))*INDEX([.A$2:.CV$2];1;[.M$8]+1)*[.U18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82]&lt;&gt;&quot;&quot;;IF(ISERROR(HLOOKUP([.A182];[.$A$6:.$CV$6];1;0));[.A182];&quot;-&quot;);&quot;&quot;)">
            <text:p/>
          </table:table-cell>
          <table:table-cell table:formula="of:=IF([.B182]&lt;&gt;&quot;&quot;;IF(ISERROR(HLOOKUP([.B182];[.$A$6:.$CV$6];1;0));[.B182];&quot;-&quot;);&quot;&quot;)">
            <text:p/>
          </table:table-cell>
          <table:table-cell table:formula="of:=IF([.C182]&lt;&gt;&quot;&quot;;IF(ISERROR(HLOOKUP([.C182];[.$A$6:.$CV$6];1;0));[.C182];&quot;-&quot;);&quot;&quot;)">
            <text:p/>
          </table:table-cell>
          <table:table-cell table:formula="of:=IF([.D182]&lt;&gt;&quot;&quot;;IF(ISERROR(HLOOKUP([.D182];[.$A$6:.$CV$6];1;0));[.D182];&quot;-&quot;);&quot;&quot;)">
            <text:p/>
          </table:table-cell>
          <table:table-cell table:formula="of:=IF([.E182]&lt;&gt;&quot;&quot;;IF(ISERROR(HLOOKUP([.E182];[.$A$6:.$CV$6];1;0));[.E182];&quot;-&quot;);&quot;&quot;)">
            <text:p/>
          </table:table-cell>
          <table:table-cell table:number-columns-repeated="3"/>
          <table:table-cell table:formula="of:=IF([.G187]=&quot;&quot;;IF(ISERROR(FIND(&quot;-----&quot;;COM.MICROSOFT.CONCAT([.G182:.K182];&quot;X&quot;;[.G183:.K183];&quot;X&quot;;[.G184:.K184];&quot;X&quot;;[.G185:.K185];&quot;X&quot;;[.G186:.K186];&quot;X&quot;;[.G182:.G186];&quot;X&quot;;[.H182:.H186];&quot;X&quot;;[.I182:.I186];&quot;X&quot;;[.J182:.J186];&quot;X&quot;;[.K182:.K186];&quot;X&quot;;[.G186];[.H185];[.I184];[.J183];[.K182];&quot;X&quot;;[.G182];[.H183];[.I184];[.J185];[.K186])));0;1);&quot;&quot;)">
            <text:p/>
          </table:table-cell>
          <table:table-cell table:formula="of:=IF([.G187]=&quot;&quot;;SUM([.G182:.K186])*INDEX([.A$6:.CV$6];1;[.M$8])*[.O182];&quot;&quot;)">
            <text:p/>
          </table:table-cell>
          <table:table-cell table:number-columns-repeated="4"/>
          <table:table-cell table:formula="of:=IF([.O182]&lt;&gt;&quot;&quot;;ABS([.O182]-1);[.O182])">
            <text:p/>
          </table:table-cell>
          <table:table-cell table:formula="of:=IF([.G187]=&quot;&quot;;(SUM([.G182:.K186])-INDEX([.A$2:.CV$2];1;[.M$8]+1))*INDEX([.A$2:.CV$2];1;[.M$8]+1)*[.U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183]&lt;&gt;&quot;&quot;;IF(ISERROR(HLOOKUP([.A183];[.$A$6:.$CV$6];1;0));[.A183];&quot;-&quot;);&quot;&quot;)" office:value-type="string" office:string-value="-" calcext:value-type="string">
            <text:p>-</text:p>
          </table:table-cell>
          <table:table-cell table:formula="of:=IF([.B183]&lt;&gt;&quot;&quot;;IF(ISERROR(HLOOKUP([.B183];[.$A$6:.$CV$6];1;0));[.B183];&quot;-&quot;);&quot;&quot;)" office:value-type="string" office:string-value="-" calcext:value-type="string">
            <text:p>-</text:p>
          </table:table-cell>
          <table:table-cell table:formula="of:=IF([.C183]&lt;&gt;&quot;&quot;;IF(ISERROR(HLOOKUP([.C183];[.$A$6:.$CV$6];1;0));[.C183];&quot;-&quot;);&quot;&quot;)" office:value-type="float" office:value="89" calcext:value-type="float">
            <text:p>89</text:p>
          </table:table-cell>
          <table:table-cell table:formula="of:=IF([.D183]&lt;&gt;&quot;&quot;;IF(ISERROR(HLOOKUP([.D183];[.$A$6:.$CV$6];1;0));[.D183];&quot;-&quot;);&quot;&quot;)" office:value-type="string" office:string-value="-" calcext:value-type="string">
            <text:p>-</text:p>
          </table:table-cell>
          <table:table-cell table:formula="of:=IF([.E183]&lt;&gt;&quot;&quot;;IF(ISERROR(HLOOKUP([.E183];[.$A$6:.$CV$6];1;0));[.E18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8]=&quot;&quot;;IF(ISERROR(FIND(&quot;-----&quot;;COM.MICROSOFT.CONCAT([.G183:.K183];&quot;X&quot;;[.G184:.K184];&quot;X&quot;;[.G185:.K185];&quot;X&quot;;[.G186:.K186];&quot;X&quot;;[.G187:.K187];&quot;X&quot;;[.G183:.G187];&quot;X&quot;;[.H183:.H187];&quot;X&quot;;[.I183:.I187];&quot;X&quot;;[.J183:.J187];&quot;X&quot;;[.K183:.K187];&quot;X&quot;;[.G187];[.H186];[.I185];[.J184];[.K183];&quot;X&quot;;[.G183];[.H184];[.I185];[.J186];[.K187])));0;1);&quot;&quot;)" office:value-type="float" office:value="1" calcext:value-type="float">
            <text:p>1</text:p>
          </table:table-cell>
          <table:table-cell table:formula="of:=IF([.G188]=&quot;&quot;;SUM([.G183:.K187])*INDEX([.A$6:.CV$6];1;[.M$8])*[.O183];&quot;&quot;)" office:value-type="float" office:value="16920" calcext:value-type="float">
            <text:p>16920</text:p>
          </table:table-cell>
          <table:table-cell table:number-columns-repeated="4"/>
          <table:table-cell table:formula="of:=IF([.O183]&lt;&gt;&quot;&quot;;ABS([.O183]-1);[.O183])" office:value-type="float" office:value="0" calcext:value-type="float">
            <text:p>0</text:p>
          </table:table-cell>
          <table:table-cell table:formula="of:=IF([.G188]=&quot;&quot;;(SUM([.G183:.K187])-INDEX([.A$2:.CV$2];1;[.M$8]+1))*INDEX([.A$2:.CV$2];1;[.M$8]+1)*[.U18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/>
          <table:table-cell table:formula="of:=IF([.A184]&lt;&gt;&quot;&quot;;IF(ISERROR(HLOOKUP([.A184];[.$A$6:.$CV$6];1;0));[.A184];&quot;-&quot;);&quot;&quot;)" office:value-type="string" office:string-value="-" calcext:value-type="string">
            <text:p>-</text:p>
          </table:table-cell>
          <table:table-cell table:formula="of:=IF([.B184]&lt;&gt;&quot;&quot;;IF(ISERROR(HLOOKUP([.B184];[.$A$6:.$CV$6];1;0));[.B184];&quot;-&quot;);&quot;&quot;)" office:value-type="string" office:string-value="-" calcext:value-type="string">
            <text:p>-</text:p>
          </table:table-cell>
          <table:table-cell table:formula="of:=IF([.C184]&lt;&gt;&quot;&quot;;IF(ISERROR(HLOOKUP([.C184];[.$A$6:.$CV$6];1;0));[.C184];&quot;-&quot;);&quot;&quot;)" office:value-type="string" office:string-value="-" calcext:value-type="string">
            <text:p>-</text:p>
          </table:table-cell>
          <table:table-cell table:formula="of:=IF([.D184]&lt;&gt;&quot;&quot;;IF(ISERROR(HLOOKUP([.D184];[.$A$6:.$CV$6];1;0));[.D184];&quot;-&quot;);&quot;&quot;)" office:value-type="string" office:string-value="-" calcext:value-type="string">
            <text:p>-</text:p>
          </table:table-cell>
          <table:table-cell table:formula="of:=IF([.E184]&lt;&gt;&quot;&quot;;IF(ISERROR(HLOOKUP([.E184];[.$A$6:.$CV$6];1;0));[.E18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89]=&quot;&quot;;IF(ISERROR(FIND(&quot;-----&quot;;COM.MICROSOFT.CONCAT([.G184:.K184];&quot;X&quot;;[.G185:.K185];&quot;X&quot;;[.G186:.K186];&quot;X&quot;;[.G187:.K187];&quot;X&quot;;[.G188:.K188];&quot;X&quot;;[.G184:.G188];&quot;X&quot;;[.H184:.H188];&quot;X&quot;;[.I184:.I188];&quot;X&quot;;[.J184:.J188];&quot;X&quot;;[.K184:.K188];&quot;X&quot;;[.G188];[.H187];[.I186];[.J185];[.K184];&quot;X&quot;;[.G184];[.H185];[.I186];[.J187];[.K188])));0;1);&quot;&quot;)">
            <text:p/>
          </table:table-cell>
          <table:table-cell table:formula="of:=IF([.G189]=&quot;&quot;;SUM([.G184:.K188])*INDEX([.A$6:.CV$6];1;[.M$8])*[.O184];&quot;&quot;)">
            <text:p/>
          </table:table-cell>
          <table:table-cell table:number-columns-repeated="4"/>
          <table:table-cell table:formula="of:=IF([.O184]&lt;&gt;&quot;&quot;;ABS([.O184]-1);[.O184])">
            <text:p/>
          </table:table-cell>
          <table:table-cell table:formula="of:=IF([.G189]=&quot;&quot;;(SUM([.G184:.K188])-INDEX([.A$2:.CV$2];1;[.M$8]+1))*INDEX([.A$2:.CV$2];1;[.M$8]+1)*[.U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185]&lt;&gt;&quot;&quot;;IF(ISERROR(HLOOKUP([.A185];[.$A$6:.$CV$6];1;0));[.A185];&quot;-&quot;);&quot;&quot;)" office:value-type="string" office:string-value="-" calcext:value-type="string">
            <text:p>-</text:p>
          </table:table-cell>
          <table:table-cell table:formula="of:=IF([.B185]&lt;&gt;&quot;&quot;;IF(ISERROR(HLOOKUP([.B185];[.$A$6:.$CV$6];1;0));[.B185];&quot;-&quot;);&quot;&quot;)" office:value-type="string" office:string-value="-" calcext:value-type="string">
            <text:p>-</text:p>
          </table:table-cell>
          <table:table-cell table:formula="of:=IF([.C185]&lt;&gt;&quot;&quot;;IF(ISERROR(HLOOKUP([.C185];[.$A$6:.$CV$6];1;0));[.C185];&quot;-&quot;);&quot;&quot;)" office:value-type="string" office:string-value="-" calcext:value-type="string">
            <text:p>-</text:p>
          </table:table-cell>
          <table:table-cell table:formula="of:=IF([.D185]&lt;&gt;&quot;&quot;;IF(ISERROR(HLOOKUP([.D185];[.$A$6:.$CV$6];1;0));[.D185];&quot;-&quot;);&quot;&quot;)" office:value-type="string" office:string-value="-" calcext:value-type="string">
            <text:p>-</text:p>
          </table:table-cell>
          <table:table-cell table:formula="of:=IF([.E185]&lt;&gt;&quot;&quot;;IF(ISERROR(HLOOKUP([.E185];[.$A$6:.$CV$6];1;0));[.E185];&quot;-&quot;);&quot;&quot;)" office:value-type="float" office:value="3" calcext:value-type="float">
            <text:p>3</text:p>
          </table:table-cell>
          <table:table-cell table:number-columns-repeated="3"/>
          <table:table-cell table:formula="of:=IF([.G190]=&quot;&quot;;IF(ISERROR(FIND(&quot;-----&quot;;COM.MICROSOFT.CONCAT([.G185:.K185];&quot;X&quot;;[.G186:.K186];&quot;X&quot;;[.G187:.K187];&quot;X&quot;;[.G188:.K188];&quot;X&quot;;[.G189:.K189];&quot;X&quot;;[.G185:.G189];&quot;X&quot;;[.H185:.H189];&quot;X&quot;;[.I185:.I189];&quot;X&quot;;[.J185:.J189];&quot;X&quot;;[.K185:.K189];&quot;X&quot;;[.G189];[.H188];[.I187];[.J186];[.K185];&quot;X&quot;;[.G185];[.H186];[.I187];[.J188];[.K189])));0;1);&quot;&quot;)">
            <text:p/>
          </table:table-cell>
          <table:table-cell table:formula="of:=IF([.G190]=&quot;&quot;;SUM([.G185:.K189])*INDEX([.A$6:.CV$6];1;[.M$8])*[.O185];&quot;&quot;)">
            <text:p/>
          </table:table-cell>
          <table:table-cell table:number-columns-repeated="4"/>
          <table:table-cell table:formula="of:=IF([.O185]&lt;&gt;&quot;&quot;;ABS([.O185]-1);[.O185])">
            <text:p/>
          </table:table-cell>
          <table:table-cell table:formula="of:=IF([.G190]=&quot;&quot;;(SUM([.G185:.K189])-INDEX([.A$2:.CV$2];1;[.M$8]+1))*INDEX([.A$2:.CV$2];1;[.M$8]+1)*[.U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186]&lt;&gt;&quot;&quot;;IF(ISERROR(HLOOKUP([.A186];[.$A$6:.$CV$6];1;0));[.A186];&quot;-&quot;);&quot;&quot;)" office:value-type="string" office:string-value="-" calcext:value-type="string">
            <text:p>-</text:p>
          </table:table-cell>
          <table:table-cell table:formula="of:=IF([.B186]&lt;&gt;&quot;&quot;;IF(ISERROR(HLOOKUP([.B186];[.$A$6:.$CV$6];1;0));[.B186];&quot;-&quot;);&quot;&quot;)" office:value-type="string" office:string-value="-" calcext:value-type="string">
            <text:p>-</text:p>
          </table:table-cell>
          <table:table-cell table:formula="of:=IF([.C186]&lt;&gt;&quot;&quot;;IF(ISERROR(HLOOKUP([.C186];[.$A$6:.$CV$6];1;0));[.C186];&quot;-&quot;);&quot;&quot;)" office:value-type="string" office:string-value="-" calcext:value-type="string">
            <text:p>-</text:p>
          </table:table-cell>
          <table:table-cell table:formula="of:=IF([.D186]&lt;&gt;&quot;&quot;;IF(ISERROR(HLOOKUP([.D186];[.$A$6:.$CV$6];1;0));[.D186];&quot;-&quot;);&quot;&quot;)" office:value-type="string" office:string-value="-" calcext:value-type="string">
            <text:p>-</text:p>
          </table:table-cell>
          <table:table-cell table:formula="of:=IF([.E186]&lt;&gt;&quot;&quot;;IF(ISERROR(HLOOKUP([.E186];[.$A$6:.$CV$6];1;0));[.E18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91]=&quot;&quot;;IF(ISERROR(FIND(&quot;-----&quot;;COM.MICROSOFT.CONCAT([.G186:.K186];&quot;X&quot;;[.G187:.K187];&quot;X&quot;;[.G188:.K188];&quot;X&quot;;[.G189:.K189];&quot;X&quot;;[.G190:.K190];&quot;X&quot;;[.G186:.G190];&quot;X&quot;;[.H186:.H190];&quot;X&quot;;[.I186:.I190];&quot;X&quot;;[.J186:.J190];&quot;X&quot;;[.K186:.K190];&quot;X&quot;;[.G190];[.H189];[.I188];[.J187];[.K186];&quot;X&quot;;[.G186];[.H187];[.I188];[.J189];[.K190])));0;1);&quot;&quot;)">
            <text:p/>
          </table:table-cell>
          <table:table-cell table:formula="of:=IF([.G191]=&quot;&quot;;SUM([.G186:.K190])*INDEX([.A$6:.CV$6];1;[.M$8])*[.O186];&quot;&quot;)">
            <text:p/>
          </table:table-cell>
          <table:table-cell table:number-columns-repeated="4"/>
          <table:table-cell table:formula="of:=IF([.O186]&lt;&gt;&quot;&quot;;ABS([.O186]-1);[.O186])">
            <text:p/>
          </table:table-cell>
          <table:table-cell table:formula="of:=IF([.G191]=&quot;&quot;;(SUM([.G186:.K190])-INDEX([.A$2:.CV$2];1;[.M$8]+1))*INDEX([.A$2:.CV$2];1;[.M$8]+1)*[.U1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187]&lt;&gt;&quot;&quot;;IF(ISERROR(HLOOKUP([.A187];[.$A$6:.$CV$6];1;0));[.A187];&quot;-&quot;);&quot;&quot;)" office:value-type="float" office:value="5" calcext:value-type="float">
            <text:p>5</text:p>
          </table:table-cell>
          <table:table-cell table:formula="of:=IF([.B187]&lt;&gt;&quot;&quot;;IF(ISERROR(HLOOKUP([.B187];[.$A$6:.$CV$6];1;0));[.B187];&quot;-&quot;);&quot;&quot;)" office:value-type="float" office:value="83" calcext:value-type="float">
            <text:p>83</text:p>
          </table:table-cell>
          <table:table-cell table:formula="of:=IF([.C187]&lt;&gt;&quot;&quot;;IF(ISERROR(HLOOKUP([.C187];[.$A$6:.$CV$6];1;0));[.C187];&quot;-&quot;);&quot;&quot;)" office:value-type="string" office:string-value="-" calcext:value-type="string">
            <text:p>-</text:p>
          </table:table-cell>
          <table:table-cell table:formula="of:=IF([.D187]&lt;&gt;&quot;&quot;;IF(ISERROR(HLOOKUP([.D187];[.$A$6:.$CV$6];1;0));[.D187];&quot;-&quot;);&quot;&quot;)" office:value-type="string" office:string-value="-" calcext:value-type="string">
            <text:p>-</text:p>
          </table:table-cell>
          <table:table-cell table:formula="of:=IF([.E187]&lt;&gt;&quot;&quot;;IF(ISERROR(HLOOKUP([.E187];[.$A$6:.$CV$6];1;0));[.E18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92]=&quot;&quot;;IF(ISERROR(FIND(&quot;-----&quot;;COM.MICROSOFT.CONCAT([.G187:.K187];&quot;X&quot;;[.G188:.K188];&quot;X&quot;;[.G189:.K189];&quot;X&quot;;[.G190:.K190];&quot;X&quot;;[.G191:.K191];&quot;X&quot;;[.G187:.G191];&quot;X&quot;;[.H187:.H191];&quot;X&quot;;[.I187:.I191];&quot;X&quot;;[.J187:.J191];&quot;X&quot;;[.K187:.K191];&quot;X&quot;;[.G191];[.H190];[.I189];[.J188];[.K187];&quot;X&quot;;[.G187];[.H188];[.I189];[.J190];[.K191])));0;1);&quot;&quot;)">
            <text:p/>
          </table:table-cell>
          <table:table-cell table:formula="of:=IF([.G192]=&quot;&quot;;SUM([.G187:.K191])*INDEX([.A$6:.CV$6];1;[.M$8])*[.O187];&quot;&quot;)">
            <text:p/>
          </table:table-cell>
          <table:table-cell table:number-columns-repeated="4"/>
          <table:table-cell table:formula="of:=IF([.O187]&lt;&gt;&quot;&quot;;ABS([.O187]-1);[.O187])">
            <text:p/>
          </table:table-cell>
          <table:table-cell table:formula="of:=IF([.G192]=&quot;&quot;;(SUM([.G187:.K191])-INDEX([.A$2:.CV$2];1;[.M$8]+1))*INDEX([.A$2:.CV$2];1;[.M$8]+1)*[.U18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88]&lt;&gt;&quot;&quot;;IF(ISERROR(HLOOKUP([.A188];[.$A$6:.$CV$6];1;0));[.A188];&quot;-&quot;);&quot;&quot;)">
            <text:p/>
          </table:table-cell>
          <table:table-cell table:formula="of:=IF([.B188]&lt;&gt;&quot;&quot;;IF(ISERROR(HLOOKUP([.B188];[.$A$6:.$CV$6];1;0));[.B188];&quot;-&quot;);&quot;&quot;)">
            <text:p/>
          </table:table-cell>
          <table:table-cell table:formula="of:=IF([.C188]&lt;&gt;&quot;&quot;;IF(ISERROR(HLOOKUP([.C188];[.$A$6:.$CV$6];1;0));[.C188];&quot;-&quot;);&quot;&quot;)">
            <text:p/>
          </table:table-cell>
          <table:table-cell table:formula="of:=IF([.D188]&lt;&gt;&quot;&quot;;IF(ISERROR(HLOOKUP([.D188];[.$A$6:.$CV$6];1;0));[.D188];&quot;-&quot;);&quot;&quot;)">
            <text:p/>
          </table:table-cell>
          <table:table-cell table:formula="of:=IF([.E188]&lt;&gt;&quot;&quot;;IF(ISERROR(HLOOKUP([.E188];[.$A$6:.$CV$6];1;0));[.E188];&quot;-&quot;);&quot;&quot;)">
            <text:p/>
          </table:table-cell>
          <table:table-cell table:number-columns-repeated="3"/>
          <table:table-cell table:formula="of:=IF([.G193]=&quot;&quot;;IF(ISERROR(FIND(&quot;-----&quot;;COM.MICROSOFT.CONCAT([.G188:.K188];&quot;X&quot;;[.G189:.K189];&quot;X&quot;;[.G190:.K190];&quot;X&quot;;[.G191:.K191];&quot;X&quot;;[.G192:.K192];&quot;X&quot;;[.G188:.G192];&quot;X&quot;;[.H188:.H192];&quot;X&quot;;[.I188:.I192];&quot;X&quot;;[.J188:.J192];&quot;X&quot;;[.K188:.K192];&quot;X&quot;;[.G192];[.H191];[.I190];[.J189];[.K188];&quot;X&quot;;[.G188];[.H189];[.I190];[.J191];[.K192])));0;1);&quot;&quot;)">
            <text:p/>
          </table:table-cell>
          <table:table-cell table:formula="of:=IF([.G193]=&quot;&quot;;SUM([.G188:.K192])*INDEX([.A$6:.CV$6];1;[.M$8])*[.O188];&quot;&quot;)">
            <text:p/>
          </table:table-cell>
          <table:table-cell table:number-columns-repeated="4"/>
          <table:table-cell table:formula="of:=IF([.O188]&lt;&gt;&quot;&quot;;ABS([.O188]-1);[.O188])">
            <text:p/>
          </table:table-cell>
          <table:table-cell table:formula="of:=IF([.G193]=&quot;&quot;;(SUM([.G188:.K192])-INDEX([.A$2:.CV$2];1;[.M$8]+1))*INDEX([.A$2:.CV$2];1;[.M$8]+1)*[.U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A189]&lt;&gt;&quot;&quot;;IF(ISERROR(HLOOKUP([.A189];[.$A$6:.$CV$6];1;0));[.A189];&quot;-&quot;);&quot;&quot;)" office:value-type="string" office:string-value="-" calcext:value-type="string">
            <text:p>-</text:p>
          </table:table-cell>
          <table:table-cell table:formula="of:=IF([.B189]&lt;&gt;&quot;&quot;;IF(ISERROR(HLOOKUP([.B189];[.$A$6:.$CV$6];1;0));[.B189];&quot;-&quot;);&quot;&quot;)" office:value-type="string" office:string-value="-" calcext:value-type="string">
            <text:p>-</text:p>
          </table:table-cell>
          <table:table-cell table:formula="of:=IF([.C189]&lt;&gt;&quot;&quot;;IF(ISERROR(HLOOKUP([.C189];[.$A$6:.$CV$6];1;0));[.C189];&quot;-&quot;);&quot;&quot;)" office:value-type="string" office:string-value="-" calcext:value-type="string">
            <text:p>-</text:p>
          </table:table-cell>
          <table:table-cell table:formula="of:=IF([.D189]&lt;&gt;&quot;&quot;;IF(ISERROR(HLOOKUP([.D189];[.$A$6:.$CV$6];1;0));[.D189];&quot;-&quot;);&quot;&quot;)" office:value-type="string" office:string-value="-" calcext:value-type="string">
            <text:p>-</text:p>
          </table:table-cell>
          <table:table-cell table:formula="of:=IF([.E189]&lt;&gt;&quot;&quot;;IF(ISERROR(HLOOKUP([.E189];[.$A$6:.$CV$6];1;0));[.E18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94]=&quot;&quot;;IF(ISERROR(FIND(&quot;-----&quot;;COM.MICROSOFT.CONCAT([.G189:.K189];&quot;X&quot;;[.G190:.K190];&quot;X&quot;;[.G191:.K191];&quot;X&quot;;[.G192:.K192];&quot;X&quot;;[.G193:.K193];&quot;X&quot;;[.G189:.G193];&quot;X&quot;;[.H189:.H193];&quot;X&quot;;[.I189:.I193];&quot;X&quot;;[.J189:.J193];&quot;X&quot;;[.K189:.K193];&quot;X&quot;;[.G193];[.H192];[.I191];[.J190];[.K189];&quot;X&quot;;[.G189];[.H190];[.I191];[.J192];[.K193])));0;1);&quot;&quot;)" office:value-type="float" office:value="1" calcext:value-type="float">
            <text:p>1</text:p>
          </table:table-cell>
          <table:table-cell table:formula="of:=IF([.G194]=&quot;&quot;;SUM([.G189:.K193])*INDEX([.A$6:.CV$6];1;[.M$8])*[.O189];&quot;&quot;)" office:value-type="float" office:value="13536" calcext:value-type="float">
            <text:p>13536</text:p>
          </table:table-cell>
          <table:table-cell table:number-columns-repeated="4"/>
          <table:table-cell table:formula="of:=IF([.O189]&lt;&gt;&quot;&quot;;ABS([.O189]-1);[.O189])" office:value-type="float" office:value="0" calcext:value-type="float">
            <text:p>0</text:p>
          </table:table-cell>
          <table:table-cell table:formula="of:=IF([.G194]=&quot;&quot;;(SUM([.G189:.K193])-INDEX([.A$2:.CV$2];1;[.M$8]+1))*INDEX([.A$2:.CV$2];1;[.M$8]+1)*[.U18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190]&lt;&gt;&quot;&quot;;IF(ISERROR(HLOOKUP([.A190];[.$A$6:.$CV$6];1;0));[.A190];&quot;-&quot;);&quot;&quot;)" office:value-type="string" office:string-value="-" calcext:value-type="string">
            <text:p>-</text:p>
          </table:table-cell>
          <table:table-cell table:formula="of:=IF([.B190]&lt;&gt;&quot;&quot;;IF(ISERROR(HLOOKUP([.B190];[.$A$6:.$CV$6];1;0));[.B190];&quot;-&quot;);&quot;&quot;)" office:value-type="string" office:string-value="-" calcext:value-type="string">
            <text:p>-</text:p>
          </table:table-cell>
          <table:table-cell table:formula="of:=IF([.C190]&lt;&gt;&quot;&quot;;IF(ISERROR(HLOOKUP([.C190];[.$A$6:.$CV$6];1;0));[.C190];&quot;-&quot;);&quot;&quot;)" office:value-type="string" office:string-value="-" calcext:value-type="string">
            <text:p>-</text:p>
          </table:table-cell>
          <table:table-cell table:formula="of:=IF([.D190]&lt;&gt;&quot;&quot;;IF(ISERROR(HLOOKUP([.D190];[.$A$6:.$CV$6];1;0));[.D190];&quot;-&quot;);&quot;&quot;)" office:value-type="float" office:value="38" calcext:value-type="float">
            <text:p>38</text:p>
          </table:table-cell>
          <table:table-cell table:formula="of:=IF([.E190]&lt;&gt;&quot;&quot;;IF(ISERROR(HLOOKUP([.E190];[.$A$6:.$CV$6];1;0));[.E19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95]=&quot;&quot;;IF(ISERROR(FIND(&quot;-----&quot;;COM.MICROSOFT.CONCAT([.G190:.K190];&quot;X&quot;;[.G191:.K191];&quot;X&quot;;[.G192:.K192];&quot;X&quot;;[.G193:.K193];&quot;X&quot;;[.G194:.K194];&quot;X&quot;;[.G190:.G194];&quot;X&quot;;[.H190:.H194];&quot;X&quot;;[.I190:.I194];&quot;X&quot;;[.J190:.J194];&quot;X&quot;;[.K190:.K194];&quot;X&quot;;[.G194];[.H193];[.I192];[.J191];[.K190];&quot;X&quot;;[.G190];[.H191];[.I192];[.J193];[.K194])));0;1);&quot;&quot;)">
            <text:p/>
          </table:table-cell>
          <table:table-cell table:formula="of:=IF([.G195]=&quot;&quot;;SUM([.G190:.K194])*INDEX([.A$6:.CV$6];1;[.M$8])*[.O190];&quot;&quot;)">
            <text:p/>
          </table:table-cell>
          <table:table-cell table:number-columns-repeated="4"/>
          <table:table-cell table:formula="of:=IF([.O190]&lt;&gt;&quot;&quot;;ABS([.O190]-1);[.O190])">
            <text:p/>
          </table:table-cell>
          <table:table-cell table:formula="of:=IF([.G195]=&quot;&quot;;(SUM([.G190:.K194])-INDEX([.A$2:.CV$2];1;[.M$8]+1))*INDEX([.A$2:.CV$2];1;[.M$8]+1)*[.U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91]&lt;&gt;&quot;&quot;;IF(ISERROR(HLOOKUP([.A191];[.$A$6:.$CV$6];1;0));[.A191];&quot;-&quot;);&quot;&quot;)" office:value-type="string" office:string-value="-" calcext:value-type="string">
            <text:p>-</text:p>
          </table:table-cell>
          <table:table-cell table:formula="of:=IF([.B191]&lt;&gt;&quot;&quot;;IF(ISERROR(HLOOKUP([.B191];[.$A$6:.$CV$6];1;0));[.B191];&quot;-&quot;);&quot;&quot;)" office:value-type="float" office:value="52" calcext:value-type="float">
            <text:p>52</text:p>
          </table:table-cell>
          <table:table-cell table:formula="of:=IF([.C191]&lt;&gt;&quot;&quot;;IF(ISERROR(HLOOKUP([.C191];[.$A$6:.$CV$6];1;0));[.C191];&quot;-&quot;);&quot;&quot;)" office:value-type="float" office:value="3" calcext:value-type="float">
            <text:p>3</text:p>
          </table:table-cell>
          <table:table-cell table:formula="of:=IF([.D191]&lt;&gt;&quot;&quot;;IF(ISERROR(HLOOKUP([.D191];[.$A$6:.$CV$6];1;0));[.D191];&quot;-&quot;);&quot;&quot;)" office:value-type="string" office:string-value="-" calcext:value-type="string">
            <text:p>-</text:p>
          </table:table-cell>
          <table:table-cell table:formula="of:=IF([.E191]&lt;&gt;&quot;&quot;;IF(ISERROR(HLOOKUP([.E191];[.$A$6:.$CV$6];1;0));[.E191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196]=&quot;&quot;;IF(ISERROR(FIND(&quot;-----&quot;;COM.MICROSOFT.CONCAT([.G191:.K191];&quot;X&quot;;[.G192:.K192];&quot;X&quot;;[.G193:.K193];&quot;X&quot;;[.G194:.K194];&quot;X&quot;;[.G195:.K195];&quot;X&quot;;[.G191:.G195];&quot;X&quot;;[.H191:.H195];&quot;X&quot;;[.I191:.I195];&quot;X&quot;;[.J191:.J195];&quot;X&quot;;[.K191:.K195];&quot;X&quot;;[.G195];[.H194];[.I193];[.J192];[.K191];&quot;X&quot;;[.G191];[.H192];[.I193];[.J194];[.K195])));0;1);&quot;&quot;)">
            <text:p/>
          </table:table-cell>
          <table:table-cell table:formula="of:=IF([.G196]=&quot;&quot;;SUM([.G191:.K195])*INDEX([.A$6:.CV$6];1;[.M$8])*[.O191];&quot;&quot;)">
            <text:p/>
          </table:table-cell>
          <table:table-cell table:number-columns-repeated="4"/>
          <table:table-cell table:formula="of:=IF([.O191]&lt;&gt;&quot;&quot;;ABS([.O191]-1);[.O191])">
            <text:p/>
          </table:table-cell>
          <table:table-cell table:formula="of:=IF([.G196]=&quot;&quot;;(SUM([.G191:.K195])-INDEX([.A$2:.CV$2];1;[.M$8]+1))*INDEX([.A$2:.CV$2];1;[.M$8]+1)*[.U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192]&lt;&gt;&quot;&quot;;IF(ISERROR(HLOOKUP([.A192];[.$A$6:.$CV$6];1;0));[.A192];&quot;-&quot;);&quot;&quot;)" office:value-type="string" office:string-value="-" calcext:value-type="string">
            <text:p>-</text:p>
          </table:table-cell>
          <table:table-cell table:formula="of:=IF([.B192]&lt;&gt;&quot;&quot;;IF(ISERROR(HLOOKUP([.B192];[.$A$6:.$CV$6];1;0));[.B192];&quot;-&quot;);&quot;&quot;)" office:value-type="string" office:string-value="-" calcext:value-type="string">
            <text:p>-</text:p>
          </table:table-cell>
          <table:table-cell table:formula="of:=IF([.C192]&lt;&gt;&quot;&quot;;IF(ISERROR(HLOOKUP([.C192];[.$A$6:.$CV$6];1;0));[.C192];&quot;-&quot;);&quot;&quot;)" office:value-type="string" office:string-value="-" calcext:value-type="string">
            <text:p>-</text:p>
          </table:table-cell>
          <table:table-cell table:formula="of:=IF([.D192]&lt;&gt;&quot;&quot;;IF(ISERROR(HLOOKUP([.D192];[.$A$6:.$CV$6];1;0));[.D192];&quot;-&quot;);&quot;&quot;)" office:value-type="string" office:string-value="-" calcext:value-type="string">
            <text:p>-</text:p>
          </table:table-cell>
          <table:table-cell table:formula="of:=IF([.E192]&lt;&gt;&quot;&quot;;IF(ISERROR(HLOOKUP([.E192];[.$A$6:.$CV$6];1;0));[.E19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97]=&quot;&quot;;IF(ISERROR(FIND(&quot;-----&quot;;COM.MICROSOFT.CONCAT([.G192:.K192];&quot;X&quot;;[.G193:.K193];&quot;X&quot;;[.G194:.K194];&quot;X&quot;;[.G195:.K195];&quot;X&quot;;[.G196:.K196];&quot;X&quot;;[.G192:.G196];&quot;X&quot;;[.H192:.H196];&quot;X&quot;;[.I192:.I196];&quot;X&quot;;[.J192:.J196];&quot;X&quot;;[.K192:.K196];&quot;X&quot;;[.G196];[.H195];[.I194];[.J193];[.K192];&quot;X&quot;;[.G192];[.H193];[.I194];[.J195];[.K196])));0;1);&quot;&quot;)">
            <text:p/>
          </table:table-cell>
          <table:table-cell table:formula="of:=IF([.G197]=&quot;&quot;;SUM([.G192:.K196])*INDEX([.A$6:.CV$6];1;[.M$8])*[.O192];&quot;&quot;)">
            <text:p/>
          </table:table-cell>
          <table:table-cell table:number-columns-repeated="4"/>
          <table:table-cell table:formula="of:=IF([.O192]&lt;&gt;&quot;&quot;;ABS([.O192]-1);[.O192])">
            <text:p/>
          </table:table-cell>
          <table:table-cell table:formula="of:=IF([.G197]=&quot;&quot;;(SUM([.G192:.K196])-INDEX([.A$2:.CV$2];1;[.M$8]+1))*INDEX([.A$2:.CV$2];1;[.M$8]+1)*[.U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A193]&lt;&gt;&quot;&quot;;IF(ISERROR(HLOOKUP([.A193];[.$A$6:.$CV$6];1;0));[.A193];&quot;-&quot;);&quot;&quot;)" office:value-type="string" office:string-value="-" calcext:value-type="string">
            <text:p>-</text:p>
          </table:table-cell>
          <table:table-cell table:formula="of:=IF([.B193]&lt;&gt;&quot;&quot;;IF(ISERROR(HLOOKUP([.B193];[.$A$6:.$CV$6];1;0));[.B193];&quot;-&quot;);&quot;&quot;)" office:value-type="string" office:string-value="-" calcext:value-type="string">
            <text:p>-</text:p>
          </table:table-cell>
          <table:table-cell table:formula="of:=IF([.C193]&lt;&gt;&quot;&quot;;IF(ISERROR(HLOOKUP([.C193];[.$A$6:.$CV$6];1;0));[.C193];&quot;-&quot;);&quot;&quot;)" office:value-type="string" office:string-value="-" calcext:value-type="string">
            <text:p>-</text:p>
          </table:table-cell>
          <table:table-cell table:formula="of:=IF([.D193]&lt;&gt;&quot;&quot;;IF(ISERROR(HLOOKUP([.D193];[.$A$6:.$CV$6];1;0));[.D193];&quot;-&quot;);&quot;&quot;)" office:value-type="float" office:value="46" calcext:value-type="float">
            <text:p>46</text:p>
          </table:table-cell>
          <table:table-cell table:formula="of:=IF([.E193]&lt;&gt;&quot;&quot;;IF(ISERROR(HLOOKUP([.E193];[.$A$6:.$CV$6];1;0));[.E19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198]=&quot;&quot;;IF(ISERROR(FIND(&quot;-----&quot;;COM.MICROSOFT.CONCAT([.G193:.K193];&quot;X&quot;;[.G194:.K194];&quot;X&quot;;[.G195:.K195];&quot;X&quot;;[.G196:.K196];&quot;X&quot;;[.G197:.K197];&quot;X&quot;;[.G193:.G197];&quot;X&quot;;[.H193:.H197];&quot;X&quot;;[.I193:.I197];&quot;X&quot;;[.J193:.J197];&quot;X&quot;;[.K193:.K197];&quot;X&quot;;[.G197];[.H196];[.I195];[.J194];[.K193];&quot;X&quot;;[.G193];[.H194];[.I195];[.J196];[.K197])));0;1);&quot;&quot;)">
            <text:p/>
          </table:table-cell>
          <table:table-cell table:formula="of:=IF([.G198]=&quot;&quot;;SUM([.G193:.K197])*INDEX([.A$6:.CV$6];1;[.M$8])*[.O193];&quot;&quot;)">
            <text:p/>
          </table:table-cell>
          <table:table-cell table:number-columns-repeated="4"/>
          <table:table-cell table:formula="of:=IF([.O193]&lt;&gt;&quot;&quot;;ABS([.O193]-1);[.O193])">
            <text:p/>
          </table:table-cell>
          <table:table-cell table:formula="of:=IF([.G198]=&quot;&quot;;(SUM([.G193:.K197])-INDEX([.A$2:.CV$2];1;[.M$8]+1))*INDEX([.A$2:.CV$2];1;[.M$8]+1)*[.U19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194]&lt;&gt;&quot;&quot;;IF(ISERROR(HLOOKUP([.A194];[.$A$6:.$CV$6];1;0));[.A194];&quot;-&quot;);&quot;&quot;)">
            <text:p/>
          </table:table-cell>
          <table:table-cell table:formula="of:=IF([.B194]&lt;&gt;&quot;&quot;;IF(ISERROR(HLOOKUP([.B194];[.$A$6:.$CV$6];1;0));[.B194];&quot;-&quot;);&quot;&quot;)">
            <text:p/>
          </table:table-cell>
          <table:table-cell table:formula="of:=IF([.C194]&lt;&gt;&quot;&quot;;IF(ISERROR(HLOOKUP([.C194];[.$A$6:.$CV$6];1;0));[.C194];&quot;-&quot;);&quot;&quot;)">
            <text:p/>
          </table:table-cell>
          <table:table-cell table:formula="of:=IF([.D194]&lt;&gt;&quot;&quot;;IF(ISERROR(HLOOKUP([.D194];[.$A$6:.$CV$6];1;0));[.D194];&quot;-&quot;);&quot;&quot;)">
            <text:p/>
          </table:table-cell>
          <table:table-cell table:formula="of:=IF([.E194]&lt;&gt;&quot;&quot;;IF(ISERROR(HLOOKUP([.E194];[.$A$6:.$CV$6];1;0));[.E194];&quot;-&quot;);&quot;&quot;)">
            <text:p/>
          </table:table-cell>
          <table:table-cell table:number-columns-repeated="3"/>
          <table:table-cell table:formula="of:=IF([.G199]=&quot;&quot;;IF(ISERROR(FIND(&quot;-----&quot;;COM.MICROSOFT.CONCAT([.G194:.K194];&quot;X&quot;;[.G195:.K195];&quot;X&quot;;[.G196:.K196];&quot;X&quot;;[.G197:.K197];&quot;X&quot;;[.G198:.K198];&quot;X&quot;;[.G194:.G198];&quot;X&quot;;[.H194:.H198];&quot;X&quot;;[.I194:.I198];&quot;X&quot;;[.J194:.J198];&quot;X&quot;;[.K194:.K198];&quot;X&quot;;[.G198];[.H197];[.I196];[.J195];[.K194];&quot;X&quot;;[.G194];[.H195];[.I196];[.J197];[.K198])));0;1);&quot;&quot;)">
            <text:p/>
          </table:table-cell>
          <table:table-cell table:formula="of:=IF([.G199]=&quot;&quot;;SUM([.G194:.K198])*INDEX([.A$6:.CV$6];1;[.M$8])*[.O194];&quot;&quot;)">
            <text:p/>
          </table:table-cell>
          <table:table-cell table:number-columns-repeated="4"/>
          <table:table-cell table:formula="of:=IF([.O194]&lt;&gt;&quot;&quot;;ABS([.O194]-1);[.O194])">
            <text:p/>
          </table:table-cell>
          <table:table-cell table:formula="of:=IF([.G199]=&quot;&quot;;(SUM([.G194:.K198])-INDEX([.A$2:.CV$2];1;[.M$8]+1))*INDEX([.A$2:.CV$2];1;[.M$8]+1)*[.U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195]&lt;&gt;&quot;&quot;;IF(ISERROR(HLOOKUP([.A195];[.$A$6:.$CV$6];1;0));[.A195];&quot;-&quot;);&quot;&quot;)" office:value-type="string" office:string-value="-" calcext:value-type="string">
            <text:p>-</text:p>
          </table:table-cell>
          <table:table-cell table:formula="of:=IF([.B195]&lt;&gt;&quot;&quot;;IF(ISERROR(HLOOKUP([.B195];[.$A$6:.$CV$6];1;0));[.B195];&quot;-&quot;);&quot;&quot;)" office:value-type="string" office:string-value="-" calcext:value-type="string">
            <text:p>-</text:p>
          </table:table-cell>
          <table:table-cell table:formula="of:=IF([.C195]&lt;&gt;&quot;&quot;;IF(ISERROR(HLOOKUP([.C195];[.$A$6:.$CV$6];1;0));[.C195];&quot;-&quot;);&quot;&quot;)" office:value-type="string" office:string-value="-" calcext:value-type="string">
            <text:p>-</text:p>
          </table:table-cell>
          <table:table-cell table:formula="of:=IF([.D195]&lt;&gt;&quot;&quot;;IF(ISERROR(HLOOKUP([.D195];[.$A$6:.$CV$6];1;0));[.D195];&quot;-&quot;);&quot;&quot;)" office:value-type="float" office:value="48" calcext:value-type="float">
            <text:p>48</text:p>
          </table:table-cell>
          <table:table-cell table:formula="of:=IF([.E195]&lt;&gt;&quot;&quot;;IF(ISERROR(HLOOKUP([.E195];[.$A$6:.$CV$6];1;0));[.E19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0]=&quot;&quot;;IF(ISERROR(FIND(&quot;-----&quot;;COM.MICROSOFT.CONCAT([.G195:.K195];&quot;X&quot;;[.G196:.K196];&quot;X&quot;;[.G197:.K197];&quot;X&quot;;[.G198:.K198];&quot;X&quot;;[.G199:.K199];&quot;X&quot;;[.G195:.G199];&quot;X&quot;;[.H195:.H199];&quot;X&quot;;[.I195:.I199];&quot;X&quot;;[.J195:.J199];&quot;X&quot;;[.K195:.K199];&quot;X&quot;;[.G199];[.H198];[.I197];[.J196];[.K195];&quot;X&quot;;[.G195];[.H196];[.I197];[.J198];[.K199])));0;1);&quot;&quot;)" office:value-type="float" office:value="1" calcext:value-type="float">
            <text:p>1</text:p>
          </table:table-cell>
          <table:table-cell table:formula="of:=IF([.G200]=&quot;&quot;;SUM([.G195:.K199])*INDEX([.A$6:.CV$6];1;[.M$8])*[.O195];&quot;&quot;)" office:value-type="float" office:value="11562" calcext:value-type="float">
            <text:p>11562</text:p>
          </table:table-cell>
          <table:table-cell table:number-columns-repeated="4"/>
          <table:table-cell table:formula="of:=IF([.O195]&lt;&gt;&quot;&quot;;ABS([.O195]-1);[.O195])" office:value-type="float" office:value="0" calcext:value-type="float">
            <text:p>0</text:p>
          </table:table-cell>
          <table:table-cell table:formula="of:=IF([.G200]=&quot;&quot;;(SUM([.G195:.K199])-INDEX([.A$2:.CV$2];1;[.M$8]+1))*INDEX([.A$2:.CV$2];1;[.M$8]+1)*[.U19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196]&lt;&gt;&quot;&quot;;IF(ISERROR(HLOOKUP([.A196];[.$A$6:.$CV$6];1;0));[.A196];&quot;-&quot;);&quot;&quot;)" office:value-type="string" office:string-value="-" calcext:value-type="string">
            <text:p>-</text:p>
          </table:table-cell>
          <table:table-cell table:formula="of:=IF([.B196]&lt;&gt;&quot;&quot;;IF(ISERROR(HLOOKUP([.B196];[.$A$6:.$CV$6];1;0));[.B196];&quot;-&quot;);&quot;&quot;)" office:value-type="float" office:value="3" calcext:value-type="float">
            <text:p>3</text:p>
          </table:table-cell>
          <table:table-cell table:formula="of:=IF([.C196]&lt;&gt;&quot;&quot;;IF(ISERROR(HLOOKUP([.C196];[.$A$6:.$CV$6];1;0));[.C196];&quot;-&quot;);&quot;&quot;)" office:value-type="float" office:value="25" calcext:value-type="float">
            <text:p>25</text:p>
          </table:table-cell>
          <table:table-cell table:formula="of:=IF([.D196]&lt;&gt;&quot;&quot;;IF(ISERROR(HLOOKUP([.D196];[.$A$6:.$CV$6];1;0));[.D196];&quot;-&quot;);&quot;&quot;)" office:value-type="string" office:string-value="-" calcext:value-type="string">
            <text:p>-</text:p>
          </table:table-cell>
          <table:table-cell table:formula="of:=IF([.E196]&lt;&gt;&quot;&quot;;IF(ISERROR(HLOOKUP([.E196];[.$A$6:.$CV$6];1;0));[.E19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1]=&quot;&quot;;IF(ISERROR(FIND(&quot;-----&quot;;COM.MICROSOFT.CONCAT([.G196:.K196];&quot;X&quot;;[.G197:.K197];&quot;X&quot;;[.G198:.K198];&quot;X&quot;;[.G199:.K199];&quot;X&quot;;[.G200:.K200];&quot;X&quot;;[.G196:.G200];&quot;X&quot;;[.H196:.H200];&quot;X&quot;;[.I196:.I200];&quot;X&quot;;[.J196:.J200];&quot;X&quot;;[.K196:.K200];&quot;X&quot;;[.G200];[.H199];[.I198];[.J197];[.K196];&quot;X&quot;;[.G196];[.H197];[.I198];[.J199];[.K200])));0;1);&quot;&quot;)">
            <text:p/>
          </table:table-cell>
          <table:table-cell table:formula="of:=IF([.G201]=&quot;&quot;;SUM([.G196:.K200])*INDEX([.A$6:.CV$6];1;[.M$8])*[.O196];&quot;&quot;)">
            <text:p/>
          </table:table-cell>
          <table:table-cell table:number-columns-repeated="4"/>
          <table:table-cell table:formula="of:=IF([.O196]&lt;&gt;&quot;&quot;;ABS([.O196]-1);[.O196])">
            <text:p/>
          </table:table-cell>
          <table:table-cell table:formula="of:=IF([.G201]=&quot;&quot;;(SUM([.G196:.K200])-INDEX([.A$2:.CV$2];1;[.M$8]+1))*INDEX([.A$2:.CV$2];1;[.M$8]+1)*[.U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[.A197]&lt;&gt;&quot;&quot;;IF(ISERROR(HLOOKUP([.A197];[.$A$6:.$CV$6];1;0));[.A197];&quot;-&quot;);&quot;&quot;)" office:value-type="string" office:string-value="-" calcext:value-type="string">
            <text:p>-</text:p>
          </table:table-cell>
          <table:table-cell table:formula="of:=IF([.B197]&lt;&gt;&quot;&quot;;IF(ISERROR(HLOOKUP([.B197];[.$A$6:.$CV$6];1;0));[.B197];&quot;-&quot;);&quot;&quot;)" office:value-type="string" office:string-value="-" calcext:value-type="string">
            <text:p>-</text:p>
          </table:table-cell>
          <table:table-cell table:formula="of:=IF([.C197]&lt;&gt;&quot;&quot;;IF(ISERROR(HLOOKUP([.C197];[.$A$6:.$CV$6];1;0));[.C197];&quot;-&quot;);&quot;&quot;)" office:value-type="string" office:string-value="-" calcext:value-type="string">
            <text:p>-</text:p>
          </table:table-cell>
          <table:table-cell table:formula="of:=IF([.D197]&lt;&gt;&quot;&quot;;IF(ISERROR(HLOOKUP([.D197];[.$A$6:.$CV$6];1;0));[.D197];&quot;-&quot;);&quot;&quot;)" office:value-type="string" office:string-value="-" calcext:value-type="string">
            <text:p>-</text:p>
          </table:table-cell>
          <table:table-cell table:formula="of:=IF([.E197]&lt;&gt;&quot;&quot;;IF(ISERROR(HLOOKUP([.E197];[.$A$6:.$CV$6];1;0));[.E19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2]=&quot;&quot;;IF(ISERROR(FIND(&quot;-----&quot;;COM.MICROSOFT.CONCAT([.G197:.K197];&quot;X&quot;;[.G198:.K198];&quot;X&quot;;[.G199:.K199];&quot;X&quot;;[.G200:.K200];&quot;X&quot;;[.G201:.K201];&quot;X&quot;;[.G197:.G201];&quot;X&quot;;[.H197:.H201];&quot;X&quot;;[.I197:.I201];&quot;X&quot;;[.J197:.J201];&quot;X&quot;;[.K197:.K201];&quot;X&quot;;[.G201];[.H200];[.I199];[.J198];[.K197];&quot;X&quot;;[.G197];[.H198];[.I199];[.J200];[.K201])));0;1);&quot;&quot;)">
            <text:p/>
          </table:table-cell>
          <table:table-cell table:formula="of:=IF([.G202]=&quot;&quot;;SUM([.G197:.K201])*INDEX([.A$6:.CV$6];1;[.M$8])*[.O197];&quot;&quot;)">
            <text:p/>
          </table:table-cell>
          <table:table-cell table:number-columns-repeated="4"/>
          <table:table-cell table:formula="of:=IF([.O197]&lt;&gt;&quot;&quot;;ABS([.O197]-1);[.O197])">
            <text:p/>
          </table:table-cell>
          <table:table-cell table:formula="of:=IF([.G202]=&quot;&quot;;(SUM([.G197:.K201])-INDEX([.A$2:.CV$2];1;[.M$8]+1))*INDEX([.A$2:.CV$2];1;[.M$8]+1)*[.U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198]&lt;&gt;&quot;&quot;;IF(ISERROR(HLOOKUP([.A198];[.$A$6:.$CV$6];1;0));[.A198];&quot;-&quot;);&quot;&quot;)" office:value-type="string" office:string-value="-" calcext:value-type="string">
            <text:p>-</text:p>
          </table:table-cell>
          <table:table-cell table:formula="of:=IF([.B198]&lt;&gt;&quot;&quot;;IF(ISERROR(HLOOKUP([.B198];[.$A$6:.$CV$6];1;0));[.B198];&quot;-&quot;);&quot;&quot;)" office:value-type="string" office:string-value="-" calcext:value-type="string">
            <text:p>-</text:p>
          </table:table-cell>
          <table:table-cell table:formula="of:=IF([.C198]&lt;&gt;&quot;&quot;;IF(ISERROR(HLOOKUP([.C198];[.$A$6:.$CV$6];1;0));[.C198];&quot;-&quot;);&quot;&quot;)" office:value-type="string" office:string-value="-" calcext:value-type="string">
            <text:p>-</text:p>
          </table:table-cell>
          <table:table-cell table:formula="of:=IF([.D198]&lt;&gt;&quot;&quot;;IF(ISERROR(HLOOKUP([.D198];[.$A$6:.$CV$6];1;0));[.D198];&quot;-&quot;);&quot;&quot;)" office:value-type="float" office:value="47" calcext:value-type="float">
            <text:p>47</text:p>
          </table:table-cell>
          <table:table-cell table:formula="of:=IF([.E198]&lt;&gt;&quot;&quot;;IF(ISERROR(HLOOKUP([.E198];[.$A$6:.$CV$6];1;0));[.E19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3]=&quot;&quot;;IF(ISERROR(FIND(&quot;-----&quot;;COM.MICROSOFT.CONCAT([.G198:.K198];&quot;X&quot;;[.G199:.K199];&quot;X&quot;;[.G200:.K200];&quot;X&quot;;[.G201:.K201];&quot;X&quot;;[.G202:.K202];&quot;X&quot;;[.G198:.G202];&quot;X&quot;;[.H198:.H202];&quot;X&quot;;[.I198:.I202];&quot;X&quot;;[.J198:.J202];&quot;X&quot;;[.K198:.K202];&quot;X&quot;;[.G202];[.H201];[.I200];[.J199];[.K198];&quot;X&quot;;[.G198];[.H199];[.I200];[.J201];[.K202])));0;1);&quot;&quot;)">
            <text:p/>
          </table:table-cell>
          <table:table-cell table:formula="of:=IF([.G203]=&quot;&quot;;SUM([.G198:.K202])*INDEX([.A$6:.CV$6];1;[.M$8])*[.O198];&quot;&quot;)">
            <text:p/>
          </table:table-cell>
          <table:table-cell table:number-columns-repeated="4"/>
          <table:table-cell table:formula="of:=IF([.O198]&lt;&gt;&quot;&quot;;ABS([.O198]-1);[.O198])">
            <text:p/>
          </table:table-cell>
          <table:table-cell table:formula="of:=IF([.G203]=&quot;&quot;;(SUM([.G198:.K202])-INDEX([.A$2:.CV$2];1;[.M$8]+1))*INDEX([.A$2:.CV$2];1;[.M$8]+1)*[.U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99]&lt;&gt;&quot;&quot;;IF(ISERROR(HLOOKUP([.A199];[.$A$6:.$CV$6];1;0));[.A199];&quot;-&quot;);&quot;&quot;)" office:value-type="string" office:string-value="-" calcext:value-type="string">
            <text:p>-</text:p>
          </table:table-cell>
          <table:table-cell table:formula="of:=IF([.B199]&lt;&gt;&quot;&quot;;IF(ISERROR(HLOOKUP([.B199];[.$A$6:.$CV$6];1;0));[.B199];&quot;-&quot;);&quot;&quot;)" office:value-type="string" office:string-value="-" calcext:value-type="string">
            <text:p>-</text:p>
          </table:table-cell>
          <table:table-cell table:formula="of:=IF([.C199]&lt;&gt;&quot;&quot;;IF(ISERROR(HLOOKUP([.C199];[.$A$6:.$CV$6];1;0));[.C199];&quot;-&quot;);&quot;&quot;)" office:value-type="string" office:string-value="-" calcext:value-type="string">
            <text:p>-</text:p>
          </table:table-cell>
          <table:table-cell table:formula="of:=IF([.D199]&lt;&gt;&quot;&quot;;IF(ISERROR(HLOOKUP([.D199];[.$A$6:.$CV$6];1;0));[.D199];&quot;-&quot;);&quot;&quot;)" office:value-type="string" office:string-value="-" calcext:value-type="string">
            <text:p>-</text:p>
          </table:table-cell>
          <table:table-cell table:formula="of:=IF([.E199]&lt;&gt;&quot;&quot;;IF(ISERROR(HLOOKUP([.E199];[.$A$6:.$CV$6];1;0));[.E19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4]=&quot;&quot;;IF(ISERROR(FIND(&quot;-----&quot;;COM.MICROSOFT.CONCAT([.G199:.K199];&quot;X&quot;;[.G200:.K200];&quot;X&quot;;[.G201:.K201];&quot;X&quot;;[.G202:.K202];&quot;X&quot;;[.G203:.K203];&quot;X&quot;;[.G199:.G203];&quot;X&quot;;[.H199:.H203];&quot;X&quot;;[.I199:.I203];&quot;X&quot;;[.J199:.J203];&quot;X&quot;;[.K199:.K203];&quot;X&quot;;[.G203];[.H202];[.I201];[.J200];[.K199];&quot;X&quot;;[.G199];[.H200];[.I201];[.J202];[.K203])));0;1);&quot;&quot;)">
            <text:p/>
          </table:table-cell>
          <table:table-cell table:formula="of:=IF([.G204]=&quot;&quot;;SUM([.G199:.K203])*INDEX([.A$6:.CV$6];1;[.M$8])*[.O199];&quot;&quot;)">
            <text:p/>
          </table:table-cell>
          <table:table-cell table:number-columns-repeated="4"/>
          <table:table-cell table:formula="of:=IF([.O199]&lt;&gt;&quot;&quot;;ABS([.O199]-1);[.O199])">
            <text:p/>
          </table:table-cell>
          <table:table-cell table:formula="of:=IF([.G204]=&quot;&quot;;(SUM([.G199:.K203])-INDEX([.A$2:.CV$2];1;[.M$8]+1))*INDEX([.A$2:.CV$2];1;[.M$8]+1)*[.U19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00]&lt;&gt;&quot;&quot;;IF(ISERROR(HLOOKUP([.A200];[.$A$6:.$CV$6];1;0));[.A200];&quot;-&quot;);&quot;&quot;)">
            <text:p/>
          </table:table-cell>
          <table:table-cell table:formula="of:=IF([.B200]&lt;&gt;&quot;&quot;;IF(ISERROR(HLOOKUP([.B200];[.$A$6:.$CV$6];1;0));[.B200];&quot;-&quot;);&quot;&quot;)">
            <text:p/>
          </table:table-cell>
          <table:table-cell table:formula="of:=IF([.C200]&lt;&gt;&quot;&quot;;IF(ISERROR(HLOOKUP([.C200];[.$A$6:.$CV$6];1;0));[.C200];&quot;-&quot;);&quot;&quot;)">
            <text:p/>
          </table:table-cell>
          <table:table-cell table:formula="of:=IF([.D200]&lt;&gt;&quot;&quot;;IF(ISERROR(HLOOKUP([.D200];[.$A$6:.$CV$6];1;0));[.D200];&quot;-&quot;);&quot;&quot;)">
            <text:p/>
          </table:table-cell>
          <table:table-cell table:formula="of:=IF([.E200]&lt;&gt;&quot;&quot;;IF(ISERROR(HLOOKUP([.E200];[.$A$6:.$CV$6];1;0));[.E200];&quot;-&quot;);&quot;&quot;)">
            <text:p/>
          </table:table-cell>
          <table:table-cell table:number-columns-repeated="3"/>
          <table:table-cell table:formula="of:=IF([.G205]=&quot;&quot;;IF(ISERROR(FIND(&quot;-----&quot;;COM.MICROSOFT.CONCAT([.G200:.K200];&quot;X&quot;;[.G201:.K201];&quot;X&quot;;[.G202:.K202];&quot;X&quot;;[.G203:.K203];&quot;X&quot;;[.G204:.K204];&quot;X&quot;;[.G200:.G204];&quot;X&quot;;[.H200:.H204];&quot;X&quot;;[.I200:.I204];&quot;X&quot;;[.J200:.J204];&quot;X&quot;;[.K200:.K204];&quot;X&quot;;[.G204];[.H203];[.I202];[.J201];[.K200];&quot;X&quot;;[.G200];[.H201];[.I202];[.J203];[.K204])));0;1);&quot;&quot;)">
            <text:p/>
          </table:table-cell>
          <table:table-cell table:formula="of:=IF([.G205]=&quot;&quot;;SUM([.G200:.K204])*INDEX([.A$6:.CV$6];1;[.M$8])*[.O200];&quot;&quot;)">
            <text:p/>
          </table:table-cell>
          <table:table-cell table:number-columns-repeated="4"/>
          <table:table-cell table:formula="of:=IF([.O200]&lt;&gt;&quot;&quot;;ABS([.O200]-1);[.O200])">
            <text:p/>
          </table:table-cell>
          <table:table-cell table:formula="of:=IF([.G205]=&quot;&quot;;(SUM([.G200:.K204])-INDEX([.A$2:.CV$2];1;[.M$8]+1))*INDEX([.A$2:.CV$2];1;[.M$8]+1)*[.U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201]&lt;&gt;&quot;&quot;;IF(ISERROR(HLOOKUP([.A201];[.$A$6:.$CV$6];1;0));[.A201];&quot;-&quot;);&quot;&quot;)" office:value-type="string" office:string-value="-" calcext:value-type="string">
            <text:p>-</text:p>
          </table:table-cell>
          <table:table-cell table:formula="of:=IF([.B201]&lt;&gt;&quot;&quot;;IF(ISERROR(HLOOKUP([.B201];[.$A$6:.$CV$6];1;0));[.B201];&quot;-&quot;);&quot;&quot;)" office:value-type="string" office:string-value="-" calcext:value-type="string">
            <text:p>-</text:p>
          </table:table-cell>
          <table:table-cell table:formula="of:=IF([.C201]&lt;&gt;&quot;&quot;;IF(ISERROR(HLOOKUP([.C201];[.$A$6:.$CV$6];1;0));[.C201];&quot;-&quot;);&quot;&quot;)" office:value-type="string" office:string-value="-" calcext:value-type="string">
            <text:p>-</text:p>
          </table:table-cell>
          <table:table-cell table:formula="of:=IF([.D201]&lt;&gt;&quot;&quot;;IF(ISERROR(HLOOKUP([.D201];[.$A$6:.$CV$6];1;0));[.D201];&quot;-&quot;);&quot;&quot;)" office:value-type="float" office:value="38" calcext:value-type="float">
            <text:p>38</text:p>
          </table:table-cell>
          <table:table-cell table:formula="of:=IF([.E201]&lt;&gt;&quot;&quot;;IF(ISERROR(HLOOKUP([.E201];[.$A$6:.$CV$6];1;0));[.E20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6]=&quot;&quot;;IF(ISERROR(FIND(&quot;-----&quot;;COM.MICROSOFT.CONCAT([.G201:.K201];&quot;X&quot;;[.G202:.K202];&quot;X&quot;;[.G203:.K203];&quot;X&quot;;[.G204:.K204];&quot;X&quot;;[.G205:.K205];&quot;X&quot;;[.G201:.G205];&quot;X&quot;;[.H201:.H205];&quot;X&quot;;[.I201:.I205];&quot;X&quot;;[.J201:.J205];&quot;X&quot;;[.K201:.K205];&quot;X&quot;;[.G205];[.H204];[.I203];[.J202];[.K201];&quot;X&quot;;[.G201];[.H202];[.I203];[.J204];[.K205])));0;1);&quot;&quot;)" office:value-type="float" office:value="1" calcext:value-type="float">
            <text:p>1</text:p>
          </table:table-cell>
          <table:table-cell table:formula="of:=IF([.G206]=&quot;&quot;;SUM([.G201:.K205])*INDEX([.A$6:.CV$6];1;[.M$8])*[.O201];&quot;&quot;)" office:value-type="float" office:value="5452" calcext:value-type="float">
            <text:p>5452</text:p>
          </table:table-cell>
          <table:table-cell table:number-columns-repeated="4"/>
          <table:table-cell table:formula="of:=IF([.O201]&lt;&gt;&quot;&quot;;ABS([.O201]-1);[.O201])" office:value-type="float" office:value="0" calcext:value-type="float">
            <text:p>0</text:p>
          </table:table-cell>
          <table:table-cell table:formula="of:=IF([.G206]=&quot;&quot;;(SUM([.G201:.K205])-INDEX([.A$2:.CV$2];1;[.M$8]+1))*INDEX([.A$2:.CV$2];1;[.M$8]+1)*[.U20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202]&lt;&gt;&quot;&quot;;IF(ISERROR(HLOOKUP([.A202];[.$A$6:.$CV$6];1;0));[.A202];&quot;-&quot;);&quot;&quot;)" office:value-type="string" office:string-value="-" calcext:value-type="string">
            <text:p>-</text:p>
          </table:table-cell>
          <table:table-cell table:formula="of:=IF([.B202]&lt;&gt;&quot;&quot;;IF(ISERROR(HLOOKUP([.B202];[.$A$6:.$CV$6];1;0));[.B202];&quot;-&quot;);&quot;&quot;)" office:value-type="string" office:string-value="-" calcext:value-type="string">
            <text:p>-</text:p>
          </table:table-cell>
          <table:table-cell table:formula="of:=IF([.C202]&lt;&gt;&quot;&quot;;IF(ISERROR(HLOOKUP([.C202];[.$A$6:.$CV$6];1;0));[.C202];&quot;-&quot;);&quot;&quot;)" office:value-type="string" office:string-value="-" calcext:value-type="string">
            <text:p>-</text:p>
          </table:table-cell>
          <table:table-cell table:formula="of:=IF([.D202]&lt;&gt;&quot;&quot;;IF(ISERROR(HLOOKUP([.D202];[.$A$6:.$CV$6];1;0));[.D202];&quot;-&quot;);&quot;&quot;)" office:value-type="string" office:string-value="-" calcext:value-type="string">
            <text:p>-</text:p>
          </table:table-cell>
          <table:table-cell table:formula="of:=IF([.E202]&lt;&gt;&quot;&quot;;IF(ISERROR(HLOOKUP([.E202];[.$A$6:.$CV$6];1;0));[.E20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7]=&quot;&quot;;IF(ISERROR(FIND(&quot;-----&quot;;COM.MICROSOFT.CONCAT([.G202:.K202];&quot;X&quot;;[.G203:.K203];&quot;X&quot;;[.G204:.K204];&quot;X&quot;;[.G205:.K205];&quot;X&quot;;[.G206:.K206];&quot;X&quot;;[.G202:.G206];&quot;X&quot;;[.H202:.H206];&quot;X&quot;;[.I202:.I206];&quot;X&quot;;[.J202:.J206];&quot;X&quot;;[.K202:.K206];&quot;X&quot;;[.G206];[.H205];[.I204];[.J203];[.K202];&quot;X&quot;;[.G202];[.H203];[.I204];[.J205];[.K206])));0;1);&quot;&quot;)">
            <text:p/>
          </table:table-cell>
          <table:table-cell table:formula="of:=IF([.G207]=&quot;&quot;;SUM([.G202:.K206])*INDEX([.A$6:.CV$6];1;[.M$8])*[.O202];&quot;&quot;)">
            <text:p/>
          </table:table-cell>
          <table:table-cell table:number-columns-repeated="4"/>
          <table:table-cell table:formula="of:=IF([.O202]&lt;&gt;&quot;&quot;;ABS([.O202]-1);[.O202])">
            <text:p/>
          </table:table-cell>
          <table:table-cell table:formula="of:=IF([.G207]=&quot;&quot;;(SUM([.G202:.K206])-INDEX([.A$2:.CV$2];1;[.M$8]+1))*INDEX([.A$2:.CV$2];1;[.M$8]+1)*[.U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203]&lt;&gt;&quot;&quot;;IF(ISERROR(HLOOKUP([.A203];[.$A$6:.$CV$6];1;0));[.A203];&quot;-&quot;);&quot;&quot;)" office:value-type="string" office:string-value="-" calcext:value-type="string">
            <text:p>-</text:p>
          </table:table-cell>
          <table:table-cell table:formula="of:=IF([.B203]&lt;&gt;&quot;&quot;;IF(ISERROR(HLOOKUP([.B203];[.$A$6:.$CV$6];1;0));[.B203];&quot;-&quot;);&quot;&quot;)" office:value-type="string" office:string-value="-" calcext:value-type="string">
            <text:p>-</text:p>
          </table:table-cell>
          <table:table-cell table:formula="of:=IF([.C203]&lt;&gt;&quot;&quot;;IF(ISERROR(HLOOKUP([.C203];[.$A$6:.$CV$6];1;0));[.C203];&quot;-&quot;);&quot;&quot;)" office:value-type="float" office:value="5" calcext:value-type="float">
            <text:p>5</text:p>
          </table:table-cell>
          <table:table-cell table:formula="of:=IF([.D203]&lt;&gt;&quot;&quot;;IF(ISERROR(HLOOKUP([.D203];[.$A$6:.$CV$6];1;0));[.D203];&quot;-&quot;);&quot;&quot;)" office:value-type="string" office:string-value="-" calcext:value-type="string">
            <text:p>-</text:p>
          </table:table-cell>
          <table:table-cell table:formula="of:=IF([.E203]&lt;&gt;&quot;&quot;;IF(ISERROR(HLOOKUP([.E203];[.$A$6:.$CV$6];1;0));[.E20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08]=&quot;&quot;;IF(ISERROR(FIND(&quot;-----&quot;;COM.MICROSOFT.CONCAT([.G203:.K203];&quot;X&quot;;[.G204:.K204];&quot;X&quot;;[.G205:.K205];&quot;X&quot;;[.G206:.K206];&quot;X&quot;;[.G207:.K207];&quot;X&quot;;[.G203:.G207];&quot;X&quot;;[.H203:.H207];&quot;X&quot;;[.I203:.I207];&quot;X&quot;;[.J203:.J207];&quot;X&quot;;[.K203:.K207];&quot;X&quot;;[.G207];[.H206];[.I205];[.J204];[.K203];&quot;X&quot;;[.G203];[.H204];[.I205];[.J206];[.K207])));0;1);&quot;&quot;)">
            <text:p/>
          </table:table-cell>
          <table:table-cell table:formula="of:=IF([.G208]=&quot;&quot;;SUM([.G203:.K207])*INDEX([.A$6:.CV$6];1;[.M$8])*[.O203];&quot;&quot;)">
            <text:p/>
          </table:table-cell>
          <table:table-cell table:number-columns-repeated="4"/>
          <table:table-cell table:formula="of:=IF([.O203]&lt;&gt;&quot;&quot;;ABS([.O203]-1);[.O203])">
            <text:p/>
          </table:table-cell>
          <table:table-cell table:formula="of:=IF([.G208]=&quot;&quot;;(SUM([.G203:.K207])-INDEX([.A$2:.CV$2];1;[.M$8]+1))*INDEX([.A$2:.CV$2];1;[.M$8]+1)*[.U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204]&lt;&gt;&quot;&quot;;IF(ISERROR(HLOOKUP([.A204];[.$A$6:.$CV$6];1;0));[.A204];&quot;-&quot;);&quot;&quot;)" office:value-type="string" office:string-value="-" calcext:value-type="string">
            <text:p>-</text:p>
          </table:table-cell>
          <table:table-cell table:formula="of:=IF([.B204]&lt;&gt;&quot;&quot;;IF(ISERROR(HLOOKUP([.B204];[.$A$6:.$CV$6];1;0));[.B204];&quot;-&quot;);&quot;&quot;)" office:value-type="string" office:string-value="-" calcext:value-type="string">
            <text:p>-</text:p>
          </table:table-cell>
          <table:table-cell table:formula="of:=IF([.C204]&lt;&gt;&quot;&quot;;IF(ISERROR(HLOOKUP([.C204];[.$A$6:.$CV$6];1;0));[.C204];&quot;-&quot;);&quot;&quot;)" office:value-type="string" office:string-value="-" calcext:value-type="string">
            <text:p>-</text:p>
          </table:table-cell>
          <table:table-cell table:formula="of:=IF([.D204]&lt;&gt;&quot;&quot;;IF(ISERROR(HLOOKUP([.D204];[.$A$6:.$CV$6];1;0));[.D204];&quot;-&quot;);&quot;&quot;)" office:value-type="string" office:string-value="-" calcext:value-type="string">
            <text:p>-</text:p>
          </table:table-cell>
          <table:table-cell table:formula="of:=IF([.E204]&lt;&gt;&quot;&quot;;IF(ISERROR(HLOOKUP([.E204];[.$A$6:.$CV$6];1;0));[.E204];&quot;-&quot;);&quot;&quot;)" office:value-type="float" office:value="15" calcext:value-type="float">
            <text:p>15</text:p>
          </table:table-cell>
          <table:table-cell table:number-columns-repeated="3"/>
          <table:table-cell table:formula="of:=IF([.G209]=&quot;&quot;;IF(ISERROR(FIND(&quot;-----&quot;;COM.MICROSOFT.CONCAT([.G204:.K204];&quot;X&quot;;[.G205:.K205];&quot;X&quot;;[.G206:.K206];&quot;X&quot;;[.G207:.K207];&quot;X&quot;;[.G208:.K208];&quot;X&quot;;[.G204:.G208];&quot;X&quot;;[.H204:.H208];&quot;X&quot;;[.I204:.I208];&quot;X&quot;;[.J204:.J208];&quot;X&quot;;[.K204:.K208];&quot;X&quot;;[.G208];[.H207];[.I206];[.J205];[.K204];&quot;X&quot;;[.G204];[.H205];[.I206];[.J207];[.K208])));0;1);&quot;&quot;)">
            <text:p/>
          </table:table-cell>
          <table:table-cell table:formula="of:=IF([.G209]=&quot;&quot;;SUM([.G204:.K208])*INDEX([.A$6:.CV$6];1;[.M$8])*[.O204];&quot;&quot;)">
            <text:p/>
          </table:table-cell>
          <table:table-cell table:number-columns-repeated="4"/>
          <table:table-cell table:formula="of:=IF([.O204]&lt;&gt;&quot;&quot;;ABS([.O204]-1);[.O204])">
            <text:p/>
          </table:table-cell>
          <table:table-cell table:formula="of:=IF([.G209]=&quot;&quot;;(SUM([.G204:.K208])-INDEX([.A$2:.CV$2];1;[.M$8]+1))*INDEX([.A$2:.CV$2];1;[.M$8]+1)*[.U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[.A205]&lt;&gt;&quot;&quot;;IF(ISERROR(HLOOKUP([.A205];[.$A$6:.$CV$6];1;0));[.A205];&quot;-&quot;);&quot;&quot;)" office:value-type="string" office:string-value="-" calcext:value-type="string">
            <text:p>-</text:p>
          </table:table-cell>
          <table:table-cell table:formula="of:=IF([.B205]&lt;&gt;&quot;&quot;;IF(ISERROR(HLOOKUP([.B205];[.$A$6:.$CV$6];1;0));[.B205];&quot;-&quot;);&quot;&quot;)" office:value-type="string" office:string-value="-" calcext:value-type="string">
            <text:p>-</text:p>
          </table:table-cell>
          <table:table-cell table:formula="of:=IF([.C205]&lt;&gt;&quot;&quot;;IF(ISERROR(HLOOKUP([.C205];[.$A$6:.$CV$6];1;0));[.C205];&quot;-&quot;);&quot;&quot;)" office:value-type="string" office:string-value="-" calcext:value-type="string">
            <text:p>-</text:p>
          </table:table-cell>
          <table:table-cell table:formula="of:=IF([.D205]&lt;&gt;&quot;&quot;;IF(ISERROR(HLOOKUP([.D205];[.$A$6:.$CV$6];1;0));[.D205];&quot;-&quot;);&quot;&quot;)" office:value-type="string" office:string-value="-" calcext:value-type="string">
            <text:p>-</text:p>
          </table:table-cell>
          <table:table-cell table:formula="of:=IF([.E205]&lt;&gt;&quot;&quot;;IF(ISERROR(HLOOKUP([.E205];[.$A$6:.$CV$6];1;0));[.E20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0]=&quot;&quot;;IF(ISERROR(FIND(&quot;-----&quot;;COM.MICROSOFT.CONCAT([.G205:.K205];&quot;X&quot;;[.G206:.K206];&quot;X&quot;;[.G207:.K207];&quot;X&quot;;[.G208:.K208];&quot;X&quot;;[.G209:.K209];&quot;X&quot;;[.G205:.G209];&quot;X&quot;;[.H205:.H209];&quot;X&quot;;[.I205:.I209];&quot;X&quot;;[.J205:.J209];&quot;X&quot;;[.K205:.K209];&quot;X&quot;;[.G209];[.H208];[.I207];[.J206];[.K205];&quot;X&quot;;[.G205];[.H206];[.I207];[.J208];[.K209])));0;1);&quot;&quot;)">
            <text:p/>
          </table:table-cell>
          <table:table-cell table:formula="of:=IF([.G210]=&quot;&quot;;SUM([.G205:.K209])*INDEX([.A$6:.CV$6];1;[.M$8])*[.O205];&quot;&quot;)">
            <text:p/>
          </table:table-cell>
          <table:table-cell table:number-columns-repeated="4"/>
          <table:table-cell table:formula="of:=IF([.O205]&lt;&gt;&quot;&quot;;ABS([.O205]-1);[.O205])">
            <text:p/>
          </table:table-cell>
          <table:table-cell table:formula="of:=IF([.G210]=&quot;&quot;;(SUM([.G205:.K209])-INDEX([.A$2:.CV$2];1;[.M$8]+1))*INDEX([.A$2:.CV$2];1;[.M$8]+1)*[.U20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06]&lt;&gt;&quot;&quot;;IF(ISERROR(HLOOKUP([.A206];[.$A$6:.$CV$6];1;0));[.A206];&quot;-&quot;);&quot;&quot;)">
            <text:p/>
          </table:table-cell>
          <table:table-cell table:formula="of:=IF([.B206]&lt;&gt;&quot;&quot;;IF(ISERROR(HLOOKUP([.B206];[.$A$6:.$CV$6];1;0));[.B206];&quot;-&quot;);&quot;&quot;)">
            <text:p/>
          </table:table-cell>
          <table:table-cell table:formula="of:=IF([.C206]&lt;&gt;&quot;&quot;;IF(ISERROR(HLOOKUP([.C206];[.$A$6:.$CV$6];1;0));[.C206];&quot;-&quot;);&quot;&quot;)">
            <text:p/>
          </table:table-cell>
          <table:table-cell table:formula="of:=IF([.D206]&lt;&gt;&quot;&quot;;IF(ISERROR(HLOOKUP([.D206];[.$A$6:.$CV$6];1;0));[.D206];&quot;-&quot;);&quot;&quot;)">
            <text:p/>
          </table:table-cell>
          <table:table-cell table:formula="of:=IF([.E206]&lt;&gt;&quot;&quot;;IF(ISERROR(HLOOKUP([.E206];[.$A$6:.$CV$6];1;0));[.E206];&quot;-&quot;);&quot;&quot;)">
            <text:p/>
          </table:table-cell>
          <table:table-cell table:number-columns-repeated="3"/>
          <table:table-cell table:formula="of:=IF([.G211]=&quot;&quot;;IF(ISERROR(FIND(&quot;-----&quot;;COM.MICROSOFT.CONCAT([.G206:.K206];&quot;X&quot;;[.G207:.K207];&quot;X&quot;;[.G208:.K208];&quot;X&quot;;[.G209:.K209];&quot;X&quot;;[.G210:.K210];&quot;X&quot;;[.G206:.G210];&quot;X&quot;;[.H206:.H210];&quot;X&quot;;[.I206:.I210];&quot;X&quot;;[.J206:.J210];&quot;X&quot;;[.K206:.K210];&quot;X&quot;;[.G210];[.H209];[.I208];[.J207];[.K206];&quot;X&quot;;[.G206];[.H207];[.I208];[.J209];[.K210])));0;1);&quot;&quot;)">
            <text:p/>
          </table:table-cell>
          <table:table-cell table:formula="of:=IF([.G211]=&quot;&quot;;SUM([.G206:.K210])*INDEX([.A$6:.CV$6];1;[.M$8])*[.O206];&quot;&quot;)">
            <text:p/>
          </table:table-cell>
          <table:table-cell table:number-columns-repeated="4"/>
          <table:table-cell table:formula="of:=IF([.O206]&lt;&gt;&quot;&quot;;ABS([.O206]-1);[.O206])">
            <text:p/>
          </table:table-cell>
          <table:table-cell table:formula="of:=IF([.G211]=&quot;&quot;;(SUM([.G206:.K210])-INDEX([.A$2:.CV$2];1;[.M$8]+1))*INDEX([.A$2:.CV$2];1;[.M$8]+1)*[.U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IF([.A207]&lt;&gt;&quot;&quot;;IF(ISERROR(HLOOKUP([.A207];[.$A$6:.$CV$6];1;0));[.A207];&quot;-&quot;);&quot;&quot;)" office:value-type="string" office:string-value="-" calcext:value-type="string">
            <text:p>-</text:p>
          </table:table-cell>
          <table:table-cell table:formula="of:=IF([.B207]&lt;&gt;&quot;&quot;;IF(ISERROR(HLOOKUP([.B207];[.$A$6:.$CV$6];1;0));[.B207];&quot;-&quot;);&quot;&quot;)" office:value-type="string" office:string-value="-" calcext:value-type="string">
            <text:p>-</text:p>
          </table:table-cell>
          <table:table-cell table:formula="of:=IF([.C207]&lt;&gt;&quot;&quot;;IF(ISERROR(HLOOKUP([.C207];[.$A$6:.$CV$6];1;0));[.C207];&quot;-&quot;);&quot;&quot;)" office:value-type="string" office:string-value="-" calcext:value-type="string">
            <text:p>-</text:p>
          </table:table-cell>
          <table:table-cell table:formula="of:=IF([.D207]&lt;&gt;&quot;&quot;;IF(ISERROR(HLOOKUP([.D207];[.$A$6:.$CV$6];1;0));[.D207];&quot;-&quot;);&quot;&quot;)" office:value-type="string" office:string-value="-" calcext:value-type="string">
            <text:p>-</text:p>
          </table:table-cell>
          <table:table-cell table:formula="of:=IF([.E207]&lt;&gt;&quot;&quot;;IF(ISERROR(HLOOKUP([.E207];[.$A$6:.$CV$6];1;0));[.E20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2]=&quot;&quot;;IF(ISERROR(FIND(&quot;-----&quot;;COM.MICROSOFT.CONCAT([.G207:.K207];&quot;X&quot;;[.G208:.K208];&quot;X&quot;;[.G209:.K209];&quot;X&quot;;[.G210:.K210];&quot;X&quot;;[.G211:.K211];&quot;X&quot;;[.G207:.G211];&quot;X&quot;;[.H207:.H211];&quot;X&quot;;[.I207:.I211];&quot;X&quot;;[.J207:.J211];&quot;X&quot;;[.K207:.K211];&quot;X&quot;;[.G211];[.H210];[.I209];[.J208];[.K207];&quot;X&quot;;[.G207];[.H208];[.I209];[.J210];[.K211])));0;1);&quot;&quot;)" office:value-type="float" office:value="1" calcext:value-type="float">
            <text:p>1</text:p>
          </table:table-cell>
          <table:table-cell table:formula="of:=IF([.G212]=&quot;&quot;;SUM([.G207:.K211])*INDEX([.A$6:.CV$6];1;[.M$8])*[.O207];&quot;&quot;)" office:value-type="float" office:value="11938" calcext:value-type="float">
            <text:p>11938</text:p>
          </table:table-cell>
          <table:table-cell table:number-columns-repeated="4"/>
          <table:table-cell table:formula="of:=IF([.O207]&lt;&gt;&quot;&quot;;ABS([.O207]-1);[.O207])" office:value-type="float" office:value="0" calcext:value-type="float">
            <text:p>0</text:p>
          </table:table-cell>
          <table:table-cell table:formula="of:=IF([.G212]=&quot;&quot;;(SUM([.G207:.K211])-INDEX([.A$2:.CV$2];1;[.M$8]+1))*INDEX([.A$2:.CV$2];1;[.M$8]+1)*[.U20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208]&lt;&gt;&quot;&quot;;IF(ISERROR(HLOOKUP([.A208];[.$A$6:.$CV$6];1;0));[.A208];&quot;-&quot;);&quot;&quot;)" office:value-type="string" office:string-value="-" calcext:value-type="string">
            <text:p>-</text:p>
          </table:table-cell>
          <table:table-cell table:formula="of:=IF([.B208]&lt;&gt;&quot;&quot;;IF(ISERROR(HLOOKUP([.B208];[.$A$6:.$CV$6];1;0));[.B208];&quot;-&quot;);&quot;&quot;)" office:value-type="string" office:string-value="-" calcext:value-type="string">
            <text:p>-</text:p>
          </table:table-cell>
          <table:table-cell table:formula="of:=IF([.C208]&lt;&gt;&quot;&quot;;IF(ISERROR(HLOOKUP([.C208];[.$A$6:.$CV$6];1;0));[.C208];&quot;-&quot;);&quot;&quot;)" office:value-type="float" office:value="25" calcext:value-type="float">
            <text:p>25</text:p>
          </table:table-cell>
          <table:table-cell table:formula="of:=IF([.D208]&lt;&gt;&quot;&quot;;IF(ISERROR(HLOOKUP([.D208];[.$A$6:.$CV$6];1;0));[.D208];&quot;-&quot;);&quot;&quot;)" office:value-type="string" office:string-value="-" calcext:value-type="string">
            <text:p>-</text:p>
          </table:table-cell>
          <table:table-cell table:formula="of:=IF([.E208]&lt;&gt;&quot;&quot;;IF(ISERROR(HLOOKUP([.E208];[.$A$6:.$CV$6];1;0));[.E20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3]=&quot;&quot;;IF(ISERROR(FIND(&quot;-----&quot;;COM.MICROSOFT.CONCAT([.G208:.K208];&quot;X&quot;;[.G209:.K209];&quot;X&quot;;[.G210:.K210];&quot;X&quot;;[.G211:.K211];&quot;X&quot;;[.G212:.K212];&quot;X&quot;;[.G208:.G212];&quot;X&quot;;[.H208:.H212];&quot;X&quot;;[.I208:.I212];&quot;X&quot;;[.J208:.J212];&quot;X&quot;;[.K208:.K212];&quot;X&quot;;[.G212];[.H211];[.I210];[.J209];[.K208];&quot;X&quot;;[.G208];[.H209];[.I210];[.J211];[.K212])));0;1);&quot;&quot;)">
            <text:p/>
          </table:table-cell>
          <table:table-cell table:formula="of:=IF([.G213]=&quot;&quot;;SUM([.G208:.K212])*INDEX([.A$6:.CV$6];1;[.M$8])*[.O208];&quot;&quot;)">
            <text:p/>
          </table:table-cell>
          <table:table-cell table:number-columns-repeated="4"/>
          <table:table-cell table:formula="of:=IF([.O208]&lt;&gt;&quot;&quot;;ABS([.O208]-1);[.O208])">
            <text:p/>
          </table:table-cell>
          <table:table-cell table:formula="of:=IF([.G213]=&quot;&quot;;(SUM([.G208:.K212])-INDEX([.A$2:.CV$2];1;[.M$8]+1))*INDEX([.A$2:.CV$2];1;[.M$8]+1)*[.U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A209]&lt;&gt;&quot;&quot;;IF(ISERROR(HLOOKUP([.A209];[.$A$6:.$CV$6];1;0));[.A209];&quot;-&quot;);&quot;&quot;)" office:value-type="float" office:value="17" calcext:value-type="float">
            <text:p>17</text:p>
          </table:table-cell>
          <table:table-cell table:formula="of:=IF([.B209]&lt;&gt;&quot;&quot;;IF(ISERROR(HLOOKUP([.B209];[.$A$6:.$CV$6];1;0));[.B209];&quot;-&quot;);&quot;&quot;)" office:value-type="string" office:string-value="-" calcext:value-type="string">
            <text:p>-</text:p>
          </table:table-cell>
          <table:table-cell table:formula="of:=IF([.C209]&lt;&gt;&quot;&quot;;IF(ISERROR(HLOOKUP([.C209];[.$A$6:.$CV$6];1;0));[.C209];&quot;-&quot;);&quot;&quot;)" office:value-type="string" office:string-value="-" calcext:value-type="string">
            <text:p>-</text:p>
          </table:table-cell>
          <table:table-cell table:formula="of:=IF([.D209]&lt;&gt;&quot;&quot;;IF(ISERROR(HLOOKUP([.D209];[.$A$6:.$CV$6];1;0));[.D209];&quot;-&quot;);&quot;&quot;)" office:value-type="string" office:string-value="-" calcext:value-type="string">
            <text:p>-</text:p>
          </table:table-cell>
          <table:table-cell table:formula="of:=IF([.E209]&lt;&gt;&quot;&quot;;IF(ISERROR(HLOOKUP([.E209];[.$A$6:.$CV$6];1;0));[.E20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4]=&quot;&quot;;IF(ISERROR(FIND(&quot;-----&quot;;COM.MICROSOFT.CONCAT([.G209:.K209];&quot;X&quot;;[.G210:.K210];&quot;X&quot;;[.G211:.K211];&quot;X&quot;;[.G212:.K212];&quot;X&quot;;[.G213:.K213];&quot;X&quot;;[.G209:.G213];&quot;X&quot;;[.H209:.H213];&quot;X&quot;;[.I209:.I213];&quot;X&quot;;[.J209:.J213];&quot;X&quot;;[.K209:.K213];&quot;X&quot;;[.G213];[.H212];[.I211];[.J210];[.K209];&quot;X&quot;;[.G209];[.H210];[.I211];[.J212];[.K213])));0;1);&quot;&quot;)">
            <text:p/>
          </table:table-cell>
          <table:table-cell table:formula="of:=IF([.G214]=&quot;&quot;;SUM([.G209:.K213])*INDEX([.A$6:.CV$6];1;[.M$8])*[.O209];&quot;&quot;)">
            <text:p/>
          </table:table-cell>
          <table:table-cell table:number-columns-repeated="4"/>
          <table:table-cell table:formula="of:=IF([.O209]&lt;&gt;&quot;&quot;;ABS([.O209]-1);[.O209])">
            <text:p/>
          </table:table-cell>
          <table:table-cell table:formula="of:=IF([.G214]=&quot;&quot;;(SUM([.G209:.K213])-INDEX([.A$2:.CV$2];1;[.M$8]+1))*INDEX([.A$2:.CV$2];1;[.M$8]+1)*[.U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[.A210]&lt;&gt;&quot;&quot;;IF(ISERROR(HLOOKUP([.A210];[.$A$6:.$CV$6];1;0));[.A210];&quot;-&quot;);&quot;&quot;)" office:value-type="float" office:value="47" calcext:value-type="float">
            <text:p>47</text:p>
          </table:table-cell>
          <table:table-cell table:formula="of:=IF([.B210]&lt;&gt;&quot;&quot;;IF(ISERROR(HLOOKUP([.B210];[.$A$6:.$CV$6];1;0));[.B210];&quot;-&quot;);&quot;&quot;)" office:value-type="string" office:string-value="-" calcext:value-type="string">
            <text:p>-</text:p>
          </table:table-cell>
          <table:table-cell table:formula="of:=IF([.C210]&lt;&gt;&quot;&quot;;IF(ISERROR(HLOOKUP([.C210];[.$A$6:.$CV$6];1;0));[.C210];&quot;-&quot;);&quot;&quot;)" office:value-type="string" office:string-value="-" calcext:value-type="string">
            <text:p>-</text:p>
          </table:table-cell>
          <table:table-cell table:formula="of:=IF([.D210]&lt;&gt;&quot;&quot;;IF(ISERROR(HLOOKUP([.D210];[.$A$6:.$CV$6];1;0));[.D210];&quot;-&quot;);&quot;&quot;)" office:value-type="string" office:string-value="-" calcext:value-type="string">
            <text:p>-</text:p>
          </table:table-cell>
          <table:table-cell table:formula="of:=IF([.E210]&lt;&gt;&quot;&quot;;IF(ISERROR(HLOOKUP([.E210];[.$A$6:.$CV$6];1;0));[.E21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5]=&quot;&quot;;IF(ISERROR(FIND(&quot;-----&quot;;COM.MICROSOFT.CONCAT([.G210:.K210];&quot;X&quot;;[.G211:.K211];&quot;X&quot;;[.G212:.K212];&quot;X&quot;;[.G213:.K213];&quot;X&quot;;[.G214:.K214];&quot;X&quot;;[.G210:.G214];&quot;X&quot;;[.H210:.H214];&quot;X&quot;;[.I210:.I214];&quot;X&quot;;[.J210:.J214];&quot;X&quot;;[.K210:.K214];&quot;X&quot;;[.G214];[.H213];[.I212];[.J211];[.K210];&quot;X&quot;;[.G210];[.H211];[.I212];[.J213];[.K214])));0;1);&quot;&quot;)">
            <text:p/>
          </table:table-cell>
          <table:table-cell table:formula="of:=IF([.G215]=&quot;&quot;;SUM([.G210:.K214])*INDEX([.A$6:.CV$6];1;[.M$8])*[.O210];&quot;&quot;)">
            <text:p/>
          </table:table-cell>
          <table:table-cell table:number-columns-repeated="4"/>
          <table:table-cell table:formula="of:=IF([.O210]&lt;&gt;&quot;&quot;;ABS([.O210]-1);[.O210])">
            <text:p/>
          </table:table-cell>
          <table:table-cell table:formula="of:=IF([.G215]=&quot;&quot;;(SUM([.G210:.K214])-INDEX([.A$2:.CV$2];1;[.M$8]+1))*INDEX([.A$2:.CV$2];1;[.M$8]+1)*[.U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211]&lt;&gt;&quot;&quot;;IF(ISERROR(HLOOKUP([.A211];[.$A$6:.$CV$6];1;0));[.A211];&quot;-&quot;);&quot;&quot;)" office:value-type="float" office:value="38" calcext:value-type="float">
            <text:p>38</text:p>
          </table:table-cell>
          <table:table-cell table:formula="of:=IF([.B211]&lt;&gt;&quot;&quot;;IF(ISERROR(HLOOKUP([.B211];[.$A$6:.$CV$6];1;0));[.B211];&quot;-&quot;);&quot;&quot;)" office:value-type="string" office:string-value="-" calcext:value-type="string">
            <text:p>-</text:p>
          </table:table-cell>
          <table:table-cell table:formula="of:=IF([.C211]&lt;&gt;&quot;&quot;;IF(ISERROR(HLOOKUP([.C211];[.$A$6:.$CV$6];1;0));[.C211];&quot;-&quot;);&quot;&quot;)" office:value-type="string" office:string-value="-" calcext:value-type="string">
            <text:p>-</text:p>
          </table:table-cell>
          <table:table-cell table:formula="of:=IF([.D211]&lt;&gt;&quot;&quot;;IF(ISERROR(HLOOKUP([.D211];[.$A$6:.$CV$6];1;0));[.D211];&quot;-&quot;);&quot;&quot;)" office:value-type="string" office:string-value="-" calcext:value-type="string">
            <text:p>-</text:p>
          </table:table-cell>
          <table:table-cell table:formula="of:=IF([.E211]&lt;&gt;&quot;&quot;;IF(ISERROR(HLOOKUP([.E211];[.$A$6:.$CV$6];1;0));[.E21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6]=&quot;&quot;;IF(ISERROR(FIND(&quot;-----&quot;;COM.MICROSOFT.CONCAT([.G211:.K211];&quot;X&quot;;[.G212:.K212];&quot;X&quot;;[.G213:.K213];&quot;X&quot;;[.G214:.K214];&quot;X&quot;;[.G215:.K215];&quot;X&quot;;[.G211:.G215];&quot;X&quot;;[.H211:.H215];&quot;X&quot;;[.I211:.I215];&quot;X&quot;;[.J211:.J215];&quot;X&quot;;[.K211:.K215];&quot;X&quot;;[.G215];[.H214];[.I213];[.J212];[.K211];&quot;X&quot;;[.G211];[.H212];[.I213];[.J214];[.K215])));0;1);&quot;&quot;)">
            <text:p/>
          </table:table-cell>
          <table:table-cell table:formula="of:=IF([.G216]=&quot;&quot;;SUM([.G211:.K215])*INDEX([.A$6:.CV$6];1;[.M$8])*[.O211];&quot;&quot;)">
            <text:p/>
          </table:table-cell>
          <table:table-cell table:number-columns-repeated="4"/>
          <table:table-cell table:formula="of:=IF([.O211]&lt;&gt;&quot;&quot;;ABS([.O211]-1);[.O211])">
            <text:p/>
          </table:table-cell>
          <table:table-cell table:formula="of:=IF([.G216]=&quot;&quot;;(SUM([.G211:.K215])-INDEX([.A$2:.CV$2];1;[.M$8]+1))*INDEX([.A$2:.CV$2];1;[.M$8]+1)*[.U21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12]&lt;&gt;&quot;&quot;;IF(ISERROR(HLOOKUP([.A212];[.$A$6:.$CV$6];1;0));[.A212];&quot;-&quot;);&quot;&quot;)">
            <text:p/>
          </table:table-cell>
          <table:table-cell table:formula="of:=IF([.B212]&lt;&gt;&quot;&quot;;IF(ISERROR(HLOOKUP([.B212];[.$A$6:.$CV$6];1;0));[.B212];&quot;-&quot;);&quot;&quot;)">
            <text:p/>
          </table:table-cell>
          <table:table-cell table:formula="of:=IF([.C212]&lt;&gt;&quot;&quot;;IF(ISERROR(HLOOKUP([.C212];[.$A$6:.$CV$6];1;0));[.C212];&quot;-&quot;);&quot;&quot;)">
            <text:p/>
          </table:table-cell>
          <table:table-cell table:formula="of:=IF([.D212]&lt;&gt;&quot;&quot;;IF(ISERROR(HLOOKUP([.D212];[.$A$6:.$CV$6];1;0));[.D212];&quot;-&quot;);&quot;&quot;)">
            <text:p/>
          </table:table-cell>
          <table:table-cell table:formula="of:=IF([.E212]&lt;&gt;&quot;&quot;;IF(ISERROR(HLOOKUP([.E212];[.$A$6:.$CV$6];1;0));[.E212];&quot;-&quot;);&quot;&quot;)">
            <text:p/>
          </table:table-cell>
          <table:table-cell table:number-columns-repeated="3"/>
          <table:table-cell table:formula="of:=IF([.G217]=&quot;&quot;;IF(ISERROR(FIND(&quot;-----&quot;;COM.MICROSOFT.CONCAT([.G212:.K212];&quot;X&quot;;[.G213:.K213];&quot;X&quot;;[.G214:.K214];&quot;X&quot;;[.G215:.K215];&quot;X&quot;;[.G216:.K216];&quot;X&quot;;[.G212:.G216];&quot;X&quot;;[.H212:.H216];&quot;X&quot;;[.I212:.I216];&quot;X&quot;;[.J212:.J216];&quot;X&quot;;[.K212:.K216];&quot;X&quot;;[.G216];[.H215];[.I214];[.J213];[.K212];&quot;X&quot;;[.G212];[.H213];[.I214];[.J215];[.K216])));0;1);&quot;&quot;)">
            <text:p/>
          </table:table-cell>
          <table:table-cell table:formula="of:=IF([.G217]=&quot;&quot;;SUM([.G212:.K216])*INDEX([.A$6:.CV$6];1;[.M$8])*[.O212];&quot;&quot;)">
            <text:p/>
          </table:table-cell>
          <table:table-cell table:number-columns-repeated="4"/>
          <table:table-cell table:formula="of:=IF([.O212]&lt;&gt;&quot;&quot;;ABS([.O212]-1);[.O212])">
            <text:p/>
          </table:table-cell>
          <table:table-cell table:formula="of:=IF([.G217]=&quot;&quot;;(SUM([.G212:.K216])-INDEX([.A$2:.CV$2];1;[.M$8]+1))*INDEX([.A$2:.CV$2];1;[.M$8]+1)*[.U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213]&lt;&gt;&quot;&quot;;IF(ISERROR(HLOOKUP([.A213];[.$A$6:.$CV$6];1;0));[.A213];&quot;-&quot;);&quot;&quot;)" office:value-type="string" office:string-value="-" calcext:value-type="string">
            <text:p>-</text:p>
          </table:table-cell>
          <table:table-cell table:formula="of:=IF([.B213]&lt;&gt;&quot;&quot;;IF(ISERROR(HLOOKUP([.B213];[.$A$6:.$CV$6];1;0));[.B213];&quot;-&quot;);&quot;&quot;)" office:value-type="string" office:string-value="-" calcext:value-type="string">
            <text:p>-</text:p>
          </table:table-cell>
          <table:table-cell table:formula="of:=IF([.C213]&lt;&gt;&quot;&quot;;IF(ISERROR(HLOOKUP([.C213];[.$A$6:.$CV$6];1;0));[.C213];&quot;-&quot;);&quot;&quot;)" office:value-type="string" office:string-value="-" calcext:value-type="string">
            <text:p>-</text:p>
          </table:table-cell>
          <table:table-cell table:formula="of:=IF([.D213]&lt;&gt;&quot;&quot;;IF(ISERROR(HLOOKUP([.D213];[.$A$6:.$CV$6];1;0));[.D213];&quot;-&quot;);&quot;&quot;)" office:value-type="string" office:string-value="-" calcext:value-type="string">
            <text:p>-</text:p>
          </table:table-cell>
          <table:table-cell table:formula="of:=IF([.E213]&lt;&gt;&quot;&quot;;IF(ISERROR(HLOOKUP([.E213];[.$A$6:.$CV$6];1;0));[.E21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8]=&quot;&quot;;IF(ISERROR(FIND(&quot;-----&quot;;COM.MICROSOFT.CONCAT([.G213:.K213];&quot;X&quot;;[.G214:.K214];&quot;X&quot;;[.G215:.K215];&quot;X&quot;;[.G216:.K216];&quot;X&quot;;[.G217:.K217];&quot;X&quot;;[.G213:.G217];&quot;X&quot;;[.H213:.H217];&quot;X&quot;;[.I213:.I217];&quot;X&quot;;[.J213:.J217];&quot;X&quot;;[.K213:.K217];&quot;X&quot;;[.G217];[.H216];[.I215];[.J214];[.K213];&quot;X&quot;;[.G213];[.H214];[.I215];[.J216];[.K217])));0;1);&quot;&quot;)" office:value-type="float" office:value="1" calcext:value-type="float">
            <text:p>1</text:p>
          </table:table-cell>
          <table:table-cell table:formula="of:=IF([.G218]=&quot;&quot;;SUM([.G213:.K217])*INDEX([.A$6:.CV$6];1;[.M$8])*[.O213];&quot;&quot;)" office:value-type="float" office:value="5452" calcext:value-type="float">
            <text:p>5452</text:p>
          </table:table-cell>
          <table:table-cell table:number-columns-repeated="4"/>
          <table:table-cell table:formula="of:=IF([.O213]&lt;&gt;&quot;&quot;;ABS([.O213]-1);[.O213])" office:value-type="float" office:value="0" calcext:value-type="float">
            <text:p>0</text:p>
          </table:table-cell>
          <table:table-cell table:formula="of:=IF([.G218]=&quot;&quot;;(SUM([.G213:.K217])-INDEX([.A$2:.CV$2];1;[.M$8]+1))*INDEX([.A$2:.CV$2];1;[.M$8]+1)*[.U21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214]&lt;&gt;&quot;&quot;;IF(ISERROR(HLOOKUP([.A214];[.$A$6:.$CV$6];1;0));[.A214];&quot;-&quot;);&quot;&quot;)" office:value-type="string" office:string-value="-" calcext:value-type="string">
            <text:p>-</text:p>
          </table:table-cell>
          <table:table-cell table:formula="of:=IF([.B214]&lt;&gt;&quot;&quot;;IF(ISERROR(HLOOKUP([.B214];[.$A$6:.$CV$6];1;0));[.B214];&quot;-&quot;);&quot;&quot;)" office:value-type="string" office:string-value="-" calcext:value-type="string">
            <text:p>-</text:p>
          </table:table-cell>
          <table:table-cell table:formula="of:=IF([.C214]&lt;&gt;&quot;&quot;;IF(ISERROR(HLOOKUP([.C214];[.$A$6:.$CV$6];1;0));[.C214];&quot;-&quot;);&quot;&quot;)" office:value-type="float" office:value="3" calcext:value-type="float">
            <text:p>3</text:p>
          </table:table-cell>
          <table:table-cell table:formula="of:=IF([.D214]&lt;&gt;&quot;&quot;;IF(ISERROR(HLOOKUP([.D214];[.$A$6:.$CV$6];1;0));[.D214];&quot;-&quot;);&quot;&quot;)" office:value-type="float" office:value="25" calcext:value-type="float">
            <text:p>25</text:p>
          </table:table-cell>
          <table:table-cell table:formula="of:=IF([.E214]&lt;&gt;&quot;&quot;;IF(ISERROR(HLOOKUP([.E214];[.$A$6:.$CV$6];1;0));[.E21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19]=&quot;&quot;;IF(ISERROR(FIND(&quot;-----&quot;;COM.MICROSOFT.CONCAT([.G214:.K214];&quot;X&quot;;[.G215:.K215];&quot;X&quot;;[.G216:.K216];&quot;X&quot;;[.G217:.K217];&quot;X&quot;;[.G218:.K218];&quot;X&quot;;[.G214:.G218];&quot;X&quot;;[.H214:.H218];&quot;X&quot;;[.I214:.I218];&quot;X&quot;;[.J214:.J218];&quot;X&quot;;[.K214:.K218];&quot;X&quot;;[.G218];[.H217];[.I216];[.J215];[.K214];&quot;X&quot;;[.G214];[.H215];[.I216];[.J217];[.K218])));0;1);&quot;&quot;)">
            <text:p/>
          </table:table-cell>
          <table:table-cell table:formula="of:=IF([.G219]=&quot;&quot;;SUM([.G214:.K218])*INDEX([.A$6:.CV$6];1;[.M$8])*[.O214];&quot;&quot;)">
            <text:p/>
          </table:table-cell>
          <table:table-cell table:number-columns-repeated="4"/>
          <table:table-cell table:formula="of:=IF([.O214]&lt;&gt;&quot;&quot;;ABS([.O214]-1);[.O214])">
            <text:p/>
          </table:table-cell>
          <table:table-cell table:formula="of:=IF([.G219]=&quot;&quot;;(SUM([.G214:.K218])-INDEX([.A$2:.CV$2];1;[.M$8]+1))*INDEX([.A$2:.CV$2];1;[.M$8]+1)*[.U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[.A215]&lt;&gt;&quot;&quot;;IF(ISERROR(HLOOKUP([.A215];[.$A$6:.$CV$6];1;0));[.A215];&quot;-&quot;);&quot;&quot;)" office:value-type="string" office:string-value="-" calcext:value-type="string">
            <text:p>-</text:p>
          </table:table-cell>
          <table:table-cell table:formula="of:=IF([.B215]&lt;&gt;&quot;&quot;;IF(ISERROR(HLOOKUP([.B215];[.$A$6:.$CV$6];1;0));[.B215];&quot;-&quot;);&quot;&quot;)" office:value-type="string" office:string-value="-" calcext:value-type="string">
            <text:p>-</text:p>
          </table:table-cell>
          <table:table-cell table:formula="of:=IF([.C215]&lt;&gt;&quot;&quot;;IF(ISERROR(HLOOKUP([.C215];[.$A$6:.$CV$6];1;0));[.C215];&quot;-&quot;);&quot;&quot;)" office:value-type="string" office:string-value="-" calcext:value-type="string">
            <text:p>-</text:p>
          </table:table-cell>
          <table:table-cell table:formula="of:=IF([.D215]&lt;&gt;&quot;&quot;;IF(ISERROR(HLOOKUP([.D215];[.$A$6:.$CV$6];1;0));[.D215];&quot;-&quot;);&quot;&quot;)" office:value-type="string" office:string-value="-" calcext:value-type="string">
            <text:p>-</text:p>
          </table:table-cell>
          <table:table-cell table:formula="of:=IF([.E215]&lt;&gt;&quot;&quot;;IF(ISERROR(HLOOKUP([.E215];[.$A$6:.$CV$6];1;0));[.E21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0]=&quot;&quot;;IF(ISERROR(FIND(&quot;-----&quot;;COM.MICROSOFT.CONCAT([.G215:.K215];&quot;X&quot;;[.G216:.K216];&quot;X&quot;;[.G217:.K217];&quot;X&quot;;[.G218:.K218];&quot;X&quot;;[.G219:.K219];&quot;X&quot;;[.G215:.G219];&quot;X&quot;;[.H215:.H219];&quot;X&quot;;[.I215:.I219];&quot;X&quot;;[.J215:.J219];&quot;X&quot;;[.K215:.K219];&quot;X&quot;;[.G219];[.H218];[.I217];[.J216];[.K215];&quot;X&quot;;[.G215];[.H216];[.I217];[.J218];[.K219])));0;1);&quot;&quot;)">
            <text:p/>
          </table:table-cell>
          <table:table-cell table:formula="of:=IF([.G220]=&quot;&quot;;SUM([.G215:.K219])*INDEX([.A$6:.CV$6];1;[.M$8])*[.O215];&quot;&quot;)">
            <text:p/>
          </table:table-cell>
          <table:table-cell table:number-columns-repeated="4"/>
          <table:table-cell table:formula="of:=IF([.O215]&lt;&gt;&quot;&quot;;ABS([.O215]-1);[.O215])">
            <text:p/>
          </table:table-cell>
          <table:table-cell table:formula="of:=IF([.G220]=&quot;&quot;;(SUM([.G215:.K219])-INDEX([.A$2:.CV$2];1;[.M$8]+1))*INDEX([.A$2:.CV$2];1;[.M$8]+1)*[.U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A216]&lt;&gt;&quot;&quot;;IF(ISERROR(HLOOKUP([.A216];[.$A$6:.$CV$6];1;0));[.A216];&quot;-&quot;);&quot;&quot;)" office:value-type="string" office:string-value="-" calcext:value-type="string">
            <text:p>-</text:p>
          </table:table-cell>
          <table:table-cell table:formula="of:=IF([.B216]&lt;&gt;&quot;&quot;;IF(ISERROR(HLOOKUP([.B216];[.$A$6:.$CV$6];1;0));[.B216];&quot;-&quot;);&quot;&quot;)" office:value-type="string" office:string-value="-" calcext:value-type="string">
            <text:p>-</text:p>
          </table:table-cell>
          <table:table-cell table:formula="of:=IF([.C216]&lt;&gt;&quot;&quot;;IF(ISERROR(HLOOKUP([.C216];[.$A$6:.$CV$6];1;0));[.C216];&quot;-&quot;);&quot;&quot;)" office:value-type="string" office:string-value="-" calcext:value-type="string">
            <text:p>-</text:p>
          </table:table-cell>
          <table:table-cell table:formula="of:=IF([.D216]&lt;&gt;&quot;&quot;;IF(ISERROR(HLOOKUP([.D216];[.$A$6:.$CV$6];1;0));[.D216];&quot;-&quot;);&quot;&quot;)" office:value-type="string" office:string-value="-" calcext:value-type="string">
            <text:p>-</text:p>
          </table:table-cell>
          <table:table-cell table:formula="of:=IF([.E216]&lt;&gt;&quot;&quot;;IF(ISERROR(HLOOKUP([.E216];[.$A$6:.$CV$6];1;0));[.E21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1]=&quot;&quot;;IF(ISERROR(FIND(&quot;-----&quot;;COM.MICROSOFT.CONCAT([.G216:.K216];&quot;X&quot;;[.G217:.K217];&quot;X&quot;;[.G218:.K218];&quot;X&quot;;[.G219:.K219];&quot;X&quot;;[.G220:.K220];&quot;X&quot;;[.G216:.G220];&quot;X&quot;;[.H216:.H220];&quot;X&quot;;[.I216:.I220];&quot;X&quot;;[.J216:.J220];&quot;X&quot;;[.K216:.K220];&quot;X&quot;;[.G220];[.H219];[.I218];[.J217];[.K216];&quot;X&quot;;[.G216];[.H217];[.I218];[.J219];[.K220])));0;1);&quot;&quot;)">
            <text:p/>
          </table:table-cell>
          <table:table-cell table:formula="of:=IF([.G221]=&quot;&quot;;SUM([.G216:.K220])*INDEX([.A$6:.CV$6];1;[.M$8])*[.O216];&quot;&quot;)">
            <text:p/>
          </table:table-cell>
          <table:table-cell table:number-columns-repeated="4"/>
          <table:table-cell table:formula="of:=IF([.O216]&lt;&gt;&quot;&quot;;ABS([.O216]-1);[.O216])">
            <text:p/>
          </table:table-cell>
          <table:table-cell table:formula="of:=IF([.G221]=&quot;&quot;;(SUM([.G216:.K220])-INDEX([.A$2:.CV$2];1;[.M$8]+1))*INDEX([.A$2:.CV$2];1;[.M$8]+1)*[.U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217]&lt;&gt;&quot;&quot;;IF(ISERROR(HLOOKUP([.A217];[.$A$6:.$CV$6];1;0));[.A217];&quot;-&quot;);&quot;&quot;)" office:value-type="string" office:string-value="-" calcext:value-type="string">
            <text:p>-</text:p>
          </table:table-cell>
          <table:table-cell table:formula="of:=IF([.B217]&lt;&gt;&quot;&quot;;IF(ISERROR(HLOOKUP([.B217];[.$A$6:.$CV$6];1;0));[.B217];&quot;-&quot;);&quot;&quot;)" office:value-type="string" office:string-value="-" calcext:value-type="string">
            <text:p>-</text:p>
          </table:table-cell>
          <table:table-cell table:formula="of:=IF([.C217]&lt;&gt;&quot;&quot;;IF(ISERROR(HLOOKUP([.C217];[.$A$6:.$CV$6];1;0));[.C217];&quot;-&quot;);&quot;&quot;)" office:value-type="float" office:value="17" calcext:value-type="float">
            <text:p>17</text:p>
          </table:table-cell>
          <table:table-cell table:formula="of:=IF([.D217]&lt;&gt;&quot;&quot;;IF(ISERROR(HLOOKUP([.D217];[.$A$6:.$CV$6];1;0));[.D217];&quot;-&quot;);&quot;&quot;)" office:value-type="float" office:value="13" calcext:value-type="float">
            <text:p>13</text:p>
          </table:table-cell>
          <table:table-cell table:formula="of:=IF([.E217]&lt;&gt;&quot;&quot;;IF(ISERROR(HLOOKUP([.E217];[.$A$6:.$CV$6];1;0));[.E21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2]=&quot;&quot;;IF(ISERROR(FIND(&quot;-----&quot;;COM.MICROSOFT.CONCAT([.G217:.K217];&quot;X&quot;;[.G218:.K218];&quot;X&quot;;[.G219:.K219];&quot;X&quot;;[.G220:.K220];&quot;X&quot;;[.G221:.K221];&quot;X&quot;;[.G217:.G221];&quot;X&quot;;[.H217:.H221];&quot;X&quot;;[.I217:.I221];&quot;X&quot;;[.J217:.J221];&quot;X&quot;;[.K217:.K221];&quot;X&quot;;[.G221];[.H220];[.I219];[.J218];[.K217];&quot;X&quot;;[.G217];[.H218];[.I219];[.J220];[.K221])));0;1);&quot;&quot;)">
            <text:p/>
          </table:table-cell>
          <table:table-cell table:formula="of:=IF([.G222]=&quot;&quot;;SUM([.G217:.K221])*INDEX([.A$6:.CV$6];1;[.M$8])*[.O217];&quot;&quot;)">
            <text:p/>
          </table:table-cell>
          <table:table-cell table:number-columns-repeated="4"/>
          <table:table-cell table:formula="of:=IF([.O217]&lt;&gt;&quot;&quot;;ABS([.O217]-1);[.O217])">
            <text:p/>
          </table:table-cell>
          <table:table-cell table:formula="of:=IF([.G222]=&quot;&quot;;(SUM([.G217:.K221])-INDEX([.A$2:.CV$2];1;[.M$8]+1))*INDEX([.A$2:.CV$2];1;[.M$8]+1)*[.U21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18]&lt;&gt;&quot;&quot;;IF(ISERROR(HLOOKUP([.A218];[.$A$6:.$CV$6];1;0));[.A218];&quot;-&quot;);&quot;&quot;)">
            <text:p/>
          </table:table-cell>
          <table:table-cell table:formula="of:=IF([.B218]&lt;&gt;&quot;&quot;;IF(ISERROR(HLOOKUP([.B218];[.$A$6:.$CV$6];1;0));[.B218];&quot;-&quot;);&quot;&quot;)">
            <text:p/>
          </table:table-cell>
          <table:table-cell table:formula="of:=IF([.C218]&lt;&gt;&quot;&quot;;IF(ISERROR(HLOOKUP([.C218];[.$A$6:.$CV$6];1;0));[.C218];&quot;-&quot;);&quot;&quot;)">
            <text:p/>
          </table:table-cell>
          <table:table-cell table:formula="of:=IF([.D218]&lt;&gt;&quot;&quot;;IF(ISERROR(HLOOKUP([.D218];[.$A$6:.$CV$6];1;0));[.D218];&quot;-&quot;);&quot;&quot;)">
            <text:p/>
          </table:table-cell>
          <table:table-cell table:formula="of:=IF([.E218]&lt;&gt;&quot;&quot;;IF(ISERROR(HLOOKUP([.E218];[.$A$6:.$CV$6];1;0));[.E218];&quot;-&quot;);&quot;&quot;)">
            <text:p/>
          </table:table-cell>
          <table:table-cell table:number-columns-repeated="3"/>
          <table:table-cell table:formula="of:=IF([.G223]=&quot;&quot;;IF(ISERROR(FIND(&quot;-----&quot;;COM.MICROSOFT.CONCAT([.G218:.K218];&quot;X&quot;;[.G219:.K219];&quot;X&quot;;[.G220:.K220];&quot;X&quot;;[.G221:.K221];&quot;X&quot;;[.G222:.K222];&quot;X&quot;;[.G218:.G222];&quot;X&quot;;[.H218:.H222];&quot;X&quot;;[.I218:.I222];&quot;X&quot;;[.J218:.J222];&quot;X&quot;;[.K218:.K222];&quot;X&quot;;[.G222];[.H221];[.I220];[.J219];[.K218];&quot;X&quot;;[.G218];[.H219];[.I220];[.J221];[.K222])));0;1);&quot;&quot;)">
            <text:p/>
          </table:table-cell>
          <table:table-cell table:formula="of:=IF([.G223]=&quot;&quot;;SUM([.G218:.K222])*INDEX([.A$6:.CV$6];1;[.M$8])*[.O218];&quot;&quot;)">
            <text:p/>
          </table:table-cell>
          <table:table-cell table:number-columns-repeated="4"/>
          <table:table-cell table:formula="of:=IF([.O218]&lt;&gt;&quot;&quot;;ABS([.O218]-1);[.O218])">
            <text:p/>
          </table:table-cell>
          <table:table-cell table:formula="of:=IF([.G223]=&quot;&quot;;(SUM([.G218:.K222])-INDEX([.A$2:.CV$2];1;[.M$8]+1))*INDEX([.A$2:.CV$2];1;[.M$8]+1)*[.U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[.A219]&lt;&gt;&quot;&quot;;IF(ISERROR(HLOOKUP([.A219];[.$A$6:.$CV$6];1;0));[.A219];&quot;-&quot;);&quot;&quot;)" office:value-type="string" office:string-value="-" calcext:value-type="string">
            <text:p>-</text:p>
          </table:table-cell>
          <table:table-cell table:formula="of:=IF([.B219]&lt;&gt;&quot;&quot;;IF(ISERROR(HLOOKUP([.B219];[.$A$6:.$CV$6];1;0));[.B219];&quot;-&quot;);&quot;&quot;)" office:value-type="string" office:string-value="-" calcext:value-type="string">
            <text:p>-</text:p>
          </table:table-cell>
          <table:table-cell table:formula="of:=IF([.C219]&lt;&gt;&quot;&quot;;IF(ISERROR(HLOOKUP([.C219];[.$A$6:.$CV$6];1;0));[.C219];&quot;-&quot;);&quot;&quot;)" office:value-type="string" office:string-value="-" calcext:value-type="string">
            <text:p>-</text:p>
          </table:table-cell>
          <table:table-cell table:formula="of:=IF([.D219]&lt;&gt;&quot;&quot;;IF(ISERROR(HLOOKUP([.D219];[.$A$6:.$CV$6];1;0));[.D219];&quot;-&quot;);&quot;&quot;)" office:value-type="string" office:string-value="-" calcext:value-type="string">
            <text:p>-</text:p>
          </table:table-cell>
          <table:table-cell table:formula="of:=IF([.E219]&lt;&gt;&quot;&quot;;IF(ISERROR(HLOOKUP([.E219];[.$A$6:.$CV$6];1;0));[.E219];&quot;-&quot;);&quot;&quot;)" office:value-type="float" office:value="83" calcext:value-type="float">
            <text:p>83</text:p>
          </table:table-cell>
          <table:table-cell table:number-columns-repeated="3"/>
          <table:table-cell table:formula="of:=IF([.G224]=&quot;&quot;;IF(ISERROR(FIND(&quot;-----&quot;;COM.MICROSOFT.CONCAT([.G219:.K219];&quot;X&quot;;[.G220:.K220];&quot;X&quot;;[.G221:.K221];&quot;X&quot;;[.G222:.K222];&quot;X&quot;;[.G223:.K223];&quot;X&quot;;[.G219:.G223];&quot;X&quot;;[.H219:.H223];&quot;X&quot;;[.I219:.I223];&quot;X&quot;;[.J219:.J223];&quot;X&quot;;[.K219:.K223];&quot;X&quot;;[.G223];[.H222];[.I221];[.J220];[.K219];&quot;X&quot;;[.G219];[.H220];[.I221];[.J222];[.K223])));0;1);&quot;&quot;)" office:value-type="float" office:value="1" calcext:value-type="float">
            <text:p>1</text:p>
          </table:table-cell>
          <table:table-cell table:formula="of:=IF([.G224]=&quot;&quot;;SUM([.G219:.K223])*INDEX([.A$6:.CV$6];1;[.M$8])*[.O219];&quot;&quot;)" office:value-type="float" office:value="26602" calcext:value-type="float">
            <text:p>26602</text:p>
          </table:table-cell>
          <table:table-cell table:number-columns-repeated="4"/>
          <table:table-cell table:formula="of:=IF([.O219]&lt;&gt;&quot;&quot;;ABS([.O219]-1);[.O219])" office:value-type="float" office:value="0" calcext:value-type="float">
            <text:p>0</text:p>
          </table:table-cell>
          <table:table-cell table:formula="of:=IF([.G224]=&quot;&quot;;(SUM([.G219:.K223])-INDEX([.A$2:.CV$2];1;[.M$8]+1))*INDEX([.A$2:.CV$2];1;[.M$8]+1)*[.U21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220]&lt;&gt;&quot;&quot;;IF(ISERROR(HLOOKUP([.A220];[.$A$6:.$CV$6];1;0));[.A220];&quot;-&quot;);&quot;&quot;)" office:value-type="string" office:string-value="-" calcext:value-type="string">
            <text:p>-</text:p>
          </table:table-cell>
          <table:table-cell table:formula="of:=IF([.B220]&lt;&gt;&quot;&quot;;IF(ISERROR(HLOOKUP([.B220];[.$A$6:.$CV$6];1;0));[.B220];&quot;-&quot;);&quot;&quot;)" office:value-type="string" office:string-value="-" calcext:value-type="string">
            <text:p>-</text:p>
          </table:table-cell>
          <table:table-cell table:formula="of:=IF([.C220]&lt;&gt;&quot;&quot;;IF(ISERROR(HLOOKUP([.C220];[.$A$6:.$CV$6];1;0));[.C220];&quot;-&quot;);&quot;&quot;)" office:value-type="string" office:string-value="-" calcext:value-type="string">
            <text:p>-</text:p>
          </table:table-cell>
          <table:table-cell table:formula="of:=IF([.D220]&lt;&gt;&quot;&quot;;IF(ISERROR(HLOOKUP([.D220];[.$A$6:.$CV$6];1;0));[.D220];&quot;-&quot;);&quot;&quot;)" office:value-type="string" office:string-value="-" calcext:value-type="string">
            <text:p>-</text:p>
          </table:table-cell>
          <table:table-cell table:formula="of:=IF([.E220]&lt;&gt;&quot;&quot;;IF(ISERROR(HLOOKUP([.E220];[.$A$6:.$CV$6];1;0));[.E22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5]=&quot;&quot;;IF(ISERROR(FIND(&quot;-----&quot;;COM.MICROSOFT.CONCAT([.G220:.K220];&quot;X&quot;;[.G221:.K221];&quot;X&quot;;[.G222:.K222];&quot;X&quot;;[.G223:.K223];&quot;X&quot;;[.G224:.K224];&quot;X&quot;;[.G220:.G224];&quot;X&quot;;[.H220:.H224];&quot;X&quot;;[.I220:.I224];&quot;X&quot;;[.J220:.J224];&quot;X&quot;;[.K220:.K224];&quot;X&quot;;[.G224];[.H223];[.I222];[.J221];[.K220];&quot;X&quot;;[.G220];[.H221];[.I222];[.J223];[.K224])));0;1);&quot;&quot;)">
            <text:p/>
          </table:table-cell>
          <table:table-cell table:formula="of:=IF([.G225]=&quot;&quot;;SUM([.G220:.K224])*INDEX([.A$6:.CV$6];1;[.M$8])*[.O220];&quot;&quot;)">
            <text:p/>
          </table:table-cell>
          <table:table-cell table:number-columns-repeated="4"/>
          <table:table-cell table:formula="of:=IF([.O220]&lt;&gt;&quot;&quot;;ABS([.O220]-1);[.O220])">
            <text:p/>
          </table:table-cell>
          <table:table-cell table:formula="of:=IF([.G225]=&quot;&quot;;(SUM([.G220:.K224])-INDEX([.A$2:.CV$2];1;[.M$8]+1))*INDEX([.A$2:.CV$2];1;[.M$8]+1)*[.U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221]&lt;&gt;&quot;&quot;;IF(ISERROR(HLOOKUP([.A221];[.$A$6:.$CV$6];1;0));[.A221];&quot;-&quot;);&quot;&quot;)" office:value-type="string" office:string-value="-" calcext:value-type="string">
            <text:p>-</text:p>
          </table:table-cell>
          <table:table-cell table:formula="of:=IF([.B221]&lt;&gt;&quot;&quot;;IF(ISERROR(HLOOKUP([.B221];[.$A$6:.$CV$6];1;0));[.B221];&quot;-&quot;);&quot;&quot;)" office:value-type="string" office:string-value="-" calcext:value-type="string">
            <text:p>-</text:p>
          </table:table-cell>
          <table:table-cell table:formula="of:=IF([.C221]&lt;&gt;&quot;&quot;;IF(ISERROR(HLOOKUP([.C221];[.$A$6:.$CV$6];1;0));[.C221];&quot;-&quot;);&quot;&quot;)" office:value-type="float" office:value="13" calcext:value-type="float">
            <text:p>13</text:p>
          </table:table-cell>
          <table:table-cell table:formula="of:=IF([.D221]&lt;&gt;&quot;&quot;;IF(ISERROR(HLOOKUP([.D221];[.$A$6:.$CV$6];1;0));[.D221];&quot;-&quot;);&quot;&quot;)" office:value-type="string" office:string-value="-" calcext:value-type="string">
            <text:p>-</text:p>
          </table:table-cell>
          <table:table-cell table:formula="of:=IF([.E221]&lt;&gt;&quot;&quot;;IF(ISERROR(HLOOKUP([.E221];[.$A$6:.$CV$6];1;0));[.E22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6]=&quot;&quot;;IF(ISERROR(FIND(&quot;-----&quot;;COM.MICROSOFT.CONCAT([.G221:.K221];&quot;X&quot;;[.G222:.K222];&quot;X&quot;;[.G223:.K223];&quot;X&quot;;[.G224:.K224];&quot;X&quot;;[.G225:.K225];&quot;X&quot;;[.G221:.G225];&quot;X&quot;;[.H221:.H225];&quot;X&quot;;[.I221:.I225];&quot;X&quot;;[.J221:.J225];&quot;X&quot;;[.K221:.K225];&quot;X&quot;;[.G225];[.H224];[.I223];[.J222];[.K221];&quot;X&quot;;[.G221];[.H222];[.I223];[.J224];[.K225])));0;1);&quot;&quot;)">
            <text:p/>
          </table:table-cell>
          <table:table-cell table:formula="of:=IF([.G226]=&quot;&quot;;SUM([.G221:.K225])*INDEX([.A$6:.CV$6];1;[.M$8])*[.O221];&quot;&quot;)">
            <text:p/>
          </table:table-cell>
          <table:table-cell table:number-columns-repeated="4"/>
          <table:table-cell table:formula="of:=IF([.O221]&lt;&gt;&quot;&quot;;ABS([.O221]-1);[.O221])">
            <text:p/>
          </table:table-cell>
          <table:table-cell table:formula="of:=IF([.G226]=&quot;&quot;;(SUM([.G221:.K225])-INDEX([.A$2:.CV$2];1;[.M$8]+1))*INDEX([.A$2:.CV$2];1;[.M$8]+1)*[.U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222]&lt;&gt;&quot;&quot;;IF(ISERROR(HLOOKUP([.A222];[.$A$6:.$CV$6];1;0));[.A222];&quot;-&quot;);&quot;&quot;)" office:value-type="string" office:string-value="-" calcext:value-type="string">
            <text:p>-</text:p>
          </table:table-cell>
          <table:table-cell table:formula="of:=IF([.B222]&lt;&gt;&quot;&quot;;IF(ISERROR(HLOOKUP([.B222];[.$A$6:.$CV$6];1;0));[.B222];&quot;-&quot;);&quot;&quot;)" office:value-type="string" office:string-value="-" calcext:value-type="string">
            <text:p>-</text:p>
          </table:table-cell>
          <table:table-cell table:formula="of:=IF([.C222]&lt;&gt;&quot;&quot;;IF(ISERROR(HLOOKUP([.C222];[.$A$6:.$CV$6];1;0));[.C222];&quot;-&quot;);&quot;&quot;)" office:value-type="float" office:value="89" calcext:value-type="float">
            <text:p>89</text:p>
          </table:table-cell>
          <table:table-cell table:formula="of:=IF([.D222]&lt;&gt;&quot;&quot;;IF(ISERROR(HLOOKUP([.D222];[.$A$6:.$CV$6];1;0));[.D222];&quot;-&quot;);&quot;&quot;)" office:value-type="string" office:string-value="-" calcext:value-type="string">
            <text:p>-</text:p>
          </table:table-cell>
          <table:table-cell table:formula="of:=IF([.E222]&lt;&gt;&quot;&quot;;IF(ISERROR(HLOOKUP([.E222];[.$A$6:.$CV$6];1;0));[.E22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27]=&quot;&quot;;IF(ISERROR(FIND(&quot;-----&quot;;COM.MICROSOFT.CONCAT([.G222:.K222];&quot;X&quot;;[.G223:.K223];&quot;X&quot;;[.G224:.K224];&quot;X&quot;;[.G225:.K225];&quot;X&quot;;[.G226:.K226];&quot;X&quot;;[.G222:.G226];&quot;X&quot;;[.H222:.H226];&quot;X&quot;;[.I222:.I226];&quot;X&quot;;[.J222:.J226];&quot;X&quot;;[.K222:.K226];&quot;X&quot;;[.G226];[.H225];[.I224];[.J223];[.K222];&quot;X&quot;;[.G222];[.H223];[.I224];[.J225];[.K226])));0;1);&quot;&quot;)">
            <text:p/>
          </table:table-cell>
          <table:table-cell table:formula="of:=IF([.G227]=&quot;&quot;;SUM([.G222:.K226])*INDEX([.A$6:.CV$6];1;[.M$8])*[.O222];&quot;&quot;)">
            <text:p/>
          </table:table-cell>
          <table:table-cell table:number-columns-repeated="4"/>
          <table:table-cell table:formula="of:=IF([.O222]&lt;&gt;&quot;&quot;;ABS([.O222]-1);[.O222])">
            <text:p/>
          </table:table-cell>
          <table:table-cell table:formula="of:=IF([.G227]=&quot;&quot;;(SUM([.G222:.K226])-INDEX([.A$2:.CV$2];1;[.M$8]+1))*INDEX([.A$2:.CV$2];1;[.M$8]+1)*[.U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23]&lt;&gt;&quot;&quot;;IF(ISERROR(HLOOKUP([.A223];[.$A$6:.$CV$6];1;0));[.A223];&quot;-&quot;);&quot;&quot;)" office:value-type="float" office:value="17" calcext:value-type="float">
            <text:p>17</text:p>
          </table:table-cell>
          <table:table-cell table:formula="of:=IF([.B223]&lt;&gt;&quot;&quot;;IF(ISERROR(HLOOKUP([.B223];[.$A$6:.$CV$6];1;0));[.B223];&quot;-&quot;);&quot;&quot;)" office:value-type="string" office:string-value="-" calcext:value-type="string">
            <text:p>-</text:p>
          </table:table-cell>
          <table:table-cell table:formula="of:=IF([.C223]&lt;&gt;&quot;&quot;;IF(ISERROR(HLOOKUP([.C223];[.$A$6:.$CV$6];1;0));[.C223];&quot;-&quot;);&quot;&quot;)" office:value-type="string" office:string-value="-" calcext:value-type="string">
            <text:p>-</text:p>
          </table:table-cell>
          <table:table-cell table:formula="of:=IF([.D223]&lt;&gt;&quot;&quot;;IF(ISERROR(HLOOKUP([.D223];[.$A$6:.$CV$6];1;0));[.D223];&quot;-&quot;);&quot;&quot;)" office:value-type="float" office:value="76" calcext:value-type="float">
            <text:p>76</text:p>
          </table:table-cell>
          <table:table-cell table:formula="of:=IF([.E223]&lt;&gt;&quot;&quot;;IF(ISERROR(HLOOKUP([.E223];[.$A$6:.$CV$6];1;0));[.E223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228]=&quot;&quot;;IF(ISERROR(FIND(&quot;-----&quot;;COM.MICROSOFT.CONCAT([.G223:.K223];&quot;X&quot;;[.G224:.K224];&quot;X&quot;;[.G225:.K225];&quot;X&quot;;[.G226:.K226];&quot;X&quot;;[.G227:.K227];&quot;X&quot;;[.G223:.G227];&quot;X&quot;;[.H223:.H227];&quot;X&quot;;[.I223:.I227];&quot;X&quot;;[.J223:.J227];&quot;X&quot;;[.K223:.K227];&quot;X&quot;;[.G227];[.H226];[.I225];[.J224];[.K223];&quot;X&quot;;[.G223];[.H224];[.I225];[.J226];[.K227])));0;1);&quot;&quot;)">
            <text:p/>
          </table:table-cell>
          <table:table-cell table:formula="of:=IF([.G228]=&quot;&quot;;SUM([.G223:.K227])*INDEX([.A$6:.CV$6];1;[.M$8])*[.O223];&quot;&quot;)">
            <text:p/>
          </table:table-cell>
          <table:table-cell table:number-columns-repeated="4"/>
          <table:table-cell table:formula="of:=IF([.O223]&lt;&gt;&quot;&quot;;ABS([.O223]-1);[.O223])">
            <text:p/>
          </table:table-cell>
          <table:table-cell table:formula="of:=IF([.G228]=&quot;&quot;;(SUM([.G223:.K227])-INDEX([.A$2:.CV$2];1;[.M$8]+1))*INDEX([.A$2:.CV$2];1;[.M$8]+1)*[.U22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24]&lt;&gt;&quot;&quot;;IF(ISERROR(HLOOKUP([.A224];[.$A$6:.$CV$6];1;0));[.A224];&quot;-&quot;);&quot;&quot;)">
            <text:p/>
          </table:table-cell>
          <table:table-cell table:formula="of:=IF([.B224]&lt;&gt;&quot;&quot;;IF(ISERROR(HLOOKUP([.B224];[.$A$6:.$CV$6];1;0));[.B224];&quot;-&quot;);&quot;&quot;)">
            <text:p/>
          </table:table-cell>
          <table:table-cell table:formula="of:=IF([.C224]&lt;&gt;&quot;&quot;;IF(ISERROR(HLOOKUP([.C224];[.$A$6:.$CV$6];1;0));[.C224];&quot;-&quot;);&quot;&quot;)">
            <text:p/>
          </table:table-cell>
          <table:table-cell table:formula="of:=IF([.D224]&lt;&gt;&quot;&quot;;IF(ISERROR(HLOOKUP([.D224];[.$A$6:.$CV$6];1;0));[.D224];&quot;-&quot;);&quot;&quot;)">
            <text:p/>
          </table:table-cell>
          <table:table-cell table:formula="of:=IF([.E224]&lt;&gt;&quot;&quot;;IF(ISERROR(HLOOKUP([.E224];[.$A$6:.$CV$6];1;0));[.E224];&quot;-&quot;);&quot;&quot;)">
            <text:p/>
          </table:table-cell>
          <table:table-cell table:number-columns-repeated="3"/>
          <table:table-cell table:formula="of:=IF([.G229]=&quot;&quot;;IF(ISERROR(FIND(&quot;-----&quot;;COM.MICROSOFT.CONCAT([.G224:.K224];&quot;X&quot;;[.G225:.K225];&quot;X&quot;;[.G226:.K226];&quot;X&quot;;[.G227:.K227];&quot;X&quot;;[.G228:.K228];&quot;X&quot;;[.G224:.G228];&quot;X&quot;;[.H224:.H228];&quot;X&quot;;[.I224:.I228];&quot;X&quot;;[.J224:.J228];&quot;X&quot;;[.K224:.K228];&quot;X&quot;;[.G228];[.H227];[.I226];[.J225];[.K224];&quot;X&quot;;[.G224];[.H225];[.I226];[.J227];[.K228])));0;1);&quot;&quot;)">
            <text:p/>
          </table:table-cell>
          <table:table-cell table:formula="of:=IF([.G229]=&quot;&quot;;SUM([.G224:.K228])*INDEX([.A$6:.CV$6];1;[.M$8])*[.O224];&quot;&quot;)">
            <text:p/>
          </table:table-cell>
          <table:table-cell table:number-columns-repeated="4"/>
          <table:table-cell table:formula="of:=IF([.O224]&lt;&gt;&quot;&quot;;ABS([.O224]-1);[.O224])">
            <text:p/>
          </table:table-cell>
          <table:table-cell table:formula="of:=IF([.G229]=&quot;&quot;;(SUM([.G224:.K228])-INDEX([.A$2:.CV$2];1;[.M$8]+1))*INDEX([.A$2:.CV$2];1;[.M$8]+1)*[.U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225]&lt;&gt;&quot;&quot;;IF(ISERROR(HLOOKUP([.A225];[.$A$6:.$CV$6];1;0));[.A225];&quot;-&quot;);&quot;&quot;)" office:value-type="string" office:string-value="-" calcext:value-type="string">
            <text:p>-</text:p>
          </table:table-cell>
          <table:table-cell table:formula="of:=IF([.B225]&lt;&gt;&quot;&quot;;IF(ISERROR(HLOOKUP([.B225];[.$A$6:.$CV$6];1;0));[.B225];&quot;-&quot;);&quot;&quot;)" office:value-type="string" office:string-value="-" calcext:value-type="string">
            <text:p>-</text:p>
          </table:table-cell>
          <table:table-cell table:formula="of:=IF([.C225]&lt;&gt;&quot;&quot;;IF(ISERROR(HLOOKUP([.C225];[.$A$6:.$CV$6];1;0));[.C225];&quot;-&quot;);&quot;&quot;)" office:value-type="string" office:string-value="-" calcext:value-type="string">
            <text:p>-</text:p>
          </table:table-cell>
          <table:table-cell table:formula="of:=IF([.D225]&lt;&gt;&quot;&quot;;IF(ISERROR(HLOOKUP([.D225];[.$A$6:.$CV$6];1;0));[.D225];&quot;-&quot;);&quot;&quot;)" office:value-type="float" office:value="13" calcext:value-type="float">
            <text:p>13</text:p>
          </table:table-cell>
          <table:table-cell table:formula="of:=IF([.E225]&lt;&gt;&quot;&quot;;IF(ISERROR(HLOOKUP([.E225];[.$A$6:.$CV$6];1;0));[.E22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0]=&quot;&quot;;IF(ISERROR(FIND(&quot;-----&quot;;COM.MICROSOFT.CONCAT([.G225:.K225];&quot;X&quot;;[.G226:.K226];&quot;X&quot;;[.G227:.K227];&quot;X&quot;;[.G228:.K228];&quot;X&quot;;[.G229:.K229];&quot;X&quot;;[.G225:.G229];&quot;X&quot;;[.H225:.H229];&quot;X&quot;;[.I225:.I229];&quot;X&quot;;[.J225:.J229];&quot;X&quot;;[.K225:.K229];&quot;X&quot;;[.G229];[.H228];[.I227];[.J226];[.K225];&quot;X&quot;;[.G225];[.H226];[.I227];[.J228];[.K229])));0;1);&quot;&quot;)" office:value-type="float" office:value="1" calcext:value-type="float">
            <text:p>1</text:p>
          </table:table-cell>
          <table:table-cell table:formula="of:=IF([.G230]=&quot;&quot;;SUM([.G225:.K229])*INDEX([.A$6:.CV$6];1;[.M$8])*[.O225];&quot;&quot;)" office:value-type="float" office:value="5640" calcext:value-type="float">
            <text:p>5640</text:p>
          </table:table-cell>
          <table:table-cell table:number-columns-repeated="4"/>
          <table:table-cell table:formula="of:=IF([.O225]&lt;&gt;&quot;&quot;;ABS([.O225]-1);[.O225])" office:value-type="float" office:value="0" calcext:value-type="float">
            <text:p>0</text:p>
          </table:table-cell>
          <table:table-cell table:formula="of:=IF([.G230]=&quot;&quot;;(SUM([.G225:.K229])-INDEX([.A$2:.CV$2];1;[.M$8]+1))*INDEX([.A$2:.CV$2];1;[.M$8]+1)*[.U22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A226]&lt;&gt;&quot;&quot;;IF(ISERROR(HLOOKUP([.A226];[.$A$6:.$CV$6];1;0));[.A226];&quot;-&quot;);&quot;&quot;)" office:value-type="float" office:value="17" calcext:value-type="float">
            <text:p>17</text:p>
          </table:table-cell>
          <table:table-cell table:formula="of:=IF([.B226]&lt;&gt;&quot;&quot;;IF(ISERROR(HLOOKUP([.B226];[.$A$6:.$CV$6];1;0));[.B226];&quot;-&quot;);&quot;&quot;)" office:value-type="string" office:string-value="-" calcext:value-type="string">
            <text:p>-</text:p>
          </table:table-cell>
          <table:table-cell table:formula="of:=IF([.C226]&lt;&gt;&quot;&quot;;IF(ISERROR(HLOOKUP([.C226];[.$A$6:.$CV$6];1;0));[.C226];&quot;-&quot;);&quot;&quot;)" office:value-type="string" office:string-value="-" calcext:value-type="string">
            <text:p>-</text:p>
          </table:table-cell>
          <table:table-cell table:formula="of:=IF([.D226]&lt;&gt;&quot;&quot;;IF(ISERROR(HLOOKUP([.D226];[.$A$6:.$CV$6];1;0));[.D226];&quot;-&quot;);&quot;&quot;)" office:value-type="string" office:string-value="-" calcext:value-type="string">
            <text:p>-</text:p>
          </table:table-cell>
          <table:table-cell table:formula="of:=IF([.E226]&lt;&gt;&quot;&quot;;IF(ISERROR(HLOOKUP([.E226];[.$A$6:.$CV$6];1;0));[.E22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1]=&quot;&quot;;IF(ISERROR(FIND(&quot;-----&quot;;COM.MICROSOFT.CONCAT([.G226:.K226];&quot;X&quot;;[.G227:.K227];&quot;X&quot;;[.G228:.K228];&quot;X&quot;;[.G229:.K229];&quot;X&quot;;[.G230:.K230];&quot;X&quot;;[.G226:.G230];&quot;X&quot;;[.H226:.H230];&quot;X&quot;;[.I226:.I230];&quot;X&quot;;[.J226:.J230];&quot;X&quot;;[.K226:.K230];&quot;X&quot;;[.G230];[.H229];[.I228];[.J227];[.K226];&quot;X&quot;;[.G226];[.H227];[.I228];[.J229];[.K230])));0;1);&quot;&quot;)">
            <text:p/>
          </table:table-cell>
          <table:table-cell table:formula="of:=IF([.G231]=&quot;&quot;;SUM([.G226:.K230])*INDEX([.A$6:.CV$6];1;[.M$8])*[.O226];&quot;&quot;)">
            <text:p/>
          </table:table-cell>
          <table:table-cell table:number-columns-repeated="4"/>
          <table:table-cell table:formula="of:=IF([.O226]&lt;&gt;&quot;&quot;;ABS([.O226]-1);[.O226])">
            <text:p/>
          </table:table-cell>
          <table:table-cell table:formula="of:=IF([.G231]=&quot;&quot;;(SUM([.G226:.K230])-INDEX([.A$2:.CV$2];1;[.M$8]+1))*INDEX([.A$2:.CV$2];1;[.M$8]+1)*[.U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[.A227]&lt;&gt;&quot;&quot;;IF(ISERROR(HLOOKUP([.A227];[.$A$6:.$CV$6];1;0));[.A227];&quot;-&quot;);&quot;&quot;)" office:value-type="string" office:string-value="-" calcext:value-type="string">
            <text:p>-</text:p>
          </table:table-cell>
          <table:table-cell table:formula="of:=IF([.B227]&lt;&gt;&quot;&quot;;IF(ISERROR(HLOOKUP([.B227];[.$A$6:.$CV$6];1;0));[.B227];&quot;-&quot;);&quot;&quot;)" office:value-type="string" office:string-value="-" calcext:value-type="string">
            <text:p>-</text:p>
          </table:table-cell>
          <table:table-cell table:formula="of:=IF([.C227]&lt;&gt;&quot;&quot;;IF(ISERROR(HLOOKUP([.C227];[.$A$6:.$CV$6];1;0));[.C227];&quot;-&quot;);&quot;&quot;)" office:value-type="float" office:value="5" calcext:value-type="float">
            <text:p>5</text:p>
          </table:table-cell>
          <table:table-cell table:formula="of:=IF([.D227]&lt;&gt;&quot;&quot;;IF(ISERROR(HLOOKUP([.D227];[.$A$6:.$CV$6];1;0));[.D227];&quot;-&quot;);&quot;&quot;)" office:value-type="string" office:string-value="-" calcext:value-type="string">
            <text:p>-</text:p>
          </table:table-cell>
          <table:table-cell table:formula="of:=IF([.E227]&lt;&gt;&quot;&quot;;IF(ISERROR(HLOOKUP([.E227];[.$A$6:.$CV$6];1;0));[.E22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2]=&quot;&quot;;IF(ISERROR(FIND(&quot;-----&quot;;COM.MICROSOFT.CONCAT([.G227:.K227];&quot;X&quot;;[.G228:.K228];&quot;X&quot;;[.G229:.K229];&quot;X&quot;;[.G230:.K230];&quot;X&quot;;[.G231:.K231];&quot;X&quot;;[.G227:.G231];&quot;X&quot;;[.H227:.H231];&quot;X&quot;;[.I227:.I231];&quot;X&quot;;[.J227:.J231];&quot;X&quot;;[.K227:.K231];&quot;X&quot;;[.G231];[.H230];[.I229];[.J228];[.K227];&quot;X&quot;;[.G227];[.H228];[.I229];[.J230];[.K231])));0;1);&quot;&quot;)">
            <text:p/>
          </table:table-cell>
          <table:table-cell table:formula="of:=IF([.G232]=&quot;&quot;;SUM([.G227:.K231])*INDEX([.A$6:.CV$6];1;[.M$8])*[.O227];&quot;&quot;)">
            <text:p/>
          </table:table-cell>
          <table:table-cell table:number-columns-repeated="4"/>
          <table:table-cell table:formula="of:=IF([.O227]&lt;&gt;&quot;&quot;;ABS([.O227]-1);[.O227])">
            <text:p/>
          </table:table-cell>
          <table:table-cell table:formula="of:=IF([.G232]=&quot;&quot;;(SUM([.G227:.K231])-INDEX([.A$2:.CV$2];1;[.M$8]+1))*INDEX([.A$2:.CV$2];1;[.M$8]+1)*[.U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A228]&lt;&gt;&quot;&quot;;IF(ISERROR(HLOOKUP([.A228];[.$A$6:.$CV$6];1;0));[.A228];&quot;-&quot;);&quot;&quot;)" office:value-type="string" office:string-value="-" calcext:value-type="string">
            <text:p>-</text:p>
          </table:table-cell>
          <table:table-cell table:formula="of:=IF([.B228]&lt;&gt;&quot;&quot;;IF(ISERROR(HLOOKUP([.B228];[.$A$6:.$CV$6];1;0));[.B228];&quot;-&quot;);&quot;&quot;)" office:value-type="string" office:string-value="-" calcext:value-type="string">
            <text:p>-</text:p>
          </table:table-cell>
          <table:table-cell table:formula="of:=IF([.C228]&lt;&gt;&quot;&quot;;IF(ISERROR(HLOOKUP([.C228];[.$A$6:.$CV$6];1;0));[.C228];&quot;-&quot;);&quot;&quot;)" office:value-type="string" office:string-value="-" calcext:value-type="string">
            <text:p>-</text:p>
          </table:table-cell>
          <table:table-cell table:formula="of:=IF([.D228]&lt;&gt;&quot;&quot;;IF(ISERROR(HLOOKUP([.D228];[.$A$6:.$CV$6];1;0));[.D228];&quot;-&quot;);&quot;&quot;)" office:value-type="string" office:string-value="-" calcext:value-type="string">
            <text:p>-</text:p>
          </table:table-cell>
          <table:table-cell table:formula="of:=IF([.E228]&lt;&gt;&quot;&quot;;IF(ISERROR(HLOOKUP([.E228];[.$A$6:.$CV$6];1;0));[.E228];&quot;-&quot;);&quot;&quot;)" office:value-type="float" office:value="25" calcext:value-type="float">
            <text:p>25</text:p>
          </table:table-cell>
          <table:table-cell table:number-columns-repeated="3"/>
          <table:table-cell table:formula="of:=IF([.G233]=&quot;&quot;;IF(ISERROR(FIND(&quot;-----&quot;;COM.MICROSOFT.CONCAT([.G228:.K228];&quot;X&quot;;[.G229:.K229];&quot;X&quot;;[.G230:.K230];&quot;X&quot;;[.G231:.K231];&quot;X&quot;;[.G232:.K232];&quot;X&quot;;[.G228:.G232];&quot;X&quot;;[.H228:.H232];&quot;X&quot;;[.I228:.I232];&quot;X&quot;;[.J228:.J232];&quot;X&quot;;[.K228:.K232];&quot;X&quot;;[.G232];[.H231];[.I230];[.J229];[.K228];&quot;X&quot;;[.G228];[.H229];[.I230];[.J231];[.K232])));0;1);&quot;&quot;)">
            <text:p/>
          </table:table-cell>
          <table:table-cell table:formula="of:=IF([.G233]=&quot;&quot;;SUM([.G228:.K232])*INDEX([.A$6:.CV$6];1;[.M$8])*[.O228];&quot;&quot;)">
            <text:p/>
          </table:table-cell>
          <table:table-cell table:number-columns-repeated="4"/>
          <table:table-cell table:formula="of:=IF([.O228]&lt;&gt;&quot;&quot;;ABS([.O228]-1);[.O228])">
            <text:p/>
          </table:table-cell>
          <table:table-cell table:formula="of:=IF([.G233]=&quot;&quot;;(SUM([.G228:.K232])-INDEX([.A$2:.CV$2];1;[.M$8]+1))*INDEX([.A$2:.CV$2];1;[.M$8]+1)*[.U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[.A229]&lt;&gt;&quot;&quot;;IF(ISERROR(HLOOKUP([.A229];[.$A$6:.$CV$6];1;0));[.A229];&quot;-&quot;);&quot;&quot;)" office:value-type="string" office:string-value="-" calcext:value-type="string">
            <text:p>-</text:p>
          </table:table-cell>
          <table:table-cell table:formula="of:=IF([.B229]&lt;&gt;&quot;&quot;;IF(ISERROR(HLOOKUP([.B229];[.$A$6:.$CV$6];1;0));[.B229];&quot;-&quot;);&quot;&quot;)" office:value-type="string" office:string-value="-" calcext:value-type="string">
            <text:p>-</text:p>
          </table:table-cell>
          <table:table-cell table:formula="of:=IF([.C229]&lt;&gt;&quot;&quot;;IF(ISERROR(HLOOKUP([.C229];[.$A$6:.$CV$6];1;0));[.C229];&quot;-&quot;);&quot;&quot;)" office:value-type="string" office:string-value="-" calcext:value-type="string">
            <text:p>-</text:p>
          </table:table-cell>
          <table:table-cell table:formula="of:=IF([.D229]&lt;&gt;&quot;&quot;;IF(ISERROR(HLOOKUP([.D229];[.$A$6:.$CV$6];1;0));[.D229];&quot;-&quot;);&quot;&quot;)" office:value-type="string" office:string-value="-" calcext:value-type="string">
            <text:p>-</text:p>
          </table:table-cell>
          <table:table-cell table:formula="of:=IF([.E229]&lt;&gt;&quot;&quot;;IF(ISERROR(HLOOKUP([.E229];[.$A$6:.$CV$6];1;0));[.E22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4]=&quot;&quot;;IF(ISERROR(FIND(&quot;-----&quot;;COM.MICROSOFT.CONCAT([.G229:.K229];&quot;X&quot;;[.G230:.K230];&quot;X&quot;;[.G231:.K231];&quot;X&quot;;[.G232:.K232];&quot;X&quot;;[.G233:.K233];&quot;X&quot;;[.G229:.G233];&quot;X&quot;;[.H229:.H233];&quot;X&quot;;[.I229:.I233];&quot;X&quot;;[.J229:.J233];&quot;X&quot;;[.K229:.K233];&quot;X&quot;;[.G233];[.H232];[.I231];[.J230];[.K229];&quot;X&quot;;[.G229];[.H230];[.I231];[.J232];[.K233])));0;1);&quot;&quot;)">
            <text:p/>
          </table:table-cell>
          <table:table-cell table:formula="of:=IF([.G234]=&quot;&quot;;SUM([.G229:.K233])*INDEX([.A$6:.CV$6];1;[.M$8])*[.O229];&quot;&quot;)">
            <text:p/>
          </table:table-cell>
          <table:table-cell table:number-columns-repeated="4"/>
          <table:table-cell table:formula="of:=IF([.O229]&lt;&gt;&quot;&quot;;ABS([.O229]-1);[.O229])">
            <text:p/>
          </table:table-cell>
          <table:table-cell table:formula="of:=IF([.G234]=&quot;&quot;;(SUM([.G229:.K233])-INDEX([.A$2:.CV$2];1;[.M$8]+1))*INDEX([.A$2:.CV$2];1;[.M$8]+1)*[.U22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30]&lt;&gt;&quot;&quot;;IF(ISERROR(HLOOKUP([.A230];[.$A$6:.$CV$6];1;0));[.A230];&quot;-&quot;);&quot;&quot;)">
            <text:p/>
          </table:table-cell>
          <table:table-cell table:formula="of:=IF([.B230]&lt;&gt;&quot;&quot;;IF(ISERROR(HLOOKUP([.B230];[.$A$6:.$CV$6];1;0));[.B230];&quot;-&quot;);&quot;&quot;)">
            <text:p/>
          </table:table-cell>
          <table:table-cell table:formula="of:=IF([.C230]&lt;&gt;&quot;&quot;;IF(ISERROR(HLOOKUP([.C230];[.$A$6:.$CV$6];1;0));[.C230];&quot;-&quot;);&quot;&quot;)">
            <text:p/>
          </table:table-cell>
          <table:table-cell table:formula="of:=IF([.D230]&lt;&gt;&quot;&quot;;IF(ISERROR(HLOOKUP([.D230];[.$A$6:.$CV$6];1;0));[.D230];&quot;-&quot;);&quot;&quot;)">
            <text:p/>
          </table:table-cell>
          <table:table-cell table:formula="of:=IF([.E230]&lt;&gt;&quot;&quot;;IF(ISERROR(HLOOKUP([.E230];[.$A$6:.$CV$6];1;0));[.E230];&quot;-&quot;);&quot;&quot;)">
            <text:p/>
          </table:table-cell>
          <table:table-cell table:number-columns-repeated="3"/>
          <table:table-cell table:formula="of:=IF([.G235]=&quot;&quot;;IF(ISERROR(FIND(&quot;-----&quot;;COM.MICROSOFT.CONCAT([.G230:.K230];&quot;X&quot;;[.G231:.K231];&quot;X&quot;;[.G232:.K232];&quot;X&quot;;[.G233:.K233];&quot;X&quot;;[.G234:.K234];&quot;X&quot;;[.G230:.G234];&quot;X&quot;;[.H230:.H234];&quot;X&quot;;[.I230:.I234];&quot;X&quot;;[.J230:.J234];&quot;X&quot;;[.K230:.K234];&quot;X&quot;;[.G234];[.H233];[.I232];[.J231];[.K230];&quot;X&quot;;[.G230];[.H231];[.I232];[.J233];[.K234])));0;1);&quot;&quot;)">
            <text:p/>
          </table:table-cell>
          <table:table-cell table:formula="of:=IF([.G235]=&quot;&quot;;SUM([.G230:.K234])*INDEX([.A$6:.CV$6];1;[.M$8])*[.O230];&quot;&quot;)">
            <text:p/>
          </table:table-cell>
          <table:table-cell table:number-columns-repeated="4"/>
          <table:table-cell table:formula="of:=IF([.O230]&lt;&gt;&quot;&quot;;ABS([.O230]-1);[.O230])">
            <text:p/>
          </table:table-cell>
          <table:table-cell table:formula="of:=IF([.G235]=&quot;&quot;;(SUM([.G230:.K234])-INDEX([.A$2:.CV$2];1;[.M$8]+1))*INDEX([.A$2:.CV$2];1;[.M$8]+1)*[.U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231]&lt;&gt;&quot;&quot;;IF(ISERROR(HLOOKUP([.A231];[.$A$6:.$CV$6];1;0));[.A231];&quot;-&quot;);&quot;&quot;)" office:value-type="string" office:string-value="-" calcext:value-type="string">
            <text:p>-</text:p>
          </table:table-cell>
          <table:table-cell table:formula="of:=IF([.B231]&lt;&gt;&quot;&quot;;IF(ISERROR(HLOOKUP([.B231];[.$A$6:.$CV$6];1;0));[.B231];&quot;-&quot;);&quot;&quot;)" office:value-type="string" office:string-value="-" calcext:value-type="string">
            <text:p>-</text:p>
          </table:table-cell>
          <table:table-cell table:formula="of:=IF([.C231]&lt;&gt;&quot;&quot;;IF(ISERROR(HLOOKUP([.C231];[.$A$6:.$CV$6];1;0));[.C231];&quot;-&quot;);&quot;&quot;)" office:value-type="string" office:string-value="-" calcext:value-type="string">
            <text:p>-</text:p>
          </table:table-cell>
          <table:table-cell table:formula="of:=IF([.D231]&lt;&gt;&quot;&quot;;IF(ISERROR(HLOOKUP([.D231];[.$A$6:.$CV$6];1;0));[.D231];&quot;-&quot;);&quot;&quot;)" office:value-type="float" office:value="78" calcext:value-type="float">
            <text:p>78</text:p>
          </table:table-cell>
          <table:table-cell table:formula="of:=IF([.E231]&lt;&gt;&quot;&quot;;IF(ISERROR(HLOOKUP([.E231];[.$A$6:.$CV$6];1;0));[.E23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6]=&quot;&quot;;IF(ISERROR(FIND(&quot;-----&quot;;COM.MICROSOFT.CONCAT([.G231:.K231];&quot;X&quot;;[.G232:.K232];&quot;X&quot;;[.G233:.K233];&quot;X&quot;;[.G234:.K234];&quot;X&quot;;[.G235:.K235];&quot;X&quot;;[.G231:.G235];&quot;X&quot;;[.H231:.H235];&quot;X&quot;;[.I231:.I235];&quot;X&quot;;[.J231:.J235];&quot;X&quot;;[.K231:.K235];&quot;X&quot;;[.G235];[.H234];[.I233];[.J232];[.K231];&quot;X&quot;;[.G231];[.H232];[.I233];[.J234];[.K235])));0;1);&quot;&quot;)" office:value-type="float" office:value="1" calcext:value-type="float">
            <text:p>1</text:p>
          </table:table-cell>
          <table:table-cell table:formula="of:=IF([.G236]=&quot;&quot;;SUM([.G231:.K235])*INDEX([.A$6:.CV$6];1;[.M$8])*[.O231];&quot;&quot;)" office:value-type="float" office:value="24440" calcext:value-type="float">
            <text:p>24440</text:p>
          </table:table-cell>
          <table:table-cell table:number-columns-repeated="4"/>
          <table:table-cell table:formula="of:=IF([.O231]&lt;&gt;&quot;&quot;;ABS([.O231]-1);[.O231])" office:value-type="float" office:value="0" calcext:value-type="float">
            <text:p>0</text:p>
          </table:table-cell>
          <table:table-cell table:formula="of:=IF([.G236]=&quot;&quot;;(SUM([.G231:.K235])-INDEX([.A$2:.CV$2];1;[.M$8]+1))*INDEX([.A$2:.CV$2];1;[.M$8]+1)*[.U23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232]&lt;&gt;&quot;&quot;;IF(ISERROR(HLOOKUP([.A232];[.$A$6:.$CV$6];1;0));[.A232];&quot;-&quot;);&quot;&quot;)" office:value-type="string" office:string-value="-" calcext:value-type="string">
            <text:p>-</text:p>
          </table:table-cell>
          <table:table-cell table:formula="of:=IF([.B232]&lt;&gt;&quot;&quot;;IF(ISERROR(HLOOKUP([.B232];[.$A$6:.$CV$6];1;0));[.B232];&quot;-&quot;);&quot;&quot;)" office:value-type="float" office:value="76" calcext:value-type="float">
            <text:p>76</text:p>
          </table:table-cell>
          <table:table-cell table:formula="of:=IF([.C232]&lt;&gt;&quot;&quot;;IF(ISERROR(HLOOKUP([.C232];[.$A$6:.$CV$6];1;0));[.C232];&quot;-&quot;);&quot;&quot;)" office:value-type="string" office:string-value="-" calcext:value-type="string">
            <text:p>-</text:p>
          </table:table-cell>
          <table:table-cell table:formula="of:=IF([.D232]&lt;&gt;&quot;&quot;;IF(ISERROR(HLOOKUP([.D232];[.$A$6:.$CV$6];1;0));[.D232];&quot;-&quot;);&quot;&quot;)" office:value-type="string" office:string-value="-" calcext:value-type="string">
            <text:p>-</text:p>
          </table:table-cell>
          <table:table-cell table:formula="of:=IF([.E232]&lt;&gt;&quot;&quot;;IF(ISERROR(HLOOKUP([.E232];[.$A$6:.$CV$6];1;0));[.E232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237]=&quot;&quot;;IF(ISERROR(FIND(&quot;-----&quot;;COM.MICROSOFT.CONCAT([.G232:.K232];&quot;X&quot;;[.G233:.K233];&quot;X&quot;;[.G234:.K234];&quot;X&quot;;[.G235:.K235];&quot;X&quot;;[.G236:.K236];&quot;X&quot;;[.G232:.G236];&quot;X&quot;;[.H232:.H236];&quot;X&quot;;[.I232:.I236];&quot;X&quot;;[.J232:.J236];&quot;X&quot;;[.K232:.K236];&quot;X&quot;;[.G236];[.H235];[.I234];[.J233];[.K232];&quot;X&quot;;[.G232];[.H233];[.I234];[.J235];[.K236])));0;1);&quot;&quot;)">
            <text:p/>
          </table:table-cell>
          <table:table-cell table:formula="of:=IF([.G237]=&quot;&quot;;SUM([.G232:.K236])*INDEX([.A$6:.CV$6];1;[.M$8])*[.O232];&quot;&quot;)">
            <text:p/>
          </table:table-cell>
          <table:table-cell table:number-columns-repeated="4"/>
          <table:table-cell table:formula="of:=IF([.O232]&lt;&gt;&quot;&quot;;ABS([.O232]-1);[.O232])">
            <text:p/>
          </table:table-cell>
          <table:table-cell table:formula="of:=IF([.G237]=&quot;&quot;;(SUM([.G232:.K236])-INDEX([.A$2:.CV$2];1;[.M$8]+1))*INDEX([.A$2:.CV$2];1;[.M$8]+1)*[.U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A233]&lt;&gt;&quot;&quot;;IF(ISERROR(HLOOKUP([.A233];[.$A$6:.$CV$6];1;0));[.A233];&quot;-&quot;);&quot;&quot;)" office:value-type="string" office:string-value="-" calcext:value-type="string">
            <text:p>-</text:p>
          </table:table-cell>
          <table:table-cell table:formula="of:=IF([.B233]&lt;&gt;&quot;&quot;;IF(ISERROR(HLOOKUP([.B233];[.$A$6:.$CV$6];1;0));[.B233];&quot;-&quot;);&quot;&quot;)" office:value-type="string" office:string-value="-" calcext:value-type="string">
            <text:p>-</text:p>
          </table:table-cell>
          <table:table-cell table:formula="of:=IF([.C233]&lt;&gt;&quot;&quot;;IF(ISERROR(HLOOKUP([.C233];[.$A$6:.$CV$6];1;0));[.C233];&quot;-&quot;);&quot;&quot;)" office:value-type="string" office:string-value="-" calcext:value-type="string">
            <text:p>-</text:p>
          </table:table-cell>
          <table:table-cell table:formula="of:=IF([.D233]&lt;&gt;&quot;&quot;;IF(ISERROR(HLOOKUP([.D233];[.$A$6:.$CV$6];1;0));[.D233];&quot;-&quot;);&quot;&quot;)" office:value-type="string" office:string-value="-" calcext:value-type="string">
            <text:p>-</text:p>
          </table:table-cell>
          <table:table-cell table:formula="of:=IF([.E233]&lt;&gt;&quot;&quot;;IF(ISERROR(HLOOKUP([.E233];[.$A$6:.$CV$6];1;0));[.E23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38]=&quot;&quot;;IF(ISERROR(FIND(&quot;-----&quot;;COM.MICROSOFT.CONCAT([.G233:.K233];&quot;X&quot;;[.G234:.K234];&quot;X&quot;;[.G235:.K235];&quot;X&quot;;[.G236:.K236];&quot;X&quot;;[.G237:.K237];&quot;X&quot;;[.G233:.G237];&quot;X&quot;;[.H233:.H237];&quot;X&quot;;[.I233:.I237];&quot;X&quot;;[.J233:.J237];&quot;X&quot;;[.K233:.K237];&quot;X&quot;;[.G237];[.H236];[.I235];[.J234];[.K233];&quot;X&quot;;[.G233];[.H234];[.I235];[.J236];[.K237])));0;1);&quot;&quot;)">
            <text:p/>
          </table:table-cell>
          <table:table-cell table:formula="of:=IF([.G238]=&quot;&quot;;SUM([.G233:.K237])*INDEX([.A$6:.CV$6];1;[.M$8])*[.O233];&quot;&quot;)">
            <text:p/>
          </table:table-cell>
          <table:table-cell table:number-columns-repeated="4"/>
          <table:table-cell table:formula="of:=IF([.O233]&lt;&gt;&quot;&quot;;ABS([.O233]-1);[.O233])">
            <text:p/>
          </table:table-cell>
          <table:table-cell table:formula="of:=IF([.G238]=&quot;&quot;;(SUM([.G233:.K237])-INDEX([.A$2:.CV$2];1;[.M$8]+1))*INDEX([.A$2:.CV$2];1;[.M$8]+1)*[.U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234]&lt;&gt;&quot;&quot;;IF(ISERROR(HLOOKUP([.A234];[.$A$6:.$CV$6];1;0));[.A234];&quot;-&quot;);&quot;&quot;)" office:value-type="string" office:string-value="-" calcext:value-type="string">
            <text:p>-</text:p>
          </table:table-cell>
          <table:table-cell table:formula="of:=IF([.B234]&lt;&gt;&quot;&quot;;IF(ISERROR(HLOOKUP([.B234];[.$A$6:.$CV$6];1;0));[.B234];&quot;-&quot;);&quot;&quot;)" office:value-type="string" office:string-value="-" calcext:value-type="string">
            <text:p>-</text:p>
          </table:table-cell>
          <table:table-cell table:formula="of:=IF([.C234]&lt;&gt;&quot;&quot;;IF(ISERROR(HLOOKUP([.C234];[.$A$6:.$CV$6];1;0));[.C234];&quot;-&quot;);&quot;&quot;)" office:value-type="string" office:string-value="-" calcext:value-type="string">
            <text:p>-</text:p>
          </table:table-cell>
          <table:table-cell table:formula="of:=IF([.D234]&lt;&gt;&quot;&quot;;IF(ISERROR(HLOOKUP([.D234];[.$A$6:.$CV$6];1;0));[.D234];&quot;-&quot;);&quot;&quot;)" office:value-type="string" office:string-value="-" calcext:value-type="string">
            <text:p>-</text:p>
          </table:table-cell>
          <table:table-cell table:formula="of:=IF([.E234]&lt;&gt;&quot;&quot;;IF(ISERROR(HLOOKUP([.E234];[.$A$6:.$CV$6];1;0));[.E234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239]=&quot;&quot;;IF(ISERROR(FIND(&quot;-----&quot;;COM.MICROSOFT.CONCAT([.G234:.K234];&quot;X&quot;;[.G235:.K235];&quot;X&quot;;[.G236:.K236];&quot;X&quot;;[.G237:.K237];&quot;X&quot;;[.G238:.K238];&quot;X&quot;;[.G234:.G238];&quot;X&quot;;[.H234:.H238];&quot;X&quot;;[.I234:.I238];&quot;X&quot;;[.J234:.J238];&quot;X&quot;;[.K234:.K238];&quot;X&quot;;[.G238];[.H237];[.I236];[.J235];[.K234];&quot;X&quot;;[.G234];[.H235];[.I236];[.J237];[.K238])));0;1);&quot;&quot;)">
            <text:p/>
          </table:table-cell>
          <table:table-cell table:formula="of:=IF([.G239]=&quot;&quot;;SUM([.G234:.K238])*INDEX([.A$6:.CV$6];1;[.M$8])*[.O234];&quot;&quot;)">
            <text:p/>
          </table:table-cell>
          <table:table-cell table:number-columns-repeated="4"/>
          <table:table-cell table:formula="of:=IF([.O234]&lt;&gt;&quot;&quot;;ABS([.O234]-1);[.O234])">
            <text:p/>
          </table:table-cell>
          <table:table-cell table:formula="of:=IF([.G239]=&quot;&quot;;(SUM([.G234:.K238])-INDEX([.A$2:.CV$2];1;[.M$8]+1))*INDEX([.A$2:.CV$2];1;[.M$8]+1)*[.U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235]&lt;&gt;&quot;&quot;;IF(ISERROR(HLOOKUP([.A235];[.$A$6:.$CV$6];1;0));[.A235];&quot;-&quot;);&quot;&quot;)" office:value-type="string" office:string-value="-" calcext:value-type="string">
            <text:p>-</text:p>
          </table:table-cell>
          <table:table-cell table:formula="of:=IF([.B235]&lt;&gt;&quot;&quot;;IF(ISERROR(HLOOKUP([.B235];[.$A$6:.$CV$6];1;0));[.B235];&quot;-&quot;);&quot;&quot;)" office:value-type="string" office:string-value="-" calcext:value-type="string">
            <text:p>-</text:p>
          </table:table-cell>
          <table:table-cell table:formula="of:=IF([.C235]&lt;&gt;&quot;&quot;;IF(ISERROR(HLOOKUP([.C235];[.$A$6:.$CV$6];1;0));[.C235];&quot;-&quot;);&quot;&quot;)" office:value-type="string" office:string-value="-" calcext:value-type="string">
            <text:p>-</text:p>
          </table:table-cell>
          <table:table-cell table:formula="of:=IF([.D235]&lt;&gt;&quot;&quot;;IF(ISERROR(HLOOKUP([.D235];[.$A$6:.$CV$6];1;0));[.D235];&quot;-&quot;);&quot;&quot;)" office:value-type="string" office:string-value="-" calcext:value-type="string">
            <text:p>-</text:p>
          </table:table-cell>
          <table:table-cell table:formula="of:=IF([.E235]&lt;&gt;&quot;&quot;;IF(ISERROR(HLOOKUP([.E235];[.$A$6:.$CV$6];1;0));[.E23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0]=&quot;&quot;;IF(ISERROR(FIND(&quot;-----&quot;;COM.MICROSOFT.CONCAT([.G235:.K235];&quot;X&quot;;[.G236:.K236];&quot;X&quot;;[.G237:.K237];&quot;X&quot;;[.G238:.K238];&quot;X&quot;;[.G239:.K239];&quot;X&quot;;[.G235:.G239];&quot;X&quot;;[.H235:.H239];&quot;X&quot;;[.I235:.I239];&quot;X&quot;;[.J235:.J239];&quot;X&quot;;[.K235:.K239];&quot;X&quot;;[.G239];[.H238];[.I237];[.J236];[.K235];&quot;X&quot;;[.G235];[.H236];[.I237];[.J238];[.K239])));0;1);&quot;&quot;)">
            <text:p/>
          </table:table-cell>
          <table:table-cell table:formula="of:=IF([.G240]=&quot;&quot;;SUM([.G235:.K239])*INDEX([.A$6:.CV$6];1;[.M$8])*[.O235];&quot;&quot;)">
            <text:p/>
          </table:table-cell>
          <table:table-cell table:number-columns-repeated="4"/>
          <table:table-cell table:formula="of:=IF([.O235]&lt;&gt;&quot;&quot;;ABS([.O235]-1);[.O235])">
            <text:p/>
          </table:table-cell>
          <table:table-cell table:formula="of:=IF([.G240]=&quot;&quot;;(SUM([.G235:.K239])-INDEX([.A$2:.CV$2];1;[.M$8]+1))*INDEX([.A$2:.CV$2];1;[.M$8]+1)*[.U23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36]&lt;&gt;&quot;&quot;;IF(ISERROR(HLOOKUP([.A236];[.$A$6:.$CV$6];1;0));[.A236];&quot;-&quot;);&quot;&quot;)">
            <text:p/>
          </table:table-cell>
          <table:table-cell table:formula="of:=IF([.B236]&lt;&gt;&quot;&quot;;IF(ISERROR(HLOOKUP([.B236];[.$A$6:.$CV$6];1;0));[.B236];&quot;-&quot;);&quot;&quot;)">
            <text:p/>
          </table:table-cell>
          <table:table-cell table:formula="of:=IF([.C236]&lt;&gt;&quot;&quot;;IF(ISERROR(HLOOKUP([.C236];[.$A$6:.$CV$6];1;0));[.C236];&quot;-&quot;);&quot;&quot;)">
            <text:p/>
          </table:table-cell>
          <table:table-cell table:formula="of:=IF([.D236]&lt;&gt;&quot;&quot;;IF(ISERROR(HLOOKUP([.D236];[.$A$6:.$CV$6];1;0));[.D236];&quot;-&quot;);&quot;&quot;)">
            <text:p/>
          </table:table-cell>
          <table:table-cell table:formula="of:=IF([.E236]&lt;&gt;&quot;&quot;;IF(ISERROR(HLOOKUP([.E236];[.$A$6:.$CV$6];1;0));[.E236];&quot;-&quot;);&quot;&quot;)">
            <text:p/>
          </table:table-cell>
          <table:table-cell table:number-columns-repeated="3"/>
          <table:table-cell table:formula="of:=IF([.G241]=&quot;&quot;;IF(ISERROR(FIND(&quot;-----&quot;;COM.MICROSOFT.CONCAT([.G236:.K236];&quot;X&quot;;[.G237:.K237];&quot;X&quot;;[.G238:.K238];&quot;X&quot;;[.G239:.K239];&quot;X&quot;;[.G240:.K240];&quot;X&quot;;[.G236:.G240];&quot;X&quot;;[.H236:.H240];&quot;X&quot;;[.I236:.I240];&quot;X&quot;;[.J236:.J240];&quot;X&quot;;[.K236:.K240];&quot;X&quot;;[.G240];[.H239];[.I238];[.J237];[.K236];&quot;X&quot;;[.G236];[.H237];[.I238];[.J239];[.K240])));0;1);&quot;&quot;)">
            <text:p/>
          </table:table-cell>
          <table:table-cell table:formula="of:=IF([.G241]=&quot;&quot;;SUM([.G236:.K240])*INDEX([.A$6:.CV$6];1;[.M$8])*[.O236];&quot;&quot;)">
            <text:p/>
          </table:table-cell>
          <table:table-cell table:number-columns-repeated="4"/>
          <table:table-cell table:formula="of:=IF([.O236]&lt;&gt;&quot;&quot;;ABS([.O236]-1);[.O236])">
            <text:p/>
          </table:table-cell>
          <table:table-cell table:formula="of:=IF([.G241]=&quot;&quot;;(SUM([.G236:.K240])-INDEX([.A$2:.CV$2];1;[.M$8]+1))*INDEX([.A$2:.CV$2];1;[.M$8]+1)*[.U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IF([.A237]&lt;&gt;&quot;&quot;;IF(ISERROR(HLOOKUP([.A237];[.$A$6:.$CV$6];1;0));[.A237];&quot;-&quot;);&quot;&quot;)" office:value-type="string" office:string-value="-" calcext:value-type="string">
            <text:p>-</text:p>
          </table:table-cell>
          <table:table-cell table:formula="of:=IF([.B237]&lt;&gt;&quot;&quot;;IF(ISERROR(HLOOKUP([.B237];[.$A$6:.$CV$6];1;0));[.B237];&quot;-&quot;);&quot;&quot;)" office:value-type="string" office:string-value="-" calcext:value-type="string">
            <text:p>-</text:p>
          </table:table-cell>
          <table:table-cell table:formula="of:=IF([.C237]&lt;&gt;&quot;&quot;;IF(ISERROR(HLOOKUP([.C237];[.$A$6:.$CV$6];1;0));[.C237];&quot;-&quot;);&quot;&quot;)" office:value-type="string" office:string-value="-" calcext:value-type="string">
            <text:p>-</text:p>
          </table:table-cell>
          <table:table-cell table:formula="of:=IF([.D237]&lt;&gt;&quot;&quot;;IF(ISERROR(HLOOKUP([.D237];[.$A$6:.$CV$6];1;0));[.D237];&quot;-&quot;);&quot;&quot;)" office:value-type="string" office:string-value="-" calcext:value-type="string">
            <text:p>-</text:p>
          </table:table-cell>
          <table:table-cell table:formula="of:=IF([.E237]&lt;&gt;&quot;&quot;;IF(ISERROR(HLOOKUP([.E237];[.$A$6:.$CV$6];1;0));[.E23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2]=&quot;&quot;;IF(ISERROR(FIND(&quot;-----&quot;;COM.MICROSOFT.CONCAT([.G237:.K237];&quot;X&quot;;[.G238:.K238];&quot;X&quot;;[.G239:.K239];&quot;X&quot;;[.G240:.K240];&quot;X&quot;;[.G241:.K241];&quot;X&quot;;[.G237:.G241];&quot;X&quot;;[.H237:.H241];&quot;X&quot;;[.I237:.I241];&quot;X&quot;;[.J237:.J241];&quot;X&quot;;[.K237:.K241];&quot;X&quot;;[.G241];[.H240];[.I239];[.J238];[.K237];&quot;X&quot;;[.G237];[.H238];[.I239];[.J240];[.K241])));0;1);&quot;&quot;)" office:value-type="float" office:value="1" calcext:value-type="float">
            <text:p>1</text:p>
          </table:table-cell>
          <table:table-cell table:formula="of:=IF([.G242]=&quot;&quot;;SUM([.G237:.K241])*INDEX([.A$6:.CV$6];1;[.M$8])*[.O237];&quot;&quot;)" office:value-type="float" office:value="11750" calcext:value-type="float">
            <text:p>11750</text:p>
          </table:table-cell>
          <table:table-cell table:number-columns-repeated="4"/>
          <table:table-cell table:formula="of:=IF([.O237]&lt;&gt;&quot;&quot;;ABS([.O237]-1);[.O237])" office:value-type="float" office:value="0" calcext:value-type="float">
            <text:p>0</text:p>
          </table:table-cell>
          <table:table-cell table:formula="of:=IF([.G242]=&quot;&quot;;(SUM([.G237:.K241])-INDEX([.A$2:.CV$2];1;[.M$8]+1))*INDEX([.A$2:.CV$2];1;[.M$8]+1)*[.U23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A238]&lt;&gt;&quot;&quot;;IF(ISERROR(HLOOKUP([.A238];[.$A$6:.$CV$6];1;0));[.A238];&quot;-&quot;);&quot;&quot;)" office:value-type="string" office:string-value="-" calcext:value-type="string">
            <text:p>-</text:p>
          </table:table-cell>
          <table:table-cell table:formula="of:=IF([.B238]&lt;&gt;&quot;&quot;;IF(ISERROR(HLOOKUP([.B238];[.$A$6:.$CV$6];1;0));[.B238];&quot;-&quot;);&quot;&quot;)" office:value-type="string" office:string-value="-" calcext:value-type="string">
            <text:p>-</text:p>
          </table:table-cell>
          <table:table-cell table:formula="of:=IF([.C238]&lt;&gt;&quot;&quot;;IF(ISERROR(HLOOKUP([.C238];[.$A$6:.$CV$6];1;0));[.C238];&quot;-&quot;);&quot;&quot;)" office:value-type="float" office:value="78" calcext:value-type="float">
            <text:p>78</text:p>
          </table:table-cell>
          <table:table-cell table:formula="of:=IF([.D238]&lt;&gt;&quot;&quot;;IF(ISERROR(HLOOKUP([.D238];[.$A$6:.$CV$6];1;0));[.D238];&quot;-&quot;);&quot;&quot;)" office:value-type="string" office:string-value="-" calcext:value-type="string">
            <text:p>-</text:p>
          </table:table-cell>
          <table:table-cell table:formula="of:=IF([.E238]&lt;&gt;&quot;&quot;;IF(ISERROR(HLOOKUP([.E238];[.$A$6:.$CV$6];1;0));[.E23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3]=&quot;&quot;;IF(ISERROR(FIND(&quot;-----&quot;;COM.MICROSOFT.CONCAT([.G238:.K238];&quot;X&quot;;[.G239:.K239];&quot;X&quot;;[.G240:.K240];&quot;X&quot;;[.G241:.K241];&quot;X&quot;;[.G242:.K242];&quot;X&quot;;[.G238:.G242];&quot;X&quot;;[.H238:.H242];&quot;X&quot;;[.I238:.I242];&quot;X&quot;;[.J238:.J242];&quot;X&quot;;[.K238:.K242];&quot;X&quot;;[.G242];[.H241];[.I240];[.J239];[.K238];&quot;X&quot;;[.G238];[.H239];[.I240];[.J241];[.K242])));0;1);&quot;&quot;)">
            <text:p/>
          </table:table-cell>
          <table:table-cell table:formula="of:=IF([.G243]=&quot;&quot;;SUM([.G238:.K242])*INDEX([.A$6:.CV$6];1;[.M$8])*[.O238];&quot;&quot;)">
            <text:p/>
          </table:table-cell>
          <table:table-cell table:number-columns-repeated="4"/>
          <table:table-cell table:formula="of:=IF([.O238]&lt;&gt;&quot;&quot;;ABS([.O238]-1);[.O238])">
            <text:p/>
          </table:table-cell>
          <table:table-cell table:formula="of:=IF([.G243]=&quot;&quot;;(SUM([.G238:.K242])-INDEX([.A$2:.CV$2];1;[.M$8]+1))*INDEX([.A$2:.CV$2];1;[.M$8]+1)*[.U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239]&lt;&gt;&quot;&quot;;IF(ISERROR(HLOOKUP([.A239];[.$A$6:.$CV$6];1;0));[.A239];&quot;-&quot;);&quot;&quot;)" office:value-type="string" office:string-value="-" calcext:value-type="string">
            <text:p>-</text:p>
          </table:table-cell>
          <table:table-cell table:formula="of:=IF([.B239]&lt;&gt;&quot;&quot;;IF(ISERROR(HLOOKUP([.B239];[.$A$6:.$CV$6];1;0));[.B239];&quot;-&quot;);&quot;&quot;)" office:value-type="string" office:string-value="-" calcext:value-type="string">
            <text:p>-</text:p>
          </table:table-cell>
          <table:table-cell table:formula="of:=IF([.C239]&lt;&gt;&quot;&quot;;IF(ISERROR(HLOOKUP([.C239];[.$A$6:.$CV$6];1;0));[.C239];&quot;-&quot;);&quot;&quot;)" office:value-type="string" office:string-value="-" calcext:value-type="string">
            <text:p>-</text:p>
          </table:table-cell>
          <table:table-cell table:formula="of:=IF([.D239]&lt;&gt;&quot;&quot;;IF(ISERROR(HLOOKUP([.D239];[.$A$6:.$CV$6];1;0));[.D239];&quot;-&quot;);&quot;&quot;)" office:value-type="string" office:string-value="-" calcext:value-type="string">
            <text:p>-</text:p>
          </table:table-cell>
          <table:table-cell table:formula="of:=IF([.E239]&lt;&gt;&quot;&quot;;IF(ISERROR(HLOOKUP([.E239];[.$A$6:.$CV$6];1;0));[.E23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4]=&quot;&quot;;IF(ISERROR(FIND(&quot;-----&quot;;COM.MICROSOFT.CONCAT([.G239:.K239];&quot;X&quot;;[.G240:.K240];&quot;X&quot;;[.G241:.K241];&quot;X&quot;;[.G242:.K242];&quot;X&quot;;[.G243:.K243];&quot;X&quot;;[.G239:.G243];&quot;X&quot;;[.H239:.H243];&quot;X&quot;;[.I239:.I243];&quot;X&quot;;[.J239:.J243];&quot;X&quot;;[.K239:.K243];&quot;X&quot;;[.G243];[.H242];[.I241];[.J240];[.K239];&quot;X&quot;;[.G239];[.H240];[.I241];[.J242];[.K243])));0;1);&quot;&quot;)">
            <text:p/>
          </table:table-cell>
          <table:table-cell table:formula="of:=IF([.G244]=&quot;&quot;;SUM([.G239:.K243])*INDEX([.A$6:.CV$6];1;[.M$8])*[.O239];&quot;&quot;)">
            <text:p/>
          </table:table-cell>
          <table:table-cell table:number-columns-repeated="4"/>
          <table:table-cell table:formula="of:=IF([.O239]&lt;&gt;&quot;&quot;;ABS([.O239]-1);[.O239])">
            <text:p/>
          </table:table-cell>
          <table:table-cell table:formula="of:=IF([.G244]=&quot;&quot;;(SUM([.G239:.K243])-INDEX([.A$2:.CV$2];1;[.M$8]+1))*INDEX([.A$2:.CV$2];1;[.M$8]+1)*[.U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240]&lt;&gt;&quot;&quot;;IF(ISERROR(HLOOKUP([.A240];[.$A$6:.$CV$6];1;0));[.A240];&quot;-&quot;);&quot;&quot;)" office:value-type="string" office:string-value="-" calcext:value-type="string">
            <text:p>-</text:p>
          </table:table-cell>
          <table:table-cell table:formula="of:=IF([.B240]&lt;&gt;&quot;&quot;;IF(ISERROR(HLOOKUP([.B240];[.$A$6:.$CV$6];1;0));[.B240];&quot;-&quot;);&quot;&quot;)" office:value-type="string" office:string-value="-" calcext:value-type="string">
            <text:p>-</text:p>
          </table:table-cell>
          <table:table-cell table:formula="of:=IF([.C240]&lt;&gt;&quot;&quot;;IF(ISERROR(HLOOKUP([.C240];[.$A$6:.$CV$6];1;0));[.C240];&quot;-&quot;);&quot;&quot;)" office:value-type="string" office:string-value="-" calcext:value-type="string">
            <text:p>-</text:p>
          </table:table-cell>
          <table:table-cell table:formula="of:=IF([.D240]&lt;&gt;&quot;&quot;;IF(ISERROR(HLOOKUP([.D240];[.$A$6:.$CV$6];1;0));[.D240];&quot;-&quot;);&quot;&quot;)" office:value-type="float" office:value="47" calcext:value-type="float">
            <text:p>47</text:p>
          </table:table-cell>
          <table:table-cell table:formula="of:=IF([.E240]&lt;&gt;&quot;&quot;;IF(ISERROR(HLOOKUP([.E240];[.$A$6:.$CV$6];1;0));[.E24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5]=&quot;&quot;;IF(ISERROR(FIND(&quot;-----&quot;;COM.MICROSOFT.CONCAT([.G240:.K240];&quot;X&quot;;[.G241:.K241];&quot;X&quot;;[.G242:.K242];&quot;X&quot;;[.G243:.K243];&quot;X&quot;;[.G244:.K244];&quot;X&quot;;[.G240:.G244];&quot;X&quot;;[.H240:.H244];&quot;X&quot;;[.I240:.I244];&quot;X&quot;;[.J240:.J244];&quot;X&quot;;[.K240:.K244];&quot;X&quot;;[.G244];[.H243];[.I242];[.J241];[.K240];&quot;X&quot;;[.G240];[.H241];[.I242];[.J243];[.K244])));0;1);&quot;&quot;)">
            <text:p/>
          </table:table-cell>
          <table:table-cell table:formula="of:=IF([.G245]=&quot;&quot;;SUM([.G240:.K244])*INDEX([.A$6:.CV$6];1;[.M$8])*[.O240];&quot;&quot;)">
            <text:p/>
          </table:table-cell>
          <table:table-cell table:number-columns-repeated="4"/>
          <table:table-cell table:formula="of:=IF([.O240]&lt;&gt;&quot;&quot;;ABS([.O240]-1);[.O240])">
            <text:p/>
          </table:table-cell>
          <table:table-cell table:formula="of:=IF([.G245]=&quot;&quot;;(SUM([.G240:.K244])-INDEX([.A$2:.CV$2];1;[.M$8]+1))*INDEX([.A$2:.CV$2];1;[.M$8]+1)*[.U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241]&lt;&gt;&quot;&quot;;IF(ISERROR(HLOOKUP([.A241];[.$A$6:.$CV$6];1;0));[.A241];&quot;-&quot;);&quot;&quot;)" office:value-type="string" office:string-value="-" calcext:value-type="string">
            <text:p>-</text:p>
          </table:table-cell>
          <table:table-cell table:formula="of:=IF([.B241]&lt;&gt;&quot;&quot;;IF(ISERROR(HLOOKUP([.B241];[.$A$6:.$CV$6];1;0));[.B241];&quot;-&quot;);&quot;&quot;)" office:value-type="string" office:string-value="-" calcext:value-type="string">
            <text:p>-</text:p>
          </table:table-cell>
          <table:table-cell table:formula="of:=IF([.C241]&lt;&gt;&quot;&quot;;IF(ISERROR(HLOOKUP([.C241];[.$A$6:.$CV$6];1;0));[.C241];&quot;-&quot;);&quot;&quot;)" office:value-type="string" office:string-value="-" calcext:value-type="string">
            <text:p>-</text:p>
          </table:table-cell>
          <table:table-cell table:formula="of:=IF([.D241]&lt;&gt;&quot;&quot;;IF(ISERROR(HLOOKUP([.D241];[.$A$6:.$CV$6];1;0));[.D241];&quot;-&quot;);&quot;&quot;)" office:value-type="string" office:string-value="-" calcext:value-type="string">
            <text:p>-</text:p>
          </table:table-cell>
          <table:table-cell table:formula="of:=IF([.E241]&lt;&gt;&quot;&quot;;IF(ISERROR(HLOOKUP([.E241];[.$A$6:.$CV$6];1;0));[.E24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6]=&quot;&quot;;IF(ISERROR(FIND(&quot;-----&quot;;COM.MICROSOFT.CONCAT([.G241:.K241];&quot;X&quot;;[.G242:.K242];&quot;X&quot;;[.G243:.K243];&quot;X&quot;;[.G244:.K244];&quot;X&quot;;[.G245:.K245];&quot;X&quot;;[.G241:.G245];&quot;X&quot;;[.H241:.H245];&quot;X&quot;;[.I241:.I245];&quot;X&quot;;[.J241:.J245];&quot;X&quot;;[.K241:.K245];&quot;X&quot;;[.G245];[.H244];[.I243];[.J242];[.K241];&quot;X&quot;;[.G241];[.H242];[.I243];[.J244];[.K245])));0;1);&quot;&quot;)">
            <text:p/>
          </table:table-cell>
          <table:table-cell table:formula="of:=IF([.G246]=&quot;&quot;;SUM([.G241:.K245])*INDEX([.A$6:.CV$6];1;[.M$8])*[.O241];&quot;&quot;)">
            <text:p/>
          </table:table-cell>
          <table:table-cell table:number-columns-repeated="4"/>
          <table:table-cell table:formula="of:=IF([.O241]&lt;&gt;&quot;&quot;;ABS([.O241]-1);[.O241])">
            <text:p/>
          </table:table-cell>
          <table:table-cell table:formula="of:=IF([.G246]=&quot;&quot;;(SUM([.G241:.K245])-INDEX([.A$2:.CV$2];1;[.M$8]+1))*INDEX([.A$2:.CV$2];1;[.M$8]+1)*[.U24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42]&lt;&gt;&quot;&quot;;IF(ISERROR(HLOOKUP([.A242];[.$A$6:.$CV$6];1;0));[.A242];&quot;-&quot;);&quot;&quot;)">
            <text:p/>
          </table:table-cell>
          <table:table-cell table:formula="of:=IF([.B242]&lt;&gt;&quot;&quot;;IF(ISERROR(HLOOKUP([.B242];[.$A$6:.$CV$6];1;0));[.B242];&quot;-&quot;);&quot;&quot;)">
            <text:p/>
          </table:table-cell>
          <table:table-cell table:formula="of:=IF([.C242]&lt;&gt;&quot;&quot;;IF(ISERROR(HLOOKUP([.C242];[.$A$6:.$CV$6];1;0));[.C242];&quot;-&quot;);&quot;&quot;)">
            <text:p/>
          </table:table-cell>
          <table:table-cell table:formula="of:=IF([.D242]&lt;&gt;&quot;&quot;;IF(ISERROR(HLOOKUP([.D242];[.$A$6:.$CV$6];1;0));[.D242];&quot;-&quot;);&quot;&quot;)">
            <text:p/>
          </table:table-cell>
          <table:table-cell table:formula="of:=IF([.E242]&lt;&gt;&quot;&quot;;IF(ISERROR(HLOOKUP([.E242];[.$A$6:.$CV$6];1;0));[.E242];&quot;-&quot;);&quot;&quot;)">
            <text:p/>
          </table:table-cell>
          <table:table-cell table:number-columns-repeated="3"/>
          <table:table-cell table:formula="of:=IF([.G247]=&quot;&quot;;IF(ISERROR(FIND(&quot;-----&quot;;COM.MICROSOFT.CONCAT([.G242:.K242];&quot;X&quot;;[.G243:.K243];&quot;X&quot;;[.G244:.K244];&quot;X&quot;;[.G245:.K245];&quot;X&quot;;[.G246:.K246];&quot;X&quot;;[.G242:.G246];&quot;X&quot;;[.H242:.H246];&quot;X&quot;;[.I242:.I246];&quot;X&quot;;[.J242:.J246];&quot;X&quot;;[.K242:.K246];&quot;X&quot;;[.G246];[.H245];[.I244];[.J243];[.K242];&quot;X&quot;;[.G242];[.H243];[.I244];[.J245];[.K246])));0;1);&quot;&quot;)">
            <text:p/>
          </table:table-cell>
          <table:table-cell table:formula="of:=IF([.G247]=&quot;&quot;;SUM([.G242:.K246])*INDEX([.A$6:.CV$6];1;[.M$8])*[.O242];&quot;&quot;)">
            <text:p/>
          </table:table-cell>
          <table:table-cell table:number-columns-repeated="4"/>
          <table:table-cell table:formula="of:=IF([.O242]&lt;&gt;&quot;&quot;;ABS([.O242]-1);[.O242])">
            <text:p/>
          </table:table-cell>
          <table:table-cell table:formula="of:=IF([.G247]=&quot;&quot;;(SUM([.G242:.K246])-INDEX([.A$2:.CV$2];1;[.M$8]+1))*INDEX([.A$2:.CV$2];1;[.M$8]+1)*[.U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43]&lt;&gt;&quot;&quot;;IF(ISERROR(HLOOKUP([.A243];[.$A$6:.$CV$6];1;0));[.A243];&quot;-&quot;);&quot;&quot;)" office:value-type="string" office:string-value="-" calcext:value-type="string">
            <text:p>-</text:p>
          </table:table-cell>
          <table:table-cell table:formula="of:=IF([.B243]&lt;&gt;&quot;&quot;;IF(ISERROR(HLOOKUP([.B243];[.$A$6:.$CV$6];1;0));[.B243];&quot;-&quot;);&quot;&quot;)" office:value-type="string" office:string-value="-" calcext:value-type="string">
            <text:p>-</text:p>
          </table:table-cell>
          <table:table-cell table:formula="of:=IF([.C243]&lt;&gt;&quot;&quot;;IF(ISERROR(HLOOKUP([.C243];[.$A$6:.$CV$6];1;0));[.C243];&quot;-&quot;);&quot;&quot;)" office:value-type="string" office:string-value="-" calcext:value-type="string">
            <text:p>-</text:p>
          </table:table-cell>
          <table:table-cell table:formula="of:=IF([.D243]&lt;&gt;&quot;&quot;;IF(ISERROR(HLOOKUP([.D243];[.$A$6:.$CV$6];1;0));[.D243];&quot;-&quot;);&quot;&quot;)" office:value-type="float" office:value="78" calcext:value-type="float">
            <text:p>78</text:p>
          </table:table-cell>
          <table:table-cell table:formula="of:=IF([.E243]&lt;&gt;&quot;&quot;;IF(ISERROR(HLOOKUP([.E243];[.$A$6:.$CV$6];1;0));[.E24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8]=&quot;&quot;;IF(ISERROR(FIND(&quot;-----&quot;;COM.MICROSOFT.CONCAT([.G243:.K243];&quot;X&quot;;[.G244:.K244];&quot;X&quot;;[.G245:.K245];&quot;X&quot;;[.G246:.K246];&quot;X&quot;;[.G247:.K247];&quot;X&quot;;[.G243:.G247];&quot;X&quot;;[.H243:.H247];&quot;X&quot;;[.I243:.I247];&quot;X&quot;;[.J243:.J247];&quot;X&quot;;[.K243:.K247];&quot;X&quot;;[.G247];[.H246];[.I245];[.J244];[.K243];&quot;X&quot;;[.G243];[.H244];[.I245];[.J246];[.K247])));0;1);&quot;&quot;)" office:value-type="float" office:value="1" calcext:value-type="float">
            <text:p>1</text:p>
          </table:table-cell>
          <table:table-cell table:formula="of:=IF([.G248]=&quot;&quot;;SUM([.G243:.K247])*INDEX([.A$6:.CV$6];1;[.M$8])*[.O243];&quot;&quot;)" office:value-type="float" office:value="12032" calcext:value-type="float">
            <text:p>12032</text:p>
          </table:table-cell>
          <table:table-cell table:number-columns-repeated="4"/>
          <table:table-cell table:formula="of:=IF([.O243]&lt;&gt;&quot;&quot;;ABS([.O243]-1);[.O243])" office:value-type="float" office:value="0" calcext:value-type="float">
            <text:p>0</text:p>
          </table:table-cell>
          <table:table-cell table:formula="of:=IF([.G248]=&quot;&quot;;(SUM([.G243:.K247])-INDEX([.A$2:.CV$2];1;[.M$8]+1))*INDEX([.A$2:.CV$2];1;[.M$8]+1)*[.U24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A244]&lt;&gt;&quot;&quot;;IF(ISERROR(HLOOKUP([.A244];[.$A$6:.$CV$6];1;0));[.A244];&quot;-&quot;);&quot;&quot;)" office:value-type="string" office:string-value="-" calcext:value-type="string">
            <text:p>-</text:p>
          </table:table-cell>
          <table:table-cell table:formula="of:=IF([.B244]&lt;&gt;&quot;&quot;;IF(ISERROR(HLOOKUP([.B244];[.$A$6:.$CV$6];1;0));[.B244];&quot;-&quot;);&quot;&quot;)" office:value-type="string" office:string-value="-" calcext:value-type="string">
            <text:p>-</text:p>
          </table:table-cell>
          <table:table-cell table:formula="of:=IF([.C244]&lt;&gt;&quot;&quot;;IF(ISERROR(HLOOKUP([.C244];[.$A$6:.$CV$6];1;0));[.C244];&quot;-&quot;);&quot;&quot;)" office:value-type="float" office:value="3" calcext:value-type="float">
            <text:p>3</text:p>
          </table:table-cell>
          <table:table-cell table:formula="of:=IF([.D244]&lt;&gt;&quot;&quot;;IF(ISERROR(HLOOKUP([.D244];[.$A$6:.$CV$6];1;0));[.D244];&quot;-&quot;);&quot;&quot;)" office:value-type="string" office:string-value="-" calcext:value-type="string">
            <text:p>-</text:p>
          </table:table-cell>
          <table:table-cell table:formula="of:=IF([.E244]&lt;&gt;&quot;&quot;;IF(ISERROR(HLOOKUP([.E244];[.$A$6:.$CV$6];1;0));[.E24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49]=&quot;&quot;;IF(ISERROR(FIND(&quot;-----&quot;;COM.MICROSOFT.CONCAT([.G244:.K244];&quot;X&quot;;[.G245:.K245];&quot;X&quot;;[.G246:.K246];&quot;X&quot;;[.G247:.K247];&quot;X&quot;;[.G248:.K248];&quot;X&quot;;[.G244:.G248];&quot;X&quot;;[.H244:.H248];&quot;X&quot;;[.I244:.I248];&quot;X&quot;;[.J244:.J248];&quot;X&quot;;[.K244:.K248];&quot;X&quot;;[.G248];[.H247];[.I246];[.J245];[.K244];&quot;X&quot;;[.G244];[.H245];[.I246];[.J247];[.K248])));0;1);&quot;&quot;)">
            <text:p/>
          </table:table-cell>
          <table:table-cell table:formula="of:=IF([.G249]=&quot;&quot;;SUM([.G244:.K248])*INDEX([.A$6:.CV$6];1;[.M$8])*[.O244];&quot;&quot;)">
            <text:p/>
          </table:table-cell>
          <table:table-cell table:number-columns-repeated="4"/>
          <table:table-cell table:formula="of:=IF([.O244]&lt;&gt;&quot;&quot;;ABS([.O244]-1);[.O244])">
            <text:p/>
          </table:table-cell>
          <table:table-cell table:formula="of:=IF([.G249]=&quot;&quot;;(SUM([.G244:.K248])-INDEX([.A$2:.CV$2];1;[.M$8]+1))*INDEX([.A$2:.CV$2];1;[.M$8]+1)*[.U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A245]&lt;&gt;&quot;&quot;;IF(ISERROR(HLOOKUP([.A245];[.$A$6:.$CV$6];1;0));[.A245];&quot;-&quot;);&quot;&quot;)" office:value-type="string" office:string-value="-" calcext:value-type="string">
            <text:p>-</text:p>
          </table:table-cell>
          <table:table-cell table:formula="of:=IF([.B245]&lt;&gt;&quot;&quot;;IF(ISERROR(HLOOKUP([.B245];[.$A$6:.$CV$6];1;0));[.B245];&quot;-&quot;);&quot;&quot;)" office:value-type="string" office:string-value="-" calcext:value-type="string">
            <text:p>-</text:p>
          </table:table-cell>
          <table:table-cell table:formula="of:=IF([.C245]&lt;&gt;&quot;&quot;;IF(ISERROR(HLOOKUP([.C245];[.$A$6:.$CV$6];1;0));[.C245];&quot;-&quot;);&quot;&quot;)" office:value-type="string" office:string-value="-" calcext:value-type="string">
            <text:p>-</text:p>
          </table:table-cell>
          <table:table-cell table:formula="of:=IF([.D245]&lt;&gt;&quot;&quot;;IF(ISERROR(HLOOKUP([.D245];[.$A$6:.$CV$6];1;0));[.D245];&quot;-&quot;);&quot;&quot;)" office:value-type="string" office:string-value="-" calcext:value-type="string">
            <text:p>-</text:p>
          </table:table-cell>
          <table:table-cell table:formula="of:=IF([.E245]&lt;&gt;&quot;&quot;;IF(ISERROR(HLOOKUP([.E245];[.$A$6:.$CV$6];1;0));[.E24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0]=&quot;&quot;;IF(ISERROR(FIND(&quot;-----&quot;;COM.MICROSOFT.CONCAT([.G245:.K245];&quot;X&quot;;[.G246:.K246];&quot;X&quot;;[.G247:.K247];&quot;X&quot;;[.G248:.K248];&quot;X&quot;;[.G249:.K249];&quot;X&quot;;[.G245:.G249];&quot;X&quot;;[.H245:.H249];&quot;X&quot;;[.I245:.I249];&quot;X&quot;;[.J245:.J249];&quot;X&quot;;[.K245:.K249];&quot;X&quot;;[.G249];[.H248];[.I247];[.J246];[.K245];&quot;X&quot;;[.G245];[.H246];[.I247];[.J248];[.K249])));0;1);&quot;&quot;)">
            <text:p/>
          </table:table-cell>
          <table:table-cell table:formula="of:=IF([.G250]=&quot;&quot;;SUM([.G245:.K249])*INDEX([.A$6:.CV$6];1;[.M$8])*[.O245];&quot;&quot;)">
            <text:p/>
          </table:table-cell>
          <table:table-cell table:number-columns-repeated="4"/>
          <table:table-cell table:formula="of:=IF([.O245]&lt;&gt;&quot;&quot;;ABS([.O245]-1);[.O245])">
            <text:p/>
          </table:table-cell>
          <table:table-cell table:formula="of:=IF([.G250]=&quot;&quot;;(SUM([.G245:.K249])-INDEX([.A$2:.CV$2];1;[.M$8]+1))*INDEX([.A$2:.CV$2];1;[.M$8]+1)*[.U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A246]&lt;&gt;&quot;&quot;;IF(ISERROR(HLOOKUP([.A246];[.$A$6:.$CV$6];1;0));[.A246];&quot;-&quot;);&quot;&quot;)" office:value-type="string" office:string-value="-" calcext:value-type="string">
            <text:p>-</text:p>
          </table:table-cell>
          <table:table-cell table:formula="of:=IF([.B246]&lt;&gt;&quot;&quot;;IF(ISERROR(HLOOKUP([.B246];[.$A$6:.$CV$6];1;0));[.B246];&quot;-&quot;);&quot;&quot;)" office:value-type="float" office:value="47" calcext:value-type="float">
            <text:p>47</text:p>
          </table:table-cell>
          <table:table-cell table:formula="of:=IF([.C246]&lt;&gt;&quot;&quot;;IF(ISERROR(HLOOKUP([.C246];[.$A$6:.$CV$6];1;0));[.C246];&quot;-&quot;);&quot;&quot;)" office:value-type="string" office:string-value="-" calcext:value-type="string">
            <text:p>-</text:p>
          </table:table-cell>
          <table:table-cell table:formula="of:=IF([.D246]&lt;&gt;&quot;&quot;;IF(ISERROR(HLOOKUP([.D246];[.$A$6:.$CV$6];1;0));[.D246];&quot;-&quot;);&quot;&quot;)" office:value-type="string" office:string-value="-" calcext:value-type="string">
            <text:p>-</text:p>
          </table:table-cell>
          <table:table-cell table:formula="of:=IF([.E246]&lt;&gt;&quot;&quot;;IF(ISERROR(HLOOKUP([.E246];[.$A$6:.$CV$6];1;0));[.E24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1]=&quot;&quot;;IF(ISERROR(FIND(&quot;-----&quot;;COM.MICROSOFT.CONCAT([.G246:.K246];&quot;X&quot;;[.G247:.K247];&quot;X&quot;;[.G248:.K248];&quot;X&quot;;[.G249:.K249];&quot;X&quot;;[.G250:.K250];&quot;X&quot;;[.G246:.G250];&quot;X&quot;;[.H246:.H250];&quot;X&quot;;[.I246:.I250];&quot;X&quot;;[.J246:.J250];&quot;X&quot;;[.K246:.K250];&quot;X&quot;;[.G250];[.H249];[.I248];[.J247];[.K246];&quot;X&quot;;[.G246];[.H247];[.I248];[.J249];[.K250])));0;1);&quot;&quot;)">
            <text:p/>
          </table:table-cell>
          <table:table-cell table:formula="of:=IF([.G251]=&quot;&quot;;SUM([.G246:.K250])*INDEX([.A$6:.CV$6];1;[.M$8])*[.O246];&quot;&quot;)">
            <text:p/>
          </table:table-cell>
          <table:table-cell table:number-columns-repeated="4"/>
          <table:table-cell table:formula="of:=IF([.O246]&lt;&gt;&quot;&quot;;ABS([.O246]-1);[.O246])">
            <text:p/>
          </table:table-cell>
          <table:table-cell table:formula="of:=IF([.G251]=&quot;&quot;;(SUM([.G246:.K250])-INDEX([.A$2:.CV$2];1;[.M$8]+1))*INDEX([.A$2:.CV$2];1;[.M$8]+1)*[.U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A247]&lt;&gt;&quot;&quot;;IF(ISERROR(HLOOKUP([.A247];[.$A$6:.$CV$6];1;0));[.A247];&quot;-&quot;);&quot;&quot;)" office:value-type="string" office:string-value="-" calcext:value-type="string">
            <text:p>-</text:p>
          </table:table-cell>
          <table:table-cell table:formula="of:=IF([.B247]&lt;&gt;&quot;&quot;;IF(ISERROR(HLOOKUP([.B247];[.$A$6:.$CV$6];1;0));[.B247];&quot;-&quot;);&quot;&quot;)" office:value-type="string" office:string-value="-" calcext:value-type="string">
            <text:p>-</text:p>
          </table:table-cell>
          <table:table-cell table:formula="of:=IF([.C247]&lt;&gt;&quot;&quot;;IF(ISERROR(HLOOKUP([.C247];[.$A$6:.$CV$6];1;0));[.C247];&quot;-&quot;);&quot;&quot;)" office:value-type="string" office:string-value="-" calcext:value-type="string">
            <text:p>-</text:p>
          </table:table-cell>
          <table:table-cell table:formula="of:=IF([.D247]&lt;&gt;&quot;&quot;;IF(ISERROR(HLOOKUP([.D247];[.$A$6:.$CV$6];1;0));[.D247];&quot;-&quot;);&quot;&quot;)" office:value-type="string" office:string-value="-" calcext:value-type="string">
            <text:p>-</text:p>
          </table:table-cell>
          <table:table-cell table:formula="of:=IF([.E247]&lt;&gt;&quot;&quot;;IF(ISERROR(HLOOKUP([.E247];[.$A$6:.$CV$6];1;0));[.E24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2]=&quot;&quot;;IF(ISERROR(FIND(&quot;-----&quot;;COM.MICROSOFT.CONCAT([.G247:.K247];&quot;X&quot;;[.G248:.K248];&quot;X&quot;;[.G249:.K249];&quot;X&quot;;[.G250:.K250];&quot;X&quot;;[.G251:.K251];&quot;X&quot;;[.G247:.G251];&quot;X&quot;;[.H247:.H251];&quot;X&quot;;[.I247:.I251];&quot;X&quot;;[.J247:.J251];&quot;X&quot;;[.K247:.K251];&quot;X&quot;;[.G251];[.H250];[.I249];[.J248];[.K247];&quot;X&quot;;[.G247];[.H248];[.I249];[.J250];[.K251])));0;1);&quot;&quot;)">
            <text:p/>
          </table:table-cell>
          <table:table-cell table:formula="of:=IF([.G252]=&quot;&quot;;SUM([.G247:.K251])*INDEX([.A$6:.CV$6];1;[.M$8])*[.O247];&quot;&quot;)">
            <text:p/>
          </table:table-cell>
          <table:table-cell table:number-columns-repeated="4"/>
          <table:table-cell table:formula="of:=IF([.O247]&lt;&gt;&quot;&quot;;ABS([.O247]-1);[.O247])">
            <text:p/>
          </table:table-cell>
          <table:table-cell table:formula="of:=IF([.G252]=&quot;&quot;;(SUM([.G247:.K251])-INDEX([.A$2:.CV$2];1;[.M$8]+1))*INDEX([.A$2:.CV$2];1;[.M$8]+1)*[.U24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48]&lt;&gt;&quot;&quot;;IF(ISERROR(HLOOKUP([.A248];[.$A$6:.$CV$6];1;0));[.A248];&quot;-&quot;);&quot;&quot;)">
            <text:p/>
          </table:table-cell>
          <table:table-cell table:formula="of:=IF([.B248]&lt;&gt;&quot;&quot;;IF(ISERROR(HLOOKUP([.B248];[.$A$6:.$CV$6];1;0));[.B248];&quot;-&quot;);&quot;&quot;)">
            <text:p/>
          </table:table-cell>
          <table:table-cell table:formula="of:=IF([.C248]&lt;&gt;&quot;&quot;;IF(ISERROR(HLOOKUP([.C248];[.$A$6:.$CV$6];1;0));[.C248];&quot;-&quot;);&quot;&quot;)">
            <text:p/>
          </table:table-cell>
          <table:table-cell table:formula="of:=IF([.D248]&lt;&gt;&quot;&quot;;IF(ISERROR(HLOOKUP([.D248];[.$A$6:.$CV$6];1;0));[.D248];&quot;-&quot;);&quot;&quot;)">
            <text:p/>
          </table:table-cell>
          <table:table-cell table:formula="of:=IF([.E248]&lt;&gt;&quot;&quot;;IF(ISERROR(HLOOKUP([.E248];[.$A$6:.$CV$6];1;0));[.E248];&quot;-&quot;);&quot;&quot;)">
            <text:p/>
          </table:table-cell>
          <table:table-cell table:number-columns-repeated="3"/>
          <table:table-cell table:formula="of:=IF([.G253]=&quot;&quot;;IF(ISERROR(FIND(&quot;-----&quot;;COM.MICROSOFT.CONCAT([.G248:.K248];&quot;X&quot;;[.G249:.K249];&quot;X&quot;;[.G250:.K250];&quot;X&quot;;[.G251:.K251];&quot;X&quot;;[.G252:.K252];&quot;X&quot;;[.G248:.G252];&quot;X&quot;;[.H248:.H252];&quot;X&quot;;[.I248:.I252];&quot;X&quot;;[.J248:.J252];&quot;X&quot;;[.K248:.K252];&quot;X&quot;;[.G252];[.H251];[.I250];[.J249];[.K248];&quot;X&quot;;[.G248];[.H249];[.I250];[.J251];[.K252])));0;1);&quot;&quot;)">
            <text:p/>
          </table:table-cell>
          <table:table-cell table:formula="of:=IF([.G253]=&quot;&quot;;SUM([.G248:.K252])*INDEX([.A$6:.CV$6];1;[.M$8])*[.O248];&quot;&quot;)">
            <text:p/>
          </table:table-cell>
          <table:table-cell table:number-columns-repeated="4"/>
          <table:table-cell table:formula="of:=IF([.O248]&lt;&gt;&quot;&quot;;ABS([.O248]-1);[.O248])">
            <text:p/>
          </table:table-cell>
          <table:table-cell table:formula="of:=IF([.G253]=&quot;&quot;;(SUM([.G248:.K252])-INDEX([.A$2:.CV$2];1;[.M$8]+1))*INDEX([.A$2:.CV$2];1;[.M$8]+1)*[.U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249]&lt;&gt;&quot;&quot;;IF(ISERROR(HLOOKUP([.A249];[.$A$6:.$CV$6];1;0));[.A249];&quot;-&quot;);&quot;&quot;)" office:value-type="string" office:string-value="-" calcext:value-type="string">
            <text:p>-</text:p>
          </table:table-cell>
          <table:table-cell table:formula="of:=IF([.B249]&lt;&gt;&quot;&quot;;IF(ISERROR(HLOOKUP([.B249];[.$A$6:.$CV$6];1;0));[.B249];&quot;-&quot;);&quot;&quot;)" office:value-type="string" office:string-value="-" calcext:value-type="string">
            <text:p>-</text:p>
          </table:table-cell>
          <table:table-cell table:formula="of:=IF([.C249]&lt;&gt;&quot;&quot;;IF(ISERROR(HLOOKUP([.C249];[.$A$6:.$CV$6];1;0));[.C249];&quot;-&quot;);&quot;&quot;)" office:value-type="string" office:string-value="-" calcext:value-type="string">
            <text:p>-</text:p>
          </table:table-cell>
          <table:table-cell table:formula="of:=IF([.D249]&lt;&gt;&quot;&quot;;IF(ISERROR(HLOOKUP([.D249];[.$A$6:.$CV$6];1;0));[.D249];&quot;-&quot;);&quot;&quot;)" office:value-type="float" office:value="13" calcext:value-type="float">
            <text:p>13</text:p>
          </table:table-cell>
          <table:table-cell table:formula="of:=IF([.E249]&lt;&gt;&quot;&quot;;IF(ISERROR(HLOOKUP([.E249];[.$A$6:.$CV$6];1;0));[.E24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4]=&quot;&quot;;IF(ISERROR(FIND(&quot;-----&quot;;COM.MICROSOFT.CONCAT([.G249:.K249];&quot;X&quot;;[.G250:.K250];&quot;X&quot;;[.G251:.K251];&quot;X&quot;;[.G252:.K252];&quot;X&quot;;[.G253:.K253];&quot;X&quot;;[.G249:.G253];&quot;X&quot;;[.H249:.H253];&quot;X&quot;;[.I249:.I253];&quot;X&quot;;[.J249:.J253];&quot;X&quot;;[.K249:.K253];&quot;X&quot;;[.G253];[.H252];[.I251];[.J250];[.K249];&quot;X&quot;;[.G249];[.H250];[.I251];[.J252];[.K253])));0;1);&quot;&quot;)" office:value-type="float" office:value="1" calcext:value-type="float">
            <text:p>1</text:p>
          </table:table-cell>
          <table:table-cell table:formula="of:=IF([.G254]=&quot;&quot;;SUM([.G249:.K253])*INDEX([.A$6:.CV$6];1;[.M$8])*[.O249];&quot;&quot;)" office:value-type="float" office:value="7426" calcext:value-type="float">
            <text:p>7426</text:p>
          </table:table-cell>
          <table:table-cell table:number-columns-repeated="4"/>
          <table:table-cell table:formula="of:=IF([.O249]&lt;&gt;&quot;&quot;;ABS([.O249]-1);[.O249])" office:value-type="float" office:value="0" calcext:value-type="float">
            <text:p>0</text:p>
          </table:table-cell>
          <table:table-cell table:formula="of:=IF([.G254]=&quot;&quot;;(SUM([.G249:.K253])-INDEX([.A$2:.CV$2];1;[.M$8]+1))*INDEX([.A$2:.CV$2];1;[.M$8]+1)*[.U24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A250]&lt;&gt;&quot;&quot;;IF(ISERROR(HLOOKUP([.A250];[.$A$6:.$CV$6];1;0));[.A250];&quot;-&quot;);&quot;&quot;)" office:value-type="float" office:value="5" calcext:value-type="float">
            <text:p>5</text:p>
          </table:table-cell>
          <table:table-cell table:formula="of:=IF([.B250]&lt;&gt;&quot;&quot;;IF(ISERROR(HLOOKUP([.B250];[.$A$6:.$CV$6];1;0));[.B250];&quot;-&quot;);&quot;&quot;)" office:value-type="string" office:string-value="-" calcext:value-type="string">
            <text:p>-</text:p>
          </table:table-cell>
          <table:table-cell table:formula="of:=IF([.C250]&lt;&gt;&quot;&quot;;IF(ISERROR(HLOOKUP([.C250];[.$A$6:.$CV$6];1;0));[.C250];&quot;-&quot;);&quot;&quot;)" office:value-type="string" office:string-value="-" calcext:value-type="string">
            <text:p>-</text:p>
          </table:table-cell>
          <table:table-cell table:formula="of:=IF([.D250]&lt;&gt;&quot;&quot;;IF(ISERROR(HLOOKUP([.D250];[.$A$6:.$CV$6];1;0));[.D250];&quot;-&quot;);&quot;&quot;)" office:value-type="string" office:string-value="-" calcext:value-type="string">
            <text:p>-</text:p>
          </table:table-cell>
          <table:table-cell table:formula="of:=IF([.E250]&lt;&gt;&quot;&quot;;IF(ISERROR(HLOOKUP([.E250];[.$A$6:.$CV$6];1;0));[.E25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5]=&quot;&quot;;IF(ISERROR(FIND(&quot;-----&quot;;COM.MICROSOFT.CONCAT([.G250:.K250];&quot;X&quot;;[.G251:.K251];&quot;X&quot;;[.G252:.K252];&quot;X&quot;;[.G253:.K253];&quot;X&quot;;[.G254:.K254];&quot;X&quot;;[.G250:.G254];&quot;X&quot;;[.H250:.H254];&quot;X&quot;;[.I250:.I254];&quot;X&quot;;[.J250:.J254];&quot;X&quot;;[.K250:.K254];&quot;X&quot;;[.G254];[.H253];[.I252];[.J251];[.K250];&quot;X&quot;;[.G250];[.H251];[.I252];[.J253];[.K254])));0;1);&quot;&quot;)">
            <text:p/>
          </table:table-cell>
          <table:table-cell table:formula="of:=IF([.G255]=&quot;&quot;;SUM([.G250:.K254])*INDEX([.A$6:.CV$6];1;[.M$8])*[.O250];&quot;&quot;)">
            <text:p/>
          </table:table-cell>
          <table:table-cell table:number-columns-repeated="4"/>
          <table:table-cell table:formula="of:=IF([.O250]&lt;&gt;&quot;&quot;;ABS([.O250]-1);[.O250])">
            <text:p/>
          </table:table-cell>
          <table:table-cell table:formula="of:=IF([.G255]=&quot;&quot;;(SUM([.G250:.K254])-INDEX([.A$2:.CV$2];1;[.M$8]+1))*INDEX([.A$2:.CV$2];1;[.M$8]+1)*[.U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251]&lt;&gt;&quot;&quot;;IF(ISERROR(HLOOKUP([.A251];[.$A$6:.$CV$6];1;0));[.A251];&quot;-&quot;);&quot;&quot;)" office:value-type="string" office:string-value="-" calcext:value-type="string">
            <text:p>-</text:p>
          </table:table-cell>
          <table:table-cell table:formula="of:=IF([.B251]&lt;&gt;&quot;&quot;;IF(ISERROR(HLOOKUP([.B251];[.$A$6:.$CV$6];1;0));[.B251];&quot;-&quot;);&quot;&quot;)" office:value-type="string" office:string-value="-" calcext:value-type="string">
            <text:p>-</text:p>
          </table:table-cell>
          <table:table-cell table:formula="of:=IF([.C251]&lt;&gt;&quot;&quot;;IF(ISERROR(HLOOKUP([.C251];[.$A$6:.$CV$6];1;0));[.C251];&quot;-&quot;);&quot;&quot;)" office:value-type="string" office:string-value="-" calcext:value-type="string">
            <text:p>-</text:p>
          </table:table-cell>
          <table:table-cell table:formula="of:=IF([.D251]&lt;&gt;&quot;&quot;;IF(ISERROR(HLOOKUP([.D251];[.$A$6:.$CV$6];1;0));[.D251];&quot;-&quot;);&quot;&quot;)" office:value-type="float" office:value="46" calcext:value-type="float">
            <text:p>46</text:p>
          </table:table-cell>
          <table:table-cell table:formula="of:=IF([.E251]&lt;&gt;&quot;&quot;;IF(ISERROR(HLOOKUP([.E251];[.$A$6:.$CV$6];1;0));[.E25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6]=&quot;&quot;;IF(ISERROR(FIND(&quot;-----&quot;;COM.MICROSOFT.CONCAT([.G251:.K251];&quot;X&quot;;[.G252:.K252];&quot;X&quot;;[.G253:.K253];&quot;X&quot;;[.G254:.K254];&quot;X&quot;;[.G255:.K255];&quot;X&quot;;[.G251:.G255];&quot;X&quot;;[.H251:.H255];&quot;X&quot;;[.I251:.I255];&quot;X&quot;;[.J251:.J255];&quot;X&quot;;[.K251:.K255];&quot;X&quot;;[.G255];[.H254];[.I253];[.J252];[.K251];&quot;X&quot;;[.G251];[.H252];[.I253];[.J254];[.K255])));0;1);&quot;&quot;)">
            <text:p/>
          </table:table-cell>
          <table:table-cell table:formula="of:=IF([.G256]=&quot;&quot;;SUM([.G251:.K255])*INDEX([.A$6:.CV$6];1;[.M$8])*[.O251];&quot;&quot;)">
            <text:p/>
          </table:table-cell>
          <table:table-cell table:number-columns-repeated="4"/>
          <table:table-cell table:formula="of:=IF([.O251]&lt;&gt;&quot;&quot;;ABS([.O251]-1);[.O251])">
            <text:p/>
          </table:table-cell>
          <table:table-cell table:formula="of:=IF([.G256]=&quot;&quot;;(SUM([.G251:.K255])-INDEX([.A$2:.CV$2];1;[.M$8]+1))*INDEX([.A$2:.CV$2];1;[.M$8]+1)*[.U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252]&lt;&gt;&quot;&quot;;IF(ISERROR(HLOOKUP([.A252];[.$A$6:.$CV$6];1;0));[.A252];&quot;-&quot;);&quot;&quot;)" office:value-type="string" office:string-value="-" calcext:value-type="string">
            <text:p>-</text:p>
          </table:table-cell>
          <table:table-cell table:formula="of:=IF([.B252]&lt;&gt;&quot;&quot;;IF(ISERROR(HLOOKUP([.B252];[.$A$6:.$CV$6];1;0));[.B252];&quot;-&quot;);&quot;&quot;)" office:value-type="string" office:string-value="-" calcext:value-type="string">
            <text:p>-</text:p>
          </table:table-cell>
          <table:table-cell table:formula="of:=IF([.C252]&lt;&gt;&quot;&quot;;IF(ISERROR(HLOOKUP([.C252];[.$A$6:.$CV$6];1;0));[.C252];&quot;-&quot;);&quot;&quot;)" office:value-type="string" office:string-value="-" calcext:value-type="string">
            <text:p>-</text:p>
          </table:table-cell>
          <table:table-cell table:formula="of:=IF([.D252]&lt;&gt;&quot;&quot;;IF(ISERROR(HLOOKUP([.D252];[.$A$6:.$CV$6];1;0));[.D252];&quot;-&quot;);&quot;&quot;)" office:value-type="string" office:string-value="-" calcext:value-type="string">
            <text:p>-</text:p>
          </table:table-cell>
          <table:table-cell table:formula="of:=IF([.E252]&lt;&gt;&quot;&quot;;IF(ISERROR(HLOOKUP([.E252];[.$A$6:.$CV$6];1;0));[.E25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7]=&quot;&quot;;IF(ISERROR(FIND(&quot;-----&quot;;COM.MICROSOFT.CONCAT([.G252:.K252];&quot;X&quot;;[.G253:.K253];&quot;X&quot;;[.G254:.K254];&quot;X&quot;;[.G255:.K255];&quot;X&quot;;[.G256:.K256];&quot;X&quot;;[.G252:.G256];&quot;X&quot;;[.H252:.H256];&quot;X&quot;;[.I252:.I256];&quot;X&quot;;[.J252:.J256];&quot;X&quot;;[.K252:.K256];&quot;X&quot;;[.G256];[.H255];[.I254];[.J253];[.K252];&quot;X&quot;;[.G252];[.H253];[.I254];[.J255];[.K256])));0;1);&quot;&quot;)">
            <text:p/>
          </table:table-cell>
          <table:table-cell table:formula="of:=IF([.G257]=&quot;&quot;;SUM([.G252:.K256])*INDEX([.A$6:.CV$6];1;[.M$8])*[.O252];&quot;&quot;)">
            <text:p/>
          </table:table-cell>
          <table:table-cell table:number-columns-repeated="4"/>
          <table:table-cell table:formula="of:=IF([.O252]&lt;&gt;&quot;&quot;;ABS([.O252]-1);[.O252])">
            <text:p/>
          </table:table-cell>
          <table:table-cell table:formula="of:=IF([.G257]=&quot;&quot;;(SUM([.G252:.K256])-INDEX([.A$2:.CV$2];1;[.M$8]+1))*INDEX([.A$2:.CV$2];1;[.M$8]+1)*[.U2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53]&lt;&gt;&quot;&quot;;IF(ISERROR(HLOOKUP([.A253];[.$A$6:.$CV$6];1;0));[.A253];&quot;-&quot;);&quot;&quot;)" office:value-type="string" office:string-value="-" calcext:value-type="string">
            <text:p>-</text:p>
          </table:table-cell>
          <table:table-cell table:formula="of:=IF([.B253]&lt;&gt;&quot;&quot;;IF(ISERROR(HLOOKUP([.B253];[.$A$6:.$CV$6];1;0));[.B253];&quot;-&quot;);&quot;&quot;)" office:value-type="string" office:string-value="-" calcext:value-type="string">
            <text:p>-</text:p>
          </table:table-cell>
          <table:table-cell table:formula="of:=IF([.C253]&lt;&gt;&quot;&quot;;IF(ISERROR(HLOOKUP([.C253];[.$A$6:.$CV$6];1;0));[.C253];&quot;-&quot;);&quot;&quot;)" office:value-type="string" office:string-value="-" calcext:value-type="string">
            <text:p>-</text:p>
          </table:table-cell>
          <table:table-cell table:formula="of:=IF([.D253]&lt;&gt;&quot;&quot;;IF(ISERROR(HLOOKUP([.D253];[.$A$6:.$CV$6];1;0));[.D253];&quot;-&quot;);&quot;&quot;)" office:value-type="float" office:value="15" calcext:value-type="float">
            <text:p>15</text:p>
          </table:table-cell>
          <table:table-cell table:formula="of:=IF([.E253]&lt;&gt;&quot;&quot;;IF(ISERROR(HLOOKUP([.E253];[.$A$6:.$CV$6];1;0));[.E25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58]=&quot;&quot;;IF(ISERROR(FIND(&quot;-----&quot;;COM.MICROSOFT.CONCAT([.G253:.K253];&quot;X&quot;;[.G254:.K254];&quot;X&quot;;[.G255:.K255];&quot;X&quot;;[.G256:.K256];&quot;X&quot;;[.G257:.K257];&quot;X&quot;;[.G253:.G257];&quot;X&quot;;[.H253:.H257];&quot;X&quot;;[.I253:.I257];&quot;X&quot;;[.J253:.J257];&quot;X&quot;;[.K253:.K257];&quot;X&quot;;[.G257];[.H256];[.I255];[.J254];[.K253];&quot;X&quot;;[.G253];[.H254];[.I255];[.J256];[.K257])));0;1);&quot;&quot;)">
            <text:p/>
          </table:table-cell>
          <table:table-cell table:formula="of:=IF([.G258]=&quot;&quot;;SUM([.G253:.K257])*INDEX([.A$6:.CV$6];1;[.M$8])*[.O253];&quot;&quot;)">
            <text:p/>
          </table:table-cell>
          <table:table-cell table:number-columns-repeated="4"/>
          <table:table-cell table:formula="of:=IF([.O253]&lt;&gt;&quot;&quot;;ABS([.O253]-1);[.O253])">
            <text:p/>
          </table:table-cell>
          <table:table-cell table:formula="of:=IF([.G258]=&quot;&quot;;(SUM([.G253:.K257])-INDEX([.A$2:.CV$2];1;[.M$8]+1))*INDEX([.A$2:.CV$2];1;[.M$8]+1)*[.U25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54]&lt;&gt;&quot;&quot;;IF(ISERROR(HLOOKUP([.A254];[.$A$6:.$CV$6];1;0));[.A254];&quot;-&quot;);&quot;&quot;)">
            <text:p/>
          </table:table-cell>
          <table:table-cell table:formula="of:=IF([.B254]&lt;&gt;&quot;&quot;;IF(ISERROR(HLOOKUP([.B254];[.$A$6:.$CV$6];1;0));[.B254];&quot;-&quot;);&quot;&quot;)">
            <text:p/>
          </table:table-cell>
          <table:table-cell table:formula="of:=IF([.C254]&lt;&gt;&quot;&quot;;IF(ISERROR(HLOOKUP([.C254];[.$A$6:.$CV$6];1;0));[.C254];&quot;-&quot;);&quot;&quot;)">
            <text:p/>
          </table:table-cell>
          <table:table-cell table:formula="of:=IF([.D254]&lt;&gt;&quot;&quot;;IF(ISERROR(HLOOKUP([.D254];[.$A$6:.$CV$6];1;0));[.D254];&quot;-&quot;);&quot;&quot;)">
            <text:p/>
          </table:table-cell>
          <table:table-cell table:formula="of:=IF([.E254]&lt;&gt;&quot;&quot;;IF(ISERROR(HLOOKUP([.E254];[.$A$6:.$CV$6];1;0));[.E254];&quot;-&quot;);&quot;&quot;)">
            <text:p/>
          </table:table-cell>
          <table:table-cell table:number-columns-repeated="3"/>
          <table:table-cell table:formula="of:=IF([.G259]=&quot;&quot;;IF(ISERROR(FIND(&quot;-----&quot;;COM.MICROSOFT.CONCAT([.G254:.K254];&quot;X&quot;;[.G255:.K255];&quot;X&quot;;[.G256:.K256];&quot;X&quot;;[.G257:.K257];&quot;X&quot;;[.G258:.K258];&quot;X&quot;;[.G254:.G258];&quot;X&quot;;[.H254:.H258];&quot;X&quot;;[.I254:.I258];&quot;X&quot;;[.J254:.J258];&quot;X&quot;;[.K254:.K258];&quot;X&quot;;[.G258];[.H257];[.I256];[.J255];[.K254];&quot;X&quot;;[.G254];[.H255];[.I256];[.J257];[.K258])));0;1);&quot;&quot;)">
            <text:p/>
          </table:table-cell>
          <table:table-cell table:formula="of:=IF([.G259]=&quot;&quot;;SUM([.G254:.K258])*INDEX([.A$6:.CV$6];1;[.M$8])*[.O254];&quot;&quot;)">
            <text:p/>
          </table:table-cell>
          <table:table-cell table:number-columns-repeated="4"/>
          <table:table-cell table:formula="of:=IF([.O254]&lt;&gt;&quot;&quot;;ABS([.O254]-1);[.O254])">
            <text:p/>
          </table:table-cell>
          <table:table-cell table:formula="of:=IF([.G259]=&quot;&quot;;(SUM([.G254:.K258])-INDEX([.A$2:.CV$2];1;[.M$8]+1))*INDEX([.A$2:.CV$2];1;[.M$8]+1)*[.U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A255]&lt;&gt;&quot;&quot;;IF(ISERROR(HLOOKUP([.A255];[.$A$6:.$CV$6];1;0));[.A255];&quot;-&quot;);&quot;&quot;)" office:value-type="string" office:string-value="-" calcext:value-type="string">
            <text:p>-</text:p>
          </table:table-cell>
          <table:table-cell table:formula="of:=IF([.B255]&lt;&gt;&quot;&quot;;IF(ISERROR(HLOOKUP([.B255];[.$A$6:.$CV$6];1;0));[.B255];&quot;-&quot;);&quot;&quot;)" office:value-type="float" office:value="25" calcext:value-type="float">
            <text:p>25</text:p>
          </table:table-cell>
          <table:table-cell table:formula="of:=IF([.C255]&lt;&gt;&quot;&quot;;IF(ISERROR(HLOOKUP([.C255];[.$A$6:.$CV$6];1;0));[.C255];&quot;-&quot;);&quot;&quot;)" office:value-type="string" office:string-value="-" calcext:value-type="string">
            <text:p>-</text:p>
          </table:table-cell>
          <table:table-cell table:formula="of:=IF([.D255]&lt;&gt;&quot;&quot;;IF(ISERROR(HLOOKUP([.D255];[.$A$6:.$CV$6];1;0));[.D255];&quot;-&quot;);&quot;&quot;)" office:value-type="string" office:string-value="-" calcext:value-type="string">
            <text:p>-</text:p>
          </table:table-cell>
          <table:table-cell table:formula="of:=IF([.E255]&lt;&gt;&quot;&quot;;IF(ISERROR(HLOOKUP([.E255];[.$A$6:.$CV$6];1;0));[.E25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0]=&quot;&quot;;IF(ISERROR(FIND(&quot;-----&quot;;COM.MICROSOFT.CONCAT([.G255:.K255];&quot;X&quot;;[.G256:.K256];&quot;X&quot;;[.G257:.K257];&quot;X&quot;;[.G258:.K258];&quot;X&quot;;[.G259:.K259];&quot;X&quot;;[.G255:.G259];&quot;X&quot;;[.H255:.H259];&quot;X&quot;;[.I255:.I259];&quot;X&quot;;[.J255:.J259];&quot;X&quot;;[.K255:.K259];&quot;X&quot;;[.G259];[.H258];[.I257];[.J256];[.K255];&quot;X&quot;;[.G255];[.H256];[.I257];[.J258];[.K259])));0;1);&quot;&quot;)" office:value-type="float" office:value="1" calcext:value-type="float">
            <text:p>1</text:p>
          </table:table-cell>
          <table:table-cell table:formula="of:=IF([.G260]=&quot;&quot;;SUM([.G255:.K259])*INDEX([.A$6:.CV$6];1;[.M$8])*[.O255];&quot;&quot;)" office:value-type="float" office:value="18894" calcext:value-type="float">
            <text:p>18894</text:p>
          </table:table-cell>
          <table:table-cell table:number-columns-repeated="4"/>
          <table:table-cell table:formula="of:=IF([.O255]&lt;&gt;&quot;&quot;;ABS([.O255]-1);[.O255])" office:value-type="float" office:value="0" calcext:value-type="float">
            <text:p>0</text:p>
          </table:table-cell>
          <table:table-cell table:formula="of:=IF([.G260]=&quot;&quot;;(SUM([.G255:.K259])-INDEX([.A$2:.CV$2];1;[.M$8]+1))*INDEX([.A$2:.CV$2];1;[.M$8]+1)*[.U25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[.A256]&lt;&gt;&quot;&quot;;IF(ISERROR(HLOOKUP([.A256];[.$A$6:.$CV$6];1;0));[.A256];&quot;-&quot;);&quot;&quot;)" office:value-type="float" office:value="83" calcext:value-type="float">
            <text:p>83</text:p>
          </table:table-cell>
          <table:table-cell table:formula="of:=IF([.B256]&lt;&gt;&quot;&quot;;IF(ISERROR(HLOOKUP([.B256];[.$A$6:.$CV$6];1;0));[.B256];&quot;-&quot;);&quot;&quot;)" office:value-type="string" office:string-value="-" calcext:value-type="string">
            <text:p>-</text:p>
          </table:table-cell>
          <table:table-cell table:formula="of:=IF([.C256]&lt;&gt;&quot;&quot;;IF(ISERROR(HLOOKUP([.C256];[.$A$6:.$CV$6];1;0));[.C256];&quot;-&quot;);&quot;&quot;)" office:value-type="string" office:string-value="-" calcext:value-type="string">
            <text:p>-</text:p>
          </table:table-cell>
          <table:table-cell table:formula="of:=IF([.D256]&lt;&gt;&quot;&quot;;IF(ISERROR(HLOOKUP([.D256];[.$A$6:.$CV$6];1;0));[.D256];&quot;-&quot;);&quot;&quot;)" office:value-type="string" office:string-value="-" calcext:value-type="string">
            <text:p>-</text:p>
          </table:table-cell>
          <table:table-cell table:formula="of:=IF([.E256]&lt;&gt;&quot;&quot;;IF(ISERROR(HLOOKUP([.E256];[.$A$6:.$CV$6];1;0));[.E25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1]=&quot;&quot;;IF(ISERROR(FIND(&quot;-----&quot;;COM.MICROSOFT.CONCAT([.G256:.K256];&quot;X&quot;;[.G257:.K257];&quot;X&quot;;[.G258:.K258];&quot;X&quot;;[.G259:.K259];&quot;X&quot;;[.G260:.K260];&quot;X&quot;;[.G256:.G260];&quot;X&quot;;[.H256:.H260];&quot;X&quot;;[.I256:.I260];&quot;X&quot;;[.J256:.J260];&quot;X&quot;;[.K256:.K260];&quot;X&quot;;[.G260];[.H259];[.I258];[.J257];[.K256];&quot;X&quot;;[.G256];[.H257];[.I258];[.J259];[.K260])));0;1);&quot;&quot;)">
            <text:p/>
          </table:table-cell>
          <table:table-cell table:formula="of:=IF([.G261]=&quot;&quot;;SUM([.G256:.K260])*INDEX([.A$6:.CV$6];1;[.M$8])*[.O256];&quot;&quot;)">
            <text:p/>
          </table:table-cell>
          <table:table-cell table:number-columns-repeated="4"/>
          <table:table-cell table:formula="of:=IF([.O256]&lt;&gt;&quot;&quot;;ABS([.O256]-1);[.O256])">
            <text:p/>
          </table:table-cell>
          <table:table-cell table:formula="of:=IF([.G261]=&quot;&quot;;(SUM([.G256:.K260])-INDEX([.A$2:.CV$2];1;[.M$8]+1))*INDEX([.A$2:.CV$2];1;[.M$8]+1)*[.U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257]&lt;&gt;&quot;&quot;;IF(ISERROR(HLOOKUP([.A257];[.$A$6:.$CV$6];1;0));[.A257];&quot;-&quot;);&quot;&quot;)" office:value-type="string" office:string-value="-" calcext:value-type="string">
            <text:p>-</text:p>
          </table:table-cell>
          <table:table-cell table:formula="of:=IF([.B257]&lt;&gt;&quot;&quot;;IF(ISERROR(HLOOKUP([.B257];[.$A$6:.$CV$6];1;0));[.B257];&quot;-&quot;);&quot;&quot;)" office:value-type="string" office:string-value="-" calcext:value-type="string">
            <text:p>-</text:p>
          </table:table-cell>
          <table:table-cell table:formula="of:=IF([.C257]&lt;&gt;&quot;&quot;;IF(ISERROR(HLOOKUP([.C257];[.$A$6:.$CV$6];1;0));[.C257];&quot;-&quot;);&quot;&quot;)" office:value-type="string" office:string-value="-" calcext:value-type="string">
            <text:p>-</text:p>
          </table:table-cell>
          <table:table-cell table:formula="of:=IF([.D257]&lt;&gt;&quot;&quot;;IF(ISERROR(HLOOKUP([.D257];[.$A$6:.$CV$6];1;0));[.D257];&quot;-&quot;);&quot;&quot;)" office:value-type="string" office:string-value="-" calcext:value-type="string">
            <text:p>-</text:p>
          </table:table-cell>
          <table:table-cell table:formula="of:=IF([.E257]&lt;&gt;&quot;&quot;;IF(ISERROR(HLOOKUP([.E257];[.$A$6:.$CV$6];1;0));[.E257];&quot;-&quot;);&quot;&quot;)" office:value-type="float" office:value="3" calcext:value-type="float">
            <text:p>3</text:p>
          </table:table-cell>
          <table:table-cell table:number-columns-repeated="3"/>
          <table:table-cell table:formula="of:=IF([.G262]=&quot;&quot;;IF(ISERROR(FIND(&quot;-----&quot;;COM.MICROSOFT.CONCAT([.G257:.K257];&quot;X&quot;;[.G258:.K258];&quot;X&quot;;[.G259:.K259];&quot;X&quot;;[.G260:.K260];&quot;X&quot;;[.G261:.K261];&quot;X&quot;;[.G257:.G261];&quot;X&quot;;[.H257:.H261];&quot;X&quot;;[.I257:.I261];&quot;X&quot;;[.J257:.J261];&quot;X&quot;;[.K257:.K261];&quot;X&quot;;[.G261];[.H260];[.I259];[.J258];[.K257];&quot;X&quot;;[.G257];[.H258];[.I259];[.J260];[.K261])));0;1);&quot;&quot;)">
            <text:p/>
          </table:table-cell>
          <table:table-cell table:formula="of:=IF([.G262]=&quot;&quot;;SUM([.G257:.K261])*INDEX([.A$6:.CV$6];1;[.M$8])*[.O257];&quot;&quot;)">
            <text:p/>
          </table:table-cell>
          <table:table-cell table:number-columns-repeated="4"/>
          <table:table-cell table:formula="of:=IF([.O257]&lt;&gt;&quot;&quot;;ABS([.O257]-1);[.O257])">
            <text:p/>
          </table:table-cell>
          <table:table-cell table:formula="of:=IF([.G262]=&quot;&quot;;(SUM([.G257:.K261])-INDEX([.A$2:.CV$2];1;[.M$8]+1))*INDEX([.A$2:.CV$2];1;[.M$8]+1)*[.U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258]&lt;&gt;&quot;&quot;;IF(ISERROR(HLOOKUP([.A258];[.$A$6:.$CV$6];1;0));[.A258];&quot;-&quot;);&quot;&quot;)" office:value-type="string" office:string-value="-" calcext:value-type="string">
            <text:p>-</text:p>
          </table:table-cell>
          <table:table-cell table:formula="of:=IF([.B258]&lt;&gt;&quot;&quot;;IF(ISERROR(HLOOKUP([.B258];[.$A$6:.$CV$6];1;0));[.B258];&quot;-&quot;);&quot;&quot;)" office:value-type="float" office:value="38" calcext:value-type="float">
            <text:p>38</text:p>
          </table:table-cell>
          <table:table-cell table:formula="of:=IF([.C258]&lt;&gt;&quot;&quot;;IF(ISERROR(HLOOKUP([.C258];[.$A$6:.$CV$6];1;0));[.C258];&quot;-&quot;);&quot;&quot;)" office:value-type="float" office:value="52" calcext:value-type="float">
            <text:p>52</text:p>
          </table:table-cell>
          <table:table-cell table:formula="of:=IF([.D258]&lt;&gt;&quot;&quot;;IF(ISERROR(HLOOKUP([.D258];[.$A$6:.$CV$6];1;0));[.D258];&quot;-&quot;);&quot;&quot;)" office:value-type="string" office:string-value="-" calcext:value-type="string">
            <text:p>-</text:p>
          </table:table-cell>
          <table:table-cell table:formula="of:=IF([.E258]&lt;&gt;&quot;&quot;;IF(ISERROR(HLOOKUP([.E258];[.$A$6:.$CV$6];1;0));[.E25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3]=&quot;&quot;;IF(ISERROR(FIND(&quot;-----&quot;;COM.MICROSOFT.CONCAT([.G258:.K258];&quot;X&quot;;[.G259:.K259];&quot;X&quot;;[.G260:.K260];&quot;X&quot;;[.G261:.K261];&quot;X&quot;;[.G262:.K262];&quot;X&quot;;[.G258:.G262];&quot;X&quot;;[.H258:.H262];&quot;X&quot;;[.I258:.I262];&quot;X&quot;;[.J258:.J262];&quot;X&quot;;[.K258:.K262];&quot;X&quot;;[.G262];[.H261];[.I260];[.J259];[.K258];&quot;X&quot;;[.G258];[.H259];[.I260];[.J261];[.K262])));0;1);&quot;&quot;)">
            <text:p/>
          </table:table-cell>
          <table:table-cell table:formula="of:=IF([.G263]=&quot;&quot;;SUM([.G258:.K262])*INDEX([.A$6:.CV$6];1;[.M$8])*[.O258];&quot;&quot;)">
            <text:p/>
          </table:table-cell>
          <table:table-cell table:number-columns-repeated="4"/>
          <table:table-cell table:formula="of:=IF([.O258]&lt;&gt;&quot;&quot;;ABS([.O258]-1);[.O258])">
            <text:p/>
          </table:table-cell>
          <table:table-cell table:formula="of:=IF([.G263]=&quot;&quot;;(SUM([.G258:.K262])-INDEX([.A$2:.CV$2];1;[.M$8]+1))*INDEX([.A$2:.CV$2];1;[.M$8]+1)*[.U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259]&lt;&gt;&quot;&quot;;IF(ISERROR(HLOOKUP([.A259];[.$A$6:.$CV$6];1;0));[.A259];&quot;-&quot;);&quot;&quot;)" office:value-type="string" office:string-value="-" calcext:value-type="string">
            <text:p>-</text:p>
          </table:table-cell>
          <table:table-cell table:formula="of:=IF([.B259]&lt;&gt;&quot;&quot;;IF(ISERROR(HLOOKUP([.B259];[.$A$6:.$CV$6];1;0));[.B259];&quot;-&quot;);&quot;&quot;)" office:value-type="string" office:string-value="-" calcext:value-type="string">
            <text:p>-</text:p>
          </table:table-cell>
          <table:table-cell table:formula="of:=IF([.C259]&lt;&gt;&quot;&quot;;IF(ISERROR(HLOOKUP([.C259];[.$A$6:.$CV$6];1;0));[.C259];&quot;-&quot;);&quot;&quot;)" office:value-type="string" office:string-value="-" calcext:value-type="string">
            <text:p>-</text:p>
          </table:table-cell>
          <table:table-cell table:formula="of:=IF([.D259]&lt;&gt;&quot;&quot;;IF(ISERROR(HLOOKUP([.D259];[.$A$6:.$CV$6];1;0));[.D259];&quot;-&quot;);&quot;&quot;)" office:value-type="string" office:string-value="-" calcext:value-type="string">
            <text:p>-</text:p>
          </table:table-cell>
          <table:table-cell table:formula="of:=IF([.E259]&lt;&gt;&quot;&quot;;IF(ISERROR(HLOOKUP([.E259];[.$A$6:.$CV$6];1;0));[.E25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4]=&quot;&quot;;IF(ISERROR(FIND(&quot;-----&quot;;COM.MICROSOFT.CONCAT([.G259:.K259];&quot;X&quot;;[.G260:.K260];&quot;X&quot;;[.G261:.K261];&quot;X&quot;;[.G262:.K262];&quot;X&quot;;[.G263:.K263];&quot;X&quot;;[.G259:.G263];&quot;X&quot;;[.H259:.H263];&quot;X&quot;;[.I259:.I263];&quot;X&quot;;[.J259:.J263];&quot;X&quot;;[.K259:.K263];&quot;X&quot;;[.G263];[.H262];[.I261];[.J260];[.K259];&quot;X&quot;;[.G259];[.H260];[.I261];[.J262];[.K263])));0;1);&quot;&quot;)">
            <text:p/>
          </table:table-cell>
          <table:table-cell table:formula="of:=IF([.G264]=&quot;&quot;;SUM([.G259:.K263])*INDEX([.A$6:.CV$6];1;[.M$8])*[.O259];&quot;&quot;)">
            <text:p/>
          </table:table-cell>
          <table:table-cell table:number-columns-repeated="4"/>
          <table:table-cell table:formula="of:=IF([.O259]&lt;&gt;&quot;&quot;;ABS([.O259]-1);[.O259])">
            <text:p/>
          </table:table-cell>
          <table:table-cell table:formula="of:=IF([.G264]=&quot;&quot;;(SUM([.G259:.K263])-INDEX([.A$2:.CV$2];1;[.M$8]+1))*INDEX([.A$2:.CV$2];1;[.M$8]+1)*[.U25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60]&lt;&gt;&quot;&quot;;IF(ISERROR(HLOOKUP([.A260];[.$A$6:.$CV$6];1;0));[.A260];&quot;-&quot;);&quot;&quot;)">
            <text:p/>
          </table:table-cell>
          <table:table-cell table:formula="of:=IF([.B260]&lt;&gt;&quot;&quot;;IF(ISERROR(HLOOKUP([.B260];[.$A$6:.$CV$6];1;0));[.B260];&quot;-&quot;);&quot;&quot;)">
            <text:p/>
          </table:table-cell>
          <table:table-cell table:formula="of:=IF([.C260]&lt;&gt;&quot;&quot;;IF(ISERROR(HLOOKUP([.C260];[.$A$6:.$CV$6];1;0));[.C260];&quot;-&quot;);&quot;&quot;)">
            <text:p/>
          </table:table-cell>
          <table:table-cell table:formula="of:=IF([.D260]&lt;&gt;&quot;&quot;;IF(ISERROR(HLOOKUP([.D260];[.$A$6:.$CV$6];1;0));[.D260];&quot;-&quot;);&quot;&quot;)">
            <text:p/>
          </table:table-cell>
          <table:table-cell table:formula="of:=IF([.E260]&lt;&gt;&quot;&quot;;IF(ISERROR(HLOOKUP([.E260];[.$A$6:.$CV$6];1;0));[.E260];&quot;-&quot;);&quot;&quot;)">
            <text:p/>
          </table:table-cell>
          <table:table-cell table:number-columns-repeated="3"/>
          <table:table-cell table:formula="of:=IF([.G265]=&quot;&quot;;IF(ISERROR(FIND(&quot;-----&quot;;COM.MICROSOFT.CONCAT([.G260:.K260];&quot;X&quot;;[.G261:.K261];&quot;X&quot;;[.G262:.K262];&quot;X&quot;;[.G263:.K263];&quot;X&quot;;[.G264:.K264];&quot;X&quot;;[.G260:.G264];&quot;X&quot;;[.H260:.H264];&quot;X&quot;;[.I260:.I264];&quot;X&quot;;[.J260:.J264];&quot;X&quot;;[.K260:.K264];&quot;X&quot;;[.G264];[.H263];[.I262];[.J261];[.K260];&quot;X&quot;;[.G260];[.H261];[.I262];[.J263];[.K264])));0;1);&quot;&quot;)">
            <text:p/>
          </table:table-cell>
          <table:table-cell table:formula="of:=IF([.G265]=&quot;&quot;;SUM([.G260:.K264])*INDEX([.A$6:.CV$6];1;[.M$8])*[.O260];&quot;&quot;)">
            <text:p/>
          </table:table-cell>
          <table:table-cell table:number-columns-repeated="4"/>
          <table:table-cell table:formula="of:=IF([.O260]&lt;&gt;&quot;&quot;;ABS([.O260]-1);[.O260])">
            <text:p/>
          </table:table-cell>
          <table:table-cell table:formula="of:=IF([.G265]=&quot;&quot;;(SUM([.G260:.K264])-INDEX([.A$2:.CV$2];1;[.M$8]+1))*INDEX([.A$2:.CV$2];1;[.M$8]+1)*[.U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261]&lt;&gt;&quot;&quot;;IF(ISERROR(HLOOKUP([.A261];[.$A$6:.$CV$6];1;0));[.A261];&quot;-&quot;);&quot;&quot;)" office:value-type="string" office:string-value="-" calcext:value-type="string">
            <text:p>-</text:p>
          </table:table-cell>
          <table:table-cell table:formula="of:=IF([.B261]&lt;&gt;&quot;&quot;;IF(ISERROR(HLOOKUP([.B261];[.$A$6:.$CV$6];1;0));[.B261];&quot;-&quot;);&quot;&quot;)" office:value-type="string" office:string-value="-" calcext:value-type="string">
            <text:p>-</text:p>
          </table:table-cell>
          <table:table-cell table:formula="of:=IF([.C261]&lt;&gt;&quot;&quot;;IF(ISERROR(HLOOKUP([.C261];[.$A$6:.$CV$6];1;0));[.C261];&quot;-&quot;);&quot;&quot;)" office:value-type="string" office:string-value="-" calcext:value-type="string">
            <text:p>-</text:p>
          </table:table-cell>
          <table:table-cell table:formula="of:=IF([.D261]&lt;&gt;&quot;&quot;;IF(ISERROR(HLOOKUP([.D261];[.$A$6:.$CV$6];1;0));[.D261];&quot;-&quot;);&quot;&quot;)" office:value-type="float" office:value="47" calcext:value-type="float">
            <text:p>47</text:p>
          </table:table-cell>
          <table:table-cell table:formula="of:=IF([.E261]&lt;&gt;&quot;&quot;;IF(ISERROR(HLOOKUP([.E261];[.$A$6:.$CV$6];1;0));[.E261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266]=&quot;&quot;;IF(ISERROR(FIND(&quot;-----&quot;;COM.MICROSOFT.CONCAT([.G261:.K261];&quot;X&quot;;[.G262:.K262];&quot;X&quot;;[.G263:.K263];&quot;X&quot;;[.G264:.K264];&quot;X&quot;;[.G265:.K265];&quot;X&quot;;[.G261:.G265];&quot;X&quot;;[.H261:.H265];&quot;X&quot;;[.I261:.I265];&quot;X&quot;;[.J261:.J265];&quot;X&quot;;[.K261:.K265];&quot;X&quot;;[.G265];[.H264];[.I263];[.J262];[.K261];&quot;X&quot;;[.G261];[.H262];[.I263];[.J264];[.K265])));0;1);&quot;&quot;)" office:value-type="float" office:value="1" calcext:value-type="float">
            <text:p>1</text:p>
          </table:table-cell>
          <table:table-cell table:formula="of:=IF([.G266]=&quot;&quot;;SUM([.G261:.K265])*INDEX([.A$6:.CV$6];1;[.M$8])*[.O261];&quot;&quot;)" office:value-type="float" office:value="18518" calcext:value-type="float">
            <text:p>18518</text:p>
          </table:table-cell>
          <table:table-cell table:number-columns-repeated="4"/>
          <table:table-cell table:formula="of:=IF([.O261]&lt;&gt;&quot;&quot;;ABS([.O261]-1);[.O261])" office:value-type="float" office:value="0" calcext:value-type="float">
            <text:p>0</text:p>
          </table:table-cell>
          <table:table-cell table:formula="of:=IF([.G266]=&quot;&quot;;(SUM([.G261:.K265])-INDEX([.A$2:.CV$2];1;[.M$8]+1))*INDEX([.A$2:.CV$2];1;[.M$8]+1)*[.U26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262]&lt;&gt;&quot;&quot;;IF(ISERROR(HLOOKUP([.A262];[.$A$6:.$CV$6];1;0));[.A262];&quot;-&quot;);&quot;&quot;)" office:value-type="string" office:string-value="-" calcext:value-type="string">
            <text:p>-</text:p>
          </table:table-cell>
          <table:table-cell table:formula="of:=IF([.B262]&lt;&gt;&quot;&quot;;IF(ISERROR(HLOOKUP([.B262];[.$A$6:.$CV$6];1;0));[.B262];&quot;-&quot;);&quot;&quot;)" office:value-type="string" office:string-value="-" calcext:value-type="string">
            <text:p>-</text:p>
          </table:table-cell>
          <table:table-cell table:formula="of:=IF([.C262]&lt;&gt;&quot;&quot;;IF(ISERROR(HLOOKUP([.C262];[.$A$6:.$CV$6];1;0));[.C262];&quot;-&quot;);&quot;&quot;)" office:value-type="string" office:string-value="-" calcext:value-type="string">
            <text:p>-</text:p>
          </table:table-cell>
          <table:table-cell table:formula="of:=IF([.D262]&lt;&gt;&quot;&quot;;IF(ISERROR(HLOOKUP([.D262];[.$A$6:.$CV$6];1;0));[.D262];&quot;-&quot;);&quot;&quot;)" office:value-type="string" office:string-value="-" calcext:value-type="string">
            <text:p>-</text:p>
          </table:table-cell>
          <table:table-cell table:formula="of:=IF([.E262]&lt;&gt;&quot;&quot;;IF(ISERROR(HLOOKUP([.E262];[.$A$6:.$CV$6];1;0));[.E26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7]=&quot;&quot;;IF(ISERROR(FIND(&quot;-----&quot;;COM.MICROSOFT.CONCAT([.G262:.K262];&quot;X&quot;;[.G263:.K263];&quot;X&quot;;[.G264:.K264];&quot;X&quot;;[.G265:.K265];&quot;X&quot;;[.G266:.K266];&quot;X&quot;;[.G262:.G266];&quot;X&quot;;[.H262:.H266];&quot;X&quot;;[.I262:.I266];&quot;X&quot;;[.J262:.J266];&quot;X&quot;;[.K262:.K266];&quot;X&quot;;[.G266];[.H265];[.I264];[.J263];[.K262];&quot;X&quot;;[.G262];[.H263];[.I264];[.J265];[.K266])));0;1);&quot;&quot;)">
            <text:p/>
          </table:table-cell>
          <table:table-cell table:formula="of:=IF([.G267]=&quot;&quot;;SUM([.G262:.K266])*INDEX([.A$6:.CV$6];1;[.M$8])*[.O262];&quot;&quot;)">
            <text:p/>
          </table:table-cell>
          <table:table-cell table:number-columns-repeated="4"/>
          <table:table-cell table:formula="of:=IF([.O262]&lt;&gt;&quot;&quot;;ABS([.O262]-1);[.O262])">
            <text:p/>
          </table:table-cell>
          <table:table-cell table:formula="of:=IF([.G267]=&quot;&quot;;(SUM([.G262:.K266])-INDEX([.A$2:.CV$2];1;[.M$8]+1))*INDEX([.A$2:.CV$2];1;[.M$8]+1)*[.U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A263]&lt;&gt;&quot;&quot;;IF(ISERROR(HLOOKUP([.A263];[.$A$6:.$CV$6];1;0));[.A263];&quot;-&quot;);&quot;&quot;)" office:value-type="string" office:string-value="-" calcext:value-type="string">
            <text:p>-</text:p>
          </table:table-cell>
          <table:table-cell table:formula="of:=IF([.B263]&lt;&gt;&quot;&quot;;IF(ISERROR(HLOOKUP([.B263];[.$A$6:.$CV$6];1;0));[.B263];&quot;-&quot;);&quot;&quot;)" office:value-type="string" office:string-value="-" calcext:value-type="string">
            <text:p>-</text:p>
          </table:table-cell>
          <table:table-cell table:formula="of:=IF([.C263]&lt;&gt;&quot;&quot;;IF(ISERROR(HLOOKUP([.C263];[.$A$6:.$CV$6];1;0));[.C263];&quot;-&quot;);&quot;&quot;)" office:value-type="string" office:string-value="-" calcext:value-type="string">
            <text:p>-</text:p>
          </table:table-cell>
          <table:table-cell table:formula="of:=IF([.D263]&lt;&gt;&quot;&quot;;IF(ISERROR(HLOOKUP([.D263];[.$A$6:.$CV$6];1;0));[.D263];&quot;-&quot;);&quot;&quot;)" office:value-type="string" office:string-value="-" calcext:value-type="string">
            <text:p>-</text:p>
          </table:table-cell>
          <table:table-cell table:formula="of:=IF([.E263]&lt;&gt;&quot;&quot;;IF(ISERROR(HLOOKUP([.E263];[.$A$6:.$CV$6];1;0));[.E26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8]=&quot;&quot;;IF(ISERROR(FIND(&quot;-----&quot;;COM.MICROSOFT.CONCAT([.G263:.K263];&quot;X&quot;;[.G264:.K264];&quot;X&quot;;[.G265:.K265];&quot;X&quot;;[.G266:.K266];&quot;X&quot;;[.G267:.K267];&quot;X&quot;;[.G263:.G267];&quot;X&quot;;[.H263:.H267];&quot;X&quot;;[.I263:.I267];&quot;X&quot;;[.J263:.J267];&quot;X&quot;;[.K263:.K267];&quot;X&quot;;[.G267];[.H266];[.I265];[.J264];[.K263];&quot;X&quot;;[.G263];[.H264];[.I265];[.J266];[.K267])));0;1);&quot;&quot;)">
            <text:p/>
          </table:table-cell>
          <table:table-cell table:formula="of:=IF([.G268]=&quot;&quot;;SUM([.G263:.K267])*INDEX([.A$6:.CV$6];1;[.M$8])*[.O263];&quot;&quot;)">
            <text:p/>
          </table:table-cell>
          <table:table-cell table:number-columns-repeated="4"/>
          <table:table-cell table:formula="of:=IF([.O263]&lt;&gt;&quot;&quot;;ABS([.O263]-1);[.O263])">
            <text:p/>
          </table:table-cell>
          <table:table-cell table:formula="of:=IF([.G268]=&quot;&quot;;(SUM([.G263:.K267])-INDEX([.A$2:.CV$2];1;[.M$8]+1))*INDEX([.A$2:.CV$2];1;[.M$8]+1)*[.U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264]&lt;&gt;&quot;&quot;;IF(ISERROR(HLOOKUP([.A264];[.$A$6:.$CV$6];1;0));[.A264];&quot;-&quot;);&quot;&quot;)" office:value-type="string" office:string-value="-" calcext:value-type="string">
            <text:p>-</text:p>
          </table:table-cell>
          <table:table-cell table:formula="of:=IF([.B264]&lt;&gt;&quot;&quot;;IF(ISERROR(HLOOKUP([.B264];[.$A$6:.$CV$6];1;0));[.B264];&quot;-&quot;);&quot;&quot;)" office:value-type="string" office:string-value="-" calcext:value-type="string">
            <text:p>-</text:p>
          </table:table-cell>
          <table:table-cell table:formula="of:=IF([.C264]&lt;&gt;&quot;&quot;;IF(ISERROR(HLOOKUP([.C264];[.$A$6:.$CV$6];1;0));[.C264];&quot;-&quot;);&quot;&quot;)" office:value-type="string" office:string-value="-" calcext:value-type="string">
            <text:p>-</text:p>
          </table:table-cell>
          <table:table-cell table:formula="of:=IF([.D264]&lt;&gt;&quot;&quot;;IF(ISERROR(HLOOKUP([.D264];[.$A$6:.$CV$6];1;0));[.D264];&quot;-&quot;);&quot;&quot;)" office:value-type="string" office:string-value="-" calcext:value-type="string">
            <text:p>-</text:p>
          </table:table-cell>
          <table:table-cell table:formula="of:=IF([.E264]&lt;&gt;&quot;&quot;;IF(ISERROR(HLOOKUP([.E264];[.$A$6:.$CV$6];1;0));[.E26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69]=&quot;&quot;;IF(ISERROR(FIND(&quot;-----&quot;;COM.MICROSOFT.CONCAT([.G264:.K264];&quot;X&quot;;[.G265:.K265];&quot;X&quot;;[.G266:.K266];&quot;X&quot;;[.G267:.K267];&quot;X&quot;;[.G268:.K268];&quot;X&quot;;[.G264:.G268];&quot;X&quot;;[.H264:.H268];&quot;X&quot;;[.I264:.I268];&quot;X&quot;;[.J264:.J268];&quot;X&quot;;[.K264:.K268];&quot;X&quot;;[.G268];[.H267];[.I266];[.J265];[.K264];&quot;X&quot;;[.G264];[.H265];[.I266];[.J267];[.K268])));0;1);&quot;&quot;)">
            <text:p/>
          </table:table-cell>
          <table:table-cell table:formula="of:=IF([.G269]=&quot;&quot;;SUM([.G264:.K268])*INDEX([.A$6:.CV$6];1;[.M$8])*[.O264];&quot;&quot;)">
            <text:p/>
          </table:table-cell>
          <table:table-cell table:number-columns-repeated="4"/>
          <table:table-cell table:formula="of:=IF([.O264]&lt;&gt;&quot;&quot;;ABS([.O264]-1);[.O264])">
            <text:p/>
          </table:table-cell>
          <table:table-cell table:formula="of:=IF([.G269]=&quot;&quot;;(SUM([.G264:.K268])-INDEX([.A$2:.CV$2];1;[.M$8]+1))*INDEX([.A$2:.CV$2];1;[.M$8]+1)*[.U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A265]&lt;&gt;&quot;&quot;;IF(ISERROR(HLOOKUP([.A265];[.$A$6:.$CV$6];1;0));[.A265];&quot;-&quot;);&quot;&quot;)" office:value-type="string" office:string-value="-" calcext:value-type="string">
            <text:p>-</text:p>
          </table:table-cell>
          <table:table-cell table:formula="of:=IF([.B265]&lt;&gt;&quot;&quot;;IF(ISERROR(HLOOKUP([.B265];[.$A$6:.$CV$6];1;0));[.B265];&quot;-&quot;);&quot;&quot;)" office:value-type="string" office:string-value="-" calcext:value-type="string">
            <text:p>-</text:p>
          </table:table-cell>
          <table:table-cell table:formula="of:=IF([.C265]&lt;&gt;&quot;&quot;;IF(ISERROR(HLOOKUP([.C265];[.$A$6:.$CV$6];1;0));[.C265];&quot;-&quot;);&quot;&quot;)" office:value-type="float" office:value="48" calcext:value-type="float">
            <text:p>48</text:p>
          </table:table-cell>
          <table:table-cell table:formula="of:=IF([.D265]&lt;&gt;&quot;&quot;;IF(ISERROR(HLOOKUP([.D265];[.$A$6:.$CV$6];1;0));[.D265];&quot;-&quot;);&quot;&quot;)" office:value-type="string" office:string-value="-" calcext:value-type="string">
            <text:p>-</text:p>
          </table:table-cell>
          <table:table-cell table:formula="of:=IF([.E265]&lt;&gt;&quot;&quot;;IF(ISERROR(HLOOKUP([.E265];[.$A$6:.$CV$6];1;0));[.E265];&quot;-&quot;);&quot;&quot;)" office:value-type="float" office:value="13" calcext:value-type="float">
            <text:p>13</text:p>
          </table:table-cell>
          <table:table-cell table:number-columns-repeated="3"/>
          <table:table-cell table:formula="of:=IF([.G270]=&quot;&quot;;IF(ISERROR(FIND(&quot;-----&quot;;COM.MICROSOFT.CONCAT([.G265:.K265];&quot;X&quot;;[.G266:.K266];&quot;X&quot;;[.G267:.K267];&quot;X&quot;;[.G268:.K268];&quot;X&quot;;[.G269:.K269];&quot;X&quot;;[.G265:.G269];&quot;X&quot;;[.H265:.H269];&quot;X&quot;;[.I265:.I269];&quot;X&quot;;[.J265:.J269];&quot;X&quot;;[.K265:.K269];&quot;X&quot;;[.G269];[.H268];[.I267];[.J266];[.K265];&quot;X&quot;;[.G265];[.H266];[.I267];[.J268];[.K269])));0;1);&quot;&quot;)">
            <text:p/>
          </table:table-cell>
          <table:table-cell table:formula="of:=IF([.G270]=&quot;&quot;;SUM([.G265:.K269])*INDEX([.A$6:.CV$6];1;[.M$8])*[.O265];&quot;&quot;)">
            <text:p/>
          </table:table-cell>
          <table:table-cell table:number-columns-repeated="4"/>
          <table:table-cell table:formula="of:=IF([.O265]&lt;&gt;&quot;&quot;;ABS([.O265]-1);[.O265])">
            <text:p/>
          </table:table-cell>
          <table:table-cell table:formula="of:=IF([.G270]=&quot;&quot;;(SUM([.G265:.K269])-INDEX([.A$2:.CV$2];1;[.M$8]+1))*INDEX([.A$2:.CV$2];1;[.M$8]+1)*[.U26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66]&lt;&gt;&quot;&quot;;IF(ISERROR(HLOOKUP([.A266];[.$A$6:.$CV$6];1;0));[.A266];&quot;-&quot;);&quot;&quot;)">
            <text:p/>
          </table:table-cell>
          <table:table-cell table:formula="of:=IF([.B266]&lt;&gt;&quot;&quot;;IF(ISERROR(HLOOKUP([.B266];[.$A$6:.$CV$6];1;0));[.B266];&quot;-&quot;);&quot;&quot;)">
            <text:p/>
          </table:table-cell>
          <table:table-cell table:formula="of:=IF([.C266]&lt;&gt;&quot;&quot;;IF(ISERROR(HLOOKUP([.C266];[.$A$6:.$CV$6];1;0));[.C266];&quot;-&quot;);&quot;&quot;)">
            <text:p/>
          </table:table-cell>
          <table:table-cell table:formula="of:=IF([.D266]&lt;&gt;&quot;&quot;;IF(ISERROR(HLOOKUP([.D266];[.$A$6:.$CV$6];1;0));[.D266];&quot;-&quot;);&quot;&quot;)">
            <text:p/>
          </table:table-cell>
          <table:table-cell table:formula="of:=IF([.E266]&lt;&gt;&quot;&quot;;IF(ISERROR(HLOOKUP([.E266];[.$A$6:.$CV$6];1;0));[.E266];&quot;-&quot;);&quot;&quot;)">
            <text:p/>
          </table:table-cell>
          <table:table-cell table:number-columns-repeated="3"/>
          <table:table-cell table:formula="of:=IF([.G271]=&quot;&quot;;IF(ISERROR(FIND(&quot;-----&quot;;COM.MICROSOFT.CONCAT([.G266:.K266];&quot;X&quot;;[.G267:.K267];&quot;X&quot;;[.G268:.K268];&quot;X&quot;;[.G269:.K269];&quot;X&quot;;[.G270:.K270];&quot;X&quot;;[.G266:.G270];&quot;X&quot;;[.H266:.H270];&quot;X&quot;;[.I266:.I270];&quot;X&quot;;[.J266:.J270];&quot;X&quot;;[.K266:.K270];&quot;X&quot;;[.G270];[.H269];[.I268];[.J267];[.K266];&quot;X&quot;;[.G266];[.H267];[.I268];[.J269];[.K270])));0;1);&quot;&quot;)">
            <text:p/>
          </table:table-cell>
          <table:table-cell table:formula="of:=IF([.G271]=&quot;&quot;;SUM([.G266:.K270])*INDEX([.A$6:.CV$6];1;[.M$8])*[.O266];&quot;&quot;)">
            <text:p/>
          </table:table-cell>
          <table:table-cell table:number-columns-repeated="4"/>
          <table:table-cell table:formula="of:=IF([.O266]&lt;&gt;&quot;&quot;;ABS([.O266]-1);[.O266])">
            <text:p/>
          </table:table-cell>
          <table:table-cell table:formula="of:=IF([.G271]=&quot;&quot;;(SUM([.G266:.K270])-INDEX([.A$2:.CV$2];1;[.M$8]+1))*INDEX([.A$2:.CV$2];1;[.M$8]+1)*[.U2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267]&lt;&gt;&quot;&quot;;IF(ISERROR(HLOOKUP([.A267];[.$A$6:.$CV$6];1;0));[.A267];&quot;-&quot;);&quot;&quot;)" office:value-type="string" office:string-value="-" calcext:value-type="string">
            <text:p>-</text:p>
          </table:table-cell>
          <table:table-cell table:formula="of:=IF([.B267]&lt;&gt;&quot;&quot;;IF(ISERROR(HLOOKUP([.B267];[.$A$6:.$CV$6];1;0));[.B267];&quot;-&quot;);&quot;&quot;)" office:value-type="string" office:string-value="-" calcext:value-type="string">
            <text:p>-</text:p>
          </table:table-cell>
          <table:table-cell table:formula="of:=IF([.C267]&lt;&gt;&quot;&quot;;IF(ISERROR(HLOOKUP([.C267];[.$A$6:.$CV$6];1;0));[.C267];&quot;-&quot;);&quot;&quot;)" office:value-type="string" office:string-value="-" calcext:value-type="string">
            <text:p>-</text:p>
          </table:table-cell>
          <table:table-cell table:formula="of:=IF([.D267]&lt;&gt;&quot;&quot;;IF(ISERROR(HLOOKUP([.D267];[.$A$6:.$CV$6];1;0));[.D267];&quot;-&quot;);&quot;&quot;)" office:value-type="string" office:string-value="-" calcext:value-type="string">
            <text:p>-</text:p>
          </table:table-cell>
          <table:table-cell table:formula="of:=IF([.E267]&lt;&gt;&quot;&quot;;IF(ISERROR(HLOOKUP([.E267];[.$A$6:.$CV$6];1;0));[.E267];&quot;-&quot;);&quot;&quot;)" office:value-type="float" office:value="15" calcext:value-type="float">
            <text:p>15</text:p>
          </table:table-cell>
          <table:table-cell table:number-columns-repeated="3"/>
          <table:table-cell table:formula="of:=IF([.G272]=&quot;&quot;;IF(ISERROR(FIND(&quot;-----&quot;;COM.MICROSOFT.CONCAT([.G267:.K267];&quot;X&quot;;[.G268:.K268];&quot;X&quot;;[.G269:.K269];&quot;X&quot;;[.G270:.K270];&quot;X&quot;;[.G271:.K271];&quot;X&quot;;[.G267:.G271];&quot;X&quot;;[.H267:.H271];&quot;X&quot;;[.I267:.I271];&quot;X&quot;;[.J267:.J271];&quot;X&quot;;[.K267:.K271];&quot;X&quot;;[.G271];[.H270];[.I269];[.J268];[.K267];&quot;X&quot;;[.G267];[.H268];[.I269];[.J270];[.K271])));0;1);&quot;&quot;)" office:value-type="float" office:value="1" calcext:value-type="float">
            <text:p>1</text:p>
          </table:table-cell>
          <table:table-cell table:formula="of:=IF([.G272]=&quot;&quot;;SUM([.G267:.K271])*INDEX([.A$6:.CV$6];1;[.M$8])*[.O267];&quot;&quot;)" office:value-type="float" office:value="13254" calcext:value-type="float">
            <text:p>13254</text:p>
          </table:table-cell>
          <table:table-cell table:number-columns-repeated="4"/>
          <table:table-cell table:formula="of:=IF([.O267]&lt;&gt;&quot;&quot;;ABS([.O267]-1);[.O267])" office:value-type="float" office:value="0" calcext:value-type="float">
            <text:p>0</text:p>
          </table:table-cell>
          <table:table-cell table:formula="of:=IF([.G272]=&quot;&quot;;(SUM([.G267:.K271])-INDEX([.A$2:.CV$2];1;[.M$8]+1))*INDEX([.A$2:.CV$2];1;[.M$8]+1)*[.U26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268]&lt;&gt;&quot;&quot;;IF(ISERROR(HLOOKUP([.A268];[.$A$6:.$CV$6];1;0));[.A268];&quot;-&quot;);&quot;&quot;)" office:value-type="string" office:string-value="-" calcext:value-type="string">
            <text:p>-</text:p>
          </table:table-cell>
          <table:table-cell table:formula="of:=IF([.B268]&lt;&gt;&quot;&quot;;IF(ISERROR(HLOOKUP([.B268];[.$A$6:.$CV$6];1;0));[.B268];&quot;-&quot;);&quot;&quot;)" office:value-type="string" office:string-value="-" calcext:value-type="string">
            <text:p>-</text:p>
          </table:table-cell>
          <table:table-cell table:formula="of:=IF([.C268]&lt;&gt;&quot;&quot;;IF(ISERROR(HLOOKUP([.C268];[.$A$6:.$CV$6];1;0));[.C268];&quot;-&quot;);&quot;&quot;)" office:value-type="string" office:string-value="-" calcext:value-type="string">
            <text:p>-</text:p>
          </table:table-cell>
          <table:table-cell table:formula="of:=IF([.D268]&lt;&gt;&quot;&quot;;IF(ISERROR(HLOOKUP([.D268];[.$A$6:.$CV$6];1;0));[.D268];&quot;-&quot;);&quot;&quot;)" office:value-type="string" office:string-value="-" calcext:value-type="string">
            <text:p>-</text:p>
          </table:table-cell>
          <table:table-cell table:formula="of:=IF([.E268]&lt;&gt;&quot;&quot;;IF(ISERROR(HLOOKUP([.E268];[.$A$6:.$CV$6];1;0));[.E26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73]=&quot;&quot;;IF(ISERROR(FIND(&quot;-----&quot;;COM.MICROSOFT.CONCAT([.G268:.K268];&quot;X&quot;;[.G269:.K269];&quot;X&quot;;[.G270:.K270];&quot;X&quot;;[.G271:.K271];&quot;X&quot;;[.G272:.K272];&quot;X&quot;;[.G268:.G272];&quot;X&quot;;[.H268:.H272];&quot;X&quot;;[.I268:.I272];&quot;X&quot;;[.J268:.J272];&quot;X&quot;;[.K268:.K272];&quot;X&quot;;[.G272];[.H271];[.I270];[.J269];[.K268];&quot;X&quot;;[.G268];[.H269];[.I270];[.J271];[.K272])));0;1);&quot;&quot;)">
            <text:p/>
          </table:table-cell>
          <table:table-cell table:formula="of:=IF([.G273]=&quot;&quot;;SUM([.G268:.K272])*INDEX([.A$6:.CV$6];1;[.M$8])*[.O268];&quot;&quot;)">
            <text:p/>
          </table:table-cell>
          <table:table-cell table:number-columns-repeated="4"/>
          <table:table-cell table:formula="of:=IF([.O268]&lt;&gt;&quot;&quot;;ABS([.O268]-1);[.O268])">
            <text:p/>
          </table:table-cell>
          <table:table-cell table:formula="of:=IF([.G273]=&quot;&quot;;(SUM([.G268:.K272])-INDEX([.A$2:.CV$2];1;[.M$8]+1))*INDEX([.A$2:.CV$2];1;[.M$8]+1)*[.U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[.A269]&lt;&gt;&quot;&quot;;IF(ISERROR(HLOOKUP([.A269];[.$A$6:.$CV$6];1;0));[.A269];&quot;-&quot;);&quot;&quot;)" office:value-type="float" office:value="25" calcext:value-type="float">
            <text:p>25</text:p>
          </table:table-cell>
          <table:table-cell table:formula="of:=IF([.B269]&lt;&gt;&quot;&quot;;IF(ISERROR(HLOOKUP([.B269];[.$A$6:.$CV$6];1;0));[.B269];&quot;-&quot;);&quot;&quot;)" office:value-type="string" office:string-value="-" calcext:value-type="string">
            <text:p>-</text:p>
          </table:table-cell>
          <table:table-cell table:formula="of:=IF([.C269]&lt;&gt;&quot;&quot;;IF(ISERROR(HLOOKUP([.C269];[.$A$6:.$CV$6];1;0));[.C269];&quot;-&quot;);&quot;&quot;)" office:value-type="string" office:string-value="-" calcext:value-type="string">
            <text:p>-</text:p>
          </table:table-cell>
          <table:table-cell table:formula="of:=IF([.D269]&lt;&gt;&quot;&quot;;IF(ISERROR(HLOOKUP([.D269];[.$A$6:.$CV$6];1;0));[.D269];&quot;-&quot;);&quot;&quot;)" office:value-type="float" office:value="5" calcext:value-type="float">
            <text:p>5</text:p>
          </table:table-cell>
          <table:table-cell table:formula="of:=IF([.E269]&lt;&gt;&quot;&quot;;IF(ISERROR(HLOOKUP([.E269];[.$A$6:.$CV$6];1;0));[.E26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74]=&quot;&quot;;IF(ISERROR(FIND(&quot;-----&quot;;COM.MICROSOFT.CONCAT([.G269:.K269];&quot;X&quot;;[.G270:.K270];&quot;X&quot;;[.G271:.K271];&quot;X&quot;;[.G272:.K272];&quot;X&quot;;[.G273:.K273];&quot;X&quot;;[.G269:.G273];&quot;X&quot;;[.H269:.H273];&quot;X&quot;;[.I269:.I273];&quot;X&quot;;[.J269:.J273];&quot;X&quot;;[.K269:.K273];&quot;X&quot;;[.G273];[.H272];[.I271];[.J270];[.K269];&quot;X&quot;;[.G269];[.H270];[.I271];[.J272];[.K273])));0;1);&quot;&quot;)">
            <text:p/>
          </table:table-cell>
          <table:table-cell table:formula="of:=IF([.G274]=&quot;&quot;;SUM([.G269:.K273])*INDEX([.A$6:.CV$6];1;[.M$8])*[.O269];&quot;&quot;)">
            <text:p/>
          </table:table-cell>
          <table:table-cell table:number-columns-repeated="4"/>
          <table:table-cell table:formula="of:=IF([.O269]&lt;&gt;&quot;&quot;;ABS([.O269]-1);[.O269])">
            <text:p/>
          </table:table-cell>
          <table:table-cell table:formula="of:=IF([.G274]=&quot;&quot;;(SUM([.G269:.K273])-INDEX([.A$2:.CV$2];1;[.M$8]+1))*INDEX([.A$2:.CV$2];1;[.M$8]+1)*[.U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270]&lt;&gt;&quot;&quot;;IF(ISERROR(HLOOKUP([.A270];[.$A$6:.$CV$6];1;0));[.A270];&quot;-&quot;);&quot;&quot;)" office:value-type="string" office:string-value="-" calcext:value-type="string">
            <text:p>-</text:p>
          </table:table-cell>
          <table:table-cell table:formula="of:=IF([.B270]&lt;&gt;&quot;&quot;;IF(ISERROR(HLOOKUP([.B270];[.$A$6:.$CV$6];1;0));[.B270];&quot;-&quot;);&quot;&quot;)" office:value-type="string" office:string-value="-" calcext:value-type="string">
            <text:p>-</text:p>
          </table:table-cell>
          <table:table-cell table:formula="of:=IF([.C270]&lt;&gt;&quot;&quot;;IF(ISERROR(HLOOKUP([.C270];[.$A$6:.$CV$6];1;0));[.C270];&quot;-&quot;);&quot;&quot;)" office:value-type="string" office:string-value="-" calcext:value-type="string">
            <text:p>-</text:p>
          </table:table-cell>
          <table:table-cell table:formula="of:=IF([.D270]&lt;&gt;&quot;&quot;;IF(ISERROR(HLOOKUP([.D270];[.$A$6:.$CV$6];1;0));[.D270];&quot;-&quot;);&quot;&quot;)" office:value-type="float" office:value="46" calcext:value-type="float">
            <text:p>46</text:p>
          </table:table-cell>
          <table:table-cell table:formula="of:=IF([.E270]&lt;&gt;&quot;&quot;;IF(ISERROR(HLOOKUP([.E270];[.$A$6:.$CV$6];1;0));[.E27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75]=&quot;&quot;;IF(ISERROR(FIND(&quot;-----&quot;;COM.MICROSOFT.CONCAT([.G270:.K270];&quot;X&quot;;[.G271:.K271];&quot;X&quot;;[.G272:.K272];&quot;X&quot;;[.G273:.K273];&quot;X&quot;;[.G274:.K274];&quot;X&quot;;[.G270:.G274];&quot;X&quot;;[.H270:.H274];&quot;X&quot;;[.I270:.I274];&quot;X&quot;;[.J270:.J274];&quot;X&quot;;[.K270:.K274];&quot;X&quot;;[.G274];[.H273];[.I272];[.J271];[.K270];&quot;X&quot;;[.G270];[.H271];[.I272];[.J273];[.K274])));0;1);&quot;&quot;)">
            <text:p/>
          </table:table-cell>
          <table:table-cell table:formula="of:=IF([.G275]=&quot;&quot;;SUM([.G270:.K274])*INDEX([.A$6:.CV$6];1;[.M$8])*[.O270];&quot;&quot;)">
            <text:p/>
          </table:table-cell>
          <table:table-cell table:number-columns-repeated="4"/>
          <table:table-cell table:formula="of:=IF([.O270]&lt;&gt;&quot;&quot;;ABS([.O270]-1);[.O270])">
            <text:p/>
          </table:table-cell>
          <table:table-cell table:formula="of:=IF([.G275]=&quot;&quot;;(SUM([.G270:.K274])-INDEX([.A$2:.CV$2];1;[.M$8]+1))*INDEX([.A$2:.CV$2];1;[.M$8]+1)*[.U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A271]&lt;&gt;&quot;&quot;;IF(ISERROR(HLOOKUP([.A271];[.$A$6:.$CV$6];1;0));[.A271];&quot;-&quot;);&quot;&quot;)" office:value-type="string" office:string-value="-" calcext:value-type="string">
            <text:p>-</text:p>
          </table:table-cell>
          <table:table-cell table:formula="of:=IF([.B271]&lt;&gt;&quot;&quot;;IF(ISERROR(HLOOKUP([.B271];[.$A$6:.$CV$6];1;0));[.B271];&quot;-&quot;);&quot;&quot;)" office:value-type="float" office:value="3" calcext:value-type="float">
            <text:p>3</text:p>
          </table:table-cell>
          <table:table-cell table:formula="of:=IF([.C271]&lt;&gt;&quot;&quot;;IF(ISERROR(HLOOKUP([.C271];[.$A$6:.$CV$6];1;0));[.C271];&quot;-&quot;);&quot;&quot;)" office:value-type="string" office:string-value="-" calcext:value-type="string">
            <text:p>-</text:p>
          </table:table-cell>
          <table:table-cell table:formula="of:=IF([.D271]&lt;&gt;&quot;&quot;;IF(ISERROR(HLOOKUP([.D271];[.$A$6:.$CV$6];1;0));[.D271];&quot;-&quot;);&quot;&quot;)" office:value-type="float" office:value="47" calcext:value-type="float">
            <text:p>47</text:p>
          </table:table-cell>
          <table:table-cell table:formula="of:=IF([.E271]&lt;&gt;&quot;&quot;;IF(ISERROR(HLOOKUP([.E271];[.$A$6:.$CV$6];1;0));[.E27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76]=&quot;&quot;;IF(ISERROR(FIND(&quot;-----&quot;;COM.MICROSOFT.CONCAT([.G271:.K271];&quot;X&quot;;[.G272:.K272];&quot;X&quot;;[.G273:.K273];&quot;X&quot;;[.G274:.K274];&quot;X&quot;;[.G275:.K275];&quot;X&quot;;[.G271:.G275];&quot;X&quot;;[.H271:.H275];&quot;X&quot;;[.I271:.I275];&quot;X&quot;;[.J271:.J275];&quot;X&quot;;[.K271:.K275];&quot;X&quot;;[.G275];[.H274];[.I273];[.J272];[.K271];&quot;X&quot;;[.G271];[.H272];[.I273];[.J274];[.K275])));0;1);&quot;&quot;)">
            <text:p/>
          </table:table-cell>
          <table:table-cell table:formula="of:=IF([.G276]=&quot;&quot;;SUM([.G271:.K275])*INDEX([.A$6:.CV$6];1;[.M$8])*[.O271];&quot;&quot;)">
            <text:p/>
          </table:table-cell>
          <table:table-cell table:number-columns-repeated="4"/>
          <table:table-cell table:formula="of:=IF([.O271]&lt;&gt;&quot;&quot;;ABS([.O271]-1);[.O271])">
            <text:p/>
          </table:table-cell>
          <table:table-cell table:formula="of:=IF([.G276]=&quot;&quot;;(SUM([.G271:.K275])-INDEX([.A$2:.CV$2];1;[.M$8]+1))*INDEX([.A$2:.CV$2];1;[.M$8]+1)*[.U27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72]&lt;&gt;&quot;&quot;;IF(ISERROR(HLOOKUP([.A272];[.$A$6:.$CV$6];1;0));[.A272];&quot;-&quot;);&quot;&quot;)">
            <text:p/>
          </table:table-cell>
          <table:table-cell table:formula="of:=IF([.B272]&lt;&gt;&quot;&quot;;IF(ISERROR(HLOOKUP([.B272];[.$A$6:.$CV$6];1;0));[.B272];&quot;-&quot;);&quot;&quot;)">
            <text:p/>
          </table:table-cell>
          <table:table-cell table:formula="of:=IF([.C272]&lt;&gt;&quot;&quot;;IF(ISERROR(HLOOKUP([.C272];[.$A$6:.$CV$6];1;0));[.C272];&quot;-&quot;);&quot;&quot;)">
            <text:p/>
          </table:table-cell>
          <table:table-cell table:formula="of:=IF([.D272]&lt;&gt;&quot;&quot;;IF(ISERROR(HLOOKUP([.D272];[.$A$6:.$CV$6];1;0));[.D272];&quot;-&quot;);&quot;&quot;)">
            <text:p/>
          </table:table-cell>
          <table:table-cell table:formula="of:=IF([.E272]&lt;&gt;&quot;&quot;;IF(ISERROR(HLOOKUP([.E272];[.$A$6:.$CV$6];1;0));[.E272];&quot;-&quot;);&quot;&quot;)">
            <text:p/>
          </table:table-cell>
          <table:table-cell table:number-columns-repeated="3"/>
          <table:table-cell table:formula="of:=IF([.G277]=&quot;&quot;;IF(ISERROR(FIND(&quot;-----&quot;;COM.MICROSOFT.CONCAT([.G272:.K272];&quot;X&quot;;[.G273:.K273];&quot;X&quot;;[.G274:.K274];&quot;X&quot;;[.G275:.K275];&quot;X&quot;;[.G276:.K276];&quot;X&quot;;[.G272:.G276];&quot;X&quot;;[.H272:.H276];&quot;X&quot;;[.I272:.I276];&quot;X&quot;;[.J272:.J276];&quot;X&quot;;[.K272:.K276];&quot;X&quot;;[.G276];[.H275];[.I274];[.J273];[.K272];&quot;X&quot;;[.G272];[.H273];[.I274];[.J275];[.K276])));0;1);&quot;&quot;)">
            <text:p/>
          </table:table-cell>
          <table:table-cell table:formula="of:=IF([.G277]=&quot;&quot;;SUM([.G272:.K276])*INDEX([.A$6:.CV$6];1;[.M$8])*[.O272];&quot;&quot;)">
            <text:p/>
          </table:table-cell>
          <table:table-cell table:number-columns-repeated="4"/>
          <table:table-cell table:formula="of:=IF([.O272]&lt;&gt;&quot;&quot;;ABS([.O272]-1);[.O272])">
            <text:p/>
          </table:table-cell>
          <table:table-cell table:formula="of:=IF([.G277]=&quot;&quot;;(SUM([.G272:.K276])-INDEX([.A$2:.CV$2];1;[.M$8]+1))*INDEX([.A$2:.CV$2];1;[.M$8]+1)*[.U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A273]&lt;&gt;&quot;&quot;;IF(ISERROR(HLOOKUP([.A273];[.$A$6:.$CV$6];1;0));[.A273];&quot;-&quot;);&quot;&quot;)" office:value-type="string" office:string-value="-" calcext:value-type="string">
            <text:p>-</text:p>
          </table:table-cell>
          <table:table-cell table:formula="of:=IF([.B273]&lt;&gt;&quot;&quot;;IF(ISERROR(HLOOKUP([.B273];[.$A$6:.$CV$6];1;0));[.B273];&quot;-&quot;);&quot;&quot;)" office:value-type="float" office:value="89" calcext:value-type="float">
            <text:p>89</text:p>
          </table:table-cell>
          <table:table-cell table:formula="of:=IF([.C273]&lt;&gt;&quot;&quot;;IF(ISERROR(HLOOKUP([.C273];[.$A$6:.$CV$6];1;0));[.C273];&quot;-&quot;);&quot;&quot;)" office:value-type="string" office:string-value="-" calcext:value-type="string">
            <text:p>-</text:p>
          </table:table-cell>
          <table:table-cell table:formula="of:=IF([.D273]&lt;&gt;&quot;&quot;;IF(ISERROR(HLOOKUP([.D273];[.$A$6:.$CV$6];1;0));[.D273];&quot;-&quot;);&quot;&quot;)" office:value-type="string" office:string-value="-" calcext:value-type="string">
            <text:p>-</text:p>
          </table:table-cell>
          <table:table-cell table:formula="of:=IF([.E273]&lt;&gt;&quot;&quot;;IF(ISERROR(HLOOKUP([.E273];[.$A$6:.$CV$6];1;0));[.E27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78]=&quot;&quot;;IF(ISERROR(FIND(&quot;-----&quot;;COM.MICROSOFT.CONCAT([.G273:.K273];&quot;X&quot;;[.G274:.K274];&quot;X&quot;;[.G275:.K275];&quot;X&quot;;[.G276:.K276];&quot;X&quot;;[.G277:.K277];&quot;X&quot;;[.G273:.G277];&quot;X&quot;;[.H273:.H277];&quot;X&quot;;[.I273:.I277];&quot;X&quot;;[.J273:.J277];&quot;X&quot;;[.K273:.K277];&quot;X&quot;;[.G277];[.H276];[.I275];[.J274];[.K273];&quot;X&quot;;[.G273];[.H274];[.I275];[.J276];[.K277])));0;1);&quot;&quot;)" office:value-type="float" office:value="1" calcext:value-type="float">
            <text:p>1</text:p>
          </table:table-cell>
          <table:table-cell table:formula="of:=IF([.G278]=&quot;&quot;;SUM([.G273:.K277])*INDEX([.A$6:.CV$6];1;[.M$8])*[.O273];&quot;&quot;)" office:value-type="float" office:value="25380" calcext:value-type="float">
            <text:p>25380</text:p>
          </table:table-cell>
          <table:table-cell table:number-columns-repeated="4"/>
          <table:table-cell table:formula="of:=IF([.O273]&lt;&gt;&quot;&quot;;ABS([.O273]-1);[.O273])" office:value-type="float" office:value="0" calcext:value-type="float">
            <text:p>0</text:p>
          </table:table-cell>
          <table:table-cell table:formula="of:=IF([.G278]=&quot;&quot;;(SUM([.G273:.K277])-INDEX([.A$2:.CV$2];1;[.M$8]+1))*INDEX([.A$2:.CV$2];1;[.M$8]+1)*[.U27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274]&lt;&gt;&quot;&quot;;IF(ISERROR(HLOOKUP([.A274];[.$A$6:.$CV$6];1;0));[.A274];&quot;-&quot;);&quot;&quot;)" office:value-type="string" office:string-value="-" calcext:value-type="string">
            <text:p>-</text:p>
          </table:table-cell>
          <table:table-cell table:formula="of:=IF([.B274]&lt;&gt;&quot;&quot;;IF(ISERROR(HLOOKUP([.B274];[.$A$6:.$CV$6];1;0));[.B274];&quot;-&quot;);&quot;&quot;)" office:value-type="float" office:value="83" calcext:value-type="float">
            <text:p>83</text:p>
          </table:table-cell>
          <table:table-cell table:formula="of:=IF([.C274]&lt;&gt;&quot;&quot;;IF(ISERROR(HLOOKUP([.C274];[.$A$6:.$CV$6];1;0));[.C274];&quot;-&quot;);&quot;&quot;)" office:value-type="float" office:value="76" calcext:value-type="float">
            <text:p>76</text:p>
          </table:table-cell>
          <table:table-cell table:formula="of:=IF([.D274]&lt;&gt;&quot;&quot;;IF(ISERROR(HLOOKUP([.D274];[.$A$6:.$CV$6];1;0));[.D274];&quot;-&quot;);&quot;&quot;)" office:value-type="string" office:string-value="-" calcext:value-type="string">
            <text:p>-</text:p>
          </table:table-cell>
          <table:table-cell table:formula="of:=IF([.E274]&lt;&gt;&quot;&quot;;IF(ISERROR(HLOOKUP([.E274];[.$A$6:.$CV$6];1;0));[.E27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79]=&quot;&quot;;IF(ISERROR(FIND(&quot;-----&quot;;COM.MICROSOFT.CONCAT([.G274:.K274];&quot;X&quot;;[.G275:.K275];&quot;X&quot;;[.G276:.K276];&quot;X&quot;;[.G277:.K277];&quot;X&quot;;[.G278:.K278];&quot;X&quot;;[.G274:.G278];&quot;X&quot;;[.H274:.H278];&quot;X&quot;;[.I274:.I278];&quot;X&quot;;[.J274:.J278];&quot;X&quot;;[.K274:.K278];&quot;X&quot;;[.G278];[.H277];[.I276];[.J275];[.K274];&quot;X&quot;;[.G274];[.H275];[.I276];[.J277];[.K278])));0;1);&quot;&quot;)">
            <text:p/>
          </table:table-cell>
          <table:table-cell table:formula="of:=IF([.G279]=&quot;&quot;;SUM([.G274:.K278])*INDEX([.A$6:.CV$6];1;[.M$8])*[.O274];&quot;&quot;)">
            <text:p/>
          </table:table-cell>
          <table:table-cell table:number-columns-repeated="4"/>
          <table:table-cell table:formula="of:=IF([.O274]&lt;&gt;&quot;&quot;;ABS([.O274]-1);[.O274])">
            <text:p/>
          </table:table-cell>
          <table:table-cell table:formula="of:=IF([.G279]=&quot;&quot;;(SUM([.G274:.K278])-INDEX([.A$2:.CV$2];1;[.M$8]+1))*INDEX([.A$2:.CV$2];1;[.M$8]+1)*[.U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75]&lt;&gt;&quot;&quot;;IF(ISERROR(HLOOKUP([.A275];[.$A$6:.$CV$6];1;0));[.A275];&quot;-&quot;);&quot;&quot;)" office:value-type="string" office:string-value="-" calcext:value-type="string">
            <text:p>-</text:p>
          </table:table-cell>
          <table:table-cell table:formula="of:=IF([.B275]&lt;&gt;&quot;&quot;;IF(ISERROR(HLOOKUP([.B275];[.$A$6:.$CV$6];1;0));[.B275];&quot;-&quot;);&quot;&quot;)" office:value-type="string" office:string-value="-" calcext:value-type="string">
            <text:p>-</text:p>
          </table:table-cell>
          <table:table-cell table:formula="of:=IF([.C275]&lt;&gt;&quot;&quot;;IF(ISERROR(HLOOKUP([.C275];[.$A$6:.$CV$6];1;0));[.C275];&quot;-&quot;);&quot;&quot;)" office:value-type="string" office:string-value="-" calcext:value-type="string">
            <text:p>-</text:p>
          </table:table-cell>
          <table:table-cell table:formula="of:=IF([.D275]&lt;&gt;&quot;&quot;;IF(ISERROR(HLOOKUP([.D275];[.$A$6:.$CV$6];1;0));[.D275];&quot;-&quot;);&quot;&quot;)" office:value-type="string" office:string-value="-" calcext:value-type="string">
            <text:p>-</text:p>
          </table:table-cell>
          <table:table-cell table:formula="of:=IF([.E275]&lt;&gt;&quot;&quot;;IF(ISERROR(HLOOKUP([.E275];[.$A$6:.$CV$6];1;0));[.E27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0]=&quot;&quot;;IF(ISERROR(FIND(&quot;-----&quot;;COM.MICROSOFT.CONCAT([.G275:.K275];&quot;X&quot;;[.G276:.K276];&quot;X&quot;;[.G277:.K277];&quot;X&quot;;[.G278:.K278];&quot;X&quot;;[.G279:.K279];&quot;X&quot;;[.G275:.G279];&quot;X&quot;;[.H275:.H279];&quot;X&quot;;[.I275:.I279];&quot;X&quot;;[.J275:.J279];&quot;X&quot;;[.K275:.K279];&quot;X&quot;;[.G279];[.H278];[.I277];[.J276];[.K275];&quot;X&quot;;[.G275];[.H276];[.I277];[.J278];[.K279])));0;1);&quot;&quot;)">
            <text:p/>
          </table:table-cell>
          <table:table-cell table:formula="of:=IF([.G280]=&quot;&quot;;SUM([.G275:.K279])*INDEX([.A$6:.CV$6];1;[.M$8])*[.O275];&quot;&quot;)">
            <text:p/>
          </table:table-cell>
          <table:table-cell table:number-columns-repeated="4"/>
          <table:table-cell table:formula="of:=IF([.O275]&lt;&gt;&quot;&quot;;ABS([.O275]-1);[.O275])">
            <text:p/>
          </table:table-cell>
          <table:table-cell table:formula="of:=IF([.G280]=&quot;&quot;;(SUM([.G275:.K279])-INDEX([.A$2:.CV$2];1;[.M$8]+1))*INDEX([.A$2:.CV$2];1;[.M$8]+1)*[.U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IF([.A276]&lt;&gt;&quot;&quot;;IF(ISERROR(HLOOKUP([.A276];[.$A$6:.$CV$6];1;0));[.A276];&quot;-&quot;);&quot;&quot;)" office:value-type="string" office:string-value="-" calcext:value-type="string">
            <text:p>-</text:p>
          </table:table-cell>
          <table:table-cell table:formula="of:=IF([.B276]&lt;&gt;&quot;&quot;;IF(ISERROR(HLOOKUP([.B276];[.$A$6:.$CV$6];1;0));[.B276];&quot;-&quot;);&quot;&quot;)" office:value-type="string" office:string-value="-" calcext:value-type="string">
            <text:p>-</text:p>
          </table:table-cell>
          <table:table-cell table:formula="of:=IF([.C276]&lt;&gt;&quot;&quot;;IF(ISERROR(HLOOKUP([.C276];[.$A$6:.$CV$6];1;0));[.C276];&quot;-&quot;);&quot;&quot;)" office:value-type="float" office:value="17" calcext:value-type="float">
            <text:p>17</text:p>
          </table:table-cell>
          <table:table-cell table:formula="of:=IF([.D276]&lt;&gt;&quot;&quot;;IF(ISERROR(HLOOKUP([.D276];[.$A$6:.$CV$6];1;0));[.D276];&quot;-&quot;);&quot;&quot;)" office:value-type="string" office:string-value="-" calcext:value-type="string">
            <text:p>-</text:p>
          </table:table-cell>
          <table:table-cell table:formula="of:=IF([.E276]&lt;&gt;&quot;&quot;;IF(ISERROR(HLOOKUP([.E276];[.$A$6:.$CV$6];1;0));[.E27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1]=&quot;&quot;;IF(ISERROR(FIND(&quot;-----&quot;;COM.MICROSOFT.CONCAT([.G276:.K276];&quot;X&quot;;[.G277:.K277];&quot;X&quot;;[.G278:.K278];&quot;X&quot;;[.G279:.K279];&quot;X&quot;;[.G280:.K280];&quot;X&quot;;[.G276:.G280];&quot;X&quot;;[.H276:.H280];&quot;X&quot;;[.I276:.I280];&quot;X&quot;;[.J276:.J280];&quot;X&quot;;[.K276:.K280];&quot;X&quot;;[.G280];[.H279];[.I278];[.J277];[.K276];&quot;X&quot;;[.G276];[.H277];[.I278];[.J279];[.K280])));0;1);&quot;&quot;)">
            <text:p/>
          </table:table-cell>
          <table:table-cell table:formula="of:=IF([.G281]=&quot;&quot;;SUM([.G276:.K280])*INDEX([.A$6:.CV$6];1;[.M$8])*[.O276];&quot;&quot;)">
            <text:p/>
          </table:table-cell>
          <table:table-cell table:number-columns-repeated="4"/>
          <table:table-cell table:formula="of:=IF([.O276]&lt;&gt;&quot;&quot;;ABS([.O276]-1);[.O276])">
            <text:p/>
          </table:table-cell>
          <table:table-cell table:formula="of:=IF([.G281]=&quot;&quot;;(SUM([.G276:.K280])-INDEX([.A$2:.CV$2];1;[.M$8]+1))*INDEX([.A$2:.CV$2];1;[.M$8]+1)*[.U2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77]&lt;&gt;&quot;&quot;;IF(ISERROR(HLOOKUP([.A277];[.$A$6:.$CV$6];1;0));[.A277];&quot;-&quot;);&quot;&quot;)" office:value-type="string" office:string-value="-" calcext:value-type="string">
            <text:p>-</text:p>
          </table:table-cell>
          <table:table-cell table:formula="of:=IF([.B277]&lt;&gt;&quot;&quot;;IF(ISERROR(HLOOKUP([.B277];[.$A$6:.$CV$6];1;0));[.B277];&quot;-&quot;);&quot;&quot;)" office:value-type="string" office:string-value="-" calcext:value-type="string">
            <text:p>-</text:p>
          </table:table-cell>
          <table:table-cell table:formula="of:=IF([.C277]&lt;&gt;&quot;&quot;;IF(ISERROR(HLOOKUP([.C277];[.$A$6:.$CV$6];1;0));[.C277];&quot;-&quot;);&quot;&quot;)" office:value-type="string" office:string-value="-" calcext:value-type="string">
            <text:p>-</text:p>
          </table:table-cell>
          <table:table-cell table:formula="of:=IF([.D277]&lt;&gt;&quot;&quot;;IF(ISERROR(HLOOKUP([.D277];[.$A$6:.$CV$6];1;0));[.D277];&quot;-&quot;);&quot;&quot;)" office:value-type="string" office:string-value="-" calcext:value-type="string">
            <text:p>-</text:p>
          </table:table-cell>
          <table:table-cell table:formula="of:=IF([.E277]&lt;&gt;&quot;&quot;;IF(ISERROR(HLOOKUP([.E277];[.$A$6:.$CV$6];1;0));[.E277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282]=&quot;&quot;;IF(ISERROR(FIND(&quot;-----&quot;;COM.MICROSOFT.CONCAT([.G277:.K277];&quot;X&quot;;[.G278:.K278];&quot;X&quot;;[.G279:.K279];&quot;X&quot;;[.G280:.K280];&quot;X&quot;;[.G281:.K281];&quot;X&quot;;[.G277:.G281];&quot;X&quot;;[.H277:.H281];&quot;X&quot;;[.I277:.I281];&quot;X&quot;;[.J277:.J281];&quot;X&quot;;[.K277:.K281];&quot;X&quot;;[.G281];[.H280];[.I279];[.J278];[.K277];&quot;X&quot;;[.G277];[.H278];[.I279];[.J280];[.K281])));0;1);&quot;&quot;)">
            <text:p/>
          </table:table-cell>
          <table:table-cell table:formula="of:=IF([.G282]=&quot;&quot;;SUM([.G277:.K281])*INDEX([.A$6:.CV$6];1;[.M$8])*[.O277];&quot;&quot;)">
            <text:p/>
          </table:table-cell>
          <table:table-cell table:number-columns-repeated="4"/>
          <table:table-cell table:formula="of:=IF([.O277]&lt;&gt;&quot;&quot;;ABS([.O277]-1);[.O277])">
            <text:p/>
          </table:table-cell>
          <table:table-cell table:formula="of:=IF([.G282]=&quot;&quot;;(SUM([.G277:.K281])-INDEX([.A$2:.CV$2];1;[.M$8]+1))*INDEX([.A$2:.CV$2];1;[.M$8]+1)*[.U27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78]&lt;&gt;&quot;&quot;;IF(ISERROR(HLOOKUP([.A278];[.$A$6:.$CV$6];1;0));[.A278];&quot;-&quot;);&quot;&quot;)">
            <text:p/>
          </table:table-cell>
          <table:table-cell table:formula="of:=IF([.B278]&lt;&gt;&quot;&quot;;IF(ISERROR(HLOOKUP([.B278];[.$A$6:.$CV$6];1;0));[.B278];&quot;-&quot;);&quot;&quot;)">
            <text:p/>
          </table:table-cell>
          <table:table-cell table:formula="of:=IF([.C278]&lt;&gt;&quot;&quot;;IF(ISERROR(HLOOKUP([.C278];[.$A$6:.$CV$6];1;0));[.C278];&quot;-&quot;);&quot;&quot;)">
            <text:p/>
          </table:table-cell>
          <table:table-cell table:formula="of:=IF([.D278]&lt;&gt;&quot;&quot;;IF(ISERROR(HLOOKUP([.D278];[.$A$6:.$CV$6];1;0));[.D278];&quot;-&quot;);&quot;&quot;)">
            <text:p/>
          </table:table-cell>
          <table:table-cell table:formula="of:=IF([.E278]&lt;&gt;&quot;&quot;;IF(ISERROR(HLOOKUP([.E278];[.$A$6:.$CV$6];1;0));[.E278];&quot;-&quot;);&quot;&quot;)">
            <text:p/>
          </table:table-cell>
          <table:table-cell table:number-columns-repeated="3"/>
          <table:table-cell table:formula="of:=IF([.G283]=&quot;&quot;;IF(ISERROR(FIND(&quot;-----&quot;;COM.MICROSOFT.CONCAT([.G278:.K278];&quot;X&quot;;[.G279:.K279];&quot;X&quot;;[.G280:.K280];&quot;X&quot;;[.G281:.K281];&quot;X&quot;;[.G282:.K282];&quot;X&quot;;[.G278:.G282];&quot;X&quot;;[.H278:.H282];&quot;X&quot;;[.I278:.I282];&quot;X&quot;;[.J278:.J282];&quot;X&quot;;[.K278:.K282];&quot;X&quot;;[.G282];[.H281];[.I280];[.J279];[.K278];&quot;X&quot;;[.G278];[.H279];[.I280];[.J281];[.K282])));0;1);&quot;&quot;)">
            <text:p/>
          </table:table-cell>
          <table:table-cell table:formula="of:=IF([.G283]=&quot;&quot;;SUM([.G278:.K282])*INDEX([.A$6:.CV$6];1;[.M$8])*[.O278];&quot;&quot;)">
            <text:p/>
          </table:table-cell>
          <table:table-cell table:number-columns-repeated="4"/>
          <table:table-cell table:formula="of:=IF([.O278]&lt;&gt;&quot;&quot;;ABS([.O278]-1);[.O278])">
            <text:p/>
          </table:table-cell>
          <table:table-cell table:formula="of:=IF([.G283]=&quot;&quot;;(SUM([.G278:.K282])-INDEX([.A$2:.CV$2];1;[.M$8]+1))*INDEX([.A$2:.CV$2];1;[.M$8]+1)*[.U2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A279]&lt;&gt;&quot;&quot;;IF(ISERROR(HLOOKUP([.A279];[.$A$6:.$CV$6];1;0));[.A279];&quot;-&quot;);&quot;&quot;)" office:value-type="string" office:string-value="-" calcext:value-type="string">
            <text:p>-</text:p>
          </table:table-cell>
          <table:table-cell table:formula="of:=IF([.B279]&lt;&gt;&quot;&quot;;IF(ISERROR(HLOOKUP([.B279];[.$A$6:.$CV$6];1;0));[.B279];&quot;-&quot;);&quot;&quot;)" office:value-type="string" office:string-value="-" calcext:value-type="string">
            <text:p>-</text:p>
          </table:table-cell>
          <table:table-cell table:formula="of:=IF([.C279]&lt;&gt;&quot;&quot;;IF(ISERROR(HLOOKUP([.C279];[.$A$6:.$CV$6];1;0));[.C279];&quot;-&quot;);&quot;&quot;)" office:value-type="string" office:string-value="-" calcext:value-type="string">
            <text:p>-</text:p>
          </table:table-cell>
          <table:table-cell table:formula="of:=IF([.D279]&lt;&gt;&quot;&quot;;IF(ISERROR(HLOOKUP([.D279];[.$A$6:.$CV$6];1;0));[.D279];&quot;-&quot;);&quot;&quot;)" office:value-type="string" office:string-value="-" calcext:value-type="string">
            <text:p>-</text:p>
          </table:table-cell>
          <table:table-cell table:formula="of:=IF([.E279]&lt;&gt;&quot;&quot;;IF(ISERROR(HLOOKUP([.E279];[.$A$6:.$CV$6];1;0));[.E27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4]=&quot;&quot;;IF(ISERROR(FIND(&quot;-----&quot;;COM.MICROSOFT.CONCAT([.G279:.K279];&quot;X&quot;;[.G280:.K280];&quot;X&quot;;[.G281:.K281];&quot;X&quot;;[.G282:.K282];&quot;X&quot;;[.G283:.K283];&quot;X&quot;;[.G279:.G283];&quot;X&quot;;[.H279:.H283];&quot;X&quot;;[.I279:.I283];&quot;X&quot;;[.J279:.J283];&quot;X&quot;;[.K279:.K283];&quot;X&quot;;[.G283];[.H282];[.I281];[.J280];[.K279];&quot;X&quot;;[.G279];[.H280];[.I281];[.J282];[.K283])));0;1);&quot;&quot;)" office:value-type="float" office:value="1" calcext:value-type="float">
            <text:p>1</text:p>
          </table:table-cell>
          <table:table-cell table:formula="of:=IF([.G284]=&quot;&quot;;SUM([.G279:.K283])*INDEX([.A$6:.CV$6];1;[.M$8])*[.O279];&quot;&quot;)" office:value-type="float" office:value="18894" calcext:value-type="float">
            <text:p>18894</text:p>
          </table:table-cell>
          <table:table-cell table:number-columns-repeated="4"/>
          <table:table-cell table:formula="of:=IF([.O279]&lt;&gt;&quot;&quot;;ABS([.O279]-1);[.O279])" office:value-type="float" office:value="0" calcext:value-type="float">
            <text:p>0</text:p>
          </table:table-cell>
          <table:table-cell table:formula="of:=IF([.G284]=&quot;&quot;;(SUM([.G279:.K283])-INDEX([.A$2:.CV$2];1;[.M$8]+1))*INDEX([.A$2:.CV$2];1;[.M$8]+1)*[.U27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280]&lt;&gt;&quot;&quot;;IF(ISERROR(HLOOKUP([.A280];[.$A$6:.$CV$6];1;0));[.A280];&quot;-&quot;);&quot;&quot;)" office:value-type="float" office:value="83" calcext:value-type="float">
            <text:p>83</text:p>
          </table:table-cell>
          <table:table-cell table:formula="of:=IF([.B280]&lt;&gt;&quot;&quot;;IF(ISERROR(HLOOKUP([.B280];[.$A$6:.$CV$6];1;0));[.B280];&quot;-&quot;);&quot;&quot;)" office:value-type="string" office:string-value="-" calcext:value-type="string">
            <text:p>-</text:p>
          </table:table-cell>
          <table:table-cell table:formula="of:=IF([.C280]&lt;&gt;&quot;&quot;;IF(ISERROR(HLOOKUP([.C280];[.$A$6:.$CV$6];1;0));[.C280];&quot;-&quot;);&quot;&quot;)" office:value-type="float" office:value="15" calcext:value-type="float">
            <text:p>15</text:p>
          </table:table-cell>
          <table:table-cell table:formula="of:=IF([.D280]&lt;&gt;&quot;&quot;;IF(ISERROR(HLOOKUP([.D280];[.$A$6:.$CV$6];1;0));[.D280];&quot;-&quot;);&quot;&quot;)" office:value-type="string" office:string-value="-" calcext:value-type="string">
            <text:p>-</text:p>
          </table:table-cell>
          <table:table-cell table:formula="of:=IF([.E280]&lt;&gt;&quot;&quot;;IF(ISERROR(HLOOKUP([.E280];[.$A$6:.$CV$6];1;0));[.E28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5]=&quot;&quot;;IF(ISERROR(FIND(&quot;-----&quot;;COM.MICROSOFT.CONCAT([.G280:.K280];&quot;X&quot;;[.G281:.K281];&quot;X&quot;;[.G282:.K282];&quot;X&quot;;[.G283:.K283];&quot;X&quot;;[.G284:.K284];&quot;X&quot;;[.G280:.G284];&quot;X&quot;;[.H280:.H284];&quot;X&quot;;[.I280:.I284];&quot;X&quot;;[.J280:.J284];&quot;X&quot;;[.K280:.K284];&quot;X&quot;;[.G284];[.H283];[.I282];[.J281];[.K280];&quot;X&quot;;[.G280];[.H281];[.I282];[.J283];[.K284])));0;1);&quot;&quot;)">
            <text:p/>
          </table:table-cell>
          <table:table-cell table:formula="of:=IF([.G285]=&quot;&quot;;SUM([.G280:.K284])*INDEX([.A$6:.CV$6];1;[.M$8])*[.O280];&quot;&quot;)">
            <text:p/>
          </table:table-cell>
          <table:table-cell table:number-columns-repeated="4"/>
          <table:table-cell table:formula="of:=IF([.O280]&lt;&gt;&quot;&quot;;ABS([.O280]-1);[.O280])">
            <text:p/>
          </table:table-cell>
          <table:table-cell table:formula="of:=IF([.G285]=&quot;&quot;;(SUM([.G280:.K284])-INDEX([.A$2:.CV$2];1;[.M$8]+1))*INDEX([.A$2:.CV$2];1;[.M$8]+1)*[.U2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281]&lt;&gt;&quot;&quot;;IF(ISERROR(HLOOKUP([.A281];[.$A$6:.$CV$6];1;0));[.A281];&quot;-&quot;);&quot;&quot;)" office:value-type="string" office:string-value="-" calcext:value-type="string">
            <text:p>-</text:p>
          </table:table-cell>
          <table:table-cell table:formula="of:=IF([.B281]&lt;&gt;&quot;&quot;;IF(ISERROR(HLOOKUP([.B281];[.$A$6:.$CV$6];1;0));[.B281];&quot;-&quot;);&quot;&quot;)" office:value-type="string" office:string-value="-" calcext:value-type="string">
            <text:p>-</text:p>
          </table:table-cell>
          <table:table-cell table:formula="of:=IF([.C281]&lt;&gt;&quot;&quot;;IF(ISERROR(HLOOKUP([.C281];[.$A$6:.$CV$6];1;0));[.C281];&quot;-&quot;);&quot;&quot;)" office:value-type="string" office:string-value="-" calcext:value-type="string">
            <text:p>-</text:p>
          </table:table-cell>
          <table:table-cell table:formula="of:=IF([.D281]&lt;&gt;&quot;&quot;;IF(ISERROR(HLOOKUP([.D281];[.$A$6:.$CV$6];1;0));[.D281];&quot;-&quot;);&quot;&quot;)" office:value-type="string" office:string-value="-" calcext:value-type="string">
            <text:p>-</text:p>
          </table:table-cell>
          <table:table-cell table:formula="of:=IF([.E281]&lt;&gt;&quot;&quot;;IF(ISERROR(HLOOKUP([.E281];[.$A$6:.$CV$6];1;0));[.E28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6]=&quot;&quot;;IF(ISERROR(FIND(&quot;-----&quot;;COM.MICROSOFT.CONCAT([.G281:.K281];&quot;X&quot;;[.G282:.K282];&quot;X&quot;;[.G283:.K283];&quot;X&quot;;[.G284:.K284];&quot;X&quot;;[.G285:.K285];&quot;X&quot;;[.G281:.G285];&quot;X&quot;;[.H281:.H285];&quot;X&quot;;[.I281:.I285];&quot;X&quot;;[.J281:.J285];&quot;X&quot;;[.K281:.K285];&quot;X&quot;;[.G285];[.H284];[.I283];[.J282];[.K281];&quot;X&quot;;[.G281];[.H282];[.I283];[.J284];[.K285])));0;1);&quot;&quot;)">
            <text:p/>
          </table:table-cell>
          <table:table-cell table:formula="of:=IF([.G286]=&quot;&quot;;SUM([.G281:.K285])*INDEX([.A$6:.CV$6];1;[.M$8])*[.O281];&quot;&quot;)">
            <text:p/>
          </table:table-cell>
          <table:table-cell table:number-columns-repeated="4"/>
          <table:table-cell table:formula="of:=IF([.O281]&lt;&gt;&quot;&quot;;ABS([.O281]-1);[.O281])">
            <text:p/>
          </table:table-cell>
          <table:table-cell table:formula="of:=IF([.G286]=&quot;&quot;;(SUM([.G281:.K285])-INDEX([.A$2:.CV$2];1;[.M$8]+1))*INDEX([.A$2:.CV$2];1;[.M$8]+1)*[.U2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282]&lt;&gt;&quot;&quot;;IF(ISERROR(HLOOKUP([.A282];[.$A$6:.$CV$6];1;0));[.A282];&quot;-&quot;);&quot;&quot;)" office:value-type="string" office:string-value="-" calcext:value-type="string">
            <text:p>-</text:p>
          </table:table-cell>
          <table:table-cell table:formula="of:=IF([.B282]&lt;&gt;&quot;&quot;;IF(ISERROR(HLOOKUP([.B282];[.$A$6:.$CV$6];1;0));[.B282];&quot;-&quot;);&quot;&quot;)" office:value-type="string" office:string-value="-" calcext:value-type="string">
            <text:p>-</text:p>
          </table:table-cell>
          <table:table-cell table:formula="of:=IF([.C282]&lt;&gt;&quot;&quot;;IF(ISERROR(HLOOKUP([.C282];[.$A$6:.$CV$6];1;0));[.C282];&quot;-&quot;);&quot;&quot;)" office:value-type="string" office:string-value="-" calcext:value-type="string">
            <text:p>-</text:p>
          </table:table-cell>
          <table:table-cell table:formula="of:=IF([.D282]&lt;&gt;&quot;&quot;;IF(ISERROR(HLOOKUP([.D282];[.$A$6:.$CV$6];1;0));[.D282];&quot;-&quot;);&quot;&quot;)" office:value-type="string" office:string-value="-" calcext:value-type="string">
            <text:p>-</text:p>
          </table:table-cell>
          <table:table-cell table:formula="of:=IF([.E282]&lt;&gt;&quot;&quot;;IF(ISERROR(HLOOKUP([.E282];[.$A$6:.$CV$6];1;0));[.E28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7]=&quot;&quot;;IF(ISERROR(FIND(&quot;-----&quot;;COM.MICROSOFT.CONCAT([.G282:.K282];&quot;X&quot;;[.G283:.K283];&quot;X&quot;;[.G284:.K284];&quot;X&quot;;[.G285:.K285];&quot;X&quot;;[.G286:.K286];&quot;X&quot;;[.G282:.G286];&quot;X&quot;;[.H282:.H286];&quot;X&quot;;[.I282:.I286];&quot;X&quot;;[.J282:.J286];&quot;X&quot;;[.K282:.K286];&quot;X&quot;;[.G286];[.H285];[.I284];[.J283];[.K282];&quot;X&quot;;[.G282];[.H283];[.I284];[.J285];[.K286])));0;1);&quot;&quot;)">
            <text:p/>
          </table:table-cell>
          <table:table-cell table:formula="of:=IF([.G287]=&quot;&quot;;SUM([.G282:.K286])*INDEX([.A$6:.CV$6];1;[.M$8])*[.O282];&quot;&quot;)">
            <text:p/>
          </table:table-cell>
          <table:table-cell table:number-columns-repeated="4"/>
          <table:table-cell table:formula="of:=IF([.O282]&lt;&gt;&quot;&quot;;ABS([.O282]-1);[.O282])">
            <text:p/>
          </table:table-cell>
          <table:table-cell table:formula="of:=IF([.G287]=&quot;&quot;;(SUM([.G282:.K286])-INDEX([.A$2:.CV$2];1;[.M$8]+1))*INDEX([.A$2:.CV$2];1;[.M$8]+1)*[.U2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283]&lt;&gt;&quot;&quot;;IF(ISERROR(HLOOKUP([.A283];[.$A$6:.$CV$6];1;0));[.A283];&quot;-&quot;);&quot;&quot;)" office:value-type="string" office:string-value="-" calcext:value-type="string">
            <text:p>-</text:p>
          </table:table-cell>
          <table:table-cell table:formula="of:=IF([.B283]&lt;&gt;&quot;&quot;;IF(ISERROR(HLOOKUP([.B283];[.$A$6:.$CV$6];1;0));[.B283];&quot;-&quot;);&quot;&quot;)" office:value-type="float" office:value="5" calcext:value-type="float">
            <text:p>5</text:p>
          </table:table-cell>
          <table:table-cell table:formula="of:=IF([.C283]&lt;&gt;&quot;&quot;;IF(ISERROR(HLOOKUP([.C283];[.$A$6:.$CV$6];1;0));[.C283];&quot;-&quot;);&quot;&quot;)" office:value-type="float" office:value="46" calcext:value-type="float">
            <text:p>46</text:p>
          </table:table-cell>
          <table:table-cell table:formula="of:=IF([.D283]&lt;&gt;&quot;&quot;;IF(ISERROR(HLOOKUP([.D283];[.$A$6:.$CV$6];1;0));[.D283];&quot;-&quot;);&quot;&quot;)" office:value-type="float" office:value="52" calcext:value-type="float">
            <text:p>52</text:p>
          </table:table-cell>
          <table:table-cell table:formula="of:=IF([.E283]&lt;&gt;&quot;&quot;;IF(ISERROR(HLOOKUP([.E283];[.$A$6:.$CV$6];1;0));[.E28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88]=&quot;&quot;;IF(ISERROR(FIND(&quot;-----&quot;;COM.MICROSOFT.CONCAT([.G283:.K283];&quot;X&quot;;[.G284:.K284];&quot;X&quot;;[.G285:.K285];&quot;X&quot;;[.G286:.K286];&quot;X&quot;;[.G287:.K287];&quot;X&quot;;[.G283:.G287];&quot;X&quot;;[.H283:.H287];&quot;X&quot;;[.I283:.I287];&quot;X&quot;;[.J283:.J287];&quot;X&quot;;[.K283:.K287];&quot;X&quot;;[.G287];[.H286];[.I285];[.J284];[.K283];&quot;X&quot;;[.G283];[.H284];[.I285];[.J286];[.K287])));0;1);&quot;&quot;)">
            <text:p/>
          </table:table-cell>
          <table:table-cell table:formula="of:=IF([.G288]=&quot;&quot;;SUM([.G283:.K287])*INDEX([.A$6:.CV$6];1;[.M$8])*[.O283];&quot;&quot;)">
            <text:p/>
          </table:table-cell>
          <table:table-cell table:number-columns-repeated="4"/>
          <table:table-cell table:formula="of:=IF([.O283]&lt;&gt;&quot;&quot;;ABS([.O283]-1);[.O283])">
            <text:p/>
          </table:table-cell>
          <table:table-cell table:formula="of:=IF([.G288]=&quot;&quot;;(SUM([.G283:.K287])-INDEX([.A$2:.CV$2];1;[.M$8]+1))*INDEX([.A$2:.CV$2];1;[.M$8]+1)*[.U28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84]&lt;&gt;&quot;&quot;;IF(ISERROR(HLOOKUP([.A284];[.$A$6:.$CV$6];1;0));[.A284];&quot;-&quot;);&quot;&quot;)">
            <text:p/>
          </table:table-cell>
          <table:table-cell table:formula="of:=IF([.B284]&lt;&gt;&quot;&quot;;IF(ISERROR(HLOOKUP([.B284];[.$A$6:.$CV$6];1;0));[.B284];&quot;-&quot;);&quot;&quot;)">
            <text:p/>
          </table:table-cell>
          <table:table-cell table:formula="of:=IF([.C284]&lt;&gt;&quot;&quot;;IF(ISERROR(HLOOKUP([.C284];[.$A$6:.$CV$6];1;0));[.C284];&quot;-&quot;);&quot;&quot;)">
            <text:p/>
          </table:table-cell>
          <table:table-cell table:formula="of:=IF([.D284]&lt;&gt;&quot;&quot;;IF(ISERROR(HLOOKUP([.D284];[.$A$6:.$CV$6];1;0));[.D284];&quot;-&quot;);&quot;&quot;)">
            <text:p/>
          </table:table-cell>
          <table:table-cell table:formula="of:=IF([.E284]&lt;&gt;&quot;&quot;;IF(ISERROR(HLOOKUP([.E284];[.$A$6:.$CV$6];1;0));[.E284];&quot;-&quot;);&quot;&quot;)">
            <text:p/>
          </table:table-cell>
          <table:table-cell table:number-columns-repeated="3"/>
          <table:table-cell table:formula="of:=IF([.G289]=&quot;&quot;;IF(ISERROR(FIND(&quot;-----&quot;;COM.MICROSOFT.CONCAT([.G284:.K284];&quot;X&quot;;[.G285:.K285];&quot;X&quot;;[.G286:.K286];&quot;X&quot;;[.G287:.K287];&quot;X&quot;;[.G288:.K288];&quot;X&quot;;[.G284:.G288];&quot;X&quot;;[.H284:.H288];&quot;X&quot;;[.I284:.I288];&quot;X&quot;;[.J284:.J288];&quot;X&quot;;[.K284:.K288];&quot;X&quot;;[.G288];[.H287];[.I286];[.J285];[.K284];&quot;X&quot;;[.G284];[.H285];[.I286];[.J287];[.K288])));0;1);&quot;&quot;)">
            <text:p/>
          </table:table-cell>
          <table:table-cell table:formula="of:=IF([.G289]=&quot;&quot;;SUM([.G284:.K288])*INDEX([.A$6:.CV$6];1;[.M$8])*[.O284];&quot;&quot;)">
            <text:p/>
          </table:table-cell>
          <table:table-cell table:number-columns-repeated="4"/>
          <table:table-cell table:formula="of:=IF([.O284]&lt;&gt;&quot;&quot;;ABS([.O284]-1);[.O284])">
            <text:p/>
          </table:table-cell>
          <table:table-cell table:formula="of:=IF([.G289]=&quot;&quot;;(SUM([.G284:.K288])-INDEX([.A$2:.CV$2];1;[.M$8]+1))*INDEX([.A$2:.CV$2];1;[.M$8]+1)*[.U2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[.A285]&lt;&gt;&quot;&quot;;IF(ISERROR(HLOOKUP([.A285];[.$A$6:.$CV$6];1;0));[.A285];&quot;-&quot;);&quot;&quot;)" office:value-type="string" office:string-value="-" calcext:value-type="string">
            <text:p>-</text:p>
          </table:table-cell>
          <table:table-cell table:formula="of:=IF([.B285]&lt;&gt;&quot;&quot;;IF(ISERROR(HLOOKUP([.B285];[.$A$6:.$CV$6];1;0));[.B285];&quot;-&quot;);&quot;&quot;)" office:value-type="string" office:string-value="-" calcext:value-type="string">
            <text:p>-</text:p>
          </table:table-cell>
          <table:table-cell table:formula="of:=IF([.C285]&lt;&gt;&quot;&quot;;IF(ISERROR(HLOOKUP([.C285];[.$A$6:.$CV$6];1;0));[.C285];&quot;-&quot;);&quot;&quot;)" office:value-type="string" office:string-value="-" calcext:value-type="string">
            <text:p>-</text:p>
          </table:table-cell>
          <table:table-cell table:formula="of:=IF([.D285]&lt;&gt;&quot;&quot;;IF(ISERROR(HLOOKUP([.D285];[.$A$6:.$CV$6];1;0));[.D285];&quot;-&quot;);&quot;&quot;)" office:value-type="float" office:value="3" calcext:value-type="float">
            <text:p>3</text:p>
          </table:table-cell>
          <table:table-cell table:formula="of:=IF([.E285]&lt;&gt;&quot;&quot;;IF(ISERROR(HLOOKUP([.E285];[.$A$6:.$CV$6];1;0));[.E28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0]=&quot;&quot;;IF(ISERROR(FIND(&quot;-----&quot;;COM.MICROSOFT.CONCAT([.G285:.K285];&quot;X&quot;;[.G286:.K286];&quot;X&quot;;[.G287:.K287];&quot;X&quot;;[.G288:.K288];&quot;X&quot;;[.G289:.K289];&quot;X&quot;;[.G285:.G289];&quot;X&quot;;[.H285:.H289];&quot;X&quot;;[.I285:.I289];&quot;X&quot;;[.J285:.J289];&quot;X&quot;;[.K285:.K289];&quot;X&quot;;[.G289];[.H288];[.I287];[.J286];[.K285];&quot;X&quot;;[.G285];[.H286];[.I287];[.J288];[.K289])));0;1);&quot;&quot;)" office:value-type="float" office:value="1" calcext:value-type="float">
            <text:p>1</text:p>
          </table:table-cell>
          <table:table-cell table:formula="of:=IF([.G290]=&quot;&quot;;SUM([.G285:.K289])*INDEX([.A$6:.CV$6];1;[.M$8])*[.O285];&quot;&quot;)" office:value-type="float" office:value="16168" calcext:value-type="float">
            <text:p>16168</text:p>
          </table:table-cell>
          <table:table-cell table:number-columns-repeated="4"/>
          <table:table-cell table:formula="of:=IF([.O285]&lt;&gt;&quot;&quot;;ABS([.O285]-1);[.O285])" office:value-type="float" office:value="0" calcext:value-type="float">
            <text:p>0</text:p>
          </table:table-cell>
          <table:table-cell table:formula="of:=IF([.G290]=&quot;&quot;;(SUM([.G285:.K289])-INDEX([.A$2:.CV$2];1;[.M$8]+1))*INDEX([.A$2:.CV$2];1;[.M$8]+1)*[.U28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286]&lt;&gt;&quot;&quot;;IF(ISERROR(HLOOKUP([.A286];[.$A$6:.$CV$6];1;0));[.A286];&quot;-&quot;);&quot;&quot;)" office:value-type="string" office:string-value="-" calcext:value-type="string">
            <text:p>-</text:p>
          </table:table-cell>
          <table:table-cell table:formula="of:=IF([.B286]&lt;&gt;&quot;&quot;;IF(ISERROR(HLOOKUP([.B286];[.$A$6:.$CV$6];1;0));[.B286];&quot;-&quot;);&quot;&quot;)" office:value-type="string" office:string-value="-" calcext:value-type="string">
            <text:p>-</text:p>
          </table:table-cell>
          <table:table-cell table:formula="of:=IF([.C286]&lt;&gt;&quot;&quot;;IF(ISERROR(HLOOKUP([.C286];[.$A$6:.$CV$6];1;0));[.C286];&quot;-&quot;);&quot;&quot;)" office:value-type="string" office:string-value="-" calcext:value-type="string">
            <text:p>-</text:p>
          </table:table-cell>
          <table:table-cell table:formula="of:=IF([.D286]&lt;&gt;&quot;&quot;;IF(ISERROR(HLOOKUP([.D286];[.$A$6:.$CV$6];1;0));[.D286];&quot;-&quot;);&quot;&quot;)" office:value-type="string" office:string-value="-" calcext:value-type="string">
            <text:p>-</text:p>
          </table:table-cell>
          <table:table-cell table:formula="of:=IF([.E286]&lt;&gt;&quot;&quot;;IF(ISERROR(HLOOKUP([.E286];[.$A$6:.$CV$6];1;0));[.E286];&quot;-&quot;);&quot;&quot;)" office:value-type="float" office:value="15" calcext:value-type="float">
            <text:p>15</text:p>
          </table:table-cell>
          <table:table-cell table:number-columns-repeated="3"/>
          <table:table-cell table:formula="of:=IF([.G291]=&quot;&quot;;IF(ISERROR(FIND(&quot;-----&quot;;COM.MICROSOFT.CONCAT([.G286:.K286];&quot;X&quot;;[.G287:.K287];&quot;X&quot;;[.G288:.K288];&quot;X&quot;;[.G289:.K289];&quot;X&quot;;[.G290:.K290];&quot;X&quot;;[.G286:.G290];&quot;X&quot;;[.H286:.H290];&quot;X&quot;;[.I286:.I290];&quot;X&quot;;[.J286:.J290];&quot;X&quot;;[.K286:.K290];&quot;X&quot;;[.G290];[.H289];[.I288];[.J287];[.K286];&quot;X&quot;;[.G286];[.H287];[.I288];[.J289];[.K290])));0;1);&quot;&quot;)">
            <text:p/>
          </table:table-cell>
          <table:table-cell table:formula="of:=IF([.G291]=&quot;&quot;;SUM([.G286:.K290])*INDEX([.A$6:.CV$6];1;[.M$8])*[.O286];&quot;&quot;)">
            <text:p/>
          </table:table-cell>
          <table:table-cell table:number-columns-repeated="4"/>
          <table:table-cell table:formula="of:=IF([.O286]&lt;&gt;&quot;&quot;;ABS([.O286]-1);[.O286])">
            <text:p/>
          </table:table-cell>
          <table:table-cell table:formula="of:=IF([.G291]=&quot;&quot;;(SUM([.G286:.K290])-INDEX([.A$2:.CV$2];1;[.M$8]+1))*INDEX([.A$2:.CV$2];1;[.M$8]+1)*[.U2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287]&lt;&gt;&quot;&quot;;IF(ISERROR(HLOOKUP([.A287];[.$A$6:.$CV$6];1;0));[.A287];&quot;-&quot;);&quot;&quot;)" office:value-type="string" office:string-value="-" calcext:value-type="string">
            <text:p>-</text:p>
          </table:table-cell>
          <table:table-cell table:formula="of:=IF([.B287]&lt;&gt;&quot;&quot;;IF(ISERROR(HLOOKUP([.B287];[.$A$6:.$CV$6];1;0));[.B287];&quot;-&quot;);&quot;&quot;)" office:value-type="float" office:value="89" calcext:value-type="float">
            <text:p>89</text:p>
          </table:table-cell>
          <table:table-cell table:formula="of:=IF([.C287]&lt;&gt;&quot;&quot;;IF(ISERROR(HLOOKUP([.C287];[.$A$6:.$CV$6];1;0));[.C287];&quot;-&quot;);&quot;&quot;)" office:value-type="string" office:string-value="-" calcext:value-type="string">
            <text:p>-</text:p>
          </table:table-cell>
          <table:table-cell table:formula="of:=IF([.D287]&lt;&gt;&quot;&quot;;IF(ISERROR(HLOOKUP([.D287];[.$A$6:.$CV$6];1;0));[.D287];&quot;-&quot;);&quot;&quot;)" office:value-type="string" office:string-value="-" calcext:value-type="string">
            <text:p>-</text:p>
          </table:table-cell>
          <table:table-cell table:formula="of:=IF([.E287]&lt;&gt;&quot;&quot;;IF(ISERROR(HLOOKUP([.E287];[.$A$6:.$CV$6];1;0));[.E28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2]=&quot;&quot;;IF(ISERROR(FIND(&quot;-----&quot;;COM.MICROSOFT.CONCAT([.G287:.K287];&quot;X&quot;;[.G288:.K288];&quot;X&quot;;[.G289:.K289];&quot;X&quot;;[.G290:.K290];&quot;X&quot;;[.G291:.K291];&quot;X&quot;;[.G287:.G291];&quot;X&quot;;[.H287:.H291];&quot;X&quot;;[.I287:.I291];&quot;X&quot;;[.J287:.J291];&quot;X&quot;;[.K287:.K291];&quot;X&quot;;[.G291];[.H290];[.I289];[.J288];[.K287];&quot;X&quot;;[.G287];[.H288];[.I289];[.J290];[.K291])));0;1);&quot;&quot;)">
            <text:p/>
          </table:table-cell>
          <table:table-cell table:formula="of:=IF([.G292]=&quot;&quot;;SUM([.G287:.K291])*INDEX([.A$6:.CV$6];1;[.M$8])*[.O287];&quot;&quot;)">
            <text:p/>
          </table:table-cell>
          <table:table-cell table:number-columns-repeated="4"/>
          <table:table-cell table:formula="of:=IF([.O287]&lt;&gt;&quot;&quot;;ABS([.O287]-1);[.O287])">
            <text:p/>
          </table:table-cell>
          <table:table-cell table:formula="of:=IF([.G292]=&quot;&quot;;(SUM([.G287:.K291])-INDEX([.A$2:.CV$2];1;[.M$8]+1))*INDEX([.A$2:.CV$2];1;[.M$8]+1)*[.U2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A288]&lt;&gt;&quot;&quot;;IF(ISERROR(HLOOKUP([.A288];[.$A$6:.$CV$6];1;0));[.A288];&quot;-&quot;);&quot;&quot;)" office:value-type="float" office:value="13" calcext:value-type="float">
            <text:p>13</text:p>
          </table:table-cell>
          <table:table-cell table:formula="of:=IF([.B288]&lt;&gt;&quot;&quot;;IF(ISERROR(HLOOKUP([.B288];[.$A$6:.$CV$6];1;0));[.B288];&quot;-&quot;);&quot;&quot;)" office:value-type="string" office:string-value="-" calcext:value-type="string">
            <text:p>-</text:p>
          </table:table-cell>
          <table:table-cell table:formula="of:=IF([.C288]&lt;&gt;&quot;&quot;;IF(ISERROR(HLOOKUP([.C288];[.$A$6:.$CV$6];1;0));[.C288];&quot;-&quot;);&quot;&quot;)" office:value-type="string" office:string-value="-" calcext:value-type="string">
            <text:p>-</text:p>
          </table:table-cell>
          <table:table-cell table:formula="of:=IF([.D288]&lt;&gt;&quot;&quot;;IF(ISERROR(HLOOKUP([.D288];[.$A$6:.$CV$6];1;0));[.D288];&quot;-&quot;);&quot;&quot;)" office:value-type="string" office:string-value="-" calcext:value-type="string">
            <text:p>-</text:p>
          </table:table-cell>
          <table:table-cell table:formula="of:=IF([.E288]&lt;&gt;&quot;&quot;;IF(ISERROR(HLOOKUP([.E288];[.$A$6:.$CV$6];1;0));[.E28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3]=&quot;&quot;;IF(ISERROR(FIND(&quot;-----&quot;;COM.MICROSOFT.CONCAT([.G288:.K288];&quot;X&quot;;[.G289:.K289];&quot;X&quot;;[.G290:.K290];&quot;X&quot;;[.G291:.K291];&quot;X&quot;;[.G292:.K292];&quot;X&quot;;[.G288:.G292];&quot;X&quot;;[.H288:.H292];&quot;X&quot;;[.I288:.I292];&quot;X&quot;;[.J288:.J292];&quot;X&quot;;[.K288:.K292];&quot;X&quot;;[.G292];[.H291];[.I290];[.J289];[.K288];&quot;X&quot;;[.G288];[.H289];[.I290];[.J291];[.K292])));0;1);&quot;&quot;)">
            <text:p/>
          </table:table-cell>
          <table:table-cell table:formula="of:=IF([.G293]=&quot;&quot;;SUM([.G288:.K292])*INDEX([.A$6:.CV$6];1;[.M$8])*[.O288];&quot;&quot;)">
            <text:p/>
          </table:table-cell>
          <table:table-cell table:number-columns-repeated="4"/>
          <table:table-cell table:formula="of:=IF([.O288]&lt;&gt;&quot;&quot;;ABS([.O288]-1);[.O288])">
            <text:p/>
          </table:table-cell>
          <table:table-cell table:formula="of:=IF([.G293]=&quot;&quot;;(SUM([.G288:.K292])-INDEX([.A$2:.CV$2];1;[.M$8]+1))*INDEX([.A$2:.CV$2];1;[.M$8]+1)*[.U2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A289]&lt;&gt;&quot;&quot;;IF(ISERROR(HLOOKUP([.A289];[.$A$6:.$CV$6];1;0));[.A289];&quot;-&quot;);&quot;&quot;)" office:value-type="string" office:string-value="-" calcext:value-type="string">
            <text:p>-</text:p>
          </table:table-cell>
          <table:table-cell table:formula="of:=IF([.B289]&lt;&gt;&quot;&quot;;IF(ISERROR(HLOOKUP([.B289];[.$A$6:.$CV$6];1;0));[.B289];&quot;-&quot;);&quot;&quot;)" office:value-type="string" office:string-value="-" calcext:value-type="string">
            <text:p>-</text:p>
          </table:table-cell>
          <table:table-cell table:formula="of:=IF([.C289]&lt;&gt;&quot;&quot;;IF(ISERROR(HLOOKUP([.C289];[.$A$6:.$CV$6];1;0));[.C289];&quot;-&quot;);&quot;&quot;)" office:value-type="string" office:string-value="-" calcext:value-type="string">
            <text:p>-</text:p>
          </table:table-cell>
          <table:table-cell table:formula="of:=IF([.D289]&lt;&gt;&quot;&quot;;IF(ISERROR(HLOOKUP([.D289];[.$A$6:.$CV$6];1;0));[.D289];&quot;-&quot;);&quot;&quot;)" office:value-type="string" office:string-value="-" calcext:value-type="string">
            <text:p>-</text:p>
          </table:table-cell>
          <table:table-cell table:formula="of:=IF([.E289]&lt;&gt;&quot;&quot;;IF(ISERROR(HLOOKUP([.E289];[.$A$6:.$CV$6];1;0));[.E289];&quot;-&quot;);&quot;&quot;)" office:value-type="float" office:value="52" calcext:value-type="float">
            <text:p>52</text:p>
          </table:table-cell>
          <table:table-cell table:number-columns-repeated="3"/>
          <table:table-cell table:formula="of:=IF([.G294]=&quot;&quot;;IF(ISERROR(FIND(&quot;-----&quot;;COM.MICROSOFT.CONCAT([.G289:.K289];&quot;X&quot;;[.G290:.K290];&quot;X&quot;;[.G291:.K291];&quot;X&quot;;[.G292:.K292];&quot;X&quot;;[.G293:.K293];&quot;X&quot;;[.G289:.G293];&quot;X&quot;;[.H289:.H293];&quot;X&quot;;[.I289:.I293];&quot;X&quot;;[.J289:.J293];&quot;X&quot;;[.K289:.K293];&quot;X&quot;;[.G293];[.H292];[.I291];[.J290];[.K289];&quot;X&quot;;[.G289];[.H290];[.I291];[.J292];[.K293])));0;1);&quot;&quot;)">
            <text:p/>
          </table:table-cell>
          <table:table-cell table:formula="of:=IF([.G294]=&quot;&quot;;SUM([.G289:.K293])*INDEX([.A$6:.CV$6];1;[.M$8])*[.O289];&quot;&quot;)">
            <text:p/>
          </table:table-cell>
          <table:table-cell table:number-columns-repeated="4"/>
          <table:table-cell table:formula="of:=IF([.O289]&lt;&gt;&quot;&quot;;ABS([.O289]-1);[.O289])">
            <text:p/>
          </table:table-cell>
          <table:table-cell table:formula="of:=IF([.G294]=&quot;&quot;;(SUM([.G289:.K293])-INDEX([.A$2:.CV$2];1;[.M$8]+1))*INDEX([.A$2:.CV$2];1;[.M$8]+1)*[.U28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90]&lt;&gt;&quot;&quot;;IF(ISERROR(HLOOKUP([.A290];[.$A$6:.$CV$6];1;0));[.A290];&quot;-&quot;);&quot;&quot;)">
            <text:p/>
          </table:table-cell>
          <table:table-cell table:formula="of:=IF([.B290]&lt;&gt;&quot;&quot;;IF(ISERROR(HLOOKUP([.B290];[.$A$6:.$CV$6];1;0));[.B290];&quot;-&quot;);&quot;&quot;)">
            <text:p/>
          </table:table-cell>
          <table:table-cell table:formula="of:=IF([.C290]&lt;&gt;&quot;&quot;;IF(ISERROR(HLOOKUP([.C290];[.$A$6:.$CV$6];1;0));[.C290];&quot;-&quot;);&quot;&quot;)">
            <text:p/>
          </table:table-cell>
          <table:table-cell table:formula="of:=IF([.D290]&lt;&gt;&quot;&quot;;IF(ISERROR(HLOOKUP([.D290];[.$A$6:.$CV$6];1;0));[.D290];&quot;-&quot;);&quot;&quot;)">
            <text:p/>
          </table:table-cell>
          <table:table-cell table:formula="of:=IF([.E290]&lt;&gt;&quot;&quot;;IF(ISERROR(HLOOKUP([.E290];[.$A$6:.$CV$6];1;0));[.E290];&quot;-&quot;);&quot;&quot;)">
            <text:p/>
          </table:table-cell>
          <table:table-cell table:number-columns-repeated="3"/>
          <table:table-cell table:formula="of:=IF([.G295]=&quot;&quot;;IF(ISERROR(FIND(&quot;-----&quot;;COM.MICROSOFT.CONCAT([.G290:.K290];&quot;X&quot;;[.G291:.K291];&quot;X&quot;;[.G292:.K292];&quot;X&quot;;[.G293:.K293];&quot;X&quot;;[.G294:.K294];&quot;X&quot;;[.G290:.G294];&quot;X&quot;;[.H290:.H294];&quot;X&quot;;[.I290:.I294];&quot;X&quot;;[.J290:.J294];&quot;X&quot;;[.K290:.K294];&quot;X&quot;;[.G294];[.H293];[.I292];[.J291];[.K290];&quot;X&quot;;[.G290];[.H291];[.I292];[.J293];[.K294])));0;1);&quot;&quot;)">
            <text:p/>
          </table:table-cell>
          <table:table-cell table:formula="of:=IF([.G295]=&quot;&quot;;SUM([.G290:.K294])*INDEX([.A$6:.CV$6];1;[.M$8])*[.O290];&quot;&quot;)">
            <text:p/>
          </table:table-cell>
          <table:table-cell table:number-columns-repeated="4"/>
          <table:table-cell table:formula="of:=IF([.O290]&lt;&gt;&quot;&quot;;ABS([.O290]-1);[.O290])">
            <text:p/>
          </table:table-cell>
          <table:table-cell table:formula="of:=IF([.G295]=&quot;&quot;;(SUM([.G290:.K294])-INDEX([.A$2:.CV$2];1;[.M$8]+1))*INDEX([.A$2:.CV$2];1;[.M$8]+1)*[.U2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291]&lt;&gt;&quot;&quot;;IF(ISERROR(HLOOKUP([.A291];[.$A$6:.$CV$6];1;0));[.A291];&quot;-&quot;);&quot;&quot;)" office:value-type="string" office:string-value="-" calcext:value-type="string">
            <text:p>-</text:p>
          </table:table-cell>
          <table:table-cell table:formula="of:=IF([.B291]&lt;&gt;&quot;&quot;;IF(ISERROR(HLOOKUP([.B291];[.$A$6:.$CV$6];1;0));[.B291];&quot;-&quot;);&quot;&quot;)" office:value-type="string" office:string-value="-" calcext:value-type="string">
            <text:p>-</text:p>
          </table:table-cell>
          <table:table-cell table:formula="of:=IF([.C291]&lt;&gt;&quot;&quot;;IF(ISERROR(HLOOKUP([.C291];[.$A$6:.$CV$6];1;0));[.C291];&quot;-&quot;);&quot;&quot;)" office:value-type="float" office:value="38" calcext:value-type="float">
            <text:p>38</text:p>
          </table:table-cell>
          <table:table-cell table:formula="of:=IF([.D291]&lt;&gt;&quot;&quot;;IF(ISERROR(HLOOKUP([.D291];[.$A$6:.$CV$6];1;0));[.D291];&quot;-&quot;);&quot;&quot;)" office:value-type="string" office:string-value="-" calcext:value-type="string">
            <text:p>-</text:p>
          </table:table-cell>
          <table:table-cell table:formula="of:=IF([.E291]&lt;&gt;&quot;&quot;;IF(ISERROR(HLOOKUP([.E291];[.$A$6:.$CV$6];1;0));[.E29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6]=&quot;&quot;;IF(ISERROR(FIND(&quot;-----&quot;;COM.MICROSOFT.CONCAT([.G291:.K291];&quot;X&quot;;[.G292:.K292];&quot;X&quot;;[.G293:.K293];&quot;X&quot;;[.G294:.K294];&quot;X&quot;;[.G295:.K295];&quot;X&quot;;[.G291:.G295];&quot;X&quot;;[.H291:.H295];&quot;X&quot;;[.I291:.I295];&quot;X&quot;;[.J291:.J295];&quot;X&quot;;[.K291:.K295];&quot;X&quot;;[.G295];[.H294];[.I293];[.J292];[.K291];&quot;X&quot;;[.G291];[.H292];[.I293];[.J294];[.K295])));0;1);&quot;&quot;)" office:value-type="float" office:value="1" calcext:value-type="float">
            <text:p>1</text:p>
          </table:table-cell>
          <table:table-cell table:formula="of:=IF([.G296]=&quot;&quot;;SUM([.G291:.K295])*INDEX([.A$6:.CV$6];1;[.M$8])*[.O291];&quot;&quot;)" office:value-type="float" office:value="25380" calcext:value-type="float">
            <text:p>25380</text:p>
          </table:table-cell>
          <table:table-cell table:number-columns-repeated="4"/>
          <table:table-cell table:formula="of:=IF([.O291]&lt;&gt;&quot;&quot;;ABS([.O291]-1);[.O291])" office:value-type="float" office:value="0" calcext:value-type="float">
            <text:p>0</text:p>
          </table:table-cell>
          <table:table-cell table:formula="of:=IF([.G296]=&quot;&quot;;(SUM([.G291:.K295])-INDEX([.A$2:.CV$2];1;[.M$8]+1))*INDEX([.A$2:.CV$2];1;[.M$8]+1)*[.U29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A292]&lt;&gt;&quot;&quot;;IF(ISERROR(HLOOKUP([.A292];[.$A$6:.$CV$6];1;0));[.A292];&quot;-&quot;);&quot;&quot;)" office:value-type="float" office:value="46" calcext:value-type="float">
            <text:p>46</text:p>
          </table:table-cell>
          <table:table-cell table:formula="of:=IF([.B292]&lt;&gt;&quot;&quot;;IF(ISERROR(HLOOKUP([.B292];[.$A$6:.$CV$6];1;0));[.B292];&quot;-&quot;);&quot;&quot;)" office:value-type="string" office:string-value="-" calcext:value-type="string">
            <text:p>-</text:p>
          </table:table-cell>
          <table:table-cell table:formula="of:=IF([.C292]&lt;&gt;&quot;&quot;;IF(ISERROR(HLOOKUP([.C292];[.$A$6:.$CV$6];1;0));[.C292];&quot;-&quot;);&quot;&quot;)" office:value-type="string" office:string-value="-" calcext:value-type="string">
            <text:p>-</text:p>
          </table:table-cell>
          <table:table-cell table:formula="of:=IF([.D292]&lt;&gt;&quot;&quot;;IF(ISERROR(HLOOKUP([.D292];[.$A$6:.$CV$6];1;0));[.D292];&quot;-&quot;);&quot;&quot;)" office:value-type="string" office:string-value="-" calcext:value-type="string">
            <text:p>-</text:p>
          </table:table-cell>
          <table:table-cell table:formula="of:=IF([.E292]&lt;&gt;&quot;&quot;;IF(ISERROR(HLOOKUP([.E292];[.$A$6:.$CV$6];1;0));[.E29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7]=&quot;&quot;;IF(ISERROR(FIND(&quot;-----&quot;;COM.MICROSOFT.CONCAT([.G292:.K292];&quot;X&quot;;[.G293:.K293];&quot;X&quot;;[.G294:.K294];&quot;X&quot;;[.G295:.K295];&quot;X&quot;;[.G296:.K296];&quot;X&quot;;[.G292:.G296];&quot;X&quot;;[.H292:.H296];&quot;X&quot;;[.I292:.I296];&quot;X&quot;;[.J292:.J296];&quot;X&quot;;[.K292:.K296];&quot;X&quot;;[.G296];[.H295];[.I294];[.J293];[.K292];&quot;X&quot;;[.G292];[.H293];[.I294];[.J295];[.K296])));0;1);&quot;&quot;)">
            <text:p/>
          </table:table-cell>
          <table:table-cell table:formula="of:=IF([.G297]=&quot;&quot;;SUM([.G292:.K296])*INDEX([.A$6:.CV$6];1;[.M$8])*[.O292];&quot;&quot;)">
            <text:p/>
          </table:table-cell>
          <table:table-cell table:number-columns-repeated="4"/>
          <table:table-cell table:formula="of:=IF([.O292]&lt;&gt;&quot;&quot;;ABS([.O292]-1);[.O292])">
            <text:p/>
          </table:table-cell>
          <table:table-cell table:formula="of:=IF([.G297]=&quot;&quot;;(SUM([.G292:.K296])-INDEX([.A$2:.CV$2];1;[.M$8]+1))*INDEX([.A$2:.CV$2];1;[.M$8]+1)*[.U2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[.A293]&lt;&gt;&quot;&quot;;IF(ISERROR(HLOOKUP([.A293];[.$A$6:.$CV$6];1;0));[.A293];&quot;-&quot;);&quot;&quot;)" office:value-type="float" office:value="25" calcext:value-type="float">
            <text:p>25</text:p>
          </table:table-cell>
          <table:table-cell table:formula="of:=IF([.B293]&lt;&gt;&quot;&quot;;IF(ISERROR(HLOOKUP([.B293];[.$A$6:.$CV$6];1;0));[.B293];&quot;-&quot;);&quot;&quot;)" office:value-type="string" office:string-value="-" calcext:value-type="string">
            <text:p>-</text:p>
          </table:table-cell>
          <table:table-cell table:formula="of:=IF([.C293]&lt;&gt;&quot;&quot;;IF(ISERROR(HLOOKUP([.C293];[.$A$6:.$CV$6];1;0));[.C293];&quot;-&quot;);&quot;&quot;)" office:value-type="string" office:string-value="-" calcext:value-type="string">
            <text:p>-</text:p>
          </table:table-cell>
          <table:table-cell table:formula="of:=IF([.D293]&lt;&gt;&quot;&quot;;IF(ISERROR(HLOOKUP([.D293];[.$A$6:.$CV$6];1;0));[.D293];&quot;-&quot;);&quot;&quot;)" office:value-type="string" office:string-value="-" calcext:value-type="string">
            <text:p>-</text:p>
          </table:table-cell>
          <table:table-cell table:formula="of:=IF([.E293]&lt;&gt;&quot;&quot;;IF(ISERROR(HLOOKUP([.E293];[.$A$6:.$CV$6];1;0));[.E29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8]=&quot;&quot;;IF(ISERROR(FIND(&quot;-----&quot;;COM.MICROSOFT.CONCAT([.G293:.K293];&quot;X&quot;;[.G294:.K294];&quot;X&quot;;[.G295:.K295];&quot;X&quot;;[.G296:.K296];&quot;X&quot;;[.G297:.K297];&quot;X&quot;;[.G293:.G297];&quot;X&quot;;[.H293:.H297];&quot;X&quot;;[.I293:.I297];&quot;X&quot;;[.J293:.J297];&quot;X&quot;;[.K293:.K297];&quot;X&quot;;[.G297];[.H296];[.I295];[.J294];[.K293];&quot;X&quot;;[.G293];[.H294];[.I295];[.J296];[.K297])));0;1);&quot;&quot;)">
            <text:p/>
          </table:table-cell>
          <table:table-cell table:formula="of:=IF([.G298]=&quot;&quot;;SUM([.G293:.K297])*INDEX([.A$6:.CV$6];1;[.M$8])*[.O293];&quot;&quot;)">
            <text:p/>
          </table:table-cell>
          <table:table-cell table:number-columns-repeated="4"/>
          <table:table-cell table:formula="of:=IF([.O293]&lt;&gt;&quot;&quot;;ABS([.O293]-1);[.O293])">
            <text:p/>
          </table:table-cell>
          <table:table-cell table:formula="of:=IF([.G298]=&quot;&quot;;(SUM([.G293:.K297])-INDEX([.A$2:.CV$2];1;[.M$8]+1))*INDEX([.A$2:.CV$2];1;[.M$8]+1)*[.U2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294]&lt;&gt;&quot;&quot;;IF(ISERROR(HLOOKUP([.A294];[.$A$6:.$CV$6];1;0));[.A294];&quot;-&quot;);&quot;&quot;)" office:value-type="string" office:string-value="-" calcext:value-type="string">
            <text:p>-</text:p>
          </table:table-cell>
          <table:table-cell table:formula="of:=IF([.B294]&lt;&gt;&quot;&quot;;IF(ISERROR(HLOOKUP([.B294];[.$A$6:.$CV$6];1;0));[.B294];&quot;-&quot;);&quot;&quot;)" office:value-type="float" office:value="78" calcext:value-type="float">
            <text:p>78</text:p>
          </table:table-cell>
          <table:table-cell table:formula="of:=IF([.C294]&lt;&gt;&quot;&quot;;IF(ISERROR(HLOOKUP([.C294];[.$A$6:.$CV$6];1;0));[.C294];&quot;-&quot;);&quot;&quot;)" office:value-type="string" office:string-value="-" calcext:value-type="string">
            <text:p>-</text:p>
          </table:table-cell>
          <table:table-cell table:formula="of:=IF([.D294]&lt;&gt;&quot;&quot;;IF(ISERROR(HLOOKUP([.D294];[.$A$6:.$CV$6];1;0));[.D294];&quot;-&quot;);&quot;&quot;)" office:value-type="string" office:string-value="-" calcext:value-type="string">
            <text:p>-</text:p>
          </table:table-cell>
          <table:table-cell table:formula="of:=IF([.E294]&lt;&gt;&quot;&quot;;IF(ISERROR(HLOOKUP([.E294];[.$A$6:.$CV$6];1;0));[.E29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299]=&quot;&quot;;IF(ISERROR(FIND(&quot;-----&quot;;COM.MICROSOFT.CONCAT([.G294:.K294];&quot;X&quot;;[.G295:.K295];&quot;X&quot;;[.G296:.K296];&quot;X&quot;;[.G297:.K297];&quot;X&quot;;[.G298:.K298];&quot;X&quot;;[.G294:.G298];&quot;X&quot;;[.H294:.H298];&quot;X&quot;;[.I294:.I298];&quot;X&quot;;[.J294:.J298];&quot;X&quot;;[.K294:.K298];&quot;X&quot;;[.G298];[.H297];[.I296];[.J295];[.K294];&quot;X&quot;;[.G294];[.H295];[.I296];[.J297];[.K298])));0;1);&quot;&quot;)">
            <text:p/>
          </table:table-cell>
          <table:table-cell table:formula="of:=IF([.G299]=&quot;&quot;;SUM([.G294:.K298])*INDEX([.A$6:.CV$6];1;[.M$8])*[.O294];&quot;&quot;)">
            <text:p/>
          </table:table-cell>
          <table:table-cell table:number-columns-repeated="4"/>
          <table:table-cell table:formula="of:=IF([.O294]&lt;&gt;&quot;&quot;;ABS([.O294]-1);[.O294])">
            <text:p/>
          </table:table-cell>
          <table:table-cell table:formula="of:=IF([.G299]=&quot;&quot;;(SUM([.G294:.K298])-INDEX([.A$2:.CV$2];1;[.M$8]+1))*INDEX([.A$2:.CV$2];1;[.M$8]+1)*[.U2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295]&lt;&gt;&quot;&quot;;IF(ISERROR(HLOOKUP([.A295];[.$A$6:.$CV$6];1;0));[.A295];&quot;-&quot;);&quot;&quot;)" office:value-type="float" office:value="83" calcext:value-type="float">
            <text:p>83</text:p>
          </table:table-cell>
          <table:table-cell table:formula="of:=IF([.B295]&lt;&gt;&quot;&quot;;IF(ISERROR(HLOOKUP([.B295];[.$A$6:.$CV$6];1;0));[.B295];&quot;-&quot;);&quot;&quot;)" office:value-type="string" office:string-value="-" calcext:value-type="string">
            <text:p>-</text:p>
          </table:table-cell>
          <table:table-cell table:formula="of:=IF([.C295]&lt;&gt;&quot;&quot;;IF(ISERROR(HLOOKUP([.C295];[.$A$6:.$CV$6];1;0));[.C295];&quot;-&quot;);&quot;&quot;)" office:value-type="string" office:string-value="-" calcext:value-type="string">
            <text:p>-</text:p>
          </table:table-cell>
          <table:table-cell table:formula="of:=IF([.D295]&lt;&gt;&quot;&quot;;IF(ISERROR(HLOOKUP([.D295];[.$A$6:.$CV$6];1;0));[.D295];&quot;-&quot;);&quot;&quot;)" office:value-type="string" office:string-value="-" calcext:value-type="string">
            <text:p>-</text:p>
          </table:table-cell>
          <table:table-cell table:formula="of:=IF([.E295]&lt;&gt;&quot;&quot;;IF(ISERROR(HLOOKUP([.E295];[.$A$6:.$CV$6];1;0));[.E29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0]=&quot;&quot;;IF(ISERROR(FIND(&quot;-----&quot;;COM.MICROSOFT.CONCAT([.G295:.K295];&quot;X&quot;;[.G296:.K296];&quot;X&quot;;[.G297:.K297];&quot;X&quot;;[.G298:.K298];&quot;X&quot;;[.G299:.K299];&quot;X&quot;;[.G295:.G299];&quot;X&quot;;[.H295:.H299];&quot;X&quot;;[.I295:.I299];&quot;X&quot;;[.J295:.J299];&quot;X&quot;;[.K295:.K299];&quot;X&quot;;[.G299];[.H298];[.I297];[.J296];[.K295];&quot;X&quot;;[.G295];[.H296];[.I297];[.J298];[.K299])));0;1);&quot;&quot;)">
            <text:p/>
          </table:table-cell>
          <table:table-cell table:formula="of:=IF([.G300]=&quot;&quot;;SUM([.G295:.K299])*INDEX([.A$6:.CV$6];1;[.M$8])*[.O295];&quot;&quot;)">
            <text:p/>
          </table:table-cell>
          <table:table-cell table:number-columns-repeated="4"/>
          <table:table-cell table:formula="of:=IF([.O295]&lt;&gt;&quot;&quot;;ABS([.O295]-1);[.O295])">
            <text:p/>
          </table:table-cell>
          <table:table-cell table:formula="of:=IF([.G300]=&quot;&quot;;(SUM([.G295:.K299])-INDEX([.A$2:.CV$2];1;[.M$8]+1))*INDEX([.A$2:.CV$2];1;[.M$8]+1)*[.U29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296]&lt;&gt;&quot;&quot;;IF(ISERROR(HLOOKUP([.A296];[.$A$6:.$CV$6];1;0));[.A296];&quot;-&quot;);&quot;&quot;)">
            <text:p/>
          </table:table-cell>
          <table:table-cell table:formula="of:=IF([.B296]&lt;&gt;&quot;&quot;;IF(ISERROR(HLOOKUP([.B296];[.$A$6:.$CV$6];1;0));[.B296];&quot;-&quot;);&quot;&quot;)">
            <text:p/>
          </table:table-cell>
          <table:table-cell table:formula="of:=IF([.C296]&lt;&gt;&quot;&quot;;IF(ISERROR(HLOOKUP([.C296];[.$A$6:.$CV$6];1;0));[.C296];&quot;-&quot;);&quot;&quot;)">
            <text:p/>
          </table:table-cell>
          <table:table-cell table:formula="of:=IF([.D296]&lt;&gt;&quot;&quot;;IF(ISERROR(HLOOKUP([.D296];[.$A$6:.$CV$6];1;0));[.D296];&quot;-&quot;);&quot;&quot;)">
            <text:p/>
          </table:table-cell>
          <table:table-cell table:formula="of:=IF([.E296]&lt;&gt;&quot;&quot;;IF(ISERROR(HLOOKUP([.E296];[.$A$6:.$CV$6];1;0));[.E296];&quot;-&quot;);&quot;&quot;)">
            <text:p/>
          </table:table-cell>
          <table:table-cell table:number-columns-repeated="3"/>
          <table:table-cell table:formula="of:=IF([.G301]=&quot;&quot;;IF(ISERROR(FIND(&quot;-----&quot;;COM.MICROSOFT.CONCAT([.G296:.K296];&quot;X&quot;;[.G297:.K297];&quot;X&quot;;[.G298:.K298];&quot;X&quot;;[.G299:.K299];&quot;X&quot;;[.G300:.K300];&quot;X&quot;;[.G296:.G300];&quot;X&quot;;[.H296:.H300];&quot;X&quot;;[.I296:.I300];&quot;X&quot;;[.J296:.J300];&quot;X&quot;;[.K296:.K300];&quot;X&quot;;[.G300];[.H299];[.I298];[.J297];[.K296];&quot;X&quot;;[.G296];[.H297];[.I298];[.J299];[.K300])));0;1);&quot;&quot;)">
            <text:p/>
          </table:table-cell>
          <table:table-cell table:formula="of:=IF([.G301]=&quot;&quot;;SUM([.G296:.K300])*INDEX([.A$6:.CV$6];1;[.M$8])*[.O296];&quot;&quot;)">
            <text:p/>
          </table:table-cell>
          <table:table-cell table:number-columns-repeated="4"/>
          <table:table-cell table:formula="of:=IF([.O296]&lt;&gt;&quot;&quot;;ABS([.O296]-1);[.O296])">
            <text:p/>
          </table:table-cell>
          <table:table-cell table:formula="of:=IF([.G301]=&quot;&quot;;(SUM([.G296:.K300])-INDEX([.A$2:.CV$2];1;[.M$8]+1))*INDEX([.A$2:.CV$2];1;[.M$8]+1)*[.U2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297]&lt;&gt;&quot;&quot;;IF(ISERROR(HLOOKUP([.A297];[.$A$6:.$CV$6];1;0));[.A297];&quot;-&quot;);&quot;&quot;)" office:value-type="string" office:string-value="-" calcext:value-type="string">
            <text:p>-</text:p>
          </table:table-cell>
          <table:table-cell table:formula="of:=IF([.B297]&lt;&gt;&quot;&quot;;IF(ISERROR(HLOOKUP([.B297];[.$A$6:.$CV$6];1;0));[.B297];&quot;-&quot;);&quot;&quot;)" office:value-type="string" office:string-value="-" calcext:value-type="string">
            <text:p>-</text:p>
          </table:table-cell>
          <table:table-cell table:formula="of:=IF([.C297]&lt;&gt;&quot;&quot;;IF(ISERROR(HLOOKUP([.C297];[.$A$6:.$CV$6];1;0));[.C297];&quot;-&quot;);&quot;&quot;)" office:value-type="string" office:string-value="-" calcext:value-type="string">
            <text:p>-</text:p>
          </table:table-cell>
          <table:table-cell table:formula="of:=IF([.D297]&lt;&gt;&quot;&quot;;IF(ISERROR(HLOOKUP([.D297];[.$A$6:.$CV$6];1;0));[.D297];&quot;-&quot;);&quot;&quot;)" office:value-type="string" office:string-value="-" calcext:value-type="string">
            <text:p>-</text:p>
          </table:table-cell>
          <table:table-cell table:formula="of:=IF([.E297]&lt;&gt;&quot;&quot;;IF(ISERROR(HLOOKUP([.E297];[.$A$6:.$CV$6];1;0));[.E29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2]=&quot;&quot;;IF(ISERROR(FIND(&quot;-----&quot;;COM.MICROSOFT.CONCAT([.G297:.K297];&quot;X&quot;;[.G298:.K298];&quot;X&quot;;[.G299:.K299];&quot;X&quot;;[.G300:.K300];&quot;X&quot;;[.G301:.K301];&quot;X&quot;;[.G297:.G301];&quot;X&quot;;[.H297:.H301];&quot;X&quot;;[.I297:.I301];&quot;X&quot;;[.J297:.J301];&quot;X&quot;;[.K297:.K301];&quot;X&quot;;[.G301];[.H300];[.I299];[.J298];[.K297];&quot;X&quot;;[.G297];[.H298];[.I299];[.J300];[.K301])));0;1);&quot;&quot;)" office:value-type="float" office:value="1" calcext:value-type="float">
            <text:p>1</text:p>
          </table:table-cell>
          <table:table-cell table:formula="of:=IF([.G302]=&quot;&quot;;SUM([.G297:.K301])*INDEX([.A$6:.CV$6];1;[.M$8])*[.O297];&quot;&quot;)" office:value-type="float" office:value="21432" calcext:value-type="float">
            <text:p>21432</text:p>
          </table:table-cell>
          <table:table-cell table:number-columns-repeated="4"/>
          <table:table-cell table:formula="of:=IF([.O297]&lt;&gt;&quot;&quot;;ABS([.O297]-1);[.O297])" office:value-type="float" office:value="0" calcext:value-type="float">
            <text:p>0</text:p>
          </table:table-cell>
          <table:table-cell table:formula="of:=IF([.G302]=&quot;&quot;;(SUM([.G297:.K301])-INDEX([.A$2:.CV$2];1;[.M$8]+1))*INDEX([.A$2:.CV$2];1;[.M$8]+1)*[.U29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298]&lt;&gt;&quot;&quot;;IF(ISERROR(HLOOKUP([.A298];[.$A$6:.$CV$6];1;0));[.A298];&quot;-&quot;);&quot;&quot;)" office:value-type="string" office:string-value="-" calcext:value-type="string">
            <text:p>-</text:p>
          </table:table-cell>
          <table:table-cell table:formula="of:=IF([.B298]&lt;&gt;&quot;&quot;;IF(ISERROR(HLOOKUP([.B298];[.$A$6:.$CV$6];1;0));[.B298];&quot;-&quot;);&quot;&quot;)" office:value-type="string" office:string-value="-" calcext:value-type="string">
            <text:p>-</text:p>
          </table:table-cell>
          <table:table-cell table:formula="of:=IF([.C298]&lt;&gt;&quot;&quot;;IF(ISERROR(HLOOKUP([.C298];[.$A$6:.$CV$6];1;0));[.C298];&quot;-&quot;);&quot;&quot;)" office:value-type="string" office:string-value="-" calcext:value-type="string">
            <text:p>-</text:p>
          </table:table-cell>
          <table:table-cell table:formula="of:=IF([.D298]&lt;&gt;&quot;&quot;;IF(ISERROR(HLOOKUP([.D298];[.$A$6:.$CV$6];1;0));[.D298];&quot;-&quot;);&quot;&quot;)" office:value-type="string" office:string-value="-" calcext:value-type="string">
            <text:p>-</text:p>
          </table:table-cell>
          <table:table-cell table:formula="of:=IF([.E298]&lt;&gt;&quot;&quot;;IF(ISERROR(HLOOKUP([.E298];[.$A$6:.$CV$6];1;0));[.E29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3]=&quot;&quot;;IF(ISERROR(FIND(&quot;-----&quot;;COM.MICROSOFT.CONCAT([.G298:.K298];&quot;X&quot;;[.G299:.K299];&quot;X&quot;;[.G300:.K300];&quot;X&quot;;[.G301:.K301];&quot;X&quot;;[.G302:.K302];&quot;X&quot;;[.G298:.G302];&quot;X&quot;;[.H298:.H302];&quot;X&quot;;[.I298:.I302];&quot;X&quot;;[.J298:.J302];&quot;X&quot;;[.K298:.K302];&quot;X&quot;;[.G302];[.H301];[.I300];[.J299];[.K298];&quot;X&quot;;[.G298];[.H299];[.I300];[.J301];[.K302])));0;1);&quot;&quot;)">
            <text:p/>
          </table:table-cell>
          <table:table-cell table:formula="of:=IF([.G303]=&quot;&quot;;SUM([.G298:.K302])*INDEX([.A$6:.CV$6];1;[.M$8])*[.O298];&quot;&quot;)">
            <text:p/>
          </table:table-cell>
          <table:table-cell table:number-columns-repeated="4"/>
          <table:table-cell table:formula="of:=IF([.O298]&lt;&gt;&quot;&quot;;ABS([.O298]-1);[.O298])">
            <text:p/>
          </table:table-cell>
          <table:table-cell table:formula="of:=IF([.G303]=&quot;&quot;;(SUM([.G298:.K302])-INDEX([.A$2:.CV$2];1;[.M$8]+1))*INDEX([.A$2:.CV$2];1;[.M$8]+1)*[.U2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/>
          <table:table-cell table:formula="of:=IF([.A299]&lt;&gt;&quot;&quot;;IF(ISERROR(HLOOKUP([.A299];[.$A$6:.$CV$6];1;0));[.A299];&quot;-&quot;);&quot;&quot;)" office:value-type="string" office:string-value="-" calcext:value-type="string">
            <text:p>-</text:p>
          </table:table-cell>
          <table:table-cell table:formula="of:=IF([.B299]&lt;&gt;&quot;&quot;;IF(ISERROR(HLOOKUP([.B299];[.$A$6:.$CV$6];1;0));[.B299];&quot;-&quot;);&quot;&quot;)" office:value-type="float" office:value="15" calcext:value-type="float">
            <text:p>15</text:p>
          </table:table-cell>
          <table:table-cell table:formula="of:=IF([.C299]&lt;&gt;&quot;&quot;;IF(ISERROR(HLOOKUP([.C299];[.$A$6:.$CV$6];1;0));[.C299];&quot;-&quot;);&quot;&quot;)" office:value-type="string" office:string-value="-" calcext:value-type="string">
            <text:p>-</text:p>
          </table:table-cell>
          <table:table-cell table:formula="of:=IF([.D299]&lt;&gt;&quot;&quot;;IF(ISERROR(HLOOKUP([.D299];[.$A$6:.$CV$6];1;0));[.D299];&quot;-&quot;);&quot;&quot;)" office:value-type="float" office:value="89" calcext:value-type="float">
            <text:p>89</text:p>
          </table:table-cell>
          <table:table-cell table:formula="of:=IF([.E299]&lt;&gt;&quot;&quot;;IF(ISERROR(HLOOKUP([.E299];[.$A$6:.$CV$6];1;0));[.E29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4]=&quot;&quot;;IF(ISERROR(FIND(&quot;-----&quot;;COM.MICROSOFT.CONCAT([.G299:.K299];&quot;X&quot;;[.G300:.K300];&quot;X&quot;;[.G301:.K301];&quot;X&quot;;[.G302:.K302];&quot;X&quot;;[.G303:.K303];&quot;X&quot;;[.G299:.G303];&quot;X&quot;;[.H299:.H303];&quot;X&quot;;[.I299:.I303];&quot;X&quot;;[.J299:.J303];&quot;X&quot;;[.K299:.K303];&quot;X&quot;;[.G303];[.H302];[.I301];[.J300];[.K299];&quot;X&quot;;[.G299];[.H300];[.I301];[.J302];[.K303])));0;1);&quot;&quot;)">
            <text:p/>
          </table:table-cell>
          <table:table-cell table:formula="of:=IF([.G304]=&quot;&quot;;SUM([.G299:.K303])*INDEX([.A$6:.CV$6];1;[.M$8])*[.O299];&quot;&quot;)">
            <text:p/>
          </table:table-cell>
          <table:table-cell table:number-columns-repeated="4"/>
          <table:table-cell table:formula="of:=IF([.O299]&lt;&gt;&quot;&quot;;ABS([.O299]-1);[.O299])">
            <text:p/>
          </table:table-cell>
          <table:table-cell table:formula="of:=IF([.G304]=&quot;&quot;;(SUM([.G299:.K303])-INDEX([.A$2:.CV$2];1;[.M$8]+1))*INDEX([.A$2:.CV$2];1;[.M$8]+1)*[.U2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[.A300]&lt;&gt;&quot;&quot;;IF(ISERROR(HLOOKUP([.A300];[.$A$6:.$CV$6];1;0));[.A300];&quot;-&quot;);&quot;&quot;)" office:value-type="float" office:value="76" calcext:value-type="float">
            <text:p>76</text:p>
          </table:table-cell>
          <table:table-cell table:formula="of:=IF([.B300]&lt;&gt;&quot;&quot;;IF(ISERROR(HLOOKUP([.B300];[.$A$6:.$CV$6];1;0));[.B300];&quot;-&quot;);&quot;&quot;)" office:value-type="string" office:string-value="-" calcext:value-type="string">
            <text:p>-</text:p>
          </table:table-cell>
          <table:table-cell table:formula="of:=IF([.C300]&lt;&gt;&quot;&quot;;IF(ISERROR(HLOOKUP([.C300];[.$A$6:.$CV$6];1;0));[.C300];&quot;-&quot;);&quot;&quot;)" office:value-type="string" office:string-value="-" calcext:value-type="string">
            <text:p>-</text:p>
          </table:table-cell>
          <table:table-cell table:formula="of:=IF([.D300]&lt;&gt;&quot;&quot;;IF(ISERROR(HLOOKUP([.D300];[.$A$6:.$CV$6];1;0));[.D300];&quot;-&quot;);&quot;&quot;)" office:value-type="string" office:string-value="-" calcext:value-type="string">
            <text:p>-</text:p>
          </table:table-cell>
          <table:table-cell table:formula="of:=IF([.E300]&lt;&gt;&quot;&quot;;IF(ISERROR(HLOOKUP([.E300];[.$A$6:.$CV$6];1;0));[.E300];&quot;-&quot;);&quot;&quot;)" office:value-type="float" office:value="48" calcext:value-type="float">
            <text:p>48</text:p>
          </table:table-cell>
          <table:table-cell table:number-columns-repeated="3"/>
          <table:table-cell table:formula="of:=IF([.G305]=&quot;&quot;;IF(ISERROR(FIND(&quot;-----&quot;;COM.MICROSOFT.CONCAT([.G300:.K300];&quot;X&quot;;[.G301:.K301];&quot;X&quot;;[.G302:.K302];&quot;X&quot;;[.G303:.K303];&quot;X&quot;;[.G304:.K304];&quot;X&quot;;[.G300:.G304];&quot;X&quot;;[.H300:.H304];&quot;X&quot;;[.I300:.I304];&quot;X&quot;;[.J300:.J304];&quot;X&quot;;[.K300:.K304];&quot;X&quot;;[.G304];[.H303];[.I302];[.J301];[.K300];&quot;X&quot;;[.G300];[.H301];[.I302];[.J303];[.K304])));0;1);&quot;&quot;)">
            <text:p/>
          </table:table-cell>
          <table:table-cell table:formula="of:=IF([.G305]=&quot;&quot;;SUM([.G300:.K304])*INDEX([.A$6:.CV$6];1;[.M$8])*[.O300];&quot;&quot;)">
            <text:p/>
          </table:table-cell>
          <table:table-cell table:number-columns-repeated="4"/>
          <table:table-cell table:formula="of:=IF([.O300]&lt;&gt;&quot;&quot;;ABS([.O300]-1);[.O300])">
            <text:p/>
          </table:table-cell>
          <table:table-cell table:formula="of:=IF([.G305]=&quot;&quot;;(SUM([.G300:.K304])-INDEX([.A$2:.CV$2];1;[.M$8]+1))*INDEX([.A$2:.CV$2];1;[.M$8]+1)*[.U3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301]&lt;&gt;&quot;&quot;;IF(ISERROR(HLOOKUP([.A301];[.$A$6:.$CV$6];1;0));[.A301];&quot;-&quot;);&quot;&quot;)" office:value-type="string" office:string-value="-" calcext:value-type="string">
            <text:p>-</text:p>
          </table:table-cell>
          <table:table-cell table:formula="of:=IF([.B301]&lt;&gt;&quot;&quot;;IF(ISERROR(HLOOKUP([.B301];[.$A$6:.$CV$6];1;0));[.B301];&quot;-&quot;);&quot;&quot;)" office:value-type="string" office:string-value="-" calcext:value-type="string">
            <text:p>-</text:p>
          </table:table-cell>
          <table:table-cell table:formula="of:=IF([.C301]&lt;&gt;&quot;&quot;;IF(ISERROR(HLOOKUP([.C301];[.$A$6:.$CV$6];1;0));[.C301];&quot;-&quot;);&quot;&quot;)" office:value-type="string" office:string-value="-" calcext:value-type="string">
            <text:p>-</text:p>
          </table:table-cell>
          <table:table-cell table:formula="of:=IF([.D301]&lt;&gt;&quot;&quot;;IF(ISERROR(HLOOKUP([.D301];[.$A$6:.$CV$6];1;0));[.D301];&quot;-&quot;);&quot;&quot;)" office:value-type="string" office:string-value="-" calcext:value-type="string">
            <text:p>-</text:p>
          </table:table-cell>
          <table:table-cell table:formula="of:=IF([.E301]&lt;&gt;&quot;&quot;;IF(ISERROR(HLOOKUP([.E301];[.$A$6:.$CV$6];1;0));[.E30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6]=&quot;&quot;;IF(ISERROR(FIND(&quot;-----&quot;;COM.MICROSOFT.CONCAT([.G301:.K301];&quot;X&quot;;[.G302:.K302];&quot;X&quot;;[.G303:.K303];&quot;X&quot;;[.G304:.K304];&quot;X&quot;;[.G305:.K305];&quot;X&quot;;[.G301:.G305];&quot;X&quot;;[.H301:.H305];&quot;X&quot;;[.I301:.I305];&quot;X&quot;;[.J301:.J305];&quot;X&quot;;[.K301:.K305];&quot;X&quot;;[.G305];[.H304];[.I303];[.J302];[.K301];&quot;X&quot;;[.G301];[.H302];[.I303];[.J304];[.K305])));0;1);&quot;&quot;)">
            <text:p/>
          </table:table-cell>
          <table:table-cell table:formula="of:=IF([.G306]=&quot;&quot;;SUM([.G301:.K305])*INDEX([.A$6:.CV$6];1;[.M$8])*[.O301];&quot;&quot;)">
            <text:p/>
          </table:table-cell>
          <table:table-cell table:number-columns-repeated="4"/>
          <table:table-cell table:formula="of:=IF([.O301]&lt;&gt;&quot;&quot;;ABS([.O301]-1);[.O301])">
            <text:p/>
          </table:table-cell>
          <table:table-cell table:formula="of:=IF([.G306]=&quot;&quot;;(SUM([.G301:.K305])-INDEX([.A$2:.CV$2];1;[.M$8]+1))*INDEX([.A$2:.CV$2];1;[.M$8]+1)*[.U30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02]&lt;&gt;&quot;&quot;;IF(ISERROR(HLOOKUP([.A302];[.$A$6:.$CV$6];1;0));[.A302];&quot;-&quot;);&quot;&quot;)">
            <text:p/>
          </table:table-cell>
          <table:table-cell table:formula="of:=IF([.B302]&lt;&gt;&quot;&quot;;IF(ISERROR(HLOOKUP([.B302];[.$A$6:.$CV$6];1;0));[.B302];&quot;-&quot;);&quot;&quot;)">
            <text:p/>
          </table:table-cell>
          <table:table-cell table:formula="of:=IF([.C302]&lt;&gt;&quot;&quot;;IF(ISERROR(HLOOKUP([.C302];[.$A$6:.$CV$6];1;0));[.C302];&quot;-&quot;);&quot;&quot;)">
            <text:p/>
          </table:table-cell>
          <table:table-cell table:formula="of:=IF([.D302]&lt;&gt;&quot;&quot;;IF(ISERROR(HLOOKUP([.D302];[.$A$6:.$CV$6];1;0));[.D302];&quot;-&quot;);&quot;&quot;)">
            <text:p/>
          </table:table-cell>
          <table:table-cell table:formula="of:=IF([.E302]&lt;&gt;&quot;&quot;;IF(ISERROR(HLOOKUP([.E302];[.$A$6:.$CV$6];1;0));[.E302];&quot;-&quot;);&quot;&quot;)">
            <text:p/>
          </table:table-cell>
          <table:table-cell table:number-columns-repeated="3"/>
          <table:table-cell table:formula="of:=IF([.G307]=&quot;&quot;;IF(ISERROR(FIND(&quot;-----&quot;;COM.MICROSOFT.CONCAT([.G302:.K302];&quot;X&quot;;[.G303:.K303];&quot;X&quot;;[.G304:.K304];&quot;X&quot;;[.G305:.K305];&quot;X&quot;;[.G306:.K306];&quot;X&quot;;[.G302:.G306];&quot;X&quot;;[.H302:.H306];&quot;X&quot;;[.I302:.I306];&quot;X&quot;;[.J302:.J306];&quot;X&quot;;[.K302:.K306];&quot;X&quot;;[.G306];[.H305];[.I304];[.J303];[.K302];&quot;X&quot;;[.G302];[.H303];[.I304];[.J305];[.K306])));0;1);&quot;&quot;)">
            <text:p/>
          </table:table-cell>
          <table:table-cell table:formula="of:=IF([.G307]=&quot;&quot;;SUM([.G302:.K306])*INDEX([.A$6:.CV$6];1;[.M$8])*[.O302];&quot;&quot;)">
            <text:p/>
          </table:table-cell>
          <table:table-cell table:number-columns-repeated="4"/>
          <table:table-cell table:formula="of:=IF([.O302]&lt;&gt;&quot;&quot;;ABS([.O302]-1);[.O302])">
            <text:p/>
          </table:table-cell>
          <table:table-cell table:formula="of:=IF([.G307]=&quot;&quot;;(SUM([.G302:.K306])-INDEX([.A$2:.CV$2];1;[.M$8]+1))*INDEX([.A$2:.CV$2];1;[.M$8]+1)*[.U3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303]&lt;&gt;&quot;&quot;;IF(ISERROR(HLOOKUP([.A303];[.$A$6:.$CV$6];1;0));[.A303];&quot;-&quot;);&quot;&quot;)" office:value-type="float" office:value="25" calcext:value-type="float">
            <text:p>25</text:p>
          </table:table-cell>
          <table:table-cell table:formula="of:=IF([.B303]&lt;&gt;&quot;&quot;;IF(ISERROR(HLOOKUP([.B303];[.$A$6:.$CV$6];1;0));[.B303];&quot;-&quot;);&quot;&quot;)" office:value-type="string" office:string-value="-" calcext:value-type="string">
            <text:p>-</text:p>
          </table:table-cell>
          <table:table-cell table:formula="of:=IF([.C303]&lt;&gt;&quot;&quot;;IF(ISERROR(HLOOKUP([.C303];[.$A$6:.$CV$6];1;0));[.C303];&quot;-&quot;);&quot;&quot;)" office:value-type="float" office:value="47" calcext:value-type="float">
            <text:p>47</text:p>
          </table:table-cell>
          <table:table-cell table:formula="of:=IF([.D303]&lt;&gt;&quot;&quot;;IF(ISERROR(HLOOKUP([.D303];[.$A$6:.$CV$6];1;0));[.D303];&quot;-&quot;);&quot;&quot;)" office:value-type="string" office:string-value="-" calcext:value-type="string">
            <text:p>-</text:p>
          </table:table-cell>
          <table:table-cell table:formula="of:=IF([.E303]&lt;&gt;&quot;&quot;;IF(ISERROR(HLOOKUP([.E303];[.$A$6:.$CV$6];1;0));[.E30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8]=&quot;&quot;;IF(ISERROR(FIND(&quot;-----&quot;;COM.MICROSOFT.CONCAT([.G303:.K303];&quot;X&quot;;[.G304:.K304];&quot;X&quot;;[.G305:.K305];&quot;X&quot;;[.G306:.K306];&quot;X&quot;;[.G307:.K307];&quot;X&quot;;[.G303:.G307];&quot;X&quot;;[.H303:.H307];&quot;X&quot;;[.I303:.I307];&quot;X&quot;;[.J303:.J307];&quot;X&quot;;[.K303:.K307];&quot;X&quot;;[.G307];[.H306];[.I305];[.J304];[.K303];&quot;X&quot;;[.G303];[.H304];[.I305];[.J306];[.K307])));0;1);&quot;&quot;)" office:value-type="float" office:value="1" calcext:value-type="float">
            <text:p>1</text:p>
          </table:table-cell>
          <table:table-cell table:formula="of:=IF([.G308]=&quot;&quot;;SUM([.G303:.K307])*INDEX([.A$6:.CV$6];1;[.M$8])*[.O303];&quot;&quot;)" office:value-type="float" office:value="14194" calcext:value-type="float">
            <text:p>14194</text:p>
          </table:table-cell>
          <table:table-cell table:number-columns-repeated="4"/>
          <table:table-cell table:formula="of:=IF([.O303]&lt;&gt;&quot;&quot;;ABS([.O303]-1);[.O303])" office:value-type="float" office:value="0" calcext:value-type="float">
            <text:p>0</text:p>
          </table:table-cell>
          <table:table-cell table:formula="of:=IF([.G308]=&quot;&quot;;(SUM([.G303:.K307])-INDEX([.A$2:.CV$2];1;[.M$8]+1))*INDEX([.A$2:.CV$2];1;[.M$8]+1)*[.U30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304]&lt;&gt;&quot;&quot;;IF(ISERROR(HLOOKUP([.A304];[.$A$6:.$CV$6];1;0));[.A304];&quot;-&quot;);&quot;&quot;)" office:value-type="float" office:value="15" calcext:value-type="float">
            <text:p>15</text:p>
          </table:table-cell>
          <table:table-cell table:formula="of:=IF([.B304]&lt;&gt;&quot;&quot;;IF(ISERROR(HLOOKUP([.B304];[.$A$6:.$CV$6];1;0));[.B304];&quot;-&quot;);&quot;&quot;)" office:value-type="float" office:value="13" calcext:value-type="float">
            <text:p>13</text:p>
          </table:table-cell>
          <table:table-cell table:formula="of:=IF([.C304]&lt;&gt;&quot;&quot;;IF(ISERROR(HLOOKUP([.C304];[.$A$6:.$CV$6];1;0));[.C304];&quot;-&quot;);&quot;&quot;)" office:value-type="string" office:string-value="-" calcext:value-type="string">
            <text:p>-</text:p>
          </table:table-cell>
          <table:table-cell table:formula="of:=IF([.D304]&lt;&gt;&quot;&quot;;IF(ISERROR(HLOOKUP([.D304];[.$A$6:.$CV$6];1;0));[.D304];&quot;-&quot;);&quot;&quot;)" office:value-type="string" office:string-value="-" calcext:value-type="string">
            <text:p>-</text:p>
          </table:table-cell>
          <table:table-cell table:formula="of:=IF([.E304]&lt;&gt;&quot;&quot;;IF(ISERROR(HLOOKUP([.E304];[.$A$6:.$CV$6];1;0));[.E30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09]=&quot;&quot;;IF(ISERROR(FIND(&quot;-----&quot;;COM.MICROSOFT.CONCAT([.G304:.K304];&quot;X&quot;;[.G305:.K305];&quot;X&quot;;[.G306:.K306];&quot;X&quot;;[.G307:.K307];&quot;X&quot;;[.G308:.K308];&quot;X&quot;;[.G304:.G308];&quot;X&quot;;[.H304:.H308];&quot;X&quot;;[.I304:.I308];&quot;X&quot;;[.J304:.J308];&quot;X&quot;;[.K304:.K308];&quot;X&quot;;[.G308];[.H307];[.I306];[.J305];[.K304];&quot;X&quot;;[.G304];[.H305];[.I306];[.J307];[.K308])));0;1);&quot;&quot;)">
            <text:p/>
          </table:table-cell>
          <table:table-cell table:formula="of:=IF([.G309]=&quot;&quot;;SUM([.G304:.K308])*INDEX([.A$6:.CV$6];1;[.M$8])*[.O304];&quot;&quot;)">
            <text:p/>
          </table:table-cell>
          <table:table-cell table:number-columns-repeated="4"/>
          <table:table-cell table:formula="of:=IF([.O304]&lt;&gt;&quot;&quot;;ABS([.O304]-1);[.O304])">
            <text:p/>
          </table:table-cell>
          <table:table-cell table:formula="of:=IF([.G309]=&quot;&quot;;(SUM([.G304:.K308])-INDEX([.A$2:.CV$2];1;[.M$8]+1))*INDEX([.A$2:.CV$2];1;[.M$8]+1)*[.U3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[.A305]&lt;&gt;&quot;&quot;;IF(ISERROR(HLOOKUP([.A305];[.$A$6:.$CV$6];1;0));[.A305];&quot;-&quot;);&quot;&quot;)" office:value-type="string" office:string-value="-" calcext:value-type="string">
            <text:p>-</text:p>
          </table:table-cell>
          <table:table-cell table:formula="of:=IF([.B305]&lt;&gt;&quot;&quot;;IF(ISERROR(HLOOKUP([.B305];[.$A$6:.$CV$6];1;0));[.B305];&quot;-&quot;);&quot;&quot;)" office:value-type="string" office:string-value="-" calcext:value-type="string">
            <text:p>-</text:p>
          </table:table-cell>
          <table:table-cell table:formula="of:=IF([.C305]&lt;&gt;&quot;&quot;;IF(ISERROR(HLOOKUP([.C305];[.$A$6:.$CV$6];1;0));[.C305];&quot;-&quot;);&quot;&quot;)" office:value-type="string" office:string-value="-" calcext:value-type="string">
            <text:p>-</text:p>
          </table:table-cell>
          <table:table-cell table:formula="of:=IF([.D305]&lt;&gt;&quot;&quot;;IF(ISERROR(HLOOKUP([.D305];[.$A$6:.$CV$6];1;0));[.D305];&quot;-&quot;);&quot;&quot;)" office:value-type="float" office:value="3" calcext:value-type="float">
            <text:p>3</text:p>
          </table:table-cell>
          <table:table-cell table:formula="of:=IF([.E305]&lt;&gt;&quot;&quot;;IF(ISERROR(HLOOKUP([.E305];[.$A$6:.$CV$6];1;0));[.E305];&quot;-&quot;);&quot;&quot;)" office:value-type="float" office:value="48" calcext:value-type="float">
            <text:p>48</text:p>
          </table:table-cell>
          <table:table-cell table:number-columns-repeated="3"/>
          <table:table-cell table:formula="of:=IF([.G310]=&quot;&quot;;IF(ISERROR(FIND(&quot;-----&quot;;COM.MICROSOFT.CONCAT([.G305:.K305];&quot;X&quot;;[.G306:.K306];&quot;X&quot;;[.G307:.K307];&quot;X&quot;;[.G308:.K308];&quot;X&quot;;[.G309:.K309];&quot;X&quot;;[.G305:.G309];&quot;X&quot;;[.H305:.H309];&quot;X&quot;;[.I305:.I309];&quot;X&quot;;[.J305:.J309];&quot;X&quot;;[.K305:.K309];&quot;X&quot;;[.G309];[.H308];[.I307];[.J306];[.K305];&quot;X&quot;;[.G305];[.H306];[.I307];[.J308];[.K309])));0;1);&quot;&quot;)">
            <text:p/>
          </table:table-cell>
          <table:table-cell table:formula="of:=IF([.G310]=&quot;&quot;;SUM([.G305:.K309])*INDEX([.A$6:.CV$6];1;[.M$8])*[.O305];&quot;&quot;)">
            <text:p/>
          </table:table-cell>
          <table:table-cell table:number-columns-repeated="4"/>
          <table:table-cell table:formula="of:=IF([.O305]&lt;&gt;&quot;&quot;;ABS([.O305]-1);[.O305])">
            <text:p/>
          </table:table-cell>
          <table:table-cell table:formula="of:=IF([.G310]=&quot;&quot;;(SUM([.G305:.K309])-INDEX([.A$2:.CV$2];1;[.M$8]+1))*INDEX([.A$2:.CV$2];1;[.M$8]+1)*[.U3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306]&lt;&gt;&quot;&quot;;IF(ISERROR(HLOOKUP([.A306];[.$A$6:.$CV$6];1;0));[.A306];&quot;-&quot;);&quot;&quot;)" office:value-type="string" office:string-value="-" calcext:value-type="string">
            <text:p>-</text:p>
          </table:table-cell>
          <table:table-cell table:formula="of:=IF([.B306]&lt;&gt;&quot;&quot;;IF(ISERROR(HLOOKUP([.B306];[.$A$6:.$CV$6];1;0));[.B306];&quot;-&quot;);&quot;&quot;)" office:value-type="string" office:string-value="-" calcext:value-type="string">
            <text:p>-</text:p>
          </table:table-cell>
          <table:table-cell table:formula="of:=IF([.C306]&lt;&gt;&quot;&quot;;IF(ISERROR(HLOOKUP([.C306];[.$A$6:.$CV$6];1;0));[.C306];&quot;-&quot;);&quot;&quot;)" office:value-type="string" office:string-value="-" calcext:value-type="string">
            <text:p>-</text:p>
          </table:table-cell>
          <table:table-cell table:formula="of:=IF([.D306]&lt;&gt;&quot;&quot;;IF(ISERROR(HLOOKUP([.D306];[.$A$6:.$CV$6];1;0));[.D306];&quot;-&quot;);&quot;&quot;)" office:value-type="string" office:string-value="-" calcext:value-type="string">
            <text:p>-</text:p>
          </table:table-cell>
          <table:table-cell table:formula="of:=IF([.E306]&lt;&gt;&quot;&quot;;IF(ISERROR(HLOOKUP([.E306];[.$A$6:.$CV$6];1;0));[.E30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11]=&quot;&quot;;IF(ISERROR(FIND(&quot;-----&quot;;COM.MICROSOFT.CONCAT([.G306:.K306];&quot;X&quot;;[.G307:.K307];&quot;X&quot;;[.G308:.K308];&quot;X&quot;;[.G309:.K309];&quot;X&quot;;[.G310:.K310];&quot;X&quot;;[.G306:.G310];&quot;X&quot;;[.H306:.H310];&quot;X&quot;;[.I306:.I310];&quot;X&quot;;[.J306:.J310];&quot;X&quot;;[.K306:.K310];&quot;X&quot;;[.G310];[.H309];[.I308];[.J307];[.K306];&quot;X&quot;;[.G306];[.H307];[.I308];[.J309];[.K310])));0;1);&quot;&quot;)">
            <text:p/>
          </table:table-cell>
          <table:table-cell table:formula="of:=IF([.G311]=&quot;&quot;;SUM([.G306:.K310])*INDEX([.A$6:.CV$6];1;[.M$8])*[.O306];&quot;&quot;)">
            <text:p/>
          </table:table-cell>
          <table:table-cell table:number-columns-repeated="4"/>
          <table:table-cell table:formula="of:=IF([.O306]&lt;&gt;&quot;&quot;;ABS([.O306]-1);[.O306])">
            <text:p/>
          </table:table-cell>
          <table:table-cell table:formula="of:=IF([.G311]=&quot;&quot;;(SUM([.G306:.K310])-INDEX([.A$2:.CV$2];1;[.M$8]+1))*INDEX([.A$2:.CV$2];1;[.M$8]+1)*[.U3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[.A307]&lt;&gt;&quot;&quot;;IF(ISERROR(HLOOKUP([.A307];[.$A$6:.$CV$6];1;0));[.A307];&quot;-&quot;);&quot;&quot;)" office:value-type="string" office:string-value="-" calcext:value-type="string">
            <text:p>-</text:p>
          </table:table-cell>
          <table:table-cell table:formula="of:=IF([.B307]&lt;&gt;&quot;&quot;;IF(ISERROR(HLOOKUP([.B307];[.$A$6:.$CV$6];1;0));[.B307];&quot;-&quot;);&quot;&quot;)" office:value-type="string" office:string-value="-" calcext:value-type="string">
            <text:p>-</text:p>
          </table:table-cell>
          <table:table-cell table:formula="of:=IF([.C307]&lt;&gt;&quot;&quot;;IF(ISERROR(HLOOKUP([.C307];[.$A$6:.$CV$6];1;0));[.C307];&quot;-&quot;);&quot;&quot;)" office:value-type="string" office:string-value="-" calcext:value-type="string">
            <text:p>-</text:p>
          </table:table-cell>
          <table:table-cell table:formula="of:=IF([.D307]&lt;&gt;&quot;&quot;;IF(ISERROR(HLOOKUP([.D307];[.$A$6:.$CV$6];1;0));[.D307];&quot;-&quot;);&quot;&quot;)" office:value-type="string" office:string-value="-" calcext:value-type="string">
            <text:p>-</text:p>
          </table:table-cell>
          <table:table-cell table:formula="of:=IF([.E307]&lt;&gt;&quot;&quot;;IF(ISERROR(HLOOKUP([.E307];[.$A$6:.$CV$6];1;0));[.E30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12]=&quot;&quot;;IF(ISERROR(FIND(&quot;-----&quot;;COM.MICROSOFT.CONCAT([.G307:.K307];&quot;X&quot;;[.G308:.K308];&quot;X&quot;;[.G309:.K309];&quot;X&quot;;[.G310:.K310];&quot;X&quot;;[.G311:.K311];&quot;X&quot;;[.G307:.G311];&quot;X&quot;;[.H307:.H311];&quot;X&quot;;[.I307:.I311];&quot;X&quot;;[.J307:.J311];&quot;X&quot;;[.K307:.K311];&quot;X&quot;;[.G311];[.H310];[.I309];[.J308];[.K307];&quot;X&quot;;[.G307];[.H308];[.I309];[.J310];[.K311])));0;1);&quot;&quot;)">
            <text:p/>
          </table:table-cell>
          <table:table-cell table:formula="of:=IF([.G312]=&quot;&quot;;SUM([.G307:.K311])*INDEX([.A$6:.CV$6];1;[.M$8])*[.O307];&quot;&quot;)">
            <text:p/>
          </table:table-cell>
          <table:table-cell table:number-columns-repeated="4"/>
          <table:table-cell table:formula="of:=IF([.O307]&lt;&gt;&quot;&quot;;ABS([.O307]-1);[.O307])">
            <text:p/>
          </table:table-cell>
          <table:table-cell table:formula="of:=IF([.G312]=&quot;&quot;;(SUM([.G307:.K311])-INDEX([.A$2:.CV$2];1;[.M$8]+1))*INDEX([.A$2:.CV$2];1;[.M$8]+1)*[.U30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08]&lt;&gt;&quot;&quot;;IF(ISERROR(HLOOKUP([.A308];[.$A$6:.$CV$6];1;0));[.A308];&quot;-&quot;);&quot;&quot;)">
            <text:p/>
          </table:table-cell>
          <table:table-cell table:formula="of:=IF([.B308]&lt;&gt;&quot;&quot;;IF(ISERROR(HLOOKUP([.B308];[.$A$6:.$CV$6];1;0));[.B308];&quot;-&quot;);&quot;&quot;)">
            <text:p/>
          </table:table-cell>
          <table:table-cell table:formula="of:=IF([.C308]&lt;&gt;&quot;&quot;;IF(ISERROR(HLOOKUP([.C308];[.$A$6:.$CV$6];1;0));[.C308];&quot;-&quot;);&quot;&quot;)">
            <text:p/>
          </table:table-cell>
          <table:table-cell table:formula="of:=IF([.D308]&lt;&gt;&quot;&quot;;IF(ISERROR(HLOOKUP([.D308];[.$A$6:.$CV$6];1;0));[.D308];&quot;-&quot;);&quot;&quot;)">
            <text:p/>
          </table:table-cell>
          <table:table-cell table:formula="of:=IF([.E308]&lt;&gt;&quot;&quot;;IF(ISERROR(HLOOKUP([.E308];[.$A$6:.$CV$6];1;0));[.E308];&quot;-&quot;);&quot;&quot;)">
            <text:p/>
          </table:table-cell>
          <table:table-cell table:number-columns-repeated="3"/>
          <table:table-cell table:formula="of:=IF([.G313]=&quot;&quot;;IF(ISERROR(FIND(&quot;-----&quot;;COM.MICROSOFT.CONCAT([.G308:.K308];&quot;X&quot;;[.G309:.K309];&quot;X&quot;;[.G310:.K310];&quot;X&quot;;[.G311:.K311];&quot;X&quot;;[.G312:.K312];&quot;X&quot;;[.G308:.G312];&quot;X&quot;;[.H308:.H312];&quot;X&quot;;[.I308:.I312];&quot;X&quot;;[.J308:.J312];&quot;X&quot;;[.K308:.K312];&quot;X&quot;;[.G312];[.H311];[.I310];[.J309];[.K308];&quot;X&quot;;[.G308];[.H309];[.I310];[.J311];[.K312])));0;1);&quot;&quot;)">
            <text:p/>
          </table:table-cell>
          <table:table-cell table:formula="of:=IF([.G313]=&quot;&quot;;SUM([.G308:.K312])*INDEX([.A$6:.CV$6];1;[.M$8])*[.O308];&quot;&quot;)">
            <text:p/>
          </table:table-cell>
          <table:table-cell table:number-columns-repeated="4"/>
          <table:table-cell table:formula="of:=IF([.O308]&lt;&gt;&quot;&quot;;ABS([.O308]-1);[.O308])">
            <text:p/>
          </table:table-cell>
          <table:table-cell table:formula="of:=IF([.G313]=&quot;&quot;;(SUM([.G308:.K312])-INDEX([.A$2:.CV$2];1;[.M$8]+1))*INDEX([.A$2:.CV$2];1;[.M$8]+1)*[.U3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A309]&lt;&gt;&quot;&quot;;IF(ISERROR(HLOOKUP([.A309];[.$A$6:.$CV$6];1;0));[.A309];&quot;-&quot;);&quot;&quot;)" office:value-type="string" office:string-value="-" calcext:value-type="string">
            <text:p>-</text:p>
          </table:table-cell>
          <table:table-cell table:formula="of:=IF([.B309]&lt;&gt;&quot;&quot;;IF(ISERROR(HLOOKUP([.B309];[.$A$6:.$CV$6];1;0));[.B309];&quot;-&quot;);&quot;&quot;)" office:value-type="string" office:string-value="-" calcext:value-type="string">
            <text:p>-</text:p>
          </table:table-cell>
          <table:table-cell table:formula="of:=IF([.C309]&lt;&gt;&quot;&quot;;IF(ISERROR(HLOOKUP([.C309];[.$A$6:.$CV$6];1;0));[.C309];&quot;-&quot;);&quot;&quot;)" office:value-type="float" office:value="15" calcext:value-type="float">
            <text:p>15</text:p>
          </table:table-cell>
          <table:table-cell table:formula="of:=IF([.D309]&lt;&gt;&quot;&quot;;IF(ISERROR(HLOOKUP([.D309];[.$A$6:.$CV$6];1;0));[.D309];&quot;-&quot;);&quot;&quot;)" office:value-type="float" office:value="17" calcext:value-type="float">
            <text:p>17</text:p>
          </table:table-cell>
          <table:table-cell table:formula="of:=IF([.E309]&lt;&gt;&quot;&quot;;IF(ISERROR(HLOOKUP([.E309];[.$A$6:.$CV$6];1;0));[.E30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14]=&quot;&quot;;IF(ISERROR(FIND(&quot;-----&quot;;COM.MICROSOFT.CONCAT([.G309:.K309];&quot;X&quot;;[.G310:.K310];&quot;X&quot;;[.G311:.K311];&quot;X&quot;;[.G312:.K312];&quot;X&quot;;[.G313:.K313];&quot;X&quot;;[.G309:.G313];&quot;X&quot;;[.H309:.H313];&quot;X&quot;;[.I309:.I313];&quot;X&quot;;[.J309:.J313];&quot;X&quot;;[.K309:.K313];&quot;X&quot;;[.G313];[.H312];[.I311];[.J310];[.K309];&quot;X&quot;;[.G309];[.H310];[.I311];[.J312];[.K313])));0;1);&quot;&quot;)" office:value-type="float" office:value="1" calcext:value-type="float">
            <text:p>1</text:p>
          </table:table-cell>
          <table:table-cell table:formula="of:=IF([.G314]=&quot;&quot;;SUM([.G309:.K313])*INDEX([.A$6:.CV$6];1;[.M$8])*[.O309];&quot;&quot;)" office:value-type="float" office:value="11468" calcext:value-type="float">
            <text:p>11468</text:p>
          </table:table-cell>
          <table:table-cell table:number-columns-repeated="4"/>
          <table:table-cell table:formula="of:=IF([.O309]&lt;&gt;&quot;&quot;;ABS([.O309]-1);[.O309])" office:value-type="float" office:value="0" calcext:value-type="float">
            <text:p>0</text:p>
          </table:table-cell>
          <table:table-cell table:formula="of:=IF([.G314]=&quot;&quot;;(SUM([.G309:.K313])-INDEX([.A$2:.CV$2];1;[.M$8]+1))*INDEX([.A$2:.CV$2];1;[.M$8]+1)*[.U30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310]&lt;&gt;&quot;&quot;;IF(ISERROR(HLOOKUP([.A310];[.$A$6:.$CV$6];1;0));[.A310];&quot;-&quot;);&quot;&quot;)" office:value-type="string" office:string-value="-" calcext:value-type="string">
            <text:p>-</text:p>
          </table:table-cell>
          <table:table-cell table:formula="of:=IF([.B310]&lt;&gt;&quot;&quot;;IF(ISERROR(HLOOKUP([.B310];[.$A$6:.$CV$6];1;0));[.B310];&quot;-&quot;);&quot;&quot;)" office:value-type="float" office:value="52" calcext:value-type="float">
            <text:p>52</text:p>
          </table:table-cell>
          <table:table-cell table:formula="of:=IF([.C310]&lt;&gt;&quot;&quot;;IF(ISERROR(HLOOKUP([.C310];[.$A$6:.$CV$6];1;0));[.C310];&quot;-&quot;);&quot;&quot;)" office:value-type="string" office:string-value="-" calcext:value-type="string">
            <text:p>-</text:p>
          </table:table-cell>
          <table:table-cell table:formula="of:=IF([.D310]&lt;&gt;&quot;&quot;;IF(ISERROR(HLOOKUP([.D310];[.$A$6:.$CV$6];1;0));[.D310];&quot;-&quot;);&quot;&quot;)" office:value-type="string" office:string-value="-" calcext:value-type="string">
            <text:p>-</text:p>
          </table:table-cell>
          <table:table-cell table:formula="of:=IF([.E310]&lt;&gt;&quot;&quot;;IF(ISERROR(HLOOKUP([.E310];[.$A$6:.$CV$6];1;0));[.E31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15]=&quot;&quot;;IF(ISERROR(FIND(&quot;-----&quot;;COM.MICROSOFT.CONCAT([.G310:.K310];&quot;X&quot;;[.G311:.K311];&quot;X&quot;;[.G312:.K312];&quot;X&quot;;[.G313:.K313];&quot;X&quot;;[.G314:.K314];&quot;X&quot;;[.G310:.G314];&quot;X&quot;;[.H310:.H314];&quot;X&quot;;[.I310:.I314];&quot;X&quot;;[.J310:.J314];&quot;X&quot;;[.K310:.K314];&quot;X&quot;;[.G314];[.H313];[.I312];[.J311];[.K310];&quot;X&quot;;[.G310];[.H311];[.I312];[.J313];[.K314])));0;1);&quot;&quot;)">
            <text:p/>
          </table:table-cell>
          <table:table-cell table:formula="of:=IF([.G315]=&quot;&quot;;SUM([.G310:.K314])*INDEX([.A$6:.CV$6];1;[.M$8])*[.O310];&quot;&quot;)">
            <text:p/>
          </table:table-cell>
          <table:table-cell table:number-columns-repeated="4"/>
          <table:table-cell table:formula="of:=IF([.O310]&lt;&gt;&quot;&quot;;ABS([.O310]-1);[.O310])">
            <text:p/>
          </table:table-cell>
          <table:table-cell table:formula="of:=IF([.G315]=&quot;&quot;;(SUM([.G310:.K314])-INDEX([.A$2:.CV$2];1;[.M$8]+1))*INDEX([.A$2:.CV$2];1;[.M$8]+1)*[.U3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A311]&lt;&gt;&quot;&quot;;IF(ISERROR(HLOOKUP([.A311];[.$A$6:.$CV$6];1;0));[.A311];&quot;-&quot;);&quot;&quot;)" office:value-type="string" office:string-value="-" calcext:value-type="string">
            <text:p>-</text:p>
          </table:table-cell>
          <table:table-cell table:formula="of:=IF([.B311]&lt;&gt;&quot;&quot;;IF(ISERROR(HLOOKUP([.B311];[.$A$6:.$CV$6];1;0));[.B311];&quot;-&quot;);&quot;&quot;)" office:value-type="string" office:string-value="-" calcext:value-type="string">
            <text:p>-</text:p>
          </table:table-cell>
          <table:table-cell table:formula="of:=IF([.C311]&lt;&gt;&quot;&quot;;IF(ISERROR(HLOOKUP([.C311];[.$A$6:.$CV$6];1;0));[.C311];&quot;-&quot;);&quot;&quot;)" office:value-type="string" office:string-value="-" calcext:value-type="string">
            <text:p>-</text:p>
          </table:table-cell>
          <table:table-cell table:formula="of:=IF([.D311]&lt;&gt;&quot;&quot;;IF(ISERROR(HLOOKUP([.D311];[.$A$6:.$CV$6];1;0));[.D311];&quot;-&quot;);&quot;&quot;)" office:value-type="string" office:string-value="-" calcext:value-type="string">
            <text:p>-</text:p>
          </table:table-cell>
          <table:table-cell table:formula="of:=IF([.E311]&lt;&gt;&quot;&quot;;IF(ISERROR(HLOOKUP([.E311];[.$A$6:.$CV$6];1;0));[.E31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16]=&quot;&quot;;IF(ISERROR(FIND(&quot;-----&quot;;COM.MICROSOFT.CONCAT([.G311:.K311];&quot;X&quot;;[.G312:.K312];&quot;X&quot;;[.G313:.K313];&quot;X&quot;;[.G314:.K314];&quot;X&quot;;[.G315:.K315];&quot;X&quot;;[.G311:.G315];&quot;X&quot;;[.H311:.H315];&quot;X&quot;;[.I311:.I315];&quot;X&quot;;[.J311:.J315];&quot;X&quot;;[.K311:.K315];&quot;X&quot;;[.G315];[.H314];[.I313];[.J312];[.K311];&quot;X&quot;;[.G311];[.H312];[.I313];[.J314];[.K315])));0;1);&quot;&quot;)">
            <text:p/>
          </table:table-cell>
          <table:table-cell table:formula="of:=IF([.G316]=&quot;&quot;;SUM([.G311:.K315])*INDEX([.A$6:.CV$6];1;[.M$8])*[.O311];&quot;&quot;)">
            <text:p/>
          </table:table-cell>
          <table:table-cell table:number-columns-repeated="4"/>
          <table:table-cell table:formula="of:=IF([.O311]&lt;&gt;&quot;&quot;;ABS([.O311]-1);[.O311])">
            <text:p/>
          </table:table-cell>
          <table:table-cell table:formula="of:=IF([.G316]=&quot;&quot;;(SUM([.G311:.K315])-INDEX([.A$2:.CV$2];1;[.M$8]+1))*INDEX([.A$2:.CV$2];1;[.M$8]+1)*[.U3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A312]&lt;&gt;&quot;&quot;;IF(ISERROR(HLOOKUP([.A312];[.$A$6:.$CV$6];1;0));[.A312];&quot;-&quot;);&quot;&quot;)" office:value-type="string" office:string-value="-" calcext:value-type="string">
            <text:p>-</text:p>
          </table:table-cell>
          <table:table-cell table:formula="of:=IF([.B312]&lt;&gt;&quot;&quot;;IF(ISERROR(HLOOKUP([.B312];[.$A$6:.$CV$6];1;0));[.B312];&quot;-&quot;);&quot;&quot;)" office:value-type="float" office:value="13" calcext:value-type="float">
            <text:p>13</text:p>
          </table:table-cell>
          <table:table-cell table:formula="of:=IF([.C312]&lt;&gt;&quot;&quot;;IF(ISERROR(HLOOKUP([.C312];[.$A$6:.$CV$6];1;0));[.C312];&quot;-&quot;);&quot;&quot;)" office:value-type="string" office:string-value="-" calcext:value-type="string">
            <text:p>-</text:p>
          </table:table-cell>
          <table:table-cell table:formula="of:=IF([.D312]&lt;&gt;&quot;&quot;;IF(ISERROR(HLOOKUP([.D312];[.$A$6:.$CV$6];1;0));[.D312];&quot;-&quot;);&quot;&quot;)" office:value-type="string" office:string-value="-" calcext:value-type="string">
            <text:p>-</text:p>
          </table:table-cell>
          <table:table-cell table:formula="of:=IF([.E312]&lt;&gt;&quot;&quot;;IF(ISERROR(HLOOKUP([.E312];[.$A$6:.$CV$6];1;0));[.E312];&quot;-&quot;);&quot;&quot;)" office:value-type="float" office:value="25" calcext:value-type="float">
            <text:p>25</text:p>
          </table:table-cell>
          <table:table-cell table:number-columns-repeated="3"/>
          <table:table-cell table:formula="of:=IF([.G317]=&quot;&quot;;IF(ISERROR(FIND(&quot;-----&quot;;COM.MICROSOFT.CONCAT([.G312:.K312];&quot;X&quot;;[.G313:.K313];&quot;X&quot;;[.G314:.K314];&quot;X&quot;;[.G315:.K315];&quot;X&quot;;[.G316:.K316];&quot;X&quot;;[.G312:.G316];&quot;X&quot;;[.H312:.H316];&quot;X&quot;;[.I312:.I316];&quot;X&quot;;[.J312:.J316];&quot;X&quot;;[.K312:.K316];&quot;X&quot;;[.G316];[.H315];[.I314];[.J313];[.K312];&quot;X&quot;;[.G312];[.H313];[.I314];[.J315];[.K316])));0;1);&quot;&quot;)">
            <text:p/>
          </table:table-cell>
          <table:table-cell table:formula="of:=IF([.G317]=&quot;&quot;;SUM([.G312:.K316])*INDEX([.A$6:.CV$6];1;[.M$8])*[.O312];&quot;&quot;)">
            <text:p/>
          </table:table-cell>
          <table:table-cell table:number-columns-repeated="4"/>
          <table:table-cell table:formula="of:=IF([.O312]&lt;&gt;&quot;&quot;;ABS([.O312]-1);[.O312])">
            <text:p/>
          </table:table-cell>
          <table:table-cell table:formula="of:=IF([.G317]=&quot;&quot;;(SUM([.G312:.K316])-INDEX([.A$2:.CV$2];1;[.M$8]+1))*INDEX([.A$2:.CV$2];1;[.M$8]+1)*[.U3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[.A313]&lt;&gt;&quot;&quot;;IF(ISERROR(HLOOKUP([.A313];[.$A$6:.$CV$6];1;0));[.A313];&quot;-&quot;);&quot;&quot;)" office:value-type="string" office:string-value="-" calcext:value-type="string">
            <text:p>-</text:p>
          </table:table-cell>
          <table:table-cell table:formula="of:=IF([.B313]&lt;&gt;&quot;&quot;;IF(ISERROR(HLOOKUP([.B313];[.$A$6:.$CV$6];1;0));[.B313];&quot;-&quot;);&quot;&quot;)" office:value-type="string" office:string-value="-" calcext:value-type="string">
            <text:p>-</text:p>
          </table:table-cell>
          <table:table-cell table:formula="of:=IF([.C313]&lt;&gt;&quot;&quot;;IF(ISERROR(HLOOKUP([.C313];[.$A$6:.$CV$6];1;0));[.C313];&quot;-&quot;);&quot;&quot;)" office:value-type="string" office:string-value="-" calcext:value-type="string">
            <text:p>-</text:p>
          </table:table-cell>
          <table:table-cell table:formula="of:=IF([.D313]&lt;&gt;&quot;&quot;;IF(ISERROR(HLOOKUP([.D313];[.$A$6:.$CV$6];1;0));[.D313];&quot;-&quot;);&quot;&quot;)" office:value-type="string" office:string-value="-" calcext:value-type="string">
            <text:p>-</text:p>
          </table:table-cell>
          <table:table-cell table:formula="of:=IF([.E313]&lt;&gt;&quot;&quot;;IF(ISERROR(HLOOKUP([.E313];[.$A$6:.$CV$6];1;0));[.E31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18]=&quot;&quot;;IF(ISERROR(FIND(&quot;-----&quot;;COM.MICROSOFT.CONCAT([.G313:.K313];&quot;X&quot;;[.G314:.K314];&quot;X&quot;;[.G315:.K315];&quot;X&quot;;[.G316:.K316];&quot;X&quot;;[.G317:.K317];&quot;X&quot;;[.G313:.G317];&quot;X&quot;;[.H313:.H317];&quot;X&quot;;[.I313:.I317];&quot;X&quot;;[.J313:.J317];&quot;X&quot;;[.K313:.K317];&quot;X&quot;;[.G317];[.H316];[.I315];[.J314];[.K313];&quot;X&quot;;[.G313];[.H314];[.I315];[.J316];[.K317])));0;1);&quot;&quot;)">
            <text:p/>
          </table:table-cell>
          <table:table-cell table:formula="of:=IF([.G318]=&quot;&quot;;SUM([.G313:.K317])*INDEX([.A$6:.CV$6];1;[.M$8])*[.O313];&quot;&quot;)">
            <text:p/>
          </table:table-cell>
          <table:table-cell table:number-columns-repeated="4"/>
          <table:table-cell table:formula="of:=IF([.O313]&lt;&gt;&quot;&quot;;ABS([.O313]-1);[.O313])">
            <text:p/>
          </table:table-cell>
          <table:table-cell table:formula="of:=IF([.G318]=&quot;&quot;;(SUM([.G313:.K317])-INDEX([.A$2:.CV$2];1;[.M$8]+1))*INDEX([.A$2:.CV$2];1;[.M$8]+1)*[.U31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14]&lt;&gt;&quot;&quot;;IF(ISERROR(HLOOKUP([.A314];[.$A$6:.$CV$6];1;0));[.A314];&quot;-&quot;);&quot;&quot;)">
            <text:p/>
          </table:table-cell>
          <table:table-cell table:formula="of:=IF([.B314]&lt;&gt;&quot;&quot;;IF(ISERROR(HLOOKUP([.B314];[.$A$6:.$CV$6];1;0));[.B314];&quot;-&quot;);&quot;&quot;)">
            <text:p/>
          </table:table-cell>
          <table:table-cell table:formula="of:=IF([.C314]&lt;&gt;&quot;&quot;;IF(ISERROR(HLOOKUP([.C314];[.$A$6:.$CV$6];1;0));[.C314];&quot;-&quot;);&quot;&quot;)">
            <text:p/>
          </table:table-cell>
          <table:table-cell table:formula="of:=IF([.D314]&lt;&gt;&quot;&quot;;IF(ISERROR(HLOOKUP([.D314];[.$A$6:.$CV$6];1;0));[.D314];&quot;-&quot;);&quot;&quot;)">
            <text:p/>
          </table:table-cell>
          <table:table-cell table:formula="of:=IF([.E314]&lt;&gt;&quot;&quot;;IF(ISERROR(HLOOKUP([.E314];[.$A$6:.$CV$6];1;0));[.E314];&quot;-&quot;);&quot;&quot;)">
            <text:p/>
          </table:table-cell>
          <table:table-cell table:number-columns-repeated="3"/>
          <table:table-cell table:formula="of:=IF([.G319]=&quot;&quot;;IF(ISERROR(FIND(&quot;-----&quot;;COM.MICROSOFT.CONCAT([.G314:.K314];&quot;X&quot;;[.G315:.K315];&quot;X&quot;;[.G316:.K316];&quot;X&quot;;[.G317:.K317];&quot;X&quot;;[.G318:.K318];&quot;X&quot;;[.G314:.G318];&quot;X&quot;;[.H314:.H318];&quot;X&quot;;[.I314:.I318];&quot;X&quot;;[.J314:.J318];&quot;X&quot;;[.K314:.K318];&quot;X&quot;;[.G318];[.H317];[.I316];[.J315];[.K314];&quot;X&quot;;[.G314];[.H315];[.I316];[.J317];[.K318])));0;1);&quot;&quot;)">
            <text:p/>
          </table:table-cell>
          <table:table-cell table:formula="of:=IF([.G319]=&quot;&quot;;SUM([.G314:.K318])*INDEX([.A$6:.CV$6];1;[.M$8])*[.O314];&quot;&quot;)">
            <text:p/>
          </table:table-cell>
          <table:table-cell table:number-columns-repeated="4"/>
          <table:table-cell table:formula="of:=IF([.O314]&lt;&gt;&quot;&quot;;ABS([.O314]-1);[.O314])">
            <text:p/>
          </table:table-cell>
          <table:table-cell table:formula="of:=IF([.G319]=&quot;&quot;;(SUM([.G314:.K318])-INDEX([.A$2:.CV$2];1;[.M$8]+1))*INDEX([.A$2:.CV$2];1;[.M$8]+1)*[.U3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A315]&lt;&gt;&quot;&quot;;IF(ISERROR(HLOOKUP([.A315];[.$A$6:.$CV$6];1;0));[.A315];&quot;-&quot;);&quot;&quot;)" office:value-type="float" office:value="5" calcext:value-type="float">
            <text:p>5</text:p>
          </table:table-cell>
          <table:table-cell table:formula="of:=IF([.B315]&lt;&gt;&quot;&quot;;IF(ISERROR(HLOOKUP([.B315];[.$A$6:.$CV$6];1;0));[.B315];&quot;-&quot;);&quot;&quot;)" office:value-type="string" office:string-value="-" calcext:value-type="string">
            <text:p>-</text:p>
          </table:table-cell>
          <table:table-cell table:formula="of:=IF([.C315]&lt;&gt;&quot;&quot;;IF(ISERROR(HLOOKUP([.C315];[.$A$6:.$CV$6];1;0));[.C315];&quot;-&quot;);&quot;&quot;)" office:value-type="string" office:string-value="-" calcext:value-type="string">
            <text:p>-</text:p>
          </table:table-cell>
          <table:table-cell table:formula="of:=IF([.D315]&lt;&gt;&quot;&quot;;IF(ISERROR(HLOOKUP([.D315];[.$A$6:.$CV$6];1;0));[.D315];&quot;-&quot;);&quot;&quot;)" office:value-type="string" office:string-value="-" calcext:value-type="string">
            <text:p>-</text:p>
          </table:table-cell>
          <table:table-cell table:formula="of:=IF([.E315]&lt;&gt;&quot;&quot;;IF(ISERROR(HLOOKUP([.E315];[.$A$6:.$CV$6];1;0));[.E31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0]=&quot;&quot;;IF(ISERROR(FIND(&quot;-----&quot;;COM.MICROSOFT.CONCAT([.G315:.K315];&quot;X&quot;;[.G316:.K316];&quot;X&quot;;[.G317:.K317];&quot;X&quot;;[.G318:.K318];&quot;X&quot;;[.G319:.K319];&quot;X&quot;;[.G315:.G319];&quot;X&quot;;[.H315:.H319];&quot;X&quot;;[.I315:.I319];&quot;X&quot;;[.J315:.J319];&quot;X&quot;;[.K315:.K319];&quot;X&quot;;[.G319];[.H318];[.I317];[.J316];[.K315];&quot;X&quot;;[.G315];[.H316];[.I317];[.J318];[.K319])));0;1);&quot;&quot;)" office:value-type="float" office:value="1" calcext:value-type="float">
            <text:p>1</text:p>
          </table:table-cell>
          <table:table-cell table:formula="of:=IF([.G320]=&quot;&quot;;SUM([.G315:.K319])*INDEX([.A$6:.CV$6];1;[.M$8])*[.O315];&quot;&quot;)" office:value-type="float" office:value="16262" calcext:value-type="float">
            <text:p>16262</text:p>
          </table:table-cell>
          <table:table-cell table:number-columns-repeated="4"/>
          <table:table-cell table:formula="of:=IF([.O315]&lt;&gt;&quot;&quot;;ABS([.O315]-1);[.O315])" office:value-type="float" office:value="0" calcext:value-type="float">
            <text:p>0</text:p>
          </table:table-cell>
          <table:table-cell table:formula="of:=IF([.G320]=&quot;&quot;;(SUM([.G315:.K319])-INDEX([.A$2:.CV$2];1;[.M$8]+1))*INDEX([.A$2:.CV$2];1;[.M$8]+1)*[.U31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316]&lt;&gt;&quot;&quot;;IF(ISERROR(HLOOKUP([.A316];[.$A$6:.$CV$6];1;0));[.A316];&quot;-&quot;);&quot;&quot;)" office:value-type="string" office:string-value="-" calcext:value-type="string">
            <text:p>-</text:p>
          </table:table-cell>
          <table:table-cell table:formula="of:=IF([.B316]&lt;&gt;&quot;&quot;;IF(ISERROR(HLOOKUP([.B316];[.$A$6:.$CV$6];1;0));[.B316];&quot;-&quot;);&quot;&quot;)" office:value-type="string" office:string-value="-" calcext:value-type="string">
            <text:p>-</text:p>
          </table:table-cell>
          <table:table-cell table:formula="of:=IF([.C316]&lt;&gt;&quot;&quot;;IF(ISERROR(HLOOKUP([.C316];[.$A$6:.$CV$6];1;0));[.C316];&quot;-&quot;);&quot;&quot;)" office:value-type="string" office:string-value="-" calcext:value-type="string">
            <text:p>-</text:p>
          </table:table-cell>
          <table:table-cell table:formula="of:=IF([.D316]&lt;&gt;&quot;&quot;;IF(ISERROR(HLOOKUP([.D316];[.$A$6:.$CV$6];1;0));[.D316];&quot;-&quot;);&quot;&quot;)" office:value-type="float" office:value="25" calcext:value-type="float">
            <text:p>25</text:p>
          </table:table-cell>
          <table:table-cell table:formula="of:=IF([.E316]&lt;&gt;&quot;&quot;;IF(ISERROR(HLOOKUP([.E316];[.$A$6:.$CV$6];1;0));[.E31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1]=&quot;&quot;;IF(ISERROR(FIND(&quot;-----&quot;;COM.MICROSOFT.CONCAT([.G316:.K316];&quot;X&quot;;[.G317:.K317];&quot;X&quot;;[.G318:.K318];&quot;X&quot;;[.G319:.K319];&quot;X&quot;;[.G320:.K320];&quot;X&quot;;[.G316:.G320];&quot;X&quot;;[.H316:.H320];&quot;X&quot;;[.I316:.I320];&quot;X&quot;;[.J316:.J320];&quot;X&quot;;[.K316:.K320];&quot;X&quot;;[.G320];[.H319];[.I318];[.J317];[.K316];&quot;X&quot;;[.G316];[.H317];[.I318];[.J319];[.K320])));0;1);&quot;&quot;)">
            <text:p/>
          </table:table-cell>
          <table:table-cell table:formula="of:=IF([.G321]=&quot;&quot;;SUM([.G316:.K320])*INDEX([.A$6:.CV$6];1;[.M$8])*[.O316];&quot;&quot;)">
            <text:p/>
          </table:table-cell>
          <table:table-cell table:number-columns-repeated="4"/>
          <table:table-cell table:formula="of:=IF([.O316]&lt;&gt;&quot;&quot;;ABS([.O316]-1);[.O316])">
            <text:p/>
          </table:table-cell>
          <table:table-cell table:formula="of:=IF([.G321]=&quot;&quot;;(SUM([.G316:.K320])-INDEX([.A$2:.CV$2];1;[.M$8]+1))*INDEX([.A$2:.CV$2];1;[.M$8]+1)*[.U3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A317]&lt;&gt;&quot;&quot;;IF(ISERROR(HLOOKUP([.A317];[.$A$6:.$CV$6];1;0));[.A317];&quot;-&quot;);&quot;&quot;)" office:value-type="string" office:string-value="-" calcext:value-type="string">
            <text:p>-</text:p>
          </table:table-cell>
          <table:table-cell table:formula="of:=IF([.B317]&lt;&gt;&quot;&quot;;IF(ISERROR(HLOOKUP([.B317];[.$A$6:.$CV$6];1;0));[.B317];&quot;-&quot;);&quot;&quot;)" office:value-type="string" office:string-value="-" calcext:value-type="string">
            <text:p>-</text:p>
          </table:table-cell>
          <table:table-cell table:formula="of:=IF([.C317]&lt;&gt;&quot;&quot;;IF(ISERROR(HLOOKUP([.C317];[.$A$6:.$CV$6];1;0));[.C317];&quot;-&quot;);&quot;&quot;)" office:value-type="string" office:string-value="-" calcext:value-type="string">
            <text:p>-</text:p>
          </table:table-cell>
          <table:table-cell table:formula="of:=IF([.D317]&lt;&gt;&quot;&quot;;IF(ISERROR(HLOOKUP([.D317];[.$A$6:.$CV$6];1;0));[.D317];&quot;-&quot;);&quot;&quot;)" office:value-type="string" office:string-value="-" calcext:value-type="string">
            <text:p>-</text:p>
          </table:table-cell>
          <table:table-cell table:formula="of:=IF([.E317]&lt;&gt;&quot;&quot;;IF(ISERROR(HLOOKUP([.E317];[.$A$6:.$CV$6];1;0));[.E31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2]=&quot;&quot;;IF(ISERROR(FIND(&quot;-----&quot;;COM.MICROSOFT.CONCAT([.G317:.K317];&quot;X&quot;;[.G318:.K318];&quot;X&quot;;[.G319:.K319];&quot;X&quot;;[.G320:.K320];&quot;X&quot;;[.G321:.K321];&quot;X&quot;;[.G317:.G321];&quot;X&quot;;[.H317:.H321];&quot;X&quot;;[.I317:.I321];&quot;X&quot;;[.J317:.J321];&quot;X&quot;;[.K317:.K321];&quot;X&quot;;[.G321];[.H320];[.I319];[.J318];[.K317];&quot;X&quot;;[.G317];[.H318];[.I319];[.J320];[.K321])));0;1);&quot;&quot;)">
            <text:p/>
          </table:table-cell>
          <table:table-cell table:formula="of:=IF([.G322]=&quot;&quot;;SUM([.G317:.K321])*INDEX([.A$6:.CV$6];1;[.M$8])*[.O317];&quot;&quot;)">
            <text:p/>
          </table:table-cell>
          <table:table-cell table:number-columns-repeated="4"/>
          <table:table-cell table:formula="of:=IF([.O317]&lt;&gt;&quot;&quot;;ABS([.O317]-1);[.O317])">
            <text:p/>
          </table:table-cell>
          <table:table-cell table:formula="of:=IF([.G322]=&quot;&quot;;(SUM([.G317:.K321])-INDEX([.A$2:.CV$2];1;[.M$8]+1))*INDEX([.A$2:.CV$2];1;[.M$8]+1)*[.U3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318]&lt;&gt;&quot;&quot;;IF(ISERROR(HLOOKUP([.A318];[.$A$6:.$CV$6];1;0));[.A318];&quot;-&quot;);&quot;&quot;)" office:value-type="string" office:string-value="-" calcext:value-type="string">
            <text:p>-</text:p>
          </table:table-cell>
          <table:table-cell table:formula="of:=IF([.B318]&lt;&gt;&quot;&quot;;IF(ISERROR(HLOOKUP([.B318];[.$A$6:.$CV$6];1;0));[.B318];&quot;-&quot;);&quot;&quot;)" office:value-type="string" office:string-value="-" calcext:value-type="string">
            <text:p>-</text:p>
          </table:table-cell>
          <table:table-cell table:formula="of:=IF([.C318]&lt;&gt;&quot;&quot;;IF(ISERROR(HLOOKUP([.C318];[.$A$6:.$CV$6];1;0));[.C318];&quot;-&quot;);&quot;&quot;)" office:value-type="string" office:string-value="-" calcext:value-type="string">
            <text:p>-</text:p>
          </table:table-cell>
          <table:table-cell table:formula="of:=IF([.D318]&lt;&gt;&quot;&quot;;IF(ISERROR(HLOOKUP([.D318];[.$A$6:.$CV$6];1;0));[.D318];&quot;-&quot;);&quot;&quot;)" office:value-type="float" office:value="15" calcext:value-type="float">
            <text:p>15</text:p>
          </table:table-cell>
          <table:table-cell table:formula="of:=IF([.E318]&lt;&gt;&quot;&quot;;IF(ISERROR(HLOOKUP([.E318];[.$A$6:.$CV$6];1;0));[.E318];&quot;-&quot;);&quot;&quot;)" office:value-type="float" office:value="3" calcext:value-type="float">
            <text:p>3</text:p>
          </table:table-cell>
          <table:table-cell table:number-columns-repeated="3"/>
          <table:table-cell table:formula="of:=IF([.G323]=&quot;&quot;;IF(ISERROR(FIND(&quot;-----&quot;;COM.MICROSOFT.CONCAT([.G318:.K318];&quot;X&quot;;[.G319:.K319];&quot;X&quot;;[.G320:.K320];&quot;X&quot;;[.G321:.K321];&quot;X&quot;;[.G322:.K322];&quot;X&quot;;[.G318:.G322];&quot;X&quot;;[.H318:.H322];&quot;X&quot;;[.I318:.I322];&quot;X&quot;;[.J318:.J322];&quot;X&quot;;[.K318:.K322];&quot;X&quot;;[.G322];[.H321];[.I320];[.J319];[.K318];&quot;X&quot;;[.G318];[.H319];[.I320];[.J321];[.K322])));0;1);&quot;&quot;)">
            <text:p/>
          </table:table-cell>
          <table:table-cell table:formula="of:=IF([.G323]=&quot;&quot;;SUM([.G318:.K322])*INDEX([.A$6:.CV$6];1;[.M$8])*[.O318];&quot;&quot;)">
            <text:p/>
          </table:table-cell>
          <table:table-cell table:number-columns-repeated="4"/>
          <table:table-cell table:formula="of:=IF([.O318]&lt;&gt;&quot;&quot;;ABS([.O318]-1);[.O318])">
            <text:p/>
          </table:table-cell>
          <table:table-cell table:formula="of:=IF([.G323]=&quot;&quot;;(SUM([.G318:.K322])-INDEX([.A$2:.CV$2];1;[.M$8]+1))*INDEX([.A$2:.CV$2];1;[.M$8]+1)*[.U3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A319]&lt;&gt;&quot;&quot;;IF(ISERROR(HLOOKUP([.A319];[.$A$6:.$CV$6];1;0));[.A319];&quot;-&quot;);&quot;&quot;)" office:value-type="float" office:value="78" calcext:value-type="float">
            <text:p>78</text:p>
          </table:table-cell>
          <table:table-cell table:formula="of:=IF([.B319]&lt;&gt;&quot;&quot;;IF(ISERROR(HLOOKUP([.B319];[.$A$6:.$CV$6];1;0));[.B319];&quot;-&quot;);&quot;&quot;)" office:value-type="string" office:string-value="-" calcext:value-type="string">
            <text:p>-</text:p>
          </table:table-cell>
          <table:table-cell table:formula="of:=IF([.C319]&lt;&gt;&quot;&quot;;IF(ISERROR(HLOOKUP([.C319];[.$A$6:.$CV$6];1;0));[.C319];&quot;-&quot;);&quot;&quot;)" office:value-type="float" office:value="47" calcext:value-type="float">
            <text:p>47</text:p>
          </table:table-cell>
          <table:table-cell table:formula="of:=IF([.D319]&lt;&gt;&quot;&quot;;IF(ISERROR(HLOOKUP([.D319];[.$A$6:.$CV$6];1;0));[.D319];&quot;-&quot;);&quot;&quot;)" office:value-type="string" office:string-value="-" calcext:value-type="string">
            <text:p>-</text:p>
          </table:table-cell>
          <table:table-cell table:formula="of:=IF([.E319]&lt;&gt;&quot;&quot;;IF(ISERROR(HLOOKUP([.E319];[.$A$6:.$CV$6];1;0));[.E31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4]=&quot;&quot;;IF(ISERROR(FIND(&quot;-----&quot;;COM.MICROSOFT.CONCAT([.G319:.K319];&quot;X&quot;;[.G320:.K320];&quot;X&quot;;[.G321:.K321];&quot;X&quot;;[.G322:.K322];&quot;X&quot;;[.G323:.K323];&quot;X&quot;;[.G319:.G323];&quot;X&quot;;[.H319:.H323];&quot;X&quot;;[.I319:.I323];&quot;X&quot;;[.J319:.J323];&quot;X&quot;;[.K319:.K323];&quot;X&quot;;[.G323];[.H322];[.I321];[.J320];[.K319];&quot;X&quot;;[.G319];[.H320];[.I321];[.J322];[.K323])));0;1);&quot;&quot;)">
            <text:p/>
          </table:table-cell>
          <table:table-cell table:formula="of:=IF([.G324]=&quot;&quot;;SUM([.G319:.K323])*INDEX([.A$6:.CV$6];1;[.M$8])*[.O319];&quot;&quot;)">
            <text:p/>
          </table:table-cell>
          <table:table-cell table:number-columns-repeated="4"/>
          <table:table-cell table:formula="of:=IF([.O319]&lt;&gt;&quot;&quot;;ABS([.O319]-1);[.O319])">
            <text:p/>
          </table:table-cell>
          <table:table-cell table:formula="of:=IF([.G324]=&quot;&quot;;(SUM([.G319:.K323])-INDEX([.A$2:.CV$2];1;[.M$8]+1))*INDEX([.A$2:.CV$2];1;[.M$8]+1)*[.U31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20]&lt;&gt;&quot;&quot;;IF(ISERROR(HLOOKUP([.A320];[.$A$6:.$CV$6];1;0));[.A320];&quot;-&quot;);&quot;&quot;)">
            <text:p/>
          </table:table-cell>
          <table:table-cell table:formula="of:=IF([.B320]&lt;&gt;&quot;&quot;;IF(ISERROR(HLOOKUP([.B320];[.$A$6:.$CV$6];1;0));[.B320];&quot;-&quot;);&quot;&quot;)">
            <text:p/>
          </table:table-cell>
          <table:table-cell table:formula="of:=IF([.C320]&lt;&gt;&quot;&quot;;IF(ISERROR(HLOOKUP([.C320];[.$A$6:.$CV$6];1;0));[.C320];&quot;-&quot;);&quot;&quot;)">
            <text:p/>
          </table:table-cell>
          <table:table-cell table:formula="of:=IF([.D320]&lt;&gt;&quot;&quot;;IF(ISERROR(HLOOKUP([.D320];[.$A$6:.$CV$6];1;0));[.D320];&quot;-&quot;);&quot;&quot;)">
            <text:p/>
          </table:table-cell>
          <table:table-cell table:formula="of:=IF([.E320]&lt;&gt;&quot;&quot;;IF(ISERROR(HLOOKUP([.E320];[.$A$6:.$CV$6];1;0));[.E320];&quot;-&quot;);&quot;&quot;)">
            <text:p/>
          </table:table-cell>
          <table:table-cell table:number-columns-repeated="3"/>
          <table:table-cell table:formula="of:=IF([.G325]=&quot;&quot;;IF(ISERROR(FIND(&quot;-----&quot;;COM.MICROSOFT.CONCAT([.G320:.K320];&quot;X&quot;;[.G321:.K321];&quot;X&quot;;[.G322:.K322];&quot;X&quot;;[.G323:.K323];&quot;X&quot;;[.G324:.K324];&quot;X&quot;;[.G320:.G324];&quot;X&quot;;[.H320:.H324];&quot;X&quot;;[.I320:.I324];&quot;X&quot;;[.J320:.J324];&quot;X&quot;;[.K320:.K324];&quot;X&quot;;[.G324];[.H323];[.I322];[.J321];[.K320];&quot;X&quot;;[.G320];[.H321];[.I322];[.J323];[.K324])));0;1);&quot;&quot;)">
            <text:p/>
          </table:table-cell>
          <table:table-cell table:formula="of:=IF([.G325]=&quot;&quot;;SUM([.G320:.K324])*INDEX([.A$6:.CV$6];1;[.M$8])*[.O320];&quot;&quot;)">
            <text:p/>
          </table:table-cell>
          <table:table-cell table:number-columns-repeated="4"/>
          <table:table-cell table:formula="of:=IF([.O320]&lt;&gt;&quot;&quot;;ABS([.O320]-1);[.O320])">
            <text:p/>
          </table:table-cell>
          <table:table-cell table:formula="of:=IF([.G325]=&quot;&quot;;(SUM([.G320:.K324])-INDEX([.A$2:.CV$2];1;[.M$8]+1))*INDEX([.A$2:.CV$2];1;[.M$8]+1)*[.U3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321]&lt;&gt;&quot;&quot;;IF(ISERROR(HLOOKUP([.A321];[.$A$6:.$CV$6];1;0));[.A321];&quot;-&quot;);&quot;&quot;)" office:value-type="string" office:string-value="-" calcext:value-type="string">
            <text:p>-</text:p>
          </table:table-cell>
          <table:table-cell table:formula="of:=IF([.B321]&lt;&gt;&quot;&quot;;IF(ISERROR(HLOOKUP([.B321];[.$A$6:.$CV$6];1;0));[.B321];&quot;-&quot;);&quot;&quot;)" office:value-type="string" office:string-value="-" calcext:value-type="string">
            <text:p>-</text:p>
          </table:table-cell>
          <table:table-cell table:formula="of:=IF([.C321]&lt;&gt;&quot;&quot;;IF(ISERROR(HLOOKUP([.C321];[.$A$6:.$CV$6];1;0));[.C321];&quot;-&quot;);&quot;&quot;)" office:value-type="string" office:string-value="-" calcext:value-type="string">
            <text:p>-</text:p>
          </table:table-cell>
          <table:table-cell table:formula="of:=IF([.D321]&lt;&gt;&quot;&quot;;IF(ISERROR(HLOOKUP([.D321];[.$A$6:.$CV$6];1;0));[.D321];&quot;-&quot;);&quot;&quot;)" office:value-type="string" office:string-value="-" calcext:value-type="string">
            <text:p>-</text:p>
          </table:table-cell>
          <table:table-cell table:formula="of:=IF([.E321]&lt;&gt;&quot;&quot;;IF(ISERROR(HLOOKUP([.E321];[.$A$6:.$CV$6];1;0));[.E32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6]=&quot;&quot;;IF(ISERROR(FIND(&quot;-----&quot;;COM.MICROSOFT.CONCAT([.G321:.K321];&quot;X&quot;;[.G322:.K322];&quot;X&quot;;[.G323:.K323];&quot;X&quot;;[.G324:.K324];&quot;X&quot;;[.G325:.K325];&quot;X&quot;;[.G321:.G325];&quot;X&quot;;[.H321:.H325];&quot;X&quot;;[.I321:.I325];&quot;X&quot;;[.J321:.J325];&quot;X&quot;;[.K321:.K325];&quot;X&quot;;[.G325];[.H324];[.I323];[.J322];[.K321];&quot;X&quot;;[.G321];[.H322];[.I323];[.J324];[.K325])));0;1);&quot;&quot;)" office:value-type="float" office:value="1" calcext:value-type="float">
            <text:p>1</text:p>
          </table:table-cell>
          <table:table-cell table:formula="of:=IF([.G326]=&quot;&quot;;SUM([.G321:.K325])*INDEX([.A$6:.CV$6];1;[.M$8])*[.O321];&quot;&quot;)" office:value-type="float" office:value="30174" calcext:value-type="float">
            <text:p>30174</text:p>
          </table:table-cell>
          <table:table-cell table:number-columns-repeated="4"/>
          <table:table-cell table:formula="of:=IF([.O321]&lt;&gt;&quot;&quot;;ABS([.O321]-1);[.O321])" office:value-type="float" office:value="0" calcext:value-type="float">
            <text:p>0</text:p>
          </table:table-cell>
          <table:table-cell table:formula="of:=IF([.G326]=&quot;&quot;;(SUM([.G321:.K325])-INDEX([.A$2:.CV$2];1;[.M$8]+1))*INDEX([.A$2:.CV$2];1;[.M$8]+1)*[.U32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322]&lt;&gt;&quot;&quot;;IF(ISERROR(HLOOKUP([.A322];[.$A$6:.$CV$6];1;0));[.A322];&quot;-&quot;);&quot;&quot;)" office:value-type="string" office:string-value="-" calcext:value-type="string">
            <text:p>-</text:p>
          </table:table-cell>
          <table:table-cell table:formula="of:=IF([.B322]&lt;&gt;&quot;&quot;;IF(ISERROR(HLOOKUP([.B322];[.$A$6:.$CV$6];1;0));[.B322];&quot;-&quot;);&quot;&quot;)" office:value-type="string" office:string-value="-" calcext:value-type="string">
            <text:p>-</text:p>
          </table:table-cell>
          <table:table-cell table:formula="of:=IF([.C322]&lt;&gt;&quot;&quot;;IF(ISERROR(HLOOKUP([.C322];[.$A$6:.$CV$6];1;0));[.C322];&quot;-&quot;);&quot;&quot;)" office:value-type="string" office:string-value="-" calcext:value-type="string">
            <text:p>-</text:p>
          </table:table-cell>
          <table:table-cell table:formula="of:=IF([.D322]&lt;&gt;&quot;&quot;;IF(ISERROR(HLOOKUP([.D322];[.$A$6:.$CV$6];1;0));[.D322];&quot;-&quot;);&quot;&quot;)" office:value-type="float" office:value="83" calcext:value-type="float">
            <text:p>83</text:p>
          </table:table-cell>
          <table:table-cell table:formula="of:=IF([.E322]&lt;&gt;&quot;&quot;;IF(ISERROR(HLOOKUP([.E322];[.$A$6:.$CV$6];1;0));[.E32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7]=&quot;&quot;;IF(ISERROR(FIND(&quot;-----&quot;;COM.MICROSOFT.CONCAT([.G322:.K322];&quot;X&quot;;[.G323:.K323];&quot;X&quot;;[.G324:.K324];&quot;X&quot;;[.G325:.K325];&quot;X&quot;;[.G326:.K326];&quot;X&quot;;[.G322:.G326];&quot;X&quot;;[.H322:.H326];&quot;X&quot;;[.I322:.I326];&quot;X&quot;;[.J322:.J326];&quot;X&quot;;[.K322:.K326];&quot;X&quot;;[.G326];[.H325];[.I324];[.J323];[.K322];&quot;X&quot;;[.G322];[.H323];[.I324];[.J325];[.K326])));0;1);&quot;&quot;)">
            <text:p/>
          </table:table-cell>
          <table:table-cell table:formula="of:=IF([.G327]=&quot;&quot;;SUM([.G322:.K326])*INDEX([.A$6:.CV$6];1;[.M$8])*[.O322];&quot;&quot;)">
            <text:p/>
          </table:table-cell>
          <table:table-cell table:number-columns-repeated="4"/>
          <table:table-cell table:formula="of:=IF([.O322]&lt;&gt;&quot;&quot;;ABS([.O322]-1);[.O322])">
            <text:p/>
          </table:table-cell>
          <table:table-cell table:formula="of:=IF([.G327]=&quot;&quot;;(SUM([.G322:.K326])-INDEX([.A$2:.CV$2];1;[.M$8]+1))*INDEX([.A$2:.CV$2];1;[.M$8]+1)*[.U3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323]&lt;&gt;&quot;&quot;;IF(ISERROR(HLOOKUP([.A323];[.$A$6:.$CV$6];1;0));[.A323];&quot;-&quot;);&quot;&quot;)" office:value-type="string" office:string-value="-" calcext:value-type="string">
            <text:p>-</text:p>
          </table:table-cell>
          <table:table-cell table:formula="of:=IF([.B323]&lt;&gt;&quot;&quot;;IF(ISERROR(HLOOKUP([.B323];[.$A$6:.$CV$6];1;0));[.B323];&quot;-&quot;);&quot;&quot;)" office:value-type="string" office:string-value="-" calcext:value-type="string">
            <text:p>-</text:p>
          </table:table-cell>
          <table:table-cell table:formula="of:=IF([.C323]&lt;&gt;&quot;&quot;;IF(ISERROR(HLOOKUP([.C323];[.$A$6:.$CV$6];1;0));[.C323];&quot;-&quot;);&quot;&quot;)" office:value-type="string" office:string-value="-" calcext:value-type="string">
            <text:p>-</text:p>
          </table:table-cell>
          <table:table-cell table:formula="of:=IF([.D323]&lt;&gt;&quot;&quot;;IF(ISERROR(HLOOKUP([.D323];[.$A$6:.$CV$6];1;0));[.D323];&quot;-&quot;);&quot;&quot;)" office:value-type="string" office:string-value="-" calcext:value-type="string">
            <text:p>-</text:p>
          </table:table-cell>
          <table:table-cell table:formula="of:=IF([.E323]&lt;&gt;&quot;&quot;;IF(ISERROR(HLOOKUP([.E323];[.$A$6:.$CV$6];1;0));[.E32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8]=&quot;&quot;;IF(ISERROR(FIND(&quot;-----&quot;;COM.MICROSOFT.CONCAT([.G323:.K323];&quot;X&quot;;[.G324:.K324];&quot;X&quot;;[.G325:.K325];&quot;X&quot;;[.G326:.K326];&quot;X&quot;;[.G327:.K327];&quot;X&quot;;[.G323:.G327];&quot;X&quot;;[.H323:.H327];&quot;X&quot;;[.I323:.I327];&quot;X&quot;;[.J323:.J327];&quot;X&quot;;[.K323:.K327];&quot;X&quot;;[.G327];[.H326];[.I325];[.J324];[.K323];&quot;X&quot;;[.G323];[.H324];[.I325];[.J326];[.K327])));0;1);&quot;&quot;)">
            <text:p/>
          </table:table-cell>
          <table:table-cell table:formula="of:=IF([.G328]=&quot;&quot;;SUM([.G323:.K327])*INDEX([.A$6:.CV$6];1;[.M$8])*[.O323];&quot;&quot;)">
            <text:p/>
          </table:table-cell>
          <table:table-cell table:number-columns-repeated="4"/>
          <table:table-cell table:formula="of:=IF([.O323]&lt;&gt;&quot;&quot;;ABS([.O323]-1);[.O323])">
            <text:p/>
          </table:table-cell>
          <table:table-cell table:formula="of:=IF([.G328]=&quot;&quot;;(SUM([.G323:.K327])-INDEX([.A$2:.CV$2];1;[.M$8]+1))*INDEX([.A$2:.CV$2];1;[.M$8]+1)*[.U3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324]&lt;&gt;&quot;&quot;;IF(ISERROR(HLOOKUP([.A324];[.$A$6:.$CV$6];1;0));[.A324];&quot;-&quot;);&quot;&quot;)" office:value-type="string" office:string-value="-" calcext:value-type="string">
            <text:p>-</text:p>
          </table:table-cell>
          <table:table-cell table:formula="of:=IF([.B324]&lt;&gt;&quot;&quot;;IF(ISERROR(HLOOKUP([.B324];[.$A$6:.$CV$6];1;0));[.B324];&quot;-&quot;);&quot;&quot;)" office:value-type="float" office:value="48" calcext:value-type="float">
            <text:p>48</text:p>
          </table:table-cell>
          <table:table-cell table:formula="of:=IF([.C324]&lt;&gt;&quot;&quot;;IF(ISERROR(HLOOKUP([.C324];[.$A$6:.$CV$6];1;0));[.C324];&quot;-&quot;);&quot;&quot;)" office:value-type="string" office:string-value="-" calcext:value-type="string">
            <text:p>-</text:p>
          </table:table-cell>
          <table:table-cell table:formula="of:=IF([.D324]&lt;&gt;&quot;&quot;;IF(ISERROR(HLOOKUP([.D324];[.$A$6:.$CV$6];1;0));[.D324];&quot;-&quot;);&quot;&quot;)" office:value-type="float" office:value="76" calcext:value-type="float">
            <text:p>76</text:p>
          </table:table-cell>
          <table:table-cell table:formula="of:=IF([.E324]&lt;&gt;&quot;&quot;;IF(ISERROR(HLOOKUP([.E324];[.$A$6:.$CV$6];1;0));[.E32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29]=&quot;&quot;;IF(ISERROR(FIND(&quot;-----&quot;;COM.MICROSOFT.CONCAT([.G324:.K324];&quot;X&quot;;[.G325:.K325];&quot;X&quot;;[.G326:.K326];&quot;X&quot;;[.G327:.K327];&quot;X&quot;;[.G328:.K328];&quot;X&quot;;[.G324:.G328];&quot;X&quot;;[.H324:.H328];&quot;X&quot;;[.I324:.I328];&quot;X&quot;;[.J324:.J328];&quot;X&quot;;[.K324:.K328];&quot;X&quot;;[.G328];[.H327];[.I326];[.J325];[.K324];&quot;X&quot;;[.G324];[.H325];[.I326];[.J327];[.K328])));0;1);&quot;&quot;)">
            <text:p/>
          </table:table-cell>
          <table:table-cell table:formula="of:=IF([.G329]=&quot;&quot;;SUM([.G324:.K328])*INDEX([.A$6:.CV$6];1;[.M$8])*[.O324];&quot;&quot;)">
            <text:p/>
          </table:table-cell>
          <table:table-cell table:number-columns-repeated="4"/>
          <table:table-cell table:formula="of:=IF([.O324]&lt;&gt;&quot;&quot;;ABS([.O324]-1);[.O324])">
            <text:p/>
          </table:table-cell>
          <table:table-cell table:formula="of:=IF([.G329]=&quot;&quot;;(SUM([.G324:.K328])-INDEX([.A$2:.CV$2];1;[.M$8]+1))*INDEX([.A$2:.CV$2];1;[.M$8]+1)*[.U3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325]&lt;&gt;&quot;&quot;;IF(ISERROR(HLOOKUP([.A325];[.$A$6:.$CV$6];1;0));[.A325];&quot;-&quot;);&quot;&quot;)" office:value-type="string" office:string-value="-" calcext:value-type="string">
            <text:p>-</text:p>
          </table:table-cell>
          <table:table-cell table:formula="of:=IF([.B325]&lt;&gt;&quot;&quot;;IF(ISERROR(HLOOKUP([.B325];[.$A$6:.$CV$6];1;0));[.B325];&quot;-&quot;);&quot;&quot;)" office:value-type="float" office:value="25" calcext:value-type="float">
            <text:p>25</text:p>
          </table:table-cell>
          <table:table-cell table:formula="of:=IF([.C325]&lt;&gt;&quot;&quot;;IF(ISERROR(HLOOKUP([.C325];[.$A$6:.$CV$6];1;0));[.C325];&quot;-&quot;);&quot;&quot;)" office:value-type="float" office:value="89" calcext:value-type="float">
            <text:p>89</text:p>
          </table:table-cell>
          <table:table-cell table:formula="of:=IF([.D325]&lt;&gt;&quot;&quot;;IF(ISERROR(HLOOKUP([.D325];[.$A$6:.$CV$6];1;0));[.D325];&quot;-&quot;);&quot;&quot;)" office:value-type="string" office:string-value="-" calcext:value-type="string">
            <text:p>-</text:p>
          </table:table-cell>
          <table:table-cell table:formula="of:=IF([.E325]&lt;&gt;&quot;&quot;;IF(ISERROR(HLOOKUP([.E325];[.$A$6:.$CV$6];1;0));[.E32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0]=&quot;&quot;;IF(ISERROR(FIND(&quot;-----&quot;;COM.MICROSOFT.CONCAT([.G325:.K325];&quot;X&quot;;[.G326:.K326];&quot;X&quot;;[.G327:.K327];&quot;X&quot;;[.G328:.K328];&quot;X&quot;;[.G329:.K329];&quot;X&quot;;[.G325:.G329];&quot;X&quot;;[.H325:.H329];&quot;X&quot;;[.I325:.I329];&quot;X&quot;;[.J325:.J329];&quot;X&quot;;[.K325:.K329];&quot;X&quot;;[.G329];[.H328];[.I327];[.J326];[.K325];&quot;X&quot;;[.G325];[.H326];[.I327];[.J328];[.K329])));0;1);&quot;&quot;)">
            <text:p/>
          </table:table-cell>
          <table:table-cell table:formula="of:=IF([.G330]=&quot;&quot;;SUM([.G325:.K329])*INDEX([.A$6:.CV$6];1;[.M$8])*[.O325];&quot;&quot;)">
            <text:p/>
          </table:table-cell>
          <table:table-cell table:number-columns-repeated="4"/>
          <table:table-cell table:formula="of:=IF([.O325]&lt;&gt;&quot;&quot;;ABS([.O325]-1);[.O325])">
            <text:p/>
          </table:table-cell>
          <table:table-cell table:formula="of:=IF([.G330]=&quot;&quot;;(SUM([.G325:.K329])-INDEX([.A$2:.CV$2];1;[.M$8]+1))*INDEX([.A$2:.CV$2];1;[.M$8]+1)*[.U32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26]&lt;&gt;&quot;&quot;;IF(ISERROR(HLOOKUP([.A326];[.$A$6:.$CV$6];1;0));[.A326];&quot;-&quot;);&quot;&quot;)">
            <text:p/>
          </table:table-cell>
          <table:table-cell table:formula="of:=IF([.B326]&lt;&gt;&quot;&quot;;IF(ISERROR(HLOOKUP([.B326];[.$A$6:.$CV$6];1;0));[.B326];&quot;-&quot;);&quot;&quot;)">
            <text:p/>
          </table:table-cell>
          <table:table-cell table:formula="of:=IF([.C326]&lt;&gt;&quot;&quot;;IF(ISERROR(HLOOKUP([.C326];[.$A$6:.$CV$6];1;0));[.C326];&quot;-&quot;);&quot;&quot;)">
            <text:p/>
          </table:table-cell>
          <table:table-cell table:formula="of:=IF([.D326]&lt;&gt;&quot;&quot;;IF(ISERROR(HLOOKUP([.D326];[.$A$6:.$CV$6];1;0));[.D326];&quot;-&quot;);&quot;&quot;)">
            <text:p/>
          </table:table-cell>
          <table:table-cell table:formula="of:=IF([.E326]&lt;&gt;&quot;&quot;;IF(ISERROR(HLOOKUP([.E326];[.$A$6:.$CV$6];1;0));[.E326];&quot;-&quot;);&quot;&quot;)">
            <text:p/>
          </table:table-cell>
          <table:table-cell table:number-columns-repeated="3"/>
          <table:table-cell table:formula="of:=IF([.G331]=&quot;&quot;;IF(ISERROR(FIND(&quot;-----&quot;;COM.MICROSOFT.CONCAT([.G326:.K326];&quot;X&quot;;[.G327:.K327];&quot;X&quot;;[.G328:.K328];&quot;X&quot;;[.G329:.K329];&quot;X&quot;;[.G330:.K330];&quot;X&quot;;[.G326:.G330];&quot;X&quot;;[.H326:.H330];&quot;X&quot;;[.I326:.I330];&quot;X&quot;;[.J326:.J330];&quot;X&quot;;[.K326:.K330];&quot;X&quot;;[.G330];[.H329];[.I328];[.J327];[.K326];&quot;X&quot;;[.G326];[.H327];[.I328];[.J329];[.K330])));0;1);&quot;&quot;)">
            <text:p/>
          </table:table-cell>
          <table:table-cell table:formula="of:=IF([.G331]=&quot;&quot;;SUM([.G326:.K330])*INDEX([.A$6:.CV$6];1;[.M$8])*[.O326];&quot;&quot;)">
            <text:p/>
          </table:table-cell>
          <table:table-cell table:number-columns-repeated="4"/>
          <table:table-cell table:formula="of:=IF([.O326]&lt;&gt;&quot;&quot;;ABS([.O326]-1);[.O326])">
            <text:p/>
          </table:table-cell>
          <table:table-cell table:formula="of:=IF([.G331]=&quot;&quot;;(SUM([.G326:.K330])-INDEX([.A$2:.CV$2];1;[.M$8]+1))*INDEX([.A$2:.CV$2];1;[.M$8]+1)*[.U3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327]&lt;&gt;&quot;&quot;;IF(ISERROR(HLOOKUP([.A327];[.$A$6:.$CV$6];1;0));[.A327];&quot;-&quot;);&quot;&quot;)" office:value-type="string" office:string-value="-" calcext:value-type="string">
            <text:p>-</text:p>
          </table:table-cell>
          <table:table-cell table:formula="of:=IF([.B327]&lt;&gt;&quot;&quot;;IF(ISERROR(HLOOKUP([.B327];[.$A$6:.$CV$6];1;0));[.B327];&quot;-&quot;);&quot;&quot;)" office:value-type="string" office:string-value="-" calcext:value-type="string">
            <text:p>-</text:p>
          </table:table-cell>
          <table:table-cell table:formula="of:=IF([.C327]&lt;&gt;&quot;&quot;;IF(ISERROR(HLOOKUP([.C327];[.$A$6:.$CV$6];1;0));[.C327];&quot;-&quot;);&quot;&quot;)" office:value-type="string" office:string-value="-" calcext:value-type="string">
            <text:p>-</text:p>
          </table:table-cell>
          <table:table-cell table:formula="of:=IF([.D327]&lt;&gt;&quot;&quot;;IF(ISERROR(HLOOKUP([.D327];[.$A$6:.$CV$6];1;0));[.D327];&quot;-&quot;);&quot;&quot;)" office:value-type="string" office:string-value="-" calcext:value-type="string">
            <text:p>-</text:p>
          </table:table-cell>
          <table:table-cell table:formula="of:=IF([.E327]&lt;&gt;&quot;&quot;;IF(ISERROR(HLOOKUP([.E327];[.$A$6:.$CV$6];1;0));[.E32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2]=&quot;&quot;;IF(ISERROR(FIND(&quot;-----&quot;;COM.MICROSOFT.CONCAT([.G327:.K327];&quot;X&quot;;[.G328:.K328];&quot;X&quot;;[.G329:.K329];&quot;X&quot;;[.G330:.K330];&quot;X&quot;;[.G331:.K331];&quot;X&quot;;[.G327:.G331];&quot;X&quot;;[.H327:.H331];&quot;X&quot;;[.I327:.I331];&quot;X&quot;;[.J327:.J331];&quot;X&quot;;[.K327:.K331];&quot;X&quot;;[.G331];[.H330];[.I329];[.J328];[.K327];&quot;X&quot;;[.G327];[.H328];[.I329];[.J330];[.K331])));0;1);&quot;&quot;)" office:value-type="float" office:value="1" calcext:value-type="float">
            <text:p>1</text:p>
          </table:table-cell>
          <table:table-cell table:formula="of:=IF([.G332]=&quot;&quot;;SUM([.G327:.K331])*INDEX([.A$6:.CV$6];1;[.M$8])*[.O327];&quot;&quot;)" office:value-type="float" office:value="10904" calcext:value-type="float">
            <text:p>10904</text:p>
          </table:table-cell>
          <table:table-cell table:number-columns-repeated="4"/>
          <table:table-cell table:formula="of:=IF([.O327]&lt;&gt;&quot;&quot;;ABS([.O327]-1);[.O327])" office:value-type="float" office:value="0" calcext:value-type="float">
            <text:p>0</text:p>
          </table:table-cell>
          <table:table-cell table:formula="of:=IF([.G332]=&quot;&quot;;(SUM([.G327:.K331])-INDEX([.A$2:.CV$2];1;[.M$8]+1))*INDEX([.A$2:.CV$2];1;[.M$8]+1)*[.U32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328]&lt;&gt;&quot;&quot;;IF(ISERROR(HLOOKUP([.A328];[.$A$6:.$CV$6];1;0));[.A328];&quot;-&quot;);&quot;&quot;)" office:value-type="string" office:string-value="-" calcext:value-type="string">
            <text:p>-</text:p>
          </table:table-cell>
          <table:table-cell table:formula="of:=IF([.B328]&lt;&gt;&quot;&quot;;IF(ISERROR(HLOOKUP([.B328];[.$A$6:.$CV$6];1;0));[.B328];&quot;-&quot;);&quot;&quot;)" office:value-type="string" office:string-value="-" calcext:value-type="string">
            <text:p>-</text:p>
          </table:table-cell>
          <table:table-cell table:formula="of:=IF([.C328]&lt;&gt;&quot;&quot;;IF(ISERROR(HLOOKUP([.C328];[.$A$6:.$CV$6];1;0));[.C328];&quot;-&quot;);&quot;&quot;)" office:value-type="string" office:string-value="-" calcext:value-type="string">
            <text:p>-</text:p>
          </table:table-cell>
          <table:table-cell table:formula="of:=IF([.D328]&lt;&gt;&quot;&quot;;IF(ISERROR(HLOOKUP([.D328];[.$A$6:.$CV$6];1;0));[.D328];&quot;-&quot;);&quot;&quot;)" office:value-type="string" office:string-value="-" calcext:value-type="string">
            <text:p>-</text:p>
          </table:table-cell>
          <table:table-cell table:formula="of:=IF([.E328]&lt;&gt;&quot;&quot;;IF(ISERROR(HLOOKUP([.E328];[.$A$6:.$CV$6];1;0));[.E32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3]=&quot;&quot;;IF(ISERROR(FIND(&quot;-----&quot;;COM.MICROSOFT.CONCAT([.G328:.K328];&quot;X&quot;;[.G329:.K329];&quot;X&quot;;[.G330:.K330];&quot;X&quot;;[.G331:.K331];&quot;X&quot;;[.G332:.K332];&quot;X&quot;;[.G328:.G332];&quot;X&quot;;[.H328:.H332];&quot;X&quot;;[.I328:.I332];&quot;X&quot;;[.J328:.J332];&quot;X&quot;;[.K328:.K332];&quot;X&quot;;[.G332];[.H331];[.I330];[.J329];[.K328];&quot;X&quot;;[.G328];[.H329];[.I330];[.J331];[.K332])));0;1);&quot;&quot;)">
            <text:p/>
          </table:table-cell>
          <table:table-cell table:formula="of:=IF([.G333]=&quot;&quot;;SUM([.G328:.K332])*INDEX([.A$6:.CV$6];1;[.M$8])*[.O328];&quot;&quot;)">
            <text:p/>
          </table:table-cell>
          <table:table-cell table:number-columns-repeated="4"/>
          <table:table-cell table:formula="of:=IF([.O328]&lt;&gt;&quot;&quot;;ABS([.O328]-1);[.O328])">
            <text:p/>
          </table:table-cell>
          <table:table-cell table:formula="of:=IF([.G333]=&quot;&quot;;(SUM([.G328:.K332])-INDEX([.A$2:.CV$2];1;[.M$8]+1))*INDEX([.A$2:.CV$2];1;[.M$8]+1)*[.U3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A329]&lt;&gt;&quot;&quot;;IF(ISERROR(HLOOKUP([.A329];[.$A$6:.$CV$6];1;0));[.A329];&quot;-&quot;);&quot;&quot;)" office:value-type="float" office:value="25" calcext:value-type="float">
            <text:p>25</text:p>
          </table:table-cell>
          <table:table-cell table:formula="of:=IF([.B329]&lt;&gt;&quot;&quot;;IF(ISERROR(HLOOKUP([.B329];[.$A$6:.$CV$6];1;0));[.B329];&quot;-&quot;);&quot;&quot;)" office:value-type="float" office:value="78" calcext:value-type="float">
            <text:p>78</text:p>
          </table:table-cell>
          <table:table-cell table:formula="of:=IF([.C329]&lt;&gt;&quot;&quot;;IF(ISERROR(HLOOKUP([.C329];[.$A$6:.$CV$6];1;0));[.C329];&quot;-&quot;);&quot;&quot;)" office:value-type="string" office:string-value="-" calcext:value-type="string">
            <text:p>-</text:p>
          </table:table-cell>
          <table:table-cell table:formula="of:=IF([.D329]&lt;&gt;&quot;&quot;;IF(ISERROR(HLOOKUP([.D329];[.$A$6:.$CV$6];1;0));[.D329];&quot;-&quot;);&quot;&quot;)" office:value-type="string" office:string-value="-" calcext:value-type="string">
            <text:p>-</text:p>
          </table:table-cell>
          <table:table-cell table:formula="of:=IF([.E329]&lt;&gt;&quot;&quot;;IF(ISERROR(HLOOKUP([.E329];[.$A$6:.$CV$6];1;0));[.E329];&quot;-&quot;);&quot;&quot;)" office:value-type="float" office:value="13" calcext:value-type="float">
            <text:p>13</text:p>
          </table:table-cell>
          <table:table-cell table:number-columns-repeated="3"/>
          <table:table-cell table:formula="of:=IF([.G334]=&quot;&quot;;IF(ISERROR(FIND(&quot;-----&quot;;COM.MICROSOFT.CONCAT([.G329:.K329];&quot;X&quot;;[.G330:.K330];&quot;X&quot;;[.G331:.K331];&quot;X&quot;;[.G332:.K332];&quot;X&quot;;[.G333:.K333];&quot;X&quot;;[.G329:.G333];&quot;X&quot;;[.H329:.H333];&quot;X&quot;;[.I329:.I333];&quot;X&quot;;[.J329:.J333];&quot;X&quot;;[.K329:.K333];&quot;X&quot;;[.G333];[.H332];[.I331];[.J330];[.K329];&quot;X&quot;;[.G329];[.H330];[.I331];[.J332];[.K333])));0;1);&quot;&quot;)">
            <text:p/>
          </table:table-cell>
          <table:table-cell table:formula="of:=IF([.G334]=&quot;&quot;;SUM([.G329:.K333])*INDEX([.A$6:.CV$6];1;[.M$8])*[.O329];&quot;&quot;)">
            <text:p/>
          </table:table-cell>
          <table:table-cell table:number-columns-repeated="4"/>
          <table:table-cell table:formula="of:=IF([.O329]&lt;&gt;&quot;&quot;;ABS([.O329]-1);[.O329])">
            <text:p/>
          </table:table-cell>
          <table:table-cell table:formula="of:=IF([.G334]=&quot;&quot;;(SUM([.G329:.K333])-INDEX([.A$2:.CV$2];1;[.M$8]+1))*INDEX([.A$2:.CV$2];1;[.M$8]+1)*[.U3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[.A330]&lt;&gt;&quot;&quot;;IF(ISERROR(HLOOKUP([.A330];[.$A$6:.$CV$6];1;0));[.A330];&quot;-&quot;);&quot;&quot;)" office:value-type="string" office:string-value="-" calcext:value-type="string">
            <text:p>-</text:p>
          </table:table-cell>
          <table:table-cell table:formula="of:=IF([.B330]&lt;&gt;&quot;&quot;;IF(ISERROR(HLOOKUP([.B330];[.$A$6:.$CV$6];1;0));[.B330];&quot;-&quot;);&quot;&quot;)" office:value-type="string" office:string-value="-" calcext:value-type="string">
            <text:p>-</text:p>
          </table:table-cell>
          <table:table-cell table:formula="of:=IF([.C330]&lt;&gt;&quot;&quot;;IF(ISERROR(HLOOKUP([.C330];[.$A$6:.$CV$6];1;0));[.C330];&quot;-&quot;);&quot;&quot;)" office:value-type="string" office:string-value="-" calcext:value-type="string">
            <text:p>-</text:p>
          </table:table-cell>
          <table:table-cell table:formula="of:=IF([.D330]&lt;&gt;&quot;&quot;;IF(ISERROR(HLOOKUP([.D330];[.$A$6:.$CV$6];1;0));[.D330];&quot;-&quot;);&quot;&quot;)" office:value-type="string" office:string-value="-" calcext:value-type="string">
            <text:p>-</text:p>
          </table:table-cell>
          <table:table-cell table:formula="of:=IF([.E330]&lt;&gt;&quot;&quot;;IF(ISERROR(HLOOKUP([.E330];[.$A$6:.$CV$6];1;0));[.E33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5]=&quot;&quot;;IF(ISERROR(FIND(&quot;-----&quot;;COM.MICROSOFT.CONCAT([.G330:.K330];&quot;X&quot;;[.G331:.K331];&quot;X&quot;;[.G332:.K332];&quot;X&quot;;[.G333:.K333];&quot;X&quot;;[.G334:.K334];&quot;X&quot;;[.G330:.G334];&quot;X&quot;;[.H330:.H334];&quot;X&quot;;[.I330:.I334];&quot;X&quot;;[.J330:.J334];&quot;X&quot;;[.K330:.K334];&quot;X&quot;;[.G334];[.H333];[.I332];[.J331];[.K330];&quot;X&quot;;[.G330];[.H331];[.I332];[.J333];[.K334])));0;1);&quot;&quot;)">
            <text:p/>
          </table:table-cell>
          <table:table-cell table:formula="of:=IF([.G335]=&quot;&quot;;SUM([.G330:.K334])*INDEX([.A$6:.CV$6];1;[.M$8])*[.O330];&quot;&quot;)">
            <text:p/>
          </table:table-cell>
          <table:table-cell table:number-columns-repeated="4"/>
          <table:table-cell table:formula="of:=IF([.O330]&lt;&gt;&quot;&quot;;ABS([.O330]-1);[.O330])">
            <text:p/>
          </table:table-cell>
          <table:table-cell table:formula="of:=IF([.G335]=&quot;&quot;;(SUM([.G330:.K334])-INDEX([.A$2:.CV$2];1;[.M$8]+1))*INDEX([.A$2:.CV$2];1;[.M$8]+1)*[.U3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A331]&lt;&gt;&quot;&quot;;IF(ISERROR(HLOOKUP([.A331];[.$A$6:.$CV$6];1;0));[.A331];&quot;-&quot;);&quot;&quot;)" office:value-type="string" office:string-value="-" calcext:value-type="string">
            <text:p>-</text:p>
          </table:table-cell>
          <table:table-cell table:formula="of:=IF([.B331]&lt;&gt;&quot;&quot;;IF(ISERROR(HLOOKUP([.B331];[.$A$6:.$CV$6];1;0));[.B331];&quot;-&quot;);&quot;&quot;)" office:value-type="string" office:string-value="-" calcext:value-type="string">
            <text:p>-</text:p>
          </table:table-cell>
          <table:table-cell table:formula="of:=IF([.C331]&lt;&gt;&quot;&quot;;IF(ISERROR(HLOOKUP([.C331];[.$A$6:.$CV$6];1;0));[.C331];&quot;-&quot;);&quot;&quot;)" office:value-type="string" office:string-value="-" calcext:value-type="string">
            <text:p>-</text:p>
          </table:table-cell>
          <table:table-cell table:formula="of:=IF([.D331]&lt;&gt;&quot;&quot;;IF(ISERROR(HLOOKUP([.D331];[.$A$6:.$CV$6];1;0));[.D331];&quot;-&quot;);&quot;&quot;)" office:value-type="string" office:string-value="-" calcext:value-type="string">
            <text:p>-</text:p>
          </table:table-cell>
          <table:table-cell table:formula="of:=IF([.E331]&lt;&gt;&quot;&quot;;IF(ISERROR(HLOOKUP([.E331];[.$A$6:.$CV$6];1;0));[.E33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6]=&quot;&quot;;IF(ISERROR(FIND(&quot;-----&quot;;COM.MICROSOFT.CONCAT([.G331:.K331];&quot;X&quot;;[.G332:.K332];&quot;X&quot;;[.G333:.K333];&quot;X&quot;;[.G334:.K334];&quot;X&quot;;[.G335:.K335];&quot;X&quot;;[.G331:.G335];&quot;X&quot;;[.H331:.H335];&quot;X&quot;;[.I331:.I335];&quot;X&quot;;[.J331:.J335];&quot;X&quot;;[.K331:.K335];&quot;X&quot;;[.G335];[.H334];[.I333];[.J332];[.K331];&quot;X&quot;;[.G331];[.H332];[.I333];[.J334];[.K335])));0;1);&quot;&quot;)">
            <text:p/>
          </table:table-cell>
          <table:table-cell table:formula="of:=IF([.G336]=&quot;&quot;;SUM([.G331:.K335])*INDEX([.A$6:.CV$6];1;[.M$8])*[.O331];&quot;&quot;)">
            <text:p/>
          </table:table-cell>
          <table:table-cell table:number-columns-repeated="4"/>
          <table:table-cell table:formula="of:=IF([.O331]&lt;&gt;&quot;&quot;;ABS([.O331]-1);[.O331])">
            <text:p/>
          </table:table-cell>
          <table:table-cell table:formula="of:=IF([.G336]=&quot;&quot;;(SUM([.G331:.K335])-INDEX([.A$2:.CV$2];1;[.M$8]+1))*INDEX([.A$2:.CV$2];1;[.M$8]+1)*[.U33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32]&lt;&gt;&quot;&quot;;IF(ISERROR(HLOOKUP([.A332];[.$A$6:.$CV$6];1;0));[.A332];&quot;-&quot;);&quot;&quot;)">
            <text:p/>
          </table:table-cell>
          <table:table-cell table:formula="of:=IF([.B332]&lt;&gt;&quot;&quot;;IF(ISERROR(HLOOKUP([.B332];[.$A$6:.$CV$6];1;0));[.B332];&quot;-&quot;);&quot;&quot;)">
            <text:p/>
          </table:table-cell>
          <table:table-cell table:formula="of:=IF([.C332]&lt;&gt;&quot;&quot;;IF(ISERROR(HLOOKUP([.C332];[.$A$6:.$CV$6];1;0));[.C332];&quot;-&quot;);&quot;&quot;)">
            <text:p/>
          </table:table-cell>
          <table:table-cell table:formula="of:=IF([.D332]&lt;&gt;&quot;&quot;;IF(ISERROR(HLOOKUP([.D332];[.$A$6:.$CV$6];1;0));[.D332];&quot;-&quot;);&quot;&quot;)">
            <text:p/>
          </table:table-cell>
          <table:table-cell table:formula="of:=IF([.E332]&lt;&gt;&quot;&quot;;IF(ISERROR(HLOOKUP([.E332];[.$A$6:.$CV$6];1;0));[.E332];&quot;-&quot;);&quot;&quot;)">
            <text:p/>
          </table:table-cell>
          <table:table-cell table:number-columns-repeated="3"/>
          <table:table-cell table:formula="of:=IF([.G337]=&quot;&quot;;IF(ISERROR(FIND(&quot;-----&quot;;COM.MICROSOFT.CONCAT([.G332:.K332];&quot;X&quot;;[.G333:.K333];&quot;X&quot;;[.G334:.K334];&quot;X&quot;;[.G335:.K335];&quot;X&quot;;[.G336:.K336];&quot;X&quot;;[.G332:.G336];&quot;X&quot;;[.H332:.H336];&quot;X&quot;;[.I332:.I336];&quot;X&quot;;[.J332:.J336];&quot;X&quot;;[.K332:.K336];&quot;X&quot;;[.G336];[.H335];[.I334];[.J333];[.K332];&quot;X&quot;;[.G332];[.H333];[.I334];[.J335];[.K336])));0;1);&quot;&quot;)">
            <text:p/>
          </table:table-cell>
          <table:table-cell table:formula="of:=IF([.G337]=&quot;&quot;;SUM([.G332:.K336])*INDEX([.A$6:.CV$6];1;[.M$8])*[.O332];&quot;&quot;)">
            <text:p/>
          </table:table-cell>
          <table:table-cell table:number-columns-repeated="4"/>
          <table:table-cell table:formula="of:=IF([.O332]&lt;&gt;&quot;&quot;;ABS([.O332]-1);[.O332])">
            <text:p/>
          </table:table-cell>
          <table:table-cell table:formula="of:=IF([.G337]=&quot;&quot;;(SUM([.G332:.K336])-INDEX([.A$2:.CV$2];1;[.M$8]+1))*INDEX([.A$2:.CV$2];1;[.M$8]+1)*[.U3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333]&lt;&gt;&quot;&quot;;IF(ISERROR(HLOOKUP([.A333];[.$A$6:.$CV$6];1;0));[.A333];&quot;-&quot;);&quot;&quot;)" office:value-type="string" office:string-value="-" calcext:value-type="string">
            <text:p>-</text:p>
          </table:table-cell>
          <table:table-cell table:formula="of:=IF([.B333]&lt;&gt;&quot;&quot;;IF(ISERROR(HLOOKUP([.B333];[.$A$6:.$CV$6];1;0));[.B333];&quot;-&quot;);&quot;&quot;)" office:value-type="string" office:string-value="-" calcext:value-type="string">
            <text:p>-</text:p>
          </table:table-cell>
          <table:table-cell table:formula="of:=IF([.C333]&lt;&gt;&quot;&quot;;IF(ISERROR(HLOOKUP([.C333];[.$A$6:.$CV$6];1;0));[.C333];&quot;-&quot;);&quot;&quot;)" office:value-type="string" office:string-value="-" calcext:value-type="string">
            <text:p>-</text:p>
          </table:table-cell>
          <table:table-cell table:formula="of:=IF([.D333]&lt;&gt;&quot;&quot;;IF(ISERROR(HLOOKUP([.D333];[.$A$6:.$CV$6];1;0));[.D333];&quot;-&quot;);&quot;&quot;)" office:value-type="string" office:string-value="-" calcext:value-type="string">
            <text:p>-</text:p>
          </table:table-cell>
          <table:table-cell table:formula="of:=IF([.E333]&lt;&gt;&quot;&quot;;IF(ISERROR(HLOOKUP([.E333];[.$A$6:.$CV$6];1;0));[.E333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338]=&quot;&quot;;IF(ISERROR(FIND(&quot;-----&quot;;COM.MICROSOFT.CONCAT([.G333:.K333];&quot;X&quot;;[.G334:.K334];&quot;X&quot;;[.G335:.K335];&quot;X&quot;;[.G336:.K336];&quot;X&quot;;[.G337:.K337];&quot;X&quot;;[.G333:.G337];&quot;X&quot;;[.H333:.H337];&quot;X&quot;;[.I333:.I337];&quot;X&quot;;[.J333:.J337];&quot;X&quot;;[.K333:.K337];&quot;X&quot;;[.G337];[.H336];[.I335];[.J334];[.K333];&quot;X&quot;;[.G333];[.H334];[.I335];[.J336];[.K337])));0;1);&quot;&quot;)" office:value-type="float" office:value="1" calcext:value-type="float">
            <text:p>1</text:p>
          </table:table-cell>
          <table:table-cell table:formula="of:=IF([.G338]=&quot;&quot;;SUM([.G333:.K337])*INDEX([.A$6:.CV$6];1;[.M$8])*[.O333];&quot;&quot;)" office:value-type="float" office:value="19834" calcext:value-type="float">
            <text:p>19834</text:p>
          </table:table-cell>
          <table:table-cell table:number-columns-repeated="4"/>
          <table:table-cell table:formula="of:=IF([.O333]&lt;&gt;&quot;&quot;;ABS([.O333]-1);[.O333])" office:value-type="float" office:value="0" calcext:value-type="float">
            <text:p>0</text:p>
          </table:table-cell>
          <table:table-cell table:formula="of:=IF([.G338]=&quot;&quot;;(SUM([.G333:.K337])-INDEX([.A$2:.CV$2];1;[.M$8]+1))*INDEX([.A$2:.CV$2];1;[.M$8]+1)*[.U33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A334]&lt;&gt;&quot;&quot;;IF(ISERROR(HLOOKUP([.A334];[.$A$6:.$CV$6];1;0));[.A334];&quot;-&quot;);&quot;&quot;)" office:value-type="string" office:string-value="-" calcext:value-type="string">
            <text:p>-</text:p>
          </table:table-cell>
          <table:table-cell table:formula="of:=IF([.B334]&lt;&gt;&quot;&quot;;IF(ISERROR(HLOOKUP([.B334];[.$A$6:.$CV$6];1;0));[.B334];&quot;-&quot;);&quot;&quot;)" office:value-type="string" office:string-value="-" calcext:value-type="string">
            <text:p>-</text:p>
          </table:table-cell>
          <table:table-cell table:formula="of:=IF([.C334]&lt;&gt;&quot;&quot;;IF(ISERROR(HLOOKUP([.C334];[.$A$6:.$CV$6];1;0));[.C334];&quot;-&quot;);&quot;&quot;)" office:value-type="string" office:string-value="-" calcext:value-type="string">
            <text:p>-</text:p>
          </table:table-cell>
          <table:table-cell table:formula="of:=IF([.D334]&lt;&gt;&quot;&quot;;IF(ISERROR(HLOOKUP([.D334];[.$A$6:.$CV$6];1;0));[.D334];&quot;-&quot;);&quot;&quot;)" office:value-type="string" office:string-value="-" calcext:value-type="string">
            <text:p>-</text:p>
          </table:table-cell>
          <table:table-cell table:formula="of:=IF([.E334]&lt;&gt;&quot;&quot;;IF(ISERROR(HLOOKUP([.E334];[.$A$6:.$CV$6];1;0));[.E33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39]=&quot;&quot;;IF(ISERROR(FIND(&quot;-----&quot;;COM.MICROSOFT.CONCAT([.G334:.K334];&quot;X&quot;;[.G335:.K335];&quot;X&quot;;[.G336:.K336];&quot;X&quot;;[.G337:.K337];&quot;X&quot;;[.G338:.K338];&quot;X&quot;;[.G334:.G338];&quot;X&quot;;[.H334:.H338];&quot;X&quot;;[.I334:.I338];&quot;X&quot;;[.J334:.J338];&quot;X&quot;;[.K334:.K338];&quot;X&quot;;[.G338];[.H337];[.I336];[.J335];[.K334];&quot;X&quot;;[.G334];[.H335];[.I336];[.J337];[.K338])));0;1);&quot;&quot;)">
            <text:p/>
          </table:table-cell>
          <table:table-cell table:formula="of:=IF([.G339]=&quot;&quot;;SUM([.G334:.K338])*INDEX([.A$6:.CV$6];1;[.M$8])*[.O334];&quot;&quot;)">
            <text:p/>
          </table:table-cell>
          <table:table-cell table:number-columns-repeated="4"/>
          <table:table-cell table:formula="of:=IF([.O334]&lt;&gt;&quot;&quot;;ABS([.O334]-1);[.O334])">
            <text:p/>
          </table:table-cell>
          <table:table-cell table:formula="of:=IF([.G339]=&quot;&quot;;(SUM([.G334:.K338])-INDEX([.A$2:.CV$2];1;[.M$8]+1))*INDEX([.A$2:.CV$2];1;[.M$8]+1)*[.U3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335]&lt;&gt;&quot;&quot;;IF(ISERROR(HLOOKUP([.A335];[.$A$6:.$CV$6];1;0));[.A335];&quot;-&quot;);&quot;&quot;)" office:value-type="string" office:string-value="-" calcext:value-type="string">
            <text:p>-</text:p>
          </table:table-cell>
          <table:table-cell table:formula="of:=IF([.B335]&lt;&gt;&quot;&quot;;IF(ISERROR(HLOOKUP([.B335];[.$A$6:.$CV$6];1;0));[.B335];&quot;-&quot;);&quot;&quot;)" office:value-type="string" office:string-value="-" calcext:value-type="string">
            <text:p>-</text:p>
          </table:table-cell>
          <table:table-cell table:formula="of:=IF([.C335]&lt;&gt;&quot;&quot;;IF(ISERROR(HLOOKUP([.C335];[.$A$6:.$CV$6];1;0));[.C335];&quot;-&quot;);&quot;&quot;)" office:value-type="string" office:string-value="-" calcext:value-type="string">
            <text:p>-</text:p>
          </table:table-cell>
          <table:table-cell table:formula="of:=IF([.D335]&lt;&gt;&quot;&quot;;IF(ISERROR(HLOOKUP([.D335];[.$A$6:.$CV$6];1;0));[.D335];&quot;-&quot;);&quot;&quot;)" office:value-type="string" office:string-value="-" calcext:value-type="string">
            <text:p>-</text:p>
          </table:table-cell>
          <table:table-cell table:formula="of:=IF([.E335]&lt;&gt;&quot;&quot;;IF(ISERROR(HLOOKUP([.E335];[.$A$6:.$CV$6];1;0));[.E33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0]=&quot;&quot;;IF(ISERROR(FIND(&quot;-----&quot;;COM.MICROSOFT.CONCAT([.G335:.K335];&quot;X&quot;;[.G336:.K336];&quot;X&quot;;[.G337:.K337];&quot;X&quot;;[.G338:.K338];&quot;X&quot;;[.G339:.K339];&quot;X&quot;;[.G335:.G339];&quot;X&quot;;[.H335:.H339];&quot;X&quot;;[.I335:.I339];&quot;X&quot;;[.J335:.J339];&quot;X&quot;;[.K335:.K339];&quot;X&quot;;[.G339];[.H338];[.I337];[.J336];[.K335];&quot;X&quot;;[.G335];[.H336];[.I337];[.J338];[.K339])));0;1);&quot;&quot;)">
            <text:p/>
          </table:table-cell>
          <table:table-cell table:formula="of:=IF([.G340]=&quot;&quot;;SUM([.G335:.K339])*INDEX([.A$6:.CV$6];1;[.M$8])*[.O335];&quot;&quot;)">
            <text:p/>
          </table:table-cell>
          <table:table-cell table:number-columns-repeated="4"/>
          <table:table-cell table:formula="of:=IF([.O335]&lt;&gt;&quot;&quot;;ABS([.O335]-1);[.O335])">
            <text:p/>
          </table:table-cell>
          <table:table-cell table:formula="of:=IF([.G340]=&quot;&quot;;(SUM([.G335:.K339])-INDEX([.A$2:.CV$2];1;[.M$8]+1))*INDEX([.A$2:.CV$2];1;[.M$8]+1)*[.U3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A336]&lt;&gt;&quot;&quot;;IF(ISERROR(HLOOKUP([.A336];[.$A$6:.$CV$6];1;0));[.A336];&quot;-&quot;);&quot;&quot;)" office:value-type="string" office:string-value="-" calcext:value-type="string">
            <text:p>-</text:p>
          </table:table-cell>
          <table:table-cell table:formula="of:=IF([.B336]&lt;&gt;&quot;&quot;;IF(ISERROR(HLOOKUP([.B336];[.$A$6:.$CV$6];1;0));[.B336];&quot;-&quot;);&quot;&quot;)" office:value-type="string" office:string-value="-" calcext:value-type="string">
            <text:p>-</text:p>
          </table:table-cell>
          <table:table-cell table:formula="of:=IF([.C336]&lt;&gt;&quot;&quot;;IF(ISERROR(HLOOKUP([.C336];[.$A$6:.$CV$6];1;0));[.C336];&quot;-&quot;);&quot;&quot;)" office:value-type="string" office:string-value="-" calcext:value-type="string">
            <text:p>-</text:p>
          </table:table-cell>
          <table:table-cell table:formula="of:=IF([.D336]&lt;&gt;&quot;&quot;;IF(ISERROR(HLOOKUP([.D336];[.$A$6:.$CV$6];1;0));[.D336];&quot;-&quot;);&quot;&quot;)" office:value-type="string" office:string-value="-" calcext:value-type="string">
            <text:p>-</text:p>
          </table:table-cell>
          <table:table-cell table:formula="of:=IF([.E336]&lt;&gt;&quot;&quot;;IF(ISERROR(HLOOKUP([.E336];[.$A$6:.$CV$6];1;0));[.E336];&quot;-&quot;);&quot;&quot;)" office:value-type="float" office:value="76" calcext:value-type="float">
            <text:p>76</text:p>
          </table:table-cell>
          <table:table-cell table:number-columns-repeated="3"/>
          <table:table-cell table:formula="of:=IF([.G341]=&quot;&quot;;IF(ISERROR(FIND(&quot;-----&quot;;COM.MICROSOFT.CONCAT([.G336:.K336];&quot;X&quot;;[.G337:.K337];&quot;X&quot;;[.G338:.K338];&quot;X&quot;;[.G339:.K339];&quot;X&quot;;[.G340:.K340];&quot;X&quot;;[.G336:.G340];&quot;X&quot;;[.H336:.H340];&quot;X&quot;;[.I336:.I340];&quot;X&quot;;[.J336:.J340];&quot;X&quot;;[.K336:.K340];&quot;X&quot;;[.G340];[.H339];[.I338];[.J337];[.K336];&quot;X&quot;;[.G336];[.H337];[.I338];[.J339];[.K340])));0;1);&quot;&quot;)">
            <text:p/>
          </table:table-cell>
          <table:table-cell table:formula="of:=IF([.G341]=&quot;&quot;;SUM([.G336:.K340])*INDEX([.A$6:.CV$6];1;[.M$8])*[.O336];&quot;&quot;)">
            <text:p/>
          </table:table-cell>
          <table:table-cell table:number-columns-repeated="4"/>
          <table:table-cell table:formula="of:=IF([.O336]&lt;&gt;&quot;&quot;;ABS([.O336]-1);[.O336])">
            <text:p/>
          </table:table-cell>
          <table:table-cell table:formula="of:=IF([.G341]=&quot;&quot;;(SUM([.G336:.K340])-INDEX([.A$2:.CV$2];1;[.M$8]+1))*INDEX([.A$2:.CV$2];1;[.M$8]+1)*[.U3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A337]&lt;&gt;&quot;&quot;;IF(ISERROR(HLOOKUP([.A337];[.$A$6:.$CV$6];1;0));[.A337];&quot;-&quot;);&quot;&quot;)" office:value-type="float" office:value="46" calcext:value-type="float">
            <text:p>46</text:p>
          </table:table-cell>
          <table:table-cell table:formula="of:=IF([.B337]&lt;&gt;&quot;&quot;;IF(ISERROR(HLOOKUP([.B337];[.$A$6:.$CV$6];1;0));[.B337];&quot;-&quot;);&quot;&quot;)" office:value-type="string" office:string-value="-" calcext:value-type="string">
            <text:p>-</text:p>
          </table:table-cell>
          <table:table-cell table:formula="of:=IF([.C337]&lt;&gt;&quot;&quot;;IF(ISERROR(HLOOKUP([.C337];[.$A$6:.$CV$6];1;0));[.C337];&quot;-&quot;);&quot;&quot;)" office:value-type="string" office:string-value="-" calcext:value-type="string">
            <text:p>-</text:p>
          </table:table-cell>
          <table:table-cell table:formula="of:=IF([.D337]&lt;&gt;&quot;&quot;;IF(ISERROR(HLOOKUP([.D337];[.$A$6:.$CV$6];1;0));[.D337];&quot;-&quot;);&quot;&quot;)" office:value-type="string" office:string-value="-" calcext:value-type="string">
            <text:p>-</text:p>
          </table:table-cell>
          <table:table-cell table:formula="of:=IF([.E337]&lt;&gt;&quot;&quot;;IF(ISERROR(HLOOKUP([.E337];[.$A$6:.$CV$6];1;0));[.E33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2]=&quot;&quot;;IF(ISERROR(FIND(&quot;-----&quot;;COM.MICROSOFT.CONCAT([.G337:.K337];&quot;X&quot;;[.G338:.K338];&quot;X&quot;;[.G339:.K339];&quot;X&quot;;[.G340:.K340];&quot;X&quot;;[.G341:.K341];&quot;X&quot;;[.G337:.G341];&quot;X&quot;;[.H337:.H341];&quot;X&quot;;[.I337:.I341];&quot;X&quot;;[.J337:.J341];&quot;X&quot;;[.K337:.K341];&quot;X&quot;;[.G341];[.H340];[.I339];[.J338];[.K337];&quot;X&quot;;[.G337];[.H338];[.I339];[.J340];[.K341])));0;1);&quot;&quot;)">
            <text:p/>
          </table:table-cell>
          <table:table-cell table:formula="of:=IF([.G342]=&quot;&quot;;SUM([.G337:.K341])*INDEX([.A$6:.CV$6];1;[.M$8])*[.O337];&quot;&quot;)">
            <text:p/>
          </table:table-cell>
          <table:table-cell table:number-columns-repeated="4"/>
          <table:table-cell table:formula="of:=IF([.O337]&lt;&gt;&quot;&quot;;ABS([.O337]-1);[.O337])">
            <text:p/>
          </table:table-cell>
          <table:table-cell table:formula="of:=IF([.G342]=&quot;&quot;;(SUM([.G337:.K341])-INDEX([.A$2:.CV$2];1;[.M$8]+1))*INDEX([.A$2:.CV$2];1;[.M$8]+1)*[.U33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38]&lt;&gt;&quot;&quot;;IF(ISERROR(HLOOKUP([.A338];[.$A$6:.$CV$6];1;0));[.A338];&quot;-&quot;);&quot;&quot;)">
            <text:p/>
          </table:table-cell>
          <table:table-cell table:formula="of:=IF([.B338]&lt;&gt;&quot;&quot;;IF(ISERROR(HLOOKUP([.B338];[.$A$6:.$CV$6];1;0));[.B338];&quot;-&quot;);&quot;&quot;)">
            <text:p/>
          </table:table-cell>
          <table:table-cell table:formula="of:=IF([.C338]&lt;&gt;&quot;&quot;;IF(ISERROR(HLOOKUP([.C338];[.$A$6:.$CV$6];1;0));[.C338];&quot;-&quot;);&quot;&quot;)">
            <text:p/>
          </table:table-cell>
          <table:table-cell table:formula="of:=IF([.D338]&lt;&gt;&quot;&quot;;IF(ISERROR(HLOOKUP([.D338];[.$A$6:.$CV$6];1;0));[.D338];&quot;-&quot;);&quot;&quot;)">
            <text:p/>
          </table:table-cell>
          <table:table-cell table:formula="of:=IF([.E338]&lt;&gt;&quot;&quot;;IF(ISERROR(HLOOKUP([.E338];[.$A$6:.$CV$6];1;0));[.E338];&quot;-&quot;);&quot;&quot;)">
            <text:p/>
          </table:table-cell>
          <table:table-cell table:number-columns-repeated="3"/>
          <table:table-cell table:formula="of:=IF([.G343]=&quot;&quot;;IF(ISERROR(FIND(&quot;-----&quot;;COM.MICROSOFT.CONCAT([.G338:.K338];&quot;X&quot;;[.G339:.K339];&quot;X&quot;;[.G340:.K340];&quot;X&quot;;[.G341:.K341];&quot;X&quot;;[.G342:.K342];&quot;X&quot;;[.G338:.G342];&quot;X&quot;;[.H338:.H342];&quot;X&quot;;[.I338:.I342];&quot;X&quot;;[.J338:.J342];&quot;X&quot;;[.K338:.K342];&quot;X&quot;;[.G342];[.H341];[.I340];[.J339];[.K338];&quot;X&quot;;[.G338];[.H339];[.I340];[.J341];[.K342])));0;1);&quot;&quot;)">
            <text:p/>
          </table:table-cell>
          <table:table-cell table:formula="of:=IF([.G343]=&quot;&quot;;SUM([.G338:.K342])*INDEX([.A$6:.CV$6];1;[.M$8])*[.O338];&quot;&quot;)">
            <text:p/>
          </table:table-cell>
          <table:table-cell table:number-columns-repeated="4"/>
          <table:table-cell table:formula="of:=IF([.O338]&lt;&gt;&quot;&quot;;ABS([.O338]-1);[.O338])">
            <text:p/>
          </table:table-cell>
          <table:table-cell table:formula="of:=IF([.G343]=&quot;&quot;;(SUM([.G338:.K342])-INDEX([.A$2:.CV$2];1;[.M$8]+1))*INDEX([.A$2:.CV$2];1;[.M$8]+1)*[.U3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A339]&lt;&gt;&quot;&quot;;IF(ISERROR(HLOOKUP([.A339];[.$A$6:.$CV$6];1;0));[.A339];&quot;-&quot;);&quot;&quot;)" office:value-type="string" office:string-value="-" calcext:value-type="string">
            <text:p>-</text:p>
          </table:table-cell>
          <table:table-cell table:formula="of:=IF([.B339]&lt;&gt;&quot;&quot;;IF(ISERROR(HLOOKUP([.B339];[.$A$6:.$CV$6];1;0));[.B339];&quot;-&quot;);&quot;&quot;)" office:value-type="float" office:value="13" calcext:value-type="float">
            <text:p>13</text:p>
          </table:table-cell>
          <table:table-cell table:formula="of:=IF([.C339]&lt;&gt;&quot;&quot;;IF(ISERROR(HLOOKUP([.C339];[.$A$6:.$CV$6];1;0));[.C339];&quot;-&quot;);&quot;&quot;)" office:value-type="float" office:value="3" calcext:value-type="float">
            <text:p>3</text:p>
          </table:table-cell>
          <table:table-cell table:formula="of:=IF([.D339]&lt;&gt;&quot;&quot;;IF(ISERROR(HLOOKUP([.D339];[.$A$6:.$CV$6];1;0));[.D339];&quot;-&quot;);&quot;&quot;)" office:value-type="string" office:string-value="-" calcext:value-type="string">
            <text:p>-</text:p>
          </table:table-cell>
          <table:table-cell table:formula="of:=IF([.E339]&lt;&gt;&quot;&quot;;IF(ISERROR(HLOOKUP([.E339];[.$A$6:.$CV$6];1;0));[.E33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4]=&quot;&quot;;IF(ISERROR(FIND(&quot;-----&quot;;COM.MICROSOFT.CONCAT([.G339:.K339];&quot;X&quot;;[.G340:.K340];&quot;X&quot;;[.G341:.K341];&quot;X&quot;;[.G342:.K342];&quot;X&quot;;[.G343:.K343];&quot;X&quot;;[.G339:.G343];&quot;X&quot;;[.H339:.H343];&quot;X&quot;;[.I339:.I343];&quot;X&quot;;[.J339:.J343];&quot;X&quot;;[.K339:.K343];&quot;X&quot;;[.G343];[.H342];[.I341];[.J340];[.K339];&quot;X&quot;;[.G339];[.H340];[.I341];[.J342];[.K343])));0;1);&quot;&quot;)" office:value-type="float" office:value="1" calcext:value-type="float">
            <text:p>1</text:p>
          </table:table-cell>
          <table:table-cell table:formula="of:=IF([.G344]=&quot;&quot;;SUM([.G339:.K343])*INDEX([.A$6:.CV$6];1;[.M$8])*[.O339];&quot;&quot;)" office:value-type="float" office:value="17108" calcext:value-type="float">
            <text:p>17108</text:p>
          </table:table-cell>
          <table:table-cell table:number-columns-repeated="4"/>
          <table:table-cell table:formula="of:=IF([.O339]&lt;&gt;&quot;&quot;;ABS([.O339]-1);[.O339])" office:value-type="float" office:value="0" calcext:value-type="float">
            <text:p>0</text:p>
          </table:table-cell>
          <table:table-cell table:formula="of:=IF([.G344]=&quot;&quot;;(SUM([.G339:.K343])-INDEX([.A$2:.CV$2];1;[.M$8]+1))*INDEX([.A$2:.CV$2];1;[.M$8]+1)*[.U33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340]&lt;&gt;&quot;&quot;;IF(ISERROR(HLOOKUP([.A340];[.$A$6:.$CV$6];1;0));[.A340];&quot;-&quot;);&quot;&quot;)" office:value-type="string" office:string-value="-" calcext:value-type="string">
            <text:p>-</text:p>
          </table:table-cell>
          <table:table-cell table:formula="of:=IF([.B340]&lt;&gt;&quot;&quot;;IF(ISERROR(HLOOKUP([.B340];[.$A$6:.$CV$6];1;0));[.B340];&quot;-&quot;);&quot;&quot;)" office:value-type="string" office:string-value="-" calcext:value-type="string">
            <text:p>-</text:p>
          </table:table-cell>
          <table:table-cell table:formula="of:=IF([.C340]&lt;&gt;&quot;&quot;;IF(ISERROR(HLOOKUP([.C340];[.$A$6:.$CV$6];1;0));[.C340];&quot;-&quot;);&quot;&quot;)" office:value-type="string" office:string-value="-" calcext:value-type="string">
            <text:p>-</text:p>
          </table:table-cell>
          <table:table-cell table:formula="of:=IF([.D340]&lt;&gt;&quot;&quot;;IF(ISERROR(HLOOKUP([.D340];[.$A$6:.$CV$6];1;0));[.D340];&quot;-&quot;);&quot;&quot;)" office:value-type="string" office:string-value="-" calcext:value-type="string">
            <text:p>-</text:p>
          </table:table-cell>
          <table:table-cell table:formula="of:=IF([.E340]&lt;&gt;&quot;&quot;;IF(ISERROR(HLOOKUP([.E340];[.$A$6:.$CV$6];1;0));[.E34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5]=&quot;&quot;;IF(ISERROR(FIND(&quot;-----&quot;;COM.MICROSOFT.CONCAT([.G340:.K340];&quot;X&quot;;[.G341:.K341];&quot;X&quot;;[.G342:.K342];&quot;X&quot;;[.G343:.K343];&quot;X&quot;;[.G344:.K344];&quot;X&quot;;[.G340:.G344];&quot;X&quot;;[.H340:.H344];&quot;X&quot;;[.I340:.I344];&quot;X&quot;;[.J340:.J344];&quot;X&quot;;[.K340:.K344];&quot;X&quot;;[.G344];[.H343];[.I342];[.J341];[.K340];&quot;X&quot;;[.G340];[.H341];[.I342];[.J343];[.K344])));0;1);&quot;&quot;)">
            <text:p/>
          </table:table-cell>
          <table:table-cell table:formula="of:=IF([.G345]=&quot;&quot;;SUM([.G340:.K344])*INDEX([.A$6:.CV$6];1;[.M$8])*[.O340];&quot;&quot;)">
            <text:p/>
          </table:table-cell>
          <table:table-cell table:number-columns-repeated="4"/>
          <table:table-cell table:formula="of:=IF([.O340]&lt;&gt;&quot;&quot;;ABS([.O340]-1);[.O340])">
            <text:p/>
          </table:table-cell>
          <table:table-cell table:formula="of:=IF([.G345]=&quot;&quot;;(SUM([.G340:.K344])-INDEX([.A$2:.CV$2];1;[.M$8]+1))*INDEX([.A$2:.CV$2];1;[.M$8]+1)*[.U3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[.A341]&lt;&gt;&quot;&quot;;IF(ISERROR(HLOOKUP([.A341];[.$A$6:.$CV$6];1;0));[.A341];&quot;-&quot;);&quot;&quot;)" office:value-type="string" office:string-value="-" calcext:value-type="string">
            <text:p>-</text:p>
          </table:table-cell>
          <table:table-cell table:formula="of:=IF([.B341]&lt;&gt;&quot;&quot;;IF(ISERROR(HLOOKUP([.B341];[.$A$6:.$CV$6];1;0));[.B341];&quot;-&quot;);&quot;&quot;)" office:value-type="string" office:string-value="-" calcext:value-type="string">
            <text:p>-</text:p>
          </table:table-cell>
          <table:table-cell table:formula="of:=IF([.C341]&lt;&gt;&quot;&quot;;IF(ISERROR(HLOOKUP([.C341];[.$A$6:.$CV$6];1;0));[.C341];&quot;-&quot;);&quot;&quot;)" office:value-type="float" office:value="25" calcext:value-type="float">
            <text:p>25</text:p>
          </table:table-cell>
          <table:table-cell table:formula="of:=IF([.D341]&lt;&gt;&quot;&quot;;IF(ISERROR(HLOOKUP([.D341];[.$A$6:.$CV$6];1;0));[.D341];&quot;-&quot;);&quot;&quot;)" office:value-type="float" office:value="89" calcext:value-type="float">
            <text:p>89</text:p>
          </table:table-cell>
          <table:table-cell table:formula="of:=IF([.E341]&lt;&gt;&quot;&quot;;IF(ISERROR(HLOOKUP([.E341];[.$A$6:.$CV$6];1;0));[.E34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6]=&quot;&quot;;IF(ISERROR(FIND(&quot;-----&quot;;COM.MICROSOFT.CONCAT([.G341:.K341];&quot;X&quot;;[.G342:.K342];&quot;X&quot;;[.G343:.K343];&quot;X&quot;;[.G344:.K344];&quot;X&quot;;[.G345:.K345];&quot;X&quot;;[.G341:.G345];&quot;X&quot;;[.H341:.H345];&quot;X&quot;;[.I341:.I345];&quot;X&quot;;[.J341:.J345];&quot;X&quot;;[.K341:.K345];&quot;X&quot;;[.G345];[.H344];[.I343];[.J342];[.K341];&quot;X&quot;;[.G341];[.H342];[.I343];[.J344];[.K345])));0;1);&quot;&quot;)">
            <text:p/>
          </table:table-cell>
          <table:table-cell table:formula="of:=IF([.G346]=&quot;&quot;;SUM([.G341:.K345])*INDEX([.A$6:.CV$6];1;[.M$8])*[.O341];&quot;&quot;)">
            <text:p/>
          </table:table-cell>
          <table:table-cell table:number-columns-repeated="4"/>
          <table:table-cell table:formula="of:=IF([.O341]&lt;&gt;&quot;&quot;;ABS([.O341]-1);[.O341])">
            <text:p/>
          </table:table-cell>
          <table:table-cell table:formula="of:=IF([.G346]=&quot;&quot;;(SUM([.G341:.K345])-INDEX([.A$2:.CV$2];1;[.M$8]+1))*INDEX([.A$2:.CV$2];1;[.M$8]+1)*[.U3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A342]&lt;&gt;&quot;&quot;;IF(ISERROR(HLOOKUP([.A342];[.$A$6:.$CV$6];1;0));[.A342];&quot;-&quot;);&quot;&quot;)" office:value-type="string" office:string-value="-" calcext:value-type="string">
            <text:p>-</text:p>
          </table:table-cell>
          <table:table-cell table:formula="of:=IF([.B342]&lt;&gt;&quot;&quot;;IF(ISERROR(HLOOKUP([.B342];[.$A$6:.$CV$6];1;0));[.B342];&quot;-&quot;);&quot;&quot;)" office:value-type="string" office:string-value="-" calcext:value-type="string">
            <text:p>-</text:p>
          </table:table-cell>
          <table:table-cell table:formula="of:=IF([.C342]&lt;&gt;&quot;&quot;;IF(ISERROR(HLOOKUP([.C342];[.$A$6:.$CV$6];1;0));[.C342];&quot;-&quot;);&quot;&quot;)" office:value-type="string" office:string-value="-" calcext:value-type="string">
            <text:p>-</text:p>
          </table:table-cell>
          <table:table-cell table:formula="of:=IF([.D342]&lt;&gt;&quot;&quot;;IF(ISERROR(HLOOKUP([.D342];[.$A$6:.$CV$6];1;0));[.D342];&quot;-&quot;);&quot;&quot;)" office:value-type="string" office:string-value="-" calcext:value-type="string">
            <text:p>-</text:p>
          </table:table-cell>
          <table:table-cell table:formula="of:=IF([.E342]&lt;&gt;&quot;&quot;;IF(ISERROR(HLOOKUP([.E342];[.$A$6:.$CV$6];1;0));[.E34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47]=&quot;&quot;;IF(ISERROR(FIND(&quot;-----&quot;;COM.MICROSOFT.CONCAT([.G342:.K342];&quot;X&quot;;[.G343:.K343];&quot;X&quot;;[.G344:.K344];&quot;X&quot;;[.G345:.K345];&quot;X&quot;;[.G346:.K346];&quot;X&quot;;[.G342:.G346];&quot;X&quot;;[.H342:.H346];&quot;X&quot;;[.I342:.I346];&quot;X&quot;;[.J342:.J346];&quot;X&quot;;[.K342:.K346];&quot;X&quot;;[.G346];[.H345];[.I344];[.J343];[.K342];&quot;X&quot;;[.G342];[.H343];[.I344];[.J345];[.K346])));0;1);&quot;&quot;)">
            <text:p/>
          </table:table-cell>
          <table:table-cell table:formula="of:=IF([.G347]=&quot;&quot;;SUM([.G342:.K346])*INDEX([.A$6:.CV$6];1;[.M$8])*[.O342];&quot;&quot;)">
            <text:p/>
          </table:table-cell>
          <table:table-cell table:number-columns-repeated="4"/>
          <table:table-cell table:formula="of:=IF([.O342]&lt;&gt;&quot;&quot;;ABS([.O342]-1);[.O342])">
            <text:p/>
          </table:table-cell>
          <table:table-cell table:formula="of:=IF([.G347]=&quot;&quot;;(SUM([.G342:.K346])-INDEX([.A$2:.CV$2];1;[.M$8]+1))*INDEX([.A$2:.CV$2];1;[.M$8]+1)*[.U3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343]&lt;&gt;&quot;&quot;;IF(ISERROR(HLOOKUP([.A343];[.$A$6:.$CV$6];1;0));[.A343];&quot;-&quot;);&quot;&quot;)" office:value-type="string" office:string-value="-" calcext:value-type="string">
            <text:p>-</text:p>
          </table:table-cell>
          <table:table-cell table:formula="of:=IF([.B343]&lt;&gt;&quot;&quot;;IF(ISERROR(HLOOKUP([.B343];[.$A$6:.$CV$6];1;0));[.B343];&quot;-&quot;);&quot;&quot;)" office:value-type="string" office:string-value="-" calcext:value-type="string">
            <text:p>-</text:p>
          </table:table-cell>
          <table:table-cell table:formula="of:=IF([.C343]&lt;&gt;&quot;&quot;;IF(ISERROR(HLOOKUP([.C343];[.$A$6:.$CV$6];1;0));[.C343];&quot;-&quot;);&quot;&quot;)" office:value-type="string" office:string-value="-" calcext:value-type="string">
            <text:p>-</text:p>
          </table:table-cell>
          <table:table-cell table:formula="of:=IF([.D343]&lt;&gt;&quot;&quot;;IF(ISERROR(HLOOKUP([.D343];[.$A$6:.$CV$6];1;0));[.D343];&quot;-&quot;);&quot;&quot;)" office:value-type="float" office:value="47" calcext:value-type="float">
            <text:p>47</text:p>
          </table:table-cell>
          <table:table-cell table:formula="of:=IF([.E343]&lt;&gt;&quot;&quot;;IF(ISERROR(HLOOKUP([.E343];[.$A$6:.$CV$6];1;0));[.E343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348]=&quot;&quot;;IF(ISERROR(FIND(&quot;-----&quot;;COM.MICROSOFT.CONCAT([.G343:.K343];&quot;X&quot;;[.G344:.K344];&quot;X&quot;;[.G345:.K345];&quot;X&quot;;[.G346:.K346];&quot;X&quot;;[.G347:.K347];&quot;X&quot;;[.G343:.G347];&quot;X&quot;;[.H343:.H347];&quot;X&quot;;[.I343:.I347];&quot;X&quot;;[.J343:.J347];&quot;X&quot;;[.K343:.K347];&quot;X&quot;;[.G347];[.H346];[.I345];[.J344];[.K343];&quot;X&quot;;[.G343];[.H344];[.I345];[.J346];[.K347])));0;1);&quot;&quot;)">
            <text:p/>
          </table:table-cell>
          <table:table-cell table:formula="of:=IF([.G348]=&quot;&quot;;SUM([.G343:.K347])*INDEX([.A$6:.CV$6];1;[.M$8])*[.O343];&quot;&quot;)">
            <text:p/>
          </table:table-cell>
          <table:table-cell table:number-columns-repeated="4"/>
          <table:table-cell table:formula="of:=IF([.O343]&lt;&gt;&quot;&quot;;ABS([.O343]-1);[.O343])">
            <text:p/>
          </table:table-cell>
          <table:table-cell table:formula="of:=IF([.G348]=&quot;&quot;;(SUM([.G343:.K347])-INDEX([.A$2:.CV$2];1;[.M$8]+1))*INDEX([.A$2:.CV$2];1;[.M$8]+1)*[.U34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44]&lt;&gt;&quot;&quot;;IF(ISERROR(HLOOKUP([.A344];[.$A$6:.$CV$6];1;0));[.A344];&quot;-&quot;);&quot;&quot;)">
            <text:p/>
          </table:table-cell>
          <table:table-cell table:formula="of:=IF([.B344]&lt;&gt;&quot;&quot;;IF(ISERROR(HLOOKUP([.B344];[.$A$6:.$CV$6];1;0));[.B344];&quot;-&quot;);&quot;&quot;)">
            <text:p/>
          </table:table-cell>
          <table:table-cell table:formula="of:=IF([.C344]&lt;&gt;&quot;&quot;;IF(ISERROR(HLOOKUP([.C344];[.$A$6:.$CV$6];1;0));[.C344];&quot;-&quot;);&quot;&quot;)">
            <text:p/>
          </table:table-cell>
          <table:table-cell table:formula="of:=IF([.D344]&lt;&gt;&quot;&quot;;IF(ISERROR(HLOOKUP([.D344];[.$A$6:.$CV$6];1;0));[.D344];&quot;-&quot;);&quot;&quot;)">
            <text:p/>
          </table:table-cell>
          <table:table-cell table:formula="of:=IF([.E344]&lt;&gt;&quot;&quot;;IF(ISERROR(HLOOKUP([.E344];[.$A$6:.$CV$6];1;0));[.E344];&quot;-&quot;);&quot;&quot;)">
            <text:p/>
          </table:table-cell>
          <table:table-cell table:number-columns-repeated="3"/>
          <table:table-cell table:formula="of:=IF([.G349]=&quot;&quot;;IF(ISERROR(FIND(&quot;-----&quot;;COM.MICROSOFT.CONCAT([.G344:.K344];&quot;X&quot;;[.G345:.K345];&quot;X&quot;;[.G346:.K346];&quot;X&quot;;[.G347:.K347];&quot;X&quot;;[.G348:.K348];&quot;X&quot;;[.G344:.G348];&quot;X&quot;;[.H344:.H348];&quot;X&quot;;[.I344:.I348];&quot;X&quot;;[.J344:.J348];&quot;X&quot;;[.K344:.K348];&quot;X&quot;;[.G348];[.H347];[.I346];[.J345];[.K344];&quot;X&quot;;[.G344];[.H345];[.I346];[.J347];[.K348])));0;1);&quot;&quot;)">
            <text:p/>
          </table:table-cell>
          <table:table-cell table:formula="of:=IF([.G349]=&quot;&quot;;SUM([.G344:.K348])*INDEX([.A$6:.CV$6];1;[.M$8])*[.O344];&quot;&quot;)">
            <text:p/>
          </table:table-cell>
          <table:table-cell table:number-columns-repeated="4"/>
          <table:table-cell table:formula="of:=IF([.O344]&lt;&gt;&quot;&quot;;ABS([.O344]-1);[.O344])">
            <text:p/>
          </table:table-cell>
          <table:table-cell table:formula="of:=IF([.G349]=&quot;&quot;;(SUM([.G344:.K348])-INDEX([.A$2:.CV$2];1;[.M$8]+1))*INDEX([.A$2:.CV$2];1;[.M$8]+1)*[.U3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A345]&lt;&gt;&quot;&quot;;IF(ISERROR(HLOOKUP([.A345];[.$A$6:.$CV$6];1;0));[.A345];&quot;-&quot;);&quot;&quot;)" office:value-type="string" office:string-value="-" calcext:value-type="string">
            <text:p>-</text:p>
          </table:table-cell>
          <table:table-cell table:formula="of:=IF([.B345]&lt;&gt;&quot;&quot;;IF(ISERROR(HLOOKUP([.B345];[.$A$6:.$CV$6];1;0));[.B345];&quot;-&quot;);&quot;&quot;)" office:value-type="string" office:string-value="-" calcext:value-type="string">
            <text:p>-</text:p>
          </table:table-cell>
          <table:table-cell table:formula="of:=IF([.C345]&lt;&gt;&quot;&quot;;IF(ISERROR(HLOOKUP([.C345];[.$A$6:.$CV$6];1;0));[.C345];&quot;-&quot;);&quot;&quot;)" office:value-type="string" office:string-value="-" calcext:value-type="string">
            <text:p>-</text:p>
          </table:table-cell>
          <table:table-cell table:formula="of:=IF([.D345]&lt;&gt;&quot;&quot;;IF(ISERROR(HLOOKUP([.D345];[.$A$6:.$CV$6];1;0));[.D345];&quot;-&quot;);&quot;&quot;)" office:value-type="string" office:string-value="-" calcext:value-type="string">
            <text:p>-</text:p>
          </table:table-cell>
          <table:table-cell table:formula="of:=IF([.E345]&lt;&gt;&quot;&quot;;IF(ISERROR(HLOOKUP([.E345];[.$A$6:.$CV$6];1;0));[.E34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0]=&quot;&quot;;IF(ISERROR(FIND(&quot;-----&quot;;COM.MICROSOFT.CONCAT([.G345:.K345];&quot;X&quot;;[.G346:.K346];&quot;X&quot;;[.G347:.K347];&quot;X&quot;;[.G348:.K348];&quot;X&quot;;[.G349:.K349];&quot;X&quot;;[.G345:.G349];&quot;X&quot;;[.H345:.H349];&quot;X&quot;;[.I345:.I349];&quot;X&quot;;[.J345:.J349];&quot;X&quot;;[.K345:.K349];&quot;X&quot;;[.G349];[.H348];[.I347];[.J346];[.K345];&quot;X&quot;;[.G345];[.H346];[.I347];[.J348];[.K349])));0;1);&quot;&quot;)" office:value-type="float" office:value="1" calcext:value-type="float">
            <text:p>1</text:p>
          </table:table-cell>
          <table:table-cell table:formula="of:=IF([.G350]=&quot;&quot;;SUM([.G345:.K349])*INDEX([.A$6:.CV$6];1;[.M$8])*[.O345];&quot;&quot;)" office:value-type="float" office:value="21056" calcext:value-type="float">
            <text:p>21056</text:p>
          </table:table-cell>
          <table:table-cell table:number-columns-repeated="4"/>
          <table:table-cell table:formula="of:=IF([.O345]&lt;&gt;&quot;&quot;;ABS([.O345]-1);[.O345])" office:value-type="float" office:value="0" calcext:value-type="float">
            <text:p>0</text:p>
          </table:table-cell>
          <table:table-cell table:formula="of:=IF([.G350]=&quot;&quot;;(SUM([.G345:.K349])-INDEX([.A$2:.CV$2];1;[.M$8]+1))*INDEX([.A$2:.CV$2];1;[.M$8]+1)*[.U34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346]&lt;&gt;&quot;&quot;;IF(ISERROR(HLOOKUP([.A346];[.$A$6:.$CV$6];1;0));[.A346];&quot;-&quot;);&quot;&quot;)" office:value-type="string" office:string-value="-" calcext:value-type="string">
            <text:p>-</text:p>
          </table:table-cell>
          <table:table-cell table:formula="of:=IF([.B346]&lt;&gt;&quot;&quot;;IF(ISERROR(HLOOKUP([.B346];[.$A$6:.$CV$6];1;0));[.B346];&quot;-&quot;);&quot;&quot;)" office:value-type="string" office:string-value="-" calcext:value-type="string">
            <text:p>-</text:p>
          </table:table-cell>
          <table:table-cell table:formula="of:=IF([.C346]&lt;&gt;&quot;&quot;;IF(ISERROR(HLOOKUP([.C346];[.$A$6:.$CV$6];1;0));[.C346];&quot;-&quot;);&quot;&quot;)" office:value-type="float" office:value="5" calcext:value-type="float">
            <text:p>5</text:p>
          </table:table-cell>
          <table:table-cell table:formula="of:=IF([.D346]&lt;&gt;&quot;&quot;;IF(ISERROR(HLOOKUP([.D346];[.$A$6:.$CV$6];1;0));[.D346];&quot;-&quot;);&quot;&quot;)" office:value-type="float" office:value="78" calcext:value-type="float">
            <text:p>78</text:p>
          </table:table-cell>
          <table:table-cell table:formula="of:=IF([.E346]&lt;&gt;&quot;&quot;;IF(ISERROR(HLOOKUP([.E346];[.$A$6:.$CV$6];1;0));[.E34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1]=&quot;&quot;;IF(ISERROR(FIND(&quot;-----&quot;;COM.MICROSOFT.CONCAT([.G346:.K346];&quot;X&quot;;[.G347:.K347];&quot;X&quot;;[.G348:.K348];&quot;X&quot;;[.G349:.K349];&quot;X&quot;;[.G350:.K350];&quot;X&quot;;[.G346:.G350];&quot;X&quot;;[.H346:.H350];&quot;X&quot;;[.I346:.I350];&quot;X&quot;;[.J346:.J350];&quot;X&quot;;[.K346:.K350];&quot;X&quot;;[.G350];[.H349];[.I348];[.J347];[.K346];&quot;X&quot;;[.G346];[.H347];[.I348];[.J349];[.K350])));0;1);&quot;&quot;)">
            <text:p/>
          </table:table-cell>
          <table:table-cell table:formula="of:=IF([.G351]=&quot;&quot;;SUM([.G346:.K350])*INDEX([.A$6:.CV$6];1;[.M$8])*[.O346];&quot;&quot;)">
            <text:p/>
          </table:table-cell>
          <table:table-cell table:number-columns-repeated="4"/>
          <table:table-cell table:formula="of:=IF([.O346]&lt;&gt;&quot;&quot;;ABS([.O346]-1);[.O346])">
            <text:p/>
          </table:table-cell>
          <table:table-cell table:formula="of:=IF([.G351]=&quot;&quot;;(SUM([.G346:.K350])-INDEX([.A$2:.CV$2];1;[.M$8]+1))*INDEX([.A$2:.CV$2];1;[.M$8]+1)*[.U3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347]&lt;&gt;&quot;&quot;;IF(ISERROR(HLOOKUP([.A347];[.$A$6:.$CV$6];1;0));[.A347];&quot;-&quot;);&quot;&quot;)" office:value-type="string" office:string-value="-" calcext:value-type="string">
            <text:p>-</text:p>
          </table:table-cell>
          <table:table-cell table:formula="of:=IF([.B347]&lt;&gt;&quot;&quot;;IF(ISERROR(HLOOKUP([.B347];[.$A$6:.$CV$6];1;0));[.B347];&quot;-&quot;);&quot;&quot;)" office:value-type="string" office:string-value="-" calcext:value-type="string">
            <text:p>-</text:p>
          </table:table-cell>
          <table:table-cell table:formula="of:=IF([.C347]&lt;&gt;&quot;&quot;;IF(ISERROR(HLOOKUP([.C347];[.$A$6:.$CV$6];1;0));[.C347];&quot;-&quot;);&quot;&quot;)" office:value-type="string" office:string-value="-" calcext:value-type="string">
            <text:p>-</text:p>
          </table:table-cell>
          <table:table-cell table:formula="of:=IF([.D347]&lt;&gt;&quot;&quot;;IF(ISERROR(HLOOKUP([.D347];[.$A$6:.$CV$6];1;0));[.D347];&quot;-&quot;);&quot;&quot;)" office:value-type="string" office:string-value="-" calcext:value-type="string">
            <text:p>-</text:p>
          </table:table-cell>
          <table:table-cell table:formula="of:=IF([.E347]&lt;&gt;&quot;&quot;;IF(ISERROR(HLOOKUP([.E347];[.$A$6:.$CV$6];1;0));[.E347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352]=&quot;&quot;;IF(ISERROR(FIND(&quot;-----&quot;;COM.MICROSOFT.CONCAT([.G347:.K347];&quot;X&quot;;[.G348:.K348];&quot;X&quot;;[.G349:.K349];&quot;X&quot;;[.G350:.K350];&quot;X&quot;;[.G351:.K351];&quot;X&quot;;[.G347:.G351];&quot;X&quot;;[.H347:.H351];&quot;X&quot;;[.I347:.I351];&quot;X&quot;;[.J347:.J351];&quot;X&quot;;[.K347:.K351];&quot;X&quot;;[.G351];[.H350];[.I349];[.J348];[.K347];&quot;X&quot;;[.G347];[.H348];[.I349];[.J350];[.K351])));0;1);&quot;&quot;)">
            <text:p/>
          </table:table-cell>
          <table:table-cell table:formula="of:=IF([.G352]=&quot;&quot;;SUM([.G347:.K351])*INDEX([.A$6:.CV$6];1;[.M$8])*[.O347];&quot;&quot;)">
            <text:p/>
          </table:table-cell>
          <table:table-cell table:number-columns-repeated="4"/>
          <table:table-cell table:formula="of:=IF([.O347]&lt;&gt;&quot;&quot;;ABS([.O347]-1);[.O347])">
            <text:p/>
          </table:table-cell>
          <table:table-cell table:formula="of:=IF([.G352]=&quot;&quot;;(SUM([.G347:.K351])-INDEX([.A$2:.CV$2];1;[.M$8]+1))*INDEX([.A$2:.CV$2];1;[.M$8]+1)*[.U3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348]&lt;&gt;&quot;&quot;;IF(ISERROR(HLOOKUP([.A348];[.$A$6:.$CV$6];1;0));[.A348];&quot;-&quot;);&quot;&quot;)" office:value-type="string" office:string-value="-" calcext:value-type="string">
            <text:p>-</text:p>
          </table:table-cell>
          <table:table-cell table:formula="of:=IF([.B348]&lt;&gt;&quot;&quot;;IF(ISERROR(HLOOKUP([.B348];[.$A$6:.$CV$6];1;0));[.B348];&quot;-&quot;);&quot;&quot;)" office:value-type="string" office:string-value="-" calcext:value-type="string">
            <text:p>-</text:p>
          </table:table-cell>
          <table:table-cell table:formula="of:=IF([.C348]&lt;&gt;&quot;&quot;;IF(ISERROR(HLOOKUP([.C348];[.$A$6:.$CV$6];1;0));[.C348];&quot;-&quot;);&quot;&quot;)" office:value-type="string" office:string-value="-" calcext:value-type="string">
            <text:p>-</text:p>
          </table:table-cell>
          <table:table-cell table:formula="of:=IF([.D348]&lt;&gt;&quot;&quot;;IF(ISERROR(HLOOKUP([.D348];[.$A$6:.$CV$6];1;0));[.D348];&quot;-&quot;);&quot;&quot;)" office:value-type="string" office:string-value="-" calcext:value-type="string">
            <text:p>-</text:p>
          </table:table-cell>
          <table:table-cell table:formula="of:=IF([.E348]&lt;&gt;&quot;&quot;;IF(ISERROR(HLOOKUP([.E348];[.$A$6:.$CV$6];1;0));[.E34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3]=&quot;&quot;;IF(ISERROR(FIND(&quot;-----&quot;;COM.MICROSOFT.CONCAT([.G348:.K348];&quot;X&quot;;[.G349:.K349];&quot;X&quot;;[.G350:.K350];&quot;X&quot;;[.G351:.K351];&quot;X&quot;;[.G352:.K352];&quot;X&quot;;[.G348:.G352];&quot;X&quot;;[.H348:.H352];&quot;X&quot;;[.I348:.I352];&quot;X&quot;;[.J348:.J352];&quot;X&quot;;[.K348:.K352];&quot;X&quot;;[.G352];[.H351];[.I350];[.J349];[.K348];&quot;X&quot;;[.G348];[.H349];[.I350];[.J351];[.K352])));0;1);&quot;&quot;)">
            <text:p/>
          </table:table-cell>
          <table:table-cell table:formula="of:=IF([.G353]=&quot;&quot;;SUM([.G348:.K352])*INDEX([.A$6:.CV$6];1;[.M$8])*[.O348];&quot;&quot;)">
            <text:p/>
          </table:table-cell>
          <table:table-cell table:number-columns-repeated="4"/>
          <table:table-cell table:formula="of:=IF([.O348]&lt;&gt;&quot;&quot;;ABS([.O348]-1);[.O348])">
            <text:p/>
          </table:table-cell>
          <table:table-cell table:formula="of:=IF([.G353]=&quot;&quot;;(SUM([.G348:.K352])-INDEX([.A$2:.CV$2];1;[.M$8]+1))*INDEX([.A$2:.CV$2];1;[.M$8]+1)*[.U3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[.A349]&lt;&gt;&quot;&quot;;IF(ISERROR(HLOOKUP([.A349];[.$A$6:.$CV$6];1;0));[.A349];&quot;-&quot;);&quot;&quot;)" office:value-type="string" office:string-value="-" calcext:value-type="string">
            <text:p>-</text:p>
          </table:table-cell>
          <table:table-cell table:formula="of:=IF([.B349]&lt;&gt;&quot;&quot;;IF(ISERROR(HLOOKUP([.B349];[.$A$6:.$CV$6];1;0));[.B349];&quot;-&quot;);&quot;&quot;)" office:value-type="string" office:string-value="-" calcext:value-type="string">
            <text:p>-</text:p>
          </table:table-cell>
          <table:table-cell table:formula="of:=IF([.C349]&lt;&gt;&quot;&quot;;IF(ISERROR(HLOOKUP([.C349];[.$A$6:.$CV$6];1;0));[.C349];&quot;-&quot;);&quot;&quot;)" office:value-type="string" office:string-value="-" calcext:value-type="string">
            <text:p>-</text:p>
          </table:table-cell>
          <table:table-cell table:formula="of:=IF([.D349]&lt;&gt;&quot;&quot;;IF(ISERROR(HLOOKUP([.D349];[.$A$6:.$CV$6];1;0));[.D349];&quot;-&quot;);&quot;&quot;)" office:value-type="float" office:value="52" calcext:value-type="float">
            <text:p>52</text:p>
          </table:table-cell>
          <table:table-cell table:formula="of:=IF([.E349]&lt;&gt;&quot;&quot;;IF(ISERROR(HLOOKUP([.E349];[.$A$6:.$CV$6];1;0));[.E34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4]=&quot;&quot;;IF(ISERROR(FIND(&quot;-----&quot;;COM.MICROSOFT.CONCAT([.G349:.K349];&quot;X&quot;;[.G350:.K350];&quot;X&quot;;[.G351:.K351];&quot;X&quot;;[.G352:.K352];&quot;X&quot;;[.G353:.K353];&quot;X&quot;;[.G349:.G353];&quot;X&quot;;[.H349:.H353];&quot;X&quot;;[.I349:.I353];&quot;X&quot;;[.J349:.J353];&quot;X&quot;;[.K349:.K353];&quot;X&quot;;[.G353];[.H352];[.I351];[.J350];[.K349];&quot;X&quot;;[.G349];[.H350];[.I351];[.J352];[.K353])));0;1);&quot;&quot;)">
            <text:p/>
          </table:table-cell>
          <table:table-cell table:formula="of:=IF([.G354]=&quot;&quot;;SUM([.G349:.K353])*INDEX([.A$6:.CV$6];1;[.M$8])*[.O349];&quot;&quot;)">
            <text:p/>
          </table:table-cell>
          <table:table-cell table:number-columns-repeated="4"/>
          <table:table-cell table:formula="of:=IF([.O349]&lt;&gt;&quot;&quot;;ABS([.O349]-1);[.O349])">
            <text:p/>
          </table:table-cell>
          <table:table-cell table:formula="of:=IF([.G354]=&quot;&quot;;(SUM([.G349:.K353])-INDEX([.A$2:.CV$2];1;[.M$8]+1))*INDEX([.A$2:.CV$2];1;[.M$8]+1)*[.U34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50]&lt;&gt;&quot;&quot;;IF(ISERROR(HLOOKUP([.A350];[.$A$6:.$CV$6];1;0));[.A350];&quot;-&quot;);&quot;&quot;)">
            <text:p/>
          </table:table-cell>
          <table:table-cell table:formula="of:=IF([.B350]&lt;&gt;&quot;&quot;;IF(ISERROR(HLOOKUP([.B350];[.$A$6:.$CV$6];1;0));[.B350];&quot;-&quot;);&quot;&quot;)">
            <text:p/>
          </table:table-cell>
          <table:table-cell table:formula="of:=IF([.C350]&lt;&gt;&quot;&quot;;IF(ISERROR(HLOOKUP([.C350];[.$A$6:.$CV$6];1;0));[.C350];&quot;-&quot;);&quot;&quot;)">
            <text:p/>
          </table:table-cell>
          <table:table-cell table:formula="of:=IF([.D350]&lt;&gt;&quot;&quot;;IF(ISERROR(HLOOKUP([.D350];[.$A$6:.$CV$6];1;0));[.D350];&quot;-&quot;);&quot;&quot;)">
            <text:p/>
          </table:table-cell>
          <table:table-cell table:formula="of:=IF([.E350]&lt;&gt;&quot;&quot;;IF(ISERROR(HLOOKUP([.E350];[.$A$6:.$CV$6];1;0));[.E350];&quot;-&quot;);&quot;&quot;)">
            <text:p/>
          </table:table-cell>
          <table:table-cell table:number-columns-repeated="3"/>
          <table:table-cell table:formula="of:=IF([.G355]=&quot;&quot;;IF(ISERROR(FIND(&quot;-----&quot;;COM.MICROSOFT.CONCAT([.G350:.K350];&quot;X&quot;;[.G351:.K351];&quot;X&quot;;[.G352:.K352];&quot;X&quot;;[.G353:.K353];&quot;X&quot;;[.G354:.K354];&quot;X&quot;;[.G350:.G354];&quot;X&quot;;[.H350:.H354];&quot;X&quot;;[.I350:.I354];&quot;X&quot;;[.J350:.J354];&quot;X&quot;;[.K350:.K354];&quot;X&quot;;[.G354];[.H353];[.I352];[.J351];[.K350];&quot;X&quot;;[.G350];[.H351];[.I352];[.J353];[.K354])));0;1);&quot;&quot;)">
            <text:p/>
          </table:table-cell>
          <table:table-cell table:formula="of:=IF([.G355]=&quot;&quot;;SUM([.G350:.K354])*INDEX([.A$6:.CV$6];1;[.M$8])*[.O350];&quot;&quot;)">
            <text:p/>
          </table:table-cell>
          <table:table-cell table:number-columns-repeated="4"/>
          <table:table-cell table:formula="of:=IF([.O350]&lt;&gt;&quot;&quot;;ABS([.O350]-1);[.O350])">
            <text:p/>
          </table:table-cell>
          <table:table-cell table:formula="of:=IF([.G355]=&quot;&quot;;(SUM([.G350:.K354])-INDEX([.A$2:.CV$2];1;[.M$8]+1))*INDEX([.A$2:.CV$2];1;[.M$8]+1)*[.U3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351]&lt;&gt;&quot;&quot;;IF(ISERROR(HLOOKUP([.A351];[.$A$6:.$CV$6];1;0));[.A351];&quot;-&quot;);&quot;&quot;)" office:value-type="string" office:string-value="-" calcext:value-type="string">
            <text:p>-</text:p>
          </table:table-cell>
          <table:table-cell table:formula="of:=IF([.B351]&lt;&gt;&quot;&quot;;IF(ISERROR(HLOOKUP([.B351];[.$A$6:.$CV$6];1;0));[.B351];&quot;-&quot;);&quot;&quot;)" office:value-type="string" office:string-value="-" calcext:value-type="string">
            <text:p>-</text:p>
          </table:table-cell>
          <table:table-cell table:formula="of:=IF([.C351]&lt;&gt;&quot;&quot;;IF(ISERROR(HLOOKUP([.C351];[.$A$6:.$CV$6];1;0));[.C351];&quot;-&quot;);&quot;&quot;)" office:value-type="string" office:string-value="-" calcext:value-type="string">
            <text:p>-</text:p>
          </table:table-cell>
          <table:table-cell table:formula="of:=IF([.D351]&lt;&gt;&quot;&quot;;IF(ISERROR(HLOOKUP([.D351];[.$A$6:.$CV$6];1;0));[.D351];&quot;-&quot;);&quot;&quot;)" office:value-type="string" office:string-value="-" calcext:value-type="string">
            <text:p>-</text:p>
          </table:table-cell>
          <table:table-cell table:formula="of:=IF([.E351]&lt;&gt;&quot;&quot;;IF(ISERROR(HLOOKUP([.E351];[.$A$6:.$CV$6];1;0));[.E35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6]=&quot;&quot;;IF(ISERROR(FIND(&quot;-----&quot;;COM.MICROSOFT.CONCAT([.G351:.K351];&quot;X&quot;;[.G352:.K352];&quot;X&quot;;[.G353:.K353];&quot;X&quot;;[.G354:.K354];&quot;X&quot;;[.G355:.K355];&quot;X&quot;;[.G351:.G355];&quot;X&quot;;[.H351:.H355];&quot;X&quot;;[.I351:.I355];&quot;X&quot;;[.J351:.J355];&quot;X&quot;;[.K351:.K355];&quot;X&quot;;[.G355];[.H354];[.I353];[.J352];[.K351];&quot;X&quot;;[.G351];[.H352];[.I353];[.J354];[.K355])));0;1);&quot;&quot;)" office:value-type="float" office:value="1" calcext:value-type="float">
            <text:p>1</text:p>
          </table:table-cell>
          <table:table-cell table:formula="of:=IF([.G356]=&quot;&quot;;SUM([.G351:.K355])*INDEX([.A$6:.CV$6];1;[.M$8])*[.O351];&quot;&quot;)" office:value-type="float" office:value="9964" calcext:value-type="float">
            <text:p>9964</text:p>
          </table:table-cell>
          <table:table-cell table:number-columns-repeated="4"/>
          <table:table-cell table:formula="of:=IF([.O351]&lt;&gt;&quot;&quot;;ABS([.O351]-1);[.O351])" office:value-type="float" office:value="0" calcext:value-type="float">
            <text:p>0</text:p>
          </table:table-cell>
          <table:table-cell table:formula="of:=IF([.G356]=&quot;&quot;;(SUM([.G351:.K355])-INDEX([.A$2:.CV$2];1;[.M$8]+1))*INDEX([.A$2:.CV$2];1;[.M$8]+1)*[.U35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352]&lt;&gt;&quot;&quot;;IF(ISERROR(HLOOKUP([.A352];[.$A$6:.$CV$6];1;0));[.A352];&quot;-&quot;);&quot;&quot;)" office:value-type="string" office:string-value="-" calcext:value-type="string">
            <text:p>-</text:p>
          </table:table-cell>
          <table:table-cell table:formula="of:=IF([.B352]&lt;&gt;&quot;&quot;;IF(ISERROR(HLOOKUP([.B352];[.$A$6:.$CV$6];1;0));[.B352];&quot;-&quot;);&quot;&quot;)" office:value-type="string" office:string-value="-" calcext:value-type="string">
            <text:p>-</text:p>
          </table:table-cell>
          <table:table-cell table:formula="of:=IF([.C352]&lt;&gt;&quot;&quot;;IF(ISERROR(HLOOKUP([.C352];[.$A$6:.$CV$6];1;0));[.C352];&quot;-&quot;);&quot;&quot;)" office:value-type="string" office:string-value="-" calcext:value-type="string">
            <text:p>-</text:p>
          </table:table-cell>
          <table:table-cell table:formula="of:=IF([.D352]&lt;&gt;&quot;&quot;;IF(ISERROR(HLOOKUP([.D352];[.$A$6:.$CV$6];1;0));[.D352];&quot;-&quot;);&quot;&quot;)" office:value-type="string" office:string-value="-" calcext:value-type="string">
            <text:p>-</text:p>
          </table:table-cell>
          <table:table-cell table:formula="of:=IF([.E352]&lt;&gt;&quot;&quot;;IF(ISERROR(HLOOKUP([.E352];[.$A$6:.$CV$6];1;0));[.E35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7]=&quot;&quot;;IF(ISERROR(FIND(&quot;-----&quot;;COM.MICROSOFT.CONCAT([.G352:.K352];&quot;X&quot;;[.G353:.K353];&quot;X&quot;;[.G354:.K354];&quot;X&quot;;[.G355:.K355];&quot;X&quot;;[.G356:.K356];&quot;X&quot;;[.G352:.G356];&quot;X&quot;;[.H352:.H356];&quot;X&quot;;[.I352:.I356];&quot;X&quot;;[.J352:.J356];&quot;X&quot;;[.K352:.K356];&quot;X&quot;;[.G356];[.H355];[.I354];[.J353];[.K352];&quot;X&quot;;[.G352];[.H353];[.I354];[.J355];[.K356])));0;1);&quot;&quot;)">
            <text:p/>
          </table:table-cell>
          <table:table-cell table:formula="of:=IF([.G357]=&quot;&quot;;SUM([.G352:.K356])*INDEX([.A$6:.CV$6];1;[.M$8])*[.O352];&quot;&quot;)">
            <text:p/>
          </table:table-cell>
          <table:table-cell table:number-columns-repeated="4"/>
          <table:table-cell table:formula="of:=IF([.O352]&lt;&gt;&quot;&quot;;ABS([.O352]-1);[.O352])">
            <text:p/>
          </table:table-cell>
          <table:table-cell table:formula="of:=IF([.G357]=&quot;&quot;;(SUM([.G352:.K356])-INDEX([.A$2:.CV$2];1;[.M$8]+1))*INDEX([.A$2:.CV$2];1;[.M$8]+1)*[.U3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353]&lt;&gt;&quot;&quot;;IF(ISERROR(HLOOKUP([.A353];[.$A$6:.$CV$6];1;0));[.A353];&quot;-&quot;);&quot;&quot;)" office:value-type="string" office:string-value="-" calcext:value-type="string">
            <text:p>-</text:p>
          </table:table-cell>
          <table:table-cell table:formula="of:=IF([.B353]&lt;&gt;&quot;&quot;;IF(ISERROR(HLOOKUP([.B353];[.$A$6:.$CV$6];1;0));[.B353];&quot;-&quot;);&quot;&quot;)" office:value-type="string" office:string-value="-" calcext:value-type="string">
            <text:p>-</text:p>
          </table:table-cell>
          <table:table-cell table:formula="of:=IF([.C353]&lt;&gt;&quot;&quot;;IF(ISERROR(HLOOKUP([.C353];[.$A$6:.$CV$6];1;0));[.C353];&quot;-&quot;);&quot;&quot;)" office:value-type="string" office:string-value="-" calcext:value-type="string">
            <text:p>-</text:p>
          </table:table-cell>
          <table:table-cell table:formula="of:=IF([.D353]&lt;&gt;&quot;&quot;;IF(ISERROR(HLOOKUP([.D353];[.$A$6:.$CV$6];1;0));[.D353];&quot;-&quot;);&quot;&quot;)" office:value-type="string" office:string-value="-" calcext:value-type="string">
            <text:p>-</text:p>
          </table:table-cell>
          <table:table-cell table:formula="of:=IF([.E353]&lt;&gt;&quot;&quot;;IF(ISERROR(HLOOKUP([.E353];[.$A$6:.$CV$6];1;0));[.E353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358]=&quot;&quot;;IF(ISERROR(FIND(&quot;-----&quot;;COM.MICROSOFT.CONCAT([.G353:.K353];&quot;X&quot;;[.G354:.K354];&quot;X&quot;;[.G355:.K355];&quot;X&quot;;[.G356:.K356];&quot;X&quot;;[.G357:.K357];&quot;X&quot;;[.G353:.G357];&quot;X&quot;;[.H353:.H357];&quot;X&quot;;[.I353:.I357];&quot;X&quot;;[.J353:.J357];&quot;X&quot;;[.K353:.K357];&quot;X&quot;;[.G357];[.H356];[.I355];[.J354];[.K353];&quot;X&quot;;[.G353];[.H354];[.I355];[.J356];[.K357])));0;1);&quot;&quot;)">
            <text:p/>
          </table:table-cell>
          <table:table-cell table:formula="of:=IF([.G358]=&quot;&quot;;SUM([.G353:.K357])*INDEX([.A$6:.CV$6];1;[.M$8])*[.O353];&quot;&quot;)">
            <text:p/>
          </table:table-cell>
          <table:table-cell table:number-columns-repeated="4"/>
          <table:table-cell table:formula="of:=IF([.O353]&lt;&gt;&quot;&quot;;ABS([.O353]-1);[.O353])">
            <text:p/>
          </table:table-cell>
          <table:table-cell table:formula="of:=IF([.G358]=&quot;&quot;;(SUM([.G353:.K357])-INDEX([.A$2:.CV$2];1;[.M$8]+1))*INDEX([.A$2:.CV$2];1;[.M$8]+1)*[.U3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354]&lt;&gt;&quot;&quot;;IF(ISERROR(HLOOKUP([.A354];[.$A$6:.$CV$6];1;0));[.A354];&quot;-&quot;);&quot;&quot;)" office:value-type="float" office:value="89" calcext:value-type="float">
            <text:p>89</text:p>
          </table:table-cell>
          <table:table-cell table:formula="of:=IF([.B354]&lt;&gt;&quot;&quot;;IF(ISERROR(HLOOKUP([.B354];[.$A$6:.$CV$6];1;0));[.B354];&quot;-&quot;);&quot;&quot;)" office:value-type="string" office:string-value="-" calcext:value-type="string">
            <text:p>-</text:p>
          </table:table-cell>
          <table:table-cell table:formula="of:=IF([.C354]&lt;&gt;&quot;&quot;;IF(ISERROR(HLOOKUP([.C354];[.$A$6:.$CV$6];1;0));[.C354];&quot;-&quot;);&quot;&quot;)" office:value-type="string" office:string-value="-" calcext:value-type="string">
            <text:p>-</text:p>
          </table:table-cell>
          <table:table-cell table:formula="of:=IF([.D354]&lt;&gt;&quot;&quot;;IF(ISERROR(HLOOKUP([.D354];[.$A$6:.$CV$6];1;0));[.D354];&quot;-&quot;);&quot;&quot;)" office:value-type="string" office:string-value="-" calcext:value-type="string">
            <text:p>-</text:p>
          </table:table-cell>
          <table:table-cell table:formula="of:=IF([.E354]&lt;&gt;&quot;&quot;;IF(ISERROR(HLOOKUP([.E354];[.$A$6:.$CV$6];1;0));[.E35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59]=&quot;&quot;;IF(ISERROR(FIND(&quot;-----&quot;;COM.MICROSOFT.CONCAT([.G354:.K354];&quot;X&quot;;[.G355:.K355];&quot;X&quot;;[.G356:.K356];&quot;X&quot;;[.G357:.K357];&quot;X&quot;;[.G358:.K358];&quot;X&quot;;[.G354:.G358];&quot;X&quot;;[.H354:.H358];&quot;X&quot;;[.I354:.I358];&quot;X&quot;;[.J354:.J358];&quot;X&quot;;[.K354:.K358];&quot;X&quot;;[.G358];[.H357];[.I356];[.J355];[.K354];&quot;X&quot;;[.G354];[.H355];[.I356];[.J357];[.K358])));0;1);&quot;&quot;)">
            <text:p/>
          </table:table-cell>
          <table:table-cell table:formula="of:=IF([.G359]=&quot;&quot;;SUM([.G354:.K358])*INDEX([.A$6:.CV$6];1;[.M$8])*[.O354];&quot;&quot;)">
            <text:p/>
          </table:table-cell>
          <table:table-cell table:number-columns-repeated="4"/>
          <table:table-cell table:formula="of:=IF([.O354]&lt;&gt;&quot;&quot;;ABS([.O354]-1);[.O354])">
            <text:p/>
          </table:table-cell>
          <table:table-cell table:formula="of:=IF([.G359]=&quot;&quot;;(SUM([.G354:.K358])-INDEX([.A$2:.CV$2];1;[.M$8]+1))*INDEX([.A$2:.CV$2];1;[.M$8]+1)*[.U3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355]&lt;&gt;&quot;&quot;;IF(ISERROR(HLOOKUP([.A355];[.$A$6:.$CV$6];1;0));[.A355];&quot;-&quot;);&quot;&quot;)" office:value-type="string" office:string-value="-" calcext:value-type="string">
            <text:p>-</text:p>
          </table:table-cell>
          <table:table-cell table:formula="of:=IF([.B355]&lt;&gt;&quot;&quot;;IF(ISERROR(HLOOKUP([.B355];[.$A$6:.$CV$6];1;0));[.B355];&quot;-&quot;);&quot;&quot;)" office:value-type="string" office:string-value="-" calcext:value-type="string">
            <text:p>-</text:p>
          </table:table-cell>
          <table:table-cell table:formula="of:=IF([.C355]&lt;&gt;&quot;&quot;;IF(ISERROR(HLOOKUP([.C355];[.$A$6:.$CV$6];1;0));[.C355];&quot;-&quot;);&quot;&quot;)" office:value-type="string" office:string-value="-" calcext:value-type="string">
            <text:p>-</text:p>
          </table:table-cell>
          <table:table-cell table:formula="of:=IF([.D355]&lt;&gt;&quot;&quot;;IF(ISERROR(HLOOKUP([.D355];[.$A$6:.$CV$6];1;0));[.D355];&quot;-&quot;);&quot;&quot;)" office:value-type="string" office:string-value="-" calcext:value-type="string">
            <text:p>-</text:p>
          </table:table-cell>
          <table:table-cell table:formula="of:=IF([.E355]&lt;&gt;&quot;&quot;;IF(ISERROR(HLOOKUP([.E355];[.$A$6:.$CV$6];1;0));[.E35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60]=&quot;&quot;;IF(ISERROR(FIND(&quot;-----&quot;;COM.MICROSOFT.CONCAT([.G355:.K355];&quot;X&quot;;[.G356:.K356];&quot;X&quot;;[.G357:.K357];&quot;X&quot;;[.G358:.K358];&quot;X&quot;;[.G359:.K359];&quot;X&quot;;[.G355:.G359];&quot;X&quot;;[.H355:.H359];&quot;X&quot;;[.I355:.I359];&quot;X&quot;;[.J355:.J359];&quot;X&quot;;[.K355:.K359];&quot;X&quot;;[.G359];[.H358];[.I357];[.J356];[.K355];&quot;X&quot;;[.G355];[.H356];[.I357];[.J358];[.K359])));0;1);&quot;&quot;)">
            <text:p/>
          </table:table-cell>
          <table:table-cell table:formula="of:=IF([.G360]=&quot;&quot;;SUM([.G355:.K359])*INDEX([.A$6:.CV$6];1;[.M$8])*[.O355];&quot;&quot;)">
            <text:p/>
          </table:table-cell>
          <table:table-cell table:number-columns-repeated="4"/>
          <table:table-cell table:formula="of:=IF([.O355]&lt;&gt;&quot;&quot;;ABS([.O355]-1);[.O355])">
            <text:p/>
          </table:table-cell>
          <table:table-cell table:formula="of:=IF([.G360]=&quot;&quot;;(SUM([.G355:.K359])-INDEX([.A$2:.CV$2];1;[.M$8]+1))*INDEX([.A$2:.CV$2];1;[.M$8]+1)*[.U35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56]&lt;&gt;&quot;&quot;;IF(ISERROR(HLOOKUP([.A356];[.$A$6:.$CV$6];1;0));[.A356];&quot;-&quot;);&quot;&quot;)">
            <text:p/>
          </table:table-cell>
          <table:table-cell table:formula="of:=IF([.B356]&lt;&gt;&quot;&quot;;IF(ISERROR(HLOOKUP([.B356];[.$A$6:.$CV$6];1;0));[.B356];&quot;-&quot;);&quot;&quot;)">
            <text:p/>
          </table:table-cell>
          <table:table-cell table:formula="of:=IF([.C356]&lt;&gt;&quot;&quot;;IF(ISERROR(HLOOKUP([.C356];[.$A$6:.$CV$6];1;0));[.C356];&quot;-&quot;);&quot;&quot;)">
            <text:p/>
          </table:table-cell>
          <table:table-cell table:formula="of:=IF([.D356]&lt;&gt;&quot;&quot;;IF(ISERROR(HLOOKUP([.D356];[.$A$6:.$CV$6];1;0));[.D356];&quot;-&quot;);&quot;&quot;)">
            <text:p/>
          </table:table-cell>
          <table:table-cell table:formula="of:=IF([.E356]&lt;&gt;&quot;&quot;;IF(ISERROR(HLOOKUP([.E356];[.$A$6:.$CV$6];1;0));[.E356];&quot;-&quot;);&quot;&quot;)">
            <text:p/>
          </table:table-cell>
          <table:table-cell table:number-columns-repeated="3"/>
          <table:table-cell table:formula="of:=IF([.G361]=&quot;&quot;;IF(ISERROR(FIND(&quot;-----&quot;;COM.MICROSOFT.CONCAT([.G356:.K356];&quot;X&quot;;[.G357:.K357];&quot;X&quot;;[.G358:.K358];&quot;X&quot;;[.G359:.K359];&quot;X&quot;;[.G360:.K360];&quot;X&quot;;[.G356:.G360];&quot;X&quot;;[.H356:.H360];&quot;X&quot;;[.I356:.I360];&quot;X&quot;;[.J356:.J360];&quot;X&quot;;[.K356:.K360];&quot;X&quot;;[.G360];[.H359];[.I358];[.J357];[.K356];&quot;X&quot;;[.G356];[.H357];[.I358];[.J359];[.K360])));0;1);&quot;&quot;)">
            <text:p/>
          </table:table-cell>
          <table:table-cell table:formula="of:=IF([.G361]=&quot;&quot;;SUM([.G356:.K360])*INDEX([.A$6:.CV$6];1;[.M$8])*[.O356];&quot;&quot;)">
            <text:p/>
          </table:table-cell>
          <table:table-cell table:number-columns-repeated="4"/>
          <table:table-cell table:formula="of:=IF([.O356]&lt;&gt;&quot;&quot;;ABS([.O356]-1);[.O356])">
            <text:p/>
          </table:table-cell>
          <table:table-cell table:formula="of:=IF([.G361]=&quot;&quot;;(SUM([.G356:.K360])-INDEX([.A$2:.CV$2];1;[.M$8]+1))*INDEX([.A$2:.CV$2];1;[.M$8]+1)*[.U3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357]&lt;&gt;&quot;&quot;;IF(ISERROR(HLOOKUP([.A357];[.$A$6:.$CV$6];1;0));[.A357];&quot;-&quot;);&quot;&quot;)" office:value-type="string" office:string-value="-" calcext:value-type="string">
            <text:p>-</text:p>
          </table:table-cell>
          <table:table-cell table:formula="of:=IF([.B357]&lt;&gt;&quot;&quot;;IF(ISERROR(HLOOKUP([.B357];[.$A$6:.$CV$6];1;0));[.B357];&quot;-&quot;);&quot;&quot;)" office:value-type="float" office:value="52" calcext:value-type="float">
            <text:p>52</text:p>
          </table:table-cell>
          <table:table-cell table:formula="of:=IF([.C357]&lt;&gt;&quot;&quot;;IF(ISERROR(HLOOKUP([.C357];[.$A$6:.$CV$6];1;0));[.C357];&quot;-&quot;);&quot;&quot;)" office:value-type="float" office:value="76" calcext:value-type="float">
            <text:p>76</text:p>
          </table:table-cell>
          <table:table-cell table:formula="of:=IF([.D357]&lt;&gt;&quot;&quot;;IF(ISERROR(HLOOKUP([.D357];[.$A$6:.$CV$6];1;0));[.D357];&quot;-&quot;);&quot;&quot;)" office:value-type="string" office:string-value="-" calcext:value-type="string">
            <text:p>-</text:p>
          </table:table-cell>
          <table:table-cell table:formula="of:=IF([.E357]&lt;&gt;&quot;&quot;;IF(ISERROR(HLOOKUP([.E357];[.$A$6:.$CV$6];1;0));[.E35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62]=&quot;&quot;;IF(ISERROR(FIND(&quot;-----&quot;;COM.MICROSOFT.CONCAT([.G357:.K357];&quot;X&quot;;[.G358:.K358];&quot;X&quot;;[.G359:.K359];&quot;X&quot;;[.G360:.K360];&quot;X&quot;;[.G361:.K361];&quot;X&quot;;[.G357:.G361];&quot;X&quot;;[.H357:.H361];&quot;X&quot;;[.I357:.I361];&quot;X&quot;;[.J357:.J361];&quot;X&quot;;[.K357:.K361];&quot;X&quot;;[.G361];[.H360];[.I359];[.J358];[.K357];&quot;X&quot;;[.G357];[.H358];[.I359];[.J360];[.K361])));0;1);&quot;&quot;)" office:value-type="float" office:value="1" calcext:value-type="float">
            <text:p>1</text:p>
          </table:table-cell>
          <table:table-cell table:formula="of:=IF([.G362]=&quot;&quot;;SUM([.G357:.K361])*INDEX([.A$6:.CV$6];1;[.M$8])*[.O357];&quot;&quot;)" office:value-type="float" office:value="29422" calcext:value-type="float">
            <text:p>29422</text:p>
          </table:table-cell>
          <table:table-cell table:number-columns-repeated="4"/>
          <table:table-cell table:formula="of:=IF([.O357]&lt;&gt;&quot;&quot;;ABS([.O357]-1);[.O357])" office:value-type="float" office:value="0" calcext:value-type="float">
            <text:p>0</text:p>
          </table:table-cell>
          <table:table-cell table:formula="of:=IF([.G362]=&quot;&quot;;(SUM([.G357:.K361])-INDEX([.A$2:.CV$2];1;[.M$8]+1))*INDEX([.A$2:.CV$2];1;[.M$8]+1)*[.U35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/>
          <table:table-cell table:formula="of:=IF([.A358]&lt;&gt;&quot;&quot;;IF(ISERROR(HLOOKUP([.A358];[.$A$6:.$CV$6];1;0));[.A358];&quot;-&quot;);&quot;&quot;)" office:value-type="string" office:string-value="-" calcext:value-type="string">
            <text:p>-</text:p>
          </table:table-cell>
          <table:table-cell table:formula="of:=IF([.B358]&lt;&gt;&quot;&quot;;IF(ISERROR(HLOOKUP([.B358];[.$A$6:.$CV$6];1;0));[.B358];&quot;-&quot;);&quot;&quot;)" office:value-type="string" office:string-value="-" calcext:value-type="string">
            <text:p>-</text:p>
          </table:table-cell>
          <table:table-cell table:formula="of:=IF([.C358]&lt;&gt;&quot;&quot;;IF(ISERROR(HLOOKUP([.C358];[.$A$6:.$CV$6];1;0));[.C358];&quot;-&quot;);&quot;&quot;)" office:value-type="float" office:value="3" calcext:value-type="float">
            <text:p>3</text:p>
          </table:table-cell>
          <table:table-cell table:formula="of:=IF([.D358]&lt;&gt;&quot;&quot;;IF(ISERROR(HLOOKUP([.D358];[.$A$6:.$CV$6];1;0));[.D358];&quot;-&quot;);&quot;&quot;)" office:value-type="string" office:string-value="-" calcext:value-type="string">
            <text:p>-</text:p>
          </table:table-cell>
          <table:table-cell table:formula="of:=IF([.E358]&lt;&gt;&quot;&quot;;IF(ISERROR(HLOOKUP([.E358];[.$A$6:.$CV$6];1;0));[.E35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63]=&quot;&quot;;IF(ISERROR(FIND(&quot;-----&quot;;COM.MICROSOFT.CONCAT([.G358:.K358];&quot;X&quot;;[.G359:.K359];&quot;X&quot;;[.G360:.K360];&quot;X&quot;;[.G361:.K361];&quot;X&quot;;[.G362:.K362];&quot;X&quot;;[.G358:.G362];&quot;X&quot;;[.H358:.H362];&quot;X&quot;;[.I358:.I362];&quot;X&quot;;[.J358:.J362];&quot;X&quot;;[.K358:.K362];&quot;X&quot;;[.G362];[.H361];[.I360];[.J359];[.K358];&quot;X&quot;;[.G358];[.H359];[.I360];[.J361];[.K362])));0;1);&quot;&quot;)">
            <text:p/>
          </table:table-cell>
          <table:table-cell table:formula="of:=IF([.G363]=&quot;&quot;;SUM([.G358:.K362])*INDEX([.A$6:.CV$6];1;[.M$8])*[.O358];&quot;&quot;)">
            <text:p/>
          </table:table-cell>
          <table:table-cell table:number-columns-repeated="4"/>
          <table:table-cell table:formula="of:=IF([.O358]&lt;&gt;&quot;&quot;;ABS([.O358]-1);[.O358])">
            <text:p/>
          </table:table-cell>
          <table:table-cell table:formula="of:=IF([.G363]=&quot;&quot;;(SUM([.G358:.K362])-INDEX([.A$2:.CV$2];1;[.M$8]+1))*INDEX([.A$2:.CV$2];1;[.M$8]+1)*[.U3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359]&lt;&gt;&quot;&quot;;IF(ISERROR(HLOOKUP([.A359];[.$A$6:.$CV$6];1;0));[.A359];&quot;-&quot;);&quot;&quot;)" office:value-type="string" office:string-value="-" calcext:value-type="string">
            <text:p>-</text:p>
          </table:table-cell>
          <table:table-cell table:formula="of:=IF([.B359]&lt;&gt;&quot;&quot;;IF(ISERROR(HLOOKUP([.B359];[.$A$6:.$CV$6];1;0));[.B359];&quot;-&quot;);&quot;&quot;)" office:value-type="string" office:string-value="-" calcext:value-type="string">
            <text:p>-</text:p>
          </table:table-cell>
          <table:table-cell table:formula="of:=IF([.C359]&lt;&gt;&quot;&quot;;IF(ISERROR(HLOOKUP([.C359];[.$A$6:.$CV$6];1;0));[.C359];&quot;-&quot;);&quot;&quot;)" office:value-type="float" office:value="38" calcext:value-type="float">
            <text:p>38</text:p>
          </table:table-cell>
          <table:table-cell table:formula="of:=IF([.D359]&lt;&gt;&quot;&quot;;IF(ISERROR(HLOOKUP([.D359];[.$A$6:.$CV$6];1;0));[.D359];&quot;-&quot;);&quot;&quot;)" office:value-type="string" office:string-value="-" calcext:value-type="string">
            <text:p>-</text:p>
          </table:table-cell>
          <table:table-cell table:formula="of:=IF([.E359]&lt;&gt;&quot;&quot;;IF(ISERROR(HLOOKUP([.E359];[.$A$6:.$CV$6];1;0));[.E359];&quot;-&quot;);&quot;&quot;)" office:value-type="float" office:value="15" calcext:value-type="float">
            <text:p>15</text:p>
          </table:table-cell>
          <table:table-cell table:number-columns-repeated="3"/>
          <table:table-cell table:formula="of:=IF([.G364]=&quot;&quot;;IF(ISERROR(FIND(&quot;-----&quot;;COM.MICROSOFT.CONCAT([.G359:.K359];&quot;X&quot;;[.G360:.K360];&quot;X&quot;;[.G361:.K361];&quot;X&quot;;[.G362:.K362];&quot;X&quot;;[.G363:.K363];&quot;X&quot;;[.G359:.G363];&quot;X&quot;;[.H359:.H363];&quot;X&quot;;[.I359:.I363];&quot;X&quot;;[.J359:.J363];&quot;X&quot;;[.K359:.K363];&quot;X&quot;;[.G363];[.H362];[.I361];[.J360];[.K359];&quot;X&quot;;[.G359];[.H360];[.I361];[.J362];[.K363])));0;1);&quot;&quot;)">
            <text:p/>
          </table:table-cell>
          <table:table-cell table:formula="of:=IF([.G364]=&quot;&quot;;SUM([.G359:.K363])*INDEX([.A$6:.CV$6];1;[.M$8])*[.O359];&quot;&quot;)">
            <text:p/>
          </table:table-cell>
          <table:table-cell table:number-columns-repeated="4"/>
          <table:table-cell table:formula="of:=IF([.O359]&lt;&gt;&quot;&quot;;ABS([.O359]-1);[.O359])">
            <text:p/>
          </table:table-cell>
          <table:table-cell table:formula="of:=IF([.G364]=&quot;&quot;;(SUM([.G359:.K363])-INDEX([.A$2:.CV$2];1;[.M$8]+1))*INDEX([.A$2:.CV$2];1;[.M$8]+1)*[.U3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[.A360]&lt;&gt;&quot;&quot;;IF(ISERROR(HLOOKUP([.A360];[.$A$6:.$CV$6];1;0));[.A360];&quot;-&quot;);&quot;&quot;)" office:value-type="string" office:string-value="-" calcext:value-type="string">
            <text:p>-</text:p>
          </table:table-cell>
          <table:table-cell table:formula="of:=IF([.B360]&lt;&gt;&quot;&quot;;IF(ISERROR(HLOOKUP([.B360];[.$A$6:.$CV$6];1;0));[.B360];&quot;-&quot;);&quot;&quot;)" office:value-type="string" office:string-value="-" calcext:value-type="string">
            <text:p>-</text:p>
          </table:table-cell>
          <table:table-cell table:formula="of:=IF([.C360]&lt;&gt;&quot;&quot;;IF(ISERROR(HLOOKUP([.C360];[.$A$6:.$CV$6];1;0));[.C360];&quot;-&quot;);&quot;&quot;)" office:value-type="string" office:string-value="-" calcext:value-type="string">
            <text:p>-</text:p>
          </table:table-cell>
          <table:table-cell table:formula="of:=IF([.D360]&lt;&gt;&quot;&quot;;IF(ISERROR(HLOOKUP([.D360];[.$A$6:.$CV$6];1;0));[.D360];&quot;-&quot;);&quot;&quot;)" office:value-type="string" office:string-value="-" calcext:value-type="string">
            <text:p>-</text:p>
          </table:table-cell>
          <table:table-cell table:formula="of:=IF([.E360]&lt;&gt;&quot;&quot;;IF(ISERROR(HLOOKUP([.E360];[.$A$6:.$CV$6];1;0));[.E360];&quot;-&quot;);&quot;&quot;)" office:value-type="float" office:value="83" calcext:value-type="float">
            <text:p>83</text:p>
          </table:table-cell>
          <table:table-cell table:number-columns-repeated="3"/>
          <table:table-cell table:formula="of:=IF([.G365]=&quot;&quot;;IF(ISERROR(FIND(&quot;-----&quot;;COM.MICROSOFT.CONCAT([.G360:.K360];&quot;X&quot;;[.G361:.K361];&quot;X&quot;;[.G362:.K362];&quot;X&quot;;[.G363:.K363];&quot;X&quot;;[.G364:.K364];&quot;X&quot;;[.G360:.G364];&quot;X&quot;;[.H360:.H364];&quot;X&quot;;[.I360:.I364];&quot;X&quot;;[.J360:.J364];&quot;X&quot;;[.K360:.K364];&quot;X&quot;;[.G364];[.H363];[.I362];[.J361];[.K360];&quot;X&quot;;[.G360];[.H361];[.I362];[.J363];[.K364])));0;1);&quot;&quot;)">
            <text:p/>
          </table:table-cell>
          <table:table-cell table:formula="of:=IF([.G365]=&quot;&quot;;SUM([.G360:.K364])*INDEX([.A$6:.CV$6];1;[.M$8])*[.O360];&quot;&quot;)">
            <text:p/>
          </table:table-cell>
          <table:table-cell table:number-columns-repeated="4"/>
          <table:table-cell table:formula="of:=IF([.O360]&lt;&gt;&quot;&quot;;ABS([.O360]-1);[.O360])">
            <text:p/>
          </table:table-cell>
          <table:table-cell table:formula="of:=IF([.G365]=&quot;&quot;;(SUM([.G360:.K364])-INDEX([.A$2:.CV$2];1;[.M$8]+1))*INDEX([.A$2:.CV$2];1;[.M$8]+1)*[.U3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A361]&lt;&gt;&quot;&quot;;IF(ISERROR(HLOOKUP([.A361];[.$A$6:.$CV$6];1;0));[.A361];&quot;-&quot;);&quot;&quot;)" office:value-type="float" office:value="46" calcext:value-type="float">
            <text:p>46</text:p>
          </table:table-cell>
          <table:table-cell table:formula="of:=IF([.B361]&lt;&gt;&quot;&quot;;IF(ISERROR(HLOOKUP([.B361];[.$A$6:.$CV$6];1;0));[.B361];&quot;-&quot;);&quot;&quot;)" office:value-type="string" office:string-value="-" calcext:value-type="string">
            <text:p>-</text:p>
          </table:table-cell>
          <table:table-cell table:formula="of:=IF([.C361]&lt;&gt;&quot;&quot;;IF(ISERROR(HLOOKUP([.C361];[.$A$6:.$CV$6];1;0));[.C361];&quot;-&quot;);&quot;&quot;)" office:value-type="string" office:string-value="-" calcext:value-type="string">
            <text:p>-</text:p>
          </table:table-cell>
          <table:table-cell table:formula="of:=IF([.D361]&lt;&gt;&quot;&quot;;IF(ISERROR(HLOOKUP([.D361];[.$A$6:.$CV$6];1;0));[.D361];&quot;-&quot;);&quot;&quot;)" office:value-type="string" office:string-value="-" calcext:value-type="string">
            <text:p>-</text:p>
          </table:table-cell>
          <table:table-cell table:formula="of:=IF([.E361]&lt;&gt;&quot;&quot;;IF(ISERROR(HLOOKUP([.E361];[.$A$6:.$CV$6];1;0));[.E36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66]=&quot;&quot;;IF(ISERROR(FIND(&quot;-----&quot;;COM.MICROSOFT.CONCAT([.G361:.K361];&quot;X&quot;;[.G362:.K362];&quot;X&quot;;[.G363:.K363];&quot;X&quot;;[.G364:.K364];&quot;X&quot;;[.G365:.K365];&quot;X&quot;;[.G361:.G365];&quot;X&quot;;[.H361:.H365];&quot;X&quot;;[.I361:.I365];&quot;X&quot;;[.J361:.J365];&quot;X&quot;;[.K361:.K365];&quot;X&quot;;[.G365];[.H364];[.I363];[.J362];[.K361];&quot;X&quot;;[.G361];[.H362];[.I363];[.J364];[.K365])));0;1);&quot;&quot;)">
            <text:p/>
          </table:table-cell>
          <table:table-cell table:formula="of:=IF([.G366]=&quot;&quot;;SUM([.G361:.K365])*INDEX([.A$6:.CV$6];1;[.M$8])*[.O361];&quot;&quot;)">
            <text:p/>
          </table:table-cell>
          <table:table-cell table:number-columns-repeated="4"/>
          <table:table-cell table:formula="of:=IF([.O361]&lt;&gt;&quot;&quot;;ABS([.O361]-1);[.O361])">
            <text:p/>
          </table:table-cell>
          <table:table-cell table:formula="of:=IF([.G366]=&quot;&quot;;(SUM([.G361:.K365])-INDEX([.A$2:.CV$2];1;[.M$8]+1))*INDEX([.A$2:.CV$2];1;[.M$8]+1)*[.U36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62]&lt;&gt;&quot;&quot;;IF(ISERROR(HLOOKUP([.A362];[.$A$6:.$CV$6];1;0));[.A362];&quot;-&quot;);&quot;&quot;)">
            <text:p/>
          </table:table-cell>
          <table:table-cell table:formula="of:=IF([.B362]&lt;&gt;&quot;&quot;;IF(ISERROR(HLOOKUP([.B362];[.$A$6:.$CV$6];1;0));[.B362];&quot;-&quot;);&quot;&quot;)">
            <text:p/>
          </table:table-cell>
          <table:table-cell table:formula="of:=IF([.C362]&lt;&gt;&quot;&quot;;IF(ISERROR(HLOOKUP([.C362];[.$A$6:.$CV$6];1;0));[.C362];&quot;-&quot;);&quot;&quot;)">
            <text:p/>
          </table:table-cell>
          <table:table-cell table:formula="of:=IF([.D362]&lt;&gt;&quot;&quot;;IF(ISERROR(HLOOKUP([.D362];[.$A$6:.$CV$6];1;0));[.D362];&quot;-&quot;);&quot;&quot;)">
            <text:p/>
          </table:table-cell>
          <table:table-cell table:formula="of:=IF([.E362]&lt;&gt;&quot;&quot;;IF(ISERROR(HLOOKUP([.E362];[.$A$6:.$CV$6];1;0));[.E362];&quot;-&quot;);&quot;&quot;)">
            <text:p/>
          </table:table-cell>
          <table:table-cell table:number-columns-repeated="3"/>
          <table:table-cell table:formula="of:=IF([.G367]=&quot;&quot;;IF(ISERROR(FIND(&quot;-----&quot;;COM.MICROSOFT.CONCAT([.G362:.K362];&quot;X&quot;;[.G363:.K363];&quot;X&quot;;[.G364:.K364];&quot;X&quot;;[.G365:.K365];&quot;X&quot;;[.G366:.K366];&quot;X&quot;;[.G362:.G366];&quot;X&quot;;[.H362:.H366];&quot;X&quot;;[.I362:.I366];&quot;X&quot;;[.J362:.J366];&quot;X&quot;;[.K362:.K366];&quot;X&quot;;[.G366];[.H365];[.I364];[.J363];[.K362];&quot;X&quot;;[.G362];[.H363];[.I364];[.J365];[.K366])));0;1);&quot;&quot;)">
            <text:p/>
          </table:table-cell>
          <table:table-cell table:formula="of:=IF([.G367]=&quot;&quot;;SUM([.G362:.K366])*INDEX([.A$6:.CV$6];1;[.M$8])*[.O362];&quot;&quot;)">
            <text:p/>
          </table:table-cell>
          <table:table-cell table:number-columns-repeated="4"/>
          <table:table-cell table:formula="of:=IF([.O362]&lt;&gt;&quot;&quot;;ABS([.O362]-1);[.O362])">
            <text:p/>
          </table:table-cell>
          <table:table-cell table:formula="of:=IF([.G367]=&quot;&quot;;(SUM([.G362:.K366])-INDEX([.A$2:.CV$2];1;[.M$8]+1))*INDEX([.A$2:.CV$2];1;[.M$8]+1)*[.U3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A363]&lt;&gt;&quot;&quot;;IF(ISERROR(HLOOKUP([.A363];[.$A$6:.$CV$6];1;0));[.A363];&quot;-&quot;);&quot;&quot;)" office:value-type="string" office:string-value="-" calcext:value-type="string">
            <text:p>-</text:p>
          </table:table-cell>
          <table:table-cell table:formula="of:=IF([.B363]&lt;&gt;&quot;&quot;;IF(ISERROR(HLOOKUP([.B363];[.$A$6:.$CV$6];1;0));[.B363];&quot;-&quot;);&quot;&quot;)" office:value-type="float" office:value="76" calcext:value-type="float">
            <text:p>76</text:p>
          </table:table-cell>
          <table:table-cell table:formula="of:=IF([.C363]&lt;&gt;&quot;&quot;;IF(ISERROR(HLOOKUP([.C363];[.$A$6:.$CV$6];1;0));[.C363];&quot;-&quot;);&quot;&quot;)" office:value-type="string" office:string-value="-" calcext:value-type="string">
            <text:p>-</text:p>
          </table:table-cell>
          <table:table-cell table:formula="of:=IF([.D363]&lt;&gt;&quot;&quot;;IF(ISERROR(HLOOKUP([.D363];[.$A$6:.$CV$6];1;0));[.D363];&quot;-&quot;);&quot;&quot;)" office:value-type="string" office:string-value="-" calcext:value-type="string">
            <text:p>-</text:p>
          </table:table-cell>
          <table:table-cell table:formula="of:=IF([.E363]&lt;&gt;&quot;&quot;;IF(ISERROR(HLOOKUP([.E363];[.$A$6:.$CV$6];1;0));[.E363];&quot;-&quot;);&quot;&quot;)" office:value-type="float" office:value="52" calcext:value-type="float">
            <text:p>52</text:p>
          </table:table-cell>
          <table:table-cell table:number-columns-repeated="3"/>
          <table:table-cell table:formula="of:=IF([.G368]=&quot;&quot;;IF(ISERROR(FIND(&quot;-----&quot;;COM.MICROSOFT.CONCAT([.G363:.K363];&quot;X&quot;;[.G364:.K364];&quot;X&quot;;[.G365:.K365];&quot;X&quot;;[.G366:.K366];&quot;X&quot;;[.G367:.K367];&quot;X&quot;;[.G363:.G367];&quot;X&quot;;[.H363:.H367];&quot;X&quot;;[.I363:.I367];&quot;X&quot;;[.J363:.J367];&quot;X&quot;;[.K363:.K367];&quot;X&quot;;[.G367];[.H366];[.I365];[.J364];[.K363];&quot;X&quot;;[.G363];[.H364];[.I365];[.J366];[.K367])));0;1);&quot;&quot;)" office:value-type="float" office:value="1" calcext:value-type="float">
            <text:p>1</text:p>
          </table:table-cell>
          <table:table-cell table:formula="of:=IF([.G368]=&quot;&quot;;SUM([.G363:.K367])*INDEX([.A$6:.CV$6];1;[.M$8])*[.O363];&quot;&quot;)" office:value-type="float" office:value="28952" calcext:value-type="float">
            <text:p>28952</text:p>
          </table:table-cell>
          <table:table-cell table:number-columns-repeated="4"/>
          <table:table-cell table:formula="of:=IF([.O363]&lt;&gt;&quot;&quot;;ABS([.O363]-1);[.O363])" office:value-type="float" office:value="0" calcext:value-type="float">
            <text:p>0</text:p>
          </table:table-cell>
          <table:table-cell table:formula="of:=IF([.G368]=&quot;&quot;;(SUM([.G363:.K367])-INDEX([.A$2:.CV$2];1;[.M$8]+1))*INDEX([.A$2:.CV$2];1;[.M$8]+1)*[.U36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364]&lt;&gt;&quot;&quot;;IF(ISERROR(HLOOKUP([.A364];[.$A$6:.$CV$6];1;0));[.A364];&quot;-&quot;);&quot;&quot;)" office:value-type="string" office:string-value="-" calcext:value-type="string">
            <text:p>-</text:p>
          </table:table-cell>
          <table:table-cell table:formula="of:=IF([.B364]&lt;&gt;&quot;&quot;;IF(ISERROR(HLOOKUP([.B364];[.$A$6:.$CV$6];1;0));[.B364];&quot;-&quot;);&quot;&quot;)" office:value-type="string" office:string-value="-" calcext:value-type="string">
            <text:p>-</text:p>
          </table:table-cell>
          <table:table-cell table:formula="of:=IF([.C364]&lt;&gt;&quot;&quot;;IF(ISERROR(HLOOKUP([.C364];[.$A$6:.$CV$6];1;0));[.C364];&quot;-&quot;);&quot;&quot;)" office:value-type="string" office:string-value="-" calcext:value-type="string">
            <text:p>-</text:p>
          </table:table-cell>
          <table:table-cell table:formula="of:=IF([.D364]&lt;&gt;&quot;&quot;;IF(ISERROR(HLOOKUP([.D364];[.$A$6:.$CV$6];1;0));[.D364];&quot;-&quot;);&quot;&quot;)" office:value-type="string" office:string-value="-" calcext:value-type="string">
            <text:p>-</text:p>
          </table:table-cell>
          <table:table-cell table:formula="of:=IF([.E364]&lt;&gt;&quot;&quot;;IF(ISERROR(HLOOKUP([.E364];[.$A$6:.$CV$6];1;0));[.E36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69]=&quot;&quot;;IF(ISERROR(FIND(&quot;-----&quot;;COM.MICROSOFT.CONCAT([.G364:.K364];&quot;X&quot;;[.G365:.K365];&quot;X&quot;;[.G366:.K366];&quot;X&quot;;[.G367:.K367];&quot;X&quot;;[.G368:.K368];&quot;X&quot;;[.G364:.G368];&quot;X&quot;;[.H364:.H368];&quot;X&quot;;[.I364:.I368];&quot;X&quot;;[.J364:.J368];&quot;X&quot;;[.K364:.K368];&quot;X&quot;;[.G368];[.H367];[.I366];[.J365];[.K364];&quot;X&quot;;[.G364];[.H365];[.I366];[.J367];[.K368])));0;1);&quot;&quot;)">
            <text:p/>
          </table:table-cell>
          <table:table-cell table:formula="of:=IF([.G369]=&quot;&quot;;SUM([.G364:.K368])*INDEX([.A$6:.CV$6];1;[.M$8])*[.O364];&quot;&quot;)">
            <text:p/>
          </table:table-cell>
          <table:table-cell table:number-columns-repeated="4"/>
          <table:table-cell table:formula="of:=IF([.O364]&lt;&gt;&quot;&quot;;ABS([.O364]-1);[.O364])">
            <text:p/>
          </table:table-cell>
          <table:table-cell table:formula="of:=IF([.G369]=&quot;&quot;;(SUM([.G364:.K368])-INDEX([.A$2:.CV$2];1;[.M$8]+1))*INDEX([.A$2:.CV$2];1;[.M$8]+1)*[.U3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A365]&lt;&gt;&quot;&quot;;IF(ISERROR(HLOOKUP([.A365];[.$A$6:.$CV$6];1;0));[.A365];&quot;-&quot;);&quot;&quot;)" office:value-type="float" office:value="89" calcext:value-type="float">
            <text:p>89</text:p>
          </table:table-cell>
          <table:table-cell table:formula="of:=IF([.B365]&lt;&gt;&quot;&quot;;IF(ISERROR(HLOOKUP([.B365];[.$A$6:.$CV$6];1;0));[.B365];&quot;-&quot;);&quot;&quot;)" office:value-type="string" office:string-value="-" calcext:value-type="string">
            <text:p>-</text:p>
          </table:table-cell>
          <table:table-cell table:formula="of:=IF([.C365]&lt;&gt;&quot;&quot;;IF(ISERROR(HLOOKUP([.C365];[.$A$6:.$CV$6];1;0));[.C365];&quot;-&quot;);&quot;&quot;)" office:value-type="string" office:string-value="-" calcext:value-type="string">
            <text:p>-</text:p>
          </table:table-cell>
          <table:table-cell table:formula="of:=IF([.D365]&lt;&gt;&quot;&quot;;IF(ISERROR(HLOOKUP([.D365];[.$A$6:.$CV$6];1;0));[.D365];&quot;-&quot;);&quot;&quot;)" office:value-type="string" office:string-value="-" calcext:value-type="string">
            <text:p>-</text:p>
          </table:table-cell>
          <table:table-cell table:formula="of:=IF([.E365]&lt;&gt;&quot;&quot;;IF(ISERROR(HLOOKUP([.E365];[.$A$6:.$CV$6];1;0));[.E36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0]=&quot;&quot;;IF(ISERROR(FIND(&quot;-----&quot;;COM.MICROSOFT.CONCAT([.G365:.K365];&quot;X&quot;;[.G366:.K366];&quot;X&quot;;[.G367:.K367];&quot;X&quot;;[.G368:.K368];&quot;X&quot;;[.G369:.K369];&quot;X&quot;;[.G365:.G369];&quot;X&quot;;[.H365:.H369];&quot;X&quot;;[.I365:.I369];&quot;X&quot;;[.J365:.J369];&quot;X&quot;;[.K365:.K369];&quot;X&quot;;[.G369];[.H368];[.I367];[.J366];[.K365];&quot;X&quot;;[.G365];[.H366];[.I367];[.J368];[.K369])));0;1);&quot;&quot;)">
            <text:p/>
          </table:table-cell>
          <table:table-cell table:formula="of:=IF([.G370]=&quot;&quot;;SUM([.G365:.K369])*INDEX([.A$6:.CV$6];1;[.M$8])*[.O365];&quot;&quot;)">
            <text:p/>
          </table:table-cell>
          <table:table-cell table:number-columns-repeated="4"/>
          <table:table-cell table:formula="of:=IF([.O365]&lt;&gt;&quot;&quot;;ABS([.O365]-1);[.O365])">
            <text:p/>
          </table:table-cell>
          <table:table-cell table:formula="of:=IF([.G370]=&quot;&quot;;(SUM([.G365:.K369])-INDEX([.A$2:.CV$2];1;[.M$8]+1))*INDEX([.A$2:.CV$2];1;[.M$8]+1)*[.U3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A366]&lt;&gt;&quot;&quot;;IF(ISERROR(HLOOKUP([.A366];[.$A$6:.$CV$6];1;0));[.A366];&quot;-&quot;);&quot;&quot;)" office:value-type="string" office:string-value="-" calcext:value-type="string">
            <text:p>-</text:p>
          </table:table-cell>
          <table:table-cell table:formula="of:=IF([.B366]&lt;&gt;&quot;&quot;;IF(ISERROR(HLOOKUP([.B366];[.$A$6:.$CV$6];1;0));[.B366];&quot;-&quot;);&quot;&quot;)" office:value-type="float" office:value="13" calcext:value-type="float">
            <text:p>13</text:p>
          </table:table-cell>
          <table:table-cell table:formula="of:=IF([.C366]&lt;&gt;&quot;&quot;;IF(ISERROR(HLOOKUP([.C366];[.$A$6:.$CV$6];1;0));[.C366];&quot;-&quot;);&quot;&quot;)" office:value-type="float" office:value="78" calcext:value-type="float">
            <text:p>78</text:p>
          </table:table-cell>
          <table:table-cell table:formula="of:=IF([.D366]&lt;&gt;&quot;&quot;;IF(ISERROR(HLOOKUP([.D366];[.$A$6:.$CV$6];1;0));[.D366];&quot;-&quot;);&quot;&quot;)" office:value-type="string" office:string-value="-" calcext:value-type="string">
            <text:p>-</text:p>
          </table:table-cell>
          <table:table-cell table:formula="of:=IF([.E366]&lt;&gt;&quot;&quot;;IF(ISERROR(HLOOKUP([.E366];[.$A$6:.$CV$6];1;0));[.E36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1]=&quot;&quot;;IF(ISERROR(FIND(&quot;-----&quot;;COM.MICROSOFT.CONCAT([.G366:.K366];&quot;X&quot;;[.G367:.K367];&quot;X&quot;;[.G368:.K368];&quot;X&quot;;[.G369:.K369];&quot;X&quot;;[.G370:.K370];&quot;X&quot;;[.G366:.G370];&quot;X&quot;;[.H366:.H370];&quot;X&quot;;[.I366:.I370];&quot;X&quot;;[.J366:.J370];&quot;X&quot;;[.K366:.K370];&quot;X&quot;;[.G370];[.H369];[.I368];[.J367];[.K366];&quot;X&quot;;[.G366];[.H367];[.I368];[.J369];[.K370])));0;1);&quot;&quot;)">
            <text:p/>
          </table:table-cell>
          <table:table-cell table:formula="of:=IF([.G371]=&quot;&quot;;SUM([.G366:.K370])*INDEX([.A$6:.CV$6];1;[.M$8])*[.O366];&quot;&quot;)">
            <text:p/>
          </table:table-cell>
          <table:table-cell table:number-columns-repeated="4"/>
          <table:table-cell table:formula="of:=IF([.O366]&lt;&gt;&quot;&quot;;ABS([.O366]-1);[.O366])">
            <text:p/>
          </table:table-cell>
          <table:table-cell table:formula="of:=IF([.G371]=&quot;&quot;;(SUM([.G366:.K370])-INDEX([.A$2:.CV$2];1;[.M$8]+1))*INDEX([.A$2:.CV$2];1;[.M$8]+1)*[.U3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A367]&lt;&gt;&quot;&quot;;IF(ISERROR(HLOOKUP([.A367];[.$A$6:.$CV$6];1;0));[.A367];&quot;-&quot;);&quot;&quot;)" office:value-type="string" office:string-value="-" calcext:value-type="string">
            <text:p>-</text:p>
          </table:table-cell>
          <table:table-cell table:formula="of:=IF([.B367]&lt;&gt;&quot;&quot;;IF(ISERROR(HLOOKUP([.B367];[.$A$6:.$CV$6];1;0));[.B367];&quot;-&quot;);&quot;&quot;)" office:value-type="string" office:string-value="-" calcext:value-type="string">
            <text:p>-</text:p>
          </table:table-cell>
          <table:table-cell table:formula="of:=IF([.C367]&lt;&gt;&quot;&quot;;IF(ISERROR(HLOOKUP([.C367];[.$A$6:.$CV$6];1;0));[.C367];&quot;-&quot;);&quot;&quot;)" office:value-type="string" office:string-value="-" calcext:value-type="string">
            <text:p>-</text:p>
          </table:table-cell>
          <table:table-cell table:formula="of:=IF([.D367]&lt;&gt;&quot;&quot;;IF(ISERROR(HLOOKUP([.D367];[.$A$6:.$CV$6];1;0));[.D367];&quot;-&quot;);&quot;&quot;)" office:value-type="string" office:string-value="-" calcext:value-type="string">
            <text:p>-</text:p>
          </table:table-cell>
          <table:table-cell table:formula="of:=IF([.E367]&lt;&gt;&quot;&quot;;IF(ISERROR(HLOOKUP([.E367];[.$A$6:.$CV$6];1;0));[.E36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2]=&quot;&quot;;IF(ISERROR(FIND(&quot;-----&quot;;COM.MICROSOFT.CONCAT([.G367:.K367];&quot;X&quot;;[.G368:.K368];&quot;X&quot;;[.G369:.K369];&quot;X&quot;;[.G370:.K370];&quot;X&quot;;[.G371:.K371];&quot;X&quot;;[.G367:.G371];&quot;X&quot;;[.H367:.H371];&quot;X&quot;;[.I367:.I371];&quot;X&quot;;[.J367:.J371];&quot;X&quot;;[.K367:.K371];&quot;X&quot;;[.G371];[.H370];[.I369];[.J368];[.K367];&quot;X&quot;;[.G367];[.H368];[.I369];[.J370];[.K371])));0;1);&quot;&quot;)">
            <text:p/>
          </table:table-cell>
          <table:table-cell table:formula="of:=IF([.G372]=&quot;&quot;;SUM([.G367:.K371])*INDEX([.A$6:.CV$6];1;[.M$8])*[.O367];&quot;&quot;)">
            <text:p/>
          </table:table-cell>
          <table:table-cell table:number-columns-repeated="4"/>
          <table:table-cell table:formula="of:=IF([.O367]&lt;&gt;&quot;&quot;;ABS([.O367]-1);[.O367])">
            <text:p/>
          </table:table-cell>
          <table:table-cell table:formula="of:=IF([.G372]=&quot;&quot;;(SUM([.G367:.K371])-INDEX([.A$2:.CV$2];1;[.M$8]+1))*INDEX([.A$2:.CV$2];1;[.M$8]+1)*[.U36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68]&lt;&gt;&quot;&quot;;IF(ISERROR(HLOOKUP([.A368];[.$A$6:.$CV$6];1;0));[.A368];&quot;-&quot;);&quot;&quot;)">
            <text:p/>
          </table:table-cell>
          <table:table-cell table:formula="of:=IF([.B368]&lt;&gt;&quot;&quot;;IF(ISERROR(HLOOKUP([.B368];[.$A$6:.$CV$6];1;0));[.B368];&quot;-&quot;);&quot;&quot;)">
            <text:p/>
          </table:table-cell>
          <table:table-cell table:formula="of:=IF([.C368]&lt;&gt;&quot;&quot;;IF(ISERROR(HLOOKUP([.C368];[.$A$6:.$CV$6];1;0));[.C368];&quot;-&quot;);&quot;&quot;)">
            <text:p/>
          </table:table-cell>
          <table:table-cell table:formula="of:=IF([.D368]&lt;&gt;&quot;&quot;;IF(ISERROR(HLOOKUP([.D368];[.$A$6:.$CV$6];1;0));[.D368];&quot;-&quot;);&quot;&quot;)">
            <text:p/>
          </table:table-cell>
          <table:table-cell table:formula="of:=IF([.E368]&lt;&gt;&quot;&quot;;IF(ISERROR(HLOOKUP([.E368];[.$A$6:.$CV$6];1;0));[.E368];&quot;-&quot;);&quot;&quot;)">
            <text:p/>
          </table:table-cell>
          <table:table-cell table:number-columns-repeated="3"/>
          <table:table-cell table:formula="of:=IF([.G373]=&quot;&quot;;IF(ISERROR(FIND(&quot;-----&quot;;COM.MICROSOFT.CONCAT([.G368:.K368];&quot;X&quot;;[.G369:.K369];&quot;X&quot;;[.G370:.K370];&quot;X&quot;;[.G371:.K371];&quot;X&quot;;[.G372:.K372];&quot;X&quot;;[.G368:.G372];&quot;X&quot;;[.H368:.H372];&quot;X&quot;;[.I368:.I372];&quot;X&quot;;[.J368:.J372];&quot;X&quot;;[.K368:.K372];&quot;X&quot;;[.G372];[.H371];[.I370];[.J369];[.K368];&quot;X&quot;;[.G368];[.H369];[.I370];[.J371];[.K372])));0;1);&quot;&quot;)">
            <text:p/>
          </table:table-cell>
          <table:table-cell table:formula="of:=IF([.G373]=&quot;&quot;;SUM([.G368:.K372])*INDEX([.A$6:.CV$6];1;[.M$8])*[.O368];&quot;&quot;)">
            <text:p/>
          </table:table-cell>
          <table:table-cell table:number-columns-repeated="4"/>
          <table:table-cell table:formula="of:=IF([.O368]&lt;&gt;&quot;&quot;;ABS([.O368]-1);[.O368])">
            <text:p/>
          </table:table-cell>
          <table:table-cell table:formula="of:=IF([.G373]=&quot;&quot;;(SUM([.G368:.K372])-INDEX([.A$2:.CV$2];1;[.M$8]+1))*INDEX([.A$2:.CV$2];1;[.M$8]+1)*[.U3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A369]&lt;&gt;&quot;&quot;;IF(ISERROR(HLOOKUP([.A369];[.$A$6:.$CV$6];1;0));[.A369];&quot;-&quot;);&quot;&quot;)" office:value-type="string" office:string-value="-" calcext:value-type="string">
            <text:p>-</text:p>
          </table:table-cell>
          <table:table-cell table:formula="of:=IF([.B369]&lt;&gt;&quot;&quot;;IF(ISERROR(HLOOKUP([.B369];[.$A$6:.$CV$6];1;0));[.B369];&quot;-&quot;);&quot;&quot;)" office:value-type="string" office:string-value="-" calcext:value-type="string">
            <text:p>-</text:p>
          </table:table-cell>
          <table:table-cell table:formula="of:=IF([.C369]&lt;&gt;&quot;&quot;;IF(ISERROR(HLOOKUP([.C369];[.$A$6:.$CV$6];1;0));[.C369];&quot;-&quot;);&quot;&quot;)" office:value-type="float" office:value="78" calcext:value-type="float">
            <text:p>78</text:p>
          </table:table-cell>
          <table:table-cell table:formula="of:=IF([.D369]&lt;&gt;&quot;&quot;;IF(ISERROR(HLOOKUP([.D369];[.$A$6:.$CV$6];1;0));[.D369];&quot;-&quot;);&quot;&quot;)" office:value-type="string" office:string-value="-" calcext:value-type="string">
            <text:p>-</text:p>
          </table:table-cell>
          <table:table-cell table:formula="of:=IF([.E369]&lt;&gt;&quot;&quot;;IF(ISERROR(HLOOKUP([.E369];[.$A$6:.$CV$6];1;0));[.E36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4]=&quot;&quot;;IF(ISERROR(FIND(&quot;-----&quot;;COM.MICROSOFT.CONCAT([.G369:.K369];&quot;X&quot;;[.G370:.K370];&quot;X&quot;;[.G371:.K371];&quot;X&quot;;[.G372:.K372];&quot;X&quot;;[.G373:.K373];&quot;X&quot;;[.G369:.G373];&quot;X&quot;;[.H369:.H373];&quot;X&quot;;[.I369:.I373];&quot;X&quot;;[.J369:.J373];&quot;X&quot;;[.K369:.K373];&quot;X&quot;;[.G373];[.H372];[.I371];[.J370];[.K369];&quot;X&quot;;[.G369];[.H370];[.I371];[.J372];[.K373])));0;1);&quot;&quot;)" office:value-type="float" office:value="1" calcext:value-type="float">
            <text:p>1</text:p>
          </table:table-cell>
          <table:table-cell table:formula="of:=IF([.G374]=&quot;&quot;;SUM([.G369:.K373])*INDEX([.A$6:.CV$6];1;[.M$8])*[.O369];&quot;&quot;)" office:value-type="float" office:value="23218" calcext:value-type="float">
            <text:p>23218</text:p>
          </table:table-cell>
          <table:table-cell table:number-columns-repeated="4"/>
          <table:table-cell table:formula="of:=IF([.O369]&lt;&gt;&quot;&quot;;ABS([.O369]-1);[.O369])" office:value-type="float" office:value="0" calcext:value-type="float">
            <text:p>0</text:p>
          </table:table-cell>
          <table:table-cell table:formula="of:=IF([.G374]=&quot;&quot;;(SUM([.G369:.K373])-INDEX([.A$2:.CV$2];1;[.M$8]+1))*INDEX([.A$2:.CV$2];1;[.M$8]+1)*[.U36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A370]&lt;&gt;&quot;&quot;;IF(ISERROR(HLOOKUP([.A370];[.$A$6:.$CV$6];1;0));[.A370];&quot;-&quot;);&quot;&quot;)" office:value-type="string" office:string-value="-" calcext:value-type="string">
            <text:p>-</text:p>
          </table:table-cell>
          <table:table-cell table:formula="of:=IF([.B370]&lt;&gt;&quot;&quot;;IF(ISERROR(HLOOKUP([.B370];[.$A$6:.$CV$6];1;0));[.B370];&quot;-&quot;);&quot;&quot;)" office:value-type="float" office:value="48" calcext:value-type="float">
            <text:p>48</text:p>
          </table:table-cell>
          <table:table-cell table:formula="of:=IF([.C370]&lt;&gt;&quot;&quot;;IF(ISERROR(HLOOKUP([.C370];[.$A$6:.$CV$6];1;0));[.C370];&quot;-&quot;);&quot;&quot;)" office:value-type="string" office:string-value="-" calcext:value-type="string">
            <text:p>-</text:p>
          </table:table-cell>
          <table:table-cell table:formula="of:=IF([.D370]&lt;&gt;&quot;&quot;;IF(ISERROR(HLOOKUP([.D370];[.$A$6:.$CV$6];1;0));[.D370];&quot;-&quot;);&quot;&quot;)" office:value-type="string" office:string-value="-" calcext:value-type="string">
            <text:p>-</text:p>
          </table:table-cell>
          <table:table-cell table:formula="of:=IF([.E370]&lt;&gt;&quot;&quot;;IF(ISERROR(HLOOKUP([.E370];[.$A$6:.$CV$6];1;0));[.E37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5]=&quot;&quot;;IF(ISERROR(FIND(&quot;-----&quot;;COM.MICROSOFT.CONCAT([.G370:.K370];&quot;X&quot;;[.G371:.K371];&quot;X&quot;;[.G372:.K372];&quot;X&quot;;[.G373:.K373];&quot;X&quot;;[.G374:.K374];&quot;X&quot;;[.G370:.G374];&quot;X&quot;;[.H370:.H374];&quot;X&quot;;[.I370:.I374];&quot;X&quot;;[.J370:.J374];&quot;X&quot;;[.K370:.K374];&quot;X&quot;;[.G374];[.H373];[.I372];[.J371];[.K370];&quot;X&quot;;[.G370];[.H371];[.I372];[.J373];[.K374])));0;1);&quot;&quot;)">
            <text:p/>
          </table:table-cell>
          <table:table-cell table:formula="of:=IF([.G375]=&quot;&quot;;SUM([.G370:.K374])*INDEX([.A$6:.CV$6];1;[.M$8])*[.O370];&quot;&quot;)">
            <text:p/>
          </table:table-cell>
          <table:table-cell table:number-columns-repeated="4"/>
          <table:table-cell table:formula="of:=IF([.O370]&lt;&gt;&quot;&quot;;ABS([.O370]-1);[.O370])">
            <text:p/>
          </table:table-cell>
          <table:table-cell table:formula="of:=IF([.G375]=&quot;&quot;;(SUM([.G370:.K374])-INDEX([.A$2:.CV$2];1;[.M$8]+1))*INDEX([.A$2:.CV$2];1;[.M$8]+1)*[.U3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A371]&lt;&gt;&quot;&quot;;IF(ISERROR(HLOOKUP([.A371];[.$A$6:.$CV$6];1;0));[.A371];&quot;-&quot;);&quot;&quot;)" office:value-type="string" office:string-value="-" calcext:value-type="string">
            <text:p>-</text:p>
          </table:table-cell>
          <table:table-cell table:formula="of:=IF([.B371]&lt;&gt;&quot;&quot;;IF(ISERROR(HLOOKUP([.B371];[.$A$6:.$CV$6];1;0));[.B371];&quot;-&quot;);&quot;&quot;)" office:value-type="string" office:string-value="-" calcext:value-type="string">
            <text:p>-</text:p>
          </table:table-cell>
          <table:table-cell table:formula="of:=IF([.C371]&lt;&gt;&quot;&quot;;IF(ISERROR(HLOOKUP([.C371];[.$A$6:.$CV$6];1;0));[.C371];&quot;-&quot;);&quot;&quot;)" office:value-type="string" office:string-value="-" calcext:value-type="string">
            <text:p>-</text:p>
          </table:table-cell>
          <table:table-cell table:formula="of:=IF([.D371]&lt;&gt;&quot;&quot;;IF(ISERROR(HLOOKUP([.D371];[.$A$6:.$CV$6];1;0));[.D371];&quot;-&quot;);&quot;&quot;)" office:value-type="string" office:string-value="-" calcext:value-type="string">
            <text:p>-</text:p>
          </table:table-cell>
          <table:table-cell table:formula="of:=IF([.E371]&lt;&gt;&quot;&quot;;IF(ISERROR(HLOOKUP([.E371];[.$A$6:.$CV$6];1;0));[.E37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6]=&quot;&quot;;IF(ISERROR(FIND(&quot;-----&quot;;COM.MICROSOFT.CONCAT([.G371:.K371];&quot;X&quot;;[.G372:.K372];&quot;X&quot;;[.G373:.K373];&quot;X&quot;;[.G374:.K374];&quot;X&quot;;[.G375:.K375];&quot;X&quot;;[.G371:.G375];&quot;X&quot;;[.H371:.H375];&quot;X&quot;;[.I371:.I375];&quot;X&quot;;[.J371:.J375];&quot;X&quot;;[.K371:.K375];&quot;X&quot;;[.G375];[.H374];[.I373];[.J372];[.K371];&quot;X&quot;;[.G371];[.H372];[.I373];[.J374];[.K375])));0;1);&quot;&quot;)">
            <text:p/>
          </table:table-cell>
          <table:table-cell table:formula="of:=IF([.G376]=&quot;&quot;;SUM([.G371:.K375])*INDEX([.A$6:.CV$6];1;[.M$8])*[.O371];&quot;&quot;)">
            <text:p/>
          </table:table-cell>
          <table:table-cell table:number-columns-repeated="4"/>
          <table:table-cell table:formula="of:=IF([.O371]&lt;&gt;&quot;&quot;;ABS([.O371]-1);[.O371])">
            <text:p/>
          </table:table-cell>
          <table:table-cell table:formula="of:=IF([.G376]=&quot;&quot;;(SUM([.G371:.K375])-INDEX([.A$2:.CV$2];1;[.M$8]+1))*INDEX([.A$2:.CV$2];1;[.M$8]+1)*[.U3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372]&lt;&gt;&quot;&quot;;IF(ISERROR(HLOOKUP([.A372];[.$A$6:.$CV$6];1;0));[.A372];&quot;-&quot;);&quot;&quot;)" office:value-type="string" office:string-value="-" calcext:value-type="string">
            <text:p>-</text:p>
          </table:table-cell>
          <table:table-cell table:formula="of:=IF([.B372]&lt;&gt;&quot;&quot;;IF(ISERROR(HLOOKUP([.B372];[.$A$6:.$CV$6];1;0));[.B372];&quot;-&quot;);&quot;&quot;)" office:value-type="string" office:string-value="-" calcext:value-type="string">
            <text:p>-</text:p>
          </table:table-cell>
          <table:table-cell table:formula="of:=IF([.C372]&lt;&gt;&quot;&quot;;IF(ISERROR(HLOOKUP([.C372];[.$A$6:.$CV$6];1;0));[.C372];&quot;-&quot;);&quot;&quot;)" office:value-type="float" office:value="17" calcext:value-type="float">
            <text:p>17</text:p>
          </table:table-cell>
          <table:table-cell table:formula="of:=IF([.D372]&lt;&gt;&quot;&quot;;IF(ISERROR(HLOOKUP([.D372];[.$A$6:.$CV$6];1;0));[.D372];&quot;-&quot;);&quot;&quot;)" office:value-type="string" office:string-value="-" calcext:value-type="string">
            <text:p>-</text:p>
          </table:table-cell>
          <table:table-cell table:formula="of:=IF([.E372]&lt;&gt;&quot;&quot;;IF(ISERROR(HLOOKUP([.E372];[.$A$6:.$CV$6];1;0));[.E37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77]=&quot;&quot;;IF(ISERROR(FIND(&quot;-----&quot;;COM.MICROSOFT.CONCAT([.G372:.K372];&quot;X&quot;;[.G373:.K373];&quot;X&quot;;[.G374:.K374];&quot;X&quot;;[.G375:.K375];&quot;X&quot;;[.G376:.K376];&quot;X&quot;;[.G372:.G376];&quot;X&quot;;[.H372:.H376];&quot;X&quot;;[.I372:.I376];&quot;X&quot;;[.J372:.J376];&quot;X&quot;;[.K372:.K376];&quot;X&quot;;[.G376];[.H375];[.I374];[.J373];[.K372];&quot;X&quot;;[.G372];[.H373];[.I374];[.J375];[.K376])));0;1);&quot;&quot;)">
            <text:p/>
          </table:table-cell>
          <table:table-cell table:formula="of:=IF([.G377]=&quot;&quot;;SUM([.G372:.K376])*INDEX([.A$6:.CV$6];1;[.M$8])*[.O372];&quot;&quot;)">
            <text:p/>
          </table:table-cell>
          <table:table-cell table:number-columns-repeated="4"/>
          <table:table-cell table:formula="of:=IF([.O372]&lt;&gt;&quot;&quot;;ABS([.O372]-1);[.O372])">
            <text:p/>
          </table:table-cell>
          <table:table-cell table:formula="of:=IF([.G377]=&quot;&quot;;(SUM([.G372:.K376])-INDEX([.A$2:.CV$2];1;[.M$8]+1))*INDEX([.A$2:.CV$2];1;[.M$8]+1)*[.U3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IF([.A373]&lt;&gt;&quot;&quot;;IF(ISERROR(HLOOKUP([.A373];[.$A$6:.$CV$6];1;0));[.A373];&quot;-&quot;);&quot;&quot;)" office:value-type="string" office:string-value="-" calcext:value-type="string">
            <text:p>-</text:p>
          </table:table-cell>
          <table:table-cell table:formula="of:=IF([.B373]&lt;&gt;&quot;&quot;;IF(ISERROR(HLOOKUP([.B373];[.$A$6:.$CV$6];1;0));[.B373];&quot;-&quot;);&quot;&quot;)" office:value-type="float" office:value="89" calcext:value-type="float">
            <text:p>89</text:p>
          </table:table-cell>
          <table:table-cell table:formula="of:=IF([.C373]&lt;&gt;&quot;&quot;;IF(ISERROR(HLOOKUP([.C373];[.$A$6:.$CV$6];1;0));[.C373];&quot;-&quot;);&quot;&quot;)" office:value-type="string" office:string-value="-" calcext:value-type="string">
            <text:p>-</text:p>
          </table:table-cell>
          <table:table-cell table:formula="of:=IF([.D373]&lt;&gt;&quot;&quot;;IF(ISERROR(HLOOKUP([.D373];[.$A$6:.$CV$6];1;0));[.D373];&quot;-&quot;);&quot;&quot;)" office:value-type="string" office:string-value="-" calcext:value-type="string">
            <text:p>-</text:p>
          </table:table-cell>
          <table:table-cell table:formula="of:=IF([.E373]&lt;&gt;&quot;&quot;;IF(ISERROR(HLOOKUP([.E373];[.$A$6:.$CV$6];1;0));[.E373];&quot;-&quot;);&quot;&quot;)" office:value-type="float" office:value="15" calcext:value-type="float">
            <text:p>15</text:p>
          </table:table-cell>
          <table:table-cell table:number-columns-repeated="3"/>
          <table:table-cell table:formula="of:=IF([.G378]=&quot;&quot;;IF(ISERROR(FIND(&quot;-----&quot;;COM.MICROSOFT.CONCAT([.G373:.K373];&quot;X&quot;;[.G374:.K374];&quot;X&quot;;[.G375:.K375];&quot;X&quot;;[.G376:.K376];&quot;X&quot;;[.G377:.K377];&quot;X&quot;;[.G373:.G377];&quot;X&quot;;[.H373:.H377];&quot;X&quot;;[.I373:.I377];&quot;X&quot;;[.J373:.J377];&quot;X&quot;;[.K373:.K377];&quot;X&quot;;[.G377];[.H376];[.I375];[.J374];[.K373];&quot;X&quot;;[.G373];[.H374];[.I375];[.J376];[.K377])));0;1);&quot;&quot;)">
            <text:p/>
          </table:table-cell>
          <table:table-cell table:formula="of:=IF([.G378]=&quot;&quot;;SUM([.G373:.K377])*INDEX([.A$6:.CV$6];1;[.M$8])*[.O373];&quot;&quot;)">
            <text:p/>
          </table:table-cell>
          <table:table-cell table:number-columns-repeated="4"/>
          <table:table-cell table:formula="of:=IF([.O373]&lt;&gt;&quot;&quot;;ABS([.O373]-1);[.O373])">
            <text:p/>
          </table:table-cell>
          <table:table-cell table:formula="of:=IF([.G378]=&quot;&quot;;(SUM([.G373:.K377])-INDEX([.A$2:.CV$2];1;[.M$8]+1))*INDEX([.A$2:.CV$2];1;[.M$8]+1)*[.U37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74]&lt;&gt;&quot;&quot;;IF(ISERROR(HLOOKUP([.A374];[.$A$6:.$CV$6];1;0));[.A374];&quot;-&quot;);&quot;&quot;)">
            <text:p/>
          </table:table-cell>
          <table:table-cell table:formula="of:=IF([.B374]&lt;&gt;&quot;&quot;;IF(ISERROR(HLOOKUP([.B374];[.$A$6:.$CV$6];1;0));[.B374];&quot;-&quot;);&quot;&quot;)">
            <text:p/>
          </table:table-cell>
          <table:table-cell table:formula="of:=IF([.C374]&lt;&gt;&quot;&quot;;IF(ISERROR(HLOOKUP([.C374];[.$A$6:.$CV$6];1;0));[.C374];&quot;-&quot;);&quot;&quot;)">
            <text:p/>
          </table:table-cell>
          <table:table-cell table:formula="of:=IF([.D374]&lt;&gt;&quot;&quot;;IF(ISERROR(HLOOKUP([.D374];[.$A$6:.$CV$6];1;0));[.D374];&quot;-&quot;);&quot;&quot;)">
            <text:p/>
          </table:table-cell>
          <table:table-cell table:formula="of:=IF([.E374]&lt;&gt;&quot;&quot;;IF(ISERROR(HLOOKUP([.E374];[.$A$6:.$CV$6];1;0));[.E374];&quot;-&quot;);&quot;&quot;)">
            <text:p/>
          </table:table-cell>
          <table:table-cell table:number-columns-repeated="3"/>
          <table:table-cell table:formula="of:=IF([.G379]=&quot;&quot;;IF(ISERROR(FIND(&quot;-----&quot;;COM.MICROSOFT.CONCAT([.G374:.K374];&quot;X&quot;;[.G375:.K375];&quot;X&quot;;[.G376:.K376];&quot;X&quot;;[.G377:.K377];&quot;X&quot;;[.G378:.K378];&quot;X&quot;;[.G374:.G378];&quot;X&quot;;[.H374:.H378];&quot;X&quot;;[.I374:.I378];&quot;X&quot;;[.J374:.J378];&quot;X&quot;;[.K374:.K378];&quot;X&quot;;[.G378];[.H377];[.I376];[.J375];[.K374];&quot;X&quot;;[.G374];[.H375];[.I376];[.J377];[.K378])));0;1);&quot;&quot;)">
            <text:p/>
          </table:table-cell>
          <table:table-cell table:formula="of:=IF([.G379]=&quot;&quot;;SUM([.G374:.K378])*INDEX([.A$6:.CV$6];1;[.M$8])*[.O374];&quot;&quot;)">
            <text:p/>
          </table:table-cell>
          <table:table-cell table:number-columns-repeated="4"/>
          <table:table-cell table:formula="of:=IF([.O374]&lt;&gt;&quot;&quot;;ABS([.O374]-1);[.O374])">
            <text:p/>
          </table:table-cell>
          <table:table-cell table:formula="of:=IF([.G379]=&quot;&quot;;(SUM([.G374:.K378])-INDEX([.A$2:.CV$2];1;[.M$8]+1))*INDEX([.A$2:.CV$2];1;[.M$8]+1)*[.U3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375]&lt;&gt;&quot;&quot;;IF(ISERROR(HLOOKUP([.A375];[.$A$6:.$CV$6];1;0));[.A375];&quot;-&quot;);&quot;&quot;)" office:value-type="float" office:value="47" calcext:value-type="float">
            <text:p>47</text:p>
          </table:table-cell>
          <table:table-cell table:formula="of:=IF([.B375]&lt;&gt;&quot;&quot;;IF(ISERROR(HLOOKUP([.B375];[.$A$6:.$CV$6];1;0));[.B375];&quot;-&quot;);&quot;&quot;)" office:value-type="string" office:string-value="-" calcext:value-type="string">
            <text:p>-</text:p>
          </table:table-cell>
          <table:table-cell table:formula="of:=IF([.C375]&lt;&gt;&quot;&quot;;IF(ISERROR(HLOOKUP([.C375];[.$A$6:.$CV$6];1;0));[.C375];&quot;-&quot;);&quot;&quot;)" office:value-type="float" office:value="5" calcext:value-type="float">
            <text:p>5</text:p>
          </table:table-cell>
          <table:table-cell table:formula="of:=IF([.D375]&lt;&gt;&quot;&quot;;IF(ISERROR(HLOOKUP([.D375];[.$A$6:.$CV$6];1;0));[.D375];&quot;-&quot;);&quot;&quot;)" office:value-type="float" office:value="76" calcext:value-type="float">
            <text:p>76</text:p>
          </table:table-cell>
          <table:table-cell table:formula="of:=IF([.E375]&lt;&gt;&quot;&quot;;IF(ISERROR(HLOOKUP([.E375];[.$A$6:.$CV$6];1;0));[.E37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0]=&quot;&quot;;IF(ISERROR(FIND(&quot;-----&quot;;COM.MICROSOFT.CONCAT([.G375:.K375];&quot;X&quot;;[.G376:.K376];&quot;X&quot;;[.G377:.K377];&quot;X&quot;;[.G378:.K378];&quot;X&quot;;[.G379:.K379];&quot;X&quot;;[.G375:.G379];&quot;X&quot;;[.H375:.H379];&quot;X&quot;;[.I375:.I379];&quot;X&quot;;[.J375:.J379];&quot;X&quot;;[.K375:.K379];&quot;X&quot;;[.G379];[.H378];[.I377];[.J376];[.K375];&quot;X&quot;;[.G375];[.H376];[.I377];[.J378];[.K379])));0;1);&quot;&quot;)" office:value-type="float" office:value="1" calcext:value-type="float">
            <text:p>1</text:p>
          </table:table-cell>
          <table:table-cell table:formula="of:=IF([.G380]=&quot;&quot;;SUM([.G375:.K379])*INDEX([.A$6:.CV$6];1;[.M$8])*[.O375];&quot;&quot;)" office:value-type="float" office:value="13630" calcext:value-type="float">
            <text:p>13630</text:p>
          </table:table-cell>
          <table:table-cell table:number-columns-repeated="4"/>
          <table:table-cell table:formula="of:=IF([.O375]&lt;&gt;&quot;&quot;;ABS([.O375]-1);[.O375])" office:value-type="float" office:value="0" calcext:value-type="float">
            <text:p>0</text:p>
          </table:table-cell>
          <table:table-cell table:formula="of:=IF([.G380]=&quot;&quot;;(SUM([.G375:.K379])-INDEX([.A$2:.CV$2];1;[.M$8]+1))*INDEX([.A$2:.CV$2];1;[.M$8]+1)*[.U37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376]&lt;&gt;&quot;&quot;;IF(ISERROR(HLOOKUP([.A376];[.$A$6:.$CV$6];1;0));[.A376];&quot;-&quot;);&quot;&quot;)" office:value-type="string" office:string-value="-" calcext:value-type="string">
            <text:p>-</text:p>
          </table:table-cell>
          <table:table-cell table:formula="of:=IF([.B376]&lt;&gt;&quot;&quot;;IF(ISERROR(HLOOKUP([.B376];[.$A$6:.$CV$6];1;0));[.B376];&quot;-&quot;);&quot;&quot;)" office:value-type="string" office:string-value="-" calcext:value-type="string">
            <text:p>-</text:p>
          </table:table-cell>
          <table:table-cell table:formula="of:=IF([.C376]&lt;&gt;&quot;&quot;;IF(ISERROR(HLOOKUP([.C376];[.$A$6:.$CV$6];1;0));[.C376];&quot;-&quot;);&quot;&quot;)" office:value-type="string" office:string-value="-" calcext:value-type="string">
            <text:p>-</text:p>
          </table:table-cell>
          <table:table-cell table:formula="of:=IF([.D376]&lt;&gt;&quot;&quot;;IF(ISERROR(HLOOKUP([.D376];[.$A$6:.$CV$6];1;0));[.D376];&quot;-&quot;);&quot;&quot;)" office:value-type="string" office:string-value="-" calcext:value-type="string">
            <text:p>-</text:p>
          </table:table-cell>
          <table:table-cell table:formula="of:=IF([.E376]&lt;&gt;&quot;&quot;;IF(ISERROR(HLOOKUP([.E376];[.$A$6:.$CV$6];1;0));[.E37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1]=&quot;&quot;;IF(ISERROR(FIND(&quot;-----&quot;;COM.MICROSOFT.CONCAT([.G376:.K376];&quot;X&quot;;[.G377:.K377];&quot;X&quot;;[.G378:.K378];&quot;X&quot;;[.G379:.K379];&quot;X&quot;;[.G380:.K380];&quot;X&quot;;[.G376:.G380];&quot;X&quot;;[.H376:.H380];&quot;X&quot;;[.I376:.I380];&quot;X&quot;;[.J376:.J380];&quot;X&quot;;[.K376:.K380];&quot;X&quot;;[.G380];[.H379];[.I378];[.J377];[.K376];&quot;X&quot;;[.G376];[.H377];[.I378];[.J379];[.K380])));0;1);&quot;&quot;)">
            <text:p/>
          </table:table-cell>
          <table:table-cell table:formula="of:=IF([.G381]=&quot;&quot;;SUM([.G376:.K380])*INDEX([.A$6:.CV$6];1;[.M$8])*[.O376];&quot;&quot;)">
            <text:p/>
          </table:table-cell>
          <table:table-cell table:number-columns-repeated="4"/>
          <table:table-cell table:formula="of:=IF([.O376]&lt;&gt;&quot;&quot;;ABS([.O376]-1);[.O376])">
            <text:p/>
          </table:table-cell>
          <table:table-cell table:formula="of:=IF([.G381]=&quot;&quot;;(SUM([.G376:.K380])-INDEX([.A$2:.CV$2];1;[.M$8]+1))*INDEX([.A$2:.CV$2];1;[.M$8]+1)*[.U3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377]&lt;&gt;&quot;&quot;;IF(ISERROR(HLOOKUP([.A377];[.$A$6:.$CV$6];1;0));[.A377];&quot;-&quot;);&quot;&quot;)" office:value-type="string" office:string-value="-" calcext:value-type="string">
            <text:p>-</text:p>
          </table:table-cell>
          <table:table-cell table:formula="of:=IF([.B377]&lt;&gt;&quot;&quot;;IF(ISERROR(HLOOKUP([.B377];[.$A$6:.$CV$6];1;0));[.B377];&quot;-&quot;);&quot;&quot;)" office:value-type="string" office:string-value="-" calcext:value-type="string">
            <text:p>-</text:p>
          </table:table-cell>
          <table:table-cell table:formula="of:=IF([.C377]&lt;&gt;&quot;&quot;;IF(ISERROR(HLOOKUP([.C377];[.$A$6:.$CV$6];1;0));[.C377];&quot;-&quot;);&quot;&quot;)" office:value-type="string" office:string-value="-" calcext:value-type="string">
            <text:p>-</text:p>
          </table:table-cell>
          <table:table-cell table:formula="of:=IF([.D377]&lt;&gt;&quot;&quot;;IF(ISERROR(HLOOKUP([.D377];[.$A$6:.$CV$6];1;0));[.D377];&quot;-&quot;);&quot;&quot;)" office:value-type="string" office:string-value="-" calcext:value-type="string">
            <text:p>-</text:p>
          </table:table-cell>
          <table:table-cell table:formula="of:=IF([.E377]&lt;&gt;&quot;&quot;;IF(ISERROR(HLOOKUP([.E377];[.$A$6:.$CV$6];1;0));[.E37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2]=&quot;&quot;;IF(ISERROR(FIND(&quot;-----&quot;;COM.MICROSOFT.CONCAT([.G377:.K377];&quot;X&quot;;[.G378:.K378];&quot;X&quot;;[.G379:.K379];&quot;X&quot;;[.G380:.K380];&quot;X&quot;;[.G381:.K381];&quot;X&quot;;[.G377:.G381];&quot;X&quot;;[.H377:.H381];&quot;X&quot;;[.I377:.I381];&quot;X&quot;;[.J377:.J381];&quot;X&quot;;[.K377:.K381];&quot;X&quot;;[.G381];[.H380];[.I379];[.J378];[.K377];&quot;X&quot;;[.G377];[.H378];[.I379];[.J380];[.K381])));0;1);&quot;&quot;)">
            <text:p/>
          </table:table-cell>
          <table:table-cell table:formula="of:=IF([.G382]=&quot;&quot;;SUM([.G377:.K381])*INDEX([.A$6:.CV$6];1;[.M$8])*[.O377];&quot;&quot;)">
            <text:p/>
          </table:table-cell>
          <table:table-cell table:number-columns-repeated="4"/>
          <table:table-cell table:formula="of:=IF([.O377]&lt;&gt;&quot;&quot;;ABS([.O377]-1);[.O377])">
            <text:p/>
          </table:table-cell>
          <table:table-cell table:formula="of:=IF([.G382]=&quot;&quot;;(SUM([.G377:.K381])-INDEX([.A$2:.CV$2];1;[.M$8]+1))*INDEX([.A$2:.CV$2];1;[.M$8]+1)*[.U37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378]&lt;&gt;&quot;&quot;;IF(ISERROR(HLOOKUP([.A378];[.$A$6:.$CV$6];1;0));[.A378];&quot;-&quot;);&quot;&quot;)" office:value-type="string" office:string-value="-" calcext:value-type="string">
            <text:p>-</text:p>
          </table:table-cell>
          <table:table-cell table:formula="of:=IF([.B378]&lt;&gt;&quot;&quot;;IF(ISERROR(HLOOKUP([.B378];[.$A$6:.$CV$6];1;0));[.B378];&quot;-&quot;);&quot;&quot;)" office:value-type="string" office:string-value="-" calcext:value-type="string">
            <text:p>-</text:p>
          </table:table-cell>
          <table:table-cell table:formula="of:=IF([.C378]&lt;&gt;&quot;&quot;;IF(ISERROR(HLOOKUP([.C378];[.$A$6:.$CV$6];1;0));[.C378];&quot;-&quot;);&quot;&quot;)" office:value-type="string" office:string-value="-" calcext:value-type="string">
            <text:p>-</text:p>
          </table:table-cell>
          <table:table-cell table:formula="of:=IF([.D378]&lt;&gt;&quot;&quot;;IF(ISERROR(HLOOKUP([.D378];[.$A$6:.$CV$6];1;0));[.D378];&quot;-&quot;);&quot;&quot;)" office:value-type="string" office:string-value="-" calcext:value-type="string">
            <text:p>-</text:p>
          </table:table-cell>
          <table:table-cell table:formula="of:=IF([.E378]&lt;&gt;&quot;&quot;;IF(ISERROR(HLOOKUP([.E378];[.$A$6:.$CV$6];1;0));[.E37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3]=&quot;&quot;;IF(ISERROR(FIND(&quot;-----&quot;;COM.MICROSOFT.CONCAT([.G378:.K378];&quot;X&quot;;[.G379:.K379];&quot;X&quot;;[.G380:.K380];&quot;X&quot;;[.G381:.K381];&quot;X&quot;;[.G382:.K382];&quot;X&quot;;[.G378:.G382];&quot;X&quot;;[.H378:.H382];&quot;X&quot;;[.I378:.I382];&quot;X&quot;;[.J378:.J382];&quot;X&quot;;[.K378:.K382];&quot;X&quot;;[.G382];[.H381];[.I380];[.J379];[.K378];&quot;X&quot;;[.G378];[.H379];[.I380];[.J381];[.K382])));0;1);&quot;&quot;)">
            <text:p/>
          </table:table-cell>
          <table:table-cell table:formula="of:=IF([.G383]=&quot;&quot;;SUM([.G378:.K382])*INDEX([.A$6:.CV$6];1;[.M$8])*[.O378];&quot;&quot;)">
            <text:p/>
          </table:table-cell>
          <table:table-cell table:number-columns-repeated="4"/>
          <table:table-cell table:formula="of:=IF([.O378]&lt;&gt;&quot;&quot;;ABS([.O378]-1);[.O378])">
            <text:p/>
          </table:table-cell>
          <table:table-cell table:formula="of:=IF([.G383]=&quot;&quot;;(SUM([.G378:.K382])-INDEX([.A$2:.CV$2];1;[.M$8]+1))*INDEX([.A$2:.CV$2];1;[.M$8]+1)*[.U3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[.A379]&lt;&gt;&quot;&quot;;IF(ISERROR(HLOOKUP([.A379];[.$A$6:.$CV$6];1;0));[.A379];&quot;-&quot;);&quot;&quot;)" office:value-type="string" office:string-value="-" calcext:value-type="string">
            <text:p>-</text:p>
          </table:table-cell>
          <table:table-cell table:formula="of:=IF([.B379]&lt;&gt;&quot;&quot;;IF(ISERROR(HLOOKUP([.B379];[.$A$6:.$CV$6];1;0));[.B379];&quot;-&quot;);&quot;&quot;)" office:value-type="float" office:value="17" calcext:value-type="float">
            <text:p>17</text:p>
          </table:table-cell>
          <table:table-cell table:formula="of:=IF([.C379]&lt;&gt;&quot;&quot;;IF(ISERROR(HLOOKUP([.C379];[.$A$6:.$CV$6];1;0));[.C379];&quot;-&quot;);&quot;&quot;)" office:value-type="string" office:string-value="-" calcext:value-type="string">
            <text:p>-</text:p>
          </table:table-cell>
          <table:table-cell table:formula="of:=IF([.D379]&lt;&gt;&quot;&quot;;IF(ISERROR(HLOOKUP([.D379];[.$A$6:.$CV$6];1;0));[.D379];&quot;-&quot;);&quot;&quot;)" office:value-type="string" office:string-value="-" calcext:value-type="string">
            <text:p>-</text:p>
          </table:table-cell>
          <table:table-cell table:formula="of:=IF([.E379]&lt;&gt;&quot;&quot;;IF(ISERROR(HLOOKUP([.E379];[.$A$6:.$CV$6];1;0));[.E37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4]=&quot;&quot;;IF(ISERROR(FIND(&quot;-----&quot;;COM.MICROSOFT.CONCAT([.G379:.K379];&quot;X&quot;;[.G380:.K380];&quot;X&quot;;[.G381:.K381];&quot;X&quot;;[.G382:.K382];&quot;X&quot;;[.G383:.K383];&quot;X&quot;;[.G379:.G383];&quot;X&quot;;[.H379:.H383];&quot;X&quot;;[.I379:.I383];&quot;X&quot;;[.J379:.J383];&quot;X&quot;;[.K379:.K383];&quot;X&quot;;[.G383];[.H382];[.I381];[.J380];[.K379];&quot;X&quot;;[.G379];[.H380];[.I381];[.J382];[.K383])));0;1);&quot;&quot;)">
            <text:p/>
          </table:table-cell>
          <table:table-cell table:formula="of:=IF([.G384]=&quot;&quot;;SUM([.G379:.K383])*INDEX([.A$6:.CV$6];1;[.M$8])*[.O379];&quot;&quot;)">
            <text:p/>
          </table:table-cell>
          <table:table-cell table:number-columns-repeated="4"/>
          <table:table-cell table:formula="of:=IF([.O379]&lt;&gt;&quot;&quot;;ABS([.O379]-1);[.O379])">
            <text:p/>
          </table:table-cell>
          <table:table-cell table:formula="of:=IF([.G384]=&quot;&quot;;(SUM([.G379:.K383])-INDEX([.A$2:.CV$2];1;[.M$8]+1))*INDEX([.A$2:.CV$2];1;[.M$8]+1)*[.U37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80]&lt;&gt;&quot;&quot;;IF(ISERROR(HLOOKUP([.A380];[.$A$6:.$CV$6];1;0));[.A380];&quot;-&quot;);&quot;&quot;)">
            <text:p/>
          </table:table-cell>
          <table:table-cell table:formula="of:=IF([.B380]&lt;&gt;&quot;&quot;;IF(ISERROR(HLOOKUP([.B380];[.$A$6:.$CV$6];1;0));[.B380];&quot;-&quot;);&quot;&quot;)">
            <text:p/>
          </table:table-cell>
          <table:table-cell table:formula="of:=IF([.C380]&lt;&gt;&quot;&quot;;IF(ISERROR(HLOOKUP([.C380];[.$A$6:.$CV$6];1;0));[.C380];&quot;-&quot;);&quot;&quot;)">
            <text:p/>
          </table:table-cell>
          <table:table-cell table:formula="of:=IF([.D380]&lt;&gt;&quot;&quot;;IF(ISERROR(HLOOKUP([.D380];[.$A$6:.$CV$6];1;0));[.D380];&quot;-&quot;);&quot;&quot;)">
            <text:p/>
          </table:table-cell>
          <table:table-cell table:formula="of:=IF([.E380]&lt;&gt;&quot;&quot;;IF(ISERROR(HLOOKUP([.E380];[.$A$6:.$CV$6];1;0));[.E380];&quot;-&quot;);&quot;&quot;)">
            <text:p/>
          </table:table-cell>
          <table:table-cell table:number-columns-repeated="3"/>
          <table:table-cell table:formula="of:=IF([.G385]=&quot;&quot;;IF(ISERROR(FIND(&quot;-----&quot;;COM.MICROSOFT.CONCAT([.G380:.K380];&quot;X&quot;;[.G381:.K381];&quot;X&quot;;[.G382:.K382];&quot;X&quot;;[.G383:.K383];&quot;X&quot;;[.G384:.K384];&quot;X&quot;;[.G380:.G384];&quot;X&quot;;[.H380:.H384];&quot;X&quot;;[.I380:.I384];&quot;X&quot;;[.J380:.J384];&quot;X&quot;;[.K380:.K384];&quot;X&quot;;[.G384];[.H383];[.I382];[.J381];[.K380];&quot;X&quot;;[.G380];[.H381];[.I382];[.J383];[.K384])));0;1);&quot;&quot;)">
            <text:p/>
          </table:table-cell>
          <table:table-cell table:formula="of:=IF([.G385]=&quot;&quot;;SUM([.G380:.K384])*INDEX([.A$6:.CV$6];1;[.M$8])*[.O380];&quot;&quot;)">
            <text:p/>
          </table:table-cell>
          <table:table-cell table:number-columns-repeated="4"/>
          <table:table-cell table:formula="of:=IF([.O380]&lt;&gt;&quot;&quot;;ABS([.O380]-1);[.O380])">
            <text:p/>
          </table:table-cell>
          <table:table-cell table:formula="of:=IF([.G385]=&quot;&quot;;(SUM([.G380:.K384])-INDEX([.A$2:.CV$2];1;[.M$8]+1))*INDEX([.A$2:.CV$2];1;[.M$8]+1)*[.U3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381]&lt;&gt;&quot;&quot;;IF(ISERROR(HLOOKUP([.A381];[.$A$6:.$CV$6];1;0));[.A381];&quot;-&quot;);&quot;&quot;)" office:value-type="float" office:value="48" calcext:value-type="float">
            <text:p>48</text:p>
          </table:table-cell>
          <table:table-cell table:formula="of:=IF([.B381]&lt;&gt;&quot;&quot;;IF(ISERROR(HLOOKUP([.B381];[.$A$6:.$CV$6];1;0));[.B381];&quot;-&quot;);&quot;&quot;)" office:value-type="string" office:string-value="-" calcext:value-type="string">
            <text:p>-</text:p>
          </table:table-cell>
          <table:table-cell table:formula="of:=IF([.C381]&lt;&gt;&quot;&quot;;IF(ISERROR(HLOOKUP([.C381];[.$A$6:.$CV$6];1;0));[.C381];&quot;-&quot;);&quot;&quot;)" office:value-type="string" office:string-value="-" calcext:value-type="string">
            <text:p>-</text:p>
          </table:table-cell>
          <table:table-cell table:formula="of:=IF([.D381]&lt;&gt;&quot;&quot;;IF(ISERROR(HLOOKUP([.D381];[.$A$6:.$CV$6];1;0));[.D381];&quot;-&quot;);&quot;&quot;)" office:value-type="string" office:string-value="-" calcext:value-type="string">
            <text:p>-</text:p>
          </table:table-cell>
          <table:table-cell table:formula="of:=IF([.E381]&lt;&gt;&quot;&quot;;IF(ISERROR(HLOOKUP([.E381];[.$A$6:.$CV$6];1;0));[.E38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6]=&quot;&quot;;IF(ISERROR(FIND(&quot;-----&quot;;COM.MICROSOFT.CONCAT([.G381:.K381];&quot;X&quot;;[.G382:.K382];&quot;X&quot;;[.G383:.K383];&quot;X&quot;;[.G384:.K384];&quot;X&quot;;[.G385:.K385];&quot;X&quot;;[.G381:.G385];&quot;X&quot;;[.H381:.H385];&quot;X&quot;;[.I381:.I385];&quot;X&quot;;[.J381:.J385];&quot;X&quot;;[.K381:.K385];&quot;X&quot;;[.G385];[.H384];[.I383];[.J382];[.K381];&quot;X&quot;;[.G381];[.H382];[.I383];[.J384];[.K385])));0;1);&quot;&quot;)" office:value-type="float" office:value="1" calcext:value-type="float">
            <text:p>1</text:p>
          </table:table-cell>
          <table:table-cell table:formula="of:=IF([.G386]=&quot;&quot;;SUM([.G381:.K385])*INDEX([.A$6:.CV$6];1;[.M$8])*[.O381];&quot;&quot;)" office:value-type="float" office:value="8836" calcext:value-type="float">
            <text:p>8836</text:p>
          </table:table-cell>
          <table:table-cell table:number-columns-repeated="4"/>
          <table:table-cell table:formula="of:=IF([.O381]&lt;&gt;&quot;&quot;;ABS([.O381]-1);[.O381])" office:value-type="float" office:value="0" calcext:value-type="float">
            <text:p>0</text:p>
          </table:table-cell>
          <table:table-cell table:formula="of:=IF([.G386]=&quot;&quot;;(SUM([.G381:.K385])-INDEX([.A$2:.CV$2];1;[.M$8]+1))*INDEX([.A$2:.CV$2];1;[.M$8]+1)*[.U38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[.A382]&lt;&gt;&quot;&quot;;IF(ISERROR(HLOOKUP([.A382];[.$A$6:.$CV$6];1;0));[.A382];&quot;-&quot;);&quot;&quot;)" office:value-type="string" office:string-value="-" calcext:value-type="string">
            <text:p>-</text:p>
          </table:table-cell>
          <table:table-cell table:formula="of:=IF([.B382]&lt;&gt;&quot;&quot;;IF(ISERROR(HLOOKUP([.B382];[.$A$6:.$CV$6];1;0));[.B382];&quot;-&quot;);&quot;&quot;)" office:value-type="string" office:string-value="-" calcext:value-type="string">
            <text:p>-</text:p>
          </table:table-cell>
          <table:table-cell table:formula="of:=IF([.C382]&lt;&gt;&quot;&quot;;IF(ISERROR(HLOOKUP([.C382];[.$A$6:.$CV$6];1;0));[.C382];&quot;-&quot;);&quot;&quot;)" office:value-type="string" office:string-value="-" calcext:value-type="string">
            <text:p>-</text:p>
          </table:table-cell>
          <table:table-cell table:formula="of:=IF([.D382]&lt;&gt;&quot;&quot;;IF(ISERROR(HLOOKUP([.D382];[.$A$6:.$CV$6];1;0));[.D382];&quot;-&quot;);&quot;&quot;)" office:value-type="string" office:string-value="-" calcext:value-type="string">
            <text:p>-</text:p>
          </table:table-cell>
          <table:table-cell table:formula="of:=IF([.E382]&lt;&gt;&quot;&quot;;IF(ISERROR(HLOOKUP([.E382];[.$A$6:.$CV$6];1;0));[.E382];&quot;-&quot;);&quot;&quot;)" office:value-type="float" office:value="46" calcext:value-type="float">
            <text:p>46</text:p>
          </table:table-cell>
          <table:table-cell table:number-columns-repeated="3"/>
          <table:table-cell table:formula="of:=IF([.G387]=&quot;&quot;;IF(ISERROR(FIND(&quot;-----&quot;;COM.MICROSOFT.CONCAT([.G382:.K382];&quot;X&quot;;[.G383:.K383];&quot;X&quot;;[.G384:.K384];&quot;X&quot;;[.G385:.K385];&quot;X&quot;;[.G386:.K386];&quot;X&quot;;[.G382:.G386];&quot;X&quot;;[.H382:.H386];&quot;X&quot;;[.I382:.I386];&quot;X&quot;;[.J382:.J386];&quot;X&quot;;[.K382:.K386];&quot;X&quot;;[.G386];[.H385];[.I384];[.J383];[.K382];&quot;X&quot;;[.G382];[.H383];[.I384];[.J385];[.K386])));0;1);&quot;&quot;)">
            <text:p/>
          </table:table-cell>
          <table:table-cell table:formula="of:=IF([.G387]=&quot;&quot;;SUM([.G382:.K386])*INDEX([.A$6:.CV$6];1;[.M$8])*[.O382];&quot;&quot;)">
            <text:p/>
          </table:table-cell>
          <table:table-cell table:number-columns-repeated="4"/>
          <table:table-cell table:formula="of:=IF([.O382]&lt;&gt;&quot;&quot;;ABS([.O382]-1);[.O382])">
            <text:p/>
          </table:table-cell>
          <table:table-cell table:formula="of:=IF([.G387]=&quot;&quot;;(SUM([.G382:.K386])-INDEX([.A$2:.CV$2];1;[.M$8]+1))*INDEX([.A$2:.CV$2];1;[.M$8]+1)*[.U3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[.A383]&lt;&gt;&quot;&quot;;IF(ISERROR(HLOOKUP([.A383];[.$A$6:.$CV$6];1;0));[.A383];&quot;-&quot;);&quot;&quot;)" office:value-type="string" office:string-value="-" calcext:value-type="string">
            <text:p>-</text:p>
          </table:table-cell>
          <table:table-cell table:formula="of:=IF([.B383]&lt;&gt;&quot;&quot;;IF(ISERROR(HLOOKUP([.B383];[.$A$6:.$CV$6];1;0));[.B383];&quot;-&quot;);&quot;&quot;)" office:value-type="string" office:string-value="-" calcext:value-type="string">
            <text:p>-</text:p>
          </table:table-cell>
          <table:table-cell table:formula="of:=IF([.C383]&lt;&gt;&quot;&quot;;IF(ISERROR(HLOOKUP([.C383];[.$A$6:.$CV$6];1;0));[.C383];&quot;-&quot;);&quot;&quot;)" office:value-type="string" office:string-value="-" calcext:value-type="string">
            <text:p>-</text:p>
          </table:table-cell>
          <table:table-cell table:formula="of:=IF([.D383]&lt;&gt;&quot;&quot;;IF(ISERROR(HLOOKUP([.D383];[.$A$6:.$CV$6];1;0));[.D383];&quot;-&quot;);&quot;&quot;)" office:value-type="string" office:string-value="-" calcext:value-type="string">
            <text:p>-</text:p>
          </table:table-cell>
          <table:table-cell table:formula="of:=IF([.E383]&lt;&gt;&quot;&quot;;IF(ISERROR(HLOOKUP([.E383];[.$A$6:.$CV$6];1;0));[.E38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8]=&quot;&quot;;IF(ISERROR(FIND(&quot;-----&quot;;COM.MICROSOFT.CONCAT([.G383:.K383];&quot;X&quot;;[.G384:.K384];&quot;X&quot;;[.G385:.K385];&quot;X&quot;;[.G386:.K386];&quot;X&quot;;[.G387:.K387];&quot;X&quot;;[.G383:.G387];&quot;X&quot;;[.H383:.H387];&quot;X&quot;;[.I383:.I387];&quot;X&quot;;[.J383:.J387];&quot;X&quot;;[.K383:.K387];&quot;X&quot;;[.G387];[.H386];[.I385];[.J384];[.K383];&quot;X&quot;;[.G383];[.H384];[.I385];[.J386];[.K387])));0;1);&quot;&quot;)">
            <text:p/>
          </table:table-cell>
          <table:table-cell table:formula="of:=IF([.G388]=&quot;&quot;;SUM([.G383:.K387])*INDEX([.A$6:.CV$6];1;[.M$8])*[.O383];&quot;&quot;)">
            <text:p/>
          </table:table-cell>
          <table:table-cell table:number-columns-repeated="4"/>
          <table:table-cell table:formula="of:=IF([.O383]&lt;&gt;&quot;&quot;;ABS([.O383]-1);[.O383])">
            <text:p/>
          </table:table-cell>
          <table:table-cell table:formula="of:=IF([.G388]=&quot;&quot;;(SUM([.G383:.K387])-INDEX([.A$2:.CV$2];1;[.M$8]+1))*INDEX([.A$2:.CV$2];1;[.M$8]+1)*[.U3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384]&lt;&gt;&quot;&quot;;IF(ISERROR(HLOOKUP([.A384];[.$A$6:.$CV$6];1;0));[.A384];&quot;-&quot;);&quot;&quot;)" office:value-type="string" office:string-value="-" calcext:value-type="string">
            <text:p>-</text:p>
          </table:table-cell>
          <table:table-cell table:formula="of:=IF([.B384]&lt;&gt;&quot;&quot;;IF(ISERROR(HLOOKUP([.B384];[.$A$6:.$CV$6];1;0));[.B384];&quot;-&quot;);&quot;&quot;)" office:value-type="string" office:string-value="-" calcext:value-type="string">
            <text:p>-</text:p>
          </table:table-cell>
          <table:table-cell table:formula="of:=IF([.C384]&lt;&gt;&quot;&quot;;IF(ISERROR(HLOOKUP([.C384];[.$A$6:.$CV$6];1;0));[.C384];&quot;-&quot;);&quot;&quot;)" office:value-type="string" office:string-value="-" calcext:value-type="string">
            <text:p>-</text:p>
          </table:table-cell>
          <table:table-cell table:formula="of:=IF([.D384]&lt;&gt;&quot;&quot;;IF(ISERROR(HLOOKUP([.D384];[.$A$6:.$CV$6];1;0));[.D384];&quot;-&quot;);&quot;&quot;)" office:value-type="string" office:string-value="-" calcext:value-type="string">
            <text:p>-</text:p>
          </table:table-cell>
          <table:table-cell table:formula="of:=IF([.E384]&lt;&gt;&quot;&quot;;IF(ISERROR(HLOOKUP([.E384];[.$A$6:.$CV$6];1;0));[.E38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89]=&quot;&quot;;IF(ISERROR(FIND(&quot;-----&quot;;COM.MICROSOFT.CONCAT([.G384:.K384];&quot;X&quot;;[.G385:.K385];&quot;X&quot;;[.G386:.K386];&quot;X&quot;;[.G387:.K387];&quot;X&quot;;[.G388:.K388];&quot;X&quot;;[.G384:.G388];&quot;X&quot;;[.H384:.H388];&quot;X&quot;;[.I384:.I388];&quot;X&quot;;[.J384:.J388];&quot;X&quot;;[.K384:.K388];&quot;X&quot;;[.G388];[.H387];[.I386];[.J385];[.K384];&quot;X&quot;;[.G384];[.H385];[.I386];[.J387];[.K388])));0;1);&quot;&quot;)">
            <text:p/>
          </table:table-cell>
          <table:table-cell table:formula="of:=IF([.G389]=&quot;&quot;;SUM([.G384:.K388])*INDEX([.A$6:.CV$6];1;[.M$8])*[.O384];&quot;&quot;)">
            <text:p/>
          </table:table-cell>
          <table:table-cell table:number-columns-repeated="4"/>
          <table:table-cell table:formula="of:=IF([.O384]&lt;&gt;&quot;&quot;;ABS([.O384]-1);[.O384])">
            <text:p/>
          </table:table-cell>
          <table:table-cell table:formula="of:=IF([.G389]=&quot;&quot;;(SUM([.G384:.K388])-INDEX([.A$2:.CV$2];1;[.M$8]+1))*INDEX([.A$2:.CV$2];1;[.M$8]+1)*[.U3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A385]&lt;&gt;&quot;&quot;;IF(ISERROR(HLOOKUP([.A385];[.$A$6:.$CV$6];1;0));[.A385];&quot;-&quot;);&quot;&quot;)" office:value-type="string" office:string-value="-" calcext:value-type="string">
            <text:p>-</text:p>
          </table:table-cell>
          <table:table-cell table:formula="of:=IF([.B385]&lt;&gt;&quot;&quot;;IF(ISERROR(HLOOKUP([.B385];[.$A$6:.$CV$6];1;0));[.B385];&quot;-&quot;);&quot;&quot;)" office:value-type="string" office:string-value="-" calcext:value-type="string">
            <text:p>-</text:p>
          </table:table-cell>
          <table:table-cell table:formula="of:=IF([.C385]&lt;&gt;&quot;&quot;;IF(ISERROR(HLOOKUP([.C385];[.$A$6:.$CV$6];1;0));[.C385];&quot;-&quot;);&quot;&quot;)" office:value-type="string" office:string-value="-" calcext:value-type="string">
            <text:p>-</text:p>
          </table:table-cell>
          <table:table-cell table:formula="of:=IF([.D385]&lt;&gt;&quot;&quot;;IF(ISERROR(HLOOKUP([.D385];[.$A$6:.$CV$6];1;0));[.D385];&quot;-&quot;);&quot;&quot;)" office:value-type="string" office:string-value="-" calcext:value-type="string">
            <text:p>-</text:p>
          </table:table-cell>
          <table:table-cell table:formula="of:=IF([.E385]&lt;&gt;&quot;&quot;;IF(ISERROR(HLOOKUP([.E385];[.$A$6:.$CV$6];1;0));[.E38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0]=&quot;&quot;;IF(ISERROR(FIND(&quot;-----&quot;;COM.MICROSOFT.CONCAT([.G385:.K385];&quot;X&quot;;[.G386:.K386];&quot;X&quot;;[.G387:.K387];&quot;X&quot;;[.G388:.K388];&quot;X&quot;;[.G389:.K389];&quot;X&quot;;[.G385:.G389];&quot;X&quot;;[.H385:.H389];&quot;X&quot;;[.I385:.I389];&quot;X&quot;;[.J385:.J389];&quot;X&quot;;[.K385:.K389];&quot;X&quot;;[.G389];[.H388];[.I387];[.J386];[.K385];&quot;X&quot;;[.G385];[.H386];[.I387];[.J388];[.K389])));0;1);&quot;&quot;)">
            <text:p/>
          </table:table-cell>
          <table:table-cell table:formula="of:=IF([.G390]=&quot;&quot;;SUM([.G385:.K389])*INDEX([.A$6:.CV$6];1;[.M$8])*[.O385];&quot;&quot;)">
            <text:p/>
          </table:table-cell>
          <table:table-cell table:number-columns-repeated="4"/>
          <table:table-cell table:formula="of:=IF([.O385]&lt;&gt;&quot;&quot;;ABS([.O385]-1);[.O385])">
            <text:p/>
          </table:table-cell>
          <table:table-cell table:formula="of:=IF([.G390]=&quot;&quot;;(SUM([.G385:.K389])-INDEX([.A$2:.CV$2];1;[.M$8]+1))*INDEX([.A$2:.CV$2];1;[.M$8]+1)*[.U38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86]&lt;&gt;&quot;&quot;;IF(ISERROR(HLOOKUP([.A386];[.$A$6:.$CV$6];1;0));[.A386];&quot;-&quot;);&quot;&quot;)">
            <text:p/>
          </table:table-cell>
          <table:table-cell table:formula="of:=IF([.B386]&lt;&gt;&quot;&quot;;IF(ISERROR(HLOOKUP([.B386];[.$A$6:.$CV$6];1;0));[.B386];&quot;-&quot;);&quot;&quot;)">
            <text:p/>
          </table:table-cell>
          <table:table-cell table:formula="of:=IF([.C386]&lt;&gt;&quot;&quot;;IF(ISERROR(HLOOKUP([.C386];[.$A$6:.$CV$6];1;0));[.C386];&quot;-&quot;);&quot;&quot;)">
            <text:p/>
          </table:table-cell>
          <table:table-cell table:formula="of:=IF([.D386]&lt;&gt;&quot;&quot;;IF(ISERROR(HLOOKUP([.D386];[.$A$6:.$CV$6];1;0));[.D386];&quot;-&quot;);&quot;&quot;)">
            <text:p/>
          </table:table-cell>
          <table:table-cell table:formula="of:=IF([.E386]&lt;&gt;&quot;&quot;;IF(ISERROR(HLOOKUP([.E386];[.$A$6:.$CV$6];1;0));[.E386];&quot;-&quot;);&quot;&quot;)">
            <text:p/>
          </table:table-cell>
          <table:table-cell table:number-columns-repeated="3"/>
          <table:table-cell table:formula="of:=IF([.G391]=&quot;&quot;;IF(ISERROR(FIND(&quot;-----&quot;;COM.MICROSOFT.CONCAT([.G386:.K386];&quot;X&quot;;[.G387:.K387];&quot;X&quot;;[.G388:.K388];&quot;X&quot;;[.G389:.K389];&quot;X&quot;;[.G390:.K390];&quot;X&quot;;[.G386:.G390];&quot;X&quot;;[.H386:.H390];&quot;X&quot;;[.I386:.I390];&quot;X&quot;;[.J386:.J390];&quot;X&quot;;[.K386:.K390];&quot;X&quot;;[.G390];[.H389];[.I388];[.J387];[.K386];&quot;X&quot;;[.G386];[.H387];[.I388];[.J389];[.K390])));0;1);&quot;&quot;)">
            <text:p/>
          </table:table-cell>
          <table:table-cell table:formula="of:=IF([.G391]=&quot;&quot;;SUM([.G386:.K390])*INDEX([.A$6:.CV$6];1;[.M$8])*[.O386];&quot;&quot;)">
            <text:p/>
          </table:table-cell>
          <table:table-cell table:number-columns-repeated="4"/>
          <table:table-cell table:formula="of:=IF([.O386]&lt;&gt;&quot;&quot;;ABS([.O386]-1);[.O386])">
            <text:p/>
          </table:table-cell>
          <table:table-cell table:formula="of:=IF([.G391]=&quot;&quot;;(SUM([.G386:.K390])-INDEX([.A$2:.CV$2];1;[.M$8]+1))*INDEX([.A$2:.CV$2];1;[.M$8]+1)*[.U3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387]&lt;&gt;&quot;&quot;;IF(ISERROR(HLOOKUP([.A387];[.$A$6:.$CV$6];1;0));[.A387];&quot;-&quot;);&quot;&quot;)" office:value-type="string" office:string-value="-" calcext:value-type="string">
            <text:p>-</text:p>
          </table:table-cell>
          <table:table-cell table:formula="of:=IF([.B387]&lt;&gt;&quot;&quot;;IF(ISERROR(HLOOKUP([.B387];[.$A$6:.$CV$6];1;0));[.B387];&quot;-&quot;);&quot;&quot;)" office:value-type="string" office:string-value="-" calcext:value-type="string">
            <text:p>-</text:p>
          </table:table-cell>
          <table:table-cell table:formula="of:=IF([.C387]&lt;&gt;&quot;&quot;;IF(ISERROR(HLOOKUP([.C387];[.$A$6:.$CV$6];1;0));[.C387];&quot;-&quot;);&quot;&quot;)" office:value-type="string" office:string-value="-" calcext:value-type="string">
            <text:p>-</text:p>
          </table:table-cell>
          <table:table-cell table:formula="of:=IF([.D387]&lt;&gt;&quot;&quot;;IF(ISERROR(HLOOKUP([.D387];[.$A$6:.$CV$6];1;0));[.D387];&quot;-&quot;);&quot;&quot;)" office:value-type="string" office:string-value="-" calcext:value-type="string">
            <text:p>-</text:p>
          </table:table-cell>
          <table:table-cell table:formula="of:=IF([.E387]&lt;&gt;&quot;&quot;;IF(ISERROR(HLOOKUP([.E387];[.$A$6:.$CV$6];1;0));[.E38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2]=&quot;&quot;;IF(ISERROR(FIND(&quot;-----&quot;;COM.MICROSOFT.CONCAT([.G387:.K387];&quot;X&quot;;[.G388:.K388];&quot;X&quot;;[.G389:.K389];&quot;X&quot;;[.G390:.K390];&quot;X&quot;;[.G391:.K391];&quot;X&quot;;[.G387:.G391];&quot;X&quot;;[.H387:.H391];&quot;X&quot;;[.I387:.I391];&quot;X&quot;;[.J387:.J391];&quot;X&quot;;[.K387:.K391];&quot;X&quot;;[.G391];[.H390];[.I389];[.J388];[.K387];&quot;X&quot;;[.G387];[.H388];[.I389];[.J390];[.K391])));0;1);&quot;&quot;)" office:value-type="float" office:value="1" calcext:value-type="float">
            <text:p>1</text:p>
          </table:table-cell>
          <table:table-cell table:formula="of:=IF([.G392]=&quot;&quot;;SUM([.G387:.K391])*INDEX([.A$6:.CV$6];1;[.M$8])*[.O387];&quot;&quot;)" office:value-type="float" office:value="15510" calcext:value-type="float">
            <text:p>15510</text:p>
          </table:table-cell>
          <table:table-cell table:number-columns-repeated="4"/>
          <table:table-cell table:formula="of:=IF([.O387]&lt;&gt;&quot;&quot;;ABS([.O387]-1);[.O387])" office:value-type="float" office:value="0" calcext:value-type="float">
            <text:p>0</text:p>
          </table:table-cell>
          <table:table-cell table:formula="of:=IF([.G392]=&quot;&quot;;(SUM([.G387:.K391])-INDEX([.A$2:.CV$2];1;[.M$8]+1))*INDEX([.A$2:.CV$2];1;[.M$8]+1)*[.U38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A388]&lt;&gt;&quot;&quot;;IF(ISERROR(HLOOKUP([.A388];[.$A$6:.$CV$6];1;0));[.A388];&quot;-&quot;);&quot;&quot;)" office:value-type="string" office:string-value="-" calcext:value-type="string">
            <text:p>-</text:p>
          </table:table-cell>
          <table:table-cell table:formula="of:=IF([.B388]&lt;&gt;&quot;&quot;;IF(ISERROR(HLOOKUP([.B388];[.$A$6:.$CV$6];1;0));[.B388];&quot;-&quot;);&quot;&quot;)" office:value-type="string" office:string-value="-" calcext:value-type="string">
            <text:p>-</text:p>
          </table:table-cell>
          <table:table-cell table:formula="of:=IF([.C388]&lt;&gt;&quot;&quot;;IF(ISERROR(HLOOKUP([.C388];[.$A$6:.$CV$6];1;0));[.C388];&quot;-&quot;);&quot;&quot;)" office:value-type="string" office:string-value="-" calcext:value-type="string">
            <text:p>-</text:p>
          </table:table-cell>
          <table:table-cell table:formula="of:=IF([.D388]&lt;&gt;&quot;&quot;;IF(ISERROR(HLOOKUP([.D388];[.$A$6:.$CV$6];1;0));[.D388];&quot;-&quot;);&quot;&quot;)" office:value-type="string" office:string-value="-" calcext:value-type="string">
            <text:p>-</text:p>
          </table:table-cell>
          <table:table-cell table:formula="of:=IF([.E388]&lt;&gt;&quot;&quot;;IF(ISERROR(HLOOKUP([.E388];[.$A$6:.$CV$6];1;0));[.E388];&quot;-&quot;);&quot;&quot;)" office:value-type="float" office:value="25" calcext:value-type="float">
            <text:p>25</text:p>
          </table:table-cell>
          <table:table-cell table:number-columns-repeated="3"/>
          <table:table-cell table:formula="of:=IF([.G393]=&quot;&quot;;IF(ISERROR(FIND(&quot;-----&quot;;COM.MICROSOFT.CONCAT([.G388:.K388];&quot;X&quot;;[.G389:.K389];&quot;X&quot;;[.G390:.K390];&quot;X&quot;;[.G391:.K391];&quot;X&quot;;[.G392:.K392];&quot;X&quot;;[.G388:.G392];&quot;X&quot;;[.H388:.H392];&quot;X&quot;;[.I388:.I392];&quot;X&quot;;[.J388:.J392];&quot;X&quot;;[.K388:.K392];&quot;X&quot;;[.G392];[.H391];[.I390];[.J389];[.K388];&quot;X&quot;;[.G388];[.H389];[.I390];[.J391];[.K392])));0;1);&quot;&quot;)">
            <text:p/>
          </table:table-cell>
          <table:table-cell table:formula="of:=IF([.G393]=&quot;&quot;;SUM([.G388:.K392])*INDEX([.A$6:.CV$6];1;[.M$8])*[.O388];&quot;&quot;)">
            <text:p/>
          </table:table-cell>
          <table:table-cell table:number-columns-repeated="4"/>
          <table:table-cell table:formula="of:=IF([.O388]&lt;&gt;&quot;&quot;;ABS([.O388]-1);[.O388])">
            <text:p/>
          </table:table-cell>
          <table:table-cell table:formula="of:=IF([.G393]=&quot;&quot;;(SUM([.G388:.K392])-INDEX([.A$2:.CV$2];1;[.M$8]+1))*INDEX([.A$2:.CV$2];1;[.M$8]+1)*[.U3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A389]&lt;&gt;&quot;&quot;;IF(ISERROR(HLOOKUP([.A389];[.$A$6:.$CV$6];1;0));[.A389];&quot;-&quot;);&quot;&quot;)" office:value-type="string" office:string-value="-" calcext:value-type="string">
            <text:p>-</text:p>
          </table:table-cell>
          <table:table-cell table:formula="of:=IF([.B389]&lt;&gt;&quot;&quot;;IF(ISERROR(HLOOKUP([.B389];[.$A$6:.$CV$6];1;0));[.B389];&quot;-&quot;);&quot;&quot;)" office:value-type="float" office:value="47" calcext:value-type="float">
            <text:p>47</text:p>
          </table:table-cell>
          <table:table-cell table:formula="of:=IF([.C389]&lt;&gt;&quot;&quot;;IF(ISERROR(HLOOKUP([.C389];[.$A$6:.$CV$6];1;0));[.C389];&quot;-&quot;);&quot;&quot;)" office:value-type="string" office:string-value="-" calcext:value-type="string">
            <text:p>-</text:p>
          </table:table-cell>
          <table:table-cell table:formula="of:=IF([.D389]&lt;&gt;&quot;&quot;;IF(ISERROR(HLOOKUP([.D389];[.$A$6:.$CV$6];1;0));[.D389];&quot;-&quot;);&quot;&quot;)" office:value-type="string" office:string-value="-" calcext:value-type="string">
            <text:p>-</text:p>
          </table:table-cell>
          <table:table-cell table:formula="of:=IF([.E389]&lt;&gt;&quot;&quot;;IF(ISERROR(HLOOKUP([.E389];[.$A$6:.$CV$6];1;0));[.E38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4]=&quot;&quot;;IF(ISERROR(FIND(&quot;-----&quot;;COM.MICROSOFT.CONCAT([.G389:.K389];&quot;X&quot;;[.G390:.K390];&quot;X&quot;;[.G391:.K391];&quot;X&quot;;[.G392:.K392];&quot;X&quot;;[.G393:.K393];&quot;X&quot;;[.G389:.G393];&quot;X&quot;;[.H389:.H393];&quot;X&quot;;[.I389:.I393];&quot;X&quot;;[.J389:.J393];&quot;X&quot;;[.K389:.K393];&quot;X&quot;;[.G393];[.H392];[.I391];[.J390];[.K389];&quot;X&quot;;[.G389];[.H390];[.I391];[.J392];[.K393])));0;1);&quot;&quot;)">
            <text:p/>
          </table:table-cell>
          <table:table-cell table:formula="of:=IF([.G394]=&quot;&quot;;SUM([.G389:.K393])*INDEX([.A$6:.CV$6];1;[.M$8])*[.O389];&quot;&quot;)">
            <text:p/>
          </table:table-cell>
          <table:table-cell table:number-columns-repeated="4"/>
          <table:table-cell table:formula="of:=IF([.O389]&lt;&gt;&quot;&quot;;ABS([.O389]-1);[.O389])">
            <text:p/>
          </table:table-cell>
          <table:table-cell table:formula="of:=IF([.G394]=&quot;&quot;;(SUM([.G389:.K393])-INDEX([.A$2:.CV$2];1;[.M$8]+1))*INDEX([.A$2:.CV$2];1;[.M$8]+1)*[.U3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A390]&lt;&gt;&quot;&quot;;IF(ISERROR(HLOOKUP([.A390];[.$A$6:.$CV$6];1;0));[.A390];&quot;-&quot;);&quot;&quot;)" office:value-type="string" office:string-value="-" calcext:value-type="string">
            <text:p>-</text:p>
          </table:table-cell>
          <table:table-cell table:formula="of:=IF([.B390]&lt;&gt;&quot;&quot;;IF(ISERROR(HLOOKUP([.B390];[.$A$6:.$CV$6];1;0));[.B390];&quot;-&quot;);&quot;&quot;)" office:value-type="string" office:string-value="-" calcext:value-type="string">
            <text:p>-</text:p>
          </table:table-cell>
          <table:table-cell table:formula="of:=IF([.C390]&lt;&gt;&quot;&quot;;IF(ISERROR(HLOOKUP([.C390];[.$A$6:.$CV$6];1;0));[.C390];&quot;-&quot;);&quot;&quot;)" office:value-type="string" office:string-value="-" calcext:value-type="string">
            <text:p>-</text:p>
          </table:table-cell>
          <table:table-cell table:formula="of:=IF([.D390]&lt;&gt;&quot;&quot;;IF(ISERROR(HLOOKUP([.D390];[.$A$6:.$CV$6];1;0));[.D390];&quot;-&quot;);&quot;&quot;)" office:value-type="string" office:string-value="-" calcext:value-type="string">
            <text:p>-</text:p>
          </table:table-cell>
          <table:table-cell table:formula="of:=IF([.E390]&lt;&gt;&quot;&quot;;IF(ISERROR(HLOOKUP([.E390];[.$A$6:.$CV$6];1;0));[.E39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5]=&quot;&quot;;IF(ISERROR(FIND(&quot;-----&quot;;COM.MICROSOFT.CONCAT([.G390:.K390];&quot;X&quot;;[.G391:.K391];&quot;X&quot;;[.G392:.K392];&quot;X&quot;;[.G393:.K393];&quot;X&quot;;[.G394:.K394];&quot;X&quot;;[.G390:.G394];&quot;X&quot;;[.H390:.H394];&quot;X&quot;;[.I390:.I394];&quot;X&quot;;[.J390:.J394];&quot;X&quot;;[.K390:.K394];&quot;X&quot;;[.G394];[.H393];[.I392];[.J391];[.K390];&quot;X&quot;;[.G390];[.H391];[.I392];[.J393];[.K394])));0;1);&quot;&quot;)">
            <text:p/>
          </table:table-cell>
          <table:table-cell table:formula="of:=IF([.G395]=&quot;&quot;;SUM([.G390:.K394])*INDEX([.A$6:.CV$6];1;[.M$8])*[.O390];&quot;&quot;)">
            <text:p/>
          </table:table-cell>
          <table:table-cell table:number-columns-repeated="4"/>
          <table:table-cell table:formula="of:=IF([.O390]&lt;&gt;&quot;&quot;;ABS([.O390]-1);[.O390])">
            <text:p/>
          </table:table-cell>
          <table:table-cell table:formula="of:=IF([.G395]=&quot;&quot;;(SUM([.G390:.K394])-INDEX([.A$2:.CV$2];1;[.M$8]+1))*INDEX([.A$2:.CV$2];1;[.M$8]+1)*[.U3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[.A391]&lt;&gt;&quot;&quot;;IF(ISERROR(HLOOKUP([.A391];[.$A$6:.$CV$6];1;0));[.A391];&quot;-&quot;);&quot;&quot;)" office:value-type="float" office:value="76" calcext:value-type="float">
            <text:p>76</text:p>
          </table:table-cell>
          <table:table-cell table:formula="of:=IF([.B391]&lt;&gt;&quot;&quot;;IF(ISERROR(HLOOKUP([.B391];[.$A$6:.$CV$6];1;0));[.B391];&quot;-&quot;);&quot;&quot;)" office:value-type="string" office:string-value="-" calcext:value-type="string">
            <text:p>-</text:p>
          </table:table-cell>
          <table:table-cell table:formula="of:=IF([.C391]&lt;&gt;&quot;&quot;;IF(ISERROR(HLOOKUP([.C391];[.$A$6:.$CV$6];1;0));[.C391];&quot;-&quot;);&quot;&quot;)" office:value-type="float" office:value="17" calcext:value-type="float">
            <text:p>17</text:p>
          </table:table-cell>
          <table:table-cell table:formula="of:=IF([.D391]&lt;&gt;&quot;&quot;;IF(ISERROR(HLOOKUP([.D391];[.$A$6:.$CV$6];1;0));[.D391];&quot;-&quot;);&quot;&quot;)" office:value-type="string" office:string-value="-" calcext:value-type="string">
            <text:p>-</text:p>
          </table:table-cell>
          <table:table-cell table:formula="of:=IF([.E391]&lt;&gt;&quot;&quot;;IF(ISERROR(HLOOKUP([.E391];[.$A$6:.$CV$6];1;0));[.E39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6]=&quot;&quot;;IF(ISERROR(FIND(&quot;-----&quot;;COM.MICROSOFT.CONCAT([.G391:.K391];&quot;X&quot;;[.G392:.K392];&quot;X&quot;;[.G393:.K393];&quot;X&quot;;[.G394:.K394];&quot;X&quot;;[.G395:.K395];&quot;X&quot;;[.G391:.G395];&quot;X&quot;;[.H391:.H395];&quot;X&quot;;[.I391:.I395];&quot;X&quot;;[.J391:.J395];&quot;X&quot;;[.K391:.K395];&quot;X&quot;;[.G395];[.H394];[.I393];[.J392];[.K391];&quot;X&quot;;[.G391];[.H392];[.I393];[.J394];[.K395])));0;1);&quot;&quot;)">
            <text:p/>
          </table:table-cell>
          <table:table-cell table:formula="of:=IF([.G396]=&quot;&quot;;SUM([.G391:.K395])*INDEX([.A$6:.CV$6];1;[.M$8])*[.O391];&quot;&quot;)">
            <text:p/>
          </table:table-cell>
          <table:table-cell table:number-columns-repeated="4"/>
          <table:table-cell table:formula="of:=IF([.O391]&lt;&gt;&quot;&quot;;ABS([.O391]-1);[.O391])">
            <text:p/>
          </table:table-cell>
          <table:table-cell table:formula="of:=IF([.G396]=&quot;&quot;;(SUM([.G391:.K395])-INDEX([.A$2:.CV$2];1;[.M$8]+1))*INDEX([.A$2:.CV$2];1;[.M$8]+1)*[.U39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92]&lt;&gt;&quot;&quot;;IF(ISERROR(HLOOKUP([.A392];[.$A$6:.$CV$6];1;0));[.A392];&quot;-&quot;);&quot;&quot;)">
            <text:p/>
          </table:table-cell>
          <table:table-cell table:formula="of:=IF([.B392]&lt;&gt;&quot;&quot;;IF(ISERROR(HLOOKUP([.B392];[.$A$6:.$CV$6];1;0));[.B392];&quot;-&quot;);&quot;&quot;)">
            <text:p/>
          </table:table-cell>
          <table:table-cell table:formula="of:=IF([.C392]&lt;&gt;&quot;&quot;;IF(ISERROR(HLOOKUP([.C392];[.$A$6:.$CV$6];1;0));[.C392];&quot;-&quot;);&quot;&quot;)">
            <text:p/>
          </table:table-cell>
          <table:table-cell table:formula="of:=IF([.D392]&lt;&gt;&quot;&quot;;IF(ISERROR(HLOOKUP([.D392];[.$A$6:.$CV$6];1;0));[.D392];&quot;-&quot;);&quot;&quot;)">
            <text:p/>
          </table:table-cell>
          <table:table-cell table:formula="of:=IF([.E392]&lt;&gt;&quot;&quot;;IF(ISERROR(HLOOKUP([.E392];[.$A$6:.$CV$6];1;0));[.E392];&quot;-&quot;);&quot;&quot;)">
            <text:p/>
          </table:table-cell>
          <table:table-cell table:number-columns-repeated="3"/>
          <table:table-cell table:formula="of:=IF([.G397]=&quot;&quot;;IF(ISERROR(FIND(&quot;-----&quot;;COM.MICROSOFT.CONCAT([.G392:.K392];&quot;X&quot;;[.G393:.K393];&quot;X&quot;;[.G394:.K394];&quot;X&quot;;[.G395:.K395];&quot;X&quot;;[.G396:.K396];&quot;X&quot;;[.G392:.G396];&quot;X&quot;;[.H392:.H396];&quot;X&quot;;[.I392:.I396];&quot;X&quot;;[.J392:.J396];&quot;X&quot;;[.K392:.K396];&quot;X&quot;;[.G396];[.H395];[.I394];[.J393];[.K392];&quot;X&quot;;[.G392];[.H393];[.I394];[.J395];[.K396])));0;1);&quot;&quot;)">
            <text:p/>
          </table:table-cell>
          <table:table-cell table:formula="of:=IF([.G397]=&quot;&quot;;SUM([.G392:.K396])*INDEX([.A$6:.CV$6];1;[.M$8])*[.O392];&quot;&quot;)">
            <text:p/>
          </table:table-cell>
          <table:table-cell table:number-columns-repeated="4"/>
          <table:table-cell table:formula="of:=IF([.O392]&lt;&gt;&quot;&quot;;ABS([.O392]-1);[.O392])">
            <text:p/>
          </table:table-cell>
          <table:table-cell table:formula="of:=IF([.G397]=&quot;&quot;;(SUM([.G392:.K396])-INDEX([.A$2:.CV$2];1;[.M$8]+1))*INDEX([.A$2:.CV$2];1;[.M$8]+1)*[.U3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393]&lt;&gt;&quot;&quot;;IF(ISERROR(HLOOKUP([.A393];[.$A$6:.$CV$6];1;0));[.A393];&quot;-&quot;);&quot;&quot;)" office:value-type="string" office:string-value="-" calcext:value-type="string">
            <text:p>-</text:p>
          </table:table-cell>
          <table:table-cell table:formula="of:=IF([.B393]&lt;&gt;&quot;&quot;;IF(ISERROR(HLOOKUP([.B393];[.$A$6:.$CV$6];1;0));[.B393];&quot;-&quot;);&quot;&quot;)" office:value-type="string" office:string-value="-" calcext:value-type="string">
            <text:p>-</text:p>
          </table:table-cell>
          <table:table-cell table:formula="of:=IF([.C393]&lt;&gt;&quot;&quot;;IF(ISERROR(HLOOKUP([.C393];[.$A$6:.$CV$6];1;0));[.C393];&quot;-&quot;);&quot;&quot;)" office:value-type="string" office:string-value="-" calcext:value-type="string">
            <text:p>-</text:p>
          </table:table-cell>
          <table:table-cell table:formula="of:=IF([.D393]&lt;&gt;&quot;&quot;;IF(ISERROR(HLOOKUP([.D393];[.$A$6:.$CV$6];1;0));[.D393];&quot;-&quot;);&quot;&quot;)" office:value-type="string" office:string-value="-" calcext:value-type="string">
            <text:p>-</text:p>
          </table:table-cell>
          <table:table-cell table:formula="of:=IF([.E393]&lt;&gt;&quot;&quot;;IF(ISERROR(HLOOKUP([.E393];[.$A$6:.$CV$6];1;0));[.E39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8]=&quot;&quot;;IF(ISERROR(FIND(&quot;-----&quot;;COM.MICROSOFT.CONCAT([.G393:.K393];&quot;X&quot;;[.G394:.K394];&quot;X&quot;;[.G395:.K395];&quot;X&quot;;[.G396:.K396];&quot;X&quot;;[.G397:.K397];&quot;X&quot;;[.G393:.G397];&quot;X&quot;;[.H393:.H397];&quot;X&quot;;[.I393:.I397];&quot;X&quot;;[.J393:.J397];&quot;X&quot;;[.K393:.K397];&quot;X&quot;;[.G397];[.H396];[.I395];[.J394];[.K393];&quot;X&quot;;[.G393];[.H394];[.I395];[.J396];[.K397])));0;1);&quot;&quot;)" office:value-type="float" office:value="1" calcext:value-type="float">
            <text:p>1</text:p>
          </table:table-cell>
          <table:table-cell table:formula="of:=IF([.G398]=&quot;&quot;;SUM([.G393:.K397])*INDEX([.A$6:.CV$6];1;[.M$8])*[.O393];&quot;&quot;)" office:value-type="float" office:value="20586" calcext:value-type="float">
            <text:p>20586</text:p>
          </table:table-cell>
          <table:table-cell table:number-columns-repeated="4"/>
          <table:table-cell table:formula="of:=IF([.O393]&lt;&gt;&quot;&quot;;ABS([.O393]-1);[.O393])" office:value-type="float" office:value="0" calcext:value-type="float">
            <text:p>0</text:p>
          </table:table-cell>
          <table:table-cell table:formula="of:=IF([.G398]=&quot;&quot;;(SUM([.G393:.K397])-INDEX([.A$2:.CV$2];1;[.M$8]+1))*INDEX([.A$2:.CV$2];1;[.M$8]+1)*[.U39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394]&lt;&gt;&quot;&quot;;IF(ISERROR(HLOOKUP([.A394];[.$A$6:.$CV$6];1;0));[.A394];&quot;-&quot;);&quot;&quot;)" office:value-type="float" office:value="89" calcext:value-type="float">
            <text:p>89</text:p>
          </table:table-cell>
          <table:table-cell table:formula="of:=IF([.B394]&lt;&gt;&quot;&quot;;IF(ISERROR(HLOOKUP([.B394];[.$A$6:.$CV$6];1;0));[.B394];&quot;-&quot;);&quot;&quot;)" office:value-type="string" office:string-value="-" calcext:value-type="string">
            <text:p>-</text:p>
          </table:table-cell>
          <table:table-cell table:formula="of:=IF([.C394]&lt;&gt;&quot;&quot;;IF(ISERROR(HLOOKUP([.C394];[.$A$6:.$CV$6];1;0));[.C394];&quot;-&quot;);&quot;&quot;)" office:value-type="float" office:value="5" calcext:value-type="float">
            <text:p>5</text:p>
          </table:table-cell>
          <table:table-cell table:formula="of:=IF([.D394]&lt;&gt;&quot;&quot;;IF(ISERROR(HLOOKUP([.D394];[.$A$6:.$CV$6];1;0));[.D394];&quot;-&quot;);&quot;&quot;)" office:value-type="float" office:value="47" calcext:value-type="float">
            <text:p>47</text:p>
          </table:table-cell>
          <table:table-cell table:formula="of:=IF([.E394]&lt;&gt;&quot;&quot;;IF(ISERROR(HLOOKUP([.E394];[.$A$6:.$CV$6];1;0));[.E39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399]=&quot;&quot;;IF(ISERROR(FIND(&quot;-----&quot;;COM.MICROSOFT.CONCAT([.G394:.K394];&quot;X&quot;;[.G395:.K395];&quot;X&quot;;[.G396:.K396];&quot;X&quot;;[.G397:.K397];&quot;X&quot;;[.G398:.K398];&quot;X&quot;;[.G394:.G398];&quot;X&quot;;[.H394:.H398];&quot;X&quot;;[.I394:.I398];&quot;X&quot;;[.J394:.J398];&quot;X&quot;;[.K394:.K398];&quot;X&quot;;[.G398];[.H397];[.I396];[.J395];[.K394];&quot;X&quot;;[.G394];[.H395];[.I396];[.J397];[.K398])));0;1);&quot;&quot;)">
            <text:p/>
          </table:table-cell>
          <table:table-cell table:formula="of:=IF([.G399]=&quot;&quot;;SUM([.G394:.K398])*INDEX([.A$6:.CV$6];1;[.M$8])*[.O394];&quot;&quot;)">
            <text:p/>
          </table:table-cell>
          <table:table-cell table:number-columns-repeated="4"/>
          <table:table-cell table:formula="of:=IF([.O394]&lt;&gt;&quot;&quot;;ABS([.O394]-1);[.O394])">
            <text:p/>
          </table:table-cell>
          <table:table-cell table:formula="of:=IF([.G399]=&quot;&quot;;(SUM([.G394:.K398])-INDEX([.A$2:.CV$2];1;[.M$8]+1))*INDEX([.A$2:.CV$2];1;[.M$8]+1)*[.U3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395]&lt;&gt;&quot;&quot;;IF(ISERROR(HLOOKUP([.A395];[.$A$6:.$CV$6];1;0));[.A395];&quot;-&quot;);&quot;&quot;)" office:value-type="string" office:string-value="-" calcext:value-type="string">
            <text:p>-</text:p>
          </table:table-cell>
          <table:table-cell table:formula="of:=IF([.B395]&lt;&gt;&quot;&quot;;IF(ISERROR(HLOOKUP([.B395];[.$A$6:.$CV$6];1;0));[.B395];&quot;-&quot;);&quot;&quot;)" office:value-type="string" office:string-value="-" calcext:value-type="string">
            <text:p>-</text:p>
          </table:table-cell>
          <table:table-cell table:formula="of:=IF([.C395]&lt;&gt;&quot;&quot;;IF(ISERROR(HLOOKUP([.C395];[.$A$6:.$CV$6];1;0));[.C395];&quot;-&quot;);&quot;&quot;)" office:value-type="float" office:value="78" calcext:value-type="float">
            <text:p>78</text:p>
          </table:table-cell>
          <table:table-cell table:formula="of:=IF([.D395]&lt;&gt;&quot;&quot;;IF(ISERROR(HLOOKUP([.D395];[.$A$6:.$CV$6];1;0));[.D395];&quot;-&quot;);&quot;&quot;)" office:value-type="string" office:string-value="-" calcext:value-type="string">
            <text:p>-</text:p>
          </table:table-cell>
          <table:table-cell table:formula="of:=IF([.E395]&lt;&gt;&quot;&quot;;IF(ISERROR(HLOOKUP([.E395];[.$A$6:.$CV$6];1;0));[.E39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0]=&quot;&quot;;IF(ISERROR(FIND(&quot;-----&quot;;COM.MICROSOFT.CONCAT([.G395:.K395];&quot;X&quot;;[.G396:.K396];&quot;X&quot;;[.G397:.K397];&quot;X&quot;;[.G398:.K398];&quot;X&quot;;[.G399:.K399];&quot;X&quot;;[.G395:.G399];&quot;X&quot;;[.H395:.H399];&quot;X&quot;;[.I395:.I399];&quot;X&quot;;[.J395:.J399];&quot;X&quot;;[.K395:.K399];&quot;X&quot;;[.G399];[.H398];[.I397];[.J396];[.K395];&quot;X&quot;;[.G395];[.H396];[.I397];[.J398];[.K399])));0;1);&quot;&quot;)">
            <text:p/>
          </table:table-cell>
          <table:table-cell table:formula="of:=IF([.G400]=&quot;&quot;;SUM([.G395:.K399])*INDEX([.A$6:.CV$6];1;[.M$8])*[.O395];&quot;&quot;)">
            <text:p/>
          </table:table-cell>
          <table:table-cell table:number-columns-repeated="4"/>
          <table:table-cell table:formula="of:=IF([.O395]&lt;&gt;&quot;&quot;;ABS([.O395]-1);[.O395])">
            <text:p/>
          </table:table-cell>
          <table:table-cell table:formula="of:=IF([.G400]=&quot;&quot;;(SUM([.G395:.K399])-INDEX([.A$2:.CV$2];1;[.M$8]+1))*INDEX([.A$2:.CV$2];1;[.M$8]+1)*[.U3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A396]&lt;&gt;&quot;&quot;;IF(ISERROR(HLOOKUP([.A396];[.$A$6:.$CV$6];1;0));[.A396];&quot;-&quot;);&quot;&quot;)" office:value-type="string" office:string-value="-" calcext:value-type="string">
            <text:p>-</text:p>
          </table:table-cell>
          <table:table-cell table:formula="of:=IF([.B396]&lt;&gt;&quot;&quot;;IF(ISERROR(HLOOKUP([.B396];[.$A$6:.$CV$6];1;0));[.B396];&quot;-&quot;);&quot;&quot;)" office:value-type="string" office:string-value="-" calcext:value-type="string">
            <text:p>-</text:p>
          </table:table-cell>
          <table:table-cell table:formula="of:=IF([.C396]&lt;&gt;&quot;&quot;;IF(ISERROR(HLOOKUP([.C396];[.$A$6:.$CV$6];1;0));[.C396];&quot;-&quot;);&quot;&quot;)" office:value-type="string" office:string-value="-" calcext:value-type="string">
            <text:p>-</text:p>
          </table:table-cell>
          <table:table-cell table:formula="of:=IF([.D396]&lt;&gt;&quot;&quot;;IF(ISERROR(HLOOKUP([.D396];[.$A$6:.$CV$6];1;0));[.D396];&quot;-&quot;);&quot;&quot;)" office:value-type="string" office:string-value="-" calcext:value-type="string">
            <text:p>-</text:p>
          </table:table-cell>
          <table:table-cell table:formula="of:=IF([.E396]&lt;&gt;&quot;&quot;;IF(ISERROR(HLOOKUP([.E396];[.$A$6:.$CV$6];1;0));[.E39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1]=&quot;&quot;;IF(ISERROR(FIND(&quot;-----&quot;;COM.MICROSOFT.CONCAT([.G396:.K396];&quot;X&quot;;[.G397:.K397];&quot;X&quot;;[.G398:.K398];&quot;X&quot;;[.G399:.K399];&quot;X&quot;;[.G400:.K400];&quot;X&quot;;[.G396:.G400];&quot;X&quot;;[.H396:.H400];&quot;X&quot;;[.I396:.I400];&quot;X&quot;;[.J396:.J400];&quot;X&quot;;[.K396:.K400];&quot;X&quot;;[.G400];[.H399];[.I398];[.J397];[.K396];&quot;X&quot;;[.G396];[.H397];[.I398];[.J399];[.K400])));0;1);&quot;&quot;)">
            <text:p/>
          </table:table-cell>
          <table:table-cell table:formula="of:=IF([.G401]=&quot;&quot;;SUM([.G396:.K400])*INDEX([.A$6:.CV$6];1;[.M$8])*[.O396];&quot;&quot;)">
            <text:p/>
          </table:table-cell>
          <table:table-cell table:number-columns-repeated="4"/>
          <table:table-cell table:formula="of:=IF([.O396]&lt;&gt;&quot;&quot;;ABS([.O396]-1);[.O396])">
            <text:p/>
          </table:table-cell>
          <table:table-cell table:formula="of:=IF([.G401]=&quot;&quot;;(SUM([.G396:.K400])-INDEX([.A$2:.CV$2];1;[.M$8]+1))*INDEX([.A$2:.CV$2];1;[.M$8]+1)*[.U3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397]&lt;&gt;&quot;&quot;;IF(ISERROR(HLOOKUP([.A397];[.$A$6:.$CV$6];1;0));[.A397];&quot;-&quot;);&quot;&quot;)" office:value-type="string" office:string-value="-" calcext:value-type="string">
            <text:p>-</text:p>
          </table:table-cell>
          <table:table-cell table:formula="of:=IF([.B397]&lt;&gt;&quot;&quot;;IF(ISERROR(HLOOKUP([.B397];[.$A$6:.$CV$6];1;0));[.B397];&quot;-&quot;);&quot;&quot;)" office:value-type="string" office:string-value="-" calcext:value-type="string">
            <text:p>-</text:p>
          </table:table-cell>
          <table:table-cell table:formula="of:=IF([.C397]&lt;&gt;&quot;&quot;;IF(ISERROR(HLOOKUP([.C397];[.$A$6:.$CV$6];1;0));[.C397];&quot;-&quot;);&quot;&quot;)" office:value-type="string" office:string-value="-" calcext:value-type="string">
            <text:p>-</text:p>
          </table:table-cell>
          <table:table-cell table:formula="of:=IF([.D397]&lt;&gt;&quot;&quot;;IF(ISERROR(HLOOKUP([.D397];[.$A$6:.$CV$6];1;0));[.D397];&quot;-&quot;);&quot;&quot;)" office:value-type="string" office:string-value="-" calcext:value-type="string">
            <text:p>-</text:p>
          </table:table-cell>
          <table:table-cell table:formula="of:=IF([.E397]&lt;&gt;&quot;&quot;;IF(ISERROR(HLOOKUP([.E397];[.$A$6:.$CV$6];1;0));[.E39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2]=&quot;&quot;;IF(ISERROR(FIND(&quot;-----&quot;;COM.MICROSOFT.CONCAT([.G397:.K397];&quot;X&quot;;[.G398:.K398];&quot;X&quot;;[.G399:.K399];&quot;X&quot;;[.G400:.K400];&quot;X&quot;;[.G401:.K401];&quot;X&quot;;[.G397:.G401];&quot;X&quot;;[.H397:.H401];&quot;X&quot;;[.I397:.I401];&quot;X&quot;;[.J397:.J401];&quot;X&quot;;[.K397:.K401];&quot;X&quot;;[.G401];[.H400];[.I399];[.J398];[.K397];&quot;X&quot;;[.G397];[.H398];[.I399];[.J400];[.K401])));0;1);&quot;&quot;)">
            <text:p/>
          </table:table-cell>
          <table:table-cell table:formula="of:=IF([.G402]=&quot;&quot;;SUM([.G397:.K401])*INDEX([.A$6:.CV$6];1;[.M$8])*[.O397];&quot;&quot;)">
            <text:p/>
          </table:table-cell>
          <table:table-cell table:number-columns-repeated="4"/>
          <table:table-cell table:formula="of:=IF([.O397]&lt;&gt;&quot;&quot;;ABS([.O397]-1);[.O397])">
            <text:p/>
          </table:table-cell>
          <table:table-cell table:formula="of:=IF([.G402]=&quot;&quot;;(SUM([.G397:.K401])-INDEX([.A$2:.CV$2];1;[.M$8]+1))*INDEX([.A$2:.CV$2];1;[.M$8]+1)*[.U39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398]&lt;&gt;&quot;&quot;;IF(ISERROR(HLOOKUP([.A398];[.$A$6:.$CV$6];1;0));[.A398];&quot;-&quot;);&quot;&quot;)">
            <text:p/>
          </table:table-cell>
          <table:table-cell table:formula="of:=IF([.B398]&lt;&gt;&quot;&quot;;IF(ISERROR(HLOOKUP([.B398];[.$A$6:.$CV$6];1;0));[.B398];&quot;-&quot;);&quot;&quot;)">
            <text:p/>
          </table:table-cell>
          <table:table-cell table:formula="of:=IF([.C398]&lt;&gt;&quot;&quot;;IF(ISERROR(HLOOKUP([.C398];[.$A$6:.$CV$6];1;0));[.C398];&quot;-&quot;);&quot;&quot;)">
            <text:p/>
          </table:table-cell>
          <table:table-cell table:formula="of:=IF([.D398]&lt;&gt;&quot;&quot;;IF(ISERROR(HLOOKUP([.D398];[.$A$6:.$CV$6];1;0));[.D398];&quot;-&quot;);&quot;&quot;)">
            <text:p/>
          </table:table-cell>
          <table:table-cell table:formula="of:=IF([.E398]&lt;&gt;&quot;&quot;;IF(ISERROR(HLOOKUP([.E398];[.$A$6:.$CV$6];1;0));[.E398];&quot;-&quot;);&quot;&quot;)">
            <text:p/>
          </table:table-cell>
          <table:table-cell table:number-columns-repeated="3"/>
          <table:table-cell table:formula="of:=IF([.G403]=&quot;&quot;;IF(ISERROR(FIND(&quot;-----&quot;;COM.MICROSOFT.CONCAT([.G398:.K398];&quot;X&quot;;[.G399:.K399];&quot;X&quot;;[.G400:.K400];&quot;X&quot;;[.G401:.K401];&quot;X&quot;;[.G402:.K402];&quot;X&quot;;[.G398:.G402];&quot;X&quot;;[.H398:.H402];&quot;X&quot;;[.I398:.I402];&quot;X&quot;;[.J398:.J402];&quot;X&quot;;[.K398:.K402];&quot;X&quot;;[.G402];[.H401];[.I400];[.J399];[.K398];&quot;X&quot;;[.G398];[.H399];[.I400];[.J401];[.K402])));0;1);&quot;&quot;)">
            <text:p/>
          </table:table-cell>
          <table:table-cell table:formula="of:=IF([.G403]=&quot;&quot;;SUM([.G398:.K402])*INDEX([.A$6:.CV$6];1;[.M$8])*[.O398];&quot;&quot;)">
            <text:p/>
          </table:table-cell>
          <table:table-cell table:number-columns-repeated="4"/>
          <table:table-cell table:formula="of:=IF([.O398]&lt;&gt;&quot;&quot;;ABS([.O398]-1);[.O398])">
            <text:p/>
          </table:table-cell>
          <table:table-cell table:formula="of:=IF([.G403]=&quot;&quot;;(SUM([.G398:.K402])-INDEX([.A$2:.CV$2];1;[.M$8]+1))*INDEX([.A$2:.CV$2];1;[.M$8]+1)*[.U3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399]&lt;&gt;&quot;&quot;;IF(ISERROR(HLOOKUP([.A399];[.$A$6:.$CV$6];1;0));[.A399];&quot;-&quot;);&quot;&quot;)" office:value-type="string" office:string-value="-" calcext:value-type="string">
            <text:p>-</text:p>
          </table:table-cell>
          <table:table-cell table:formula="of:=IF([.B399]&lt;&gt;&quot;&quot;;IF(ISERROR(HLOOKUP([.B399];[.$A$6:.$CV$6];1;0));[.B399];&quot;-&quot;);&quot;&quot;)" office:value-type="string" office:string-value="-" calcext:value-type="string">
            <text:p>-</text:p>
          </table:table-cell>
          <table:table-cell table:formula="of:=IF([.C399]&lt;&gt;&quot;&quot;;IF(ISERROR(HLOOKUP([.C399];[.$A$6:.$CV$6];1;0));[.C399];&quot;-&quot;);&quot;&quot;)" office:value-type="string" office:string-value="-" calcext:value-type="string">
            <text:p>-</text:p>
          </table:table-cell>
          <table:table-cell table:formula="of:=IF([.D399]&lt;&gt;&quot;&quot;;IF(ISERROR(HLOOKUP([.D399];[.$A$6:.$CV$6];1;0));[.D399];&quot;-&quot;);&quot;&quot;)" office:value-type="string" office:string-value="-" calcext:value-type="string">
            <text:p>-</text:p>
          </table:table-cell>
          <table:table-cell table:formula="of:=IF([.E399]&lt;&gt;&quot;&quot;;IF(ISERROR(HLOOKUP([.E399];[.$A$6:.$CV$6];1;0));[.E39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4]=&quot;&quot;;IF(ISERROR(FIND(&quot;-----&quot;;COM.MICROSOFT.CONCAT([.G399:.K399];&quot;X&quot;;[.G400:.K400];&quot;X&quot;;[.G401:.K401];&quot;X&quot;;[.G402:.K402];&quot;X&quot;;[.G403:.K403];&quot;X&quot;;[.G399:.G403];&quot;X&quot;;[.H399:.H403];&quot;X&quot;;[.I399:.I403];&quot;X&quot;;[.J399:.J403];&quot;X&quot;;[.K399:.K403];&quot;X&quot;;[.G403];[.H402];[.I401];[.J400];[.K399];&quot;X&quot;;[.G399];[.H400];[.I401];[.J402];[.K403])));0;1);&quot;&quot;)" office:value-type="float" office:value="1" calcext:value-type="float">
            <text:p>1</text:p>
          </table:table-cell>
          <table:table-cell table:formula="of:=IF([.G404]=&quot;&quot;;SUM([.G399:.K403])*INDEX([.A$6:.CV$6];1;[.M$8])*[.O399];&quot;&quot;)" office:value-type="float" office:value="9776" calcext:value-type="float">
            <text:p>9776</text:p>
          </table:table-cell>
          <table:table-cell table:number-columns-repeated="4"/>
          <table:table-cell table:formula="of:=IF([.O399]&lt;&gt;&quot;&quot;;ABS([.O399]-1);[.O399])" office:value-type="float" office:value="0" calcext:value-type="float">
            <text:p>0</text:p>
          </table:table-cell>
          <table:table-cell table:formula="of:=IF([.G404]=&quot;&quot;;(SUM([.G399:.K403])-INDEX([.A$2:.CV$2];1;[.M$8]+1))*INDEX([.A$2:.CV$2];1;[.M$8]+1)*[.U39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400]&lt;&gt;&quot;&quot;;IF(ISERROR(HLOOKUP([.A400];[.$A$6:.$CV$6];1;0));[.A400];&quot;-&quot;);&quot;&quot;)" office:value-type="string" office:string-value="-" calcext:value-type="string">
            <text:p>-</text:p>
          </table:table-cell>
          <table:table-cell table:formula="of:=IF([.B400]&lt;&gt;&quot;&quot;;IF(ISERROR(HLOOKUP([.B400];[.$A$6:.$CV$6];1;0));[.B400];&quot;-&quot;);&quot;&quot;)" office:value-type="string" office:string-value="-" calcext:value-type="string">
            <text:p>-</text:p>
          </table:table-cell>
          <table:table-cell table:formula="of:=IF([.C400]&lt;&gt;&quot;&quot;;IF(ISERROR(HLOOKUP([.C400];[.$A$6:.$CV$6];1;0));[.C400];&quot;-&quot;);&quot;&quot;)" office:value-type="string" office:string-value="-" calcext:value-type="string">
            <text:p>-</text:p>
          </table:table-cell>
          <table:table-cell table:formula="of:=IF([.D400]&lt;&gt;&quot;&quot;;IF(ISERROR(HLOOKUP([.D400];[.$A$6:.$CV$6];1;0));[.D400];&quot;-&quot;);&quot;&quot;)" office:value-type="string" office:string-value="-" calcext:value-type="string">
            <text:p>-</text:p>
          </table:table-cell>
          <table:table-cell table:formula="of:=IF([.E400]&lt;&gt;&quot;&quot;;IF(ISERROR(HLOOKUP([.E400];[.$A$6:.$CV$6];1;0));[.E40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5]=&quot;&quot;;IF(ISERROR(FIND(&quot;-----&quot;;COM.MICROSOFT.CONCAT([.G400:.K400];&quot;X&quot;;[.G401:.K401];&quot;X&quot;;[.G402:.K402];&quot;X&quot;;[.G403:.K403];&quot;X&quot;;[.G404:.K404];&quot;X&quot;;[.G400:.G404];&quot;X&quot;;[.H400:.H404];&quot;X&quot;;[.I400:.I404];&quot;X&quot;;[.J400:.J404];&quot;X&quot;;[.K400:.K404];&quot;X&quot;;[.G404];[.H403];[.I402];[.J401];[.K400];&quot;X&quot;;[.G400];[.H401];[.I402];[.J403];[.K404])));0;1);&quot;&quot;)">
            <text:p/>
          </table:table-cell>
          <table:table-cell table:formula="of:=IF([.G405]=&quot;&quot;;SUM([.G400:.K404])*INDEX([.A$6:.CV$6];1;[.M$8])*[.O400];&quot;&quot;)">
            <text:p/>
          </table:table-cell>
          <table:table-cell table:number-columns-repeated="4"/>
          <table:table-cell table:formula="of:=IF([.O400]&lt;&gt;&quot;&quot;;ABS([.O400]-1);[.O400])">
            <text:p/>
          </table:table-cell>
          <table:table-cell table:formula="of:=IF([.G405]=&quot;&quot;;(SUM([.G400:.K404])-INDEX([.A$2:.CV$2];1;[.M$8]+1))*INDEX([.A$2:.CV$2];1;[.M$8]+1)*[.U4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401]&lt;&gt;&quot;&quot;;IF(ISERROR(HLOOKUP([.A401];[.$A$6:.$CV$6];1;0));[.A401];&quot;-&quot;);&quot;&quot;)" office:value-type="float" office:value="89" calcext:value-type="float">
            <text:p>89</text:p>
          </table:table-cell>
          <table:table-cell table:formula="of:=IF([.B401]&lt;&gt;&quot;&quot;;IF(ISERROR(HLOOKUP([.B401];[.$A$6:.$CV$6];1;0));[.B401];&quot;-&quot;);&quot;&quot;)" office:value-type="float" office:value="15" calcext:value-type="float">
            <text:p>15</text:p>
          </table:table-cell>
          <table:table-cell table:formula="of:=IF([.C401]&lt;&gt;&quot;&quot;;IF(ISERROR(HLOOKUP([.C401];[.$A$6:.$CV$6];1;0));[.C401];&quot;-&quot;);&quot;&quot;)" office:value-type="string" office:string-value="-" calcext:value-type="string">
            <text:p>-</text:p>
          </table:table-cell>
          <table:table-cell table:formula="of:=IF([.D401]&lt;&gt;&quot;&quot;;IF(ISERROR(HLOOKUP([.D401];[.$A$6:.$CV$6];1;0));[.D401];&quot;-&quot;);&quot;&quot;)" office:value-type="string" office:string-value="-" calcext:value-type="string">
            <text:p>-</text:p>
          </table:table-cell>
          <table:table-cell table:formula="of:=IF([.E401]&lt;&gt;&quot;&quot;;IF(ISERROR(HLOOKUP([.E401];[.$A$6:.$CV$6];1;0));[.E40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6]=&quot;&quot;;IF(ISERROR(FIND(&quot;-----&quot;;COM.MICROSOFT.CONCAT([.G401:.K401];&quot;X&quot;;[.G402:.K402];&quot;X&quot;;[.G403:.K403];&quot;X&quot;;[.G404:.K404];&quot;X&quot;;[.G405:.K405];&quot;X&quot;;[.G401:.G405];&quot;X&quot;;[.H401:.H405];&quot;X&quot;;[.I401:.I405];&quot;X&quot;;[.J401:.J405];&quot;X&quot;;[.K401:.K405];&quot;X&quot;;[.G405];[.H404];[.I403];[.J402];[.K401];&quot;X&quot;;[.G401];[.H402];[.I403];[.J404];[.K405])));0;1);&quot;&quot;)">
            <text:p/>
          </table:table-cell>
          <table:table-cell table:formula="of:=IF([.G406]=&quot;&quot;;SUM([.G401:.K405])*INDEX([.A$6:.CV$6];1;[.M$8])*[.O401];&quot;&quot;)">
            <text:p/>
          </table:table-cell>
          <table:table-cell table:number-columns-repeated="4"/>
          <table:table-cell table:formula="of:=IF([.O401]&lt;&gt;&quot;&quot;;ABS([.O401]-1);[.O401])">
            <text:p/>
          </table:table-cell>
          <table:table-cell table:formula="of:=IF([.G406]=&quot;&quot;;(SUM([.G401:.K405])-INDEX([.A$2:.CV$2];1;[.M$8]+1))*INDEX([.A$2:.CV$2];1;[.M$8]+1)*[.U4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A402]&lt;&gt;&quot;&quot;;IF(ISERROR(HLOOKUP([.A402];[.$A$6:.$CV$6];1;0));[.A402];&quot;-&quot;);&quot;&quot;)" office:value-type="string" office:string-value="-" calcext:value-type="string">
            <text:p>-</text:p>
          </table:table-cell>
          <table:table-cell table:formula="of:=IF([.B402]&lt;&gt;&quot;&quot;;IF(ISERROR(HLOOKUP([.B402];[.$A$6:.$CV$6];1;0));[.B402];&quot;-&quot;);&quot;&quot;)" office:value-type="string" office:string-value="-" calcext:value-type="string">
            <text:p>-</text:p>
          </table:table-cell>
          <table:table-cell table:formula="of:=IF([.C402]&lt;&gt;&quot;&quot;;IF(ISERROR(HLOOKUP([.C402];[.$A$6:.$CV$6];1;0));[.C402];&quot;-&quot;);&quot;&quot;)" office:value-type="string" office:string-value="-" calcext:value-type="string">
            <text:p>-</text:p>
          </table:table-cell>
          <table:table-cell table:formula="of:=IF([.D402]&lt;&gt;&quot;&quot;;IF(ISERROR(HLOOKUP([.D402];[.$A$6:.$CV$6];1;0));[.D402];&quot;-&quot;);&quot;&quot;)" office:value-type="string" office:string-value="-" calcext:value-type="string">
            <text:p>-</text:p>
          </table:table-cell>
          <table:table-cell table:formula="of:=IF([.E402]&lt;&gt;&quot;&quot;;IF(ISERROR(HLOOKUP([.E402];[.$A$6:.$CV$6];1;0));[.E40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7]=&quot;&quot;;IF(ISERROR(FIND(&quot;-----&quot;;COM.MICROSOFT.CONCAT([.G402:.K402];&quot;X&quot;;[.G403:.K403];&quot;X&quot;;[.G404:.K404];&quot;X&quot;;[.G405:.K405];&quot;X&quot;;[.G406:.K406];&quot;X&quot;;[.G402:.G406];&quot;X&quot;;[.H402:.H406];&quot;X&quot;;[.I402:.I406];&quot;X&quot;;[.J402:.J406];&quot;X&quot;;[.K402:.K406];&quot;X&quot;;[.G406];[.H405];[.I404];[.J403];[.K402];&quot;X&quot;;[.G402];[.H403];[.I404];[.J405];[.K406])));0;1);&quot;&quot;)">
            <text:p/>
          </table:table-cell>
          <table:table-cell table:formula="of:=IF([.G407]=&quot;&quot;;SUM([.G402:.K406])*INDEX([.A$6:.CV$6];1;[.M$8])*[.O402];&quot;&quot;)">
            <text:p/>
          </table:table-cell>
          <table:table-cell table:number-columns-repeated="4"/>
          <table:table-cell table:formula="of:=IF([.O402]&lt;&gt;&quot;&quot;;ABS([.O402]-1);[.O402])">
            <text:p/>
          </table:table-cell>
          <table:table-cell table:formula="of:=IF([.G407]=&quot;&quot;;(SUM([.G402:.K406])-INDEX([.A$2:.CV$2];1;[.M$8]+1))*INDEX([.A$2:.CV$2];1;[.M$8]+1)*[.U4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A403]&lt;&gt;&quot;&quot;;IF(ISERROR(HLOOKUP([.A403];[.$A$6:.$CV$6];1;0));[.A403];&quot;-&quot;);&quot;&quot;)" office:value-type="string" office:string-value="-" calcext:value-type="string">
            <text:p>-</text:p>
          </table:table-cell>
          <table:table-cell table:formula="of:=IF([.B403]&lt;&gt;&quot;&quot;;IF(ISERROR(HLOOKUP([.B403];[.$A$6:.$CV$6];1;0));[.B403];&quot;-&quot;);&quot;&quot;)" office:value-type="string" office:string-value="-" calcext:value-type="string">
            <text:p>-</text:p>
          </table:table-cell>
          <table:table-cell table:formula="of:=IF([.C403]&lt;&gt;&quot;&quot;;IF(ISERROR(HLOOKUP([.C403];[.$A$6:.$CV$6];1;0));[.C403];&quot;-&quot;);&quot;&quot;)" office:value-type="string" office:string-value="-" calcext:value-type="string">
            <text:p>-</text:p>
          </table:table-cell>
          <table:table-cell table:formula="of:=IF([.D403]&lt;&gt;&quot;&quot;;IF(ISERROR(HLOOKUP([.D403];[.$A$6:.$CV$6];1;0));[.D403];&quot;-&quot;);&quot;&quot;)" office:value-type="string" office:string-value="-" calcext:value-type="string">
            <text:p>-</text:p>
          </table:table-cell>
          <table:table-cell table:formula="of:=IF([.E403]&lt;&gt;&quot;&quot;;IF(ISERROR(HLOOKUP([.E403];[.$A$6:.$CV$6];1;0));[.E40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08]=&quot;&quot;;IF(ISERROR(FIND(&quot;-----&quot;;COM.MICROSOFT.CONCAT([.G403:.K403];&quot;X&quot;;[.G404:.K404];&quot;X&quot;;[.G405:.K405];&quot;X&quot;;[.G406:.K406];&quot;X&quot;;[.G407:.K407];&quot;X&quot;;[.G403:.G407];&quot;X&quot;;[.H403:.H407];&quot;X&quot;;[.I403:.I407];&quot;X&quot;;[.J403:.J407];&quot;X&quot;;[.K403:.K407];&quot;X&quot;;[.G407];[.H406];[.I405];[.J404];[.K403];&quot;X&quot;;[.G403];[.H404];[.I405];[.J406];[.K407])));0;1);&quot;&quot;)">
            <text:p/>
          </table:table-cell>
          <table:table-cell table:formula="of:=IF([.G408]=&quot;&quot;;SUM([.G403:.K407])*INDEX([.A$6:.CV$6];1;[.M$8])*[.O403];&quot;&quot;)">
            <text:p/>
          </table:table-cell>
          <table:table-cell table:number-columns-repeated="4"/>
          <table:table-cell table:formula="of:=IF([.O403]&lt;&gt;&quot;&quot;;ABS([.O403]-1);[.O403])">
            <text:p/>
          </table:table-cell>
          <table:table-cell table:formula="of:=IF([.G408]=&quot;&quot;;(SUM([.G403:.K407])-INDEX([.A$2:.CV$2];1;[.M$8]+1))*INDEX([.A$2:.CV$2];1;[.M$8]+1)*[.U40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04]&lt;&gt;&quot;&quot;;IF(ISERROR(HLOOKUP([.A404];[.$A$6:.$CV$6];1;0));[.A404];&quot;-&quot;);&quot;&quot;)">
            <text:p/>
          </table:table-cell>
          <table:table-cell table:formula="of:=IF([.B404]&lt;&gt;&quot;&quot;;IF(ISERROR(HLOOKUP([.B404];[.$A$6:.$CV$6];1;0));[.B404];&quot;-&quot;);&quot;&quot;)">
            <text:p/>
          </table:table-cell>
          <table:table-cell table:formula="of:=IF([.C404]&lt;&gt;&quot;&quot;;IF(ISERROR(HLOOKUP([.C404];[.$A$6:.$CV$6];1;0));[.C404];&quot;-&quot;);&quot;&quot;)">
            <text:p/>
          </table:table-cell>
          <table:table-cell table:formula="of:=IF([.D404]&lt;&gt;&quot;&quot;;IF(ISERROR(HLOOKUP([.D404];[.$A$6:.$CV$6];1;0));[.D404];&quot;-&quot;);&quot;&quot;)">
            <text:p/>
          </table:table-cell>
          <table:table-cell table:formula="of:=IF([.E404]&lt;&gt;&quot;&quot;;IF(ISERROR(HLOOKUP([.E404];[.$A$6:.$CV$6];1;0));[.E404];&quot;-&quot;);&quot;&quot;)">
            <text:p/>
          </table:table-cell>
          <table:table-cell table:number-columns-repeated="3"/>
          <table:table-cell table:formula="of:=IF([.G409]=&quot;&quot;;IF(ISERROR(FIND(&quot;-----&quot;;COM.MICROSOFT.CONCAT([.G404:.K404];&quot;X&quot;;[.G405:.K405];&quot;X&quot;;[.G406:.K406];&quot;X&quot;;[.G407:.K407];&quot;X&quot;;[.G408:.K408];&quot;X&quot;;[.G404:.G408];&quot;X&quot;;[.H404:.H408];&quot;X&quot;;[.I404:.I408];&quot;X&quot;;[.J404:.J408];&quot;X&quot;;[.K404:.K408];&quot;X&quot;;[.G408];[.H407];[.I406];[.J405];[.K404];&quot;X&quot;;[.G404];[.H405];[.I406];[.J407];[.K408])));0;1);&quot;&quot;)">
            <text:p/>
          </table:table-cell>
          <table:table-cell table:formula="of:=IF([.G409]=&quot;&quot;;SUM([.G404:.K408])*INDEX([.A$6:.CV$6];1;[.M$8])*[.O404];&quot;&quot;)">
            <text:p/>
          </table:table-cell>
          <table:table-cell table:number-columns-repeated="4"/>
          <table:table-cell table:formula="of:=IF([.O404]&lt;&gt;&quot;&quot;;ABS([.O404]-1);[.O404])">
            <text:p/>
          </table:table-cell>
          <table:table-cell table:formula="of:=IF([.G409]=&quot;&quot;;(SUM([.G404:.K408])-INDEX([.A$2:.CV$2];1;[.M$8]+1))*INDEX([.A$2:.CV$2];1;[.M$8]+1)*[.U4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A405]&lt;&gt;&quot;&quot;;IF(ISERROR(HLOOKUP([.A405];[.$A$6:.$CV$6];1;0));[.A405];&quot;-&quot;);&quot;&quot;)" office:value-type="float" office:value="76" calcext:value-type="float">
            <text:p>76</text:p>
          </table:table-cell>
          <table:table-cell table:formula="of:=IF([.B405]&lt;&gt;&quot;&quot;;IF(ISERROR(HLOOKUP([.B405];[.$A$6:.$CV$6];1;0));[.B405];&quot;-&quot;);&quot;&quot;)" office:value-type="string" office:string-value="-" calcext:value-type="string">
            <text:p>-</text:p>
          </table:table-cell>
          <table:table-cell table:formula="of:=IF([.C405]&lt;&gt;&quot;&quot;;IF(ISERROR(HLOOKUP([.C405];[.$A$6:.$CV$6];1;0));[.C405];&quot;-&quot;);&quot;&quot;)" office:value-type="string" office:string-value="-" calcext:value-type="string">
            <text:p>-</text:p>
          </table:table-cell>
          <table:table-cell table:formula="of:=IF([.D405]&lt;&gt;&quot;&quot;;IF(ISERROR(HLOOKUP([.D405];[.$A$6:.$CV$6];1;0));[.D405];&quot;-&quot;);&quot;&quot;)" office:value-type="string" office:string-value="-" calcext:value-type="string">
            <text:p>-</text:p>
          </table:table-cell>
          <table:table-cell table:formula="of:=IF([.E405]&lt;&gt;&quot;&quot;;IF(ISERROR(HLOOKUP([.E405];[.$A$6:.$CV$6];1;0));[.E40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0]=&quot;&quot;;IF(ISERROR(FIND(&quot;-----&quot;;COM.MICROSOFT.CONCAT([.G405:.K405];&quot;X&quot;;[.G406:.K406];&quot;X&quot;;[.G407:.K407];&quot;X&quot;;[.G408:.K408];&quot;X&quot;;[.G409:.K409];&quot;X&quot;;[.G405:.G409];&quot;X&quot;;[.H405:.H409];&quot;X&quot;;[.I405:.I409];&quot;X&quot;;[.J405:.J409];&quot;X&quot;;[.K405:.K409];&quot;X&quot;;[.G409];[.H408];[.I407];[.J406];[.K405];&quot;X&quot;;[.G405];[.H406];[.I407];[.J408];[.K409])));0;1);&quot;&quot;)" office:value-type="float" office:value="1" calcext:value-type="float">
            <text:p>1</text:p>
          </table:table-cell>
          <table:table-cell table:formula="of:=IF([.G410]=&quot;&quot;;SUM([.G405:.K409])*INDEX([.A$6:.CV$6];1;[.M$8])*[.O405];&quot;&quot;)" office:value-type="float" office:value="13536" calcext:value-type="float">
            <text:p>13536</text:p>
          </table:table-cell>
          <table:table-cell table:number-columns-repeated="4"/>
          <table:table-cell table:formula="of:=IF([.O405]&lt;&gt;&quot;&quot;;ABS([.O405]-1);[.O405])" office:value-type="float" office:value="0" calcext:value-type="float">
            <text:p>0</text:p>
          </table:table-cell>
          <table:table-cell table:formula="of:=IF([.G410]=&quot;&quot;;(SUM([.G405:.K409])-INDEX([.A$2:.CV$2];1;[.M$8]+1))*INDEX([.A$2:.CV$2];1;[.M$8]+1)*[.U40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406]&lt;&gt;&quot;&quot;;IF(ISERROR(HLOOKUP([.A406];[.$A$6:.$CV$6];1;0));[.A406];&quot;-&quot;);&quot;&quot;)" office:value-type="string" office:string-value="-" calcext:value-type="string">
            <text:p>-</text:p>
          </table:table-cell>
          <table:table-cell table:formula="of:=IF([.B406]&lt;&gt;&quot;&quot;;IF(ISERROR(HLOOKUP([.B406];[.$A$6:.$CV$6];1;0));[.B406];&quot;-&quot;);&quot;&quot;)" office:value-type="string" office:string-value="-" calcext:value-type="string">
            <text:p>-</text:p>
          </table:table-cell>
          <table:table-cell table:formula="of:=IF([.C406]&lt;&gt;&quot;&quot;;IF(ISERROR(HLOOKUP([.C406];[.$A$6:.$CV$6];1;0));[.C406];&quot;-&quot;);&quot;&quot;)" office:value-type="string" office:string-value="-" calcext:value-type="string">
            <text:p>-</text:p>
          </table:table-cell>
          <table:table-cell table:formula="of:=IF([.D406]&lt;&gt;&quot;&quot;;IF(ISERROR(HLOOKUP([.D406];[.$A$6:.$CV$6];1;0));[.D406];&quot;-&quot;);&quot;&quot;)" office:value-type="string" office:string-value="-" calcext:value-type="string">
            <text:p>-</text:p>
          </table:table-cell>
          <table:table-cell table:formula="of:=IF([.E406]&lt;&gt;&quot;&quot;;IF(ISERROR(HLOOKUP([.E406];[.$A$6:.$CV$6];1;0));[.E40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1]=&quot;&quot;;IF(ISERROR(FIND(&quot;-----&quot;;COM.MICROSOFT.CONCAT([.G406:.K406];&quot;X&quot;;[.G407:.K407];&quot;X&quot;;[.G408:.K408];&quot;X&quot;;[.G409:.K409];&quot;X&quot;;[.G410:.K410];&quot;X&quot;;[.G406:.G410];&quot;X&quot;;[.H406:.H410];&quot;X&quot;;[.I406:.I410];&quot;X&quot;;[.J406:.J410];&quot;X&quot;;[.K406:.K410];&quot;X&quot;;[.G410];[.H409];[.I408];[.J407];[.K406];&quot;X&quot;;[.G406];[.H407];[.I408];[.J409];[.K410])));0;1);&quot;&quot;)">
            <text:p/>
          </table:table-cell>
          <table:table-cell table:formula="of:=IF([.G411]=&quot;&quot;;SUM([.G406:.K410])*INDEX([.A$6:.CV$6];1;[.M$8])*[.O406];&quot;&quot;)">
            <text:p/>
          </table:table-cell>
          <table:table-cell table:number-columns-repeated="4"/>
          <table:table-cell table:formula="of:=IF([.O406]&lt;&gt;&quot;&quot;;ABS([.O406]-1);[.O406])">
            <text:p/>
          </table:table-cell>
          <table:table-cell table:formula="of:=IF([.G411]=&quot;&quot;;(SUM([.G406:.K410])-INDEX([.A$2:.CV$2];1;[.M$8]+1))*INDEX([.A$2:.CV$2];1;[.M$8]+1)*[.U4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407]&lt;&gt;&quot;&quot;;IF(ISERROR(HLOOKUP([.A407];[.$A$6:.$CV$6];1;0));[.A407];&quot;-&quot;);&quot;&quot;)" office:value-type="float" office:value="13" calcext:value-type="float">
            <text:p>13</text:p>
          </table:table-cell>
          <table:table-cell table:formula="of:=IF([.B407]&lt;&gt;&quot;&quot;;IF(ISERROR(HLOOKUP([.B407];[.$A$6:.$CV$6];1;0));[.B407];&quot;-&quot;);&quot;&quot;)" office:value-type="string" office:string-value="-" calcext:value-type="string">
            <text:p>-</text:p>
          </table:table-cell>
          <table:table-cell table:formula="of:=IF([.C407]&lt;&gt;&quot;&quot;;IF(ISERROR(HLOOKUP([.C407];[.$A$6:.$CV$6];1;0));[.C407];&quot;-&quot;);&quot;&quot;)" office:value-type="string" office:string-value="-" calcext:value-type="string">
            <text:p>-</text:p>
          </table:table-cell>
          <table:table-cell table:formula="of:=IF([.D407]&lt;&gt;&quot;&quot;;IF(ISERROR(HLOOKUP([.D407];[.$A$6:.$CV$6];1;0));[.D407];&quot;-&quot;);&quot;&quot;)" office:value-type="string" office:string-value="-" calcext:value-type="string">
            <text:p>-</text:p>
          </table:table-cell>
          <table:table-cell table:formula="of:=IF([.E407]&lt;&gt;&quot;&quot;;IF(ISERROR(HLOOKUP([.E407];[.$A$6:.$CV$6];1;0));[.E407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412]=&quot;&quot;;IF(ISERROR(FIND(&quot;-----&quot;;COM.MICROSOFT.CONCAT([.G407:.K407];&quot;X&quot;;[.G408:.K408];&quot;X&quot;;[.G409:.K409];&quot;X&quot;;[.G410:.K410];&quot;X&quot;;[.G411:.K411];&quot;X&quot;;[.G407:.G411];&quot;X&quot;;[.H407:.H411];&quot;X&quot;;[.I407:.I411];&quot;X&quot;;[.J407:.J411];&quot;X&quot;;[.K407:.K411];&quot;X&quot;;[.G411];[.H410];[.I409];[.J408];[.K407];&quot;X&quot;;[.G407];[.H408];[.I409];[.J410];[.K411])));0;1);&quot;&quot;)">
            <text:p/>
          </table:table-cell>
          <table:table-cell table:formula="of:=IF([.G412]=&quot;&quot;;SUM([.G407:.K411])*INDEX([.A$6:.CV$6];1;[.M$8])*[.O407];&quot;&quot;)">
            <text:p/>
          </table:table-cell>
          <table:table-cell table:number-columns-repeated="4"/>
          <table:table-cell table:formula="of:=IF([.O407]&lt;&gt;&quot;&quot;;ABS([.O407]-1);[.O407])">
            <text:p/>
          </table:table-cell>
          <table:table-cell table:formula="of:=IF([.G412]=&quot;&quot;;(SUM([.G407:.K411])-INDEX([.A$2:.CV$2];1;[.M$8]+1))*INDEX([.A$2:.CV$2];1;[.M$8]+1)*[.U4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A408]&lt;&gt;&quot;&quot;;IF(ISERROR(HLOOKUP([.A408];[.$A$6:.$CV$6];1;0));[.A408];&quot;-&quot;);&quot;&quot;)" office:value-type="string" office:string-value="-" calcext:value-type="string">
            <text:p>-</text:p>
          </table:table-cell>
          <table:table-cell table:formula="of:=IF([.B408]&lt;&gt;&quot;&quot;;IF(ISERROR(HLOOKUP([.B408];[.$A$6:.$CV$6];1;0));[.B408];&quot;-&quot;);&quot;&quot;)" office:value-type="float" office:value="3" calcext:value-type="float">
            <text:p>3</text:p>
          </table:table-cell>
          <table:table-cell table:formula="of:=IF([.C408]&lt;&gt;&quot;&quot;;IF(ISERROR(HLOOKUP([.C408];[.$A$6:.$CV$6];1;0));[.C408];&quot;-&quot;);&quot;&quot;)" office:value-type="string" office:string-value="-" calcext:value-type="string">
            <text:p>-</text:p>
          </table:table-cell>
          <table:table-cell table:formula="of:=IF([.D408]&lt;&gt;&quot;&quot;;IF(ISERROR(HLOOKUP([.D408];[.$A$6:.$CV$6];1;0));[.D408];&quot;-&quot;);&quot;&quot;)" office:value-type="string" office:string-value="-" calcext:value-type="string">
            <text:p>-</text:p>
          </table:table-cell>
          <table:table-cell table:formula="of:=IF([.E408]&lt;&gt;&quot;&quot;;IF(ISERROR(HLOOKUP([.E408];[.$A$6:.$CV$6];1;0));[.E40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3]=&quot;&quot;;IF(ISERROR(FIND(&quot;-----&quot;;COM.MICROSOFT.CONCAT([.G408:.K408];&quot;X&quot;;[.G409:.K409];&quot;X&quot;;[.G410:.K410];&quot;X&quot;;[.G411:.K411];&quot;X&quot;;[.G412:.K412];&quot;X&quot;;[.G408:.G412];&quot;X&quot;;[.H408:.H412];&quot;X&quot;;[.I408:.I412];&quot;X&quot;;[.J408:.J412];&quot;X&quot;;[.K408:.K412];&quot;X&quot;;[.G412];[.H411];[.I410];[.J409];[.K408];&quot;X&quot;;[.G408];[.H409];[.I410];[.J411];[.K412])));0;1);&quot;&quot;)">
            <text:p/>
          </table:table-cell>
          <table:table-cell table:formula="of:=IF([.G413]=&quot;&quot;;SUM([.G408:.K412])*INDEX([.A$6:.CV$6];1;[.M$8])*[.O408];&quot;&quot;)">
            <text:p/>
          </table:table-cell>
          <table:table-cell table:number-columns-repeated="4"/>
          <table:table-cell table:formula="of:=IF([.O408]&lt;&gt;&quot;&quot;;ABS([.O408]-1);[.O408])">
            <text:p/>
          </table:table-cell>
          <table:table-cell table:formula="of:=IF([.G413]=&quot;&quot;;(SUM([.G408:.K412])-INDEX([.A$2:.CV$2];1;[.M$8]+1))*INDEX([.A$2:.CV$2];1;[.M$8]+1)*[.U4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409]&lt;&gt;&quot;&quot;;IF(ISERROR(HLOOKUP([.A409];[.$A$6:.$CV$6];1;0));[.A409];&quot;-&quot;);&quot;&quot;)" office:value-type="string" office:string-value="-" calcext:value-type="string">
            <text:p>-</text:p>
          </table:table-cell>
          <table:table-cell table:formula="of:=IF([.B409]&lt;&gt;&quot;&quot;;IF(ISERROR(HLOOKUP([.B409];[.$A$6:.$CV$6];1;0));[.B409];&quot;-&quot;);&quot;&quot;)" office:value-type="string" office:string-value="-" calcext:value-type="string">
            <text:p>-</text:p>
          </table:table-cell>
          <table:table-cell table:formula="of:=IF([.C409]&lt;&gt;&quot;&quot;;IF(ISERROR(HLOOKUP([.C409];[.$A$6:.$CV$6];1;0));[.C409];&quot;-&quot;);&quot;&quot;)" office:value-type="float" office:value="47" calcext:value-type="float">
            <text:p>47</text:p>
          </table:table-cell>
          <table:table-cell table:formula="of:=IF([.D409]&lt;&gt;&quot;&quot;;IF(ISERROR(HLOOKUP([.D409];[.$A$6:.$CV$6];1;0));[.D409];&quot;-&quot;);&quot;&quot;)" office:value-type="string" office:string-value="-" calcext:value-type="string">
            <text:p>-</text:p>
          </table:table-cell>
          <table:table-cell table:formula="of:=IF([.E409]&lt;&gt;&quot;&quot;;IF(ISERROR(HLOOKUP([.E409];[.$A$6:.$CV$6];1;0));[.E40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4]=&quot;&quot;;IF(ISERROR(FIND(&quot;-----&quot;;COM.MICROSOFT.CONCAT([.G409:.K409];&quot;X&quot;;[.G410:.K410];&quot;X&quot;;[.G411:.K411];&quot;X&quot;;[.G412:.K412];&quot;X&quot;;[.G413:.K413];&quot;X&quot;;[.G409:.G413];&quot;X&quot;;[.H409:.H413];&quot;X&quot;;[.I409:.I413];&quot;X&quot;;[.J409:.J413];&quot;X&quot;;[.K409:.K413];&quot;X&quot;;[.G413];[.H412];[.I411];[.J410];[.K409];&quot;X&quot;;[.G409];[.H410];[.I411];[.J412];[.K413])));0;1);&quot;&quot;)">
            <text:p/>
          </table:table-cell>
          <table:table-cell table:formula="of:=IF([.G414]=&quot;&quot;;SUM([.G409:.K413])*INDEX([.A$6:.CV$6];1;[.M$8])*[.O409];&quot;&quot;)">
            <text:p/>
          </table:table-cell>
          <table:table-cell table:number-columns-repeated="4"/>
          <table:table-cell table:formula="of:=IF([.O409]&lt;&gt;&quot;&quot;;ABS([.O409]-1);[.O409])">
            <text:p/>
          </table:table-cell>
          <table:table-cell table:formula="of:=IF([.G414]=&quot;&quot;;(SUM([.G409:.K413])-INDEX([.A$2:.CV$2];1;[.M$8]+1))*INDEX([.A$2:.CV$2];1;[.M$8]+1)*[.U40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10]&lt;&gt;&quot;&quot;;IF(ISERROR(HLOOKUP([.A410];[.$A$6:.$CV$6];1;0));[.A410];&quot;-&quot;);&quot;&quot;)">
            <text:p/>
          </table:table-cell>
          <table:table-cell table:formula="of:=IF([.B410]&lt;&gt;&quot;&quot;;IF(ISERROR(HLOOKUP([.B410];[.$A$6:.$CV$6];1;0));[.B410];&quot;-&quot;);&quot;&quot;)">
            <text:p/>
          </table:table-cell>
          <table:table-cell table:formula="of:=IF([.C410]&lt;&gt;&quot;&quot;;IF(ISERROR(HLOOKUP([.C410];[.$A$6:.$CV$6];1;0));[.C410];&quot;-&quot;);&quot;&quot;)">
            <text:p/>
          </table:table-cell>
          <table:table-cell table:formula="of:=IF([.D410]&lt;&gt;&quot;&quot;;IF(ISERROR(HLOOKUP([.D410];[.$A$6:.$CV$6];1;0));[.D410];&quot;-&quot;);&quot;&quot;)">
            <text:p/>
          </table:table-cell>
          <table:table-cell table:formula="of:=IF([.E410]&lt;&gt;&quot;&quot;;IF(ISERROR(HLOOKUP([.E410];[.$A$6:.$CV$6];1;0));[.E410];&quot;-&quot;);&quot;&quot;)">
            <text:p/>
          </table:table-cell>
          <table:table-cell table:number-columns-repeated="3"/>
          <table:table-cell table:formula="of:=IF([.G415]=&quot;&quot;;IF(ISERROR(FIND(&quot;-----&quot;;COM.MICROSOFT.CONCAT([.G410:.K410];&quot;X&quot;;[.G411:.K411];&quot;X&quot;;[.G412:.K412];&quot;X&quot;;[.G413:.K413];&quot;X&quot;;[.G414:.K414];&quot;X&quot;;[.G410:.G414];&quot;X&quot;;[.H410:.H414];&quot;X&quot;;[.I410:.I414];&quot;X&quot;;[.J410:.J414];&quot;X&quot;;[.K410:.K414];&quot;X&quot;;[.G414];[.H413];[.I412];[.J411];[.K410];&quot;X&quot;;[.G410];[.H411];[.I412];[.J413];[.K414])));0;1);&quot;&quot;)">
            <text:p/>
          </table:table-cell>
          <table:table-cell table:formula="of:=IF([.G415]=&quot;&quot;;SUM([.G410:.K414])*INDEX([.A$6:.CV$6];1;[.M$8])*[.O410];&quot;&quot;)">
            <text:p/>
          </table:table-cell>
          <table:table-cell table:number-columns-repeated="4"/>
          <table:table-cell table:formula="of:=IF([.O410]&lt;&gt;&quot;&quot;;ABS([.O410]-1);[.O410])">
            <text:p/>
          </table:table-cell>
          <table:table-cell table:formula="of:=IF([.G415]=&quot;&quot;;(SUM([.G410:.K414])-INDEX([.A$2:.CV$2];1;[.M$8]+1))*INDEX([.A$2:.CV$2];1;[.M$8]+1)*[.U4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A411]&lt;&gt;&quot;&quot;;IF(ISERROR(HLOOKUP([.A411];[.$A$6:.$CV$6];1;0));[.A411];&quot;-&quot;);&quot;&quot;)" office:value-type="string" office:string-value="-" calcext:value-type="string">
            <text:p>-</text:p>
          </table:table-cell>
          <table:table-cell table:formula="of:=IF([.B411]&lt;&gt;&quot;&quot;;IF(ISERROR(HLOOKUP([.B411];[.$A$6:.$CV$6];1;0));[.B411];&quot;-&quot;);&quot;&quot;)" office:value-type="string" office:string-value="-" calcext:value-type="string">
            <text:p>-</text:p>
          </table:table-cell>
          <table:table-cell table:formula="of:=IF([.C411]&lt;&gt;&quot;&quot;;IF(ISERROR(HLOOKUP([.C411];[.$A$6:.$CV$6];1;0));[.C411];&quot;-&quot;);&quot;&quot;)" office:value-type="string" office:string-value="-" calcext:value-type="string">
            <text:p>-</text:p>
          </table:table-cell>
          <table:table-cell table:formula="of:=IF([.D411]&lt;&gt;&quot;&quot;;IF(ISERROR(HLOOKUP([.D411];[.$A$6:.$CV$6];1;0));[.D411];&quot;-&quot;);&quot;&quot;)" office:value-type="string" office:string-value="-" calcext:value-type="string">
            <text:p>-</text:p>
          </table:table-cell>
          <table:table-cell table:formula="of:=IF([.E411]&lt;&gt;&quot;&quot;;IF(ISERROR(HLOOKUP([.E411];[.$A$6:.$CV$6];1;0));[.E411];&quot;-&quot;);&quot;&quot;)" office:value-type="float" office:value="52" calcext:value-type="float">
            <text:p>52</text:p>
          </table:table-cell>
          <table:table-cell table:number-columns-repeated="3"/>
          <table:table-cell table:formula="of:=IF([.G416]=&quot;&quot;;IF(ISERROR(FIND(&quot;-----&quot;;COM.MICROSOFT.CONCAT([.G411:.K411];&quot;X&quot;;[.G412:.K412];&quot;X&quot;;[.G413:.K413];&quot;X&quot;;[.G414:.K414];&quot;X&quot;;[.G415:.K415];&quot;X&quot;;[.G411:.G415];&quot;X&quot;;[.H411:.H415];&quot;X&quot;;[.I411:.I415];&quot;X&quot;;[.J411:.J415];&quot;X&quot;;[.K411:.K415];&quot;X&quot;;[.G415];[.H414];[.I413];[.J412];[.K411];&quot;X&quot;;[.G411];[.H412];[.I413];[.J414];[.K415])));0;1);&quot;&quot;)" office:value-type="float" office:value="1" calcext:value-type="float">
            <text:p>1</text:p>
          </table:table-cell>
          <table:table-cell table:formula="of:=IF([.G416]=&quot;&quot;;SUM([.G411:.K415])*INDEX([.A$6:.CV$6];1;[.M$8])*[.O411];&quot;&quot;)" office:value-type="float" office:value="9588" calcext:value-type="float">
            <text:p>9588</text:p>
          </table:table-cell>
          <table:table-cell table:number-columns-repeated="4"/>
          <table:table-cell table:formula="of:=IF([.O411]&lt;&gt;&quot;&quot;;ABS([.O411]-1);[.O411])" office:value-type="float" office:value="0" calcext:value-type="float">
            <text:p>0</text:p>
          </table:table-cell>
          <table:table-cell table:formula="of:=IF([.G416]=&quot;&quot;;(SUM([.G411:.K415])-INDEX([.A$2:.CV$2];1;[.M$8]+1))*INDEX([.A$2:.CV$2];1;[.M$8]+1)*[.U41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[.A412]&lt;&gt;&quot;&quot;;IF(ISERROR(HLOOKUP([.A412];[.$A$6:.$CV$6];1;0));[.A412];&quot;-&quot;);&quot;&quot;)" office:value-type="string" office:string-value="-" calcext:value-type="string">
            <text:p>-</text:p>
          </table:table-cell>
          <table:table-cell table:formula="of:=IF([.B412]&lt;&gt;&quot;&quot;;IF(ISERROR(HLOOKUP([.B412];[.$A$6:.$CV$6];1;0));[.B412];&quot;-&quot;);&quot;&quot;)" office:value-type="string" office:string-value="-" calcext:value-type="string">
            <text:p>-</text:p>
          </table:table-cell>
          <table:table-cell table:formula="of:=IF([.C412]&lt;&gt;&quot;&quot;;IF(ISERROR(HLOOKUP([.C412];[.$A$6:.$CV$6];1;0));[.C412];&quot;-&quot;);&quot;&quot;)" office:value-type="string" office:string-value="-" calcext:value-type="string">
            <text:p>-</text:p>
          </table:table-cell>
          <table:table-cell table:formula="of:=IF([.D412]&lt;&gt;&quot;&quot;;IF(ISERROR(HLOOKUP([.D412];[.$A$6:.$CV$6];1;0));[.D412];&quot;-&quot;);&quot;&quot;)" office:value-type="string" office:string-value="-" calcext:value-type="string">
            <text:p>-</text:p>
          </table:table-cell>
          <table:table-cell table:formula="of:=IF([.E412]&lt;&gt;&quot;&quot;;IF(ISERROR(HLOOKUP([.E412];[.$A$6:.$CV$6];1;0));[.E41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7]=&quot;&quot;;IF(ISERROR(FIND(&quot;-----&quot;;COM.MICROSOFT.CONCAT([.G412:.K412];&quot;X&quot;;[.G413:.K413];&quot;X&quot;;[.G414:.K414];&quot;X&quot;;[.G415:.K415];&quot;X&quot;;[.G416:.K416];&quot;X&quot;;[.G412:.G416];&quot;X&quot;;[.H412:.H416];&quot;X&quot;;[.I412:.I416];&quot;X&quot;;[.J412:.J416];&quot;X&quot;;[.K412:.K416];&quot;X&quot;;[.G416];[.H415];[.I414];[.J413];[.K412];&quot;X&quot;;[.G412];[.H413];[.I414];[.J415];[.K416])));0;1);&quot;&quot;)">
            <text:p/>
          </table:table-cell>
          <table:table-cell table:formula="of:=IF([.G417]=&quot;&quot;;SUM([.G412:.K416])*INDEX([.A$6:.CV$6];1;[.M$8])*[.O412];&quot;&quot;)">
            <text:p/>
          </table:table-cell>
          <table:table-cell table:number-columns-repeated="4"/>
          <table:table-cell table:formula="of:=IF([.O412]&lt;&gt;&quot;&quot;;ABS([.O412]-1);[.O412])">
            <text:p/>
          </table:table-cell>
          <table:table-cell table:formula="of:=IF([.G417]=&quot;&quot;;(SUM([.G412:.K416])-INDEX([.A$2:.CV$2];1;[.M$8]+1))*INDEX([.A$2:.CV$2];1;[.M$8]+1)*[.U4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A413]&lt;&gt;&quot;&quot;;IF(ISERROR(HLOOKUP([.A413];[.$A$6:.$CV$6];1;0));[.A413];&quot;-&quot;);&quot;&quot;)" office:value-type="string" office:string-value="-" calcext:value-type="string">
            <text:p>-</text:p>
          </table:table-cell>
          <table:table-cell table:formula="of:=IF([.B413]&lt;&gt;&quot;&quot;;IF(ISERROR(HLOOKUP([.B413];[.$A$6:.$CV$6];1;0));[.B413];&quot;-&quot;);&quot;&quot;)" office:value-type="string" office:string-value="-" calcext:value-type="string">
            <text:p>-</text:p>
          </table:table-cell>
          <table:table-cell table:formula="of:=IF([.C413]&lt;&gt;&quot;&quot;;IF(ISERROR(HLOOKUP([.C413];[.$A$6:.$CV$6];1;0));[.C413];&quot;-&quot;);&quot;&quot;)" office:value-type="string" office:string-value="-" calcext:value-type="string">
            <text:p>-</text:p>
          </table:table-cell>
          <table:table-cell table:formula="of:=IF([.D413]&lt;&gt;&quot;&quot;;IF(ISERROR(HLOOKUP([.D413];[.$A$6:.$CV$6];1;0));[.D413];&quot;-&quot;);&quot;&quot;)" office:value-type="string" office:string-value="-" calcext:value-type="string">
            <text:p>-</text:p>
          </table:table-cell>
          <table:table-cell table:formula="of:=IF([.E413]&lt;&gt;&quot;&quot;;IF(ISERROR(HLOOKUP([.E413];[.$A$6:.$CV$6];1;0));[.E41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18]=&quot;&quot;;IF(ISERROR(FIND(&quot;-----&quot;;COM.MICROSOFT.CONCAT([.G413:.K413];&quot;X&quot;;[.G414:.K414];&quot;X&quot;;[.G415:.K415];&quot;X&quot;;[.G416:.K416];&quot;X&quot;;[.G417:.K417];&quot;X&quot;;[.G413:.G417];&quot;X&quot;;[.H413:.H417];&quot;X&quot;;[.I413:.I417];&quot;X&quot;;[.J413:.J417];&quot;X&quot;;[.K413:.K417];&quot;X&quot;;[.G417];[.H416];[.I415];[.J414];[.K413];&quot;X&quot;;[.G413];[.H414];[.I415];[.J416];[.K417])));0;1);&quot;&quot;)">
            <text:p/>
          </table:table-cell>
          <table:table-cell table:formula="of:=IF([.G418]=&quot;&quot;;SUM([.G413:.K417])*INDEX([.A$6:.CV$6];1;[.M$8])*[.O413];&quot;&quot;)">
            <text:p/>
          </table:table-cell>
          <table:table-cell table:number-columns-repeated="4"/>
          <table:table-cell table:formula="of:=IF([.O413]&lt;&gt;&quot;&quot;;ABS([.O413]-1);[.O413])">
            <text:p/>
          </table:table-cell>
          <table:table-cell table:formula="of:=IF([.G418]=&quot;&quot;;(SUM([.G413:.K417])-INDEX([.A$2:.CV$2];1;[.M$8]+1))*INDEX([.A$2:.CV$2];1;[.M$8]+1)*[.U4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414]&lt;&gt;&quot;&quot;;IF(ISERROR(HLOOKUP([.A414];[.$A$6:.$CV$6];1;0));[.A414];&quot;-&quot;);&quot;&quot;)" office:value-type="string" office:string-value="-" calcext:value-type="string">
            <text:p>-</text:p>
          </table:table-cell>
          <table:table-cell table:formula="of:=IF([.B414]&lt;&gt;&quot;&quot;;IF(ISERROR(HLOOKUP([.B414];[.$A$6:.$CV$6];1;0));[.B414];&quot;-&quot;);&quot;&quot;)" office:value-type="string" office:string-value="-" calcext:value-type="string">
            <text:p>-</text:p>
          </table:table-cell>
          <table:table-cell table:formula="of:=IF([.C414]&lt;&gt;&quot;&quot;;IF(ISERROR(HLOOKUP([.C414];[.$A$6:.$CV$6];1;0));[.C414];&quot;-&quot;);&quot;&quot;)" office:value-type="string" office:string-value="-" calcext:value-type="string">
            <text:p>-</text:p>
          </table:table-cell>
          <table:table-cell table:formula="of:=IF([.D414]&lt;&gt;&quot;&quot;;IF(ISERROR(HLOOKUP([.D414];[.$A$6:.$CV$6];1;0));[.D414];&quot;-&quot;);&quot;&quot;)" office:value-type="string" office:string-value="-" calcext:value-type="string">
            <text:p>-</text:p>
          </table:table-cell>
          <table:table-cell table:formula="of:=IF([.E414]&lt;&gt;&quot;&quot;;IF(ISERROR(HLOOKUP([.E414];[.$A$6:.$CV$6];1;0));[.E414];&quot;-&quot;);&quot;&quot;)" office:value-type="float" office:value="3" calcext:value-type="float">
            <text:p>3</text:p>
          </table:table-cell>
          <table:table-cell table:number-columns-repeated="3"/>
          <table:table-cell table:formula="of:=IF([.G419]=&quot;&quot;;IF(ISERROR(FIND(&quot;-----&quot;;COM.MICROSOFT.CONCAT([.G414:.K414];&quot;X&quot;;[.G415:.K415];&quot;X&quot;;[.G416:.K416];&quot;X&quot;;[.G417:.K417];&quot;X&quot;;[.G418:.K418];&quot;X&quot;;[.G414:.G418];&quot;X&quot;;[.H414:.H418];&quot;X&quot;;[.I414:.I418];&quot;X&quot;;[.J414:.J418];&quot;X&quot;;[.K414:.K418];&quot;X&quot;;[.G418];[.H417];[.I416];[.J415];[.K414];&quot;X&quot;;[.G414];[.H415];[.I416];[.J417];[.K418])));0;1);&quot;&quot;)">
            <text:p/>
          </table:table-cell>
          <table:table-cell table:formula="of:=IF([.G419]=&quot;&quot;;SUM([.G414:.K418])*INDEX([.A$6:.CV$6];1;[.M$8])*[.O414];&quot;&quot;)">
            <text:p/>
          </table:table-cell>
          <table:table-cell table:number-columns-repeated="4"/>
          <table:table-cell table:formula="of:=IF([.O414]&lt;&gt;&quot;&quot;;ABS([.O414]-1);[.O414])">
            <text:p/>
          </table:table-cell>
          <table:table-cell table:formula="of:=IF([.G419]=&quot;&quot;;(SUM([.G414:.K418])-INDEX([.A$2:.CV$2];1;[.M$8]+1))*INDEX([.A$2:.CV$2];1;[.M$8]+1)*[.U4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A415]&lt;&gt;&quot;&quot;;IF(ISERROR(HLOOKUP([.A415];[.$A$6:.$CV$6];1;0));[.A415];&quot;-&quot;);&quot;&quot;)" office:value-type="string" office:string-value="-" calcext:value-type="string">
            <text:p>-</text:p>
          </table:table-cell>
          <table:table-cell table:formula="of:=IF([.B415]&lt;&gt;&quot;&quot;;IF(ISERROR(HLOOKUP([.B415];[.$A$6:.$CV$6];1;0));[.B415];&quot;-&quot;);&quot;&quot;)" office:value-type="string" office:string-value="-" calcext:value-type="string">
            <text:p>-</text:p>
          </table:table-cell>
          <table:table-cell table:formula="of:=IF([.C415]&lt;&gt;&quot;&quot;;IF(ISERROR(HLOOKUP([.C415];[.$A$6:.$CV$6];1;0));[.C415];&quot;-&quot;);&quot;&quot;)" office:value-type="float" office:value="47" calcext:value-type="float">
            <text:p>47</text:p>
          </table:table-cell>
          <table:table-cell table:formula="of:=IF([.D415]&lt;&gt;&quot;&quot;;IF(ISERROR(HLOOKUP([.D415];[.$A$6:.$CV$6];1;0));[.D415];&quot;-&quot;);&quot;&quot;)" office:value-type="string" office:string-value="-" calcext:value-type="string">
            <text:p>-</text:p>
          </table:table-cell>
          <table:table-cell table:formula="of:=IF([.E415]&lt;&gt;&quot;&quot;;IF(ISERROR(HLOOKUP([.E415];[.$A$6:.$CV$6];1;0));[.E41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0]=&quot;&quot;;IF(ISERROR(FIND(&quot;-----&quot;;COM.MICROSOFT.CONCAT([.G415:.K415];&quot;X&quot;;[.G416:.K416];&quot;X&quot;;[.G417:.K417];&quot;X&quot;;[.G418:.K418];&quot;X&quot;;[.G419:.K419];&quot;X&quot;;[.G415:.G419];&quot;X&quot;;[.H415:.H419];&quot;X&quot;;[.I415:.I419];&quot;X&quot;;[.J415:.J419];&quot;X&quot;;[.K415:.K419];&quot;X&quot;;[.G419];[.H418];[.I417];[.J416];[.K415];&quot;X&quot;;[.G415];[.H416];[.I417];[.J418];[.K419])));0;1);&quot;&quot;)">
            <text:p/>
          </table:table-cell>
          <table:table-cell table:formula="of:=IF([.G420]=&quot;&quot;;SUM([.G415:.K419])*INDEX([.A$6:.CV$6];1;[.M$8])*[.O415];&quot;&quot;)">
            <text:p/>
          </table:table-cell>
          <table:table-cell table:number-columns-repeated="4"/>
          <table:table-cell table:formula="of:=IF([.O415]&lt;&gt;&quot;&quot;;ABS([.O415]-1);[.O415])">
            <text:p/>
          </table:table-cell>
          <table:table-cell table:formula="of:=IF([.G420]=&quot;&quot;;(SUM([.G415:.K419])-INDEX([.A$2:.CV$2];1;[.M$8]+1))*INDEX([.A$2:.CV$2];1;[.M$8]+1)*[.U41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16]&lt;&gt;&quot;&quot;;IF(ISERROR(HLOOKUP([.A416];[.$A$6:.$CV$6];1;0));[.A416];&quot;-&quot;);&quot;&quot;)">
            <text:p/>
          </table:table-cell>
          <table:table-cell table:formula="of:=IF([.B416]&lt;&gt;&quot;&quot;;IF(ISERROR(HLOOKUP([.B416];[.$A$6:.$CV$6];1;0));[.B416];&quot;-&quot;);&quot;&quot;)">
            <text:p/>
          </table:table-cell>
          <table:table-cell table:formula="of:=IF([.C416]&lt;&gt;&quot;&quot;;IF(ISERROR(HLOOKUP([.C416];[.$A$6:.$CV$6];1;0));[.C416];&quot;-&quot;);&quot;&quot;)">
            <text:p/>
          </table:table-cell>
          <table:table-cell table:formula="of:=IF([.D416]&lt;&gt;&quot;&quot;;IF(ISERROR(HLOOKUP([.D416];[.$A$6:.$CV$6];1;0));[.D416];&quot;-&quot;);&quot;&quot;)">
            <text:p/>
          </table:table-cell>
          <table:table-cell table:formula="of:=IF([.E416]&lt;&gt;&quot;&quot;;IF(ISERROR(HLOOKUP([.E416];[.$A$6:.$CV$6];1;0));[.E416];&quot;-&quot;);&quot;&quot;)">
            <text:p/>
          </table:table-cell>
          <table:table-cell table:number-columns-repeated="3"/>
          <table:table-cell table:formula="of:=IF([.G421]=&quot;&quot;;IF(ISERROR(FIND(&quot;-----&quot;;COM.MICROSOFT.CONCAT([.G416:.K416];&quot;X&quot;;[.G417:.K417];&quot;X&quot;;[.G418:.K418];&quot;X&quot;;[.G419:.K419];&quot;X&quot;;[.G420:.K420];&quot;X&quot;;[.G416:.G420];&quot;X&quot;;[.H416:.H420];&quot;X&quot;;[.I416:.I420];&quot;X&quot;;[.J416:.J420];&quot;X&quot;;[.K416:.K420];&quot;X&quot;;[.G420];[.H419];[.I418];[.J417];[.K416];&quot;X&quot;;[.G416];[.H417];[.I418];[.J419];[.K420])));0;1);&quot;&quot;)">
            <text:p/>
          </table:table-cell>
          <table:table-cell table:formula="of:=IF([.G421]=&quot;&quot;;SUM([.G416:.K420])*INDEX([.A$6:.CV$6];1;[.M$8])*[.O416];&quot;&quot;)">
            <text:p/>
          </table:table-cell>
          <table:table-cell table:number-columns-repeated="4"/>
          <table:table-cell table:formula="of:=IF([.O416]&lt;&gt;&quot;&quot;;ABS([.O416]-1);[.O416])">
            <text:p/>
          </table:table-cell>
          <table:table-cell table:formula="of:=IF([.G421]=&quot;&quot;;(SUM([.G416:.K420])-INDEX([.A$2:.CV$2];1;[.M$8]+1))*INDEX([.A$2:.CV$2];1;[.M$8]+1)*[.U4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417]&lt;&gt;&quot;&quot;;IF(ISERROR(HLOOKUP([.A417];[.$A$6:.$CV$6];1;0));[.A417];&quot;-&quot;);&quot;&quot;)" office:value-type="string" office:string-value="-" calcext:value-type="string">
            <text:p>-</text:p>
          </table:table-cell>
          <table:table-cell table:formula="of:=IF([.B417]&lt;&gt;&quot;&quot;;IF(ISERROR(HLOOKUP([.B417];[.$A$6:.$CV$6];1;0));[.B417];&quot;-&quot;);&quot;&quot;)" office:value-type="string" office:string-value="-" calcext:value-type="string">
            <text:p>-</text:p>
          </table:table-cell>
          <table:table-cell table:formula="of:=IF([.C417]&lt;&gt;&quot;&quot;;IF(ISERROR(HLOOKUP([.C417];[.$A$6:.$CV$6];1;0));[.C417];&quot;-&quot;);&quot;&quot;)" office:value-type="string" office:string-value="-" calcext:value-type="string">
            <text:p>-</text:p>
          </table:table-cell>
          <table:table-cell table:formula="of:=IF([.D417]&lt;&gt;&quot;&quot;;IF(ISERROR(HLOOKUP([.D417];[.$A$6:.$CV$6];1;0));[.D417];&quot;-&quot;);&quot;&quot;)" office:value-type="string" office:string-value="-" calcext:value-type="string">
            <text:p>-</text:p>
          </table:table-cell>
          <table:table-cell table:formula="of:=IF([.E417]&lt;&gt;&quot;&quot;;IF(ISERROR(HLOOKUP([.E417];[.$A$6:.$CV$6];1;0));[.E41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2]=&quot;&quot;;IF(ISERROR(FIND(&quot;-----&quot;;COM.MICROSOFT.CONCAT([.G417:.K417];&quot;X&quot;;[.G418:.K418];&quot;X&quot;;[.G419:.K419];&quot;X&quot;;[.G420:.K420];&quot;X&quot;;[.G421:.K421];&quot;X&quot;;[.G417:.G421];&quot;X&quot;;[.H417:.H421];&quot;X&quot;;[.I417:.I421];&quot;X&quot;;[.J417:.J421];&quot;X&quot;;[.K417:.K421];&quot;X&quot;;[.G421];[.H420];[.I419];[.J418];[.K417];&quot;X&quot;;[.G417];[.H418];[.I419];[.J420];[.K421])));0;1);&quot;&quot;)" office:value-type="float" office:value="1" calcext:value-type="float">
            <text:p>1</text:p>
          </table:table-cell>
          <table:table-cell table:formula="of:=IF([.G422]=&quot;&quot;;SUM([.G417:.K421])*INDEX([.A$6:.CV$6];1;[.M$8])*[.O417];&quot;&quot;)" office:value-type="float" office:value="12596" calcext:value-type="float">
            <text:p>12596</text:p>
          </table:table-cell>
          <table:table-cell table:number-columns-repeated="4"/>
          <table:table-cell table:formula="of:=IF([.O417]&lt;&gt;&quot;&quot;;ABS([.O417]-1);[.O417])" office:value-type="float" office:value="0" calcext:value-type="float">
            <text:p>0</text:p>
          </table:table-cell>
          <table:table-cell table:formula="of:=IF([.G422]=&quot;&quot;;(SUM([.G417:.K421])-INDEX([.A$2:.CV$2];1;[.M$8]+1))*INDEX([.A$2:.CV$2];1;[.M$8]+1)*[.U41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A418]&lt;&gt;&quot;&quot;;IF(ISERROR(HLOOKUP([.A418];[.$A$6:.$CV$6];1;0));[.A418];&quot;-&quot;);&quot;&quot;)" office:value-type="string" office:string-value="-" calcext:value-type="string">
            <text:p>-</text:p>
          </table:table-cell>
          <table:table-cell table:formula="of:=IF([.B418]&lt;&gt;&quot;&quot;;IF(ISERROR(HLOOKUP([.B418];[.$A$6:.$CV$6];1;0));[.B418];&quot;-&quot;);&quot;&quot;)" office:value-type="string" office:string-value="-" calcext:value-type="string">
            <text:p>-</text:p>
          </table:table-cell>
          <table:table-cell table:formula="of:=IF([.C418]&lt;&gt;&quot;&quot;;IF(ISERROR(HLOOKUP([.C418];[.$A$6:.$CV$6];1;0));[.C418];&quot;-&quot;);&quot;&quot;)" office:value-type="string" office:string-value="-" calcext:value-type="string">
            <text:p>-</text:p>
          </table:table-cell>
          <table:table-cell table:formula="of:=IF([.D418]&lt;&gt;&quot;&quot;;IF(ISERROR(HLOOKUP([.D418];[.$A$6:.$CV$6];1;0));[.D418];&quot;-&quot;);&quot;&quot;)" office:value-type="float" office:value="15" calcext:value-type="float">
            <text:p>15</text:p>
          </table:table-cell>
          <table:table-cell table:formula="of:=IF([.E418]&lt;&gt;&quot;&quot;;IF(ISERROR(HLOOKUP([.E418];[.$A$6:.$CV$6];1;0));[.E41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3]=&quot;&quot;;IF(ISERROR(FIND(&quot;-----&quot;;COM.MICROSOFT.CONCAT([.G418:.K418];&quot;X&quot;;[.G419:.K419];&quot;X&quot;;[.G420:.K420];&quot;X&quot;;[.G421:.K421];&quot;X&quot;;[.G422:.K422];&quot;X&quot;;[.G418:.G422];&quot;X&quot;;[.H418:.H422];&quot;X&quot;;[.I418:.I422];&quot;X&quot;;[.J418:.J422];&quot;X&quot;;[.K418:.K422];&quot;X&quot;;[.G422];[.H421];[.I420];[.J419];[.K418];&quot;X&quot;;[.G418];[.H419];[.I420];[.J421];[.K422])));0;1);&quot;&quot;)">
            <text:p/>
          </table:table-cell>
          <table:table-cell table:formula="of:=IF([.G423]=&quot;&quot;;SUM([.G418:.K422])*INDEX([.A$6:.CV$6];1;[.M$8])*[.O418];&quot;&quot;)">
            <text:p/>
          </table:table-cell>
          <table:table-cell table:number-columns-repeated="4"/>
          <table:table-cell table:formula="of:=IF([.O418]&lt;&gt;&quot;&quot;;ABS([.O418]-1);[.O418])">
            <text:p/>
          </table:table-cell>
          <table:table-cell table:formula="of:=IF([.G423]=&quot;&quot;;(SUM([.G418:.K422])-INDEX([.A$2:.CV$2];1;[.M$8]+1))*INDEX([.A$2:.CV$2];1;[.M$8]+1)*[.U4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419]&lt;&gt;&quot;&quot;;IF(ISERROR(HLOOKUP([.A419];[.$A$6:.$CV$6];1;0));[.A419];&quot;-&quot;);&quot;&quot;)" office:value-type="string" office:string-value="-" calcext:value-type="string">
            <text:p>-</text:p>
          </table:table-cell>
          <table:table-cell table:formula="of:=IF([.B419]&lt;&gt;&quot;&quot;;IF(ISERROR(HLOOKUP([.B419];[.$A$6:.$CV$6];1;0));[.B419];&quot;-&quot;);&quot;&quot;)" office:value-type="string" office:string-value="-" calcext:value-type="string">
            <text:p>-</text:p>
          </table:table-cell>
          <table:table-cell table:formula="of:=IF([.C419]&lt;&gt;&quot;&quot;;IF(ISERROR(HLOOKUP([.C419];[.$A$6:.$CV$6];1;0));[.C419];&quot;-&quot;);&quot;&quot;)" office:value-type="string" office:string-value="-" calcext:value-type="string">
            <text:p>-</text:p>
          </table:table-cell>
          <table:table-cell table:formula="of:=IF([.D419]&lt;&gt;&quot;&quot;;IF(ISERROR(HLOOKUP([.D419];[.$A$6:.$CV$6];1;0));[.D419];&quot;-&quot;);&quot;&quot;)" office:value-type="string" office:string-value="-" calcext:value-type="string">
            <text:p>-</text:p>
          </table:table-cell>
          <table:table-cell table:formula="of:=IF([.E419]&lt;&gt;&quot;&quot;;IF(ISERROR(HLOOKUP([.E419];[.$A$6:.$CV$6];1;0));[.E41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4]=&quot;&quot;;IF(ISERROR(FIND(&quot;-----&quot;;COM.MICROSOFT.CONCAT([.G419:.K419];&quot;X&quot;;[.G420:.K420];&quot;X&quot;;[.G421:.K421];&quot;X&quot;;[.G422:.K422];&quot;X&quot;;[.G423:.K423];&quot;X&quot;;[.G419:.G423];&quot;X&quot;;[.H419:.H423];&quot;X&quot;;[.I419:.I423];&quot;X&quot;;[.J419:.J423];&quot;X&quot;;[.K419:.K423];&quot;X&quot;;[.G423];[.H422];[.I421];[.J420];[.K419];&quot;X&quot;;[.G419];[.H420];[.I421];[.J422];[.K423])));0;1);&quot;&quot;)">
            <text:p/>
          </table:table-cell>
          <table:table-cell table:formula="of:=IF([.G424]=&quot;&quot;;SUM([.G419:.K423])*INDEX([.A$6:.CV$6];1;[.M$8])*[.O419];&quot;&quot;)">
            <text:p/>
          </table:table-cell>
          <table:table-cell table:number-columns-repeated="4"/>
          <table:table-cell table:formula="of:=IF([.O419]&lt;&gt;&quot;&quot;;ABS([.O419]-1);[.O419])">
            <text:p/>
          </table:table-cell>
          <table:table-cell table:formula="of:=IF([.G424]=&quot;&quot;;(SUM([.G419:.K423])-INDEX([.A$2:.CV$2];1;[.M$8]+1))*INDEX([.A$2:.CV$2];1;[.M$8]+1)*[.U4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A420]&lt;&gt;&quot;&quot;;IF(ISERROR(HLOOKUP([.A420];[.$A$6:.$CV$6];1;0));[.A420];&quot;-&quot;);&quot;&quot;)" office:value-type="float" office:value="48" calcext:value-type="float">
            <text:p>48</text:p>
          </table:table-cell>
          <table:table-cell table:formula="of:=IF([.B420]&lt;&gt;&quot;&quot;;IF(ISERROR(HLOOKUP([.B420];[.$A$6:.$CV$6];1;0));[.B420];&quot;-&quot;);&quot;&quot;)" office:value-type="float" office:value="25" calcext:value-type="float">
            <text:p>25</text:p>
          </table:table-cell>
          <table:table-cell table:formula="of:=IF([.C420]&lt;&gt;&quot;&quot;;IF(ISERROR(HLOOKUP([.C420];[.$A$6:.$CV$6];1;0));[.C420];&quot;-&quot;);&quot;&quot;)" office:value-type="string" office:string-value="-" calcext:value-type="string">
            <text:p>-</text:p>
          </table:table-cell>
          <table:table-cell table:formula="of:=IF([.D420]&lt;&gt;&quot;&quot;;IF(ISERROR(HLOOKUP([.D420];[.$A$6:.$CV$6];1;0));[.D420];&quot;-&quot;);&quot;&quot;)" office:value-type="string" office:string-value="-" calcext:value-type="string">
            <text:p>-</text:p>
          </table:table-cell>
          <table:table-cell table:formula="of:=IF([.E420]&lt;&gt;&quot;&quot;;IF(ISERROR(HLOOKUP([.E420];[.$A$6:.$CV$6];1;0));[.E420];&quot;-&quot;);&quot;&quot;)" office:value-type="float" office:value="38" calcext:value-type="float">
            <text:p>38</text:p>
          </table:table-cell>
          <table:table-cell table:number-columns-repeated="3"/>
          <table:table-cell table:formula="of:=IF([.G425]=&quot;&quot;;IF(ISERROR(FIND(&quot;-----&quot;;COM.MICROSOFT.CONCAT([.G420:.K420];&quot;X&quot;;[.G421:.K421];&quot;X&quot;;[.G422:.K422];&quot;X&quot;;[.G423:.K423];&quot;X&quot;;[.G424:.K424];&quot;X&quot;;[.G420:.G424];&quot;X&quot;;[.H420:.H424];&quot;X&quot;;[.I420:.I424];&quot;X&quot;;[.J420:.J424];&quot;X&quot;;[.K420:.K424];&quot;X&quot;;[.G424];[.H423];[.I422];[.J421];[.K420];&quot;X&quot;;[.G420];[.H421];[.I422];[.J423];[.K424])));0;1);&quot;&quot;)">
            <text:p/>
          </table:table-cell>
          <table:table-cell table:formula="of:=IF([.G425]=&quot;&quot;;SUM([.G420:.K424])*INDEX([.A$6:.CV$6];1;[.M$8])*[.O420];&quot;&quot;)">
            <text:p/>
          </table:table-cell>
          <table:table-cell table:number-columns-repeated="4"/>
          <table:table-cell table:formula="of:=IF([.O420]&lt;&gt;&quot;&quot;;ABS([.O420]-1);[.O420])">
            <text:p/>
          </table:table-cell>
          <table:table-cell table:formula="of:=IF([.G425]=&quot;&quot;;(SUM([.G420:.K424])-INDEX([.A$2:.CV$2];1;[.M$8]+1))*INDEX([.A$2:.CV$2];1;[.M$8]+1)*[.U4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A421]&lt;&gt;&quot;&quot;;IF(ISERROR(HLOOKUP([.A421];[.$A$6:.$CV$6];1;0));[.A421];&quot;-&quot;);&quot;&quot;)" office:value-type="float" office:value="5" calcext:value-type="float">
            <text:p>5</text:p>
          </table:table-cell>
          <table:table-cell table:formula="of:=IF([.B421]&lt;&gt;&quot;&quot;;IF(ISERROR(HLOOKUP([.B421];[.$A$6:.$CV$6];1;0));[.B421];&quot;-&quot;);&quot;&quot;)" office:value-type="string" office:string-value="-" calcext:value-type="string">
            <text:p>-</text:p>
          </table:table-cell>
          <table:table-cell table:formula="of:=IF([.C421]&lt;&gt;&quot;&quot;;IF(ISERROR(HLOOKUP([.C421];[.$A$6:.$CV$6];1;0));[.C421];&quot;-&quot;);&quot;&quot;)" office:value-type="string" office:string-value="-" calcext:value-type="string">
            <text:p>-</text:p>
          </table:table-cell>
          <table:table-cell table:formula="of:=IF([.D421]&lt;&gt;&quot;&quot;;IF(ISERROR(HLOOKUP([.D421];[.$A$6:.$CV$6];1;0));[.D421];&quot;-&quot;);&quot;&quot;)" office:value-type="float" office:value="3" calcext:value-type="float">
            <text:p>3</text:p>
          </table:table-cell>
          <table:table-cell table:formula="of:=IF([.E421]&lt;&gt;&quot;&quot;;IF(ISERROR(HLOOKUP([.E421];[.$A$6:.$CV$6];1;0));[.E42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6]=&quot;&quot;;IF(ISERROR(FIND(&quot;-----&quot;;COM.MICROSOFT.CONCAT([.G421:.K421];&quot;X&quot;;[.G422:.K422];&quot;X&quot;;[.G423:.K423];&quot;X&quot;;[.G424:.K424];&quot;X&quot;;[.G425:.K425];&quot;X&quot;;[.G421:.G425];&quot;X&quot;;[.H421:.H425];&quot;X&quot;;[.I421:.I425];&quot;X&quot;;[.J421:.J425];&quot;X&quot;;[.K421:.K425];&quot;X&quot;;[.G425];[.H424];[.I423];[.J422];[.K421];&quot;X&quot;;[.G421];[.H422];[.I423];[.J424];[.K425])));0;1);&quot;&quot;)">
            <text:p/>
          </table:table-cell>
          <table:table-cell table:formula="of:=IF([.G426]=&quot;&quot;;SUM([.G421:.K425])*INDEX([.A$6:.CV$6];1;[.M$8])*[.O421];&quot;&quot;)">
            <text:p/>
          </table:table-cell>
          <table:table-cell table:number-columns-repeated="4"/>
          <table:table-cell table:formula="of:=IF([.O421]&lt;&gt;&quot;&quot;;ABS([.O421]-1);[.O421])">
            <text:p/>
          </table:table-cell>
          <table:table-cell table:formula="of:=IF([.G426]=&quot;&quot;;(SUM([.G421:.K425])-INDEX([.A$2:.CV$2];1;[.M$8]+1))*INDEX([.A$2:.CV$2];1;[.M$8]+1)*[.U42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22]&lt;&gt;&quot;&quot;;IF(ISERROR(HLOOKUP([.A422];[.$A$6:.$CV$6];1;0));[.A422];&quot;-&quot;);&quot;&quot;)">
            <text:p/>
          </table:table-cell>
          <table:table-cell table:formula="of:=IF([.B422]&lt;&gt;&quot;&quot;;IF(ISERROR(HLOOKUP([.B422];[.$A$6:.$CV$6];1;0));[.B422];&quot;-&quot;);&quot;&quot;)">
            <text:p/>
          </table:table-cell>
          <table:table-cell table:formula="of:=IF([.C422]&lt;&gt;&quot;&quot;;IF(ISERROR(HLOOKUP([.C422];[.$A$6:.$CV$6];1;0));[.C422];&quot;-&quot;);&quot;&quot;)">
            <text:p/>
          </table:table-cell>
          <table:table-cell table:formula="of:=IF([.D422]&lt;&gt;&quot;&quot;;IF(ISERROR(HLOOKUP([.D422];[.$A$6:.$CV$6];1;0));[.D422];&quot;-&quot;);&quot;&quot;)">
            <text:p/>
          </table:table-cell>
          <table:table-cell table:formula="of:=IF([.E422]&lt;&gt;&quot;&quot;;IF(ISERROR(HLOOKUP([.E422];[.$A$6:.$CV$6];1;0));[.E422];&quot;-&quot;);&quot;&quot;)">
            <text:p/>
          </table:table-cell>
          <table:table-cell table:number-columns-repeated="3"/>
          <table:table-cell table:formula="of:=IF([.G427]=&quot;&quot;;IF(ISERROR(FIND(&quot;-----&quot;;COM.MICROSOFT.CONCAT([.G422:.K422];&quot;X&quot;;[.G423:.K423];&quot;X&quot;;[.G424:.K424];&quot;X&quot;;[.G425:.K425];&quot;X&quot;;[.G426:.K426];&quot;X&quot;;[.G422:.G426];&quot;X&quot;;[.H422:.H426];&quot;X&quot;;[.I422:.I426];&quot;X&quot;;[.J422:.J426];&quot;X&quot;;[.K422:.K426];&quot;X&quot;;[.G426];[.H425];[.I424];[.J423];[.K422];&quot;X&quot;;[.G422];[.H423];[.I424];[.J425];[.K426])));0;1);&quot;&quot;)">
            <text:p/>
          </table:table-cell>
          <table:table-cell table:formula="of:=IF([.G427]=&quot;&quot;;SUM([.G422:.K426])*INDEX([.A$6:.CV$6];1;[.M$8])*[.O422];&quot;&quot;)">
            <text:p/>
          </table:table-cell>
          <table:table-cell table:number-columns-repeated="4"/>
          <table:table-cell table:formula="of:=IF([.O422]&lt;&gt;&quot;&quot;;ABS([.O422]-1);[.O422])">
            <text:p/>
          </table:table-cell>
          <table:table-cell table:formula="of:=IF([.G427]=&quot;&quot;;(SUM([.G422:.K426])-INDEX([.A$2:.CV$2];1;[.M$8]+1))*INDEX([.A$2:.CV$2];1;[.M$8]+1)*[.U4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[.A423]&lt;&gt;&quot;&quot;;IF(ISERROR(HLOOKUP([.A423];[.$A$6:.$CV$6];1;0));[.A423];&quot;-&quot;);&quot;&quot;)" office:value-type="float" office:value="76" calcext:value-type="float">
            <text:p>76</text:p>
          </table:table-cell>
          <table:table-cell table:formula="of:=IF([.B423]&lt;&gt;&quot;&quot;;IF(ISERROR(HLOOKUP([.B423];[.$A$6:.$CV$6];1;0));[.B423];&quot;-&quot;);&quot;&quot;)" office:value-type="float" office:value="78" calcext:value-type="float">
            <text:p>78</text:p>
          </table:table-cell>
          <table:table-cell table:formula="of:=IF([.C423]&lt;&gt;&quot;&quot;;IF(ISERROR(HLOOKUP([.C423];[.$A$6:.$CV$6];1;0));[.C423];&quot;-&quot;);&quot;&quot;)" office:value-type="string" office:string-value="-" calcext:value-type="string">
            <text:p>-</text:p>
          </table:table-cell>
          <table:table-cell table:formula="of:=IF([.D423]&lt;&gt;&quot;&quot;;IF(ISERROR(HLOOKUP([.D423];[.$A$6:.$CV$6];1;0));[.D423];&quot;-&quot;);&quot;&quot;)" office:value-type="string" office:string-value="-" calcext:value-type="string">
            <text:p>-</text:p>
          </table:table-cell>
          <table:table-cell table:formula="of:=IF([.E423]&lt;&gt;&quot;&quot;;IF(ISERROR(HLOOKUP([.E423];[.$A$6:.$CV$6];1;0));[.E42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8]=&quot;&quot;;IF(ISERROR(FIND(&quot;-----&quot;;COM.MICROSOFT.CONCAT([.G423:.K423];&quot;X&quot;;[.G424:.K424];&quot;X&quot;;[.G425:.K425];&quot;X&quot;;[.G426:.K426];&quot;X&quot;;[.G427:.K427];&quot;X&quot;;[.G423:.G427];&quot;X&quot;;[.H423:.H427];&quot;X&quot;;[.I423:.I427];&quot;X&quot;;[.J423:.J427];&quot;X&quot;;[.K423:.K427];&quot;X&quot;;[.G427];[.H426];[.I425];[.J424];[.K423];&quot;X&quot;;[.G423];[.H424];[.I425];[.J426];[.K427])));0;1);&quot;&quot;)" office:value-type="float" office:value="1" calcext:value-type="float">
            <text:p>1</text:p>
          </table:table-cell>
          <table:table-cell table:formula="of:=IF([.G428]=&quot;&quot;;SUM([.G423:.K427])*INDEX([.A$6:.CV$6];1;[.M$8])*[.O423];&quot;&quot;)" office:value-type="float" office:value="23876" calcext:value-type="float">
            <text:p>23876</text:p>
          </table:table-cell>
          <table:table-cell table:number-columns-repeated="4"/>
          <table:table-cell table:formula="of:=IF([.O423]&lt;&gt;&quot;&quot;;ABS([.O423]-1);[.O423])" office:value-type="float" office:value="0" calcext:value-type="float">
            <text:p>0</text:p>
          </table:table-cell>
          <table:table-cell table:formula="of:=IF([.G428]=&quot;&quot;;(SUM([.G423:.K427])-INDEX([.A$2:.CV$2];1;[.M$8]+1))*INDEX([.A$2:.CV$2];1;[.M$8]+1)*[.U42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424]&lt;&gt;&quot;&quot;;IF(ISERROR(HLOOKUP([.A424];[.$A$6:.$CV$6];1;0));[.A424];&quot;-&quot;);&quot;&quot;)" office:value-type="string" office:string-value="-" calcext:value-type="string">
            <text:p>-</text:p>
          </table:table-cell>
          <table:table-cell table:formula="of:=IF([.B424]&lt;&gt;&quot;&quot;;IF(ISERROR(HLOOKUP([.B424];[.$A$6:.$CV$6];1;0));[.B424];&quot;-&quot;);&quot;&quot;)" office:value-type="string" office:string-value="-" calcext:value-type="string">
            <text:p>-</text:p>
          </table:table-cell>
          <table:table-cell table:formula="of:=IF([.C424]&lt;&gt;&quot;&quot;;IF(ISERROR(HLOOKUP([.C424];[.$A$6:.$CV$6];1;0));[.C424];&quot;-&quot;);&quot;&quot;)" office:value-type="string" office:string-value="-" calcext:value-type="string">
            <text:p>-</text:p>
          </table:table-cell>
          <table:table-cell table:formula="of:=IF([.D424]&lt;&gt;&quot;&quot;;IF(ISERROR(HLOOKUP([.D424];[.$A$6:.$CV$6];1;0));[.D424];&quot;-&quot;);&quot;&quot;)" office:value-type="string" office:string-value="-" calcext:value-type="string">
            <text:p>-</text:p>
          </table:table-cell>
          <table:table-cell table:formula="of:=IF([.E424]&lt;&gt;&quot;&quot;;IF(ISERROR(HLOOKUP([.E424];[.$A$6:.$CV$6];1;0));[.E42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29]=&quot;&quot;;IF(ISERROR(FIND(&quot;-----&quot;;COM.MICROSOFT.CONCAT([.G424:.K424];&quot;X&quot;;[.G425:.K425];&quot;X&quot;;[.G426:.K426];&quot;X&quot;;[.G427:.K427];&quot;X&quot;;[.G428:.K428];&quot;X&quot;;[.G424:.G428];&quot;X&quot;;[.H424:.H428];&quot;X&quot;;[.I424:.I428];&quot;X&quot;;[.J424:.J428];&quot;X&quot;;[.K424:.K428];&quot;X&quot;;[.G428];[.H427];[.I426];[.J425];[.K424];&quot;X&quot;;[.G424];[.H425];[.I426];[.J427];[.K428])));0;1);&quot;&quot;)">
            <text:p/>
          </table:table-cell>
          <table:table-cell table:formula="of:=IF([.G429]=&quot;&quot;;SUM([.G424:.K428])*INDEX([.A$6:.CV$6];1;[.M$8])*[.O424];&quot;&quot;)">
            <text:p/>
          </table:table-cell>
          <table:table-cell table:number-columns-repeated="4"/>
          <table:table-cell table:formula="of:=IF([.O424]&lt;&gt;&quot;&quot;;ABS([.O424]-1);[.O424])">
            <text:p/>
          </table:table-cell>
          <table:table-cell table:formula="of:=IF([.G429]=&quot;&quot;;(SUM([.G424:.K428])-INDEX([.A$2:.CV$2];1;[.M$8]+1))*INDEX([.A$2:.CV$2];1;[.M$8]+1)*[.U4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A425]&lt;&gt;&quot;&quot;;IF(ISERROR(HLOOKUP([.A425];[.$A$6:.$CV$6];1;0));[.A425];&quot;-&quot;);&quot;&quot;)" office:value-type="string" office:string-value="-" calcext:value-type="string">
            <text:p>-</text:p>
          </table:table-cell>
          <table:table-cell table:formula="of:=IF([.B425]&lt;&gt;&quot;&quot;;IF(ISERROR(HLOOKUP([.B425];[.$A$6:.$CV$6];1;0));[.B425];&quot;-&quot;);&quot;&quot;)" office:value-type="string" office:string-value="-" calcext:value-type="string">
            <text:p>-</text:p>
          </table:table-cell>
          <table:table-cell table:formula="of:=IF([.C425]&lt;&gt;&quot;&quot;;IF(ISERROR(HLOOKUP([.C425];[.$A$6:.$CV$6];1;0));[.C425];&quot;-&quot;);&quot;&quot;)" office:value-type="string" office:string-value="-" calcext:value-type="string">
            <text:p>-</text:p>
          </table:table-cell>
          <table:table-cell table:formula="of:=IF([.D425]&lt;&gt;&quot;&quot;;IF(ISERROR(HLOOKUP([.D425];[.$A$6:.$CV$6];1;0));[.D425];&quot;-&quot;);&quot;&quot;)" office:value-type="string" office:string-value="-" calcext:value-type="string">
            <text:p>-</text:p>
          </table:table-cell>
          <table:table-cell table:formula="of:=IF([.E425]&lt;&gt;&quot;&quot;;IF(ISERROR(HLOOKUP([.E425];[.$A$6:.$CV$6];1;0));[.E42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0]=&quot;&quot;;IF(ISERROR(FIND(&quot;-----&quot;;COM.MICROSOFT.CONCAT([.G425:.K425];&quot;X&quot;;[.G426:.K426];&quot;X&quot;;[.G427:.K427];&quot;X&quot;;[.G428:.K428];&quot;X&quot;;[.G429:.K429];&quot;X&quot;;[.G425:.G429];&quot;X&quot;;[.H425:.H429];&quot;X&quot;;[.I425:.I429];&quot;X&quot;;[.J425:.J429];&quot;X&quot;;[.K425:.K429];&quot;X&quot;;[.G429];[.H428];[.I427];[.J426];[.K425];&quot;X&quot;;[.G425];[.H426];[.I427];[.J428];[.K429])));0;1);&quot;&quot;)">
            <text:p/>
          </table:table-cell>
          <table:table-cell table:formula="of:=IF([.G430]=&quot;&quot;;SUM([.G425:.K429])*INDEX([.A$6:.CV$6];1;[.M$8])*[.O425];&quot;&quot;)">
            <text:p/>
          </table:table-cell>
          <table:table-cell table:number-columns-repeated="4"/>
          <table:table-cell table:formula="of:=IF([.O425]&lt;&gt;&quot;&quot;;ABS([.O425]-1);[.O425])">
            <text:p/>
          </table:table-cell>
          <table:table-cell table:formula="of:=IF([.G430]=&quot;&quot;;(SUM([.G425:.K429])-INDEX([.A$2:.CV$2];1;[.M$8]+1))*INDEX([.A$2:.CV$2];1;[.M$8]+1)*[.U42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426]&lt;&gt;&quot;&quot;;IF(ISERROR(HLOOKUP([.A426];[.$A$6:.$CV$6];1;0));[.A426];&quot;-&quot;);&quot;&quot;)" office:value-type="string" office:string-value="-" calcext:value-type="string">
            <text:p>-</text:p>
          </table:table-cell>
          <table:table-cell table:formula="of:=IF([.B426]&lt;&gt;&quot;&quot;;IF(ISERROR(HLOOKUP([.B426];[.$A$6:.$CV$6];1;0));[.B426];&quot;-&quot;);&quot;&quot;)" office:value-type="string" office:string-value="-" calcext:value-type="string">
            <text:p>-</text:p>
          </table:table-cell>
          <table:table-cell table:formula="of:=IF([.C426]&lt;&gt;&quot;&quot;;IF(ISERROR(HLOOKUP([.C426];[.$A$6:.$CV$6];1;0));[.C426];&quot;-&quot;);&quot;&quot;)" office:value-type="string" office:string-value="-" calcext:value-type="string">
            <text:p>-</text:p>
          </table:table-cell>
          <table:table-cell table:formula="of:=IF([.D426]&lt;&gt;&quot;&quot;;IF(ISERROR(HLOOKUP([.D426];[.$A$6:.$CV$6];1;0));[.D426];&quot;-&quot;);&quot;&quot;)" office:value-type="string" office:string-value="-" calcext:value-type="string">
            <text:p>-</text:p>
          </table:table-cell>
          <table:table-cell table:formula="of:=IF([.E426]&lt;&gt;&quot;&quot;;IF(ISERROR(HLOOKUP([.E426];[.$A$6:.$CV$6];1;0));[.E42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1]=&quot;&quot;;IF(ISERROR(FIND(&quot;-----&quot;;COM.MICROSOFT.CONCAT([.G426:.K426];&quot;X&quot;;[.G427:.K427];&quot;X&quot;;[.G428:.K428];&quot;X&quot;;[.G429:.K429];&quot;X&quot;;[.G430:.K430];&quot;X&quot;;[.G426:.G430];&quot;X&quot;;[.H426:.H430];&quot;X&quot;;[.I426:.I430];&quot;X&quot;;[.J426:.J430];&quot;X&quot;;[.K426:.K430];&quot;X&quot;;[.G430];[.H429];[.I428];[.J427];[.K426];&quot;X&quot;;[.G426];[.H427];[.I428];[.J429];[.K430])));0;1);&quot;&quot;)">
            <text:p/>
          </table:table-cell>
          <table:table-cell table:formula="of:=IF([.G431]=&quot;&quot;;SUM([.G426:.K430])*INDEX([.A$6:.CV$6];1;[.M$8])*[.O426];&quot;&quot;)">
            <text:p/>
          </table:table-cell>
          <table:table-cell table:number-columns-repeated="4"/>
          <table:table-cell table:formula="of:=IF([.O426]&lt;&gt;&quot;&quot;;ABS([.O426]-1);[.O426])">
            <text:p/>
          </table:table-cell>
          <table:table-cell table:formula="of:=IF([.G431]=&quot;&quot;;(SUM([.G426:.K430])-INDEX([.A$2:.CV$2];1;[.M$8]+1))*INDEX([.A$2:.CV$2];1;[.M$8]+1)*[.U4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A427]&lt;&gt;&quot;&quot;;IF(ISERROR(HLOOKUP([.A427];[.$A$6:.$CV$6];1;0));[.A427];&quot;-&quot;);&quot;&quot;)" office:value-type="float" office:value="52" calcext:value-type="float">
            <text:p>52</text:p>
          </table:table-cell>
          <table:table-cell table:formula="of:=IF([.B427]&lt;&gt;&quot;&quot;;IF(ISERROR(HLOOKUP([.B427];[.$A$6:.$CV$6];1;0));[.B427];&quot;-&quot;);&quot;&quot;)" office:value-type="string" office:string-value="-" calcext:value-type="string">
            <text:p>-</text:p>
          </table:table-cell>
          <table:table-cell table:formula="of:=IF([.C427]&lt;&gt;&quot;&quot;;IF(ISERROR(HLOOKUP([.C427];[.$A$6:.$CV$6];1;0));[.C427];&quot;-&quot;);&quot;&quot;)" office:value-type="string" office:string-value="-" calcext:value-type="string">
            <text:p>-</text:p>
          </table:table-cell>
          <table:table-cell table:formula="of:=IF([.D427]&lt;&gt;&quot;&quot;;IF(ISERROR(HLOOKUP([.D427];[.$A$6:.$CV$6];1;0));[.D427];&quot;-&quot;);&quot;&quot;)" office:value-type="float" office:value="48" calcext:value-type="float">
            <text:p>48</text:p>
          </table:table-cell>
          <table:table-cell table:formula="of:=IF([.E427]&lt;&gt;&quot;&quot;;IF(ISERROR(HLOOKUP([.E427];[.$A$6:.$CV$6];1;0));[.E42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2]=&quot;&quot;;IF(ISERROR(FIND(&quot;-----&quot;;COM.MICROSOFT.CONCAT([.G427:.K427];&quot;X&quot;;[.G428:.K428];&quot;X&quot;;[.G429:.K429];&quot;X&quot;;[.G430:.K430];&quot;X&quot;;[.G431:.K431];&quot;X&quot;;[.G427:.G431];&quot;X&quot;;[.H427:.H431];&quot;X&quot;;[.I427:.I431];&quot;X&quot;;[.J427:.J431];&quot;X&quot;;[.K427:.K431];&quot;X&quot;;[.G431];[.H430];[.I429];[.J428];[.K427];&quot;X&quot;;[.G427];[.H428];[.I429];[.J430];[.K431])));0;1);&quot;&quot;)">
            <text:p/>
          </table:table-cell>
          <table:table-cell table:formula="of:=IF([.G432]=&quot;&quot;;SUM([.G427:.K431])*INDEX([.A$6:.CV$6];1;[.M$8])*[.O427];&quot;&quot;)">
            <text:p/>
          </table:table-cell>
          <table:table-cell table:number-columns-repeated="4"/>
          <table:table-cell table:formula="of:=IF([.O427]&lt;&gt;&quot;&quot;;ABS([.O427]-1);[.O427])">
            <text:p/>
          </table:table-cell>
          <table:table-cell table:formula="of:=IF([.G432]=&quot;&quot;;(SUM([.G427:.K431])-INDEX([.A$2:.CV$2];1;[.M$8]+1))*INDEX([.A$2:.CV$2];1;[.M$8]+1)*[.U42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28]&lt;&gt;&quot;&quot;;IF(ISERROR(HLOOKUP([.A428];[.$A$6:.$CV$6];1;0));[.A428];&quot;-&quot;);&quot;&quot;)">
            <text:p/>
          </table:table-cell>
          <table:table-cell table:formula="of:=IF([.B428]&lt;&gt;&quot;&quot;;IF(ISERROR(HLOOKUP([.B428];[.$A$6:.$CV$6];1;0));[.B428];&quot;-&quot;);&quot;&quot;)">
            <text:p/>
          </table:table-cell>
          <table:table-cell table:formula="of:=IF([.C428]&lt;&gt;&quot;&quot;;IF(ISERROR(HLOOKUP([.C428];[.$A$6:.$CV$6];1;0));[.C428];&quot;-&quot;);&quot;&quot;)">
            <text:p/>
          </table:table-cell>
          <table:table-cell table:formula="of:=IF([.D428]&lt;&gt;&quot;&quot;;IF(ISERROR(HLOOKUP([.D428];[.$A$6:.$CV$6];1;0));[.D428];&quot;-&quot;);&quot;&quot;)">
            <text:p/>
          </table:table-cell>
          <table:table-cell table:formula="of:=IF([.E428]&lt;&gt;&quot;&quot;;IF(ISERROR(HLOOKUP([.E428];[.$A$6:.$CV$6];1;0));[.E428];&quot;-&quot;);&quot;&quot;)">
            <text:p/>
          </table:table-cell>
          <table:table-cell table:number-columns-repeated="3"/>
          <table:table-cell table:formula="of:=IF([.G433]=&quot;&quot;;IF(ISERROR(FIND(&quot;-----&quot;;COM.MICROSOFT.CONCAT([.G428:.K428];&quot;X&quot;;[.G429:.K429];&quot;X&quot;;[.G430:.K430];&quot;X&quot;;[.G431:.K431];&quot;X&quot;;[.G432:.K432];&quot;X&quot;;[.G428:.G432];&quot;X&quot;;[.H428:.H432];&quot;X&quot;;[.I428:.I432];&quot;X&quot;;[.J428:.J432];&quot;X&quot;;[.K428:.K432];&quot;X&quot;;[.G432];[.H431];[.I430];[.J429];[.K428];&quot;X&quot;;[.G428];[.H429];[.I430];[.J431];[.K432])));0;1);&quot;&quot;)">
            <text:p/>
          </table:table-cell>
          <table:table-cell table:formula="of:=IF([.G433]=&quot;&quot;;SUM([.G428:.K432])*INDEX([.A$6:.CV$6];1;[.M$8])*[.O428];&quot;&quot;)">
            <text:p/>
          </table:table-cell>
          <table:table-cell table:number-columns-repeated="4"/>
          <table:table-cell table:formula="of:=IF([.O428]&lt;&gt;&quot;&quot;;ABS([.O428]-1);[.O428])">
            <text:p/>
          </table:table-cell>
          <table:table-cell table:formula="of:=IF([.G433]=&quot;&quot;;(SUM([.G428:.K432])-INDEX([.A$2:.CV$2];1;[.M$8]+1))*INDEX([.A$2:.CV$2];1;[.M$8]+1)*[.U4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A429]&lt;&gt;&quot;&quot;;IF(ISERROR(HLOOKUP([.A429];[.$A$6:.$CV$6];1;0));[.A429];&quot;-&quot;);&quot;&quot;)" office:value-type="string" office:string-value="-" calcext:value-type="string">
            <text:p>-</text:p>
          </table:table-cell>
          <table:table-cell table:formula="of:=IF([.B429]&lt;&gt;&quot;&quot;;IF(ISERROR(HLOOKUP([.B429];[.$A$6:.$CV$6];1;0));[.B429];&quot;-&quot;);&quot;&quot;)" office:value-type="string" office:string-value="-" calcext:value-type="string">
            <text:p>-</text:p>
          </table:table-cell>
          <table:table-cell table:formula="of:=IF([.C429]&lt;&gt;&quot;&quot;;IF(ISERROR(HLOOKUP([.C429];[.$A$6:.$CV$6];1;0));[.C429];&quot;-&quot;);&quot;&quot;)" office:value-type="string" office:string-value="-" calcext:value-type="string">
            <text:p>-</text:p>
          </table:table-cell>
          <table:table-cell table:formula="of:=IF([.D429]&lt;&gt;&quot;&quot;;IF(ISERROR(HLOOKUP([.D429];[.$A$6:.$CV$6];1;0));[.D429];&quot;-&quot;);&quot;&quot;)" office:value-type="string" office:string-value="-" calcext:value-type="string">
            <text:p>-</text:p>
          </table:table-cell>
          <table:table-cell table:formula="of:=IF([.E429]&lt;&gt;&quot;&quot;;IF(ISERROR(HLOOKUP([.E429];[.$A$6:.$CV$6];1;0));[.E42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4]=&quot;&quot;;IF(ISERROR(FIND(&quot;-----&quot;;COM.MICROSOFT.CONCAT([.G429:.K429];&quot;X&quot;;[.G430:.K430];&quot;X&quot;;[.G431:.K431];&quot;X&quot;;[.G432:.K432];&quot;X&quot;;[.G433:.K433];&quot;X&quot;;[.G429:.G433];&quot;X&quot;;[.H429:.H433];&quot;X&quot;;[.I429:.I433];&quot;X&quot;;[.J429:.J433];&quot;X&quot;;[.K429:.K433];&quot;X&quot;;[.G433];[.H432];[.I431];[.J430];[.K429];&quot;X&quot;;[.G429];[.H430];[.I431];[.J432];[.K433])));0;1);&quot;&quot;)" office:value-type="float" office:value="1" calcext:value-type="float">
            <text:p>1</text:p>
          </table:table-cell>
          <table:table-cell table:formula="of:=IF([.G434]=&quot;&quot;;SUM([.G429:.K433])*INDEX([.A$6:.CV$6];1;[.M$8])*[.O429];&quot;&quot;)" office:value-type="float" office:value="23312" calcext:value-type="float">
            <text:p>23312</text:p>
          </table:table-cell>
          <table:table-cell table:number-columns-repeated="4"/>
          <table:table-cell table:formula="of:=IF([.O429]&lt;&gt;&quot;&quot;;ABS([.O429]-1);[.O429])" office:value-type="float" office:value="0" calcext:value-type="float">
            <text:p>0</text:p>
          </table:table-cell>
          <table:table-cell table:formula="of:=IF([.G434]=&quot;&quot;;(SUM([.G429:.K433])-INDEX([.A$2:.CV$2];1;[.M$8]+1))*INDEX([.A$2:.CV$2];1;[.M$8]+1)*[.U42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430]&lt;&gt;&quot;&quot;;IF(ISERROR(HLOOKUP([.A430];[.$A$6:.$CV$6];1;0));[.A430];&quot;-&quot;);&quot;&quot;)" office:value-type="string" office:string-value="-" calcext:value-type="string">
            <text:p>-</text:p>
          </table:table-cell>
          <table:table-cell table:formula="of:=IF([.B430]&lt;&gt;&quot;&quot;;IF(ISERROR(HLOOKUP([.B430];[.$A$6:.$CV$6];1;0));[.B430];&quot;-&quot;);&quot;&quot;)" office:value-type="string" office:string-value="-" calcext:value-type="string">
            <text:p>-</text:p>
          </table:table-cell>
          <table:table-cell table:formula="of:=IF([.C430]&lt;&gt;&quot;&quot;;IF(ISERROR(HLOOKUP([.C430];[.$A$6:.$CV$6];1;0));[.C430];&quot;-&quot;);&quot;&quot;)" office:value-type="string" office:string-value="-" calcext:value-type="string">
            <text:p>-</text:p>
          </table:table-cell>
          <table:table-cell table:formula="of:=IF([.D430]&lt;&gt;&quot;&quot;;IF(ISERROR(HLOOKUP([.D430];[.$A$6:.$CV$6];1;0));[.D430];&quot;-&quot;);&quot;&quot;)" office:value-type="float" office:value="89" calcext:value-type="float">
            <text:p>89</text:p>
          </table:table-cell>
          <table:table-cell table:formula="of:=IF([.E430]&lt;&gt;&quot;&quot;;IF(ISERROR(HLOOKUP([.E430];[.$A$6:.$CV$6];1;0));[.E43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5]=&quot;&quot;;IF(ISERROR(FIND(&quot;-----&quot;;COM.MICROSOFT.CONCAT([.G430:.K430];&quot;X&quot;;[.G431:.K431];&quot;X&quot;;[.G432:.K432];&quot;X&quot;;[.G433:.K433];&quot;X&quot;;[.G434:.K434];&quot;X&quot;;[.G430:.G434];&quot;X&quot;;[.H430:.H434];&quot;X&quot;;[.I430:.I434];&quot;X&quot;;[.J430:.J434];&quot;X&quot;;[.K430:.K434];&quot;X&quot;;[.G434];[.H433];[.I432];[.J431];[.K430];&quot;X&quot;;[.G430];[.H431];[.I432];[.J433];[.K434])));0;1);&quot;&quot;)">
            <text:p/>
          </table:table-cell>
          <table:table-cell table:formula="of:=IF([.G435]=&quot;&quot;;SUM([.G430:.K434])*INDEX([.A$6:.CV$6];1;[.M$8])*[.O430];&quot;&quot;)">
            <text:p/>
          </table:table-cell>
          <table:table-cell table:number-columns-repeated="4"/>
          <table:table-cell table:formula="of:=IF([.O430]&lt;&gt;&quot;&quot;;ABS([.O430]-1);[.O430])">
            <text:p/>
          </table:table-cell>
          <table:table-cell table:formula="of:=IF([.G435]=&quot;&quot;;(SUM([.G430:.K434])-INDEX([.A$2:.CV$2];1;[.M$8]+1))*INDEX([.A$2:.CV$2];1;[.M$8]+1)*[.U4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[.A431]&lt;&gt;&quot;&quot;;IF(ISERROR(HLOOKUP([.A431];[.$A$6:.$CV$6];1;0));[.A431];&quot;-&quot;);&quot;&quot;)" office:value-type="string" office:string-value="-" calcext:value-type="string">
            <text:p>-</text:p>
          </table:table-cell>
          <table:table-cell table:formula="of:=IF([.B431]&lt;&gt;&quot;&quot;;IF(ISERROR(HLOOKUP([.B431];[.$A$6:.$CV$6];1;0));[.B431];&quot;-&quot;);&quot;&quot;)" office:value-type="string" office:string-value="-" calcext:value-type="string">
            <text:p>-</text:p>
          </table:table-cell>
          <table:table-cell table:formula="of:=IF([.C431]&lt;&gt;&quot;&quot;;IF(ISERROR(HLOOKUP([.C431];[.$A$6:.$CV$6];1;0));[.C431];&quot;-&quot;);&quot;&quot;)" office:value-type="string" office:string-value="-" calcext:value-type="string">
            <text:p>-</text:p>
          </table:table-cell>
          <table:table-cell table:formula="of:=IF([.D431]&lt;&gt;&quot;&quot;;IF(ISERROR(HLOOKUP([.D431];[.$A$6:.$CV$6];1;0));[.D431];&quot;-&quot;);&quot;&quot;)" office:value-type="string" office:string-value="-" calcext:value-type="string">
            <text:p>-</text:p>
          </table:table-cell>
          <table:table-cell table:formula="of:=IF([.E431]&lt;&gt;&quot;&quot;;IF(ISERROR(HLOOKUP([.E431];[.$A$6:.$CV$6];1;0));[.E431];&quot;-&quot;);&quot;&quot;)" office:value-type="float" office:value="83" calcext:value-type="float">
            <text:p>83</text:p>
          </table:table-cell>
          <table:table-cell table:number-columns-repeated="3"/>
          <table:table-cell table:formula="of:=IF([.G436]=&quot;&quot;;IF(ISERROR(FIND(&quot;-----&quot;;COM.MICROSOFT.CONCAT([.G431:.K431];&quot;X&quot;;[.G432:.K432];&quot;X&quot;;[.G433:.K433];&quot;X&quot;;[.G434:.K434];&quot;X&quot;;[.G435:.K435];&quot;X&quot;;[.G431:.G435];&quot;X&quot;;[.H431:.H435];&quot;X&quot;;[.I431:.I435];&quot;X&quot;;[.J431:.J435];&quot;X&quot;;[.K431:.K435];&quot;X&quot;;[.G435];[.H434];[.I433];[.J432];[.K431];&quot;X&quot;;[.G431];[.H432];[.I433];[.J434];[.K435])));0;1);&quot;&quot;)">
            <text:p/>
          </table:table-cell>
          <table:table-cell table:formula="of:=IF([.G436]=&quot;&quot;;SUM([.G431:.K435])*INDEX([.A$6:.CV$6];1;[.M$8])*[.O431];&quot;&quot;)">
            <text:p/>
          </table:table-cell>
          <table:table-cell table:number-columns-repeated="4"/>
          <table:table-cell table:formula="of:=IF([.O431]&lt;&gt;&quot;&quot;;ABS([.O431]-1);[.O431])">
            <text:p/>
          </table:table-cell>
          <table:table-cell table:formula="of:=IF([.G436]=&quot;&quot;;(SUM([.G431:.K435])-INDEX([.A$2:.CV$2];1;[.M$8]+1))*INDEX([.A$2:.CV$2];1;[.M$8]+1)*[.U4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A432]&lt;&gt;&quot;&quot;;IF(ISERROR(HLOOKUP([.A432];[.$A$6:.$CV$6];1;0));[.A432];&quot;-&quot;);&quot;&quot;)" office:value-type="string" office:string-value="-" calcext:value-type="string">
            <text:p>-</text:p>
          </table:table-cell>
          <table:table-cell table:formula="of:=IF([.B432]&lt;&gt;&quot;&quot;;IF(ISERROR(HLOOKUP([.B432];[.$A$6:.$CV$6];1;0));[.B432];&quot;-&quot;);&quot;&quot;)" office:value-type="float" office:value="76" calcext:value-type="float">
            <text:p>76</text:p>
          </table:table-cell>
          <table:table-cell table:formula="of:=IF([.C432]&lt;&gt;&quot;&quot;;IF(ISERROR(HLOOKUP([.C432];[.$A$6:.$CV$6];1;0));[.C432];&quot;-&quot;);&quot;&quot;)" office:value-type="string" office:string-value="-" calcext:value-type="string">
            <text:p>-</text:p>
          </table:table-cell>
          <table:table-cell table:formula="of:=IF([.D432]&lt;&gt;&quot;&quot;;IF(ISERROR(HLOOKUP([.D432];[.$A$6:.$CV$6];1;0));[.D432];&quot;-&quot;);&quot;&quot;)" office:value-type="string" office:string-value="-" calcext:value-type="string">
            <text:p>-</text:p>
          </table:table-cell>
          <table:table-cell table:formula="of:=IF([.E432]&lt;&gt;&quot;&quot;;IF(ISERROR(HLOOKUP([.E432];[.$A$6:.$CV$6];1;0));[.E43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7]=&quot;&quot;;IF(ISERROR(FIND(&quot;-----&quot;;COM.MICROSOFT.CONCAT([.G432:.K432];&quot;X&quot;;[.G433:.K433];&quot;X&quot;;[.G434:.K434];&quot;X&quot;;[.G435:.K435];&quot;X&quot;;[.G436:.K436];&quot;X&quot;;[.G432:.G436];&quot;X&quot;;[.H432:.H436];&quot;X&quot;;[.I432:.I436];&quot;X&quot;;[.J432:.J436];&quot;X&quot;;[.K432:.K436];&quot;X&quot;;[.G436];[.H435];[.I434];[.J433];[.K432];&quot;X&quot;;[.G432];[.H433];[.I434];[.J435];[.K436])));0;1);&quot;&quot;)">
            <text:p/>
          </table:table-cell>
          <table:table-cell table:formula="of:=IF([.G437]=&quot;&quot;;SUM([.G432:.K436])*INDEX([.A$6:.CV$6];1;[.M$8])*[.O432];&quot;&quot;)">
            <text:p/>
          </table:table-cell>
          <table:table-cell table:number-columns-repeated="4"/>
          <table:table-cell table:formula="of:=IF([.O432]&lt;&gt;&quot;&quot;;ABS([.O432]-1);[.O432])">
            <text:p/>
          </table:table-cell>
          <table:table-cell table:formula="of:=IF([.G437]=&quot;&quot;;(SUM([.G432:.K436])-INDEX([.A$2:.CV$2];1;[.M$8]+1))*INDEX([.A$2:.CV$2];1;[.M$8]+1)*[.U4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433]&lt;&gt;&quot;&quot;;IF(ISERROR(HLOOKUP([.A433];[.$A$6:.$CV$6];1;0));[.A433];&quot;-&quot;);&quot;&quot;)" office:value-type="string" office:string-value="-" calcext:value-type="string">
            <text:p>-</text:p>
          </table:table-cell>
          <table:table-cell table:formula="of:=IF([.B433]&lt;&gt;&quot;&quot;;IF(ISERROR(HLOOKUP([.B433];[.$A$6:.$CV$6];1;0));[.B433];&quot;-&quot;);&quot;&quot;)" office:value-type="string" office:string-value="-" calcext:value-type="string">
            <text:p>-</text:p>
          </table:table-cell>
          <table:table-cell table:formula="of:=IF([.C433]&lt;&gt;&quot;&quot;;IF(ISERROR(HLOOKUP([.C433];[.$A$6:.$CV$6];1;0));[.C433];&quot;-&quot;);&quot;&quot;)" office:value-type="string" office:string-value="-" calcext:value-type="string">
            <text:p>-</text:p>
          </table:table-cell>
          <table:table-cell table:formula="of:=IF([.D433]&lt;&gt;&quot;&quot;;IF(ISERROR(HLOOKUP([.D433];[.$A$6:.$CV$6];1;0));[.D433];&quot;-&quot;);&quot;&quot;)" office:value-type="string" office:string-value="-" calcext:value-type="string">
            <text:p>-</text:p>
          </table:table-cell>
          <table:table-cell table:formula="of:=IF([.E433]&lt;&gt;&quot;&quot;;IF(ISERROR(HLOOKUP([.E433];[.$A$6:.$CV$6];1;0));[.E43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38]=&quot;&quot;;IF(ISERROR(FIND(&quot;-----&quot;;COM.MICROSOFT.CONCAT([.G433:.K433];&quot;X&quot;;[.G434:.K434];&quot;X&quot;;[.G435:.K435];&quot;X&quot;;[.G436:.K436];&quot;X&quot;;[.G437:.K437];&quot;X&quot;;[.G433:.G437];&quot;X&quot;;[.H433:.H437];&quot;X&quot;;[.I433:.I437];&quot;X&quot;;[.J433:.J437];&quot;X&quot;;[.K433:.K437];&quot;X&quot;;[.G437];[.H436];[.I435];[.J434];[.K433];&quot;X&quot;;[.G433];[.H434];[.I435];[.J436];[.K437])));0;1);&quot;&quot;)">
            <text:p/>
          </table:table-cell>
          <table:table-cell table:formula="of:=IF([.G438]=&quot;&quot;;SUM([.G433:.K437])*INDEX([.A$6:.CV$6];1;[.M$8])*[.O433];&quot;&quot;)">
            <text:p/>
          </table:table-cell>
          <table:table-cell table:number-columns-repeated="4"/>
          <table:table-cell table:formula="of:=IF([.O433]&lt;&gt;&quot;&quot;;ABS([.O433]-1);[.O433])">
            <text:p/>
          </table:table-cell>
          <table:table-cell table:formula="of:=IF([.G438]=&quot;&quot;;(SUM([.G433:.K437])-INDEX([.A$2:.CV$2];1;[.M$8]+1))*INDEX([.A$2:.CV$2];1;[.M$8]+1)*[.U43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34]&lt;&gt;&quot;&quot;;IF(ISERROR(HLOOKUP([.A434];[.$A$6:.$CV$6];1;0));[.A434];&quot;-&quot;);&quot;&quot;)">
            <text:p/>
          </table:table-cell>
          <table:table-cell table:formula="of:=IF([.B434]&lt;&gt;&quot;&quot;;IF(ISERROR(HLOOKUP([.B434];[.$A$6:.$CV$6];1;0));[.B434];&quot;-&quot;);&quot;&quot;)">
            <text:p/>
          </table:table-cell>
          <table:table-cell table:formula="of:=IF([.C434]&lt;&gt;&quot;&quot;;IF(ISERROR(HLOOKUP([.C434];[.$A$6:.$CV$6];1;0));[.C434];&quot;-&quot;);&quot;&quot;)">
            <text:p/>
          </table:table-cell>
          <table:table-cell table:formula="of:=IF([.D434]&lt;&gt;&quot;&quot;;IF(ISERROR(HLOOKUP([.D434];[.$A$6:.$CV$6];1;0));[.D434];&quot;-&quot;);&quot;&quot;)">
            <text:p/>
          </table:table-cell>
          <table:table-cell table:formula="of:=IF([.E434]&lt;&gt;&quot;&quot;;IF(ISERROR(HLOOKUP([.E434];[.$A$6:.$CV$6];1;0));[.E434];&quot;-&quot;);&quot;&quot;)">
            <text:p/>
          </table:table-cell>
          <table:table-cell table:number-columns-repeated="3"/>
          <table:table-cell table:formula="of:=IF([.G439]=&quot;&quot;;IF(ISERROR(FIND(&quot;-----&quot;;COM.MICROSOFT.CONCAT([.G434:.K434];&quot;X&quot;;[.G435:.K435];&quot;X&quot;;[.G436:.K436];&quot;X&quot;;[.G437:.K437];&quot;X&quot;;[.G438:.K438];&quot;X&quot;;[.G434:.G438];&quot;X&quot;;[.H434:.H438];&quot;X&quot;;[.I434:.I438];&quot;X&quot;;[.J434:.J438];&quot;X&quot;;[.K434:.K438];&quot;X&quot;;[.G438];[.H437];[.I436];[.J435];[.K434];&quot;X&quot;;[.G434];[.H435];[.I436];[.J437];[.K438])));0;1);&quot;&quot;)">
            <text:p/>
          </table:table-cell>
          <table:table-cell table:formula="of:=IF([.G439]=&quot;&quot;;SUM([.G434:.K438])*INDEX([.A$6:.CV$6];1;[.M$8])*[.O434];&quot;&quot;)">
            <text:p/>
          </table:table-cell>
          <table:table-cell table:number-columns-repeated="4"/>
          <table:table-cell table:formula="of:=IF([.O434]&lt;&gt;&quot;&quot;;ABS([.O434]-1);[.O434])">
            <text:p/>
          </table:table-cell>
          <table:table-cell table:formula="of:=IF([.G439]=&quot;&quot;;(SUM([.G434:.K438])-INDEX([.A$2:.CV$2];1;[.M$8]+1))*INDEX([.A$2:.CV$2];1;[.M$8]+1)*[.U4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435]&lt;&gt;&quot;&quot;;IF(ISERROR(HLOOKUP([.A435];[.$A$6:.$CV$6];1;0));[.A435];&quot;-&quot;);&quot;&quot;)" office:value-type="string" office:string-value="-" calcext:value-type="string">
            <text:p>-</text:p>
          </table:table-cell>
          <table:table-cell table:formula="of:=IF([.B435]&lt;&gt;&quot;&quot;;IF(ISERROR(HLOOKUP([.B435];[.$A$6:.$CV$6];1;0));[.B435];&quot;-&quot;);&quot;&quot;)" office:value-type="string" office:string-value="-" calcext:value-type="string">
            <text:p>-</text:p>
          </table:table-cell>
          <table:table-cell table:formula="of:=IF([.C435]&lt;&gt;&quot;&quot;;IF(ISERROR(HLOOKUP([.C435];[.$A$6:.$CV$6];1;0));[.C435];&quot;-&quot;);&quot;&quot;)" office:value-type="float" office:value="52" calcext:value-type="float">
            <text:p>52</text:p>
          </table:table-cell>
          <table:table-cell table:formula="of:=IF([.D435]&lt;&gt;&quot;&quot;;IF(ISERROR(HLOOKUP([.D435];[.$A$6:.$CV$6];1;0));[.D435];&quot;-&quot;);&quot;&quot;)" office:value-type="string" office:string-value="-" calcext:value-type="string">
            <text:p>-</text:p>
          </table:table-cell>
          <table:table-cell table:formula="of:=IF([.E435]&lt;&gt;&quot;&quot;;IF(ISERROR(HLOOKUP([.E435];[.$A$6:.$CV$6];1;0));[.E435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440]=&quot;&quot;;IF(ISERROR(FIND(&quot;-----&quot;;COM.MICROSOFT.CONCAT([.G435:.K435];&quot;X&quot;;[.G436:.K436];&quot;X&quot;;[.G437:.K437];&quot;X&quot;;[.G438:.K438];&quot;X&quot;;[.G439:.K439];&quot;X&quot;;[.G435:.G439];&quot;X&quot;;[.H435:.H439];&quot;X&quot;;[.I435:.I439];&quot;X&quot;;[.J435:.J439];&quot;X&quot;;[.K435:.K439];&quot;X&quot;;[.G439];[.H438];[.I437];[.J436];[.K435];&quot;X&quot;;[.G435];[.H436];[.I437];[.J438];[.K439])));0;1);&quot;&quot;)" office:value-type="float" office:value="1" calcext:value-type="float">
            <text:p>1</text:p>
          </table:table-cell>
          <table:table-cell table:formula="of:=IF([.G440]=&quot;&quot;;SUM([.G435:.K439])*INDEX([.A$6:.CV$6];1;[.M$8])*[.O435];&quot;&quot;)" office:value-type="float" office:value="33370" calcext:value-type="float">
            <text:p>33370</text:p>
          </table:table-cell>
          <table:table-cell table:number-columns-repeated="4"/>
          <table:table-cell table:formula="of:=IF([.O435]&lt;&gt;&quot;&quot;;ABS([.O435]-1);[.O435])" office:value-type="float" office:value="0" calcext:value-type="float">
            <text:p>0</text:p>
          </table:table-cell>
          <table:table-cell table:formula="of:=IF([.G440]=&quot;&quot;;(SUM([.G435:.K439])-INDEX([.A$2:.CV$2];1;[.M$8]+1))*INDEX([.A$2:.CV$2];1;[.M$8]+1)*[.U43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436]&lt;&gt;&quot;&quot;;IF(ISERROR(HLOOKUP([.A436];[.$A$6:.$CV$6];1;0));[.A436];&quot;-&quot;);&quot;&quot;)" office:value-type="float" office:value="3" calcext:value-type="float">
            <text:p>3</text:p>
          </table:table-cell>
          <table:table-cell table:formula="of:=IF([.B436]&lt;&gt;&quot;&quot;;IF(ISERROR(HLOOKUP([.B436];[.$A$6:.$CV$6];1;0));[.B436];&quot;-&quot;);&quot;&quot;)" office:value-type="float" office:value="5" calcext:value-type="float">
            <text:p>5</text:p>
          </table:table-cell>
          <table:table-cell table:formula="of:=IF([.C436]&lt;&gt;&quot;&quot;;IF(ISERROR(HLOOKUP([.C436];[.$A$6:.$CV$6];1;0));[.C436];&quot;-&quot;);&quot;&quot;)" office:value-type="float" office:value="15" calcext:value-type="float">
            <text:p>15</text:p>
          </table:table-cell>
          <table:table-cell table:formula="of:=IF([.D436]&lt;&gt;&quot;&quot;;IF(ISERROR(HLOOKUP([.D436];[.$A$6:.$CV$6];1;0));[.D436];&quot;-&quot;);&quot;&quot;)" office:value-type="float" office:value="78" calcext:value-type="float">
            <text:p>78</text:p>
          </table:table-cell>
          <table:table-cell table:formula="of:=IF([.E436]&lt;&gt;&quot;&quot;;IF(ISERROR(HLOOKUP([.E436];[.$A$6:.$CV$6];1;0));[.E43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1]=&quot;&quot;;IF(ISERROR(FIND(&quot;-----&quot;;COM.MICROSOFT.CONCAT([.G436:.K436];&quot;X&quot;;[.G437:.K437];&quot;X&quot;;[.G438:.K438];&quot;X&quot;;[.G439:.K439];&quot;X&quot;;[.G440:.K440];&quot;X&quot;;[.G436:.G440];&quot;X&quot;;[.H436:.H440];&quot;X&quot;;[.I436:.I440];&quot;X&quot;;[.J436:.J440];&quot;X&quot;;[.K436:.K440];&quot;X&quot;;[.G440];[.H439];[.I438];[.J437];[.K436];&quot;X&quot;;[.G436];[.H437];[.I438];[.J439];[.K440])));0;1);&quot;&quot;)">
            <text:p/>
          </table:table-cell>
          <table:table-cell table:formula="of:=IF([.G441]=&quot;&quot;;SUM([.G436:.K440])*INDEX([.A$6:.CV$6];1;[.M$8])*[.O436];&quot;&quot;)">
            <text:p/>
          </table:table-cell>
          <table:table-cell table:number-columns-repeated="4"/>
          <table:table-cell table:formula="of:=IF([.O436]&lt;&gt;&quot;&quot;;ABS([.O436]-1);[.O436])">
            <text:p/>
          </table:table-cell>
          <table:table-cell table:formula="of:=IF([.G441]=&quot;&quot;;(SUM([.G436:.K440])-INDEX([.A$2:.CV$2];1;[.M$8]+1))*INDEX([.A$2:.CV$2];1;[.M$8]+1)*[.U4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IF([.A437]&lt;&gt;&quot;&quot;;IF(ISERROR(HLOOKUP([.A437];[.$A$6:.$CV$6];1;0));[.A437];&quot;-&quot;);&quot;&quot;)" office:value-type="string" office:string-value="-" calcext:value-type="string">
            <text:p>-</text:p>
          </table:table-cell>
          <table:table-cell table:formula="of:=IF([.B437]&lt;&gt;&quot;&quot;;IF(ISERROR(HLOOKUP([.B437];[.$A$6:.$CV$6];1;0));[.B437];&quot;-&quot;);&quot;&quot;)" office:value-type="string" office:string-value="-" calcext:value-type="string">
            <text:p>-</text:p>
          </table:table-cell>
          <table:table-cell table:formula="of:=IF([.C437]&lt;&gt;&quot;&quot;;IF(ISERROR(HLOOKUP([.C437];[.$A$6:.$CV$6];1;0));[.C437];&quot;-&quot;);&quot;&quot;)" office:value-type="string" office:string-value="-" calcext:value-type="string">
            <text:p>-</text:p>
          </table:table-cell>
          <table:table-cell table:formula="of:=IF([.D437]&lt;&gt;&quot;&quot;;IF(ISERROR(HLOOKUP([.D437];[.$A$6:.$CV$6];1;0));[.D437];&quot;-&quot;);&quot;&quot;)" office:value-type="string" office:string-value="-" calcext:value-type="string">
            <text:p>-</text:p>
          </table:table-cell>
          <table:table-cell table:formula="of:=IF([.E437]&lt;&gt;&quot;&quot;;IF(ISERROR(HLOOKUP([.E437];[.$A$6:.$CV$6];1;0));[.E43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2]=&quot;&quot;;IF(ISERROR(FIND(&quot;-----&quot;;COM.MICROSOFT.CONCAT([.G437:.K437];&quot;X&quot;;[.G438:.K438];&quot;X&quot;;[.G439:.K439];&quot;X&quot;;[.G440:.K440];&quot;X&quot;;[.G441:.K441];&quot;X&quot;;[.G437:.G441];&quot;X&quot;;[.H437:.H441];&quot;X&quot;;[.I437:.I441];&quot;X&quot;;[.J437:.J441];&quot;X&quot;;[.K437:.K441];&quot;X&quot;;[.G441];[.H440];[.I439];[.J438];[.K437];&quot;X&quot;;[.G437];[.H438];[.I439];[.J440];[.K441])));0;1);&quot;&quot;)">
            <text:p/>
          </table:table-cell>
          <table:table-cell table:formula="of:=IF([.G442]=&quot;&quot;;SUM([.G437:.K441])*INDEX([.A$6:.CV$6];1;[.M$8])*[.O437];&quot;&quot;)">
            <text:p/>
          </table:table-cell>
          <table:table-cell table:number-columns-repeated="4"/>
          <table:table-cell table:formula="of:=IF([.O437]&lt;&gt;&quot;&quot;;ABS([.O437]-1);[.O437])">
            <text:p/>
          </table:table-cell>
          <table:table-cell table:formula="of:=IF([.G442]=&quot;&quot;;(SUM([.G437:.K441])-INDEX([.A$2:.CV$2];1;[.M$8]+1))*INDEX([.A$2:.CV$2];1;[.M$8]+1)*[.U4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A438]&lt;&gt;&quot;&quot;;IF(ISERROR(HLOOKUP([.A438];[.$A$6:.$CV$6];1;0));[.A438];&quot;-&quot;);&quot;&quot;)" office:value-type="string" office:string-value="-" calcext:value-type="string">
            <text:p>-</text:p>
          </table:table-cell>
          <table:table-cell table:formula="of:=IF([.B438]&lt;&gt;&quot;&quot;;IF(ISERROR(HLOOKUP([.B438];[.$A$6:.$CV$6];1;0));[.B438];&quot;-&quot;);&quot;&quot;)" office:value-type="float" office:value="83" calcext:value-type="float">
            <text:p>83</text:p>
          </table:table-cell>
          <table:table-cell table:formula="of:=IF([.C438]&lt;&gt;&quot;&quot;;IF(ISERROR(HLOOKUP([.C438];[.$A$6:.$CV$6];1;0));[.C438];&quot;-&quot;);&quot;&quot;)" office:value-type="string" office:string-value="-" calcext:value-type="string">
            <text:p>-</text:p>
          </table:table-cell>
          <table:table-cell table:formula="of:=IF([.D438]&lt;&gt;&quot;&quot;;IF(ISERROR(HLOOKUP([.D438];[.$A$6:.$CV$6];1;0));[.D438];&quot;-&quot;);&quot;&quot;)" office:value-type="string" office:string-value="-" calcext:value-type="string">
            <text:p>-</text:p>
          </table:table-cell>
          <table:table-cell table:formula="of:=IF([.E438]&lt;&gt;&quot;&quot;;IF(ISERROR(HLOOKUP([.E438];[.$A$6:.$CV$6];1;0));[.E43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3]=&quot;&quot;;IF(ISERROR(FIND(&quot;-----&quot;;COM.MICROSOFT.CONCAT([.G438:.K438];&quot;X&quot;;[.G439:.K439];&quot;X&quot;;[.G440:.K440];&quot;X&quot;;[.G441:.K441];&quot;X&quot;;[.G442:.K442];&quot;X&quot;;[.G438:.G442];&quot;X&quot;;[.H438:.H442];&quot;X&quot;;[.I438:.I442];&quot;X&quot;;[.J438:.J442];&quot;X&quot;;[.K438:.K442];&quot;X&quot;;[.G442];[.H441];[.I440];[.J439];[.K438];&quot;X&quot;;[.G438];[.H439];[.I440];[.J441];[.K442])));0;1);&quot;&quot;)">
            <text:p/>
          </table:table-cell>
          <table:table-cell table:formula="of:=IF([.G443]=&quot;&quot;;SUM([.G438:.K442])*INDEX([.A$6:.CV$6];1;[.M$8])*[.O438];&quot;&quot;)">
            <text:p/>
          </table:table-cell>
          <table:table-cell table:number-columns-repeated="4"/>
          <table:table-cell table:formula="of:=IF([.O438]&lt;&gt;&quot;&quot;;ABS([.O438]-1);[.O438])">
            <text:p/>
          </table:table-cell>
          <table:table-cell table:formula="of:=IF([.G443]=&quot;&quot;;(SUM([.G438:.K442])-INDEX([.A$2:.CV$2];1;[.M$8]+1))*INDEX([.A$2:.CV$2];1;[.M$8]+1)*[.U4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IF([.A439]&lt;&gt;&quot;&quot;;IF(ISERROR(HLOOKUP([.A439];[.$A$6:.$CV$6];1;0));[.A439];&quot;-&quot;);&quot;&quot;)" office:value-type="string" office:string-value="-" calcext:value-type="string">
            <text:p>-</text:p>
          </table:table-cell>
          <table:table-cell table:formula="of:=IF([.B439]&lt;&gt;&quot;&quot;;IF(ISERROR(HLOOKUP([.B439];[.$A$6:.$CV$6];1;0));[.B439];&quot;-&quot;);&quot;&quot;)" office:value-type="float" office:value="13" calcext:value-type="float">
            <text:p>13</text:p>
          </table:table-cell>
          <table:table-cell table:formula="of:=IF([.C439]&lt;&gt;&quot;&quot;;IF(ISERROR(HLOOKUP([.C439];[.$A$6:.$CV$6];1;0));[.C439];&quot;-&quot;);&quot;&quot;)" office:value-type="string" office:string-value="-" calcext:value-type="string">
            <text:p>-</text:p>
          </table:table-cell>
          <table:table-cell table:formula="of:=IF([.D439]&lt;&gt;&quot;&quot;;IF(ISERROR(HLOOKUP([.D439];[.$A$6:.$CV$6];1;0));[.D439];&quot;-&quot;);&quot;&quot;)" office:value-type="string" office:string-value="-" calcext:value-type="string">
            <text:p>-</text:p>
          </table:table-cell>
          <table:table-cell table:formula="of:=IF([.E439]&lt;&gt;&quot;&quot;;IF(ISERROR(HLOOKUP([.E439];[.$A$6:.$CV$6];1;0));[.E439];&quot;-&quot;);&quot;&quot;)" office:value-type="float" office:value="17" calcext:value-type="float">
            <text:p>17</text:p>
          </table:table-cell>
          <table:table-cell table:number-columns-repeated="3"/>
          <table:table-cell table:formula="of:=IF([.G444]=&quot;&quot;;IF(ISERROR(FIND(&quot;-----&quot;;COM.MICROSOFT.CONCAT([.G439:.K439];&quot;X&quot;;[.G440:.K440];&quot;X&quot;;[.G441:.K441];&quot;X&quot;;[.G442:.K442];&quot;X&quot;;[.G443:.K443];&quot;X&quot;;[.G439:.G443];&quot;X&quot;;[.H439:.H443];&quot;X&quot;;[.I439:.I443];&quot;X&quot;;[.J439:.J443];&quot;X&quot;;[.K439:.K443];&quot;X&quot;;[.G443];[.H442];[.I441];[.J440];[.K439];&quot;X&quot;;[.G439];[.H440];[.I441];[.J442];[.K443])));0;1);&quot;&quot;)">
            <text:p/>
          </table:table-cell>
          <table:table-cell table:formula="of:=IF([.G444]=&quot;&quot;;SUM([.G439:.K443])*INDEX([.A$6:.CV$6];1;[.M$8])*[.O439];&quot;&quot;)">
            <text:p/>
          </table:table-cell>
          <table:table-cell table:number-columns-repeated="4"/>
          <table:table-cell table:formula="of:=IF([.O439]&lt;&gt;&quot;&quot;;ABS([.O439]-1);[.O439])">
            <text:p/>
          </table:table-cell>
          <table:table-cell table:formula="of:=IF([.G444]=&quot;&quot;;(SUM([.G439:.K443])-INDEX([.A$2:.CV$2];1;[.M$8]+1))*INDEX([.A$2:.CV$2];1;[.M$8]+1)*[.U43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40]&lt;&gt;&quot;&quot;;IF(ISERROR(HLOOKUP([.A440];[.$A$6:.$CV$6];1;0));[.A440];&quot;-&quot;);&quot;&quot;)">
            <text:p/>
          </table:table-cell>
          <table:table-cell table:formula="of:=IF([.B440]&lt;&gt;&quot;&quot;;IF(ISERROR(HLOOKUP([.B440];[.$A$6:.$CV$6];1;0));[.B440];&quot;-&quot;);&quot;&quot;)">
            <text:p/>
          </table:table-cell>
          <table:table-cell table:formula="of:=IF([.C440]&lt;&gt;&quot;&quot;;IF(ISERROR(HLOOKUP([.C440];[.$A$6:.$CV$6];1;0));[.C440];&quot;-&quot;);&quot;&quot;)">
            <text:p/>
          </table:table-cell>
          <table:table-cell table:formula="of:=IF([.D440]&lt;&gt;&quot;&quot;;IF(ISERROR(HLOOKUP([.D440];[.$A$6:.$CV$6];1;0));[.D440];&quot;-&quot;);&quot;&quot;)">
            <text:p/>
          </table:table-cell>
          <table:table-cell table:formula="of:=IF([.E440]&lt;&gt;&quot;&quot;;IF(ISERROR(HLOOKUP([.E440];[.$A$6:.$CV$6];1;0));[.E440];&quot;-&quot;);&quot;&quot;)">
            <text:p/>
          </table:table-cell>
          <table:table-cell table:number-columns-repeated="3"/>
          <table:table-cell table:formula="of:=IF([.G445]=&quot;&quot;;IF(ISERROR(FIND(&quot;-----&quot;;COM.MICROSOFT.CONCAT([.G440:.K440];&quot;X&quot;;[.G441:.K441];&quot;X&quot;;[.G442:.K442];&quot;X&quot;;[.G443:.K443];&quot;X&quot;;[.G444:.K444];&quot;X&quot;;[.G440:.G444];&quot;X&quot;;[.H440:.H444];&quot;X&quot;;[.I440:.I444];&quot;X&quot;;[.J440:.J444];&quot;X&quot;;[.K440:.K444];&quot;X&quot;;[.G444];[.H443];[.I442];[.J441];[.K440];&quot;X&quot;;[.G440];[.H441];[.I442];[.J443];[.K444])));0;1);&quot;&quot;)">
            <text:p/>
          </table:table-cell>
          <table:table-cell table:formula="of:=IF([.G445]=&quot;&quot;;SUM([.G440:.K444])*INDEX([.A$6:.CV$6];1;[.M$8])*[.O440];&quot;&quot;)">
            <text:p/>
          </table:table-cell>
          <table:table-cell table:number-columns-repeated="4"/>
          <table:table-cell table:formula="of:=IF([.O440]&lt;&gt;&quot;&quot;;ABS([.O440]-1);[.O440])">
            <text:p/>
          </table:table-cell>
          <table:table-cell table:formula="of:=IF([.G445]=&quot;&quot;;(SUM([.G440:.K444])-INDEX([.A$2:.CV$2];1;[.M$8]+1))*INDEX([.A$2:.CV$2];1;[.M$8]+1)*[.U4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A441]&lt;&gt;&quot;&quot;;IF(ISERROR(HLOOKUP([.A441];[.$A$6:.$CV$6];1;0));[.A441];&quot;-&quot;);&quot;&quot;)" office:value-type="string" office:string-value="-" calcext:value-type="string">
            <text:p>-</text:p>
          </table:table-cell>
          <table:table-cell table:formula="of:=IF([.B441]&lt;&gt;&quot;&quot;;IF(ISERROR(HLOOKUP([.B441];[.$A$6:.$CV$6];1;0));[.B441];&quot;-&quot;);&quot;&quot;)" office:value-type="string" office:string-value="-" calcext:value-type="string">
            <text:p>-</text:p>
          </table:table-cell>
          <table:table-cell table:formula="of:=IF([.C441]&lt;&gt;&quot;&quot;;IF(ISERROR(HLOOKUP([.C441];[.$A$6:.$CV$6];1;0));[.C441];&quot;-&quot;);&quot;&quot;)" office:value-type="string" office:string-value="-" calcext:value-type="string">
            <text:p>-</text:p>
          </table:table-cell>
          <table:table-cell table:formula="of:=IF([.D441]&lt;&gt;&quot;&quot;;IF(ISERROR(HLOOKUP([.D441];[.$A$6:.$CV$6];1;0));[.D441];&quot;-&quot;);&quot;&quot;)" office:value-type="string" office:string-value="-" calcext:value-type="string">
            <text:p>-</text:p>
          </table:table-cell>
          <table:table-cell table:formula="of:=IF([.E441]&lt;&gt;&quot;&quot;;IF(ISERROR(HLOOKUP([.E441];[.$A$6:.$CV$6];1;0));[.E44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6]=&quot;&quot;;IF(ISERROR(FIND(&quot;-----&quot;;COM.MICROSOFT.CONCAT([.G441:.K441];&quot;X&quot;;[.G442:.K442];&quot;X&quot;;[.G443:.K443];&quot;X&quot;;[.G444:.K444];&quot;X&quot;;[.G445:.K445];&quot;X&quot;;[.G441:.G445];&quot;X&quot;;[.H441:.H445];&quot;X&quot;;[.I441:.I445];&quot;X&quot;;[.J441:.J445];&quot;X&quot;;[.K441:.K445];&quot;X&quot;;[.G445];[.H444];[.I443];[.J442];[.K441];&quot;X&quot;;[.G441];[.H442];[.I443];[.J444];[.K445])));0;1);&quot;&quot;)" office:value-type="float" office:value="1" calcext:value-type="float">
            <text:p>1</text:p>
          </table:table-cell>
          <table:table-cell table:formula="of:=IF([.G446]=&quot;&quot;;SUM([.G441:.K445])*INDEX([.A$6:.CV$6];1;[.M$8])*[.O441];&quot;&quot;)" office:value-type="float" office:value="5264" calcext:value-type="float">
            <text:p>5264</text:p>
          </table:table-cell>
          <table:table-cell table:number-columns-repeated="4"/>
          <table:table-cell table:formula="of:=IF([.O441]&lt;&gt;&quot;&quot;;ABS([.O441]-1);[.O441])" office:value-type="float" office:value="0" calcext:value-type="float">
            <text:p>0</text:p>
          </table:table-cell>
          <table:table-cell table:formula="of:=IF([.G446]=&quot;&quot;;(SUM([.G441:.K445])-INDEX([.A$2:.CV$2];1;[.M$8]+1))*INDEX([.A$2:.CV$2];1;[.M$8]+1)*[.U44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A442]&lt;&gt;&quot;&quot;;IF(ISERROR(HLOOKUP([.A442];[.$A$6:.$CV$6];1;0));[.A442];&quot;-&quot;);&quot;&quot;)" office:value-type="string" office:string-value="-" calcext:value-type="string">
            <text:p>-</text:p>
          </table:table-cell>
          <table:table-cell table:formula="of:=IF([.B442]&lt;&gt;&quot;&quot;;IF(ISERROR(HLOOKUP([.B442];[.$A$6:.$CV$6];1;0));[.B442];&quot;-&quot;);&quot;&quot;)" office:value-type="string" office:string-value="-" calcext:value-type="string">
            <text:p>-</text:p>
          </table:table-cell>
          <table:table-cell table:formula="of:=IF([.C442]&lt;&gt;&quot;&quot;;IF(ISERROR(HLOOKUP([.C442];[.$A$6:.$CV$6];1;0));[.C442];&quot;-&quot;);&quot;&quot;)" office:value-type="string" office:string-value="-" calcext:value-type="string">
            <text:p>-</text:p>
          </table:table-cell>
          <table:table-cell table:formula="of:=IF([.D442]&lt;&gt;&quot;&quot;;IF(ISERROR(HLOOKUP([.D442];[.$A$6:.$CV$6];1;0));[.D442];&quot;-&quot;);&quot;&quot;)" office:value-type="string" office:string-value="-" calcext:value-type="string">
            <text:p>-</text:p>
          </table:table-cell>
          <table:table-cell table:formula="of:=IF([.E442]&lt;&gt;&quot;&quot;;IF(ISERROR(HLOOKUP([.E442];[.$A$6:.$CV$6];1;0));[.E44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7]=&quot;&quot;;IF(ISERROR(FIND(&quot;-----&quot;;COM.MICROSOFT.CONCAT([.G442:.K442];&quot;X&quot;;[.G443:.K443];&quot;X&quot;;[.G444:.K444];&quot;X&quot;;[.G445:.K445];&quot;X&quot;;[.G446:.K446];&quot;X&quot;;[.G442:.G446];&quot;X&quot;;[.H442:.H446];&quot;X&quot;;[.I442:.I446];&quot;X&quot;;[.J442:.J446];&quot;X&quot;;[.K442:.K446];&quot;X&quot;;[.G446];[.H445];[.I444];[.J443];[.K442];&quot;X&quot;;[.G442];[.H443];[.I444];[.J445];[.K446])));0;1);&quot;&quot;)">
            <text:p/>
          </table:table-cell>
          <table:table-cell table:formula="of:=IF([.G447]=&quot;&quot;;SUM([.G442:.K446])*INDEX([.A$6:.CV$6];1;[.M$8])*[.O442];&quot;&quot;)">
            <text:p/>
          </table:table-cell>
          <table:table-cell table:number-columns-repeated="4"/>
          <table:table-cell table:formula="of:=IF([.O442]&lt;&gt;&quot;&quot;;ABS([.O442]-1);[.O442])">
            <text:p/>
          </table:table-cell>
          <table:table-cell table:formula="of:=IF([.G447]=&quot;&quot;;(SUM([.G442:.K446])-INDEX([.A$2:.CV$2];1;[.M$8]+1))*INDEX([.A$2:.CV$2];1;[.M$8]+1)*[.U4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table:formula="of:=IF([.A443]&lt;&gt;&quot;&quot;;IF(ISERROR(HLOOKUP([.A443];[.$A$6:.$CV$6];1;0));[.A443];&quot;-&quot;);&quot;&quot;)" office:value-type="float" office:value="3" calcext:value-type="float">
            <text:p>3</text:p>
          </table:table-cell>
          <table:table-cell table:formula="of:=IF([.B443]&lt;&gt;&quot;&quot;;IF(ISERROR(HLOOKUP([.B443];[.$A$6:.$CV$6];1;0));[.B443];&quot;-&quot;);&quot;&quot;)" office:value-type="string" office:string-value="-" calcext:value-type="string">
            <text:p>-</text:p>
          </table:table-cell>
          <table:table-cell table:formula="of:=IF([.C443]&lt;&gt;&quot;&quot;;IF(ISERROR(HLOOKUP([.C443];[.$A$6:.$CV$6];1;0));[.C443];&quot;-&quot;);&quot;&quot;)" office:value-type="string" office:string-value="-" calcext:value-type="string">
            <text:p>-</text:p>
          </table:table-cell>
          <table:table-cell table:formula="of:=IF([.D443]&lt;&gt;&quot;&quot;;IF(ISERROR(HLOOKUP([.D443];[.$A$6:.$CV$6];1;0));[.D443];&quot;-&quot;);&quot;&quot;)" office:value-type="string" office:string-value="-" calcext:value-type="string">
            <text:p>-</text:p>
          </table:table-cell>
          <table:table-cell table:formula="of:=IF([.E443]&lt;&gt;&quot;&quot;;IF(ISERROR(HLOOKUP([.E443];[.$A$6:.$CV$6];1;0));[.E44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8]=&quot;&quot;;IF(ISERROR(FIND(&quot;-----&quot;;COM.MICROSOFT.CONCAT([.G443:.K443];&quot;X&quot;;[.G444:.K444];&quot;X&quot;;[.G445:.K445];&quot;X&quot;;[.G446:.K446];&quot;X&quot;;[.G447:.K447];&quot;X&quot;;[.G443:.G447];&quot;X&quot;;[.H443:.H447];&quot;X&quot;;[.I443:.I447];&quot;X&quot;;[.J443:.J447];&quot;X&quot;;[.K443:.K447];&quot;X&quot;;[.G447];[.H446];[.I445];[.J444];[.K443];&quot;X&quot;;[.G443];[.H444];[.I445];[.J446];[.K447])));0;1);&quot;&quot;)">
            <text:p/>
          </table:table-cell>
          <table:table-cell table:formula="of:=IF([.G448]=&quot;&quot;;SUM([.G443:.K447])*INDEX([.A$6:.CV$6];1;[.M$8])*[.O443];&quot;&quot;)">
            <text:p/>
          </table:table-cell>
          <table:table-cell table:number-columns-repeated="4"/>
          <table:table-cell table:formula="of:=IF([.O443]&lt;&gt;&quot;&quot;;ABS([.O443]-1);[.O443])">
            <text:p/>
          </table:table-cell>
          <table:table-cell table:formula="of:=IF([.G448]=&quot;&quot;;(SUM([.G443:.K447])-INDEX([.A$2:.CV$2];1;[.M$8]+1))*INDEX([.A$2:.CV$2];1;[.M$8]+1)*[.U4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A444]&lt;&gt;&quot;&quot;;IF(ISERROR(HLOOKUP([.A444];[.$A$6:.$CV$6];1;0));[.A444];&quot;-&quot;);&quot;&quot;)" office:value-type="string" office:string-value="-" calcext:value-type="string">
            <text:p>-</text:p>
          </table:table-cell>
          <table:table-cell table:formula="of:=IF([.B444]&lt;&gt;&quot;&quot;;IF(ISERROR(HLOOKUP([.B444];[.$A$6:.$CV$6];1;0));[.B444];&quot;-&quot;);&quot;&quot;)" office:value-type="float" office:value="48" calcext:value-type="float">
            <text:p>48</text:p>
          </table:table-cell>
          <table:table-cell table:formula="of:=IF([.C444]&lt;&gt;&quot;&quot;;IF(ISERROR(HLOOKUP([.C444];[.$A$6:.$CV$6];1;0));[.C444];&quot;-&quot;);&quot;&quot;)" office:value-type="float" office:value="5" calcext:value-type="float">
            <text:p>5</text:p>
          </table:table-cell>
          <table:table-cell table:formula="of:=IF([.D444]&lt;&gt;&quot;&quot;;IF(ISERROR(HLOOKUP([.D444];[.$A$6:.$CV$6];1;0));[.D444];&quot;-&quot;);&quot;&quot;)" office:value-type="string" office:string-value="-" calcext:value-type="string">
            <text:p>-</text:p>
          </table:table-cell>
          <table:table-cell table:formula="of:=IF([.E444]&lt;&gt;&quot;&quot;;IF(ISERROR(HLOOKUP([.E444];[.$A$6:.$CV$6];1;0));[.E44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49]=&quot;&quot;;IF(ISERROR(FIND(&quot;-----&quot;;COM.MICROSOFT.CONCAT([.G444:.K444];&quot;X&quot;;[.G445:.K445];&quot;X&quot;;[.G446:.K446];&quot;X&quot;;[.G447:.K447];&quot;X&quot;;[.G448:.K448];&quot;X&quot;;[.G444:.G448];&quot;X&quot;;[.H444:.H448];&quot;X&quot;;[.I444:.I448];&quot;X&quot;;[.J444:.J448];&quot;X&quot;;[.K444:.K448];&quot;X&quot;;[.G448];[.H447];[.I446];[.J445];[.K444];&quot;X&quot;;[.G444];[.H445];[.I446];[.J447];[.K448])));0;1);&quot;&quot;)">
            <text:p/>
          </table:table-cell>
          <table:table-cell table:formula="of:=IF([.G449]=&quot;&quot;;SUM([.G444:.K448])*INDEX([.A$6:.CV$6];1;[.M$8])*[.O444];&quot;&quot;)">
            <text:p/>
          </table:table-cell>
          <table:table-cell table:number-columns-repeated="4"/>
          <table:table-cell table:formula="of:=IF([.O444]&lt;&gt;&quot;&quot;;ABS([.O444]-1);[.O444])">
            <text:p/>
          </table:table-cell>
          <table:table-cell table:formula="of:=IF([.G449]=&quot;&quot;;(SUM([.G444:.K448])-INDEX([.A$2:.CV$2];1;[.M$8]+1))*INDEX([.A$2:.CV$2];1;[.M$8]+1)*[.U4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445]&lt;&gt;&quot;&quot;;IF(ISERROR(HLOOKUP([.A445];[.$A$6:.$CV$6];1;0));[.A445];&quot;-&quot;);&quot;&quot;)" office:value-type="string" office:string-value="-" calcext:value-type="string">
            <text:p>-</text:p>
          </table:table-cell>
          <table:table-cell table:formula="of:=IF([.B445]&lt;&gt;&quot;&quot;;IF(ISERROR(HLOOKUP([.B445];[.$A$6:.$CV$6];1;0));[.B445];&quot;-&quot;);&quot;&quot;)" office:value-type="string" office:string-value="-" calcext:value-type="string">
            <text:p>-</text:p>
          </table:table-cell>
          <table:table-cell table:formula="of:=IF([.C445]&lt;&gt;&quot;&quot;;IF(ISERROR(HLOOKUP([.C445];[.$A$6:.$CV$6];1;0));[.C445];&quot;-&quot;);&quot;&quot;)" office:value-type="string" office:string-value="-" calcext:value-type="string">
            <text:p>-</text:p>
          </table:table-cell>
          <table:table-cell table:formula="of:=IF([.D445]&lt;&gt;&quot;&quot;;IF(ISERROR(HLOOKUP([.D445];[.$A$6:.$CV$6];1;0));[.D445];&quot;-&quot;);&quot;&quot;)" office:value-type="string" office:string-value="-" calcext:value-type="string">
            <text:p>-</text:p>
          </table:table-cell>
          <table:table-cell table:formula="of:=IF([.E445]&lt;&gt;&quot;&quot;;IF(ISERROR(HLOOKUP([.E445];[.$A$6:.$CV$6];1;0));[.E44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0]=&quot;&quot;;IF(ISERROR(FIND(&quot;-----&quot;;COM.MICROSOFT.CONCAT([.G445:.K445];&quot;X&quot;;[.G446:.K446];&quot;X&quot;;[.G447:.K447];&quot;X&quot;;[.G448:.K448];&quot;X&quot;;[.G449:.K449];&quot;X&quot;;[.G445:.G449];&quot;X&quot;;[.H445:.H449];&quot;X&quot;;[.I445:.I449];&quot;X&quot;;[.J445:.J449];&quot;X&quot;;[.K445:.K449];&quot;X&quot;;[.G449];[.H448];[.I447];[.J446];[.K445];&quot;X&quot;;[.G445];[.H446];[.I447];[.J448];[.K449])));0;1);&quot;&quot;)">
            <text:p/>
          </table:table-cell>
          <table:table-cell table:formula="of:=IF([.G450]=&quot;&quot;;SUM([.G445:.K449])*INDEX([.A$6:.CV$6];1;[.M$8])*[.O445];&quot;&quot;)">
            <text:p/>
          </table:table-cell>
          <table:table-cell table:number-columns-repeated="4"/>
          <table:table-cell table:formula="of:=IF([.O445]&lt;&gt;&quot;&quot;;ABS([.O445]-1);[.O445])">
            <text:p/>
          </table:table-cell>
          <table:table-cell table:formula="of:=IF([.G450]=&quot;&quot;;(SUM([.G445:.K449])-INDEX([.A$2:.CV$2];1;[.M$8]+1))*INDEX([.A$2:.CV$2];1;[.M$8]+1)*[.U44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46]&lt;&gt;&quot;&quot;;IF(ISERROR(HLOOKUP([.A446];[.$A$6:.$CV$6];1;0));[.A446];&quot;-&quot;);&quot;&quot;)">
            <text:p/>
          </table:table-cell>
          <table:table-cell table:formula="of:=IF([.B446]&lt;&gt;&quot;&quot;;IF(ISERROR(HLOOKUP([.B446];[.$A$6:.$CV$6];1;0));[.B446];&quot;-&quot;);&quot;&quot;)">
            <text:p/>
          </table:table-cell>
          <table:table-cell table:formula="of:=IF([.C446]&lt;&gt;&quot;&quot;;IF(ISERROR(HLOOKUP([.C446];[.$A$6:.$CV$6];1;0));[.C446];&quot;-&quot;);&quot;&quot;)">
            <text:p/>
          </table:table-cell>
          <table:table-cell table:formula="of:=IF([.D446]&lt;&gt;&quot;&quot;;IF(ISERROR(HLOOKUP([.D446];[.$A$6:.$CV$6];1;0));[.D446];&quot;-&quot;);&quot;&quot;)">
            <text:p/>
          </table:table-cell>
          <table:table-cell table:formula="of:=IF([.E446]&lt;&gt;&quot;&quot;;IF(ISERROR(HLOOKUP([.E446];[.$A$6:.$CV$6];1;0));[.E446];&quot;-&quot;);&quot;&quot;)">
            <text:p/>
          </table:table-cell>
          <table:table-cell table:number-columns-repeated="3"/>
          <table:table-cell table:formula="of:=IF([.G451]=&quot;&quot;;IF(ISERROR(FIND(&quot;-----&quot;;COM.MICROSOFT.CONCAT([.G446:.K446];&quot;X&quot;;[.G447:.K447];&quot;X&quot;;[.G448:.K448];&quot;X&quot;;[.G449:.K449];&quot;X&quot;;[.G450:.K450];&quot;X&quot;;[.G446:.G450];&quot;X&quot;;[.H446:.H450];&quot;X&quot;;[.I446:.I450];&quot;X&quot;;[.J446:.J450];&quot;X&quot;;[.K446:.K450];&quot;X&quot;;[.G450];[.H449];[.I448];[.J447];[.K446];&quot;X&quot;;[.G446];[.H447];[.I448];[.J449];[.K450])));0;1);&quot;&quot;)">
            <text:p/>
          </table:table-cell>
          <table:table-cell table:formula="of:=IF([.G451]=&quot;&quot;;SUM([.G446:.K450])*INDEX([.A$6:.CV$6];1;[.M$8])*[.O446];&quot;&quot;)">
            <text:p/>
          </table:table-cell>
          <table:table-cell table:number-columns-repeated="4"/>
          <table:table-cell table:formula="of:=IF([.O446]&lt;&gt;&quot;&quot;;ABS([.O446]-1);[.O446])">
            <text:p/>
          </table:table-cell>
          <table:table-cell table:formula="of:=IF([.G451]=&quot;&quot;;(SUM([.G446:.K450])-INDEX([.A$2:.CV$2];1;[.M$8]+1))*INDEX([.A$2:.CV$2];1;[.M$8]+1)*[.U4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/>
          <table:table-cell table:formula="of:=IF([.A447]&lt;&gt;&quot;&quot;;IF(ISERROR(HLOOKUP([.A447];[.$A$6:.$CV$6];1;0));[.A447];&quot;-&quot;);&quot;&quot;)" office:value-type="string" office:string-value="-" calcext:value-type="string">
            <text:p>-</text:p>
          </table:table-cell>
          <table:table-cell table:formula="of:=IF([.B447]&lt;&gt;&quot;&quot;;IF(ISERROR(HLOOKUP([.B447];[.$A$6:.$CV$6];1;0));[.B447];&quot;-&quot;);&quot;&quot;)" office:value-type="string" office:string-value="-" calcext:value-type="string">
            <text:p>-</text:p>
          </table:table-cell>
          <table:table-cell table:formula="of:=IF([.C447]&lt;&gt;&quot;&quot;;IF(ISERROR(HLOOKUP([.C447];[.$A$6:.$CV$6];1;0));[.C447];&quot;-&quot;);&quot;&quot;)" office:value-type="string" office:string-value="-" calcext:value-type="string">
            <text:p>-</text:p>
          </table:table-cell>
          <table:table-cell table:formula="of:=IF([.D447]&lt;&gt;&quot;&quot;;IF(ISERROR(HLOOKUP([.D447];[.$A$6:.$CV$6];1;0));[.D447];&quot;-&quot;);&quot;&quot;)" office:value-type="string" office:string-value="-" calcext:value-type="string">
            <text:p>-</text:p>
          </table:table-cell>
          <table:table-cell table:formula="of:=IF([.E447]&lt;&gt;&quot;&quot;;IF(ISERROR(HLOOKUP([.E447];[.$A$6:.$CV$6];1;0));[.E447];&quot;-&quot;);&quot;&quot;)" office:value-type="float" office:value="83" calcext:value-type="float">
            <text:p>83</text:p>
          </table:table-cell>
          <table:table-cell table:number-columns-repeated="3"/>
          <table:table-cell table:formula="of:=IF([.G452]=&quot;&quot;;IF(ISERROR(FIND(&quot;-----&quot;;COM.MICROSOFT.CONCAT([.G447:.K447];&quot;X&quot;;[.G448:.K448];&quot;X&quot;;[.G449:.K449];&quot;X&quot;;[.G450:.K450];&quot;X&quot;;[.G451:.K451];&quot;X&quot;;[.G447:.G451];&quot;X&quot;;[.H447:.H451];&quot;X&quot;;[.I447:.I451];&quot;X&quot;;[.J447:.J451];&quot;X&quot;;[.K447:.K451];&quot;X&quot;;[.G451];[.H450];[.I449];[.J448];[.K447];&quot;X&quot;;[.G447];[.H448];[.I449];[.J450];[.K451])));0;1);&quot;&quot;)" office:value-type="float" office:value="1" calcext:value-type="float">
            <text:p>1</text:p>
          </table:table-cell>
          <table:table-cell table:formula="of:=IF([.G452]=&quot;&quot;;SUM([.G447:.K451])*INDEX([.A$6:.CV$6];1;[.M$8])*[.O447];&quot;&quot;)" office:value-type="float" office:value="15134" calcext:value-type="float">
            <text:p>15134</text:p>
          </table:table-cell>
          <table:table-cell table:number-columns-repeated="4"/>
          <table:table-cell table:formula="of:=IF([.O447]&lt;&gt;&quot;&quot;;ABS([.O447]-1);[.O447])" office:value-type="float" office:value="0" calcext:value-type="float">
            <text:p>0</text:p>
          </table:table-cell>
          <table:table-cell table:formula="of:=IF([.G452]=&quot;&quot;;(SUM([.G447:.K451])-INDEX([.A$2:.CV$2];1;[.M$8]+1))*INDEX([.A$2:.CV$2];1;[.M$8]+1)*[.U44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/>
          <table:table-cell table:formula="of:=IF([.A448]&lt;&gt;&quot;&quot;;IF(ISERROR(HLOOKUP([.A448];[.$A$6:.$CV$6];1;0));[.A448];&quot;-&quot;);&quot;&quot;)" office:value-type="string" office:string-value="-" calcext:value-type="string">
            <text:p>-</text:p>
          </table:table-cell>
          <table:table-cell table:formula="of:=IF([.B448]&lt;&gt;&quot;&quot;;IF(ISERROR(HLOOKUP([.B448];[.$A$6:.$CV$6];1;0));[.B448];&quot;-&quot;);&quot;&quot;)" office:value-type="string" office:string-value="-" calcext:value-type="string">
            <text:p>-</text:p>
          </table:table-cell>
          <table:table-cell table:formula="of:=IF([.C448]&lt;&gt;&quot;&quot;;IF(ISERROR(HLOOKUP([.C448];[.$A$6:.$CV$6];1;0));[.C448];&quot;-&quot;);&quot;&quot;)" office:value-type="string" office:string-value="-" calcext:value-type="string">
            <text:p>-</text:p>
          </table:table-cell>
          <table:table-cell table:formula="of:=IF([.D448]&lt;&gt;&quot;&quot;;IF(ISERROR(HLOOKUP([.D448];[.$A$6:.$CV$6];1;0));[.D448];&quot;-&quot;);&quot;&quot;)" office:value-type="string" office:string-value="-" calcext:value-type="string">
            <text:p>-</text:p>
          </table:table-cell>
          <table:table-cell table:formula="of:=IF([.E448]&lt;&gt;&quot;&quot;;IF(ISERROR(HLOOKUP([.E448];[.$A$6:.$CV$6];1;0));[.E448];&quot;-&quot;);&quot;&quot;)" office:value-type="float" office:value="78" calcext:value-type="float">
            <text:p>78</text:p>
          </table:table-cell>
          <table:table-cell table:number-columns-repeated="3"/>
          <table:table-cell table:formula="of:=IF([.G453]=&quot;&quot;;IF(ISERROR(FIND(&quot;-----&quot;;COM.MICROSOFT.CONCAT([.G448:.K448];&quot;X&quot;;[.G449:.K449];&quot;X&quot;;[.G450:.K450];&quot;X&quot;;[.G451:.K451];&quot;X&quot;;[.G452:.K452];&quot;X&quot;;[.G448:.G452];&quot;X&quot;;[.H448:.H452];&quot;X&quot;;[.I448:.I452];&quot;X&quot;;[.J448:.J452];&quot;X&quot;;[.K448:.K452];&quot;X&quot;;[.G452];[.H451];[.I450];[.J449];[.K448];&quot;X&quot;;[.G448];[.H449];[.I450];[.J451];[.K452])));0;1);&quot;&quot;)">
            <text:p/>
          </table:table-cell>
          <table:table-cell table:formula="of:=IF([.G453]=&quot;&quot;;SUM([.G448:.K452])*INDEX([.A$6:.CV$6];1;[.M$8])*[.O448];&quot;&quot;)">
            <text:p/>
          </table:table-cell>
          <table:table-cell table:number-columns-repeated="4"/>
          <table:table-cell table:formula="of:=IF([.O448]&lt;&gt;&quot;&quot;;ABS([.O448]-1);[.O448])">
            <text:p/>
          </table:table-cell>
          <table:table-cell table:formula="of:=IF([.G453]=&quot;&quot;;(SUM([.G448:.K452])-INDEX([.A$2:.CV$2];1;[.M$8]+1))*INDEX([.A$2:.CV$2];1;[.M$8]+1)*[.U4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[.A449]&lt;&gt;&quot;&quot;;IF(ISERROR(HLOOKUP([.A449];[.$A$6:.$CV$6];1;0));[.A449];&quot;-&quot;);&quot;&quot;)" office:value-type="string" office:string-value="-" calcext:value-type="string">
            <text:p>-</text:p>
          </table:table-cell>
          <table:table-cell table:formula="of:=IF([.B449]&lt;&gt;&quot;&quot;;IF(ISERROR(HLOOKUP([.B449];[.$A$6:.$CV$6];1;0));[.B449];&quot;-&quot;);&quot;&quot;)" office:value-type="string" office:string-value="-" calcext:value-type="string">
            <text:p>-</text:p>
          </table:table-cell>
          <table:table-cell table:formula="of:=IF([.C449]&lt;&gt;&quot;&quot;;IF(ISERROR(HLOOKUP([.C449];[.$A$6:.$CV$6];1;0));[.C449];&quot;-&quot;);&quot;&quot;)" office:value-type="string" office:string-value="-" calcext:value-type="string">
            <text:p>-</text:p>
          </table:table-cell>
          <table:table-cell table:formula="of:=IF([.D449]&lt;&gt;&quot;&quot;;IF(ISERROR(HLOOKUP([.D449];[.$A$6:.$CV$6];1;0));[.D449];&quot;-&quot;);&quot;&quot;)" office:value-type="string" office:string-value="-" calcext:value-type="string">
            <text:p>-</text:p>
          </table:table-cell>
          <table:table-cell table:formula="of:=IF([.E449]&lt;&gt;&quot;&quot;;IF(ISERROR(HLOOKUP([.E449];[.$A$6:.$CV$6];1;0));[.E44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4]=&quot;&quot;;IF(ISERROR(FIND(&quot;-----&quot;;COM.MICROSOFT.CONCAT([.G449:.K449];&quot;X&quot;;[.G450:.K450];&quot;X&quot;;[.G451:.K451];&quot;X&quot;;[.G452:.K452];&quot;X&quot;;[.G453:.K453];&quot;X&quot;;[.G449:.G453];&quot;X&quot;;[.H449:.H453];&quot;X&quot;;[.I449:.I453];&quot;X&quot;;[.J449:.J453];&quot;X&quot;;[.K449:.K453];&quot;X&quot;;[.G453];[.H452];[.I451];[.J450];[.K449];&quot;X&quot;;[.G449];[.H450];[.I451];[.J452];[.K453])));0;1);&quot;&quot;)">
            <text:p/>
          </table:table-cell>
          <table:table-cell table:formula="of:=IF([.G454]=&quot;&quot;;SUM([.G449:.K453])*INDEX([.A$6:.CV$6];1;[.M$8])*[.O449];&quot;&quot;)">
            <text:p/>
          </table:table-cell>
          <table:table-cell table:number-columns-repeated="4"/>
          <table:table-cell table:formula="of:=IF([.O449]&lt;&gt;&quot;&quot;;ABS([.O449]-1);[.O449])">
            <text:p/>
          </table:table-cell>
          <table:table-cell table:formula="of:=IF([.G454]=&quot;&quot;;(SUM([.G449:.K453])-INDEX([.A$2:.CV$2];1;[.M$8]+1))*INDEX([.A$2:.CV$2];1;[.M$8]+1)*[.U4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[.A450]&lt;&gt;&quot;&quot;;IF(ISERROR(HLOOKUP([.A450];[.$A$6:.$CV$6];1;0));[.A450];&quot;-&quot;);&quot;&quot;)" office:value-type="string" office:string-value="-" calcext:value-type="string">
            <text:p>-</text:p>
          </table:table-cell>
          <table:table-cell table:formula="of:=IF([.B450]&lt;&gt;&quot;&quot;;IF(ISERROR(HLOOKUP([.B450];[.$A$6:.$CV$6];1;0));[.B450];&quot;-&quot;);&quot;&quot;)" office:value-type="string" office:string-value="-" calcext:value-type="string">
            <text:p>-</text:p>
          </table:table-cell>
          <table:table-cell table:formula="of:=IF([.C450]&lt;&gt;&quot;&quot;;IF(ISERROR(HLOOKUP([.C450];[.$A$6:.$CV$6];1;0));[.C450];&quot;-&quot;);&quot;&quot;)" office:value-type="string" office:string-value="-" calcext:value-type="string">
            <text:p>-</text:p>
          </table:table-cell>
          <table:table-cell table:formula="of:=IF([.D450]&lt;&gt;&quot;&quot;;IF(ISERROR(HLOOKUP([.D450];[.$A$6:.$CV$6];1;0));[.D450];&quot;-&quot;);&quot;&quot;)" office:value-type="string" office:string-value="-" calcext:value-type="string">
            <text:p>-</text:p>
          </table:table-cell>
          <table:table-cell table:formula="of:=IF([.E450]&lt;&gt;&quot;&quot;;IF(ISERROR(HLOOKUP([.E450];[.$A$6:.$CV$6];1;0));[.E45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5]=&quot;&quot;;IF(ISERROR(FIND(&quot;-----&quot;;COM.MICROSOFT.CONCAT([.G450:.K450];&quot;X&quot;;[.G451:.K451];&quot;X&quot;;[.G452:.K452];&quot;X&quot;;[.G453:.K453];&quot;X&quot;;[.G454:.K454];&quot;X&quot;;[.G450:.G454];&quot;X&quot;;[.H450:.H454];&quot;X&quot;;[.I450:.I454];&quot;X&quot;;[.J450:.J454];&quot;X&quot;;[.K450:.K454];&quot;X&quot;;[.G454];[.H453];[.I452];[.J451];[.K450];&quot;X&quot;;[.G450];[.H451];[.I452];[.J453];[.K454])));0;1);&quot;&quot;)">
            <text:p/>
          </table:table-cell>
          <table:table-cell table:formula="of:=IF([.G455]=&quot;&quot;;SUM([.G450:.K454])*INDEX([.A$6:.CV$6];1;[.M$8])*[.O450];&quot;&quot;)">
            <text:p/>
          </table:table-cell>
          <table:table-cell table:number-columns-repeated="4"/>
          <table:table-cell table:formula="of:=IF([.O450]&lt;&gt;&quot;&quot;;ABS([.O450]-1);[.O450])">
            <text:p/>
          </table:table-cell>
          <table:table-cell table:formula="of:=IF([.G455]=&quot;&quot;;(SUM([.G450:.K454])-INDEX([.A$2:.CV$2];1;[.M$8]+1))*INDEX([.A$2:.CV$2];1;[.M$8]+1)*[.U4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451]&lt;&gt;&quot;&quot;;IF(ISERROR(HLOOKUP([.A451];[.$A$6:.$CV$6];1;0));[.A451];&quot;-&quot;);&quot;&quot;)" office:value-type="string" office:string-value="-" calcext:value-type="string">
            <text:p>-</text:p>
          </table:table-cell>
          <table:table-cell table:formula="of:=IF([.B451]&lt;&gt;&quot;&quot;;IF(ISERROR(HLOOKUP([.B451];[.$A$6:.$CV$6];1;0));[.B451];&quot;-&quot;);&quot;&quot;)" office:value-type="string" office:string-value="-" calcext:value-type="string">
            <text:p>-</text:p>
          </table:table-cell>
          <table:table-cell table:formula="of:=IF([.C451]&lt;&gt;&quot;&quot;;IF(ISERROR(HLOOKUP([.C451];[.$A$6:.$CV$6];1;0));[.C451];&quot;-&quot;);&quot;&quot;)" office:value-type="string" office:string-value="-" calcext:value-type="string">
            <text:p>-</text:p>
          </table:table-cell>
          <table:table-cell table:formula="of:=IF([.D451]&lt;&gt;&quot;&quot;;IF(ISERROR(HLOOKUP([.D451];[.$A$6:.$CV$6];1;0));[.D451];&quot;-&quot;);&quot;&quot;)" office:value-type="string" office:string-value="-" calcext:value-type="string">
            <text:p>-</text:p>
          </table:table-cell>
          <table:table-cell table:formula="of:=IF([.E451]&lt;&gt;&quot;&quot;;IF(ISERROR(HLOOKUP([.E451];[.$A$6:.$CV$6];1;0));[.E45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6]=&quot;&quot;;IF(ISERROR(FIND(&quot;-----&quot;;COM.MICROSOFT.CONCAT([.G451:.K451];&quot;X&quot;;[.G452:.K452];&quot;X&quot;;[.G453:.K453];&quot;X&quot;;[.G454:.K454];&quot;X&quot;;[.G455:.K455];&quot;X&quot;;[.G451:.G455];&quot;X&quot;;[.H451:.H455];&quot;X&quot;;[.I451:.I455];&quot;X&quot;;[.J451:.J455];&quot;X&quot;;[.K451:.K455];&quot;X&quot;;[.G455];[.H454];[.I453];[.J452];[.K451];&quot;X&quot;;[.G451];[.H452];[.I453];[.J454];[.K455])));0;1);&quot;&quot;)">
            <text:p/>
          </table:table-cell>
          <table:table-cell table:formula="of:=IF([.G456]=&quot;&quot;;SUM([.G451:.K455])*INDEX([.A$6:.CV$6];1;[.M$8])*[.O451];&quot;&quot;)">
            <text:p/>
          </table:table-cell>
          <table:table-cell table:number-columns-repeated="4"/>
          <table:table-cell table:formula="of:=IF([.O451]&lt;&gt;&quot;&quot;;ABS([.O451]-1);[.O451])">
            <text:p/>
          </table:table-cell>
          <table:table-cell table:formula="of:=IF([.G456]=&quot;&quot;;(SUM([.G451:.K455])-INDEX([.A$2:.CV$2];1;[.M$8]+1))*INDEX([.A$2:.CV$2];1;[.M$8]+1)*[.U45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52]&lt;&gt;&quot;&quot;;IF(ISERROR(HLOOKUP([.A452];[.$A$6:.$CV$6];1;0));[.A452];&quot;-&quot;);&quot;&quot;)">
            <text:p/>
          </table:table-cell>
          <table:table-cell table:formula="of:=IF([.B452]&lt;&gt;&quot;&quot;;IF(ISERROR(HLOOKUP([.B452];[.$A$6:.$CV$6];1;0));[.B452];&quot;-&quot;);&quot;&quot;)">
            <text:p/>
          </table:table-cell>
          <table:table-cell table:formula="of:=IF([.C452]&lt;&gt;&quot;&quot;;IF(ISERROR(HLOOKUP([.C452];[.$A$6:.$CV$6];1;0));[.C452];&quot;-&quot;);&quot;&quot;)">
            <text:p/>
          </table:table-cell>
          <table:table-cell table:formula="of:=IF([.D452]&lt;&gt;&quot;&quot;;IF(ISERROR(HLOOKUP([.D452];[.$A$6:.$CV$6];1;0));[.D452];&quot;-&quot;);&quot;&quot;)">
            <text:p/>
          </table:table-cell>
          <table:table-cell table:formula="of:=IF([.E452]&lt;&gt;&quot;&quot;;IF(ISERROR(HLOOKUP([.E452];[.$A$6:.$CV$6];1;0));[.E452];&quot;-&quot;);&quot;&quot;)">
            <text:p/>
          </table:table-cell>
          <table:table-cell table:number-columns-repeated="3"/>
          <table:table-cell table:formula="of:=IF([.G457]=&quot;&quot;;IF(ISERROR(FIND(&quot;-----&quot;;COM.MICROSOFT.CONCAT([.G452:.K452];&quot;X&quot;;[.G453:.K453];&quot;X&quot;;[.G454:.K454];&quot;X&quot;;[.G455:.K455];&quot;X&quot;;[.G456:.K456];&quot;X&quot;;[.G452:.G456];&quot;X&quot;;[.H452:.H456];&quot;X&quot;;[.I452:.I456];&quot;X&quot;;[.J452:.J456];&quot;X&quot;;[.K452:.K456];&quot;X&quot;;[.G456];[.H455];[.I454];[.J453];[.K452];&quot;X&quot;;[.G452];[.H453];[.I454];[.J455];[.K456])));0;1);&quot;&quot;)">
            <text:p/>
          </table:table-cell>
          <table:table-cell table:formula="of:=IF([.G457]=&quot;&quot;;SUM([.G452:.K456])*INDEX([.A$6:.CV$6];1;[.M$8])*[.O452];&quot;&quot;)">
            <text:p/>
          </table:table-cell>
          <table:table-cell table:number-columns-repeated="4"/>
          <table:table-cell table:formula="of:=IF([.O452]&lt;&gt;&quot;&quot;;ABS([.O452]-1);[.O452])">
            <text:p/>
          </table:table-cell>
          <table:table-cell table:formula="of:=IF([.G457]=&quot;&quot;;(SUM([.G452:.K456])-INDEX([.A$2:.CV$2];1;[.M$8]+1))*INDEX([.A$2:.CV$2];1;[.M$8]+1)*[.U4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453]&lt;&gt;&quot;&quot;;IF(ISERROR(HLOOKUP([.A453];[.$A$6:.$CV$6];1;0));[.A453];&quot;-&quot;);&quot;&quot;)" office:value-type="string" office:string-value="-" calcext:value-type="string">
            <text:p>-</text:p>
          </table:table-cell>
          <table:table-cell table:formula="of:=IF([.B453]&lt;&gt;&quot;&quot;;IF(ISERROR(HLOOKUP([.B453];[.$A$6:.$CV$6];1;0));[.B453];&quot;-&quot;);&quot;&quot;)" office:value-type="float" office:value="78" calcext:value-type="float">
            <text:p>78</text:p>
          </table:table-cell>
          <table:table-cell table:formula="of:=IF([.C453]&lt;&gt;&quot;&quot;;IF(ISERROR(HLOOKUP([.C453];[.$A$6:.$CV$6];1;0));[.C453];&quot;-&quot;);&quot;&quot;)" office:value-type="string" office:string-value="-" calcext:value-type="string">
            <text:p>-</text:p>
          </table:table-cell>
          <table:table-cell table:formula="of:=IF([.D453]&lt;&gt;&quot;&quot;;IF(ISERROR(HLOOKUP([.D453];[.$A$6:.$CV$6];1;0));[.D453];&quot;-&quot;);&quot;&quot;)" office:value-type="string" office:string-value="-" calcext:value-type="string">
            <text:p>-</text:p>
          </table:table-cell>
          <table:table-cell table:formula="of:=IF([.E453]&lt;&gt;&quot;&quot;;IF(ISERROR(HLOOKUP([.E453];[.$A$6:.$CV$6];1;0));[.E45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8]=&quot;&quot;;IF(ISERROR(FIND(&quot;-----&quot;;COM.MICROSOFT.CONCAT([.G453:.K453];&quot;X&quot;;[.G454:.K454];&quot;X&quot;;[.G455:.K455];&quot;X&quot;;[.G456:.K456];&quot;X&quot;;[.G457:.K457];&quot;X&quot;;[.G453:.G457];&quot;X&quot;;[.H453:.H457];&quot;X&quot;;[.I453:.I457];&quot;X&quot;;[.J453:.J457];&quot;X&quot;;[.K453:.K457];&quot;X&quot;;[.G457];[.H456];[.I455];[.J454];[.K453];&quot;X&quot;;[.G453];[.H454];[.I455];[.J456];[.K457])));0;1);&quot;&quot;)" office:value-type="float" office:value="1" calcext:value-type="float">
            <text:p>1</text:p>
          </table:table-cell>
          <table:table-cell table:formula="of:=IF([.G458]=&quot;&quot;;SUM([.G453:.K457])*INDEX([.A$6:.CV$6];1;[.M$8])*[.O453];&quot;&quot;)" office:value-type="float" office:value="7332" calcext:value-type="float">
            <text:p>7332</text:p>
          </table:table-cell>
          <table:table-cell table:number-columns-repeated="4"/>
          <table:table-cell table:formula="of:=IF([.O453]&lt;&gt;&quot;&quot;;ABS([.O453]-1);[.O453])" office:value-type="float" office:value="0" calcext:value-type="float">
            <text:p>0</text:p>
          </table:table-cell>
          <table:table-cell table:formula="of:=IF([.G458]=&quot;&quot;;(SUM([.G453:.K457])-INDEX([.A$2:.CV$2];1;[.M$8]+1))*INDEX([.A$2:.CV$2];1;[.M$8]+1)*[.U45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454]&lt;&gt;&quot;&quot;;IF(ISERROR(HLOOKUP([.A454];[.$A$6:.$CV$6];1;0));[.A454];&quot;-&quot;);&quot;&quot;)" office:value-type="string" office:string-value="-" calcext:value-type="string">
            <text:p>-</text:p>
          </table:table-cell>
          <table:table-cell table:formula="of:=IF([.B454]&lt;&gt;&quot;&quot;;IF(ISERROR(HLOOKUP([.B454];[.$A$6:.$CV$6];1;0));[.B454];&quot;-&quot;);&quot;&quot;)" office:value-type="string" office:string-value="-" calcext:value-type="string">
            <text:p>-</text:p>
          </table:table-cell>
          <table:table-cell table:formula="of:=IF([.C454]&lt;&gt;&quot;&quot;;IF(ISERROR(HLOOKUP([.C454];[.$A$6:.$CV$6];1;0));[.C454];&quot;-&quot;);&quot;&quot;)" office:value-type="string" office:string-value="-" calcext:value-type="string">
            <text:p>-</text:p>
          </table:table-cell>
          <table:table-cell table:formula="of:=IF([.D454]&lt;&gt;&quot;&quot;;IF(ISERROR(HLOOKUP([.D454];[.$A$6:.$CV$6];1;0));[.D454];&quot;-&quot;);&quot;&quot;)" office:value-type="string" office:string-value="-" calcext:value-type="string">
            <text:p>-</text:p>
          </table:table-cell>
          <table:table-cell table:formula="of:=IF([.E454]&lt;&gt;&quot;&quot;;IF(ISERROR(HLOOKUP([.E454];[.$A$6:.$CV$6];1;0));[.E45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59]=&quot;&quot;;IF(ISERROR(FIND(&quot;-----&quot;;COM.MICROSOFT.CONCAT([.G454:.K454];&quot;X&quot;;[.G455:.K455];&quot;X&quot;;[.G456:.K456];&quot;X&quot;;[.G457:.K457];&quot;X&quot;;[.G458:.K458];&quot;X&quot;;[.G454:.G458];&quot;X&quot;;[.H454:.H458];&quot;X&quot;;[.I454:.I458];&quot;X&quot;;[.J454:.J458];&quot;X&quot;;[.K454:.K458];&quot;X&quot;;[.G458];[.H457];[.I456];[.J455];[.K454];&quot;X&quot;;[.G454];[.H455];[.I456];[.J457];[.K458])));0;1);&quot;&quot;)">
            <text:p/>
          </table:table-cell>
          <table:table-cell table:formula="of:=IF([.G459]=&quot;&quot;;SUM([.G454:.K458])*INDEX([.A$6:.CV$6];1;[.M$8])*[.O454];&quot;&quot;)">
            <text:p/>
          </table:table-cell>
          <table:table-cell table:number-columns-repeated="4"/>
          <table:table-cell table:formula="of:=IF([.O454]&lt;&gt;&quot;&quot;;ABS([.O454]-1);[.O454])">
            <text:p/>
          </table:table-cell>
          <table:table-cell table:formula="of:=IF([.G459]=&quot;&quot;;(SUM([.G454:.K458])-INDEX([.A$2:.CV$2];1;[.M$8]+1))*INDEX([.A$2:.CV$2];1;[.M$8]+1)*[.U4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A455]&lt;&gt;&quot;&quot;;IF(ISERROR(HLOOKUP([.A455];[.$A$6:.$CV$6];1;0));[.A455];&quot;-&quot;);&quot;&quot;)" office:value-type="string" office:string-value="-" calcext:value-type="string">
            <text:p>-</text:p>
          </table:table-cell>
          <table:table-cell table:formula="of:=IF([.B455]&lt;&gt;&quot;&quot;;IF(ISERROR(HLOOKUP([.B455];[.$A$6:.$CV$6];1;0));[.B455];&quot;-&quot;);&quot;&quot;)" office:value-type="string" office:string-value="-" calcext:value-type="string">
            <text:p>-</text:p>
          </table:table-cell>
          <table:table-cell table:formula="of:=IF([.C455]&lt;&gt;&quot;&quot;;IF(ISERROR(HLOOKUP([.C455];[.$A$6:.$CV$6];1;0));[.C455];&quot;-&quot;);&quot;&quot;)" office:value-type="string" office:string-value="-" calcext:value-type="string">
            <text:p>-</text:p>
          </table:table-cell>
          <table:table-cell table:formula="of:=IF([.D455]&lt;&gt;&quot;&quot;;IF(ISERROR(HLOOKUP([.D455];[.$A$6:.$CV$6];1;0));[.D455];&quot;-&quot;);&quot;&quot;)" office:value-type="string" office:string-value="-" calcext:value-type="string">
            <text:p>-</text:p>
          </table:table-cell>
          <table:table-cell table:formula="of:=IF([.E455]&lt;&gt;&quot;&quot;;IF(ISERROR(HLOOKUP([.E455];[.$A$6:.$CV$6];1;0));[.E45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0]=&quot;&quot;;IF(ISERROR(FIND(&quot;-----&quot;;COM.MICROSOFT.CONCAT([.G455:.K455];&quot;X&quot;;[.G456:.K456];&quot;X&quot;;[.G457:.K457];&quot;X&quot;;[.G458:.K458];&quot;X&quot;;[.G459:.K459];&quot;X&quot;;[.G455:.G459];&quot;X&quot;;[.H455:.H459];&quot;X&quot;;[.I455:.I459];&quot;X&quot;;[.J455:.J459];&quot;X&quot;;[.K455:.K459];&quot;X&quot;;[.G459];[.H458];[.I457];[.J456];[.K455];&quot;X&quot;;[.G455];[.H456];[.I457];[.J458];[.K459])));0;1);&quot;&quot;)">
            <text:p/>
          </table:table-cell>
          <table:table-cell table:formula="of:=IF([.G460]=&quot;&quot;;SUM([.G455:.K459])*INDEX([.A$6:.CV$6];1;[.M$8])*[.O455];&quot;&quot;)">
            <text:p/>
          </table:table-cell>
          <table:table-cell table:number-columns-repeated="4"/>
          <table:table-cell table:formula="of:=IF([.O455]&lt;&gt;&quot;&quot;;ABS([.O455]-1);[.O455])">
            <text:p/>
          </table:table-cell>
          <table:table-cell table:formula="of:=IF([.G460]=&quot;&quot;;(SUM([.G455:.K459])-INDEX([.A$2:.CV$2];1;[.M$8]+1))*INDEX([.A$2:.CV$2];1;[.M$8]+1)*[.U4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A456]&lt;&gt;&quot;&quot;;IF(ISERROR(HLOOKUP([.A456];[.$A$6:.$CV$6];1;0));[.A456];&quot;-&quot;);&quot;&quot;)" office:value-type="string" office:string-value="-" calcext:value-type="string">
            <text:p>-</text:p>
          </table:table-cell>
          <table:table-cell table:formula="of:=IF([.B456]&lt;&gt;&quot;&quot;;IF(ISERROR(HLOOKUP([.B456];[.$A$6:.$CV$6];1;0));[.B456];&quot;-&quot;);&quot;&quot;)" office:value-type="string" office:string-value="-" calcext:value-type="string">
            <text:p>-</text:p>
          </table:table-cell>
          <table:table-cell table:formula="of:=IF([.C456]&lt;&gt;&quot;&quot;;IF(ISERROR(HLOOKUP([.C456];[.$A$6:.$CV$6];1;0));[.C456];&quot;-&quot;);&quot;&quot;)" office:value-type="string" office:string-value="-" calcext:value-type="string">
            <text:p>-</text:p>
          </table:table-cell>
          <table:table-cell table:formula="of:=IF([.D456]&lt;&gt;&quot;&quot;;IF(ISERROR(HLOOKUP([.D456];[.$A$6:.$CV$6];1;0));[.D456];&quot;-&quot;);&quot;&quot;)" office:value-type="string" office:string-value="-" calcext:value-type="string">
            <text:p>-</text:p>
          </table:table-cell>
          <table:table-cell table:formula="of:=IF([.E456]&lt;&gt;&quot;&quot;;IF(ISERROR(HLOOKUP([.E456];[.$A$6:.$CV$6];1;0));[.E45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1]=&quot;&quot;;IF(ISERROR(FIND(&quot;-----&quot;;COM.MICROSOFT.CONCAT([.G456:.K456];&quot;X&quot;;[.G457:.K457];&quot;X&quot;;[.G458:.K458];&quot;X&quot;;[.G459:.K459];&quot;X&quot;;[.G460:.K460];&quot;X&quot;;[.G456:.G460];&quot;X&quot;;[.H456:.H460];&quot;X&quot;;[.I456:.I460];&quot;X&quot;;[.J456:.J460];&quot;X&quot;;[.K456:.K460];&quot;X&quot;;[.G460];[.H459];[.I458];[.J457];[.K456];&quot;X&quot;;[.G456];[.H457];[.I458];[.J459];[.K460])));0;1);&quot;&quot;)">
            <text:p/>
          </table:table-cell>
          <table:table-cell table:formula="of:=IF([.G461]=&quot;&quot;;SUM([.G456:.K460])*INDEX([.A$6:.CV$6];1;[.M$8])*[.O456];&quot;&quot;)">
            <text:p/>
          </table:table-cell>
          <table:table-cell table:number-columns-repeated="4"/>
          <table:table-cell table:formula="of:=IF([.O456]&lt;&gt;&quot;&quot;;ABS([.O456]-1);[.O456])">
            <text:p/>
          </table:table-cell>
          <table:table-cell table:formula="of:=IF([.G461]=&quot;&quot;;(SUM([.G456:.K460])-INDEX([.A$2:.CV$2];1;[.M$8]+1))*INDEX([.A$2:.CV$2];1;[.M$8]+1)*[.U4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A457]&lt;&gt;&quot;&quot;;IF(ISERROR(HLOOKUP([.A457];[.$A$6:.$CV$6];1;0));[.A457];&quot;-&quot;);&quot;&quot;)" office:value-type="string" office:string-value="-" calcext:value-type="string">
            <text:p>-</text:p>
          </table:table-cell>
          <table:table-cell table:formula="of:=IF([.B457]&lt;&gt;&quot;&quot;;IF(ISERROR(HLOOKUP([.B457];[.$A$6:.$CV$6];1;0));[.B457];&quot;-&quot;);&quot;&quot;)" office:value-type="string" office:string-value="-" calcext:value-type="string">
            <text:p>-</text:p>
          </table:table-cell>
          <table:table-cell table:formula="of:=IF([.C457]&lt;&gt;&quot;&quot;;IF(ISERROR(HLOOKUP([.C457];[.$A$6:.$CV$6];1;0));[.C457];&quot;-&quot;);&quot;&quot;)" office:value-type="string" office:string-value="-" calcext:value-type="string">
            <text:p>-</text:p>
          </table:table-cell>
          <table:table-cell table:formula="of:=IF([.D457]&lt;&gt;&quot;&quot;;IF(ISERROR(HLOOKUP([.D457];[.$A$6:.$CV$6];1;0));[.D457];&quot;-&quot;);&quot;&quot;)" office:value-type="string" office:string-value="-" calcext:value-type="string">
            <text:p>-</text:p>
          </table:table-cell>
          <table:table-cell table:formula="of:=IF([.E457]&lt;&gt;&quot;&quot;;IF(ISERROR(HLOOKUP([.E457];[.$A$6:.$CV$6];1;0));[.E45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2]=&quot;&quot;;IF(ISERROR(FIND(&quot;-----&quot;;COM.MICROSOFT.CONCAT([.G457:.K457];&quot;X&quot;;[.G458:.K458];&quot;X&quot;;[.G459:.K459];&quot;X&quot;;[.G460:.K460];&quot;X&quot;;[.G461:.K461];&quot;X&quot;;[.G457:.G461];&quot;X&quot;;[.H457:.H461];&quot;X&quot;;[.I457:.I461];&quot;X&quot;;[.J457:.J461];&quot;X&quot;;[.K457:.K461];&quot;X&quot;;[.G461];[.H460];[.I459];[.J458];[.K457];&quot;X&quot;;[.G457];[.H458];[.I459];[.J460];[.K461])));0;1);&quot;&quot;)">
            <text:p/>
          </table:table-cell>
          <table:table-cell table:formula="of:=IF([.G462]=&quot;&quot;;SUM([.G457:.K461])*INDEX([.A$6:.CV$6];1;[.M$8])*[.O457];&quot;&quot;)">
            <text:p/>
          </table:table-cell>
          <table:table-cell table:number-columns-repeated="4"/>
          <table:table-cell table:formula="of:=IF([.O457]&lt;&gt;&quot;&quot;;ABS([.O457]-1);[.O457])">
            <text:p/>
          </table:table-cell>
          <table:table-cell table:formula="of:=IF([.G462]=&quot;&quot;;(SUM([.G457:.K461])-INDEX([.A$2:.CV$2];1;[.M$8]+1))*INDEX([.A$2:.CV$2];1;[.M$8]+1)*[.U45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58]&lt;&gt;&quot;&quot;;IF(ISERROR(HLOOKUP([.A458];[.$A$6:.$CV$6];1;0));[.A458];&quot;-&quot;);&quot;&quot;)">
            <text:p/>
          </table:table-cell>
          <table:table-cell table:formula="of:=IF([.B458]&lt;&gt;&quot;&quot;;IF(ISERROR(HLOOKUP([.B458];[.$A$6:.$CV$6];1;0));[.B458];&quot;-&quot;);&quot;&quot;)">
            <text:p/>
          </table:table-cell>
          <table:table-cell table:formula="of:=IF([.C458]&lt;&gt;&quot;&quot;;IF(ISERROR(HLOOKUP([.C458];[.$A$6:.$CV$6];1;0));[.C458];&quot;-&quot;);&quot;&quot;)">
            <text:p/>
          </table:table-cell>
          <table:table-cell table:formula="of:=IF([.D458]&lt;&gt;&quot;&quot;;IF(ISERROR(HLOOKUP([.D458];[.$A$6:.$CV$6];1;0));[.D458];&quot;-&quot;);&quot;&quot;)">
            <text:p/>
          </table:table-cell>
          <table:table-cell table:formula="of:=IF([.E458]&lt;&gt;&quot;&quot;;IF(ISERROR(HLOOKUP([.E458];[.$A$6:.$CV$6];1;0));[.E458];&quot;-&quot;);&quot;&quot;)">
            <text:p/>
          </table:table-cell>
          <table:table-cell table:number-columns-repeated="3"/>
          <table:table-cell table:formula="of:=IF([.G463]=&quot;&quot;;IF(ISERROR(FIND(&quot;-----&quot;;COM.MICROSOFT.CONCAT([.G458:.K458];&quot;X&quot;;[.G459:.K459];&quot;X&quot;;[.G460:.K460];&quot;X&quot;;[.G461:.K461];&quot;X&quot;;[.G462:.K462];&quot;X&quot;;[.G458:.G462];&quot;X&quot;;[.H458:.H462];&quot;X&quot;;[.I458:.I462];&quot;X&quot;;[.J458:.J462];&quot;X&quot;;[.K458:.K462];&quot;X&quot;;[.G462];[.H461];[.I460];[.J459];[.K458];&quot;X&quot;;[.G458];[.H459];[.I460];[.J461];[.K462])));0;1);&quot;&quot;)">
            <text:p/>
          </table:table-cell>
          <table:table-cell table:formula="of:=IF([.G463]=&quot;&quot;;SUM([.G458:.K462])*INDEX([.A$6:.CV$6];1;[.M$8])*[.O458];&quot;&quot;)">
            <text:p/>
          </table:table-cell>
          <table:table-cell table:number-columns-repeated="4"/>
          <table:table-cell table:formula="of:=IF([.O458]&lt;&gt;&quot;&quot;;ABS([.O458]-1);[.O458])">
            <text:p/>
          </table:table-cell>
          <table:table-cell table:formula="of:=IF([.G463]=&quot;&quot;;(SUM([.G458:.K462])-INDEX([.A$2:.CV$2];1;[.M$8]+1))*INDEX([.A$2:.CV$2];1;[.M$8]+1)*[.U4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459]&lt;&gt;&quot;&quot;;IF(ISERROR(HLOOKUP([.A459];[.$A$6:.$CV$6];1;0));[.A459];&quot;-&quot;);&quot;&quot;)" office:value-type="string" office:string-value="-" calcext:value-type="string">
            <text:p>-</text:p>
          </table:table-cell>
          <table:table-cell table:formula="of:=IF([.B459]&lt;&gt;&quot;&quot;;IF(ISERROR(HLOOKUP([.B459];[.$A$6:.$CV$6];1;0));[.B459];&quot;-&quot;);&quot;&quot;)" office:value-type="string" office:string-value="-" calcext:value-type="string">
            <text:p>-</text:p>
          </table:table-cell>
          <table:table-cell table:formula="of:=IF([.C459]&lt;&gt;&quot;&quot;;IF(ISERROR(HLOOKUP([.C459];[.$A$6:.$CV$6];1;0));[.C459];&quot;-&quot;);&quot;&quot;)" office:value-type="string" office:string-value="-" calcext:value-type="string">
            <text:p>-</text:p>
          </table:table-cell>
          <table:table-cell table:formula="of:=IF([.D459]&lt;&gt;&quot;&quot;;IF(ISERROR(HLOOKUP([.D459];[.$A$6:.$CV$6];1;0));[.D459];&quot;-&quot;);&quot;&quot;)" office:value-type="float" office:value="76" calcext:value-type="float">
            <text:p>76</text:p>
          </table:table-cell>
          <table:table-cell table:formula="of:=IF([.E459]&lt;&gt;&quot;&quot;;IF(ISERROR(HLOOKUP([.E459];[.$A$6:.$CV$6];1;0));[.E45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4]=&quot;&quot;;IF(ISERROR(FIND(&quot;-----&quot;;COM.MICROSOFT.CONCAT([.G459:.K459];&quot;X&quot;;[.G460:.K460];&quot;X&quot;;[.G461:.K461];&quot;X&quot;;[.G462:.K462];&quot;X&quot;;[.G463:.K463];&quot;X&quot;;[.G459:.G463];&quot;X&quot;;[.H459:.H463];&quot;X&quot;;[.I459:.I463];&quot;X&quot;;[.J459:.J463];&quot;X&quot;;[.K459:.K463];&quot;X&quot;;[.G463];[.H462];[.I461];[.J460];[.K459];&quot;X&quot;;[.G459];[.H460];[.I461];[.J462];[.K463])));0;1);&quot;&quot;)" office:value-type="float" office:value="1" calcext:value-type="float">
            <text:p>1</text:p>
          </table:table-cell>
          <table:table-cell table:formula="of:=IF([.G464]=&quot;&quot;;SUM([.G459:.K463])*INDEX([.A$6:.CV$6];1;[.M$8])*[.O459];&quot;&quot;)" office:value-type="float" office:value="14100" calcext:value-type="float">
            <text:p>14100</text:p>
          </table:table-cell>
          <table:table-cell table:number-columns-repeated="4"/>
          <table:table-cell table:formula="of:=IF([.O459]&lt;&gt;&quot;&quot;;ABS([.O459]-1);[.O459])" office:value-type="float" office:value="0" calcext:value-type="float">
            <text:p>0</text:p>
          </table:table-cell>
          <table:table-cell table:formula="of:=IF([.G464]=&quot;&quot;;(SUM([.G459:.K463])-INDEX([.A$2:.CV$2];1;[.M$8]+1))*INDEX([.A$2:.CV$2];1;[.M$8]+1)*[.U45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460]&lt;&gt;&quot;&quot;;IF(ISERROR(HLOOKUP([.A460];[.$A$6:.$CV$6];1;0));[.A460];&quot;-&quot;);&quot;&quot;)" office:value-type="string" office:string-value="-" calcext:value-type="string">
            <text:p>-</text:p>
          </table:table-cell>
          <table:table-cell table:formula="of:=IF([.B460]&lt;&gt;&quot;&quot;;IF(ISERROR(HLOOKUP([.B460];[.$A$6:.$CV$6];1;0));[.B460];&quot;-&quot;);&quot;&quot;)" office:value-type="string" office:string-value="-" calcext:value-type="string">
            <text:p>-</text:p>
          </table:table-cell>
          <table:table-cell table:formula="of:=IF([.C460]&lt;&gt;&quot;&quot;;IF(ISERROR(HLOOKUP([.C460];[.$A$6:.$CV$6];1;0));[.C460];&quot;-&quot;);&quot;&quot;)" office:value-type="string" office:string-value="-" calcext:value-type="string">
            <text:p>-</text:p>
          </table:table-cell>
          <table:table-cell table:formula="of:=IF([.D460]&lt;&gt;&quot;&quot;;IF(ISERROR(HLOOKUP([.D460];[.$A$6:.$CV$6];1;0));[.D460];&quot;-&quot;);&quot;&quot;)" office:value-type="string" office:string-value="-" calcext:value-type="string">
            <text:p>-</text:p>
          </table:table-cell>
          <table:table-cell table:formula="of:=IF([.E460]&lt;&gt;&quot;&quot;;IF(ISERROR(HLOOKUP([.E460];[.$A$6:.$CV$6];1;0));[.E46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5]=&quot;&quot;;IF(ISERROR(FIND(&quot;-----&quot;;COM.MICROSOFT.CONCAT([.G460:.K460];&quot;X&quot;;[.G461:.K461];&quot;X&quot;;[.G462:.K462];&quot;X&quot;;[.G463:.K463];&quot;X&quot;;[.G464:.K464];&quot;X&quot;;[.G460:.G464];&quot;X&quot;;[.H460:.H464];&quot;X&quot;;[.I460:.I464];&quot;X&quot;;[.J460:.J464];&quot;X&quot;;[.K460:.K464];&quot;X&quot;;[.G464];[.H463];[.I462];[.J461];[.K460];&quot;X&quot;;[.G460];[.H461];[.I462];[.J463];[.K464])));0;1);&quot;&quot;)">
            <text:p/>
          </table:table-cell>
          <table:table-cell table:formula="of:=IF([.G465]=&quot;&quot;;SUM([.G460:.K464])*INDEX([.A$6:.CV$6];1;[.M$8])*[.O460];&quot;&quot;)">
            <text:p/>
          </table:table-cell>
          <table:table-cell table:number-columns-repeated="4"/>
          <table:table-cell table:formula="of:=IF([.O460]&lt;&gt;&quot;&quot;;ABS([.O460]-1);[.O460])">
            <text:p/>
          </table:table-cell>
          <table:table-cell table:formula="of:=IF([.G465]=&quot;&quot;;(SUM([.G460:.K464])-INDEX([.A$2:.CV$2];1;[.M$8]+1))*INDEX([.A$2:.CV$2];1;[.M$8]+1)*[.U4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461]&lt;&gt;&quot;&quot;;IF(ISERROR(HLOOKUP([.A461];[.$A$6:.$CV$6];1;0));[.A461];&quot;-&quot;);&quot;&quot;)" office:value-type="string" office:string-value="-" calcext:value-type="string">
            <text:p>-</text:p>
          </table:table-cell>
          <table:table-cell table:formula="of:=IF([.B461]&lt;&gt;&quot;&quot;;IF(ISERROR(HLOOKUP([.B461];[.$A$6:.$CV$6];1;0));[.B461];&quot;-&quot;);&quot;&quot;)" office:value-type="string" office:string-value="-" calcext:value-type="string">
            <text:p>-</text:p>
          </table:table-cell>
          <table:table-cell table:formula="of:=IF([.C461]&lt;&gt;&quot;&quot;;IF(ISERROR(HLOOKUP([.C461];[.$A$6:.$CV$6];1;0));[.C461];&quot;-&quot;);&quot;&quot;)" office:value-type="string" office:string-value="-" calcext:value-type="string">
            <text:p>-</text:p>
          </table:table-cell>
          <table:table-cell table:formula="of:=IF([.D461]&lt;&gt;&quot;&quot;;IF(ISERROR(HLOOKUP([.D461];[.$A$6:.$CV$6];1;0));[.D461];&quot;-&quot;);&quot;&quot;)" office:value-type="float" office:value="17" calcext:value-type="float">
            <text:p>17</text:p>
          </table:table-cell>
          <table:table-cell table:formula="of:=IF([.E461]&lt;&gt;&quot;&quot;;IF(ISERROR(HLOOKUP([.E461];[.$A$6:.$CV$6];1;0));[.E46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6]=&quot;&quot;;IF(ISERROR(FIND(&quot;-----&quot;;COM.MICROSOFT.CONCAT([.G461:.K461];&quot;X&quot;;[.G462:.K462];&quot;X&quot;;[.G463:.K463];&quot;X&quot;;[.G464:.K464];&quot;X&quot;;[.G465:.K465];&quot;X&quot;;[.G461:.G465];&quot;X&quot;;[.H461:.H465];&quot;X&quot;;[.I461:.I465];&quot;X&quot;;[.J461:.J465];&quot;X&quot;;[.K461:.K465];&quot;X&quot;;[.G465];[.H464];[.I463];[.J462];[.K461];&quot;X&quot;;[.G461];[.H462];[.I463];[.J464];[.K465])));0;1);&quot;&quot;)">
            <text:p/>
          </table:table-cell>
          <table:table-cell table:formula="of:=IF([.G466]=&quot;&quot;;SUM([.G461:.K465])*INDEX([.A$6:.CV$6];1;[.M$8])*[.O461];&quot;&quot;)">
            <text:p/>
          </table:table-cell>
          <table:table-cell table:number-columns-repeated="4"/>
          <table:table-cell table:formula="of:=IF([.O461]&lt;&gt;&quot;&quot;;ABS([.O461]-1);[.O461])">
            <text:p/>
          </table:table-cell>
          <table:table-cell table:formula="of:=IF([.G466]=&quot;&quot;;(SUM([.G461:.K465])-INDEX([.A$2:.CV$2];1;[.M$8]+1))*INDEX([.A$2:.CV$2];1;[.M$8]+1)*[.U4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/>
          <table:table-cell table:formula="of:=IF([.A462]&lt;&gt;&quot;&quot;;IF(ISERROR(HLOOKUP([.A462];[.$A$6:.$CV$6];1;0));[.A462];&quot;-&quot;);&quot;&quot;)" office:value-type="string" office:string-value="-" calcext:value-type="string">
            <text:p>-</text:p>
          </table:table-cell>
          <table:table-cell table:formula="of:=IF([.B462]&lt;&gt;&quot;&quot;;IF(ISERROR(HLOOKUP([.B462];[.$A$6:.$CV$6];1;0));[.B462];&quot;-&quot;);&quot;&quot;)" office:value-type="string" office:string-value="-" calcext:value-type="string">
            <text:p>-</text:p>
          </table:table-cell>
          <table:table-cell table:formula="of:=IF([.C462]&lt;&gt;&quot;&quot;;IF(ISERROR(HLOOKUP([.C462];[.$A$6:.$CV$6];1;0));[.C462];&quot;-&quot;);&quot;&quot;)" office:value-type="float" office:value="5" calcext:value-type="float">
            <text:p>5</text:p>
          </table:table-cell>
          <table:table-cell table:formula="of:=IF([.D462]&lt;&gt;&quot;&quot;;IF(ISERROR(HLOOKUP([.D462];[.$A$6:.$CV$6];1;0));[.D462];&quot;-&quot;);&quot;&quot;)" office:value-type="string" office:string-value="-" calcext:value-type="string">
            <text:p>-</text:p>
          </table:table-cell>
          <table:table-cell table:formula="of:=IF([.E462]&lt;&gt;&quot;&quot;;IF(ISERROR(HLOOKUP([.E462];[.$A$6:.$CV$6];1;0));[.E46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67]=&quot;&quot;;IF(ISERROR(FIND(&quot;-----&quot;;COM.MICROSOFT.CONCAT([.G462:.K462];&quot;X&quot;;[.G463:.K463];&quot;X&quot;;[.G464:.K464];&quot;X&quot;;[.G465:.K465];&quot;X&quot;;[.G466:.K466];&quot;X&quot;;[.G462:.G466];&quot;X&quot;;[.H462:.H466];&quot;X&quot;;[.I462:.I466];&quot;X&quot;;[.J462:.J466];&quot;X&quot;;[.K462:.K466];&quot;X&quot;;[.G466];[.H465];[.I464];[.J463];[.K462];&quot;X&quot;;[.G462];[.H463];[.I464];[.J465];[.K466])));0;1);&quot;&quot;)">
            <text:p/>
          </table:table-cell>
          <table:table-cell table:formula="of:=IF([.G467]=&quot;&quot;;SUM([.G462:.K466])*INDEX([.A$6:.CV$6];1;[.M$8])*[.O462];&quot;&quot;)">
            <text:p/>
          </table:table-cell>
          <table:table-cell table:number-columns-repeated="4"/>
          <table:table-cell table:formula="of:=IF([.O462]&lt;&gt;&quot;&quot;;ABS([.O462]-1);[.O462])">
            <text:p/>
          </table:table-cell>
          <table:table-cell table:formula="of:=IF([.G467]=&quot;&quot;;(SUM([.G462:.K466])-INDEX([.A$2:.CV$2];1;[.M$8]+1))*INDEX([.A$2:.CV$2];1;[.M$8]+1)*[.U4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A463]&lt;&gt;&quot;&quot;;IF(ISERROR(HLOOKUP([.A463];[.$A$6:.$CV$6];1;0));[.A463];&quot;-&quot;);&quot;&quot;)" office:value-type="string" office:string-value="-" calcext:value-type="string">
            <text:p>-</text:p>
          </table:table-cell>
          <table:table-cell table:formula="of:=IF([.B463]&lt;&gt;&quot;&quot;;IF(ISERROR(HLOOKUP([.B463];[.$A$6:.$CV$6];1;0));[.B463];&quot;-&quot;);&quot;&quot;)" office:value-type="string" office:string-value="-" calcext:value-type="string">
            <text:p>-</text:p>
          </table:table-cell>
          <table:table-cell table:formula="of:=IF([.C463]&lt;&gt;&quot;&quot;;IF(ISERROR(HLOOKUP([.C463];[.$A$6:.$CV$6];1;0));[.C463];&quot;-&quot;);&quot;&quot;)" office:value-type="string" office:string-value="-" calcext:value-type="string">
            <text:p>-</text:p>
          </table:table-cell>
          <table:table-cell table:formula="of:=IF([.D463]&lt;&gt;&quot;&quot;;IF(ISERROR(HLOOKUP([.D463];[.$A$6:.$CV$6];1;0));[.D463];&quot;-&quot;);&quot;&quot;)" office:value-type="string" office:string-value="-" calcext:value-type="string">
            <text:p>-</text:p>
          </table:table-cell>
          <table:table-cell table:formula="of:=IF([.E463]&lt;&gt;&quot;&quot;;IF(ISERROR(HLOOKUP([.E463];[.$A$6:.$CV$6];1;0));[.E463];&quot;-&quot;);&quot;&quot;)" office:value-type="float" office:value="52" calcext:value-type="float">
            <text:p>52</text:p>
          </table:table-cell>
          <table:table-cell table:number-columns-repeated="3"/>
          <table:table-cell table:formula="of:=IF([.G468]=&quot;&quot;;IF(ISERROR(FIND(&quot;-----&quot;;COM.MICROSOFT.CONCAT([.G463:.K463];&quot;X&quot;;[.G464:.K464];&quot;X&quot;;[.G465:.K465];&quot;X&quot;;[.G466:.K466];&quot;X&quot;;[.G467:.K467];&quot;X&quot;;[.G463:.G467];&quot;X&quot;;[.H463:.H467];&quot;X&quot;;[.I463:.I467];&quot;X&quot;;[.J463:.J467];&quot;X&quot;;[.K463:.K467];&quot;X&quot;;[.G467];[.H466];[.I465];[.J464];[.K463];&quot;X&quot;;[.G463];[.H464];[.I465];[.J466];[.K467])));0;1);&quot;&quot;)">
            <text:p/>
          </table:table-cell>
          <table:table-cell table:formula="of:=IF([.G468]=&quot;&quot;;SUM([.G463:.K467])*INDEX([.A$6:.CV$6];1;[.M$8])*[.O463];&quot;&quot;)">
            <text:p/>
          </table:table-cell>
          <table:table-cell table:number-columns-repeated="4"/>
          <table:table-cell table:formula="of:=IF([.O463]&lt;&gt;&quot;&quot;;ABS([.O463]-1);[.O463])">
            <text:p/>
          </table:table-cell>
          <table:table-cell table:formula="of:=IF([.G468]=&quot;&quot;;(SUM([.G463:.K467])-INDEX([.A$2:.CV$2];1;[.M$8]+1))*INDEX([.A$2:.CV$2];1;[.M$8]+1)*[.U46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64]&lt;&gt;&quot;&quot;;IF(ISERROR(HLOOKUP([.A464];[.$A$6:.$CV$6];1;0));[.A464];&quot;-&quot;);&quot;&quot;)">
            <text:p/>
          </table:table-cell>
          <table:table-cell table:formula="of:=IF([.B464]&lt;&gt;&quot;&quot;;IF(ISERROR(HLOOKUP([.B464];[.$A$6:.$CV$6];1;0));[.B464];&quot;-&quot;);&quot;&quot;)">
            <text:p/>
          </table:table-cell>
          <table:table-cell table:formula="of:=IF([.C464]&lt;&gt;&quot;&quot;;IF(ISERROR(HLOOKUP([.C464];[.$A$6:.$CV$6];1;0));[.C464];&quot;-&quot;);&quot;&quot;)">
            <text:p/>
          </table:table-cell>
          <table:table-cell table:formula="of:=IF([.D464]&lt;&gt;&quot;&quot;;IF(ISERROR(HLOOKUP([.D464];[.$A$6:.$CV$6];1;0));[.D464];&quot;-&quot;);&quot;&quot;)">
            <text:p/>
          </table:table-cell>
          <table:table-cell table:formula="of:=IF([.E464]&lt;&gt;&quot;&quot;;IF(ISERROR(HLOOKUP([.E464];[.$A$6:.$CV$6];1;0));[.E464];&quot;-&quot;);&quot;&quot;)">
            <text:p/>
          </table:table-cell>
          <table:table-cell table:number-columns-repeated="3"/>
          <table:table-cell table:formula="of:=IF([.G469]=&quot;&quot;;IF(ISERROR(FIND(&quot;-----&quot;;COM.MICROSOFT.CONCAT([.G464:.K464];&quot;X&quot;;[.G465:.K465];&quot;X&quot;;[.G466:.K466];&quot;X&quot;;[.G467:.K467];&quot;X&quot;;[.G468:.K468];&quot;X&quot;;[.G464:.G468];&quot;X&quot;;[.H464:.H468];&quot;X&quot;;[.I464:.I468];&quot;X&quot;;[.J464:.J468];&quot;X&quot;;[.K464:.K468];&quot;X&quot;;[.G468];[.H467];[.I466];[.J465];[.K464];&quot;X&quot;;[.G464];[.H465];[.I466];[.J467];[.K468])));0;1);&quot;&quot;)">
            <text:p/>
          </table:table-cell>
          <table:table-cell table:formula="of:=IF([.G469]=&quot;&quot;;SUM([.G464:.K468])*INDEX([.A$6:.CV$6];1;[.M$8])*[.O464];&quot;&quot;)">
            <text:p/>
          </table:table-cell>
          <table:table-cell table:number-columns-repeated="4"/>
          <table:table-cell table:formula="of:=IF([.O464]&lt;&gt;&quot;&quot;;ABS([.O464]-1);[.O464])">
            <text:p/>
          </table:table-cell>
          <table:table-cell table:formula="of:=IF([.G469]=&quot;&quot;;(SUM([.G464:.K468])-INDEX([.A$2:.CV$2];1;[.M$8]+1))*INDEX([.A$2:.CV$2];1;[.M$8]+1)*[.U4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A465]&lt;&gt;&quot;&quot;;IF(ISERROR(HLOOKUP([.A465];[.$A$6:.$CV$6];1;0));[.A465];&quot;-&quot;);&quot;&quot;)" office:value-type="string" office:string-value="-" calcext:value-type="string">
            <text:p>-</text:p>
          </table:table-cell>
          <table:table-cell table:formula="of:=IF([.B465]&lt;&gt;&quot;&quot;;IF(ISERROR(HLOOKUP([.B465];[.$A$6:.$CV$6];1;0));[.B465];&quot;-&quot;);&quot;&quot;)" office:value-type="string" office:string-value="-" calcext:value-type="string">
            <text:p>-</text:p>
          </table:table-cell>
          <table:table-cell table:formula="of:=IF([.C465]&lt;&gt;&quot;&quot;;IF(ISERROR(HLOOKUP([.C465];[.$A$6:.$CV$6];1;0));[.C465];&quot;-&quot;);&quot;&quot;)" office:value-type="string" office:string-value="-" calcext:value-type="string">
            <text:p>-</text:p>
          </table:table-cell>
          <table:table-cell table:formula="of:=IF([.D465]&lt;&gt;&quot;&quot;;IF(ISERROR(HLOOKUP([.D465];[.$A$6:.$CV$6];1;0));[.D465];&quot;-&quot;);&quot;&quot;)" office:value-type="string" office:string-value="-" calcext:value-type="string">
            <text:p>-</text:p>
          </table:table-cell>
          <table:table-cell table:formula="of:=IF([.E465]&lt;&gt;&quot;&quot;;IF(ISERROR(HLOOKUP([.E465];[.$A$6:.$CV$6];1;0));[.E46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0]=&quot;&quot;;IF(ISERROR(FIND(&quot;-----&quot;;COM.MICROSOFT.CONCAT([.G465:.K465];&quot;X&quot;;[.G466:.K466];&quot;X&quot;;[.G467:.K467];&quot;X&quot;;[.G468:.K468];&quot;X&quot;;[.G469:.K469];&quot;X&quot;;[.G465:.G469];&quot;X&quot;;[.H465:.H469];&quot;X&quot;;[.I465:.I469];&quot;X&quot;;[.J465:.J469];&quot;X&quot;;[.K465:.K469];&quot;X&quot;;[.G469];[.H468];[.I467];[.J466];[.K465];&quot;X&quot;;[.G465];[.H466];[.I467];[.J468];[.K469])));0;1);&quot;&quot;)" office:value-type="float" office:value="1" calcext:value-type="float">
            <text:p>1</text:p>
          </table:table-cell>
          <table:table-cell table:formula="of:=IF([.G470]=&quot;&quot;;SUM([.G465:.K469])*INDEX([.A$6:.CV$6];1;[.M$8])*[.O465];&quot;&quot;)" office:value-type="float" office:value="18800" calcext:value-type="float">
            <text:p>18800</text:p>
          </table:table-cell>
          <table:table-cell table:number-columns-repeated="4"/>
          <table:table-cell table:formula="of:=IF([.O465]&lt;&gt;&quot;&quot;;ABS([.O465]-1);[.O465])" office:value-type="float" office:value="0" calcext:value-type="float">
            <text:p>0</text:p>
          </table:table-cell>
          <table:table-cell table:formula="of:=IF([.G470]=&quot;&quot;;(SUM([.G465:.K469])-INDEX([.A$2:.CV$2];1;[.M$8]+1))*INDEX([.A$2:.CV$2];1;[.M$8]+1)*[.U46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A466]&lt;&gt;&quot;&quot;;IF(ISERROR(HLOOKUP([.A466];[.$A$6:.$CV$6];1;0));[.A466];&quot;-&quot;);&quot;&quot;)" office:value-type="string" office:string-value="-" calcext:value-type="string">
            <text:p>-</text:p>
          </table:table-cell>
          <table:table-cell table:formula="of:=IF([.B466]&lt;&gt;&quot;&quot;;IF(ISERROR(HLOOKUP([.B466];[.$A$6:.$CV$6];1;0));[.B466];&quot;-&quot;);&quot;&quot;)" office:value-type="string" office:string-value="-" calcext:value-type="string">
            <text:p>-</text:p>
          </table:table-cell>
          <table:table-cell table:formula="of:=IF([.C466]&lt;&gt;&quot;&quot;;IF(ISERROR(HLOOKUP([.C466];[.$A$6:.$CV$6];1;0));[.C466];&quot;-&quot;);&quot;&quot;)" office:value-type="string" office:string-value="-" calcext:value-type="string">
            <text:p>-</text:p>
          </table:table-cell>
          <table:table-cell table:formula="of:=IF([.D466]&lt;&gt;&quot;&quot;;IF(ISERROR(HLOOKUP([.D466];[.$A$6:.$CV$6];1;0));[.D466];&quot;-&quot;);&quot;&quot;)" office:value-type="string" office:string-value="-" calcext:value-type="string">
            <text:p>-</text:p>
          </table:table-cell>
          <table:table-cell table:formula="of:=IF([.E466]&lt;&gt;&quot;&quot;;IF(ISERROR(HLOOKUP([.E466];[.$A$6:.$CV$6];1;0));[.E466];&quot;-&quot;);&quot;&quot;)" office:value-type="float" office:value="13" calcext:value-type="float">
            <text:p>13</text:p>
          </table:table-cell>
          <table:table-cell table:number-columns-repeated="3"/>
          <table:table-cell table:formula="of:=IF([.G471]=&quot;&quot;;IF(ISERROR(FIND(&quot;-----&quot;;COM.MICROSOFT.CONCAT([.G466:.K466];&quot;X&quot;;[.G467:.K467];&quot;X&quot;;[.G468:.K468];&quot;X&quot;;[.G469:.K469];&quot;X&quot;;[.G470:.K470];&quot;X&quot;;[.G466:.G470];&quot;X&quot;;[.H466:.H470];&quot;X&quot;;[.I466:.I470];&quot;X&quot;;[.J466:.J470];&quot;X&quot;;[.K466:.K470];&quot;X&quot;;[.G470];[.H469];[.I468];[.J467];[.K466];&quot;X&quot;;[.G466];[.H467];[.I468];[.J469];[.K470])));0;1);&quot;&quot;)">
            <text:p/>
          </table:table-cell>
          <table:table-cell table:formula="of:=IF([.G471]=&quot;&quot;;SUM([.G466:.K470])*INDEX([.A$6:.CV$6];1;[.M$8])*[.O466];&quot;&quot;)">
            <text:p/>
          </table:table-cell>
          <table:table-cell table:number-columns-repeated="4"/>
          <table:table-cell table:formula="of:=IF([.O466]&lt;&gt;&quot;&quot;;ABS([.O466]-1);[.O466])">
            <text:p/>
          </table:table-cell>
          <table:table-cell table:formula="of:=IF([.G471]=&quot;&quot;;(SUM([.G466:.K470])-INDEX([.A$2:.CV$2];1;[.M$8]+1))*INDEX([.A$2:.CV$2];1;[.M$8]+1)*[.U4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A467]&lt;&gt;&quot;&quot;;IF(ISERROR(HLOOKUP([.A467];[.$A$6:.$CV$6];1;0));[.A467];&quot;-&quot;);&quot;&quot;)" office:value-type="string" office:string-value="-" calcext:value-type="string">
            <text:p>-</text:p>
          </table:table-cell>
          <table:table-cell table:formula="of:=IF([.B467]&lt;&gt;&quot;&quot;;IF(ISERROR(HLOOKUP([.B467];[.$A$6:.$CV$6];1;0));[.B467];&quot;-&quot;);&quot;&quot;)" office:value-type="float" office:value="47" calcext:value-type="float">
            <text:p>47</text:p>
          </table:table-cell>
          <table:table-cell table:formula="of:=IF([.C467]&lt;&gt;&quot;&quot;;IF(ISERROR(HLOOKUP([.C467];[.$A$6:.$CV$6];1;0));[.C467];&quot;-&quot;);&quot;&quot;)" office:value-type="string" office:string-value="-" calcext:value-type="string">
            <text:p>-</text:p>
          </table:table-cell>
          <table:table-cell table:formula="of:=IF([.D467]&lt;&gt;&quot;&quot;;IF(ISERROR(HLOOKUP([.D467];[.$A$6:.$CV$6];1;0));[.D467];&quot;-&quot;);&quot;&quot;)" office:value-type="float" office:value="48" calcext:value-type="float">
            <text:p>48</text:p>
          </table:table-cell>
          <table:table-cell table:formula="of:=IF([.E467]&lt;&gt;&quot;&quot;;IF(ISERROR(HLOOKUP([.E467];[.$A$6:.$CV$6];1;0));[.E46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2]=&quot;&quot;;IF(ISERROR(FIND(&quot;-----&quot;;COM.MICROSOFT.CONCAT([.G467:.K467];&quot;X&quot;;[.G468:.K468];&quot;X&quot;;[.G469:.K469];&quot;X&quot;;[.G470:.K470];&quot;X&quot;;[.G471:.K471];&quot;X&quot;;[.G467:.G471];&quot;X&quot;;[.H467:.H471];&quot;X&quot;;[.I467:.I471];&quot;X&quot;;[.J467:.J471];&quot;X&quot;;[.K467:.K471];&quot;X&quot;;[.G471];[.H470];[.I469];[.J468];[.K467];&quot;X&quot;;[.G467];[.H468];[.I469];[.J470];[.K471])));0;1);&quot;&quot;)">
            <text:p/>
          </table:table-cell>
          <table:table-cell table:formula="of:=IF([.G472]=&quot;&quot;;SUM([.G467:.K471])*INDEX([.A$6:.CV$6];1;[.M$8])*[.O467];&quot;&quot;)">
            <text:p/>
          </table:table-cell>
          <table:table-cell table:number-columns-repeated="4"/>
          <table:table-cell table:formula="of:=IF([.O467]&lt;&gt;&quot;&quot;;ABS([.O467]-1);[.O467])">
            <text:p/>
          </table:table-cell>
          <table:table-cell table:formula="of:=IF([.G472]=&quot;&quot;;(SUM([.G467:.K471])-INDEX([.A$2:.CV$2];1;[.M$8]+1))*INDEX([.A$2:.CV$2];1;[.M$8]+1)*[.U4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A468]&lt;&gt;&quot;&quot;;IF(ISERROR(HLOOKUP([.A468];[.$A$6:.$CV$6];1;0));[.A468];&quot;-&quot;);&quot;&quot;)" office:value-type="string" office:string-value="-" calcext:value-type="string">
            <text:p>-</text:p>
          </table:table-cell>
          <table:table-cell table:formula="of:=IF([.B468]&lt;&gt;&quot;&quot;;IF(ISERROR(HLOOKUP([.B468];[.$A$6:.$CV$6];1;0));[.B468];&quot;-&quot;);&quot;&quot;)" office:value-type="string" office:string-value="-" calcext:value-type="string">
            <text:p>-</text:p>
          </table:table-cell>
          <table:table-cell table:formula="of:=IF([.C468]&lt;&gt;&quot;&quot;;IF(ISERROR(HLOOKUP([.C468];[.$A$6:.$CV$6];1;0));[.C468];&quot;-&quot;);&quot;&quot;)" office:value-type="string" office:string-value="-" calcext:value-type="string">
            <text:p>-</text:p>
          </table:table-cell>
          <table:table-cell table:formula="of:=IF([.D468]&lt;&gt;&quot;&quot;;IF(ISERROR(HLOOKUP([.D468];[.$A$6:.$CV$6];1;0));[.D468];&quot;-&quot;);&quot;&quot;)" office:value-type="float" office:value="3" calcext:value-type="float">
            <text:p>3</text:p>
          </table:table-cell>
          <table:table-cell table:formula="of:=IF([.E468]&lt;&gt;&quot;&quot;;IF(ISERROR(HLOOKUP([.E468];[.$A$6:.$CV$6];1;0));[.E46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3]=&quot;&quot;;IF(ISERROR(FIND(&quot;-----&quot;;COM.MICROSOFT.CONCAT([.G468:.K468];&quot;X&quot;;[.G469:.K469];&quot;X&quot;;[.G470:.K470];&quot;X&quot;;[.G471:.K471];&quot;X&quot;;[.G472:.K472];&quot;X&quot;;[.G468:.G472];&quot;X&quot;;[.H468:.H472];&quot;X&quot;;[.I468:.I472];&quot;X&quot;;[.J468:.J472];&quot;X&quot;;[.K468:.K472];&quot;X&quot;;[.G472];[.H471];[.I470];[.J469];[.K468];&quot;X&quot;;[.G468];[.H469];[.I470];[.J471];[.K472])));0;1);&quot;&quot;)">
            <text:p/>
          </table:table-cell>
          <table:table-cell table:formula="of:=IF([.G473]=&quot;&quot;;SUM([.G468:.K472])*INDEX([.A$6:.CV$6];1;[.M$8])*[.O468];&quot;&quot;)">
            <text:p/>
          </table:table-cell>
          <table:table-cell table:number-columns-repeated="4"/>
          <table:table-cell table:formula="of:=IF([.O468]&lt;&gt;&quot;&quot;;ABS([.O468]-1);[.O468])">
            <text:p/>
          </table:table-cell>
          <table:table-cell table:formula="of:=IF([.G473]=&quot;&quot;;(SUM([.G468:.K472])-INDEX([.A$2:.CV$2];1;[.M$8]+1))*INDEX([.A$2:.CV$2];1;[.M$8]+1)*[.U4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[.A469]&lt;&gt;&quot;&quot;;IF(ISERROR(HLOOKUP([.A469];[.$A$6:.$CV$6];1;0));[.A469];&quot;-&quot;);&quot;&quot;)" office:value-type="string" office:string-value="-" calcext:value-type="string">
            <text:p>-</text:p>
          </table:table-cell>
          <table:table-cell table:formula="of:=IF([.B469]&lt;&gt;&quot;&quot;;IF(ISERROR(HLOOKUP([.B469];[.$A$6:.$CV$6];1;0));[.B469];&quot;-&quot;);&quot;&quot;)" office:value-type="float" office:value="89" calcext:value-type="float">
            <text:p>89</text:p>
          </table:table-cell>
          <table:table-cell table:formula="of:=IF([.C469]&lt;&gt;&quot;&quot;;IF(ISERROR(HLOOKUP([.C469];[.$A$6:.$CV$6];1;0));[.C469];&quot;-&quot;);&quot;&quot;)" office:value-type="string" office:string-value="-" calcext:value-type="string">
            <text:p>-</text:p>
          </table:table-cell>
          <table:table-cell table:formula="of:=IF([.D469]&lt;&gt;&quot;&quot;;IF(ISERROR(HLOOKUP([.D469];[.$A$6:.$CV$6];1;0));[.D469];&quot;-&quot;);&quot;&quot;)" office:value-type="string" office:string-value="-" calcext:value-type="string">
            <text:p>-</text:p>
          </table:table-cell>
          <table:table-cell table:formula="of:=IF([.E469]&lt;&gt;&quot;&quot;;IF(ISERROR(HLOOKUP([.E469];[.$A$6:.$CV$6];1;0));[.E46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4]=&quot;&quot;;IF(ISERROR(FIND(&quot;-----&quot;;COM.MICROSOFT.CONCAT([.G469:.K469];&quot;X&quot;;[.G470:.K470];&quot;X&quot;;[.G471:.K471];&quot;X&quot;;[.G472:.K472];&quot;X&quot;;[.G473:.K473];&quot;X&quot;;[.G469:.G473];&quot;X&quot;;[.H469:.H473];&quot;X&quot;;[.I469:.I473];&quot;X&quot;;[.J469:.J473];&quot;X&quot;;[.K469:.K473];&quot;X&quot;;[.G473];[.H472];[.I471];[.J470];[.K469];&quot;X&quot;;[.G469];[.H470];[.I471];[.J472];[.K473])));0;1);&quot;&quot;)">
            <text:p/>
          </table:table-cell>
          <table:table-cell table:formula="of:=IF([.G474]=&quot;&quot;;SUM([.G469:.K473])*INDEX([.A$6:.CV$6];1;[.M$8])*[.O469];&quot;&quot;)">
            <text:p/>
          </table:table-cell>
          <table:table-cell table:number-columns-repeated="4"/>
          <table:table-cell table:formula="of:=IF([.O469]&lt;&gt;&quot;&quot;;ABS([.O469]-1);[.O469])">
            <text:p/>
          </table:table-cell>
          <table:table-cell table:formula="of:=IF([.G474]=&quot;&quot;;(SUM([.G469:.K473])-INDEX([.A$2:.CV$2];1;[.M$8]+1))*INDEX([.A$2:.CV$2];1;[.M$8]+1)*[.U46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70]&lt;&gt;&quot;&quot;;IF(ISERROR(HLOOKUP([.A470];[.$A$6:.$CV$6];1;0));[.A470];&quot;-&quot;);&quot;&quot;)">
            <text:p/>
          </table:table-cell>
          <table:table-cell table:formula="of:=IF([.B470]&lt;&gt;&quot;&quot;;IF(ISERROR(HLOOKUP([.B470];[.$A$6:.$CV$6];1;0));[.B470];&quot;-&quot;);&quot;&quot;)">
            <text:p/>
          </table:table-cell>
          <table:table-cell table:formula="of:=IF([.C470]&lt;&gt;&quot;&quot;;IF(ISERROR(HLOOKUP([.C470];[.$A$6:.$CV$6];1;0));[.C470];&quot;-&quot;);&quot;&quot;)">
            <text:p/>
          </table:table-cell>
          <table:table-cell table:formula="of:=IF([.D470]&lt;&gt;&quot;&quot;;IF(ISERROR(HLOOKUP([.D470];[.$A$6:.$CV$6];1;0));[.D470];&quot;-&quot;);&quot;&quot;)">
            <text:p/>
          </table:table-cell>
          <table:table-cell table:formula="of:=IF([.E470]&lt;&gt;&quot;&quot;;IF(ISERROR(HLOOKUP([.E470];[.$A$6:.$CV$6];1;0));[.E470];&quot;-&quot;);&quot;&quot;)">
            <text:p/>
          </table:table-cell>
          <table:table-cell table:number-columns-repeated="3"/>
          <table:table-cell table:formula="of:=IF([.G475]=&quot;&quot;;IF(ISERROR(FIND(&quot;-----&quot;;COM.MICROSOFT.CONCAT([.G470:.K470];&quot;X&quot;;[.G471:.K471];&quot;X&quot;;[.G472:.K472];&quot;X&quot;;[.G473:.K473];&quot;X&quot;;[.G474:.K474];&quot;X&quot;;[.G470:.G474];&quot;X&quot;;[.H470:.H474];&quot;X&quot;;[.I470:.I474];&quot;X&quot;;[.J470:.J474];&quot;X&quot;;[.K470:.K474];&quot;X&quot;;[.G474];[.H473];[.I472];[.J471];[.K470];&quot;X&quot;;[.G470];[.H471];[.I472];[.J473];[.K474])));0;1);&quot;&quot;)">
            <text:p/>
          </table:table-cell>
          <table:table-cell table:formula="of:=IF([.G475]=&quot;&quot;;SUM([.G470:.K474])*INDEX([.A$6:.CV$6];1;[.M$8])*[.O470];&quot;&quot;)">
            <text:p/>
          </table:table-cell>
          <table:table-cell table:number-columns-repeated="4"/>
          <table:table-cell table:formula="of:=IF([.O470]&lt;&gt;&quot;&quot;;ABS([.O470]-1);[.O470])">
            <text:p/>
          </table:table-cell>
          <table:table-cell table:formula="of:=IF([.G475]=&quot;&quot;;(SUM([.G470:.K474])-INDEX([.A$2:.CV$2];1;[.M$8]+1))*INDEX([.A$2:.CV$2];1;[.M$8]+1)*[.U4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A471]&lt;&gt;&quot;&quot;;IF(ISERROR(HLOOKUP([.A471];[.$A$6:.$CV$6];1;0));[.A471];&quot;-&quot;);&quot;&quot;)" office:value-type="string" office:string-value="-" calcext:value-type="string">
            <text:p>-</text:p>
          </table:table-cell>
          <table:table-cell table:formula="of:=IF([.B471]&lt;&gt;&quot;&quot;;IF(ISERROR(HLOOKUP([.B471];[.$A$6:.$CV$6];1;0));[.B471];&quot;-&quot;);&quot;&quot;)" office:value-type="string" office:string-value="-" calcext:value-type="string">
            <text:p>-</text:p>
          </table:table-cell>
          <table:table-cell table:formula="of:=IF([.C471]&lt;&gt;&quot;&quot;;IF(ISERROR(HLOOKUP([.C471];[.$A$6:.$CV$6];1;0));[.C471];&quot;-&quot;);&quot;&quot;)" office:value-type="float" office:value="3" calcext:value-type="float">
            <text:p>3</text:p>
          </table:table-cell>
          <table:table-cell table:formula="of:=IF([.D471]&lt;&gt;&quot;&quot;;IF(ISERROR(HLOOKUP([.D471];[.$A$6:.$CV$6];1;0));[.D471];&quot;-&quot;);&quot;&quot;)" office:value-type="float" office:value="78" calcext:value-type="float">
            <text:p>78</text:p>
          </table:table-cell>
          <table:table-cell table:formula="of:=IF([.E471]&lt;&gt;&quot;&quot;;IF(ISERROR(HLOOKUP([.E471];[.$A$6:.$CV$6];1;0));[.E47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6]=&quot;&quot;;IF(ISERROR(FIND(&quot;-----&quot;;COM.MICROSOFT.CONCAT([.G471:.K471];&quot;X&quot;;[.G472:.K472];&quot;X&quot;;[.G473:.K473];&quot;X&quot;;[.G474:.K474];&quot;X&quot;;[.G475:.K475];&quot;X&quot;;[.G471:.G475];&quot;X&quot;;[.H471:.H475];&quot;X&quot;;[.I471:.I475];&quot;X&quot;;[.J471:.J475];&quot;X&quot;;[.K471:.K475];&quot;X&quot;;[.G475];[.H474];[.I473];[.J472];[.K471];&quot;X&quot;;[.G471];[.H472];[.I473];[.J474];[.K475])));0;1);&quot;&quot;)" office:value-type="float" office:value="1" calcext:value-type="float">
            <text:p>1</text:p>
          </table:table-cell>
          <table:table-cell table:formula="of:=IF([.G476]=&quot;&quot;;SUM([.G471:.K475])*INDEX([.A$6:.CV$6];1;[.M$8])*[.O471];&quot;&quot;)" office:value-type="float" office:value="14382" calcext:value-type="float">
            <text:p>14382</text:p>
          </table:table-cell>
          <table:table-cell table:number-columns-repeated="4"/>
          <table:table-cell table:formula="of:=IF([.O471]&lt;&gt;&quot;&quot;;ABS([.O471]-1);[.O471])" office:value-type="float" office:value="0" calcext:value-type="float">
            <text:p>0</text:p>
          </table:table-cell>
          <table:table-cell table:formula="of:=IF([.G476]=&quot;&quot;;(SUM([.G471:.K475])-INDEX([.A$2:.CV$2];1;[.M$8]+1))*INDEX([.A$2:.CV$2];1;[.M$8]+1)*[.U47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472]&lt;&gt;&quot;&quot;;IF(ISERROR(HLOOKUP([.A472];[.$A$6:.$CV$6];1;0));[.A472];&quot;-&quot;);&quot;&quot;)" office:value-type="string" office:string-value="-" calcext:value-type="string">
            <text:p>-</text:p>
          </table:table-cell>
          <table:table-cell table:formula="of:=IF([.B472]&lt;&gt;&quot;&quot;;IF(ISERROR(HLOOKUP([.B472];[.$A$6:.$CV$6];1;0));[.B472];&quot;-&quot;);&quot;&quot;)" office:value-type="string" office:string-value="-" calcext:value-type="string">
            <text:p>-</text:p>
          </table:table-cell>
          <table:table-cell table:formula="of:=IF([.C472]&lt;&gt;&quot;&quot;;IF(ISERROR(HLOOKUP([.C472];[.$A$6:.$CV$6];1;0));[.C472];&quot;-&quot;);&quot;&quot;)" office:value-type="float" office:value="47" calcext:value-type="float">
            <text:p>47</text:p>
          </table:table-cell>
          <table:table-cell table:formula="of:=IF([.D472]&lt;&gt;&quot;&quot;;IF(ISERROR(HLOOKUP([.D472];[.$A$6:.$CV$6];1;0));[.D472];&quot;-&quot;);&quot;&quot;)" office:value-type="string" office:string-value="-" calcext:value-type="string">
            <text:p>-</text:p>
          </table:table-cell>
          <table:table-cell table:formula="of:=IF([.E472]&lt;&gt;&quot;&quot;;IF(ISERROR(HLOOKUP([.E472];[.$A$6:.$CV$6];1;0));[.E47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7]=&quot;&quot;;IF(ISERROR(FIND(&quot;-----&quot;;COM.MICROSOFT.CONCAT([.G472:.K472];&quot;X&quot;;[.G473:.K473];&quot;X&quot;;[.G474:.K474];&quot;X&quot;;[.G475:.K475];&quot;X&quot;;[.G476:.K476];&quot;X&quot;;[.G472:.G476];&quot;X&quot;;[.H472:.H476];&quot;X&quot;;[.I472:.I476];&quot;X&quot;;[.J472:.J476];&quot;X&quot;;[.K472:.K476];&quot;X&quot;;[.G476];[.H475];[.I474];[.J473];[.K472];&quot;X&quot;;[.G472];[.H473];[.I474];[.J475];[.K476])));0;1);&quot;&quot;)">
            <text:p/>
          </table:table-cell>
          <table:table-cell table:formula="of:=IF([.G477]=&quot;&quot;;SUM([.G472:.K476])*INDEX([.A$6:.CV$6];1;[.M$8])*[.O472];&quot;&quot;)">
            <text:p/>
          </table:table-cell>
          <table:table-cell table:number-columns-repeated="4"/>
          <table:table-cell table:formula="of:=IF([.O472]&lt;&gt;&quot;&quot;;ABS([.O472]-1);[.O472])">
            <text:p/>
          </table:table-cell>
          <table:table-cell table:formula="of:=IF([.G477]=&quot;&quot;;(SUM([.G472:.K476])-INDEX([.A$2:.CV$2];1;[.M$8]+1))*INDEX([.A$2:.CV$2];1;[.M$8]+1)*[.U4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473]&lt;&gt;&quot;&quot;;IF(ISERROR(HLOOKUP([.A473];[.$A$6:.$CV$6];1;0));[.A473];&quot;-&quot;);&quot;&quot;)" office:value-type="string" office:string-value="-" calcext:value-type="string">
            <text:p>-</text:p>
          </table:table-cell>
          <table:table-cell table:formula="of:=IF([.B473]&lt;&gt;&quot;&quot;;IF(ISERROR(HLOOKUP([.B473];[.$A$6:.$CV$6];1;0));[.B473];&quot;-&quot;);&quot;&quot;)" office:value-type="string" office:string-value="-" calcext:value-type="string">
            <text:p>-</text:p>
          </table:table-cell>
          <table:table-cell table:formula="of:=IF([.C473]&lt;&gt;&quot;&quot;;IF(ISERROR(HLOOKUP([.C473];[.$A$6:.$CV$6];1;0));[.C473];&quot;-&quot;);&quot;&quot;)" office:value-type="string" office:string-value="-" calcext:value-type="string">
            <text:p>-</text:p>
          </table:table-cell>
          <table:table-cell table:formula="of:=IF([.D473]&lt;&gt;&quot;&quot;;IF(ISERROR(HLOOKUP([.D473];[.$A$6:.$CV$6];1;0));[.D473];&quot;-&quot;);&quot;&quot;)" office:value-type="string" office:string-value="-" calcext:value-type="string">
            <text:p>-</text:p>
          </table:table-cell>
          <table:table-cell table:formula="of:=IF([.E473]&lt;&gt;&quot;&quot;;IF(ISERROR(HLOOKUP([.E473];[.$A$6:.$CV$6];1;0));[.E47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8]=&quot;&quot;;IF(ISERROR(FIND(&quot;-----&quot;;COM.MICROSOFT.CONCAT([.G473:.K473];&quot;X&quot;;[.G474:.K474];&quot;X&quot;;[.G475:.K475];&quot;X&quot;;[.G476:.K476];&quot;X&quot;;[.G477:.K477];&quot;X&quot;;[.G473:.G477];&quot;X&quot;;[.H473:.H477];&quot;X&quot;;[.I473:.I477];&quot;X&quot;;[.J473:.J477];&quot;X&quot;;[.K473:.K477];&quot;X&quot;;[.G477];[.H476];[.I475];[.J474];[.K473];&quot;X&quot;;[.G473];[.H474];[.I475];[.J476];[.K477])));0;1);&quot;&quot;)">
            <text:p/>
          </table:table-cell>
          <table:table-cell table:formula="of:=IF([.G478]=&quot;&quot;;SUM([.G473:.K477])*INDEX([.A$6:.CV$6];1;[.M$8])*[.O473];&quot;&quot;)">
            <text:p/>
          </table:table-cell>
          <table:table-cell table:number-columns-repeated="4"/>
          <table:table-cell table:formula="of:=IF([.O473]&lt;&gt;&quot;&quot;;ABS([.O473]-1);[.O473])">
            <text:p/>
          </table:table-cell>
          <table:table-cell table:formula="of:=IF([.G478]=&quot;&quot;;(SUM([.G473:.K477])-INDEX([.A$2:.CV$2];1;[.M$8]+1))*INDEX([.A$2:.CV$2];1;[.M$8]+1)*[.U4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A474]&lt;&gt;&quot;&quot;;IF(ISERROR(HLOOKUP([.A474];[.$A$6:.$CV$6];1;0));[.A474];&quot;-&quot;);&quot;&quot;)" office:value-type="string" office:string-value="-" calcext:value-type="string">
            <text:p>-</text:p>
          </table:table-cell>
          <table:table-cell table:formula="of:=IF([.B474]&lt;&gt;&quot;&quot;;IF(ISERROR(HLOOKUP([.B474];[.$A$6:.$CV$6];1;0));[.B474];&quot;-&quot;);&quot;&quot;)" office:value-type="string" office:string-value="-" calcext:value-type="string">
            <text:p>-</text:p>
          </table:table-cell>
          <table:table-cell table:formula="of:=IF([.C474]&lt;&gt;&quot;&quot;;IF(ISERROR(HLOOKUP([.C474];[.$A$6:.$CV$6];1;0));[.C474];&quot;-&quot;);&quot;&quot;)" office:value-type="string" office:string-value="-" calcext:value-type="string">
            <text:p>-</text:p>
          </table:table-cell>
          <table:table-cell table:formula="of:=IF([.D474]&lt;&gt;&quot;&quot;;IF(ISERROR(HLOOKUP([.D474];[.$A$6:.$CV$6];1;0));[.D474];&quot;-&quot;);&quot;&quot;)" office:value-type="string" office:string-value="-" calcext:value-type="string">
            <text:p>-</text:p>
          </table:table-cell>
          <table:table-cell table:formula="of:=IF([.E474]&lt;&gt;&quot;&quot;;IF(ISERROR(HLOOKUP([.E474];[.$A$6:.$CV$6];1;0));[.E47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79]=&quot;&quot;;IF(ISERROR(FIND(&quot;-----&quot;;COM.MICROSOFT.CONCAT([.G474:.K474];&quot;X&quot;;[.G475:.K475];&quot;X&quot;;[.G476:.K476];&quot;X&quot;;[.G477:.K477];&quot;X&quot;;[.G478:.K478];&quot;X&quot;;[.G474:.G478];&quot;X&quot;;[.H474:.H478];&quot;X&quot;;[.I474:.I478];&quot;X&quot;;[.J474:.J478];&quot;X&quot;;[.K474:.K478];&quot;X&quot;;[.G478];[.H477];[.I476];[.J475];[.K474];&quot;X&quot;;[.G474];[.H475];[.I476];[.J477];[.K478])));0;1);&quot;&quot;)">
            <text:p/>
          </table:table-cell>
          <table:table-cell table:formula="of:=IF([.G479]=&quot;&quot;;SUM([.G474:.K478])*INDEX([.A$6:.CV$6];1;[.M$8])*[.O474];&quot;&quot;)">
            <text:p/>
          </table:table-cell>
          <table:table-cell table:number-columns-repeated="4"/>
          <table:table-cell table:formula="of:=IF([.O474]&lt;&gt;&quot;&quot;;ABS([.O474]-1);[.O474])">
            <text:p/>
          </table:table-cell>
          <table:table-cell table:formula="of:=IF([.G479]=&quot;&quot;;(SUM([.G474:.K478])-INDEX([.A$2:.CV$2];1;[.M$8]+1))*INDEX([.A$2:.CV$2];1;[.M$8]+1)*[.U4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475]&lt;&gt;&quot;&quot;;IF(ISERROR(HLOOKUP([.A475];[.$A$6:.$CV$6];1;0));[.A475];&quot;-&quot;);&quot;&quot;)" office:value-type="float" office:value="25" calcext:value-type="float">
            <text:p>25</text:p>
          </table:table-cell>
          <table:table-cell table:formula="of:=IF([.B475]&lt;&gt;&quot;&quot;;IF(ISERROR(HLOOKUP([.B475];[.$A$6:.$CV$6];1;0));[.B475];&quot;-&quot;);&quot;&quot;)" office:value-type="string" office:string-value="-" calcext:value-type="string">
            <text:p>-</text:p>
          </table:table-cell>
          <table:table-cell table:formula="of:=IF([.C475]&lt;&gt;&quot;&quot;;IF(ISERROR(HLOOKUP([.C475];[.$A$6:.$CV$6];1;0));[.C475];&quot;-&quot;);&quot;&quot;)" office:value-type="string" office:string-value="-" calcext:value-type="string">
            <text:p>-</text:p>
          </table:table-cell>
          <table:table-cell table:formula="of:=IF([.D475]&lt;&gt;&quot;&quot;;IF(ISERROR(HLOOKUP([.D475];[.$A$6:.$CV$6];1;0));[.D475];&quot;-&quot;);&quot;&quot;)" office:value-type="string" office:string-value="-" calcext:value-type="string">
            <text:p>-</text:p>
          </table:table-cell>
          <table:table-cell table:formula="of:=IF([.E475]&lt;&gt;&quot;&quot;;IF(ISERROR(HLOOKUP([.E475];[.$A$6:.$CV$6];1;0));[.E47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0]=&quot;&quot;;IF(ISERROR(FIND(&quot;-----&quot;;COM.MICROSOFT.CONCAT([.G475:.K475];&quot;X&quot;;[.G476:.K476];&quot;X&quot;;[.G477:.K477];&quot;X&quot;;[.G478:.K478];&quot;X&quot;;[.G479:.K479];&quot;X&quot;;[.G475:.G479];&quot;X&quot;;[.H475:.H479];&quot;X&quot;;[.I475:.I479];&quot;X&quot;;[.J475:.J479];&quot;X&quot;;[.K475:.K479];&quot;X&quot;;[.G479];[.H478];[.I477];[.J476];[.K475];&quot;X&quot;;[.G475];[.H476];[.I477];[.J478];[.K479])));0;1);&quot;&quot;)">
            <text:p/>
          </table:table-cell>
          <table:table-cell table:formula="of:=IF([.G480]=&quot;&quot;;SUM([.G475:.K479])*INDEX([.A$6:.CV$6];1;[.M$8])*[.O475];&quot;&quot;)">
            <text:p/>
          </table:table-cell>
          <table:table-cell table:number-columns-repeated="4"/>
          <table:table-cell table:formula="of:=IF([.O475]&lt;&gt;&quot;&quot;;ABS([.O475]-1);[.O475])">
            <text:p/>
          </table:table-cell>
          <table:table-cell table:formula="of:=IF([.G480]=&quot;&quot;;(SUM([.G475:.K479])-INDEX([.A$2:.CV$2];1;[.M$8]+1))*INDEX([.A$2:.CV$2];1;[.M$8]+1)*[.U47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76]&lt;&gt;&quot;&quot;;IF(ISERROR(HLOOKUP([.A476];[.$A$6:.$CV$6];1;0));[.A476];&quot;-&quot;);&quot;&quot;)">
            <text:p/>
          </table:table-cell>
          <table:table-cell table:formula="of:=IF([.B476]&lt;&gt;&quot;&quot;;IF(ISERROR(HLOOKUP([.B476];[.$A$6:.$CV$6];1;0));[.B476];&quot;-&quot;);&quot;&quot;)">
            <text:p/>
          </table:table-cell>
          <table:table-cell table:formula="of:=IF([.C476]&lt;&gt;&quot;&quot;;IF(ISERROR(HLOOKUP([.C476];[.$A$6:.$CV$6];1;0));[.C476];&quot;-&quot;);&quot;&quot;)">
            <text:p/>
          </table:table-cell>
          <table:table-cell table:formula="of:=IF([.D476]&lt;&gt;&quot;&quot;;IF(ISERROR(HLOOKUP([.D476];[.$A$6:.$CV$6];1;0));[.D476];&quot;-&quot;);&quot;&quot;)">
            <text:p/>
          </table:table-cell>
          <table:table-cell table:formula="of:=IF([.E476]&lt;&gt;&quot;&quot;;IF(ISERROR(HLOOKUP([.E476];[.$A$6:.$CV$6];1;0));[.E476];&quot;-&quot;);&quot;&quot;)">
            <text:p/>
          </table:table-cell>
          <table:table-cell table:number-columns-repeated="3"/>
          <table:table-cell table:formula="of:=IF([.G481]=&quot;&quot;;IF(ISERROR(FIND(&quot;-----&quot;;COM.MICROSOFT.CONCAT([.G476:.K476];&quot;X&quot;;[.G477:.K477];&quot;X&quot;;[.G478:.K478];&quot;X&quot;;[.G479:.K479];&quot;X&quot;;[.G480:.K480];&quot;X&quot;;[.G476:.G480];&quot;X&quot;;[.H476:.H480];&quot;X&quot;;[.I476:.I480];&quot;X&quot;;[.J476:.J480];&quot;X&quot;;[.K476:.K480];&quot;X&quot;;[.G480];[.H479];[.I478];[.J477];[.K476];&quot;X&quot;;[.G476];[.H477];[.I478];[.J479];[.K480])));0;1);&quot;&quot;)">
            <text:p/>
          </table:table-cell>
          <table:table-cell table:formula="of:=IF([.G481]=&quot;&quot;;SUM([.G476:.K480])*INDEX([.A$6:.CV$6];1;[.M$8])*[.O476];&quot;&quot;)">
            <text:p/>
          </table:table-cell>
          <table:table-cell table:number-columns-repeated="4"/>
          <table:table-cell table:formula="of:=IF([.O476]&lt;&gt;&quot;&quot;;ABS([.O476]-1);[.O476])">
            <text:p/>
          </table:table-cell>
          <table:table-cell table:formula="of:=IF([.G481]=&quot;&quot;;(SUM([.G476:.K480])-INDEX([.A$2:.CV$2];1;[.M$8]+1))*INDEX([.A$2:.CV$2];1;[.M$8]+1)*[.U4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477]&lt;&gt;&quot;&quot;;IF(ISERROR(HLOOKUP([.A477];[.$A$6:.$CV$6];1;0));[.A477];&quot;-&quot;);&quot;&quot;)" office:value-type="string" office:string-value="-" calcext:value-type="string">
            <text:p>-</text:p>
          </table:table-cell>
          <table:table-cell table:formula="of:=IF([.B477]&lt;&gt;&quot;&quot;;IF(ISERROR(HLOOKUP([.B477];[.$A$6:.$CV$6];1;0));[.B477];&quot;-&quot;);&quot;&quot;)" office:value-type="string" office:string-value="-" calcext:value-type="string">
            <text:p>-</text:p>
          </table:table-cell>
          <table:table-cell table:formula="of:=IF([.C477]&lt;&gt;&quot;&quot;;IF(ISERROR(HLOOKUP([.C477];[.$A$6:.$CV$6];1;0));[.C477];&quot;-&quot;);&quot;&quot;)" office:value-type="float" office:value="17" calcext:value-type="float">
            <text:p>17</text:p>
          </table:table-cell>
          <table:table-cell table:formula="of:=IF([.D477]&lt;&gt;&quot;&quot;;IF(ISERROR(HLOOKUP([.D477];[.$A$6:.$CV$6];1;0));[.D477];&quot;-&quot;);&quot;&quot;)" office:value-type="string" office:string-value="-" calcext:value-type="string">
            <text:p>-</text:p>
          </table:table-cell>
          <table:table-cell table:formula="of:=IF([.E477]&lt;&gt;&quot;&quot;;IF(ISERROR(HLOOKUP([.E477];[.$A$6:.$CV$6];1;0));[.E47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2]=&quot;&quot;;IF(ISERROR(FIND(&quot;-----&quot;;COM.MICROSOFT.CONCAT([.G477:.K477];&quot;X&quot;;[.G478:.K478];&quot;X&quot;;[.G479:.K479];&quot;X&quot;;[.G480:.K480];&quot;X&quot;;[.G481:.K481];&quot;X&quot;;[.G477:.G481];&quot;X&quot;;[.H477:.H481];&quot;X&quot;;[.I477:.I481];&quot;X&quot;;[.J477:.J481];&quot;X&quot;;[.K477:.K481];&quot;X&quot;;[.G481];[.H480];[.I479];[.J478];[.K477];&quot;X&quot;;[.G477];[.H478];[.I479];[.J480];[.K481])));0;1);&quot;&quot;)" office:value-type="float" office:value="1" calcext:value-type="float">
            <text:p>1</text:p>
          </table:table-cell>
          <table:table-cell table:formula="of:=IF([.G482]=&quot;&quot;;SUM([.G477:.K481])*INDEX([.A$6:.CV$6];1;[.M$8])*[.O477];&quot;&quot;)" office:value-type="float" office:value="7708" calcext:value-type="float">
            <text:p>7708</text:p>
          </table:table-cell>
          <table:table-cell table:number-columns-repeated="4"/>
          <table:table-cell table:formula="of:=IF([.O477]&lt;&gt;&quot;&quot;;ABS([.O477]-1);[.O477])" office:value-type="float" office:value="0" calcext:value-type="float">
            <text:p>0</text:p>
          </table:table-cell>
          <table:table-cell table:formula="of:=IF([.G482]=&quot;&quot;;(SUM([.G477:.K481])-INDEX([.A$2:.CV$2];1;[.M$8]+1))*INDEX([.A$2:.CV$2];1;[.M$8]+1)*[.U47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478]&lt;&gt;&quot;&quot;;IF(ISERROR(HLOOKUP([.A478];[.$A$6:.$CV$6];1;0));[.A478];&quot;-&quot;);&quot;&quot;)" office:value-type="string" office:string-value="-" calcext:value-type="string">
            <text:p>-</text:p>
          </table:table-cell>
          <table:table-cell table:formula="of:=IF([.B478]&lt;&gt;&quot;&quot;;IF(ISERROR(HLOOKUP([.B478];[.$A$6:.$CV$6];1;0));[.B478];&quot;-&quot;);&quot;&quot;)" office:value-type="string" office:string-value="-" calcext:value-type="string">
            <text:p>-</text:p>
          </table:table-cell>
          <table:table-cell table:formula="of:=IF([.C478]&lt;&gt;&quot;&quot;;IF(ISERROR(HLOOKUP([.C478];[.$A$6:.$CV$6];1;0));[.C478];&quot;-&quot;);&quot;&quot;)" office:value-type="string" office:string-value="-" calcext:value-type="string">
            <text:p>-</text:p>
          </table:table-cell>
          <table:table-cell table:formula="of:=IF([.D478]&lt;&gt;&quot;&quot;;IF(ISERROR(HLOOKUP([.D478];[.$A$6:.$CV$6];1;0));[.D478];&quot;-&quot;);&quot;&quot;)" office:value-type="string" office:string-value="-" calcext:value-type="string">
            <text:p>-</text:p>
          </table:table-cell>
          <table:table-cell table:formula="of:=IF([.E478]&lt;&gt;&quot;&quot;;IF(ISERROR(HLOOKUP([.E478];[.$A$6:.$CV$6];1;0));[.E47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3]=&quot;&quot;;IF(ISERROR(FIND(&quot;-----&quot;;COM.MICROSOFT.CONCAT([.G478:.K478];&quot;X&quot;;[.G479:.K479];&quot;X&quot;;[.G480:.K480];&quot;X&quot;;[.G481:.K481];&quot;X&quot;;[.G482:.K482];&quot;X&quot;;[.G478:.G482];&quot;X&quot;;[.H478:.H482];&quot;X&quot;;[.I478:.I482];&quot;X&quot;;[.J478:.J482];&quot;X&quot;;[.K478:.K482];&quot;X&quot;;[.G482];[.H481];[.I480];[.J479];[.K478];&quot;X&quot;;[.G478];[.H479];[.I480];[.J481];[.K482])));0;1);&quot;&quot;)">
            <text:p/>
          </table:table-cell>
          <table:table-cell table:formula="of:=IF([.G483]=&quot;&quot;;SUM([.G478:.K482])*INDEX([.A$6:.CV$6];1;[.M$8])*[.O478];&quot;&quot;)">
            <text:p/>
          </table:table-cell>
          <table:table-cell table:number-columns-repeated="4"/>
          <table:table-cell table:formula="of:=IF([.O478]&lt;&gt;&quot;&quot;;ABS([.O478]-1);[.O478])">
            <text:p/>
          </table:table-cell>
          <table:table-cell table:formula="of:=IF([.G483]=&quot;&quot;;(SUM([.G478:.K482])-INDEX([.A$2:.CV$2];1;[.M$8]+1))*INDEX([.A$2:.CV$2];1;[.M$8]+1)*[.U4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479]&lt;&gt;&quot;&quot;;IF(ISERROR(HLOOKUP([.A479];[.$A$6:.$CV$6];1;0));[.A479];&quot;-&quot;);&quot;&quot;)" office:value-type="string" office:string-value="-" calcext:value-type="string">
            <text:p>-</text:p>
          </table:table-cell>
          <table:table-cell table:formula="of:=IF([.B479]&lt;&gt;&quot;&quot;;IF(ISERROR(HLOOKUP([.B479];[.$A$6:.$CV$6];1;0));[.B479];&quot;-&quot;);&quot;&quot;)" office:value-type="string" office:string-value="-" calcext:value-type="string">
            <text:p>-</text:p>
          </table:table-cell>
          <table:table-cell table:formula="of:=IF([.C479]&lt;&gt;&quot;&quot;;IF(ISERROR(HLOOKUP([.C479];[.$A$6:.$CV$6];1;0));[.C479];&quot;-&quot;);&quot;&quot;)" office:value-type="string" office:string-value="-" calcext:value-type="string">
            <text:p>-</text:p>
          </table:table-cell>
          <table:table-cell table:formula="of:=IF([.D479]&lt;&gt;&quot;&quot;;IF(ISERROR(HLOOKUP([.D479];[.$A$6:.$CV$6];1;0));[.D479];&quot;-&quot;);&quot;&quot;)" office:value-type="string" office:string-value="-" calcext:value-type="string">
            <text:p>-</text:p>
          </table:table-cell>
          <table:table-cell table:formula="of:=IF([.E479]&lt;&gt;&quot;&quot;;IF(ISERROR(HLOOKUP([.E479];[.$A$6:.$CV$6];1;0));[.E47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4]=&quot;&quot;;IF(ISERROR(FIND(&quot;-----&quot;;COM.MICROSOFT.CONCAT([.G479:.K479];&quot;X&quot;;[.G480:.K480];&quot;X&quot;;[.G481:.K481];&quot;X&quot;;[.G482:.K482];&quot;X&quot;;[.G483:.K483];&quot;X&quot;;[.G479:.G483];&quot;X&quot;;[.H479:.H483];&quot;X&quot;;[.I479:.I483];&quot;X&quot;;[.J479:.J483];&quot;X&quot;;[.K479:.K483];&quot;X&quot;;[.G483];[.H482];[.I481];[.J480];[.K479];&quot;X&quot;;[.G479];[.H480];[.I481];[.J482];[.K483])));0;1);&quot;&quot;)">
            <text:p/>
          </table:table-cell>
          <table:table-cell table:formula="of:=IF([.G484]=&quot;&quot;;SUM([.G479:.K483])*INDEX([.A$6:.CV$6];1;[.M$8])*[.O479];&quot;&quot;)">
            <text:p/>
          </table:table-cell>
          <table:table-cell table:number-columns-repeated="4"/>
          <table:table-cell table:formula="of:=IF([.O479]&lt;&gt;&quot;&quot;;ABS([.O479]-1);[.O479])">
            <text:p/>
          </table:table-cell>
          <table:table-cell table:formula="of:=IF([.G484]=&quot;&quot;;(SUM([.G479:.K483])-INDEX([.A$2:.CV$2];1;[.M$8]+1))*INDEX([.A$2:.CV$2];1;[.M$8]+1)*[.U47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[.A480]&lt;&gt;&quot;&quot;;IF(ISERROR(HLOOKUP([.A480];[.$A$6:.$CV$6];1;0));[.A480];&quot;-&quot;);&quot;&quot;)" office:value-type="string" office:string-value="-" calcext:value-type="string">
            <text:p>-</text:p>
          </table:table-cell>
          <table:table-cell table:formula="of:=IF([.B480]&lt;&gt;&quot;&quot;;IF(ISERROR(HLOOKUP([.B480];[.$A$6:.$CV$6];1;0));[.B480];&quot;-&quot;);&quot;&quot;)" office:value-type="string" office:string-value="-" calcext:value-type="string">
            <text:p>-</text:p>
          </table:table-cell>
          <table:table-cell table:formula="of:=IF([.C480]&lt;&gt;&quot;&quot;;IF(ISERROR(HLOOKUP([.C480];[.$A$6:.$CV$6];1;0));[.C480];&quot;-&quot;);&quot;&quot;)" office:value-type="string" office:string-value="-" calcext:value-type="string">
            <text:p>-</text:p>
          </table:table-cell>
          <table:table-cell table:formula="of:=IF([.D480]&lt;&gt;&quot;&quot;;IF(ISERROR(HLOOKUP([.D480];[.$A$6:.$CV$6];1;0));[.D480];&quot;-&quot;);&quot;&quot;)" office:value-type="float" office:value="13" calcext:value-type="float">
            <text:p>13</text:p>
          </table:table-cell>
          <table:table-cell table:formula="of:=IF([.E480]&lt;&gt;&quot;&quot;;IF(ISERROR(HLOOKUP([.E480];[.$A$6:.$CV$6];1;0));[.E48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5]=&quot;&quot;;IF(ISERROR(FIND(&quot;-----&quot;;COM.MICROSOFT.CONCAT([.G480:.K480];&quot;X&quot;;[.G481:.K481];&quot;X&quot;;[.G482:.K482];&quot;X&quot;;[.G483:.K483];&quot;X&quot;;[.G484:.K484];&quot;X&quot;;[.G480:.G484];&quot;X&quot;;[.H480:.H484];&quot;X&quot;;[.I480:.I484];&quot;X&quot;;[.J480:.J484];&quot;X&quot;;[.K480:.K484];&quot;X&quot;;[.G484];[.H483];[.I482];[.J481];[.K480];&quot;X&quot;;[.G480];[.H481];[.I482];[.J483];[.K484])));0;1);&quot;&quot;)">
            <text:p/>
          </table:table-cell>
          <table:table-cell table:formula="of:=IF([.G485]=&quot;&quot;;SUM([.G480:.K484])*INDEX([.A$6:.CV$6];1;[.M$8])*[.O480];&quot;&quot;)">
            <text:p/>
          </table:table-cell>
          <table:table-cell table:number-columns-repeated="4"/>
          <table:table-cell table:formula="of:=IF([.O480]&lt;&gt;&quot;&quot;;ABS([.O480]-1);[.O480])">
            <text:p/>
          </table:table-cell>
          <table:table-cell table:formula="of:=IF([.G485]=&quot;&quot;;(SUM([.G480:.K484])-INDEX([.A$2:.CV$2];1;[.M$8]+1))*INDEX([.A$2:.CV$2];1;[.M$8]+1)*[.U4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IF([.A481]&lt;&gt;&quot;&quot;;IF(ISERROR(HLOOKUP([.A481];[.$A$6:.$CV$6];1;0));[.A481];&quot;-&quot;);&quot;&quot;)" office:value-type="string" office:string-value="-" calcext:value-type="string">
            <text:p>-</text:p>
          </table:table-cell>
          <table:table-cell table:formula="of:=IF([.B481]&lt;&gt;&quot;&quot;;IF(ISERROR(HLOOKUP([.B481];[.$A$6:.$CV$6];1;0));[.B481];&quot;-&quot;);&quot;&quot;)" office:value-type="string" office:string-value="-" calcext:value-type="string">
            <text:p>-</text:p>
          </table:table-cell>
          <table:table-cell table:formula="of:=IF([.C481]&lt;&gt;&quot;&quot;;IF(ISERROR(HLOOKUP([.C481];[.$A$6:.$CV$6];1;0));[.C481];&quot;-&quot;);&quot;&quot;)" office:value-type="string" office:string-value="-" calcext:value-type="string">
            <text:p>-</text:p>
          </table:table-cell>
          <table:table-cell table:formula="of:=IF([.D481]&lt;&gt;&quot;&quot;;IF(ISERROR(HLOOKUP([.D481];[.$A$6:.$CV$6];1;0));[.D481];&quot;-&quot;);&quot;&quot;)" office:value-type="float" office:value="52" calcext:value-type="float">
            <text:p>52</text:p>
          </table:table-cell>
          <table:table-cell table:formula="of:=IF([.E481]&lt;&gt;&quot;&quot;;IF(ISERROR(HLOOKUP([.E481];[.$A$6:.$CV$6];1;0));[.E48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6]=&quot;&quot;;IF(ISERROR(FIND(&quot;-----&quot;;COM.MICROSOFT.CONCAT([.G481:.K481];&quot;X&quot;;[.G482:.K482];&quot;X&quot;;[.G483:.K483];&quot;X&quot;;[.G484:.K484];&quot;X&quot;;[.G485:.K485];&quot;X&quot;;[.G481:.G485];&quot;X&quot;;[.H481:.H485];&quot;X&quot;;[.I481:.I485];&quot;X&quot;;[.J481:.J485];&quot;X&quot;;[.K481:.K485];&quot;X&quot;;[.G485];[.H484];[.I483];[.J482];[.K481];&quot;X&quot;;[.G481];[.H482];[.I483];[.J484];[.K485])));0;1);&quot;&quot;)">
            <text:p/>
          </table:table-cell>
          <table:table-cell table:formula="of:=IF([.G486]=&quot;&quot;;SUM([.G481:.K485])*INDEX([.A$6:.CV$6];1;[.M$8])*[.O481];&quot;&quot;)">
            <text:p/>
          </table:table-cell>
          <table:table-cell table:number-columns-repeated="4"/>
          <table:table-cell table:formula="of:=IF([.O481]&lt;&gt;&quot;&quot;;ABS([.O481]-1);[.O481])">
            <text:p/>
          </table:table-cell>
          <table:table-cell table:formula="of:=IF([.G486]=&quot;&quot;;(SUM([.G481:.K485])-INDEX([.A$2:.CV$2];1;[.M$8]+1))*INDEX([.A$2:.CV$2];1;[.M$8]+1)*[.U48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82]&lt;&gt;&quot;&quot;;IF(ISERROR(HLOOKUP([.A482];[.$A$6:.$CV$6];1;0));[.A482];&quot;-&quot;);&quot;&quot;)">
            <text:p/>
          </table:table-cell>
          <table:table-cell table:formula="of:=IF([.B482]&lt;&gt;&quot;&quot;;IF(ISERROR(HLOOKUP([.B482];[.$A$6:.$CV$6];1;0));[.B482];&quot;-&quot;);&quot;&quot;)">
            <text:p/>
          </table:table-cell>
          <table:table-cell table:formula="of:=IF([.C482]&lt;&gt;&quot;&quot;;IF(ISERROR(HLOOKUP([.C482];[.$A$6:.$CV$6];1;0));[.C482];&quot;-&quot;);&quot;&quot;)">
            <text:p/>
          </table:table-cell>
          <table:table-cell table:formula="of:=IF([.D482]&lt;&gt;&quot;&quot;;IF(ISERROR(HLOOKUP([.D482];[.$A$6:.$CV$6];1;0));[.D482];&quot;-&quot;);&quot;&quot;)">
            <text:p/>
          </table:table-cell>
          <table:table-cell table:formula="of:=IF([.E482]&lt;&gt;&quot;&quot;;IF(ISERROR(HLOOKUP([.E482];[.$A$6:.$CV$6];1;0));[.E482];&quot;-&quot;);&quot;&quot;)">
            <text:p/>
          </table:table-cell>
          <table:table-cell table:number-columns-repeated="3"/>
          <table:table-cell table:formula="of:=IF([.G487]=&quot;&quot;;IF(ISERROR(FIND(&quot;-----&quot;;COM.MICROSOFT.CONCAT([.G482:.K482];&quot;X&quot;;[.G483:.K483];&quot;X&quot;;[.G484:.K484];&quot;X&quot;;[.G485:.K485];&quot;X&quot;;[.G486:.K486];&quot;X&quot;;[.G482:.G486];&quot;X&quot;;[.H482:.H486];&quot;X&quot;;[.I482:.I486];&quot;X&quot;;[.J482:.J486];&quot;X&quot;;[.K482:.K486];&quot;X&quot;;[.G486];[.H485];[.I484];[.J483];[.K482];&quot;X&quot;;[.G482];[.H483];[.I484];[.J485];[.K486])));0;1);&quot;&quot;)">
            <text:p/>
          </table:table-cell>
          <table:table-cell table:formula="of:=IF([.G487]=&quot;&quot;;SUM([.G482:.K486])*INDEX([.A$6:.CV$6];1;[.M$8])*[.O482];&quot;&quot;)">
            <text:p/>
          </table:table-cell>
          <table:table-cell table:number-columns-repeated="4"/>
          <table:table-cell table:formula="of:=IF([.O482]&lt;&gt;&quot;&quot;;ABS([.O482]-1);[.O482])">
            <text:p/>
          </table:table-cell>
          <table:table-cell table:formula="of:=IF([.G487]=&quot;&quot;;(SUM([.G482:.K486])-INDEX([.A$2:.CV$2];1;[.M$8]+1))*INDEX([.A$2:.CV$2];1;[.M$8]+1)*[.U4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[.A483]&lt;&gt;&quot;&quot;;IF(ISERROR(HLOOKUP([.A483];[.$A$6:.$CV$6];1;0));[.A483];&quot;-&quot;);&quot;&quot;)" office:value-type="string" office:string-value="-" calcext:value-type="string">
            <text:p>-</text:p>
          </table:table-cell>
          <table:table-cell table:formula="of:=IF([.B483]&lt;&gt;&quot;&quot;;IF(ISERROR(HLOOKUP([.B483];[.$A$6:.$CV$6];1;0));[.B483];&quot;-&quot;);&quot;&quot;)" office:value-type="string" office:string-value="-" calcext:value-type="string">
            <text:p>-</text:p>
          </table:table-cell>
          <table:table-cell table:formula="of:=IF([.C483]&lt;&gt;&quot;&quot;;IF(ISERROR(HLOOKUP([.C483];[.$A$6:.$CV$6];1;0));[.C483];&quot;-&quot;);&quot;&quot;)" office:value-type="string" office:string-value="-" calcext:value-type="string">
            <text:p>-</text:p>
          </table:table-cell>
          <table:table-cell table:formula="of:=IF([.D483]&lt;&gt;&quot;&quot;;IF(ISERROR(HLOOKUP([.D483];[.$A$6:.$CV$6];1;0));[.D483];&quot;-&quot;);&quot;&quot;)" office:value-type="string" office:string-value="-" calcext:value-type="string">
            <text:p>-</text:p>
          </table:table-cell>
          <table:table-cell table:formula="of:=IF([.E483]&lt;&gt;&quot;&quot;;IF(ISERROR(HLOOKUP([.E483];[.$A$6:.$CV$6];1;0));[.E48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8]=&quot;&quot;;IF(ISERROR(FIND(&quot;-----&quot;;COM.MICROSOFT.CONCAT([.G483:.K483];&quot;X&quot;;[.G484:.K484];&quot;X&quot;;[.G485:.K485];&quot;X&quot;;[.G486:.K486];&quot;X&quot;;[.G487:.K487];&quot;X&quot;;[.G483:.G487];&quot;X&quot;;[.H483:.H487];&quot;X&quot;;[.I483:.I487];&quot;X&quot;;[.J483:.J487];&quot;X&quot;;[.K483:.K487];&quot;X&quot;;[.G487];[.H486];[.I485];[.J484];[.K483];&quot;X&quot;;[.G483];[.H484];[.I485];[.J486];[.K487])));0;1);&quot;&quot;)" office:value-type="float" office:value="1" calcext:value-type="float">
            <text:p>1</text:p>
          </table:table-cell>
          <table:table-cell table:formula="of:=IF([.G488]=&quot;&quot;;SUM([.G483:.K487])*INDEX([.A$6:.CV$6];1;[.M$8])*[.O483];&quot;&quot;)" office:value-type="float" office:value="9964" calcext:value-type="float">
            <text:p>9964</text:p>
          </table:table-cell>
          <table:table-cell table:number-columns-repeated="4"/>
          <table:table-cell table:formula="of:=IF([.O483]&lt;&gt;&quot;&quot;;ABS([.O483]-1);[.O483])" office:value-type="float" office:value="0" calcext:value-type="float">
            <text:p>0</text:p>
          </table:table-cell>
          <table:table-cell table:formula="of:=IF([.G488]=&quot;&quot;;(SUM([.G483:.K487])-INDEX([.A$2:.CV$2];1;[.M$8]+1))*INDEX([.A$2:.CV$2];1;[.M$8]+1)*[.U48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484]&lt;&gt;&quot;&quot;;IF(ISERROR(HLOOKUP([.A484];[.$A$6:.$CV$6];1;0));[.A484];&quot;-&quot;);&quot;&quot;)" office:value-type="string" office:string-value="-" calcext:value-type="string">
            <text:p>-</text:p>
          </table:table-cell>
          <table:table-cell table:formula="of:=IF([.B484]&lt;&gt;&quot;&quot;;IF(ISERROR(HLOOKUP([.B484];[.$A$6:.$CV$6];1;0));[.B484];&quot;-&quot;);&quot;&quot;)" office:value-type="string" office:string-value="-" calcext:value-type="string">
            <text:p>-</text:p>
          </table:table-cell>
          <table:table-cell table:formula="of:=IF([.C484]&lt;&gt;&quot;&quot;;IF(ISERROR(HLOOKUP([.C484];[.$A$6:.$CV$6];1;0));[.C484];&quot;-&quot;);&quot;&quot;)" office:value-type="string" office:string-value="-" calcext:value-type="string">
            <text:p>-</text:p>
          </table:table-cell>
          <table:table-cell table:formula="of:=IF([.D484]&lt;&gt;&quot;&quot;;IF(ISERROR(HLOOKUP([.D484];[.$A$6:.$CV$6];1;0));[.D484];&quot;-&quot;);&quot;&quot;)" office:value-type="float" office:value="89" calcext:value-type="float">
            <text:p>89</text:p>
          </table:table-cell>
          <table:table-cell table:formula="of:=IF([.E484]&lt;&gt;&quot;&quot;;IF(ISERROR(HLOOKUP([.E484];[.$A$6:.$CV$6];1;0));[.E48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89]=&quot;&quot;;IF(ISERROR(FIND(&quot;-----&quot;;COM.MICROSOFT.CONCAT([.G484:.K484];&quot;X&quot;;[.G485:.K485];&quot;X&quot;;[.G486:.K486];&quot;X&quot;;[.G487:.K487];&quot;X&quot;;[.G488:.K488];&quot;X&quot;;[.G484:.G488];&quot;X&quot;;[.H484:.H488];&quot;X&quot;;[.I484:.I488];&quot;X&quot;;[.J484:.J488];&quot;X&quot;;[.K484:.K488];&quot;X&quot;;[.G488];[.H487];[.I486];[.J485];[.K484];&quot;X&quot;;[.G484];[.H485];[.I486];[.J487];[.K488])));0;1);&quot;&quot;)">
            <text:p/>
          </table:table-cell>
          <table:table-cell table:formula="of:=IF([.G489]=&quot;&quot;;SUM([.G484:.K488])*INDEX([.A$6:.CV$6];1;[.M$8])*[.O484];&quot;&quot;)">
            <text:p/>
          </table:table-cell>
          <table:table-cell table:number-columns-repeated="4"/>
          <table:table-cell table:formula="of:=IF([.O484]&lt;&gt;&quot;&quot;;ABS([.O484]-1);[.O484])">
            <text:p/>
          </table:table-cell>
          <table:table-cell table:formula="of:=IF([.G489]=&quot;&quot;;(SUM([.G484:.K488])-INDEX([.A$2:.CV$2];1;[.M$8]+1))*INDEX([.A$2:.CV$2];1;[.M$8]+1)*[.U4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A485]&lt;&gt;&quot;&quot;;IF(ISERROR(HLOOKUP([.A485];[.$A$6:.$CV$6];1;0));[.A485];&quot;-&quot;);&quot;&quot;)" office:value-type="string" office:string-value="-" calcext:value-type="string">
            <text:p>-</text:p>
          </table:table-cell>
          <table:table-cell table:formula="of:=IF([.B485]&lt;&gt;&quot;&quot;;IF(ISERROR(HLOOKUP([.B485];[.$A$6:.$CV$6];1;0));[.B485];&quot;-&quot;);&quot;&quot;)" office:value-type="string" office:string-value="-" calcext:value-type="string">
            <text:p>-</text:p>
          </table:table-cell>
          <table:table-cell table:formula="of:=IF([.C485]&lt;&gt;&quot;&quot;;IF(ISERROR(HLOOKUP([.C485];[.$A$6:.$CV$6];1;0));[.C485];&quot;-&quot;);&quot;&quot;)" office:value-type="string" office:string-value="-" calcext:value-type="string">
            <text:p>-</text:p>
          </table:table-cell>
          <table:table-cell table:formula="of:=IF([.D485]&lt;&gt;&quot;&quot;;IF(ISERROR(HLOOKUP([.D485];[.$A$6:.$CV$6];1;0));[.D485];&quot;-&quot;);&quot;&quot;)" office:value-type="string" office:string-value="-" calcext:value-type="string">
            <text:p>-</text:p>
          </table:table-cell>
          <table:table-cell table:formula="of:=IF([.E485]&lt;&gt;&quot;&quot;;IF(ISERROR(HLOOKUP([.E485];[.$A$6:.$CV$6];1;0));[.E48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0]=&quot;&quot;;IF(ISERROR(FIND(&quot;-----&quot;;COM.MICROSOFT.CONCAT([.G485:.K485];&quot;X&quot;;[.G486:.K486];&quot;X&quot;;[.G487:.K487];&quot;X&quot;;[.G488:.K488];&quot;X&quot;;[.G489:.K489];&quot;X&quot;;[.G485:.G489];&quot;X&quot;;[.H485:.H489];&quot;X&quot;;[.I485:.I489];&quot;X&quot;;[.J485:.J489];&quot;X&quot;;[.K485:.K489];&quot;X&quot;;[.G489];[.H488];[.I487];[.J486];[.K485];&quot;X&quot;;[.G485];[.H486];[.I487];[.J488];[.K489])));0;1);&quot;&quot;)">
            <text:p/>
          </table:table-cell>
          <table:table-cell table:formula="of:=IF([.G490]=&quot;&quot;;SUM([.G485:.K489])*INDEX([.A$6:.CV$6];1;[.M$8])*[.O485];&quot;&quot;)">
            <text:p/>
          </table:table-cell>
          <table:table-cell table:number-columns-repeated="4"/>
          <table:table-cell table:formula="of:=IF([.O485]&lt;&gt;&quot;&quot;;ABS([.O485]-1);[.O485])">
            <text:p/>
          </table:table-cell>
          <table:table-cell table:formula="of:=IF([.G490]=&quot;&quot;;(SUM([.G485:.K489])-INDEX([.A$2:.CV$2];1;[.M$8]+1))*INDEX([.A$2:.CV$2];1;[.M$8]+1)*[.U4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A486]&lt;&gt;&quot;&quot;;IF(ISERROR(HLOOKUP([.A486];[.$A$6:.$CV$6];1;0));[.A486];&quot;-&quot;);&quot;&quot;)" office:value-type="string" office:string-value="-" calcext:value-type="string">
            <text:p>-</text:p>
          </table:table-cell>
          <table:table-cell table:formula="of:=IF([.B486]&lt;&gt;&quot;&quot;;IF(ISERROR(HLOOKUP([.B486];[.$A$6:.$CV$6];1;0));[.B486];&quot;-&quot;);&quot;&quot;)" office:value-type="string" office:string-value="-" calcext:value-type="string">
            <text:p>-</text:p>
          </table:table-cell>
          <table:table-cell table:formula="of:=IF([.C486]&lt;&gt;&quot;&quot;;IF(ISERROR(HLOOKUP([.C486];[.$A$6:.$CV$6];1;0));[.C486];&quot;-&quot;);&quot;&quot;)" office:value-type="string" office:string-value="-" calcext:value-type="string">
            <text:p>-</text:p>
          </table:table-cell>
          <table:table-cell table:formula="of:=IF([.D486]&lt;&gt;&quot;&quot;;IF(ISERROR(HLOOKUP([.D486];[.$A$6:.$CV$6];1;0));[.D486];&quot;-&quot;);&quot;&quot;)" office:value-type="float" office:value="17" calcext:value-type="float">
            <text:p>17</text:p>
          </table:table-cell>
          <table:table-cell table:formula="of:=IF([.E486]&lt;&gt;&quot;&quot;;IF(ISERROR(HLOOKUP([.E486];[.$A$6:.$CV$6];1;0));[.E48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1]=&quot;&quot;;IF(ISERROR(FIND(&quot;-----&quot;;COM.MICROSOFT.CONCAT([.G486:.K486];&quot;X&quot;;[.G487:.K487];&quot;X&quot;;[.G488:.K488];&quot;X&quot;;[.G489:.K489];&quot;X&quot;;[.G490:.K490];&quot;X&quot;;[.G486:.G490];&quot;X&quot;;[.H486:.H490];&quot;X&quot;;[.I486:.I490];&quot;X&quot;;[.J486:.J490];&quot;X&quot;;[.K486:.K490];&quot;X&quot;;[.G490];[.H489];[.I488];[.J487];[.K486];&quot;X&quot;;[.G486];[.H487];[.I488];[.J489];[.K490])));0;1);&quot;&quot;)">
            <text:p/>
          </table:table-cell>
          <table:table-cell table:formula="of:=IF([.G491]=&quot;&quot;;SUM([.G486:.K490])*INDEX([.A$6:.CV$6];1;[.M$8])*[.O486];&quot;&quot;)">
            <text:p/>
          </table:table-cell>
          <table:table-cell table:number-columns-repeated="4"/>
          <table:table-cell table:formula="of:=IF([.O486]&lt;&gt;&quot;&quot;;ABS([.O486]-1);[.O486])">
            <text:p/>
          </table:table-cell>
          <table:table-cell table:formula="of:=IF([.G491]=&quot;&quot;;(SUM([.G486:.K490])-INDEX([.A$2:.CV$2];1;[.M$8]+1))*INDEX([.A$2:.CV$2];1;[.M$8]+1)*[.U4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487]&lt;&gt;&quot;&quot;;IF(ISERROR(HLOOKUP([.A487];[.$A$6:.$CV$6];1;0));[.A487];&quot;-&quot;);&quot;&quot;)" office:value-type="string" office:string-value="-" calcext:value-type="string">
            <text:p>-</text:p>
          </table:table-cell>
          <table:table-cell table:formula="of:=IF([.B487]&lt;&gt;&quot;&quot;;IF(ISERROR(HLOOKUP([.B487];[.$A$6:.$CV$6];1;0));[.B487];&quot;-&quot;);&quot;&quot;)" office:value-type="string" office:string-value="-" calcext:value-type="string">
            <text:p>-</text:p>
          </table:table-cell>
          <table:table-cell table:formula="of:=IF([.C487]&lt;&gt;&quot;&quot;;IF(ISERROR(HLOOKUP([.C487];[.$A$6:.$CV$6];1;0));[.C487];&quot;-&quot;);&quot;&quot;)" office:value-type="string" office:string-value="-" calcext:value-type="string">
            <text:p>-</text:p>
          </table:table-cell>
          <table:table-cell table:formula="of:=IF([.D487]&lt;&gt;&quot;&quot;;IF(ISERROR(HLOOKUP([.D487];[.$A$6:.$CV$6];1;0));[.D487];&quot;-&quot;);&quot;&quot;)" office:value-type="string" office:string-value="-" calcext:value-type="string">
            <text:p>-</text:p>
          </table:table-cell>
          <table:table-cell table:formula="of:=IF([.E487]&lt;&gt;&quot;&quot;;IF(ISERROR(HLOOKUP([.E487];[.$A$6:.$CV$6];1;0));[.E48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2]=&quot;&quot;;IF(ISERROR(FIND(&quot;-----&quot;;COM.MICROSOFT.CONCAT([.G487:.K487];&quot;X&quot;;[.G488:.K488];&quot;X&quot;;[.G489:.K489];&quot;X&quot;;[.G490:.K490];&quot;X&quot;;[.G491:.K491];&quot;X&quot;;[.G487:.G491];&quot;X&quot;;[.H487:.H491];&quot;X&quot;;[.I487:.I491];&quot;X&quot;;[.J487:.J491];&quot;X&quot;;[.K487:.K491];&quot;X&quot;;[.G491];[.H490];[.I489];[.J488];[.K487];&quot;X&quot;;[.G487];[.H488];[.I489];[.J490];[.K491])));0;1);&quot;&quot;)">
            <text:p/>
          </table:table-cell>
          <table:table-cell table:formula="of:=IF([.G492]=&quot;&quot;;SUM([.G487:.K491])*INDEX([.A$6:.CV$6];1;[.M$8])*[.O487];&quot;&quot;)">
            <text:p/>
          </table:table-cell>
          <table:table-cell table:number-columns-repeated="4"/>
          <table:table-cell table:formula="of:=IF([.O487]&lt;&gt;&quot;&quot;;ABS([.O487]-1);[.O487])">
            <text:p/>
          </table:table-cell>
          <table:table-cell table:formula="of:=IF([.G492]=&quot;&quot;;(SUM([.G487:.K491])-INDEX([.A$2:.CV$2];1;[.M$8]+1))*INDEX([.A$2:.CV$2];1;[.M$8]+1)*[.U48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88]&lt;&gt;&quot;&quot;;IF(ISERROR(HLOOKUP([.A488];[.$A$6:.$CV$6];1;0));[.A488];&quot;-&quot;);&quot;&quot;)">
            <text:p/>
          </table:table-cell>
          <table:table-cell table:formula="of:=IF([.B488]&lt;&gt;&quot;&quot;;IF(ISERROR(HLOOKUP([.B488];[.$A$6:.$CV$6];1;0));[.B488];&quot;-&quot;);&quot;&quot;)">
            <text:p/>
          </table:table-cell>
          <table:table-cell table:formula="of:=IF([.C488]&lt;&gt;&quot;&quot;;IF(ISERROR(HLOOKUP([.C488];[.$A$6:.$CV$6];1;0));[.C488];&quot;-&quot;);&quot;&quot;)">
            <text:p/>
          </table:table-cell>
          <table:table-cell table:formula="of:=IF([.D488]&lt;&gt;&quot;&quot;;IF(ISERROR(HLOOKUP([.D488];[.$A$6:.$CV$6];1;0));[.D488];&quot;-&quot;);&quot;&quot;)">
            <text:p/>
          </table:table-cell>
          <table:table-cell table:formula="of:=IF([.E488]&lt;&gt;&quot;&quot;;IF(ISERROR(HLOOKUP([.E488];[.$A$6:.$CV$6];1;0));[.E488];&quot;-&quot;);&quot;&quot;)">
            <text:p/>
          </table:table-cell>
          <table:table-cell table:number-columns-repeated="3"/>
          <table:table-cell table:formula="of:=IF([.G493]=&quot;&quot;;IF(ISERROR(FIND(&quot;-----&quot;;COM.MICROSOFT.CONCAT([.G488:.K488];&quot;X&quot;;[.G489:.K489];&quot;X&quot;;[.G490:.K490];&quot;X&quot;;[.G491:.K491];&quot;X&quot;;[.G492:.K492];&quot;X&quot;;[.G488:.G492];&quot;X&quot;;[.H488:.H492];&quot;X&quot;;[.I488:.I492];&quot;X&quot;;[.J488:.J492];&quot;X&quot;;[.K488:.K492];&quot;X&quot;;[.G492];[.H491];[.I490];[.J489];[.K488];&quot;X&quot;;[.G488];[.H489];[.I490];[.J491];[.K492])));0;1);&quot;&quot;)">
            <text:p/>
          </table:table-cell>
          <table:table-cell table:formula="of:=IF([.G493]=&quot;&quot;;SUM([.G488:.K492])*INDEX([.A$6:.CV$6];1;[.M$8])*[.O488];&quot;&quot;)">
            <text:p/>
          </table:table-cell>
          <table:table-cell table:number-columns-repeated="4"/>
          <table:table-cell table:formula="of:=IF([.O488]&lt;&gt;&quot;&quot;;ABS([.O488]-1);[.O488])">
            <text:p/>
          </table:table-cell>
          <table:table-cell table:formula="of:=IF([.G493]=&quot;&quot;;(SUM([.G488:.K492])-INDEX([.A$2:.CV$2];1;[.M$8]+1))*INDEX([.A$2:.CV$2];1;[.M$8]+1)*[.U4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489]&lt;&gt;&quot;&quot;;IF(ISERROR(HLOOKUP([.A489];[.$A$6:.$CV$6];1;0));[.A489];&quot;-&quot;);&quot;&quot;)" office:value-type="string" office:string-value="-" calcext:value-type="string">
            <text:p>-</text:p>
          </table:table-cell>
          <table:table-cell table:formula="of:=IF([.B489]&lt;&gt;&quot;&quot;;IF(ISERROR(HLOOKUP([.B489];[.$A$6:.$CV$6];1;0));[.B489];&quot;-&quot;);&quot;&quot;)" office:value-type="float" office:value="52" calcext:value-type="float">
            <text:p>52</text:p>
          </table:table-cell>
          <table:table-cell table:formula="of:=IF([.C489]&lt;&gt;&quot;&quot;;IF(ISERROR(HLOOKUP([.C489];[.$A$6:.$CV$6];1;0));[.C489];&quot;-&quot;);&quot;&quot;)" office:value-type="string" office:string-value="-" calcext:value-type="string">
            <text:p>-</text:p>
          </table:table-cell>
          <table:table-cell table:formula="of:=IF([.D489]&lt;&gt;&quot;&quot;;IF(ISERROR(HLOOKUP([.D489];[.$A$6:.$CV$6];1;0));[.D489];&quot;-&quot;);&quot;&quot;)" office:value-type="string" office:string-value="-" calcext:value-type="string">
            <text:p>-</text:p>
          </table:table-cell>
          <table:table-cell table:formula="of:=IF([.E489]&lt;&gt;&quot;&quot;;IF(ISERROR(HLOOKUP([.E489];[.$A$6:.$CV$6];1;0));[.E48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4]=&quot;&quot;;IF(ISERROR(FIND(&quot;-----&quot;;COM.MICROSOFT.CONCAT([.G489:.K489];&quot;X&quot;;[.G490:.K490];&quot;X&quot;;[.G491:.K491];&quot;X&quot;;[.G492:.K492];&quot;X&quot;;[.G493:.K493];&quot;X&quot;;[.G489:.G493];&quot;X&quot;;[.H489:.H493];&quot;X&quot;;[.I489:.I493];&quot;X&quot;;[.J489:.J493];&quot;X&quot;;[.K489:.K493];&quot;X&quot;;[.G493];[.H492];[.I491];[.J490];[.K489];&quot;X&quot;;[.G489];[.H490];[.I491];[.J492];[.K493])));0;1);&quot;&quot;)" office:value-type="float" office:value="1" calcext:value-type="float">
            <text:p>1</text:p>
          </table:table-cell>
          <table:table-cell table:formula="of:=IF([.G494]=&quot;&quot;;SUM([.G489:.K493])*INDEX([.A$6:.CV$6];1;[.M$8])*[.O489];&quot;&quot;)" office:value-type="float" office:value="17296" calcext:value-type="float">
            <text:p>17296</text:p>
          </table:table-cell>
          <table:table-cell table:number-columns-repeated="4"/>
          <table:table-cell table:formula="of:=IF([.O489]&lt;&gt;&quot;&quot;;ABS([.O489]-1);[.O489])" office:value-type="float" office:value="0" calcext:value-type="float">
            <text:p>0</text:p>
          </table:table-cell>
          <table:table-cell table:formula="of:=IF([.G494]=&quot;&quot;;(SUM([.G489:.K493])-INDEX([.A$2:.CV$2];1;[.M$8]+1))*INDEX([.A$2:.CV$2];1;[.M$8]+1)*[.U48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A490]&lt;&gt;&quot;&quot;;IF(ISERROR(HLOOKUP([.A490];[.$A$6:.$CV$6];1;0));[.A490];&quot;-&quot;);&quot;&quot;)" office:value-type="string" office:string-value="-" calcext:value-type="string">
            <text:p>-</text:p>
          </table:table-cell>
          <table:table-cell table:formula="of:=IF([.B490]&lt;&gt;&quot;&quot;;IF(ISERROR(HLOOKUP([.B490];[.$A$6:.$CV$6];1;0));[.B490];&quot;-&quot;);&quot;&quot;)" office:value-type="string" office:string-value="-" calcext:value-type="string">
            <text:p>-</text:p>
          </table:table-cell>
          <table:table-cell table:formula="of:=IF([.C490]&lt;&gt;&quot;&quot;;IF(ISERROR(HLOOKUP([.C490];[.$A$6:.$CV$6];1;0));[.C490];&quot;-&quot;);&quot;&quot;)" office:value-type="string" office:string-value="-" calcext:value-type="string">
            <text:p>-</text:p>
          </table:table-cell>
          <table:table-cell table:formula="of:=IF([.D490]&lt;&gt;&quot;&quot;;IF(ISERROR(HLOOKUP([.D490];[.$A$6:.$CV$6];1;0));[.D490];&quot;-&quot;);&quot;&quot;)" office:value-type="string" office:string-value="-" calcext:value-type="string">
            <text:p>-</text:p>
          </table:table-cell>
          <table:table-cell table:formula="of:=IF([.E490]&lt;&gt;&quot;&quot;;IF(ISERROR(HLOOKUP([.E490];[.$A$6:.$CV$6];1;0));[.E49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5]=&quot;&quot;;IF(ISERROR(FIND(&quot;-----&quot;;COM.MICROSOFT.CONCAT([.G490:.K490];&quot;X&quot;;[.G491:.K491];&quot;X&quot;;[.G492:.K492];&quot;X&quot;;[.G493:.K493];&quot;X&quot;;[.G494:.K494];&quot;X&quot;;[.G490:.G494];&quot;X&quot;;[.H490:.H494];&quot;X&quot;;[.I490:.I494];&quot;X&quot;;[.J490:.J494];&quot;X&quot;;[.K490:.K494];&quot;X&quot;;[.G494];[.H493];[.I492];[.J491];[.K490];&quot;X&quot;;[.G490];[.H491];[.I492];[.J493];[.K494])));0;1);&quot;&quot;)">
            <text:p/>
          </table:table-cell>
          <table:table-cell table:formula="of:=IF([.G495]=&quot;&quot;;SUM([.G490:.K494])*INDEX([.A$6:.CV$6];1;[.M$8])*[.O490];&quot;&quot;)">
            <text:p/>
          </table:table-cell>
          <table:table-cell table:number-columns-repeated="4"/>
          <table:table-cell table:formula="of:=IF([.O490]&lt;&gt;&quot;&quot;;ABS([.O490]-1);[.O490])">
            <text:p/>
          </table:table-cell>
          <table:table-cell table:formula="of:=IF([.G495]=&quot;&quot;;(SUM([.G490:.K494])-INDEX([.A$2:.CV$2];1;[.M$8]+1))*INDEX([.A$2:.CV$2];1;[.M$8]+1)*[.U4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491]&lt;&gt;&quot;&quot;;IF(ISERROR(HLOOKUP([.A491];[.$A$6:.$CV$6];1;0));[.A491];&quot;-&quot;);&quot;&quot;)" office:value-type="float" office:value="46" calcext:value-type="float">
            <text:p>46</text:p>
          </table:table-cell>
          <table:table-cell table:formula="of:=IF([.B491]&lt;&gt;&quot;&quot;;IF(ISERROR(HLOOKUP([.B491];[.$A$6:.$CV$6];1;0));[.B491];&quot;-&quot;);&quot;&quot;)" office:value-type="float" office:value="25" calcext:value-type="float">
            <text:p>25</text:p>
          </table:table-cell>
          <table:table-cell table:formula="of:=IF([.C491]&lt;&gt;&quot;&quot;;IF(ISERROR(HLOOKUP([.C491];[.$A$6:.$CV$6];1;0));[.C491];&quot;-&quot;);&quot;&quot;)" office:value-type="string" office:string-value="-" calcext:value-type="string">
            <text:p>-</text:p>
          </table:table-cell>
          <table:table-cell table:formula="of:=IF([.D491]&lt;&gt;&quot;&quot;;IF(ISERROR(HLOOKUP([.D491];[.$A$6:.$CV$6];1;0));[.D491];&quot;-&quot;);&quot;&quot;)" office:value-type="float" office:value="48" calcext:value-type="float">
            <text:p>48</text:p>
          </table:table-cell>
          <table:table-cell table:formula="of:=IF([.E491]&lt;&gt;&quot;&quot;;IF(ISERROR(HLOOKUP([.E491];[.$A$6:.$CV$6];1;0));[.E49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6]=&quot;&quot;;IF(ISERROR(FIND(&quot;-----&quot;;COM.MICROSOFT.CONCAT([.G491:.K491];&quot;X&quot;;[.G492:.K492];&quot;X&quot;;[.G493:.K493];&quot;X&quot;;[.G494:.K494];&quot;X&quot;;[.G495:.K495];&quot;X&quot;;[.G491:.G495];&quot;X&quot;;[.H491:.H495];&quot;X&quot;;[.I491:.I495];&quot;X&quot;;[.J491:.J495];&quot;X&quot;;[.K491:.K495];&quot;X&quot;;[.G495];[.H494];[.I493];[.J492];[.K491];&quot;X&quot;;[.G491];[.H492];[.I493];[.J494];[.K495])));0;1);&quot;&quot;)">
            <text:p/>
          </table:table-cell>
          <table:table-cell table:formula="of:=IF([.G496]=&quot;&quot;;SUM([.G491:.K495])*INDEX([.A$6:.CV$6];1;[.M$8])*[.O491];&quot;&quot;)">
            <text:p/>
          </table:table-cell>
          <table:table-cell table:number-columns-repeated="4"/>
          <table:table-cell table:formula="of:=IF([.O491]&lt;&gt;&quot;&quot;;ABS([.O491]-1);[.O491])">
            <text:p/>
          </table:table-cell>
          <table:table-cell table:formula="of:=IF([.G496]=&quot;&quot;;(SUM([.G491:.K495])-INDEX([.A$2:.CV$2];1;[.M$8]+1))*INDEX([.A$2:.CV$2];1;[.M$8]+1)*[.U4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492]&lt;&gt;&quot;&quot;;IF(ISERROR(HLOOKUP([.A492];[.$A$6:.$CV$6];1;0));[.A492];&quot;-&quot;);&quot;&quot;)" office:value-type="string" office:string-value="-" calcext:value-type="string">
            <text:p>-</text:p>
          </table:table-cell>
          <table:table-cell table:formula="of:=IF([.B492]&lt;&gt;&quot;&quot;;IF(ISERROR(HLOOKUP([.B492];[.$A$6:.$CV$6];1;0));[.B492];&quot;-&quot;);&quot;&quot;)" office:value-type="string" office:string-value="-" calcext:value-type="string">
            <text:p>-</text:p>
          </table:table-cell>
          <table:table-cell table:formula="of:=IF([.C492]&lt;&gt;&quot;&quot;;IF(ISERROR(HLOOKUP([.C492];[.$A$6:.$CV$6];1;0));[.C492];&quot;-&quot;);&quot;&quot;)" office:value-type="string" office:string-value="-" calcext:value-type="string">
            <text:p>-</text:p>
          </table:table-cell>
          <table:table-cell table:formula="of:=IF([.D492]&lt;&gt;&quot;&quot;;IF(ISERROR(HLOOKUP([.D492];[.$A$6:.$CV$6];1;0));[.D492];&quot;-&quot;);&quot;&quot;)" office:value-type="string" office:string-value="-" calcext:value-type="string">
            <text:p>-</text:p>
          </table:table-cell>
          <table:table-cell table:formula="of:=IF([.E492]&lt;&gt;&quot;&quot;;IF(ISERROR(HLOOKUP([.E492];[.$A$6:.$CV$6];1;0));[.E49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7]=&quot;&quot;;IF(ISERROR(FIND(&quot;-----&quot;;COM.MICROSOFT.CONCAT([.G492:.K492];&quot;X&quot;;[.G493:.K493];&quot;X&quot;;[.G494:.K494];&quot;X&quot;;[.G495:.K495];&quot;X&quot;;[.G496:.K496];&quot;X&quot;;[.G492:.G496];&quot;X&quot;;[.H492:.H496];&quot;X&quot;;[.I492:.I496];&quot;X&quot;;[.J492:.J496];&quot;X&quot;;[.K492:.K496];&quot;X&quot;;[.G496];[.H495];[.I494];[.J493];[.K492];&quot;X&quot;;[.G492];[.H493];[.I494];[.J495];[.K496])));0;1);&quot;&quot;)">
            <text:p/>
          </table:table-cell>
          <table:table-cell table:formula="of:=IF([.G497]=&quot;&quot;;SUM([.G492:.K496])*INDEX([.A$6:.CV$6];1;[.M$8])*[.O492];&quot;&quot;)">
            <text:p/>
          </table:table-cell>
          <table:table-cell table:number-columns-repeated="4"/>
          <table:table-cell table:formula="of:=IF([.O492]&lt;&gt;&quot;&quot;;ABS([.O492]-1);[.O492])">
            <text:p/>
          </table:table-cell>
          <table:table-cell table:formula="of:=IF([.G497]=&quot;&quot;;(SUM([.G492:.K496])-INDEX([.A$2:.CV$2];1;[.M$8]+1))*INDEX([.A$2:.CV$2];1;[.M$8]+1)*[.U4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A493]&lt;&gt;&quot;&quot;;IF(ISERROR(HLOOKUP([.A493];[.$A$6:.$CV$6];1;0));[.A493];&quot;-&quot;);&quot;&quot;)" office:value-type="string" office:string-value="-" calcext:value-type="string">
            <text:p>-</text:p>
          </table:table-cell>
          <table:table-cell table:formula="of:=IF([.B493]&lt;&gt;&quot;&quot;;IF(ISERROR(HLOOKUP([.B493];[.$A$6:.$CV$6];1;0));[.B493];&quot;-&quot;);&quot;&quot;)" office:value-type="string" office:string-value="-" calcext:value-type="string">
            <text:p>-</text:p>
          </table:table-cell>
          <table:table-cell table:formula="of:=IF([.C493]&lt;&gt;&quot;&quot;;IF(ISERROR(HLOOKUP([.C493];[.$A$6:.$CV$6];1;0));[.C493];&quot;-&quot;);&quot;&quot;)" office:value-type="string" office:string-value="-" calcext:value-type="string">
            <text:p>-</text:p>
          </table:table-cell>
          <table:table-cell table:formula="of:=IF([.D493]&lt;&gt;&quot;&quot;;IF(ISERROR(HLOOKUP([.D493];[.$A$6:.$CV$6];1;0));[.D493];&quot;-&quot;);&quot;&quot;)" office:value-type="float" office:value="13" calcext:value-type="float">
            <text:p>13</text:p>
          </table:table-cell>
          <table:table-cell table:formula="of:=IF([.E493]&lt;&gt;&quot;&quot;;IF(ISERROR(HLOOKUP([.E493];[.$A$6:.$CV$6];1;0));[.E49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498]=&quot;&quot;;IF(ISERROR(FIND(&quot;-----&quot;;COM.MICROSOFT.CONCAT([.G493:.K493];&quot;X&quot;;[.G494:.K494];&quot;X&quot;;[.G495:.K495];&quot;X&quot;;[.G496:.K496];&quot;X&quot;;[.G497:.K497];&quot;X&quot;;[.G493:.G497];&quot;X&quot;;[.H493:.H497];&quot;X&quot;;[.I493:.I497];&quot;X&quot;;[.J493:.J497];&quot;X&quot;;[.K493:.K497];&quot;X&quot;;[.G497];[.H496];[.I495];[.J494];[.K493];&quot;X&quot;;[.G493];[.H494];[.I495];[.J496];[.K497])));0;1);&quot;&quot;)">
            <text:p/>
          </table:table-cell>
          <table:table-cell table:formula="of:=IF([.G498]=&quot;&quot;;SUM([.G493:.K497])*INDEX([.A$6:.CV$6];1;[.M$8])*[.O493];&quot;&quot;)">
            <text:p/>
          </table:table-cell>
          <table:table-cell table:number-columns-repeated="4"/>
          <table:table-cell table:formula="of:=IF([.O493]&lt;&gt;&quot;&quot;;ABS([.O493]-1);[.O493])">
            <text:p/>
          </table:table-cell>
          <table:table-cell table:formula="of:=IF([.G498]=&quot;&quot;;(SUM([.G493:.K497])-INDEX([.A$2:.CV$2];1;[.M$8]+1))*INDEX([.A$2:.CV$2];1;[.M$8]+1)*[.U49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494]&lt;&gt;&quot;&quot;;IF(ISERROR(HLOOKUP([.A494];[.$A$6:.$CV$6];1;0));[.A494];&quot;-&quot;);&quot;&quot;)">
            <text:p/>
          </table:table-cell>
          <table:table-cell table:formula="of:=IF([.B494]&lt;&gt;&quot;&quot;;IF(ISERROR(HLOOKUP([.B494];[.$A$6:.$CV$6];1;0));[.B494];&quot;-&quot;);&quot;&quot;)">
            <text:p/>
          </table:table-cell>
          <table:table-cell table:formula="of:=IF([.C494]&lt;&gt;&quot;&quot;;IF(ISERROR(HLOOKUP([.C494];[.$A$6:.$CV$6];1;0));[.C494];&quot;-&quot;);&quot;&quot;)">
            <text:p/>
          </table:table-cell>
          <table:table-cell table:formula="of:=IF([.D494]&lt;&gt;&quot;&quot;;IF(ISERROR(HLOOKUP([.D494];[.$A$6:.$CV$6];1;0));[.D494];&quot;-&quot;);&quot;&quot;)">
            <text:p/>
          </table:table-cell>
          <table:table-cell table:formula="of:=IF([.E494]&lt;&gt;&quot;&quot;;IF(ISERROR(HLOOKUP([.E494];[.$A$6:.$CV$6];1;0));[.E494];&quot;-&quot;);&quot;&quot;)">
            <text:p/>
          </table:table-cell>
          <table:table-cell table:number-columns-repeated="3"/>
          <table:table-cell table:formula="of:=IF([.G499]=&quot;&quot;;IF(ISERROR(FIND(&quot;-----&quot;;COM.MICROSOFT.CONCAT([.G494:.K494];&quot;X&quot;;[.G495:.K495];&quot;X&quot;;[.G496:.K496];&quot;X&quot;;[.G497:.K497];&quot;X&quot;;[.G498:.K498];&quot;X&quot;;[.G494:.G498];&quot;X&quot;;[.H494:.H498];&quot;X&quot;;[.I494:.I498];&quot;X&quot;;[.J494:.J498];&quot;X&quot;;[.K494:.K498];&quot;X&quot;;[.G498];[.H497];[.I496];[.J495];[.K494];&quot;X&quot;;[.G494];[.H495];[.I496];[.J497];[.K498])));0;1);&quot;&quot;)">
            <text:p/>
          </table:table-cell>
          <table:table-cell table:formula="of:=IF([.G499]=&quot;&quot;;SUM([.G494:.K498])*INDEX([.A$6:.CV$6];1;[.M$8])*[.O494];&quot;&quot;)">
            <text:p/>
          </table:table-cell>
          <table:table-cell table:number-columns-repeated="4"/>
          <table:table-cell table:formula="of:=IF([.O494]&lt;&gt;&quot;&quot;;ABS([.O494]-1);[.O494])">
            <text:p/>
          </table:table-cell>
          <table:table-cell table:formula="of:=IF([.G499]=&quot;&quot;;(SUM([.G494:.K498])-INDEX([.A$2:.CV$2];1;[.M$8]+1))*INDEX([.A$2:.CV$2];1;[.M$8]+1)*[.U4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A495]&lt;&gt;&quot;&quot;;IF(ISERROR(HLOOKUP([.A495];[.$A$6:.$CV$6];1;0));[.A495];&quot;-&quot;);&quot;&quot;)" office:value-type="string" office:string-value="-" calcext:value-type="string">
            <text:p>-</text:p>
          </table:table-cell>
          <table:table-cell table:formula="of:=IF([.B495]&lt;&gt;&quot;&quot;;IF(ISERROR(HLOOKUP([.B495];[.$A$6:.$CV$6];1;0));[.B495];&quot;-&quot;);&quot;&quot;)" office:value-type="string" office:string-value="-" calcext:value-type="string">
            <text:p>-</text:p>
          </table:table-cell>
          <table:table-cell table:formula="of:=IF([.C495]&lt;&gt;&quot;&quot;;IF(ISERROR(HLOOKUP([.C495];[.$A$6:.$CV$6];1;0));[.C495];&quot;-&quot;);&quot;&quot;)" office:value-type="string" office:string-value="-" calcext:value-type="string">
            <text:p>-</text:p>
          </table:table-cell>
          <table:table-cell table:formula="of:=IF([.D495]&lt;&gt;&quot;&quot;;IF(ISERROR(HLOOKUP([.D495];[.$A$6:.$CV$6];1;0));[.D495];&quot;-&quot;);&quot;&quot;)" office:value-type="string" office:string-value="-" calcext:value-type="string">
            <text:p>-</text:p>
          </table:table-cell>
          <table:table-cell table:formula="of:=IF([.E495]&lt;&gt;&quot;&quot;;IF(ISERROR(HLOOKUP([.E495];[.$A$6:.$CV$6];1;0));[.E49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0]=&quot;&quot;;IF(ISERROR(FIND(&quot;-----&quot;;COM.MICROSOFT.CONCAT([.G495:.K495];&quot;X&quot;;[.G496:.K496];&quot;X&quot;;[.G497:.K497];&quot;X&quot;;[.G498:.K498];&quot;X&quot;;[.G499:.K499];&quot;X&quot;;[.G495:.G499];&quot;X&quot;;[.H495:.H499];&quot;X&quot;;[.I495:.I499];&quot;X&quot;;[.J495:.J499];&quot;X&quot;;[.K495:.K499];&quot;X&quot;;[.G499];[.H498];[.I497];[.J496];[.K495];&quot;X&quot;;[.G495];[.H496];[.I497];[.J498];[.K499])));0;1);&quot;&quot;)" office:value-type="float" office:value="1" calcext:value-type="float">
            <text:p>1</text:p>
          </table:table-cell>
          <table:table-cell table:formula="of:=IF([.G500]=&quot;&quot;;SUM([.G495:.K499])*INDEX([.A$6:.CV$6];1;[.M$8])*[.O495];&quot;&quot;)" office:value-type="float" office:value="13912" calcext:value-type="float">
            <text:p>13912</text:p>
          </table:table-cell>
          <table:table-cell table:number-columns-repeated="4"/>
          <table:table-cell table:formula="of:=IF([.O495]&lt;&gt;&quot;&quot;;ABS([.O495]-1);[.O495])" office:value-type="float" office:value="0" calcext:value-type="float">
            <text:p>0</text:p>
          </table:table-cell>
          <table:table-cell table:formula="of:=IF([.G500]=&quot;&quot;;(SUM([.G495:.K499])-INDEX([.A$2:.CV$2];1;[.M$8]+1))*INDEX([.A$2:.CV$2];1;[.M$8]+1)*[.U49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496]&lt;&gt;&quot;&quot;;IF(ISERROR(HLOOKUP([.A496];[.$A$6:.$CV$6];1;0));[.A496];&quot;-&quot;);&quot;&quot;)" office:value-type="string" office:string-value="-" calcext:value-type="string">
            <text:p>-</text:p>
          </table:table-cell>
          <table:table-cell table:formula="of:=IF([.B496]&lt;&gt;&quot;&quot;;IF(ISERROR(HLOOKUP([.B496];[.$A$6:.$CV$6];1;0));[.B496];&quot;-&quot;);&quot;&quot;)" office:value-type="string" office:string-value="-" calcext:value-type="string">
            <text:p>-</text:p>
          </table:table-cell>
          <table:table-cell table:formula="of:=IF([.C496]&lt;&gt;&quot;&quot;;IF(ISERROR(HLOOKUP([.C496];[.$A$6:.$CV$6];1;0));[.C496];&quot;-&quot;);&quot;&quot;)" office:value-type="float" office:value="83" calcext:value-type="float">
            <text:p>83</text:p>
          </table:table-cell>
          <table:table-cell table:formula="of:=IF([.D496]&lt;&gt;&quot;&quot;;IF(ISERROR(HLOOKUP([.D496];[.$A$6:.$CV$6];1;0));[.D496];&quot;-&quot;);&quot;&quot;)" office:value-type="string" office:string-value="-" calcext:value-type="string">
            <text:p>-</text:p>
          </table:table-cell>
          <table:table-cell table:formula="of:=IF([.E496]&lt;&gt;&quot;&quot;;IF(ISERROR(HLOOKUP([.E496];[.$A$6:.$CV$6];1;0));[.E49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1]=&quot;&quot;;IF(ISERROR(FIND(&quot;-----&quot;;COM.MICROSOFT.CONCAT([.G496:.K496];&quot;X&quot;;[.G497:.K497];&quot;X&quot;;[.G498:.K498];&quot;X&quot;;[.G499:.K499];&quot;X&quot;;[.G500:.K500];&quot;X&quot;;[.G496:.G500];&quot;X&quot;;[.H496:.H500];&quot;X&quot;;[.I496:.I500];&quot;X&quot;;[.J496:.J500];&quot;X&quot;;[.K496:.K500];&quot;X&quot;;[.G500];[.H499];[.I498];[.J497];[.K496];&quot;X&quot;;[.G496];[.H497];[.I498];[.J499];[.K500])));0;1);&quot;&quot;)">
            <text:p/>
          </table:table-cell>
          <table:table-cell table:formula="of:=IF([.G501]=&quot;&quot;;SUM([.G496:.K500])*INDEX([.A$6:.CV$6];1;[.M$8])*[.O496];&quot;&quot;)">
            <text:p/>
          </table:table-cell>
          <table:table-cell table:number-columns-repeated="4"/>
          <table:table-cell table:formula="of:=IF([.O496]&lt;&gt;&quot;&quot;;ABS([.O496]-1);[.O496])">
            <text:p/>
          </table:table-cell>
          <table:table-cell table:formula="of:=IF([.G501]=&quot;&quot;;(SUM([.G496:.K500])-INDEX([.A$2:.CV$2];1;[.M$8]+1))*INDEX([.A$2:.CV$2];1;[.M$8]+1)*[.U4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A497]&lt;&gt;&quot;&quot;;IF(ISERROR(HLOOKUP([.A497];[.$A$6:.$CV$6];1;0));[.A497];&quot;-&quot;);&quot;&quot;)" office:value-type="float" office:value="48" calcext:value-type="float">
            <text:p>48</text:p>
          </table:table-cell>
          <table:table-cell table:formula="of:=IF([.B497]&lt;&gt;&quot;&quot;;IF(ISERROR(HLOOKUP([.B497];[.$A$6:.$CV$6];1;0));[.B497];&quot;-&quot;);&quot;&quot;)" office:value-type="string" office:string-value="-" calcext:value-type="string">
            <text:p>-</text:p>
          </table:table-cell>
          <table:table-cell table:formula="of:=IF([.C497]&lt;&gt;&quot;&quot;;IF(ISERROR(HLOOKUP([.C497];[.$A$6:.$CV$6];1;0));[.C497];&quot;-&quot;);&quot;&quot;)" office:value-type="string" office:string-value="-" calcext:value-type="string">
            <text:p>-</text:p>
          </table:table-cell>
          <table:table-cell table:formula="of:=IF([.D497]&lt;&gt;&quot;&quot;;IF(ISERROR(HLOOKUP([.D497];[.$A$6:.$CV$6];1;0));[.D497];&quot;-&quot;);&quot;&quot;)" office:value-type="float" office:value="17" calcext:value-type="float">
            <text:p>17</text:p>
          </table:table-cell>
          <table:table-cell table:formula="of:=IF([.E497]&lt;&gt;&quot;&quot;;IF(ISERROR(HLOOKUP([.E497];[.$A$6:.$CV$6];1;0));[.E49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2]=&quot;&quot;;IF(ISERROR(FIND(&quot;-----&quot;;COM.MICROSOFT.CONCAT([.G497:.K497];&quot;X&quot;;[.G498:.K498];&quot;X&quot;;[.G499:.K499];&quot;X&quot;;[.G500:.K500];&quot;X&quot;;[.G501:.K501];&quot;X&quot;;[.G497:.G501];&quot;X&quot;;[.H497:.H501];&quot;X&quot;;[.I497:.I501];&quot;X&quot;;[.J497:.J501];&quot;X&quot;;[.K497:.K501];&quot;X&quot;;[.G501];[.H500];[.I499];[.J498];[.K497];&quot;X&quot;;[.G497];[.H498];[.I499];[.J500];[.K501])));0;1);&quot;&quot;)">
            <text:p/>
          </table:table-cell>
          <table:table-cell table:formula="of:=IF([.G502]=&quot;&quot;;SUM([.G497:.K501])*INDEX([.A$6:.CV$6];1;[.M$8])*[.O497];&quot;&quot;)">
            <text:p/>
          </table:table-cell>
          <table:table-cell table:number-columns-repeated="4"/>
          <table:table-cell table:formula="of:=IF([.O497]&lt;&gt;&quot;&quot;;ABS([.O497]-1);[.O497])">
            <text:p/>
          </table:table-cell>
          <table:table-cell table:formula="of:=IF([.G502]=&quot;&quot;;(SUM([.G497:.K501])-INDEX([.A$2:.CV$2];1;[.M$8]+1))*INDEX([.A$2:.CV$2];1;[.M$8]+1)*[.U4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/>
          <table:table-cell table:formula="of:=IF([.A498]&lt;&gt;&quot;&quot;;IF(ISERROR(HLOOKUP([.A498];[.$A$6:.$CV$6];1;0));[.A498];&quot;-&quot;);&quot;&quot;)" office:value-type="string" office:string-value="-" calcext:value-type="string">
            <text:p>-</text:p>
          </table:table-cell>
          <table:table-cell table:formula="of:=IF([.B498]&lt;&gt;&quot;&quot;;IF(ISERROR(HLOOKUP([.B498];[.$A$6:.$CV$6];1;0));[.B498];&quot;-&quot;);&quot;&quot;)" office:value-type="string" office:string-value="-" calcext:value-type="string">
            <text:p>-</text:p>
          </table:table-cell>
          <table:table-cell table:formula="of:=IF([.C498]&lt;&gt;&quot;&quot;;IF(ISERROR(HLOOKUP([.C498];[.$A$6:.$CV$6];1;0));[.C498];&quot;-&quot;);&quot;&quot;)" office:value-type="string" office:string-value="-" calcext:value-type="string">
            <text:p>-</text:p>
          </table:table-cell>
          <table:table-cell table:formula="of:=IF([.D498]&lt;&gt;&quot;&quot;;IF(ISERROR(HLOOKUP([.D498];[.$A$6:.$CV$6];1;0));[.D498];&quot;-&quot;);&quot;&quot;)" office:value-type="string" office:string-value="-" calcext:value-type="string">
            <text:p>-</text:p>
          </table:table-cell>
          <table:table-cell table:formula="of:=IF([.E498]&lt;&gt;&quot;&quot;;IF(ISERROR(HLOOKUP([.E498];[.$A$6:.$CV$6];1;0));[.E49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3]=&quot;&quot;;IF(ISERROR(FIND(&quot;-----&quot;;COM.MICROSOFT.CONCAT([.G498:.K498];&quot;X&quot;;[.G499:.K499];&quot;X&quot;;[.G500:.K500];&quot;X&quot;;[.G501:.K501];&quot;X&quot;;[.G502:.K502];&quot;X&quot;;[.G498:.G502];&quot;X&quot;;[.H498:.H502];&quot;X&quot;;[.I498:.I502];&quot;X&quot;;[.J498:.J502];&quot;X&quot;;[.K498:.K502];&quot;X&quot;;[.G502];[.H501];[.I500];[.J499];[.K498];&quot;X&quot;;[.G498];[.H499];[.I500];[.J501];[.K502])));0;1);&quot;&quot;)">
            <text:p/>
          </table:table-cell>
          <table:table-cell table:formula="of:=IF([.G503]=&quot;&quot;;SUM([.G498:.K502])*INDEX([.A$6:.CV$6];1;[.M$8])*[.O498];&quot;&quot;)">
            <text:p/>
          </table:table-cell>
          <table:table-cell table:number-columns-repeated="4"/>
          <table:table-cell table:formula="of:=IF([.O498]&lt;&gt;&quot;&quot;;ABS([.O498]-1);[.O498])">
            <text:p/>
          </table:table-cell>
          <table:table-cell table:formula="of:=IF([.G503]=&quot;&quot;;(SUM([.G498:.K502])-INDEX([.A$2:.CV$2];1;[.M$8]+1))*INDEX([.A$2:.CV$2];1;[.M$8]+1)*[.U4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A499]&lt;&gt;&quot;&quot;;IF(ISERROR(HLOOKUP([.A499];[.$A$6:.$CV$6];1;0));[.A499];&quot;-&quot;);&quot;&quot;)" office:value-type="string" office:string-value="-" calcext:value-type="string">
            <text:p>-</text:p>
          </table:table-cell>
          <table:table-cell table:formula="of:=IF([.B499]&lt;&gt;&quot;&quot;;IF(ISERROR(HLOOKUP([.B499];[.$A$6:.$CV$6];1;0));[.B499];&quot;-&quot;);&quot;&quot;)" office:value-type="string" office:string-value="-" calcext:value-type="string">
            <text:p>-</text:p>
          </table:table-cell>
          <table:table-cell table:formula="of:=IF([.C499]&lt;&gt;&quot;&quot;;IF(ISERROR(HLOOKUP([.C499];[.$A$6:.$CV$6];1;0));[.C499];&quot;-&quot;);&quot;&quot;)" office:value-type="string" office:string-value="-" calcext:value-type="string">
            <text:p>-</text:p>
          </table:table-cell>
          <table:table-cell table:formula="of:=IF([.D499]&lt;&gt;&quot;&quot;;IF(ISERROR(HLOOKUP([.D499];[.$A$6:.$CV$6];1;0));[.D499];&quot;-&quot;);&quot;&quot;)" office:value-type="string" office:string-value="-" calcext:value-type="string">
            <text:p>-</text:p>
          </table:table-cell>
          <table:table-cell table:formula="of:=IF([.E499]&lt;&gt;&quot;&quot;;IF(ISERROR(HLOOKUP([.E499];[.$A$6:.$CV$6];1;0));[.E49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4]=&quot;&quot;;IF(ISERROR(FIND(&quot;-----&quot;;COM.MICROSOFT.CONCAT([.G499:.K499];&quot;X&quot;;[.G500:.K500];&quot;X&quot;;[.G501:.K501];&quot;X&quot;;[.G502:.K502];&quot;X&quot;;[.G503:.K503];&quot;X&quot;;[.G499:.G503];&quot;X&quot;;[.H499:.H503];&quot;X&quot;;[.I499:.I503];&quot;X&quot;;[.J499:.J503];&quot;X&quot;;[.K499:.K503];&quot;X&quot;;[.G503];[.H502];[.I501];[.J500];[.K499];&quot;X&quot;;[.G499];[.H500];[.I501];[.J502];[.K503])));0;1);&quot;&quot;)">
            <text:p/>
          </table:table-cell>
          <table:table-cell table:formula="of:=IF([.G504]=&quot;&quot;;SUM([.G499:.K503])*INDEX([.A$6:.CV$6];1;[.M$8])*[.O499];&quot;&quot;)">
            <text:p/>
          </table:table-cell>
          <table:table-cell table:number-columns-repeated="4"/>
          <table:table-cell table:formula="of:=IF([.O499]&lt;&gt;&quot;&quot;;ABS([.O499]-1);[.O499])">
            <text:p/>
          </table:table-cell>
          <table:table-cell table:formula="of:=IF([.G504]=&quot;&quot;;(SUM([.G499:.K503])-INDEX([.A$2:.CV$2];1;[.M$8]+1))*INDEX([.A$2:.CV$2];1;[.M$8]+1)*[.U49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00]&lt;&gt;&quot;&quot;;IF(ISERROR(HLOOKUP([.A500];[.$A$6:.$CV$6];1;0));[.A500];&quot;-&quot;);&quot;&quot;)">
            <text:p/>
          </table:table-cell>
          <table:table-cell table:formula="of:=IF([.B500]&lt;&gt;&quot;&quot;;IF(ISERROR(HLOOKUP([.B500];[.$A$6:.$CV$6];1;0));[.B500];&quot;-&quot;);&quot;&quot;)">
            <text:p/>
          </table:table-cell>
          <table:table-cell table:formula="of:=IF([.C500]&lt;&gt;&quot;&quot;;IF(ISERROR(HLOOKUP([.C500];[.$A$6:.$CV$6];1;0));[.C500];&quot;-&quot;);&quot;&quot;)">
            <text:p/>
          </table:table-cell>
          <table:table-cell table:formula="of:=IF([.D500]&lt;&gt;&quot;&quot;;IF(ISERROR(HLOOKUP([.D500];[.$A$6:.$CV$6];1;0));[.D500];&quot;-&quot;);&quot;&quot;)">
            <text:p/>
          </table:table-cell>
          <table:table-cell table:formula="of:=IF([.E500]&lt;&gt;&quot;&quot;;IF(ISERROR(HLOOKUP([.E500];[.$A$6:.$CV$6];1;0));[.E500];&quot;-&quot;);&quot;&quot;)">
            <text:p/>
          </table:table-cell>
          <table:table-cell table:number-columns-repeated="3"/>
          <table:table-cell table:formula="of:=IF([.G505]=&quot;&quot;;IF(ISERROR(FIND(&quot;-----&quot;;COM.MICROSOFT.CONCAT([.G500:.K500];&quot;X&quot;;[.G501:.K501];&quot;X&quot;;[.G502:.K502];&quot;X&quot;;[.G503:.K503];&quot;X&quot;;[.G504:.K504];&quot;X&quot;;[.G500:.G504];&quot;X&quot;;[.H500:.H504];&quot;X&quot;;[.I500:.I504];&quot;X&quot;;[.J500:.J504];&quot;X&quot;;[.K500:.K504];&quot;X&quot;;[.G504];[.H503];[.I502];[.J501];[.K500];&quot;X&quot;;[.G500];[.H501];[.I502];[.J503];[.K504])));0;1);&quot;&quot;)">
            <text:p/>
          </table:table-cell>
          <table:table-cell table:formula="of:=IF([.G505]=&quot;&quot;;SUM([.G500:.K504])*INDEX([.A$6:.CV$6];1;[.M$8])*[.O500];&quot;&quot;)">
            <text:p/>
          </table:table-cell>
          <table:table-cell table:number-columns-repeated="4"/>
          <table:table-cell table:formula="of:=IF([.O500]&lt;&gt;&quot;&quot;;ABS([.O500]-1);[.O500])">
            <text:p/>
          </table:table-cell>
          <table:table-cell table:formula="of:=IF([.G505]=&quot;&quot;;(SUM([.G500:.K504])-INDEX([.A$2:.CV$2];1;[.M$8]+1))*INDEX([.A$2:.CV$2];1;[.M$8]+1)*[.U5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501]&lt;&gt;&quot;&quot;;IF(ISERROR(HLOOKUP([.A501];[.$A$6:.$CV$6];1;0));[.A501];&quot;-&quot;);&quot;&quot;)" office:value-type="string" office:string-value="-" calcext:value-type="string">
            <text:p>-</text:p>
          </table:table-cell>
          <table:table-cell table:formula="of:=IF([.B501]&lt;&gt;&quot;&quot;;IF(ISERROR(HLOOKUP([.B501];[.$A$6:.$CV$6];1;0));[.B501];&quot;-&quot;);&quot;&quot;)" office:value-type="string" office:string-value="-" calcext:value-type="string">
            <text:p>-</text:p>
          </table:table-cell>
          <table:table-cell table:formula="of:=IF([.C501]&lt;&gt;&quot;&quot;;IF(ISERROR(HLOOKUP([.C501];[.$A$6:.$CV$6];1;0));[.C501];&quot;-&quot;);&quot;&quot;)" office:value-type="float" office:value="3" calcext:value-type="float">
            <text:p>3</text:p>
          </table:table-cell>
          <table:table-cell table:formula="of:=IF([.D501]&lt;&gt;&quot;&quot;;IF(ISERROR(HLOOKUP([.D501];[.$A$6:.$CV$6];1;0));[.D501];&quot;-&quot;);&quot;&quot;)" office:value-type="string" office:string-value="-" calcext:value-type="string">
            <text:p>-</text:p>
          </table:table-cell>
          <table:table-cell table:formula="of:=IF([.E501]&lt;&gt;&quot;&quot;;IF(ISERROR(HLOOKUP([.E501];[.$A$6:.$CV$6];1;0));[.E50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6]=&quot;&quot;;IF(ISERROR(FIND(&quot;-----&quot;;COM.MICROSOFT.CONCAT([.G501:.K501];&quot;X&quot;;[.G502:.K502];&quot;X&quot;;[.G503:.K503];&quot;X&quot;;[.G504:.K504];&quot;X&quot;;[.G505:.K505];&quot;X&quot;;[.G501:.G505];&quot;X&quot;;[.H501:.H505];&quot;X&quot;;[.I501:.I505];&quot;X&quot;;[.J501:.J505];&quot;X&quot;;[.K501:.K505];&quot;X&quot;;[.G505];[.H504];[.I503];[.J502];[.K501];&quot;X&quot;;[.G501];[.H502];[.I503];[.J504];[.K505])));0;1);&quot;&quot;)" office:value-type="float" office:value="1" calcext:value-type="float">
            <text:p>1</text:p>
          </table:table-cell>
          <table:table-cell table:formula="of:=IF([.G506]=&quot;&quot;;SUM([.G501:.K505])*INDEX([.A$6:.CV$6];1;[.M$8])*[.O501];&quot;&quot;)" office:value-type="float" office:value="37694" calcext:value-type="float">
            <text:p>37694</text:p>
          </table:table-cell>
          <table:table-cell table:number-columns-repeated="4"/>
          <table:table-cell table:formula="of:=IF([.O501]&lt;&gt;&quot;&quot;;ABS([.O501]-1);[.O501])" office:value-type="float" office:value="0" calcext:value-type="float">
            <text:p>0</text:p>
          </table:table-cell>
          <table:table-cell table:formula="of:=IF([.G506]=&quot;&quot;;(SUM([.G501:.K505])-INDEX([.A$2:.CV$2];1;[.M$8]+1))*INDEX([.A$2:.CV$2];1;[.M$8]+1)*[.U50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[.A502]&lt;&gt;&quot;&quot;;IF(ISERROR(HLOOKUP([.A502];[.$A$6:.$CV$6];1;0));[.A502];&quot;-&quot;);&quot;&quot;)" office:value-type="string" office:string-value="-" calcext:value-type="string">
            <text:p>-</text:p>
          </table:table-cell>
          <table:table-cell table:formula="of:=IF([.B502]&lt;&gt;&quot;&quot;;IF(ISERROR(HLOOKUP([.B502];[.$A$6:.$CV$6];1;0));[.B502];&quot;-&quot;);&quot;&quot;)" office:value-type="string" office:string-value="-" calcext:value-type="string">
            <text:p>-</text:p>
          </table:table-cell>
          <table:table-cell table:formula="of:=IF([.C502]&lt;&gt;&quot;&quot;;IF(ISERROR(HLOOKUP([.C502];[.$A$6:.$CV$6];1;0));[.C502];&quot;-&quot;);&quot;&quot;)" office:value-type="float" office:value="17" calcext:value-type="float">
            <text:p>17</text:p>
          </table:table-cell>
          <table:table-cell table:formula="of:=IF([.D502]&lt;&gt;&quot;&quot;;IF(ISERROR(HLOOKUP([.D502];[.$A$6:.$CV$6];1;0));[.D502];&quot;-&quot;);&quot;&quot;)" office:value-type="string" office:string-value="-" calcext:value-type="string">
            <text:p>-</text:p>
          </table:table-cell>
          <table:table-cell table:formula="of:=IF([.E502]&lt;&gt;&quot;&quot;;IF(ISERROR(HLOOKUP([.E502];[.$A$6:.$CV$6];1;0));[.E502];&quot;-&quot;);&quot;&quot;)" office:value-type="float" office:value="48" calcext:value-type="float">
            <text:p>48</text:p>
          </table:table-cell>
          <table:table-cell table:number-columns-repeated="3"/>
          <table:table-cell table:formula="of:=IF([.G507]=&quot;&quot;;IF(ISERROR(FIND(&quot;-----&quot;;COM.MICROSOFT.CONCAT([.G502:.K502];&quot;X&quot;;[.G503:.K503];&quot;X&quot;;[.G504:.K504];&quot;X&quot;;[.G505:.K505];&quot;X&quot;;[.G506:.K506];&quot;X&quot;;[.G502:.G506];&quot;X&quot;;[.H502:.H506];&quot;X&quot;;[.I502:.I506];&quot;X&quot;;[.J502:.J506];&quot;X&quot;;[.K502:.K506];&quot;X&quot;;[.G506];[.H505];[.I504];[.J503];[.K502];&quot;X&quot;;[.G502];[.H503];[.I504];[.J505];[.K506])));0;1);&quot;&quot;)">
            <text:p/>
          </table:table-cell>
          <table:table-cell table:formula="of:=IF([.G507]=&quot;&quot;;SUM([.G502:.K506])*INDEX([.A$6:.CV$6];1;[.M$8])*[.O502];&quot;&quot;)">
            <text:p/>
          </table:table-cell>
          <table:table-cell table:number-columns-repeated="4"/>
          <table:table-cell table:formula="of:=IF([.O502]&lt;&gt;&quot;&quot;;ABS([.O502]-1);[.O502])">
            <text:p/>
          </table:table-cell>
          <table:table-cell table:formula="of:=IF([.G507]=&quot;&quot;;(SUM([.G502:.K506])-INDEX([.A$2:.CV$2];1;[.M$8]+1))*INDEX([.A$2:.CV$2];1;[.M$8]+1)*[.U5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  <table:table-cell table:formula="of:=IF([.A503]&lt;&gt;&quot;&quot;;IF(ISERROR(HLOOKUP([.A503];[.$A$6:.$CV$6];1;0));[.A503];&quot;-&quot;);&quot;&quot;)" office:value-type="string" office:string-value="-" calcext:value-type="string">
            <text:p>-</text:p>
          </table:table-cell>
          <table:table-cell table:formula="of:=IF([.B503]&lt;&gt;&quot;&quot;;IF(ISERROR(HLOOKUP([.B503];[.$A$6:.$CV$6];1;0));[.B503];&quot;-&quot;);&quot;&quot;)" office:value-type="float" office:value="38" calcext:value-type="float">
            <text:p>38</text:p>
          </table:table-cell>
          <table:table-cell table:formula="of:=IF([.C503]&lt;&gt;&quot;&quot;;IF(ISERROR(HLOOKUP([.C503];[.$A$6:.$CV$6];1;0));[.C503];&quot;-&quot;);&quot;&quot;)" office:value-type="string" office:string-value="-" calcext:value-type="string">
            <text:p>-</text:p>
          </table:table-cell>
          <table:table-cell table:formula="of:=IF([.D503]&lt;&gt;&quot;&quot;;IF(ISERROR(HLOOKUP([.D503];[.$A$6:.$CV$6];1;0));[.D503];&quot;-&quot;);&quot;&quot;)" office:value-type="string" office:string-value="-" calcext:value-type="string">
            <text:p>-</text:p>
          </table:table-cell>
          <table:table-cell table:formula="of:=IF([.E503]&lt;&gt;&quot;&quot;;IF(ISERROR(HLOOKUP([.E503];[.$A$6:.$CV$6];1;0));[.E50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8]=&quot;&quot;;IF(ISERROR(FIND(&quot;-----&quot;;COM.MICROSOFT.CONCAT([.G503:.K503];&quot;X&quot;;[.G504:.K504];&quot;X&quot;;[.G505:.K505];&quot;X&quot;;[.G506:.K506];&quot;X&quot;;[.G507:.K507];&quot;X&quot;;[.G503:.G507];&quot;X&quot;;[.H503:.H507];&quot;X&quot;;[.I503:.I507];&quot;X&quot;;[.J503:.J507];&quot;X&quot;;[.K503:.K507];&quot;X&quot;;[.G507];[.H506];[.I505];[.J504];[.K503];&quot;X&quot;;[.G503];[.H504];[.I505];[.J506];[.K507])));0;1);&quot;&quot;)">
            <text:p/>
          </table:table-cell>
          <table:table-cell table:formula="of:=IF([.G508]=&quot;&quot;;SUM([.G503:.K507])*INDEX([.A$6:.CV$6];1;[.M$8])*[.O503];&quot;&quot;)">
            <text:p/>
          </table:table-cell>
          <table:table-cell table:number-columns-repeated="4"/>
          <table:table-cell table:formula="of:=IF([.O503]&lt;&gt;&quot;&quot;;ABS([.O503]-1);[.O503])">
            <text:p/>
          </table:table-cell>
          <table:table-cell table:formula="of:=IF([.G508]=&quot;&quot;;(SUM([.G503:.K507])-INDEX([.A$2:.CV$2];1;[.M$8]+1))*INDEX([.A$2:.CV$2];1;[.M$8]+1)*[.U5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A504]&lt;&gt;&quot;&quot;;IF(ISERROR(HLOOKUP([.A504];[.$A$6:.$CV$6];1;0));[.A504];&quot;-&quot;);&quot;&quot;)" office:value-type="float" office:value="52" calcext:value-type="float">
            <text:p>52</text:p>
          </table:table-cell>
          <table:table-cell table:formula="of:=IF([.B504]&lt;&gt;&quot;&quot;;IF(ISERROR(HLOOKUP([.B504];[.$A$6:.$CV$6];1;0));[.B504];&quot;-&quot;);&quot;&quot;)" office:value-type="float" office:value="76" calcext:value-type="float">
            <text:p>76</text:p>
          </table:table-cell>
          <table:table-cell table:formula="of:=IF([.C504]&lt;&gt;&quot;&quot;;IF(ISERROR(HLOOKUP([.C504];[.$A$6:.$CV$6];1;0));[.C504];&quot;-&quot;);&quot;&quot;)" office:value-type="string" office:string-value="-" calcext:value-type="string">
            <text:p>-</text:p>
          </table:table-cell>
          <table:table-cell table:formula="of:=IF([.D504]&lt;&gt;&quot;&quot;;IF(ISERROR(HLOOKUP([.D504];[.$A$6:.$CV$6];1;0));[.D504];&quot;-&quot;);&quot;&quot;)" office:value-type="string" office:string-value="-" calcext:value-type="string">
            <text:p>-</text:p>
          </table:table-cell>
          <table:table-cell table:formula="of:=IF([.E504]&lt;&gt;&quot;&quot;;IF(ISERROR(HLOOKUP([.E504];[.$A$6:.$CV$6];1;0));[.E50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09]=&quot;&quot;;IF(ISERROR(FIND(&quot;-----&quot;;COM.MICROSOFT.CONCAT([.G504:.K504];&quot;X&quot;;[.G505:.K505];&quot;X&quot;;[.G506:.K506];&quot;X&quot;;[.G507:.K507];&quot;X&quot;;[.G508:.K508];&quot;X&quot;;[.G504:.G508];&quot;X&quot;;[.H504:.H508];&quot;X&quot;;[.I504:.I508];&quot;X&quot;;[.J504:.J508];&quot;X&quot;;[.K504:.K508];&quot;X&quot;;[.G508];[.H507];[.I506];[.J505];[.K504];&quot;X&quot;;[.G504];[.H505];[.I506];[.J507];[.K508])));0;1);&quot;&quot;)">
            <text:p/>
          </table:table-cell>
          <table:table-cell table:formula="of:=IF([.G509]=&quot;&quot;;SUM([.G504:.K508])*INDEX([.A$6:.CV$6];1;[.M$8])*[.O504];&quot;&quot;)">
            <text:p/>
          </table:table-cell>
          <table:table-cell table:number-columns-repeated="4"/>
          <table:table-cell table:formula="of:=IF([.O504]&lt;&gt;&quot;&quot;;ABS([.O504]-1);[.O504])">
            <text:p/>
          </table:table-cell>
          <table:table-cell table:formula="of:=IF([.G509]=&quot;&quot;;(SUM([.G504:.K508])-INDEX([.A$2:.CV$2];1;[.M$8]+1))*INDEX([.A$2:.CV$2];1;[.M$8]+1)*[.U5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505]&lt;&gt;&quot;&quot;;IF(ISERROR(HLOOKUP([.A505];[.$A$6:.$CV$6];1;0));[.A505];&quot;-&quot;);&quot;&quot;)" office:value-type="string" office:string-value="-" calcext:value-type="string">
            <text:p>-</text:p>
          </table:table-cell>
          <table:table-cell table:formula="of:=IF([.B505]&lt;&gt;&quot;&quot;;IF(ISERROR(HLOOKUP([.B505];[.$A$6:.$CV$6];1;0));[.B505];&quot;-&quot;);&quot;&quot;)" office:value-type="string" office:string-value="-" calcext:value-type="string">
            <text:p>-</text:p>
          </table:table-cell>
          <table:table-cell table:formula="of:=IF([.C505]&lt;&gt;&quot;&quot;;IF(ISERROR(HLOOKUP([.C505];[.$A$6:.$CV$6];1;0));[.C505];&quot;-&quot;);&quot;&quot;)" office:value-type="float" office:value="78" calcext:value-type="float">
            <text:p>78</text:p>
          </table:table-cell>
          <table:table-cell table:formula="of:=IF([.D505]&lt;&gt;&quot;&quot;;IF(ISERROR(HLOOKUP([.D505];[.$A$6:.$CV$6];1;0));[.D505];&quot;-&quot;);&quot;&quot;)" office:value-type="string" office:string-value="-" calcext:value-type="string">
            <text:p>-</text:p>
          </table:table-cell>
          <table:table-cell table:formula="of:=IF([.E505]&lt;&gt;&quot;&quot;;IF(ISERROR(HLOOKUP([.E505];[.$A$6:.$CV$6];1;0));[.E505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510]=&quot;&quot;;IF(ISERROR(FIND(&quot;-----&quot;;COM.MICROSOFT.CONCAT([.G505:.K505];&quot;X&quot;;[.G506:.K506];&quot;X&quot;;[.G507:.K507];&quot;X&quot;;[.G508:.K508];&quot;X&quot;;[.G509:.K509];&quot;X&quot;;[.G505:.G509];&quot;X&quot;;[.H505:.H509];&quot;X&quot;;[.I505:.I509];&quot;X&quot;;[.J505:.J509];&quot;X&quot;;[.K505:.K509];&quot;X&quot;;[.G509];[.H508];[.I507];[.J506];[.K505];&quot;X&quot;;[.G505];[.H506];[.I507];[.J508];[.K509])));0;1);&quot;&quot;)">
            <text:p/>
          </table:table-cell>
          <table:table-cell table:formula="of:=IF([.G510]=&quot;&quot;;SUM([.G505:.K509])*INDEX([.A$6:.CV$6];1;[.M$8])*[.O505];&quot;&quot;)">
            <text:p/>
          </table:table-cell>
          <table:table-cell table:number-columns-repeated="4"/>
          <table:table-cell table:formula="of:=IF([.O505]&lt;&gt;&quot;&quot;;ABS([.O505]-1);[.O505])">
            <text:p/>
          </table:table-cell>
          <table:table-cell table:formula="of:=IF([.G510]=&quot;&quot;;(SUM([.G505:.K509])-INDEX([.A$2:.CV$2];1;[.M$8]+1))*INDEX([.A$2:.CV$2];1;[.M$8]+1)*[.U50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06]&lt;&gt;&quot;&quot;;IF(ISERROR(HLOOKUP([.A506];[.$A$6:.$CV$6];1;0));[.A506];&quot;-&quot;);&quot;&quot;)">
            <text:p/>
          </table:table-cell>
          <table:table-cell table:formula="of:=IF([.B506]&lt;&gt;&quot;&quot;;IF(ISERROR(HLOOKUP([.B506];[.$A$6:.$CV$6];1;0));[.B506];&quot;-&quot;);&quot;&quot;)">
            <text:p/>
          </table:table-cell>
          <table:table-cell table:formula="of:=IF([.C506]&lt;&gt;&quot;&quot;;IF(ISERROR(HLOOKUP([.C506];[.$A$6:.$CV$6];1;0));[.C506];&quot;-&quot;);&quot;&quot;)">
            <text:p/>
          </table:table-cell>
          <table:table-cell table:formula="of:=IF([.D506]&lt;&gt;&quot;&quot;;IF(ISERROR(HLOOKUP([.D506];[.$A$6:.$CV$6];1;0));[.D506];&quot;-&quot;);&quot;&quot;)">
            <text:p/>
          </table:table-cell>
          <table:table-cell table:formula="of:=IF([.E506]&lt;&gt;&quot;&quot;;IF(ISERROR(HLOOKUP([.E506];[.$A$6:.$CV$6];1;0));[.E506];&quot;-&quot;);&quot;&quot;)">
            <text:p/>
          </table:table-cell>
          <table:table-cell table:number-columns-repeated="3"/>
          <table:table-cell table:formula="of:=IF([.G511]=&quot;&quot;;IF(ISERROR(FIND(&quot;-----&quot;;COM.MICROSOFT.CONCAT([.G506:.K506];&quot;X&quot;;[.G507:.K507];&quot;X&quot;;[.G508:.K508];&quot;X&quot;;[.G509:.K509];&quot;X&quot;;[.G510:.K510];&quot;X&quot;;[.G506:.G510];&quot;X&quot;;[.H506:.H510];&quot;X&quot;;[.I506:.I510];&quot;X&quot;;[.J506:.J510];&quot;X&quot;;[.K506:.K510];&quot;X&quot;;[.G510];[.H509];[.I508];[.J507];[.K506];&quot;X&quot;;[.G506];[.H507];[.I508];[.J509];[.K510])));0;1);&quot;&quot;)">
            <text:p/>
          </table:table-cell>
          <table:table-cell table:formula="of:=IF([.G511]=&quot;&quot;;SUM([.G506:.K510])*INDEX([.A$6:.CV$6];1;[.M$8])*[.O506];&quot;&quot;)">
            <text:p/>
          </table:table-cell>
          <table:table-cell table:number-columns-repeated="4"/>
          <table:table-cell table:formula="of:=IF([.O506]&lt;&gt;&quot;&quot;;ABS([.O506]-1);[.O506])">
            <text:p/>
          </table:table-cell>
          <table:table-cell table:formula="of:=IF([.G511]=&quot;&quot;;(SUM([.G506:.K510])-INDEX([.A$2:.CV$2];1;[.M$8]+1))*INDEX([.A$2:.CV$2];1;[.M$8]+1)*[.U5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[.A507]&lt;&gt;&quot;&quot;;IF(ISERROR(HLOOKUP([.A507];[.$A$6:.$CV$6];1;0));[.A507];&quot;-&quot;);&quot;&quot;)" office:value-type="string" office:string-value="-" calcext:value-type="string">
            <text:p>-</text:p>
          </table:table-cell>
          <table:table-cell table:formula="of:=IF([.B507]&lt;&gt;&quot;&quot;;IF(ISERROR(HLOOKUP([.B507];[.$A$6:.$CV$6];1;0));[.B507];&quot;-&quot;);&quot;&quot;)" office:value-type="string" office:string-value="-" calcext:value-type="string">
            <text:p>-</text:p>
          </table:table-cell>
          <table:table-cell table:formula="of:=IF([.C507]&lt;&gt;&quot;&quot;;IF(ISERROR(HLOOKUP([.C507];[.$A$6:.$CV$6];1;0));[.C507];&quot;-&quot;);&quot;&quot;)" office:value-type="string" office:string-value="-" calcext:value-type="string">
            <text:p>-</text:p>
          </table:table-cell>
          <table:table-cell table:formula="of:=IF([.D507]&lt;&gt;&quot;&quot;;IF(ISERROR(HLOOKUP([.D507];[.$A$6:.$CV$6];1;0));[.D507];&quot;-&quot;);&quot;&quot;)" office:value-type="string" office:string-value="-" calcext:value-type="string">
            <text:p>-</text:p>
          </table:table-cell>
          <table:table-cell table:formula="of:=IF([.E507]&lt;&gt;&quot;&quot;;IF(ISERROR(HLOOKUP([.E507];[.$A$6:.$CV$6];1;0));[.E50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2]=&quot;&quot;;IF(ISERROR(FIND(&quot;-----&quot;;COM.MICROSOFT.CONCAT([.G507:.K507];&quot;X&quot;;[.G508:.K508];&quot;X&quot;;[.G509:.K509];&quot;X&quot;;[.G510:.K510];&quot;X&quot;;[.G511:.K511];&quot;X&quot;;[.G507:.G511];&quot;X&quot;;[.H507:.H511];&quot;X&quot;;[.I507:.I511];&quot;X&quot;;[.J507:.J511];&quot;X&quot;;[.K507:.K511];&quot;X&quot;;[.G511];[.H510];[.I509];[.J508];[.K507];&quot;X&quot;;[.G507];[.H508];[.I509];[.J510];[.K511])));0;1);&quot;&quot;)" office:value-type="float" office:value="1" calcext:value-type="float">
            <text:p>1</text:p>
          </table:table-cell>
          <table:table-cell table:formula="of:=IF([.G512]=&quot;&quot;;SUM([.G507:.K511])*INDEX([.A$6:.CV$6];1;[.M$8])*[.O507];&quot;&quot;)" office:value-type="float" office:value="5264" calcext:value-type="float">
            <text:p>5264</text:p>
          </table:table-cell>
          <table:table-cell table:number-columns-repeated="4"/>
          <table:table-cell table:formula="of:=IF([.O507]&lt;&gt;&quot;&quot;;ABS([.O507]-1);[.O507])" office:value-type="float" office:value="0" calcext:value-type="float">
            <text:p>0</text:p>
          </table:table-cell>
          <table:table-cell table:formula="of:=IF([.G512]=&quot;&quot;;(SUM([.G507:.K511])-INDEX([.A$2:.CV$2];1;[.M$8]+1))*INDEX([.A$2:.CV$2];1;[.M$8]+1)*[.U50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A508]&lt;&gt;&quot;&quot;;IF(ISERROR(HLOOKUP([.A508];[.$A$6:.$CV$6];1;0));[.A508];&quot;-&quot;);&quot;&quot;)" office:value-type="string" office:string-value="-" calcext:value-type="string">
            <text:p>-</text:p>
          </table:table-cell>
          <table:table-cell table:formula="of:=IF([.B508]&lt;&gt;&quot;&quot;;IF(ISERROR(HLOOKUP([.B508];[.$A$6:.$CV$6];1;0));[.B508];&quot;-&quot;);&quot;&quot;)" office:value-type="string" office:string-value="-" calcext:value-type="string">
            <text:p>-</text:p>
          </table:table-cell>
          <table:table-cell table:formula="of:=IF([.C508]&lt;&gt;&quot;&quot;;IF(ISERROR(HLOOKUP([.C508];[.$A$6:.$CV$6];1;0));[.C508];&quot;-&quot;);&quot;&quot;)" office:value-type="string" office:string-value="-" calcext:value-type="string">
            <text:p>-</text:p>
          </table:table-cell>
          <table:table-cell table:formula="of:=IF([.D508]&lt;&gt;&quot;&quot;;IF(ISERROR(HLOOKUP([.D508];[.$A$6:.$CV$6];1;0));[.D508];&quot;-&quot;);&quot;&quot;)" office:value-type="string" office:string-value="-" calcext:value-type="string">
            <text:p>-</text:p>
          </table:table-cell>
          <table:table-cell table:formula="of:=IF([.E508]&lt;&gt;&quot;&quot;;IF(ISERROR(HLOOKUP([.E508];[.$A$6:.$CV$6];1;0));[.E508];&quot;-&quot;);&quot;&quot;)" office:value-type="float" office:value="38" calcext:value-type="float">
            <text:p>38</text:p>
          </table:table-cell>
          <table:table-cell table:number-columns-repeated="3"/>
          <table:table-cell table:formula="of:=IF([.G513]=&quot;&quot;;IF(ISERROR(FIND(&quot;-----&quot;;COM.MICROSOFT.CONCAT([.G508:.K508];&quot;X&quot;;[.G509:.K509];&quot;X&quot;;[.G510:.K510];&quot;X&quot;;[.G511:.K511];&quot;X&quot;;[.G512:.K512];&quot;X&quot;;[.G508:.G512];&quot;X&quot;;[.H508:.H512];&quot;X&quot;;[.I508:.I512];&quot;X&quot;;[.J508:.J512];&quot;X&quot;;[.K508:.K512];&quot;X&quot;;[.G512];[.H511];[.I510];[.J509];[.K508];&quot;X&quot;;[.G508];[.H509];[.I510];[.J511];[.K512])));0;1);&quot;&quot;)">
            <text:p/>
          </table:table-cell>
          <table:table-cell table:formula="of:=IF([.G513]=&quot;&quot;;SUM([.G508:.K512])*INDEX([.A$6:.CV$6];1;[.M$8])*[.O508];&quot;&quot;)">
            <text:p/>
          </table:table-cell>
          <table:table-cell table:number-columns-repeated="4"/>
          <table:table-cell table:formula="of:=IF([.O508]&lt;&gt;&quot;&quot;;ABS([.O508]-1);[.O508])">
            <text:p/>
          </table:table-cell>
          <table:table-cell table:formula="of:=IF([.G513]=&quot;&quot;;(SUM([.G508:.K512])-INDEX([.A$2:.CV$2];1;[.M$8]+1))*INDEX([.A$2:.CV$2];1;[.M$8]+1)*[.U5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A509]&lt;&gt;&quot;&quot;;IF(ISERROR(HLOOKUP([.A509];[.$A$6:.$CV$6];1;0));[.A509];&quot;-&quot;);&quot;&quot;)" office:value-type="string" office:string-value="-" calcext:value-type="string">
            <text:p>-</text:p>
          </table:table-cell>
          <table:table-cell table:formula="of:=IF([.B509]&lt;&gt;&quot;&quot;;IF(ISERROR(HLOOKUP([.B509];[.$A$6:.$CV$6];1;0));[.B509];&quot;-&quot;);&quot;&quot;)" office:value-type="string" office:string-value="-" calcext:value-type="string">
            <text:p>-</text:p>
          </table:table-cell>
          <table:table-cell table:formula="of:=IF([.C509]&lt;&gt;&quot;&quot;;IF(ISERROR(HLOOKUP([.C509];[.$A$6:.$CV$6];1;0));[.C509];&quot;-&quot;);&quot;&quot;)" office:value-type="string" office:string-value="-" calcext:value-type="string">
            <text:p>-</text:p>
          </table:table-cell>
          <table:table-cell table:formula="of:=IF([.D509]&lt;&gt;&quot;&quot;;IF(ISERROR(HLOOKUP([.D509];[.$A$6:.$CV$6];1;0));[.D509];&quot;-&quot;);&quot;&quot;)" office:value-type="string" office:string-value="-" calcext:value-type="string">
            <text:p>-</text:p>
          </table:table-cell>
          <table:table-cell table:formula="of:=IF([.E509]&lt;&gt;&quot;&quot;;IF(ISERROR(HLOOKUP([.E509];[.$A$6:.$CV$6];1;0));[.E50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4]=&quot;&quot;;IF(ISERROR(FIND(&quot;-----&quot;;COM.MICROSOFT.CONCAT([.G509:.K509];&quot;X&quot;;[.G510:.K510];&quot;X&quot;;[.G511:.K511];&quot;X&quot;;[.G512:.K512];&quot;X&quot;;[.G513:.K513];&quot;X&quot;;[.G509:.G513];&quot;X&quot;;[.H509:.H513];&quot;X&quot;;[.I509:.I513];&quot;X&quot;;[.J509:.J513];&quot;X&quot;;[.K509:.K513];&quot;X&quot;;[.G513];[.H512];[.I511];[.J510];[.K509];&quot;X&quot;;[.G509];[.H510];[.I511];[.J512];[.K513])));0;1);&quot;&quot;)">
            <text:p/>
          </table:table-cell>
          <table:table-cell table:formula="of:=IF([.G514]=&quot;&quot;;SUM([.G509:.K513])*INDEX([.A$6:.CV$6];1;[.M$8])*[.O509];&quot;&quot;)">
            <text:p/>
          </table:table-cell>
          <table:table-cell table:number-columns-repeated="4"/>
          <table:table-cell table:formula="of:=IF([.O509]&lt;&gt;&quot;&quot;;ABS([.O509]-1);[.O509])">
            <text:p/>
          </table:table-cell>
          <table:table-cell table:formula="of:=IF([.G514]=&quot;&quot;;(SUM([.G509:.K513])-INDEX([.A$2:.CV$2];1;[.M$8]+1))*INDEX([.A$2:.CV$2];1;[.M$8]+1)*[.U5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A510]&lt;&gt;&quot;&quot;;IF(ISERROR(HLOOKUP([.A510];[.$A$6:.$CV$6];1;0));[.A510];&quot;-&quot;);&quot;&quot;)" office:value-type="string" office:string-value="-" calcext:value-type="string">
            <text:p>-</text:p>
          </table:table-cell>
          <table:table-cell table:formula="of:=IF([.B510]&lt;&gt;&quot;&quot;;IF(ISERROR(HLOOKUP([.B510];[.$A$6:.$CV$6];1;0));[.B510];&quot;-&quot;);&quot;&quot;)" office:value-type="float" office:value="3" calcext:value-type="float">
            <text:p>3</text:p>
          </table:table-cell>
          <table:table-cell table:formula="of:=IF([.C510]&lt;&gt;&quot;&quot;;IF(ISERROR(HLOOKUP([.C510];[.$A$6:.$CV$6];1;0));[.C510];&quot;-&quot;);&quot;&quot;)" office:value-type="string" office:string-value="-" calcext:value-type="string">
            <text:p>-</text:p>
          </table:table-cell>
          <table:table-cell table:formula="of:=IF([.D510]&lt;&gt;&quot;&quot;;IF(ISERROR(HLOOKUP([.D510];[.$A$6:.$CV$6];1;0));[.D510];&quot;-&quot;);&quot;&quot;)" office:value-type="string" office:string-value="-" calcext:value-type="string">
            <text:p>-</text:p>
          </table:table-cell>
          <table:table-cell table:formula="of:=IF([.E510]&lt;&gt;&quot;&quot;;IF(ISERROR(HLOOKUP([.E510];[.$A$6:.$CV$6];1;0));[.E51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5]=&quot;&quot;;IF(ISERROR(FIND(&quot;-----&quot;;COM.MICROSOFT.CONCAT([.G510:.K510];&quot;X&quot;;[.G511:.K511];&quot;X&quot;;[.G512:.K512];&quot;X&quot;;[.G513:.K513];&quot;X&quot;;[.G514:.K514];&quot;X&quot;;[.G510:.G514];&quot;X&quot;;[.H510:.H514];&quot;X&quot;;[.I510:.I514];&quot;X&quot;;[.J510:.J514];&quot;X&quot;;[.K510:.K514];&quot;X&quot;;[.G514];[.H513];[.I512];[.J511];[.K510];&quot;X&quot;;[.G510];[.H511];[.I512];[.J513];[.K514])));0;1);&quot;&quot;)">
            <text:p/>
          </table:table-cell>
          <table:table-cell table:formula="of:=IF([.G515]=&quot;&quot;;SUM([.G510:.K514])*INDEX([.A$6:.CV$6];1;[.M$8])*[.O510];&quot;&quot;)">
            <text:p/>
          </table:table-cell>
          <table:table-cell table:number-columns-repeated="4"/>
          <table:table-cell table:formula="of:=IF([.O510]&lt;&gt;&quot;&quot;;ABS([.O510]-1);[.O510])">
            <text:p/>
          </table:table-cell>
          <table:table-cell table:formula="of:=IF([.G515]=&quot;&quot;;(SUM([.G510:.K514])-INDEX([.A$2:.CV$2];1;[.M$8]+1))*INDEX([.A$2:.CV$2];1;[.M$8]+1)*[.U5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A511]&lt;&gt;&quot;&quot;;IF(ISERROR(HLOOKUP([.A511];[.$A$6:.$CV$6];1;0));[.A511];&quot;-&quot;);&quot;&quot;)" office:value-type="string" office:string-value="-" calcext:value-type="string">
            <text:p>-</text:p>
          </table:table-cell>
          <table:table-cell table:formula="of:=IF([.B511]&lt;&gt;&quot;&quot;;IF(ISERROR(HLOOKUP([.B511];[.$A$6:.$CV$6];1;0));[.B511];&quot;-&quot;);&quot;&quot;)" office:value-type="string" office:string-value="-" calcext:value-type="string">
            <text:p>-</text:p>
          </table:table-cell>
          <table:table-cell table:formula="of:=IF([.C511]&lt;&gt;&quot;&quot;;IF(ISERROR(HLOOKUP([.C511];[.$A$6:.$CV$6];1;0));[.C511];&quot;-&quot;);&quot;&quot;)" office:value-type="string" office:string-value="-" calcext:value-type="string">
            <text:p>-</text:p>
          </table:table-cell>
          <table:table-cell table:formula="of:=IF([.D511]&lt;&gt;&quot;&quot;;IF(ISERROR(HLOOKUP([.D511];[.$A$6:.$CV$6];1;0));[.D511];&quot;-&quot;);&quot;&quot;)" office:value-type="float" office:value="15" calcext:value-type="float">
            <text:p>15</text:p>
          </table:table-cell>
          <table:table-cell table:formula="of:=IF([.E511]&lt;&gt;&quot;&quot;;IF(ISERROR(HLOOKUP([.E511];[.$A$6:.$CV$6];1;0));[.E51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6]=&quot;&quot;;IF(ISERROR(FIND(&quot;-----&quot;;COM.MICROSOFT.CONCAT([.G511:.K511];&quot;X&quot;;[.G512:.K512];&quot;X&quot;;[.G513:.K513];&quot;X&quot;;[.G514:.K514];&quot;X&quot;;[.G515:.K515];&quot;X&quot;;[.G511:.G515];&quot;X&quot;;[.H511:.H515];&quot;X&quot;;[.I511:.I515];&quot;X&quot;;[.J511:.J515];&quot;X&quot;;[.K511:.K515];&quot;X&quot;;[.G515];[.H514];[.I513];[.J512];[.K511];&quot;X&quot;;[.G511];[.H512];[.I513];[.J514];[.K515])));0;1);&quot;&quot;)">
            <text:p/>
          </table:table-cell>
          <table:table-cell table:formula="of:=IF([.G516]=&quot;&quot;;SUM([.G511:.K515])*INDEX([.A$6:.CV$6];1;[.M$8])*[.O511];&quot;&quot;)">
            <text:p/>
          </table:table-cell>
          <table:table-cell table:number-columns-repeated="4"/>
          <table:table-cell table:formula="of:=IF([.O511]&lt;&gt;&quot;&quot;;ABS([.O511]-1);[.O511])">
            <text:p/>
          </table:table-cell>
          <table:table-cell table:formula="of:=IF([.G516]=&quot;&quot;;(SUM([.G511:.K515])-INDEX([.A$2:.CV$2];1;[.M$8]+1))*INDEX([.A$2:.CV$2];1;[.M$8]+1)*[.U51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12]&lt;&gt;&quot;&quot;;IF(ISERROR(HLOOKUP([.A512];[.$A$6:.$CV$6];1;0));[.A512];&quot;-&quot;);&quot;&quot;)">
            <text:p/>
          </table:table-cell>
          <table:table-cell table:formula="of:=IF([.B512]&lt;&gt;&quot;&quot;;IF(ISERROR(HLOOKUP([.B512];[.$A$6:.$CV$6];1;0));[.B512];&quot;-&quot;);&quot;&quot;)">
            <text:p/>
          </table:table-cell>
          <table:table-cell table:formula="of:=IF([.C512]&lt;&gt;&quot;&quot;;IF(ISERROR(HLOOKUP([.C512];[.$A$6:.$CV$6];1;0));[.C512];&quot;-&quot;);&quot;&quot;)">
            <text:p/>
          </table:table-cell>
          <table:table-cell table:formula="of:=IF([.D512]&lt;&gt;&quot;&quot;;IF(ISERROR(HLOOKUP([.D512];[.$A$6:.$CV$6];1;0));[.D512];&quot;-&quot;);&quot;&quot;)">
            <text:p/>
          </table:table-cell>
          <table:table-cell table:formula="of:=IF([.E512]&lt;&gt;&quot;&quot;;IF(ISERROR(HLOOKUP([.E512];[.$A$6:.$CV$6];1;0));[.E512];&quot;-&quot;);&quot;&quot;)">
            <text:p/>
          </table:table-cell>
          <table:table-cell table:number-columns-repeated="3"/>
          <table:table-cell table:formula="of:=IF([.G517]=&quot;&quot;;IF(ISERROR(FIND(&quot;-----&quot;;COM.MICROSOFT.CONCAT([.G512:.K512];&quot;X&quot;;[.G513:.K513];&quot;X&quot;;[.G514:.K514];&quot;X&quot;;[.G515:.K515];&quot;X&quot;;[.G516:.K516];&quot;X&quot;;[.G512:.G516];&quot;X&quot;;[.H512:.H516];&quot;X&quot;;[.I512:.I516];&quot;X&quot;;[.J512:.J516];&quot;X&quot;;[.K512:.K516];&quot;X&quot;;[.G516];[.H515];[.I514];[.J513];[.K512];&quot;X&quot;;[.G512];[.H513];[.I514];[.J515];[.K516])));0;1);&quot;&quot;)">
            <text:p/>
          </table:table-cell>
          <table:table-cell table:formula="of:=IF([.G517]=&quot;&quot;;SUM([.G512:.K516])*INDEX([.A$6:.CV$6];1;[.M$8])*[.O512];&quot;&quot;)">
            <text:p/>
          </table:table-cell>
          <table:table-cell table:number-columns-repeated="4"/>
          <table:table-cell table:formula="of:=IF([.O512]&lt;&gt;&quot;&quot;;ABS([.O512]-1);[.O512])">
            <text:p/>
          </table:table-cell>
          <table:table-cell table:formula="of:=IF([.G517]=&quot;&quot;;(SUM([.G512:.K516])-INDEX([.A$2:.CV$2];1;[.M$8]+1))*INDEX([.A$2:.CV$2];1;[.M$8]+1)*[.U5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513]&lt;&gt;&quot;&quot;;IF(ISERROR(HLOOKUP([.A513];[.$A$6:.$CV$6];1;0));[.A513];&quot;-&quot;);&quot;&quot;)" office:value-type="string" office:string-value="-" calcext:value-type="string">
            <text:p>-</text:p>
          </table:table-cell>
          <table:table-cell table:formula="of:=IF([.B513]&lt;&gt;&quot;&quot;;IF(ISERROR(HLOOKUP([.B513];[.$A$6:.$CV$6];1;0));[.B513];&quot;-&quot;);&quot;&quot;)" office:value-type="string" office:string-value="-" calcext:value-type="string">
            <text:p>-</text:p>
          </table:table-cell>
          <table:table-cell table:formula="of:=IF([.C513]&lt;&gt;&quot;&quot;;IF(ISERROR(HLOOKUP([.C513];[.$A$6:.$CV$6];1;0));[.C513];&quot;-&quot;);&quot;&quot;)" office:value-type="string" office:string-value="-" calcext:value-type="string">
            <text:p>-</text:p>
          </table:table-cell>
          <table:table-cell table:formula="of:=IF([.D513]&lt;&gt;&quot;&quot;;IF(ISERROR(HLOOKUP([.D513];[.$A$6:.$CV$6];1;0));[.D513];&quot;-&quot;);&quot;&quot;)" office:value-type="string" office:string-value="-" calcext:value-type="string">
            <text:p>-</text:p>
          </table:table-cell>
          <table:table-cell table:formula="of:=IF([.E513]&lt;&gt;&quot;&quot;;IF(ISERROR(HLOOKUP([.E513];[.$A$6:.$CV$6];1;0));[.E51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8]=&quot;&quot;;IF(ISERROR(FIND(&quot;-----&quot;;COM.MICROSOFT.CONCAT([.G513:.K513];&quot;X&quot;;[.G514:.K514];&quot;X&quot;;[.G515:.K515];&quot;X&quot;;[.G516:.K516];&quot;X&quot;;[.G517:.K517];&quot;X&quot;;[.G513:.G517];&quot;X&quot;;[.H513:.H517];&quot;X&quot;;[.I513:.I517];&quot;X&quot;;[.J513:.J517];&quot;X&quot;;[.K513:.K517];&quot;X&quot;;[.G517];[.H516];[.I515];[.J514];[.K513];&quot;X&quot;;[.G513];[.H514];[.I515];[.J516];[.K517])));0;1);&quot;&quot;)" office:value-type="float" office:value="1" calcext:value-type="float">
            <text:p>1</text:p>
          </table:table-cell>
          <table:table-cell table:formula="of:=IF([.G518]=&quot;&quot;;SUM([.G513:.K517])*INDEX([.A$6:.CV$6];1;[.M$8])*[.O513];&quot;&quot;)" office:value-type="float" office:value="12502" calcext:value-type="float">
            <text:p>12502</text:p>
          </table:table-cell>
          <table:table-cell table:number-columns-repeated="4"/>
          <table:table-cell table:formula="of:=IF([.O513]&lt;&gt;&quot;&quot;;ABS([.O513]-1);[.O513])" office:value-type="float" office:value="0" calcext:value-type="float">
            <text:p>0</text:p>
          </table:table-cell>
          <table:table-cell table:formula="of:=IF([.G518]=&quot;&quot;;(SUM([.G513:.K517])-INDEX([.A$2:.CV$2];1;[.M$8]+1))*INDEX([.A$2:.CV$2];1;[.M$8]+1)*[.U51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A514]&lt;&gt;&quot;&quot;;IF(ISERROR(HLOOKUP([.A514];[.$A$6:.$CV$6];1;0));[.A514];&quot;-&quot;);&quot;&quot;)" office:value-type="string" office:string-value="-" calcext:value-type="string">
            <text:p>-</text:p>
          </table:table-cell>
          <table:table-cell table:formula="of:=IF([.B514]&lt;&gt;&quot;&quot;;IF(ISERROR(HLOOKUP([.B514];[.$A$6:.$CV$6];1;0));[.B514];&quot;-&quot;);&quot;&quot;)" office:value-type="string" office:string-value="-" calcext:value-type="string">
            <text:p>-</text:p>
          </table:table-cell>
          <table:table-cell table:formula="of:=IF([.C514]&lt;&gt;&quot;&quot;;IF(ISERROR(HLOOKUP([.C514];[.$A$6:.$CV$6];1;0));[.C514];&quot;-&quot;);&quot;&quot;)" office:value-type="float" office:value="47" calcext:value-type="float">
            <text:p>47</text:p>
          </table:table-cell>
          <table:table-cell table:formula="of:=IF([.D514]&lt;&gt;&quot;&quot;;IF(ISERROR(HLOOKUP([.D514];[.$A$6:.$CV$6];1;0));[.D514];&quot;-&quot;);&quot;&quot;)" office:value-type="string" office:string-value="-" calcext:value-type="string">
            <text:p>-</text:p>
          </table:table-cell>
          <table:table-cell table:formula="of:=IF([.E514]&lt;&gt;&quot;&quot;;IF(ISERROR(HLOOKUP([.E514];[.$A$6:.$CV$6];1;0));[.E51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19]=&quot;&quot;;IF(ISERROR(FIND(&quot;-----&quot;;COM.MICROSOFT.CONCAT([.G514:.K514];&quot;X&quot;;[.G515:.K515];&quot;X&quot;;[.G516:.K516];&quot;X&quot;;[.G517:.K517];&quot;X&quot;;[.G518:.K518];&quot;X&quot;;[.G514:.G518];&quot;X&quot;;[.H514:.H518];&quot;X&quot;;[.I514:.I518];&quot;X&quot;;[.J514:.J518];&quot;X&quot;;[.K514:.K518];&quot;X&quot;;[.G518];[.H517];[.I516];[.J515];[.K514];&quot;X&quot;;[.G514];[.H515];[.I516];[.J517];[.K518])));0;1);&quot;&quot;)">
            <text:p/>
          </table:table-cell>
          <table:table-cell table:formula="of:=IF([.G519]=&quot;&quot;;SUM([.G514:.K518])*INDEX([.A$6:.CV$6];1;[.M$8])*[.O514];&quot;&quot;)">
            <text:p/>
          </table:table-cell>
          <table:table-cell table:number-columns-repeated="4"/>
          <table:table-cell table:formula="of:=IF([.O514]&lt;&gt;&quot;&quot;;ABS([.O514]-1);[.O514])">
            <text:p/>
          </table:table-cell>
          <table:table-cell table:formula="of:=IF([.G519]=&quot;&quot;;(SUM([.G514:.K518])-INDEX([.A$2:.CV$2];1;[.M$8]+1))*INDEX([.A$2:.CV$2];1;[.M$8]+1)*[.U5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515]&lt;&gt;&quot;&quot;;IF(ISERROR(HLOOKUP([.A515];[.$A$6:.$CV$6];1;0));[.A515];&quot;-&quot;);&quot;&quot;)" office:value-type="string" office:string-value="-" calcext:value-type="string">
            <text:p>-</text:p>
          </table:table-cell>
          <table:table-cell table:formula="of:=IF([.B515]&lt;&gt;&quot;&quot;;IF(ISERROR(HLOOKUP([.B515];[.$A$6:.$CV$6];1;0));[.B515];&quot;-&quot;);&quot;&quot;)" office:value-type="string" office:string-value="-" calcext:value-type="string">
            <text:p>-</text:p>
          </table:table-cell>
          <table:table-cell table:formula="of:=IF([.C515]&lt;&gt;&quot;&quot;;IF(ISERROR(HLOOKUP([.C515];[.$A$6:.$CV$6];1;0));[.C515];&quot;-&quot;);&quot;&quot;)" office:value-type="string" office:string-value="-" calcext:value-type="string">
            <text:p>-</text:p>
          </table:table-cell>
          <table:table-cell table:formula="of:=IF([.D515]&lt;&gt;&quot;&quot;;IF(ISERROR(HLOOKUP([.D515];[.$A$6:.$CV$6];1;0));[.D515];&quot;-&quot;);&quot;&quot;)" office:value-type="float" office:value="5" calcext:value-type="float">
            <text:p>5</text:p>
          </table:table-cell>
          <table:table-cell table:formula="of:=IF([.E515]&lt;&gt;&quot;&quot;;IF(ISERROR(HLOOKUP([.E515];[.$A$6:.$CV$6];1;0));[.E515];&quot;-&quot;);&quot;&quot;)" office:value-type="float" office:value="3" calcext:value-type="float">
            <text:p>3</text:p>
          </table:table-cell>
          <table:table-cell table:number-columns-repeated="3"/>
          <table:table-cell table:formula="of:=IF([.G520]=&quot;&quot;;IF(ISERROR(FIND(&quot;-----&quot;;COM.MICROSOFT.CONCAT([.G515:.K515];&quot;X&quot;;[.G516:.K516];&quot;X&quot;;[.G517:.K517];&quot;X&quot;;[.G518:.K518];&quot;X&quot;;[.G519:.K519];&quot;X&quot;;[.G515:.G519];&quot;X&quot;;[.H515:.H519];&quot;X&quot;;[.I515:.I519];&quot;X&quot;;[.J515:.J519];&quot;X&quot;;[.K515:.K519];&quot;X&quot;;[.G519];[.H518];[.I517];[.J516];[.K515];&quot;X&quot;;[.G515];[.H516];[.I517];[.J518];[.K519])));0;1);&quot;&quot;)">
            <text:p/>
          </table:table-cell>
          <table:table-cell table:formula="of:=IF([.G520]=&quot;&quot;;SUM([.G515:.K519])*INDEX([.A$6:.CV$6];1;[.M$8])*[.O515];&quot;&quot;)">
            <text:p/>
          </table:table-cell>
          <table:table-cell table:number-columns-repeated="4"/>
          <table:table-cell table:formula="of:=IF([.O515]&lt;&gt;&quot;&quot;;ABS([.O515]-1);[.O515])">
            <text:p/>
          </table:table-cell>
          <table:table-cell table:formula="of:=IF([.G520]=&quot;&quot;;(SUM([.G515:.K519])-INDEX([.A$2:.CV$2];1;[.M$8]+1))*INDEX([.A$2:.CV$2];1;[.M$8]+1)*[.U5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516]&lt;&gt;&quot;&quot;;IF(ISERROR(HLOOKUP([.A516];[.$A$6:.$CV$6];1;0));[.A516];&quot;-&quot;);&quot;&quot;)" office:value-type="string" office:string-value="-" calcext:value-type="string">
            <text:p>-</text:p>
          </table:table-cell>
          <table:table-cell table:formula="of:=IF([.B516]&lt;&gt;&quot;&quot;;IF(ISERROR(HLOOKUP([.B516];[.$A$6:.$CV$6];1;0));[.B516];&quot;-&quot;);&quot;&quot;)" office:value-type="string" office:string-value="-" calcext:value-type="string">
            <text:p>-</text:p>
          </table:table-cell>
          <table:table-cell table:formula="of:=IF([.C516]&lt;&gt;&quot;&quot;;IF(ISERROR(HLOOKUP([.C516];[.$A$6:.$CV$6];1;0));[.C516];&quot;-&quot;);&quot;&quot;)" office:value-type="string" office:string-value="-" calcext:value-type="string">
            <text:p>-</text:p>
          </table:table-cell>
          <table:table-cell table:formula="of:=IF([.D516]&lt;&gt;&quot;&quot;;IF(ISERROR(HLOOKUP([.D516];[.$A$6:.$CV$6];1;0));[.D516];&quot;-&quot;);&quot;&quot;)" office:value-type="float" office:value="78" calcext:value-type="float">
            <text:p>78</text:p>
          </table:table-cell>
          <table:table-cell table:formula="of:=IF([.E516]&lt;&gt;&quot;&quot;;IF(ISERROR(HLOOKUP([.E516];[.$A$6:.$CV$6];1;0));[.E51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1]=&quot;&quot;;IF(ISERROR(FIND(&quot;-----&quot;;COM.MICROSOFT.CONCAT([.G516:.K516];&quot;X&quot;;[.G517:.K517];&quot;X&quot;;[.G518:.K518];&quot;X&quot;;[.G519:.K519];&quot;X&quot;;[.G520:.K520];&quot;X&quot;;[.G516:.G520];&quot;X&quot;;[.H516:.H520];&quot;X&quot;;[.I516:.I520];&quot;X&quot;;[.J516:.J520];&quot;X&quot;;[.K516:.K520];&quot;X&quot;;[.G520];[.H519];[.I518];[.J517];[.K516];&quot;X&quot;;[.G516];[.H517];[.I518];[.J519];[.K520])));0;1);&quot;&quot;)">
            <text:p/>
          </table:table-cell>
          <table:table-cell table:formula="of:=IF([.G521]=&quot;&quot;;SUM([.G516:.K520])*INDEX([.A$6:.CV$6];1;[.M$8])*[.O516];&quot;&quot;)">
            <text:p/>
          </table:table-cell>
          <table:table-cell table:number-columns-repeated="4"/>
          <table:table-cell table:formula="of:=IF([.O516]&lt;&gt;&quot;&quot;;ABS([.O516]-1);[.O516])">
            <text:p/>
          </table:table-cell>
          <table:table-cell table:formula="of:=IF([.G521]=&quot;&quot;;(SUM([.G516:.K520])-INDEX([.A$2:.CV$2];1;[.M$8]+1))*INDEX([.A$2:.CV$2];1;[.M$8]+1)*[.U5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517]&lt;&gt;&quot;&quot;;IF(ISERROR(HLOOKUP([.A517];[.$A$6:.$CV$6];1;0));[.A517];&quot;-&quot;);&quot;&quot;)" office:value-type="string" office:string-value="-" calcext:value-type="string">
            <text:p>-</text:p>
          </table:table-cell>
          <table:table-cell table:formula="of:=IF([.B517]&lt;&gt;&quot;&quot;;IF(ISERROR(HLOOKUP([.B517];[.$A$6:.$CV$6];1;0));[.B517];&quot;-&quot;);&quot;&quot;)" office:value-type="string" office:string-value="-" calcext:value-type="string">
            <text:p>-</text:p>
          </table:table-cell>
          <table:table-cell table:formula="of:=IF([.C517]&lt;&gt;&quot;&quot;;IF(ISERROR(HLOOKUP([.C517];[.$A$6:.$CV$6];1;0));[.C517];&quot;-&quot;);&quot;&quot;)" office:value-type="string" office:string-value="-" calcext:value-type="string">
            <text:p>-</text:p>
          </table:table-cell>
          <table:table-cell table:formula="of:=IF([.D517]&lt;&gt;&quot;&quot;;IF(ISERROR(HLOOKUP([.D517];[.$A$6:.$CV$6];1;0));[.D517];&quot;-&quot;);&quot;&quot;)" office:value-type="string" office:string-value="-" calcext:value-type="string">
            <text:p>-</text:p>
          </table:table-cell>
          <table:table-cell table:formula="of:=IF([.E517]&lt;&gt;&quot;&quot;;IF(ISERROR(HLOOKUP([.E517];[.$A$6:.$CV$6];1;0));[.E51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2]=&quot;&quot;;IF(ISERROR(FIND(&quot;-----&quot;;COM.MICROSOFT.CONCAT([.G517:.K517];&quot;X&quot;;[.G518:.K518];&quot;X&quot;;[.G519:.K519];&quot;X&quot;;[.G520:.K520];&quot;X&quot;;[.G521:.K521];&quot;X&quot;;[.G517:.G521];&quot;X&quot;;[.H517:.H521];&quot;X&quot;;[.I517:.I521];&quot;X&quot;;[.J517:.J521];&quot;X&quot;;[.K517:.K521];&quot;X&quot;;[.G521];[.H520];[.I519];[.J518];[.K517];&quot;X&quot;;[.G517];[.H518];[.I519];[.J520];[.K521])));0;1);&quot;&quot;)">
            <text:p/>
          </table:table-cell>
          <table:table-cell table:formula="of:=IF([.G522]=&quot;&quot;;SUM([.G517:.K521])*INDEX([.A$6:.CV$6];1;[.M$8])*[.O517];&quot;&quot;)">
            <text:p/>
          </table:table-cell>
          <table:table-cell table:number-columns-repeated="4"/>
          <table:table-cell table:formula="of:=IF([.O517]&lt;&gt;&quot;&quot;;ABS([.O517]-1);[.O517])">
            <text:p/>
          </table:table-cell>
          <table:table-cell table:formula="of:=IF([.G522]=&quot;&quot;;(SUM([.G517:.K521])-INDEX([.A$2:.CV$2];1;[.M$8]+1))*INDEX([.A$2:.CV$2];1;[.M$8]+1)*[.U51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18]&lt;&gt;&quot;&quot;;IF(ISERROR(HLOOKUP([.A518];[.$A$6:.$CV$6];1;0));[.A518];&quot;-&quot;);&quot;&quot;)">
            <text:p/>
          </table:table-cell>
          <table:table-cell table:formula="of:=IF([.B518]&lt;&gt;&quot;&quot;;IF(ISERROR(HLOOKUP([.B518];[.$A$6:.$CV$6];1;0));[.B518];&quot;-&quot;);&quot;&quot;)">
            <text:p/>
          </table:table-cell>
          <table:table-cell table:formula="of:=IF([.C518]&lt;&gt;&quot;&quot;;IF(ISERROR(HLOOKUP([.C518];[.$A$6:.$CV$6];1;0));[.C518];&quot;-&quot;);&quot;&quot;)">
            <text:p/>
          </table:table-cell>
          <table:table-cell table:formula="of:=IF([.D518]&lt;&gt;&quot;&quot;;IF(ISERROR(HLOOKUP([.D518];[.$A$6:.$CV$6];1;0));[.D518];&quot;-&quot;);&quot;&quot;)">
            <text:p/>
          </table:table-cell>
          <table:table-cell table:formula="of:=IF([.E518]&lt;&gt;&quot;&quot;;IF(ISERROR(HLOOKUP([.E518];[.$A$6:.$CV$6];1;0));[.E518];&quot;-&quot;);&quot;&quot;)">
            <text:p/>
          </table:table-cell>
          <table:table-cell table:number-columns-repeated="3"/>
          <table:table-cell table:formula="of:=IF([.G523]=&quot;&quot;;IF(ISERROR(FIND(&quot;-----&quot;;COM.MICROSOFT.CONCAT([.G518:.K518];&quot;X&quot;;[.G519:.K519];&quot;X&quot;;[.G520:.K520];&quot;X&quot;;[.G521:.K521];&quot;X&quot;;[.G522:.K522];&quot;X&quot;;[.G518:.G522];&quot;X&quot;;[.H518:.H522];&quot;X&quot;;[.I518:.I522];&quot;X&quot;;[.J518:.J522];&quot;X&quot;;[.K518:.K522];&quot;X&quot;;[.G522];[.H521];[.I520];[.J519];[.K518];&quot;X&quot;;[.G518];[.H519];[.I520];[.J521];[.K522])));0;1);&quot;&quot;)">
            <text:p/>
          </table:table-cell>
          <table:table-cell table:formula="of:=IF([.G523]=&quot;&quot;;SUM([.G518:.K522])*INDEX([.A$6:.CV$6];1;[.M$8])*[.O518];&quot;&quot;)">
            <text:p/>
          </table:table-cell>
          <table:table-cell table:number-columns-repeated="4"/>
          <table:table-cell table:formula="of:=IF([.O518]&lt;&gt;&quot;&quot;;ABS([.O518]-1);[.O518])">
            <text:p/>
          </table:table-cell>
          <table:table-cell table:formula="of:=IF([.G523]=&quot;&quot;;(SUM([.G518:.K522])-INDEX([.A$2:.CV$2];1;[.M$8]+1))*INDEX([.A$2:.CV$2];1;[.M$8]+1)*[.U5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519]&lt;&gt;&quot;&quot;;IF(ISERROR(HLOOKUP([.A519];[.$A$6:.$CV$6];1;0));[.A519];&quot;-&quot;);&quot;&quot;)" office:value-type="string" office:string-value="-" calcext:value-type="string">
            <text:p>-</text:p>
          </table:table-cell>
          <table:table-cell table:formula="of:=IF([.B519]&lt;&gt;&quot;&quot;;IF(ISERROR(HLOOKUP([.B519];[.$A$6:.$CV$6];1;0));[.B519];&quot;-&quot;);&quot;&quot;)" office:value-type="string" office:string-value="-" calcext:value-type="string">
            <text:p>-</text:p>
          </table:table-cell>
          <table:table-cell table:formula="of:=IF([.C519]&lt;&gt;&quot;&quot;;IF(ISERROR(HLOOKUP([.C519];[.$A$6:.$CV$6];1;0));[.C519];&quot;-&quot;);&quot;&quot;)" office:value-type="string" office:string-value="-" calcext:value-type="string">
            <text:p>-</text:p>
          </table:table-cell>
          <table:table-cell table:formula="of:=IF([.D519]&lt;&gt;&quot;&quot;;IF(ISERROR(HLOOKUP([.D519];[.$A$6:.$CV$6];1;0));[.D519];&quot;-&quot;);&quot;&quot;)" office:value-type="string" office:string-value="-" calcext:value-type="string">
            <text:p>-</text:p>
          </table:table-cell>
          <table:table-cell table:formula="of:=IF([.E519]&lt;&gt;&quot;&quot;;IF(ISERROR(HLOOKUP([.E519];[.$A$6:.$CV$6];1;0));[.E51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4]=&quot;&quot;;IF(ISERROR(FIND(&quot;-----&quot;;COM.MICROSOFT.CONCAT([.G519:.K519];&quot;X&quot;;[.G520:.K520];&quot;X&quot;;[.G521:.K521];&quot;X&quot;;[.G522:.K522];&quot;X&quot;;[.G523:.K523];&quot;X&quot;;[.G519:.G523];&quot;X&quot;;[.H519:.H523];&quot;X&quot;;[.I519:.I523];&quot;X&quot;;[.J519:.J523];&quot;X&quot;;[.K519:.K523];&quot;X&quot;;[.G523];[.H522];[.I521];[.J520];[.K519];&quot;X&quot;;[.G519];[.H520];[.I521];[.J522];[.K523])));0;1);&quot;&quot;)" office:value-type="float" office:value="1" calcext:value-type="float">
            <text:p>1</text:p>
          </table:table-cell>
          <table:table-cell table:formula="of:=IF([.G524]=&quot;&quot;;SUM([.G519:.K523])*INDEX([.A$6:.CV$6];1;[.M$8])*[.O519];&quot;&quot;)" office:value-type="float" office:value="4888" calcext:value-type="float">
            <text:p>4888</text:p>
          </table:table-cell>
          <table:table-cell table:number-columns-repeated="4"/>
          <table:table-cell table:formula="of:=IF([.O519]&lt;&gt;&quot;&quot;;ABS([.O519]-1);[.O519])" office:value-type="float" office:value="0" calcext:value-type="float">
            <text:p>0</text:p>
          </table:table-cell>
          <table:table-cell table:formula="of:=IF([.G524]=&quot;&quot;;(SUM([.G519:.K523])-INDEX([.A$2:.CV$2];1;[.M$8]+1))*INDEX([.A$2:.CV$2];1;[.M$8]+1)*[.U51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A520]&lt;&gt;&quot;&quot;;IF(ISERROR(HLOOKUP([.A520];[.$A$6:.$CV$6];1;0));[.A520];&quot;-&quot;);&quot;&quot;)" office:value-type="string" office:string-value="-" calcext:value-type="string">
            <text:p>-</text:p>
          </table:table-cell>
          <table:table-cell table:formula="of:=IF([.B520]&lt;&gt;&quot;&quot;;IF(ISERROR(HLOOKUP([.B520];[.$A$6:.$CV$6];1;0));[.B520];&quot;-&quot;);&quot;&quot;)" office:value-type="string" office:string-value="-" calcext:value-type="string">
            <text:p>-</text:p>
          </table:table-cell>
          <table:table-cell table:formula="of:=IF([.C520]&lt;&gt;&quot;&quot;;IF(ISERROR(HLOOKUP([.C520];[.$A$6:.$CV$6];1;0));[.C520];&quot;-&quot;);&quot;&quot;)" office:value-type="float" office:value="47" calcext:value-type="float">
            <text:p>47</text:p>
          </table:table-cell>
          <table:table-cell table:formula="of:=IF([.D520]&lt;&gt;&quot;&quot;;IF(ISERROR(HLOOKUP([.D520];[.$A$6:.$CV$6];1;0));[.D520];&quot;-&quot;);&quot;&quot;)" office:value-type="string" office:string-value="-" calcext:value-type="string">
            <text:p>-</text:p>
          </table:table-cell>
          <table:table-cell table:formula="of:=IF([.E520]&lt;&gt;&quot;&quot;;IF(ISERROR(HLOOKUP([.E520];[.$A$6:.$CV$6];1;0));[.E52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5]=&quot;&quot;;IF(ISERROR(FIND(&quot;-----&quot;;COM.MICROSOFT.CONCAT([.G520:.K520];&quot;X&quot;;[.G521:.K521];&quot;X&quot;;[.G522:.K522];&quot;X&quot;;[.G523:.K523];&quot;X&quot;;[.G524:.K524];&quot;X&quot;;[.G520:.G524];&quot;X&quot;;[.H520:.H524];&quot;X&quot;;[.I520:.I524];&quot;X&quot;;[.J520:.J524];&quot;X&quot;;[.K520:.K524];&quot;X&quot;;[.G524];[.H523];[.I522];[.J521];[.K520];&quot;X&quot;;[.G520];[.H521];[.I522];[.J523];[.K524])));0;1);&quot;&quot;)">
            <text:p/>
          </table:table-cell>
          <table:table-cell table:formula="of:=IF([.G525]=&quot;&quot;;SUM([.G520:.K524])*INDEX([.A$6:.CV$6];1;[.M$8])*[.O520];&quot;&quot;)">
            <text:p/>
          </table:table-cell>
          <table:table-cell table:number-columns-repeated="4"/>
          <table:table-cell table:formula="of:=IF([.O520]&lt;&gt;&quot;&quot;;ABS([.O520]-1);[.O520])">
            <text:p/>
          </table:table-cell>
          <table:table-cell table:formula="of:=IF([.G525]=&quot;&quot;;(SUM([.G520:.K524])-INDEX([.A$2:.CV$2];1;[.M$8]+1))*INDEX([.A$2:.CV$2];1;[.M$8]+1)*[.U5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521]&lt;&gt;&quot;&quot;;IF(ISERROR(HLOOKUP([.A521];[.$A$6:.$CV$6];1;0));[.A521];&quot;-&quot;);&quot;&quot;)" office:value-type="float" office:value="5" calcext:value-type="float">
            <text:p>5</text:p>
          </table:table-cell>
          <table:table-cell table:formula="of:=IF([.B521]&lt;&gt;&quot;&quot;;IF(ISERROR(HLOOKUP([.B521];[.$A$6:.$CV$6];1;0));[.B521];&quot;-&quot;);&quot;&quot;)" office:value-type="string" office:string-value="-" calcext:value-type="string">
            <text:p>-</text:p>
          </table:table-cell>
          <table:table-cell table:formula="of:=IF([.C521]&lt;&gt;&quot;&quot;;IF(ISERROR(HLOOKUP([.C521];[.$A$6:.$CV$6];1;0));[.C521];&quot;-&quot;);&quot;&quot;)" office:value-type="string" office:string-value="-" calcext:value-type="string">
            <text:p>-</text:p>
          </table:table-cell>
          <table:table-cell table:formula="of:=IF([.D521]&lt;&gt;&quot;&quot;;IF(ISERROR(HLOOKUP([.D521];[.$A$6:.$CV$6];1;0));[.D521];&quot;-&quot;);&quot;&quot;)" office:value-type="string" office:string-value="-" calcext:value-type="string">
            <text:p>-</text:p>
          </table:table-cell>
          <table:table-cell table:formula="of:=IF([.E521]&lt;&gt;&quot;&quot;;IF(ISERROR(HLOOKUP([.E521];[.$A$6:.$CV$6];1;0));[.E52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6]=&quot;&quot;;IF(ISERROR(FIND(&quot;-----&quot;;COM.MICROSOFT.CONCAT([.G521:.K521];&quot;X&quot;;[.G522:.K522];&quot;X&quot;;[.G523:.K523];&quot;X&quot;;[.G524:.K524];&quot;X&quot;;[.G525:.K525];&quot;X&quot;;[.G521:.G525];&quot;X&quot;;[.H521:.H525];&quot;X&quot;;[.I521:.I525];&quot;X&quot;;[.J521:.J525];&quot;X&quot;;[.K521:.K525];&quot;X&quot;;[.G525];[.H524];[.I523];[.J522];[.K521];&quot;X&quot;;[.G521];[.H522];[.I523];[.J524];[.K525])));0;1);&quot;&quot;)">
            <text:p/>
          </table:table-cell>
          <table:table-cell table:formula="of:=IF([.G526]=&quot;&quot;;SUM([.G521:.K525])*INDEX([.A$6:.CV$6];1;[.M$8])*[.O521];&quot;&quot;)">
            <text:p/>
          </table:table-cell>
          <table:table-cell table:number-columns-repeated="4"/>
          <table:table-cell table:formula="of:=IF([.O521]&lt;&gt;&quot;&quot;;ABS([.O521]-1);[.O521])">
            <text:p/>
          </table:table-cell>
          <table:table-cell table:formula="of:=IF([.G526]=&quot;&quot;;(SUM([.G521:.K525])-INDEX([.A$2:.CV$2];1;[.M$8]+1))*INDEX([.A$2:.CV$2];1;[.M$8]+1)*[.U5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522]&lt;&gt;&quot;&quot;;IF(ISERROR(HLOOKUP([.A522];[.$A$6:.$CV$6];1;0));[.A522];&quot;-&quot;);&quot;&quot;)" office:value-type="string" office:string-value="-" calcext:value-type="string">
            <text:p>-</text:p>
          </table:table-cell>
          <table:table-cell table:formula="of:=IF([.B522]&lt;&gt;&quot;&quot;;IF(ISERROR(HLOOKUP([.B522];[.$A$6:.$CV$6];1;0));[.B522];&quot;-&quot;);&quot;&quot;)" office:value-type="string" office:string-value="-" calcext:value-type="string">
            <text:p>-</text:p>
          </table:table-cell>
          <table:table-cell table:formula="of:=IF([.C522]&lt;&gt;&quot;&quot;;IF(ISERROR(HLOOKUP([.C522];[.$A$6:.$CV$6];1;0));[.C522];&quot;-&quot;);&quot;&quot;)" office:value-type="string" office:string-value="-" calcext:value-type="string">
            <text:p>-</text:p>
          </table:table-cell>
          <table:table-cell table:formula="of:=IF([.D522]&lt;&gt;&quot;&quot;;IF(ISERROR(HLOOKUP([.D522];[.$A$6:.$CV$6];1;0));[.D522];&quot;-&quot;);&quot;&quot;)" office:value-type="string" office:string-value="-" calcext:value-type="string">
            <text:p>-</text:p>
          </table:table-cell>
          <table:table-cell table:formula="of:=IF([.E522]&lt;&gt;&quot;&quot;;IF(ISERROR(HLOOKUP([.E522];[.$A$6:.$CV$6];1;0));[.E52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7]=&quot;&quot;;IF(ISERROR(FIND(&quot;-----&quot;;COM.MICROSOFT.CONCAT([.G522:.K522];&quot;X&quot;;[.G523:.K523];&quot;X&quot;;[.G524:.K524];&quot;X&quot;;[.G525:.K525];&quot;X&quot;;[.G526:.K526];&quot;X&quot;;[.G522:.G526];&quot;X&quot;;[.H522:.H526];&quot;X&quot;;[.I522:.I526];&quot;X&quot;;[.J522:.J526];&quot;X&quot;;[.K522:.K526];&quot;X&quot;;[.G526];[.H525];[.I524];[.J523];[.K522];&quot;X&quot;;[.G522];[.H523];[.I524];[.J525];[.K526])));0;1);&quot;&quot;)">
            <text:p/>
          </table:table-cell>
          <table:table-cell table:formula="of:=IF([.G527]=&quot;&quot;;SUM([.G522:.K526])*INDEX([.A$6:.CV$6];1;[.M$8])*[.O522];&quot;&quot;)">
            <text:p/>
          </table:table-cell>
          <table:table-cell table:number-columns-repeated="4"/>
          <table:table-cell table:formula="of:=IF([.O522]&lt;&gt;&quot;&quot;;ABS([.O522]-1);[.O522])">
            <text:p/>
          </table:table-cell>
          <table:table-cell table:formula="of:=IF([.G527]=&quot;&quot;;(SUM([.G522:.K526])-INDEX([.A$2:.CV$2];1;[.M$8]+1))*INDEX([.A$2:.CV$2];1;[.M$8]+1)*[.U5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A523]&lt;&gt;&quot;&quot;;IF(ISERROR(HLOOKUP([.A523];[.$A$6:.$CV$6];1;0));[.A523];&quot;-&quot;);&quot;&quot;)" office:value-type="string" office:string-value="-" calcext:value-type="string">
            <text:p>-</text:p>
          </table:table-cell>
          <table:table-cell table:formula="of:=IF([.B523]&lt;&gt;&quot;&quot;;IF(ISERROR(HLOOKUP([.B523];[.$A$6:.$CV$6];1;0));[.B523];&quot;-&quot;);&quot;&quot;)" office:value-type="string" office:string-value="-" calcext:value-type="string">
            <text:p>-</text:p>
          </table:table-cell>
          <table:table-cell table:formula="of:=IF([.C523]&lt;&gt;&quot;&quot;;IF(ISERROR(HLOOKUP([.C523];[.$A$6:.$CV$6];1;0));[.C523];&quot;-&quot;);&quot;&quot;)" office:value-type="string" office:string-value="-" calcext:value-type="string">
            <text:p>-</text:p>
          </table:table-cell>
          <table:table-cell table:formula="of:=IF([.D523]&lt;&gt;&quot;&quot;;IF(ISERROR(HLOOKUP([.D523];[.$A$6:.$CV$6];1;0));[.D523];&quot;-&quot;);&quot;&quot;)" office:value-type="string" office:string-value="-" calcext:value-type="string">
            <text:p>-</text:p>
          </table:table-cell>
          <table:table-cell table:formula="of:=IF([.E523]&lt;&gt;&quot;&quot;;IF(ISERROR(HLOOKUP([.E523];[.$A$6:.$CV$6];1;0));[.E52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28]=&quot;&quot;;IF(ISERROR(FIND(&quot;-----&quot;;COM.MICROSOFT.CONCAT([.G523:.K523];&quot;X&quot;;[.G524:.K524];&quot;X&quot;;[.G525:.K525];&quot;X&quot;;[.G526:.K526];&quot;X&quot;;[.G527:.K527];&quot;X&quot;;[.G523:.G527];&quot;X&quot;;[.H523:.H527];&quot;X&quot;;[.I523:.I527];&quot;X&quot;;[.J523:.J527];&quot;X&quot;;[.K523:.K527];&quot;X&quot;;[.G527];[.H526];[.I525];[.J524];[.K523];&quot;X&quot;;[.G523];[.H524];[.I525];[.J526];[.K527])));0;1);&quot;&quot;)">
            <text:p/>
          </table:table-cell>
          <table:table-cell table:formula="of:=IF([.G528]=&quot;&quot;;SUM([.G523:.K527])*INDEX([.A$6:.CV$6];1;[.M$8])*[.O523];&quot;&quot;)">
            <text:p/>
          </table:table-cell>
          <table:table-cell table:number-columns-repeated="4"/>
          <table:table-cell table:formula="of:=IF([.O523]&lt;&gt;&quot;&quot;;ABS([.O523]-1);[.O523])">
            <text:p/>
          </table:table-cell>
          <table:table-cell table:formula="of:=IF([.G528]=&quot;&quot;;(SUM([.G523:.K527])-INDEX([.A$2:.CV$2];1;[.M$8]+1))*INDEX([.A$2:.CV$2];1;[.M$8]+1)*[.U52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24]&lt;&gt;&quot;&quot;;IF(ISERROR(HLOOKUP([.A524];[.$A$6:.$CV$6];1;0));[.A524];&quot;-&quot;);&quot;&quot;)">
            <text:p/>
          </table:table-cell>
          <table:table-cell table:formula="of:=IF([.B524]&lt;&gt;&quot;&quot;;IF(ISERROR(HLOOKUP([.B524];[.$A$6:.$CV$6];1;0));[.B524];&quot;-&quot;);&quot;&quot;)">
            <text:p/>
          </table:table-cell>
          <table:table-cell table:formula="of:=IF([.C524]&lt;&gt;&quot;&quot;;IF(ISERROR(HLOOKUP([.C524];[.$A$6:.$CV$6];1;0));[.C524];&quot;-&quot;);&quot;&quot;)">
            <text:p/>
          </table:table-cell>
          <table:table-cell table:formula="of:=IF([.D524]&lt;&gt;&quot;&quot;;IF(ISERROR(HLOOKUP([.D524];[.$A$6:.$CV$6];1;0));[.D524];&quot;-&quot;);&quot;&quot;)">
            <text:p/>
          </table:table-cell>
          <table:table-cell table:formula="of:=IF([.E524]&lt;&gt;&quot;&quot;;IF(ISERROR(HLOOKUP([.E524];[.$A$6:.$CV$6];1;0));[.E524];&quot;-&quot;);&quot;&quot;)">
            <text:p/>
          </table:table-cell>
          <table:table-cell table:number-columns-repeated="3"/>
          <table:table-cell table:formula="of:=IF([.G529]=&quot;&quot;;IF(ISERROR(FIND(&quot;-----&quot;;COM.MICROSOFT.CONCAT([.G524:.K524];&quot;X&quot;;[.G525:.K525];&quot;X&quot;;[.G526:.K526];&quot;X&quot;;[.G527:.K527];&quot;X&quot;;[.G528:.K528];&quot;X&quot;;[.G524:.G528];&quot;X&quot;;[.H524:.H528];&quot;X&quot;;[.I524:.I528];&quot;X&quot;;[.J524:.J528];&quot;X&quot;;[.K524:.K528];&quot;X&quot;;[.G528];[.H527];[.I526];[.J525];[.K524];&quot;X&quot;;[.G524];[.H525];[.I526];[.J527];[.K528])));0;1);&quot;&quot;)">
            <text:p/>
          </table:table-cell>
          <table:table-cell table:formula="of:=IF([.G529]=&quot;&quot;;SUM([.G524:.K528])*INDEX([.A$6:.CV$6];1;[.M$8])*[.O524];&quot;&quot;)">
            <text:p/>
          </table:table-cell>
          <table:table-cell table:number-columns-repeated="4"/>
          <table:table-cell table:formula="of:=IF([.O524]&lt;&gt;&quot;&quot;;ABS([.O524]-1);[.O524])">
            <text:p/>
          </table:table-cell>
          <table:table-cell table:formula="of:=IF([.G529]=&quot;&quot;;(SUM([.G524:.K528])-INDEX([.A$2:.CV$2];1;[.M$8]+1))*INDEX([.A$2:.CV$2];1;[.M$8]+1)*[.U5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A525]&lt;&gt;&quot;&quot;;IF(ISERROR(HLOOKUP([.A525];[.$A$6:.$CV$6];1;0));[.A525];&quot;-&quot;);&quot;&quot;)" office:value-type="string" office:string-value="-" calcext:value-type="string">
            <text:p>-</text:p>
          </table:table-cell>
          <table:table-cell table:formula="of:=IF([.B525]&lt;&gt;&quot;&quot;;IF(ISERROR(HLOOKUP([.B525];[.$A$6:.$CV$6];1;0));[.B525];&quot;-&quot;);&quot;&quot;)" office:value-type="string" office:string-value="-" calcext:value-type="string">
            <text:p>-</text:p>
          </table:table-cell>
          <table:table-cell table:formula="of:=IF([.C525]&lt;&gt;&quot;&quot;;IF(ISERROR(HLOOKUP([.C525];[.$A$6:.$CV$6];1;0));[.C525];&quot;-&quot;);&quot;&quot;)" office:value-type="string" office:string-value="-" calcext:value-type="string">
            <text:p>-</text:p>
          </table:table-cell>
          <table:table-cell table:formula="of:=IF([.D525]&lt;&gt;&quot;&quot;;IF(ISERROR(HLOOKUP([.D525];[.$A$6:.$CV$6];1;0));[.D525];&quot;-&quot;);&quot;&quot;)" office:value-type="string" office:string-value="-" calcext:value-type="string">
            <text:p>-</text:p>
          </table:table-cell>
          <table:table-cell table:formula="of:=IF([.E525]&lt;&gt;&quot;&quot;;IF(ISERROR(HLOOKUP([.E525];[.$A$6:.$CV$6];1;0));[.E52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0]=&quot;&quot;;IF(ISERROR(FIND(&quot;-----&quot;;COM.MICROSOFT.CONCAT([.G525:.K525];&quot;X&quot;;[.G526:.K526];&quot;X&quot;;[.G527:.K527];&quot;X&quot;;[.G528:.K528];&quot;X&quot;;[.G529:.K529];&quot;X&quot;;[.G525:.G529];&quot;X&quot;;[.H525:.H529];&quot;X&quot;;[.I525:.I529];&quot;X&quot;;[.J525:.J529];&quot;X&quot;;[.K525:.K529];&quot;X&quot;;[.G529];[.H528];[.I527];[.J526];[.K525];&quot;X&quot;;[.G525];[.H526];[.I527];[.J528];[.K529])));0;1);&quot;&quot;)" office:value-type="float" office:value="1" calcext:value-type="float">
            <text:p>1</text:p>
          </table:table-cell>
          <table:table-cell table:formula="of:=IF([.G530]=&quot;&quot;;SUM([.G525:.K529])*INDEX([.A$6:.CV$6];1;[.M$8])*[.O525];&quot;&quot;)" office:value-type="float" office:value="7990" calcext:value-type="float">
            <text:p>7990</text:p>
          </table:table-cell>
          <table:table-cell table:number-columns-repeated="4"/>
          <table:table-cell table:formula="of:=IF([.O525]&lt;&gt;&quot;&quot;;ABS([.O525]-1);[.O525])" office:value-type="float" office:value="0" calcext:value-type="float">
            <text:p>0</text:p>
          </table:table-cell>
          <table:table-cell table:formula="of:=IF([.G530]=&quot;&quot;;(SUM([.G525:.K529])-INDEX([.A$2:.CV$2];1;[.M$8]+1))*INDEX([.A$2:.CV$2];1;[.M$8]+1)*[.U52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[.A526]&lt;&gt;&quot;&quot;;IF(ISERROR(HLOOKUP([.A526];[.$A$6:.$CV$6];1;0));[.A526];&quot;-&quot;);&quot;&quot;)" office:value-type="string" office:string-value="-" calcext:value-type="string">
            <text:p>-</text:p>
          </table:table-cell>
          <table:table-cell table:formula="of:=IF([.B526]&lt;&gt;&quot;&quot;;IF(ISERROR(HLOOKUP([.B526];[.$A$6:.$CV$6];1;0));[.B526];&quot;-&quot;);&quot;&quot;)" office:value-type="string" office:string-value="-" calcext:value-type="string">
            <text:p>-</text:p>
          </table:table-cell>
          <table:table-cell table:formula="of:=IF([.C526]&lt;&gt;&quot;&quot;;IF(ISERROR(HLOOKUP([.C526];[.$A$6:.$CV$6];1;0));[.C526];&quot;-&quot;);&quot;&quot;)" office:value-type="float" office:value="15" calcext:value-type="float">
            <text:p>15</text:p>
          </table:table-cell>
          <table:table-cell table:formula="of:=IF([.D526]&lt;&gt;&quot;&quot;;IF(ISERROR(HLOOKUP([.D526];[.$A$6:.$CV$6];1;0));[.D526];&quot;-&quot;);&quot;&quot;)" office:value-type="string" office:string-value="-" calcext:value-type="string">
            <text:p>-</text:p>
          </table:table-cell>
          <table:table-cell table:formula="of:=IF([.E526]&lt;&gt;&quot;&quot;;IF(ISERROR(HLOOKUP([.E526];[.$A$6:.$CV$6];1;0));[.E52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1]=&quot;&quot;;IF(ISERROR(FIND(&quot;-----&quot;;COM.MICROSOFT.CONCAT([.G526:.K526];&quot;X&quot;;[.G527:.K527];&quot;X&quot;;[.G528:.K528];&quot;X&quot;;[.G529:.K529];&quot;X&quot;;[.G530:.K530];&quot;X&quot;;[.G526:.G530];&quot;X&quot;;[.H526:.H530];&quot;X&quot;;[.I526:.I530];&quot;X&quot;;[.J526:.J530];&quot;X&quot;;[.K526:.K530];&quot;X&quot;;[.G530];[.H529];[.I528];[.J527];[.K526];&quot;X&quot;;[.G526];[.H527];[.I528];[.J529];[.K530])));0;1);&quot;&quot;)">
            <text:p/>
          </table:table-cell>
          <table:table-cell table:formula="of:=IF([.G531]=&quot;&quot;;SUM([.G526:.K530])*INDEX([.A$6:.CV$6];1;[.M$8])*[.O526];&quot;&quot;)">
            <text:p/>
          </table:table-cell>
          <table:table-cell table:number-columns-repeated="4"/>
          <table:table-cell table:formula="of:=IF([.O526]&lt;&gt;&quot;&quot;;ABS([.O526]-1);[.O526])">
            <text:p/>
          </table:table-cell>
          <table:table-cell table:formula="of:=IF([.G531]=&quot;&quot;;(SUM([.G526:.K530])-INDEX([.A$2:.CV$2];1;[.M$8]+1))*INDEX([.A$2:.CV$2];1;[.M$8]+1)*[.U5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/>
          <table:table-cell table:formula="of:=IF([.A527]&lt;&gt;&quot;&quot;;IF(ISERROR(HLOOKUP([.A527];[.$A$6:.$CV$6];1;0));[.A527];&quot;-&quot;);&quot;&quot;)" office:value-type="string" office:string-value="-" calcext:value-type="string">
            <text:p>-</text:p>
          </table:table-cell>
          <table:table-cell table:formula="of:=IF([.B527]&lt;&gt;&quot;&quot;;IF(ISERROR(HLOOKUP([.B527];[.$A$6:.$CV$6];1;0));[.B527];&quot;-&quot;);&quot;&quot;)" office:value-type="string" office:string-value="-" calcext:value-type="string">
            <text:p>-</text:p>
          </table:table-cell>
          <table:table-cell table:formula="of:=IF([.C527]&lt;&gt;&quot;&quot;;IF(ISERROR(HLOOKUP([.C527];[.$A$6:.$CV$6];1;0));[.C527];&quot;-&quot;);&quot;&quot;)" office:value-type="string" office:string-value="-" calcext:value-type="string">
            <text:p>-</text:p>
          </table:table-cell>
          <table:table-cell table:formula="of:=IF([.D527]&lt;&gt;&quot;&quot;;IF(ISERROR(HLOOKUP([.D527];[.$A$6:.$CV$6];1;0));[.D527];&quot;-&quot;);&quot;&quot;)" office:value-type="string" office:string-value="-" calcext:value-type="string">
            <text:p>-</text:p>
          </table:table-cell>
          <table:table-cell table:formula="of:=IF([.E527]&lt;&gt;&quot;&quot;;IF(ISERROR(HLOOKUP([.E527];[.$A$6:.$CV$6];1;0));[.E527];&quot;-&quot;);&quot;&quot;)" office:value-type="float" office:value="48" calcext:value-type="float">
            <text:p>48</text:p>
          </table:table-cell>
          <table:table-cell table:number-columns-repeated="3"/>
          <table:table-cell table:formula="of:=IF([.G532]=&quot;&quot;;IF(ISERROR(FIND(&quot;-----&quot;;COM.MICROSOFT.CONCAT([.G527:.K527];&quot;X&quot;;[.G528:.K528];&quot;X&quot;;[.G529:.K529];&quot;X&quot;;[.G530:.K530];&quot;X&quot;;[.G531:.K531];&quot;X&quot;;[.G527:.G531];&quot;X&quot;;[.H527:.H531];&quot;X&quot;;[.I527:.I531];&quot;X&quot;;[.J527:.J531];&quot;X&quot;;[.K527:.K531];&quot;X&quot;;[.G531];[.H530];[.I529];[.J528];[.K527];&quot;X&quot;;[.G527];[.H528];[.I529];[.J530];[.K531])));0;1);&quot;&quot;)">
            <text:p/>
          </table:table-cell>
          <table:table-cell table:formula="of:=IF([.G532]=&quot;&quot;;SUM([.G527:.K531])*INDEX([.A$6:.CV$6];1;[.M$8])*[.O527];&quot;&quot;)">
            <text:p/>
          </table:table-cell>
          <table:table-cell table:number-columns-repeated="4"/>
          <table:table-cell table:formula="of:=IF([.O527]&lt;&gt;&quot;&quot;;ABS([.O527]-1);[.O527])">
            <text:p/>
          </table:table-cell>
          <table:table-cell table:formula="of:=IF([.G532]=&quot;&quot;;(SUM([.G527:.K531])-INDEX([.A$2:.CV$2];1;[.M$8]+1))*INDEX([.A$2:.CV$2];1;[.M$8]+1)*[.U5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A528]&lt;&gt;&quot;&quot;;IF(ISERROR(HLOOKUP([.A528];[.$A$6:.$CV$6];1;0));[.A528];&quot;-&quot;);&quot;&quot;)" office:value-type="string" office:string-value="-" calcext:value-type="string">
            <text:p>-</text:p>
          </table:table-cell>
          <table:table-cell table:formula="of:=IF([.B528]&lt;&gt;&quot;&quot;;IF(ISERROR(HLOOKUP([.B528];[.$A$6:.$CV$6];1;0));[.B528];&quot;-&quot;);&quot;&quot;)" office:value-type="string" office:string-value="-" calcext:value-type="string">
            <text:p>-</text:p>
          </table:table-cell>
          <table:table-cell table:formula="of:=IF([.C528]&lt;&gt;&quot;&quot;;IF(ISERROR(HLOOKUP([.C528];[.$A$6:.$CV$6];1;0));[.C528];&quot;-&quot;);&quot;&quot;)" office:value-type="string" office:string-value="-" calcext:value-type="string">
            <text:p>-</text:p>
          </table:table-cell>
          <table:table-cell table:formula="of:=IF([.D528]&lt;&gt;&quot;&quot;;IF(ISERROR(HLOOKUP([.D528];[.$A$6:.$CV$6];1;0));[.D528];&quot;-&quot;);&quot;&quot;)" office:value-type="float" office:value="17" calcext:value-type="float">
            <text:p>17</text:p>
          </table:table-cell>
          <table:table-cell table:formula="of:=IF([.E528]&lt;&gt;&quot;&quot;;IF(ISERROR(HLOOKUP([.E528];[.$A$6:.$CV$6];1;0));[.E52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3]=&quot;&quot;;IF(ISERROR(FIND(&quot;-----&quot;;COM.MICROSOFT.CONCAT([.G528:.K528];&quot;X&quot;;[.G529:.K529];&quot;X&quot;;[.G530:.K530];&quot;X&quot;;[.G531:.K531];&quot;X&quot;;[.G532:.K532];&quot;X&quot;;[.G528:.G532];&quot;X&quot;;[.H528:.H532];&quot;X&quot;;[.I528:.I532];&quot;X&quot;;[.J528:.J532];&quot;X&quot;;[.K528:.K532];&quot;X&quot;;[.G532];[.H531];[.I530];[.J529];[.K528];&quot;X&quot;;[.G528];[.H529];[.I530];[.J531];[.K532])));0;1);&quot;&quot;)">
            <text:p/>
          </table:table-cell>
          <table:table-cell table:formula="of:=IF([.G533]=&quot;&quot;;SUM([.G528:.K532])*INDEX([.A$6:.CV$6];1;[.M$8])*[.O528];&quot;&quot;)">
            <text:p/>
          </table:table-cell>
          <table:table-cell table:number-columns-repeated="4"/>
          <table:table-cell table:formula="of:=IF([.O528]&lt;&gt;&quot;&quot;;ABS([.O528]-1);[.O528])">
            <text:p/>
          </table:table-cell>
          <table:table-cell table:formula="of:=IF([.G533]=&quot;&quot;;(SUM([.G528:.K532])-INDEX([.A$2:.CV$2];1;[.M$8]+1))*INDEX([.A$2:.CV$2];1;[.M$8]+1)*[.U5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A529]&lt;&gt;&quot;&quot;;IF(ISERROR(HLOOKUP([.A529];[.$A$6:.$CV$6];1;0));[.A529];&quot;-&quot;);&quot;&quot;)" office:value-type="string" office:string-value="-" calcext:value-type="string">
            <text:p>-</text:p>
          </table:table-cell>
          <table:table-cell table:formula="of:=IF([.B529]&lt;&gt;&quot;&quot;;IF(ISERROR(HLOOKUP([.B529];[.$A$6:.$CV$6];1;0));[.B529];&quot;-&quot;);&quot;&quot;)" office:value-type="string" office:string-value="-" calcext:value-type="string">
            <text:p>-</text:p>
          </table:table-cell>
          <table:table-cell table:formula="of:=IF([.C529]&lt;&gt;&quot;&quot;;IF(ISERROR(HLOOKUP([.C529];[.$A$6:.$CV$6];1;0));[.C529];&quot;-&quot;);&quot;&quot;)" office:value-type="float" office:value="5" calcext:value-type="float">
            <text:p>5</text:p>
          </table:table-cell>
          <table:table-cell table:formula="of:=IF([.D529]&lt;&gt;&quot;&quot;;IF(ISERROR(HLOOKUP([.D529];[.$A$6:.$CV$6];1;0));[.D529];&quot;-&quot;);&quot;&quot;)" office:value-type="string" office:string-value="-" calcext:value-type="string">
            <text:p>-</text:p>
          </table:table-cell>
          <table:table-cell table:formula="of:=IF([.E529]&lt;&gt;&quot;&quot;;IF(ISERROR(HLOOKUP([.E529];[.$A$6:.$CV$6];1;0));[.E52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4]=&quot;&quot;;IF(ISERROR(FIND(&quot;-----&quot;;COM.MICROSOFT.CONCAT([.G529:.K529];&quot;X&quot;;[.G530:.K530];&quot;X&quot;;[.G531:.K531];&quot;X&quot;;[.G532:.K532];&quot;X&quot;;[.G533:.K533];&quot;X&quot;;[.G529:.G533];&quot;X&quot;;[.H529:.H533];&quot;X&quot;;[.I529:.I533];&quot;X&quot;;[.J529:.J533];&quot;X&quot;;[.K529:.K533];&quot;X&quot;;[.G533];[.H532];[.I531];[.J530];[.K529];&quot;X&quot;;[.G529];[.H530];[.I531];[.J532];[.K533])));0;1);&quot;&quot;)">
            <text:p/>
          </table:table-cell>
          <table:table-cell table:formula="of:=IF([.G534]=&quot;&quot;;SUM([.G529:.K533])*INDEX([.A$6:.CV$6];1;[.M$8])*[.O529];&quot;&quot;)">
            <text:p/>
          </table:table-cell>
          <table:table-cell table:number-columns-repeated="4"/>
          <table:table-cell table:formula="of:=IF([.O529]&lt;&gt;&quot;&quot;;ABS([.O529]-1);[.O529])">
            <text:p/>
          </table:table-cell>
          <table:table-cell table:formula="of:=IF([.G534]=&quot;&quot;;(SUM([.G529:.K533])-INDEX([.A$2:.CV$2];1;[.M$8]+1))*INDEX([.A$2:.CV$2];1;[.M$8]+1)*[.U52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30]&lt;&gt;&quot;&quot;;IF(ISERROR(HLOOKUP([.A530];[.$A$6:.$CV$6];1;0));[.A530];&quot;-&quot;);&quot;&quot;)">
            <text:p/>
          </table:table-cell>
          <table:table-cell table:formula="of:=IF([.B530]&lt;&gt;&quot;&quot;;IF(ISERROR(HLOOKUP([.B530];[.$A$6:.$CV$6];1;0));[.B530];&quot;-&quot;);&quot;&quot;)">
            <text:p/>
          </table:table-cell>
          <table:table-cell table:formula="of:=IF([.C530]&lt;&gt;&quot;&quot;;IF(ISERROR(HLOOKUP([.C530];[.$A$6:.$CV$6];1;0));[.C530];&quot;-&quot;);&quot;&quot;)">
            <text:p/>
          </table:table-cell>
          <table:table-cell table:formula="of:=IF([.D530]&lt;&gt;&quot;&quot;;IF(ISERROR(HLOOKUP([.D530];[.$A$6:.$CV$6];1;0));[.D530];&quot;-&quot;);&quot;&quot;)">
            <text:p/>
          </table:table-cell>
          <table:table-cell table:formula="of:=IF([.E530]&lt;&gt;&quot;&quot;;IF(ISERROR(HLOOKUP([.E530];[.$A$6:.$CV$6];1;0));[.E530];&quot;-&quot;);&quot;&quot;)">
            <text:p/>
          </table:table-cell>
          <table:table-cell table:number-columns-repeated="3"/>
          <table:table-cell table:formula="of:=IF([.G535]=&quot;&quot;;IF(ISERROR(FIND(&quot;-----&quot;;COM.MICROSOFT.CONCAT([.G530:.K530];&quot;X&quot;;[.G531:.K531];&quot;X&quot;;[.G532:.K532];&quot;X&quot;;[.G533:.K533];&quot;X&quot;;[.G534:.K534];&quot;X&quot;;[.G530:.G534];&quot;X&quot;;[.H530:.H534];&quot;X&quot;;[.I530:.I534];&quot;X&quot;;[.J530:.J534];&quot;X&quot;;[.K530:.K534];&quot;X&quot;;[.G534];[.H533];[.I532];[.J531];[.K530];&quot;X&quot;;[.G530];[.H531];[.I532];[.J533];[.K534])));0;1);&quot;&quot;)">
            <text:p/>
          </table:table-cell>
          <table:table-cell table:formula="of:=IF([.G535]=&quot;&quot;;SUM([.G530:.K534])*INDEX([.A$6:.CV$6];1;[.M$8])*[.O530];&quot;&quot;)">
            <text:p/>
          </table:table-cell>
          <table:table-cell table:number-columns-repeated="4"/>
          <table:table-cell table:formula="of:=IF([.O530]&lt;&gt;&quot;&quot;;ABS([.O530]-1);[.O530])">
            <text:p/>
          </table:table-cell>
          <table:table-cell table:formula="of:=IF([.G535]=&quot;&quot;;(SUM([.G530:.K534])-INDEX([.A$2:.CV$2];1;[.M$8]+1))*INDEX([.A$2:.CV$2];1;[.M$8]+1)*[.U5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531]&lt;&gt;&quot;&quot;;IF(ISERROR(HLOOKUP([.A531];[.$A$6:.$CV$6];1;0));[.A531];&quot;-&quot;);&quot;&quot;)" office:value-type="string" office:string-value="-" calcext:value-type="string">
            <text:p>-</text:p>
          </table:table-cell>
          <table:table-cell table:formula="of:=IF([.B531]&lt;&gt;&quot;&quot;;IF(ISERROR(HLOOKUP([.B531];[.$A$6:.$CV$6];1;0));[.B531];&quot;-&quot;);&quot;&quot;)" office:value-type="string" office:string-value="-" calcext:value-type="string">
            <text:p>-</text:p>
          </table:table-cell>
          <table:table-cell table:formula="of:=IF([.C531]&lt;&gt;&quot;&quot;;IF(ISERROR(HLOOKUP([.C531];[.$A$6:.$CV$6];1;0));[.C531];&quot;-&quot;);&quot;&quot;)" office:value-type="string" office:string-value="-" calcext:value-type="string">
            <text:p>-</text:p>
          </table:table-cell>
          <table:table-cell table:formula="of:=IF([.D531]&lt;&gt;&quot;&quot;;IF(ISERROR(HLOOKUP([.D531];[.$A$6:.$CV$6];1;0));[.D531];&quot;-&quot;);&quot;&quot;)" office:value-type="string" office:string-value="-" calcext:value-type="string">
            <text:p>-</text:p>
          </table:table-cell>
          <table:table-cell table:formula="of:=IF([.E531]&lt;&gt;&quot;&quot;;IF(ISERROR(HLOOKUP([.E531];[.$A$6:.$CV$6];1;0));[.E53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6]=&quot;&quot;;IF(ISERROR(FIND(&quot;-----&quot;;COM.MICROSOFT.CONCAT([.G531:.K531];&quot;X&quot;;[.G532:.K532];&quot;X&quot;;[.G533:.K533];&quot;X&quot;;[.G534:.K534];&quot;X&quot;;[.G535:.K535];&quot;X&quot;;[.G531:.G535];&quot;X&quot;;[.H531:.H535];&quot;X&quot;;[.I531:.I535];&quot;X&quot;;[.J531:.J535];&quot;X&quot;;[.K531:.K535];&quot;X&quot;;[.G535];[.H534];[.I533];[.J532];[.K531];&quot;X&quot;;[.G531];[.H532];[.I533];[.J534];[.K535])));0;1);&quot;&quot;)" office:value-type="float" office:value="1" calcext:value-type="float">
            <text:p>1</text:p>
          </table:table-cell>
          <table:table-cell table:formula="of:=IF([.G536]=&quot;&quot;;SUM([.G531:.K535])*INDEX([.A$6:.CV$6];1;[.M$8])*[.O531];&quot;&quot;)" office:value-type="float" office:value="4982" calcext:value-type="float">
            <text:p>4982</text:p>
          </table:table-cell>
          <table:table-cell table:number-columns-repeated="4"/>
          <table:table-cell table:formula="of:=IF([.O531]&lt;&gt;&quot;&quot;;ABS([.O531]-1);[.O531])" office:value-type="float" office:value="0" calcext:value-type="float">
            <text:p>0</text:p>
          </table:table-cell>
          <table:table-cell table:formula="of:=IF([.G536]=&quot;&quot;;(SUM([.G531:.K535])-INDEX([.A$2:.CV$2];1;[.M$8]+1))*INDEX([.A$2:.CV$2];1;[.M$8]+1)*[.U53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[.A532]&lt;&gt;&quot;&quot;;IF(ISERROR(HLOOKUP([.A532];[.$A$6:.$CV$6];1;0));[.A532];&quot;-&quot;);&quot;&quot;)" office:value-type="string" office:string-value="-" calcext:value-type="string">
            <text:p>-</text:p>
          </table:table-cell>
          <table:table-cell table:formula="of:=IF([.B532]&lt;&gt;&quot;&quot;;IF(ISERROR(HLOOKUP([.B532];[.$A$6:.$CV$6];1;0));[.B532];&quot;-&quot;);&quot;&quot;)" office:value-type="string" office:string-value="-" calcext:value-type="string">
            <text:p>-</text:p>
          </table:table-cell>
          <table:table-cell table:formula="of:=IF([.C532]&lt;&gt;&quot;&quot;;IF(ISERROR(HLOOKUP([.C532];[.$A$6:.$CV$6];1;0));[.C532];&quot;-&quot;);&quot;&quot;)" office:value-type="float" office:value="48" calcext:value-type="float">
            <text:p>48</text:p>
          </table:table-cell>
          <table:table-cell table:formula="of:=IF([.D532]&lt;&gt;&quot;&quot;;IF(ISERROR(HLOOKUP([.D532];[.$A$6:.$CV$6];1;0));[.D532];&quot;-&quot;);&quot;&quot;)" office:value-type="string" office:string-value="-" calcext:value-type="string">
            <text:p>-</text:p>
          </table:table-cell>
          <table:table-cell table:formula="of:=IF([.E532]&lt;&gt;&quot;&quot;;IF(ISERROR(HLOOKUP([.E532];[.$A$6:.$CV$6];1;0));[.E53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7]=&quot;&quot;;IF(ISERROR(FIND(&quot;-----&quot;;COM.MICROSOFT.CONCAT([.G532:.K532];&quot;X&quot;;[.G533:.K533];&quot;X&quot;;[.G534:.K534];&quot;X&quot;;[.G535:.K535];&quot;X&quot;;[.G536:.K536];&quot;X&quot;;[.G532:.G536];&quot;X&quot;;[.H532:.H536];&quot;X&quot;;[.I532:.I536];&quot;X&quot;;[.J532:.J536];&quot;X&quot;;[.K532:.K536];&quot;X&quot;;[.G536];[.H535];[.I534];[.J533];[.K532];&quot;X&quot;;[.G532];[.H533];[.I534];[.J535];[.K536])));0;1);&quot;&quot;)">
            <text:p/>
          </table:table-cell>
          <table:table-cell table:formula="of:=IF([.G537]=&quot;&quot;;SUM([.G532:.K536])*INDEX([.A$6:.CV$6];1;[.M$8])*[.O532];&quot;&quot;)">
            <text:p/>
          </table:table-cell>
          <table:table-cell table:number-columns-repeated="4"/>
          <table:table-cell table:formula="of:=IF([.O532]&lt;&gt;&quot;&quot;;ABS([.O532]-1);[.O532])">
            <text:p/>
          </table:table-cell>
          <table:table-cell table:formula="of:=IF([.G537]=&quot;&quot;;(SUM([.G532:.K536])-INDEX([.A$2:.CV$2];1;[.M$8]+1))*INDEX([.A$2:.CV$2];1;[.M$8]+1)*[.U5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533]&lt;&gt;&quot;&quot;;IF(ISERROR(HLOOKUP([.A533];[.$A$6:.$CV$6];1;0));[.A533];&quot;-&quot;);&quot;&quot;)" office:value-type="string" office:string-value="-" calcext:value-type="string">
            <text:p>-</text:p>
          </table:table-cell>
          <table:table-cell table:formula="of:=IF([.B533]&lt;&gt;&quot;&quot;;IF(ISERROR(HLOOKUP([.B533];[.$A$6:.$CV$6];1;0));[.B533];&quot;-&quot;);&quot;&quot;)" office:value-type="string" office:string-value="-" calcext:value-type="string">
            <text:p>-</text:p>
          </table:table-cell>
          <table:table-cell table:formula="of:=IF([.C533]&lt;&gt;&quot;&quot;;IF(ISERROR(HLOOKUP([.C533];[.$A$6:.$CV$6];1;0));[.C533];&quot;-&quot;);&quot;&quot;)" office:value-type="string" office:string-value="-" calcext:value-type="string">
            <text:p>-</text:p>
          </table:table-cell>
          <table:table-cell table:formula="of:=IF([.D533]&lt;&gt;&quot;&quot;;IF(ISERROR(HLOOKUP([.D533];[.$A$6:.$CV$6];1;0));[.D533];&quot;-&quot;);&quot;&quot;)" office:value-type="string" office:string-value="-" calcext:value-type="string">
            <text:p>-</text:p>
          </table:table-cell>
          <table:table-cell table:formula="of:=IF([.E533]&lt;&gt;&quot;&quot;;IF(ISERROR(HLOOKUP([.E533];[.$A$6:.$CV$6];1;0));[.E533];&quot;-&quot;);&quot;&quot;)" office:value-type="float" office:value="5" calcext:value-type="float">
            <text:p>5</text:p>
          </table:table-cell>
          <table:table-cell table:number-columns-repeated="3"/>
          <table:table-cell table:formula="of:=IF([.G538]=&quot;&quot;;IF(ISERROR(FIND(&quot;-----&quot;;COM.MICROSOFT.CONCAT([.G533:.K533];&quot;X&quot;;[.G534:.K534];&quot;X&quot;;[.G535:.K535];&quot;X&quot;;[.G536:.K536];&quot;X&quot;;[.G537:.K537];&quot;X&quot;;[.G533:.G537];&quot;X&quot;;[.H533:.H537];&quot;X&quot;;[.I533:.I537];&quot;X&quot;;[.J533:.J537];&quot;X&quot;;[.K533:.K537];&quot;X&quot;;[.G537];[.H536];[.I535];[.J534];[.K533];&quot;X&quot;;[.G533];[.H534];[.I535];[.J536];[.K537])));0;1);&quot;&quot;)">
            <text:p/>
          </table:table-cell>
          <table:table-cell table:formula="of:=IF([.G538]=&quot;&quot;;SUM([.G533:.K537])*INDEX([.A$6:.CV$6];1;[.M$8])*[.O533];&quot;&quot;)">
            <text:p/>
          </table:table-cell>
          <table:table-cell table:number-columns-repeated="4"/>
          <table:table-cell table:formula="of:=IF([.O533]&lt;&gt;&quot;&quot;;ABS([.O533]-1);[.O533])">
            <text:p/>
          </table:table-cell>
          <table:table-cell table:formula="of:=IF([.G538]=&quot;&quot;;(SUM([.G533:.K537])-INDEX([.A$2:.CV$2];1;[.M$8]+1))*INDEX([.A$2:.CV$2];1;[.M$8]+1)*[.U5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534]&lt;&gt;&quot;&quot;;IF(ISERROR(HLOOKUP([.A534];[.$A$6:.$CV$6];1;0));[.A534];&quot;-&quot;);&quot;&quot;)" office:value-type="string" office:string-value="-" calcext:value-type="string">
            <text:p>-</text:p>
          </table:table-cell>
          <table:table-cell table:formula="of:=IF([.B534]&lt;&gt;&quot;&quot;;IF(ISERROR(HLOOKUP([.B534];[.$A$6:.$CV$6];1;0));[.B534];&quot;-&quot;);&quot;&quot;)" office:value-type="string" office:string-value="-" calcext:value-type="string">
            <text:p>-</text:p>
          </table:table-cell>
          <table:table-cell table:formula="of:=IF([.C534]&lt;&gt;&quot;&quot;;IF(ISERROR(HLOOKUP([.C534];[.$A$6:.$CV$6];1;0));[.C534];&quot;-&quot;);&quot;&quot;)" office:value-type="string" office:string-value="-" calcext:value-type="string">
            <text:p>-</text:p>
          </table:table-cell>
          <table:table-cell table:formula="of:=IF([.D534]&lt;&gt;&quot;&quot;;IF(ISERROR(HLOOKUP([.D534];[.$A$6:.$CV$6];1;0));[.D534];&quot;-&quot;);&quot;&quot;)" office:value-type="string" office:string-value="-" calcext:value-type="string">
            <text:p>-</text:p>
          </table:table-cell>
          <table:table-cell table:formula="of:=IF([.E534]&lt;&gt;&quot;&quot;;IF(ISERROR(HLOOKUP([.E534];[.$A$6:.$CV$6];1;0));[.E53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39]=&quot;&quot;;IF(ISERROR(FIND(&quot;-----&quot;;COM.MICROSOFT.CONCAT([.G534:.K534];&quot;X&quot;;[.G535:.K535];&quot;X&quot;;[.G536:.K536];&quot;X&quot;;[.G537:.K537];&quot;X&quot;;[.G538:.K538];&quot;X&quot;;[.G534:.G538];&quot;X&quot;;[.H534:.H538];&quot;X&quot;;[.I534:.I538];&quot;X&quot;;[.J534:.J538];&quot;X&quot;;[.K534:.K538];&quot;X&quot;;[.G538];[.H537];[.I536];[.J535];[.K534];&quot;X&quot;;[.G534];[.H535];[.I536];[.J537];[.K538])));0;1);&quot;&quot;)">
            <text:p/>
          </table:table-cell>
          <table:table-cell table:formula="of:=IF([.G539]=&quot;&quot;;SUM([.G534:.K538])*INDEX([.A$6:.CV$6];1;[.M$8])*[.O534];&quot;&quot;)">
            <text:p/>
          </table:table-cell>
          <table:table-cell table:number-columns-repeated="4"/>
          <table:table-cell table:formula="of:=IF([.O534]&lt;&gt;&quot;&quot;;ABS([.O534]-1);[.O534])">
            <text:p/>
          </table:table-cell>
          <table:table-cell table:formula="of:=IF([.G539]=&quot;&quot;;(SUM([.G534:.K538])-INDEX([.A$2:.CV$2];1;[.M$8]+1))*INDEX([.A$2:.CV$2];1;[.M$8]+1)*[.U5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535]&lt;&gt;&quot;&quot;;IF(ISERROR(HLOOKUP([.A535];[.$A$6:.$CV$6];1;0));[.A535];&quot;-&quot;);&quot;&quot;)" office:value-type="string" office:string-value="-" calcext:value-type="string">
            <text:p>-</text:p>
          </table:table-cell>
          <table:table-cell table:formula="of:=IF([.B535]&lt;&gt;&quot;&quot;;IF(ISERROR(HLOOKUP([.B535];[.$A$6:.$CV$6];1;0));[.B535];&quot;-&quot;);&quot;&quot;)" office:value-type="string" office:string-value="-" calcext:value-type="string">
            <text:p>-</text:p>
          </table:table-cell>
          <table:table-cell table:formula="of:=IF([.C535]&lt;&gt;&quot;&quot;;IF(ISERROR(HLOOKUP([.C535];[.$A$6:.$CV$6];1;0));[.C535];&quot;-&quot;);&quot;&quot;)" office:value-type="string" office:string-value="-" calcext:value-type="string">
            <text:p>-</text:p>
          </table:table-cell>
          <table:table-cell table:formula="of:=IF([.D535]&lt;&gt;&quot;&quot;;IF(ISERROR(HLOOKUP([.D535];[.$A$6:.$CV$6];1;0));[.D535];&quot;-&quot;);&quot;&quot;)" office:value-type="string" office:string-value="-" calcext:value-type="string">
            <text:p>-</text:p>
          </table:table-cell>
          <table:table-cell table:formula="of:=IF([.E535]&lt;&gt;&quot;&quot;;IF(ISERROR(HLOOKUP([.E535];[.$A$6:.$CV$6];1;0));[.E53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0]=&quot;&quot;;IF(ISERROR(FIND(&quot;-----&quot;;COM.MICROSOFT.CONCAT([.G535:.K535];&quot;X&quot;;[.G536:.K536];&quot;X&quot;;[.G537:.K537];&quot;X&quot;;[.G538:.K538];&quot;X&quot;;[.G539:.K539];&quot;X&quot;;[.G535:.G539];&quot;X&quot;;[.H535:.H539];&quot;X&quot;;[.I535:.I539];&quot;X&quot;;[.J535:.J539];&quot;X&quot;;[.K535:.K539];&quot;X&quot;;[.G539];[.H538];[.I537];[.J536];[.K535];&quot;X&quot;;[.G535];[.H536];[.I537];[.J538];[.K539])));0;1);&quot;&quot;)">
            <text:p/>
          </table:table-cell>
          <table:table-cell table:formula="of:=IF([.G540]=&quot;&quot;;SUM([.G535:.K539])*INDEX([.A$6:.CV$6];1;[.M$8])*[.O535];&quot;&quot;)">
            <text:p/>
          </table:table-cell>
          <table:table-cell table:number-columns-repeated="4"/>
          <table:table-cell table:formula="of:=IF([.O535]&lt;&gt;&quot;&quot;;ABS([.O535]-1);[.O535])">
            <text:p/>
          </table:table-cell>
          <table:table-cell table:formula="of:=IF([.G540]=&quot;&quot;;(SUM([.G535:.K539])-INDEX([.A$2:.CV$2];1;[.M$8]+1))*INDEX([.A$2:.CV$2];1;[.M$8]+1)*[.U53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36]&lt;&gt;&quot;&quot;;IF(ISERROR(HLOOKUP([.A536];[.$A$6:.$CV$6];1;0));[.A536];&quot;-&quot;);&quot;&quot;)">
            <text:p/>
          </table:table-cell>
          <table:table-cell table:formula="of:=IF([.B536]&lt;&gt;&quot;&quot;;IF(ISERROR(HLOOKUP([.B536];[.$A$6:.$CV$6];1;0));[.B536];&quot;-&quot;);&quot;&quot;)">
            <text:p/>
          </table:table-cell>
          <table:table-cell table:formula="of:=IF([.C536]&lt;&gt;&quot;&quot;;IF(ISERROR(HLOOKUP([.C536];[.$A$6:.$CV$6];1;0));[.C536];&quot;-&quot;);&quot;&quot;)">
            <text:p/>
          </table:table-cell>
          <table:table-cell table:formula="of:=IF([.D536]&lt;&gt;&quot;&quot;;IF(ISERROR(HLOOKUP([.D536];[.$A$6:.$CV$6];1;0));[.D536];&quot;-&quot;);&quot;&quot;)">
            <text:p/>
          </table:table-cell>
          <table:table-cell table:formula="of:=IF([.E536]&lt;&gt;&quot;&quot;;IF(ISERROR(HLOOKUP([.E536];[.$A$6:.$CV$6];1;0));[.E536];&quot;-&quot;);&quot;&quot;)">
            <text:p/>
          </table:table-cell>
          <table:table-cell table:number-columns-repeated="3"/>
          <table:table-cell table:formula="of:=IF([.G541]=&quot;&quot;;IF(ISERROR(FIND(&quot;-----&quot;;COM.MICROSOFT.CONCAT([.G536:.K536];&quot;X&quot;;[.G537:.K537];&quot;X&quot;;[.G538:.K538];&quot;X&quot;;[.G539:.K539];&quot;X&quot;;[.G540:.K540];&quot;X&quot;;[.G536:.G540];&quot;X&quot;;[.H536:.H540];&quot;X&quot;;[.I536:.I540];&quot;X&quot;;[.J536:.J540];&quot;X&quot;;[.K536:.K540];&quot;X&quot;;[.G540];[.H539];[.I538];[.J537];[.K536];&quot;X&quot;;[.G536];[.H537];[.I538];[.J539];[.K540])));0;1);&quot;&quot;)">
            <text:p/>
          </table:table-cell>
          <table:table-cell table:formula="of:=IF([.G541]=&quot;&quot;;SUM([.G536:.K540])*INDEX([.A$6:.CV$6];1;[.M$8])*[.O536];&quot;&quot;)">
            <text:p/>
          </table:table-cell>
          <table:table-cell table:number-columns-repeated="4"/>
          <table:table-cell table:formula="of:=IF([.O536]&lt;&gt;&quot;&quot;;ABS([.O536]-1);[.O536])">
            <text:p/>
          </table:table-cell>
          <table:table-cell table:formula="of:=IF([.G541]=&quot;&quot;;(SUM([.G536:.K540])-INDEX([.A$2:.CV$2];1;[.M$8]+1))*INDEX([.A$2:.CV$2];1;[.M$8]+1)*[.U5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537]&lt;&gt;&quot;&quot;;IF(ISERROR(HLOOKUP([.A537];[.$A$6:.$CV$6];1;0));[.A537];&quot;-&quot;);&quot;&quot;)" office:value-type="string" office:string-value="-" calcext:value-type="string">
            <text:p>-</text:p>
          </table:table-cell>
          <table:table-cell table:formula="of:=IF([.B537]&lt;&gt;&quot;&quot;;IF(ISERROR(HLOOKUP([.B537];[.$A$6:.$CV$6];1;0));[.B537];&quot;-&quot;);&quot;&quot;)" office:value-type="string" office:string-value="-" calcext:value-type="string">
            <text:p>-</text:p>
          </table:table-cell>
          <table:table-cell table:formula="of:=IF([.C537]&lt;&gt;&quot;&quot;;IF(ISERROR(HLOOKUP([.C537];[.$A$6:.$CV$6];1;0));[.C537];&quot;-&quot;);&quot;&quot;)" office:value-type="string" office:string-value="-" calcext:value-type="string">
            <text:p>-</text:p>
          </table:table-cell>
          <table:table-cell table:formula="of:=IF([.D537]&lt;&gt;&quot;&quot;;IF(ISERROR(HLOOKUP([.D537];[.$A$6:.$CV$6];1;0));[.D537];&quot;-&quot;);&quot;&quot;)" office:value-type="string" office:string-value="-" calcext:value-type="string">
            <text:p>-</text:p>
          </table:table-cell>
          <table:table-cell table:formula="of:=IF([.E537]&lt;&gt;&quot;&quot;;IF(ISERROR(HLOOKUP([.E537];[.$A$6:.$CV$6];1;0));[.E53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2]=&quot;&quot;;IF(ISERROR(FIND(&quot;-----&quot;;COM.MICROSOFT.CONCAT([.G537:.K537];&quot;X&quot;;[.G538:.K538];&quot;X&quot;;[.G539:.K539];&quot;X&quot;;[.G540:.K540];&quot;X&quot;;[.G541:.K541];&quot;X&quot;;[.G537:.G541];&quot;X&quot;;[.H537:.H541];&quot;X&quot;;[.I537:.I541];&quot;X&quot;;[.J537:.J541];&quot;X&quot;;[.K537:.K541];&quot;X&quot;;[.G541];[.H540];[.I539];[.J538];[.K537];&quot;X&quot;;[.G537];[.H538];[.I539];[.J540];[.K541])));0;1);&quot;&quot;)" office:value-type="float" office:value="1" calcext:value-type="float">
            <text:p>1</text:p>
          </table:table-cell>
          <table:table-cell table:formula="of:=IF([.G542]=&quot;&quot;;SUM([.G537:.K541])*INDEX([.A$6:.CV$6];1;[.M$8])*[.O537];&quot;&quot;)" office:value-type="float" office:value="12032" calcext:value-type="float">
            <text:p>12032</text:p>
          </table:table-cell>
          <table:table-cell table:number-columns-repeated="4"/>
          <table:table-cell table:formula="of:=IF([.O537]&lt;&gt;&quot;&quot;;ABS([.O537]-1);[.O537])" office:value-type="float" office:value="0" calcext:value-type="float">
            <text:p>0</text:p>
          </table:table-cell>
          <table:table-cell table:formula="of:=IF([.G542]=&quot;&quot;;(SUM([.G537:.K541])-INDEX([.A$2:.CV$2];1;[.M$8]+1))*INDEX([.A$2:.CV$2];1;[.M$8]+1)*[.U53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538]&lt;&gt;&quot;&quot;;IF(ISERROR(HLOOKUP([.A538];[.$A$6:.$CV$6];1;0));[.A538];&quot;-&quot;);&quot;&quot;)" office:value-type="string" office:string-value="-" calcext:value-type="string">
            <text:p>-</text:p>
          </table:table-cell>
          <table:table-cell table:formula="of:=IF([.B538]&lt;&gt;&quot;&quot;;IF(ISERROR(HLOOKUP([.B538];[.$A$6:.$CV$6];1;0));[.B538];&quot;-&quot;);&quot;&quot;)" office:value-type="string" office:string-value="-" calcext:value-type="string">
            <text:p>-</text:p>
          </table:table-cell>
          <table:table-cell table:formula="of:=IF([.C538]&lt;&gt;&quot;&quot;;IF(ISERROR(HLOOKUP([.C538];[.$A$6:.$CV$6];1;0));[.C538];&quot;-&quot;);&quot;&quot;)" office:value-type="float" office:value="76" calcext:value-type="float">
            <text:p>76</text:p>
          </table:table-cell>
          <table:table-cell table:formula="of:=IF([.D538]&lt;&gt;&quot;&quot;;IF(ISERROR(HLOOKUP([.D538];[.$A$6:.$CV$6];1;0));[.D538];&quot;-&quot;);&quot;&quot;)" office:value-type="float" office:value="5" calcext:value-type="float">
            <text:p>5</text:p>
          </table:table-cell>
          <table:table-cell table:formula="of:=IF([.E538]&lt;&gt;&quot;&quot;;IF(ISERROR(HLOOKUP([.E538];[.$A$6:.$CV$6];1;0));[.E53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3]=&quot;&quot;;IF(ISERROR(FIND(&quot;-----&quot;;COM.MICROSOFT.CONCAT([.G538:.K538];&quot;X&quot;;[.G539:.K539];&quot;X&quot;;[.G540:.K540];&quot;X&quot;;[.G541:.K541];&quot;X&quot;;[.G542:.K542];&quot;X&quot;;[.G538:.G542];&quot;X&quot;;[.H538:.H542];&quot;X&quot;;[.I538:.I542];&quot;X&quot;;[.J538:.J542];&quot;X&quot;;[.K538:.K542];&quot;X&quot;;[.G542];[.H541];[.I540];[.J539];[.K538];&quot;X&quot;;[.G538];[.H539];[.I540];[.J541];[.K542])));0;1);&quot;&quot;)">
            <text:p/>
          </table:table-cell>
          <table:table-cell table:formula="of:=IF([.G543]=&quot;&quot;;SUM([.G538:.K542])*INDEX([.A$6:.CV$6];1;[.M$8])*[.O538];&quot;&quot;)">
            <text:p/>
          </table:table-cell>
          <table:table-cell table:number-columns-repeated="4"/>
          <table:table-cell table:formula="of:=IF([.O538]&lt;&gt;&quot;&quot;;ABS([.O538]-1);[.O538])">
            <text:p/>
          </table:table-cell>
          <table:table-cell table:formula="of:=IF([.G543]=&quot;&quot;;(SUM([.G538:.K542])-INDEX([.A$2:.CV$2];1;[.M$8]+1))*INDEX([.A$2:.CV$2];1;[.M$8]+1)*[.U5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539]&lt;&gt;&quot;&quot;;IF(ISERROR(HLOOKUP([.A539];[.$A$6:.$CV$6];1;0));[.A539];&quot;-&quot;);&quot;&quot;)" office:value-type="string" office:string-value="-" calcext:value-type="string">
            <text:p>-</text:p>
          </table:table-cell>
          <table:table-cell table:formula="of:=IF([.B539]&lt;&gt;&quot;&quot;;IF(ISERROR(HLOOKUP([.B539];[.$A$6:.$CV$6];1;0));[.B539];&quot;-&quot;);&quot;&quot;)" office:value-type="string" office:string-value="-" calcext:value-type="string">
            <text:p>-</text:p>
          </table:table-cell>
          <table:table-cell table:formula="of:=IF([.C539]&lt;&gt;&quot;&quot;;IF(ISERROR(HLOOKUP([.C539];[.$A$6:.$CV$6];1;0));[.C539];&quot;-&quot;);&quot;&quot;)" office:value-type="string" office:string-value="-" calcext:value-type="string">
            <text:p>-</text:p>
          </table:table-cell>
          <table:table-cell table:formula="of:=IF([.D539]&lt;&gt;&quot;&quot;;IF(ISERROR(HLOOKUP([.D539];[.$A$6:.$CV$6];1;0));[.D539];&quot;-&quot;);&quot;&quot;)" office:value-type="string" office:string-value="-" calcext:value-type="string">
            <text:p>-</text:p>
          </table:table-cell>
          <table:table-cell table:formula="of:=IF([.E539]&lt;&gt;&quot;&quot;;IF(ISERROR(HLOOKUP([.E539];[.$A$6:.$CV$6];1;0));[.E53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4]=&quot;&quot;;IF(ISERROR(FIND(&quot;-----&quot;;COM.MICROSOFT.CONCAT([.G539:.K539];&quot;X&quot;;[.G540:.K540];&quot;X&quot;;[.G541:.K541];&quot;X&quot;;[.G542:.K542];&quot;X&quot;;[.G543:.K543];&quot;X&quot;;[.G539:.G543];&quot;X&quot;;[.H539:.H543];&quot;X&quot;;[.I539:.I543];&quot;X&quot;;[.J539:.J543];&quot;X&quot;;[.K539:.K543];&quot;X&quot;;[.G543];[.H542];[.I541];[.J540];[.K539];&quot;X&quot;;[.G539];[.H540];[.I541];[.J542];[.K543])));0;1);&quot;&quot;)">
            <text:p/>
          </table:table-cell>
          <table:table-cell table:formula="of:=IF([.G544]=&quot;&quot;;SUM([.G539:.K543])*INDEX([.A$6:.CV$6];1;[.M$8])*[.O539];&quot;&quot;)">
            <text:p/>
          </table:table-cell>
          <table:table-cell table:number-columns-repeated="4"/>
          <table:table-cell table:formula="of:=IF([.O539]&lt;&gt;&quot;&quot;;ABS([.O539]-1);[.O539])">
            <text:p/>
          </table:table-cell>
          <table:table-cell table:formula="of:=IF([.G544]=&quot;&quot;;(SUM([.G539:.K543])-INDEX([.A$2:.CV$2];1;[.M$8]+1))*INDEX([.A$2:.CV$2];1;[.M$8]+1)*[.U5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540]&lt;&gt;&quot;&quot;;IF(ISERROR(HLOOKUP([.A540];[.$A$6:.$CV$6];1;0));[.A540];&quot;-&quot;);&quot;&quot;)" office:value-type="string" office:string-value="-" calcext:value-type="string">
            <text:p>-</text:p>
          </table:table-cell>
          <table:table-cell table:formula="of:=IF([.B540]&lt;&gt;&quot;&quot;;IF(ISERROR(HLOOKUP([.B540];[.$A$6:.$CV$6];1;0));[.B540];&quot;-&quot;);&quot;&quot;)" office:value-type="string" office:string-value="-" calcext:value-type="string">
            <text:p>-</text:p>
          </table:table-cell>
          <table:table-cell table:formula="of:=IF([.C540]&lt;&gt;&quot;&quot;;IF(ISERROR(HLOOKUP([.C540];[.$A$6:.$CV$6];1;0));[.C540];&quot;-&quot;);&quot;&quot;)" office:value-type="float" office:value="47" calcext:value-type="float">
            <text:p>47</text:p>
          </table:table-cell>
          <table:table-cell table:formula="of:=IF([.D540]&lt;&gt;&quot;&quot;;IF(ISERROR(HLOOKUP([.D540];[.$A$6:.$CV$6];1;0));[.D540];&quot;-&quot;);&quot;&quot;)" office:value-type="string" office:string-value="-" calcext:value-type="string">
            <text:p>-</text:p>
          </table:table-cell>
          <table:table-cell table:formula="of:=IF([.E540]&lt;&gt;&quot;&quot;;IF(ISERROR(HLOOKUP([.E540];[.$A$6:.$CV$6];1;0));[.E54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5]=&quot;&quot;;IF(ISERROR(FIND(&quot;-----&quot;;COM.MICROSOFT.CONCAT([.G540:.K540];&quot;X&quot;;[.G541:.K541];&quot;X&quot;;[.G542:.K542];&quot;X&quot;;[.G543:.K543];&quot;X&quot;;[.G544:.K544];&quot;X&quot;;[.G540:.G544];&quot;X&quot;;[.H540:.H544];&quot;X&quot;;[.I540:.I544];&quot;X&quot;;[.J540:.J544];&quot;X&quot;;[.K540:.K544];&quot;X&quot;;[.G544];[.H543];[.I542];[.J541];[.K540];&quot;X&quot;;[.G540];[.H541];[.I542];[.J543];[.K544])));0;1);&quot;&quot;)">
            <text:p/>
          </table:table-cell>
          <table:table-cell table:formula="of:=IF([.G545]=&quot;&quot;;SUM([.G540:.K544])*INDEX([.A$6:.CV$6];1;[.M$8])*[.O540];&quot;&quot;)">
            <text:p/>
          </table:table-cell>
          <table:table-cell table:number-columns-repeated="4"/>
          <table:table-cell table:formula="of:=IF([.O540]&lt;&gt;&quot;&quot;;ABS([.O540]-1);[.O540])">
            <text:p/>
          </table:table-cell>
          <table:table-cell table:formula="of:=IF([.G545]=&quot;&quot;;(SUM([.G540:.K544])-INDEX([.A$2:.CV$2];1;[.M$8]+1))*INDEX([.A$2:.CV$2];1;[.M$8]+1)*[.U5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A541]&lt;&gt;&quot;&quot;;IF(ISERROR(HLOOKUP([.A541];[.$A$6:.$CV$6];1;0));[.A541];&quot;-&quot;);&quot;&quot;)" office:value-type="string" office:string-value="-" calcext:value-type="string">
            <text:p>-</text:p>
          </table:table-cell>
          <table:table-cell table:formula="of:=IF([.B541]&lt;&gt;&quot;&quot;;IF(ISERROR(HLOOKUP([.B541];[.$A$6:.$CV$6];1;0));[.B541];&quot;-&quot;);&quot;&quot;)" office:value-type="string" office:string-value="-" calcext:value-type="string">
            <text:p>-</text:p>
          </table:table-cell>
          <table:table-cell table:formula="of:=IF([.C541]&lt;&gt;&quot;&quot;;IF(ISERROR(HLOOKUP([.C541];[.$A$6:.$CV$6];1;0));[.C541];&quot;-&quot;);&quot;&quot;)" office:value-type="string" office:string-value="-" calcext:value-type="string">
            <text:p>-</text:p>
          </table:table-cell>
          <table:table-cell table:formula="of:=IF([.D541]&lt;&gt;&quot;&quot;;IF(ISERROR(HLOOKUP([.D541];[.$A$6:.$CV$6];1;0));[.D541];&quot;-&quot;);&quot;&quot;)" office:value-type="string" office:string-value="-" calcext:value-type="string">
            <text:p>-</text:p>
          </table:table-cell>
          <table:table-cell table:formula="of:=IF([.E541]&lt;&gt;&quot;&quot;;IF(ISERROR(HLOOKUP([.E541];[.$A$6:.$CV$6];1;0));[.E54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6]=&quot;&quot;;IF(ISERROR(FIND(&quot;-----&quot;;COM.MICROSOFT.CONCAT([.G541:.K541];&quot;X&quot;;[.G542:.K542];&quot;X&quot;;[.G543:.K543];&quot;X&quot;;[.G544:.K544];&quot;X&quot;;[.G545:.K545];&quot;X&quot;;[.G541:.G545];&quot;X&quot;;[.H541:.H545];&quot;X&quot;;[.I541:.I545];&quot;X&quot;;[.J541:.J545];&quot;X&quot;;[.K541:.K545];&quot;X&quot;;[.G545];[.H544];[.I543];[.J542];[.K541];&quot;X&quot;;[.G541];[.H542];[.I543];[.J544];[.K545])));0;1);&quot;&quot;)">
            <text:p/>
          </table:table-cell>
          <table:table-cell table:formula="of:=IF([.G546]=&quot;&quot;;SUM([.G541:.K545])*INDEX([.A$6:.CV$6];1;[.M$8])*[.O541];&quot;&quot;)">
            <text:p/>
          </table:table-cell>
          <table:table-cell table:number-columns-repeated="4"/>
          <table:table-cell table:formula="of:=IF([.O541]&lt;&gt;&quot;&quot;;ABS([.O541]-1);[.O541])">
            <text:p/>
          </table:table-cell>
          <table:table-cell table:formula="of:=IF([.G546]=&quot;&quot;;(SUM([.G541:.K545])-INDEX([.A$2:.CV$2];1;[.M$8]+1))*INDEX([.A$2:.CV$2];1;[.M$8]+1)*[.U54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42]&lt;&gt;&quot;&quot;;IF(ISERROR(HLOOKUP([.A542];[.$A$6:.$CV$6];1;0));[.A542];&quot;-&quot;);&quot;&quot;)">
            <text:p/>
          </table:table-cell>
          <table:table-cell table:formula="of:=IF([.B542]&lt;&gt;&quot;&quot;;IF(ISERROR(HLOOKUP([.B542];[.$A$6:.$CV$6];1;0));[.B542];&quot;-&quot;);&quot;&quot;)">
            <text:p/>
          </table:table-cell>
          <table:table-cell table:formula="of:=IF([.C542]&lt;&gt;&quot;&quot;;IF(ISERROR(HLOOKUP([.C542];[.$A$6:.$CV$6];1;0));[.C542];&quot;-&quot;);&quot;&quot;)">
            <text:p/>
          </table:table-cell>
          <table:table-cell table:formula="of:=IF([.D542]&lt;&gt;&quot;&quot;;IF(ISERROR(HLOOKUP([.D542];[.$A$6:.$CV$6];1;0));[.D542];&quot;-&quot;);&quot;&quot;)">
            <text:p/>
          </table:table-cell>
          <table:table-cell table:formula="of:=IF([.E542]&lt;&gt;&quot;&quot;;IF(ISERROR(HLOOKUP([.E542];[.$A$6:.$CV$6];1;0));[.E542];&quot;-&quot;);&quot;&quot;)">
            <text:p/>
          </table:table-cell>
          <table:table-cell table:number-columns-repeated="3"/>
          <table:table-cell table:formula="of:=IF([.G547]=&quot;&quot;;IF(ISERROR(FIND(&quot;-----&quot;;COM.MICROSOFT.CONCAT([.G542:.K542];&quot;X&quot;;[.G543:.K543];&quot;X&quot;;[.G544:.K544];&quot;X&quot;;[.G545:.K545];&quot;X&quot;;[.G546:.K546];&quot;X&quot;;[.G542:.G546];&quot;X&quot;;[.H542:.H546];&quot;X&quot;;[.I542:.I546];&quot;X&quot;;[.J542:.J546];&quot;X&quot;;[.K542:.K546];&quot;X&quot;;[.G546];[.H545];[.I544];[.J543];[.K542];&quot;X&quot;;[.G542];[.H543];[.I544];[.J545];[.K546])));0;1);&quot;&quot;)">
            <text:p/>
          </table:table-cell>
          <table:table-cell table:formula="of:=IF([.G547]=&quot;&quot;;SUM([.G542:.K546])*INDEX([.A$6:.CV$6];1;[.M$8])*[.O542];&quot;&quot;)">
            <text:p/>
          </table:table-cell>
          <table:table-cell table:number-columns-repeated="4"/>
          <table:table-cell table:formula="of:=IF([.O542]&lt;&gt;&quot;&quot;;ABS([.O542]-1);[.O542])">
            <text:p/>
          </table:table-cell>
          <table:table-cell table:formula="of:=IF([.G547]=&quot;&quot;;(SUM([.G542:.K546])-INDEX([.A$2:.CV$2];1;[.M$8]+1))*INDEX([.A$2:.CV$2];1;[.M$8]+1)*[.U5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A543]&lt;&gt;&quot;&quot;;IF(ISERROR(HLOOKUP([.A543];[.$A$6:.$CV$6];1;0));[.A543];&quot;-&quot;);&quot;&quot;)" office:value-type="string" office:string-value="-" calcext:value-type="string">
            <text:p>-</text:p>
          </table:table-cell>
          <table:table-cell table:formula="of:=IF([.B543]&lt;&gt;&quot;&quot;;IF(ISERROR(HLOOKUP([.B543];[.$A$6:.$CV$6];1;0));[.B543];&quot;-&quot;);&quot;&quot;)" office:value-type="string" office:string-value="-" calcext:value-type="string">
            <text:p>-</text:p>
          </table:table-cell>
          <table:table-cell table:formula="of:=IF([.C543]&lt;&gt;&quot;&quot;;IF(ISERROR(HLOOKUP([.C543];[.$A$6:.$CV$6];1;0));[.C543];&quot;-&quot;);&quot;&quot;)" office:value-type="string" office:string-value="-" calcext:value-type="string">
            <text:p>-</text:p>
          </table:table-cell>
          <table:table-cell table:formula="of:=IF([.D543]&lt;&gt;&quot;&quot;;IF(ISERROR(HLOOKUP([.D543];[.$A$6:.$CV$6];1;0));[.D543];&quot;-&quot;);&quot;&quot;)" office:value-type="string" office:string-value="-" calcext:value-type="string">
            <text:p>-</text:p>
          </table:table-cell>
          <table:table-cell table:formula="of:=IF([.E543]&lt;&gt;&quot;&quot;;IF(ISERROR(HLOOKUP([.E543];[.$A$6:.$CV$6];1;0));[.E54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48]=&quot;&quot;;IF(ISERROR(FIND(&quot;-----&quot;;COM.MICROSOFT.CONCAT([.G543:.K543];&quot;X&quot;;[.G544:.K544];&quot;X&quot;;[.G545:.K545];&quot;X&quot;;[.G546:.K546];&quot;X&quot;;[.G547:.K547];&quot;X&quot;;[.G543:.G547];&quot;X&quot;;[.H543:.H547];&quot;X&quot;;[.I543:.I547];&quot;X&quot;;[.J543:.J547];&quot;X&quot;;[.K543:.K547];&quot;X&quot;;[.G547];[.H546];[.I545];[.J544];[.K543];&quot;X&quot;;[.G543];[.H544];[.I545];[.J546];[.K547])));0;1);&quot;&quot;)" office:value-type="float" office:value="1" calcext:value-type="float">
            <text:p>1</text:p>
          </table:table-cell>
          <table:table-cell table:formula="of:=IF([.G548]=&quot;&quot;;SUM([.G543:.K547])*INDEX([.A$6:.CV$6];1;[.M$8])*[.O543];&quot;&quot;)" office:value-type="float" office:value="16920" calcext:value-type="float">
            <text:p>16920</text:p>
          </table:table-cell>
          <table:table-cell table:number-columns-repeated="4"/>
          <table:table-cell table:formula="of:=IF([.O543]&lt;&gt;&quot;&quot;;ABS([.O543]-1);[.O543])" office:value-type="float" office:value="0" calcext:value-type="float">
            <text:p>0</text:p>
          </table:table-cell>
          <table:table-cell table:formula="of:=IF([.G548]=&quot;&quot;;(SUM([.G543:.K547])-INDEX([.A$2:.CV$2];1;[.M$8]+1))*INDEX([.A$2:.CV$2];1;[.M$8]+1)*[.U54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/>
          <table:table-cell table:formula="of:=IF([.A544]&lt;&gt;&quot;&quot;;IF(ISERROR(HLOOKUP([.A544];[.$A$6:.$CV$6];1;0));[.A544];&quot;-&quot;);&quot;&quot;)" office:value-type="string" office:string-value="-" calcext:value-type="string">
            <text:p>-</text:p>
          </table:table-cell>
          <table:table-cell table:formula="of:=IF([.B544]&lt;&gt;&quot;&quot;;IF(ISERROR(HLOOKUP([.B544];[.$A$6:.$CV$6];1;0));[.B544];&quot;-&quot;);&quot;&quot;)" office:value-type="string" office:string-value="-" calcext:value-type="string">
            <text:p>-</text:p>
          </table:table-cell>
          <table:table-cell table:formula="of:=IF([.C544]&lt;&gt;&quot;&quot;;IF(ISERROR(HLOOKUP([.C544];[.$A$6:.$CV$6];1;0));[.C544];&quot;-&quot;);&quot;&quot;)" office:value-type="string" office:string-value="-" calcext:value-type="string">
            <text:p>-</text:p>
          </table:table-cell>
          <table:table-cell table:formula="of:=IF([.D544]&lt;&gt;&quot;&quot;;IF(ISERROR(HLOOKUP([.D544];[.$A$6:.$CV$6];1;0));[.D544];&quot;-&quot;);&quot;&quot;)" office:value-type="string" office:string-value="-" calcext:value-type="string">
            <text:p>-</text:p>
          </table:table-cell>
          <table:table-cell table:formula="of:=IF([.E544]&lt;&gt;&quot;&quot;;IF(ISERROR(HLOOKUP([.E544];[.$A$6:.$CV$6];1;0));[.E544];&quot;-&quot;);&quot;&quot;)" office:value-type="float" office:value="89" calcext:value-type="float">
            <text:p>89</text:p>
          </table:table-cell>
          <table:table-cell table:number-columns-repeated="3"/>
          <table:table-cell table:formula="of:=IF([.G549]=&quot;&quot;;IF(ISERROR(FIND(&quot;-----&quot;;COM.MICROSOFT.CONCAT([.G544:.K544];&quot;X&quot;;[.G545:.K545];&quot;X&quot;;[.G546:.K546];&quot;X&quot;;[.G547:.K547];&quot;X&quot;;[.G548:.K548];&quot;X&quot;;[.G544:.G548];&quot;X&quot;;[.H544:.H548];&quot;X&quot;;[.I544:.I548];&quot;X&quot;;[.J544:.J548];&quot;X&quot;;[.K544:.K548];&quot;X&quot;;[.G548];[.H547];[.I546];[.J545];[.K544];&quot;X&quot;;[.G544];[.H545];[.I546];[.J547];[.K548])));0;1);&quot;&quot;)">
            <text:p/>
          </table:table-cell>
          <table:table-cell table:formula="of:=IF([.G549]=&quot;&quot;;SUM([.G544:.K548])*INDEX([.A$6:.CV$6];1;[.M$8])*[.O544];&quot;&quot;)">
            <text:p/>
          </table:table-cell>
          <table:table-cell table:number-columns-repeated="4"/>
          <table:table-cell table:formula="of:=IF([.O544]&lt;&gt;&quot;&quot;;ABS([.O544]-1);[.O544])">
            <text:p/>
          </table:table-cell>
          <table:table-cell table:formula="of:=IF([.G549]=&quot;&quot;;(SUM([.G544:.K548])-INDEX([.A$2:.CV$2];1;[.M$8]+1))*INDEX([.A$2:.CV$2];1;[.M$8]+1)*[.U5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A545]&lt;&gt;&quot;&quot;;IF(ISERROR(HLOOKUP([.A545];[.$A$6:.$CV$6];1;0));[.A545];&quot;-&quot;);&quot;&quot;)" office:value-type="string" office:string-value="-" calcext:value-type="string">
            <text:p>-</text:p>
          </table:table-cell>
          <table:table-cell table:formula="of:=IF([.B545]&lt;&gt;&quot;&quot;;IF(ISERROR(HLOOKUP([.B545];[.$A$6:.$CV$6];1;0));[.B545];&quot;-&quot;);&quot;&quot;)" office:value-type="string" office:string-value="-" calcext:value-type="string">
            <text:p>-</text:p>
          </table:table-cell>
          <table:table-cell table:formula="of:=IF([.C545]&lt;&gt;&quot;&quot;;IF(ISERROR(HLOOKUP([.C545];[.$A$6:.$CV$6];1;0));[.C545];&quot;-&quot;);&quot;&quot;)" office:value-type="string" office:string-value="-" calcext:value-type="string">
            <text:p>-</text:p>
          </table:table-cell>
          <table:table-cell table:formula="of:=IF([.D545]&lt;&gt;&quot;&quot;;IF(ISERROR(HLOOKUP([.D545];[.$A$6:.$CV$6];1;0));[.D545];&quot;-&quot;);&quot;&quot;)" office:value-type="string" office:string-value="-" calcext:value-type="string">
            <text:p>-</text:p>
          </table:table-cell>
          <table:table-cell table:formula="of:=IF([.E545]&lt;&gt;&quot;&quot;;IF(ISERROR(HLOOKUP([.E545];[.$A$6:.$CV$6];1;0));[.E54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0]=&quot;&quot;;IF(ISERROR(FIND(&quot;-----&quot;;COM.MICROSOFT.CONCAT([.G545:.K545];&quot;X&quot;;[.G546:.K546];&quot;X&quot;;[.G547:.K547];&quot;X&quot;;[.G548:.K548];&quot;X&quot;;[.G549:.K549];&quot;X&quot;;[.G545:.G549];&quot;X&quot;;[.H545:.H549];&quot;X&quot;;[.I545:.I549];&quot;X&quot;;[.J545:.J549];&quot;X&quot;;[.K545:.K549];&quot;X&quot;;[.G549];[.H548];[.I547];[.J546];[.K545];&quot;X&quot;;[.G545];[.H546];[.I547];[.J548];[.K549])));0;1);&quot;&quot;)">
            <text:p/>
          </table:table-cell>
          <table:table-cell table:formula="of:=IF([.G550]=&quot;&quot;;SUM([.G545:.K549])*INDEX([.A$6:.CV$6];1;[.M$8])*[.O545];&quot;&quot;)">
            <text:p/>
          </table:table-cell>
          <table:table-cell table:number-columns-repeated="4"/>
          <table:table-cell table:formula="of:=IF([.O545]&lt;&gt;&quot;&quot;;ABS([.O545]-1);[.O545])">
            <text:p/>
          </table:table-cell>
          <table:table-cell table:formula="of:=IF([.G550]=&quot;&quot;;(SUM([.G545:.K549])-INDEX([.A$2:.CV$2];1;[.M$8]+1))*INDEX([.A$2:.CV$2];1;[.M$8]+1)*[.U5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546]&lt;&gt;&quot;&quot;;IF(ISERROR(HLOOKUP([.A546];[.$A$6:.$CV$6];1;0));[.A546];&quot;-&quot;);&quot;&quot;)" office:value-type="float" office:value="13" calcext:value-type="float">
            <text:p>13</text:p>
          </table:table-cell>
          <table:table-cell table:formula="of:=IF([.B546]&lt;&gt;&quot;&quot;;IF(ISERROR(HLOOKUP([.B546];[.$A$6:.$CV$6];1;0));[.B546];&quot;-&quot;);&quot;&quot;)" office:value-type="string" office:string-value="-" calcext:value-type="string">
            <text:p>-</text:p>
          </table:table-cell>
          <table:table-cell table:formula="of:=IF([.C546]&lt;&gt;&quot;&quot;;IF(ISERROR(HLOOKUP([.C546];[.$A$6:.$CV$6];1;0));[.C546];&quot;-&quot;);&quot;&quot;)" office:value-type="string" office:string-value="-" calcext:value-type="string">
            <text:p>-</text:p>
          </table:table-cell>
          <table:table-cell table:formula="of:=IF([.D546]&lt;&gt;&quot;&quot;;IF(ISERROR(HLOOKUP([.D546];[.$A$6:.$CV$6];1;0));[.D546];&quot;-&quot;);&quot;&quot;)" office:value-type="string" office:string-value="-" calcext:value-type="string">
            <text:p>-</text:p>
          </table:table-cell>
          <table:table-cell table:formula="of:=IF([.E546]&lt;&gt;&quot;&quot;;IF(ISERROR(HLOOKUP([.E546];[.$A$6:.$CV$6];1;0));[.E54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1]=&quot;&quot;;IF(ISERROR(FIND(&quot;-----&quot;;COM.MICROSOFT.CONCAT([.G546:.K546];&quot;X&quot;;[.G547:.K547];&quot;X&quot;;[.G548:.K548];&quot;X&quot;;[.G549:.K549];&quot;X&quot;;[.G550:.K550];&quot;X&quot;;[.G546:.G550];&quot;X&quot;;[.H546:.H550];&quot;X&quot;;[.I546:.I550];&quot;X&quot;;[.J546:.J550];&quot;X&quot;;[.K546:.K550];&quot;X&quot;;[.G550];[.H549];[.I548];[.J547];[.K546];&quot;X&quot;;[.G546];[.H547];[.I548];[.J549];[.K550])));0;1);&quot;&quot;)">
            <text:p/>
          </table:table-cell>
          <table:table-cell table:formula="of:=IF([.G551]=&quot;&quot;;SUM([.G546:.K550])*INDEX([.A$6:.CV$6];1;[.M$8])*[.O546];&quot;&quot;)">
            <text:p/>
          </table:table-cell>
          <table:table-cell table:number-columns-repeated="4"/>
          <table:table-cell table:formula="of:=IF([.O546]&lt;&gt;&quot;&quot;;ABS([.O546]-1);[.O546])">
            <text:p/>
          </table:table-cell>
          <table:table-cell table:formula="of:=IF([.G551]=&quot;&quot;;(SUM([.G546:.K550])-INDEX([.A$2:.CV$2];1;[.M$8]+1))*INDEX([.A$2:.CV$2];1;[.M$8]+1)*[.U5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A547]&lt;&gt;&quot;&quot;;IF(ISERROR(HLOOKUP([.A547];[.$A$6:.$CV$6];1;0));[.A547];&quot;-&quot;);&quot;&quot;)" office:value-type="string" office:string-value="-" calcext:value-type="string">
            <text:p>-</text:p>
          </table:table-cell>
          <table:table-cell table:formula="of:=IF([.B547]&lt;&gt;&quot;&quot;;IF(ISERROR(HLOOKUP([.B547];[.$A$6:.$CV$6];1;0));[.B547];&quot;-&quot;);&quot;&quot;)" office:value-type="float" office:value="78" calcext:value-type="float">
            <text:p>78</text:p>
          </table:table-cell>
          <table:table-cell table:formula="of:=IF([.C547]&lt;&gt;&quot;&quot;;IF(ISERROR(HLOOKUP([.C547];[.$A$6:.$CV$6];1;0));[.C547];&quot;-&quot;);&quot;&quot;)" office:value-type="string" office:string-value="-" calcext:value-type="string">
            <text:p>-</text:p>
          </table:table-cell>
          <table:table-cell table:formula="of:=IF([.D547]&lt;&gt;&quot;&quot;;IF(ISERROR(HLOOKUP([.D547];[.$A$6:.$CV$6];1;0));[.D547];&quot;-&quot;);&quot;&quot;)" office:value-type="string" office:string-value="-" calcext:value-type="string">
            <text:p>-</text:p>
          </table:table-cell>
          <table:table-cell table:formula="of:=IF([.E547]&lt;&gt;&quot;&quot;;IF(ISERROR(HLOOKUP([.E547];[.$A$6:.$CV$6];1;0));[.E54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2]=&quot;&quot;;IF(ISERROR(FIND(&quot;-----&quot;;COM.MICROSOFT.CONCAT([.G547:.K547];&quot;X&quot;;[.G548:.K548];&quot;X&quot;;[.G549:.K549];&quot;X&quot;;[.G550:.K550];&quot;X&quot;;[.G551:.K551];&quot;X&quot;;[.G547:.G551];&quot;X&quot;;[.H547:.H551];&quot;X&quot;;[.I547:.I551];&quot;X&quot;;[.J547:.J551];&quot;X&quot;;[.K547:.K551];&quot;X&quot;;[.G551];[.H550];[.I549];[.J548];[.K547];&quot;X&quot;;[.G547];[.H548];[.I549];[.J550];[.K551])));0;1);&quot;&quot;)">
            <text:p/>
          </table:table-cell>
          <table:table-cell table:formula="of:=IF([.G552]=&quot;&quot;;SUM([.G547:.K551])*INDEX([.A$6:.CV$6];1;[.M$8])*[.O547];&quot;&quot;)">
            <text:p/>
          </table:table-cell>
          <table:table-cell table:number-columns-repeated="4"/>
          <table:table-cell table:formula="of:=IF([.O547]&lt;&gt;&quot;&quot;;ABS([.O547]-1);[.O547])">
            <text:p/>
          </table:table-cell>
          <table:table-cell table:formula="of:=IF([.G552]=&quot;&quot;;(SUM([.G547:.K551])-INDEX([.A$2:.CV$2];1;[.M$8]+1))*INDEX([.A$2:.CV$2];1;[.M$8]+1)*[.U54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48]&lt;&gt;&quot;&quot;;IF(ISERROR(HLOOKUP([.A548];[.$A$6:.$CV$6];1;0));[.A548];&quot;-&quot;);&quot;&quot;)">
            <text:p/>
          </table:table-cell>
          <table:table-cell table:formula="of:=IF([.B548]&lt;&gt;&quot;&quot;;IF(ISERROR(HLOOKUP([.B548];[.$A$6:.$CV$6];1;0));[.B548];&quot;-&quot;);&quot;&quot;)">
            <text:p/>
          </table:table-cell>
          <table:table-cell table:formula="of:=IF([.C548]&lt;&gt;&quot;&quot;;IF(ISERROR(HLOOKUP([.C548];[.$A$6:.$CV$6];1;0));[.C548];&quot;-&quot;);&quot;&quot;)">
            <text:p/>
          </table:table-cell>
          <table:table-cell table:formula="of:=IF([.D548]&lt;&gt;&quot;&quot;;IF(ISERROR(HLOOKUP([.D548];[.$A$6:.$CV$6];1;0));[.D548];&quot;-&quot;);&quot;&quot;)">
            <text:p/>
          </table:table-cell>
          <table:table-cell table:formula="of:=IF([.E548]&lt;&gt;&quot;&quot;;IF(ISERROR(HLOOKUP([.E548];[.$A$6:.$CV$6];1;0));[.E548];&quot;-&quot;);&quot;&quot;)">
            <text:p/>
          </table:table-cell>
          <table:table-cell table:number-columns-repeated="3"/>
          <table:table-cell table:formula="of:=IF([.G553]=&quot;&quot;;IF(ISERROR(FIND(&quot;-----&quot;;COM.MICROSOFT.CONCAT([.G548:.K548];&quot;X&quot;;[.G549:.K549];&quot;X&quot;;[.G550:.K550];&quot;X&quot;;[.G551:.K551];&quot;X&quot;;[.G552:.K552];&quot;X&quot;;[.G548:.G552];&quot;X&quot;;[.H548:.H552];&quot;X&quot;;[.I548:.I552];&quot;X&quot;;[.J548:.J552];&quot;X&quot;;[.K548:.K552];&quot;X&quot;;[.G552];[.H551];[.I550];[.J549];[.K548];&quot;X&quot;;[.G548];[.H549];[.I550];[.J551];[.K552])));0;1);&quot;&quot;)">
            <text:p/>
          </table:table-cell>
          <table:table-cell table:formula="of:=IF([.G553]=&quot;&quot;;SUM([.G548:.K552])*INDEX([.A$6:.CV$6];1;[.M$8])*[.O548];&quot;&quot;)">
            <text:p/>
          </table:table-cell>
          <table:table-cell table:number-columns-repeated="4"/>
          <table:table-cell table:formula="of:=IF([.O548]&lt;&gt;&quot;&quot;;ABS([.O548]-1);[.O548])">
            <text:p/>
          </table:table-cell>
          <table:table-cell table:formula="of:=IF([.G553]=&quot;&quot;;(SUM([.G548:.K552])-INDEX([.A$2:.CV$2];1;[.M$8]+1))*INDEX([.A$2:.CV$2];1;[.M$8]+1)*[.U5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549]&lt;&gt;&quot;&quot;;IF(ISERROR(HLOOKUP([.A549];[.$A$6:.$CV$6];1;0));[.A549];&quot;-&quot;);&quot;&quot;)" office:value-type="string" office:string-value="-" calcext:value-type="string">
            <text:p>-</text:p>
          </table:table-cell>
          <table:table-cell table:formula="of:=IF([.B549]&lt;&gt;&quot;&quot;;IF(ISERROR(HLOOKUP([.B549];[.$A$6:.$CV$6];1;0));[.B549];&quot;-&quot;);&quot;&quot;)" office:value-type="string" office:string-value="-" calcext:value-type="string">
            <text:p>-</text:p>
          </table:table-cell>
          <table:table-cell table:formula="of:=IF([.C549]&lt;&gt;&quot;&quot;;IF(ISERROR(HLOOKUP([.C549];[.$A$6:.$CV$6];1;0));[.C549];&quot;-&quot;);&quot;&quot;)" office:value-type="string" office:string-value="-" calcext:value-type="string">
            <text:p>-</text:p>
          </table:table-cell>
          <table:table-cell table:formula="of:=IF([.D549]&lt;&gt;&quot;&quot;;IF(ISERROR(HLOOKUP([.D549];[.$A$6:.$CV$6];1;0));[.D549];&quot;-&quot;);&quot;&quot;)" office:value-type="string" office:string-value="-" calcext:value-type="string">
            <text:p>-</text:p>
          </table:table-cell>
          <table:table-cell table:formula="of:=IF([.E549]&lt;&gt;&quot;&quot;;IF(ISERROR(HLOOKUP([.E549];[.$A$6:.$CV$6];1;0));[.E54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4]=&quot;&quot;;IF(ISERROR(FIND(&quot;-----&quot;;COM.MICROSOFT.CONCAT([.G549:.K549];&quot;X&quot;;[.G550:.K550];&quot;X&quot;;[.G551:.K551];&quot;X&quot;;[.G552:.K552];&quot;X&quot;;[.G553:.K553];&quot;X&quot;;[.G549:.G553];&quot;X&quot;;[.H549:.H553];&quot;X&quot;;[.I549:.I553];&quot;X&quot;;[.J549:.J553];&quot;X&quot;;[.K549:.K553];&quot;X&quot;;[.G553];[.H552];[.I551];[.J550];[.K549];&quot;X&quot;;[.G549];[.H550];[.I551];[.J552];[.K553])));0;1);&quot;&quot;)" office:value-type="float" office:value="1" calcext:value-type="float">
            <text:p>1</text:p>
          </table:table-cell>
          <table:table-cell table:formula="of:=IF([.G554]=&quot;&quot;;SUM([.G549:.K553])*INDEX([.A$6:.CV$6];1;[.M$8])*[.O549];&quot;&quot;)" office:value-type="float" office:value="8930" calcext:value-type="float">
            <text:p>8930</text:p>
          </table:table-cell>
          <table:table-cell table:number-columns-repeated="4"/>
          <table:table-cell table:formula="of:=IF([.O549]&lt;&gt;&quot;&quot;;ABS([.O549]-1);[.O549])" office:value-type="float" office:value="0" calcext:value-type="float">
            <text:p>0</text:p>
          </table:table-cell>
          <table:table-cell table:formula="of:=IF([.G554]=&quot;&quot;;(SUM([.G549:.K553])-INDEX([.A$2:.CV$2];1;[.M$8]+1))*INDEX([.A$2:.CV$2];1;[.M$8]+1)*[.U54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[.A550]&lt;&gt;&quot;&quot;;IF(ISERROR(HLOOKUP([.A550];[.$A$6:.$CV$6];1;0));[.A550];&quot;-&quot;);&quot;&quot;)" office:value-type="string" office:string-value="-" calcext:value-type="string">
            <text:p>-</text:p>
          </table:table-cell>
          <table:table-cell table:formula="of:=IF([.B550]&lt;&gt;&quot;&quot;;IF(ISERROR(HLOOKUP([.B550];[.$A$6:.$CV$6];1;0));[.B550];&quot;-&quot;);&quot;&quot;)" office:value-type="string" office:string-value="-" calcext:value-type="string">
            <text:p>-</text:p>
          </table:table-cell>
          <table:table-cell table:formula="of:=IF([.C550]&lt;&gt;&quot;&quot;;IF(ISERROR(HLOOKUP([.C550];[.$A$6:.$CV$6];1;0));[.C550];&quot;-&quot;);&quot;&quot;)" office:value-type="string" office:string-value="-" calcext:value-type="string">
            <text:p>-</text:p>
          </table:table-cell>
          <table:table-cell table:formula="of:=IF([.D550]&lt;&gt;&quot;&quot;;IF(ISERROR(HLOOKUP([.D550];[.$A$6:.$CV$6];1;0));[.D550];&quot;-&quot;);&quot;&quot;)" office:value-type="string" office:string-value="-" calcext:value-type="string">
            <text:p>-</text:p>
          </table:table-cell>
          <table:table-cell table:formula="of:=IF([.E550]&lt;&gt;&quot;&quot;;IF(ISERROR(HLOOKUP([.E550];[.$A$6:.$CV$6];1;0));[.E550];&quot;-&quot;);&quot;&quot;)" office:value-type="float" office:value="47" calcext:value-type="float">
            <text:p>47</text:p>
          </table:table-cell>
          <table:table-cell table:number-columns-repeated="3"/>
          <table:table-cell table:formula="of:=IF([.G555]=&quot;&quot;;IF(ISERROR(FIND(&quot;-----&quot;;COM.MICROSOFT.CONCAT([.G550:.K550];&quot;X&quot;;[.G551:.K551];&quot;X&quot;;[.G552:.K552];&quot;X&quot;;[.G553:.K553];&quot;X&quot;;[.G554:.K554];&quot;X&quot;;[.G550:.G554];&quot;X&quot;;[.H550:.H554];&quot;X&quot;;[.I550:.I554];&quot;X&quot;;[.J550:.J554];&quot;X&quot;;[.K550:.K554];&quot;X&quot;;[.G554];[.H553];[.I552];[.J551];[.K550];&quot;X&quot;;[.G550];[.H551];[.I552];[.J553];[.K554])));0;1);&quot;&quot;)">
            <text:p/>
          </table:table-cell>
          <table:table-cell table:formula="of:=IF([.G555]=&quot;&quot;;SUM([.G550:.K554])*INDEX([.A$6:.CV$6];1;[.M$8])*[.O550];&quot;&quot;)">
            <text:p/>
          </table:table-cell>
          <table:table-cell table:number-columns-repeated="4"/>
          <table:table-cell table:formula="of:=IF([.O550]&lt;&gt;&quot;&quot;;ABS([.O550]-1);[.O550])">
            <text:p/>
          </table:table-cell>
          <table:table-cell table:formula="of:=IF([.G555]=&quot;&quot;;(SUM([.G550:.K554])-INDEX([.A$2:.CV$2];1;[.M$8]+1))*INDEX([.A$2:.CV$2];1;[.M$8]+1)*[.U5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A551]&lt;&gt;&quot;&quot;;IF(ISERROR(HLOOKUP([.A551];[.$A$6:.$CV$6];1;0));[.A551];&quot;-&quot;);&quot;&quot;)" office:value-type="float" office:value="48" calcext:value-type="float">
            <text:p>48</text:p>
          </table:table-cell>
          <table:table-cell table:formula="of:=IF([.B551]&lt;&gt;&quot;&quot;;IF(ISERROR(HLOOKUP([.B551];[.$A$6:.$CV$6];1;0));[.B551];&quot;-&quot;);&quot;&quot;)" office:value-type="string" office:string-value="-" calcext:value-type="string">
            <text:p>-</text:p>
          </table:table-cell>
          <table:table-cell table:formula="of:=IF([.C551]&lt;&gt;&quot;&quot;;IF(ISERROR(HLOOKUP([.C551];[.$A$6:.$CV$6];1;0));[.C551];&quot;-&quot;);&quot;&quot;)" office:value-type="string" office:string-value="-" calcext:value-type="string">
            <text:p>-</text:p>
          </table:table-cell>
          <table:table-cell table:formula="of:=IF([.D551]&lt;&gt;&quot;&quot;;IF(ISERROR(HLOOKUP([.D551];[.$A$6:.$CV$6];1;0));[.D551];&quot;-&quot;);&quot;&quot;)" office:value-type="string" office:string-value="-" calcext:value-type="string">
            <text:p>-</text:p>
          </table:table-cell>
          <table:table-cell table:formula="of:=IF([.E551]&lt;&gt;&quot;&quot;;IF(ISERROR(HLOOKUP([.E551];[.$A$6:.$CV$6];1;0));[.E55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6]=&quot;&quot;;IF(ISERROR(FIND(&quot;-----&quot;;COM.MICROSOFT.CONCAT([.G551:.K551];&quot;X&quot;;[.G552:.K552];&quot;X&quot;;[.G553:.K553];&quot;X&quot;;[.G554:.K554];&quot;X&quot;;[.G555:.K555];&quot;X&quot;;[.G551:.G555];&quot;X&quot;;[.H551:.H555];&quot;X&quot;;[.I551:.I555];&quot;X&quot;;[.J551:.J555];&quot;X&quot;;[.K551:.K555];&quot;X&quot;;[.G555];[.H554];[.I553];[.J552];[.K551];&quot;X&quot;;[.G551];[.H552];[.I553];[.J554];[.K555])));0;1);&quot;&quot;)">
            <text:p/>
          </table:table-cell>
          <table:table-cell table:formula="of:=IF([.G556]=&quot;&quot;;SUM([.G551:.K555])*INDEX([.A$6:.CV$6];1;[.M$8])*[.O551];&quot;&quot;)">
            <text:p/>
          </table:table-cell>
          <table:table-cell table:number-columns-repeated="4"/>
          <table:table-cell table:formula="of:=IF([.O551]&lt;&gt;&quot;&quot;;ABS([.O551]-1);[.O551])">
            <text:p/>
          </table:table-cell>
          <table:table-cell table:formula="of:=IF([.G556]=&quot;&quot;;(SUM([.G551:.K555])-INDEX([.A$2:.CV$2];1;[.M$8]+1))*INDEX([.A$2:.CV$2];1;[.M$8]+1)*[.U5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A552]&lt;&gt;&quot;&quot;;IF(ISERROR(HLOOKUP([.A552];[.$A$6:.$CV$6];1;0));[.A552];&quot;-&quot;);&quot;&quot;)" office:value-type="string" office:string-value="-" calcext:value-type="string">
            <text:p>-</text:p>
          </table:table-cell>
          <table:table-cell table:formula="of:=IF([.B552]&lt;&gt;&quot;&quot;;IF(ISERROR(HLOOKUP([.B552];[.$A$6:.$CV$6];1;0));[.B552];&quot;-&quot;);&quot;&quot;)" office:value-type="string" office:string-value="-" calcext:value-type="string">
            <text:p>-</text:p>
          </table:table-cell>
          <table:table-cell table:formula="of:=IF([.C552]&lt;&gt;&quot;&quot;;IF(ISERROR(HLOOKUP([.C552];[.$A$6:.$CV$6];1;0));[.C552];&quot;-&quot;);&quot;&quot;)" office:value-type="string" office:string-value="-" calcext:value-type="string">
            <text:p>-</text:p>
          </table:table-cell>
          <table:table-cell table:formula="of:=IF([.D552]&lt;&gt;&quot;&quot;;IF(ISERROR(HLOOKUP([.D552];[.$A$6:.$CV$6];1;0));[.D552];&quot;-&quot;);&quot;&quot;)" office:value-type="string" office:string-value="-" calcext:value-type="string">
            <text:p>-</text:p>
          </table:table-cell>
          <table:table-cell table:formula="of:=IF([.E552]&lt;&gt;&quot;&quot;;IF(ISERROR(HLOOKUP([.E552];[.$A$6:.$CV$6];1;0));[.E55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7]=&quot;&quot;;IF(ISERROR(FIND(&quot;-----&quot;;COM.MICROSOFT.CONCAT([.G552:.K552];&quot;X&quot;;[.G553:.K553];&quot;X&quot;;[.G554:.K554];&quot;X&quot;;[.G555:.K555];&quot;X&quot;;[.G556:.K556];&quot;X&quot;;[.G552:.G556];&quot;X&quot;;[.H552:.H556];&quot;X&quot;;[.I552:.I556];&quot;X&quot;;[.J552:.J556];&quot;X&quot;;[.K552:.K556];&quot;X&quot;;[.G556];[.H555];[.I554];[.J553];[.K552];&quot;X&quot;;[.G552];[.H553];[.I554];[.J555];[.K556])));0;1);&quot;&quot;)">
            <text:p/>
          </table:table-cell>
          <table:table-cell table:formula="of:=IF([.G557]=&quot;&quot;;SUM([.G552:.K556])*INDEX([.A$6:.CV$6];1;[.M$8])*[.O552];&quot;&quot;)">
            <text:p/>
          </table:table-cell>
          <table:table-cell table:number-columns-repeated="4"/>
          <table:table-cell table:formula="of:=IF([.O552]&lt;&gt;&quot;&quot;;ABS([.O552]-1);[.O552])">
            <text:p/>
          </table:table-cell>
          <table:table-cell table:formula="of:=IF([.G557]=&quot;&quot;;(SUM([.G552:.K556])-INDEX([.A$2:.CV$2];1;[.M$8]+1))*INDEX([.A$2:.CV$2];1;[.M$8]+1)*[.U55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[.A553]&lt;&gt;&quot;&quot;;IF(ISERROR(HLOOKUP([.A553];[.$A$6:.$CV$6];1;0));[.A553];&quot;-&quot;);&quot;&quot;)" office:value-type="string" office:string-value="-" calcext:value-type="string">
            <text:p>-</text:p>
          </table:table-cell>
          <table:table-cell table:formula="of:=IF([.B553]&lt;&gt;&quot;&quot;;IF(ISERROR(HLOOKUP([.B553];[.$A$6:.$CV$6];1;0));[.B553];&quot;-&quot;);&quot;&quot;)" office:value-type="string" office:string-value="-" calcext:value-type="string">
            <text:p>-</text:p>
          </table:table-cell>
          <table:table-cell table:formula="of:=IF([.C553]&lt;&gt;&quot;&quot;;IF(ISERROR(HLOOKUP([.C553];[.$A$6:.$CV$6];1;0));[.C553];&quot;-&quot;);&quot;&quot;)" office:value-type="string" office:string-value="-" calcext:value-type="string">
            <text:p>-</text:p>
          </table:table-cell>
          <table:table-cell table:formula="of:=IF([.D553]&lt;&gt;&quot;&quot;;IF(ISERROR(HLOOKUP([.D553];[.$A$6:.$CV$6];1;0));[.D553];&quot;-&quot;);&quot;&quot;)" office:value-type="string" office:string-value="-" calcext:value-type="string">
            <text:p>-</text:p>
          </table:table-cell>
          <table:table-cell table:formula="of:=IF([.E553]&lt;&gt;&quot;&quot;;IF(ISERROR(HLOOKUP([.E553];[.$A$6:.$CV$6];1;0));[.E55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58]=&quot;&quot;;IF(ISERROR(FIND(&quot;-----&quot;;COM.MICROSOFT.CONCAT([.G553:.K553];&quot;X&quot;;[.G554:.K554];&quot;X&quot;;[.G555:.K555];&quot;X&quot;;[.G556:.K556];&quot;X&quot;;[.G557:.K557];&quot;X&quot;;[.G553:.G557];&quot;X&quot;;[.H553:.H557];&quot;X&quot;;[.I553:.I557];&quot;X&quot;;[.J553:.J557];&quot;X&quot;;[.K553:.K557];&quot;X&quot;;[.G557];[.H556];[.I555];[.J554];[.K553];&quot;X&quot;;[.G553];[.H554];[.I555];[.J556];[.K557])));0;1);&quot;&quot;)">
            <text:p/>
          </table:table-cell>
          <table:table-cell table:formula="of:=IF([.G558]=&quot;&quot;;SUM([.G553:.K557])*INDEX([.A$6:.CV$6];1;[.M$8])*[.O553];&quot;&quot;)">
            <text:p/>
          </table:table-cell>
          <table:table-cell table:number-columns-repeated="4"/>
          <table:table-cell table:formula="of:=IF([.O553]&lt;&gt;&quot;&quot;;ABS([.O553]-1);[.O553])">
            <text:p/>
          </table:table-cell>
          <table:table-cell table:formula="of:=IF([.G558]=&quot;&quot;;(SUM([.G553:.K557])-INDEX([.A$2:.CV$2];1;[.M$8]+1))*INDEX([.A$2:.CV$2];1;[.M$8]+1)*[.U55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54]&lt;&gt;&quot;&quot;;IF(ISERROR(HLOOKUP([.A554];[.$A$6:.$CV$6];1;0));[.A554];&quot;-&quot;);&quot;&quot;)">
            <text:p/>
          </table:table-cell>
          <table:table-cell table:formula="of:=IF([.B554]&lt;&gt;&quot;&quot;;IF(ISERROR(HLOOKUP([.B554];[.$A$6:.$CV$6];1;0));[.B554];&quot;-&quot;);&quot;&quot;)">
            <text:p/>
          </table:table-cell>
          <table:table-cell table:formula="of:=IF([.C554]&lt;&gt;&quot;&quot;;IF(ISERROR(HLOOKUP([.C554];[.$A$6:.$CV$6];1;0));[.C554];&quot;-&quot;);&quot;&quot;)">
            <text:p/>
          </table:table-cell>
          <table:table-cell table:formula="of:=IF([.D554]&lt;&gt;&quot;&quot;;IF(ISERROR(HLOOKUP([.D554];[.$A$6:.$CV$6];1;0));[.D554];&quot;-&quot;);&quot;&quot;)">
            <text:p/>
          </table:table-cell>
          <table:table-cell table:formula="of:=IF([.E554]&lt;&gt;&quot;&quot;;IF(ISERROR(HLOOKUP([.E554];[.$A$6:.$CV$6];1;0));[.E554];&quot;-&quot;);&quot;&quot;)">
            <text:p/>
          </table:table-cell>
          <table:table-cell table:number-columns-repeated="3"/>
          <table:table-cell table:formula="of:=IF([.G559]=&quot;&quot;;IF(ISERROR(FIND(&quot;-----&quot;;COM.MICROSOFT.CONCAT([.G554:.K554];&quot;X&quot;;[.G555:.K555];&quot;X&quot;;[.G556:.K556];&quot;X&quot;;[.G557:.K557];&quot;X&quot;;[.G558:.K558];&quot;X&quot;;[.G554:.G558];&quot;X&quot;;[.H554:.H558];&quot;X&quot;;[.I554:.I558];&quot;X&quot;;[.J554:.J558];&quot;X&quot;;[.K554:.K558];&quot;X&quot;;[.G558];[.H557];[.I556];[.J555];[.K554];&quot;X&quot;;[.G554];[.H555];[.I556];[.J557];[.K558])));0;1);&quot;&quot;)">
            <text:p/>
          </table:table-cell>
          <table:table-cell table:formula="of:=IF([.G559]=&quot;&quot;;SUM([.G554:.K558])*INDEX([.A$6:.CV$6];1;[.M$8])*[.O554];&quot;&quot;)">
            <text:p/>
          </table:table-cell>
          <table:table-cell table:number-columns-repeated="4"/>
          <table:table-cell table:formula="of:=IF([.O554]&lt;&gt;&quot;&quot;;ABS([.O554]-1);[.O554])">
            <text:p/>
          </table:table-cell>
          <table:table-cell table:formula="of:=IF([.G559]=&quot;&quot;;(SUM([.G554:.K558])-INDEX([.A$2:.CV$2];1;[.M$8]+1))*INDEX([.A$2:.CV$2];1;[.M$8]+1)*[.U5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A555]&lt;&gt;&quot;&quot;;IF(ISERROR(HLOOKUP([.A555];[.$A$6:.$CV$6];1;0));[.A555];&quot;-&quot;);&quot;&quot;)" office:value-type="string" office:string-value="-" calcext:value-type="string">
            <text:p>-</text:p>
          </table:table-cell>
          <table:table-cell table:formula="of:=IF([.B555]&lt;&gt;&quot;&quot;;IF(ISERROR(HLOOKUP([.B555];[.$A$6:.$CV$6];1;0));[.B555];&quot;-&quot;);&quot;&quot;)" office:value-type="string" office:string-value="-" calcext:value-type="string">
            <text:p>-</text:p>
          </table:table-cell>
          <table:table-cell table:formula="of:=IF([.C555]&lt;&gt;&quot;&quot;;IF(ISERROR(HLOOKUP([.C555];[.$A$6:.$CV$6];1;0));[.C555];&quot;-&quot;);&quot;&quot;)" office:value-type="string" office:string-value="-" calcext:value-type="string">
            <text:p>-</text:p>
          </table:table-cell>
          <table:table-cell table:formula="of:=IF([.D555]&lt;&gt;&quot;&quot;;IF(ISERROR(HLOOKUP([.D555];[.$A$6:.$CV$6];1;0));[.D555];&quot;-&quot;);&quot;&quot;)" office:value-type="string" office:string-value="-" calcext:value-type="string">
            <text:p>-</text:p>
          </table:table-cell>
          <table:table-cell table:formula="of:=IF([.E555]&lt;&gt;&quot;&quot;;IF(ISERROR(HLOOKUP([.E555];[.$A$6:.$CV$6];1;0));[.E55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0]=&quot;&quot;;IF(ISERROR(FIND(&quot;-----&quot;;COM.MICROSOFT.CONCAT([.G555:.K555];&quot;X&quot;;[.G556:.K556];&quot;X&quot;;[.G557:.K557];&quot;X&quot;;[.G558:.K558];&quot;X&quot;;[.G559:.K559];&quot;X&quot;;[.G555:.G559];&quot;X&quot;;[.H555:.H559];&quot;X&quot;;[.I555:.I559];&quot;X&quot;;[.J555:.J559];&quot;X&quot;;[.K555:.K559];&quot;X&quot;;[.G559];[.H558];[.I557];[.J556];[.K555];&quot;X&quot;;[.G555];[.H556];[.I557];[.J558];[.K559])));0;1);&quot;&quot;)" office:value-type="float" office:value="1" calcext:value-type="float">
            <text:p>1</text:p>
          </table:table-cell>
          <table:table-cell table:formula="of:=IF([.G560]=&quot;&quot;;SUM([.G555:.K559])*INDEX([.A$6:.CV$6];1;[.M$8])*[.O555];&quot;&quot;)" office:value-type="float" office:value="16732" calcext:value-type="float">
            <text:p>16732</text:p>
          </table:table-cell>
          <table:table-cell table:number-columns-repeated="4"/>
          <table:table-cell table:formula="of:=IF([.O555]&lt;&gt;&quot;&quot;;ABS([.O555]-1);[.O555])" office:value-type="float" office:value="0" calcext:value-type="float">
            <text:p>0</text:p>
          </table:table-cell>
          <table:table-cell table:formula="of:=IF([.G560]=&quot;&quot;;(SUM([.G555:.K559])-INDEX([.A$2:.CV$2];1;[.M$8]+1))*INDEX([.A$2:.CV$2];1;[.M$8]+1)*[.U55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A556]&lt;&gt;&quot;&quot;;IF(ISERROR(HLOOKUP([.A556];[.$A$6:.$CV$6];1;0));[.A556];&quot;-&quot;);&quot;&quot;)" office:value-type="string" office:string-value="-" calcext:value-type="string">
            <text:p>-</text:p>
          </table:table-cell>
          <table:table-cell table:formula="of:=IF([.B556]&lt;&gt;&quot;&quot;;IF(ISERROR(HLOOKUP([.B556];[.$A$6:.$CV$6];1;0));[.B556];&quot;-&quot;);&quot;&quot;)" office:value-type="string" office:string-value="-" calcext:value-type="string">
            <text:p>-</text:p>
          </table:table-cell>
          <table:table-cell table:formula="of:=IF([.C556]&lt;&gt;&quot;&quot;;IF(ISERROR(HLOOKUP([.C556];[.$A$6:.$CV$6];1;0));[.C556];&quot;-&quot;);&quot;&quot;)" office:value-type="string" office:string-value="-" calcext:value-type="string">
            <text:p>-</text:p>
          </table:table-cell>
          <table:table-cell table:formula="of:=IF([.D556]&lt;&gt;&quot;&quot;;IF(ISERROR(HLOOKUP([.D556];[.$A$6:.$CV$6];1;0));[.D556];&quot;-&quot;);&quot;&quot;)" office:value-type="string" office:string-value="-" calcext:value-type="string">
            <text:p>-</text:p>
          </table:table-cell>
          <table:table-cell table:formula="of:=IF([.E556]&lt;&gt;&quot;&quot;;IF(ISERROR(HLOOKUP([.E556];[.$A$6:.$CV$6];1;0));[.E55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1]=&quot;&quot;;IF(ISERROR(FIND(&quot;-----&quot;;COM.MICROSOFT.CONCAT([.G556:.K556];&quot;X&quot;;[.G557:.K557];&quot;X&quot;;[.G558:.K558];&quot;X&quot;;[.G559:.K559];&quot;X&quot;;[.G560:.K560];&quot;X&quot;;[.G556:.G560];&quot;X&quot;;[.H556:.H560];&quot;X&quot;;[.I556:.I560];&quot;X&quot;;[.J556:.J560];&quot;X&quot;;[.K556:.K560];&quot;X&quot;;[.G560];[.H559];[.I558];[.J557];[.K556];&quot;X&quot;;[.G556];[.H557];[.I558];[.J559];[.K560])));0;1);&quot;&quot;)">
            <text:p/>
          </table:table-cell>
          <table:table-cell table:formula="of:=IF([.G561]=&quot;&quot;;SUM([.G556:.K560])*INDEX([.A$6:.CV$6];1;[.M$8])*[.O556];&quot;&quot;)">
            <text:p/>
          </table:table-cell>
          <table:table-cell table:number-columns-repeated="4"/>
          <table:table-cell table:formula="of:=IF([.O556]&lt;&gt;&quot;&quot;;ABS([.O556]-1);[.O556])">
            <text:p/>
          </table:table-cell>
          <table:table-cell table:formula="of:=IF([.G561]=&quot;&quot;;(SUM([.G556:.K560])-INDEX([.A$2:.CV$2];1;[.M$8]+1))*INDEX([.A$2:.CV$2];1;[.M$8]+1)*[.U5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[.A557]&lt;&gt;&quot;&quot;;IF(ISERROR(HLOOKUP([.A557];[.$A$6:.$CV$6];1;0));[.A557];&quot;-&quot;);&quot;&quot;)" office:value-type="string" office:string-value="-" calcext:value-type="string">
            <text:p>-</text:p>
          </table:table-cell>
          <table:table-cell table:formula="of:=IF([.B557]&lt;&gt;&quot;&quot;;IF(ISERROR(HLOOKUP([.B557];[.$A$6:.$CV$6];1;0));[.B557];&quot;-&quot;);&quot;&quot;)" office:value-type="string" office:string-value="-" calcext:value-type="string">
            <text:p>-</text:p>
          </table:table-cell>
          <table:table-cell table:formula="of:=IF([.C557]&lt;&gt;&quot;&quot;;IF(ISERROR(HLOOKUP([.C557];[.$A$6:.$CV$6];1;0));[.C557];&quot;-&quot;);&quot;&quot;)" office:value-type="string" office:string-value="-" calcext:value-type="string">
            <text:p>-</text:p>
          </table:table-cell>
          <table:table-cell table:formula="of:=IF([.D557]&lt;&gt;&quot;&quot;;IF(ISERROR(HLOOKUP([.D557];[.$A$6:.$CV$6];1;0));[.D557];&quot;-&quot;);&quot;&quot;)" office:value-type="string" office:string-value="-" calcext:value-type="string">
            <text:p>-</text:p>
          </table:table-cell>
          <table:table-cell table:formula="of:=IF([.E557]&lt;&gt;&quot;&quot;;IF(ISERROR(HLOOKUP([.E557];[.$A$6:.$CV$6];1;0));[.E55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2]=&quot;&quot;;IF(ISERROR(FIND(&quot;-----&quot;;COM.MICROSOFT.CONCAT([.G557:.K557];&quot;X&quot;;[.G558:.K558];&quot;X&quot;;[.G559:.K559];&quot;X&quot;;[.G560:.K560];&quot;X&quot;;[.G561:.K561];&quot;X&quot;;[.G557:.G561];&quot;X&quot;;[.H557:.H561];&quot;X&quot;;[.I557:.I561];&quot;X&quot;;[.J557:.J561];&quot;X&quot;;[.K557:.K561];&quot;X&quot;;[.G561];[.H560];[.I559];[.J558];[.K557];&quot;X&quot;;[.G557];[.H558];[.I559];[.J560];[.K561])));0;1);&quot;&quot;)">
            <text:p/>
          </table:table-cell>
          <table:table-cell table:formula="of:=IF([.G562]=&quot;&quot;;SUM([.G557:.K561])*INDEX([.A$6:.CV$6];1;[.M$8])*[.O557];&quot;&quot;)">
            <text:p/>
          </table:table-cell>
          <table:table-cell table:number-columns-repeated="4"/>
          <table:table-cell table:formula="of:=IF([.O557]&lt;&gt;&quot;&quot;;ABS([.O557]-1);[.O557])">
            <text:p/>
          </table:table-cell>
          <table:table-cell table:formula="of:=IF([.G562]=&quot;&quot;;(SUM([.G557:.K561])-INDEX([.A$2:.CV$2];1;[.M$8]+1))*INDEX([.A$2:.CV$2];1;[.M$8]+1)*[.U5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/>
          <table:table-cell table:formula="of:=IF([.A558]&lt;&gt;&quot;&quot;;IF(ISERROR(HLOOKUP([.A558];[.$A$6:.$CV$6];1;0));[.A558];&quot;-&quot;);&quot;&quot;)" office:value-type="float" office:value="17" calcext:value-type="float">
            <text:p>17</text:p>
          </table:table-cell>
          <table:table-cell table:formula="of:=IF([.B558]&lt;&gt;&quot;&quot;;IF(ISERROR(HLOOKUP([.B558];[.$A$6:.$CV$6];1;0));[.B558];&quot;-&quot;);&quot;&quot;)" office:value-type="string" office:string-value="-" calcext:value-type="string">
            <text:p>-</text:p>
          </table:table-cell>
          <table:table-cell table:formula="of:=IF([.C558]&lt;&gt;&quot;&quot;;IF(ISERROR(HLOOKUP([.C558];[.$A$6:.$CV$6];1;0));[.C558];&quot;-&quot;);&quot;&quot;)" office:value-type="string" office:string-value="-" calcext:value-type="string">
            <text:p>-</text:p>
          </table:table-cell>
          <table:table-cell table:formula="of:=IF([.D558]&lt;&gt;&quot;&quot;;IF(ISERROR(HLOOKUP([.D558];[.$A$6:.$CV$6];1;0));[.D558];&quot;-&quot;);&quot;&quot;)" office:value-type="string" office:string-value="-" calcext:value-type="string">
            <text:p>-</text:p>
          </table:table-cell>
          <table:table-cell table:formula="of:=IF([.E558]&lt;&gt;&quot;&quot;;IF(ISERROR(HLOOKUP([.E558];[.$A$6:.$CV$6];1;0));[.E55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3]=&quot;&quot;;IF(ISERROR(FIND(&quot;-----&quot;;COM.MICROSOFT.CONCAT([.G558:.K558];&quot;X&quot;;[.G559:.K559];&quot;X&quot;;[.G560:.K560];&quot;X&quot;;[.G561:.K561];&quot;X&quot;;[.G562:.K562];&quot;X&quot;;[.G558:.G562];&quot;X&quot;;[.H558:.H562];&quot;X&quot;;[.I558:.I562];&quot;X&quot;;[.J558:.J562];&quot;X&quot;;[.K558:.K562];&quot;X&quot;;[.G562];[.H561];[.I560];[.J559];[.K558];&quot;X&quot;;[.G558];[.H559];[.I560];[.J561];[.K562])));0;1);&quot;&quot;)">
            <text:p/>
          </table:table-cell>
          <table:table-cell table:formula="of:=IF([.G563]=&quot;&quot;;SUM([.G558:.K562])*INDEX([.A$6:.CV$6];1;[.M$8])*[.O558];&quot;&quot;)">
            <text:p/>
          </table:table-cell>
          <table:table-cell table:number-columns-repeated="4"/>
          <table:table-cell table:formula="of:=IF([.O558]&lt;&gt;&quot;&quot;;ABS([.O558]-1);[.O558])">
            <text:p/>
          </table:table-cell>
          <table:table-cell table:formula="of:=IF([.G563]=&quot;&quot;;(SUM([.G558:.K562])-INDEX([.A$2:.CV$2];1;[.M$8]+1))*INDEX([.A$2:.CV$2];1;[.M$8]+1)*[.U5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A559]&lt;&gt;&quot;&quot;;IF(ISERROR(HLOOKUP([.A559];[.$A$6:.$CV$6];1;0));[.A559];&quot;-&quot;);&quot;&quot;)" office:value-type="float" office:value="78" calcext:value-type="float">
            <text:p>78</text:p>
          </table:table-cell>
          <table:table-cell table:formula="of:=IF([.B559]&lt;&gt;&quot;&quot;;IF(ISERROR(HLOOKUP([.B559];[.$A$6:.$CV$6];1;0));[.B559];&quot;-&quot;);&quot;&quot;)" office:value-type="string" office:string-value="-" calcext:value-type="string">
            <text:p>-</text:p>
          </table:table-cell>
          <table:table-cell table:formula="of:=IF([.C559]&lt;&gt;&quot;&quot;;IF(ISERROR(HLOOKUP([.C559];[.$A$6:.$CV$6];1;0));[.C559];&quot;-&quot;);&quot;&quot;)" office:value-type="float" office:value="83" calcext:value-type="float">
            <text:p>83</text:p>
          </table:table-cell>
          <table:table-cell table:formula="of:=IF([.D559]&lt;&gt;&quot;&quot;;IF(ISERROR(HLOOKUP([.D559];[.$A$6:.$CV$6];1;0));[.D559];&quot;-&quot;);&quot;&quot;)" office:value-type="string" office:string-value="-" calcext:value-type="string">
            <text:p>-</text:p>
          </table:table-cell>
          <table:table-cell table:formula="of:=IF([.E559]&lt;&gt;&quot;&quot;;IF(ISERROR(HLOOKUP([.E559];[.$A$6:.$CV$6];1;0));[.E55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4]=&quot;&quot;;IF(ISERROR(FIND(&quot;-----&quot;;COM.MICROSOFT.CONCAT([.G559:.K559];&quot;X&quot;;[.G560:.K560];&quot;X&quot;;[.G561:.K561];&quot;X&quot;;[.G562:.K562];&quot;X&quot;;[.G563:.K563];&quot;X&quot;;[.G559:.G563];&quot;X&quot;;[.H559:.H563];&quot;X&quot;;[.I559:.I563];&quot;X&quot;;[.J559:.J563];&quot;X&quot;;[.K559:.K563];&quot;X&quot;;[.G563];[.H562];[.I561];[.J560];[.K559];&quot;X&quot;;[.G559];[.H560];[.I561];[.J562];[.K563])));0;1);&quot;&quot;)">
            <text:p/>
          </table:table-cell>
          <table:table-cell table:formula="of:=IF([.G564]=&quot;&quot;;SUM([.G559:.K563])*INDEX([.A$6:.CV$6];1;[.M$8])*[.O559];&quot;&quot;)">
            <text:p/>
          </table:table-cell>
          <table:table-cell table:number-columns-repeated="4"/>
          <table:table-cell table:formula="of:=IF([.O559]&lt;&gt;&quot;&quot;;ABS([.O559]-1);[.O559])">
            <text:p/>
          </table:table-cell>
          <table:table-cell table:formula="of:=IF([.G564]=&quot;&quot;;(SUM([.G559:.K563])-INDEX([.A$2:.CV$2];1;[.M$8]+1))*INDEX([.A$2:.CV$2];1;[.M$8]+1)*[.U55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60]&lt;&gt;&quot;&quot;;IF(ISERROR(HLOOKUP([.A560];[.$A$6:.$CV$6];1;0));[.A560];&quot;-&quot;);&quot;&quot;)">
            <text:p/>
          </table:table-cell>
          <table:table-cell table:formula="of:=IF([.B560]&lt;&gt;&quot;&quot;;IF(ISERROR(HLOOKUP([.B560];[.$A$6:.$CV$6];1;0));[.B560];&quot;-&quot;);&quot;&quot;)">
            <text:p/>
          </table:table-cell>
          <table:table-cell table:formula="of:=IF([.C560]&lt;&gt;&quot;&quot;;IF(ISERROR(HLOOKUP([.C560];[.$A$6:.$CV$6];1;0));[.C560];&quot;-&quot;);&quot;&quot;)">
            <text:p/>
          </table:table-cell>
          <table:table-cell table:formula="of:=IF([.D560]&lt;&gt;&quot;&quot;;IF(ISERROR(HLOOKUP([.D560];[.$A$6:.$CV$6];1;0));[.D560];&quot;-&quot;);&quot;&quot;)">
            <text:p/>
          </table:table-cell>
          <table:table-cell table:formula="of:=IF([.E560]&lt;&gt;&quot;&quot;;IF(ISERROR(HLOOKUP([.E560];[.$A$6:.$CV$6];1;0));[.E560];&quot;-&quot;);&quot;&quot;)">
            <text:p/>
          </table:table-cell>
          <table:table-cell table:number-columns-repeated="3"/>
          <table:table-cell table:formula="of:=IF([.G565]=&quot;&quot;;IF(ISERROR(FIND(&quot;-----&quot;;COM.MICROSOFT.CONCAT([.G560:.K560];&quot;X&quot;;[.G561:.K561];&quot;X&quot;;[.G562:.K562];&quot;X&quot;;[.G563:.K563];&quot;X&quot;;[.G564:.K564];&quot;X&quot;;[.G560:.G564];&quot;X&quot;;[.H560:.H564];&quot;X&quot;;[.I560:.I564];&quot;X&quot;;[.J560:.J564];&quot;X&quot;;[.K560:.K564];&quot;X&quot;;[.G564];[.H563];[.I562];[.J561];[.K560];&quot;X&quot;;[.G560];[.H561];[.I562];[.J563];[.K564])));0;1);&quot;&quot;)">
            <text:p/>
          </table:table-cell>
          <table:table-cell table:formula="of:=IF([.G565]=&quot;&quot;;SUM([.G560:.K564])*INDEX([.A$6:.CV$6];1;[.M$8])*[.O560];&quot;&quot;)">
            <text:p/>
          </table:table-cell>
          <table:table-cell table:number-columns-repeated="4"/>
          <table:table-cell table:formula="of:=IF([.O560]&lt;&gt;&quot;&quot;;ABS([.O560]-1);[.O560])">
            <text:p/>
          </table:table-cell>
          <table:table-cell table:formula="of:=IF([.G565]=&quot;&quot;;(SUM([.G560:.K564])-INDEX([.A$2:.CV$2];1;[.M$8]+1))*INDEX([.A$2:.CV$2];1;[.M$8]+1)*[.U5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A561]&lt;&gt;&quot;&quot;;IF(ISERROR(HLOOKUP([.A561];[.$A$6:.$CV$6];1;0));[.A561];&quot;-&quot;);&quot;&quot;)" office:value-type="string" office:string-value="-" calcext:value-type="string">
            <text:p>-</text:p>
          </table:table-cell>
          <table:table-cell table:formula="of:=IF([.B561]&lt;&gt;&quot;&quot;;IF(ISERROR(HLOOKUP([.B561];[.$A$6:.$CV$6];1;0));[.B561];&quot;-&quot;);&quot;&quot;)" office:value-type="string" office:string-value="-" calcext:value-type="string">
            <text:p>-</text:p>
          </table:table-cell>
          <table:table-cell table:formula="of:=IF([.C561]&lt;&gt;&quot;&quot;;IF(ISERROR(HLOOKUP([.C561];[.$A$6:.$CV$6];1;0));[.C561];&quot;-&quot;);&quot;&quot;)" office:value-type="string" office:string-value="-" calcext:value-type="string">
            <text:p>-</text:p>
          </table:table-cell>
          <table:table-cell table:formula="of:=IF([.D561]&lt;&gt;&quot;&quot;;IF(ISERROR(HLOOKUP([.D561];[.$A$6:.$CV$6];1;0));[.D561];&quot;-&quot;);&quot;&quot;)" office:value-type="float" office:value="5" calcext:value-type="float">
            <text:p>5</text:p>
          </table:table-cell>
          <table:table-cell table:formula="of:=IF([.E561]&lt;&gt;&quot;&quot;;IF(ISERROR(HLOOKUP([.E561];[.$A$6:.$CV$6];1;0));[.E561];&quot;-&quot;);&quot;&quot;)" office:value-type="float" office:value="38" calcext:value-type="float">
            <text:p>38</text:p>
          </table:table-cell>
          <table:table-cell table:number-columns-repeated="3"/>
          <table:table-cell table:formula="of:=IF([.G566]=&quot;&quot;;IF(ISERROR(FIND(&quot;-----&quot;;COM.MICROSOFT.CONCAT([.G561:.K561];&quot;X&quot;;[.G562:.K562];&quot;X&quot;;[.G563:.K563];&quot;X&quot;;[.G564:.K564];&quot;X&quot;;[.G565:.K565];&quot;X&quot;;[.G561:.G565];&quot;X&quot;;[.H561:.H565];&quot;X&quot;;[.I561:.I565];&quot;X&quot;;[.J561:.J565];&quot;X&quot;;[.K561:.K565];&quot;X&quot;;[.G565];[.H564];[.I563];[.J562];[.K561];&quot;X&quot;;[.G561];[.H562];[.I563];[.J564];[.K565])));0;1);&quot;&quot;)" office:value-type="float" office:value="1" calcext:value-type="float">
            <text:p>1</text:p>
          </table:table-cell>
          <table:table-cell table:formula="of:=IF([.G566]=&quot;&quot;;SUM([.G561:.K565])*INDEX([.A$6:.CV$6];1;[.M$8])*[.O561];&quot;&quot;)" office:value-type="float" office:value="25286" calcext:value-type="float">
            <text:p>25286</text:p>
          </table:table-cell>
          <table:table-cell table:number-columns-repeated="4"/>
          <table:table-cell table:formula="of:=IF([.O561]&lt;&gt;&quot;&quot;;ABS([.O561]-1);[.O561])" office:value-type="float" office:value="0" calcext:value-type="float">
            <text:p>0</text:p>
          </table:table-cell>
          <table:table-cell table:formula="of:=IF([.G566]=&quot;&quot;;(SUM([.G561:.K565])-INDEX([.A$2:.CV$2];1;[.M$8]+1))*INDEX([.A$2:.CV$2];1;[.M$8]+1)*[.U56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/>
          <table:table-cell table:formula="of:=IF([.A562]&lt;&gt;&quot;&quot;;IF(ISERROR(HLOOKUP([.A562];[.$A$6:.$CV$6];1;0));[.A562];&quot;-&quot;);&quot;&quot;)" office:value-type="string" office:string-value="-" calcext:value-type="string">
            <text:p>-</text:p>
          </table:table-cell>
          <table:table-cell table:formula="of:=IF([.B562]&lt;&gt;&quot;&quot;;IF(ISERROR(HLOOKUP([.B562];[.$A$6:.$CV$6];1;0));[.B562];&quot;-&quot;);&quot;&quot;)" office:value-type="string" office:string-value="-" calcext:value-type="string">
            <text:p>-</text:p>
          </table:table-cell>
          <table:table-cell table:formula="of:=IF([.C562]&lt;&gt;&quot;&quot;;IF(ISERROR(HLOOKUP([.C562];[.$A$6:.$CV$6];1;0));[.C562];&quot;-&quot;);&quot;&quot;)" office:value-type="string" office:string-value="-" calcext:value-type="string">
            <text:p>-</text:p>
          </table:table-cell>
          <table:table-cell table:formula="of:=IF([.D562]&lt;&gt;&quot;&quot;;IF(ISERROR(HLOOKUP([.D562];[.$A$6:.$CV$6];1;0));[.D562];&quot;-&quot;);&quot;&quot;)" office:value-type="string" office:string-value="-" calcext:value-type="string">
            <text:p>-</text:p>
          </table:table-cell>
          <table:table-cell table:formula="of:=IF([.E562]&lt;&gt;&quot;&quot;;IF(ISERROR(HLOOKUP([.E562];[.$A$6:.$CV$6];1;0));[.E56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7]=&quot;&quot;;IF(ISERROR(FIND(&quot;-----&quot;;COM.MICROSOFT.CONCAT([.G562:.K562];&quot;X&quot;;[.G563:.K563];&quot;X&quot;;[.G564:.K564];&quot;X&quot;;[.G565:.K565];&quot;X&quot;;[.G566:.K566];&quot;X&quot;;[.G562:.G566];&quot;X&quot;;[.H562:.H566];&quot;X&quot;;[.I562:.I566];&quot;X&quot;;[.J562:.J566];&quot;X&quot;;[.K562:.K566];&quot;X&quot;;[.G566];[.H565];[.I564];[.J563];[.K562];&quot;X&quot;;[.G562];[.H563];[.I564];[.J565];[.K566])));0;1);&quot;&quot;)">
            <text:p/>
          </table:table-cell>
          <table:table-cell table:formula="of:=IF([.G567]=&quot;&quot;;SUM([.G562:.K566])*INDEX([.A$6:.CV$6];1;[.M$8])*[.O562];&quot;&quot;)">
            <text:p/>
          </table:table-cell>
          <table:table-cell table:number-columns-repeated="4"/>
          <table:table-cell table:formula="of:=IF([.O562]&lt;&gt;&quot;&quot;;ABS([.O562]-1);[.O562])">
            <text:p/>
          </table:table-cell>
          <table:table-cell table:formula="of:=IF([.G567]=&quot;&quot;;(SUM([.G562:.K566])-INDEX([.A$2:.CV$2];1;[.M$8]+1))*INDEX([.A$2:.CV$2];1;[.M$8]+1)*[.U5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[.A563]&lt;&gt;&quot;&quot;;IF(ISERROR(HLOOKUP([.A563];[.$A$6:.$CV$6];1;0));[.A563];&quot;-&quot;);&quot;&quot;)" office:value-type="float" office:value="78" calcext:value-type="float">
            <text:p>78</text:p>
          </table:table-cell>
          <table:table-cell table:formula="of:=IF([.B563]&lt;&gt;&quot;&quot;;IF(ISERROR(HLOOKUP([.B563];[.$A$6:.$CV$6];1;0));[.B563];&quot;-&quot;);&quot;&quot;)" office:value-type="float" office:value="13" calcext:value-type="float">
            <text:p>13</text:p>
          </table:table-cell>
          <table:table-cell table:formula="of:=IF([.C563]&lt;&gt;&quot;&quot;;IF(ISERROR(HLOOKUP([.C563];[.$A$6:.$CV$6];1;0));[.C563];&quot;-&quot;);&quot;&quot;)" office:value-type="string" office:string-value="-" calcext:value-type="string">
            <text:p>-</text:p>
          </table:table-cell>
          <table:table-cell table:formula="of:=IF([.D563]&lt;&gt;&quot;&quot;;IF(ISERROR(HLOOKUP([.D563];[.$A$6:.$CV$6];1;0));[.D563];&quot;-&quot;);&quot;&quot;)" office:value-type="float" office:value="89" calcext:value-type="float">
            <text:p>89</text:p>
          </table:table-cell>
          <table:table-cell table:formula="of:=IF([.E563]&lt;&gt;&quot;&quot;;IF(ISERROR(HLOOKUP([.E563];[.$A$6:.$CV$6];1;0));[.E563];&quot;-&quot;);&quot;&quot;)" office:value-type="float" office:value="46" calcext:value-type="float">
            <text:p>46</text:p>
          </table:table-cell>
          <table:table-cell table:number-columns-repeated="3"/>
          <table:table-cell table:formula="of:=IF([.G568]=&quot;&quot;;IF(ISERROR(FIND(&quot;-----&quot;;COM.MICROSOFT.CONCAT([.G563:.K563];&quot;X&quot;;[.G564:.K564];&quot;X&quot;;[.G565:.K565];&quot;X&quot;;[.G566:.K566];&quot;X&quot;;[.G567:.K567];&quot;X&quot;;[.G563:.G567];&quot;X&quot;;[.H563:.H567];&quot;X&quot;;[.I563:.I567];&quot;X&quot;;[.J563:.J567];&quot;X&quot;;[.K563:.K567];&quot;X&quot;;[.G567];[.H566];[.I565];[.J564];[.K563];&quot;X&quot;;[.G563];[.H564];[.I565];[.J566];[.K567])));0;1);&quot;&quot;)">
            <text:p/>
          </table:table-cell>
          <table:table-cell table:formula="of:=IF([.G568]=&quot;&quot;;SUM([.G563:.K567])*INDEX([.A$6:.CV$6];1;[.M$8])*[.O563];&quot;&quot;)">
            <text:p/>
          </table:table-cell>
          <table:table-cell table:number-columns-repeated="4"/>
          <table:table-cell table:formula="of:=IF([.O563]&lt;&gt;&quot;&quot;;ABS([.O563]-1);[.O563])">
            <text:p/>
          </table:table-cell>
          <table:table-cell table:formula="of:=IF([.G568]=&quot;&quot;;(SUM([.G563:.K567])-INDEX([.A$2:.CV$2];1;[.M$8]+1))*INDEX([.A$2:.CV$2];1;[.M$8]+1)*[.U5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A564]&lt;&gt;&quot;&quot;;IF(ISERROR(HLOOKUP([.A564];[.$A$6:.$CV$6];1;0));[.A564];&quot;-&quot;);&quot;&quot;)" office:value-type="string" office:string-value="-" calcext:value-type="string">
            <text:p>-</text:p>
          </table:table-cell>
          <table:table-cell table:formula="of:=IF([.B564]&lt;&gt;&quot;&quot;;IF(ISERROR(HLOOKUP([.B564];[.$A$6:.$CV$6];1;0));[.B564];&quot;-&quot;);&quot;&quot;)" office:value-type="string" office:string-value="-" calcext:value-type="string">
            <text:p>-</text:p>
          </table:table-cell>
          <table:table-cell table:formula="of:=IF([.C564]&lt;&gt;&quot;&quot;;IF(ISERROR(HLOOKUP([.C564];[.$A$6:.$CV$6];1;0));[.C564];&quot;-&quot;);&quot;&quot;)" office:value-type="string" office:string-value="-" calcext:value-type="string">
            <text:p>-</text:p>
          </table:table-cell>
          <table:table-cell table:formula="of:=IF([.D564]&lt;&gt;&quot;&quot;;IF(ISERROR(HLOOKUP([.D564];[.$A$6:.$CV$6];1;0));[.D564];&quot;-&quot;);&quot;&quot;)" office:value-type="string" office:string-value="-" calcext:value-type="string">
            <text:p>-</text:p>
          </table:table-cell>
          <table:table-cell table:formula="of:=IF([.E564]&lt;&gt;&quot;&quot;;IF(ISERROR(HLOOKUP([.E564];[.$A$6:.$CV$6];1;0));[.E56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69]=&quot;&quot;;IF(ISERROR(FIND(&quot;-----&quot;;COM.MICROSOFT.CONCAT([.G564:.K564];&quot;X&quot;;[.G565:.K565];&quot;X&quot;;[.G566:.K566];&quot;X&quot;;[.G567:.K567];&quot;X&quot;;[.G568:.K568];&quot;X&quot;;[.G564:.G568];&quot;X&quot;;[.H564:.H568];&quot;X&quot;;[.I564:.I568];&quot;X&quot;;[.J564:.J568];&quot;X&quot;;[.K564:.K568];&quot;X&quot;;[.G568];[.H567];[.I566];[.J565];[.K564];&quot;X&quot;;[.G564];[.H565];[.I566];[.J567];[.K568])));0;1);&quot;&quot;)">
            <text:p/>
          </table:table-cell>
          <table:table-cell table:formula="of:=IF([.G569]=&quot;&quot;;SUM([.G564:.K568])*INDEX([.A$6:.CV$6];1;[.M$8])*[.O564];&quot;&quot;)">
            <text:p/>
          </table:table-cell>
          <table:table-cell table:number-columns-repeated="4"/>
          <table:table-cell table:formula="of:=IF([.O564]&lt;&gt;&quot;&quot;;ABS([.O564]-1);[.O564])">
            <text:p/>
          </table:table-cell>
          <table:table-cell table:formula="of:=IF([.G569]=&quot;&quot;;(SUM([.G564:.K568])-INDEX([.A$2:.CV$2];1;[.M$8]+1))*INDEX([.A$2:.CV$2];1;[.M$8]+1)*[.U5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A565]&lt;&gt;&quot;&quot;;IF(ISERROR(HLOOKUP([.A565];[.$A$6:.$CV$6];1;0));[.A565];&quot;-&quot;);&quot;&quot;)" office:value-type="string" office:string-value="-" calcext:value-type="string">
            <text:p>-</text:p>
          </table:table-cell>
          <table:table-cell table:formula="of:=IF([.B565]&lt;&gt;&quot;&quot;;IF(ISERROR(HLOOKUP([.B565];[.$A$6:.$CV$6];1;0));[.B565];&quot;-&quot;);&quot;&quot;)" office:value-type="string" office:string-value="-" calcext:value-type="string">
            <text:p>-</text:p>
          </table:table-cell>
          <table:table-cell table:formula="of:=IF([.C565]&lt;&gt;&quot;&quot;;IF(ISERROR(HLOOKUP([.C565];[.$A$6:.$CV$6];1;0));[.C565];&quot;-&quot;);&quot;&quot;)" office:value-type="string" office:string-value="-" calcext:value-type="string">
            <text:p>-</text:p>
          </table:table-cell>
          <table:table-cell table:formula="of:=IF([.D565]&lt;&gt;&quot;&quot;;IF(ISERROR(HLOOKUP([.D565];[.$A$6:.$CV$6];1;0));[.D565];&quot;-&quot;);&quot;&quot;)" office:value-type="string" office:string-value="-" calcext:value-type="string">
            <text:p>-</text:p>
          </table:table-cell>
          <table:table-cell table:formula="of:=IF([.E565]&lt;&gt;&quot;&quot;;IF(ISERROR(HLOOKUP([.E565];[.$A$6:.$CV$6];1;0));[.E56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70]=&quot;&quot;;IF(ISERROR(FIND(&quot;-----&quot;;COM.MICROSOFT.CONCAT([.G565:.K565];&quot;X&quot;;[.G566:.K566];&quot;X&quot;;[.G567:.K567];&quot;X&quot;;[.G568:.K568];&quot;X&quot;;[.G569:.K569];&quot;X&quot;;[.G565:.G569];&quot;X&quot;;[.H565:.H569];&quot;X&quot;;[.I565:.I569];&quot;X&quot;;[.J565:.J569];&quot;X&quot;;[.K565:.K569];&quot;X&quot;;[.G569];[.H568];[.I567];[.J566];[.K565];&quot;X&quot;;[.G565];[.H566];[.I567];[.J568];[.K569])));0;1);&quot;&quot;)">
            <text:p/>
          </table:table-cell>
          <table:table-cell table:formula="of:=IF([.G570]=&quot;&quot;;SUM([.G565:.K569])*INDEX([.A$6:.CV$6];1;[.M$8])*[.O565];&quot;&quot;)">
            <text:p/>
          </table:table-cell>
          <table:table-cell table:number-columns-repeated="4"/>
          <table:table-cell table:formula="of:=IF([.O565]&lt;&gt;&quot;&quot;;ABS([.O565]-1);[.O565])">
            <text:p/>
          </table:table-cell>
          <table:table-cell table:formula="of:=IF([.G570]=&quot;&quot;;(SUM([.G565:.K569])-INDEX([.A$2:.CV$2];1;[.M$8]+1))*INDEX([.A$2:.CV$2];1;[.M$8]+1)*[.U56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66]&lt;&gt;&quot;&quot;;IF(ISERROR(HLOOKUP([.A566];[.$A$6:.$CV$6];1;0));[.A566];&quot;-&quot;);&quot;&quot;)">
            <text:p/>
          </table:table-cell>
          <table:table-cell table:formula="of:=IF([.B566]&lt;&gt;&quot;&quot;;IF(ISERROR(HLOOKUP([.B566];[.$A$6:.$CV$6];1;0));[.B566];&quot;-&quot;);&quot;&quot;)">
            <text:p/>
          </table:table-cell>
          <table:table-cell table:formula="of:=IF([.C566]&lt;&gt;&quot;&quot;;IF(ISERROR(HLOOKUP([.C566];[.$A$6:.$CV$6];1;0));[.C566];&quot;-&quot;);&quot;&quot;)">
            <text:p/>
          </table:table-cell>
          <table:table-cell table:formula="of:=IF([.D566]&lt;&gt;&quot;&quot;;IF(ISERROR(HLOOKUP([.D566];[.$A$6:.$CV$6];1;0));[.D566];&quot;-&quot;);&quot;&quot;)">
            <text:p/>
          </table:table-cell>
          <table:table-cell table:formula="of:=IF([.E566]&lt;&gt;&quot;&quot;;IF(ISERROR(HLOOKUP([.E566];[.$A$6:.$CV$6];1;0));[.E566];&quot;-&quot;);&quot;&quot;)">
            <text:p/>
          </table:table-cell>
          <table:table-cell table:number-columns-repeated="3"/>
          <table:table-cell table:formula="of:=IF([.G571]=&quot;&quot;;IF(ISERROR(FIND(&quot;-----&quot;;COM.MICROSOFT.CONCAT([.G566:.K566];&quot;X&quot;;[.G567:.K567];&quot;X&quot;;[.G568:.K568];&quot;X&quot;;[.G569:.K569];&quot;X&quot;;[.G570:.K570];&quot;X&quot;;[.G566:.G570];&quot;X&quot;;[.H566:.H570];&quot;X&quot;;[.I566:.I570];&quot;X&quot;;[.J566:.J570];&quot;X&quot;;[.K566:.K570];&quot;X&quot;;[.G570];[.H569];[.I568];[.J567];[.K566];&quot;X&quot;;[.G566];[.H567];[.I568];[.J569];[.K570])));0;1);&quot;&quot;)">
            <text:p/>
          </table:table-cell>
          <table:table-cell table:formula="of:=IF([.G571]=&quot;&quot;;SUM([.G566:.K570])*INDEX([.A$6:.CV$6];1;[.M$8])*[.O566];&quot;&quot;)">
            <text:p/>
          </table:table-cell>
          <table:table-cell table:number-columns-repeated="4"/>
          <table:table-cell table:formula="of:=IF([.O566]&lt;&gt;&quot;&quot;;ABS([.O566]-1);[.O566])">
            <text:p/>
          </table:table-cell>
          <table:table-cell table:formula="of:=IF([.G571]=&quot;&quot;;(SUM([.G566:.K570])-INDEX([.A$2:.CV$2];1;[.M$8]+1))*INDEX([.A$2:.CV$2];1;[.M$8]+1)*[.U56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567]&lt;&gt;&quot;&quot;;IF(ISERROR(HLOOKUP([.A567];[.$A$6:.$CV$6];1;0));[.A567];&quot;-&quot;);&quot;&quot;)" office:value-type="string" office:string-value="-" calcext:value-type="string">
            <text:p>-</text:p>
          </table:table-cell>
          <table:table-cell table:formula="of:=IF([.B567]&lt;&gt;&quot;&quot;;IF(ISERROR(HLOOKUP([.B567];[.$A$6:.$CV$6];1;0));[.B567];&quot;-&quot;);&quot;&quot;)" office:value-type="string" office:string-value="-" calcext:value-type="string">
            <text:p>-</text:p>
          </table:table-cell>
          <table:table-cell table:formula="of:=IF([.C567]&lt;&gt;&quot;&quot;;IF(ISERROR(HLOOKUP([.C567];[.$A$6:.$CV$6];1;0));[.C567];&quot;-&quot;);&quot;&quot;)" office:value-type="string" office:string-value="-" calcext:value-type="string">
            <text:p>-</text:p>
          </table:table-cell>
          <table:table-cell table:formula="of:=IF([.D567]&lt;&gt;&quot;&quot;;IF(ISERROR(HLOOKUP([.D567];[.$A$6:.$CV$6];1;0));[.D567];&quot;-&quot;);&quot;&quot;)" office:value-type="string" office:string-value="-" calcext:value-type="string">
            <text:p>-</text:p>
          </table:table-cell>
          <table:table-cell table:formula="of:=IF([.E567]&lt;&gt;&quot;&quot;;IF(ISERROR(HLOOKUP([.E567];[.$A$6:.$CV$6];1;0));[.E56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72]=&quot;&quot;;IF(ISERROR(FIND(&quot;-----&quot;;COM.MICROSOFT.CONCAT([.G567:.K567];&quot;X&quot;;[.G568:.K568];&quot;X&quot;;[.G569:.K569];&quot;X&quot;;[.G570:.K570];&quot;X&quot;;[.G571:.K571];&quot;X&quot;;[.G567:.G571];&quot;X&quot;;[.H567:.H571];&quot;X&quot;;[.I567:.I571];&quot;X&quot;;[.J567:.J571];&quot;X&quot;;[.K567:.K571];&quot;X&quot;;[.G571];[.H570];[.I569];[.J568];[.K567];&quot;X&quot;;[.G567];[.H568];[.I569];[.J570];[.K571])));0;1);&quot;&quot;)" office:value-type="float" office:value="1" calcext:value-type="float">
            <text:p>1</text:p>
          </table:table-cell>
          <table:table-cell table:formula="of:=IF([.G572]=&quot;&quot;;SUM([.G567:.K571])*INDEX([.A$6:.CV$6];1;[.M$8])*[.O567];&quot;&quot;)" office:value-type="float" office:value="6486" calcext:value-type="float">
            <text:p>6486</text:p>
          </table:table-cell>
          <table:table-cell table:number-columns-repeated="4"/>
          <table:table-cell table:formula="of:=IF([.O567]&lt;&gt;&quot;&quot;;ABS([.O567]-1);[.O567])" office:value-type="float" office:value="0" calcext:value-type="float">
            <text:p>0</text:p>
          </table:table-cell>
          <table:table-cell table:formula="of:=IF([.G572]=&quot;&quot;;(SUM([.G567:.K571])-INDEX([.A$2:.CV$2];1;[.M$8]+1))*INDEX([.A$2:.CV$2];1;[.M$8]+1)*[.U56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A568]&lt;&gt;&quot;&quot;;IF(ISERROR(HLOOKUP([.A568];[.$A$6:.$CV$6];1;0));[.A568];&quot;-&quot;);&quot;&quot;)" office:value-type="string" office:string-value="-" calcext:value-type="string">
            <text:p>-</text:p>
          </table:table-cell>
          <table:table-cell table:formula="of:=IF([.B568]&lt;&gt;&quot;&quot;;IF(ISERROR(HLOOKUP([.B568];[.$A$6:.$CV$6];1;0));[.B568];&quot;-&quot;);&quot;&quot;)" office:value-type="string" office:string-value="-" calcext:value-type="string">
            <text:p>-</text:p>
          </table:table-cell>
          <table:table-cell table:formula="of:=IF([.C568]&lt;&gt;&quot;&quot;;IF(ISERROR(HLOOKUP([.C568];[.$A$6:.$CV$6];1;0));[.C568];&quot;-&quot;);&quot;&quot;)" office:value-type="float" office:value="17" calcext:value-type="float">
            <text:p>17</text:p>
          </table:table-cell>
          <table:table-cell table:formula="of:=IF([.D568]&lt;&gt;&quot;&quot;;IF(ISERROR(HLOOKUP([.D568];[.$A$6:.$CV$6];1;0));[.D568];&quot;-&quot;);&quot;&quot;)" office:value-type="string" office:string-value="-" calcext:value-type="string">
            <text:p>-</text:p>
          </table:table-cell>
          <table:table-cell table:formula="of:=IF([.E568]&lt;&gt;&quot;&quot;;IF(ISERROR(HLOOKUP([.E568];[.$A$6:.$CV$6];1;0));[.E56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73]=&quot;&quot;;IF(ISERROR(FIND(&quot;-----&quot;;COM.MICROSOFT.CONCAT([.G568:.K568];&quot;X&quot;;[.G569:.K569];&quot;X&quot;;[.G570:.K570];&quot;X&quot;;[.G571:.K571];&quot;X&quot;;[.G572:.K572];&quot;X&quot;;[.G568:.G572];&quot;X&quot;;[.H568:.H572];&quot;X&quot;;[.I568:.I572];&quot;X&quot;;[.J568:.J572];&quot;X&quot;;[.K568:.K572];&quot;X&quot;;[.G572];[.H571];[.I570];[.J569];[.K568];&quot;X&quot;;[.G568];[.H569];[.I570];[.J571];[.K572])));0;1);&quot;&quot;)">
            <text:p/>
          </table:table-cell>
          <table:table-cell table:formula="of:=IF([.G573]=&quot;&quot;;SUM([.G568:.K572])*INDEX([.A$6:.CV$6];1;[.M$8])*[.O568];&quot;&quot;)">
            <text:p/>
          </table:table-cell>
          <table:table-cell table:number-columns-repeated="4"/>
          <table:table-cell table:formula="of:=IF([.O568]&lt;&gt;&quot;&quot;;ABS([.O568]-1);[.O568])">
            <text:p/>
          </table:table-cell>
          <table:table-cell table:formula="of:=IF([.G573]=&quot;&quot;;(SUM([.G568:.K572])-INDEX([.A$2:.CV$2];1;[.M$8]+1))*INDEX([.A$2:.CV$2];1;[.M$8]+1)*[.U5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IF([.A569]&lt;&gt;&quot;&quot;;IF(ISERROR(HLOOKUP([.A569];[.$A$6:.$CV$6];1;0));[.A569];&quot;-&quot;);&quot;&quot;)" office:value-type="string" office:string-value="-" calcext:value-type="string">
            <text:p>-</text:p>
          </table:table-cell>
          <table:table-cell table:formula="of:=IF([.B569]&lt;&gt;&quot;&quot;;IF(ISERROR(HLOOKUP([.B569];[.$A$6:.$CV$6];1;0));[.B569];&quot;-&quot;);&quot;&quot;)" office:value-type="string" office:string-value="-" calcext:value-type="string">
            <text:p>-</text:p>
          </table:table-cell>
          <table:table-cell table:formula="of:=IF([.C569]&lt;&gt;&quot;&quot;;IF(ISERROR(HLOOKUP([.C569];[.$A$6:.$CV$6];1;0));[.C569];&quot;-&quot;);&quot;&quot;)" office:value-type="string" office:string-value="-" calcext:value-type="string">
            <text:p>-</text:p>
          </table:table-cell>
          <table:table-cell table:formula="of:=IF([.D569]&lt;&gt;&quot;&quot;;IF(ISERROR(HLOOKUP([.D569];[.$A$6:.$CV$6];1;0));[.D569];&quot;-&quot;);&quot;&quot;)" office:value-type="string" office:string-value="-" calcext:value-type="string">
            <text:p>-</text:p>
          </table:table-cell>
          <table:table-cell table:formula="of:=IF([.E569]&lt;&gt;&quot;&quot;;IF(ISERROR(HLOOKUP([.E569];[.$A$6:.$CV$6];1;0));[.E56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74]=&quot;&quot;;IF(ISERROR(FIND(&quot;-----&quot;;COM.MICROSOFT.CONCAT([.G569:.K569];&quot;X&quot;;[.G570:.K570];&quot;X&quot;;[.G571:.K571];&quot;X&quot;;[.G572:.K572];&quot;X&quot;;[.G573:.K573];&quot;X&quot;;[.G569:.G573];&quot;X&quot;;[.H569:.H573];&quot;X&quot;;[.I569:.I573];&quot;X&quot;;[.J569:.J573];&quot;X&quot;;[.K569:.K573];&quot;X&quot;;[.G573];[.H572];[.I571];[.J570];[.K569];&quot;X&quot;;[.G569];[.H570];[.I571];[.J572];[.K573])));0;1);&quot;&quot;)">
            <text:p/>
          </table:table-cell>
          <table:table-cell table:formula="of:=IF([.G574]=&quot;&quot;;SUM([.G569:.K573])*INDEX([.A$6:.CV$6];1;[.M$8])*[.O569];&quot;&quot;)">
            <text:p/>
          </table:table-cell>
          <table:table-cell table:number-columns-repeated="4"/>
          <table:table-cell table:formula="of:=IF([.O569]&lt;&gt;&quot;&quot;;ABS([.O569]-1);[.O569])">
            <text:p/>
          </table:table-cell>
          <table:table-cell table:formula="of:=IF([.G574]=&quot;&quot;;(SUM([.G569:.K573])-INDEX([.A$2:.CV$2];1;[.M$8]+1))*INDEX([.A$2:.CV$2];1;[.M$8]+1)*[.U5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A570]&lt;&gt;&quot;&quot;;IF(ISERROR(HLOOKUP([.A570];[.$A$6:.$CV$6];1;0));[.A570];&quot;-&quot;);&quot;&quot;)" office:value-type="string" office:string-value="-" calcext:value-type="string">
            <text:p>-</text:p>
          </table:table-cell>
          <table:table-cell table:formula="of:=IF([.B570]&lt;&gt;&quot;&quot;;IF(ISERROR(HLOOKUP([.B570];[.$A$6:.$CV$6];1;0));[.B570];&quot;-&quot;);&quot;&quot;)" office:value-type="string" office:string-value="-" calcext:value-type="string">
            <text:p>-</text:p>
          </table:table-cell>
          <table:table-cell table:formula="of:=IF([.C570]&lt;&gt;&quot;&quot;;IF(ISERROR(HLOOKUP([.C570];[.$A$6:.$CV$6];1;0));[.C570];&quot;-&quot;);&quot;&quot;)" office:value-type="string" office:string-value="-" calcext:value-type="string">
            <text:p>-</text:p>
          </table:table-cell>
          <table:table-cell table:formula="of:=IF([.D570]&lt;&gt;&quot;&quot;;IF(ISERROR(HLOOKUP([.D570];[.$A$6:.$CV$6];1;0));[.D570];&quot;-&quot;);&quot;&quot;)" office:value-type="string" office:string-value="-" calcext:value-type="string">
            <text:p>-</text:p>
          </table:table-cell>
          <table:table-cell table:formula="of:=IF([.E570]&lt;&gt;&quot;&quot;;IF(ISERROR(HLOOKUP([.E570];[.$A$6:.$CV$6];1;0));[.E570];&quot;-&quot;);&quot;&quot;)" office:value-type="float" office:value="52" calcext:value-type="float">
            <text:p>52</text:p>
          </table:table-cell>
          <table:table-cell table:number-columns-repeated="3"/>
          <table:table-cell table:formula="of:=IF([.G575]=&quot;&quot;;IF(ISERROR(FIND(&quot;-----&quot;;COM.MICROSOFT.CONCAT([.G570:.K570];&quot;X&quot;;[.G571:.K571];&quot;X&quot;;[.G572:.K572];&quot;X&quot;;[.G573:.K573];&quot;X&quot;;[.G574:.K574];&quot;X&quot;;[.G570:.G574];&quot;X&quot;;[.H570:.H574];&quot;X&quot;;[.I570:.I574];&quot;X&quot;;[.J570:.J574];&quot;X&quot;;[.K570:.K574];&quot;X&quot;;[.G574];[.H573];[.I572];[.J571];[.K570];&quot;X&quot;;[.G570];[.H571];[.I572];[.J573];[.K574])));0;1);&quot;&quot;)">
            <text:p/>
          </table:table-cell>
          <table:table-cell table:formula="of:=IF([.G575]=&quot;&quot;;SUM([.G570:.K574])*INDEX([.A$6:.CV$6];1;[.M$8])*[.O570];&quot;&quot;)">
            <text:p/>
          </table:table-cell>
          <table:table-cell table:number-columns-repeated="4"/>
          <table:table-cell table:formula="of:=IF([.O570]&lt;&gt;&quot;&quot;;ABS([.O570]-1);[.O570])">
            <text:p/>
          </table:table-cell>
          <table:table-cell table:formula="of:=IF([.G575]=&quot;&quot;;(SUM([.G570:.K574])-INDEX([.A$2:.CV$2];1;[.M$8]+1))*INDEX([.A$2:.CV$2];1;[.M$8]+1)*[.U5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571]&lt;&gt;&quot;&quot;;IF(ISERROR(HLOOKUP([.A571];[.$A$6:.$CV$6];1;0));[.A571];&quot;-&quot;);&quot;&quot;)" office:value-type="string" office:string-value="-" calcext:value-type="string">
            <text:p>-</text:p>
          </table:table-cell>
          <table:table-cell table:formula="of:=IF([.B571]&lt;&gt;&quot;&quot;;IF(ISERROR(HLOOKUP([.B571];[.$A$6:.$CV$6];1;0));[.B571];&quot;-&quot;);&quot;&quot;)" office:value-type="string" office:string-value="-" calcext:value-type="string">
            <text:p>-</text:p>
          </table:table-cell>
          <table:table-cell table:formula="of:=IF([.C571]&lt;&gt;&quot;&quot;;IF(ISERROR(HLOOKUP([.C571];[.$A$6:.$CV$6];1;0));[.C571];&quot;-&quot;);&quot;&quot;)" office:value-type="string" office:string-value="-" calcext:value-type="string">
            <text:p>-</text:p>
          </table:table-cell>
          <table:table-cell table:formula="of:=IF([.D571]&lt;&gt;&quot;&quot;;IF(ISERROR(HLOOKUP([.D571];[.$A$6:.$CV$6];1;0));[.D571];&quot;-&quot;);&quot;&quot;)" office:value-type="string" office:string-value="-" calcext:value-type="string">
            <text:p>-</text:p>
          </table:table-cell>
          <table:table-cell table:formula="of:=IF([.E571]&lt;&gt;&quot;&quot;;IF(ISERROR(HLOOKUP([.E571];[.$A$6:.$CV$6];1;0));[.E57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76]=&quot;&quot;;IF(ISERROR(FIND(&quot;-----&quot;;COM.MICROSOFT.CONCAT([.G571:.K571];&quot;X&quot;;[.G572:.K572];&quot;X&quot;;[.G573:.K573];&quot;X&quot;;[.G574:.K574];&quot;X&quot;;[.G575:.K575];&quot;X&quot;;[.G571:.G575];&quot;X&quot;;[.H571:.H575];&quot;X&quot;;[.I571:.I575];&quot;X&quot;;[.J571:.J575];&quot;X&quot;;[.K571:.K575];&quot;X&quot;;[.G575];[.H574];[.I573];[.J572];[.K571];&quot;X&quot;;[.G571];[.H572];[.I573];[.J574];[.K575])));0;1);&quot;&quot;)">
            <text:p/>
          </table:table-cell>
          <table:table-cell table:formula="of:=IF([.G576]=&quot;&quot;;SUM([.G571:.K575])*INDEX([.A$6:.CV$6];1;[.M$8])*[.O571];&quot;&quot;)">
            <text:p/>
          </table:table-cell>
          <table:table-cell table:number-columns-repeated="4"/>
          <table:table-cell table:formula="of:=IF([.O571]&lt;&gt;&quot;&quot;;ABS([.O571]-1);[.O571])">
            <text:p/>
          </table:table-cell>
          <table:table-cell table:formula="of:=IF([.G576]=&quot;&quot;;(SUM([.G571:.K575])-INDEX([.A$2:.CV$2];1;[.M$8]+1))*INDEX([.A$2:.CV$2];1;[.M$8]+1)*[.U57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72]&lt;&gt;&quot;&quot;;IF(ISERROR(HLOOKUP([.A572];[.$A$6:.$CV$6];1;0));[.A572];&quot;-&quot;);&quot;&quot;)">
            <text:p/>
          </table:table-cell>
          <table:table-cell table:formula="of:=IF([.B572]&lt;&gt;&quot;&quot;;IF(ISERROR(HLOOKUP([.B572];[.$A$6:.$CV$6];1;0));[.B572];&quot;-&quot;);&quot;&quot;)">
            <text:p/>
          </table:table-cell>
          <table:table-cell table:formula="of:=IF([.C572]&lt;&gt;&quot;&quot;;IF(ISERROR(HLOOKUP([.C572];[.$A$6:.$CV$6];1;0));[.C572];&quot;-&quot;);&quot;&quot;)">
            <text:p/>
          </table:table-cell>
          <table:table-cell table:formula="of:=IF([.D572]&lt;&gt;&quot;&quot;;IF(ISERROR(HLOOKUP([.D572];[.$A$6:.$CV$6];1;0));[.D572];&quot;-&quot;);&quot;&quot;)">
            <text:p/>
          </table:table-cell>
          <table:table-cell table:formula="of:=IF([.E572]&lt;&gt;&quot;&quot;;IF(ISERROR(HLOOKUP([.E572];[.$A$6:.$CV$6];1;0));[.E572];&quot;-&quot;);&quot;&quot;)">
            <text:p/>
          </table:table-cell>
          <table:table-cell table:number-columns-repeated="3"/>
          <table:table-cell table:formula="of:=IF([.G577]=&quot;&quot;;IF(ISERROR(FIND(&quot;-----&quot;;COM.MICROSOFT.CONCAT([.G572:.K572];&quot;X&quot;;[.G573:.K573];&quot;X&quot;;[.G574:.K574];&quot;X&quot;;[.G575:.K575];&quot;X&quot;;[.G576:.K576];&quot;X&quot;;[.G572:.G576];&quot;X&quot;;[.H572:.H576];&quot;X&quot;;[.I572:.I576];&quot;X&quot;;[.J572:.J576];&quot;X&quot;;[.K572:.K576];&quot;X&quot;;[.G576];[.H575];[.I574];[.J573];[.K572];&quot;X&quot;;[.G572];[.H573];[.I574];[.J575];[.K576])));0;1);&quot;&quot;)">
            <text:p/>
          </table:table-cell>
          <table:table-cell table:formula="of:=IF([.G577]=&quot;&quot;;SUM([.G572:.K576])*INDEX([.A$6:.CV$6];1;[.M$8])*[.O572];&quot;&quot;)">
            <text:p/>
          </table:table-cell>
          <table:table-cell table:number-columns-repeated="4"/>
          <table:table-cell table:formula="of:=IF([.O572]&lt;&gt;&quot;&quot;;ABS([.O572]-1);[.O572])">
            <text:p/>
          </table:table-cell>
          <table:table-cell table:formula="of:=IF([.G577]=&quot;&quot;;(SUM([.G572:.K576])-INDEX([.A$2:.CV$2];1;[.M$8]+1))*INDEX([.A$2:.CV$2];1;[.M$8]+1)*[.U5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A573]&lt;&gt;&quot;&quot;;IF(ISERROR(HLOOKUP([.A573];[.$A$6:.$CV$6];1;0));[.A573];&quot;-&quot;);&quot;&quot;)" office:value-type="string" office:string-value="-" calcext:value-type="string">
            <text:p>-</text:p>
          </table:table-cell>
          <table:table-cell table:formula="of:=IF([.B573]&lt;&gt;&quot;&quot;;IF(ISERROR(HLOOKUP([.B573];[.$A$6:.$CV$6];1;0));[.B573];&quot;-&quot;);&quot;&quot;)" office:value-type="string" office:string-value="-" calcext:value-type="string">
            <text:p>-</text:p>
          </table:table-cell>
          <table:table-cell table:formula="of:=IF([.C573]&lt;&gt;&quot;&quot;;IF(ISERROR(HLOOKUP([.C573];[.$A$6:.$CV$6];1;0));[.C573];&quot;-&quot;);&quot;&quot;)" office:value-type="string" office:string-value="-" calcext:value-type="string">
            <text:p>-</text:p>
          </table:table-cell>
          <table:table-cell table:formula="of:=IF([.D573]&lt;&gt;&quot;&quot;;IF(ISERROR(HLOOKUP([.D573];[.$A$6:.$CV$6];1;0));[.D573];&quot;-&quot;);&quot;&quot;)" office:value-type="string" office:string-value="-" calcext:value-type="string">
            <text:p>-</text:p>
          </table:table-cell>
          <table:table-cell table:formula="of:=IF([.E573]&lt;&gt;&quot;&quot;;IF(ISERROR(HLOOKUP([.E573];[.$A$6:.$CV$6];1;0));[.E57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78]=&quot;&quot;;IF(ISERROR(FIND(&quot;-----&quot;;COM.MICROSOFT.CONCAT([.G573:.K573];&quot;X&quot;;[.G574:.K574];&quot;X&quot;;[.G575:.K575];&quot;X&quot;;[.G576:.K576];&quot;X&quot;;[.G577:.K577];&quot;X&quot;;[.G573:.G577];&quot;X&quot;;[.H573:.H577];&quot;X&quot;;[.I573:.I577];&quot;X&quot;;[.J573:.J577];&quot;X&quot;;[.K573:.K577];&quot;X&quot;;[.G577];[.H576];[.I575];[.J574];[.K573];&quot;X&quot;;[.G573];[.H574];[.I575];[.J576];[.K577])));0;1);&quot;&quot;)" office:value-type="float" office:value="1" calcext:value-type="float">
            <text:p>1</text:p>
          </table:table-cell>
          <table:table-cell table:formula="of:=IF([.G578]=&quot;&quot;;SUM([.G573:.K577])*INDEX([.A$6:.CV$6];1;[.M$8])*[.O573];&quot;&quot;)" office:value-type="float" office:value="7050" calcext:value-type="float">
            <text:p>7050</text:p>
          </table:table-cell>
          <table:table-cell table:number-columns-repeated="4"/>
          <table:table-cell table:formula="of:=IF([.O573]&lt;&gt;&quot;&quot;;ABS([.O573]-1);[.O573])" office:value-type="float" office:value="0" calcext:value-type="float">
            <text:p>0</text:p>
          </table:table-cell>
          <table:table-cell table:formula="of:=IF([.G578]=&quot;&quot;;(SUM([.G573:.K577])-INDEX([.A$2:.CV$2];1;[.M$8]+1))*INDEX([.A$2:.CV$2];1;[.M$8]+1)*[.U57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/>
          <table:table-cell table:formula="of:=IF([.A574]&lt;&gt;&quot;&quot;;IF(ISERROR(HLOOKUP([.A574];[.$A$6:.$CV$6];1;0));[.A574];&quot;-&quot;);&quot;&quot;)" office:value-type="float" office:value="13" calcext:value-type="float">
            <text:p>13</text:p>
          </table:table-cell>
          <table:table-cell table:formula="of:=IF([.B574]&lt;&gt;&quot;&quot;;IF(ISERROR(HLOOKUP([.B574];[.$A$6:.$CV$6];1;0));[.B574];&quot;-&quot;);&quot;&quot;)" office:value-type="string" office:string-value="-" calcext:value-type="string">
            <text:p>-</text:p>
          </table:table-cell>
          <table:table-cell table:formula="of:=IF([.C574]&lt;&gt;&quot;&quot;;IF(ISERROR(HLOOKUP([.C574];[.$A$6:.$CV$6];1;0));[.C574];&quot;-&quot;);&quot;&quot;)" office:value-type="string" office:string-value="-" calcext:value-type="string">
            <text:p>-</text:p>
          </table:table-cell>
          <table:table-cell table:formula="of:=IF([.D574]&lt;&gt;&quot;&quot;;IF(ISERROR(HLOOKUP([.D574];[.$A$6:.$CV$6];1;0));[.D574];&quot;-&quot;);&quot;&quot;)" office:value-type="string" office:string-value="-" calcext:value-type="string">
            <text:p>-</text:p>
          </table:table-cell>
          <table:table-cell table:formula="of:=IF([.E574]&lt;&gt;&quot;&quot;;IF(ISERROR(HLOOKUP([.E574];[.$A$6:.$CV$6];1;0));[.E574];&quot;-&quot;);&quot;&quot;)" office:value-type="float" office:value="47" calcext:value-type="float">
            <text:p>47</text:p>
          </table:table-cell>
          <table:table-cell table:number-columns-repeated="3"/>
          <table:table-cell table:formula="of:=IF([.G579]=&quot;&quot;;IF(ISERROR(FIND(&quot;-----&quot;;COM.MICROSOFT.CONCAT([.G574:.K574];&quot;X&quot;;[.G575:.K575];&quot;X&quot;;[.G576:.K576];&quot;X&quot;;[.G577:.K577];&quot;X&quot;;[.G578:.K578];&quot;X&quot;;[.G574:.G578];&quot;X&quot;;[.H574:.H578];&quot;X&quot;;[.I574:.I578];&quot;X&quot;;[.J574:.J578];&quot;X&quot;;[.K574:.K578];&quot;X&quot;;[.G578];[.H577];[.I576];[.J575];[.K574];&quot;X&quot;;[.G574];[.H575];[.I576];[.J577];[.K578])));0;1);&quot;&quot;)">
            <text:p/>
          </table:table-cell>
          <table:table-cell table:formula="of:=IF([.G579]=&quot;&quot;;SUM([.G574:.K578])*INDEX([.A$6:.CV$6];1;[.M$8])*[.O574];&quot;&quot;)">
            <text:p/>
          </table:table-cell>
          <table:table-cell table:number-columns-repeated="4"/>
          <table:table-cell table:formula="of:=IF([.O574]&lt;&gt;&quot;&quot;;ABS([.O574]-1);[.O574])">
            <text:p/>
          </table:table-cell>
          <table:table-cell table:formula="of:=IF([.G579]=&quot;&quot;;(SUM([.G574:.K578])-INDEX([.A$2:.CV$2];1;[.M$8]+1))*INDEX([.A$2:.CV$2];1;[.M$8]+1)*[.U5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A575]&lt;&gt;&quot;&quot;;IF(ISERROR(HLOOKUP([.A575];[.$A$6:.$CV$6];1;0));[.A575];&quot;-&quot;);&quot;&quot;)" office:value-type="string" office:string-value="-" calcext:value-type="string">
            <text:p>-</text:p>
          </table:table-cell>
          <table:table-cell table:formula="of:=IF([.B575]&lt;&gt;&quot;&quot;;IF(ISERROR(HLOOKUP([.B575];[.$A$6:.$CV$6];1;0));[.B575];&quot;-&quot;);&quot;&quot;)" office:value-type="float" office:value="15" calcext:value-type="float">
            <text:p>15</text:p>
          </table:table-cell>
          <table:table-cell table:formula="of:=IF([.C575]&lt;&gt;&quot;&quot;;IF(ISERROR(HLOOKUP([.C575];[.$A$6:.$CV$6];1;0));[.C575];&quot;-&quot;);&quot;&quot;)" office:value-type="string" office:string-value="-" calcext:value-type="string">
            <text:p>-</text:p>
          </table:table-cell>
          <table:table-cell table:formula="of:=IF([.D575]&lt;&gt;&quot;&quot;;IF(ISERROR(HLOOKUP([.D575];[.$A$6:.$CV$6];1;0));[.D575];&quot;-&quot;);&quot;&quot;)" office:value-type="string" office:string-value="-" calcext:value-type="string">
            <text:p>-</text:p>
          </table:table-cell>
          <table:table-cell table:formula="of:=IF([.E575]&lt;&gt;&quot;&quot;;IF(ISERROR(HLOOKUP([.E575];[.$A$6:.$CV$6];1;0));[.E57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0]=&quot;&quot;;IF(ISERROR(FIND(&quot;-----&quot;;COM.MICROSOFT.CONCAT([.G575:.K575];&quot;X&quot;;[.G576:.K576];&quot;X&quot;;[.G577:.K577];&quot;X&quot;;[.G578:.K578];&quot;X&quot;;[.G579:.K579];&quot;X&quot;;[.G575:.G579];&quot;X&quot;;[.H575:.H579];&quot;X&quot;;[.I575:.I579];&quot;X&quot;;[.J575:.J579];&quot;X&quot;;[.K575:.K579];&quot;X&quot;;[.G579];[.H578];[.I577];[.J576];[.K575];&quot;X&quot;;[.G575];[.H576];[.I577];[.J578];[.K579])));0;1);&quot;&quot;)">
            <text:p/>
          </table:table-cell>
          <table:table-cell table:formula="of:=IF([.G580]=&quot;&quot;;SUM([.G575:.K579])*INDEX([.A$6:.CV$6];1;[.M$8])*[.O575];&quot;&quot;)">
            <text:p/>
          </table:table-cell>
          <table:table-cell table:number-columns-repeated="4"/>
          <table:table-cell table:formula="of:=IF([.O575]&lt;&gt;&quot;&quot;;ABS([.O575]-1);[.O575])">
            <text:p/>
          </table:table-cell>
          <table:table-cell table:formula="of:=IF([.G580]=&quot;&quot;;(SUM([.G575:.K579])-INDEX([.A$2:.CV$2];1;[.M$8]+1))*INDEX([.A$2:.CV$2];1;[.M$8]+1)*[.U5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A576]&lt;&gt;&quot;&quot;;IF(ISERROR(HLOOKUP([.A576];[.$A$6:.$CV$6];1;0));[.A576];&quot;-&quot;);&quot;&quot;)" office:value-type="string" office:string-value="-" calcext:value-type="string">
            <text:p>-</text:p>
          </table:table-cell>
          <table:table-cell table:formula="of:=IF([.B576]&lt;&gt;&quot;&quot;;IF(ISERROR(HLOOKUP([.B576];[.$A$6:.$CV$6];1;0));[.B576];&quot;-&quot;);&quot;&quot;)" office:value-type="string" office:string-value="-" calcext:value-type="string">
            <text:p>-</text:p>
          </table:table-cell>
          <table:table-cell table:formula="of:=IF([.C576]&lt;&gt;&quot;&quot;;IF(ISERROR(HLOOKUP([.C576];[.$A$6:.$CV$6];1;0));[.C576];&quot;-&quot;);&quot;&quot;)" office:value-type="string" office:string-value="-" calcext:value-type="string">
            <text:p>-</text:p>
          </table:table-cell>
          <table:table-cell table:formula="of:=IF([.D576]&lt;&gt;&quot;&quot;;IF(ISERROR(HLOOKUP([.D576];[.$A$6:.$CV$6];1;0));[.D576];&quot;-&quot;);&quot;&quot;)" office:value-type="string" office:string-value="-" calcext:value-type="string">
            <text:p>-</text:p>
          </table:table-cell>
          <table:table-cell table:formula="of:=IF([.E576]&lt;&gt;&quot;&quot;;IF(ISERROR(HLOOKUP([.E576];[.$A$6:.$CV$6];1;0));[.E57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1]=&quot;&quot;;IF(ISERROR(FIND(&quot;-----&quot;;COM.MICROSOFT.CONCAT([.G576:.K576];&quot;X&quot;;[.G577:.K577];&quot;X&quot;;[.G578:.K578];&quot;X&quot;;[.G579:.K579];&quot;X&quot;;[.G580:.K580];&quot;X&quot;;[.G576:.G580];&quot;X&quot;;[.H576:.H580];&quot;X&quot;;[.I576:.I580];&quot;X&quot;;[.J576:.J580];&quot;X&quot;;[.K576:.K580];&quot;X&quot;;[.G580];[.H579];[.I578];[.J577];[.K576];&quot;X&quot;;[.G576];[.H577];[.I578];[.J579];[.K580])));0;1);&quot;&quot;)">
            <text:p/>
          </table:table-cell>
          <table:table-cell table:formula="of:=IF([.G581]=&quot;&quot;;SUM([.G576:.K580])*INDEX([.A$6:.CV$6];1;[.M$8])*[.O576];&quot;&quot;)">
            <text:p/>
          </table:table-cell>
          <table:table-cell table:number-columns-repeated="4"/>
          <table:table-cell table:formula="of:=IF([.O576]&lt;&gt;&quot;&quot;;ABS([.O576]-1);[.O576])">
            <text:p/>
          </table:table-cell>
          <table:table-cell table:formula="of:=IF([.G581]=&quot;&quot;;(SUM([.G576:.K580])-INDEX([.A$2:.CV$2];1;[.M$8]+1))*INDEX([.A$2:.CV$2];1;[.M$8]+1)*[.U57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A577]&lt;&gt;&quot;&quot;;IF(ISERROR(HLOOKUP([.A577];[.$A$6:.$CV$6];1;0));[.A577];&quot;-&quot;);&quot;&quot;)" office:value-type="string" office:string-value="-" calcext:value-type="string">
            <text:p>-</text:p>
          </table:table-cell>
          <table:table-cell table:formula="of:=IF([.B577]&lt;&gt;&quot;&quot;;IF(ISERROR(HLOOKUP([.B577];[.$A$6:.$CV$6];1;0));[.B577];&quot;-&quot;);&quot;&quot;)" office:value-type="string" office:string-value="-" calcext:value-type="string">
            <text:p>-</text:p>
          </table:table-cell>
          <table:table-cell table:formula="of:=IF([.C577]&lt;&gt;&quot;&quot;;IF(ISERROR(HLOOKUP([.C577];[.$A$6:.$CV$6];1;0));[.C577];&quot;-&quot;);&quot;&quot;)" office:value-type="string" office:string-value="-" calcext:value-type="string">
            <text:p>-</text:p>
          </table:table-cell>
          <table:table-cell table:formula="of:=IF([.D577]&lt;&gt;&quot;&quot;;IF(ISERROR(HLOOKUP([.D577];[.$A$6:.$CV$6];1;0));[.D577];&quot;-&quot;);&quot;&quot;)" office:value-type="string" office:string-value="-" calcext:value-type="string">
            <text:p>-</text:p>
          </table:table-cell>
          <table:table-cell table:formula="of:=IF([.E577]&lt;&gt;&quot;&quot;;IF(ISERROR(HLOOKUP([.E577];[.$A$6:.$CV$6];1;0));[.E57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2]=&quot;&quot;;IF(ISERROR(FIND(&quot;-----&quot;;COM.MICROSOFT.CONCAT([.G577:.K577];&quot;X&quot;;[.G578:.K578];&quot;X&quot;;[.G579:.K579];&quot;X&quot;;[.G580:.K580];&quot;X&quot;;[.G581:.K581];&quot;X&quot;;[.G577:.G581];&quot;X&quot;;[.H577:.H581];&quot;X&quot;;[.I577:.I581];&quot;X&quot;;[.J577:.J581];&quot;X&quot;;[.K577:.K581];&quot;X&quot;;[.G581];[.H580];[.I579];[.J578];[.K577];&quot;X&quot;;[.G577];[.H578];[.I579];[.J580];[.K581])));0;1);&quot;&quot;)">
            <text:p/>
          </table:table-cell>
          <table:table-cell table:formula="of:=IF([.G582]=&quot;&quot;;SUM([.G577:.K581])*INDEX([.A$6:.CV$6];1;[.M$8])*[.O577];&quot;&quot;)">
            <text:p/>
          </table:table-cell>
          <table:table-cell table:number-columns-repeated="4"/>
          <table:table-cell table:formula="of:=IF([.O577]&lt;&gt;&quot;&quot;;ABS([.O577]-1);[.O577])">
            <text:p/>
          </table:table-cell>
          <table:table-cell table:formula="of:=IF([.G582]=&quot;&quot;;(SUM([.G577:.K581])-INDEX([.A$2:.CV$2];1;[.M$8]+1))*INDEX([.A$2:.CV$2];1;[.M$8]+1)*[.U577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78]&lt;&gt;&quot;&quot;;IF(ISERROR(HLOOKUP([.A578];[.$A$6:.$CV$6];1;0));[.A578];&quot;-&quot;);&quot;&quot;)">
            <text:p/>
          </table:table-cell>
          <table:table-cell table:formula="of:=IF([.B578]&lt;&gt;&quot;&quot;;IF(ISERROR(HLOOKUP([.B578];[.$A$6:.$CV$6];1;0));[.B578];&quot;-&quot;);&quot;&quot;)">
            <text:p/>
          </table:table-cell>
          <table:table-cell table:formula="of:=IF([.C578]&lt;&gt;&quot;&quot;;IF(ISERROR(HLOOKUP([.C578];[.$A$6:.$CV$6];1;0));[.C578];&quot;-&quot;);&quot;&quot;)">
            <text:p/>
          </table:table-cell>
          <table:table-cell table:formula="of:=IF([.D578]&lt;&gt;&quot;&quot;;IF(ISERROR(HLOOKUP([.D578];[.$A$6:.$CV$6];1;0));[.D578];&quot;-&quot;);&quot;&quot;)">
            <text:p/>
          </table:table-cell>
          <table:table-cell table:formula="of:=IF([.E578]&lt;&gt;&quot;&quot;;IF(ISERROR(HLOOKUP([.E578];[.$A$6:.$CV$6];1;0));[.E578];&quot;-&quot;);&quot;&quot;)">
            <text:p/>
          </table:table-cell>
          <table:table-cell table:number-columns-repeated="3"/>
          <table:table-cell table:formula="of:=IF([.G583]=&quot;&quot;;IF(ISERROR(FIND(&quot;-----&quot;;COM.MICROSOFT.CONCAT([.G578:.K578];&quot;X&quot;;[.G579:.K579];&quot;X&quot;;[.G580:.K580];&quot;X&quot;;[.G581:.K581];&quot;X&quot;;[.G582:.K582];&quot;X&quot;;[.G578:.G582];&quot;X&quot;;[.H578:.H582];&quot;X&quot;;[.I578:.I582];&quot;X&quot;;[.J578:.J582];&quot;X&quot;;[.K578:.K582];&quot;X&quot;;[.G582];[.H581];[.I580];[.J579];[.K578];&quot;X&quot;;[.G578];[.H579];[.I580];[.J581];[.K582])));0;1);&quot;&quot;)">
            <text:p/>
          </table:table-cell>
          <table:table-cell table:formula="of:=IF([.G583]=&quot;&quot;;SUM([.G578:.K582])*INDEX([.A$6:.CV$6];1;[.M$8])*[.O578];&quot;&quot;)">
            <text:p/>
          </table:table-cell>
          <table:table-cell table:number-columns-repeated="4"/>
          <table:table-cell table:formula="of:=IF([.O578]&lt;&gt;&quot;&quot;;ABS([.O578]-1);[.O578])">
            <text:p/>
          </table:table-cell>
          <table:table-cell table:formula="of:=IF([.G583]=&quot;&quot;;(SUM([.G578:.K582])-INDEX([.A$2:.CV$2];1;[.M$8]+1))*INDEX([.A$2:.CV$2];1;[.M$8]+1)*[.U57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A579]&lt;&gt;&quot;&quot;;IF(ISERROR(HLOOKUP([.A579];[.$A$6:.$CV$6];1;0));[.A579];&quot;-&quot;);&quot;&quot;)" office:value-type="string" office:string-value="-" calcext:value-type="string">
            <text:p>-</text:p>
          </table:table-cell>
          <table:table-cell table:formula="of:=IF([.B579]&lt;&gt;&quot;&quot;;IF(ISERROR(HLOOKUP([.B579];[.$A$6:.$CV$6];1;0));[.B579];&quot;-&quot;);&quot;&quot;)" office:value-type="string" office:string-value="-" calcext:value-type="string">
            <text:p>-</text:p>
          </table:table-cell>
          <table:table-cell table:formula="of:=IF([.C579]&lt;&gt;&quot;&quot;;IF(ISERROR(HLOOKUP([.C579];[.$A$6:.$CV$6];1;0));[.C579];&quot;-&quot;);&quot;&quot;)" office:value-type="string" office:string-value="-" calcext:value-type="string">
            <text:p>-</text:p>
          </table:table-cell>
          <table:table-cell table:formula="of:=IF([.D579]&lt;&gt;&quot;&quot;;IF(ISERROR(HLOOKUP([.D579];[.$A$6:.$CV$6];1;0));[.D579];&quot;-&quot;);&quot;&quot;)" office:value-type="string" office:string-value="-" calcext:value-type="string">
            <text:p>-</text:p>
          </table:table-cell>
          <table:table-cell table:formula="of:=IF([.E579]&lt;&gt;&quot;&quot;;IF(ISERROR(HLOOKUP([.E579];[.$A$6:.$CV$6];1;0));[.E57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4]=&quot;&quot;;IF(ISERROR(FIND(&quot;-----&quot;;COM.MICROSOFT.CONCAT([.G579:.K579];&quot;X&quot;;[.G580:.K580];&quot;X&quot;;[.G581:.K581];&quot;X&quot;;[.G582:.K582];&quot;X&quot;;[.G583:.K583];&quot;X&quot;;[.G579:.G583];&quot;X&quot;;[.H579:.H583];&quot;X&quot;;[.I579:.I583];&quot;X&quot;;[.J579:.J583];&quot;X&quot;;[.K579:.K583];&quot;X&quot;;[.G583];[.H582];[.I581];[.J580];[.K579];&quot;X&quot;;[.G579];[.H580];[.I581];[.J582];[.K583])));0;1);&quot;&quot;)" office:value-type="float" office:value="1" calcext:value-type="float">
            <text:p>1</text:p>
          </table:table-cell>
          <table:table-cell table:formula="of:=IF([.G584]=&quot;&quot;;SUM([.G579:.K583])*INDEX([.A$6:.CV$6];1;[.M$8])*[.O579];&quot;&quot;)" office:value-type="float" office:value="8742" calcext:value-type="float">
            <text:p>8742</text:p>
          </table:table-cell>
          <table:table-cell table:number-columns-repeated="4"/>
          <table:table-cell table:formula="of:=IF([.O579]&lt;&gt;&quot;&quot;;ABS([.O579]-1);[.O579])" office:value-type="float" office:value="0" calcext:value-type="float">
            <text:p>0</text:p>
          </table:table-cell>
          <table:table-cell table:formula="of:=IF([.G584]=&quot;&quot;;(SUM([.G579:.K583])-INDEX([.A$2:.CV$2];1;[.M$8]+1))*INDEX([.A$2:.CV$2];1;[.M$8]+1)*[.U579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580]&lt;&gt;&quot;&quot;;IF(ISERROR(HLOOKUP([.A580];[.$A$6:.$CV$6];1;0));[.A580];&quot;-&quot;);&quot;&quot;)" office:value-type="float" office:value="17" calcext:value-type="float">
            <text:p>17</text:p>
          </table:table-cell>
          <table:table-cell table:formula="of:=IF([.B580]&lt;&gt;&quot;&quot;;IF(ISERROR(HLOOKUP([.B580];[.$A$6:.$CV$6];1;0));[.B580];&quot;-&quot;);&quot;&quot;)" office:value-type="string" office:string-value="-" calcext:value-type="string">
            <text:p>-</text:p>
          </table:table-cell>
          <table:table-cell table:formula="of:=IF([.C580]&lt;&gt;&quot;&quot;;IF(ISERROR(HLOOKUP([.C580];[.$A$6:.$CV$6];1;0));[.C580];&quot;-&quot;);&quot;&quot;)" office:value-type="string" office:string-value="-" calcext:value-type="string">
            <text:p>-</text:p>
          </table:table-cell>
          <table:table-cell table:formula="of:=IF([.D580]&lt;&gt;&quot;&quot;;IF(ISERROR(HLOOKUP([.D580];[.$A$6:.$CV$6];1;0));[.D580];&quot;-&quot;);&quot;&quot;)" office:value-type="float" office:value="5" calcext:value-type="float">
            <text:p>5</text:p>
          </table:table-cell>
          <table:table-cell table:formula="of:=IF([.E580]&lt;&gt;&quot;&quot;;IF(ISERROR(HLOOKUP([.E580];[.$A$6:.$CV$6];1;0));[.E58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5]=&quot;&quot;;IF(ISERROR(FIND(&quot;-----&quot;;COM.MICROSOFT.CONCAT([.G580:.K580];&quot;X&quot;;[.G581:.K581];&quot;X&quot;;[.G582:.K582];&quot;X&quot;;[.G583:.K583];&quot;X&quot;;[.G584:.K584];&quot;X&quot;;[.G580:.G584];&quot;X&quot;;[.H580:.H584];&quot;X&quot;;[.I580:.I584];&quot;X&quot;;[.J580:.J584];&quot;X&quot;;[.K580:.K584];&quot;X&quot;;[.G584];[.H583];[.I582];[.J581];[.K580];&quot;X&quot;;[.G580];[.H581];[.I582];[.J583];[.K584])));0;1);&quot;&quot;)">
            <text:p/>
          </table:table-cell>
          <table:table-cell table:formula="of:=IF([.G585]=&quot;&quot;;SUM([.G580:.K584])*INDEX([.A$6:.CV$6];1;[.M$8])*[.O580];&quot;&quot;)">
            <text:p/>
          </table:table-cell>
          <table:table-cell table:number-columns-repeated="4"/>
          <table:table-cell table:formula="of:=IF([.O580]&lt;&gt;&quot;&quot;;ABS([.O580]-1);[.O580])">
            <text:p/>
          </table:table-cell>
          <table:table-cell table:formula="of:=IF([.G585]=&quot;&quot;;(SUM([.G580:.K584])-INDEX([.A$2:.CV$2];1;[.M$8]+1))*INDEX([.A$2:.CV$2];1;[.M$8]+1)*[.U5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A581]&lt;&gt;&quot;&quot;;IF(ISERROR(HLOOKUP([.A581];[.$A$6:.$CV$6];1;0));[.A581];&quot;-&quot;);&quot;&quot;)" office:value-type="string" office:string-value="-" calcext:value-type="string">
            <text:p>-</text:p>
          </table:table-cell>
          <table:table-cell table:formula="of:=IF([.B581]&lt;&gt;&quot;&quot;;IF(ISERROR(HLOOKUP([.B581];[.$A$6:.$CV$6];1;0));[.B581];&quot;-&quot;);&quot;&quot;)" office:value-type="string" office:string-value="-" calcext:value-type="string">
            <text:p>-</text:p>
          </table:table-cell>
          <table:table-cell table:formula="of:=IF([.C581]&lt;&gt;&quot;&quot;;IF(ISERROR(HLOOKUP([.C581];[.$A$6:.$CV$6];1;0));[.C581];&quot;-&quot;);&quot;&quot;)" office:value-type="string" office:string-value="-" calcext:value-type="string">
            <text:p>-</text:p>
          </table:table-cell>
          <table:table-cell table:formula="of:=IF([.D581]&lt;&gt;&quot;&quot;;IF(ISERROR(HLOOKUP([.D581];[.$A$6:.$CV$6];1;0));[.D581];&quot;-&quot;);&quot;&quot;)" office:value-type="string" office:string-value="-" calcext:value-type="string">
            <text:p>-</text:p>
          </table:table-cell>
          <table:table-cell table:formula="of:=IF([.E581]&lt;&gt;&quot;&quot;;IF(ISERROR(HLOOKUP([.E581];[.$A$6:.$CV$6];1;0));[.E58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6]=&quot;&quot;;IF(ISERROR(FIND(&quot;-----&quot;;COM.MICROSOFT.CONCAT([.G581:.K581];&quot;X&quot;;[.G582:.K582];&quot;X&quot;;[.G583:.K583];&quot;X&quot;;[.G584:.K584];&quot;X&quot;;[.G585:.K585];&quot;X&quot;;[.G581:.G585];&quot;X&quot;;[.H581:.H585];&quot;X&quot;;[.I581:.I585];&quot;X&quot;;[.J581:.J585];&quot;X&quot;;[.K581:.K585];&quot;X&quot;;[.G585];[.H584];[.I583];[.J582];[.K581];&quot;X&quot;;[.G581];[.H582];[.I583];[.J584];[.K585])));0;1);&quot;&quot;)">
            <text:p/>
          </table:table-cell>
          <table:table-cell table:formula="of:=IF([.G586]=&quot;&quot;;SUM([.G581:.K585])*INDEX([.A$6:.CV$6];1;[.M$8])*[.O581];&quot;&quot;)">
            <text:p/>
          </table:table-cell>
          <table:table-cell table:number-columns-repeated="4"/>
          <table:table-cell table:formula="of:=IF([.O581]&lt;&gt;&quot;&quot;;ABS([.O581]-1);[.O581])">
            <text:p/>
          </table:table-cell>
          <table:table-cell table:formula="of:=IF([.G586]=&quot;&quot;;(SUM([.G581:.K585])-INDEX([.A$2:.CV$2];1;[.M$8]+1))*INDEX([.A$2:.CV$2];1;[.M$8]+1)*[.U5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IF([.A582]&lt;&gt;&quot;&quot;;IF(ISERROR(HLOOKUP([.A582];[.$A$6:.$CV$6];1;0));[.A582];&quot;-&quot;);&quot;&quot;)" office:value-type="string" office:string-value="-" calcext:value-type="string">
            <text:p>-</text:p>
          </table:table-cell>
          <table:table-cell table:formula="of:=IF([.B582]&lt;&gt;&quot;&quot;;IF(ISERROR(HLOOKUP([.B582];[.$A$6:.$CV$6];1;0));[.B582];&quot;-&quot;);&quot;&quot;)" office:value-type="string" office:string-value="-" calcext:value-type="string">
            <text:p>-</text:p>
          </table:table-cell>
          <table:table-cell table:formula="of:=IF([.C582]&lt;&gt;&quot;&quot;;IF(ISERROR(HLOOKUP([.C582];[.$A$6:.$CV$6];1;0));[.C582];&quot;-&quot;);&quot;&quot;)" office:value-type="string" office:string-value="-" calcext:value-type="string">
            <text:p>-</text:p>
          </table:table-cell>
          <table:table-cell table:formula="of:=IF([.D582]&lt;&gt;&quot;&quot;;IF(ISERROR(HLOOKUP([.D582];[.$A$6:.$CV$6];1;0));[.D582];&quot;-&quot;);&quot;&quot;)" office:value-type="string" office:string-value="-" calcext:value-type="string">
            <text:p>-</text:p>
          </table:table-cell>
          <table:table-cell table:formula="of:=IF([.E582]&lt;&gt;&quot;&quot;;IF(ISERROR(HLOOKUP([.E582];[.$A$6:.$CV$6];1;0));[.E58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7]=&quot;&quot;;IF(ISERROR(FIND(&quot;-----&quot;;COM.MICROSOFT.CONCAT([.G582:.K582];&quot;X&quot;;[.G583:.K583];&quot;X&quot;;[.G584:.K584];&quot;X&quot;;[.G585:.K585];&quot;X&quot;;[.G586:.K586];&quot;X&quot;;[.G582:.G586];&quot;X&quot;;[.H582:.H586];&quot;X&quot;;[.I582:.I586];&quot;X&quot;;[.J582:.J586];&quot;X&quot;;[.K582:.K586];&quot;X&quot;;[.G586];[.H585];[.I584];[.J583];[.K582];&quot;X&quot;;[.G582];[.H583];[.I584];[.J585];[.K586])));0;1);&quot;&quot;)">
            <text:p/>
          </table:table-cell>
          <table:table-cell table:formula="of:=IF([.G587]=&quot;&quot;;SUM([.G582:.K586])*INDEX([.A$6:.CV$6];1;[.M$8])*[.O582];&quot;&quot;)">
            <text:p/>
          </table:table-cell>
          <table:table-cell table:number-columns-repeated="4"/>
          <table:table-cell table:formula="of:=IF([.O582]&lt;&gt;&quot;&quot;;ABS([.O582]-1);[.O582])">
            <text:p/>
          </table:table-cell>
          <table:table-cell table:formula="of:=IF([.G587]=&quot;&quot;;(SUM([.G582:.K586])-INDEX([.A$2:.CV$2];1;[.M$8]+1))*INDEX([.A$2:.CV$2];1;[.M$8]+1)*[.U5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A583]&lt;&gt;&quot;&quot;;IF(ISERROR(HLOOKUP([.A583];[.$A$6:.$CV$6];1;0));[.A583];&quot;-&quot;);&quot;&quot;)" office:value-type="string" office:string-value="-" calcext:value-type="string">
            <text:p>-</text:p>
          </table:table-cell>
          <table:table-cell table:formula="of:=IF([.B583]&lt;&gt;&quot;&quot;;IF(ISERROR(HLOOKUP([.B583];[.$A$6:.$CV$6];1;0));[.B583];&quot;-&quot;);&quot;&quot;)" office:value-type="string" office:string-value="-" calcext:value-type="string">
            <text:p>-</text:p>
          </table:table-cell>
          <table:table-cell table:formula="of:=IF([.C583]&lt;&gt;&quot;&quot;;IF(ISERROR(HLOOKUP([.C583];[.$A$6:.$CV$6];1;0));[.C583];&quot;-&quot;);&quot;&quot;)" office:value-type="float" office:value="46" calcext:value-type="float">
            <text:p>46</text:p>
          </table:table-cell>
          <table:table-cell table:formula="of:=IF([.D583]&lt;&gt;&quot;&quot;;IF(ISERROR(HLOOKUP([.D583];[.$A$6:.$CV$6];1;0));[.D583];&quot;-&quot;);&quot;&quot;)" office:value-type="float" office:value="25" calcext:value-type="float">
            <text:p>25</text:p>
          </table:table-cell>
          <table:table-cell table:formula="of:=IF([.E583]&lt;&gt;&quot;&quot;;IF(ISERROR(HLOOKUP([.E583];[.$A$6:.$CV$6];1;0));[.E58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88]=&quot;&quot;;IF(ISERROR(FIND(&quot;-----&quot;;COM.MICROSOFT.CONCAT([.G583:.K583];&quot;X&quot;;[.G584:.K584];&quot;X&quot;;[.G585:.K585];&quot;X&quot;;[.G586:.K586];&quot;X&quot;;[.G587:.K587];&quot;X&quot;;[.G583:.G587];&quot;X&quot;;[.H583:.H587];&quot;X&quot;;[.I583:.I587];&quot;X&quot;;[.J583:.J587];&quot;X&quot;;[.K583:.K587];&quot;X&quot;;[.G587];[.H586];[.I585];[.J584];[.K583];&quot;X&quot;;[.G583];[.H584];[.I585];[.J586];[.K587])));0;1);&quot;&quot;)">
            <text:p/>
          </table:table-cell>
          <table:table-cell table:formula="of:=IF([.G588]=&quot;&quot;;SUM([.G583:.K587])*INDEX([.A$6:.CV$6];1;[.M$8])*[.O583];&quot;&quot;)">
            <text:p/>
          </table:table-cell>
          <table:table-cell table:number-columns-repeated="4"/>
          <table:table-cell table:formula="of:=IF([.O583]&lt;&gt;&quot;&quot;;ABS([.O583]-1);[.O583])">
            <text:p/>
          </table:table-cell>
          <table:table-cell table:formula="of:=IF([.G588]=&quot;&quot;;(SUM([.G583:.K587])-INDEX([.A$2:.CV$2];1;[.M$8]+1))*INDEX([.A$2:.CV$2];1;[.M$8]+1)*[.U583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84]&lt;&gt;&quot;&quot;;IF(ISERROR(HLOOKUP([.A584];[.$A$6:.$CV$6];1;0));[.A584];&quot;-&quot;);&quot;&quot;)">
            <text:p/>
          </table:table-cell>
          <table:table-cell table:formula="of:=IF([.B584]&lt;&gt;&quot;&quot;;IF(ISERROR(HLOOKUP([.B584];[.$A$6:.$CV$6];1;0));[.B584];&quot;-&quot;);&quot;&quot;)">
            <text:p/>
          </table:table-cell>
          <table:table-cell table:formula="of:=IF([.C584]&lt;&gt;&quot;&quot;;IF(ISERROR(HLOOKUP([.C584];[.$A$6:.$CV$6];1;0));[.C584];&quot;-&quot;);&quot;&quot;)">
            <text:p/>
          </table:table-cell>
          <table:table-cell table:formula="of:=IF([.D584]&lt;&gt;&quot;&quot;;IF(ISERROR(HLOOKUP([.D584];[.$A$6:.$CV$6];1;0));[.D584];&quot;-&quot;);&quot;&quot;)">
            <text:p/>
          </table:table-cell>
          <table:table-cell table:formula="of:=IF([.E584]&lt;&gt;&quot;&quot;;IF(ISERROR(HLOOKUP([.E584];[.$A$6:.$CV$6];1;0));[.E584];&quot;-&quot;);&quot;&quot;)">
            <text:p/>
          </table:table-cell>
          <table:table-cell table:number-columns-repeated="3"/>
          <table:table-cell table:formula="of:=IF([.G589]=&quot;&quot;;IF(ISERROR(FIND(&quot;-----&quot;;COM.MICROSOFT.CONCAT([.G584:.K584];&quot;X&quot;;[.G585:.K585];&quot;X&quot;;[.G586:.K586];&quot;X&quot;;[.G587:.K587];&quot;X&quot;;[.G588:.K588];&quot;X&quot;;[.G584:.G588];&quot;X&quot;;[.H584:.H588];&quot;X&quot;;[.I584:.I588];&quot;X&quot;;[.J584:.J588];&quot;X&quot;;[.K584:.K588];&quot;X&quot;;[.G588];[.H587];[.I586];[.J585];[.K584];&quot;X&quot;;[.G584];[.H585];[.I586];[.J587];[.K588])));0;1);&quot;&quot;)">
            <text:p/>
          </table:table-cell>
          <table:table-cell table:formula="of:=IF([.G589]=&quot;&quot;;SUM([.G584:.K588])*INDEX([.A$6:.CV$6];1;[.M$8])*[.O584];&quot;&quot;)">
            <text:p/>
          </table:table-cell>
          <table:table-cell table:number-columns-repeated="4"/>
          <table:table-cell table:formula="of:=IF([.O584]&lt;&gt;&quot;&quot;;ABS([.O584]-1);[.O584])">
            <text:p/>
          </table:table-cell>
          <table:table-cell table:formula="of:=IF([.G589]=&quot;&quot;;(SUM([.G584:.K588])-INDEX([.A$2:.CV$2];1;[.M$8]+1))*INDEX([.A$2:.CV$2];1;[.M$8]+1)*[.U5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[.A585]&lt;&gt;&quot;&quot;;IF(ISERROR(HLOOKUP([.A585];[.$A$6:.$CV$6];1;0));[.A585];&quot;-&quot;);&quot;&quot;)" office:value-type="float" office:value="46" calcext:value-type="float">
            <text:p>46</text:p>
          </table:table-cell>
          <table:table-cell table:formula="of:=IF([.B585]&lt;&gt;&quot;&quot;;IF(ISERROR(HLOOKUP([.B585];[.$A$6:.$CV$6];1;0));[.B585];&quot;-&quot;);&quot;&quot;)" office:value-type="string" office:string-value="-" calcext:value-type="string">
            <text:p>-</text:p>
          </table:table-cell>
          <table:table-cell table:formula="of:=IF([.C585]&lt;&gt;&quot;&quot;;IF(ISERROR(HLOOKUP([.C585];[.$A$6:.$CV$6];1;0));[.C585];&quot;-&quot;);&quot;&quot;)" office:value-type="string" office:string-value="-" calcext:value-type="string">
            <text:p>-</text:p>
          </table:table-cell>
          <table:table-cell table:formula="of:=IF([.D585]&lt;&gt;&quot;&quot;;IF(ISERROR(HLOOKUP([.D585];[.$A$6:.$CV$6];1;0));[.D585];&quot;-&quot;);&quot;&quot;)" office:value-type="float" office:value="17" calcext:value-type="float">
            <text:p>17</text:p>
          </table:table-cell>
          <table:table-cell table:formula="of:=IF([.E585]&lt;&gt;&quot;&quot;;IF(ISERROR(HLOOKUP([.E585];[.$A$6:.$CV$6];1;0));[.E58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0]=&quot;&quot;;IF(ISERROR(FIND(&quot;-----&quot;;COM.MICROSOFT.CONCAT([.G585:.K585];&quot;X&quot;;[.G586:.K586];&quot;X&quot;;[.G587:.K587];&quot;X&quot;;[.G588:.K588];&quot;X&quot;;[.G589:.K589];&quot;X&quot;;[.G585:.G589];&quot;X&quot;;[.H585:.H589];&quot;X&quot;;[.I585:.I589];&quot;X&quot;;[.J585:.J589];&quot;X&quot;;[.K585:.K589];&quot;X&quot;;[.G589];[.H588];[.I587];[.J586];[.K585];&quot;X&quot;;[.G585];[.H586];[.I587];[.J588];[.K589])));0;1);&quot;&quot;)" office:value-type="float" office:value="1" calcext:value-type="float">
            <text:p>1</text:p>
          </table:table-cell>
          <table:table-cell table:formula="of:=IF([.G590]=&quot;&quot;;SUM([.G585:.K589])*INDEX([.A$6:.CV$6];1;[.M$8])*[.O585];&quot;&quot;)" office:value-type="float" office:value="6392" calcext:value-type="float">
            <text:p>6392</text:p>
          </table:table-cell>
          <table:table-cell table:number-columns-repeated="4"/>
          <table:table-cell table:formula="of:=IF([.O585]&lt;&gt;&quot;&quot;;ABS([.O585]-1);[.O585])" office:value-type="float" office:value="0" calcext:value-type="float">
            <text:p>0</text:p>
          </table:table-cell>
          <table:table-cell table:formula="of:=IF([.G590]=&quot;&quot;;(SUM([.G585:.K589])-INDEX([.A$2:.CV$2];1;[.M$8]+1))*INDEX([.A$2:.CV$2];1;[.M$8]+1)*[.U585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IF([.A586]&lt;&gt;&quot;&quot;;IF(ISERROR(HLOOKUP([.A586];[.$A$6:.$CV$6];1;0));[.A586];&quot;-&quot;);&quot;&quot;)" office:value-type="string" office:string-value="-" calcext:value-type="string">
            <text:p>-</text:p>
          </table:table-cell>
          <table:table-cell table:formula="of:=IF([.B586]&lt;&gt;&quot;&quot;;IF(ISERROR(HLOOKUP([.B586];[.$A$6:.$CV$6];1;0));[.B586];&quot;-&quot;);&quot;&quot;)" office:value-type="string" office:string-value="-" calcext:value-type="string">
            <text:p>-</text:p>
          </table:table-cell>
          <table:table-cell table:formula="of:=IF([.C586]&lt;&gt;&quot;&quot;;IF(ISERROR(HLOOKUP([.C586];[.$A$6:.$CV$6];1;0));[.C586];&quot;-&quot;);&quot;&quot;)" office:value-type="string" office:string-value="-" calcext:value-type="string">
            <text:p>-</text:p>
          </table:table-cell>
          <table:table-cell table:formula="of:=IF([.D586]&lt;&gt;&quot;&quot;;IF(ISERROR(HLOOKUP([.D586];[.$A$6:.$CV$6];1;0));[.D586];&quot;-&quot;);&quot;&quot;)" office:value-type="string" office:string-value="-" calcext:value-type="string">
            <text:p>-</text:p>
          </table:table-cell>
          <table:table-cell table:formula="of:=IF([.E586]&lt;&gt;&quot;&quot;;IF(ISERROR(HLOOKUP([.E586];[.$A$6:.$CV$6];1;0));[.E586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1]=&quot;&quot;;IF(ISERROR(FIND(&quot;-----&quot;;COM.MICROSOFT.CONCAT([.G586:.K586];&quot;X&quot;;[.G587:.K587];&quot;X&quot;;[.G588:.K588];&quot;X&quot;;[.G589:.K589];&quot;X&quot;;[.G590:.K590];&quot;X&quot;;[.G586:.G590];&quot;X&quot;;[.H586:.H590];&quot;X&quot;;[.I586:.I590];&quot;X&quot;;[.J586:.J590];&quot;X&quot;;[.K586:.K590];&quot;X&quot;;[.G590];[.H589];[.I588];[.J587];[.K586];&quot;X&quot;;[.G586];[.H587];[.I588];[.J589];[.K590])));0;1);&quot;&quot;)">
            <text:p/>
          </table:table-cell>
          <table:table-cell table:formula="of:=IF([.G591]=&quot;&quot;;SUM([.G586:.K590])*INDEX([.A$6:.CV$6];1;[.M$8])*[.O586];&quot;&quot;)">
            <text:p/>
          </table:table-cell>
          <table:table-cell table:number-columns-repeated="4"/>
          <table:table-cell table:formula="of:=IF([.O586]&lt;&gt;&quot;&quot;;ABS([.O586]-1);[.O586])">
            <text:p/>
          </table:table-cell>
          <table:table-cell table:formula="of:=IF([.G591]=&quot;&quot;;(SUM([.G586:.K590])-INDEX([.A$2:.CV$2];1;[.M$8]+1))*INDEX([.A$2:.CV$2];1;[.M$8]+1)*[.U5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587]&lt;&gt;&quot;&quot;;IF(ISERROR(HLOOKUP([.A587];[.$A$6:.$CV$6];1;0));[.A587];&quot;-&quot;);&quot;&quot;)" office:value-type="float" office:value="5" calcext:value-type="float">
            <text:p>5</text:p>
          </table:table-cell>
          <table:table-cell table:formula="of:=IF([.B587]&lt;&gt;&quot;&quot;;IF(ISERROR(HLOOKUP([.B587];[.$A$6:.$CV$6];1;0));[.B587];&quot;-&quot;);&quot;&quot;)" office:value-type="string" office:string-value="-" calcext:value-type="string">
            <text:p>-</text:p>
          </table:table-cell>
          <table:table-cell table:formula="of:=IF([.C587]&lt;&gt;&quot;&quot;;IF(ISERROR(HLOOKUP([.C587];[.$A$6:.$CV$6];1;0));[.C587];&quot;-&quot;);&quot;&quot;)" office:value-type="string" office:string-value="-" calcext:value-type="string">
            <text:p>-</text:p>
          </table:table-cell>
          <table:table-cell table:formula="of:=IF([.D587]&lt;&gt;&quot;&quot;;IF(ISERROR(HLOOKUP([.D587];[.$A$6:.$CV$6];1;0));[.D587];&quot;-&quot;);&quot;&quot;)" office:value-type="string" office:string-value="-" calcext:value-type="string">
            <text:p>-</text:p>
          </table:table-cell>
          <table:table-cell table:formula="of:=IF([.E587]&lt;&gt;&quot;&quot;;IF(ISERROR(HLOOKUP([.E587];[.$A$6:.$CV$6];1;0));[.E58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2]=&quot;&quot;;IF(ISERROR(FIND(&quot;-----&quot;;COM.MICROSOFT.CONCAT([.G587:.K587];&quot;X&quot;;[.G588:.K588];&quot;X&quot;;[.G589:.K589];&quot;X&quot;;[.G590:.K590];&quot;X&quot;;[.G591:.K591];&quot;X&quot;;[.G587:.G591];&quot;X&quot;;[.H587:.H591];&quot;X&quot;;[.I587:.I591];&quot;X&quot;;[.J587:.J591];&quot;X&quot;;[.K587:.K591];&quot;X&quot;;[.G591];[.H590];[.I589];[.J588];[.K587];&quot;X&quot;;[.G587];[.H588];[.I589];[.J590];[.K591])));0;1);&quot;&quot;)">
            <text:p/>
          </table:table-cell>
          <table:table-cell table:formula="of:=IF([.G592]=&quot;&quot;;SUM([.G587:.K591])*INDEX([.A$6:.CV$6];1;[.M$8])*[.O587];&quot;&quot;)">
            <text:p/>
          </table:table-cell>
          <table:table-cell table:number-columns-repeated="4"/>
          <table:table-cell table:formula="of:=IF([.O587]&lt;&gt;&quot;&quot;;ABS([.O587]-1);[.O587])">
            <text:p/>
          </table:table-cell>
          <table:table-cell table:formula="of:=IF([.G592]=&quot;&quot;;(SUM([.G587:.K591])-INDEX([.A$2:.CV$2];1;[.M$8]+1))*INDEX([.A$2:.CV$2];1;[.M$8]+1)*[.U5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588]&lt;&gt;&quot;&quot;;IF(ISERROR(HLOOKUP([.A588];[.$A$6:.$CV$6];1;0));[.A588];&quot;-&quot;);&quot;&quot;)" office:value-type="string" office:string-value="-" calcext:value-type="string">
            <text:p>-</text:p>
          </table:table-cell>
          <table:table-cell table:formula="of:=IF([.B588]&lt;&gt;&quot;&quot;;IF(ISERROR(HLOOKUP([.B588];[.$A$6:.$CV$6];1;0));[.B588];&quot;-&quot;);&quot;&quot;)" office:value-type="string" office:string-value="-" calcext:value-type="string">
            <text:p>-</text:p>
          </table:table-cell>
          <table:table-cell table:formula="of:=IF([.C588]&lt;&gt;&quot;&quot;;IF(ISERROR(HLOOKUP([.C588];[.$A$6:.$CV$6];1;0));[.C588];&quot;-&quot;);&quot;&quot;)" office:value-type="string" office:string-value="-" calcext:value-type="string">
            <text:p>-</text:p>
          </table:table-cell>
          <table:table-cell table:formula="of:=IF([.D588]&lt;&gt;&quot;&quot;;IF(ISERROR(HLOOKUP([.D588];[.$A$6:.$CV$6];1;0));[.D588];&quot;-&quot;);&quot;&quot;)" office:value-type="string" office:string-value="-" calcext:value-type="string">
            <text:p>-</text:p>
          </table:table-cell>
          <table:table-cell table:formula="of:=IF([.E588]&lt;&gt;&quot;&quot;;IF(ISERROR(HLOOKUP([.E588];[.$A$6:.$CV$6];1;0));[.E58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3]=&quot;&quot;;IF(ISERROR(FIND(&quot;-----&quot;;COM.MICROSOFT.CONCAT([.G588:.K588];&quot;X&quot;;[.G589:.K589];&quot;X&quot;;[.G590:.K590];&quot;X&quot;;[.G591:.K591];&quot;X&quot;;[.G592:.K592];&quot;X&quot;;[.G588:.G592];&quot;X&quot;;[.H588:.H592];&quot;X&quot;;[.I588:.I592];&quot;X&quot;;[.J588:.J592];&quot;X&quot;;[.K588:.K592];&quot;X&quot;;[.G592];[.H591];[.I590];[.J589];[.K588];&quot;X&quot;;[.G588];[.H589];[.I590];[.J591];[.K592])));0;1);&quot;&quot;)">
            <text:p/>
          </table:table-cell>
          <table:table-cell table:formula="of:=IF([.G593]=&quot;&quot;;SUM([.G588:.K592])*INDEX([.A$6:.CV$6];1;[.M$8])*[.O588];&quot;&quot;)">
            <text:p/>
          </table:table-cell>
          <table:table-cell table:number-columns-repeated="4"/>
          <table:table-cell table:formula="of:=IF([.O588]&lt;&gt;&quot;&quot;;ABS([.O588]-1);[.O588])">
            <text:p/>
          </table:table-cell>
          <table:table-cell table:formula="of:=IF([.G593]=&quot;&quot;;(SUM([.G588:.K592])-INDEX([.A$2:.CV$2];1;[.M$8]+1))*INDEX([.A$2:.CV$2];1;[.M$8]+1)*[.U5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IF([.A589]&lt;&gt;&quot;&quot;;IF(ISERROR(HLOOKUP([.A589];[.$A$6:.$CV$6];1;0));[.A589];&quot;-&quot;);&quot;&quot;)" office:value-type="string" office:string-value="-" calcext:value-type="string">
            <text:p>-</text:p>
          </table:table-cell>
          <table:table-cell table:formula="of:=IF([.B589]&lt;&gt;&quot;&quot;;IF(ISERROR(HLOOKUP([.B589];[.$A$6:.$CV$6];1;0));[.B589];&quot;-&quot;);&quot;&quot;)" office:value-type="string" office:string-value="-" calcext:value-type="string">
            <text:p>-</text:p>
          </table:table-cell>
          <table:table-cell table:formula="of:=IF([.C589]&lt;&gt;&quot;&quot;;IF(ISERROR(HLOOKUP([.C589];[.$A$6:.$CV$6];1;0));[.C589];&quot;-&quot;);&quot;&quot;)" office:value-type="string" office:string-value="-" calcext:value-type="string">
            <text:p>-</text:p>
          </table:table-cell>
          <table:table-cell table:formula="of:=IF([.D589]&lt;&gt;&quot;&quot;;IF(ISERROR(HLOOKUP([.D589];[.$A$6:.$CV$6];1;0));[.D589];&quot;-&quot;);&quot;&quot;)" office:value-type="string" office:string-value="-" calcext:value-type="string">
            <text:p>-</text:p>
          </table:table-cell>
          <table:table-cell table:formula="of:=IF([.E589]&lt;&gt;&quot;&quot;;IF(ISERROR(HLOOKUP([.E589];[.$A$6:.$CV$6];1;0));[.E58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4]=&quot;&quot;;IF(ISERROR(FIND(&quot;-----&quot;;COM.MICROSOFT.CONCAT([.G589:.K589];&quot;X&quot;;[.G590:.K590];&quot;X&quot;;[.G591:.K591];&quot;X&quot;;[.G592:.K592];&quot;X&quot;;[.G593:.K593];&quot;X&quot;;[.G589:.G593];&quot;X&quot;;[.H589:.H593];&quot;X&quot;;[.I589:.I593];&quot;X&quot;;[.J589:.J593];&quot;X&quot;;[.K589:.K593];&quot;X&quot;;[.G593];[.H592];[.I591];[.J590];[.K589];&quot;X&quot;;[.G589];[.H590];[.I591];[.J592];[.K593])));0;1);&quot;&quot;)">
            <text:p/>
          </table:table-cell>
          <table:table-cell table:formula="of:=IF([.G594]=&quot;&quot;;SUM([.G589:.K593])*INDEX([.A$6:.CV$6];1;[.M$8])*[.O589];&quot;&quot;)">
            <text:p/>
          </table:table-cell>
          <table:table-cell table:number-columns-repeated="4"/>
          <table:table-cell table:formula="of:=IF([.O589]&lt;&gt;&quot;&quot;;ABS([.O589]-1);[.O589])">
            <text:p/>
          </table:table-cell>
          <table:table-cell table:formula="of:=IF([.G594]=&quot;&quot;;(SUM([.G589:.K593])-INDEX([.A$2:.CV$2];1;[.M$8]+1))*INDEX([.A$2:.CV$2];1;[.M$8]+1)*[.U589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90]&lt;&gt;&quot;&quot;;IF(ISERROR(HLOOKUP([.A590];[.$A$6:.$CV$6];1;0));[.A590];&quot;-&quot;);&quot;&quot;)">
            <text:p/>
          </table:table-cell>
          <table:table-cell table:formula="of:=IF([.B590]&lt;&gt;&quot;&quot;;IF(ISERROR(HLOOKUP([.B590];[.$A$6:.$CV$6];1;0));[.B590];&quot;-&quot;);&quot;&quot;)">
            <text:p/>
          </table:table-cell>
          <table:table-cell table:formula="of:=IF([.C590]&lt;&gt;&quot;&quot;;IF(ISERROR(HLOOKUP([.C590];[.$A$6:.$CV$6];1;0));[.C590];&quot;-&quot;);&quot;&quot;)">
            <text:p/>
          </table:table-cell>
          <table:table-cell table:formula="of:=IF([.D590]&lt;&gt;&quot;&quot;;IF(ISERROR(HLOOKUP([.D590];[.$A$6:.$CV$6];1;0));[.D590];&quot;-&quot;);&quot;&quot;)">
            <text:p/>
          </table:table-cell>
          <table:table-cell table:formula="of:=IF([.E590]&lt;&gt;&quot;&quot;;IF(ISERROR(HLOOKUP([.E590];[.$A$6:.$CV$6];1;0));[.E590];&quot;-&quot;);&quot;&quot;)">
            <text:p/>
          </table:table-cell>
          <table:table-cell table:number-columns-repeated="3"/>
          <table:table-cell table:formula="of:=IF([.G595]=&quot;&quot;;IF(ISERROR(FIND(&quot;-----&quot;;COM.MICROSOFT.CONCAT([.G590:.K590];&quot;X&quot;;[.G591:.K591];&quot;X&quot;;[.G592:.K592];&quot;X&quot;;[.G593:.K593];&quot;X&quot;;[.G594:.K594];&quot;X&quot;;[.G590:.G594];&quot;X&quot;;[.H590:.H594];&quot;X&quot;;[.I590:.I594];&quot;X&quot;;[.J590:.J594];&quot;X&quot;;[.K590:.K594];&quot;X&quot;;[.G594];[.H593];[.I592];[.J591];[.K590];&quot;X&quot;;[.G590];[.H591];[.I592];[.J593];[.K594])));0;1);&quot;&quot;)">
            <text:p/>
          </table:table-cell>
          <table:table-cell table:formula="of:=IF([.G595]=&quot;&quot;;SUM([.G590:.K594])*INDEX([.A$6:.CV$6];1;[.M$8])*[.O590];&quot;&quot;)">
            <text:p/>
          </table:table-cell>
          <table:table-cell table:number-columns-repeated="4"/>
          <table:table-cell table:formula="of:=IF([.O590]&lt;&gt;&quot;&quot;;ABS([.O590]-1);[.O590])">
            <text:p/>
          </table:table-cell>
          <table:table-cell table:formula="of:=IF([.G595]=&quot;&quot;;(SUM([.G590:.K594])-INDEX([.A$2:.CV$2];1;[.M$8]+1))*INDEX([.A$2:.CV$2];1;[.M$8]+1)*[.U5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A591]&lt;&gt;&quot;&quot;;IF(ISERROR(HLOOKUP([.A591];[.$A$6:.$CV$6];1;0));[.A591];&quot;-&quot;);&quot;&quot;)" office:value-type="string" office:string-value="-" calcext:value-type="string">
            <text:p>-</text:p>
          </table:table-cell>
          <table:table-cell table:formula="of:=IF([.B591]&lt;&gt;&quot;&quot;;IF(ISERROR(HLOOKUP([.B591];[.$A$6:.$CV$6];1;0));[.B591];&quot;-&quot;);&quot;&quot;)" office:value-type="string" office:string-value="-" calcext:value-type="string">
            <text:p>-</text:p>
          </table:table-cell>
          <table:table-cell table:formula="of:=IF([.C591]&lt;&gt;&quot;&quot;;IF(ISERROR(HLOOKUP([.C591];[.$A$6:.$CV$6];1;0));[.C591];&quot;-&quot;);&quot;&quot;)" office:value-type="string" office:string-value="-" calcext:value-type="string">
            <text:p>-</text:p>
          </table:table-cell>
          <table:table-cell table:formula="of:=IF([.D591]&lt;&gt;&quot;&quot;;IF(ISERROR(HLOOKUP([.D591];[.$A$6:.$CV$6];1;0));[.D591];&quot;-&quot;);&quot;&quot;)" office:value-type="string" office:string-value="-" calcext:value-type="string">
            <text:p>-</text:p>
          </table:table-cell>
          <table:table-cell table:formula="of:=IF([.E591]&lt;&gt;&quot;&quot;;IF(ISERROR(HLOOKUP([.E591];[.$A$6:.$CV$6];1;0));[.E591];&quot;-&quot;);&quot;&quot;)" office:value-type="float" office:value="13" calcext:value-type="float">
            <text:p>13</text:p>
          </table:table-cell>
          <table:table-cell table:number-columns-repeated="3"/>
          <table:table-cell table:formula="of:=IF([.G596]=&quot;&quot;;IF(ISERROR(FIND(&quot;-----&quot;;COM.MICROSOFT.CONCAT([.G591:.K591];&quot;X&quot;;[.G592:.K592];&quot;X&quot;;[.G593:.K593];&quot;X&quot;;[.G594:.K594];&quot;X&quot;;[.G595:.K595];&quot;X&quot;;[.G591:.G595];&quot;X&quot;;[.H591:.H595];&quot;X&quot;;[.I591:.I595];&quot;X&quot;;[.J591:.J595];&quot;X&quot;;[.K591:.K595];&quot;X&quot;;[.G595];[.H594];[.I593];[.J592];[.K591];&quot;X&quot;;[.G591];[.H592];[.I593];[.J594];[.K595])));0;1);&quot;&quot;)" office:value-type="float" office:value="1" calcext:value-type="float">
            <text:p>1</text:p>
          </table:table-cell>
          <table:table-cell table:formula="of:=IF([.G596]=&quot;&quot;;SUM([.G591:.K595])*INDEX([.A$6:.CV$6];1;[.M$8])*[.O591];&quot;&quot;)" office:value-type="float" office:value="3572" calcext:value-type="float">
            <text:p>3572</text:p>
          </table:table-cell>
          <table:table-cell table:number-columns-repeated="4"/>
          <table:table-cell table:formula="of:=IF([.O591]&lt;&gt;&quot;&quot;;ABS([.O591]-1);[.O591])" office:value-type="float" office:value="0" calcext:value-type="float">
            <text:p>0</text:p>
          </table:table-cell>
          <table:table-cell table:formula="of:=IF([.G596]=&quot;&quot;;(SUM([.G591:.K595])-INDEX([.A$2:.CV$2];1;[.M$8]+1))*INDEX([.A$2:.CV$2];1;[.M$8]+1)*[.U591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A592]&lt;&gt;&quot;&quot;;IF(ISERROR(HLOOKUP([.A592];[.$A$6:.$CV$6];1;0));[.A592];&quot;-&quot;);&quot;&quot;)" office:value-type="string" office:string-value="-" calcext:value-type="string">
            <text:p>-</text:p>
          </table:table-cell>
          <table:table-cell table:formula="of:=IF([.B592]&lt;&gt;&quot;&quot;;IF(ISERROR(HLOOKUP([.B592];[.$A$6:.$CV$6];1;0));[.B592];&quot;-&quot;);&quot;&quot;)" office:value-type="string" office:string-value="-" calcext:value-type="string">
            <text:p>-</text:p>
          </table:table-cell>
          <table:table-cell table:formula="of:=IF([.C592]&lt;&gt;&quot;&quot;;IF(ISERROR(HLOOKUP([.C592];[.$A$6:.$CV$6];1;0));[.C592];&quot;-&quot;);&quot;&quot;)" office:value-type="string" office:string-value="-" calcext:value-type="string">
            <text:p>-</text:p>
          </table:table-cell>
          <table:table-cell table:formula="of:=IF([.D592]&lt;&gt;&quot;&quot;;IF(ISERROR(HLOOKUP([.D592];[.$A$6:.$CV$6];1;0));[.D592];&quot;-&quot;);&quot;&quot;)" office:value-type="string" office:string-value="-" calcext:value-type="string">
            <text:p>-</text:p>
          </table:table-cell>
          <table:table-cell table:formula="of:=IF([.E592]&lt;&gt;&quot;&quot;;IF(ISERROR(HLOOKUP([.E592];[.$A$6:.$CV$6];1;0));[.E592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7]=&quot;&quot;;IF(ISERROR(FIND(&quot;-----&quot;;COM.MICROSOFT.CONCAT([.G592:.K592];&quot;X&quot;;[.G593:.K593];&quot;X&quot;;[.G594:.K594];&quot;X&quot;;[.G595:.K595];&quot;X&quot;;[.G596:.K596];&quot;X&quot;;[.G592:.G596];&quot;X&quot;;[.H592:.H596];&quot;X&quot;;[.I592:.I596];&quot;X&quot;;[.J592:.J596];&quot;X&quot;;[.K592:.K596];&quot;X&quot;;[.G596];[.H595];[.I594];[.J593];[.K592];&quot;X&quot;;[.G592];[.H593];[.I594];[.J595];[.K596])));0;1);&quot;&quot;)">
            <text:p/>
          </table:table-cell>
          <table:table-cell table:formula="of:=IF([.G597]=&quot;&quot;;SUM([.G592:.K596])*INDEX([.A$6:.CV$6];1;[.M$8])*[.O592];&quot;&quot;)">
            <text:p/>
          </table:table-cell>
          <table:table-cell table:number-columns-repeated="4"/>
          <table:table-cell table:formula="of:=IF([.O592]&lt;&gt;&quot;&quot;;ABS([.O592]-1);[.O592])">
            <text:p/>
          </table:table-cell>
          <table:table-cell table:formula="of:=IF([.G597]=&quot;&quot;;(SUM([.G592:.K596])-INDEX([.A$2:.CV$2];1;[.M$8]+1))*INDEX([.A$2:.CV$2];1;[.M$8]+1)*[.U5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IF([.A593]&lt;&gt;&quot;&quot;;IF(ISERROR(HLOOKUP([.A593];[.$A$6:.$CV$6];1;0));[.A593];&quot;-&quot;);&quot;&quot;)" office:value-type="string" office:string-value="-" calcext:value-type="string">
            <text:p>-</text:p>
          </table:table-cell>
          <table:table-cell table:formula="of:=IF([.B593]&lt;&gt;&quot;&quot;;IF(ISERROR(HLOOKUP([.B593];[.$A$6:.$CV$6];1;0));[.B593];&quot;-&quot;);&quot;&quot;)" office:value-type="string" office:string-value="-" calcext:value-type="string">
            <text:p>-</text:p>
          </table:table-cell>
          <table:table-cell table:formula="of:=IF([.C593]&lt;&gt;&quot;&quot;;IF(ISERROR(HLOOKUP([.C593];[.$A$6:.$CV$6];1;0));[.C593];&quot;-&quot;);&quot;&quot;)" office:value-type="string" office:string-value="-" calcext:value-type="string">
            <text:p>-</text:p>
          </table:table-cell>
          <table:table-cell table:formula="of:=IF([.D593]&lt;&gt;&quot;&quot;;IF(ISERROR(HLOOKUP([.D593];[.$A$6:.$CV$6];1;0));[.D593];&quot;-&quot;);&quot;&quot;)" office:value-type="string" office:string-value="-" calcext:value-type="string">
            <text:p>-</text:p>
          </table:table-cell>
          <table:table-cell table:formula="of:=IF([.E593]&lt;&gt;&quot;&quot;;IF(ISERROR(HLOOKUP([.E593];[.$A$6:.$CV$6];1;0));[.E59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8]=&quot;&quot;;IF(ISERROR(FIND(&quot;-----&quot;;COM.MICROSOFT.CONCAT([.G593:.K593];&quot;X&quot;;[.G594:.K594];&quot;X&quot;;[.G595:.K595];&quot;X&quot;;[.G596:.K596];&quot;X&quot;;[.G597:.K597];&quot;X&quot;;[.G593:.G597];&quot;X&quot;;[.H593:.H597];&quot;X&quot;;[.I593:.I597];&quot;X&quot;;[.J593:.J597];&quot;X&quot;;[.K593:.K597];&quot;X&quot;;[.G597];[.H596];[.I595];[.J594];[.K593];&quot;X&quot;;[.G593];[.H594];[.I595];[.J596];[.K597])));0;1);&quot;&quot;)">
            <text:p/>
          </table:table-cell>
          <table:table-cell table:formula="of:=IF([.G598]=&quot;&quot;;SUM([.G593:.K597])*INDEX([.A$6:.CV$6];1;[.M$8])*[.O593];&quot;&quot;)">
            <text:p/>
          </table:table-cell>
          <table:table-cell table:number-columns-repeated="4"/>
          <table:table-cell table:formula="of:=IF([.O593]&lt;&gt;&quot;&quot;;ABS([.O593]-1);[.O593])">
            <text:p/>
          </table:table-cell>
          <table:table-cell table:formula="of:=IF([.G598]=&quot;&quot;;(SUM([.G593:.K597])-INDEX([.A$2:.CV$2];1;[.M$8]+1))*INDEX([.A$2:.CV$2];1;[.M$8]+1)*[.U5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A594]&lt;&gt;&quot;&quot;;IF(ISERROR(HLOOKUP([.A594];[.$A$6:.$CV$6];1;0));[.A594];&quot;-&quot;);&quot;&quot;)" office:value-type="string" office:string-value="-" calcext:value-type="string">
            <text:p>-</text:p>
          </table:table-cell>
          <table:table-cell table:formula="of:=IF([.B594]&lt;&gt;&quot;&quot;;IF(ISERROR(HLOOKUP([.B594];[.$A$6:.$CV$6];1;0));[.B594];&quot;-&quot;);&quot;&quot;)" office:value-type="string" office:string-value="-" calcext:value-type="string">
            <text:p>-</text:p>
          </table:table-cell>
          <table:table-cell table:formula="of:=IF([.C594]&lt;&gt;&quot;&quot;;IF(ISERROR(HLOOKUP([.C594];[.$A$6:.$CV$6];1;0));[.C594];&quot;-&quot;);&quot;&quot;)" office:value-type="string" office:string-value="-" calcext:value-type="string">
            <text:p>-</text:p>
          </table:table-cell>
          <table:table-cell table:formula="of:=IF([.D594]&lt;&gt;&quot;&quot;;IF(ISERROR(HLOOKUP([.D594];[.$A$6:.$CV$6];1;0));[.D594];&quot;-&quot;);&quot;&quot;)" office:value-type="float" office:value="25" calcext:value-type="float">
            <text:p>25</text:p>
          </table:table-cell>
          <table:table-cell table:formula="of:=IF([.E594]&lt;&gt;&quot;&quot;;IF(ISERROR(HLOOKUP([.E594];[.$A$6:.$CV$6];1;0));[.E594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599]=&quot;&quot;;IF(ISERROR(FIND(&quot;-----&quot;;COM.MICROSOFT.CONCAT([.G594:.K594];&quot;X&quot;;[.G595:.K595];&quot;X&quot;;[.G596:.K596];&quot;X&quot;;[.G597:.K597];&quot;X&quot;;[.G598:.K598];&quot;X&quot;;[.G594:.G598];&quot;X&quot;;[.H594:.H598];&quot;X&quot;;[.I594:.I598];&quot;X&quot;;[.J594:.J598];&quot;X&quot;;[.K594:.K598];&quot;X&quot;;[.G598];[.H597];[.I596];[.J595];[.K594];&quot;X&quot;;[.G594];[.H595];[.I596];[.J597];[.K598])));0;1);&quot;&quot;)">
            <text:p/>
          </table:table-cell>
          <table:table-cell table:formula="of:=IF([.G599]=&quot;&quot;;SUM([.G594:.K598])*INDEX([.A$6:.CV$6];1;[.M$8])*[.O594];&quot;&quot;)">
            <text:p/>
          </table:table-cell>
          <table:table-cell table:number-columns-repeated="4"/>
          <table:table-cell table:formula="of:=IF([.O594]&lt;&gt;&quot;&quot;;ABS([.O594]-1);[.O594])">
            <text:p/>
          </table:table-cell>
          <table:table-cell table:formula="of:=IF([.G599]=&quot;&quot;;(SUM([.G594:.K598])-INDEX([.A$2:.CV$2];1;[.M$8]+1))*INDEX([.A$2:.CV$2];1;[.M$8]+1)*[.U5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A595]&lt;&gt;&quot;&quot;;IF(ISERROR(HLOOKUP([.A595];[.$A$6:.$CV$6];1;0));[.A595];&quot;-&quot;);&quot;&quot;)" office:value-type="string" office:string-value="-" calcext:value-type="string">
            <text:p>-</text:p>
          </table:table-cell>
          <table:table-cell table:formula="of:=IF([.B595]&lt;&gt;&quot;&quot;;IF(ISERROR(HLOOKUP([.B595];[.$A$6:.$CV$6];1;0));[.B595];&quot;-&quot;);&quot;&quot;)" office:value-type="string" office:string-value="-" calcext:value-type="string">
            <text:p>-</text:p>
          </table:table-cell>
          <table:table-cell table:formula="of:=IF([.C595]&lt;&gt;&quot;&quot;;IF(ISERROR(HLOOKUP([.C595];[.$A$6:.$CV$6];1;0));[.C595];&quot;-&quot;);&quot;&quot;)" office:value-type="string" office:string-value="-" calcext:value-type="string">
            <text:p>-</text:p>
          </table:table-cell>
          <table:table-cell table:formula="of:=IF([.D595]&lt;&gt;&quot;&quot;;IF(ISERROR(HLOOKUP([.D595];[.$A$6:.$CV$6];1;0));[.D595];&quot;-&quot;);&quot;&quot;)" office:value-type="string" office:string-value="-" calcext:value-type="string">
            <text:p>-</text:p>
          </table:table-cell>
          <table:table-cell table:formula="of:=IF([.E595]&lt;&gt;&quot;&quot;;IF(ISERROR(HLOOKUP([.E595];[.$A$6:.$CV$6];1;0));[.E595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0]=&quot;&quot;;IF(ISERROR(FIND(&quot;-----&quot;;COM.MICROSOFT.CONCAT([.G595:.K595];&quot;X&quot;;[.G596:.K596];&quot;X&quot;;[.G597:.K597];&quot;X&quot;;[.G598:.K598];&quot;X&quot;;[.G599:.K599];&quot;X&quot;;[.G595:.G599];&quot;X&quot;;[.H595:.H599];&quot;X&quot;;[.I595:.I599];&quot;X&quot;;[.J595:.J599];&quot;X&quot;;[.K595:.K599];&quot;X&quot;;[.G599];[.H598];[.I597];[.J596];[.K595];&quot;X&quot;;[.G595];[.H596];[.I597];[.J598];[.K599])));0;1);&quot;&quot;)">
            <text:p/>
          </table:table-cell>
          <table:table-cell table:formula="of:=IF([.G600]=&quot;&quot;;SUM([.G595:.K599])*INDEX([.A$6:.CV$6];1;[.M$8])*[.O595];&quot;&quot;)">
            <text:p/>
          </table:table-cell>
          <table:table-cell table:number-columns-repeated="4"/>
          <table:table-cell table:formula="of:=IF([.O595]&lt;&gt;&quot;&quot;;ABS([.O595]-1);[.O595])">
            <text:p/>
          </table:table-cell>
          <table:table-cell table:formula="of:=IF([.G600]=&quot;&quot;;(SUM([.G595:.K599])-INDEX([.A$2:.CV$2];1;[.M$8]+1))*INDEX([.A$2:.CV$2];1;[.M$8]+1)*[.U595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596]&lt;&gt;&quot;&quot;;IF(ISERROR(HLOOKUP([.A596];[.$A$6:.$CV$6];1;0));[.A596];&quot;-&quot;);&quot;&quot;)">
            <text:p/>
          </table:table-cell>
          <table:table-cell table:formula="of:=IF([.B596]&lt;&gt;&quot;&quot;;IF(ISERROR(HLOOKUP([.B596];[.$A$6:.$CV$6];1;0));[.B596];&quot;-&quot;);&quot;&quot;)">
            <text:p/>
          </table:table-cell>
          <table:table-cell table:formula="of:=IF([.C596]&lt;&gt;&quot;&quot;;IF(ISERROR(HLOOKUP([.C596];[.$A$6:.$CV$6];1;0));[.C596];&quot;-&quot;);&quot;&quot;)">
            <text:p/>
          </table:table-cell>
          <table:table-cell table:formula="of:=IF([.D596]&lt;&gt;&quot;&quot;;IF(ISERROR(HLOOKUP([.D596];[.$A$6:.$CV$6];1;0));[.D596];&quot;-&quot;);&quot;&quot;)">
            <text:p/>
          </table:table-cell>
          <table:table-cell table:formula="of:=IF([.E596]&lt;&gt;&quot;&quot;;IF(ISERROR(HLOOKUP([.E596];[.$A$6:.$CV$6];1;0));[.E596];&quot;-&quot;);&quot;&quot;)">
            <text:p/>
          </table:table-cell>
          <table:table-cell table:number-columns-repeated="3"/>
          <table:table-cell table:formula="of:=IF([.G601]=&quot;&quot;;IF(ISERROR(FIND(&quot;-----&quot;;COM.MICROSOFT.CONCAT([.G596:.K596];&quot;X&quot;;[.G597:.K597];&quot;X&quot;;[.G598:.K598];&quot;X&quot;;[.G599:.K599];&quot;X&quot;;[.G600:.K600];&quot;X&quot;;[.G596:.G600];&quot;X&quot;;[.H596:.H600];&quot;X&quot;;[.I596:.I600];&quot;X&quot;;[.J596:.J600];&quot;X&quot;;[.K596:.K600];&quot;X&quot;;[.G600];[.H599];[.I598];[.J597];[.K596];&quot;X&quot;;[.G596];[.H597];[.I598];[.J599];[.K600])));0;1);&quot;&quot;)">
            <text:p/>
          </table:table-cell>
          <table:table-cell table:formula="of:=IF([.G601]=&quot;&quot;;SUM([.G596:.K600])*INDEX([.A$6:.CV$6];1;[.M$8])*[.O596];&quot;&quot;)">
            <text:p/>
          </table:table-cell>
          <table:table-cell table:number-columns-repeated="4"/>
          <table:table-cell table:formula="of:=IF([.O596]&lt;&gt;&quot;&quot;;ABS([.O596]-1);[.O596])">
            <text:p/>
          </table:table-cell>
          <table:table-cell table:formula="of:=IF([.G601]=&quot;&quot;;(SUM([.G596:.K600])-INDEX([.A$2:.CV$2];1;[.M$8]+1))*INDEX([.A$2:.CV$2];1;[.M$8]+1)*[.U5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/>
          <table:table-cell table:formula="of:=IF([.A597]&lt;&gt;&quot;&quot;;IF(ISERROR(HLOOKUP([.A597];[.$A$6:.$CV$6];1;0));[.A597];&quot;-&quot;);&quot;&quot;)" office:value-type="string" office:string-value="-" calcext:value-type="string">
            <text:p>-</text:p>
          </table:table-cell>
          <table:table-cell table:formula="of:=IF([.B597]&lt;&gt;&quot;&quot;;IF(ISERROR(HLOOKUP([.B597];[.$A$6:.$CV$6];1;0));[.B597];&quot;-&quot;);&quot;&quot;)" office:value-type="string" office:string-value="-" calcext:value-type="string">
            <text:p>-</text:p>
          </table:table-cell>
          <table:table-cell table:formula="of:=IF([.C597]&lt;&gt;&quot;&quot;;IF(ISERROR(HLOOKUP([.C597];[.$A$6:.$CV$6];1;0));[.C597];&quot;-&quot;);&quot;&quot;)" office:value-type="string" office:string-value="-" calcext:value-type="string">
            <text:p>-</text:p>
          </table:table-cell>
          <table:table-cell table:formula="of:=IF([.D597]&lt;&gt;&quot;&quot;;IF(ISERROR(HLOOKUP([.D597];[.$A$6:.$CV$6];1;0));[.D597];&quot;-&quot;);&quot;&quot;)" office:value-type="float" office:value="47" calcext:value-type="float">
            <text:p>47</text:p>
          </table:table-cell>
          <table:table-cell table:formula="of:=IF([.E597]&lt;&gt;&quot;&quot;;IF(ISERROR(HLOOKUP([.E597];[.$A$6:.$CV$6];1;0));[.E597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2]=&quot;&quot;;IF(ISERROR(FIND(&quot;-----&quot;;COM.MICROSOFT.CONCAT([.G597:.K597];&quot;X&quot;;[.G598:.K598];&quot;X&quot;;[.G599:.K599];&quot;X&quot;;[.G600:.K600];&quot;X&quot;;[.G601:.K601];&quot;X&quot;;[.G597:.G601];&quot;X&quot;;[.H597:.H601];&quot;X&quot;;[.I597:.I601];&quot;X&quot;;[.J597:.J601];&quot;X&quot;;[.K597:.K601];&quot;X&quot;;[.G601];[.H600];[.I599];[.J598];[.K597];&quot;X&quot;;[.G597];[.H598];[.I599];[.J600];[.K601])));0;1);&quot;&quot;)" office:value-type="float" office:value="1" calcext:value-type="float">
            <text:p>1</text:p>
          </table:table-cell>
          <table:table-cell table:formula="of:=IF([.G602]=&quot;&quot;;SUM([.G597:.K601])*INDEX([.A$6:.CV$6];1;[.M$8])*[.O597];&quot;&quot;)" office:value-type="float" office:value="20116" calcext:value-type="float">
            <text:p>20116</text:p>
          </table:table-cell>
          <table:table-cell table:number-columns-repeated="4"/>
          <table:table-cell table:formula="of:=IF([.O597]&lt;&gt;&quot;&quot;;ABS([.O597]-1);[.O597])" office:value-type="float" office:value="0" calcext:value-type="float">
            <text:p>0</text:p>
          </table:table-cell>
          <table:table-cell table:formula="of:=IF([.G602]=&quot;&quot;;(SUM([.G597:.K601])-INDEX([.A$2:.CV$2];1;[.M$8]+1))*INDEX([.A$2:.CV$2];1;[.M$8]+1)*[.U597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[.A598]&lt;&gt;&quot;&quot;;IF(ISERROR(HLOOKUP([.A598];[.$A$6:.$CV$6];1;0));[.A598];&quot;-&quot;);&quot;&quot;)" office:value-type="string" office:string-value="-" calcext:value-type="string">
            <text:p>-</text:p>
          </table:table-cell>
          <table:table-cell table:formula="of:=IF([.B598]&lt;&gt;&quot;&quot;;IF(ISERROR(HLOOKUP([.B598];[.$A$6:.$CV$6];1;0));[.B598];&quot;-&quot;);&quot;&quot;)" office:value-type="string" office:string-value="-" calcext:value-type="string">
            <text:p>-</text:p>
          </table:table-cell>
          <table:table-cell table:formula="of:=IF([.C598]&lt;&gt;&quot;&quot;;IF(ISERROR(HLOOKUP([.C598];[.$A$6:.$CV$6];1;0));[.C598];&quot;-&quot;);&quot;&quot;)" office:value-type="string" office:string-value="-" calcext:value-type="string">
            <text:p>-</text:p>
          </table:table-cell>
          <table:table-cell table:formula="of:=IF([.D598]&lt;&gt;&quot;&quot;;IF(ISERROR(HLOOKUP([.D598];[.$A$6:.$CV$6];1;0));[.D598];&quot;-&quot;);&quot;&quot;)" office:value-type="string" office:string-value="-" calcext:value-type="string">
            <text:p>-</text:p>
          </table:table-cell>
          <table:table-cell table:formula="of:=IF([.E598]&lt;&gt;&quot;&quot;;IF(ISERROR(HLOOKUP([.E598];[.$A$6:.$CV$6];1;0));[.E598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3]=&quot;&quot;;IF(ISERROR(FIND(&quot;-----&quot;;COM.MICROSOFT.CONCAT([.G598:.K598];&quot;X&quot;;[.G599:.K599];&quot;X&quot;;[.G600:.K600];&quot;X&quot;;[.G601:.K601];&quot;X&quot;;[.G602:.K602];&quot;X&quot;;[.G598:.G602];&quot;X&quot;;[.H598:.H602];&quot;X&quot;;[.I598:.I602];&quot;X&quot;;[.J598:.J602];&quot;X&quot;;[.K598:.K602];&quot;X&quot;;[.G602];[.H601];[.I600];[.J599];[.K598];&quot;X&quot;;[.G598];[.H599];[.I600];[.J601];[.K602])));0;1);&quot;&quot;)">
            <text:p/>
          </table:table-cell>
          <table:table-cell table:formula="of:=IF([.G603]=&quot;&quot;;SUM([.G598:.K602])*INDEX([.A$6:.CV$6];1;[.M$8])*[.O598];&quot;&quot;)">
            <text:p/>
          </table:table-cell>
          <table:table-cell table:number-columns-repeated="4"/>
          <table:table-cell table:formula="of:=IF([.O598]&lt;&gt;&quot;&quot;;ABS([.O598]-1);[.O598])">
            <text:p/>
          </table:table-cell>
          <table:table-cell table:formula="of:=IF([.G603]=&quot;&quot;;(SUM([.G598:.K602])-INDEX([.A$2:.CV$2];1;[.M$8]+1))*INDEX([.A$2:.CV$2];1;[.M$8]+1)*[.U5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IF([.A599]&lt;&gt;&quot;&quot;;IF(ISERROR(HLOOKUP([.A599];[.$A$6:.$CV$6];1;0));[.A599];&quot;-&quot;);&quot;&quot;)" office:value-type="float" office:value="89" calcext:value-type="float">
            <text:p>89</text:p>
          </table:table-cell>
          <table:table-cell table:formula="of:=IF([.B599]&lt;&gt;&quot;&quot;;IF(ISERROR(HLOOKUP([.B599];[.$A$6:.$CV$6];1;0));[.B599];&quot;-&quot;);&quot;&quot;)" office:value-type="string" office:string-value="-" calcext:value-type="string">
            <text:p>-</text:p>
          </table:table-cell>
          <table:table-cell table:formula="of:=IF([.C599]&lt;&gt;&quot;&quot;;IF(ISERROR(HLOOKUP([.C599];[.$A$6:.$CV$6];1;0));[.C599];&quot;-&quot;);&quot;&quot;)" office:value-type="float" office:value="78" calcext:value-type="float">
            <text:p>78</text:p>
          </table:table-cell>
          <table:table-cell table:formula="of:=IF([.D599]&lt;&gt;&quot;&quot;;IF(ISERROR(HLOOKUP([.D599];[.$A$6:.$CV$6];1;0));[.D599];&quot;-&quot;);&quot;&quot;)" office:value-type="string" office:string-value="-" calcext:value-type="string">
            <text:p>-</text:p>
          </table:table-cell>
          <table:table-cell table:formula="of:=IF([.E599]&lt;&gt;&quot;&quot;;IF(ISERROR(HLOOKUP([.E599];[.$A$6:.$CV$6];1;0));[.E599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4]=&quot;&quot;;IF(ISERROR(FIND(&quot;-----&quot;;COM.MICROSOFT.CONCAT([.G599:.K599];&quot;X&quot;;[.G600:.K600];&quot;X&quot;;[.G601:.K601];&quot;X&quot;;[.G602:.K602];&quot;X&quot;;[.G603:.K603];&quot;X&quot;;[.G599:.G603];&quot;X&quot;;[.H599:.H603];&quot;X&quot;;[.I599:.I603];&quot;X&quot;;[.J599:.J603];&quot;X&quot;;[.K599:.K603];&quot;X&quot;;[.G603];[.H602];[.I601];[.J600];[.K599];&quot;X&quot;;[.G599];[.H600];[.I601];[.J602];[.K603])));0;1);&quot;&quot;)">
            <text:p/>
          </table:table-cell>
          <table:table-cell table:formula="of:=IF([.G604]=&quot;&quot;;SUM([.G599:.K603])*INDEX([.A$6:.CV$6];1;[.M$8])*[.O599];&quot;&quot;)">
            <text:p/>
          </table:table-cell>
          <table:table-cell table:number-columns-repeated="4"/>
          <table:table-cell table:formula="of:=IF([.O599]&lt;&gt;&quot;&quot;;ABS([.O599]-1);[.O599])">
            <text:p/>
          </table:table-cell>
          <table:table-cell table:formula="of:=IF([.G604]=&quot;&quot;;(SUM([.G599:.K603])-INDEX([.A$2:.CV$2];1;[.M$8]+1))*INDEX([.A$2:.CV$2];1;[.M$8]+1)*[.U5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A600]&lt;&gt;&quot;&quot;;IF(ISERROR(HLOOKUP([.A600];[.$A$6:.$CV$6];1;0));[.A600];&quot;-&quot;);&quot;&quot;)" office:value-type="string" office:string-value="-" calcext:value-type="string">
            <text:p>-</text:p>
          </table:table-cell>
          <table:table-cell table:formula="of:=IF([.B600]&lt;&gt;&quot;&quot;;IF(ISERROR(HLOOKUP([.B600];[.$A$6:.$CV$6];1;0));[.B600];&quot;-&quot;);&quot;&quot;)" office:value-type="string" office:string-value="-" calcext:value-type="string">
            <text:p>-</text:p>
          </table:table-cell>
          <table:table-cell table:formula="of:=IF([.C600]&lt;&gt;&quot;&quot;;IF(ISERROR(HLOOKUP([.C600];[.$A$6:.$CV$6];1;0));[.C600];&quot;-&quot;);&quot;&quot;)" office:value-type="string" office:string-value="-" calcext:value-type="string">
            <text:p>-</text:p>
          </table:table-cell>
          <table:table-cell table:formula="of:=IF([.D600]&lt;&gt;&quot;&quot;;IF(ISERROR(HLOOKUP([.D600];[.$A$6:.$CV$6];1;0));[.D600];&quot;-&quot;);&quot;&quot;)" office:value-type="string" office:string-value="-" calcext:value-type="string">
            <text:p>-</text:p>
          </table:table-cell>
          <table:table-cell table:formula="of:=IF([.E600]&lt;&gt;&quot;&quot;;IF(ISERROR(HLOOKUP([.E600];[.$A$6:.$CV$6];1;0));[.E600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5]=&quot;&quot;;IF(ISERROR(FIND(&quot;-----&quot;;COM.MICROSOFT.CONCAT([.G600:.K600];&quot;X&quot;;[.G601:.K601];&quot;X&quot;;[.G602:.K602];&quot;X&quot;;[.G603:.K603];&quot;X&quot;;[.G604:.K604];&quot;X&quot;;[.G600:.G604];&quot;X&quot;;[.H600:.H604];&quot;X&quot;;[.I600:.I604];&quot;X&quot;;[.J600:.J604];&quot;X&quot;;[.K600:.K604];&quot;X&quot;;[.G604];[.H603];[.I602];[.J601];[.K600];&quot;X&quot;;[.G600];[.H601];[.I602];[.J603];[.K604])));0;1);&quot;&quot;)">
            <text:p/>
          </table:table-cell>
          <table:table-cell table:formula="of:=IF([.G605]=&quot;&quot;;SUM([.G600:.K604])*INDEX([.A$6:.CV$6];1;[.M$8])*[.O600];&quot;&quot;)">
            <text:p/>
          </table:table-cell>
          <table:table-cell table:number-columns-repeated="4"/>
          <table:table-cell table:formula="of:=IF([.O600]&lt;&gt;&quot;&quot;;ABS([.O600]-1);[.O600])">
            <text:p/>
          </table:table-cell>
          <table:table-cell table:formula="of:=IF([.G605]=&quot;&quot;;(SUM([.G600:.K604])-INDEX([.A$2:.CV$2];1;[.M$8]+1))*INDEX([.A$2:.CV$2];1;[.M$8]+1)*[.U6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A601]&lt;&gt;&quot;&quot;;IF(ISERROR(HLOOKUP([.A601];[.$A$6:.$CV$6];1;0));[.A601];&quot;-&quot;);&quot;&quot;)" office:value-type="string" office:string-value="-" calcext:value-type="string">
            <text:p>-</text:p>
          </table:table-cell>
          <table:table-cell table:formula="of:=IF([.B601]&lt;&gt;&quot;&quot;;IF(ISERROR(HLOOKUP([.B601];[.$A$6:.$CV$6];1;0));[.B601];&quot;-&quot;);&quot;&quot;)" office:value-type="string" office:string-value="-" calcext:value-type="string">
            <text:p>-</text:p>
          </table:table-cell>
          <table:table-cell table:formula="of:=IF([.C601]&lt;&gt;&quot;&quot;;IF(ISERROR(HLOOKUP([.C601];[.$A$6:.$CV$6];1;0));[.C601];&quot;-&quot;);&quot;&quot;)" office:value-type="string" office:string-value="-" calcext:value-type="string">
            <text:p>-</text:p>
          </table:table-cell>
          <table:table-cell table:formula="of:=IF([.D601]&lt;&gt;&quot;&quot;;IF(ISERROR(HLOOKUP([.D601];[.$A$6:.$CV$6];1;0));[.D601];&quot;-&quot;);&quot;&quot;)" office:value-type="string" office:string-value="-" calcext:value-type="string">
            <text:p>-</text:p>
          </table:table-cell>
          <table:table-cell table:formula="of:=IF([.E601]&lt;&gt;&quot;&quot;;IF(ISERROR(HLOOKUP([.E601];[.$A$6:.$CV$6];1;0));[.E601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6]=&quot;&quot;;IF(ISERROR(FIND(&quot;-----&quot;;COM.MICROSOFT.CONCAT([.G601:.K601];&quot;X&quot;;[.G602:.K602];&quot;X&quot;;[.G603:.K603];&quot;X&quot;;[.G604:.K604];&quot;X&quot;;[.G605:.K605];&quot;X&quot;;[.G601:.G605];&quot;X&quot;;[.H601:.H605];&quot;X&quot;;[.I601:.I605];&quot;X&quot;;[.J601:.J605];&quot;X&quot;;[.K601:.K605];&quot;X&quot;;[.G605];[.H604];[.I603];[.J602];[.K601];&quot;X&quot;;[.G601];[.H602];[.I603];[.J604];[.K605])));0;1);&quot;&quot;)">
            <text:p/>
          </table:table-cell>
          <table:table-cell table:formula="of:=IF([.G606]=&quot;&quot;;SUM([.G601:.K605])*INDEX([.A$6:.CV$6];1;[.M$8])*[.O601];&quot;&quot;)">
            <text:p/>
          </table:table-cell>
          <table:table-cell table:number-columns-repeated="4"/>
          <table:table-cell table:formula="of:=IF([.O601]&lt;&gt;&quot;&quot;;ABS([.O601]-1);[.O601])">
            <text:p/>
          </table:table-cell>
          <table:table-cell table:formula="of:=IF([.G606]=&quot;&quot;;(SUM([.G601:.K605])-INDEX([.A$2:.CV$2];1;[.M$8]+1))*INDEX([.A$2:.CV$2];1;[.M$8]+1)*[.U601];&quot;&quot;)">
            <text:p/>
          </table:table-cell>
          <table:table-cell table:number-columns-repeated="1002"/>
        </table:table-row>
        <table:table-row table:style-name="ro1">
          <table:table-cell table:number-columns-repeated="6"/>
          <table:table-cell table:formula="of:=IF([.A602]&lt;&gt;&quot;&quot;;IF(ISERROR(HLOOKUP([.A602];[.$A$6:.$CV$6];1;0));[.A602];&quot;-&quot;);&quot;&quot;)">
            <text:p/>
          </table:table-cell>
          <table:table-cell table:formula="of:=IF([.B602]&lt;&gt;&quot;&quot;;IF(ISERROR(HLOOKUP([.B602];[.$A$6:.$CV$6];1;0));[.B602];&quot;-&quot;);&quot;&quot;)">
            <text:p/>
          </table:table-cell>
          <table:table-cell table:formula="of:=IF([.C602]&lt;&gt;&quot;&quot;;IF(ISERROR(HLOOKUP([.C602];[.$A$6:.$CV$6];1;0));[.C602];&quot;-&quot;);&quot;&quot;)">
            <text:p/>
          </table:table-cell>
          <table:table-cell table:formula="of:=IF([.D602]&lt;&gt;&quot;&quot;;IF(ISERROR(HLOOKUP([.D602];[.$A$6:.$CV$6];1;0));[.D602];&quot;-&quot;);&quot;&quot;)">
            <text:p/>
          </table:table-cell>
          <table:table-cell table:formula="of:=IF([.E602]&lt;&gt;&quot;&quot;;IF(ISERROR(HLOOKUP([.E602];[.$A$6:.$CV$6];1;0));[.E602];&quot;-&quot;);&quot;&quot;)">
            <text:p/>
          </table:table-cell>
          <table:table-cell table:number-columns-repeated="3"/>
          <table:table-cell table:formula="of:=IF([.G607]=&quot;&quot;;IF(ISERROR(FIND(&quot;-----&quot;;COM.MICROSOFT.CONCAT([.G602:.K602];&quot;X&quot;;[.G603:.K603];&quot;X&quot;;[.G604:.K604];&quot;X&quot;;[.G605:.K605];&quot;X&quot;;[.G606:.K606];&quot;X&quot;;[.G602:.G606];&quot;X&quot;;[.H602:.H606];&quot;X&quot;;[.I602:.I606];&quot;X&quot;;[.J602:.J606];&quot;X&quot;;[.K602:.K606];&quot;X&quot;;[.G606];[.H605];[.I604];[.J603];[.K602];&quot;X&quot;;[.G602];[.H603];[.I604];[.J605];[.K606])));0;1);&quot;&quot;)">
            <text:p/>
          </table:table-cell>
          <table:table-cell table:formula="of:=IF([.G607]=&quot;&quot;;SUM([.G602:.K606])*INDEX([.A$6:.CV$6];1;[.M$8])*[.O602];&quot;&quot;)">
            <text:p/>
          </table:table-cell>
          <table:table-cell table:number-columns-repeated="4"/>
          <table:table-cell table:formula="of:=IF([.O602]&lt;&gt;&quot;&quot;;ABS([.O602]-1);[.O602])">
            <text:p/>
          </table:table-cell>
          <table:table-cell table:formula="of:=IF([.G607]=&quot;&quot;;(SUM([.G602:.K606])-INDEX([.A$2:.CV$2];1;[.M$8]+1))*INDEX([.A$2:.CV$2];1;[.M$8]+1)*[.U6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A603]&lt;&gt;&quot;&quot;;IF(ISERROR(HLOOKUP([.A603];[.$A$6:.$CV$6];1;0));[.A603];&quot;-&quot;);&quot;&quot;)" office:value-type="float" office:value="3" calcext:value-type="float">
            <text:p>3</text:p>
          </table:table-cell>
          <table:table-cell table:formula="of:=IF([.B603]&lt;&gt;&quot;&quot;;IF(ISERROR(HLOOKUP([.B603];[.$A$6:.$CV$6];1;0));[.B603];&quot;-&quot;);&quot;&quot;)" office:value-type="string" office:string-value="-" calcext:value-type="string">
            <text:p>-</text:p>
          </table:table-cell>
          <table:table-cell table:formula="of:=IF([.C603]&lt;&gt;&quot;&quot;;IF(ISERROR(HLOOKUP([.C603];[.$A$6:.$CV$6];1;0));[.C603];&quot;-&quot;);&quot;&quot;)" office:value-type="string" office:string-value="-" calcext:value-type="string">
            <text:p>-</text:p>
          </table:table-cell>
          <table:table-cell table:formula="of:=IF([.D603]&lt;&gt;&quot;&quot;;IF(ISERROR(HLOOKUP([.D603];[.$A$6:.$CV$6];1;0));[.D603];&quot;-&quot;);&quot;&quot;)" office:value-type="string" office:string-value="-" calcext:value-type="string">
            <text:p>-</text:p>
          </table:table-cell>
          <table:table-cell table:formula="of:=IF([.E603]&lt;&gt;&quot;&quot;;IF(ISERROR(HLOOKUP([.E603];[.$A$6:.$CV$6];1;0));[.E603];&quot;-&quot;);&quot;&quot;)" office:value-type="string" office:string-value="-" calcext:value-type="string">
            <text:p>-</text:p>
          </table:table-cell>
          <table:table-cell table:number-columns-repeated="3"/>
          <table:table-cell table:formula="of:=IF([.G608]=&quot;&quot;;IF(ISERROR(FIND(&quot;-----&quot;;COM.MICROSOFT.CONCAT([.G603:.K603];&quot;X&quot;;[.G604:.K604];&quot;X&quot;;[.G605:.K605];&quot;X&quot;;[.G606:.K606];&quot;X&quot;;[.G607:.K607];&quot;X&quot;;[.G603:.G607];&quot;X&quot;;[.H603:.H607];&quot;X&quot;;[.I603:.I607];&quot;X&quot;;[.J603:.J607];&quot;X&quot;;[.K603:.K607];&quot;X&quot;;[.G607];[.H606];[.I605];[.J604];[.K603];&quot;X&quot;;[.G603];[.H604];[.I605];[.J606];[.K607])));0;1);&quot;&quot;)" office:value-type="float" office:value="1" calcext:value-type="float">
            <text:p>1</text:p>
          </table:table-cell>
          <table:table-cell table:formula="of:=IF([.G608]=&quot;&quot;;SUM([.G603:.K607])*INDEX([.A$6:.CV$6];1;[.M$8])*[.O603];&quot;&quot;)" office:value-type="float" office:value="11280" calcext:value-type="float">
            <text:p>11280</text:p>
          </table:table-cell>
          <table:table-cell table:number-columns-repeated="4"/>
          <table:table-cell table:formula="of:=IF([.O603]&lt;&gt;&quot;&quot;;ABS([.O603]-1);[.O603])" office:value-type="float" office:value="0" calcext:value-type="float">
            <text:p>0</text:p>
          </table:table-cell>
          <table:table-cell table:formula="of:=IF([.G608]=&quot;&quot;;(SUM([.G603:.K607])-INDEX([.A$2:.CV$2];1;[.M$8]+1))*INDEX([.A$2:.CV$2];1;[.M$8]+1)*[.U603];&quot;&quot;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IF([.A604]&lt;&gt;&quot;&quot;;IF(ISERROR(HLOOKUP([.A604];[.$A$6:.$CV$6];1;0));[.A604];&quot;-&quot;);&quot;&quot;)" office:value-type="string" office:string-value="-" calcext:value-type="string">
            <text:p>-</text:p>
          </table:table-cell>
          <table:table-cell table:formula="of:=IF([.B604]&lt;&gt;&quot;&quot;;IF(ISERROR(HLOOKUP([.B604];[.$A$6:.$CV$6];1;0));[.B604];&quot;-&quot;);&quot;&quot;)" office:value-type="string" office:string-value="-" calcext:value-type="string">
            <text:p>-</text:p>
          </table:table-cell>
          <table:table-cell table:formula="of:=IF([.C604]&lt;&gt;&quot;&quot;;IF(ISERROR(HLOOKUP([.C604];[.$A$6:.$CV$6];1;0));[.C604];&quot;-&quot;);&quot;&quot;)" office:value-type="string" office:string-value="-" calcext:value-type="string">
            <text:p>-</text:p>
          </table:table-cell>
          <table:table-cell table:formula="of:=IF([.D604]&lt;&gt;&quot;&quot;;IF(ISERROR(HLOOKUP([.D604];[.$A$6:.$CV$6];1;0));[.D604];&quot;-&quot;);&quot;&quot;)" office:value-type="string" office:string-value="-" calcext:value-type="string">
            <text:p>-</text:p>
          </table:table-cell>
          <table:table-cell table:formula="of:=IF([.E604]&lt;&gt;&quot;&quot;;IF(ISERROR(HLOOKUP([.E604];[.$A$6:.$CV$6];1;0));[.E604];&quot;-&quot;)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A605]&lt;&gt;&quot;&quot;;IF(ISERROR(HLOOKUP([.A605];[.$A$6:.$CV$6];1;0));[.A605];&quot;-&quot;);&quot;&quot;)" office:value-type="string" office:string-value="-" calcext:value-type="string">
            <text:p>-</text:p>
          </table:table-cell>
          <table:table-cell table:formula="of:=IF([.B605]&lt;&gt;&quot;&quot;;IF(ISERROR(HLOOKUP([.B605];[.$A$6:.$CV$6];1;0));[.B605];&quot;-&quot;);&quot;&quot;)" office:value-type="string" office:string-value="-" calcext:value-type="string">
            <text:p>-</text:p>
          </table:table-cell>
          <table:table-cell table:formula="of:=IF([.C605]&lt;&gt;&quot;&quot;;IF(ISERROR(HLOOKUP([.C605];[.$A$6:.$CV$6];1;0));[.C605];&quot;-&quot;);&quot;&quot;)" office:value-type="string" office:string-value="-" calcext:value-type="string">
            <text:p>-</text:p>
          </table:table-cell>
          <table:table-cell table:formula="of:=IF([.D605]&lt;&gt;&quot;&quot;;IF(ISERROR(HLOOKUP([.D605];[.$A$6:.$CV$6];1;0));[.D605];&quot;-&quot;);&quot;&quot;)" office:value-type="string" office:string-value="-" calcext:value-type="string">
            <text:p>-</text:p>
          </table:table-cell>
          <table:table-cell table:formula="of:=IF([.E605]&lt;&gt;&quot;&quot;;IF(ISERROR(HLOOKUP([.E605];[.$A$6:.$CV$6];1;0));[.E605];&quot;-&quot;)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606]&lt;&gt;&quot;&quot;;IF(ISERROR(HLOOKUP([.A606];[.$A$6:.$CV$6];1;0));[.A606];&quot;-&quot;);&quot;&quot;)" office:value-type="float" office:value="13" calcext:value-type="float">
            <text:p>13</text:p>
          </table:table-cell>
          <table:table-cell table:formula="of:=IF([.B606]&lt;&gt;&quot;&quot;;IF(ISERROR(HLOOKUP([.B606];[.$A$6:.$CV$6];1;0));[.B606];&quot;-&quot;);&quot;&quot;)" office:value-type="float" office:value="89" calcext:value-type="float">
            <text:p>89</text:p>
          </table:table-cell>
          <table:table-cell table:formula="of:=IF([.C606]&lt;&gt;&quot;&quot;;IF(ISERROR(HLOOKUP([.C606];[.$A$6:.$CV$6];1;0));[.C606];&quot;-&quot;);&quot;&quot;)" office:value-type="string" office:string-value="-" calcext:value-type="string">
            <text:p>-</text:p>
          </table:table-cell>
          <table:table-cell table:formula="of:=IF([.D606]&lt;&gt;&quot;&quot;;IF(ISERROR(HLOOKUP([.D606];[.$A$6:.$CV$6];1;0));[.D606];&quot;-&quot;);&quot;&quot;)" office:value-type="string" office:string-value="-" calcext:value-type="string">
            <text:p>-</text:p>
          </table:table-cell>
          <table:table-cell table:formula="of:=IF([.E606]&lt;&gt;&quot;&quot;;IF(ISERROR(HLOOKUP([.E606];[.$A$6:.$CV$6];1;0));[.E606];&quot;-&quot;)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68" calcext:value-type="float">
            <text:p>68</text:p>
          </table:table-cell>
          <table:table-cell table:style-name="ce12" office:value-type="float" office:value="49" calcext:value-type="float">
            <text:p>49</text:p>
          </table:table-cell>
          <table:table-cell/>
          <table:table-cell table:style-name="ce16" table:formula="of:=IF([.A607]&lt;&gt;&quot;&quot;;IF(ISERROR(HLOOKUP([.A607];[.$A$6:.$CV$6];1;0));[.A607];&quot;-&quot;);&quot;&quot;)" office:value-type="float" office:value="15" calcext:value-type="float">
            <text:p>15</text:p>
          </table:table-cell>
          <table:table-cell table:style-name="ce20" table:formula="of:=IF([.B607]&lt;&gt;&quot;&quot;;IF(ISERROR(HLOOKUP([.B607];[.$A$6:.$CV$6];1;0));[.B607];&quot;-&quot;);&quot;&quot;)" office:value-type="string" office:string-value="-" calcext:value-type="string">
            <text:p>-</text:p>
          </table:table-cell>
          <table:table-cell table:style-name="ce20" table:formula="of:=IF([.C607]&lt;&gt;&quot;&quot;;IF(ISERROR(HLOOKUP([.C607];[.$A$6:.$CV$6];1;0));[.C607];&quot;-&quot;);&quot;&quot;)" office:value-type="string" office:string-value="-" calcext:value-type="string">
            <text:p>-</text:p>
          </table:table-cell>
          <table:table-cell table:style-name="ce20" table:formula="of:=IF([.D607]&lt;&gt;&quot;&quot;;IF(ISERROR(HLOOKUP([.D607];[.$A$6:.$CV$6];1;0));[.D607];&quot;-&quot;);&quot;&quot;)" office:value-type="string" office:string-value="-" calcext:value-type="string">
            <text:p>-</text:p>
          </table:table-cell>
          <table:table-cell table:style-name="ce25" table:formula="of:=IF([.E607]&lt;&gt;&quot;&quot;;IF(ISERROR(HLOOKUP([.E607];[.$A$6:.$CV$6];1;0));[.E607];&quot;-&quot;);&quot;&quot;)" office:value-type="string" office:string-value="-" calcext:value-type="string">
            <text:p>-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deněk Šustr</meta:initial-creator>
    <meta:creation-date>2021-12-04T11:07:25.749396021</meta:creation-date>
    <dc:date>2021-12-04T15:08:14.951830019</dc:date>
    <dc:creator>Zdeněk Šustr</dc:creator>
    <meta:editing-duration>PT16M53S</meta:editing-duration>
    <meta:editing-cycles>4</meta:editing-cycles>
    <meta:generator>LibreOffice/7.2.2.2$Linux_X86_64 LibreOffice_project/20$Build-2</meta:generator>
    <meta:document-statistic meta:table-count="1" meta:cell-count="8190" meta:object-count="0"/>
  </office:meta>
</office:document-meta>
</file>